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51.19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99" fo:font-weight="bold" style:font-weight-asian="bold" style:font-weight-complex="bold"/>
    </style:style>
    <style:style style:name="ce2" style:family="table-cell" style:parent-style-name="Default">
      <style:text-properties fo:color="#000099"/>
    </style:style>
    <style:style style:name="ce3" style:family="table-cell" style:parent-style-name="Default">
      <style:text-properties fo:color="#990000"/>
    </style:style>
    <style:style style:name="ce4" style:family="table-cell" style:parent-style-name="Default">
      <style:text-properties fo:color="#990099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990099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99" fo:font-weight="bold" style:font-weight-asian="bold" style:font-weight-complex="bold"/>
    </style:style>
    <style:style style:name="ce9" style:family="table-cell" style:parent-style-name="Default">
      <style:text-properties fo:color="#000099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990099" fo:font-weight="bold" style:font-weight-asian="bold" style:font-weight-complex="bold"/>
    </style:style>
    <style:style style:name="ce16" style:family="table-cell" style:parent-style-name="Default" style:data-style-name="N122">
      <style:text-properties fo:color="#000099"/>
    </style:style>
    <style:style style:name="ce17" style:family="table-cell" style:parent-style-name="Default" style:data-style-name="N122">
      <style:text-properties fo:color="#990000"/>
    </style:style>
    <style:style style:name="ce18" style:family="table-cell" style:parent-style-name="Default" style:data-style-name="N122"/>
    <style:style style:name="ce19" style:family="table-cell" style:parent-style-name="Default" style:data-style-name="N122">
      <style:text-properties fo:color="#990099"/>
    </style:style>
    <style:style style:name="ce20" style:family="table-cell" style:parent-style-name="Default" style:data-style-name="N122">
      <style:text-properties fo:color="#800000"/>
    </style:style>
    <style:style style:name="ce21" style:family="table-cell" style:parent-style-name="Default" style:data-style-name="N122">
      <style:text-properties fo:color="#006600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000099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990000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990099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0066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ts.GR-R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12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5" office:value-type="string" calcext:value-type="string">
            <text:p>rhop0</text:p>
          </table:table-cell>
          <table:table-cell table:style-name="ce15" office:value-type="string" calcext:value-type="string">
            <text:p>etap</text:p>
          </table:table-cell>
          <table:table-cell table:style-name="ce15" office:value-type="string" calcext:value-type="string">
            <text:p>etap.hat</text:p>
          </table:table-cell>
          <table:table-cell table:style-name="ce15" office:value-type="string" calcext:value-type="string">
            <text:p>gammap</text:p>
          </table:table-cell>
          <table:table-cell table:style-name="ce15" office:value-type="string" calcext:value-type="string">
            <text:p>kappa</text:p>
          </table:table-cell>
          <table:table-cell table:style-name="ce15" office:value-type="string" calcext:value-type="string">
            <text:p>logFCinf</text:p>
          </table:table-cell>
          <table:table-cell table:style-name="ce15" office:value-type="string" calcext:value-type="string">
            <text:p>R2</text:p>
          </table:table-cell>
          <table:table-cell table:style-name="ce1" office:value-type="string" calcext:value-type="string">
            <text:p>|etap.hat|</text:p>
          </table:table-cell>
          <table:table-cell table:style-name="ce1" table:number-columns-repeated="1007"/>
          <table:table-cell table:style-name="ce4" table:number-columns-repeated="6"/>
        </table:table-row>
        <table:table-row table:style-name="ro1">
          <table:table-cell table:number-columns-repeated="2" table:style-name="ce2" office:value-type="string" calcext:value-type="string">
            <text:p>AT3G0742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0.698729016690629" calcext:value-type="float">
            <text:p>0.6987</text:p>
          </table:table-cell>
          <table:table-cell table:style-name="ce16" office:value-type="float" office:value="0.506206833956333" calcext:value-type="float">
            <text:p>0.5062</text:p>
          </table:table-cell>
          <table:table-cell table:style-name="ce16" office:value-type="float" office:value="0.724468029614495" calcext:value-type="float">
            <text:p>0.7245</text:p>
          </table:table-cell>
          <table:table-cell table:style-name="ce16" office:value-type="float" office:value="0.407093205080656" calcext:value-type="float">
            <text:p>0.4071</text:p>
          </table:table-cell>
          <table:table-cell table:style-name="ce16" office:value-type="float" office:value="181.117007403624" calcext:value-type="float">
            <text:p>181.1170</text:p>
          </table:table-cell>
          <table:table-cell table:style-name="ce16" office:value-type="float" office:value="5.50748719330045" calcext:value-type="float">
            <text:p>5.5075</text:p>
          </table:table-cell>
          <table:table-cell table:style-name="ce16" office:value-type="float" office:value="0.725793197074632" calcext:value-type="float">
            <text:p>0.7258</text:p>
          </table:table-cell>
          <table:table-cell table:style-name="ce22" table:formula="of:=ABS([.F2])" office:value-type="float" office:value="0.724468029614495" calcext:value-type="float">
            <text:p>0.7245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3" office:value-type="string" calcext:value-type="string">
            <text:p>AT1G66100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0.78503566865867" calcext:value-type="float">
            <text:p>0.7850</text:p>
          </table:table-cell>
          <table:table-cell table:style-name="ce17" office:value-type="float" office:value="0.43891493372652" calcext:value-type="float">
            <text:p>0.4389</text:p>
          </table:table-cell>
          <table:table-cell table:style-name="ce17" office:value-type="float" office:value="0.559101899760122" calcext:value-type="float">
            <text:p>0.5591</text:p>
          </table:table-cell>
          <table:table-cell table:style-name="ce17" office:value-type="float" office:value="1.69857154207878" calcext:value-type="float">
            <text:p>1.6986</text:p>
          </table:table-cell>
          <table:table-cell table:style-name="ce17" office:value-type="float" office:value="139.77547494003" calcext:value-type="float">
            <text:p>139.7755</text:p>
          </table:table-cell>
          <table:table-cell table:style-name="ce17" office:value-type="float" office:value="3.20617454371622" calcext:value-type="float">
            <text:p>3.2062</text:p>
          </table:table-cell>
          <table:table-cell table:style-name="ce17" office:value-type="float" office:value="0.68524837910392" calcext:value-type="float">
            <text:p>0.6852</text:p>
          </table:table-cell>
          <table:table-cell table:style-name="ce23" table:formula="of:=ABS([.F3])" office:value-type="float" office:value="0.559101899760122" calcext:value-type="float">
            <text:p>0.5591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1G49200</text:p>
          </table:table-cell>
          <table:table-cell table:style-name="ce2" office:value-type="string" calcext:value-type="string">
            <text:p>ATL7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17123177359185" calcext:value-type="float">
            <text:p>2.1712</text:p>
          </table:table-cell>
          <table:table-cell table:style-name="ce16" office:value-type="float" office:value="1.20437594931403" calcext:value-type="float">
            <text:p>1.2044</text:p>
          </table:table-cell>
          <table:table-cell table:style-name="ce16" office:value-type="float" office:value="0.554697091283644" calcext:value-type="float">
            <text:p>0.5547</text:p>
          </table:table-cell>
          <table:table-cell table:style-name="ce16" office:value-type="float" office:value="0.726328953463976" calcext:value-type="float">
            <text:p>0.7263</text:p>
          </table:table-cell>
          <table:table-cell table:style-name="ce16" office:value-type="float" office:value="138.674272820911" calcext:value-type="float">
            <text:p>138.6743</text:p>
          </table:table-cell>
          <table:table-cell table:style-name="ce16" office:value-type="float" office:value="4.32858436004039" calcext:value-type="float">
            <text:p>4.3286</text:p>
          </table:table-cell>
          <table:table-cell table:style-name="ce16" office:value-type="float" office:value="0.930020462005925" calcext:value-type="float">
            <text:p>0.9300</text:p>
          </table:table-cell>
          <table:table-cell table:style-name="ce22" table:formula="of:=ABS([.F4])" office:value-type="float" office:value="0.554697091283644" calcext:value-type="float">
            <text:p>0.5547</text:p>
          </table:table-cell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AT3G55710</text:p>
          </table:table-cell>
          <table:table-cell table:style-name="ce3" office:value-type="string" calcext:value-type="string">
            <text:p>UGT76F2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0.8362018356237" calcext:value-type="float">
            <text:p>0.8362</text:p>
          </table:table-cell>
          <table:table-cell table:style-name="ce17" office:value-type="float" office:value="0.406328764575981" calcext:value-type="float">
            <text:p>0.4063</text:p>
          </table:table-cell>
          <table:table-cell table:style-name="ce17" office:value-type="float" office:value="0.485921875874515" calcext:value-type="float">
            <text:p>0.4859</text:p>
          </table:table-cell>
          <table:table-cell table:style-name="ce17" office:value-type="float" office:value="3.36481576096307" calcext:value-type="float">
            <text:p>3.3648</text:p>
          </table:table-cell>
          <table:table-cell table:style-name="ce17" office:value-type="float" office:value="121.480468968629" calcext:value-type="float">
            <text:p>121.4805</text:p>
          </table:table-cell>
          <table:table-cell table:style-name="ce17" office:value-type="float" office:value="2.20486551993439" calcext:value-type="float">
            <text:p>2.2049</text:p>
          </table:table-cell>
          <table:table-cell table:style-name="ce17" office:value-type="float" office:value="0.828611588136026" calcext:value-type="float">
            <text:p>0.8286</text:p>
          </table:table-cell>
          <table:table-cell table:style-name="ce23" table:formula="of:=ABS([.F5])" office:value-type="float" office:value="0.485921875874515" calcext:value-type="float">
            <text:p>0.4859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3" office:value-type="string" calcext:value-type="string">
            <text:p>AT3G25880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1.59651278155257" calcext:value-type="float">
            <text:p>1.5965</text:p>
          </table:table-cell>
          <table:table-cell table:style-name="ce17" office:value-type="float" office:value="0.629629262775483" calcext:value-type="float">
            <text:p>0.6296</text:p>
          </table:table-cell>
          <table:table-cell table:style-name="ce17" office:value-type="float" office:value="0.394377840284613" calcext:value-type="float">
            <text:p>0.3944</text:p>
          </table:table-cell>
          <table:table-cell table:style-name="ce17" office:value-type="float" office:value="2.09726809302546" calcext:value-type="float">
            <text:p>2.0973</text:p>
          </table:table-cell>
          <table:table-cell table:style-name="ce17" office:value-type="float" office:value="98.5944600711533" calcext:value-type="float">
            <text:p>98.5945</text:p>
          </table:table-cell>
          <table:table-cell table:style-name="ce17" office:value-type="float" office:value="2.51123777037729" calcext:value-type="float">
            <text:p>2.5112</text:p>
          </table:table-cell>
          <table:table-cell table:style-name="ce17" office:value-type="float" office:value="0.678365389677716" calcext:value-type="float">
            <text:p>0.6784</text:p>
          </table:table-cell>
          <table:table-cell table:style-name="ce23" table:formula="of:=ABS([.F6])" office:value-type="float" office:value="0.394377840284613" calcext:value-type="float">
            <text:p>0.3944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3" office:value-type="string" calcext:value-type="string">
            <text:p>AT5G48490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56.567076049509" calcext:value-type="float">
            <text:p>56.5671</text:p>
          </table:table-cell>
          <table:table-cell table:style-name="ce17" office:value-type="float" office:value="20.7895432273958" calcext:value-type="float">
            <text:p>20.7895</text:p>
          </table:table-cell>
          <table:table-cell table:style-name="ce17" office:value-type="float" office:value="0.367520202196773" calcext:value-type="float">
            <text:p>0.3675</text:p>
          </table:table-cell>
          <table:table-cell table:style-name="ce17" office:value-type="float" office:value="1.57381104093978" calcext:value-type="float">
            <text:p>1.5738</text:p>
          </table:table-cell>
          <table:table-cell table:style-name="ce17" office:value-type="float" office:value="91.8800505491933" calcext:value-type="float">
            <text:p>91.8801</text:p>
          </table:table-cell>
          <table:table-cell table:style-name="ce17" office:value-type="float" office:value="2.77358731881701" calcext:value-type="float">
            <text:p>2.7736</text:p>
          </table:table-cell>
          <table:table-cell table:style-name="ce17" office:value-type="float" office:value="0.620494115213803" calcext:value-type="float">
            <text:p>0.6205</text:p>
          </table:table-cell>
          <table:table-cell table:style-name="ce23" table:formula="of:=ABS([.F7])" office:value-type="float" office:value="0.367520202196773" calcext:value-type="float">
            <text:p>0.3675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2G32100</text:p>
          </table:table-cell>
          <table:table-cell table:style-name="ce2" office:value-type="string" calcext:value-type="string">
            <text:p>OFP16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2013754844717" calcext:value-type="float">
            <text:p>2.2014</text:p>
          </table:table-cell>
          <table:table-cell table:style-name="ce16" office:value-type="float" office:value="0.717056423567445" calcext:value-type="float">
            <text:p>0.7171</text:p>
          </table:table-cell>
          <table:table-cell table:style-name="ce16" office:value-type="float" office:value="0.32573108432682" calcext:value-type="float">
            <text:p>0.3257</text:p>
          </table:table-cell>
          <table:table-cell table:style-name="ce16" office:value-type="float" office:value="0.676805188543213" calcext:value-type="float">
            <text:p>0.6768</text:p>
          </table:table-cell>
          <table:table-cell table:style-name="ce16" office:value-type="float" office:value="81.432771081705" calcext:value-type="float">
            <text:p>81.4328</text:p>
          </table:table-cell>
          <table:table-cell table:style-name="ce16" office:value-type="float" office:value="3.70397958342204" calcext:value-type="float">
            <text:p>3.7040</text:p>
          </table:table-cell>
          <table:table-cell table:style-name="ce16" office:value-type="float" office:value="0.615627528404781" calcext:value-type="float">
            <text:p>0.6156</text:p>
          </table:table-cell>
          <table:table-cell table:style-name="ce22" table:formula="of:=ABS([.F8])" office:value-type="float" office:value="0.32573108432682" calcext:value-type="float">
            <text:p>0.3257</text:p>
          </table:table-cell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AT3G21870</text:p>
          </table:table-cell>
          <table:table-cell table:style-name="ce3" office:value-type="string" calcext:value-type="string">
            <text:p>CYCU1-1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2.083361839719" calcext:value-type="float">
            <text:p>2.0834</text:p>
          </table:table-cell>
          <table:table-cell table:style-name="ce17" office:value-type="float" office:value="0.642961924322198" calcext:value-type="float">
            <text:p>0.6430</text:p>
          </table:table-cell>
          <table:table-cell table:style-name="ce17" office:value-type="float" office:value="0.308617500841294" calcext:value-type="float">
            <text:p>0.3086</text:p>
          </table:table-cell>
          <table:table-cell table:style-name="ce17" office:value-type="float" office:value="2.7101151954645" calcext:value-type="float">
            <text:p>2.7101</text:p>
          </table:table-cell>
          <table:table-cell table:style-name="ce17" office:value-type="float" office:value="77.1543752103234" calcext:value-type="float">
            <text:p>77.1544</text:p>
          </table:table-cell>
          <table:table-cell table:style-name="ce17" office:value-type="float" office:value="1.94369779015824" calcext:value-type="float">
            <text:p>1.9437</text:p>
          </table:table-cell>
          <table:table-cell table:style-name="ce17" office:value-type="float" office:value="0.816977746812306" calcext:value-type="float">
            <text:p>0.8170</text:p>
          </table:table-cell>
          <table:table-cell table:style-name="ce23" table:formula="of:=ABS([.F9])" office:value-type="float" office:value="0.308617500841294" calcext:value-type="float">
            <text:p>0.3086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3" office:value-type="string" calcext:value-type="string">
            <text:p>AT1G68360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0.763087066663222" calcext:value-type="float">
            <text:p>0.7631</text:p>
          </table:table-cell>
          <table:table-cell table:style-name="ce17" office:value-type="float" office:value="0.22295895051092" calcext:value-type="float">
            <text:p>0.2230</text:p>
          </table:table-cell>
          <table:table-cell table:style-name="ce17" office:value-type="float" office:value="0.292180224578908" calcext:value-type="float">
            <text:p>0.2922</text:p>
          </table:table-cell>
          <table:table-cell table:style-name="ce17" office:value-type="float" office:value="3.70002600815208" calcext:value-type="float">
            <text:p>3.7000</text:p>
          </table:table-cell>
          <table:table-cell table:style-name="ce17" office:value-type="float" office:value="73.0450561447269" calcext:value-type="float">
            <text:p>73.0451</text:p>
          </table:table-cell>
          <table:table-cell table:style-name="ce17" office:value-type="float" office:value="1.5724904253678" calcext:value-type="float">
            <text:p>1.5725</text:p>
          </table:table-cell>
          <table:table-cell table:style-name="ce17" office:value-type="float" office:value="0.612076959893388" calcext:value-type="float">
            <text:p>0.6121</text:p>
          </table:table-cell>
          <table:table-cell table:style-name="ce23" table:formula="of:=ABS([.F10])" office:value-type="float" office:value="0.292180224578908" calcext:value-type="float">
            <text:p>0.2922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1G74890</text:p>
          </table:table-cell>
          <table:table-cell table:style-name="ce2" office:value-type="string" calcext:value-type="string">
            <text:p>ARR1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0.581749446265409" calcext:value-type="float">
            <text:p>0.5817</text:p>
          </table:table-cell>
          <table:table-cell table:style-name="ce16" office:value-type="float" office:value="0.15645532848166" calcext:value-type="float">
            <text:p>0.1565</text:p>
          </table:table-cell>
          <table:table-cell table:style-name="ce16" office:value-type="float" office:value="0.268939368118076" calcext:value-type="float">
            <text:p>0.2689</text:p>
          </table:table-cell>
          <table:table-cell table:style-name="ce16" office:value-type="float" office:value="0.282605651667576" calcext:value-type="float">
            <text:p>0.2826</text:p>
          </table:table-cell>
          <table:table-cell table:style-name="ce16" office:value-type="float" office:value="67.2348420295191" calcext:value-type="float">
            <text:p>67.2348</text:p>
          </table:table-cell>
          <table:table-cell table:style-name="ce16" office:value-type="float" office:value="4.63174726843517" calcext:value-type="float">
            <text:p>4.6317</text:p>
          </table:table-cell>
          <table:table-cell table:style-name="ce16" office:value-type="float" office:value="0.605226308780779" calcext:value-type="float">
            <text:p>0.6052</text:p>
          </table:table-cell>
          <table:table-cell table:style-name="ce22" table:formula="of:=ABS([.F11])" office:value-type="float" office:value="0.268939368118076" calcext:value-type="float">
            <text:p>0.2689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T1G02430</text:p>
          </table:table-cell>
          <table:table-cell table:style-name="ce3" office:value-type="string" calcext:value-type="string">
            <text:p>ATARFD1B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0.801976826866287" calcext:value-type="float">
            <text:p>0.8020</text:p>
          </table:table-cell>
          <table:table-cell table:style-name="ce17" office:value-type="float" office:value="0.211661197374634" calcext:value-type="float">
            <text:p>0.2117</text:p>
          </table:table-cell>
          <table:table-cell table:style-name="ce17" office:value-type="float" office:value="0.263924330833469" calcext:value-type="float">
            <text:p>0.2639</text:p>
          </table:table-cell>
          <table:table-cell table:style-name="ce17" office:value-type="float" office:value="4.21579777868129" calcext:value-type="float">
            <text:p>4.2158</text:p>
          </table:table-cell>
          <table:table-cell table:style-name="ce17" office:value-type="float" office:value="65.9810827083673" calcext:value-type="float">
            <text:p>65.9811</text:p>
          </table:table-cell>
          <table:table-cell table:style-name="ce17" office:value-type="float" office:value="1.35901015629057" calcext:value-type="float">
            <text:p>1.3590</text:p>
          </table:table-cell>
          <table:table-cell table:style-name="ce17" office:value-type="float" office:value="0.751326910111157" calcext:value-type="float">
            <text:p>0.7513</text:p>
          </table:table-cell>
          <table:table-cell table:style-name="ce23" table:formula="of:=ABS([.F12])" office:value-type="float" office:value="0.263924330833469" calcext:value-type="float">
            <text:p>0.2639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3" office:value-type="string" calcext:value-type="string">
            <text:p>AT1G68350</text:p>
          </table:table-cell>
          <table:table-cell table:style-name="ce11" office:value-type="string" calcext:value-type="string">
            <text:p>E</text:p>
          </table:table-cell>
          <table:table-cell table:style-name="ce17" office:value-type="float" office:value="0.76607200574955" calcext:value-type="float">
            <text:p>0.7661</text:p>
          </table:table-cell>
          <table:table-cell table:style-name="ce17" office:value-type="float" office:value="0.201814104752754" calcext:value-type="float">
            <text:p>0.2018</text:p>
          </table:table-cell>
          <table:table-cell table:style-name="ce17" office:value-type="float" office:value="0.263440124737742" calcext:value-type="float">
            <text:p>0.2634</text:p>
          </table:table-cell>
          <table:table-cell table:style-name="ce17" office:value-type="float" office:value="3.16206081861907" calcext:value-type="float">
            <text:p>3.1621</text:p>
          </table:table-cell>
          <table:table-cell table:style-name="ce17" office:value-type="float" office:value="65.8600311844355" calcext:value-type="float">
            <text:p>65.8600</text:p>
          </table:table-cell>
          <table:table-cell table:style-name="ce17" office:value-type="float" office:value="1.62425059710646" calcext:value-type="float">
            <text:p>1.6243</text:p>
          </table:table-cell>
          <table:table-cell table:style-name="ce17" office:value-type="float" office:value="0.677731327235866" calcext:value-type="float">
            <text:p>0.6777</text:p>
          </table:table-cell>
          <table:table-cell table:style-name="ce23" table:formula="of:=ABS([.F13])" office:value-type="float" office:value="0.263440124737742" calcext:value-type="float">
            <text:p>0.2634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0206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62904559368506" calcext:value-type="float">
            <text:p>2.6290</text:p>
          </table:table-cell>
          <table:table-cell table:style-name="ce16" office:value-type="float" office:value="0.668545644744439" calcext:value-type="float">
            <text:p>0.6685</text:p>
          </table:table-cell>
          <table:table-cell table:style-name="ce16" office:value-type="float" office:value="0.254292145541439" calcext:value-type="float">
            <text:p>0.2543</text:p>
          </table:table-cell>
          <table:table-cell table:style-name="ce16" office:value-type="float" office:value="0.426917483663963" calcext:value-type="float">
            <text:p>0.4269</text:p>
          </table:table-cell>
          <table:table-cell table:style-name="ce16" office:value-type="float" office:value="63.5730363853597" calcext:value-type="float">
            <text:p>63.5730</text:p>
          </table:table-cell>
          <table:table-cell table:style-name="ce16" office:value-type="float" office:value="3.99015404131734" calcext:value-type="float">
            <text:p>3.9902</text:p>
          </table:table-cell>
          <table:table-cell table:style-name="ce16" office:value-type="float" office:value="0.720554337721084" calcext:value-type="float">
            <text:p>0.7206</text:p>
          </table:table-cell>
          <table:table-cell table:style-name="ce22" table:formula="of:=ABS([.F14])" office:value-type="float" office:value="0.254292145541439" calcext:value-type="float">
            <text:p>0.2543</text:p>
          </table:table-cell>
          <table:table-cell table:style-name="ce4" table:number-columns-repeated="1013"/>
        </table:table-row>
        <table:table-row table:style-name="ro1">
          <table:table-cell table:number-columns-repeated="2" office:value-type="string" calcext:value-type="string">
            <text:p>AT4G10270</text:p>
          </table:table-cell>
          <table:table-cell office:value-type="string" calcext:value-type="string">
            <text:p>E</text:p>
          </table:table-cell>
          <table:table-cell office:value-type="float" office:value="32.0585868400779" calcext:value-type="float">
            <text:p>32.0586</text:p>
          </table:table-cell>
          <table:table-cell office:value-type="float" office:value="7.66712906577705" calcext:value-type="float">
            <text:p>7.6671</text:p>
          </table:table-cell>
          <table:table-cell office:value-type="float" office:value="0.239159920055865" calcext:value-type="float">
            <text:p>0.2392</text:p>
          </table:table-cell>
          <table:table-cell office:value-type="float" office:value="2.3440045961743" calcext:value-type="float">
            <text:p>2.3440</text:p>
          </table:table-cell>
          <table:table-cell office:value-type="float" office:value="59.7899800139663" calcext:value-type="float">
            <text:p>59.7900</text:p>
          </table:table-cell>
          <table:table-cell office:value-type="float" office:value="1.82812868876955" calcext:value-type="float">
            <text:p>1.8281</text:p>
          </table:table-cell>
          <table:table-cell office:value-type="float" office:value="0.611827151070838" calcext:value-type="float">
            <text:p>0.6118</text:p>
          </table:table-cell>
          <table:table-cell table:style-name="ce24" table:formula="of:=ABS([.F15])" office:value-type="float" office:value="0.239159920055865" calcext:value-type="float">
            <text:p>0.2392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AT4G34790</text:p>
          </table:table-cell>
          <table:table-cell table:style-name="ce4" office:value-type="string" calcext:value-type="string">
            <text:p>SAUR3</text:p>
          </table:table-cell>
          <table:table-cell table:style-name="ce13" office:value-type="string" calcext:value-type="string">
            <text:p>E</text:p>
          </table:table-cell>
          <table:table-cell table:style-name="ce19" office:value-type="float" office:value="5.70220637991723" calcext:value-type="float">
            <text:p>5.7022</text:p>
          </table:table-cell>
          <table:table-cell table:style-name="ce19" office:value-type="float" office:value="1.3328818643273" calcext:value-type="float">
            <text:p>1.3329</text:p>
          </table:table-cell>
          <table:table-cell table:style-name="ce19" office:value-type="float" office:value="0.233748443237975" calcext:value-type="float">
            <text:p>0.2337</text:p>
          </table:table-cell>
          <table:table-cell table:style-name="ce19" office:value-type="float" office:value="4.16071424254344" calcext:value-type="float">
            <text:p>4.1607</text:p>
          </table:table-cell>
          <table:table-cell table:style-name="ce19" office:value-type="float" office:value="58.4371108094939" calcext:value-type="float">
            <text:p>58.4371</text:p>
          </table:table-cell>
          <table:table-cell table:style-name="ce19" office:value-type="float" office:value="1.26573518526224" calcext:value-type="float">
            <text:p>1.2657</text:p>
          </table:table-cell>
          <table:table-cell table:style-name="ce19" office:value-type="float" office:value="0.719386756969996" calcext:value-type="float">
            <text:p>0.7194</text:p>
          </table:table-cell>
          <table:table-cell table:style-name="ce25" table:formula="of:=ABS([.F16])" office:value-type="float" office:value="0.233748443237975" calcext:value-type="float">
            <text:p>0.233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AT5G46690</text:p>
          </table:table-cell>
          <table:table-cell table:style-name="ce4" office:value-type="string" calcext:value-type="string">
            <text:p>BHLH71</text:p>
          </table:table-cell>
          <table:table-cell table:style-name="ce13" office:value-type="string" calcext:value-type="string">
            <text:p>E</text:p>
          </table:table-cell>
          <table:table-cell table:style-name="ce19" office:value-type="float" office:value="6.83776847762057" calcext:value-type="float">
            <text:p>6.8378</text:p>
          </table:table-cell>
          <table:table-cell table:style-name="ce19" office:value-type="float" office:value="1.56775718587966" calcext:value-type="float">
            <text:p>1.5678</text:p>
          </table:table-cell>
          <table:table-cell table:style-name="ce19" office:value-type="float" office:value="0.229279068311656" calcext:value-type="float">
            <text:p>0.2293</text:p>
          </table:table-cell>
          <table:table-cell table:style-name="ce19" office:value-type="float" office:value="4.47893999349939" calcext:value-type="float">
            <text:p>4.4789</text:p>
          </table:table-cell>
          <table:table-cell table:style-name="ce19" office:value-type="float" office:value="57.3197670779141" calcext:value-type="float">
            <text:p>57.3198</text:p>
          </table:table-cell>
          <table:table-cell table:style-name="ce19" office:value-type="float" office:value="1.18888314931194" calcext:value-type="float">
            <text:p>1.1889</text:p>
          </table:table-cell>
          <table:table-cell table:style-name="ce19" office:value-type="float" office:value="0.631287314693079" calcext:value-type="float">
            <text:p>0.6313</text:p>
          </table:table-cell>
          <table:table-cell table:style-name="ce25" table:formula="of:=ABS([.F17])" office:value-type="float" office:value="0.229279068311656" calcext:value-type="float">
            <text:p>0.2293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4" office:value-type="string" calcext:value-type="string">
            <text:p>AT4G39320</text:p>
          </table:table-cell>
          <table:table-cell table:style-name="ce13" office:value-type="string" calcext:value-type="string">
            <text:p>E</text:p>
          </table:table-cell>
          <table:table-cell table:style-name="ce19" office:value-type="float" office:value="6.69953940261655" calcext:value-type="float">
            <text:p>6.6995</text:p>
          </table:table-cell>
          <table:table-cell table:style-name="ce19" office:value-type="float" office:value="1.50188228906778" calcext:value-type="float">
            <text:p>1.5019</text:p>
          </table:table-cell>
          <table:table-cell table:style-name="ce19" office:value-type="float" office:value="0.22417694692283" calcext:value-type="float">
            <text:p>0.2242</text:p>
          </table:table-cell>
          <table:table-cell table:style-name="ce19" office:value-type="float" office:value="4.49226967401467" calcext:value-type="float">
            <text:p>4.4923</text:p>
          </table:table-cell>
          <table:table-cell table:style-name="ce19" office:value-type="float" office:value="56.0442367307076" calcext:value-type="float">
            <text:p>56.0442</text:p>
          </table:table-cell>
          <table:table-cell table:style-name="ce19" office:value-type="float" office:value="1.1683664483067" calcext:value-type="float">
            <text:p>1.1684</text:p>
          </table:table-cell>
          <table:table-cell table:style-name="ce19" office:value-type="float" office:value="0.811467293929287" calcext:value-type="float">
            <text:p>0.8115</text:p>
          </table:table-cell>
          <table:table-cell table:style-name="ce25" table:formula="of:=ABS([.F18])" office:value-type="float" office:value="0.22417694692283" calcext:value-type="float">
            <text:p>0.2242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4G16780</text:p>
          </table:table-cell>
          <table:table-cell table:style-name="ce2" office:value-type="string" calcext:value-type="string">
            <text:p>HAT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64940116255001" calcext:value-type="float">
            <text:p>5.6494</text:p>
          </table:table-cell>
          <table:table-cell table:style-name="ce16" office:value-type="float" office:value="1.23632586454254" calcext:value-type="float">
            <text:p>1.2363</text:p>
          </table:table-cell>
          <table:table-cell table:style-name="ce16" office:value-type="float" office:value="0.218841931909202" calcext:value-type="float">
            <text:p>0.2188</text:p>
          </table:table-cell>
          <table:table-cell table:style-name="ce16" office:value-type="float" office:value="0.952088858756873" calcext:value-type="float">
            <text:p>0.9521</text:p>
          </table:table-cell>
          <table:table-cell table:style-name="ce16" office:value-type="float" office:value="54.7104829773005" calcext:value-type="float">
            <text:p>54.7105</text:p>
          </table:table-cell>
          <table:table-cell table:style-name="ce16" office:value-type="float" office:value="2.75410997125034" calcext:value-type="float">
            <text:p>2.7541</text:p>
          </table:table-cell>
          <table:table-cell table:style-name="ce16" office:value-type="float" office:value="0.840354820857955" calcext:value-type="float">
            <text:p>0.8404</text:p>
          </table:table-cell>
          <table:table-cell table:style-name="ce22" table:formula="of:=ABS([.F19])" office:value-type="float" office:value="0.218841931909202" calcext:value-type="float">
            <text:p>0.2188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1G49230</text:p>
          </table:table-cell>
          <table:table-cell office:value-type="string" calcext:value-type="string">
            <text:p>ATL78</text:p>
          </table:table-cell>
          <table:table-cell office:value-type="string" calcext:value-type="string">
            <text:p>E</text:p>
          </table:table-cell>
          <table:table-cell office:value-type="float" office:value="1.73323095136594" calcext:value-type="float">
            <text:p>1.7332</text:p>
          </table:table-cell>
          <table:table-cell office:value-type="float" office:value="0.358354416096466" calcext:value-type="float">
            <text:p>0.3584</text:p>
          </table:table-cell>
          <table:table-cell office:value-type="float" office:value="0.206755144670161" calcext:value-type="float">
            <text:p>0.2068</text:p>
          </table:table-cell>
          <table:table-cell office:value-type="float" office:value="2.7812889015666" calcext:value-type="float">
            <text:p>2.7813</text:p>
          </table:table-cell>
          <table:table-cell office:value-type="float" office:value="51.6887861675402" calcext:value-type="float">
            <text:p>51.6888</text:p>
          </table:table-cell>
          <table:table-cell office:value-type="float" office:value="1.51523164988992" calcext:value-type="float">
            <text:p>1.5152</text:p>
          </table:table-cell>
          <table:table-cell office:value-type="float" office:value="0.647976259272624" calcext:value-type="float">
            <text:p>0.6480</text:p>
          </table:table-cell>
          <table:table-cell table:style-name="ce24" table:formula="of:=ABS([.F20])" office:value-type="float" office:value="0.206755144670161" calcext:value-type="float">
            <text:p>0.2068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5G52020</text:p>
          </table:table-cell>
          <table:table-cell table:style-name="ce2" office:value-type="string" calcext:value-type="string">
            <text:p>ERF02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0.636821615515534" calcext:value-type="float">
            <text:p>0.6368</text:p>
          </table:table-cell>
          <table:table-cell table:style-name="ce16" office:value-type="float" office:value="0.127661469786079" calcext:value-type="float">
            <text:p>0.1277</text:p>
          </table:table-cell>
          <table:table-cell table:style-name="ce16" office:value-type="float" office:value="0.200466608977668" calcext:value-type="float">
            <text:p>0.2005</text:p>
          </table:table-cell>
          <table:table-cell table:style-name="ce16" office:value-type="float" office:value="0.969897806526678" calcext:value-type="float">
            <text:p>0.9699</text:p>
          </table:table-cell>
          <table:table-cell table:style-name="ce16" office:value-type="float" office:value="50.1166522444169" calcext:value-type="float">
            <text:p>50.1167</text:p>
          </table:table-cell>
          <table:table-cell table:style-name="ce16" office:value-type="float" office:value="2.62461787103743" calcext:value-type="float">
            <text:p>2.6246</text:p>
          </table:table-cell>
          <table:table-cell table:style-name="ce16" office:value-type="float" office:value="0.881921093481105" calcext:value-type="float">
            <text:p>0.8819</text:p>
          </table:table-cell>
          <table:table-cell table:style-name="ce22" table:formula="of:=ABS([.F21])" office:value-type="float" office:value="0.200466608977668" calcext:value-type="float">
            <text:p>0.200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3G58070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E</text:p>
          </table:table-cell>
          <table:table-cell table:style-name="ce20" office:value-type="float" office:value="0.855511914861413" calcext:value-type="float">
            <text:p>0.8555</text:p>
          </table:table-cell>
          <table:table-cell office:value-type="float" office:value="0.168034280186288" calcext:value-type="float">
            <text:p>0.1680</text:p>
          </table:table-cell>
          <table:table-cell office:value-type="float" office:value="0.196413722903566" calcext:value-type="float">
            <text:p>0.1964</text:p>
          </table:table-cell>
          <table:table-cell office:value-type="float" office:value="1.46514743382843" calcext:value-type="float">
            <text:p>1.4651</text:p>
          </table:table-cell>
          <table:table-cell office:value-type="float" office:value="49.1034307258914" calcext:value-type="float">
            <text:p>49.1034</text:p>
          </table:table-cell>
          <table:table-cell office:value-type="float" office:value="2.12149049535028" calcext:value-type="float">
            <text:p>2.1215</text:p>
          </table:table-cell>
          <table:table-cell office:value-type="float" office:value="0.775976266048761" calcext:value-type="float">
            <text:p>0.7760</text:p>
          </table:table-cell>
          <table:table-cell table:style-name="ce24" table:formula="of:=ABS([.F22])" office:value-type="float" office:value="0.196413722903566" calcext:value-type="float">
            <text:p>0.1964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4G38840</text:p>
          </table:table-cell>
          <table:table-cell table:style-name="ce2" office:value-type="string" calcext:value-type="string">
            <text:p>SAUR1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1.0216895942629" calcext:value-type="float">
            <text:p>31.0217</text:p>
          </table:table-cell>
          <table:table-cell table:style-name="ce16" office:value-type="float" office:value="5.98713790730413" calcext:value-type="float">
            <text:p>5.9871</text:p>
          </table:table-cell>
          <table:table-cell table:style-name="ce16" office:value-type="float" office:value="0.192998446751636" calcext:value-type="float">
            <text:p>0.1930</text:p>
          </table:table-cell>
          <table:table-cell table:style-name="ce16" office:value-type="float" office:value="0.95588542630136" calcext:value-type="float">
            <text:p>0.9559</text:p>
          </table:table-cell>
          <table:table-cell table:style-name="ce16" office:value-type="float" office:value="48.249611687909" calcext:value-type="float">
            <text:p>48.2496</text:p>
          </table:table-cell>
          <table:table-cell table:style-name="ce16" office:value-type="float" office:value="2.59637117808374" calcext:value-type="float">
            <text:p>2.5964</text:p>
          </table:table-cell>
          <table:table-cell table:style-name="ce16" office:value-type="float" office:value="0.864603931401141" calcext:value-type="float">
            <text:p>0.8646</text:p>
          </table:table-cell>
          <table:table-cell table:style-name="ce22" table:formula="of:=ABS([.F23])" office:value-type="float" office:value="0.192998446751636" calcext:value-type="float">
            <text:p>0.1930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1G46480</text:p>
          </table:table-cell>
          <table:table-cell table:style-name="ce2" office:value-type="string" calcext:value-type="string">
            <text:p>WOX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04358330999464" calcext:value-type="float">
            <text:p>3.0436</text:p>
          </table:table-cell>
          <table:table-cell table:style-name="ce16" office:value-type="float" office:value="0.586962212055884" calcext:value-type="float">
            <text:p>0.5870</text:p>
          </table:table-cell>
          <table:table-cell table:style-name="ce16" office:value-type="float" office:value="0.192852356013517" calcext:value-type="float">
            <text:p>0.1929</text:p>
          </table:table-cell>
          <table:table-cell table:style-name="ce16" office:value-type="float" office:value="0.564298264221178" calcext:value-type="float">
            <text:p>0.5643</text:p>
          </table:table-cell>
          <table:table-cell table:style-name="ce16" office:value-type="float" office:value="48.2130890033792" calcext:value-type="float">
            <text:p>48.2131</text:p>
          </table:table-cell>
          <table:table-cell table:style-name="ce16" office:value-type="float" office:value="3.25457918404347" calcext:value-type="float">
            <text:p>3.2546</text:p>
          </table:table-cell>
          <table:table-cell table:style-name="ce16" office:value-type="float" office:value="0.68672210550665" calcext:value-type="float">
            <text:p>0.6867</text:p>
          </table:table-cell>
          <table:table-cell table:style-name="ce22" table:formula="of:=ABS([.F24])" office:value-type="float" office:value="0.192852356013517" calcext:value-type="float">
            <text:p>0.1929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934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1239959459048" calcext:value-type="float">
            <text:p>3.1240</text:p>
          </table:table-cell>
          <table:table-cell table:style-name="ce16" office:value-type="float" office:value="0.595992476017725" calcext:value-type="float">
            <text:p>0.5960</text:p>
          </table:table-cell>
          <table:table-cell table:style-name="ce16" office:value-type="float" office:value="0.190778889069624" calcext:value-type="float">
            <text:p>0.1908</text:p>
          </table:table-cell>
          <table:table-cell table:style-name="ce16" office:value-type="float" office:value="0.419470108681429" calcext:value-type="float">
            <text:p>0.4195</text:p>
          </table:table-cell>
          <table:table-cell table:style-name="ce16" office:value-type="float" office:value="47.6947222674059" calcext:value-type="float">
            <text:p>47.6947</text:p>
          </table:table-cell>
          <table:table-cell table:style-name="ce16" office:value-type="float" office:value="3.62880058992482" calcext:value-type="float">
            <text:p>3.6288</text:p>
          </table:table-cell>
          <table:table-cell table:style-name="ce16" office:value-type="float" office:value="0.663122208546046" calcext:value-type="float">
            <text:p>0.6631</text:p>
          </table:table-cell>
          <table:table-cell table:style-name="ce22" table:formula="of:=ABS([.F25])" office:value-type="float" office:value="0.190778889069624" calcext:value-type="float">
            <text:p>0.1908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4G02970</text:p>
          </table:table-cell>
          <table:table-cell office:value-type="string" calcext:value-type="string">
            <text:p>AT7SL-1</text:p>
          </table:table-cell>
          <table:table-cell office:value-type="string" calcext:value-type="string">
            <text:p>E</text:p>
          </table:table-cell>
          <table:table-cell office:value-type="float" office:value="4.20009816262789" calcext:value-type="float">
            <text:p>4.2001</text:p>
          </table:table-cell>
          <table:table-cell office:value-type="float" office:value="0.727118615852419" calcext:value-type="float">
            <text:p>0.7271</text:p>
          </table:table-cell>
          <table:table-cell office:value-type="float" office:value="0.173119433808061" calcext:value-type="float">
            <text:p>0.1731</text:p>
          </table:table-cell>
          <table:table-cell office:value-type="float" office:value="1.98360776143483" calcext:value-type="float">
            <text:p>1.9836</text:p>
          </table:table-cell>
          <table:table-cell office:value-type="float" office:value="43.2798584520153" calcext:value-type="float">
            <text:p>43.2799</text:p>
          </table:table-cell>
          <table:table-cell office:value-type="float" office:value="1.66987754009435" calcext:value-type="float">
            <text:p>1.6699</text:p>
          </table:table-cell>
          <table:table-cell office:value-type="float" office:value="0.647107477128506" calcext:value-type="float">
            <text:p>0.6471</text:p>
          </table:table-cell>
          <table:table-cell table:style-name="ce24" table:formula="of:=ABS([.F26])" office:value-type="float" office:value="0.173119433808061" calcext:value-type="float">
            <text:p>0.1731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3830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70424189492619" calcext:value-type="float">
            <text:p>1.7042</text:p>
          </table:table-cell>
          <table:table-cell table:style-name="ce16" office:value-type="float" office:value="0.275279978647868" calcext:value-type="float">
            <text:p>0.2753</text:p>
          </table:table-cell>
          <table:table-cell table:style-name="ce16" office:value-type="float" office:value="0.161526353428714" calcext:value-type="float">
            <text:p>0.1615</text:p>
          </table:table-cell>
          <table:table-cell table:style-name="ce16" office:value-type="float" office:value="0.945195366440926" calcext:value-type="float">
            <text:p>0.9452</text:p>
          </table:table-cell>
          <table:table-cell table:style-name="ce16" office:value-type="float" office:value="40.3815883571784" calcext:value-type="float">
            <text:p>40.3816</text:p>
          </table:table-cell>
          <table:table-cell table:style-name="ce16" office:value-type="float" office:value="2.39843265815783" calcext:value-type="float">
            <text:p>2.3984</text:p>
          </table:table-cell>
          <table:table-cell table:style-name="ce16" office:value-type="float" office:value="0.666730777018285" calcext:value-type="float">
            <text:p>0.6667</text:p>
          </table:table-cell>
          <table:table-cell table:style-name="ce22" table:formula="of:=ABS([.F27])" office:value-type="float" office:value="0.161526353428714" calcext:value-type="float">
            <text:p>0.1615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0760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31346117349044" calcext:value-type="float">
            <text:p>2.3135</text:p>
          </table:table-cell>
          <table:table-cell table:style-name="ce16" office:value-type="float" office:value="0.373320458101231" calcext:value-type="float">
            <text:p>0.3733</text:p>
          </table:table-cell>
          <table:table-cell table:style-name="ce16" office:value-type="float" office:value="0.161368802026612" calcext:value-type="float">
            <text:p>0.1614</text:p>
          </table:table-cell>
          <table:table-cell table:style-name="ce16" office:value-type="float" office:value="0.454483696604736" calcext:value-type="float">
            <text:p>0.4545</text:p>
          </table:table-cell>
          <table:table-cell table:style-name="ce16" office:value-type="float" office:value="40.3422005066529" calcext:value-type="float">
            <text:p>40.3422</text:p>
          </table:table-cell>
          <table:table-cell table:style-name="ce16" office:value-type="float" office:value="3.30399843446652" calcext:value-type="float">
            <text:p>3.3040</text:p>
          </table:table-cell>
          <table:table-cell table:style-name="ce16" office:value-type="float" office:value="0.730733440911578" calcext:value-type="float">
            <text:p>0.7307</text:p>
          </table:table-cell>
          <table:table-cell table:style-name="ce22" table:formula="of:=ABS([.F28])" office:value-type="float" office:value="0.161368802026612" calcext:value-type="float">
            <text:p>0.1614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5G25190</text:p>
          </table:table-cell>
          <table:table-cell table:style-name="ce2" office:value-type="string" calcext:value-type="string">
            <text:p>ERF00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7.35418569352936" calcext:value-type="float">
            <text:p>7.3542</text:p>
          </table:table-cell>
          <table:table-cell table:style-name="ce16" office:value-type="float" office:value="1.18592065059648" calcext:value-type="float">
            <text:p>1.1859</text:p>
          </table:table-cell>
          <table:table-cell table:style-name="ce16" office:value-type="float" office:value="0.161257914882394" calcext:value-type="float">
            <text:p>0.1613</text:p>
          </table:table-cell>
          <table:table-cell table:style-name="ce16" office:value-type="float" office:value="0.415100568366926" calcext:value-type="float">
            <text:p>0.4151</text:p>
          </table:table-cell>
          <table:table-cell table:style-name="ce16" office:value-type="float" office:value="40.3144787205985" calcext:value-type="float">
            <text:p>40.3145</text:p>
          </table:table-cell>
          <table:table-cell table:style-name="ce16" office:value-type="float" office:value="3.42115308993285" calcext:value-type="float">
            <text:p>3.4212</text:p>
          </table:table-cell>
          <table:table-cell table:style-name="ce16" office:value-type="float" office:value="0.701253031118342" calcext:value-type="float">
            <text:p>0.7013</text:p>
          </table:table-cell>
          <table:table-cell table:style-name="ce22" table:formula="of:=ABS([.F29])" office:value-type="float" office:value="0.161257914882394" calcext:value-type="float">
            <text:p>0.1613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4G03510</text:p>
          </table:table-cell>
          <table:table-cell table:style-name="ce2" office:value-type="string" calcext:value-type="string">
            <text:p>RMA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20394171337872" calcext:value-type="float">
            <text:p>4.2039</text:p>
          </table:table-cell>
          <table:table-cell table:style-name="ce16" office:value-type="float" office:value="0.66788496373461" calcext:value-type="float">
            <text:p>0.6679</text:p>
          </table:table-cell>
          <table:table-cell table:style-name="ce16" office:value-type="float" office:value="0.158871128400548" calcext:value-type="float">
            <text:p>0.1589</text:p>
          </table:table-cell>
          <table:table-cell table:style-name="ce16" office:value-type="float" office:value="0.840879572398066" calcext:value-type="float">
            <text:p>0.8409</text:p>
          </table:table-cell>
          <table:table-cell table:style-name="ce16" office:value-type="float" office:value="39.7177821001369" calcext:value-type="float">
            <text:p>39.7178</text:p>
          </table:table-cell>
          <table:table-cell table:style-name="ce16" office:value-type="float" office:value="2.51686273701235" calcext:value-type="float">
            <text:p>2.5169</text:p>
          </table:table-cell>
          <table:table-cell table:style-name="ce16" office:value-type="float" office:value="0.890216972826409" calcext:value-type="float">
            <text:p>0.8902</text:p>
          </table:table-cell>
          <table:table-cell table:style-name="ce22" table:formula="of:=ABS([.F30])" office:value-type="float" office:value="0.158871128400548" calcext:value-type="float">
            <text:p>0.1589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5G63140</text:p>
          </table:table-cell>
          <table:table-cell office:value-type="string" calcext:value-type="string">
            <text:p>PAP29</text:p>
          </table:table-cell>
          <table:table-cell office:value-type="string" calcext:value-type="string">
            <text:p>E</text:p>
          </table:table-cell>
          <table:table-cell office:value-type="float" office:value="4.10234405574756" calcext:value-type="float">
            <text:p>4.1023</text:p>
          </table:table-cell>
          <table:table-cell office:value-type="float" office:value="0.637171365491201" calcext:value-type="float">
            <text:p>0.6372</text:p>
          </table:table-cell>
          <table:table-cell office:value-type="float" office:value="0.155318851084296" calcext:value-type="float">
            <text:p>0.1553</text:p>
          </table:table-cell>
          <table:table-cell office:value-type="float" office:value="1.21996152409979" calcext:value-type="float">
            <text:p>1.2200</text:p>
          </table:table-cell>
          <table:table-cell office:value-type="float" office:value="38.829712771074" calcext:value-type="float">
            <text:p>38.8297</text:p>
          </table:table-cell>
          <table:table-cell office:value-type="float" office:value="2.06449099558725" calcext:value-type="float">
            <text:p>2.0645</text:p>
          </table:table-cell>
          <table:table-cell office:value-type="float" office:value="0.625256359380236" calcext:value-type="float">
            <text:p>0.6253</text:p>
          </table:table-cell>
          <table:table-cell table:style-name="ce24" table:formula="of:=ABS([.F31])" office:value-type="float" office:value="0.155318851084296" calcext:value-type="float">
            <text:p>0.1553</text:p>
          </table:table-cell>
          <table:table-cell table:style-name="ce4" table:number-columns-repeated="1013"/>
        </table:table-row>
        <table:table-row table:style-name="ro1">
          <table:table-cell table:number-columns-repeated="2" office:value-type="string" calcext:value-type="string">
            <text:p>AT1G05575</text:p>
          </table:table-cell>
          <table:table-cell office:value-type="string" calcext:value-type="string">
            <text:p>E</text:p>
          </table:table-cell>
          <table:table-cell office:value-type="float" office:value="8.51803919738517" calcext:value-type="float">
            <text:p>8.5180</text:p>
          </table:table-cell>
          <table:table-cell office:value-type="float" office:value="1.31811977531052" calcext:value-type="float">
            <text:p>1.3181</text:p>
          </table:table-cell>
          <table:table-cell office:value-type="float" office:value="0.154744506894868" calcext:value-type="float">
            <text:p>0.1547</text:p>
          </table:table-cell>
          <table:table-cell office:value-type="float" office:value="3.95391901578168" calcext:value-type="float">
            <text:p>3.9539</text:p>
          </table:table-cell>
          <table:table-cell office:value-type="float" office:value="38.686126723717" calcext:value-type="float">
            <text:p>38.6861</text:p>
          </table:table-cell>
          <table:table-cell office:value-type="float" office:value="0.984352275593501" calcext:value-type="float">
            <text:p>0.9844</text:p>
          </table:table-cell>
          <table:table-cell office:value-type="float" office:value="0.641470870402801" calcext:value-type="float">
            <text:p>0.6415</text:p>
          </table:table-cell>
          <table:table-cell table:style-name="ce24" table:formula="of:=ABS([.F32])" office:value-type="float" office:value="0.154744506894868" calcext:value-type="float">
            <text:p>0.1547</text:p>
          </table:table-cell>
          <table:table-cell table:style-name="ce4" table:number-columns-repeated="1013"/>
        </table:table-row>
        <table:table-row table:style-name="ro1">
          <table:table-cell table:number-columns-repeated="2" office:value-type="string" calcext:value-type="string">
            <text:p>AT3G13000</text:p>
          </table:table-cell>
          <table:table-cell office:value-type="string" calcext:value-type="string">
            <text:p>E</text:p>
          </table:table-cell>
          <table:table-cell office:value-type="float" office:value="1.72955130838564" calcext:value-type="float">
            <text:p>1.7296</text:p>
          </table:table-cell>
          <table:table-cell office:value-type="float" office:value="0.267078360377659" calcext:value-type="float">
            <text:p>0.2671</text:p>
          </table:table-cell>
          <table:table-cell office:value-type="float" office:value="0.15442060555402" calcext:value-type="float">
            <text:p>0.1544</text:p>
          </table:table-cell>
          <table:table-cell office:value-type="float" office:value="3.92634928423084" calcext:value-type="float">
            <text:p>3.9263</text:p>
          </table:table-cell>
          <table:table-cell office:value-type="float" office:value="38.6051513885051" calcext:value-type="float">
            <text:p>38.6052</text:p>
          </table:table-cell>
          <table:table-cell office:value-type="float" office:value="0.987853988489068" calcext:value-type="float">
            <text:p>0.9879</text:p>
          </table:table-cell>
          <table:table-cell office:value-type="float" office:value="0.690806203818907" calcext:value-type="float">
            <text:p>0.6908</text:p>
          </table:table-cell>
          <table:table-cell table:style-name="ce24" table:formula="of:=ABS([.F33])" office:value-type="float" office:value="0.15442060555402" calcext:value-type="float">
            <text:p>0.1544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4G37790</text:p>
          </table:table-cell>
          <table:table-cell table:style-name="ce2" office:value-type="string" calcext:value-type="string">
            <text:p>HAT2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.53783975263292" calcext:value-type="float">
            <text:p>6.5378</text:p>
          </table:table-cell>
          <table:table-cell table:style-name="ce16" office:value-type="float" office:value="0.96731597332107" calcext:value-type="float">
            <text:p>0.9673</text:p>
          </table:table-cell>
          <table:table-cell table:style-name="ce16" office:value-type="float" office:value="0.147956513148171" calcext:value-type="float">
            <text:p>0.1480</text:p>
          </table:table-cell>
          <table:table-cell table:style-name="ce16" office:value-type="float" office:value="0.964680557530563" calcext:value-type="float">
            <text:p>0.9647</text:p>
          </table:table-cell>
          <table:table-cell table:style-name="ce16" office:value-type="float" office:value="36.9891282870428" calcext:value-type="float">
            <text:p>36.9891</text:p>
          </table:table-cell>
          <table:table-cell table:style-name="ce16" office:value-type="float" office:value="2.27331881166513" calcext:value-type="float">
            <text:p>2.2733</text:p>
          </table:table-cell>
          <table:table-cell table:style-name="ce16" office:value-type="float" office:value="0.777653949515187" calcext:value-type="float">
            <text:p>0.7777</text:p>
          </table:table-cell>
          <table:table-cell table:style-name="ce22" table:formula="of:=ABS([.F34])" office:value-type="float" office:value="0.147956513148171" calcext:value-type="float">
            <text:p>0.148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4G17460</text:p>
          </table:table-cell>
          <table:table-cell office:value-type="string" calcext:value-type="string">
            <text:p>HAT1</text:p>
          </table:table-cell>
          <table:table-cell office:value-type="string" calcext:value-type="string">
            <text:p>E</text:p>
          </table:table-cell>
          <table:table-cell office:value-type="float" office:value="8.87840378696086" calcext:value-type="float">
            <text:p>8.8784</text:p>
          </table:table-cell>
          <table:table-cell office:value-type="float" office:value="1.29822286385049" calcext:value-type="float">
            <text:p>1.2982</text:p>
          </table:table-cell>
          <table:table-cell office:value-type="float" office:value="0.146222552499483" calcext:value-type="float">
            <text:p>0.1462</text:p>
          </table:table-cell>
          <table:table-cell office:value-type="float" office:value="1.09673815021672" calcext:value-type="float">
            <text:p>1.0967</text:p>
          </table:table-cell>
          <table:table-cell office:value-type="float" office:value="36.5556381248708" calcext:value-type="float">
            <text:p>36.5556</text:p>
          </table:table-cell>
          <table:table-cell office:value-type="float" office:value="2.11540738958742" calcext:value-type="float">
            <text:p>2.1154</text:p>
          </table:table-cell>
          <table:table-cell office:value-type="float" office:value="0.794785448622792" calcext:value-type="float">
            <text:p>0.7948</text:p>
          </table:table-cell>
          <table:table-cell table:style-name="ce24" table:formula="of:=ABS([.F35])" office:value-type="float" office:value="0.146222552499483" calcext:value-type="float">
            <text:p>0.1462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2G43550</text:p>
          </table:table-cell>
          <table:table-cell office:value-type="string" calcext:value-type="string">
            <text:p>ATTI6</text:p>
          </table:table-cell>
          <table:table-cell office:value-type="string" calcext:value-type="string">
            <text:p>E</text:p>
          </table:table-cell>
          <table:table-cell office:value-type="float" office:value="83.2766541806621" calcext:value-type="float">
            <text:p>83.2767</text:p>
          </table:table-cell>
          <table:table-cell office:value-type="float" office:value="11.7665613923626" calcext:value-type="float">
            <text:p>11.7666</text:p>
          </table:table-cell>
          <table:table-cell office:value-type="float" office:value="0.141294838368938" calcext:value-type="float">
            <text:p>0.1413</text:p>
          </table:table-cell>
          <table:table-cell office:value-type="float" office:value="1.53583743286582" calcext:value-type="float">
            <text:p>1.5358</text:p>
          </table:table-cell>
          <table:table-cell office:value-type="float" office:value="35.3237095922346" calcext:value-type="float">
            <text:p>35.3237</text:p>
          </table:table-cell>
          <table:table-cell office:value-type="float" office:value="1.72245032966817" calcext:value-type="float">
            <text:p>1.7225</text:p>
          </table:table-cell>
          <table:table-cell office:value-type="float" office:value="0.625378405460813" calcext:value-type="float">
            <text:p>0.6254</text:p>
          </table:table-cell>
          <table:table-cell table:style-name="ce24" table:formula="of:=ABS([.F36])" office:value-type="float" office:value="0.141294838368938" calcext:value-type="float">
            <text:p>0.1413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2G40750</text:p>
          </table:table-cell>
          <table:table-cell office:value-type="string" calcext:value-type="string">
            <text:p>WRKY54</text:p>
          </table:table-cell>
          <table:table-cell office:value-type="string" calcext:value-type="string">
            <text:p>E</text:p>
          </table:table-cell>
          <table:table-cell office:value-type="float" office:value="1.58168127431458" calcext:value-type="float">
            <text:p>1.5817</text:p>
          </table:table-cell>
          <table:table-cell office:value-type="float" office:value="0.221586419951827" calcext:value-type="float">
            <text:p>0.2216</text:p>
          </table:table-cell>
          <table:table-cell office:value-type="float" office:value="0.140095494301057" calcext:value-type="float">
            <text:p>0.1401</text:p>
          </table:table-cell>
          <table:table-cell office:value-type="float" office:value="2.97629143664679" calcext:value-type="float">
            <text:p>2.9763</text:p>
          </table:table-cell>
          <table:table-cell office:value-type="float" office:value="35.0238735752643" calcext:value-type="float">
            <text:p>35.0239</text:p>
          </table:table-cell>
          <table:table-cell office:value-type="float" office:value="1.12218383114896" calcext:value-type="float">
            <text:p>1.1222</text:p>
          </table:table-cell>
          <table:table-cell office:value-type="float" office:value="0.804546003395886" calcext:value-type="float">
            <text:p>0.8045</text:p>
          </table:table-cell>
          <table:table-cell table:style-name="ce24" table:formula="of:=ABS([.F37])" office:value-type="float" office:value="0.140095494301057" calcext:value-type="float">
            <text:p>0.1401</text:p>
          </table:table-cell>
          <table:table-cell table:style-name="ce4" table:number-columns-repeated="1013"/>
        </table:table-row>
        <table:table-row table:style-name="ro1">
          <table:table-cell table:number-columns-repeated="2" office:value-type="string" calcext:value-type="string">
            <text:p>AT3G13435</text:p>
          </table:table-cell>
          <table:table-cell office:value-type="string" calcext:value-type="string">
            <text:p>E</text:p>
          </table:table-cell>
          <table:table-cell office:value-type="float" office:value="20.8051709323179" calcext:value-type="float">
            <text:p>20.8052</text:p>
          </table:table-cell>
          <table:table-cell office:value-type="float" office:value="2.87815604425009" calcext:value-type="float">
            <text:p>2.8782</text:p>
          </table:table-cell>
          <table:table-cell office:value-type="float" office:value="0.138338495444865" calcext:value-type="float">
            <text:p>0.1383</text:p>
          </table:table-cell>
          <table:table-cell office:value-type="float" office:value="1.95096245129273" calcext:value-type="float">
            <text:p>1.9510</text:p>
          </table:table-cell>
          <table:table-cell office:value-type="float" office:value="34.5846238612162" calcext:value-type="float">
            <text:p>34.5846</text:p>
          </table:table-cell>
          <table:table-cell office:value-type="float" office:value="1.47128919444463" calcext:value-type="float">
            <text:p>1.4713</text:p>
          </table:table-cell>
          <table:table-cell office:value-type="float" office:value="0.721365117385504" calcext:value-type="float">
            <text:p>0.7214</text:p>
          </table:table-cell>
          <table:table-cell table:style-name="ce24" table:formula="of:=ABS([.F38])" office:value-type="float" office:value="0.138338495444865" calcext:value-type="float">
            <text:p>0.1383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2G28190</text:p>
          </table:table-cell>
          <table:table-cell office:value-type="string" calcext:value-type="string">
            <text:p>CSD2</text:p>
          </table:table-cell>
          <table:table-cell office:value-type="string" calcext:value-type="string">
            <text:p>E</text:p>
          </table:table-cell>
          <table:table-cell office:value-type="float" office:value="32.6411526230323" calcext:value-type="float">
            <text:p>32.6412</text:p>
          </table:table-cell>
          <table:table-cell office:value-type="float" office:value="4.14100749269964" calcext:value-type="float">
            <text:p>4.1410</text:p>
          </table:table-cell>
          <table:table-cell office:value-type="float" office:value="0.126864622108279" calcext:value-type="float">
            <text:p>0.1269</text:p>
          </table:table-cell>
          <table:table-cell office:value-type="float" office:value="3.24927347444733" calcext:value-type="float">
            <text:p>3.2493</text:p>
          </table:table-cell>
          <table:table-cell office:value-type="float" office:value="31.7161555270697" calcext:value-type="float">
            <text:p>31.7162</text:p>
          </table:table-cell>
          <table:table-cell office:value-type="float" office:value="0.982655891764321" calcext:value-type="float">
            <text:p>0.9827</text:p>
          </table:table-cell>
          <table:table-cell office:value-type="float" office:value="0.691800745380784" calcext:value-type="float">
            <text:p>0.6918</text:p>
          </table:table-cell>
          <table:table-cell table:style-name="ce24" table:formula="of:=ABS([.F39])" office:value-type="float" office:value="0.126864622108279" calcext:value-type="float">
            <text:p>0.1269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4G34810</text:p>
          </table:table-cell>
          <table:table-cell table:style-name="ce2" office:value-type="string" calcext:value-type="string">
            <text:p>SAUR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2.7569892494616" calcext:value-type="float">
            <text:p>12.7570</text:p>
          </table:table-cell>
          <table:table-cell table:style-name="ce16" office:value-type="float" office:value="1.58253297570248" calcext:value-type="float">
            <text:p>1.5825</text:p>
          </table:table-cell>
          <table:table-cell table:style-name="ce16" office:value-type="float" office:value="0.124052230879577" calcext:value-type="float">
            <text:p>0.1241</text:p>
          </table:table-cell>
          <table:table-cell table:style-name="ce16" office:value-type="float" office:value="0.969432778834268" calcext:value-type="float">
            <text:p>0.9694</text:p>
          </table:table-cell>
          <table:table-cell table:style-name="ce16" office:value-type="float" office:value="31.0130577198942" calcext:value-type="float">
            <text:p>31.0131</text:p>
          </table:table-cell>
          <table:table-cell table:style-name="ce16" office:value-type="float" office:value="2.07007779583876" calcext:value-type="float">
            <text:p>2.0701</text:p>
          </table:table-cell>
          <table:table-cell table:style-name="ce16" office:value-type="float" office:value="0.648933007410683" calcext:value-type="float">
            <text:p>0.6489</text:p>
          </table:table-cell>
          <table:table-cell table:style-name="ce22" table:formula="of:=ABS([.F40])" office:value-type="float" office:value="0.124052230879577" calcext:value-type="float">
            <text:p>0.124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5G08000</text:p>
          </table:table-cell>
          <table:table-cell office:value-type="string" calcext:value-type="string">
            <text:p>PDCB2</text:p>
          </table:table-cell>
          <table:table-cell office:value-type="string" calcext:value-type="string">
            <text:p>E</text:p>
          </table:table-cell>
          <table:table-cell office:value-type="float" office:value="13.7569533667331" calcext:value-type="float">
            <text:p>13.7570</text:p>
          </table:table-cell>
          <table:table-cell office:value-type="float" office:value="1.6411415021688" calcext:value-type="float">
            <text:p>1.6411</text:p>
          </table:table-cell>
          <table:table-cell office:value-type="float" office:value="0.119295417991122" calcext:value-type="float">
            <text:p>0.1193</text:p>
          </table:table-cell>
          <table:table-cell office:value-type="float" office:value="1.31627669862585" calcext:value-type="float">
            <text:p>1.3163</text:p>
          </table:table-cell>
          <table:table-cell office:value-type="float" office:value="29.8238544977805" calcext:value-type="float">
            <text:p>29.8239</text:p>
          </table:table-cell>
          <table:table-cell office:value-type="float" office:value="1.70742493237615" calcext:value-type="float">
            <text:p>1.7074</text:p>
          </table:table-cell>
          <table:table-cell office:value-type="float" office:value="0.676883087896249" calcext:value-type="float">
            <text:p>0.6769</text:p>
          </table:table-cell>
          <table:table-cell table:style-name="ce24" table:formula="of:=ABS([.F41])" office:value-type="float" office:value="0.119295417991122" calcext:value-type="float">
            <text:p>0.1193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2G35960</text:p>
          </table:table-cell>
          <table:table-cell office:value-type="string" calcext:value-type="string">
            <text:p>NHL12</text:p>
          </table:table-cell>
          <table:table-cell office:value-type="string" calcext:value-type="string">
            <text:p>E</text:p>
          </table:table-cell>
          <table:table-cell office:value-type="float" office:value="13.0275324635431" calcext:value-type="float">
            <text:p>13.0275</text:p>
          </table:table-cell>
          <table:table-cell office:value-type="float" office:value="1.53751228976496" calcext:value-type="float">
            <text:p>1.5375</text:p>
          </table:table-cell>
          <table:table-cell office:value-type="float" office:value="0.118020223251611" calcext:value-type="float">
            <text:p>0.1180</text:p>
          </table:table-cell>
          <table:table-cell office:value-type="float" office:value="2.09228010082247" calcext:value-type="float">
            <text:p>2.0923</text:p>
          </table:table-cell>
          <table:table-cell office:value-type="float" office:value="29.5050558129027" calcext:value-type="float">
            <text:p>29.5051</text:p>
          </table:table-cell>
          <table:table-cell office:value-type="float" office:value="1.26914490908044" calcext:value-type="float">
            <text:p>1.2691</text:p>
          </table:table-cell>
          <table:table-cell office:value-type="float" office:value="0.787592142838001" calcext:value-type="float">
            <text:p>0.7876</text:p>
          </table:table-cell>
          <table:table-cell table:style-name="ce24" table:formula="of:=ABS([.F42])" office:value-type="float" office:value="0.118020223251611" calcext:value-type="float">
            <text:p>0.11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9450</text:p>
          </table:table-cell>
          <table:table-cell table:style-name="ce2" office:value-type="string" calcext:value-type="string">
            <text:p>SAUR6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96581855667195" calcext:value-type="float">
            <text:p>5.9658</text:p>
          </table:table-cell>
          <table:table-cell table:style-name="ce16" office:value-type="float" office:value="0.700233372031192" calcext:value-type="float">
            <text:p>0.7002</text:p>
          </table:table-cell>
          <table:table-cell table:style-name="ce16" office:value-type="float" office:value="0.117374232115738" calcext:value-type="float">
            <text:p>0.1174</text:p>
          </table:table-cell>
          <table:table-cell table:style-name="ce16" office:value-type="float" office:value="0.542606025026604" calcext:value-type="float">
            <text:p>0.5426</text:p>
          </table:table-cell>
          <table:table-cell table:style-name="ce16" office:value-type="float" office:value="29.3435580289346" calcext:value-type="float">
            <text:p>29.3436</text:p>
          </table:table-cell>
          <table:table-cell table:style-name="ce16" office:value-type="float" office:value="2.67985025610026" calcext:value-type="float">
            <text:p>2.6799</text:p>
          </table:table-cell>
          <table:table-cell table:style-name="ce16" office:value-type="float" office:value="0.601539177557922" calcext:value-type="float">
            <text:p>0.6015</text:p>
          </table:table-cell>
          <table:table-cell table:style-name="ce22" table:formula="of:=ABS([.F43])" office:value-type="float" office:value="0.117374232115738" calcext:value-type="float">
            <text:p>0.117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AT5G66520</text:p>
          </table:table-cell>
          <table:table-cell office:value-type="string" calcext:value-type="string">
            <text:p>PCMP-H61</text:p>
          </table:table-cell>
          <table:table-cell office:value-type="string" calcext:value-type="string">
            <text:p>E</text:p>
          </table:table-cell>
          <table:table-cell office:value-type="float" office:value="1.56604095145772" calcext:value-type="float">
            <text:p>1.5660</text:p>
          </table:table-cell>
          <table:table-cell office:value-type="float" office:value="0.182180667826866" calcext:value-type="float">
            <text:p>0.1822</text:p>
          </table:table-cell>
          <table:table-cell office:value-type="float" office:value="0.116331994803384" calcext:value-type="float">
            <text:p>0.1163</text:p>
          </table:table-cell>
          <table:table-cell office:value-type="float" office:value="2.39019458969094" calcext:value-type="float">
            <text:p>2.3902</text:p>
          </table:table-cell>
          <table:table-cell office:value-type="float" office:value="29.082998700846" calcext:value-type="float">
            <text:p>29.0830</text:p>
          </table:table-cell>
          <table:table-cell office:value-type="float" office:value="1.14845440828018" calcext:value-type="float">
            <text:p>1.1485</text:p>
          </table:table-cell>
          <table:table-cell office:value-type="float" office:value="0.741720675280951" calcext:value-type="float">
            <text:p>0.7417</text:p>
          </table:table-cell>
          <table:table-cell table:style-name="ce24" table:formula="of:=ABS([.F44])" office:value-type="float" office:value="0.116331994803384" calcext:value-type="float">
            <text:p>0.1163</text:p>
          </table:table-cell>
          <table:table-cell table:style-name="ce4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060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05981294337819" calcext:value-type="float">
            <text:p>1.0598</text:p>
          </table:table-cell>
          <table:table-cell table:style-name="ce16" office:value-type="float" office:value="0.119025449358263" calcext:value-type="float">
            <text:p>0.1190</text:p>
          </table:table-cell>
          <table:table-cell table:style-name="ce16" office:value-type="float" office:value="0.112307978593717" calcext:value-type="float">
            <text:p>0.1123</text:p>
          </table:table-cell>
          <table:table-cell table:style-name="ce16" office:value-type="float" office:value="0.967854964413316" calcext:value-type="float">
            <text:p>0.9679</text:p>
          </table:table-cell>
          <table:table-cell table:style-name="ce16" office:value-type="float" office:value="28.0769946484294" calcext:value-type="float">
            <text:p>28.0770</text:p>
          </table:table-cell>
          <table:table-cell table:style-name="ce16" office:value-type="float" office:value="1.96382573839096" calcext:value-type="float">
            <text:p>1.9638</text:p>
          </table:table-cell>
          <table:table-cell table:style-name="ce16" office:value-type="float" office:value="0.865171451825647" calcext:value-type="float">
            <text:p>0.8652</text:p>
          </table:table-cell>
          <table:table-cell table:style-name="ce22" table:formula="of:=ABS([.F45])" office:value-type="float" office:value="0.112307978593717" calcext:value-type="float">
            <text:p>0.112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03170</text:p>
          </table:table-cell>
          <table:table-cell office:value-type="string" calcext:value-type="string">
            <text:p>E</text:p>
          </table:table-cell>
          <table:table-cell office:value-type="float" office:value="1.00878098265107" calcext:value-type="float">
            <text:p>1.0088</text:p>
          </table:table-cell>
          <table:table-cell office:value-type="float" office:value="0.11101181662683" calcext:value-type="float">
            <text:p>0.1110</text:p>
          </table:table-cell>
          <table:table-cell office:value-type="float" office:value="0.110045508922156" calcext:value-type="float">
            <text:p>0.1100</text:p>
          </table:table-cell>
          <table:table-cell office:value-type="float" office:value="1.90652990958764" calcext:value-type="float">
            <text:p>1.9065</text:p>
          </table:table-cell>
          <table:table-cell office:value-type="float" office:value="27.5113772305391" calcext:value-type="float">
            <text:p>27.5114</text:p>
          </table:table-cell>
          <table:table-cell office:value-type="float" office:value="1.28865852948108" calcext:value-type="float">
            <text:p>1.2887</text:p>
          </table:table-cell>
          <table:table-cell office:value-type="float" office:value="0.604711100715057" calcext:value-type="float">
            <text:p>0.6047</text:p>
          </table:table-cell>
          <table:table-cell table:style-name="ce24" table:formula="of:=ABS([.F46])" office:value-type="float" office:value="0.110045508922156" calcext:value-type="float">
            <text:p>0.1100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1G69588</text:p>
          </table:table-cell>
          <table:table-cell table:style-name="ce2" office:value-type="string" calcext:value-type="string">
            <text:p>CLE4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51377362142297" calcext:value-type="float">
            <text:p>1.5138</text:p>
          </table:table-cell>
          <table:table-cell table:style-name="ce16" office:value-type="float" office:value="0.161725114266929" calcext:value-type="float">
            <text:p>0.1617</text:p>
          </table:table-cell>
          <table:table-cell table:style-name="ce16" office:value-type="float" office:value="0.106835732885149" calcext:value-type="float">
            <text:p>0.1068</text:p>
          </table:table-cell>
          <table:table-cell table:style-name="ce16" office:value-type="float" office:value="0.274649137779419" calcext:value-type="float">
            <text:p>0.2746</text:p>
          </table:table-cell>
          <table:table-cell table:style-name="ce16" office:value-type="float" office:value="26.7089332212872" calcext:value-type="float">
            <text:p>26.7089</text:p>
          </table:table-cell>
          <table:table-cell table:style-name="ce16" office:value-type="float" office:value="3.42287168170989" calcext:value-type="float">
            <text:p>3.4229</text:p>
          </table:table-cell>
          <table:table-cell table:style-name="ce16" office:value-type="float" office:value="0.627042580151857" calcext:value-type="float">
            <text:p>0.6270</text:p>
          </table:table-cell>
          <table:table-cell table:style-name="ce22" table:formula="of:=ABS([.F47])" office:value-type="float" office:value="0.106835732885149" calcext:value-type="float">
            <text:p>0.1068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AT3G61890</text:p>
          </table:table-cell>
          <table:table-cell table:style-name="ce2" office:value-type="string" calcext:value-type="string">
            <text:p>ATHB-1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9.06975329409617" calcext:value-type="float">
            <text:p>9.0698</text:p>
          </table:table-cell>
          <table:table-cell table:style-name="ce16" office:value-type="float" office:value="0.923252511347669" calcext:value-type="float">
            <text:p>0.9233</text:p>
          </table:table-cell>
          <table:table-cell table:style-name="ce16" office:value-type="float" office:value="0.101794666449047" calcext:value-type="float">
            <text:p>0.1018</text:p>
          </table:table-cell>
          <table:table-cell table:style-name="ce16" office:value-type="float" office:value="0.500376378905906" calcext:value-type="float">
            <text:p>0.5004</text:p>
          </table:table-cell>
          <table:table-cell table:style-name="ce16" office:value-type="float" office:value="25.4486666122619" calcext:value-type="float">
            <text:p>25.4487</text:p>
          </table:table-cell>
          <table:table-cell table:style-name="ce16" office:value-type="float" office:value="2.60547178245943" calcext:value-type="float">
            <text:p>2.6055</text:p>
          </table:table-cell>
          <table:table-cell table:style-name="ce16" office:value-type="float" office:value="0.691469082741326" calcext:value-type="float">
            <text:p>0.6915</text:p>
          </table:table-cell>
          <table:table-cell table:style-name="ce22" table:formula="of:=ABS([.F48])" office:value-type="float" office:value="0.101794666449047" calcext:value-type="float">
            <text:p>0.101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4150</text:p>
          </table:table-cell>
          <table:table-cell table:style-name="ce2" office:value-type="string" calcext:value-type="string">
            <text:p>PNSL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5.8619113425266" calcext:value-type="float">
            <text:p>25.8619</text:p>
          </table:table-cell>
          <table:table-cell table:style-name="ce16" office:value-type="float" office:value="2.61348217724932" calcext:value-type="float">
            <text:p>2.6135</text:p>
          </table:table-cell>
          <table:table-cell table:style-name="ce16" office:value-type="float" office:value="0.10105526009409" calcext:value-type="float">
            <text:p>0.1011</text:p>
          </table:table-cell>
          <table:table-cell table:style-name="ce16" office:value-type="float" office:value="0.257452073289287" calcext:value-type="float">
            <text:p>0.2575</text:p>
          </table:table-cell>
          <table:table-cell table:style-name="ce16" office:value-type="float" office:value="25.2638150235225" calcext:value-type="float">
            <text:p>25.2638</text:p>
          </table:table-cell>
          <table:table-cell table:style-name="ce16" office:value-type="float" office:value="3.43469717246418" calcext:value-type="float">
            <text:p>3.4347</text:p>
          </table:table-cell>
          <table:table-cell table:style-name="ce16" office:value-type="float" office:value="0.699656674465285" calcext:value-type="float">
            <text:p>0.6997</text:p>
          </table:table-cell>
          <table:table-cell table:style-name="ce22" table:formula="of:=ABS([.F49])" office:value-type="float" office:value="0.10105526009409" calcext:value-type="float">
            <text:p>0.101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27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78888618464299" calcext:value-type="float">
            <text:p>3.7889</text:p>
          </table:table-cell>
          <table:table-cell table:style-name="ce16" office:value-type="float" office:value="0.360440875428266" calcext:value-type="float">
            <text:p>0.3604</text:p>
          </table:table-cell>
          <table:table-cell table:style-name="ce16" office:value-type="float" office:value="0.0951310907382742" calcext:value-type="float">
            <text:p>0.0951</text:p>
          </table:table-cell>
          <table:table-cell table:style-name="ce16" office:value-type="float" office:value="0.590427006413529" calcext:value-type="float">
            <text:p>0.5904</text:p>
          </table:table-cell>
          <table:table-cell table:style-name="ce16" office:value-type="float" office:value="23.7827726845686" calcext:value-type="float">
            <text:p>23.7828</text:p>
          </table:table-cell>
          <table:table-cell table:style-name="ce16" office:value-type="float" office:value="2.33000276997491" calcext:value-type="float">
            <text:p>2.3300</text:p>
          </table:table-cell>
          <table:table-cell table:style-name="ce16" office:value-type="float" office:value="0.66089432952373" calcext:value-type="float">
            <text:p>0.6609</text:p>
          </table:table-cell>
          <table:table-cell table:style-name="ce22" table:formula="of:=ABS([.F50])" office:value-type="float" office:value="0.0951310907382742" calcext:value-type="float">
            <text:p>0.0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12920</text:p>
          </table:table-cell>
          <table:table-cell office:value-type="string" calcext:value-type="string">
            <text:p>BRG3</text:p>
          </table:table-cell>
          <table:table-cell office:value-type="string" calcext:value-type="string">
            <text:p>E</text:p>
          </table:table-cell>
          <table:table-cell office:value-type="float" office:value="12.9690224399884" calcext:value-type="float">
            <text:p>12.9690</text:p>
          </table:table-cell>
          <table:table-cell office:value-type="float" office:value="1.19810269556067" calcext:value-type="float">
            <text:p>1.1981</text:p>
          </table:table-cell>
          <table:table-cell office:value-type="float" office:value="0.092381881603232" calcext:value-type="float">
            <text:p>0.0924</text:p>
          </table:table-cell>
          <table:table-cell office:value-type="float" office:value="1.03857297123134" calcext:value-type="float">
            <text:p>1.0386</text:p>
          </table:table-cell>
          <table:table-cell office:value-type="float" office:value="23.095470400808" calcext:value-type="float">
            <text:p>23.0955</text:p>
          </table:table-cell>
          <table:table-cell office:value-type="float" office:value="1.68874865631809" calcext:value-type="float">
            <text:p>1.6887</text:p>
          </table:table-cell>
          <table:table-cell office:value-type="float" office:value="0.687457476771148" calcext:value-type="float">
            <text:p>0.6875</text:p>
          </table:table-cell>
          <table:table-cell table:style-name="ce24" table:formula="of:=ABS([.F51])" office:value-type="float" office:value="0.092381881603232" calcext:value-type="float">
            <text:p>0.092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5630</text:p>
          </table:table-cell>
          <table:table-cell table:style-name="ce2" office:value-type="string" calcext:value-type="string">
            <text:p>FPGS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03374744222525" calcext:value-type="float">
            <text:p>2.0337</text:p>
          </table:table-cell>
          <table:table-cell table:style-name="ce16" office:value-type="float" office:value="0.186462687846538" calcext:value-type="float">
            <text:p>0.1865</text:p>
          </table:table-cell>
          <table:table-cell table:style-name="ce16" office:value-type="float" office:value="0.091684288803588" calcext:value-type="float">
            <text:p>0.0917</text:p>
          </table:table-cell>
          <table:table-cell table:style-name="ce16" office:value-type="float" office:value="0.769533029658795" calcext:value-type="float">
            <text:p>0.7695</text:p>
          </table:table-cell>
          <table:table-cell table:style-name="ce16" office:value-type="float" office:value="22.921072200897" calcext:value-type="float">
            <text:p>22.9211</text:p>
          </table:table-cell>
          <table:table-cell table:style-name="ce16" office:value-type="float" office:value="1.99224961667896" calcext:value-type="float">
            <text:p>1.9922</text:p>
          </table:table-cell>
          <table:table-cell table:style-name="ce16" office:value-type="float" office:value="0.799230988854744" calcext:value-type="float">
            <text:p>0.7992</text:p>
          </table:table-cell>
          <table:table-cell table:style-name="ce22" table:formula="of:=ABS([.F52])" office:value-type="float" office:value="0.091684288803588" calcext:value-type="float">
            <text:p>0.09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01590</text:p>
          </table:table-cell>
          <table:table-cell table:style-name="ce2" office:value-type="string" calcext:value-type="string">
            <text:p>CRR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4.7208666615853" calcext:value-type="float">
            <text:p>24.7209</text:p>
          </table:table-cell>
          <table:table-cell table:style-name="ce16" office:value-type="float" office:value="2.18609473696722" calcext:value-type="float">
            <text:p>2.1861</text:p>
          </table:table-cell>
          <table:table-cell table:style-name="ce16" office:value-type="float" office:value="0.0884311527946661" calcext:value-type="float">
            <text:p>0.0884</text:p>
          </table:table-cell>
          <table:table-cell table:style-name="ce16" office:value-type="float" office:value="0.652979907497246" calcext:value-type="float">
            <text:p>0.6530</text:p>
          </table:table-cell>
          <table:table-cell table:style-name="ce16" office:value-type="float" office:value="22.1077881986665" calcext:value-type="float">
            <text:p>22.1078</text:p>
          </table:table-cell>
          <table:table-cell table:style-name="ce16" office:value-type="float" office:value="2.13279944502581" calcext:value-type="float">
            <text:p>2.1328</text:p>
          </table:table-cell>
          <table:table-cell table:style-name="ce16" office:value-type="float" office:value="0.675743363554456" calcext:value-type="float">
            <text:p>0.6757</text:p>
          </table:table-cell>
          <table:table-cell table:style-name="ce22" table:formula="of:=ABS([.F53])" office:value-type="float" office:value="0.0884311527946661" calcext:value-type="float">
            <text:p>0.088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66480</text:p>
          </table:table-cell>
          <table:table-cell office:value-type="string" calcext:value-type="string">
            <text:p>E</text:p>
          </table:table-cell>
          <table:table-cell office:value-type="float" office:value="2.04395136108493" calcext:value-type="float">
            <text:p>2.0440</text:p>
          </table:table-cell>
          <table:table-cell office:value-type="float" office:value="0.177722186026017" calcext:value-type="float">
            <text:p>0.1777</text:p>
          </table:table-cell>
          <table:table-cell office:value-type="float" office:value="0.0869503009756957" calcext:value-type="float">
            <text:p>0.0870</text:p>
          </table:table-cell>
          <table:table-cell office:value-type="float" office:value="1.5265400034631" calcext:value-type="float">
            <text:p>1.5265</text:p>
          </table:table-cell>
          <table:table-cell office:value-type="float" office:value="21.7375752439239" calcext:value-type="float">
            <text:p>21.7376</text:p>
          </table:table-cell>
          <table:table-cell office:value-type="float" office:value="1.27737588109899" calcext:value-type="float">
            <text:p>1.2774</text:p>
          </table:table-cell>
          <table:table-cell office:value-type="float" office:value="0.631166833580021" calcext:value-type="float">
            <text:p>0.6312</text:p>
          </table:table-cell>
          <table:table-cell table:style-name="ce24" table:formula="of:=ABS([.F54])" office:value-type="float" office:value="0.0869503009756957" calcext:value-type="float">
            <text:p>0.08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8570</text:p>
          </table:table-cell>
          <table:table-cell office:value-type="string" calcext:value-type="string">
            <text:p>UGT72D1</text:p>
          </table:table-cell>
          <table:table-cell office:value-type="string" calcext:value-type="string">
            <text:p>E</text:p>
          </table:table-cell>
          <table:table-cell office:value-type="float" office:value="4.4681313989333" calcext:value-type="float">
            <text:p>4.4681</text:p>
          </table:table-cell>
          <table:table-cell office:value-type="float" office:value="0.377205499709049" calcext:value-type="float">
            <text:p>0.3772</text:p>
          </table:table-cell>
          <table:table-cell office:value-type="float" office:value="0.0844213086032118" calcext:value-type="float">
            <text:p>0.0844</text:p>
          </table:table-cell>
          <table:table-cell office:value-type="float" office:value="2.59143218676572" calcext:value-type="float">
            <text:p>2.5914</text:p>
          </table:table-cell>
          <table:table-cell office:value-type="float" office:value="21.105327150803" calcext:value-type="float">
            <text:p>21.1053</text:p>
          </table:table-cell>
          <table:table-cell office:value-type="float" office:value="0.859514128512392" calcext:value-type="float">
            <text:p>0.8595</text:p>
          </table:table-cell>
          <table:table-cell office:value-type="float" office:value="0.605561693532841" calcext:value-type="float">
            <text:p>0.6056</text:p>
          </table:table-cell>
          <table:table-cell table:style-name="ce24" table:formula="of:=ABS([.F55])" office:value-type="float" office:value="0.0844213086032118" calcext:value-type="float">
            <text:p>0.08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8070</text:p>
          </table:table-cell>
          <table:table-cell table:style-name="ce2" office:value-type="string" calcext:value-type="string">
            <text:p>XTH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56744847819181" calcext:value-type="float">
            <text:p>2.5674</text:p>
          </table:table-cell>
          <table:table-cell table:style-name="ce16" office:value-type="float" office:value="0.212624249259062" calcext:value-type="float">
            <text:p>0.2126</text:p>
          </table:table-cell>
          <table:table-cell table:style-name="ce16" office:value-type="float" office:value="0.0828153908696188" calcext:value-type="float">
            <text:p>0.0828</text:p>
          </table:table-cell>
          <table:table-cell table:style-name="ce16" office:value-type="float" office:value="0.582839817754525" calcext:value-type="float">
            <text:p>0.5828</text:p>
          </table:table-cell>
          <table:table-cell table:style-name="ce16" office:value-type="float" office:value="20.7038477174047" calcext:value-type="float">
            <text:p>20.7038</text:p>
          </table:table-cell>
          <table:table-cell table:style-name="ce16" office:value-type="float" office:value="2.18657545542792" calcext:value-type="float">
            <text:p>2.1866</text:p>
          </table:table-cell>
          <table:table-cell table:style-name="ce16" office:value-type="float" office:value="0.767280866623649" calcext:value-type="float">
            <text:p>0.7673</text:p>
          </table:table-cell>
          <table:table-cell table:style-name="ce22" table:formula="of:=ABS([.F56])" office:value-type="float" office:value="0.0828153908696188" calcext:value-type="float">
            <text:p>0.0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3840</text:p>
          </table:table-cell>
          <table:table-cell office:value-type="string" calcext:value-type="string">
            <text:p>FZR3</text:p>
          </table:table-cell>
          <table:table-cell office:value-type="string" calcext:value-type="string">
            <text:p>E</text:p>
          </table:table-cell>
          <table:table-cell office:value-type="float" office:value="7.49124043604516" calcext:value-type="float">
            <text:p>7.4912</text:p>
          </table:table-cell>
          <table:table-cell office:value-type="float" office:value="0.615710860928956" calcext:value-type="float">
            <text:p>0.6157</text:p>
          </table:table-cell>
          <table:table-cell office:value-type="float" office:value="0.0821907755044648" calcext:value-type="float">
            <text:p>0.0822</text:p>
          </table:table-cell>
          <table:table-cell office:value-type="float" office:value="1.26619175629659" calcext:value-type="float">
            <text:p>1.2662</text:p>
          </table:table-cell>
          <table:table-cell office:value-type="float" office:value="20.5476938761162" calcext:value-type="float">
            <text:p>20.5477</text:p>
          </table:table-cell>
          <table:table-cell office:value-type="float" office:value="1.39110493518576" calcext:value-type="float">
            <text:p>1.3911</text:p>
          </table:table-cell>
          <table:table-cell office:value-type="float" office:value="0.656196318669272" calcext:value-type="float">
            <text:p>0.6562</text:p>
          </table:table-cell>
          <table:table-cell table:style-name="ce24" table:formula="of:=ABS([.F57])" office:value-type="float" office:value="0.0821907755044648" calcext:value-type="float">
            <text:p>0.08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0410</text:p>
          </table:table-cell>
          <table:table-cell office:value-type="string" calcext:value-type="string">
            <text:p>SADHU1-1</text:p>
          </table:table-cell>
          <table:table-cell office:value-type="string" calcext:value-type="string">
            <text:p>E</text:p>
          </table:table-cell>
          <table:table-cell office:value-type="float" office:value="74.6352534492974" calcext:value-type="float">
            <text:p>74.6353</text:p>
          </table:table-cell>
          <table:table-cell office:value-type="float" office:value="6.09970202397372" calcext:value-type="float">
            <text:p>6.0997</text:p>
          </table:table-cell>
          <table:table-cell office:value-type="float" office:value="0.0817268213354093" calcext:value-type="float">
            <text:p>0.0817</text:p>
          </table:table-cell>
          <table:table-cell office:value-type="float" office:value="1.2810960159723" calcext:value-type="float">
            <text:p>1.2811</text:p>
          </table:table-cell>
          <table:table-cell office:value-type="float" office:value="20.4317053338523" calcext:value-type="float">
            <text:p>20.4317</text:p>
          </table:table-cell>
          <table:table-cell office:value-type="float" office:value="1.37565745895268" calcext:value-type="float">
            <text:p>1.3757</text:p>
          </table:table-cell>
          <table:table-cell office:value-type="float" office:value="0.73930447585559" calcext:value-type="float">
            <text:p>0.7393</text:p>
          </table:table-cell>
          <table:table-cell table:style-name="ce24" table:formula="of:=ABS([.F58])" office:value-type="float" office:value="0.0817268213354093" calcext:value-type="float">
            <text:p>0.08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1590</text:p>
          </table:table-cell>
          <table:table-cell table:style-name="ce2" office:value-type="string" calcext:value-type="string">
            <text:p>ERF107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0.296505992215" calcext:value-type="float">
            <text:p>40.2965</text:p>
          </table:table-cell>
          <table:table-cell table:style-name="ce16" office:value-type="float" office:value="3.25249661723849" calcext:value-type="float">
            <text:p>3.2525</text:p>
          </table:table-cell>
          <table:table-cell table:style-name="ce16" office:value-type="float" office:value="0.0807141099991856" calcext:value-type="float">
            <text:p>0.0807</text:p>
          </table:table-cell>
          <table:table-cell table:style-name="ce16" office:value-type="float" office:value="0.308049351486981" calcext:value-type="float">
            <text:p>0.3080</text:p>
          </table:table-cell>
          <table:table-cell table:style-name="ce16" office:value-type="float" office:value="20.1785274997964" calcext:value-type="float">
            <text:p>20.1785</text:p>
          </table:table-cell>
          <table:table-cell table:style-name="ce16" office:value-type="float" office:value="2.91655697066819" calcext:value-type="float">
            <text:p>2.9166</text:p>
          </table:table-cell>
          <table:table-cell table:style-name="ce16" office:value-type="float" office:value="0.652258379199689" calcext:value-type="float">
            <text:p>0.6523</text:p>
          </table:table-cell>
          <table:table-cell table:style-name="ce22" table:formula="of:=ABS([.F59])" office:value-type="float" office:value="0.0807141099991856" calcext:value-type="float">
            <text:p>0.08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3560</text:p>
          </table:table-cell>
          <table:table-cell office:value-type="string" calcext:value-type="string">
            <text:p>MES7</text:p>
          </table:table-cell>
          <table:table-cell office:value-type="string" calcext:value-type="string">
            <text:p>E</text:p>
          </table:table-cell>
          <table:table-cell office:value-type="float" office:value="6.87175127726184" calcext:value-type="float">
            <text:p>6.8718</text:p>
          </table:table-cell>
          <table:table-cell office:value-type="float" office:value="0.550369763512306" calcext:value-type="float">
            <text:p>0.5504</text:p>
          </table:table-cell>
          <table:table-cell office:value-type="float" office:value="0.0800916304019096" calcext:value-type="float">
            <text:p>0.0801</text:p>
          </table:table-cell>
          <table:table-cell office:value-type="float" office:value="2.80673083356208" calcext:value-type="float">
            <text:p>2.8067</text:p>
          </table:table-cell>
          <table:table-cell office:value-type="float" office:value="20.0229076004774" calcext:value-type="float">
            <text:p>20.0229</text:p>
          </table:table-cell>
          <table:table-cell office:value-type="float" office:value="0.776852688718832" calcext:value-type="float">
            <text:p>0.7769</text:p>
          </table:table-cell>
          <table:table-cell office:value-type="float" office:value="0.653652951318021" calcext:value-type="float">
            <text:p>0.6537</text:p>
          </table:table-cell>
          <table:table-cell table:style-name="ce24" table:formula="of:=ABS([.F60])" office:value-type="float" office:value="0.0800916304019096" calcext:value-type="float">
            <text:p>0.08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9710</text:p>
          </table:table-cell>
          <table:table-cell table:style-name="ce2" office:value-type="string" calcext:value-type="string">
            <text:p>PNSL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2.3257540852712" calcext:value-type="float">
            <text:p>22.3258</text:p>
          </table:table-cell>
          <table:table-cell table:style-name="ce16" office:value-type="float" office:value="1.78341228952747" calcext:value-type="float">
            <text:p>1.7834</text:p>
          </table:table-cell>
          <table:table-cell table:style-name="ce16" office:value-type="float" office:value="0.0798813909136456" calcext:value-type="float">
            <text:p>0.0799</text:p>
          </table:table-cell>
          <table:table-cell table:style-name="ce16" office:value-type="float" office:value="0.192913044822025" calcext:value-type="float">
            <text:p>0.1929</text:p>
          </table:table-cell>
          <table:table-cell table:style-name="ce16" office:value-type="float" office:value="19.9703477284114" calcext:value-type="float">
            <text:p>19.9703</text:p>
          </table:table-cell>
          <table:table-cell table:style-name="ce16" office:value-type="float" office:value="3.50487388637671" calcext:value-type="float">
            <text:p>3.5049</text:p>
          </table:table-cell>
          <table:table-cell table:style-name="ce16" office:value-type="float" office:value="0.620538796080833" calcext:value-type="float">
            <text:p>0.6205</text:p>
          </table:table-cell>
          <table:table-cell table:style-name="ce22" table:formula="of:=ABS([.F61])" office:value-type="float" office:value="0.0798813909136456" calcext:value-type="float">
            <text:p>0.0799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AT5G25620</text:p>
          </table:table-cell>
          <table:table-cell table:style-name="ce2" office:value-type="string" calcext:value-type="string">
            <text:p>YUC6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24622671252997" calcext:value-type="float">
            <text:p>1.2462</text:p>
          </table:table-cell>
          <table:table-cell table:style-name="ce16" office:value-type="float" office:value="0.0983277372511102" calcext:value-type="float">
            <text:p>0.0983</text:p>
          </table:table-cell>
          <table:table-cell table:style-name="ce16" office:value-type="float" office:value="0.0789003607951032" calcext:value-type="float">
            <text:p>0.0789</text:p>
          </table:table-cell>
          <table:table-cell table:style-name="ce16" office:value-type="float" office:value="0.600611979926908" calcext:value-type="float">
            <text:p>0.6006</text:p>
          </table:table-cell>
          <table:table-cell table:style-name="ce16" office:value-type="float" office:value="19.7250901987758" calcext:value-type="float">
            <text:p>19.7251</text:p>
          </table:table-cell>
          <table:table-cell table:style-name="ce16" office:value-type="float" office:value="2.09901414414338" calcext:value-type="float">
            <text:p>2.0990</text:p>
          </table:table-cell>
          <table:table-cell table:style-name="ce16" office:value-type="float" office:value="0.703267443646646" calcext:value-type="float">
            <text:p>0.7033</text:p>
          </table:table-cell>
          <table:table-cell table:style-name="ce22" table:formula="of:=ABS([.F62])" office:value-type="float" office:value="0.0789003607951032" calcext:value-type="float">
            <text:p>0.078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047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61802787842578" calcext:value-type="float">
            <text:p>5.6180</text:p>
          </table:table-cell>
          <table:table-cell table:style-name="ce16" office:value-type="float" office:value="0.440233303605562" calcext:value-type="float">
            <text:p>0.4402</text:p>
          </table:table-cell>
          <table:table-cell table:style-name="ce16" office:value-type="float" office:value="0.0783608257438764" calcext:value-type="float">
            <text:p>0.0784</text:p>
          </table:table-cell>
          <table:table-cell table:style-name="ce16" office:value-type="float" office:value="0.324511007617786" calcext:value-type="float">
            <text:p>0.3245</text:p>
          </table:table-cell>
          <table:table-cell table:style-name="ce16" office:value-type="float" office:value="19.5902064359691" calcext:value-type="float">
            <text:p>19.5902</text:p>
          </table:table-cell>
          <table:table-cell table:style-name="ce16" office:value-type="float" office:value="2.81492746524273" calcext:value-type="float">
            <text:p>2.8149</text:p>
          </table:table-cell>
          <table:table-cell table:style-name="ce16" office:value-type="float" office:value="0.620093828401408" calcext:value-type="float">
            <text:p>0.6201</text:p>
          </table:table-cell>
          <table:table-cell table:style-name="ce22" table:formula="of:=ABS([.F63])" office:value-type="float" office:value="0.0783608257438764" calcext:value-type="float">
            <text:p>0.078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70760</text:p>
          </table:table-cell>
          <table:table-cell table:style-name="ce2" office:value-type="string" calcext:value-type="string">
            <text:p>ndhL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75.16234624666" calcext:value-type="float">
            <text:p>75.1623</text:p>
          </table:table-cell>
          <table:table-cell table:style-name="ce16" office:value-type="float" office:value="5.8150817130951" calcext:value-type="float">
            <text:p>5.8151</text:p>
          </table:table-cell>
          <table:table-cell table:style-name="ce16" office:value-type="float" office:value="0.0773669530486951" calcext:value-type="float">
            <text:p>0.0774</text:p>
          </table:table-cell>
          <table:table-cell table:style-name="ce16" office:value-type="float" office:value="0.440152496499939" calcext:value-type="float">
            <text:p>0.4402</text:p>
          </table:table-cell>
          <table:table-cell table:style-name="ce16" office:value-type="float" office:value="19.3417382621738" calcext:value-type="float">
            <text:p>19.3417</text:p>
          </table:table-cell>
          <table:table-cell table:style-name="ce16" office:value-type="float" office:value="2.43144287401783" calcext:value-type="float">
            <text:p>2.4314</text:p>
          </table:table-cell>
          <table:table-cell table:style-name="ce16" office:value-type="float" office:value="0.661362901839929" calcext:value-type="float">
            <text:p>0.6614</text:p>
          </table:table-cell>
          <table:table-cell table:style-name="ce22" table:formula="of:=ABS([.F64])" office:value-type="float" office:value="0.0773669530486951" calcext:value-type="float">
            <text:p>0.077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918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9.2845533168579" calcext:value-type="float">
            <text:p>29.2846</text:p>
          </table:table-cell>
          <table:table-cell table:style-name="ce16" office:value-type="float" office:value="2.23631009546958" calcext:value-type="float">
            <text:p>2.2363</text:p>
          </table:table-cell>
          <table:table-cell table:style-name="ce16" office:value-type="float" office:value="0.0763648354568628" calcext:value-type="float">
            <text:p>0.0764</text:p>
          </table:table-cell>
          <table:table-cell table:style-name="ce16" office:value-type="float" office:value="0.289991818517457" calcext:value-type="float">
            <text:p>0.2900</text:p>
          </table:table-cell>
          <table:table-cell table:style-name="ce16" office:value-type="float" office:value="19.0912088642157" calcext:value-type="float">
            <text:p>19.0912</text:p>
          </table:table-cell>
          <table:table-cell table:style-name="ce16" office:value-type="float" office:value="2.92283744102579" calcext:value-type="float">
            <text:p>2.9228</text:p>
          </table:table-cell>
          <table:table-cell table:style-name="ce16" office:value-type="float" office:value="0.689343233982851" calcext:value-type="float">
            <text:p>0.6893</text:p>
          </table:table-cell>
          <table:table-cell table:style-name="ce22" table:formula="of:=ABS([.F65])" office:value-type="float" office:value="0.0763648354568628" calcext:value-type="float">
            <text:p>0.07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6250</text:p>
          </table:table-cell>
          <table:table-cell table:style-name="ce2" office:value-type="string" calcext:value-type="string">
            <text:p>PNSB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4.8389367342861" calcext:value-type="float">
            <text:p>24.8389</text:p>
          </table:table-cell>
          <table:table-cell table:style-name="ce16" office:value-type="float" office:value="1.89254137604496" calcext:value-type="float">
            <text:p>1.8925</text:p>
          </table:table-cell>
          <table:table-cell table:style-name="ce16" office:value-type="float" office:value="0.0761925277354008" calcext:value-type="float">
            <text:p>0.0762</text:p>
          </table:table-cell>
          <table:table-cell table:style-name="ce16" office:value-type="float" office:value="0.173088040518544" calcext:value-type="float">
            <text:p>0.1731</text:p>
          </table:table-cell>
          <table:table-cell table:style-name="ce16" office:value-type="float" office:value="19.0481319338502" calcext:value-type="float">
            <text:p>19.0481</text:p>
          </table:table-cell>
          <table:table-cell table:style-name="ce16" office:value-type="float" office:value="3.58554913162771" calcext:value-type="float">
            <text:p>3.5855</text:p>
          </table:table-cell>
          <table:table-cell table:style-name="ce16" office:value-type="float" office:value="0.635941926782952" calcext:value-type="float">
            <text:p>0.6359</text:p>
          </table:table-cell>
          <table:table-cell table:style-name="ce22" table:formula="of:=ABS([.F66])" office:value-type="float" office:value="0.0761925277354008" calcext:value-type="float">
            <text:p>0.076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053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8.6612977377808" calcext:value-type="float">
            <text:p>68.6613</text:p>
          </table:table-cell>
          <table:table-cell table:style-name="ce16" office:value-type="float" office:value="5.12966887452418" calcext:value-type="float">
            <text:p>5.1297</text:p>
          </table:table-cell>
          <table:table-cell table:style-name="ce16" office:value-type="float" office:value="0.07470975707617" calcext:value-type="float">
            <text:p>0.0747</text:p>
          </table:table-cell>
          <table:table-cell table:style-name="ce16" office:value-type="float" office:value="0.426282793230314" calcext:value-type="float">
            <text:p>0.4263</text:p>
          </table:table-cell>
          <table:table-cell table:style-name="ce16" office:value-type="float" office:value="18.6774392690425" calcext:value-type="float">
            <text:p>18.6774</text:p>
          </table:table-cell>
          <table:table-cell table:style-name="ce16" office:value-type="float" office:value="2.42799946786814" calcext:value-type="float">
            <text:p>2.4280</text:p>
          </table:table-cell>
          <table:table-cell table:style-name="ce16" office:value-type="float" office:value="0.62205910804414" calcext:value-type="float">
            <text:p>0.6221</text:p>
          </table:table-cell>
          <table:table-cell table:style-name="ce22" table:formula="of:=ABS([.F67])" office:value-type="float" office:value="0.07470975707617" calcext:value-type="float">
            <text:p>0.07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9630</text:p>
          </table:table-cell>
          <table:table-cell table:style-name="ce2" office:value-type="string" calcext:value-type="string">
            <text:p>RABA2A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2.9621580097971" calcext:value-type="float">
            <text:p>12.9622</text:p>
          </table:table-cell>
          <table:table-cell table:style-name="ce16" office:value-type="float" office:value="0.959627640326372" calcext:value-type="float">
            <text:p>0.9596</text:p>
          </table:table-cell>
          <table:table-cell table:style-name="ce16" office:value-type="float" office:value="0.0740330151507998" calcext:value-type="float">
            <text:p>0.0740</text:p>
          </table:table-cell>
          <table:table-cell table:style-name="ce16" office:value-type="float" office:value="0.449259355199146" calcext:value-type="float">
            <text:p>0.4493</text:p>
          </table:table-cell>
          <table:table-cell table:style-name="ce16" office:value-type="float" office:value="18.5082537877" calcext:value-type="float">
            <text:p>18.5083</text:p>
          </table:table-cell>
          <table:table-cell table:style-name="ce16" office:value-type="float" office:value="2.35606655903945" calcext:value-type="float">
            <text:p>2.3561</text:p>
          </table:table-cell>
          <table:table-cell table:style-name="ce16" office:value-type="float" office:value="0.650757889105329" calcext:value-type="float">
            <text:p>0.6508</text:p>
          </table:table-cell>
          <table:table-cell table:style-name="ce22" table:formula="of:=ABS([.F68])" office:value-type="float" office:value="0.0740330151507998" calcext:value-type="float">
            <text:p>0.07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71750</text:p>
          </table:table-cell>
          <table:table-cell table:style-name="ce2" office:value-type="string" calcext:value-type="string">
            <text:p>HGPT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42850594011384" calcext:value-type="float">
            <text:p>4.4285</text:p>
          </table:table-cell>
          <table:table-cell table:style-name="ce16" office:value-type="float" office:value="0.321056114933642" calcext:value-type="float">
            <text:p>0.3211</text:p>
          </table:table-cell>
          <table:table-cell table:style-name="ce16" office:value-type="float" office:value="0.0724976141559355" calcext:value-type="float">
            <text:p>0.0725</text:p>
          </table:table-cell>
          <table:table-cell table:style-name="ce16" office:value-type="float" office:value="0.650499586515685" calcext:value-type="float">
            <text:p>0.6505</text:p>
          </table:table-cell>
          <table:table-cell table:style-name="ce16" office:value-type="float" office:value="18.1244035389839" calcext:value-type="float">
            <text:p>18.1244</text:p>
          </table:table-cell>
          <table:table-cell table:style-name="ce16" office:value-type="float" office:value="1.92076140266163" calcext:value-type="float">
            <text:p>1.9208</text:p>
          </table:table-cell>
          <table:table-cell table:style-name="ce16" office:value-type="float" office:value="0.851441015423776" calcext:value-type="float">
            <text:p>0.8514</text:p>
          </table:table-cell>
          <table:table-cell table:style-name="ce22" table:formula="of:=ABS([.F69])" office:value-type="float" office:value="0.0724976141559355" calcext:value-type="float">
            <text:p>0.0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07580</text:p>
          </table:table-cell>
          <table:table-cell office:value-type="string" calcext:value-type="string">
            <text:p>ERF106</text:p>
          </table:table-cell>
          <table:table-cell office:value-type="string" calcext:value-type="string">
            <text:p>E</text:p>
          </table:table-cell>
          <table:table-cell office:value-type="float" office:value="33.9112688876654" calcext:value-type="float">
            <text:p>33.9113</text:p>
          </table:table-cell>
          <table:table-cell office:value-type="float" office:value="2.44346022480706" calcext:value-type="float">
            <text:p>2.4435</text:p>
          </table:table-cell>
          <table:table-cell office:value-type="float" office:value="0.0720545206639503" calcext:value-type="float">
            <text:p>0.0721</text:p>
          </table:table-cell>
          <table:table-cell office:value-type="float" office:value="1.33789450805063" calcext:value-type="float">
            <text:p>1.3379</text:p>
          </table:table-cell>
          <table:table-cell office:value-type="float" office:value="18.0136301659876" calcext:value-type="float">
            <text:p>18.0136</text:p>
          </table:table-cell>
          <table:table-cell office:value-type="float" office:value="1.23045901819362" calcext:value-type="float">
            <text:p>1.2305</text:p>
          </table:table-cell>
          <table:table-cell office:value-type="float" office:value="0.719549748611003" calcext:value-type="float">
            <text:p>0.7195</text:p>
          </table:table-cell>
          <table:table-cell table:style-name="ce24" table:formula="of:=ABS([.F70])" office:value-type="float" office:value="0.0720545206639503" calcext:value-type="float">
            <text:p>0.07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2570</text:p>
          </table:table-cell>
          <table:table-cell table:style-name="ce2" office:value-type="string" calcext:value-type="string">
            <text:p>TIFY8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1.3318585317312" calcext:value-type="float">
            <text:p>11.3319</text:p>
          </table:table-cell>
          <table:table-cell table:style-name="ce16" office:value-type="float" office:value="0.799784745005355" calcext:value-type="float">
            <text:p>0.7998</text:p>
          </table:table-cell>
          <table:table-cell table:style-name="ce16" office:value-type="float" office:value="0.070578426545462" calcext:value-type="float">
            <text:p>0.0706</text:p>
          </table:table-cell>
          <table:table-cell table:style-name="ce16" office:value-type="float" office:value="0.733375646892939" calcext:value-type="float">
            <text:p>0.7334</text:p>
          </table:table-cell>
          <table:table-cell table:style-name="ce16" office:value-type="float" office:value="17.6446066363655" calcext:value-type="float">
            <text:p>17.6446</text:p>
          </table:table-cell>
          <table:table-cell table:style-name="ce16" office:value-type="float" office:value="1.76805467204731" calcext:value-type="float">
            <text:p>1.7681</text:p>
          </table:table-cell>
          <table:table-cell table:style-name="ce16" office:value-type="float" office:value="0.762704805359647" calcext:value-type="float">
            <text:p>0.7627</text:p>
          </table:table-cell>
          <table:table-cell table:style-name="ce22" table:formula="of:=ABS([.F71])" office:value-type="float" office:value="0.070578426545462" calcext:value-type="float">
            <text:p>0.070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5710</text:p>
          </table:table-cell>
          <table:table-cell office:value-type="string" calcext:value-type="string">
            <text:p>E</text:p>
          </table:table-cell>
          <table:table-cell office:value-type="float" office:value="5.97230984285389" calcext:value-type="float">
            <text:p>5.9723</text:p>
          </table:table-cell>
          <table:table-cell office:value-type="float" office:value="0.414128007141495" calcext:value-type="float">
            <text:p>0.4141</text:p>
          </table:table-cell>
          <table:table-cell office:value-type="float" office:value="0.0693413466545136" calcext:value-type="float">
            <text:p>0.0693</text:p>
          </table:table-cell>
          <table:table-cell office:value-type="float" office:value="1.02995950119267" calcext:value-type="float">
            <text:p>1.0300</text:p>
          </table:table-cell>
          <table:table-cell office:value-type="float" office:value="17.3353366636284" calcext:value-type="float">
            <text:p>17.3353</text:p>
          </table:table-cell>
          <table:table-cell office:value-type="float" office:value="1.4239054350111" calcext:value-type="float">
            <text:p>1.4239</text:p>
          </table:table-cell>
          <table:table-cell office:value-type="float" office:value="0.873447793733665" calcext:value-type="float">
            <text:p>0.8734</text:p>
          </table:table-cell>
          <table:table-cell table:style-name="ce24" table:formula="of:=ABS([.F72])" office:value-type="float" office:value="0.0693413466545136" calcext:value-type="float">
            <text:p>0.0693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340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1.0794382684261" calcext:value-type="float">
            <text:p>11.0794</text:p>
          </table:table-cell>
          <table:table-cell table:style-name="ce16" office:value-type="float" office:value="0.767078792630174" calcext:value-type="float">
            <text:p>0.7671</text:p>
          </table:table-cell>
          <table:table-cell table:style-name="ce16" office:value-type="float" office:value="0.069234447996897" calcext:value-type="float">
            <text:p>0.0692</text:p>
          </table:table-cell>
          <table:table-cell table:style-name="ce16" office:value-type="float" office:value="0.272431525673291" calcext:value-type="float">
            <text:p>0.2724</text:p>
          </table:table-cell>
          <table:table-cell table:style-name="ce16" office:value-type="float" office:value="17.3086119992242" calcext:value-type="float">
            <text:p>17.3086</text:p>
          </table:table-cell>
          <table:table-cell table:style-name="ce16" office:value-type="float" office:value="2.87840768011895" calcext:value-type="float">
            <text:p>2.8784</text:p>
          </table:table-cell>
          <table:table-cell table:style-name="ce16" office:value-type="float" office:value="0.603198532136271" calcext:value-type="float">
            <text:p>0.6032</text:p>
          </table:table-cell>
          <table:table-cell table:style-name="ce22" table:formula="of:=ABS([.F73])" office:value-type="float" office:value="0.069234447996897" calcext:value-type="float">
            <text:p>0.06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4860</text:p>
          </table:table-cell>
          <table:table-cell table:style-name="ce2" office:value-type="string" calcext:value-type="string">
            <text:p>EDA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8.7070928164007" calcext:value-type="float">
            <text:p>68.7071</text:p>
          </table:table-cell>
          <table:table-cell table:style-name="ce16" office:value-type="float" office:value="4.70489028164183" calcext:value-type="float">
            <text:p>4.7049</text:p>
          </table:table-cell>
          <table:table-cell table:style-name="ce16" office:value-type="float" office:value="0.0684775048511259" calcext:value-type="float">
            <text:p>0.0685</text:p>
          </table:table-cell>
          <table:table-cell table:style-name="ce16" office:value-type="float" office:value="0.652762275193765" calcext:value-type="float">
            <text:p>0.6528</text:p>
          </table:table-cell>
          <table:table-cell table:style-name="ce16" office:value-type="float" office:value="17.1193762127815" calcext:value-type="float">
            <text:p>17.1194</text:p>
          </table:table-cell>
          <table:table-cell table:style-name="ce16" office:value-type="float" office:value="1.85702751529673" calcext:value-type="float">
            <text:p>1.8570</text:p>
          </table:table-cell>
          <table:table-cell table:style-name="ce16" office:value-type="float" office:value="0.684781714705861" calcext:value-type="float">
            <text:p>0.6848</text:p>
          </table:table-cell>
          <table:table-cell table:style-name="ce22" table:formula="of:=ABS([.F74])" office:value-type="float" office:value="0.0684775048511259" calcext:value-type="float">
            <text:p>0.068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327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08737414383973" calcext:value-type="float">
            <text:p>4.0874</text:p>
          </table:table-cell>
          <table:table-cell table:style-name="ce16" office:value-type="float" office:value="0.268874857433299" calcext:value-type="float">
            <text:p>0.2689</text:p>
          </table:table-cell>
          <table:table-cell table:style-name="ce16" office:value-type="float" office:value="0.0657818070896527" calcext:value-type="float">
            <text:p>0.0658</text:p>
          </table:table-cell>
          <table:table-cell table:style-name="ce16" office:value-type="float" office:value="0.195215513571313" calcext:value-type="float">
            <text:p>0.1952</text:p>
          </table:table-cell>
          <table:table-cell table:style-name="ce16" office:value-type="float" office:value="16.4454517724132" calcext:value-type="float">
            <text:p>16.4455</text:p>
          </table:table-cell>
          <table:table-cell table:style-name="ce16" office:value-type="float" office:value="3.23637850608806" calcext:value-type="float">
            <text:p>3.2364</text:p>
          </table:table-cell>
          <table:table-cell table:style-name="ce16" office:value-type="float" office:value="0.648403173629029" calcext:value-type="float">
            <text:p>0.6484</text:p>
          </table:table-cell>
          <table:table-cell table:style-name="ce22" table:formula="of:=ABS([.F75])" office:value-type="float" office:value="0.0657818070896527" calcext:value-type="float">
            <text:p>0.065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567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7.03873812230535" calcext:value-type="float">
            <text:p>7.0387</text:p>
          </table:table-cell>
          <table:table-cell table:style-name="ce16" office:value-type="float" office:value="0.458769257954901" calcext:value-type="float">
            <text:p>0.4588</text:p>
          </table:table-cell>
          <table:table-cell table:style-name="ce16" office:value-type="float" office:value="0.0651777705013756" calcext:value-type="float">
            <text:p>0.0652</text:p>
          </table:table-cell>
          <table:table-cell table:style-name="ce16" office:value-type="float" office:value="0.720275715977746" calcext:value-type="float">
            <text:p>0.7203</text:p>
          </table:table-cell>
          <table:table-cell table:style-name="ce16" office:value-type="float" office:value="16.2944426253439" calcext:value-type="float">
            <text:p>16.2944</text:p>
          </table:table-cell>
          <table:table-cell table:style-name="ce16" office:value-type="float" office:value="1.70586766787029" calcext:value-type="float">
            <text:p>1.7059</text:p>
          </table:table-cell>
          <table:table-cell table:style-name="ce16" office:value-type="float" office:value="0.625602867525969" calcext:value-type="float">
            <text:p>0.6256</text:p>
          </table:table-cell>
          <table:table-cell table:style-name="ce22" table:formula="of:=ABS([.F76])" office:value-type="float" office:value="0.0651777705013756" calcext:value-type="float">
            <text:p>0.065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4755</text:p>
          </table:table-cell>
          <table:table-cell office:value-type="string" calcext:value-type="string">
            <text:p>E</text:p>
          </table:table-cell>
          <table:table-cell office:value-type="float" office:value="2.43462090636765" calcext:value-type="float">
            <text:p>2.4346</text:p>
          </table:table-cell>
          <table:table-cell office:value-type="float" office:value="0.153745069859087" calcext:value-type="float">
            <text:p>0.1537</text:p>
          </table:table-cell>
          <table:table-cell office:value-type="float" office:value="0.0631494905251875" calcext:value-type="float">
            <text:p>0.0631</text:p>
          </table:table-cell>
          <table:table-cell office:value-type="float" office:value="1.44229095645876" calcext:value-type="float">
            <text:p>1.4423</text:p>
          </table:table-cell>
          <table:table-cell office:value-type="float" office:value="15.7873726312969" calcext:value-type="float">
            <text:p>15.7874</text:p>
          </table:table-cell>
          <table:table-cell office:value-type="float" office:value="1.06667742850729" calcext:value-type="float">
            <text:p>1.0667</text:p>
          </table:table-cell>
          <table:table-cell office:value-type="float" office:value="0.649585711725077" calcext:value-type="float">
            <text:p>0.6496</text:p>
          </table:table-cell>
          <table:table-cell table:style-name="ce24" table:formula="of:=ABS([.F77])" office:value-type="float" office:value="0.0631494905251875" calcext:value-type="float">
            <text:p>0.0631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73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7.5264472422306" calcext:value-type="float">
            <text:p>37.5264</text:p>
          </table:table-cell>
          <table:table-cell table:style-name="ce16" office:value-type="float" office:value="2.2663121864613" calcext:value-type="float">
            <text:p>2.2663</text:p>
          </table:table-cell>
          <table:table-cell table:style-name="ce16" office:value-type="float" office:value="0.0603923993079445" calcext:value-type="float">
            <text:p>0.0604</text:p>
          </table:table-cell>
          <table:table-cell table:style-name="ce16" office:value-type="float" office:value="0.497868652110592" calcext:value-type="float">
            <text:p>0.4979</text:p>
          </table:table-cell>
          <table:table-cell table:style-name="ce16" office:value-type="float" office:value="15.0980998269861" calcext:value-type="float">
            <text:p>15.0981</text:p>
          </table:table-cell>
          <table:table-cell table:style-name="ce16" office:value-type="float" office:value="2.01169127312467" calcext:value-type="float">
            <text:p>2.0117</text:p>
          </table:table-cell>
          <table:table-cell table:style-name="ce16" office:value-type="float" office:value="0.681290538181784" calcext:value-type="float">
            <text:p>0.6813</text:p>
          </table:table-cell>
          <table:table-cell table:style-name="ce22" table:formula="of:=ABS([.F78])" office:value-type="float" office:value="0.0603923993079445" calcext:value-type="float">
            <text:p>0.06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27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0.236229639616" calcext:value-type="float">
            <text:p>20.2362</text:p>
          </table:table-cell>
          <table:table-cell table:style-name="ce16" office:value-type="float" office:value="1.217205001671" calcext:value-type="float">
            <text:p>1.2172</text:p>
          </table:table-cell>
          <table:table-cell table:style-name="ce16" office:value-type="float" office:value="0.0601497919003699" calcext:value-type="float">
            <text:p>0.0601</text:p>
          </table:table-cell>
          <table:table-cell table:style-name="ce16" office:value-type="float" office:value="0.339563340384682" calcext:value-type="float">
            <text:p>0.3396</text:p>
          </table:table-cell>
          <table:table-cell table:style-name="ce16" office:value-type="float" office:value="15.0374479750925" calcext:value-type="float">
            <text:p>15.0374</text:p>
          </table:table-cell>
          <table:table-cell table:style-name="ce16" office:value-type="float" office:value="2.44054464271695" calcext:value-type="float">
            <text:p>2.4405</text:p>
          </table:table-cell>
          <table:table-cell table:style-name="ce16" office:value-type="float" office:value="0.73847948451778" calcext:value-type="float">
            <text:p>0.7385</text:p>
          </table:table-cell>
          <table:table-cell table:style-name="ce22" table:formula="of:=ABS([.F79])" office:value-type="float" office:value="0.0601497919003699" calcext:value-type="float">
            <text:p>0.060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4811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7.8503291004466" calcext:value-type="float">
            <text:p>17.8503</text:p>
          </table:table-cell>
          <table:table-cell table:style-name="ce16" office:value-type="float" office:value="1.04738375090601" calcext:value-type="float">
            <text:p>1.0474</text:p>
          </table:table-cell>
          <table:table-cell table:style-name="ce16" office:value-type="float" office:value="0.0586758790279003" calcext:value-type="float">
            <text:p>0.0587</text:p>
          </table:table-cell>
          <table:table-cell table:style-name="ce16" office:value-type="float" office:value="0.382151436150827" calcext:value-type="float">
            <text:p>0.3822</text:p>
          </table:table-cell>
          <table:table-cell table:style-name="ce16" office:value-type="float" office:value="14.6689697569751" calcext:value-type="float">
            <text:p>14.6690</text:p>
          </table:table-cell>
          <table:table-cell table:style-name="ce16" office:value-type="float" office:value="2.27456664070528" calcext:value-type="float">
            <text:p>2.2746</text:p>
          </table:table-cell>
          <table:table-cell table:style-name="ce16" office:value-type="float" office:value="0.715922912676303" calcext:value-type="float">
            <text:p>0.7159</text:p>
          </table:table-cell>
          <table:table-cell table:style-name="ce22" table:formula="of:=ABS([.F80])" office:value-type="float" office:value="0.0586758790279003" calcext:value-type="float">
            <text:p>0.0587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AT4G15130</text:p>
          </table:table-cell>
          <table:table-cell table:style-name="ce2" office:value-type="string" calcext:value-type="string">
            <text:p>CCT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24693097470439" calcext:value-type="float">
            <text:p>4.2469</text:p>
          </table:table-cell>
          <table:table-cell table:style-name="ce16" office:value-type="float" office:value="0.247125528535316" calcext:value-type="float">
            <text:p>0.2471</text:p>
          </table:table-cell>
          <table:table-cell table:style-name="ce16" office:value-type="float" office:value="0.0581892029814583" calcext:value-type="float">
            <text:p>0.0582</text:p>
          </table:table-cell>
          <table:table-cell table:style-name="ce16" office:value-type="float" office:value="0.758910994811753" calcext:value-type="float">
            <text:p>0.7589</text:p>
          </table:table-cell>
          <table:table-cell table:style-name="ce16" office:value-type="float" office:value="14.5473007453646" calcext:value-type="float">
            <text:p>14.5473</text:p>
          </table:table-cell>
          <table:table-cell table:style-name="ce16" office:value-type="float" office:value="1.54441871421476" calcext:value-type="float">
            <text:p>1.5444</text:p>
          </table:table-cell>
          <table:table-cell table:style-name="ce16" office:value-type="float" office:value="0.631921489541589" calcext:value-type="float">
            <text:p>0.6319</text:p>
          </table:table-cell>
          <table:table-cell table:style-name="ce22" table:formula="of:=ABS([.F81])" office:value-type="float" office:value="0.0581892029814583" calcext:value-type="float">
            <text:p>0.058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066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45605750010334" calcext:value-type="float">
            <text:p>4.4561</text:p>
          </table:table-cell>
          <table:table-cell table:style-name="ce16" office:value-type="float" office:value="0.24780023685708" calcext:value-type="float">
            <text:p>0.2478</text:p>
          </table:table-cell>
          <table:table-cell table:style-name="ce16" office:value-type="float" office:value="0.0556097484943436" calcext:value-type="float">
            <text:p>0.0556</text:p>
          </table:table-cell>
          <table:table-cell table:style-name="ce16" office:value-type="float" office:value="0.329347752131246" calcext:value-type="float">
            <text:p>0.3293</text:p>
          </table:table-cell>
          <table:table-cell table:style-name="ce16" office:value-type="float" office:value="13.9024371235859" calcext:value-type="float">
            <text:p>13.9024</text:p>
          </table:table-cell>
          <table:table-cell table:style-name="ce16" office:value-type="float" office:value="2.38438224579956" calcext:value-type="float">
            <text:p>2.3844</text:p>
          </table:table-cell>
          <table:table-cell table:style-name="ce16" office:value-type="float" office:value="0.610425960506733" calcext:value-type="float">
            <text:p>0.6104</text:p>
          </table:table-cell>
          <table:table-cell table:style-name="ce22" table:formula="of:=ABS([.F82])" office:value-type="float" office:value="0.0556097484943436" calcext:value-type="float">
            <text:p>0.0556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AT3G21760</text:p>
          </table:table-cell>
          <table:table-cell table:style-name="ce2" office:value-type="string" calcext:value-type="string">
            <text:p>UGT71B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.30233452785468" calcext:value-type="float">
            <text:p>6.3023</text:p>
          </table:table-cell>
          <table:table-cell table:style-name="ce16" office:value-type="float" office:value="0.343972928147865" calcext:value-type="float">
            <text:p>0.3440</text:p>
          </table:table-cell>
          <table:table-cell table:style-name="ce16" office:value-type="float" office:value="0.0545786528194582" calcext:value-type="float">
            <text:p>0.0546</text:p>
          </table:table-cell>
          <table:table-cell table:style-name="ce16" office:value-type="float" office:value="0.960795480899195" calcext:value-type="float">
            <text:p>0.9608</text:p>
          </table:table-cell>
          <table:table-cell table:style-name="ce16" office:value-type="float" office:value="13.6446632048645" calcext:value-type="float">
            <text:p>13.6447</text:p>
          </table:table-cell>
          <table:table-cell table:style-name="ce16" office:value-type="float" office:value="1.27509188804198" calcext:value-type="float">
            <text:p>1.2751</text:p>
          </table:table-cell>
          <table:table-cell table:style-name="ce16" office:value-type="float" office:value="0.770490303022697" calcext:value-type="float">
            <text:p>0.7705</text:p>
          </table:table-cell>
          <table:table-cell table:style-name="ce22" table:formula="of:=ABS([.F83])" office:value-type="float" office:value="0.0545786528194582" calcext:value-type="float">
            <text:p>0.054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430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7.8515272097655" calcext:value-type="float">
            <text:p>17.8515</text:p>
          </table:table-cell>
          <table:table-cell table:style-name="ce16" office:value-type="float" office:value="0.972865271025343" calcext:value-type="float">
            <text:p>0.9729</text:p>
          </table:table-cell>
          <table:table-cell table:style-name="ce16" office:value-type="float" office:value="0.0544975933763888" calcext:value-type="float">
            <text:p>0.0545</text:p>
          </table:table-cell>
          <table:table-cell table:style-name="ce16" office:value-type="float" office:value="0.623668413669624" calcext:value-type="float">
            <text:p>0.6237</text:p>
          </table:table-cell>
          <table:table-cell table:style-name="ce16" office:value-type="float" office:value="13.6243983440972" calcext:value-type="float">
            <text:p>13.6244</text:p>
          </table:table-cell>
          <table:table-cell table:style-name="ce16" office:value-type="float" office:value="1.67109315655025" calcext:value-type="float">
            <text:p>1.6711</text:p>
          </table:table-cell>
          <table:table-cell table:style-name="ce16" office:value-type="float" office:value="0.606334591576847" calcext:value-type="float">
            <text:p>0.6063</text:p>
          </table:table-cell>
          <table:table-cell table:style-name="ce22" table:formula="of:=ABS([.F84])" office:value-type="float" office:value="0.0544975933763888" calcext:value-type="float">
            <text:p>0.054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67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27180725249899" calcext:value-type="float">
            <text:p>3.2718</text:p>
          </table:table-cell>
          <table:table-cell table:style-name="ce16" office:value-type="float" office:value="0.176354442493425" calcext:value-type="float">
            <text:p>0.1764</text:p>
          </table:table-cell>
          <table:table-cell table:style-name="ce16" office:value-type="float" office:value="0.0539012322192042" calcext:value-type="float">
            <text:p>0.0539</text:p>
          </table:table-cell>
          <table:table-cell table:style-name="ce16" office:value-type="float" office:value="0.809173220428934" calcext:value-type="float">
            <text:p>0.8092</text:p>
          </table:table-cell>
          <table:table-cell table:style-name="ce16" office:value-type="float" office:value="13.4753080548011" calcext:value-type="float">
            <text:p>13.4753</text:p>
          </table:table-cell>
          <table:table-cell table:style-name="ce16" office:value-type="float" office:value="1.41430772278569" calcext:value-type="float">
            <text:p>1.4143</text:p>
          </table:table-cell>
          <table:table-cell table:style-name="ce16" office:value-type="float" office:value="0.659588140964714" calcext:value-type="float">
            <text:p>0.6596</text:p>
          </table:table-cell>
          <table:table-cell table:style-name="ce22" table:formula="of:=ABS([.F85])" office:value-type="float" office:value="0.0539012322192042" calcext:value-type="float">
            <text:p>0.053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225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4.151577280324" calcext:value-type="float">
            <text:p>14.1516</text:p>
          </table:table-cell>
          <table:table-cell table:style-name="ce16" office:value-type="float" office:value="0.760255701969743" calcext:value-type="float">
            <text:p>0.7603</text:p>
          </table:table-cell>
          <table:table-cell table:style-name="ce16" office:value-type="float" office:value="0.0537223298089029" calcext:value-type="float">
            <text:p>0.0537</text:p>
          </table:table-cell>
          <table:table-cell table:style-name="ce16" office:value-type="float" office:value="0.616171086915768" calcext:value-type="float">
            <text:p>0.6162</text:p>
          </table:table-cell>
          <table:table-cell table:style-name="ce16" office:value-type="float" office:value="13.4305824522257" calcext:value-type="float">
            <text:p>13.4306</text:p>
          </table:table-cell>
          <table:table-cell table:style-name="ce16" office:value-type="float" office:value="1.66888338578824" calcext:value-type="float">
            <text:p>1.6689</text:p>
          </table:table-cell>
          <table:table-cell table:style-name="ce16" office:value-type="float" office:value="0.661753302124456" calcext:value-type="float">
            <text:p>0.6618</text:p>
          </table:table-cell>
          <table:table-cell table:style-name="ce22" table:formula="of:=ABS([.F86])" office:value-type="float" office:value="0.0537223298089029" calcext:value-type="float">
            <text:p>0.05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3437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3661704961029" calcext:value-type="float">
            <text:p>3.3662</text:p>
          </table:table-cell>
          <table:table-cell table:style-name="ce16" office:value-type="float" office:value="0.175371944236024" calcext:value-type="float">
            <text:p>0.1754</text:p>
          </table:table-cell>
          <table:table-cell table:style-name="ce16" office:value-type="float" office:value="0.0520983546255476" calcext:value-type="float">
            <text:p>0.0521</text:p>
          </table:table-cell>
          <table:table-cell table:style-name="ce16" office:value-type="float" office:value="0.0975672454258304" calcext:value-type="float">
            <text:p>0.0976</text:p>
          </table:table-cell>
          <table:table-cell table:style-name="ce16" office:value-type="float" office:value="13.0245886563869" calcext:value-type="float">
            <text:p>13.0246</text:p>
          </table:table-cell>
          <table:table-cell table:style-name="ce16" office:value-type="float" office:value="3.84291302619227" calcext:value-type="float">
            <text:p>3.8429</text:p>
          </table:table-cell>
          <table:table-cell table:style-name="ce16" office:value-type="float" office:value="0.626222247079674" calcext:value-type="float">
            <text:p>0.6262</text:p>
          </table:table-cell>
          <table:table-cell table:style-name="ce22" table:formula="of:=ABS([.F87])" office:value-type="float" office:value="0.0520983546255476" calcext:value-type="float">
            <text:p>0.052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272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25837822294328" calcext:value-type="float">
            <text:p>4.2584</text:p>
          </table:table-cell>
          <table:table-cell table:style-name="ce16" office:value-type="float" office:value="0.221672163388124" calcext:value-type="float">
            <text:p>0.2217</text:p>
          </table:table-cell>
          <table:table-cell table:style-name="ce16" office:value-type="float" office:value="0.0520555365875674" calcext:value-type="float">
            <text:p>0.0521</text:p>
          </table:table-cell>
          <table:table-cell table:style-name="ce16" office:value-type="float" office:value="0.173943493953309" calcext:value-type="float">
            <text:p>0.1739</text:p>
          </table:table-cell>
          <table:table-cell table:style-name="ce16" office:value-type="float" office:value="13.0138841468918" calcext:value-type="float">
            <text:p>13.0139</text:p>
          </table:table-cell>
          <table:table-cell table:style-name="ce16" office:value-type="float" office:value="3.08434893360395" calcext:value-type="float">
            <text:p>3.0843</text:p>
          </table:table-cell>
          <table:table-cell table:style-name="ce16" office:value-type="float" office:value="0.625744734749562" calcext:value-type="float">
            <text:p>0.6257</text:p>
          </table:table-cell>
          <table:table-cell table:style-name="ce22" table:formula="of:=ABS([.F88])" office:value-type="float" office:value="0.0520555365875674" calcext:value-type="float">
            <text:p>0.0521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AT3G15790</text:p>
          </table:table-cell>
          <table:table-cell table:style-name="ce2" office:value-type="string" calcext:value-type="string">
            <text:p>MBD1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.86819945996414" calcext:value-type="float">
            <text:p>6.8682</text:p>
          </table:table-cell>
          <table:table-cell table:style-name="ce16" office:value-type="float" office:value="0.346573909122292" calcext:value-type="float">
            <text:p>0.3466</text:p>
          </table:table-cell>
          <table:table-cell table:style-name="ce16" office:value-type="float" office:value="0.0504606645660959" calcext:value-type="float">
            <text:p>0.0505</text:p>
          </table:table-cell>
          <table:table-cell table:style-name="ce16" office:value-type="float" office:value="0.577170505002504" calcext:value-type="float">
            <text:p>0.5772</text:p>
          </table:table-cell>
          <table:table-cell table:style-name="ce16" office:value-type="float" office:value="12.615166141524" calcext:value-type="float">
            <text:p>12.6152</text:p>
          </table:table-cell>
          <table:table-cell table:style-name="ce16" office:value-type="float" office:value="1.67160652277441" calcext:value-type="float">
            <text:p>1.6716</text:p>
          </table:table-cell>
          <table:table-cell table:style-name="ce16" office:value-type="float" office:value="0.622092318426434" calcext:value-type="float">
            <text:p>0.6221</text:p>
          </table:table-cell>
          <table:table-cell table:style-name="ce22" table:formula="of:=ABS([.F89])" office:value-type="float" office:value="0.0504606645660959" calcext:value-type="float">
            <text:p>0.05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7240</text:p>
          </table:table-cell>
          <table:table-cell table:style-name="ce2" office:value-type="string" calcext:value-type="string">
            <text:p>LACS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7.81562337104127" calcext:value-type="float">
            <text:p>7.8156</text:p>
          </table:table-cell>
          <table:table-cell table:style-name="ce16" office:value-type="float" office:value="0.390213997371644" calcext:value-type="float">
            <text:p>0.3902</text:p>
          </table:table-cell>
          <table:table-cell table:style-name="ce16" office:value-type="float" office:value="0.0499274311013347" calcext:value-type="float">
            <text:p>0.0499</text:p>
          </table:table-cell>
          <table:table-cell table:style-name="ce16" office:value-type="float" office:value="0.215234409093187" calcext:value-type="float">
            <text:p>0.2152</text:p>
          </table:table-cell>
          <table:table-cell table:style-name="ce16" office:value-type="float" office:value="12.4818577753337" calcext:value-type="float">
            <text:p>12.4819</text:p>
          </table:table-cell>
          <table:table-cell table:style-name="ce16" office:value-type="float" office:value="2.765363422639" calcext:value-type="float">
            <text:p>2.7654</text:p>
          </table:table-cell>
          <table:table-cell table:style-name="ce16" office:value-type="float" office:value="0.638599008851116" calcext:value-type="float">
            <text:p>0.6386</text:p>
          </table:table-cell>
          <table:table-cell table:style-name="ce22" table:formula="of:=ABS([.F90])" office:value-type="float" office:value="0.0499274311013347" calcext:value-type="float">
            <text:p>0.0499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337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71258175807196" calcext:value-type="float">
            <text:p>2.7126</text:p>
          </table:table-cell>
          <table:table-cell table:style-name="ce16" office:value-type="float" office:value="0.127105762118868" calcext:value-type="float">
            <text:p>0.1271</text:p>
          </table:table-cell>
          <table:table-cell table:style-name="ce16" office:value-type="float" office:value="0.0468578547874671" calcext:value-type="float">
            <text:p>0.0469</text:p>
          </table:table-cell>
          <table:table-cell table:style-name="ce16" office:value-type="float" office:value="0.930480171548594" calcext:value-type="float">
            <text:p>0.9305</text:p>
          </table:table-cell>
          <table:table-cell table:style-name="ce16" office:value-type="float" office:value="11.7144636968668" calcext:value-type="float">
            <text:p>11.7145</text:p>
          </table:table-cell>
          <table:table-cell table:style-name="ce16" office:value-type="float" office:value="1.17566493841934" calcext:value-type="float">
            <text:p>1.1757</text:p>
          </table:table-cell>
          <table:table-cell table:style-name="ce16" office:value-type="float" office:value="0.639324112379404" calcext:value-type="float">
            <text:p>0.6393</text:p>
          </table:table-cell>
          <table:table-cell table:style-name="ce22" table:formula="of:=ABS([.F91])" office:value-type="float" office:value="0.0468578547874671" calcext:value-type="float">
            <text:p>0.046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15292</text:p>
          </table:table-cell>
          <table:table-cell office:value-type="string" calcext:value-type="string">
            <text:p>E</text:p>
          </table:table-cell>
          <table:table-cell office:value-type="float" office:value="8.50107027276252" calcext:value-type="float">
            <text:p>8.5011</text:p>
          </table:table-cell>
          <table:table-cell office:value-type="float" office:value="0.395854339774915" calcext:value-type="float">
            <text:p>0.3959</text:p>
          </table:table-cell>
          <table:table-cell office:value-type="float" office:value="0.0465652355613663" calcext:value-type="float">
            <text:p>0.0466</text:p>
          </table:table-cell>
          <table:table-cell office:value-type="float" office:value="1.71768403141679" calcext:value-type="float">
            <text:p>1.7177</text:p>
          </table:table-cell>
          <table:table-cell office:value-type="float" office:value="11.6413088903416" calcext:value-type="float">
            <text:p>11.6413</text:p>
          </table:table-cell>
          <table:table-cell office:value-type="float" office:value="0.746513007288337" calcext:value-type="float">
            <text:p>0.7465</text:p>
          </table:table-cell>
          <table:table-cell office:value-type="float" office:value="0.610663197582939" calcext:value-type="float">
            <text:p>0.6107</text:p>
          </table:table-cell>
          <table:table-cell table:style-name="ce24" table:formula="of:=ABS([.F92])" office:value-type="float" office:value="0.0465652355613663" calcext:value-type="float">
            <text:p>0.046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8260</text:p>
          </table:table-cell>
          <table:table-cell table:style-name="ce2" office:value-type="string" calcext:value-type="string">
            <text:p>ndhN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1.3512952351284" calcext:value-type="float">
            <text:p>21.3513</text:p>
          </table:table-cell>
          <table:table-cell table:style-name="ce16" office:value-type="float" office:value="0.978102843615087" calcext:value-type="float">
            <text:p>0.9781</text:p>
          </table:table-cell>
          <table:table-cell table:style-name="ce16" office:value-type="float" office:value="0.0458100004165488" calcext:value-type="float">
            <text:p>0.0458</text:p>
          </table:table-cell>
          <table:table-cell table:style-name="ce16" office:value-type="float" office:value="0.08757306684723" calcext:value-type="float">
            <text:p>0.0876</text:p>
          </table:table-cell>
          <table:table-cell table:style-name="ce16" office:value-type="float" office:value="11.4525001041372" calcext:value-type="float">
            <text:p>11.4525</text:p>
          </table:table-cell>
          <table:table-cell table:style-name="ce16" office:value-type="float" office:value="3.81533472659539" calcext:value-type="float">
            <text:p>3.8153</text:p>
          </table:table-cell>
          <table:table-cell table:style-name="ce16" office:value-type="float" office:value="0.624054019115314" calcext:value-type="float">
            <text:p>0.6241</text:p>
          </table:table-cell>
          <table:table-cell table:style-name="ce22" table:formula="of:=ABS([.F93])" office:value-type="float" office:value="0.0458100004165488" calcext:value-type="float">
            <text:p>0.045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2473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2.1482026130939" calcext:value-type="float">
            <text:p>22.1482</text:p>
          </table:table-cell>
          <table:table-cell table:style-name="ce16" office:value-type="float" office:value="0.991980612766207" calcext:value-type="float">
            <text:p>0.9920</text:p>
          </table:table-cell>
          <table:table-cell table:style-name="ce16" office:value-type="float" office:value="0.0447883121757137" calcext:value-type="float">
            <text:p>0.0448</text:p>
          </table:table-cell>
          <table:table-cell table:style-name="ce16" office:value-type="float" office:value="0.787014499134607" calcext:value-type="float">
            <text:p>0.7870</text:p>
          </table:table-cell>
          <table:table-cell table:style-name="ce16" office:value-type="float" office:value="11.1970780439284" calcext:value-type="float">
            <text:p>11.1971</text:p>
          </table:table-cell>
          <table:table-cell table:style-name="ce16" office:value-type="float" office:value="1.27663262395782" calcext:value-type="float">
            <text:p>1.2766</text:p>
          </table:table-cell>
          <table:table-cell table:style-name="ce16" office:value-type="float" office:value="0.669023344992692" calcext:value-type="float">
            <text:p>0.6690</text:p>
          </table:table-cell>
          <table:table-cell table:style-name="ce22" table:formula="of:=ABS([.F94])" office:value-type="float" office:value="0.0447883121757137" calcext:value-type="float">
            <text:p>0.044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3770</text:p>
          </table:table-cell>
          <table:table-cell office:value-type="string" calcext:value-type="string">
            <text:p>E</text:p>
          </table:table-cell>
          <table:table-cell office:value-type="float" office:value="8.7428693444196" calcext:value-type="float">
            <text:p>8.7429</text:p>
          </table:table-cell>
          <table:table-cell office:value-type="float" office:value="0.378659825665341" calcext:value-type="float">
            <text:p>0.3787</text:p>
          </table:table-cell>
          <table:table-cell office:value-type="float" office:value="0.0433107039289146" calcext:value-type="float">
            <text:p>0.0433</text:p>
          </table:table-cell>
          <table:table-cell office:value-type="float" office:value="1.03536026469642" calcext:value-type="float">
            <text:p>1.0354</text:p>
          </table:table-cell>
          <table:table-cell office:value-type="float" office:value="10.8276759822286" calcext:value-type="float">
            <text:p>10.8277</text:p>
          </table:table-cell>
          <table:table-cell office:value-type="float" office:value="1.0326568254175" calcext:value-type="float">
            <text:p>1.0327</text:p>
          </table:table-cell>
          <table:table-cell office:value-type="float" office:value="0.784619292083863" calcext:value-type="float">
            <text:p>0.7846</text:p>
          </table:table-cell>
          <table:table-cell table:style-name="ce24" table:formula="of:=ABS([.F95])" office:value-type="float" office:value="0.0433107039289146" calcext:value-type="float">
            <text:p>0.04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1310</text:p>
          </table:table-cell>
          <table:table-cell table:style-name="ce2" office:value-type="string" calcext:value-type="string">
            <text:p>AHL1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2.0315588727082" calcext:value-type="float">
            <text:p>12.0316</text:p>
          </table:table-cell>
          <table:table-cell table:style-name="ce16" office:value-type="float" office:value="0.503412279531375" calcext:value-type="float">
            <text:p>0.5034</text:p>
          </table:table-cell>
          <table:table-cell table:style-name="ce16" office:value-type="float" office:value="0.0418409854331754" calcext:value-type="float">
            <text:p>0.0418</text:p>
          </table:table-cell>
          <table:table-cell table:style-name="ce16" office:value-type="float" office:value="0.782098414162622" calcext:value-type="float">
            <text:p>0.7821</text:p>
          </table:table-cell>
          <table:table-cell table:style-name="ce16" office:value-type="float" office:value="10.4602463582939" calcext:value-type="float">
            <text:p>10.4602</text:p>
          </table:table-cell>
          <table:table-cell table:style-name="ce16" office:value-type="float" office:value="1.22494111730058" calcext:value-type="float">
            <text:p>1.2249</text:p>
          </table:table-cell>
          <table:table-cell table:style-name="ce16" office:value-type="float" office:value="0.64651149676566" calcext:value-type="float">
            <text:p>0.6465</text:p>
          </table:table-cell>
          <table:table-cell table:style-name="ce22" table:formula="of:=ABS([.F96])" office:value-type="float" office:value="0.0418409854331754" calcext:value-type="float">
            <text:p>0.0418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AT1G18490</text:p>
          </table:table-cell>
          <table:table-cell office:value-type="string" calcext:value-type="string">
            <text:p>PCO3</text:p>
          </table:table-cell>
          <table:table-cell office:value-type="string" calcext:value-type="string">
            <text:p>E</text:p>
          </table:table-cell>
          <table:table-cell office:value-type="float" office:value="4.65792402244531" calcext:value-type="float">
            <text:p>4.6579</text:p>
          </table:table-cell>
          <table:table-cell office:value-type="float" office:value="0.192162484663187" calcext:value-type="float">
            <text:p>0.1922</text:p>
          </table:table-cell>
          <table:table-cell office:value-type="float" office:value="0.041254963313529" calcext:value-type="float">
            <text:p>0.0413</text:p>
          </table:table-cell>
          <table:table-cell office:value-type="float" office:value="1.48692986895922" calcext:value-type="float">
            <text:p>1.4869</text:p>
          </table:table-cell>
          <table:table-cell office:value-type="float" office:value="10.3137408283822" calcext:value-type="float">
            <text:p>10.3137</text:p>
          </table:table-cell>
          <table:table-cell office:value-type="float" office:value="0.760115818277364" calcext:value-type="float">
            <text:p>0.7601</text:p>
          </table:table-cell>
          <table:table-cell office:value-type="float" office:value="0.653678222060057" calcext:value-type="float">
            <text:p>0.6537</text:p>
          </table:table-cell>
          <table:table-cell table:style-name="ce24" table:formula="of:=ABS([.F97])" office:value-type="float" office:value="0.041254963313529" calcext:value-type="float">
            <text:p>0.0413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AT3G24430</text:p>
          </table:table-cell>
          <table:table-cell table:style-name="ce2" office:value-type="string" calcext:value-type="string">
            <text:p>HCF10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4.4746224040227" calcext:value-type="float">
            <text:p>14.4746</text:p>
          </table:table-cell>
          <table:table-cell table:style-name="ce16" office:value-type="float" office:value="0.574342638127526" calcext:value-type="float">
            <text:p>0.5743</text:p>
          </table:table-cell>
          <table:table-cell table:style-name="ce16" office:value-type="float" office:value="0.0396792829613233" calcext:value-type="float">
            <text:p>0.0397</text:p>
          </table:table-cell>
          <table:table-cell table:style-name="ce16" office:value-type="float" office:value="0.304558641691846" calcext:value-type="float">
            <text:p>0.3046</text:p>
          </table:table-cell>
          <table:table-cell table:style-name="ce16" office:value-type="float" office:value="9.91982074033082" calcext:value-type="float">
            <text:p>9.9198</text:p>
          </table:table-cell>
          <table:table-cell table:style-name="ce16" office:value-type="float" office:value="2.08987556653259" calcext:value-type="float">
            <text:p>2.0899</text:p>
          </table:table-cell>
          <table:table-cell table:style-name="ce16" office:value-type="float" office:value="0.760629269865959" calcext:value-type="float">
            <text:p>0.7606</text:p>
          </table:table-cell>
          <table:table-cell table:style-name="ce22" table:formula="of:=ABS([.F98])" office:value-type="float" office:value="0.0396792829613233" calcext:value-type="float">
            <text:p>0.039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8370</text:p>
          </table:table-cell>
          <table:table-cell table:style-name="ce2" office:value-type="string" calcext:value-type="string">
            <text:p>DEGP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0.6121729756243" calcext:value-type="float">
            <text:p>20.6122</text:p>
          </table:table-cell>
          <table:table-cell table:style-name="ce16" office:value-type="float" office:value="0.781973627661214" calcext:value-type="float">
            <text:p>0.7820</text:p>
          </table:table-cell>
          <table:table-cell table:style-name="ce16" office:value-type="float" office:value="0.0379374667865425" calcext:value-type="float">
            <text:p>0.0379</text:p>
          </table:table-cell>
          <table:table-cell table:style-name="ce16" office:value-type="float" office:value="0.166166185967974" calcext:value-type="float">
            <text:p>0.1662</text:p>
          </table:table-cell>
          <table:table-cell table:style-name="ce16" office:value-type="float" office:value="9.48436669663561" calcext:value-type="float">
            <text:p>9.4844</text:p>
          </table:table-cell>
          <table:table-cell table:style-name="ce16" office:value-type="float" office:value="2.7458310192641" calcext:value-type="float">
            <text:p>2.7458</text:p>
          </table:table-cell>
          <table:table-cell table:style-name="ce16" office:value-type="float" office:value="0.601810661071575" calcext:value-type="float">
            <text:p>0.6018</text:p>
          </table:table-cell>
          <table:table-cell table:style-name="ce22" table:formula="of:=ABS([.F99])" office:value-type="float" office:value="0.0379374667865425" calcext:value-type="float">
            <text:p>0.037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446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2.5265163643464" calcext:value-type="float">
            <text:p>22.5265</text:p>
          </table:table-cell>
          <table:table-cell table:style-name="ce16" office:value-type="float" office:value="0.828605347303829" calcext:value-type="float">
            <text:p>0.8286</text:p>
          </table:table-cell>
          <table:table-cell table:style-name="ce16" office:value-type="float" office:value="0.0367835547184427" calcext:value-type="float">
            <text:p>0.0368</text:p>
          </table:table-cell>
          <table:table-cell table:style-name="ce16" office:value-type="float" office:value="0.406194314710138" calcext:value-type="float">
            <text:p>0.4062</text:p>
          </table:table-cell>
          <table:table-cell table:style-name="ce16" office:value-type="float" office:value="9.19588867961067" calcext:value-type="float">
            <text:p>9.1959</text:p>
          </table:table-cell>
          <table:table-cell table:style-name="ce16" office:value-type="float" office:value="1.70660290551889" calcext:value-type="float">
            <text:p>1.7066</text:p>
          </table:table-cell>
          <table:table-cell table:style-name="ce16" office:value-type="float" office:value="0.707413877963232" calcext:value-type="float">
            <text:p>0.7074</text:p>
          </table:table-cell>
          <table:table-cell table:style-name="ce22" table:formula="of:=ABS([.F100])" office:value-type="float" office:value="0.0367835547184427" calcext:value-type="float">
            <text:p>0.036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153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9.6832341192523" calcext:value-type="float">
            <text:p>49.6832</text:p>
          </table:table-cell>
          <table:table-cell table:style-name="ce16" office:value-type="float" office:value="1.795178852573" calcext:value-type="float">
            <text:p>1.7952</text:p>
          </table:table-cell>
          <table:table-cell table:style-name="ce16" office:value-type="float" office:value="0.036132487838133" calcext:value-type="float">
            <text:p>0.0361</text:p>
          </table:table-cell>
          <table:table-cell table:style-name="ce16" office:value-type="float" office:value="0.494081551755467" calcext:value-type="float">
            <text:p>0.4941</text:p>
          </table:table-cell>
          <table:table-cell table:style-name="ce16" office:value-type="float" office:value="9.03312195953325" calcext:value-type="float">
            <text:p>9.0331</text:p>
          </table:table-cell>
          <table:table-cell table:style-name="ce16" office:value-type="float" office:value="1.49991749652459" calcext:value-type="float">
            <text:p>1.4999</text:p>
          </table:table-cell>
          <table:table-cell table:style-name="ce16" office:value-type="float" office:value="0.629001786682136" calcext:value-type="float">
            <text:p>0.6290</text:p>
          </table:table-cell>
          <table:table-cell table:style-name="ce22" table:formula="of:=ABS([.F101])" office:value-type="float" office:value="0.036132487838133" calcext:value-type="float">
            <text:p>0.0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1270</text:p>
          </table:table-cell>
          <table:table-cell office:value-type="string" calcext:value-type="string">
            <text:p>OCP3</text:p>
          </table:table-cell>
          <table:table-cell office:value-type="string" calcext:value-type="string">
            <text:p>E</text:p>
          </table:table-cell>
          <table:table-cell office:value-type="float" office:value="16.2481770403434" calcext:value-type="float">
            <text:p>16.2482</text:p>
          </table:table-cell>
          <table:table-cell office:value-type="float" office:value="0.540686629026063" calcext:value-type="float">
            <text:p>0.5407</text:p>
          </table:table-cell>
          <table:table-cell office:value-type="float" office:value="0.0332767563821815" calcext:value-type="float">
            <text:p>0.0333</text:p>
          </table:table-cell>
          <table:table-cell office:value-type="float" office:value="1.41804291438133" calcext:value-type="float">
            <text:p>1.4180</text:p>
          </table:table-cell>
          <table:table-cell office:value-type="float" office:value="8.31918909554538" calcext:value-type="float">
            <text:p>8.3192</text:p>
          </table:table-cell>
          <table:table-cell office:value-type="float" office:value="0.665999329157155" calcext:value-type="float">
            <text:p>0.6660</text:p>
          </table:table-cell>
          <table:table-cell office:value-type="float" office:value="0.600859120420626" calcext:value-type="float">
            <text:p>0.6009</text:p>
          </table:table-cell>
          <table:table-cell table:style-name="ce24" table:formula="of:=ABS([.F102])" office:value-type="float" office:value="0.0332767563821815" calcext:value-type="float">
            <text:p>0.033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04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2.127408014996" calcext:value-type="float">
            <text:p>12.1274</text:p>
          </table:table-cell>
          <table:table-cell table:style-name="ce16" office:value-type="float" office:value="0.201419107874287" calcext:value-type="float">
            <text:p>0.2014</text:p>
          </table:table-cell>
          <table:table-cell table:style-name="ce16" office:value-type="float" office:value="0.0166085867338861" calcext:value-type="float">
            <text:p>0.0166</text:p>
          </table:table-cell>
          <table:table-cell table:style-name="ce16" office:value-type="float" office:value="0.78575821504157" calcext:value-type="float">
            <text:p>0.7858</text:p>
          </table:table-cell>
          <table:table-cell table:style-name="ce16" office:value-type="float" office:value="4.15214668347153" calcext:value-type="float">
            <text:p>4.1521</text:p>
          </table:table-cell>
          <table:table-cell table:style-name="ce16" office:value-type="float" office:value="0.612046221505749" calcext:value-type="float">
            <text:p>0.6120</text:p>
          </table:table-cell>
          <table:table-cell table:style-name="ce16" office:value-type="float" office:value="0.616144488126904" calcext:value-type="float">
            <text:p>0.6161</text:p>
          </table:table-cell>
          <table:table-cell table:style-name="ce22" table:formula="of:=ABS([.F103])" office:value-type="float" office:value="0.0166085867338861" calcext:value-type="float">
            <text:p>0.0166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1G07210</text:p>
          </table:table-cell>
          <table:table-cell table:style-name="ce14" office:value-type="string" calcext:value-type="string">
            <text:p>E</text:p>
          </table:table-cell>
          <table:table-cell table:style-name="ce21" office:value-type="float" office:value="27.9670892825441" calcext:value-type="float">
            <text:p>27.9671</text:p>
          </table:table-cell>
          <table:table-cell table:style-name="ce21" office:value-type="float" office:value="-0.446809807359731" calcext:value-type="float">
            <text:p>-0.4468</text:p>
          </table:table-cell>
          <table:table-cell table:style-name="ce21" office:value-type="float" office:value="-0.0159762713540094" calcext:value-type="float">
            <text:p>-0.0160</text:p>
          </table:table-cell>
          <table:table-cell table:style-name="ce21" office:value-type="float" office:value="1.12522064441489" calcext:value-type="float">
            <text:p>1.1252</text:p>
          </table:table-cell>
          <table:table-cell table:style-name="ce21" office:value-type="float" office:value="-3.99406783850234" calcext:value-type="float">
            <text:p>-3.9941</text:p>
          </table:table-cell>
          <table:table-cell table:style-name="ce21" office:value-type="float" office:value="-0.632536414384782" calcext:value-type="float">
            <text:p>-0.6325</text:p>
          </table:table-cell>
          <table:table-cell table:style-name="ce21" office:value-type="float" office:value="0.674496162423668" calcext:value-type="float">
            <text:p>0.6745</text:p>
          </table:table-cell>
          <table:table-cell table:style-name="ce26" table:formula="of:=ABS([.F104])" office:value-type="float" office:value="0.0159762713540094" calcext:value-type="float">
            <text:p>0.016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376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02081961693141" calcext:value-type="float">
            <text:p>4.0208</text:p>
          </table:table-cell>
          <table:table-cell table:style-name="ce16" office:value-type="float" office:value="-0.0675650635129058" calcext:value-type="float">
            <text:p>-0.0676</text:p>
          </table:table-cell>
          <table:table-cell table:style-name="ce16" office:value-type="float" office:value="-0.0168038036892761" calcext:value-type="float">
            <text:p>-0.0168</text:p>
          </table:table-cell>
          <table:table-cell table:style-name="ce16" office:value-type="float" office:value="0.295662159081814" calcext:value-type="float">
            <text:p>0.2957</text:p>
          </table:table-cell>
          <table:table-cell table:style-name="ce16" office:value-type="float" office:value="-4.20095092231903" calcext:value-type="float">
            <text:p>-4.201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2656523371069" calcext:value-type="float">
            <text:p>0.6627</text:p>
          </table:table-cell>
          <table:table-cell table:style-name="ce22" table:formula="of:=ABS([.F105])" office:value-type="float" office:value="0.0168038036892761" calcext:value-type="float">
            <text:p>0.016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2816</text:p>
          </table:table-cell>
          <table:table-cell office:value-type="string" calcext:value-type="string">
            <text:p>E</text:p>
          </table:table-cell>
          <table:table-cell office:value-type="float" office:value="22.7057977007037" calcext:value-type="float">
            <text:p>22.7058</text:p>
          </table:table-cell>
          <table:table-cell office:value-type="float" office:value="-0.481307852421454" calcext:value-type="float">
            <text:p>-0.4813</text:p>
          </table:table-cell>
          <table:table-cell office:value-type="float" office:value="-0.0211975751200557" calcext:value-type="float">
            <text:p>-0.0212</text:p>
          </table:table-cell>
          <table:table-cell office:value-type="float" office:value="1.4975934515676" calcext:value-type="float">
            <text:p>1.4976</text:p>
          </table:table-cell>
          <table:table-cell office:value-type="float" office:value="-5.29939378001392" calcext:value-type="float">
            <text:p>-5.2994</text:p>
          </table:table-cell>
          <table:table-cell office:value-type="float" office:value="-0.630082735608895" calcext:value-type="float">
            <text:p>-0.6301</text:p>
          </table:table-cell>
          <table:table-cell office:value-type="float" office:value="0.803676917697469" calcext:value-type="float">
            <text:p>0.8037</text:p>
          </table:table-cell>
          <table:table-cell table:style-name="ce24" table:formula="of:=ABS([.F106])" office:value-type="float" office:value="0.0211975751200557" calcext:value-type="float">
            <text:p>0.0212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595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0.2265594535389" calcext:value-type="float">
            <text:p>20.2266</text:p>
          </table:table-cell>
          <table:table-cell table:style-name="ce16" office:value-type="float" office:value="-0.42930074482083" calcext:value-type="float">
            <text:p>-0.4293</text:p>
          </table:table-cell>
          <table:table-cell table:style-name="ce16" office:value-type="float" office:value="-0.0212246054899721" calcext:value-type="float">
            <text:p>-0.0212</text:p>
          </table:table-cell>
          <table:table-cell table:style-name="ce16" office:value-type="float" office:value="0.529773758414455" calcext:value-type="float">
            <text:p>0.5298</text:p>
          </table:table-cell>
          <table:table-cell table:style-name="ce16" office:value-type="float" office:value="-5.30615137249303" calcext:value-type="float">
            <text:p>-5.306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3138938488217" calcext:value-type="float">
            <text:p>0.6131</text:p>
          </table:table-cell>
          <table:table-cell table:style-name="ce22" table:formula="of:=ABS([.F107])" office:value-type="float" office:value="0.0212246054899721" calcext:value-type="float">
            <text:p>0.02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5970</text:p>
          </table:table-cell>
          <table:table-cell table:style-name="ce2" office:value-type="string" calcext:value-type="string">
            <text:p>LACS6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1.9355822843816" calcext:value-type="float">
            <text:p>11.9356</text:p>
          </table:table-cell>
          <table:table-cell table:style-name="ce16" office:value-type="float" office:value="-0.256145722444219" calcext:value-type="float">
            <text:p>-0.2561</text:p>
          </table:table-cell>
          <table:table-cell table:style-name="ce16" office:value-type="float" office:value="-0.0214606808734753" calcext:value-type="float">
            <text:p>-0.0215</text:p>
          </table:table-cell>
          <table:table-cell table:style-name="ce16" office:value-type="float" office:value="0.260516731135597" calcext:value-type="float">
            <text:p>0.2605</text:p>
          </table:table-cell>
          <table:table-cell table:style-name="ce16" office:value-type="float" office:value="-5.36517021836883" calcext:value-type="float">
            <text:p>-5.365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8496331222566" calcext:value-type="float">
            <text:p>0.6185</text:p>
          </table:table-cell>
          <table:table-cell table:style-name="ce22" table:formula="of:=ABS([.F108])" office:value-type="float" office:value="0.0214606808734753" calcext:value-type="float">
            <text:p>0.021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627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8.41193548777497" calcext:value-type="float">
            <text:p>8.4119</text:p>
          </table:table-cell>
          <table:table-cell table:style-name="ce16" office:value-type="float" office:value="-0.180669879845495" calcext:value-type="float">
            <text:p>-0.1807</text:p>
          </table:table-cell>
          <table:table-cell table:style-name="ce16" office:value-type="float" office:value="-0.0214778014058788" calcext:value-type="float">
            <text:p>-0.0215</text:p>
          </table:table-cell>
          <table:table-cell table:style-name="ce16" office:value-type="float" office:value="0.248030007257918" calcext:value-type="float">
            <text:p>0.2480</text:p>
          </table:table-cell>
          <table:table-cell table:style-name="ce16" office:value-type="float" office:value="-5.3694503514697" calcext:value-type="float">
            <text:p>-5.369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10706388696356" calcext:value-type="float">
            <text:p>0.7107</text:p>
          </table:table-cell>
          <table:table-cell table:style-name="ce22" table:formula="of:=ABS([.F109])" office:value-type="float" office:value="0.0214778014058788" calcext:value-type="float">
            <text:p>0.021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2416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0.7883398927501" calcext:value-type="float">
            <text:p>10.7883</text:p>
          </table:table-cell>
          <table:table-cell table:style-name="ce16" office:value-type="float" office:value="-0.237671001934522" calcext:value-type="float">
            <text:p>-0.2377</text:p>
          </table:table-cell>
          <table:table-cell table:style-name="ce16" office:value-type="float" office:value="-0.0220303591004062" calcext:value-type="float">
            <text:p>-0.0220</text:p>
          </table:table-cell>
          <table:table-cell table:style-name="ce16" office:value-type="float" office:value="0.0521555084642521" calcext:value-type="float">
            <text:p>0.0522</text:p>
          </table:table-cell>
          <table:table-cell table:style-name="ce16" office:value-type="float" office:value="-5.50758977510154" calcext:value-type="float">
            <text:p>-5.507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0715566426635" calcext:value-type="float">
            <text:p>0.6307</text:p>
          </table:table-cell>
          <table:table-cell table:style-name="ce22" table:formula="of:=ABS([.F110])" office:value-type="float" office:value="0.0220303591004062" calcext:value-type="float">
            <text:p>0.02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35160</text:p>
          </table:table-cell>
          <table:table-cell table:style-name="ce2" office:value-type="string" calcext:value-type="string">
            <text:p>TMN1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6.5088064327829" calcext:value-type="float">
            <text:p>16.5088</text:p>
          </table:table-cell>
          <table:table-cell table:style-name="ce16" office:value-type="float" office:value="-0.379184553516139" calcext:value-type="float">
            <text:p>-0.3792</text:p>
          </table:table-cell>
          <table:table-cell table:style-name="ce16" office:value-type="float" office:value="-0.0229686231442609" calcext:value-type="float">
            <text:p>-0.0230</text:p>
          </table:table-cell>
          <table:table-cell table:style-name="ce16" office:value-type="float" office:value="0.578215675813119" calcext:value-type="float">
            <text:p>0.5782</text:p>
          </table:table-cell>
          <table:table-cell table:style-name="ce16" office:value-type="float" office:value="-5.74215578606521" calcext:value-type="float">
            <text:p>-5.7422</text:p>
          </table:table-cell>
          <table:table-cell table:style-name="ce16" office:value-type="float" office:value="-7.17542885210281" calcext:value-type="float">
            <text:p>-7.1754</text:p>
          </table:table-cell>
          <table:table-cell table:style-name="ce16" office:value-type="float" office:value="0.6101185047497" calcext:value-type="float">
            <text:p>0.6101</text:p>
          </table:table-cell>
          <table:table-cell table:style-name="ce22" table:formula="of:=ABS([.F111])" office:value-type="float" office:value="0.0229686231442609" calcext:value-type="float">
            <text:p>0.023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233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82105041546381" calcext:value-type="float">
            <text:p>4.8211</text:p>
          </table:table-cell>
          <table:table-cell table:style-name="ce16" office:value-type="float" office:value="-0.112979287828018" calcext:value-type="float">
            <text:p>-0.1130</text:p>
          </table:table-cell>
          <table:table-cell table:style-name="ce16" office:value-type="float" office:value="-0.0234345792082221" calcext:value-type="float">
            <text:p>-0.0234</text:p>
          </table:table-cell>
          <table:table-cell table:style-name="ce16" office:value-type="float" office:value="0.760505033545113" calcext:value-type="float">
            <text:p>0.7605</text:p>
          </table:table-cell>
          <table:table-cell table:style-name="ce16" office:value-type="float" office:value="-5.85864480205552" calcext:value-type="float">
            <text:p>-5.8586</text:p>
          </table:table-cell>
          <table:table-cell table:style-name="ce16" office:value-type="float" office:value="-2.12256919017571" calcext:value-type="float">
            <text:p>-2.1226</text:p>
          </table:table-cell>
          <table:table-cell table:style-name="ce16" office:value-type="float" office:value="0.669910421697473" calcext:value-type="float">
            <text:p>0.6699</text:p>
          </table:table-cell>
          <table:table-cell table:style-name="ce22" table:formula="of:=ABS([.F112])" office:value-type="float" office:value="0.0234345792082221" calcext:value-type="float">
            <text:p>0.0234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073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56177429819226" calcext:value-type="float">
            <text:p>2.5618</text:p>
          </table:table-cell>
          <table:table-cell table:style-name="ce16" office:value-type="float" office:value="-0.0607267616113163" calcext:value-type="float">
            <text:p>-0.0607</text:p>
          </table:table-cell>
          <table:table-cell table:style-name="ce16" office:value-type="float" office:value="-0.0237049616955595" calcext:value-type="float">
            <text:p>-0.0237</text:p>
          </table:table-cell>
          <table:table-cell table:style-name="ce16" office:value-type="float" office:value="0.593714998637895" calcext:value-type="float">
            <text:p>0.5937</text:p>
          </table:table-cell>
          <table:table-cell table:style-name="ce16" office:value-type="float" office:value="-5.92624042388987" calcext:value-type="float">
            <text:p>-5.9262</text:p>
          </table:table-cell>
          <table:table-cell table:style-name="ce16" office:value-type="float" office:value="-9.08803350341617" calcext:value-type="float">
            <text:p>-9.0880</text:p>
          </table:table-cell>
          <table:table-cell table:style-name="ce16" office:value-type="float" office:value="0.69521105688322" calcext:value-type="float">
            <text:p>0.6952</text:p>
          </table:table-cell>
          <table:table-cell table:style-name="ce22" table:formula="of:=ABS([.F113])" office:value-type="float" office:value="0.0237049616955595" calcext:value-type="float">
            <text:p>0.0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2560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E</text:p>
          </table:table-cell>
          <table:table-cell office:value-type="float" office:value="2.19199750681004" calcext:value-type="float">
            <text:p>2.1920</text:p>
          </table:table-cell>
          <table:table-cell office:value-type="float" office:value="-0.0559308015435701" calcext:value-type="float">
            <text:p>-0.0559</text:p>
          </table:table-cell>
          <table:table-cell office:value-type="float" office:value="-0.0255159056384899" calcext:value-type="float">
            <text:p>-0.0255</text:p>
          </table:table-cell>
          <table:table-cell office:value-type="float" office:value="1.27506427079232" calcext:value-type="float">
            <text:p>1.2751</text:p>
          </table:table-cell>
          <table:table-cell office:value-type="float" office:value="-6.37897640962248" calcext:value-type="float">
            <text:p>-6.3790</text:p>
          </table:table-cell>
          <table:table-cell office:value-type="float" office:value="-1.00082735324839" calcext:value-type="float">
            <text:p>-1.0008</text:p>
          </table:table-cell>
          <table:table-cell office:value-type="float" office:value="0.633088889527196" calcext:value-type="float">
            <text:p>0.6331</text:p>
          </table:table-cell>
          <table:table-cell table:style-name="ce24" table:formula="of:=ABS([.F114])" office:value-type="float" office:value="0.0255159056384899" calcext:value-type="float">
            <text:p>0.025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33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90051242188532" calcext:value-type="float">
            <text:p>4.9005</text:p>
          </table:table-cell>
          <table:table-cell table:style-name="ce16" office:value-type="float" office:value="-0.125768178069819" calcext:value-type="float">
            <text:p>-0.1258</text:p>
          </table:table-cell>
          <table:table-cell table:style-name="ce16" office:value-type="float" office:value="-0.0256642912500636" calcext:value-type="float">
            <text:p>-0.0257</text:p>
          </table:table-cell>
          <table:table-cell table:style-name="ce16" office:value-type="float" office:value="0.1900578339315" calcext:value-type="float">
            <text:p>0.1901</text:p>
          </table:table-cell>
          <table:table-cell table:style-name="ce16" office:value-type="float" office:value="-6.4160728125159" calcext:value-type="float">
            <text:p>-6.416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0246430941028" calcext:value-type="float">
            <text:p>0.6602</text:p>
          </table:table-cell>
          <table:table-cell table:style-name="ce22" table:formula="of:=ABS([.F115])" office:value-type="float" office:value="0.0256642912500636" calcext:value-type="float">
            <text:p>0.025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83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45660089984142" calcext:value-type="float">
            <text:p>2.4566</text:p>
          </table:table-cell>
          <table:table-cell table:style-name="ce16" office:value-type="float" office:value="-0.0643117292478238" calcext:value-type="float">
            <text:p>-0.0643</text:p>
          </table:table-cell>
          <table:table-cell table:style-name="ce16" office:value-type="float" office:value="-0.0261791523612872" calcext:value-type="float">
            <text:p>-0.0262</text:p>
          </table:table-cell>
          <table:table-cell table:style-name="ce16" office:value-type="float" office:value="0.0777548410892716" calcext:value-type="float">
            <text:p>0.0778</text:p>
          </table:table-cell>
          <table:table-cell table:style-name="ce16" office:value-type="float" office:value="-6.54478809032181" calcext:value-type="float">
            <text:p>-6.544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0176328153029" calcext:value-type="float">
            <text:p>0.6202</text:p>
          </table:table-cell>
          <table:table-cell table:style-name="ce22" table:formula="of:=ABS([.F116])" office:value-type="float" office:value="0.0261791523612872" calcext:value-type="float">
            <text:p>0.0262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96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86239366904584" calcext:value-type="float">
            <text:p>3.8624</text:p>
          </table:table-cell>
          <table:table-cell table:style-name="ce16" office:value-type="float" office:value="-0.101505199563661" calcext:value-type="float">
            <text:p>-0.1015</text:p>
          </table:table-cell>
          <table:table-cell table:style-name="ce16" office:value-type="float" office:value="-0.0262803867915248" calcext:value-type="float">
            <text:p>-0.0263</text:p>
          </table:table-cell>
          <table:table-cell table:style-name="ce16" office:value-type="float" office:value="0.194266418077334" calcext:value-type="float">
            <text:p>0.1943</text:p>
          </table:table-cell>
          <table:table-cell table:style-name="ce16" office:value-type="float" office:value="-6.57009669788121" calcext:value-type="float">
            <text:p>-6.570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9938481928553" calcext:value-type="float">
            <text:p>0.6199</text:p>
          </table:table-cell>
          <table:table-cell table:style-name="ce22" table:formula="of:=ABS([.F117])" office:value-type="float" office:value="0.0262803867915248" calcext:value-type="float">
            <text:p>0.02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0570</text:p>
          </table:table-cell>
          <table:table-cell table:style-name="ce2" office:value-type="string" calcext:value-type="string">
            <text:p>UBP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46093959927267" calcext:value-type="float">
            <text:p>2.4609</text:p>
          </table:table-cell>
          <table:table-cell table:style-name="ce16" office:value-type="float" office:value="-0.0647979792805339" calcext:value-type="float">
            <text:p>-0.0648</text:p>
          </table:table-cell>
          <table:table-cell table:style-name="ce16" office:value-type="float" office:value="-0.0263305849926933" calcext:value-type="float">
            <text:p>-0.0263</text:p>
          </table:table-cell>
          <table:table-cell table:style-name="ce16" office:value-type="float" office:value="0.91970676718596" calcext:value-type="float">
            <text:p>0.9197</text:p>
          </table:table-cell>
          <table:table-cell table:style-name="ce16" office:value-type="float" office:value="-6.58264624817334" calcext:value-type="float">
            <text:p>-6.5826</text:p>
          </table:table-cell>
          <table:table-cell table:style-name="ce16" office:value-type="float" office:value="-1.81468224507417" calcext:value-type="float">
            <text:p>-1.8147</text:p>
          </table:table-cell>
          <table:table-cell table:style-name="ce16" office:value-type="float" office:value="0.645037995387441" calcext:value-type="float">
            <text:p>0.6450</text:p>
          </table:table-cell>
          <table:table-cell table:style-name="ce22" table:formula="of:=ABS([.F118])" office:value-type="float" office:value="0.0263305849926933" calcext:value-type="float">
            <text:p>0.02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45160</text:p>
          </table:table-cell>
          <table:table-cell table:style-name="ce2" office:value-type="string" calcext:value-type="string">
            <text:p>IRE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34111961273651" calcext:value-type="float">
            <text:p>3.3411</text:p>
          </table:table-cell>
          <table:table-cell table:style-name="ce16" office:value-type="float" office:value="-0.0884817871298622" calcext:value-type="float">
            <text:p>-0.0885</text:p>
          </table:table-cell>
          <table:table-cell table:style-name="ce16" office:value-type="float" office:value="-0.0264826756852899" calcext:value-type="float">
            <text:p>-0.0265</text:p>
          </table:table-cell>
          <table:table-cell table:style-name="ce16" office:value-type="float" office:value="0.292266157161927" calcext:value-type="float">
            <text:p>0.2923</text:p>
          </table:table-cell>
          <table:table-cell table:style-name="ce16" office:value-type="float" office:value="-6.62066892132247" calcext:value-type="float">
            <text:p>-6.620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1756290959574" calcext:value-type="float">
            <text:p>0.6018</text:p>
          </table:table-cell>
          <table:table-cell table:style-name="ce22" table:formula="of:=ABS([.F119])" office:value-type="float" office:value="0.0264826756852899" calcext:value-type="float">
            <text:p>0.02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05710</text:p>
          </table:table-cell>
          <table:table-cell table:style-name="ce2" office:value-type="string" calcext:value-type="string">
            <text:p>ACO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6.7597917483271" calcext:value-type="float">
            <text:p>46.7598</text:p>
          </table:table-cell>
          <table:table-cell table:style-name="ce16" office:value-type="float" office:value="-1.25215233665893" calcext:value-type="float">
            <text:p>-1.2522</text:p>
          </table:table-cell>
          <table:table-cell table:style-name="ce16" office:value-type="float" office:value="-0.0267783984881355" calcext:value-type="float">
            <text:p>-0.0268</text:p>
          </table:table-cell>
          <table:table-cell table:style-name="ce16" office:value-type="float" office:value="0.19982334880595" calcext:value-type="float">
            <text:p>0.1998</text:p>
          </table:table-cell>
          <table:table-cell table:style-name="ce16" office:value-type="float" office:value="-6.69459962203386" calcext:value-type="float">
            <text:p>-6.694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5688926789745" calcext:value-type="float">
            <text:p>0.6557</text:p>
          </table:table-cell>
          <table:table-cell table:style-name="ce22" table:formula="of:=ABS([.F120])" office:value-type="float" office:value="0.0267783984881355" calcext:value-type="float">
            <text:p>0.0268</text:p>
          </table:table-cell>
          <table:table-cell table:style-name="ce5" table:number-columns-repeated="1013"/>
        </table:table-row>
        <table:table-row table:style-name="ro1">
          <table:table-cell table:number-columns-repeated="2" office:value-type="string" calcext:value-type="string">
            <text:p>AT5G16380</text:p>
          </table:table-cell>
          <table:table-cell office:value-type="string" calcext:value-type="string">
            <text:p>E</text:p>
          </table:table-cell>
          <table:table-cell office:value-type="float" office:value="8.84597222617546" calcext:value-type="float">
            <text:p>8.8460</text:p>
          </table:table-cell>
          <table:table-cell office:value-type="float" office:value="-0.256318408356071" calcext:value-type="float">
            <text:p>-0.2563</text:p>
          </table:table-cell>
          <table:table-cell office:value-type="float" office:value="-0.028975719322023" calcext:value-type="float">
            <text:p>-0.0290</text:p>
          </table:table-cell>
          <table:table-cell office:value-type="float" office:value="1.03414414813472" calcext:value-type="float">
            <text:p>1.0341</text:p>
          </table:table-cell>
          <table:table-cell office:value-type="float" office:value="-7.24392983050574" calcext:value-type="float">
            <text:p>-7.2439</text:p>
          </table:table-cell>
          <table:table-cell office:value-type="float" office:value="-1.73925568125465" calcext:value-type="float">
            <text:p>-1.7393</text:p>
          </table:table-cell>
          <table:table-cell office:value-type="float" office:value="0.628459902484927" calcext:value-type="float">
            <text:p>0.6285</text:p>
          </table:table-cell>
          <table:table-cell table:style-name="ce24" table:formula="of:=ABS([.F121])" office:value-type="float" office:value="0.028975719322023" calcext:value-type="float">
            <text:p>0.02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3180</text:p>
          </table:table-cell>
          <table:table-cell table:style-name="ce2" office:value-type="string" calcext:value-type="string">
            <text:p>ATTKL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61173409321352" calcext:value-type="float">
            <text:p>3.6117</text:p>
          </table:table-cell>
          <table:table-cell table:style-name="ce16" office:value-type="float" office:value="-0.105979303728056" calcext:value-type="float">
            <text:p>-0.1060</text:p>
          </table:table-cell>
          <table:table-cell table:style-name="ce16" office:value-type="float" office:value="-0.0293430526702372" calcext:value-type="float">
            <text:p>-0.0293</text:p>
          </table:table-cell>
          <table:table-cell table:style-name="ce16" office:value-type="float" office:value="0.205341672365404" calcext:value-type="float">
            <text:p>0.2053</text:p>
          </table:table-cell>
          <table:table-cell table:style-name="ce16" office:value-type="float" office:value="-7.33576316755931" calcext:value-type="float">
            <text:p>-7.335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7641650917971" calcext:value-type="float">
            <text:p>0.6176</text:p>
          </table:table-cell>
          <table:table-cell table:style-name="ce22" table:formula="of:=ABS([.F122])" office:value-type="float" office:value="0.0293430526702372" calcext:value-type="float">
            <text:p>0.029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34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81416287776742" calcext:value-type="float">
            <text:p>3.8142</text:p>
          </table:table-cell>
          <table:table-cell table:style-name="ce16" office:value-type="float" office:value="-0.112846725651428" calcext:value-type="float">
            <text:p>-0.1128</text:p>
          </table:table-cell>
          <table:table-cell table:style-name="ce16" office:value-type="float" office:value="-0.0295862366836" calcext:value-type="float">
            <text:p>-0.0296</text:p>
          </table:table-cell>
          <table:table-cell table:style-name="ce16" office:value-type="float" office:value="0.498949675139074" calcext:value-type="float">
            <text:p>0.4989</text:p>
          </table:table-cell>
          <table:table-cell table:style-name="ce16" office:value-type="float" office:value="-7.39655917090001" calcext:value-type="float">
            <text:p>-7.396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6427239244175" calcext:value-type="float">
            <text:p>0.6464</text:p>
          </table:table-cell>
          <table:table-cell table:style-name="ce22" table:formula="of:=ABS([.F123])" office:value-type="float" office:value="0.0295862366836" calcext:value-type="float">
            <text:p>0.029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74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0.6172969548735" calcext:value-type="float">
            <text:p>10.6173</text:p>
          </table:table-cell>
          <table:table-cell table:style-name="ce16" office:value-type="float" office:value="-0.315051613245135" calcext:value-type="float">
            <text:p>-0.3151</text:p>
          </table:table-cell>
          <table:table-cell table:style-name="ce16" office:value-type="float" office:value="-0.0296734295540751" calcext:value-type="float">
            <text:p>-0.0297</text:p>
          </table:table-cell>
          <table:table-cell table:style-name="ce16" office:value-type="float" office:value="0.924264347913369" calcext:value-type="float">
            <text:p>0.9243</text:p>
          </table:table-cell>
          <table:table-cell table:style-name="ce16" office:value-type="float" office:value="-7.41835738851878" calcext:value-type="float">
            <text:p>-7.4184</text:p>
          </table:table-cell>
          <table:table-cell table:style-name="ce16" office:value-type="float" office:value="-2.34097353893051" calcext:value-type="float">
            <text:p>-2.3410</text:p>
          </table:table-cell>
          <table:table-cell table:style-name="ce16" office:value-type="float" office:value="0.743673763169247" calcext:value-type="float">
            <text:p>0.7437</text:p>
          </table:table-cell>
          <table:table-cell table:style-name="ce22" table:formula="of:=ABS([.F124])" office:value-type="float" office:value="0.0296734295540751" calcext:value-type="float">
            <text:p>0.029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116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9.90266927964927" calcext:value-type="float">
            <text:p>9.9027</text:p>
          </table:table-cell>
          <table:table-cell table:style-name="ce16" office:value-type="float" office:value="-0.295988609369166" calcext:value-type="float">
            <text:p>-0.2960</text:p>
          </table:table-cell>
          <table:table-cell table:style-name="ce16" office:value-type="float" office:value="-0.0298897803219022" calcext:value-type="float">
            <text:p>-0.0299</text:p>
          </table:table-cell>
          <table:table-cell table:style-name="ce16" office:value-type="float" office:value="0.428891963821561" calcext:value-type="float">
            <text:p>0.4289</text:p>
          </table:table-cell>
          <table:table-cell table:style-name="ce16" office:value-type="float" office:value="-7.47244508047555" calcext:value-type="float">
            <text:p>-7.472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56397484774405" calcext:value-type="float">
            <text:p>0.7564</text:p>
          </table:table-cell>
          <table:table-cell table:style-name="ce22" table:formula="of:=ABS([.F125])" office:value-type="float" office:value="0.0298897803219022" calcext:value-type="float">
            <text:p>0.029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37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83545351606675" calcext:value-type="float">
            <text:p>5.8355</text:p>
          </table:table-cell>
          <table:table-cell table:style-name="ce16" office:value-type="float" office:value="-0.17805616760528" calcext:value-type="float">
            <text:p>-0.1781</text:p>
          </table:table-cell>
          <table:table-cell table:style-name="ce16" office:value-type="float" office:value="-0.0305128242586524" calcext:value-type="float">
            <text:p>-0.0305</text:p>
          </table:table-cell>
          <table:table-cell table:style-name="ce16" office:value-type="float" office:value="0.565440937524467" calcext:value-type="float">
            <text:p>0.5654</text:p>
          </table:table-cell>
          <table:table-cell table:style-name="ce16" office:value-type="float" office:value="-7.62820606466311" calcext:value-type="float">
            <text:p>-7.628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7832863111797" calcext:value-type="float">
            <text:p>0.6478</text:p>
          </table:table-cell>
          <table:table-cell table:style-name="ce22" table:formula="of:=ABS([.F126])" office:value-type="float" office:value="0.0305128242586524" calcext:value-type="float">
            <text:p>0.030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39160</text:p>
          </table:table-cell>
          <table:table-cell office:value-type="string" calcext:value-type="string">
            <text:p>E</text:p>
          </table:table-cell>
          <table:table-cell office:value-type="float" office:value="4.59099854228202" calcext:value-type="float">
            <text:p>4.5910</text:p>
          </table:table-cell>
          <table:table-cell office:value-type="float" office:value="-0.141361561594814" calcext:value-type="float">
            <text:p>-0.1414</text:p>
          </table:table-cell>
          <table:table-cell office:value-type="float" office:value="-0.0307910273316158" calcext:value-type="float">
            <text:p>-0.0308</text:p>
          </table:table-cell>
          <table:table-cell office:value-type="float" office:value="1.96400871967623" calcext:value-type="float">
            <text:p>1.9640</text:p>
          </table:table-cell>
          <table:table-cell office:value-type="float" office:value="-7.69775683290396" calcext:value-type="float">
            <text:p>-7.6978</text:p>
          </table:table-cell>
          <table:table-cell office:value-type="float" office:value="-0.717716950814247" calcext:value-type="float">
            <text:p>-0.7177</text:p>
          </table:table-cell>
          <table:table-cell office:value-type="float" office:value="0.614383700840552" calcext:value-type="float">
            <text:p>0.6144</text:p>
          </table:table-cell>
          <table:table-cell table:style-name="ce24" table:formula="of:=ABS([.F127])" office:value-type="float" office:value="0.0307910273316158" calcext:value-type="float">
            <text:p>0.030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499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41427975066937" calcext:value-type="float">
            <text:p>4.4143</text:p>
          </table:table-cell>
          <table:table-cell table:style-name="ce16" office:value-type="float" office:value="-0.136172585140153" calcext:value-type="float">
            <text:p>-0.1362</text:p>
          </table:table-cell>
          <table:table-cell table:style-name="ce16" office:value-type="float" office:value="-0.0308482001213231" calcext:value-type="float">
            <text:p>-0.0308</text:p>
          </table:table-cell>
          <table:table-cell table:style-name="ce16" office:value-type="float" office:value="0.28313203542597" calcext:value-type="float">
            <text:p>0.2831</text:p>
          </table:table-cell>
          <table:table-cell table:style-name="ce16" office:value-type="float" office:value="-7.71205003033077" calcext:value-type="float">
            <text:p>-7.712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6994073858376" calcext:value-type="float">
            <text:p>0.6270</text:p>
          </table:table-cell>
          <table:table-cell table:style-name="ce22" table:formula="of:=ABS([.F128])" office:value-type="float" office:value="0.0308482001213231" calcext:value-type="float">
            <text:p>0.0308</text:p>
          </table:table-cell>
          <table:table-cell table:style-name="ce5" table:number-columns-repeated="1013"/>
        </table:table-row>
        <table:table-row table:style-name="ro1">
          <table:table-cell table:number-columns-repeated="2" office:value-type="string" calcext:value-type="string">
            <text:p>AT3G61320</text:p>
          </table:table-cell>
          <table:table-cell office:value-type="string" calcext:value-type="string">
            <text:p>E</text:p>
          </table:table-cell>
          <table:table-cell office:value-type="float" office:value="6.13912258267459" calcext:value-type="float">
            <text:p>6.1391</text:p>
          </table:table-cell>
          <table:table-cell office:value-type="float" office:value="-0.189527395181259" calcext:value-type="float">
            <text:p>-0.1895</text:p>
          </table:table-cell>
          <table:table-cell office:value-type="float" office:value="-0.0308720656134363" calcext:value-type="float">
            <text:p>-0.0309</text:p>
          </table:table-cell>
          <table:table-cell office:value-type="float" office:value="1.56101637171488" calcext:value-type="float">
            <text:p>1.5610</text:p>
          </table:table-cell>
          <table:table-cell office:value-type="float" office:value="-7.71801640335908" calcext:value-type="float">
            <text:p>-7.7180</text:p>
          </table:table-cell>
          <table:table-cell office:value-type="float" office:value="-0.983995877590558" calcext:value-type="float">
            <text:p>-0.9840</text:p>
          </table:table-cell>
          <table:table-cell office:value-type="float" office:value="0.732212206412423" calcext:value-type="float">
            <text:p>0.7322</text:p>
          </table:table-cell>
          <table:table-cell table:style-name="ce24" table:formula="of:=ABS([.F129])" office:value-type="float" office:value="0.0308720656134363" calcext:value-type="float">
            <text:p>0.030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8370</text:p>
          </table:table-cell>
          <table:table-cell office:value-type="string" calcext:value-type="string">
            <text:p>E</text:p>
          </table:table-cell>
          <table:table-cell office:value-type="float" office:value="4.81558780240039" calcext:value-type="float">
            <text:p>4.8156</text:p>
          </table:table-cell>
          <table:table-cell office:value-type="float" office:value="-0.149225352074346" calcext:value-type="float">
            <text:p>-0.1492</text:p>
          </table:table-cell>
          <table:table-cell office:value-type="float" office:value="-0.03098798281696" calcext:value-type="float">
            <text:p>-0.0310</text:p>
          </table:table-cell>
          <table:table-cell office:value-type="float" office:value="1.48066768438519" calcext:value-type="float">
            <text:p>1.4807</text:p>
          </table:table-cell>
          <table:table-cell office:value-type="float" office:value="-7.74699570424001" calcext:value-type="float">
            <text:p>-7.7470</text:p>
          </table:table-cell>
          <table:table-cell office:value-type="float" office:value="-1.06857295504448" calcext:value-type="float">
            <text:p>-1.0686</text:p>
          </table:table-cell>
          <table:table-cell office:value-type="float" office:value="0.623110269866066" calcext:value-type="float">
            <text:p>0.6231</text:p>
          </table:table-cell>
          <table:table-cell table:style-name="ce24" table:formula="of:=ABS([.F130])" office:value-type="float" office:value="0.03098798281696" calcext:value-type="float">
            <text:p>0.031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69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89854126687561" calcext:value-type="float">
            <text:p>1.8985</text:p>
          </table:table-cell>
          <table:table-cell table:style-name="ce16" office:value-type="float" office:value="-0.0595535742778209" calcext:value-type="float">
            <text:p>-0.0596</text:p>
          </table:table-cell>
          <table:table-cell table:style-name="ce16" office:value-type="float" office:value="-0.0313680694314466" calcext:value-type="float">
            <text:p>-0.0314</text:p>
          </table:table-cell>
          <table:table-cell table:style-name="ce16" office:value-type="float" office:value="0.674130904161352" calcext:value-type="float">
            <text:p>0.6741</text:p>
          </table:table-cell>
          <table:table-cell table:style-name="ce16" office:value-type="float" office:value="-7.84201735786166" calcext:value-type="float">
            <text:p>-7.842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4514766126045" calcext:value-type="float">
            <text:p>0.7451</text:p>
          </table:table-cell>
          <table:table-cell table:style-name="ce22" table:formula="of:=ABS([.F131])" office:value-type="float" office:value="0.0313680694314466" calcext:value-type="float">
            <text:p>0.031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0330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28354220065322" calcext:value-type="float">
            <text:p>5.2835</text:p>
          </table:table-cell>
          <table:table-cell table:style-name="ce16" office:value-type="float" office:value="-0.16885152568927" calcext:value-type="float">
            <text:p>-0.1689</text:p>
          </table:table-cell>
          <table:table-cell table:style-name="ce16" office:value-type="float" office:value="-0.0319580159061462" calcext:value-type="float">
            <text:p>-0.0320</text:p>
          </table:table-cell>
          <table:table-cell table:style-name="ce16" office:value-type="float" office:value="0.41239904977503" calcext:value-type="float">
            <text:p>0.4124</text:p>
          </table:table-cell>
          <table:table-cell table:style-name="ce16" office:value-type="float" office:value="-7.98950397653654" calcext:value-type="float">
            <text:p>-7.989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44205256844537" calcext:value-type="float">
            <text:p>0.7442</text:p>
          </table:table-cell>
          <table:table-cell table:style-name="ce22" table:formula="of:=ABS([.F132])" office:value-type="float" office:value="0.0319580159061462" calcext:value-type="float">
            <text:p>0.0320</text:p>
          </table:table-cell>
          <table:table-cell table:style-name="ce5" table:number-columns-repeated="1013"/>
        </table:table-row>
        <table:table-row table:style-name="ro1">
          <table:table-cell table:number-columns-repeated="2" office:value-type="string" calcext:value-type="string">
            <text:p>AT3G15070</text:p>
          </table:table-cell>
          <table:table-cell office:value-type="string" calcext:value-type="string">
            <text:p>E</text:p>
          </table:table-cell>
          <table:table-cell office:value-type="float" office:value="5.16113186578984" calcext:value-type="float">
            <text:p>5.1611</text:p>
          </table:table-cell>
          <table:table-cell office:value-type="float" office:value="-0.169401732227062" calcext:value-type="float">
            <text:p>-0.1694</text:p>
          </table:table-cell>
          <table:table-cell office:value-type="float" office:value="-0.0328225933055359" calcext:value-type="float">
            <text:p>-0.0328</text:p>
          </table:table-cell>
          <table:table-cell office:value-type="float" office:value="1.09841145889865" calcext:value-type="float">
            <text:p>1.0984</text:p>
          </table:table-cell>
          <table:table-cell office:value-type="float" office:value="-8.20564832638398" calcext:value-type="float">
            <text:p>-8.2056</text:p>
          </table:table-cell>
          <table:table-cell office:value-type="float" office:value="-1.98305795357596" calcext:value-type="float">
            <text:p>-1.9831</text:p>
          </table:table-cell>
          <table:table-cell office:value-type="float" office:value="0.627493716957709" calcext:value-type="float">
            <text:p>0.6275</text:p>
          </table:table-cell>
          <table:table-cell table:style-name="ce24" table:formula="of:=ABS([.F133])" office:value-type="float" office:value="0.0328225933055359" calcext:value-type="float">
            <text:p>0.032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794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12951420160153" calcext:value-type="float">
            <text:p>2.1295</text:p>
          </table:table-cell>
          <table:table-cell table:style-name="ce16" office:value-type="float" office:value="-0.0704988990465584" calcext:value-type="float">
            <text:p>-0.0705</text:p>
          </table:table-cell>
          <table:table-cell table:style-name="ce16" office:value-type="float" office:value="-0.0331056252142103" calcext:value-type="float">
            <text:p>-0.0331</text:p>
          </table:table-cell>
          <table:table-cell table:style-name="ce16" office:value-type="float" office:value="0.326189821971191" calcext:value-type="float">
            <text:p>0.3262</text:p>
          </table:table-cell>
          <table:table-cell table:style-name="ce16" office:value-type="float" office:value="-8.27640630355257" calcext:value-type="float">
            <text:p>-8.276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1390836466338" calcext:value-type="float">
            <text:p>0.6314</text:p>
          </table:table-cell>
          <table:table-cell table:style-name="ce22" table:formula="of:=ABS([.F134])" office:value-type="float" office:value="0.0331056252142103" calcext:value-type="float">
            <text:p>0.03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3030</text:p>
          </table:table-cell>
          <table:table-cell table:style-name="ce2" office:value-type="string" calcext:value-type="string">
            <text:p>SRPK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4.25520886063414" calcext:value-type="float">
            <text:p>4.2552</text:p>
          </table:table-cell>
          <table:table-cell table:style-name="ce16" office:value-type="float" office:value="-0.143878202318745" calcext:value-type="float">
            <text:p>-0.1439</text:p>
          </table:table-cell>
          <table:table-cell table:style-name="ce16" office:value-type="float" office:value="-0.0338122538824813" calcext:value-type="float">
            <text:p>-0.0338</text:p>
          </table:table-cell>
          <table:table-cell table:style-name="ce16" office:value-type="float" office:value="0.618102705251445" calcext:value-type="float">
            <text:p>0.6181</text:p>
          </table:table-cell>
          <table:table-cell table:style-name="ce16" office:value-type="float" office:value="-8.45306347062031" calcext:value-type="float">
            <text:p>-8.453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3189399541792" calcext:value-type="float">
            <text:p>0.6132</text:p>
          </table:table-cell>
          <table:table-cell table:style-name="ce22" table:formula="of:=ABS([.F135])" office:value-type="float" office:value="0.0338122538824813" calcext:value-type="float">
            <text:p>0.033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5590</text:p>
          </table:table-cell>
          <table:table-cell office:value-type="string" calcext:value-type="string">
            <text:p>E</text:p>
          </table:table-cell>
          <table:table-cell office:value-type="float" office:value="8.74464447828676" calcext:value-type="float">
            <text:p>8.7446</text:p>
          </table:table-cell>
          <table:table-cell office:value-type="float" office:value="-0.303421491539955" calcext:value-type="float">
            <text:p>-0.3034</text:p>
          </table:table-cell>
          <table:table-cell office:value-type="float" office:value="-0.0346979791223486" calcext:value-type="float">
            <text:p>-0.0347</text:p>
          </table:table-cell>
          <table:table-cell office:value-type="float" office:value="3.60357781266355" calcext:value-type="float">
            <text:p>3.6036</text:p>
          </table:table-cell>
          <table:table-cell office:value-type="float" office:value="-8.67449478058715" calcext:value-type="float">
            <text:p>-8.6745</text:p>
          </table:table-cell>
          <table:table-cell office:value-type="float" office:value="-0.397294098460637" calcext:value-type="float">
            <text:p>-0.3973</text:p>
          </table:table-cell>
          <table:table-cell office:value-type="float" office:value="0.671705295769542" calcext:value-type="float">
            <text:p>0.6717</text:p>
          </table:table-cell>
          <table:table-cell table:style-name="ce24" table:formula="of:=ABS([.F136])" office:value-type="float" office:value="0.0346979791223486" calcext:value-type="float">
            <text:p>0.034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3923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.44018090704812" calcext:value-type="float">
            <text:p>6.4402</text:p>
          </table:table-cell>
          <table:table-cell table:style-name="ce16" office:value-type="float" office:value="-0.226039749394314" calcext:value-type="float">
            <text:p>-0.2260</text:p>
          </table:table-cell>
          <table:table-cell table:style-name="ce16" office:value-type="float" office:value="-0.0350983540147042" calcext:value-type="float">
            <text:p>-0.0351</text:p>
          </table:table-cell>
          <table:table-cell table:style-name="ce16" office:value-type="float" office:value="0.571652394812148" calcext:value-type="float">
            <text:p>0.5717</text:p>
          </table:table-cell>
          <table:table-cell table:style-name="ce16" office:value-type="float" office:value="-8.77458850367606" calcext:value-type="float">
            <text:p>-8.774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38019271942392" calcext:value-type="float">
            <text:p>0.7380</text:p>
          </table:table-cell>
          <table:table-cell table:style-name="ce22" table:formula="of:=ABS([.F137])" office:value-type="float" office:value="0.0350983540147042" calcext:value-type="float">
            <text:p>0.035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794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08574164527599" calcext:value-type="float">
            <text:p>2.0857</text:p>
          </table:table-cell>
          <table:table-cell table:style-name="ce16" office:value-type="float" office:value="-0.0736838409882666" calcext:value-type="float">
            <text:p>-0.0737</text:p>
          </table:table-cell>
          <table:table-cell table:style-name="ce16" office:value-type="float" office:value="-0.0353274055562699" calcext:value-type="float">
            <text:p>-0.0353</text:p>
          </table:table-cell>
          <table:table-cell table:style-name="ce16" office:value-type="float" office:value="0.777834642242791" calcext:value-type="float">
            <text:p>0.7778</text:p>
          </table:table-cell>
          <table:table-cell table:style-name="ce16" office:value-type="float" office:value="-8.83185138906748" calcext:value-type="float">
            <text:p>-8.831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1866902628747" calcext:value-type="float">
            <text:p>0.6219</text:p>
          </table:table-cell>
          <table:table-cell table:style-name="ce22" table:formula="of:=ABS([.F138])" office:value-type="float" office:value="0.0353274055562699" calcext:value-type="float">
            <text:p>0.0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9390</text:p>
          </table:table-cell>
          <table:table-cell office:value-type="string" calcext:value-type="string">
            <text:p>SMO2-1</text:p>
          </table:table-cell>
          <table:table-cell office:value-type="string" calcext:value-type="string">
            <text:p>E</text:p>
          </table:table-cell>
          <table:table-cell office:value-type="float" office:value="19.5389823902851" calcext:value-type="float">
            <text:p>19.5390</text:p>
          </table:table-cell>
          <table:table-cell office:value-type="float" office:value="-0.699038628622907" calcext:value-type="float">
            <text:p>-0.6990</text:p>
          </table:table-cell>
          <table:table-cell office:value-type="float" office:value="-0.0357766138819223" calcext:value-type="float">
            <text:p>-0.0358</text:p>
          </table:table-cell>
          <table:table-cell office:value-type="float" office:value="1.65400938374107" calcext:value-type="float">
            <text:p>1.6540</text:p>
          </table:table-cell>
          <table:table-cell office:value-type="float" office:value="-8.94415347048057" calcext:value-type="float">
            <text:p>-8.9442</text:p>
          </table:table-cell>
          <table:table-cell office:value-type="float" office:value="-1.1226669348669" calcext:value-type="float">
            <text:p>-1.1227</text:p>
          </table:table-cell>
          <table:table-cell office:value-type="float" office:value="0.622950291829048" calcext:value-type="float">
            <text:p>0.6230</text:p>
          </table:table-cell>
          <table:table-cell table:style-name="ce24" table:formula="of:=ABS([.F139])" office:value-type="float" office:value="0.0357766138819223" calcext:value-type="float">
            <text:p>0.0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9820</text:p>
          </table:table-cell>
          <table:table-cell office:value-type="string" calcext:value-type="string">
            <text:p>AtLETM1</text:p>
          </table:table-cell>
          <table:table-cell office:value-type="string" calcext:value-type="string">
            <text:p>E</text:p>
          </table:table-cell>
          <table:table-cell office:value-type="float" office:value="6.26752791443205" calcext:value-type="float">
            <text:p>6.2675</text:p>
          </table:table-cell>
          <table:table-cell office:value-type="float" office:value="-0.226902243892696" calcext:value-type="float">
            <text:p>-0.2269</text:p>
          </table:table-cell>
          <table:table-cell office:value-type="float" office:value="-0.0362028294074629" calcext:value-type="float">
            <text:p>-0.0362</text:p>
          </table:table-cell>
          <table:table-cell office:value-type="float" office:value="1.75901891814405" calcext:value-type="float">
            <text:p>1.7590</text:p>
          </table:table-cell>
          <table:table-cell office:value-type="float" office:value="-9.05070735186573" calcext:value-type="float">
            <text:p>-9.0507</text:p>
          </table:table-cell>
          <table:table-cell office:value-type="float" office:value="-1.04255056321279" calcext:value-type="float">
            <text:p>-1.0426</text:p>
          </table:table-cell>
          <table:table-cell office:value-type="float" office:value="0.699225639701515" calcext:value-type="float">
            <text:p>0.6992</text:p>
          </table:table-cell>
          <table:table-cell table:style-name="ce24" table:formula="of:=ABS([.F140])" office:value-type="float" office:value="0.0362028294074629" calcext:value-type="float">
            <text:p>0.036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6020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02101285250534" calcext:value-type="float">
            <text:p>3.0210</text:p>
          </table:table-cell>
          <table:table-cell table:style-name="ce16" office:value-type="float" office:value="-0.11016209274722" calcext:value-type="float">
            <text:p>-0.1102</text:p>
          </table:table-cell>
          <table:table-cell table:style-name="ce16" office:value-type="float" office:value="-0.036465284368407" calcext:value-type="float">
            <text:p>-0.0365</text:p>
          </table:table-cell>
          <table:table-cell table:style-name="ce16" office:value-type="float" office:value="0.547017088239877" calcext:value-type="float">
            <text:p>0.5470</text:p>
          </table:table-cell>
          <table:table-cell table:style-name="ce16" office:value-type="float" office:value="-9.11632109210176" calcext:value-type="float">
            <text:p>-9.116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4483620089091" calcext:value-type="float">
            <text:p>0.7448</text:p>
          </table:table-cell>
          <table:table-cell table:style-name="ce22" table:formula="of:=ABS([.F141])" office:value-type="float" office:value="0.036465284368407" calcext:value-type="float">
            <text:p>0.03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04660</text:p>
          </table:table-cell>
          <table:table-cell table:style-name="ce2" office:value-type="string" calcext:value-type="string">
            <text:p>APC2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56677818027532" calcext:value-type="float">
            <text:p>1.5668</text:p>
          </table:table-cell>
          <table:table-cell table:style-name="ce16" office:value-type="float" office:value="-0.0600339969893368" calcext:value-type="float">
            <text:p>-0.0600</text:p>
          </table:table-cell>
          <table:table-cell table:style-name="ce16" office:value-type="float" office:value="-0.0383168451955256" calcext:value-type="float">
            <text:p>-0.0383</text:p>
          </table:table-cell>
          <table:table-cell table:style-name="ce16" office:value-type="float" office:value="0.533237831279595" calcext:value-type="float">
            <text:p>0.5332</text:p>
          </table:table-cell>
          <table:table-cell table:style-name="ce16" office:value-type="float" office:value="-9.5792112988814" calcext:value-type="float">
            <text:p>-9.579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1657936969757" calcext:value-type="float">
            <text:p>0.6617</text:p>
          </table:table-cell>
          <table:table-cell table:style-name="ce22" table:formula="of:=ABS([.F142])" office:value-type="float" office:value="0.0383168451955256" calcext:value-type="float">
            <text:p>0.03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0590</text:p>
          </table:table-cell>
          <table:table-cell table:style-name="ce2" office:value-type="string" calcext:value-type="string">
            <text:p>UBP9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81971203841837" calcext:value-type="float">
            <text:p>2.8197</text:p>
          </table:table-cell>
          <table:table-cell table:style-name="ce16" office:value-type="float" office:value="-0.109986615191935" calcext:value-type="float">
            <text:p>-0.1100</text:p>
          </table:table-cell>
          <table:table-cell table:style-name="ce16" office:value-type="float" office:value="-0.0390063289064185" calcext:value-type="float">
            <text:p>-0.0390</text:p>
          </table:table-cell>
          <table:table-cell table:style-name="ce16" office:value-type="float" office:value="0.419314630254738" calcext:value-type="float">
            <text:p>0.4193</text:p>
          </table:table-cell>
          <table:table-cell table:style-name="ce16" office:value-type="float" office:value="-9.75158222660463" calcext:value-type="float">
            <text:p>-9.751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452847173084" calcext:value-type="float">
            <text:p>0.6845</text:p>
          </table:table-cell>
          <table:table-cell table:style-name="ce22" table:formula="of:=ABS([.F143])" office:value-type="float" office:value="0.0390063289064185" calcext:value-type="float">
            <text:p>0.0390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AT5G09740</text:p>
          </table:table-cell>
          <table:table-cell office:value-type="string" calcext:value-type="string">
            <text:p>HAM2</text:p>
          </table:table-cell>
          <table:table-cell office:value-type="string" calcext:value-type="string">
            <text:p>E</text:p>
          </table:table-cell>
          <table:table-cell office:value-type="float" office:value="5.54237437400503" calcext:value-type="float">
            <text:p>5.5424</text:p>
          </table:table-cell>
          <table:table-cell office:value-type="float" office:value="-0.218294251192109" calcext:value-type="float">
            <text:p>-0.2183</text:p>
          </table:table-cell>
          <table:table-cell office:value-type="float" office:value="-0.0393864139196295" calcext:value-type="float">
            <text:p>-0.0394</text:p>
          </table:table-cell>
          <table:table-cell office:value-type="float" office:value="2.68066662524841" calcext:value-type="float">
            <text:p>2.6807</text:p>
          </table:table-cell>
          <table:table-cell office:value-type="float" office:value="-9.84660347990736" calcext:value-type="float">
            <text:p>-9.8466</text:p>
          </table:table-cell>
          <table:table-cell office:value-type="float" office:value="-0.660450303513193" calcext:value-type="float">
            <text:p>-0.6605</text:p>
          </table:table-cell>
          <table:table-cell office:value-type="float" office:value="0.678318256493004" calcext:value-type="float">
            <text:p>0.6783</text:p>
          </table:table-cell>
          <table:table-cell table:style-name="ce24" table:formula="of:=ABS([.F144])" office:value-type="float" office:value="0.0393864139196295" calcext:value-type="float">
            <text:p>0.039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03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30126443065104" calcext:value-type="float">
            <text:p>1.3013</text:p>
          </table:table-cell>
          <table:table-cell table:style-name="ce16" office:value-type="float" office:value="-0.0513607372758721" calcext:value-type="float">
            <text:p>-0.0514</text:p>
          </table:table-cell>
          <table:table-cell table:style-name="ce16" office:value-type="float" office:value="-0.0394698695100546" calcext:value-type="float">
            <text:p>-0.0395</text:p>
          </table:table-cell>
          <table:table-cell table:style-name="ce16" office:value-type="float" office:value="0.732550586180665" calcext:value-type="float">
            <text:p>0.7326</text:p>
          </table:table-cell>
          <table:table-cell table:style-name="ce16" office:value-type="float" office:value="-9.86746737751366" calcext:value-type="float">
            <text:p>-9.867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76168383565928" calcext:value-type="float">
            <text:p>0.7762</text:p>
          </table:table-cell>
          <table:table-cell table:style-name="ce22" table:formula="of:=ABS([.F145])" office:value-type="float" office:value="0.0394698695100546" calcext:value-type="float">
            <text:p>0.0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03220</text:p>
          </table:table-cell>
          <table:table-cell office:value-type="string" calcext:value-type="string">
            <text:p>FUT1</text:p>
          </table:table-cell>
          <table:table-cell office:value-type="string" calcext:value-type="string">
            <text:p>E</text:p>
          </table:table-cell>
          <table:table-cell office:value-type="float" office:value="6.92392571560452" calcext:value-type="float">
            <text:p>6.9239</text:p>
          </table:table-cell>
          <table:table-cell office:value-type="float" office:value="-0.278752180129818" calcext:value-type="float">
            <text:p>-0.2788</text:p>
          </table:table-cell>
          <table:table-cell office:value-type="float" office:value="-0.0402592678748114" calcext:value-type="float">
            <text:p>-0.0403</text:p>
          </table:table-cell>
          <table:table-cell office:value-type="float" office:value="2.36783530446808" calcext:value-type="float">
            <text:p>2.3678</text:p>
          </table:table-cell>
          <table:table-cell office:value-type="float" office:value="-10.0648169687029" calcext:value-type="float">
            <text:p>-10.0648</text:p>
          </table:table-cell>
          <table:table-cell office:value-type="float" office:value="-0.798526886033054" calcext:value-type="float">
            <text:p>-0.7985</text:p>
          </table:table-cell>
          <table:table-cell office:value-type="float" office:value="0.696046095262687" calcext:value-type="float">
            <text:p>0.6960</text:p>
          </table:table-cell>
          <table:table-cell table:style-name="ce24" table:formula="of:=ABS([.F146])" office:value-type="float" office:value="0.0402592678748114" calcext:value-type="float">
            <text:p>0.0403</text:p>
          </table:table-cell>
          <table:table-cell table:style-name="ce5"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87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56897795081304" calcext:value-type="float">
            <text:p>2.5690</text:p>
          </table:table-cell>
          <table:table-cell table:style-name="ce16" office:value-type="float" office:value="-0.106755426958811" calcext:value-type="float">
            <text:p>-0.1068</text:p>
          </table:table-cell>
          <table:table-cell table:style-name="ce16" office:value-type="float" office:value="-0.0415556026570897" calcext:value-type="float">
            <text:p>-0.0416</text:p>
          </table:table-cell>
          <table:table-cell table:style-name="ce16" office:value-type="float" office:value="0.282636494715424" calcext:value-type="float">
            <text:p>0.2826</text:p>
          </table:table-cell>
          <table:table-cell table:style-name="ce16" office:value-type="float" office:value="-10.3889006642724" calcext:value-type="float">
            <text:p>-10.388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8209254841877" calcext:value-type="float">
            <text:p>0.6482</text:p>
          </table:table-cell>
          <table:table-cell table:style-name="ce22" table:formula="of:=ABS([.F147])" office:value-type="float" office:value="0.0415556026570897" calcext:value-type="float">
            <text:p>0.04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3530</text:p>
          </table:table-cell>
          <table:table-cell table:style-name="ce2" office:value-type="string" calcext:value-type="string">
            <text:p>ATNAF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44877489695092" calcext:value-type="float">
            <text:p>2.4488</text:p>
          </table:table-cell>
          <table:table-cell table:style-name="ce16" office:value-type="float" office:value="-0.103322652815828" calcext:value-type="float">
            <text:p>-0.1033</text:p>
          </table:table-cell>
          <table:table-cell table:style-name="ce16" office:value-type="float" office:value="-0.0421936099330648" calcext:value-type="float">
            <text:p>-0.0422</text:p>
          </table:table-cell>
          <table:table-cell table:style-name="ce16" office:value-type="float" office:value="0.385145490835507" calcext:value-type="float">
            <text:p>0.3851</text:p>
          </table:table-cell>
          <table:table-cell table:style-name="ce16" office:value-type="float" office:value="-10.5484024832662" calcext:value-type="float">
            <text:p>-10.548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4477690743721" calcext:value-type="float">
            <text:p>0.6145</text:p>
          </table:table-cell>
          <table:table-cell table:style-name="ce22" table:formula="of:=ABS([.F148])" office:value-type="float" office:value="0.0421936099330648" calcext:value-type="float">
            <text:p>0.042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052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9159741392684" calcext:value-type="float">
            <text:p>2.9160</text:p>
          </table:table-cell>
          <table:table-cell table:style-name="ce16" office:value-type="float" office:value="-0.123415283517145" calcext:value-type="float">
            <text:p>-0.1234</text:p>
          </table:table-cell>
          <table:table-cell table:style-name="ce16" office:value-type="float" office:value="-0.0423238607829728" calcext:value-type="float">
            <text:p>-0.0423</text:p>
          </table:table-cell>
          <table:table-cell table:style-name="ce16" office:value-type="float" office:value="0.358998633958501" calcext:value-type="float">
            <text:p>0.3590</text:p>
          </table:table-cell>
          <table:table-cell table:style-name="ce16" office:value-type="float" office:value="-10.5809651957432" calcext:value-type="float">
            <text:p>-10.581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8826335837543" calcext:value-type="float">
            <text:p>0.6188</text:p>
          </table:table-cell>
          <table:table-cell table:style-name="ce22" table:formula="of:=ABS([.F149])" office:value-type="float" office:value="0.0423238607829728" calcext:value-type="float">
            <text:p>0.042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17665</text:p>
          </table:table-cell>
          <table:table-cell office:value-type="string" calcext:value-type="string">
            <text:p>E</text:p>
          </table:table-cell>
          <table:table-cell office:value-type="float" office:value="3.90280102406396" calcext:value-type="float">
            <text:p>3.9028</text:p>
          </table:table-cell>
          <table:table-cell office:value-type="float" office:value="-0.168152998134732" calcext:value-type="float">
            <text:p>-0.1682</text:p>
          </table:table-cell>
          <table:table-cell office:value-type="float" office:value="-0.0430852090839198" calcext:value-type="float">
            <text:p>-0.0431</text:p>
          </table:table-cell>
          <table:table-cell office:value-type="float" office:value="1.14231165265468" calcext:value-type="float">
            <text:p>1.1423</text:p>
          </table:table-cell>
          <table:table-cell office:value-type="float" office:value="-10.7713022709799" calcext:value-type="float">
            <text:p>-10.7713</text:p>
          </table:table-cell>
          <table:table-cell office:value-type="float" office:value="-4.13135159429621" calcext:value-type="float">
            <text:p>-4.1314</text:p>
          </table:table-cell>
          <table:table-cell office:value-type="float" office:value="0.617393781970715" calcext:value-type="float">
            <text:p>0.6174</text:p>
          </table:table-cell>
          <table:table-cell table:style-name="ce24" table:formula="of:=ABS([.F150])" office:value-type="float" office:value="0.0430852090839198" calcext:value-type="float">
            <text:p>0.04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3750</text:p>
          </table:table-cell>
          <table:table-cell table:style-name="ce2" office:value-type="string" calcext:value-type="string">
            <text:p>ZIFL1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0.9591549758604" calcext:value-type="float">
            <text:p>10.9592</text:p>
          </table:table-cell>
          <table:table-cell table:style-name="ce16" office:value-type="float" office:value="-0.473516524515378" calcext:value-type="float">
            <text:p>-0.4735</text:p>
          </table:table-cell>
          <table:table-cell table:style-name="ce16" office:value-type="float" office:value="-0.0432073937779315" calcext:value-type="float">
            <text:p>-0.0432</text:p>
          </table:table-cell>
          <table:table-cell table:style-name="ce16" office:value-type="float" office:value="0.332136636530211" calcext:value-type="float">
            <text:p>0.3321</text:p>
          </table:table-cell>
          <table:table-cell table:style-name="ce16" office:value-type="float" office:value="-10.8018484444829" calcext:value-type="float">
            <text:p>-10.801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00150229852212" calcext:value-type="float">
            <text:p>0.7002</text:p>
          </table:table-cell>
          <table:table-cell table:style-name="ce22" table:formula="of:=ABS([.F151])" office:value-type="float" office:value="0.0432073937779315" calcext:value-type="float">
            <text:p>0.04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1060</text:p>
          </table:table-cell>
          <table:table-cell table:style-name="ce2" office:value-type="string" calcext:value-type="string">
            <text:p>EMB278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1.9499537539391" calcext:value-type="float">
            <text:p>11.9500</text:p>
          </table:table-cell>
          <table:table-cell table:style-name="ce16" office:value-type="float" office:value="-0.517918151337908" calcext:value-type="float">
            <text:p>-0.5179</text:p>
          </table:table-cell>
          <table:table-cell table:style-name="ce16" office:value-type="float" office:value="-0.0433405988008267" calcext:value-type="float">
            <text:p>-0.0433</text:p>
          </table:table-cell>
          <table:table-cell table:style-name="ce16" office:value-type="float" office:value="0.754164118451609" calcext:value-type="float">
            <text:p>0.7542</text:p>
          </table:table-cell>
          <table:table-cell table:style-name="ce16" office:value-type="float" office:value="-10.8351497002067" calcext:value-type="float">
            <text:p>-10.835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6426771078284" calcext:value-type="float">
            <text:p>0.6664</text:p>
          </table:table-cell>
          <table:table-cell table:style-name="ce22" table:formula="of:=ABS([.F152])" office:value-type="float" office:value="0.0433405988008267" calcext:value-type="float">
            <text:p>0.043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26110</text:p>
          </table:table-cell>
          <table:table-cell office:value-type="string" calcext:value-type="string">
            <text:p>E</text:p>
          </table:table-cell>
          <table:table-cell office:value-type="float" office:value="14.4436915961283" calcext:value-type="float">
            <text:p>14.4437</text:p>
          </table:table-cell>
          <table:table-cell office:value-type="float" office:value="-0.628173853694011" calcext:value-type="float">
            <text:p>-0.6282</text:p>
          </table:table-cell>
          <table:table-cell office:value-type="float" office:value="-0.0434912258762432" calcext:value-type="float">
            <text:p>-0.0435</text:p>
          </table:table-cell>
          <table:table-cell office:value-type="float" office:value="2.49769526034146" calcext:value-type="float">
            <text:p>2.4977</text:p>
          </table:table-cell>
          <table:table-cell office:value-type="float" office:value="-10.8728064690608" calcext:value-type="float">
            <text:p>-10.8728</text:p>
          </table:table-cell>
          <table:table-cell office:value-type="float" office:value="-0.824478139108447" calcext:value-type="float">
            <text:p>-0.8245</text:p>
          </table:table-cell>
          <table:table-cell office:value-type="float" office:value="0.608330645511374" calcext:value-type="float">
            <text:p>0.6083</text:p>
          </table:table-cell>
          <table:table-cell table:style-name="ce24" table:formula="of:=ABS([.F153])" office:value-type="float" office:value="0.0434912258762432" calcext:value-type="float">
            <text:p>0.043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6540</text:p>
          </table:table-cell>
          <table:table-cell table:style-name="ce2" office:value-type="string" calcext:value-type="string">
            <text:p>ABA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.2938777102209" calcext:value-type="float">
            <text:p>1.2939</text:p>
          </table:table-cell>
          <table:table-cell table:style-name="ce16" office:value-type="float" office:value="-0.0564075505771945" calcext:value-type="float">
            <text:p>-0.0564</text:p>
          </table:table-cell>
          <table:table-cell table:style-name="ce16" office:value-type="float" office:value="-0.0435957356182943" calcext:value-type="float">
            <text:p>-0.0436</text:p>
          </table:table-cell>
          <table:table-cell table:style-name="ce16" office:value-type="float" office:value="0.468337503452709" calcext:value-type="float">
            <text:p>0.4683</text:p>
          </table:table-cell>
          <table:table-cell table:style-name="ce16" office:value-type="float" office:value="-10.8989339045736" calcext:value-type="float">
            <text:p>-10.898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0041707888335" calcext:value-type="float">
            <text:p>0.6400</text:p>
          </table:table-cell>
          <table:table-cell table:style-name="ce22" table:formula="of:=ABS([.F154])" office:value-type="float" office:value="0.0435957356182943" calcext:value-type="float">
            <text:p>0.043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26690</text:p>
          </table:table-cell>
          <table:table-cell office:value-type="string" calcext:value-type="string">
            <text:p>E</text:p>
          </table:table-cell>
          <table:table-cell office:value-type="float" office:value="30.5034488139683" calcext:value-type="float">
            <text:p>30.5034</text:p>
          </table:table-cell>
          <table:table-cell office:value-type="float" office:value="-1.33535516986803" calcext:value-type="float">
            <text:p>-1.3354</text:p>
          </table:table-cell>
          <table:table-cell office:value-type="float" office:value="-0.0437771865736223" calcext:value-type="float">
            <text:p>-0.0438</text:p>
          </table:table-cell>
          <table:table-cell office:value-type="float" office:value="3.04007385292412" calcext:value-type="float">
            <text:p>3.0401</text:p>
          </table:table-cell>
          <table:table-cell office:value-type="float" office:value="-10.9442966434056" calcext:value-type="float">
            <text:p>-10.9443</text:p>
          </table:table-cell>
          <table:table-cell office:value-type="float" office:value="-0.643858471581682" calcext:value-type="float">
            <text:p>-0.6439</text:p>
          </table:table-cell>
          <table:table-cell office:value-type="float" office:value="0.703285477432433" calcext:value-type="float">
            <text:p>0.7033</text:p>
          </table:table-cell>
          <table:table-cell table:style-name="ce24" table:formula="of:=ABS([.F155])" office:value-type="float" office:value="0.0437771865736223" calcext:value-type="float">
            <text:p>0.043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056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8.75546193460607" calcext:value-type="float">
            <text:p>8.7555</text:p>
          </table:table-cell>
          <table:table-cell table:style-name="ce16" office:value-type="float" office:value="-0.390391817047421" calcext:value-type="float">
            <text:p>-0.3904</text:p>
          </table:table-cell>
          <table:table-cell table:style-name="ce16" office:value-type="float" office:value="-0.0445883746583824" calcext:value-type="float">
            <text:p>-0.0446</text:p>
          </table:table-cell>
          <table:table-cell table:style-name="ce16" office:value-type="float" office:value="0.150672493704343" calcext:value-type="float">
            <text:p>0.1507</text:p>
          </table:table-cell>
          <table:table-cell table:style-name="ce16" office:value-type="float" office:value="-11.1470936645956" calcext:value-type="float">
            <text:p>-11.147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7689360413062" calcext:value-type="float">
            <text:p>0.6077</text:p>
          </table:table-cell>
          <table:table-cell table:style-name="ce22" table:formula="of:=ABS([.F156])" office:value-type="float" office:value="0.0445883746583824" calcext:value-type="float">
            <text:p>0.04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56440</text:p>
          </table:table-cell>
          <table:table-cell table:style-name="ce2" office:value-type="string" calcext:value-type="string">
            <text:p>TPR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47279042946206" calcext:value-type="float">
            <text:p>3.4728</text:p>
          </table:table-cell>
          <table:table-cell table:style-name="ce16" office:value-type="float" office:value="-0.155175583834255" calcext:value-type="float">
            <text:p>-0.1552</text:p>
          </table:table-cell>
          <table:table-cell table:style-name="ce16" office:value-type="float" office:value="-0.0446832560115907" calcext:value-type="float">
            <text:p>-0.0447</text:p>
          </table:table-cell>
          <table:table-cell table:style-name="ce16" office:value-type="float" office:value="0.716182299900549" calcext:value-type="float">
            <text:p>0.7162</text:p>
          </table:table-cell>
          <table:table-cell table:style-name="ce16" office:value-type="float" office:value="-11.1708140028977" calcext:value-type="float">
            <text:p>-11.170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56569890499693" calcext:value-type="float">
            <text:p>0.7566</text:p>
          </table:table-cell>
          <table:table-cell table:style-name="ce22" table:formula="of:=ABS([.F157])" office:value-type="float" office:value="0.0446832560115907" calcext:value-type="float">
            <text:p>0.04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9300</text:p>
          </table:table-cell>
          <table:table-cell table:style-name="ce2" office:value-type="string" calcext:value-type="string">
            <text:p>GATA16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28249606952655" calcext:value-type="float">
            <text:p>5.2825</text:p>
          </table:table-cell>
          <table:table-cell table:style-name="ce16" office:value-type="float" office:value="-0.243120226489971" calcext:value-type="float">
            <text:p>-0.2431</text:p>
          </table:table-cell>
          <table:table-cell table:style-name="ce16" office:value-type="float" office:value="-0.0460237401580804" calcext:value-type="float">
            <text:p>-0.0460</text:p>
          </table:table-cell>
          <table:table-cell table:style-name="ce16" office:value-type="float" office:value="0.252004405401951" calcext:value-type="float">
            <text:p>0.2520</text:p>
          </table:table-cell>
          <table:table-cell table:style-name="ce16" office:value-type="float" office:value="-11.5059350395201" calcext:value-type="float">
            <text:p>-11.505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0162383963093" calcext:value-type="float">
            <text:p>0.6002</text:p>
          </table:table-cell>
          <table:table-cell table:style-name="ce22" table:formula="of:=ABS([.F158])" office:value-type="float" office:value="0.0460237401580804" calcext:value-type="float">
            <text:p>0.04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6230</text:p>
          </table:table-cell>
          <table:table-cell table:style-name="ce2" office:value-type="string" calcext:value-type="string">
            <text:p>CYP71B24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3.39866002441859" calcext:value-type="float">
            <text:p>3.3987</text:p>
          </table:table-cell>
          <table:table-cell table:style-name="ce16" office:value-type="float" office:value="-0.156917541698375" calcext:value-type="float">
            <text:p>-0.1569</text:p>
          </table:table-cell>
          <table:table-cell table:style-name="ce16" office:value-type="float" office:value="-0.0461704143900709" calcext:value-type="float">
            <text:p>-0.0462</text:p>
          </table:table-cell>
          <table:table-cell table:style-name="ce16" office:value-type="float" office:value="0.462563507590297" calcext:value-type="float">
            <text:p>0.4626</text:p>
          </table:table-cell>
          <table:table-cell table:style-name="ce16" office:value-type="float" office:value="-11.5426035975177" calcext:value-type="float">
            <text:p>-11.542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79295839406789" calcext:value-type="float">
            <text:p>0.6793</text:p>
          </table:table-cell>
          <table:table-cell table:style-name="ce22" table:formula="of:=ABS([.F159])" office:value-type="float" office:value="0.0461704143900709" calcext:value-type="float">
            <text:p>0.04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24260</text:p>
          </table:table-cell>
          <table:table-cell table:style-name="ce2" office:value-type="string" calcext:value-type="string">
            <text:p>BHLH66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5.37098935161482" calcext:value-type="float">
            <text:p>5.3710</text:p>
          </table:table-cell>
          <table:table-cell table:style-name="ce16" office:value-type="float" office:value="-0.254265871752776" calcext:value-type="float">
            <text:p>-0.2543</text:p>
          </table:table-cell>
          <table:table-cell table:style-name="ce16" office:value-type="float" office:value="-0.0473406024676497" calcext:value-type="float">
            <text:p>-0.0473</text:p>
          </table:table-cell>
          <table:table-cell table:style-name="ce16" office:value-type="float" office:value="0.201636220372856" calcext:value-type="float">
            <text:p>0.2016</text:p>
          </table:table-cell>
          <table:table-cell table:style-name="ce16" office:value-type="float" office:value="-11.8351506169124" calcext:value-type="float">
            <text:p>-11.835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9485941456817" calcext:value-type="float">
            <text:p>0.6095</text:p>
          </table:table-cell>
          <table:table-cell table:style-name="ce22" table:formula="of:=ABS([.F160])" office:value-type="float" office:value="0.0473406024676497" calcext:value-type="float">
            <text:p>0.04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0620</text:p>
          </table:table-cell>
          <table:table-cell office:value-type="string" calcext:value-type="string">
            <text:p>ATRPAC43</text:p>
          </table:table-cell>
          <table:table-cell office:value-type="string" calcext:value-type="string">
            <text:p>E</text:p>
          </table:table-cell>
          <table:table-cell office:value-type="float" office:value="5.15250764810993" calcext:value-type="float">
            <text:p>5.1525</text:p>
          </table:table-cell>
          <table:table-cell office:value-type="float" office:value="-0.24826378416677" calcext:value-type="float">
            <text:p>-0.2483</text:p>
          </table:table-cell>
          <table:table-cell office:value-type="float" office:value="-0.0481830986234129" calcext:value-type="float">
            <text:p>-0.0482</text:p>
          </table:table-cell>
          <table:table-cell office:value-type="float" office:value="2.18254694690988" calcext:value-type="float">
            <text:p>2.1825</text:p>
          </table:table-cell>
          <table:table-cell office:value-type="float" office:value="-12.0457746558532" calcext:value-type="float">
            <text:p>-12.0458</text:p>
          </table:table-cell>
          <table:table-cell office:value-type="float" office:value="-1.15815133675827" calcext:value-type="float">
            <text:p>-1.1582</text:p>
          </table:table-cell>
          <table:table-cell office:value-type="float" office:value="0.809475175446938" calcext:value-type="float">
            <text:p>0.8095</text:p>
          </table:table-cell>
          <table:table-cell table:style-name="ce24" table:formula="of:=ABS([.F161])" office:value-type="float" office:value="0.0481830986234129" calcext:value-type="float">
            <text:p>0.048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2110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66.7708729333015" calcext:value-type="float">
            <text:p>66.7709</text:p>
          </table:table-cell>
          <table:table-cell table:style-name="ce16" office:value-type="float" office:value="-3.31437914132356" calcext:value-type="float">
            <text:p>-3.3144</text:p>
          </table:table-cell>
          <table:table-cell table:style-name="ce16" office:value-type="float" office:value="-0.0496380981065553" calcext:value-type="float">
            <text:p>-0.0496</text:p>
          </table:table-cell>
          <table:table-cell table:style-name="ce16" office:value-type="float" office:value="0.280786805445739" calcext:value-type="float">
            <text:p>0.2808</text:p>
          </table:table-cell>
          <table:table-cell table:style-name="ce16" office:value-type="float" office:value="-12.4095245266388" calcext:value-type="float">
            <text:p>-12.409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486120409191" calcext:value-type="float">
            <text:p>0.6249</text:p>
          </table:table-cell>
          <table:table-cell table:style-name="ce22" table:formula="of:=ABS([.F162])" office:value-type="float" office:value="0.0496380981065553" calcext:value-type="float">
            <text:p>0.0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4620</text:p>
          </table:table-cell>
          <table:table-cell office:value-type="string" calcext:value-type="string">
            <text:p>ATG8B</text:p>
          </table:table-cell>
          <table:table-cell office:value-type="string" calcext:value-type="string">
            <text:p>E</text:p>
          </table:table-cell>
          <table:table-cell office:value-type="float" office:value="30.9683721406441" calcext:value-type="float">
            <text:p>30.9684</text:p>
          </table:table-cell>
          <table:table-cell office:value-type="float" office:value="-1.86106167848973" calcext:value-type="float">
            <text:p>-1.8611</text:p>
          </table:table-cell>
          <table:table-cell office:value-type="float" office:value="-0.0600955604007097" calcext:value-type="float">
            <text:p>-0.0601</text:p>
          </table:table-cell>
          <table:table-cell office:value-type="float" office:value="3.91005724483715" calcext:value-type="float">
            <text:p>3.9101</text:p>
          </table:table-cell>
          <table:table-cell office:value-type="float" office:value="-15.0238901001774" calcext:value-type="float">
            <text:p>-15.0239</text:p>
          </table:table-cell>
          <table:table-cell office:value-type="float" office:value="-0.699553120024138" calcext:value-type="float">
            <text:p>-0.6996</text:p>
          </table:table-cell>
          <table:table-cell office:value-type="float" office:value="0.656232089392972" calcext:value-type="float">
            <text:p>0.6562</text:p>
          </table:table-cell>
          <table:table-cell table:style-name="ce24" table:formula="of:=ABS([.F163])" office:value-type="float" office:value="0.0600955604007097" calcext:value-type="float">
            <text:p>0.060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7570</text:p>
          </table:table-cell>
          <table:table-cell office:value-type="string" calcext:value-type="string">
            <text:p>E</text:p>
          </table:table-cell>
          <table:table-cell office:value-type="float" office:value="4.00084697738248" calcext:value-type="float">
            <text:p>4.0008</text:p>
          </table:table-cell>
          <table:table-cell office:value-type="float" office:value="-0.246983493604266" calcext:value-type="float">
            <text:p>-0.2470</text:p>
          </table:table-cell>
          <table:table-cell office:value-type="float" office:value="-0.0617328018293399" calcext:value-type="float">
            <text:p>-0.0617</text:p>
          </table:table-cell>
          <table:table-cell office:value-type="float" office:value="2.29901470330547" calcext:value-type="float">
            <text:p>2.2990</text:p>
          </table:table-cell>
          <table:table-cell office:value-type="float" office:value="-15.433200457335" calcext:value-type="float">
            <text:p>-15.4332</text:p>
          </table:table-cell>
          <table:table-cell office:value-type="float" office:value="-1.60514036409053" calcext:value-type="float">
            <text:p>-1.6051</text:p>
          </table:table-cell>
          <table:table-cell office:value-type="float" office:value="0.60871418449225" calcext:value-type="float">
            <text:p>0.6087</text:p>
          </table:table-cell>
          <table:table-cell table:style-name="ce24" table:formula="of:=ABS([.F164])" office:value-type="float" office:value="0.0617328018293399" calcext:value-type="float">
            <text:p>0.061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0400</text:p>
          </table:table-cell>
          <table:table-cell office:value-type="string" calcext:value-type="string">
            <text:p>E</text:p>
          </table:table-cell>
          <table:table-cell office:value-type="float" office:value="1.80710220526401" calcext:value-type="float">
            <text:p>1.8071</text:p>
          </table:table-cell>
          <table:table-cell office:value-type="float" office:value="-0.113006081496627" calcext:value-type="float">
            <text:p>-0.1130</text:p>
          </table:table-cell>
          <table:table-cell office:value-type="float" office:value="-0.0625344162424491" calcext:value-type="float">
            <text:p>-0.0625</text:p>
          </table:table-cell>
          <table:table-cell office:value-type="float" office:value="1.80910259793778" calcext:value-type="float">
            <text:p>1.8091</text:p>
          </table:table-cell>
          <table:table-cell office:value-type="float" office:value="-15.6336040606123" calcext:value-type="float">
            <text:p>-15.6336</text:p>
          </table:table-cell>
          <table:table-cell office:value-type="float" office:value="-2.8800567457524" calcext:value-type="float">
            <text:p>-2.8801</text:p>
          </table:table-cell>
          <table:table-cell office:value-type="float" office:value="0.851957561558467" calcext:value-type="float">
            <text:p>0.8520</text:p>
          </table:table-cell>
          <table:table-cell table:style-name="ce24" table:formula="of:=ABS([.F165])" office:value-type="float" office:value="0.0625344162424491" calcext:value-type="float">
            <text:p>0.062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2400</text:p>
          </table:table-cell>
          <table:table-cell table:style-name="ce2" office:value-type="string" calcext:value-type="string">
            <text:p>HOP3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0.1322639819844" calcext:value-type="float">
            <text:p>10.1323</text:p>
          </table:table-cell>
          <table:table-cell table:style-name="ce16" office:value-type="float" office:value="-0.641321658404033" calcext:value-type="float">
            <text:p>-0.6413</text:p>
          </table:table-cell>
          <table:table-cell table:style-name="ce16" office:value-type="float" office:value="-0.0632950009538177" calcext:value-type="float">
            <text:p>-0.0633</text:p>
          </table:table-cell>
          <table:table-cell table:style-name="ce16" office:value-type="float" office:value="0.644984929979342" calcext:value-type="float">
            <text:p>0.6450</text:p>
          </table:table-cell>
          <table:table-cell table:style-name="ce16" office:value-type="float" office:value="-15.8237502384544" calcext:value-type="float">
            <text:p>-15.823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76197658441804" calcext:value-type="float">
            <text:p>0.7762</text:p>
          </table:table-cell>
          <table:table-cell table:style-name="ce22" table:formula="of:=ABS([.F166])" office:value-type="float" office:value="0.0632950009538177" calcext:value-type="float">
            <text:p>0.063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56250</text:p>
          </table:table-cell>
          <table:table-cell table:style-name="ce4" office:value-type="string" calcext:value-type="string">
            <text:p>HAP8</text:p>
          </table:table-cell>
          <table:table-cell table:style-name="ce13" office:value-type="string" calcext:value-type="string">
            <text:p>E</text:p>
          </table:table-cell>
          <table:table-cell table:style-name="ce19" office:value-type="float" office:value="3.70751435665555" calcext:value-type="float">
            <text:p>3.7075</text:p>
          </table:table-cell>
          <table:table-cell table:style-name="ce19" office:value-type="float" office:value="-0.236339774450773" calcext:value-type="float">
            <text:p>-0.2363</text:p>
          </table:table-cell>
          <table:table-cell table:style-name="ce19" office:value-type="float" office:value="-0.0637461521966886" calcext:value-type="float">
            <text:p>-0.0637</text:p>
          </table:table-cell>
          <table:table-cell table:style-name="ce19" office:value-type="float" office:value="4.81644664818538" calcext:value-type="float">
            <text:p>4.8164</text:p>
          </table:table-cell>
          <table:table-cell table:style-name="ce19" office:value-type="float" office:value="-15.9365380491722" calcext:value-type="float">
            <text:p>-15.9365</text:p>
          </table:table-cell>
          <table:table-cell table:style-name="ce19" office:value-type="float" office:value="-0.57965772822319" calcext:value-type="float">
            <text:p>-0.5797</text:p>
          </table:table-cell>
          <table:table-cell table:style-name="ce19" office:value-type="float" office:value="0.742010197503927" calcext:value-type="float">
            <text:p>0.7420</text:p>
          </table:table-cell>
          <table:table-cell table:style-name="ce25" table:formula="of:=ABS([.F167])" office:value-type="float" office:value="0.0637461521966886" calcext:value-type="float">
            <text:p>0.063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2382</text:p>
          </table:table-cell>
          <table:table-cell office:value-type="string" calcext:value-type="string">
            <text:p>E</text:p>
          </table:table-cell>
          <table:table-cell office:value-type="float" office:value="1.28984058825" calcext:value-type="float">
            <text:p>1.2898</text:p>
          </table:table-cell>
          <table:table-cell office:value-type="float" office:value="-0.0898391674773414" calcext:value-type="float">
            <text:p>-0.0898</text:p>
          </table:table-cell>
          <table:table-cell office:value-type="float" office:value="-0.0696513726546872" calcext:value-type="float">
            <text:p>-0.0697</text:p>
          </table:table-cell>
          <table:table-cell office:value-type="float" office:value="1.2938132681859" calcext:value-type="float">
            <text:p>1.2938</text:p>
          </table:table-cell>
          <table:table-cell office:value-type="float" office:value="-17.4128431636718" calcext:value-type="float">
            <text:p>-17.4128</text:p>
          </table:table-cell>
          <table:table-cell office:value-type="string" calcext:value-type="string">
            <text:p>NA</text:p>
          </table:table-cell>
          <table:table-cell office:value-type="float" office:value="0.621010209595597" calcext:value-type="float">
            <text:p>0.6210</text:p>
          </table:table-cell>
          <table:table-cell table:style-name="ce24" table:formula="of:=ABS([.F168])" office:value-type="float" office:value="0.0696513726546872" calcext:value-type="float">
            <text:p>0.069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8970</text:p>
          </table:table-cell>
          <table:table-cell table:style-name="ce2" office:value-type="string" calcext:value-type="string">
            <text:p>ERDJ3A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2.34543888423333" calcext:value-type="float">
            <text:p>2.3454</text:p>
          </table:table-cell>
          <table:table-cell table:style-name="ce16" office:value-type="float" office:value="-0.175737107249335" calcext:value-type="float">
            <text:p>-0.1757</text:p>
          </table:table-cell>
          <table:table-cell table:style-name="ce16" office:value-type="float" office:value="-0.0749271739420228" calcext:value-type="float">
            <text:p>-0.0749</text:p>
          </table:table-cell>
          <table:table-cell table:style-name="ce16" office:value-type="float" office:value="0.860908197120774" calcext:value-type="float">
            <text:p>0.8609</text:p>
          </table:table-cell>
          <table:table-cell table:style-name="ce16" office:value-type="float" office:value="-18.7317934855057" calcext:value-type="float">
            <text:p>-18.731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15656493607643" calcext:value-type="float">
            <text:p>0.8157</text:p>
          </table:table-cell>
          <table:table-cell table:style-name="ce22" table:formula="of:=ABS([.F169])" office:value-type="float" office:value="0.0749271739420228" calcext:value-type="float">
            <text:p>0.07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8570</text:p>
          </table:table-cell>
          <table:table-cell table:style-name="ce2" office:value-type="string" calcext:value-type="string">
            <text:p>FKBP65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8.4576368160467" calcext:value-type="float">
            <text:p>8.4576</text:p>
          </table:table-cell>
          <table:table-cell table:style-name="ce16" office:value-type="float" office:value="-0.644379768198467" calcext:value-type="float">
            <text:p>-0.6444</text:p>
          </table:table-cell>
          <table:table-cell table:style-name="ce16" office:value-type="float" office:value="-0.0761891036720663" calcext:value-type="float">
            <text:p>-0.0762</text:p>
          </table:table-cell>
          <table:table-cell table:style-name="ce16" office:value-type="float" office:value="0.572127234074705" calcext:value-type="float">
            <text:p>0.5721</text:p>
          </table:table-cell>
          <table:table-cell table:style-name="ce16" office:value-type="float" office:value="-19.0472759180166" calcext:value-type="float">
            <text:p>-19.047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04374048980565" calcext:value-type="float">
            <text:p>0.8044</text:p>
          </table:table-cell>
          <table:table-cell table:style-name="ce22" table:formula="of:=ABS([.F170])" office:value-type="float" office:value="0.0761891036720663" calcext:value-type="float">
            <text:p>0.07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2580</text:p>
          </table:table-cell>
          <table:table-cell table:style-name="ce2" office:value-type="string" calcext:value-type="string">
            <text:p>MED37C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float" office:value="145.541009357822" calcext:value-type="float">
            <text:p>145.5410</text:p>
          </table:table-cell>
          <table:table-cell table:style-name="ce16" office:value-type="float" office:value="-11.0988378716012" calcext:value-type="float">
            <text:p>-11.0988</text:p>
          </table:table-cell>
          <table:table-cell table:style-name="ce16" office:value-type="float" office:value="-0.0762591789116562" calcext:value-type="float">
            <text:p>-0.0763</text:p>
          </table:table-cell>
          <table:table-cell table:style-name="ce16" office:value-type="float" office:value="0.362991874184946" calcext:value-type="float">
            <text:p>0.3630</text:p>
          </table:table-cell>
          <table:table-cell table:style-name="ce16" office:value-type="float" office:value="-19.0647947279141" calcext:value-type="float">
            <text:p>-19.064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7704112880154" calcext:value-type="float">
            <text:p>0.6377</text:p>
          </table:table-cell>
          <table:table-cell table:style-name="ce22" table:formula="of:=ABS([.F171])" office:value-type="float" office:value="0.0762591789116562" calcext:value-type="float">
            <text:p>0.076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04495</text:p>
          </table:table-cell>
          <table:table-cell office:value-type="string" calcext:value-type="string">
            <text:p>E</text:p>
          </table:table-cell>
          <table:table-cell office:value-type="float" office:value="2.05112299987446" calcext:value-type="float">
            <text:p>2.0511</text:p>
          </table:table-cell>
          <table:table-cell office:value-type="float" office:value="-0.183793372316063" calcext:value-type="float">
            <text:p>-0.1838</text:p>
          </table:table-cell>
          <table:table-cell office:value-type="float" office:value="-0.089606216851604" calcext:value-type="float">
            <text:p>-0.0896</text:p>
          </table:table-cell>
          <table:table-cell office:value-type="float" office:value="1.49900546925714" calcext:value-type="float">
            <text:p>1.4990</text:p>
          </table:table-cell>
          <table:table-cell office:value-type="float" office:value="-22.401554212901" calcext:value-type="float">
            <text:p>-22.4016</text:p>
          </table:table-cell>
          <table:table-cell office:value-type="string" calcext:value-type="string">
            <text:p>NA</text:p>
          </table:table-cell>
          <table:table-cell office:value-type="float" office:value="0.736508510230707" calcext:value-type="float">
            <text:p>0.7365</text:p>
          </table:table-cell>
          <table:table-cell table:style-name="ce24" table:formula="of:=ABS([.F172])" office:value-type="float" office:value="0.089606216851604" calcext:value-type="float">
            <text:p>0.08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5450</text:p>
          </table:table-cell>
          <table:table-cell table:style-name="ce2" office:value-type="string" calcext:value-type="string">
            <text:p>ZPR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1.5" calcext:value-type="float">
            <text:p>41.5000</text:p>
          </table:table-cell>
          <table:table-cell table:style-name="ce16" office:value-type="float" office:value="50.1" calcext:value-type="float">
            <text:p>50.1000</text:p>
          </table:table-cell>
          <table:table-cell table:style-name="ce16" office:value-type="float" office:value="1.21" calcext:value-type="float">
            <text:p>1.2100</text:p>
          </table:table-cell>
          <table:table-cell table:style-name="ce16" office:value-type="float" office:value="0.523" calcext:value-type="float">
            <text:p>0.5230</text:p>
          </table:table-cell>
          <table:table-cell table:style-name="ce16" office:value-type="float" office:value="302" calcext:value-type="float">
            <text:p>302.0000</text:p>
          </table:table-cell>
          <table:table-cell table:style-name="ce16" office:value-type="float" office:value="5.87" calcext:value-type="float">
            <text:p>5.8700</text:p>
          </table:table-cell>
          <table:table-cell table:style-name="ce16" office:value-type="float" office:value="0.74441" calcext:value-type="float">
            <text:p>0.7444</text:p>
          </table:table-cell>
          <table:table-cell table:style-name="ce22" table:formula="of:=ABS([.F173])" office:value-type="float" office:value="1.21" calcext:value-type="float">
            <text:p>1.2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2G36307</text:p>
          </table:table-cell>
          <table:table-cell table:style-name="ce3" office:value-type="string" calcext:value-type="string">
            <text:p>ZPR4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2.27" calcext:value-type="float">
            <text:p>2.2700</text:p>
          </table:table-cell>
          <table:table-cell table:style-name="ce17" office:value-type="float" office:value="2.13" calcext:value-type="float">
            <text:p>2.1300</text:p>
          </table:table-cell>
          <table:table-cell table:style-name="ce17" office:value-type="float" office:value="0.94" calcext:value-type="float">
            <text:p>0.9400</text:p>
          </table:table-cell>
          <table:table-cell table:style-name="ce17" office:value-type="float" office:value="1.327" calcext:value-type="float">
            <text:p>1.3270</text:p>
          </table:table-cell>
          <table:table-cell table:style-name="ce17" office:value-type="float" office:value="235" calcext:value-type="float">
            <text:p>235.0000</text:p>
          </table:table-cell>
          <table:table-cell table:style-name="ce17" office:value-type="float" office:value="4.23" calcext:value-type="float">
            <text:p>4.2300</text:p>
          </table:table-cell>
          <table:table-cell table:style-name="ce17" office:value-type="float" office:value="0.72637" calcext:value-type="float">
            <text:p>0.7264</text:p>
          </table:table-cell>
          <table:table-cell table:style-name="ce23" table:formula="of:=ABS([.F174])" office:value-type="float" office:value="0.94" calcext:value-type="float">
            <text:p>0.94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3G52770</text:p>
          </table:table-cell>
          <table:table-cell table:style-name="ce3" office:value-type="string" calcext:value-type="string">
            <text:p>ZPR3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2.77" calcext:value-type="float">
            <text:p>2.7700</text:p>
          </table:table-cell>
          <table:table-cell table:style-name="ce17" office:value-type="float" office:value="2.46" calcext:value-type="float">
            <text:p>2.4600</text:p>
          </table:table-cell>
          <table:table-cell table:style-name="ce17" office:value-type="float" office:value="0.89" calcext:value-type="float">
            <text:p>0.8900</text:p>
          </table:table-cell>
          <table:table-cell table:style-name="ce17" office:value-type="float" office:value="1.35" calcext:value-type="float">
            <text:p>1.3500</text:p>
          </table:table-cell>
          <table:table-cell table:style-name="ce17" office:value-type="float" office:value="223" calcext:value-type="float">
            <text:p>223.0000</text:p>
          </table:table-cell>
          <table:table-cell table:style-name="ce17" office:value-type="float" office:value="4.13" calcext:value-type="float">
            <text:p>4.1300</text:p>
          </table:table-cell>
          <table:table-cell table:style-name="ce17" office:value-type="float" office:value="0.7758" calcext:value-type="float">
            <text:p>0.7758</text:p>
          </table:table-cell>
          <table:table-cell table:style-name="ce23" table:formula="of:=ABS([.F175])" office:value-type="float" office:value="0.89" calcext:value-type="float">
            <text:p>0.89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098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37046489343201" calcext:value-type="float">
            <text:p>5.3705</text:p>
          </table:table-cell>
          <table:table-cell table:style-name="ce16" office:value-type="float" office:value="4.31322301411433" calcext:value-type="float">
            <text:p>4.3132</text:p>
          </table:table-cell>
          <table:table-cell table:style-name="ce16" office:value-type="float" office:value="0.803137735690133" calcext:value-type="float">
            <text:p>0.8031</text:p>
          </table:table-cell>
          <table:table-cell table:style-name="ce16" office:value-type="float" office:value="0.693109076830576" calcext:value-type="float">
            <text:p>0.6931</text:p>
          </table:table-cell>
          <table:table-cell table:style-name="ce16" office:value-type="float" office:value="200.784433922533" calcext:value-type="float">
            <text:p>200.7844</text:p>
          </table:table-cell>
          <table:table-cell table:style-name="ce16" office:value-type="float" office:value="4.90538282539809" calcext:value-type="float">
            <text:p>4.9054</text:p>
          </table:table-cell>
          <table:table-cell table:style-name="ce16" office:value-type="float" office:value="0.763852839734117" calcext:value-type="float">
            <text:p>0.7639</text:p>
          </table:table-cell>
          <table:table-cell table:style-name="ce22" table:formula="of:=ABS([.F176])" office:value-type="float" office:value="0.803137735690133" calcext:value-type="float">
            <text:p>0.8031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2G18970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1.20861667048173" calcext:value-type="float">
            <text:p>1.2086</text:p>
          </table:table-cell>
          <table:table-cell table:style-name="ce17" office:value-type="float" office:value="0.914057824880508" calcext:value-type="float">
            <text:p>0.9141</text:p>
          </table:table-cell>
          <table:table-cell table:style-name="ce17" office:value-type="float" office:value="0.75628431015781" calcext:value-type="float">
            <text:p>0.7563</text:p>
          </table:table-cell>
          <table:table-cell table:style-name="ce17" office:value-type="float" office:value="2.1644002133557" calcext:value-type="float">
            <text:p>2.1644</text:p>
          </table:table-cell>
          <table:table-cell table:style-name="ce17" office:value-type="float" office:value="189.071077539452" calcext:value-type="float">
            <text:p>189.0711</text:p>
          </table:table-cell>
          <table:table-cell table:style-name="ce17" office:value-type="float" office:value="3.28325436952265" calcext:value-type="float">
            <text:p>3.2833</text:p>
          </table:table-cell>
          <table:table-cell table:style-name="ce17" office:value-type="float" office:value="0.805329349305292" calcext:value-type="float">
            <text:p>0.8053</text:p>
          </table:table-cell>
          <table:table-cell table:style-name="ce23" table:formula="of:=ABS([.F177])" office:value-type="float" office:value="0.75628431015781" calcext:value-type="float">
            <text:p>0.7563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2G18969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1.76114691534389" calcext:value-type="float">
            <text:p>1.7611</text:p>
          </table:table-cell>
          <table:table-cell table:style-name="ce17" office:value-type="float" office:value="1.01010588847756" calcext:value-type="float">
            <text:p>1.0101</text:p>
          </table:table-cell>
          <table:table-cell table:style-name="ce17" office:value-type="float" office:value="0.573550042689267" calcext:value-type="float">
            <text:p>0.5736</text:p>
          </table:table-cell>
          <table:table-cell table:style-name="ce17" office:value-type="float" office:value="1.95396867474373" calcext:value-type="float">
            <text:p>1.9540</text:p>
          </table:table-cell>
          <table:table-cell table:style-name="ce17" office:value-type="float" office:value="143.387510672317" calcext:value-type="float">
            <text:p>143.3875</text:p>
          </table:table-cell>
          <table:table-cell table:style-name="ce17" office:value-type="float" office:value="3.05974820901073" calcext:value-type="float">
            <text:p>3.0597</text:p>
          </table:table-cell>
          <table:table-cell table:style-name="ce17" office:value-type="float" office:value="0.776639428586067" calcext:value-type="float">
            <text:p>0.7766</text:p>
          </table:table-cell>
          <table:table-cell table:style-name="ce23" table:formula="of:=ABS([.F178])" office:value-type="float" office:value="0.573550042689267" calcext:value-type="float">
            <text:p>0.5736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5G04000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0.316558229223189" calcext:value-type="float">
            <text:p>0.3166</text:p>
          </table:table-cell>
          <table:table-cell table:style-name="ce17" office:value-type="float" office:value="0.170726488963494" calcext:value-type="float">
            <text:p>0.1707</text:p>
          </table:table-cell>
          <table:table-cell table:style-name="ce17" office:value-type="float" office:value="0.539320962789199" calcext:value-type="float">
            <text:p>0.5393</text:p>
          </table:table-cell>
          <table:table-cell table:style-name="ce17" office:value-type="float" office:value="2.29833976079779" calcext:value-type="float">
            <text:p>2.2983</text:p>
          </table:table-cell>
          <table:table-cell table:style-name="ce17" office:value-type="float" office:value="134.8302406973" calcext:value-type="float">
            <text:p>134.8302</text:p>
          </table:table-cell>
          <table:table-cell table:style-name="ce17" office:value-type="float" office:value="2.77955789817575" calcext:value-type="float">
            <text:p>2.7796</text:p>
          </table:table-cell>
          <table:table-cell table:style-name="ce17" office:value-type="float" office:value="0.710126896481425" calcext:value-type="float">
            <text:p>0.7101</text:p>
          </table:table-cell>
          <table:table-cell table:style-name="ce23" table:formula="of:=ABS([.F179])" office:value-type="float" office:value="0.539320962789199" calcext:value-type="float">
            <text:p>0.5393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3G62570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0.510310073044276" calcext:value-type="float">
            <text:p>0.5103</text:p>
          </table:table-cell>
          <table:table-cell table:style-name="ce17" office:value-type="float" office:value="0.247036872156285" calcext:value-type="float">
            <text:p>0.2470</text:p>
          </table:table-cell>
          <table:table-cell table:style-name="ce17" office:value-type="float" office:value="0.484091702682991" calcext:value-type="float">
            <text:p>0.4841</text:p>
          </table:table-cell>
          <table:table-cell table:style-name="ce17" office:value-type="float" office:value="2.92026410991683" calcext:value-type="float">
            <text:p>2.9203</text:p>
          </table:table-cell>
          <table:table-cell table:style-name="ce17" office:value-type="float" office:value="121.022925670748" calcext:value-type="float">
            <text:p>121.0229</text:p>
          </table:table-cell>
          <table:table-cell table:style-name="ce17" office:value-type="float" office:value="2.36295960680527" calcext:value-type="float">
            <text:p>2.3630</text:p>
          </table:table-cell>
          <table:table-cell table:style-name="ce17" office:value-type="float" office:value="0.650556228754862" calcext:value-type="float">
            <text:p>0.6506</text:p>
          </table:table-cell>
          <table:table-cell table:style-name="ce23" table:formula="of:=ABS([.F180])" office:value-type="float" office:value="0.484091702682991" calcext:value-type="float">
            <text:p>0.484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3310</text:p>
          </table:table-cell>
          <table:table-cell table:style-name="ce2" office:value-type="string" calcext:value-type="string">
            <text:p>DJC66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8.12722801290874" calcext:value-type="float">
            <text:p>8.1272</text:p>
          </table:table-cell>
          <table:table-cell table:style-name="ce16" office:value-type="float" office:value="3.42389180353384" calcext:value-type="float">
            <text:p>3.4239</text:p>
          </table:table-cell>
          <table:table-cell table:style-name="ce16" office:value-type="float" office:value="0.421286544206162" calcext:value-type="float">
            <text:p>0.4213</text:p>
          </table:table-cell>
          <table:table-cell table:style-name="ce16" office:value-type="float" office:value="0.921872014242533" calcext:value-type="float">
            <text:p>0.9219</text:p>
          </table:table-cell>
          <table:table-cell table:style-name="ce16" office:value-type="float" office:value="105.321636051541" calcext:value-type="float">
            <text:p>105.3216</text:p>
          </table:table-cell>
          <table:table-cell table:style-name="ce16" office:value-type="float" office:value="3.63514571314602" calcext:value-type="float">
            <text:p>3.6351</text:p>
          </table:table-cell>
          <table:table-cell table:style-name="ce16" office:value-type="float" office:value="0.710742772821659" calcext:value-type="float">
            <text:p>0.7107</text:p>
          </table:table-cell>
          <table:table-cell table:style-name="ce22" table:formula="of:=ABS([.F181])" office:value-type="float" office:value="0.421286544206162" calcext:value-type="float">
            <text:p>0.4213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5G03995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6.67525061745749" calcext:value-type="float">
            <text:p>6.6753</text:p>
          </table:table-cell>
          <table:table-cell table:style-name="ce17" office:value-type="float" office:value="2.42650516601332" calcext:value-type="float">
            <text:p>2.4265</text:p>
          </table:table-cell>
          <table:table-cell table:style-name="ce17" office:value-type="float" office:value="0.363507725038425" calcext:value-type="float">
            <text:p>0.3635</text:p>
          </table:table-cell>
          <table:table-cell table:style-name="ce17" office:value-type="float" office:value="2.46053503029422" calcext:value-type="float">
            <text:p>2.4605</text:p>
          </table:table-cell>
          <table:table-cell table:style-name="ce17" office:value-type="float" office:value="90.8769312596064" calcext:value-type="float">
            <text:p>90.8769</text:p>
          </table:table-cell>
          <table:table-cell table:style-name="ce17" office:value-type="float" office:value="2.23062755485799" calcext:value-type="float">
            <text:p>2.2306</text:p>
          </table:table-cell>
          <table:table-cell table:style-name="ce17" office:value-type="float" office:value="0.86817215206231" calcext:value-type="float">
            <text:p>0.8682</text:p>
          </table:table-cell>
          <table:table-cell table:style-name="ce23" table:formula="of:=ABS([.F182])" office:value-type="float" office:value="0.363507725038425" calcext:value-type="float">
            <text:p>0.3635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3G15760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float" office:value="1.62184488248543" calcext:value-type="float">
            <text:p>1.6218</text:p>
          </table:table-cell>
          <table:table-cell table:style-name="ce17" office:value-type="float" office:value="0.547109753368682" calcext:value-type="float">
            <text:p>0.5471</text:p>
          </table:table-cell>
          <table:table-cell table:style-name="ce17" office:value-type="float" office:value="0.337337904060377" calcext:value-type="float">
            <text:p>0.3373</text:p>
          </table:table-cell>
          <table:table-cell table:style-name="ce17" office:value-type="float" office:value="4.11993998664756" calcext:value-type="float">
            <text:p>4.1199</text:p>
          </table:table-cell>
          <table:table-cell table:style-name="ce17" office:value-type="float" office:value="84.3344760150941" calcext:value-type="float">
            <text:p>84.3345</text:p>
          </table:table-cell>
          <table:table-cell table:style-name="ce17" office:value-type="float" office:value="1.60738150689647" calcext:value-type="float">
            <text:p>1.6074</text:p>
          </table:table-cell>
          <table:table-cell table:style-name="ce17" office:value-type="float" office:value="0.730286431197525" calcext:value-type="float">
            <text:p>0.7303</text:p>
          </table:table-cell>
          <table:table-cell table:style-name="ce23" table:formula="of:=ABS([.F183])" office:value-type="float" office:value="0.337337904060377" calcext:value-type="float">
            <text:p>0.3373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5G44574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2.06318175725285" calcext:value-type="float">
            <text:p>2.0632</text:p>
          </table:table-cell>
          <table:table-cell table:style-name="ce17" office:value-type="float" office:value="0.640537699819092" calcext:value-type="float">
            <text:p>0.6405</text:p>
          </table:table-cell>
          <table:table-cell table:style-name="ce17" office:value-type="float" office:value="0.310461110644937" calcext:value-type="float">
            <text:p>0.3105</text:p>
          </table:table-cell>
          <table:table-cell table:style-name="ce17" office:value-type="float" office:value="2.02397139586251" calcext:value-type="float">
            <text:p>2.0240</text:p>
          </table:table-cell>
          <table:table-cell table:style-name="ce17" office:value-type="float" office:value="77.6152776612342" calcext:value-type="float">
            <text:p>77.6153</text:p>
          </table:table-cell>
          <table:table-cell table:style-name="ce17" office:value-type="float" office:value="2.273456544114" calcext:value-type="float">
            <text:p>2.2735</text:p>
          </table:table-cell>
          <table:table-cell table:style-name="ce17" office:value-type="float" office:value="0.875843340905086" calcext:value-type="float">
            <text:p>0.8758</text:p>
          </table:table-cell>
          <table:table-cell table:style-name="ce23" table:formula="of:=ABS([.F184])" office:value-type="float" office:value="0.310461110644937" calcext:value-type="float">
            <text:p>0.31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5G06710</text:p>
          </table:table-cell>
          <table:table-cell table:style-name="ce3" office:value-type="string" calcext:value-type="string">
            <text:p>HAT14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1.1529989983922" calcext:value-type="float">
            <text:p>1.1530</text:p>
          </table:table-cell>
          <table:table-cell table:style-name="ce17" office:value-type="float" office:value="0.352419661020067" calcext:value-type="float">
            <text:p>0.3524</text:p>
          </table:table-cell>
          <table:table-cell table:style-name="ce17" office:value-type="float" office:value="0.30565478505315" calcext:value-type="float">
            <text:p>0.3057</text:p>
          </table:table-cell>
          <table:table-cell table:style-name="ce17" office:value-type="float" office:value="3.33432166678513" calcext:value-type="float">
            <text:p>3.3343</text:p>
          </table:table-cell>
          <table:table-cell table:style-name="ce17" office:value-type="float" office:value="76.4136962632876" calcext:value-type="float">
            <text:p>76.4137</text:p>
          </table:table-cell>
          <table:table-cell table:style-name="ce17" office:value-type="float" office:value="1.71884661434261" calcext:value-type="float">
            <text:p>1.7188</text:p>
          </table:table-cell>
          <table:table-cell table:style-name="ce17" office:value-type="float" office:value="0.626989762734406" calcext:value-type="float">
            <text:p>0.6270</text:p>
          </table:table-cell>
          <table:table-cell table:style-name="ce23" table:formula="of:=ABS([.F185])" office:value-type="float" office:value="0.30565478505315" calcext:value-type="float">
            <text:p>0.305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1G80730</text:p>
          </table:table-cell>
          <table:table-cell table:style-name="ce3" office:value-type="string" calcext:value-type="string">
            <text:p>ZFP1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float" office:value="0.707952822873285" calcext:value-type="float">
            <text:p>0.7080</text:p>
          </table:table-cell>
          <table:table-cell table:style-name="ce17" office:value-type="float" office:value="0.197513737030247" calcext:value-type="float">
            <text:p>0.1975</text:p>
          </table:table-cell>
          <table:table-cell table:style-name="ce17" office:value-type="float" office:value="0.278992795351279" calcext:value-type="float">
            <text:p>0.2790</text:p>
          </table:table-cell>
          <table:table-cell table:style-name="ce17" office:value-type="float" office:value="4.74503538497309" calcext:value-type="float">
            <text:p>4.7450</text:p>
          </table:table-cell>
          <table:table-cell table:style-name="ce17" office:value-type="float" office:value="69.7481988378197" calcext:value-type="float">
            <text:p>69.7482</text:p>
          </table:table-cell>
          <table:table-cell table:style-name="ce17" office:value-type="float" office:value="1.30446400273596" calcext:value-type="float">
            <text:p>1.3045</text:p>
          </table:table-cell>
          <table:table-cell table:style-name="ce17" office:value-type="float" office:value="0.632819362384773" calcext:value-type="float">
            <text:p>0.6328</text:p>
          </table:table-cell>
          <table:table-cell table:style-name="ce23" table:formula="of:=ABS([.F186])" office:value-type="float" office:value="0.278992795351279" calcext:value-type="float">
            <text:p>0.2790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2G44370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3.63670632271813" calcext:value-type="float">
            <text:p>3.6367</text:p>
          </table:table-cell>
          <table:table-cell table:style-name="ce17" office:value-type="float" office:value="1.01362398432083" calcext:value-type="float">
            <text:p>1.0136</text:p>
          </table:table-cell>
          <table:table-cell table:style-name="ce17" office:value-type="float" office:value="0.278720329433483" calcext:value-type="float">
            <text:p>0.2787</text:p>
          </table:table-cell>
          <table:table-cell table:style-name="ce17" office:value-type="float" office:value="3.46992468308758" calcext:value-type="float">
            <text:p>3.4699</text:p>
          </table:table-cell>
          <table:table-cell table:style-name="ce17" office:value-type="float" office:value="69.6800823583707" calcext:value-type="float">
            <text:p>69.6801</text:p>
          </table:table-cell>
          <table:table-cell table:style-name="ce17" office:value-type="float" office:value="1.58885978173965" calcext:value-type="float">
            <text:p>1.5889</text:p>
          </table:table-cell>
          <table:table-cell table:style-name="ce17" office:value-type="float" office:value="0.634996533862189" calcext:value-type="float">
            <text:p>0.6350</text:p>
          </table:table-cell>
          <table:table-cell table:style-name="ce23" table:formula="of:=ABS([.F187])" office:value-type="float" office:value="0.278720329433483" calcext:value-type="float">
            <text:p>0.278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5G56300</text:p>
          </table:table-cell>
          <table:table-cell table:style-name="ce3" office:value-type="string" calcext:value-type="string">
            <text:p>GAMT2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0.740360489164353" calcext:value-type="float">
            <text:p>0.7404</text:p>
          </table:table-cell>
          <table:table-cell table:style-name="ce17" office:value-type="float" office:value="0.200940464419632" calcext:value-type="float">
            <text:p>0.2009</text:p>
          </table:table-cell>
          <table:table-cell table:style-name="ce17" office:value-type="float" office:value="0.271408951936959" calcext:value-type="float">
            <text:p>0.2714</text:p>
          </table:table-cell>
          <table:table-cell table:style-name="ce17" office:value-type="float" office:value="1.74636336996495" calcext:value-type="float">
            <text:p>1.7464</text:p>
          </table:table-cell>
          <table:table-cell table:style-name="ce17" office:value-type="float" office:value="67.8522379842398" calcext:value-type="float">
            <text:p>67.8522</text:p>
          </table:table-cell>
          <table:table-cell table:style-name="ce17" office:value-type="float" office:value="2.28846038218748" calcext:value-type="float">
            <text:p>2.2885</text:p>
          </table:table-cell>
          <table:table-cell table:style-name="ce17" office:value-type="float" office:value="0.872425629753204" calcext:value-type="float">
            <text:p>0.8724</text:p>
          </table:table-cell>
          <table:table-cell table:style-name="ce23" table:formula="of:=ABS([.F188])" office:value-type="float" office:value="0.271408951936959" calcext:value-type="float">
            <text:p>0.271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3G52525</text:p>
          </table:table-cell>
          <table:table-cell table:style-name="ce3" office:value-type="string" calcext:value-type="string">
            <text:p>OFP6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1.06012322187573" calcext:value-type="float">
            <text:p>1.0601</text:p>
          </table:table-cell>
          <table:table-cell table:style-name="ce17" office:value-type="float" office:value="0.284572475651269" calcext:value-type="float">
            <text:p>0.2846</text:p>
          </table:table-cell>
          <table:table-cell table:style-name="ce17" office:value-type="float" office:value="0.268433395080018" calcext:value-type="float">
            <text:p>0.2684</text:p>
          </table:table-cell>
          <table:table-cell table:style-name="ce17" office:value-type="float" office:value="1.75027172782251" calcext:value-type="float">
            <text:p>1.7503</text:p>
          </table:table-cell>
          <table:table-cell table:style-name="ce17" office:value-type="float" office:value="67.1083487700045" calcext:value-type="float">
            <text:p>67.1083</text:p>
          </table:table-cell>
          <table:table-cell table:style-name="ce17" office:value-type="float" office:value="2.27326744548024" calcext:value-type="float">
            <text:p>2.2733</text:p>
          </table:table-cell>
          <table:table-cell table:style-name="ce17" office:value-type="float" office:value="0.650276756889129" calcext:value-type="float">
            <text:p>0.6503</text:p>
          </table:table-cell>
          <table:table-cell table:style-name="ce23" table:formula="of:=ABS([.F189])" office:value-type="float" office:value="0.268433395080018" calcext:value-type="float">
            <text:p>0.2684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2G28140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float" office:value="2.48834248228062" calcext:value-type="float">
            <text:p>2.4883</text:p>
          </table:table-cell>
          <table:table-cell table:style-name="ce17" office:value-type="float" office:value="0.63552826539806" calcext:value-type="float">
            <text:p>0.6355</text:p>
          </table:table-cell>
          <table:table-cell table:style-name="ce17" office:value-type="float" office:value="0.25540224865493" calcext:value-type="float">
            <text:p>0.2554</text:p>
          </table:table-cell>
          <table:table-cell table:style-name="ce17" office:value-type="float" office:value="3.31211837545988" calcext:value-type="float">
            <text:p>3.3121</text:p>
          </table:table-cell>
          <table:table-cell table:style-name="ce17" office:value-type="float" office:value="63.8505621637326" calcext:value-type="float">
            <text:p>63.8506</text:p>
          </table:table-cell>
          <table:table-cell table:style-name="ce17" office:value-type="float" office:value="1.54981022320819" calcext:value-type="float">
            <text:p>1.5498</text:p>
          </table:table-cell>
          <table:table-cell table:style-name="ce17" office:value-type="float" office:value="0.755171698983793" calcext:value-type="float">
            <text:p>0.7552</text:p>
          </table:table-cell>
          <table:table-cell table:style-name="ce23" table:formula="of:=ABS([.F190])" office:value-type="float" office:value="0.25540224865493" calcext:value-type="float">
            <text:p>0.255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04190</text:p>
          </table:table-cell>
          <table:table-cell table:style-name="ce4" office:value-type="string" calcext:value-type="string">
            <text:p>PKS4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3.40086011585159" calcext:value-type="float">
            <text:p>3.4009</text:p>
          </table:table-cell>
          <table:table-cell table:style-name="ce19" office:value-type="float" office:value="0.843109193389169" calcext:value-type="float">
            <text:p>0.8431</text:p>
          </table:table-cell>
          <table:table-cell table:style-name="ce19" office:value-type="float" office:value="0.247910576932992" calcext:value-type="float">
            <text:p>0.2479</text:p>
          </table:table-cell>
          <table:table-cell table:style-name="ce19" office:value-type="float" office:value="4.73697084050491" calcext:value-type="float">
            <text:p>4.7370</text:p>
          </table:table-cell>
          <table:table-cell table:style-name="ce19" office:value-type="float" office:value="61.977644233248" calcext:value-type="float">
            <text:p>61.9776</text:p>
          </table:table-cell>
          <table:table-cell table:style-name="ce19" office:value-type="float" office:value="1.20688159611623" calcext:value-type="float">
            <text:p>1.2069</text:p>
          </table:table-cell>
          <table:table-cell table:style-name="ce19" office:value-type="float" office:value="0.646522907707818" calcext:value-type="float">
            <text:p>0.6465</text:p>
          </table:table-cell>
          <table:table-cell table:style-name="ce25" table:formula="of:=ABS([.F191])" office:value-type="float" office:value="0.247910576932992" calcext:value-type="float">
            <text:p>0.24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6410</text:p>
          </table:table-cell>
          <table:table-cell office:value-type="string" calcext:value-type="string">
            <text:p>UBC17</text:p>
          </table:table-cell>
          <table:table-cell office:value-type="string" calcext:value-type="string">
            <text:p>L</text:p>
          </table:table-cell>
          <table:table-cell office:value-type="float" office:value="9.54165119266976" calcext:value-type="float">
            <text:p>9.5417</text:p>
          </table:table-cell>
          <table:table-cell office:value-type="float" office:value="2.23736540711506" calcext:value-type="float">
            <text:p>2.2374</text:p>
          </table:table-cell>
          <table:table-cell office:value-type="float" office:value="0.234484091058986" calcext:value-type="float">
            <text:p>0.2345</text:p>
          </table:table-cell>
          <table:table-cell office:value-type="float" office:value="2.46908428876052" calcext:value-type="float">
            <text:p>2.4691</text:p>
          </table:table-cell>
          <table:table-cell office:value-type="float" office:value="58.6210227647464" calcext:value-type="float">
            <text:p>58.6210</text:p>
          </table:table-cell>
          <table:table-cell office:value-type="float" office:value="1.75454589781664" calcext:value-type="float">
            <text:p>1.7545</text:p>
          </table:table-cell>
          <table:table-cell office:value-type="float" office:value="0.707708645432098" calcext:value-type="float">
            <text:p>0.7077</text:p>
          </table:table-cell>
          <table:table-cell table:style-name="ce24" table:formula="of:=ABS([.F192])" office:value-type="float" office:value="0.234484091058986" calcext:value-type="float">
            <text:p>0.234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39090</text:p>
          </table:table-cell>
          <table:table-cell office:value-type="string" calcext:value-type="string">
            <text:p>L</text:p>
          </table:table-cell>
          <table:table-cell table:style-name="ce20" office:value-type="float" office:value="0.44478561690888" calcext:value-type="float">
            <text:p>0.4448</text:p>
          </table:table-cell>
          <table:table-cell office:value-type="float" office:value="0.0952621343078611" calcext:value-type="float">
            <text:p>0.0953</text:p>
          </table:table-cell>
          <table:table-cell office:value-type="float" office:value="0.214175393012712" calcext:value-type="float">
            <text:p>0.2142</text:p>
          </table:table-cell>
          <table:table-cell office:value-type="float" office:value="1.86040292046222" calcext:value-type="float">
            <text:p>1.8604</text:p>
          </table:table-cell>
          <table:table-cell office:value-type="float" office:value="53.5438482531781" calcext:value-type="float">
            <text:p>53.5438</text:p>
          </table:table-cell>
          <table:table-cell office:value-type="float" office:value="1.95534184249866" calcext:value-type="float">
            <text:p>1.9553</text:p>
          </table:table-cell>
          <table:table-cell office:value-type="float" office:value="0.70391903157564" calcext:value-type="float">
            <text:p>0.7039</text:p>
          </table:table-cell>
          <table:table-cell table:style-name="ce24" table:formula="of:=ABS([.F193])" office:value-type="float" office:value="0.214175393012712" calcext:value-type="float">
            <text:p>0.2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8620</text:p>
          </table:table-cell>
          <table:table-cell office:value-type="string" calcext:value-type="string">
            <text:p>MYB4</text:p>
          </table:table-cell>
          <table:table-cell office:value-type="string" calcext:value-type="string">
            <text:p>L</text:p>
          </table:table-cell>
          <table:table-cell office:value-type="float" office:value="11.0486874808702" calcext:value-type="float">
            <text:p>11.0487</text:p>
          </table:table-cell>
          <table:table-cell office:value-type="float" office:value="2.32318041760898" calcext:value-type="float">
            <text:p>2.3232</text:p>
          </table:table-cell>
          <table:table-cell office:value-type="float" office:value="0.210267547311059" calcext:value-type="float">
            <text:p>0.2103</text:p>
          </table:table-cell>
          <table:table-cell office:value-type="float" office:value="3.18399634640694" calcext:value-type="float">
            <text:p>3.1840</text:p>
          </table:table-cell>
          <table:table-cell office:value-type="float" office:value="52.5668868277648" calcext:value-type="float">
            <text:p>52.5669</text:p>
          </table:table-cell>
          <table:table-cell office:value-type="float" office:value="1.40652140953036" calcext:value-type="float">
            <text:p>1.4065</text:p>
          </table:table-cell>
          <table:table-cell office:value-type="float" office:value="0.868159805420187" calcext:value-type="float">
            <text:p>0.8682</text:p>
          </table:table-cell>
          <table:table-cell table:style-name="ce24" table:formula="of:=ABS([.F194])" office:value-type="float" office:value="0.210267547311059" calcext:value-type="float">
            <text:p>0.21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3G52910</text:p>
          </table:table-cell>
          <table:table-cell table:style-name="ce4" office:value-type="string" calcext:value-type="string">
            <text:p>GRF4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3.39356564270279" calcext:value-type="float">
            <text:p>3.3936</text:p>
          </table:table-cell>
          <table:table-cell table:style-name="ce19" office:value-type="float" office:value="0.705454225158833" calcext:value-type="float">
            <text:p>0.7055</text:p>
          </table:table-cell>
          <table:table-cell table:style-name="ce19" office:value-type="float" office:value="0.207879940874513" calcext:value-type="float">
            <text:p>0.2079</text:p>
          </table:table-cell>
          <table:table-cell table:style-name="ce19" office:value-type="float" office:value="4.28182743894561" calcext:value-type="float">
            <text:p>4.2818</text:p>
          </table:table-cell>
          <table:table-cell table:style-name="ce19" office:value-type="float" office:value="51.9699852186282" calcext:value-type="float">
            <text:p>51.9700</text:p>
          </table:table-cell>
          <table:table-cell table:style-name="ce19" office:value-type="float" office:value="1.14648172409159" calcext:value-type="float">
            <text:p>1.1465</text:p>
          </table:table-cell>
          <table:table-cell table:style-name="ce19" office:value-type="float" office:value="0.728162892883775" calcext:value-type="float">
            <text:p>0.7282</text:p>
          </table:table-cell>
          <table:table-cell table:style-name="ce25" table:formula="of:=ABS([.F195])" office:value-type="float" office:value="0.207879940874513" calcext:value-type="float">
            <text:p>0.207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1G23980</text:p>
          </table:table-cell>
          <table:table-cell table:style-name="ce4" office:value-type="string" calcext:value-type="string">
            <text:p>ATL47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.20113853545969" calcext:value-type="float">
            <text:p>2.2011</text:p>
          </table:table-cell>
          <table:table-cell table:style-name="ce19" office:value-type="float" office:value="0.454120112518442" calcext:value-type="float">
            <text:p>0.4541</text:p>
          </table:table-cell>
          <table:table-cell table:style-name="ce19" office:value-type="float" office:value="0.206311463455254" calcext:value-type="float">
            <text:p>0.2063</text:p>
          </table:table-cell>
          <table:table-cell table:style-name="ce19" office:value-type="float" office:value="4.45053839981825" calcext:value-type="float">
            <text:p>4.4505</text:p>
          </table:table-cell>
          <table:table-cell table:style-name="ce19" office:value-type="float" office:value="51.5778658638134" calcext:value-type="float">
            <text:p>51.5779</text:p>
          </table:table-cell>
          <table:table-cell table:style-name="ce19" office:value-type="float" office:value="1.11030507336571" calcext:value-type="float">
            <text:p>1.1103</text:p>
          </table:table-cell>
          <table:table-cell table:style-name="ce19" office:value-type="float" office:value="0.736830657767359" calcext:value-type="float">
            <text:p>0.7368</text:p>
          </table:table-cell>
          <table:table-cell table:style-name="ce25" table:formula="of:=ABS([.F196])" office:value-type="float" office:value="0.206311463455254" calcext:value-type="float">
            <text:p>0.206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20875</text:p>
          </table:table-cell>
          <table:table-cell table:style-name="ce4" office:value-type="string" calcext:value-type="string">
            <text:p>EPF1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3.79403792655131" calcext:value-type="float">
            <text:p>3.7940</text:p>
          </table:table-cell>
          <table:table-cell table:style-name="ce19" office:value-type="float" office:value="0.738717106980383" calcext:value-type="float">
            <text:p>0.7387</text:p>
          </table:table-cell>
          <table:table-cell table:style-name="ce19" office:value-type="float" office:value="0.194704723906611" calcext:value-type="float">
            <text:p>0.1947</text:p>
          </table:table-cell>
          <table:table-cell table:style-name="ce19" office:value-type="float" office:value="4.90341388465798" calcext:value-type="float">
            <text:p>4.9034</text:p>
          </table:table-cell>
          <table:table-cell table:style-name="ce19" office:value-type="float" office:value="48.6761809766526" calcext:value-type="float">
            <text:p>48.6762</text:p>
          </table:table-cell>
          <table:table-cell table:style-name="ce19" office:value-type="float" office:value="0.994724401688355" calcext:value-type="float">
            <text:p>0.9947</text:p>
          </table:table-cell>
          <table:table-cell table:style-name="ce19" office:value-type="float" office:value="0.762633071238216" calcext:value-type="float">
            <text:p>0.7626</text:p>
          </table:table-cell>
          <table:table-cell table:style-name="ce25" table:formula="of:=ABS([.F197])" office:value-type="float" office:value="0.194704723906611" calcext:value-type="float">
            <text:p>0.19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29430</text:p>
          </table:table-cell>
          <table:table-cell office:value-type="string" calcext:value-type="string">
            <text:p>SAUR62</text:p>
          </table:table-cell>
          <table:table-cell office:value-type="string" calcext:value-type="string">
            <text:p>L</text:p>
          </table:table-cell>
          <table:table-cell office:value-type="float" office:value="10.4992488349971" calcext:value-type="float">
            <text:p>10.4992</text:p>
          </table:table-cell>
          <table:table-cell office:value-type="float" office:value="2.02749491152501" calcext:value-type="float">
            <text:p>2.0275</text:p>
          </table:table-cell>
          <table:table-cell office:value-type="float" office:value="0.19310856837365" calcext:value-type="float">
            <text:p>0.1931</text:p>
          </table:table-cell>
          <table:table-cell office:value-type="float" office:value="2.88566694485162" calcext:value-type="float">
            <text:p>2.8857</text:p>
          </table:table-cell>
          <table:table-cell office:value-type="float" office:value="48.2771420934125" calcext:value-type="float">
            <text:p>48.2771</text:p>
          </table:table-cell>
          <table:table-cell office:value-type="float" office:value="1.41845860511445" calcext:value-type="float">
            <text:p>1.4185</text:p>
          </table:table-cell>
          <table:table-cell office:value-type="float" office:value="0.615187435960025" calcext:value-type="float">
            <text:p>0.6152</text:p>
          </table:table-cell>
          <table:table-cell table:style-name="ce24" table:formula="of:=ABS([.F198])" office:value-type="float" office:value="0.19310856837365" calcext:value-type="float">
            <text:p>0.193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T3G50630</text:p>
          </table:table-cell>
          <table:table-cell table:style-name="ce6" office:value-type="string" calcext:value-type="string">
            <text:p>KRP2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1.2239647844839" calcext:value-type="float">
            <text:p>11.2240</text:p>
          </table:table-cell>
          <table:table-cell table:style-name="ce19" office:value-type="float" office:value="2.14694505658111" calcext:value-type="float">
            <text:p>2.1469</text:p>
          </table:table-cell>
          <table:table-cell table:style-name="ce19" office:value-type="float" office:value="0.19128223384566" calcext:value-type="float">
            <text:p>0.1913</text:p>
          </table:table-cell>
          <table:table-cell table:style-name="ce19" office:value-type="float" office:value="4.22824201319732" calcext:value-type="float">
            <text:p>4.2282</text:p>
          </table:table-cell>
          <table:table-cell table:style-name="ce19" office:value-type="float" office:value="47.8205584614151" calcext:value-type="float">
            <text:p>47.8206</text:p>
          </table:table-cell>
          <table:table-cell table:style-name="ce19" office:value-type="float" office:value="1.09151684387872" calcext:value-type="float">
            <text:p>1.0915</text:p>
          </table:table-cell>
          <table:table-cell table:style-name="ce19" office:value-type="float" office:value="0.677611705508663" calcext:value-type="float">
            <text:p>0.6776</text:p>
          </table:table-cell>
          <table:table-cell table:style-name="ce25" table:formula="of:=ABS([.F199])" office:value-type="float" office:value="0.19128223384566" calcext:value-type="float">
            <text:p>0.191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5720</text:p>
          </table:table-cell>
          <table:table-cell office:value-type="string" calcext:value-type="string">
            <text:p>L</text:p>
          </table:table-cell>
          <table:table-cell office:value-type="float" office:value="2.95624431647256" calcext:value-type="float">
            <text:p>2.9562</text:p>
          </table:table-cell>
          <table:table-cell office:value-type="float" office:value="0.539635314965881" calcext:value-type="float">
            <text:p>0.5396</text:p>
          </table:table-cell>
          <table:table-cell office:value-type="float" office:value="0.182540838035262" calcext:value-type="float">
            <text:p>0.1825</text:p>
          </table:table-cell>
          <table:table-cell office:value-type="float" office:value="3.05848620643803" calcext:value-type="float">
            <text:p>3.0585</text:p>
          </table:table-cell>
          <table:table-cell office:value-type="float" office:value="45.6352095088155" calcext:value-type="float">
            <text:p>45.6352</text:p>
          </table:table-cell>
          <table:table-cell office:value-type="float" office:value="1.31735319325445" calcext:value-type="float">
            <text:p>1.3174</text:p>
          </table:table-cell>
          <table:table-cell office:value-type="float" office:value="0.627778115248063" calcext:value-type="float">
            <text:p>0.6278</text:p>
          </table:table-cell>
          <table:table-cell table:style-name="ce24" table:formula="of:=ABS([.F200])" office:value-type="float" office:value="0.182540838035262" calcext:value-type="float">
            <text:p>0.1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9410</text:p>
          </table:table-cell>
          <table:table-cell office:value-type="string" calcext:value-type="string">
            <text:p>WRKY13</text:p>
          </table:table-cell>
          <table:table-cell office:value-type="string" calcext:value-type="string">
            <text:p>L</text:p>
          </table:table-cell>
          <table:table-cell table:style-name="ce20" office:value-type="float" office:value="0.82605242389315" calcext:value-type="float">
            <text:p>0.8261</text:p>
          </table:table-cell>
          <table:table-cell office:value-type="float" office:value="0.150004475414224" calcext:value-type="float">
            <text:p>0.1500</text:p>
          </table:table-cell>
          <table:table-cell office:value-type="float" office:value="0.181591956001121" calcext:value-type="float">
            <text:p>0.1816</text:p>
          </table:table-cell>
          <table:table-cell office:value-type="float" office:value="2.09389886111776" calcext:value-type="float">
            <text:p>2.0939</text:p>
          </table:table-cell>
          <table:table-cell office:value-type="float" office:value="45.3979890002802" calcext:value-type="float">
            <text:p>45.3980</text:p>
          </table:table-cell>
          <table:table-cell office:value-type="float" office:value="1.66362152346449" calcext:value-type="float">
            <text:p>1.6636</text:p>
          </table:table-cell>
          <table:table-cell office:value-type="float" office:value="0.761475285249918" calcext:value-type="float">
            <text:p>0.7615</text:p>
          </table:table-cell>
          <table:table-cell table:style-name="ce24" table:formula="of:=ABS([.F201])" office:value-type="float" office:value="0.181591956001121" calcext:value-type="float">
            <text:p>0.1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4430</text:p>
          </table:table-cell>
          <table:table-cell office:value-type="string" calcext:value-type="string">
            <text:p>MYB95</text:p>
          </table:table-cell>
          <table:table-cell office:value-type="string" calcext:value-type="string">
            <text:p>L</text:p>
          </table:table-cell>
          <table:table-cell office:value-type="float" office:value="1.6336941139429" calcext:value-type="float">
            <text:p>1.6337</text:p>
          </table:table-cell>
          <table:table-cell office:value-type="float" office:value="0.282295154753075" calcext:value-type="float">
            <text:p>0.2823</text:p>
          </table:table-cell>
          <table:table-cell office:value-type="float" office:value="0.172795600072133" calcext:value-type="float">
            <text:p>0.1728</text:p>
          </table:table-cell>
          <table:table-cell office:value-type="float" office:value="3.39389879109446" calcext:value-type="float">
            <text:p>3.3939</text:p>
          </table:table-cell>
          <table:table-cell office:value-type="float" office:value="43.1989000180333" calcext:value-type="float">
            <text:p>43.1989</text:p>
          </table:table-cell>
          <table:table-cell office:value-type="float" office:value="1.18449610170331" calcext:value-type="float">
            <text:p>1.1845</text:p>
          </table:table-cell>
          <table:table-cell office:value-type="float" office:value="0.644166390972986" calcext:value-type="float">
            <text:p>0.6442</text:p>
          </table:table-cell>
          <table:table-cell table:style-name="ce24" table:formula="of:=ABS([.F202])" office:value-type="float" office:value="0.172795600072133" calcext:value-type="float">
            <text:p>0.172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5233</text:p>
          </table:table-cell>
          <table:table-cell table:style-name="ce2" office:value-type="string" calcext:value-type="string">
            <text:p>ABCG4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1614850610141" calcext:value-type="float">
            <text:p>1.1615</text:p>
          </table:table-cell>
          <table:table-cell table:style-name="ce16" office:value-type="float" office:value="0.195519605764419" calcext:value-type="float">
            <text:p>0.1955</text:p>
          </table:table-cell>
          <table:table-cell table:style-name="ce16" office:value-type="float" office:value="0.168335876480159" calcext:value-type="float">
            <text:p>0.1683</text:p>
          </table:table-cell>
          <table:table-cell table:style-name="ce16" office:value-type="float" office:value="0.909622595637463" calcext:value-type="float">
            <text:p>0.9096</text:p>
          </table:table-cell>
          <table:table-cell table:style-name="ce16" office:value-type="float" office:value="42.0839691200398" calcext:value-type="float">
            <text:p>42.0840</text:p>
          </table:table-cell>
          <table:table-cell table:style-name="ce16" office:value-type="float" office:value="2.49224564900371" calcext:value-type="float">
            <text:p>2.4922</text:p>
          </table:table-cell>
          <table:table-cell table:style-name="ce16" office:value-type="float" office:value="0.877763870943771" calcext:value-type="float">
            <text:p>0.8778</text:p>
          </table:table-cell>
          <table:table-cell table:style-name="ce22" table:formula="of:=ABS([.F203])" office:value-type="float" office:value="0.168335876480159" calcext:value-type="float">
            <text:p>0.168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5450</text:p>
          </table:table-cell>
          <table:table-cell office:value-type="string" calcext:value-type="string">
            <text:p>L</text:p>
          </table:table-cell>
          <table:table-cell office:value-type="float" office:value="2.03933518345916" calcext:value-type="float">
            <text:p>2.0393</text:p>
          </table:table-cell>
          <table:table-cell office:value-type="float" office:value="0.334901618138779" calcext:value-type="float">
            <text:p>0.3349</text:p>
          </table:table-cell>
          <table:table-cell office:value-type="float" office:value="0.164220977922184" calcext:value-type="float">
            <text:p>0.1642</text:p>
          </table:table-cell>
          <table:table-cell office:value-type="float" office:value="3.092249793222" calcext:value-type="float">
            <text:p>3.0922</text:p>
          </table:table-cell>
          <table:table-cell office:value-type="float" office:value="41.055244480546" calcext:value-type="float">
            <text:p>41.0552</text:p>
          </table:table-cell>
          <table:table-cell office:value-type="float" office:value="1.21889398726074" calcext:value-type="float">
            <text:p>1.2189</text:p>
          </table:table-cell>
          <table:table-cell office:value-type="float" office:value="0.666711750768647" calcext:value-type="float">
            <text:p>0.6667</text:p>
          </table:table-cell>
          <table:table-cell table:style-name="ce24" table:formula="of:=ABS([.F204])" office:value-type="float" office:value="0.164220977922184" calcext:value-type="float">
            <text:p>0.1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3830</text:p>
          </table:table-cell>
          <table:table-cell office:value-type="string" calcext:value-type="string">
            <text:p>VQ33</text:p>
          </table:table-cell>
          <table:table-cell office:value-type="string" calcext:value-type="string">
            <text:p>L</text:p>
          </table:table-cell>
          <table:table-cell office:value-type="float" office:value="3.54478469536903" calcext:value-type="float">
            <text:p>3.5448</text:p>
          </table:table-cell>
          <table:table-cell office:value-type="float" office:value="0.566764156876984" calcext:value-type="float">
            <text:p>0.5668</text:p>
          </table:table-cell>
          <table:table-cell office:value-type="float" office:value="0.159886764806171" calcext:value-type="float">
            <text:p>0.1599</text:p>
          </table:table-cell>
          <table:table-cell office:value-type="float" office:value="1.68375574450552" calcext:value-type="float">
            <text:p>1.6838</text:p>
          </table:table-cell>
          <table:table-cell office:value-type="float" office:value="39.9716912015428" calcext:value-type="float">
            <text:p>39.9717</text:p>
          </table:table-cell>
          <table:table-cell office:value-type="float" office:value="1.75444295439692" calcext:value-type="float">
            <text:p>1.7544</text:p>
          </table:table-cell>
          <table:table-cell office:value-type="float" office:value="0.874092758655596" calcext:value-type="float">
            <text:p>0.8741</text:p>
          </table:table-cell>
          <table:table-cell table:style-name="ce24" table:formula="of:=ABS([.F205])" office:value-type="float" office:value="0.159886764806171" calcext:value-type="float">
            <text:p>0.15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3G49750</text:p>
          </table:table-cell>
          <table:table-cell table:style-name="ce4" office:value-type="string" calcext:value-type="string">
            <text:p>AtRLP44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5.13360438018767" calcext:value-type="float">
            <text:p>5.1336</text:p>
          </table:table-cell>
          <table:table-cell table:style-name="ce19" office:value-type="float" office:value="0.791415405222574" calcext:value-type="float">
            <text:p>0.7914</text:p>
          </table:table-cell>
          <table:table-cell table:style-name="ce19" office:value-type="float" office:value="0.154163692137422" calcext:value-type="float">
            <text:p>0.1542</text:p>
          </table:table-cell>
          <table:table-cell table:style-name="ce19" office:value-type="float" office:value="4.56866247642925" calcext:value-type="float">
            <text:p>4.5687</text:p>
          </table:table-cell>
          <table:table-cell table:style-name="ce19" office:value-type="float" office:value="38.5409230343555" calcext:value-type="float">
            <text:p>38.5409</text:p>
          </table:table-cell>
          <table:table-cell table:style-name="ce19" office:value-type="float" office:value="0.882520300998824" calcext:value-type="float">
            <text:p>0.8825</text:p>
          </table:table-cell>
          <table:table-cell table:style-name="ce19" office:value-type="float" office:value="0.634163048906057" calcext:value-type="float">
            <text:p>0.6342</text:p>
          </table:table-cell>
          <table:table-cell table:style-name="ce25" table:formula="of:=ABS([.F206])" office:value-type="float" office:value="0.154163692137422" calcext:value-type="float">
            <text:p>0.1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3140</text:p>
          </table:table-cell>
          <table:table-cell office:value-type="string" calcext:value-type="string">
            <text:p>BHLH129</text:p>
          </table:table-cell>
          <table:table-cell office:value-type="string" calcext:value-type="string">
            <text:p>L</text:p>
          </table:table-cell>
          <table:table-cell office:value-type="float" office:value="5.81494864494555" calcext:value-type="float">
            <text:p>5.8149</text:p>
          </table:table-cell>
          <table:table-cell office:value-type="float" office:value="0.863167857802253" calcext:value-type="float">
            <text:p>0.8632</text:p>
          </table:table-cell>
          <table:table-cell office:value-type="float" office:value="0.148439463614616" calcext:value-type="float">
            <text:p>0.1484</text:p>
          </table:table-cell>
          <table:table-cell office:value-type="float" office:value="3.43615989187252" calcext:value-type="float">
            <text:p>3.4362</text:p>
          </table:table-cell>
          <table:table-cell office:value-type="float" office:value="37.1098659036539" calcext:value-type="float">
            <text:p>37.1099</text:p>
          </table:table-cell>
          <table:table-cell office:value-type="float" office:value="1.0565701871824" calcext:value-type="float">
            <text:p>1.0566</text:p>
          </table:table-cell>
          <table:table-cell office:value-type="float" office:value="0.676430760509668" calcext:value-type="float">
            <text:p>0.6764</text:p>
          </table:table-cell>
          <table:table-cell table:style-name="ce24" table:formula="of:=ABS([.F207])" office:value-type="float" office:value="0.148439463614616" calcext:value-type="float">
            <text:p>0.148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4130</text:p>
          </table:table-cell>
          <table:table-cell table:style-name="ce2" office:value-type="string" calcext:value-type="string">
            <text:p>KMD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.37635262167177" calcext:value-type="float">
            <text:p>7.3764</text:p>
          </table:table-cell>
          <table:table-cell table:style-name="ce16" office:value-type="float" office:value="1.08081089412209" calcext:value-type="float">
            <text:p>1.0808</text:p>
          </table:table-cell>
          <table:table-cell table:style-name="ce16" office:value-type="float" office:value="0.146523756327302" calcext:value-type="float">
            <text:p>0.1465</text:p>
          </table:table-cell>
          <table:table-cell table:style-name="ce16" office:value-type="float" office:value="0.833369016880317" calcext:value-type="float">
            <text:p>0.8334</text:p>
          </table:table-cell>
          <table:table-cell table:style-name="ce16" office:value-type="float" office:value="36.6309390818255" calcext:value-type="float">
            <text:p>36.6309</text:p>
          </table:table-cell>
          <table:table-cell table:style-name="ce16" office:value-type="float" office:value="2.43176320380211" calcext:value-type="float">
            <text:p>2.4318</text:p>
          </table:table-cell>
          <table:table-cell table:style-name="ce16" office:value-type="float" office:value="0.929534063746502" calcext:value-type="float">
            <text:p>0.9295</text:p>
          </table:table-cell>
          <table:table-cell table:style-name="ce22" table:formula="of:=ABS([.F208])" office:value-type="float" office:value="0.146523756327302" calcext:value-type="float">
            <text:p>0.146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4572</text:p>
          </table:table-cell>
          <table:table-cell office:value-type="string" calcext:value-type="string">
            <text:p>L</text:p>
          </table:table-cell>
          <table:table-cell office:value-type="float" office:value="57.2871477439096" calcext:value-type="float">
            <text:p>57.2871</text:p>
          </table:table-cell>
          <table:table-cell office:value-type="float" office:value="8.3495951984207" calcext:value-type="float">
            <text:p>8.3496</text:p>
          </table:table-cell>
          <table:table-cell office:value-type="float" office:value="0.145749885048316" calcext:value-type="float">
            <text:p>0.1457</text:p>
          </table:table-cell>
          <table:table-cell office:value-type="float" office:value="1.39423494999308" calcext:value-type="float">
            <text:p>1.3942</text:p>
          </table:table-cell>
          <table:table-cell office:value-type="float" office:value="36.4374712620789" calcext:value-type="float">
            <text:p>36.4375</text:p>
          </table:table-cell>
          <table:table-cell office:value-type="float" office:value="1.853372291401" calcext:value-type="float">
            <text:p>1.8534</text:p>
          </table:table-cell>
          <table:table-cell office:value-type="float" office:value="0.725886447265217" calcext:value-type="float">
            <text:p>0.7259</text:p>
          </table:table-cell>
          <table:table-cell table:style-name="ce24" table:formula="of:=ABS([.F209])" office:value-type="float" office:value="0.145749885048316" calcext:value-type="float">
            <text:p>0.145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6810</text:p>
          </table:table-cell>
          <table:table-cell office:value-type="string" calcext:value-type="string">
            <text:p>L</text:p>
          </table:table-cell>
          <table:table-cell office:value-type="float" office:value="3.09880576868059" calcext:value-type="float">
            <text:p>3.0988</text:p>
          </table:table-cell>
          <table:table-cell office:value-type="float" office:value="0.4494277951286" calcext:value-type="float">
            <text:p>0.4494</text:p>
          </table:table-cell>
          <table:table-cell office:value-type="float" office:value="0.145032579863809" calcext:value-type="float">
            <text:p>0.1450</text:p>
          </table:table-cell>
          <table:table-cell office:value-type="float" office:value="3.78147822610665" calcext:value-type="float">
            <text:p>3.7815</text:p>
          </table:table-cell>
          <table:table-cell office:value-type="float" office:value="36.2581449659523" calcext:value-type="float">
            <text:p>36.2581</text:p>
          </table:table-cell>
          <table:table-cell office:value-type="float" office:value="0.969996039156382" calcext:value-type="float">
            <text:p>0.9700</text:p>
          </table:table-cell>
          <table:table-cell office:value-type="float" office:value="0.640125678099493" calcext:value-type="float">
            <text:p>0.6401</text:p>
          </table:table-cell>
          <table:table-cell table:style-name="ce24" table:formula="of:=ABS([.F210])" office:value-type="float" office:value="0.145032579863809" calcext:value-type="float">
            <text:p>0.145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16170</text:p>
          </table:table-cell>
          <table:table-cell office:value-type="string" calcext:value-type="string">
            <text:p>L</text:p>
          </table:table-cell>
          <table:table-cell office:value-type="float" office:value="32.5234947732348" calcext:value-type="float">
            <text:p>32.5235</text:p>
          </table:table-cell>
          <table:table-cell office:value-type="float" office:value="4.70217305905667" calcext:value-type="float">
            <text:p>4.7022</text:p>
          </table:table-cell>
          <table:table-cell office:value-type="float" office:value="0.144577730402033" calcext:value-type="float">
            <text:p>0.1446</text:p>
          </table:table-cell>
          <table:table-cell office:value-type="float" office:value="3.06258594144477" calcext:value-type="float">
            <text:p>3.0626</text:p>
          </table:table-cell>
          <table:table-cell office:value-type="float" office:value="36.1444326005082" calcext:value-type="float">
            <text:p>36.1444</text:p>
          </table:table-cell>
          <table:table-cell office:value-type="float" office:value="1.12445602057034" calcext:value-type="float">
            <text:p>1.1245</text:p>
          </table:table-cell>
          <table:table-cell office:value-type="float" office:value="0.79399996322728" calcext:value-type="float">
            <text:p>0.7940</text:p>
          </table:table-cell>
          <table:table-cell table:style-name="ce24" table:formula="of:=ABS([.F211])" office:value-type="float" office:value="0.144577730402033" calcext:value-type="float">
            <text:p>0.1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7610</text:p>
          </table:table-cell>
          <table:table-cell office:value-type="string" calcext:value-type="string">
            <text:p>ATL79</text:p>
          </table:table-cell>
          <table:table-cell office:value-type="string" calcext:value-type="string">
            <text:p>L</text:p>
          </table:table-cell>
          <table:table-cell office:value-type="float" office:value="7.12823487527289" calcext:value-type="float">
            <text:p>7.1282</text:p>
          </table:table-cell>
          <table:table-cell office:value-type="float" office:value="1.03038538339207" calcext:value-type="float">
            <text:p>1.0304</text:p>
          </table:table-cell>
          <table:table-cell office:value-type="float" office:value="0.144549864226047" calcext:value-type="float">
            <text:p>0.1445</text:p>
          </table:table-cell>
          <table:table-cell office:value-type="float" office:value="2.32457943330718" calcext:value-type="float">
            <text:p>2.3246</text:p>
          </table:table-cell>
          <table:table-cell office:value-type="float" office:value="36.1374660565118" calcext:value-type="float">
            <text:p>36.1375</text:p>
          </table:table-cell>
          <table:table-cell office:value-type="float" office:value="1.35308658040066" calcext:value-type="float">
            <text:p>1.3531</text:p>
          </table:table-cell>
          <table:table-cell office:value-type="float" office:value="0.815888626091264" calcext:value-type="float">
            <text:p>0.8159</text:p>
          </table:table-cell>
          <table:table-cell table:style-name="ce24" table:formula="of:=ABS([.F212])" office:value-type="float" office:value="0.144549864226047" calcext:value-type="float">
            <text:p>0.144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109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0.504009676919243" calcext:value-type="float">
            <text:p>0.5040</text:p>
          </table:table-cell>
          <table:table-cell table:style-name="ce16" office:value-type="float" office:value="0.0726881829867047" calcext:value-type="float">
            <text:p>0.0727</text:p>
          </table:table-cell>
          <table:table-cell table:style-name="ce16" office:value-type="float" office:value="0.144219816236488" calcext:value-type="float">
            <text:p>0.1442</text:p>
          </table:table-cell>
          <table:table-cell table:style-name="ce16" office:value-type="float" office:value="0.771639355294232" calcext:value-type="float">
            <text:p>0.7716</text:p>
          </table:table-cell>
          <table:table-cell table:style-name="ce16" office:value-type="float" office:value="36.0549540591219" calcext:value-type="float">
            <text:p>36.0550</text:p>
          </table:table-cell>
          <table:table-cell table:style-name="ce16" office:value-type="float" office:value="2.50398817071281" calcext:value-type="float">
            <text:p>2.5040</text:p>
          </table:table-cell>
          <table:table-cell table:style-name="ce16" office:value-type="float" office:value="0.802382192058107" calcext:value-type="float">
            <text:p>0.8024</text:p>
          </table:table-cell>
          <table:table-cell table:style-name="ce22" table:formula="of:=ABS([.F213])" office:value-type="float" office:value="0.144219816236488" calcext:value-type="float">
            <text:p>0.144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39705</text:p>
          </table:table-cell>
          <table:table-cell table:style-name="ce4" office:value-type="string" calcext:value-type="string">
            <text:p>RTFL8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5.9375433704112" calcext:value-type="float">
            <text:p>15.9375</text:p>
          </table:table-cell>
          <table:table-cell table:style-name="ce19" office:value-type="float" office:value="2.29102188951772" calcext:value-type="float">
            <text:p>2.2910</text:p>
          </table:table-cell>
          <table:table-cell table:style-name="ce19" office:value-type="float" office:value="0.143750001883672" calcext:value-type="float">
            <text:p>0.1438</text:p>
          </table:table-cell>
          <table:table-cell table:style-name="ce19" office:value-type="float" office:value="4.34476368082884" calcext:value-type="float">
            <text:p>4.3448</text:p>
          </table:table-cell>
          <table:table-cell table:style-name="ce19" office:value-type="float" office:value="35.9375004709181" calcext:value-type="float">
            <text:p>35.9375</text:p>
          </table:table-cell>
          <table:table-cell table:style-name="ce19" office:value-type="float" office:value="0.869591218498199" calcext:value-type="float">
            <text:p>0.8696</text:p>
          </table:table-cell>
          <table:table-cell table:style-name="ce19" office:value-type="float" office:value="0.803591755215024" calcext:value-type="float">
            <text:p>0.8036</text:p>
          </table:table-cell>
          <table:table-cell table:style-name="ce25" table:formula="of:=ABS([.F214])" office:value-type="float" office:value="0.143750001883672" calcext:value-type="float">
            <text:p>0.143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0120</text:p>
          </table:table-cell>
          <table:table-cell office:value-type="string" calcext:value-type="string">
            <text:p>L</text:p>
          </table:table-cell>
          <table:table-cell office:value-type="float" office:value="6.70579380893926" calcext:value-type="float">
            <text:p>6.7058</text:p>
          </table:table-cell>
          <table:table-cell office:value-type="float" office:value="0.946414142000389" calcext:value-type="float">
            <text:p>0.9464</text:p>
          </table:table-cell>
          <table:table-cell office:value-type="float" office:value="0.14113379697699" calcext:value-type="float">
            <text:p>0.1411</text:p>
          </table:table-cell>
          <table:table-cell office:value-type="float" office:value="3.1950606831154" calcext:value-type="float">
            <text:p>3.1951</text:p>
          </table:table-cell>
          <table:table-cell office:value-type="float" office:value="35.2834492442475" calcext:value-type="float">
            <text:p>35.2834</text:p>
          </table:table-cell>
          <table:table-cell office:value-type="float" office:value="1.0733488544205" calcext:value-type="float">
            <text:p>1.0733</text:p>
          </table:table-cell>
          <table:table-cell office:value-type="float" office:value="0.787317998569226" calcext:value-type="float">
            <text:p>0.7873</text:p>
          </table:table-cell>
          <table:table-cell table:style-name="ce24" table:formula="of:=ABS([.F215])" office:value-type="float" office:value="0.14113379697699" calcext:value-type="float">
            <text:p>0.141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9300</text:p>
          </table:table-cell>
          <table:table-cell office:value-type="string" calcext:value-type="string">
            <text:p>L</text:p>
          </table:table-cell>
          <table:table-cell office:value-type="float" office:value="1.10447085727956" calcext:value-type="float">
            <text:p>1.1045</text:p>
          </table:table-cell>
          <table:table-cell office:value-type="float" office:value="0.153955867701753" calcext:value-type="float">
            <text:p>0.1540</text:p>
          </table:table-cell>
          <table:table-cell office:value-type="float" office:value="0.139393327299702" calcext:value-type="float">
            <text:p>0.1394</text:p>
          </table:table-cell>
          <table:table-cell office:value-type="float" office:value="2.61024993101926" calcext:value-type="float">
            <text:p>2.6102</text:p>
          </table:table-cell>
          <table:table-cell office:value-type="float" office:value="34.8483318249255" calcext:value-type="float">
            <text:p>34.8483</text:p>
          </table:table-cell>
          <table:table-cell office:value-type="float" office:value="1.22345794256449" calcext:value-type="float">
            <text:p>1.2235</text:p>
          </table:table-cell>
          <table:table-cell office:value-type="float" office:value="0.756573946840783" calcext:value-type="float">
            <text:p>0.7566</text:p>
          </table:table-cell>
          <table:table-cell table:style-name="ce24" table:formula="of:=ABS([.F216])" office:value-type="float" office:value="0.139393327299702" calcext:value-type="float">
            <text:p>0.139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T4G27730</text:p>
          </table:table-cell>
          <table:table-cell table:style-name="ce7" office:value-type="string" calcext:value-type="string">
            <text:p>OPT6</text:p>
          </table:table-cell>
          <table:table-cell office:value-type="string" calcext:value-type="string">
            <text:p>L</text:p>
          </table:table-cell>
          <table:table-cell office:value-type="float" office:value="5.28422564047025" calcext:value-type="float">
            <text:p>5.2842</text:p>
          </table:table-cell>
          <table:table-cell office:value-type="float" office:value="0.711535730342414" calcext:value-type="float">
            <text:p>0.7115</text:p>
          </table:table-cell>
          <table:table-cell office:value-type="float" office:value="0.134652790920392" calcext:value-type="float">
            <text:p>0.1347</text:p>
          </table:table-cell>
          <table:table-cell office:value-type="float" office:value="2.61926834596551" calcext:value-type="float">
            <text:p>2.6193</text:p>
          </table:table-cell>
          <table:table-cell office:value-type="float" office:value="33.6631977300979" calcext:value-type="float">
            <text:p>33.6632</text:p>
          </table:table-cell>
          <table:table-cell office:value-type="float" office:value="1.19232913491641" calcext:value-type="float">
            <text:p>1.1923</text:p>
          </table:table-cell>
          <table:table-cell office:value-type="float" office:value="0.704345542372437" calcext:value-type="float">
            <text:p>0.7043</text:p>
          </table:table-cell>
          <table:table-cell table:style-name="ce24" table:formula="of:=ABS([.F217])" office:value-type="float" office:value="0.134652790920392" calcext:value-type="float">
            <text:p>0.134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31040</text:p>
          </table:table-cell>
          <table:table-cell office:value-type="string" calcext:value-type="string">
            <text:p>L</text:p>
          </table:table-cell>
          <table:table-cell office:value-type="float" office:value="1.20772304926292" calcext:value-type="float">
            <text:p>1.2077</text:p>
          </table:table-cell>
          <table:table-cell office:value-type="float" office:value="0.16231002419381" calcext:value-type="float">
            <text:p>0.1623</text:p>
          </table:table-cell>
          <table:table-cell office:value-type="float" office:value="0.134393414361735" calcext:value-type="float">
            <text:p>0.1344</text:p>
          </table:table-cell>
          <table:table-cell office:value-type="float" office:value="1.24556907883885" calcext:value-type="float">
            <text:p>1.2456</text:p>
          </table:table-cell>
          <table:table-cell office:value-type="float" office:value="33.5983535904338" calcext:value-type="float">
            <text:p>33.5984</text:p>
          </table:table-cell>
          <table:table-cell office:value-type="float" office:value="1.88652282144657" calcext:value-type="float">
            <text:p>1.8865</text:p>
          </table:table-cell>
          <table:table-cell office:value-type="float" office:value="0.880649386398758" calcext:value-type="float">
            <text:p>0.8806</text:p>
          </table:table-cell>
          <table:table-cell table:style-name="ce24" table:formula="of:=ABS([.F218])" office:value-type="float" office:value="0.134393414361735" calcext:value-type="float">
            <text:p>0.134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39190</text:p>
          </table:table-cell>
          <table:table-cell office:value-type="string" calcext:value-type="string">
            <text:p>L</text:p>
          </table:table-cell>
          <table:table-cell office:value-type="float" office:value="3.91773658548604" calcext:value-type="float">
            <text:p>3.9177</text:p>
          </table:table-cell>
          <table:table-cell office:value-type="float" office:value="0.517432327794548" calcext:value-type="float">
            <text:p>0.5174</text:p>
          </table:table-cell>
          <table:table-cell office:value-type="float" office:value="0.132074302726597" calcext:value-type="float">
            <text:p>0.1321</text:p>
          </table:table-cell>
          <table:table-cell office:value-type="float" office:value="2.5822783384773" calcext:value-type="float">
            <text:p>2.5823</text:p>
          </table:table-cell>
          <table:table-cell office:value-type="float" office:value="33.0185756816493" calcext:value-type="float">
            <text:p>33.0186</text:p>
          </table:table-cell>
          <table:table-cell office:value-type="float" office:value="1.18818605492888" calcext:value-type="float">
            <text:p>1.1882</text:p>
          </table:table-cell>
          <table:table-cell office:value-type="float" office:value="0.979974541125459" calcext:value-type="float">
            <text:p>0.9800</text:p>
          </table:table-cell>
          <table:table-cell table:style-name="ce24" table:formula="of:=ABS([.F219])" office:value-type="float" office:value="0.132074302726597" calcext:value-type="float">
            <text:p>0.1321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2G45340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3.80628788617756" calcext:value-type="float">
            <text:p>3.8063</text:p>
          </table:table-cell>
          <table:table-cell table:style-name="ce19" office:value-type="float" office:value="0.497177859260289" calcext:value-type="float">
            <text:p>0.4972</text:p>
          </table:table-cell>
          <table:table-cell table:style-name="ce19" office:value-type="float" office:value="0.130620140706061" calcext:value-type="float">
            <text:p>0.1306</text:p>
          </table:table-cell>
          <table:table-cell table:style-name="ce19" office:value-type="float" office:value="4.91678930746968" calcext:value-type="float">
            <text:p>4.9168</text:p>
          </table:table-cell>
          <table:table-cell table:style-name="ce19" office:value-type="float" office:value="32.6550351765153" calcext:value-type="float">
            <text:p>32.6550</text:p>
          </table:table-cell>
          <table:table-cell table:style-name="ce19" office:value-type="float" office:value="0.734788634209432" calcext:value-type="float">
            <text:p>0.7348</text:p>
          </table:table-cell>
          <table:table-cell table:style-name="ce19" office:value-type="float" office:value="0.624370372600027" calcext:value-type="float">
            <text:p>0.6244</text:p>
          </table:table-cell>
          <table:table-cell table:style-name="ce25" table:formula="of:=ABS([.F220])" office:value-type="float" office:value="0.130620140706061" calcext:value-type="float">
            <text:p>0.130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0560</text:p>
          </table:table-cell>
          <table:table-cell office:value-type="string" calcext:value-type="string">
            <text:p>L</text:p>
          </table:table-cell>
          <table:table-cell office:value-type="float" office:value="2.68051630689825" calcext:value-type="float">
            <text:p>2.6805</text:p>
          </table:table-cell>
          <table:table-cell office:value-type="float" office:value="0.348360142952549" calcext:value-type="float">
            <text:p>0.3484</text:p>
          </table:table-cell>
          <table:table-cell office:value-type="float" office:value="0.129960090918325" calcext:value-type="float">
            <text:p>0.1300</text:p>
          </table:table-cell>
          <table:table-cell office:value-type="float" office:value="1.46281275121403" calcext:value-type="float">
            <text:p>1.4628</text:p>
          </table:table-cell>
          <table:table-cell office:value-type="float" office:value="32.4900227295812" calcext:value-type="float">
            <text:p>32.4900</text:p>
          </table:table-cell>
          <table:table-cell office:value-type="float" office:value="1.68753779544743" calcext:value-type="float">
            <text:p>1.6875</text:p>
          </table:table-cell>
          <table:table-cell office:value-type="float" office:value="0.624711901279225" calcext:value-type="float">
            <text:p>0.6247</text:p>
          </table:table-cell>
          <table:table-cell table:style-name="ce24" table:formula="of:=ABS([.F221])" office:value-type="float" office:value="0.129960090918325" calcext:value-type="float">
            <text:p>0.130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69080</text:p>
          </table:table-cell>
          <table:table-cell office:value-type="string" calcext:value-type="string">
            <text:p>L</text:p>
          </table:table-cell>
          <table:table-cell office:value-type="float" office:value="3.95022516989071" calcext:value-type="float">
            <text:p>3.9502</text:p>
          </table:table-cell>
          <table:table-cell office:value-type="float" office:value="0.50289300146294" calcext:value-type="float">
            <text:p>0.5029</text:p>
          </table:table-cell>
          <table:table-cell office:value-type="float" office:value="0.127307426750272" calcext:value-type="float">
            <text:p>0.1273</text:p>
          </table:table-cell>
          <table:table-cell office:value-type="float" office:value="3.4872701310858" calcext:value-type="float">
            <text:p>3.4873</text:p>
          </table:table-cell>
          <table:table-cell office:value-type="float" office:value="31.8268566875679" calcext:value-type="float">
            <text:p>31.8269</text:p>
          </table:table-cell>
          <table:table-cell office:value-type="float" office:value="0.93557907850066" calcext:value-type="float">
            <text:p>0.9356</text:p>
          </table:table-cell>
          <table:table-cell office:value-type="float" office:value="0.682685046948521" calcext:value-type="float">
            <text:p>0.6827</text:p>
          </table:table-cell>
          <table:table-cell table:style-name="ce24" table:formula="of:=ABS([.F222])" office:value-type="float" office:value="0.127307426750272" calcext:value-type="float">
            <text:p>0.1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4430</text:p>
          </table:table-cell>
          <table:table-cell office:value-type="string" calcext:value-type="string">
            <text:p>SRS6</text:p>
          </table:table-cell>
          <table:table-cell office:value-type="string" calcext:value-type="string">
            <text:p>L</text:p>
          </table:table-cell>
          <table:table-cell office:value-type="float" office:value="5.22694323179067" calcext:value-type="float">
            <text:p>5.2269</text:p>
          </table:table-cell>
          <table:table-cell office:value-type="float" office:value="0.654247132671368" calcext:value-type="float">
            <text:p>0.6542</text:p>
          </table:table-cell>
          <table:table-cell office:value-type="float" office:value="0.125168210875562" calcext:value-type="float">
            <text:p>0.1252</text:p>
          </table:table-cell>
          <table:table-cell office:value-type="float" office:value="2.82871231202675" calcext:value-type="float">
            <text:p>2.8287</text:p>
          </table:table-cell>
          <table:table-cell office:value-type="float" office:value="31.2920527188905" calcext:value-type="float">
            <text:p>31.2921</text:p>
          </table:table-cell>
          <table:table-cell office:value-type="float" office:value="1.07466270880984" calcext:value-type="float">
            <text:p>1.0747</text:p>
          </table:table-cell>
          <table:table-cell office:value-type="float" office:value="0.857481445552875" calcext:value-type="float">
            <text:p>0.8575</text:p>
          </table:table-cell>
          <table:table-cell table:style-name="ce24" table:formula="of:=ABS([.F223])" office:value-type="float" office:value="0.125168210875562" calcext:value-type="float">
            <text:p>0.125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3880</text:p>
          </table:table-cell>
          <table:table-cell office:value-type="string" calcext:value-type="string">
            <text:p>L</text:p>
          </table:table-cell>
          <table:table-cell office:value-type="float" office:value="257.114116567085" calcext:value-type="float">
            <text:p>257.1141</text:p>
          </table:table-cell>
          <table:table-cell office:value-type="float" office:value="31.4715264579346" calcext:value-type="float">
            <text:p>31.4715</text:p>
          </table:table-cell>
          <table:table-cell office:value-type="float" office:value="0.122402950402466" calcext:value-type="float">
            <text:p>0.1224</text:p>
          </table:table-cell>
          <table:table-cell office:value-type="float" office:value="2.0512282347163" calcext:value-type="float">
            <text:p>2.0512</text:p>
          </table:table-cell>
          <table:table-cell office:value-type="float" office:value="30.6007376006164" calcext:value-type="float">
            <text:p>30.6007</text:p>
          </table:table-cell>
          <table:table-cell office:value-type="float" office:value="1.31720280806458" calcext:value-type="float">
            <text:p>1.3172</text:p>
          </table:table-cell>
          <table:table-cell office:value-type="float" office:value="0.738629899496015" calcext:value-type="float">
            <text:p>0.7386</text:p>
          </table:table-cell>
          <table:table-cell table:style-name="ce24" table:formula="of:=ABS([.F224])" office:value-type="float" office:value="0.122402950402466" calcext:value-type="float">
            <text:p>0.122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32090</text:p>
          </table:table-cell>
          <table:table-cell office:value-type="string" calcext:value-type="string">
            <text:p>L</text:p>
          </table:table-cell>
          <table:table-cell office:value-type="float" office:value="3.63375453545771" calcext:value-type="float">
            <text:p>3.6338</text:p>
          </table:table-cell>
          <table:table-cell office:value-type="float" office:value="0.44333459754096" calcext:value-type="float">
            <text:p>0.4433</text:p>
          </table:table-cell>
          <table:table-cell office:value-type="float" office:value="0.122004552925895" calcext:value-type="float">
            <text:p>0.1220</text:p>
          </table:table-cell>
          <table:table-cell office:value-type="float" office:value="1.58451779584898" calcext:value-type="float">
            <text:p>1.5845</text:p>
          </table:table-cell>
          <table:table-cell office:value-type="float" office:value="30.5011382314737" calcext:value-type="float">
            <text:p>30.5011</text:p>
          </table:table-cell>
          <table:table-cell office:value-type="float" office:value="1.54841080879293" calcext:value-type="float">
            <text:p>1.5484</text:p>
          </table:table-cell>
          <table:table-cell office:value-type="float" office:value="0.838171014814051" calcext:value-type="float">
            <text:p>0.8382</text:p>
          </table:table-cell>
          <table:table-cell table:style-name="ce24" table:formula="of:=ABS([.F225])" office:value-type="float" office:value="0.122004552925895" calcext:value-type="float">
            <text:p>0.12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4870</text:p>
          </table:table-cell>
          <table:table-cell table:style-name="ce2" office:value-type="string" calcext:value-type="string">
            <text:p>PCR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8.6708948624866" calcext:value-type="float">
            <text:p>18.6709</text:p>
          </table:table-cell>
          <table:table-cell table:style-name="ce16" office:value-type="float" office:value="2.25159905326279" calcext:value-type="float">
            <text:p>2.2516</text:p>
          </table:table-cell>
          <table:table-cell table:style-name="ce16" office:value-type="float" office:value="0.120594062033239" calcext:value-type="float">
            <text:p>0.1206</text:p>
          </table:table-cell>
          <table:table-cell table:style-name="ce16" office:value-type="float" office:value="0.294632561850008" calcext:value-type="float">
            <text:p>0.2946</text:p>
          </table:table-cell>
          <table:table-cell table:style-name="ce16" office:value-type="float" office:value="30.1485155083097" calcext:value-type="float">
            <text:p>30.1485</text:p>
          </table:table-cell>
          <table:table-cell table:style-name="ce16" office:value-type="float" office:value="3.48961755875709" calcext:value-type="float">
            <text:p>3.4896</text:p>
          </table:table-cell>
          <table:table-cell table:style-name="ce16" office:value-type="float" office:value="0.795368593095802" calcext:value-type="float">
            <text:p>0.7954</text:p>
          </table:table-cell>
          <table:table-cell table:style-name="ce22" table:formula="of:=ABS([.F226])" office:value-type="float" office:value="0.120594062033239" calcext:value-type="float">
            <text:p>0.12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1110</text:p>
          </table:table-cell>
          <table:table-cell table:style-name="ce2" office:value-type="string" calcext:value-type="string">
            <text:p>TBL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74908951620434" calcext:value-type="float">
            <text:p>5.7491</text:p>
          </table:table-cell>
          <table:table-cell table:style-name="ce16" office:value-type="float" office:value="0.687998213129169" calcext:value-type="float">
            <text:p>0.6880</text:p>
          </table:table-cell>
          <table:table-cell table:style-name="ce16" office:value-type="float" office:value="0.119670812428643" calcext:value-type="float">
            <text:p>0.1197</text:p>
          </table:table-cell>
          <table:table-cell table:style-name="ce16" office:value-type="float" office:value="0.697895619820226" calcext:value-type="float">
            <text:p>0.6979</text:p>
          </table:table-cell>
          <table:table-cell table:style-name="ce16" office:value-type="float" office:value="29.9177031071608" calcext:value-type="float">
            <text:p>29.9177</text:p>
          </table:table-cell>
          <table:table-cell table:style-name="ce16" office:value-type="float" office:value="2.40240701561519" calcext:value-type="float">
            <text:p>2.4024</text:p>
          </table:table-cell>
          <table:table-cell table:style-name="ce16" office:value-type="float" office:value="0.785378304004658" calcext:value-type="float">
            <text:p>0.7854</text:p>
          </table:table-cell>
          <table:table-cell table:style-name="ce22" table:formula="of:=ABS([.F227])" office:value-type="float" office:value="0.119670812428643" calcext:value-type="float">
            <text:p>0.1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4770</text:p>
          </table:table-cell>
          <table:table-cell office:value-type="string" calcext:value-type="string">
            <text:p>RGF9</text:p>
          </table:table-cell>
          <table:table-cell office:value-type="string" calcext:value-type="string">
            <text:p>L</text:p>
          </table:table-cell>
          <table:table-cell office:value-type="float" office:value="39.423100675895" calcext:value-type="float">
            <text:p>39.4231</text:p>
          </table:table-cell>
          <table:table-cell office:value-type="float" office:value="4.70282828595537" calcext:value-type="float">
            <text:p>4.7028</text:p>
          </table:table-cell>
          <table:table-cell office:value-type="float" office:value="0.11929118220858" calcext:value-type="float">
            <text:p>0.1193</text:p>
          </table:table-cell>
          <table:table-cell office:value-type="float" office:value="1.55878995777569" calcext:value-type="float">
            <text:p>1.5588</text:p>
          </table:table-cell>
          <table:table-cell office:value-type="float" office:value="29.8227955521449" calcext:value-type="float">
            <text:p>29.8228</text:p>
          </table:table-cell>
          <table:table-cell office:value-type="float" office:value="1.5426055788204" calcext:value-type="float">
            <text:p>1.5426</text:p>
          </table:table-cell>
          <table:table-cell office:value-type="float" office:value="0.67477070300766" calcext:value-type="float">
            <text:p>0.6748</text:p>
          </table:table-cell>
          <table:table-cell table:style-name="ce24" table:formula="of:=ABS([.F228])" office:value-type="float" office:value="0.11929118220858" calcext:value-type="float">
            <text:p>0.119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458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7.1302508649242" calcext:value-type="float">
            <text:p>27.1303</text:p>
          </table:table-cell>
          <table:table-cell table:style-name="ce16" office:value-type="float" office:value="3.21733070978535" calcext:value-type="float">
            <text:p>3.2173</text:p>
          </table:table-cell>
          <table:table-cell table:style-name="ce16" office:value-type="float" office:value="0.118588314048542" calcext:value-type="float">
            <text:p>0.1186</text:p>
          </table:table-cell>
          <table:table-cell table:style-name="ce16" office:value-type="float" office:value="0.904708741814983" calcext:value-type="float">
            <text:p>0.9047</text:p>
          </table:table-cell>
          <table:table-cell table:style-name="ce16" office:value-type="float" office:value="29.6470785121354" calcext:value-type="float">
            <text:p>29.6471</text:p>
          </table:table-cell>
          <table:table-cell table:style-name="ce16" office:value-type="float" office:value="2.09659074524138" calcext:value-type="float">
            <text:p>2.0966</text:p>
          </table:table-cell>
          <table:table-cell table:style-name="ce16" office:value-type="float" office:value="0.743311975606986" calcext:value-type="float">
            <text:p>0.7433</text:p>
          </table:table-cell>
          <table:table-cell table:style-name="ce22" table:formula="of:=ABS([.F229])" office:value-type="float" office:value="0.118588314048542" calcext:value-type="float">
            <text:p>0.11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4680</text:p>
          </table:table-cell>
          <table:table-cell table:style-name="ce2" office:value-type="string" calcext:value-type="string">
            <text:p>APS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6.0382218322196" calcext:value-type="float">
            <text:p>16.0382</text:p>
          </table:table-cell>
          <table:table-cell table:style-name="ce16" office:value-type="float" office:value="1.83837261822236" calcext:value-type="float">
            <text:p>1.8384</text:p>
          </table:table-cell>
          <table:table-cell table:style-name="ce16" office:value-type="float" office:value="0.114624466318904" calcext:value-type="float">
            <text:p>0.1146</text:p>
          </table:table-cell>
          <table:table-cell table:style-name="ce16" office:value-type="float" office:value="0.999792911079296" calcext:value-type="float">
            <text:p>0.9998</text:p>
          </table:table-cell>
          <table:table-cell table:style-name="ce16" office:value-type="float" office:value="28.656116579726" calcext:value-type="float">
            <text:p>28.6561</text:p>
          </table:table-cell>
          <table:table-cell table:style-name="ce16" office:value-type="float" office:value="1.95091821751518" calcext:value-type="float">
            <text:p>1.9509</text:p>
          </table:table-cell>
          <table:table-cell table:style-name="ce16" office:value-type="float" office:value="0.81349824805084" calcext:value-type="float">
            <text:p>0.8135</text:p>
          </table:table-cell>
          <table:table-cell table:style-name="ce22" table:formula="of:=ABS([.F230])" office:value-type="float" office:value="0.114624466318904" calcext:value-type="float">
            <text:p>0.114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36010</text:p>
          </table:table-cell>
          <table:table-cell office:value-type="string" calcext:value-type="string">
            <text:p>L</text:p>
          </table:table-cell>
          <table:table-cell office:value-type="float" office:value="3.79229630838277" calcext:value-type="float">
            <text:p>3.7923</text:p>
          </table:table-cell>
          <table:table-cell office:value-type="float" office:value="0.43427172691006" calcext:value-type="float">
            <text:p>0.4343</text:p>
          </table:table-cell>
          <table:table-cell office:value-type="float" office:value="0.114514186549747" calcext:value-type="float">
            <text:p>0.1145</text:p>
          </table:table-cell>
          <table:table-cell office:value-type="float" office:value="1.96897712218679" calcext:value-type="float">
            <text:p>1.9690</text:p>
          </table:table-cell>
          <table:table-cell office:value-type="float" office:value="28.6285466374366" calcext:value-type="float">
            <text:p>28.6285</text:p>
          </table:table-cell>
          <table:table-cell office:value-type="float" office:value="1.2951238814801" calcext:value-type="float">
            <text:p>1.2951</text:p>
          </table:table-cell>
          <table:table-cell office:value-type="float" office:value="0.640363253743782" calcext:value-type="float">
            <text:p>0.6404</text:p>
          </table:table-cell>
          <table:table-cell table:style-name="ce24" table:formula="of:=ABS([.F231])" office:value-type="float" office:value="0.114514186549747" calcext:value-type="float">
            <text:p>0.1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2190</text:p>
          </table:table-cell>
          <table:table-cell office:value-type="string" calcext:value-type="string">
            <text:p>TPPE</text:p>
          </table:table-cell>
          <table:table-cell office:value-type="string" calcext:value-type="string">
            <text:p>L</text:p>
          </table:table-cell>
          <table:table-cell office:value-type="float" office:value="2.13968964282496" calcext:value-type="float">
            <text:p>2.1397</text:p>
          </table:table-cell>
          <table:table-cell office:value-type="float" office:value="0.240715342480184" calcext:value-type="float">
            <text:p>0.2407</text:p>
          </table:table-cell>
          <table:table-cell office:value-type="float" office:value="0.112500120420443" calcext:value-type="float">
            <text:p>0.1125</text:p>
          </table:table-cell>
          <table:table-cell office:value-type="float" office:value="1.63729672643775" calcext:value-type="float">
            <text:p>1.6373</text:p>
          </table:table-cell>
          <table:table-cell office:value-type="float" office:value="28.1250301051108" calcext:value-type="float">
            <text:p>28.1250</text:p>
          </table:table-cell>
          <table:table-cell office:value-type="float" office:value="1.44242460472801" calcext:value-type="float">
            <text:p>1.4424</text:p>
          </table:table-cell>
          <table:table-cell office:value-type="float" office:value="0.836574900343766" calcext:value-type="float">
            <text:p>0.8366</text:p>
          </table:table-cell>
          <table:table-cell table:style-name="ce24" table:formula="of:=ABS([.F232])" office:value-type="float" office:value="0.112500120420443" calcext:value-type="float">
            <text:p>0.1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8080</text:p>
          </table:table-cell>
          <table:table-cell office:value-type="string" calcext:value-type="string">
            <text:p>UGT86A2</text:p>
          </table:table-cell>
          <table:table-cell office:value-type="string" calcext:value-type="string">
            <text:p>L</text:p>
          </table:table-cell>
          <table:table-cell office:value-type="float" office:value="6.85018628591101" calcext:value-type="float">
            <text:p>6.8502</text:p>
          </table:table-cell>
          <table:table-cell office:value-type="float" office:value="0.716685583391213" calcext:value-type="float">
            <text:p>0.7167</text:p>
          </table:table-cell>
          <table:table-cell office:value-type="float" office:value="0.104622787392694" calcext:value-type="float">
            <text:p>0.1046</text:p>
          </table:table-cell>
          <table:table-cell office:value-type="float" office:value="2.85829488783333" calcext:value-type="float">
            <text:p>2.8583</text:p>
          </table:table-cell>
          <table:table-cell office:value-type="float" office:value="26.1556968481734" calcext:value-type="float">
            <text:p>26.1557</text:p>
          </table:table-cell>
          <table:table-cell office:value-type="float" office:value="0.937404976107893" calcext:value-type="float">
            <text:p>0.9374</text:p>
          </table:table-cell>
          <table:table-cell office:value-type="float" office:value="0.746934062505066" calcext:value-type="float">
            <text:p>0.7469</text:p>
          </table:table-cell>
          <table:table-cell table:style-name="ce24" table:formula="of:=ABS([.F233])" office:value-type="float" office:value="0.104622787392694" calcext:value-type="float">
            <text:p>0.104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02100</text:p>
          </table:table-cell>
          <table:table-cell office:value-type="string" calcext:value-type="string">
            <text:p>L</text:p>
          </table:table-cell>
          <table:table-cell office:value-type="float" office:value="2.74603763248972" calcext:value-type="float">
            <text:p>2.7460</text:p>
          </table:table-cell>
          <table:table-cell office:value-type="float" office:value="0.269358079876961" calcext:value-type="float">
            <text:p>0.2694</text:p>
          </table:table-cell>
          <table:table-cell office:value-type="float" office:value="0.0980897263351578" calcext:value-type="float">
            <text:p>0.0981</text:p>
          </table:table-cell>
          <table:table-cell office:value-type="float" office:value="2.43208273310694" calcext:value-type="float">
            <text:p>2.4321</text:p>
          </table:table-cell>
          <table:table-cell office:value-type="float" office:value="24.5224315837894" calcext:value-type="float">
            <text:p>24.5224</text:p>
          </table:table-cell>
          <table:table-cell office:value-type="float" office:value="1.00596715654959" calcext:value-type="float">
            <text:p>1.0060</text:p>
          </table:table-cell>
          <table:table-cell office:value-type="float" office:value="0.659210153069894" calcext:value-type="float">
            <text:p>0.6592</text:p>
          </table:table-cell>
          <table:table-cell table:style-name="ce24" table:formula="of:=ABS([.F234])" office:value-type="float" office:value="0.0980897263351578" calcext:value-type="float">
            <text:p>0.09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1850</text:p>
          </table:table-cell>
          <table:table-cell office:value-type="string" calcext:value-type="string">
            <text:p>TRM24</text:p>
          </table:table-cell>
          <table:table-cell office:value-type="string" calcext:value-type="string">
            <text:p>L</text:p>
          </table:table-cell>
          <table:table-cell table:style-name="ce20" office:value-type="float" office:value="0.983193513966268" calcext:value-type="float">
            <text:p>0.9832</text:p>
          </table:table-cell>
          <table:table-cell office:value-type="float" office:value="0.0880725303920196" calcext:value-type="float">
            <text:p>0.0881</text:p>
          </table:table-cell>
          <table:table-cell office:value-type="float" office:value="0.0895780221705584" calcext:value-type="float">
            <text:p>0.0896</text:p>
          </table:table-cell>
          <table:table-cell office:value-type="float" office:value="2.1332753756968" calcext:value-type="float">
            <text:p>2.1333</text:p>
          </table:table-cell>
          <table:table-cell office:value-type="float" office:value="22.3945055426396" calcext:value-type="float">
            <text:p>22.3945</text:p>
          </table:table-cell>
          <table:table-cell office:value-type="float" office:value="1.03546271798952" calcext:value-type="float">
            <text:p>1.0355</text:p>
          </table:table-cell>
          <table:table-cell office:value-type="float" office:value="0.601252800074521" calcext:value-type="float">
            <text:p>0.6013</text:p>
          </table:table-cell>
          <table:table-cell table:style-name="ce24" table:formula="of:=ABS([.F235])" office:value-type="float" office:value="0.0895780221705584" calcext:value-type="float">
            <text:p>0.089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62770</text:p>
          </table:table-cell>
          <table:table-cell office:value-type="string" calcext:value-type="string">
            <text:p>L</text:p>
          </table:table-cell>
          <table:table-cell office:value-type="float" office:value="5.70117872362387" calcext:value-type="float">
            <text:p>5.7012</text:p>
          </table:table-cell>
          <table:table-cell office:value-type="float" office:value="0.503513180017187" calcext:value-type="float">
            <text:p>0.5035</text:p>
          </table:table-cell>
          <table:table-cell office:value-type="float" office:value="0.0883173821460444" calcext:value-type="float">
            <text:p>0.0883</text:p>
          </table:table-cell>
          <table:table-cell office:value-type="float" office:value="2.19880637393651" calcext:value-type="float">
            <text:p>2.1988</text:p>
          </table:table-cell>
          <table:table-cell office:value-type="float" office:value="22.0793455365111" calcext:value-type="float">
            <text:p>22.0793</text:p>
          </table:table-cell>
          <table:table-cell office:value-type="float" office:value="1.00299151642712" calcext:value-type="float">
            <text:p>1.0030</text:p>
          </table:table-cell>
          <table:table-cell office:value-type="float" office:value="0.639433269573747" calcext:value-type="float">
            <text:p>0.6394</text:p>
          </table:table-cell>
          <table:table-cell table:style-name="ce24" table:formula="of:=ABS([.F236])" office:value-type="float" office:value="0.0883173821460444" calcext:value-type="float">
            <text:p>0.088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051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11678549804048" calcext:value-type="float">
            <text:p>3.1168</text:p>
          </table:table-cell>
          <table:table-cell table:style-name="ce16" office:value-type="float" office:value="0.272775238318534" calcext:value-type="float">
            <text:p>0.2728</text:p>
          </table:table-cell>
          <table:table-cell table:style-name="ce16" office:value-type="float" office:value="0.0875181299739837" calcext:value-type="float">
            <text:p>0.0875</text:p>
          </table:table-cell>
          <table:table-cell table:style-name="ce16" office:value-type="float" office:value="0.764665982910959" calcext:value-type="float">
            <text:p>0.7647</text:p>
          </table:table-cell>
          <table:table-cell table:style-name="ce16" office:value-type="float" office:value="21.8795324934959" calcext:value-type="float">
            <text:p>21.8795</text:p>
          </table:table-cell>
          <table:table-cell table:style-name="ce16" office:value-type="float" office:value="1.94909371891841" calcext:value-type="float">
            <text:p>1.9491</text:p>
          </table:table-cell>
          <table:table-cell table:style-name="ce16" office:value-type="float" office:value="0.740153014143374" calcext:value-type="float">
            <text:p>0.7402</text:p>
          </table:table-cell>
          <table:table-cell table:style-name="ce22" table:formula="of:=ABS([.F237])" office:value-type="float" office:value="0.0875181299739837" calcext:value-type="float">
            <text:p>0.0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9760</text:p>
          </table:table-cell>
          <table:table-cell office:value-type="string" calcext:value-type="string">
            <text:p>DTA4</text:p>
          </table:table-cell>
          <table:table-cell office:value-type="string" calcext:value-type="string">
            <text:p>L</text:p>
          </table:table-cell>
          <table:table-cell office:value-type="float" office:value="2.53688526200672" calcext:value-type="float">
            <text:p>2.5369</text:p>
          </table:table-cell>
          <table:table-cell office:value-type="float" office:value="0.221641806353374" calcext:value-type="float">
            <text:p>0.2216</text:p>
          </table:table-cell>
          <table:table-cell office:value-type="float" office:value="0.0873676904796441" calcext:value-type="float">
            <text:p>0.0874</text:p>
          </table:table-cell>
          <table:table-cell office:value-type="float" office:value="1.18802243494937" calcext:value-type="float">
            <text:p>1.1880</text:p>
          </table:table-cell>
          <table:table-cell office:value-type="float" office:value="21.841922619911" calcext:value-type="float">
            <text:p>21.8419</text:p>
          </table:table-cell>
          <table:table-cell office:value-type="float" office:value="1.5051343098223" calcext:value-type="float">
            <text:p>1.5051</text:p>
          </table:table-cell>
          <table:table-cell office:value-type="float" office:value="0.620800750627938" calcext:value-type="float">
            <text:p>0.6208</text:p>
          </table:table-cell>
          <table:table-cell table:style-name="ce24" table:formula="of:=ABS([.F238])" office:value-type="float" office:value="0.0873676904796441" calcext:value-type="float">
            <text:p>0.087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17970</text:p>
          </table:table-cell>
          <table:table-cell office:value-type="string" calcext:value-type="string">
            <text:p>L</text:p>
          </table:table-cell>
          <table:table-cell office:value-type="float" office:value="4.57700885571338" calcext:value-type="float">
            <text:p>4.5770</text:p>
          </table:table-cell>
          <table:table-cell office:value-type="float" office:value="0.397894981480091" calcext:value-type="float">
            <text:p>0.3979</text:p>
          </table:table-cell>
          <table:table-cell office:value-type="float" office:value="0.0869334087006205" calcext:value-type="float">
            <text:p>0.0869</text:p>
          </table:table-cell>
          <table:table-cell office:value-type="float" office:value="1.57601657132973" calcext:value-type="float">
            <text:p>1.5760</text:p>
          </table:table-cell>
          <table:table-cell office:value-type="float" office:value="21.7333521751551" calcext:value-type="float">
            <text:p>21.7334</text:p>
          </table:table-cell>
          <table:table-cell office:value-type="float" office:value="1.25035849074556" calcext:value-type="float">
            <text:p>1.2504</text:p>
          </table:table-cell>
          <table:table-cell office:value-type="float" office:value="0.901089614827509" calcext:value-type="float">
            <text:p>0.9011</text:p>
          </table:table-cell>
          <table:table-cell table:style-name="ce24" table:formula="of:=ABS([.F239])" office:value-type="float" office:value="0.0869334087006205" calcext:value-type="float">
            <text:p>0.0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1400</text:p>
          </table:table-cell>
          <table:table-cell office:value-type="string" calcext:value-type="string">
            <text:p>CRK28</text:p>
          </table:table-cell>
          <table:table-cell office:value-type="string" calcext:value-type="string">
            <text:p>L</text:p>
          </table:table-cell>
          <table:table-cell office:value-type="float" office:value="1.07270534422439" calcext:value-type="float">
            <text:p>1.0727</text:p>
          </table:table-cell>
          <table:table-cell office:value-type="float" office:value="0.092640185682768" calcext:value-type="float">
            <text:p>0.0926</text:p>
          </table:table-cell>
          <table:table-cell office:value-type="float" office:value="0.0863612605097541" calcext:value-type="float">
            <text:p>0.0864</text:p>
          </table:table-cell>
          <table:table-cell office:value-type="float" office:value="1.31730022934478" calcext:value-type="float">
            <text:p>1.3173</text:p>
          </table:table-cell>
          <table:table-cell office:value-type="float" office:value="21.5903151274385" calcext:value-type="float">
            <text:p>21.5903</text:p>
          </table:table-cell>
          <table:table-cell office:value-type="float" office:value="1.39998157187142" calcext:value-type="float">
            <text:p>1.4000</text:p>
          </table:table-cell>
          <table:table-cell office:value-type="float" office:value="0.753565156988019" calcext:value-type="float">
            <text:p>0.7536</text:p>
          </table:table-cell>
          <table:table-cell table:style-name="ce24" table:formula="of:=ABS([.F240])" office:value-type="float" office:value="0.0863612605097541" calcext:value-type="float">
            <text:p>0.08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9220</text:p>
          </table:table-cell>
          <table:table-cell table:style-name="ce2" office:value-type="string" calcext:value-type="string">
            <text:p>PRN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.17940077794514" calcext:value-type="float">
            <text:p>7.1794</text:p>
          </table:table-cell>
          <table:table-cell table:style-name="ce16" office:value-type="float" office:value="0.619213459258928" calcext:value-type="float">
            <text:p>0.6192</text:p>
          </table:table-cell>
          <table:table-cell table:style-name="ce16" office:value-type="float" office:value="0.0862486269273517" calcext:value-type="float">
            <text:p>0.0862</text:p>
          </table:table-cell>
          <table:table-cell table:style-name="ce16" office:value-type="float" office:value="0.477194829584119" calcext:value-type="float">
            <text:p>0.4772</text:p>
          </table:table-cell>
          <table:table-cell table:style-name="ce16" office:value-type="float" office:value="21.5621567318379" calcext:value-type="float">
            <text:p>21.5622</text:p>
          </table:table-cell>
          <table:table-cell table:style-name="ce16" office:value-type="float" office:value="2.46428211330908" calcext:value-type="float">
            <text:p>2.4643</text:p>
          </table:table-cell>
          <table:table-cell table:style-name="ce16" office:value-type="float" office:value="0.648371910633968" calcext:value-type="float">
            <text:p>0.6484</text:p>
          </table:table-cell>
          <table:table-cell table:style-name="ce22" table:formula="of:=ABS([.F241])" office:value-type="float" office:value="0.0862486269273517" calcext:value-type="float">
            <text:p>0.086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366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28575813808562" calcext:value-type="float">
            <text:p>1.2858</text:p>
          </table:table-cell>
          <table:table-cell table:style-name="ce16" office:value-type="float" office:value="0.110294822371788" calcext:value-type="float">
            <text:p>0.1103</text:p>
          </table:table-cell>
          <table:table-cell table:style-name="ce16" office:value-type="float" office:value="0.0857819360459248" calcext:value-type="float">
            <text:p>0.0858</text:p>
          </table:table-cell>
          <table:table-cell table:style-name="ce16" office:value-type="float" office:value="0.965217376897894" calcext:value-type="float">
            <text:p>0.9652</text:p>
          </table:table-cell>
          <table:table-cell table:style-name="ce16" office:value-type="float" office:value="21.4454840114812" calcext:value-type="float">
            <text:p>21.4455</text:p>
          </table:table-cell>
          <table:table-cell table:style-name="ce16" office:value-type="float" office:value="1.68788012938466" calcext:value-type="float">
            <text:p>1.6879</text:p>
          </table:table-cell>
          <table:table-cell table:style-name="ce16" office:value-type="float" office:value="0.751592058262909" calcext:value-type="float">
            <text:p>0.7516</text:p>
          </table:table-cell>
          <table:table-cell table:style-name="ce22" table:formula="of:=ABS([.F242])" office:value-type="float" office:value="0.0857819360459248" calcext:value-type="float">
            <text:p>0.0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4680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L</text:p>
          </table:table-cell>
          <table:table-cell office:value-type="float" office:value="2.938504257611" calcext:value-type="float">
            <text:p>2.9385</text:p>
          </table:table-cell>
          <table:table-cell office:value-type="float" office:value="0.248481665287218" calcext:value-type="float">
            <text:p>0.2485</text:p>
          </table:table-cell>
          <table:table-cell office:value-type="float" office:value="0.0845605939292507" calcext:value-type="float">
            <text:p>0.0846</text:p>
          </table:table-cell>
          <table:table-cell office:value-type="float" office:value="2.82384760265918" calcext:value-type="float">
            <text:p>2.8238</text:p>
          </table:table-cell>
          <table:table-cell office:value-type="float" office:value="21.1401484823127" calcext:value-type="float">
            <text:p>21.1401</text:p>
          </table:table-cell>
          <table:table-cell office:value-type="float" office:value="0.806224417945495" calcext:value-type="float">
            <text:p>0.8062</text:p>
          </table:table-cell>
          <table:table-cell office:value-type="float" office:value="0.608181901086301" calcext:value-type="float">
            <text:p>0.6082</text:p>
          </table:table-cell>
          <table:table-cell table:style-name="ce24" table:formula="of:=ABS([.F243])" office:value-type="float" office:value="0.0845605939292507" calcext:value-type="float">
            <text:p>0.084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61660</text:p>
          </table:table-cell>
          <table:table-cell office:value-type="string" calcext:value-type="string">
            <text:p>L</text:p>
          </table:table-cell>
          <table:table-cell office:value-type="float" office:value="24.8938314623019" calcext:value-type="float">
            <text:p>24.8938</text:p>
          </table:table-cell>
          <table:table-cell office:value-type="float" office:value="2.05767462988725" calcext:value-type="float">
            <text:p>2.0577</text:p>
          </table:table-cell>
          <table:table-cell office:value-type="float" office:value="0.0826580124077445" calcext:value-type="float">
            <text:p>0.0827</text:p>
          </table:table-cell>
          <table:table-cell office:value-type="float" office:value="2.44401877652049" calcext:value-type="float">
            <text:p>2.4440</text:p>
          </table:table-cell>
          <table:table-cell office:value-type="float" office:value="20.6645031019361" calcext:value-type="float">
            <text:p>20.6645</text:p>
          </table:table-cell>
          <table:table-cell office:value-type="float" office:value="0.884022111996828" calcext:value-type="float">
            <text:p>0.8840</text:p>
          </table:table-cell>
          <table:table-cell office:value-type="float" office:value="0.765096804921116" calcext:value-type="float">
            <text:p>0.7651</text:p>
          </table:table-cell>
          <table:table-cell table:style-name="ce24" table:formula="of:=ABS([.F244])" office:value-type="float" office:value="0.0826580124077445" calcext:value-type="float">
            <text:p>0.08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2530</text:p>
          </table:table-cell>
          <table:table-cell office:value-type="string" calcext:value-type="string">
            <text:p>MOS9</text:p>
          </table:table-cell>
          <table:table-cell office:value-type="string" calcext:value-type="string">
            <text:p>L</text:p>
          </table:table-cell>
          <table:table-cell office:value-type="float" office:value="23.5190787953468" calcext:value-type="float">
            <text:p>23.5191</text:p>
          </table:table-cell>
          <table:table-cell office:value-type="float" office:value="1.87618646982886" calcext:value-type="float">
            <text:p>1.8762</text:p>
          </table:table-cell>
          <table:table-cell office:value-type="float" office:value="0.0797729573574989" calcext:value-type="float">
            <text:p>0.0798</text:p>
          </table:table-cell>
          <table:table-cell office:value-type="float" office:value="1.73876426671909" calcext:value-type="float">
            <text:p>1.7388</text:p>
          </table:table-cell>
          <table:table-cell office:value-type="float" office:value="19.9432393393747" calcext:value-type="float">
            <text:p>19.9432</text:p>
          </table:table-cell>
          <table:table-cell office:value-type="float" office:value="1.10230724294562" calcext:value-type="float">
            <text:p>1.1023</text:p>
          </table:table-cell>
          <table:table-cell office:value-type="float" office:value="0.765135242482069" calcext:value-type="float">
            <text:p>0.7651</text:p>
          </table:table-cell>
          <table:table-cell table:style-name="ce24" table:formula="of:=ABS([.F245])" office:value-type="float" office:value="0.0797729573574989" calcext:value-type="float">
            <text:p>0.079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2900</text:p>
          </table:table-cell>
          <table:table-cell office:value-type="string" calcext:value-type="string">
            <text:p>L</text:p>
          </table:table-cell>
          <table:table-cell office:value-type="float" office:value="22.792740076196" calcext:value-type="float">
            <text:p>22.7927</text:p>
          </table:table-cell>
          <table:table-cell office:value-type="float" office:value="1.78257743498198" calcext:value-type="float">
            <text:p>1.7826</text:p>
          </table:table-cell>
          <table:table-cell office:value-type="float" office:value="0.0782081236842447" calcext:value-type="float">
            <text:p>0.0782</text:p>
          </table:table-cell>
          <table:table-cell office:value-type="float" office:value="2.49907437857979" calcext:value-type="float">
            <text:p>2.4991</text:p>
          </table:table-cell>
          <table:table-cell office:value-type="float" office:value="19.5520309210612" calcext:value-type="float">
            <text:p>19.5520</text:p>
          </table:table-cell>
          <table:table-cell office:value-type="float" office:value="0.833797590645359" calcext:value-type="float">
            <text:p>0.8338</text:p>
          </table:table-cell>
          <table:table-cell office:value-type="float" office:value="0.668454033775332" calcext:value-type="float">
            <text:p>0.6685</text:p>
          </table:table-cell>
          <table:table-cell table:style-name="ce24" table:formula="of:=ABS([.F246])" office:value-type="float" office:value="0.0782081236842447" calcext:value-type="float">
            <text:p>0.07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0660</text:p>
          </table:table-cell>
          <table:table-cell office:value-type="string" calcext:value-type="string">
            <text:p>CYP90B1</text:p>
          </table:table-cell>
          <table:table-cell office:value-type="string" calcext:value-type="string">
            <text:p>L</text:p>
          </table:table-cell>
          <table:table-cell office:value-type="float" office:value="3.45382008195566" calcext:value-type="float">
            <text:p>3.4538</text:p>
          </table:table-cell>
          <table:table-cell office:value-type="float" office:value="0.267886806811584" calcext:value-type="float">
            <text:p>0.2679</text:p>
          </table:table-cell>
          <table:table-cell office:value-type="float" office:value="0.0775624671971617" calcext:value-type="float">
            <text:p>0.0776</text:p>
          </table:table-cell>
          <table:table-cell office:value-type="float" office:value="1.46970432464157" calcext:value-type="float">
            <text:p>1.4697</text:p>
          </table:table-cell>
          <table:table-cell office:value-type="float" office:value="19.3906167992904" calcext:value-type="float">
            <text:p>19.3906</text:p>
          </table:table-cell>
          <table:table-cell office:value-type="float" office:value="1.21372362615809" calcext:value-type="float">
            <text:p>1.2137</text:p>
          </table:table-cell>
          <table:table-cell office:value-type="float" office:value="0.825343623789494" calcext:value-type="float">
            <text:p>0.8253</text:p>
          </table:table-cell>
          <table:table-cell table:style-name="ce24" table:formula="of:=ABS([.F247])" office:value-type="float" office:value="0.0775624671971617" calcext:value-type="float">
            <text:p>0.077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48545</text:p>
          </table:table-cell>
          <table:table-cell table:style-name="ce4" office:value-type="string" calcext:value-type="string">
            <text:p>HINT3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2.3936530827962" calcext:value-type="float">
            <text:p>12.3937</text:p>
          </table:table-cell>
          <table:table-cell table:style-name="ce19" office:value-type="float" office:value="0.941433821168828" calcext:value-type="float">
            <text:p>0.9414</text:p>
          </table:table-cell>
          <table:table-cell table:style-name="ce19" office:value-type="float" office:value="0.075960962831503" calcext:value-type="float">
            <text:p>0.0760</text:p>
          </table:table-cell>
          <table:table-cell table:style-name="ce19" office:value-type="float" office:value="4.68956920513178" calcext:value-type="float">
            <text:p>4.6896</text:p>
          </table:table-cell>
          <table:table-cell table:style-name="ce19" office:value-type="float" office:value="18.9902407078758" calcext:value-type="float">
            <text:p>18.9902</text:p>
          </table:table-cell>
          <table:table-cell table:style-name="ce19" office:value-type="float" office:value="0.49051507024615" calcext:value-type="float">
            <text:p>0.4905</text:p>
          </table:table-cell>
          <table:table-cell table:style-name="ce19" office:value-type="float" office:value="0.677934569865092" calcext:value-type="float">
            <text:p>0.6779</text:p>
          </table:table-cell>
          <table:table-cell table:style-name="ce25" table:formula="of:=ABS([.F248])" office:value-type="float" office:value="0.075960962831503" calcext:value-type="float">
            <text:p>0.07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11090</text:p>
          </table:table-cell>
          <table:table-cell office:value-type="string" calcext:value-type="string">
            <text:p>LBD21</text:p>
          </table:table-cell>
          <table:table-cell office:value-type="string" calcext:value-type="string">
            <text:p>L</text:p>
          </table:table-cell>
          <table:table-cell office:value-type="float" office:value="15.2644934752087" calcext:value-type="float">
            <text:p>15.2645</text:p>
          </table:table-cell>
          <table:table-cell office:value-type="float" office:value="1.14317253265254" calcext:value-type="float">
            <text:p>1.1432</text:p>
          </table:table-cell>
          <table:table-cell office:value-type="float" office:value="0.0748909575354849" calcext:value-type="float">
            <text:p>0.0749</text:p>
          </table:table-cell>
          <table:table-cell office:value-type="float" office:value="1.64641115230717" calcext:value-type="float">
            <text:p>1.6464</text:p>
          </table:table-cell>
          <table:table-cell office:value-type="float" office:value="18.7227393838712" calcext:value-type="float">
            <text:p>18.7227</text:p>
          </table:table-cell>
          <table:table-cell office:value-type="float" office:value="1.09571174422147" calcext:value-type="float">
            <text:p>1.0957</text:p>
          </table:table-cell>
          <table:table-cell office:value-type="float" office:value="0.804649466436165" calcext:value-type="float">
            <text:p>0.8046</text:p>
          </table:table-cell>
          <table:table-cell table:style-name="ce24" table:formula="of:=ABS([.F249])" office:value-type="float" office:value="0.0748909575354849" calcext:value-type="float">
            <text:p>0.0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59590</text:p>
          </table:table-cell>
          <table:table-cell office:value-type="string" calcext:value-type="string">
            <text:p>ZCF37</text:p>
          </table:table-cell>
          <table:table-cell office:value-type="string" calcext:value-type="string">
            <text:p>L</text:p>
          </table:table-cell>
          <table:table-cell office:value-type="float" office:value="1.79779849337583" calcext:value-type="float">
            <text:p>1.7978</text:p>
          </table:table-cell>
          <table:table-cell office:value-type="float" office:value="0.134434923110535" calcext:value-type="float">
            <text:p>0.1344</text:p>
          </table:table-cell>
          <table:table-cell office:value-type="float" office:value="0.0747775257382149" calcext:value-type="float">
            <text:p>0.0748</text:p>
          </table:table-cell>
          <table:table-cell office:value-type="float" office:value="2.05440880228879" calcext:value-type="float">
            <text:p>2.0544</text:p>
          </table:table-cell>
          <table:table-cell office:value-type="float" office:value="18.6943814345537" calcext:value-type="float">
            <text:p>18.6944</text:p>
          </table:table-cell>
          <table:table-cell office:value-type="float" office:value="0.933545479705785" calcext:value-type="float">
            <text:p>0.9335</text:p>
          </table:table-cell>
          <table:table-cell office:value-type="float" office:value="0.690727556668461" calcext:value-type="float">
            <text:p>0.6907</text:p>
          </table:table-cell>
          <table:table-cell table:style-name="ce24" table:formula="of:=ABS([.F250])" office:value-type="float" office:value="0.0747775257382149" calcext:value-type="float">
            <text:p>0.074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6265</text:p>
          </table:table-cell>
          <table:table-cell office:value-type="string" calcext:value-type="string">
            <text:p>L</text:p>
          </table:table-cell>
          <table:table-cell office:value-type="float" office:value="6.16413449000581" calcext:value-type="float">
            <text:p>6.1641</text:p>
          </table:table-cell>
          <table:table-cell office:value-type="float" office:value="0.460058079639893" calcext:value-type="float">
            <text:p>0.4601</text:p>
          </table:table-cell>
          <table:table-cell office:value-type="float" office:value="0.0746346596405069" calcext:value-type="float">
            <text:p>0.0746</text:p>
          </table:table-cell>
          <table:table-cell office:value-type="float" office:value="3.80576712690844" calcext:value-type="float">
            <text:p>3.8058</text:p>
          </table:table-cell>
          <table:table-cell office:value-type="float" office:value="18.6586649101267" calcext:value-type="float">
            <text:p>18.6587</text:p>
          </table:table-cell>
          <table:table-cell office:value-type="float" office:value="0.57557705238985" calcext:value-type="float">
            <text:p>0.5756</text:p>
          </table:table-cell>
          <table:table-cell office:value-type="float" office:value="0.658309247878531" calcext:value-type="float">
            <text:p>0.6583</text:p>
          </table:table-cell>
          <table:table-cell table:style-name="ce24" table:formula="of:=ABS([.F251])" office:value-type="float" office:value="0.0746346596405069" calcext:value-type="float">
            <text:p>0.074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24440</text:p>
          </table:table-cell>
          <table:table-cell office:value-type="string" calcext:value-type="string">
            <text:p>L</text:p>
          </table:table-cell>
          <table:table-cell office:value-type="float" office:value="4.40848251481249" calcext:value-type="float">
            <text:p>4.4085</text:p>
          </table:table-cell>
          <table:table-cell office:value-type="float" office:value="0.323191094211033" calcext:value-type="float">
            <text:p>0.3232</text:p>
          </table:table-cell>
          <table:table-cell office:value-type="float" office:value="0.0733111888558277" calcext:value-type="float">
            <text:p>0.0733</text:p>
          </table:table-cell>
          <table:table-cell office:value-type="float" office:value="3.00805413931457" calcext:value-type="float">
            <text:p>3.0081</text:p>
          </table:table-cell>
          <table:table-cell office:value-type="float" office:value="18.3277972139569" calcext:value-type="float">
            <text:p>18.3278</text:p>
          </table:table-cell>
          <table:table-cell office:value-type="float" office:value="0.686425048151426" calcext:value-type="float">
            <text:p>0.6864</text:p>
          </table:table-cell>
          <table:table-cell office:value-type="float" office:value="0.632573335974028" calcext:value-type="float">
            <text:p>0.6326</text:p>
          </table:table-cell>
          <table:table-cell table:style-name="ce24" table:formula="of:=ABS([.F252])" office:value-type="float" office:value="0.0733111888558277" calcext:value-type="float">
            <text:p>0.07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14560</text:p>
          </table:table-cell>
          <table:table-cell office:value-type="string" calcext:value-type="string">
            <text:p>IAA1</text:p>
          </table:table-cell>
          <table:table-cell office:value-type="string" calcext:value-type="string">
            <text:p>L</text:p>
          </table:table-cell>
          <table:table-cell office:value-type="float" office:value="10.9700006638532" calcext:value-type="float">
            <text:p>10.9700</text:p>
          </table:table-cell>
          <table:table-cell office:value-type="float" office:value="0.778899829593842" calcext:value-type="float">
            <text:p>0.7789</text:p>
          </table:table-cell>
          <table:table-cell office:value-type="float" office:value="0.071002714900498" calcext:value-type="float">
            <text:p>0.0710</text:p>
          </table:table-cell>
          <table:table-cell office:value-type="float" office:value="1.51119436615063" calcext:value-type="float">
            <text:p>1.5112</text:p>
          </table:table-cell>
          <table:table-cell office:value-type="float" office:value="17.7506787251245" calcext:value-type="float">
            <text:p>17.7507</text:p>
          </table:table-cell>
          <table:table-cell office:value-type="float" office:value="1.12075838135259" calcext:value-type="float">
            <text:p>1.1208</text:p>
          </table:table-cell>
          <table:table-cell office:value-type="float" office:value="0.699401179435898" calcext:value-type="float">
            <text:p>0.6994</text:p>
          </table:table-cell>
          <table:table-cell table:style-name="ce24" table:formula="of:=ABS([.F253])" office:value-type="float" office:value="0.071002714900498" calcext:value-type="float">
            <text:p>0.0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8350</text:p>
          </table:table-cell>
          <table:table-cell office:value-type="string" calcext:value-type="string">
            <text:p>ZHD6</text:p>
          </table:table-cell>
          <table:table-cell office:value-type="string" calcext:value-type="string">
            <text:p>L</text:p>
          </table:table-cell>
          <table:table-cell office:value-type="float" office:value="2.32486449879391" calcext:value-type="float">
            <text:p>2.3249</text:p>
          </table:table-cell>
          <table:table-cell office:value-type="float" office:value="0.164626955263961" calcext:value-type="float">
            <text:p>0.1646</text:p>
          </table:table-cell>
          <table:table-cell office:value-type="float" office:value="0.0708114194824544" calcext:value-type="float">
            <text:p>0.0708</text:p>
          </table:table-cell>
          <table:table-cell office:value-type="float" office:value="2.59109310290477" calcext:value-type="float">
            <text:p>2.5911</text:p>
          </table:table-cell>
          <table:table-cell office:value-type="float" office:value="17.7028548706136" calcext:value-type="float">
            <text:p>17.7029</text:p>
          </table:table-cell>
          <table:table-cell office:value-type="float" office:value="0.751223373935988" calcext:value-type="float">
            <text:p>0.7512</text:p>
          </table:table-cell>
          <table:table-cell office:value-type="float" office:value="0.615561673453592" calcext:value-type="float">
            <text:p>0.6156</text:p>
          </table:table-cell>
          <table:table-cell table:style-name="ce24" table:formula="of:=ABS([.F254])" office:value-type="float" office:value="0.0708114194824544" calcext:value-type="float">
            <text:p>0.0708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4G28030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41.0647096978691" calcext:value-type="float">
            <text:p>41.0647</text:p>
          </table:table-cell>
          <table:table-cell table:style-name="ce19" office:value-type="float" office:value="2.9076120571803" calcext:value-type="float">
            <text:p>2.9076</text:p>
          </table:table-cell>
          <table:table-cell table:style-name="ce19" office:value-type="float" office:value="0.0708056157847667" calcext:value-type="float">
            <text:p>0.0708</text:p>
          </table:table-cell>
          <table:table-cell table:style-name="ce19" office:value-type="float" office:value="4.50016599334904" calcext:value-type="float">
            <text:p>4.5002</text:p>
          </table:table-cell>
          <table:table-cell table:style-name="ce19" office:value-type="float" office:value="17.7014039461917" calcext:value-type="float">
            <text:p>17.7014</text:p>
          </table:table-cell>
          <table:table-cell table:style-name="ce19" office:value-type="float" office:value="0.478557721869089" calcext:value-type="float">
            <text:p>0.4786</text:p>
          </table:table-cell>
          <table:table-cell table:style-name="ce19" office:value-type="float" office:value="0.631348037762967" calcext:value-type="float">
            <text:p>0.6313</text:p>
          </table:table-cell>
          <table:table-cell table:style-name="ce25" table:formula="of:=ABS([.F255])" office:value-type="float" office:value="0.0708056157847667" calcext:value-type="float">
            <text:p>0.070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48970</text:p>
          </table:table-cell>
          <table:table-cell office:value-type="string" calcext:value-type="string">
            <text:p>L</text:p>
          </table:table-cell>
          <table:table-cell office:value-type="float" office:value="4.94004679356773" calcext:value-type="float">
            <text:p>4.9400</text:p>
          </table:table-cell>
          <table:table-cell office:value-type="float" office:value="0.346912712898348" calcext:value-type="float">
            <text:p>0.3469</text:p>
          </table:table-cell>
          <table:table-cell office:value-type="float" office:value="0.0702245803319214" calcext:value-type="float">
            <text:p>0.0702</text:p>
          </table:table-cell>
          <table:table-cell office:value-type="float" office:value="1.40744536941694" calcext:value-type="float">
            <text:p>1.4074</text:p>
          </table:table-cell>
          <table:table-cell office:value-type="float" office:value="17.5561450829804" calcext:value-type="float">
            <text:p>17.5561</text:p>
          </table:table-cell>
          <table:table-cell office:value-type="float" office:value="1.16824194220473" calcext:value-type="float">
            <text:p>1.1682</text:p>
          </table:table-cell>
          <table:table-cell office:value-type="float" office:value="0.873547794657657" calcext:value-type="float">
            <text:p>0.8735</text:p>
          </table:table-cell>
          <table:table-cell table:style-name="ce24" table:formula="of:=ABS([.F256])" office:value-type="float" office:value="0.0702245803319214" calcext:value-type="float">
            <text:p>0.070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5090</text:p>
          </table:table-cell>
          <table:table-cell office:value-type="string" calcext:value-type="string">
            <text:p>L</text:p>
          </table:table-cell>
          <table:table-cell office:value-type="float" office:value="2.76464461129041" calcext:value-type="float">
            <text:p>2.7646</text:p>
          </table:table-cell>
          <table:table-cell office:value-type="float" office:value="0.191442326343406" calcext:value-type="float">
            <text:p>0.1914</text:p>
          </table:table-cell>
          <table:table-cell office:value-type="float" office:value="0.0692466313976063" calcext:value-type="float">
            <text:p>0.0692</text:p>
          </table:table-cell>
          <table:table-cell office:value-type="float" office:value="1.57652811684909" calcext:value-type="float">
            <text:p>1.5765</text:p>
          </table:table-cell>
          <table:table-cell office:value-type="float" office:value="17.3116578494016" calcext:value-type="float">
            <text:p>17.3117</text:p>
          </table:table-cell>
          <table:table-cell office:value-type="float" office:value="1.06907483161607" calcext:value-type="float">
            <text:p>1.0691</text:p>
          </table:table-cell>
          <table:table-cell office:value-type="float" office:value="0.741297360103997" calcext:value-type="float">
            <text:p>0.7413</text:p>
          </table:table-cell>
          <table:table-cell table:style-name="ce24" table:formula="of:=ABS([.F257])" office:value-type="float" office:value="0.0692466313976063" calcext:value-type="float">
            <text:p>0.069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6480</text:p>
          </table:table-cell>
          <table:table-cell office:value-type="string" calcext:value-type="string">
            <text:p>L</text:p>
          </table:table-cell>
          <table:table-cell office:value-type="float" office:value="1.12149928944192" calcext:value-type="float">
            <text:p>1.1215</text:p>
          </table:table-cell>
          <table:table-cell office:value-type="float" office:value="0.0765252835133839" calcext:value-type="float">
            <text:p>0.0765</text:p>
          </table:table-cell>
          <table:table-cell office:value-type="float" office:value="0.0682348033866919" calcext:value-type="float">
            <text:p>0.0682</text:p>
          </table:table-cell>
          <table:table-cell office:value-type="float" office:value="1.85198947519279" calcext:value-type="float">
            <text:p>1.8520</text:p>
          </table:table-cell>
          <table:table-cell office:value-type="float" office:value="17.058700846673" calcext:value-type="float">
            <text:p>17.0587</text:p>
          </table:table-cell>
          <table:table-cell office:value-type="float" office:value="0.941933664100049" calcext:value-type="float">
            <text:p>0.9419</text:p>
          </table:table-cell>
          <table:table-cell office:value-type="float" office:value="0.735997465062538" calcext:value-type="float">
            <text:p>0.7360</text:p>
          </table:table-cell>
          <table:table-cell table:style-name="ce24" table:formula="of:=ABS([.F258])" office:value-type="float" office:value="0.0682348033866919" calcext:value-type="float">
            <text:p>0.068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57685</text:p>
          </table:table-cell>
          <table:table-cell table:style-name="ce4" office:value-type="string" calcext:value-type="string">
            <text:p>GDU3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1.9231999704915" calcext:value-type="float">
            <text:p>11.9232</text:p>
          </table:table-cell>
          <table:table-cell table:style-name="ce19" office:value-type="float" office:value="0.802770128701128" calcext:value-type="float">
            <text:p>0.8028</text:p>
          </table:table-cell>
          <table:table-cell table:style-name="ce19" office:value-type="float" office:value="0.067328412732143" calcext:value-type="float">
            <text:p>0.0673</text:p>
          </table:table-cell>
          <table:table-cell table:style-name="ce19" office:value-type="float" office:value="4.48464284916056" calcext:value-type="float">
            <text:p>4.4846</text:p>
          </table:table-cell>
          <table:table-cell table:style-name="ce19" office:value-type="float" office:value="16.8321031830358" calcext:value-type="float">
            <text:p>16.8321</text:p>
          </table:table-cell>
          <table:table-cell table:style-name="ce19" office:value-type="float" office:value="0.45977532526371" calcext:value-type="float">
            <text:p>0.4598</text:p>
          </table:table-cell>
          <table:table-cell table:style-name="ce19" office:value-type="float" office:value="0.604927558487854" calcext:value-type="float">
            <text:p>0.6049</text:p>
          </table:table-cell>
          <table:table-cell table:style-name="ce25" table:formula="of:=ABS([.F259])" office:value-type="float" office:value="0.067328412732143" calcext:value-type="float">
            <text:p>0.067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3610</text:p>
          </table:table-cell>
          <table:table-cell office:value-type="string" calcext:value-type="string">
            <text:p>L</text:p>
          </table:table-cell>
          <table:table-cell office:value-type="float" office:value="20.6912102643198" calcext:value-type="float">
            <text:p>20.6912</text:p>
          </table:table-cell>
          <table:table-cell office:value-type="float" office:value="1.32323824090276" calcext:value-type="float">
            <text:p>1.3232</text:p>
          </table:table-cell>
          <table:table-cell office:value-type="float" office:value="0.0639517081890839" calcext:value-type="float">
            <text:p>0.0640</text:p>
          </table:table-cell>
          <table:table-cell office:value-type="float" office:value="1.15525084631959" calcext:value-type="float">
            <text:p>1.1553</text:p>
          </table:table-cell>
          <table:table-cell office:value-type="float" office:value="15.987927047271" calcext:value-type="float">
            <text:p>15.9879</text:p>
          </table:table-cell>
          <table:table-cell office:value-type="float" office:value="1.25334522729852" calcext:value-type="float">
            <text:p>1.2533</text:p>
          </table:table-cell>
          <table:table-cell office:value-type="float" office:value="0.892889922205102" calcext:value-type="float">
            <text:p>0.8929</text:p>
          </table:table-cell>
          <table:table-cell table:style-name="ce24" table:formula="of:=ABS([.F260])" office:value-type="float" office:value="0.0639517081890839" calcext:value-type="float">
            <text:p>0.064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056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95375592017194" calcext:value-type="float">
            <text:p>1.9538</text:p>
          </table:table-cell>
          <table:table-cell table:style-name="ce16" office:value-type="float" office:value="0.124833541581706" calcext:value-type="float">
            <text:p>0.1248</text:p>
          </table:table-cell>
          <table:table-cell table:style-name="ce16" office:value-type="float" office:value="0.0638941334958156" calcext:value-type="float">
            <text:p>0.0639</text:p>
          </table:table-cell>
          <table:table-cell table:style-name="ce16" office:value-type="float" office:value="0.846157972020939" calcext:value-type="float">
            <text:p>0.8462</text:p>
          </table:table-cell>
          <table:table-cell table:style-name="ce16" office:value-type="float" office:value="15.9735333739539" calcext:value-type="float">
            <text:p>15.9735</text:p>
          </table:table-cell>
          <table:table-cell table:style-name="ce16" office:value-type="float" office:value="1.5299568467964" calcext:value-type="float">
            <text:p>1.5300</text:p>
          </table:table-cell>
          <table:table-cell table:style-name="ce16" office:value-type="float" office:value="0.655054101365727" calcext:value-type="float">
            <text:p>0.6551</text:p>
          </table:table-cell>
          <table:table-cell table:style-name="ce22" table:formula="of:=ABS([.F261])" office:value-type="float" office:value="0.0638941334958156" calcext:value-type="float">
            <text:p>0.063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43960</text:p>
          </table:table-cell>
          <table:table-cell office:value-type="string" calcext:value-type="string">
            <text:p>L</text:p>
          </table:table-cell>
          <table:table-cell office:value-type="float" office:value="5.02154412271256" calcext:value-type="float">
            <text:p>5.0215</text:p>
          </table:table-cell>
          <table:table-cell office:value-type="float" office:value="0.314124527376309" calcext:value-type="float">
            <text:p>0.3141</text:p>
          </table:table-cell>
          <table:table-cell office:value-type="float" office:value="0.0625553653816395" calcext:value-type="float">
            <text:p>0.0626</text:p>
          </table:table-cell>
          <table:table-cell office:value-type="float" office:value="1.41508029785721" calcext:value-type="float">
            <text:p>1.4151</text:p>
          </table:table-cell>
          <table:table-cell office:value-type="float" office:value="15.6388413454099" calcext:value-type="float">
            <text:p>15.6388</text:p>
          </table:table-cell>
          <table:table-cell office:value-type="float" office:value="1.0739269782902" calcext:value-type="float">
            <text:p>1.0739</text:p>
          </table:table-cell>
          <table:table-cell office:value-type="float" office:value="0.635230543754119" calcext:value-type="float">
            <text:p>0.6352</text:p>
          </table:table-cell>
          <table:table-cell table:style-name="ce24" table:formula="of:=ABS([.F262])" office:value-type="float" office:value="0.0625553653816395" calcext:value-type="float">
            <text:p>0.062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5115</text:p>
          </table:table-cell>
          <table:table-cell office:value-type="string" calcext:value-type="string">
            <text:p>L</text:p>
          </table:table-cell>
          <table:table-cell office:value-type="float" office:value="1.45959647016184" calcext:value-type="float">
            <text:p>1.4596</text:p>
          </table:table-cell>
          <table:table-cell office:value-type="float" office:value="0.0904225306729627" calcext:value-type="float">
            <text:p>0.0904</text:p>
          </table:table-cell>
          <table:table-cell office:value-type="float" office:value="0.0619503626662901" calcext:value-type="float">
            <text:p>0.0620</text:p>
          </table:table-cell>
          <table:table-cell office:value-type="float" office:value="1.88042127657674" calcext:value-type="float">
            <text:p>1.8804</text:p>
          </table:table-cell>
          <table:table-cell office:value-type="float" office:value="15.4875906665725" calcext:value-type="float">
            <text:p>15.4876</text:p>
          </table:table-cell>
          <table:table-cell office:value-type="float" office:value="0.866807869179675" calcext:value-type="float">
            <text:p>0.8668</text:p>
          </table:table-cell>
          <table:table-cell office:value-type="float" office:value="0.754895015445015" calcext:value-type="float">
            <text:p>0.7549</text:p>
          </table:table-cell>
          <table:table-cell table:style-name="ce24" table:formula="of:=ABS([.F263])" office:value-type="float" office:value="0.0619503626662901" calcext:value-type="float">
            <text:p>0.062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76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44343751227692" calcext:value-type="float">
            <text:p>1.4434</text:p>
          </table:table-cell>
          <table:table-cell table:style-name="ce16" office:value-type="float" office:value="0.0873651901750761" calcext:value-type="float">
            <text:p>0.0874</text:p>
          </table:table-cell>
          <table:table-cell table:style-name="ce16" office:value-type="float" office:value="0.0605257861403807" calcext:value-type="float">
            <text:p>0.0605</text:p>
          </table:table-cell>
          <table:table-cell table:style-name="ce16" office:value-type="float" office:value="0.90898087879957" calcext:value-type="float">
            <text:p>0.9090</text:p>
          </table:table-cell>
          <table:table-cell table:style-name="ce16" office:value-type="float" office:value="15.1314465350952" calcext:value-type="float">
            <text:p>15.1314</text:p>
          </table:table-cell>
          <table:table-cell table:style-name="ce16" office:value-type="float" office:value="1.41395178649681" calcext:value-type="float">
            <text:p>1.4140</text:p>
          </table:table-cell>
          <table:table-cell table:style-name="ce16" office:value-type="float" office:value="0.714065198995485" calcext:value-type="float">
            <text:p>0.7141</text:p>
          </table:table-cell>
          <table:table-cell table:style-name="ce22" table:formula="of:=ABS([.F264])" office:value-type="float" office:value="0.0605257861403807" calcext:value-type="float">
            <text:p>0.06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3800</text:p>
          </table:table-cell>
          <table:table-cell table:style-name="ce2" office:value-type="string" calcext:value-type="string">
            <text:p>UBC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0.783099097181" calcext:value-type="float">
            <text:p>10.7831</text:p>
          </table:table-cell>
          <table:table-cell table:style-name="ce16" office:value-type="float" office:value="0.649222433661524" calcext:value-type="float">
            <text:p>0.6492</text:p>
          </table:table-cell>
          <table:table-cell table:style-name="ce16" office:value-type="float" office:value="0.0602074067770782" calcext:value-type="float">
            <text:p>0.0602</text:p>
          </table:table-cell>
          <table:table-cell table:style-name="ce16" office:value-type="float" office:value="0.832812755719411" calcext:value-type="float">
            <text:p>0.8328</text:p>
          </table:table-cell>
          <table:table-cell table:style-name="ce16" office:value-type="float" office:value="15.0518516942695" calcext:value-type="float">
            <text:p>15.0519</text:p>
          </table:table-cell>
          <table:table-cell table:style-name="ce16" office:value-type="float" office:value="1.48920957869328" calcext:value-type="float">
            <text:p>1.4892</text:p>
          </table:table-cell>
          <table:table-cell table:style-name="ce16" office:value-type="float" office:value="0.768573303170416" calcext:value-type="float">
            <text:p>0.7686</text:p>
          </table:table-cell>
          <table:table-cell table:style-name="ce22" table:formula="of:=ABS([.F265])" office:value-type="float" office:value="0.0602074067770782" calcext:value-type="float">
            <text:p>0.06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4840</text:p>
          </table:table-cell>
          <table:table-cell office:value-type="string" calcext:value-type="string">
            <text:p>ATSGP1</text:p>
          </table:table-cell>
          <table:table-cell office:value-type="string" calcext:value-type="string">
            <text:p>L</text:p>
          </table:table-cell>
          <table:table-cell office:value-type="float" office:value="4.05027711106293" calcext:value-type="float">
            <text:p>4.0503</text:p>
          </table:table-cell>
          <table:table-cell office:value-type="float" office:value="0.23841883295085" calcext:value-type="float">
            <text:p>0.2384</text:p>
          </table:table-cell>
          <table:table-cell office:value-type="float" office:value="0.0588648199649433" calcext:value-type="float">
            <text:p>0.0589</text:p>
          </table:table-cell>
          <table:table-cell office:value-type="float" office:value="2.72320323967041" calcext:value-type="float">
            <text:p>2.7232</text:p>
          </table:table-cell>
          <table:table-cell office:value-type="float" office:value="14.7162049912358" calcext:value-type="float">
            <text:p>14.7162</text:p>
          </table:table-cell>
          <table:table-cell office:value-type="float" office:value="0.623305533265652" calcext:value-type="float">
            <text:p>0.6233</text:p>
          </table:table-cell>
          <table:table-cell office:value-type="float" office:value="0.661366835448631" calcext:value-type="float">
            <text:p>0.6614</text:p>
          </table:table-cell>
          <table:table-cell table:style-name="ce24" table:formula="of:=ABS([.F266])" office:value-type="float" office:value="0.0588648199649433" calcext:value-type="float">
            <text:p>0.058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6200</text:p>
          </table:table-cell>
          <table:table-cell office:value-type="string" calcext:value-type="string">
            <text:p>L</text:p>
          </table:table-cell>
          <table:table-cell office:value-type="float" office:value="9.67250097735274" calcext:value-type="float">
            <text:p>9.6725</text:p>
          </table:table-cell>
          <table:table-cell office:value-type="float" office:value="0.564130285806109" calcext:value-type="float">
            <text:p>0.5641</text:p>
          </table:table-cell>
          <table:table-cell office:value-type="float" office:value="0.0583231045545477" calcext:value-type="float">
            <text:p>0.0583</text:p>
          </table:table-cell>
          <table:table-cell office:value-type="float" office:value="1.64682845575417" calcext:value-type="float">
            <text:p>1.6468</text:p>
          </table:table-cell>
          <table:table-cell office:value-type="float" office:value="14.5807761386369" calcext:value-type="float">
            <text:p>14.5808</text:p>
          </table:table-cell>
          <table:table-cell office:value-type="float" office:value="0.914859341846039" calcext:value-type="float">
            <text:p>0.9149</text:p>
          </table:table-cell>
          <table:table-cell office:value-type="float" office:value="0.683702548677583" calcext:value-type="float">
            <text:p>0.6837</text:p>
          </table:table-cell>
          <table:table-cell table:style-name="ce24" table:formula="of:=ABS([.F267])" office:value-type="float" office:value="0.0583231045545477" calcext:value-type="float">
            <text:p>0.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2370</text:p>
          </table:table-cell>
          <table:table-cell office:value-type="string" calcext:value-type="string">
            <text:p>PHR1</text:p>
          </table:table-cell>
          <table:table-cell office:value-type="string" calcext:value-type="string">
            <text:p>L</text:p>
          </table:table-cell>
          <table:table-cell office:value-type="float" office:value="2.42629794646051" calcext:value-type="float">
            <text:p>2.4263</text:p>
          </table:table-cell>
          <table:table-cell office:value-type="float" office:value="0.141377859317346" calcext:value-type="float">
            <text:p>0.1414</text:p>
          </table:table-cell>
          <table:table-cell office:value-type="float" office:value="0.0582689605469058" calcext:value-type="float">
            <text:p>0.0583</text:p>
          </table:table-cell>
          <table:table-cell office:value-type="float" office:value="3.97342195719629" calcext:value-type="float">
            <text:p>3.9734</text:p>
          </table:table-cell>
          <table:table-cell office:value-type="float" office:value="14.5672401367264" calcext:value-type="float">
            <text:p>14.5672</text:p>
          </table:table-cell>
          <table:table-cell office:value-type="float" office:value="0.450608972029094" calcext:value-type="float">
            <text:p>0.4506</text:p>
          </table:table-cell>
          <table:table-cell office:value-type="float" office:value="0.687070752568199" calcext:value-type="float">
            <text:p>0.6871</text:p>
          </table:table-cell>
          <table:table-cell table:style-name="ce24" table:formula="of:=ABS([.F268])" office:value-type="float" office:value="0.0582689605469058" calcext:value-type="float">
            <text:p>0.058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2320</text:p>
          </table:table-cell>
          <table:table-cell office:value-type="string" calcext:value-type="string">
            <text:p>L</text:p>
          </table:table-cell>
          <table:table-cell office:value-type="float" office:value="9.45600838326853" calcext:value-type="float">
            <text:p>9.4560</text:p>
          </table:table-cell>
          <table:table-cell office:value-type="float" office:value="0.548361485344598" calcext:value-type="float">
            <text:p>0.5484</text:p>
          </table:table-cell>
          <table:table-cell office:value-type="float" office:value="0.0579907994069537" calcext:value-type="float">
            <text:p>0.0580</text:p>
          </table:table-cell>
          <table:table-cell office:value-type="float" office:value="1.75575947228794" calcext:value-type="float">
            <text:p>1.7558</text:p>
          </table:table-cell>
          <table:table-cell office:value-type="float" office:value="14.4976998517384" calcext:value-type="float">
            <text:p>14.4977</text:p>
          </table:table-cell>
          <table:table-cell office:value-type="float" office:value="0.868467448034319" calcext:value-type="float">
            <text:p>0.8685</text:p>
          </table:table-cell>
          <table:table-cell office:value-type="float" office:value="0.656316745866885" calcext:value-type="float">
            <text:p>0.6563</text:p>
          </table:table-cell>
          <table:table-cell table:style-name="ce24" table:formula="of:=ABS([.F269])" office:value-type="float" office:value="0.0579907994069537" calcext:value-type="float">
            <text:p>0.05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4330</text:p>
          </table:table-cell>
          <table:table-cell table:style-name="ce2" office:value-type="string" calcext:value-type="string">
            <text:p>CYP84A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0610641172293" calcext:value-type="float">
            <text:p>2.0611</text:p>
          </table:table-cell>
          <table:table-cell table:style-name="ce16" office:value-type="float" office:value="0.118419773074027" calcext:value-type="float">
            <text:p>0.1184</text:p>
          </table:table-cell>
          <table:table-cell table:style-name="ce16" office:value-type="float" office:value="0.057455647344547" calcext:value-type="float">
            <text:p>0.0575</text:p>
          </table:table-cell>
          <table:table-cell table:style-name="ce16" office:value-type="float" office:value="0.670543870691423" calcext:value-type="float">
            <text:p>0.6705</text:p>
          </table:table-cell>
          <table:table-cell table:style-name="ce16" office:value-type="float" office:value="14.3639118361368" calcext:value-type="float">
            <text:p>14.3639</text:p>
          </table:table-cell>
          <table:table-cell table:style-name="ce16" office:value-type="float" office:value="1.65174221473683" calcext:value-type="float">
            <text:p>1.6517</text:p>
          </table:table-cell>
          <table:table-cell table:style-name="ce16" office:value-type="float" office:value="0.629211676889985" calcext:value-type="float">
            <text:p>0.6292</text:p>
          </table:table-cell>
          <table:table-cell table:style-name="ce22" table:formula="of:=ABS([.F270])" office:value-type="float" office:value="0.057455647344547" calcext:value-type="float">
            <text:p>0.057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2220</text:p>
          </table:table-cell>
          <table:table-cell table:style-name="ce2" office:value-type="string" calcext:value-type="string">
            <text:p>NAC00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37761509913392" calcext:value-type="float">
            <text:p>4.3776</text:p>
          </table:table-cell>
          <table:table-cell table:style-name="ce16" office:value-type="float" office:value="0.24800955067868" calcext:value-type="float">
            <text:p>0.2480</text:p>
          </table:table-cell>
          <table:table-cell table:style-name="ce16" office:value-type="float" office:value="0.0566540330893291" calcext:value-type="float">
            <text:p>0.0567</text:p>
          </table:table-cell>
          <table:table-cell table:style-name="ce16" office:value-type="float" office:value="0.300491866918707" calcext:value-type="float">
            <text:p>0.3005</text:p>
          </table:table-cell>
          <table:table-cell table:style-name="ce16" office:value-type="float" office:value="14.1635082723323" calcext:value-type="float">
            <text:p>14.1635</text:p>
          </table:table-cell>
          <table:table-cell table:style-name="ce16" office:value-type="float" office:value="2.51436000960277" calcext:value-type="float">
            <text:p>2.5144</text:p>
          </table:table-cell>
          <table:table-cell table:style-name="ce16" office:value-type="float" office:value="0.73588209238695" calcext:value-type="float">
            <text:p>0.7359</text:p>
          </table:table-cell>
          <table:table-cell table:style-name="ce22" table:formula="of:=ABS([.F271])" office:value-type="float" office:value="0.0566540330893291" calcext:value-type="float">
            <text:p>0.056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012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21637513440259" calcext:value-type="float">
            <text:p>1.2164</text:p>
          </table:table-cell>
          <table:table-cell table:style-name="ce16" office:value-type="float" office:value="0.0679616951260085" calcext:value-type="float">
            <text:p>0.0680</text:p>
          </table:table-cell>
          <table:table-cell table:style-name="ce16" office:value-type="float" office:value="0.0558723153769393" calcext:value-type="float">
            <text:p>0.0559</text:p>
          </table:table-cell>
          <table:table-cell table:style-name="ce16" office:value-type="float" office:value="0.690678788633897" calcext:value-type="float">
            <text:p>0.6907</text:p>
          </table:table-cell>
          <table:table-cell table:style-name="ce16" office:value-type="float" office:value="13.9680788442348" calcext:value-type="float">
            <text:p>13.9681</text:p>
          </table:table-cell>
          <table:table-cell table:style-name="ce16" office:value-type="float" office:value="1.59568016417366" calcext:value-type="float">
            <text:p>1.5957</text:p>
          </table:table-cell>
          <table:table-cell table:style-name="ce16" office:value-type="float" office:value="0.87420566276657" calcext:value-type="float">
            <text:p>0.8742</text:p>
          </table:table-cell>
          <table:table-cell table:style-name="ce22" table:formula="of:=ABS([.F272])" office:value-type="float" office:value="0.0558723153769393" calcext:value-type="float">
            <text:p>0.055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57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51076490524318" calcext:value-type="float">
            <text:p>1.5108</text:p>
          </table:table-cell>
          <table:table-cell table:style-name="ce16" office:value-type="float" office:value="0.0843103571087791" calcext:value-type="float">
            <text:p>0.0843</text:p>
          </table:table-cell>
          <table:table-cell table:style-name="ce16" office:value-type="float" office:value="0.0558064043029964" calcext:value-type="float">
            <text:p>0.0558</text:p>
          </table:table-cell>
          <table:table-cell table:style-name="ce16" office:value-type="float" office:value="0.852690317077013" calcext:value-type="float">
            <text:p>0.8527</text:p>
          </table:table-cell>
          <table:table-cell table:style-name="ce16" office:value-type="float" office:value="13.9516010757491" calcext:value-type="float">
            <text:p>13.9516</text:p>
          </table:table-cell>
          <table:table-cell table:style-name="ce16" office:value-type="float" office:value="1.39845226068744" calcext:value-type="float">
            <text:p>1.3985</text:p>
          </table:table-cell>
          <table:table-cell table:style-name="ce16" office:value-type="float" office:value="0.848141877839926" calcext:value-type="float">
            <text:p>0.8481</text:p>
          </table:table-cell>
          <table:table-cell table:style-name="ce22" table:formula="of:=ABS([.F273])" office:value-type="float" office:value="0.0558064043029964" calcext:value-type="float">
            <text:p>0.0558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1G16080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3.802470442341" calcext:value-type="float">
            <text:p>23.8025</text:p>
          </table:table-cell>
          <table:table-cell table:style-name="ce19" office:value-type="float" office:value="1.30211925419115" calcext:value-type="float">
            <text:p>1.3021</text:p>
          </table:table-cell>
          <table:table-cell table:style-name="ce19" office:value-type="float" office:value="0.0547052146265823" calcext:value-type="float">
            <text:p>0.0547</text:p>
          </table:table-cell>
          <table:table-cell table:style-name="ce19" office:value-type="float" office:value="4.27167201218636" calcext:value-type="float">
            <text:p>4.2717</text:p>
          </table:table-cell>
          <table:table-cell table:style-name="ce19" office:value-type="float" office:value="13.6763036566456" calcext:value-type="float">
            <text:p>13.6763</text:p>
          </table:table-cell>
          <table:table-cell table:style-name="ce19" office:value-type="float" office:value="0.400715823770453" calcext:value-type="float">
            <text:p>0.4007</text:p>
          </table:table-cell>
          <table:table-cell table:style-name="ce19" office:value-type="float" office:value="0.607034236351442" calcext:value-type="float">
            <text:p>0.6070</text:p>
          </table:table-cell>
          <table:table-cell table:style-name="ce25" table:formula="of:=ABS([.F274])" office:value-type="float" office:value="0.0547052146265823" calcext:value-type="float">
            <text:p>0.0547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2G37680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8.54859245143137" calcext:value-type="float">
            <text:p>8.5486</text:p>
          </table:table-cell>
          <table:table-cell table:style-name="ce19" office:value-type="float" office:value="0.455278846937114" calcext:value-type="float">
            <text:p>0.4553</text:p>
          </table:table-cell>
          <table:table-cell table:style-name="ce19" office:value-type="float" office:value="0.0532577555338812" calcext:value-type="float">
            <text:p>0.0533</text:p>
          </table:table-cell>
          <table:table-cell table:style-name="ce19" office:value-type="float" office:value="4.68190630401312" calcext:value-type="float">
            <text:p>4.6819</text:p>
          </table:table-cell>
          <table:table-cell table:style-name="ce19" office:value-type="float" office:value="13.3144388834703" calcext:value-type="float">
            <text:p>13.3144</text:p>
          </table:table-cell>
          <table:table-cell table:style-name="ce19" office:value-type="float" office:value="0.36107291449594" calcext:value-type="float">
            <text:p>0.3611</text:p>
          </table:table-cell>
          <table:table-cell table:style-name="ce19" office:value-type="float" office:value="0.620968053134232" calcext:value-type="float">
            <text:p>0.6210</text:p>
          </table:table-cell>
          <table:table-cell table:style-name="ce25" table:formula="of:=ABS([.F275])" office:value-type="float" office:value="0.0532577555338812" calcext:value-type="float">
            <text:p>0.05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5870</text:p>
          </table:table-cell>
          <table:table-cell table:style-name="ce2" office:value-type="string" calcext:value-type="string">
            <text:p>PSK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1.4039795858221" calcext:value-type="float">
            <text:p>31.4040</text:p>
          </table:table-cell>
          <table:table-cell table:style-name="ce16" office:value-type="float" office:value="1.64533260399873" calcext:value-type="float">
            <text:p>1.6453</text:p>
          </table:table-cell>
          <table:table-cell table:style-name="ce16" office:value-type="float" office:value="0.0523924873757576" calcext:value-type="float">
            <text:p>0.0524</text:p>
          </table:table-cell>
          <table:table-cell table:style-name="ce16" office:value-type="float" office:value="0.438221955223277" calcext:value-type="float">
            <text:p>0.4382</text:p>
          </table:table-cell>
          <table:table-cell table:style-name="ce16" office:value-type="float" office:value="13.0981218439394" calcext:value-type="float">
            <text:p>13.0981</text:p>
          </table:table-cell>
          <table:table-cell table:style-name="ce16" office:value-type="float" office:value="1.99599969009751" calcext:value-type="float">
            <text:p>1.9960</text:p>
          </table:table-cell>
          <table:table-cell table:style-name="ce16" office:value-type="float" office:value="0.614083458939525" calcext:value-type="float">
            <text:p>0.6141</text:p>
          </table:table-cell>
          <table:table-cell table:style-name="ce22" table:formula="of:=ABS([.F276])" office:value-type="float" office:value="0.0523924873757576" calcext:value-type="float">
            <text:p>0.052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1670</text:p>
          </table:table-cell>
          <table:table-cell office:value-type="string" calcext:value-type="string">
            <text:p>L</text:p>
          </table:table-cell>
          <table:table-cell office:value-type="float" office:value="3.79817767341189" calcext:value-type="float">
            <text:p>3.7982</text:p>
          </table:table-cell>
          <table:table-cell office:value-type="float" office:value="0.195342888600693" calcext:value-type="float">
            <text:p>0.1953</text:p>
          </table:table-cell>
          <table:table-cell office:value-type="float" office:value="0.0514306873973111" calcext:value-type="float">
            <text:p>0.0514</text:p>
          </table:table-cell>
          <table:table-cell office:value-type="float" office:value="2.61500838338732" calcext:value-type="float">
            <text:p>2.6150</text:p>
          </table:table-cell>
          <table:table-cell office:value-type="float" office:value="12.8576718493278" calcext:value-type="float">
            <text:p>12.8577</text:p>
          </table:table-cell>
          <table:table-cell office:value-type="float" office:value="0.576945423506742" calcext:value-type="float">
            <text:p>0.5769</text:p>
          </table:table-cell>
          <table:table-cell office:value-type="float" office:value="0.775699988903778" calcext:value-type="float">
            <text:p>0.7757</text:p>
          </table:table-cell>
          <table:table-cell table:style-name="ce24" table:formula="of:=ABS([.F277])" office:value-type="float" office:value="0.0514306873973111" calcext:value-type="float">
            <text:p>0.051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61820</text:p>
          </table:table-cell>
          <table:table-cell office:value-type="string" calcext:value-type="string">
            <text:p>L</text:p>
          </table:table-cell>
          <table:table-cell office:value-type="float" office:value="9.40265073224279" calcext:value-type="float">
            <text:p>9.4027</text:p>
          </table:table-cell>
          <table:table-cell office:value-type="float" office:value="0.459353989361726" calcext:value-type="float">
            <text:p>0.4594</text:p>
          </table:table-cell>
          <table:table-cell office:value-type="float" office:value="0.0488536692941861" calcext:value-type="float">
            <text:p>0.0489</text:p>
          </table:table-cell>
          <table:table-cell office:value-type="float" office:value="1.30609095809046" calcext:value-type="float">
            <text:p>1.3061</text:p>
          </table:table-cell>
          <table:table-cell office:value-type="float" office:value="12.2134173235465" calcext:value-type="float">
            <text:p>12.2134</text:p>
          </table:table-cell>
          <table:table-cell office:value-type="float" office:value="0.952417299592751" calcext:value-type="float">
            <text:p>0.9524</text:p>
          </table:table-cell>
          <table:table-cell office:value-type="float" office:value="0.917757709718549" calcext:value-type="float">
            <text:p>0.9178</text:p>
          </table:table-cell>
          <table:table-cell table:style-name="ce24" table:formula="of:=ABS([.F278])" office:value-type="float" office:value="0.0488536692941861" calcext:value-type="float">
            <text:p>0.048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11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76352083366391" calcext:value-type="float">
            <text:p>1.7635</text:p>
          </table:table-cell>
          <table:table-cell table:style-name="ce16" office:value-type="float" office:value="0.085953308885439" calcext:value-type="float">
            <text:p>0.0860</text:p>
          </table:table-cell>
          <table:table-cell table:style-name="ce16" office:value-type="float" office:value="0.0487396050246038" calcext:value-type="float">
            <text:p>0.0487</text:p>
          </table:table-cell>
          <table:table-cell table:style-name="ce16" office:value-type="float" office:value="0.846707548376373" calcext:value-type="float">
            <text:p>0.8467</text:p>
          </table:table-cell>
          <table:table-cell table:style-name="ce16" office:value-type="float" office:value="12.184901256151" calcext:value-type="float">
            <text:p>12.1849</text:p>
          </table:table-cell>
          <table:table-cell table:style-name="ce16" office:value-type="float" office:value="1.28634422249919" calcext:value-type="float">
            <text:p>1.2863</text:p>
          </table:table-cell>
          <table:table-cell table:style-name="ce16" office:value-type="float" office:value="0.875726197032644" calcext:value-type="float">
            <text:p>0.8757</text:p>
          </table:table-cell>
          <table:table-cell table:style-name="ce22" table:formula="of:=ABS([.F279])" office:value-type="float" office:value="0.0487396050246038" calcext:value-type="float">
            <text:p>0.048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2370</text:p>
          </table:table-cell>
          <table:table-cell office:value-type="string" calcext:value-type="string">
            <text:p>L</text:p>
          </table:table-cell>
          <table:table-cell office:value-type="float" office:value="12.4488794641547" calcext:value-type="float">
            <text:p>12.4489</text:p>
          </table:table-cell>
          <table:table-cell office:value-type="float" office:value="0.592884650834106" calcext:value-type="float">
            <text:p>0.5929</text:p>
          </table:table-cell>
          <table:table-cell office:value-type="float" office:value="0.0476255435311474" calcext:value-type="float">
            <text:p>0.0476</text:p>
          </table:table-cell>
          <table:table-cell office:value-type="float" office:value="3.05717654341346" calcext:value-type="float">
            <text:p>3.0572</text:p>
          </table:table-cell>
          <table:table-cell office:value-type="float" office:value="11.9063858827868" calcext:value-type="float">
            <text:p>11.9064</text:p>
          </table:table-cell>
          <table:table-cell office:value-type="float" office:value="0.474521114024799" calcext:value-type="float">
            <text:p>0.4745</text:p>
          </table:table-cell>
          <table:table-cell office:value-type="float" office:value="0.613478370864709" calcext:value-type="float">
            <text:p>0.6135</text:p>
          </table:table-cell>
          <table:table-cell table:style-name="ce24" table:formula="of:=ABS([.F280])" office:value-type="float" office:value="0.0476255435311474" calcext:value-type="float">
            <text:p>0.04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6040</text:p>
          </table:table-cell>
          <table:table-cell table:style-name="ce2" office:value-type="string" calcext:value-type="string">
            <text:p>SKM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34697530289398" calcext:value-type="float">
            <text:p>3.3470</text:p>
          </table:table-cell>
          <table:table-cell table:style-name="ce16" office:value-type="float" office:value="0.158212216543652" calcext:value-type="float">
            <text:p>0.1582</text:p>
          </table:table-cell>
          <table:table-cell table:style-name="ce16" office:value-type="float" office:value="0.0472702073441811" calcext:value-type="float">
            <text:p>0.0473</text:p>
          </table:table-cell>
          <table:table-cell table:style-name="ce16" office:value-type="float" office:value="0.862833330086081" calcext:value-type="float">
            <text:p>0.8628</text:p>
          </table:table-cell>
          <table:table-cell table:style-name="ce16" office:value-type="float" office:value="11.8175518360453" calcext:value-type="float">
            <text:p>11.8176</text:p>
          </table:table-cell>
          <table:table-cell table:style-name="ce16" office:value-type="float" office:value="1.24465670887352" calcext:value-type="float">
            <text:p>1.2447</text:p>
          </table:table-cell>
          <table:table-cell table:style-name="ce16" office:value-type="float" office:value="0.816509100993015" calcext:value-type="float">
            <text:p>0.8165</text:p>
          </table:table-cell>
          <table:table-cell table:style-name="ce22" table:formula="of:=ABS([.F281])" office:value-type="float" office:value="0.0472702073441811" calcext:value-type="float">
            <text:p>0.047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41950</text:p>
          </table:table-cell>
          <table:table-cell office:value-type="string" calcext:value-type="string">
            <text:p>L</text:p>
          </table:table-cell>
          <table:table-cell office:value-type="float" office:value="18.9188386677032" calcext:value-type="float">
            <text:p>18.9188</text:p>
          </table:table-cell>
          <table:table-cell office:value-type="float" office:value="0.893151636949902" calcext:value-type="float">
            <text:p>0.8932</text:p>
          </table:table-cell>
          <table:table-cell office:value-type="float" office:value="0.0472096439235787" calcext:value-type="float">
            <text:p>0.0472</text:p>
          </table:table-cell>
          <table:table-cell office:value-type="float" office:value="2.43023275152999" calcext:value-type="float">
            <text:p>2.4302</text:p>
          </table:table-cell>
          <table:table-cell office:value-type="float" office:value="11.8024109808947" calcext:value-type="float">
            <text:p>11.8024</text:p>
          </table:table-cell>
          <table:table-cell office:value-type="float" office:value="0.571093701059702" calcext:value-type="float">
            <text:p>0.5711</text:p>
          </table:table-cell>
          <table:table-cell office:value-type="float" office:value="0.645361164106841" calcext:value-type="float">
            <text:p>0.6454</text:p>
          </table:table-cell>
          <table:table-cell table:style-name="ce24" table:formula="of:=ABS([.F282])" office:value-type="float" office:value="0.0472096439235787" calcext:value-type="float">
            <text:p>0.047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2070</text:p>
          </table:table-cell>
          <table:table-cell office:value-type="string" calcext:value-type="string">
            <text:p>L</text:p>
          </table:table-cell>
          <table:table-cell office:value-type="float" office:value="11.3909144906154" calcext:value-type="float">
            <text:p>11.3909</text:p>
          </table:table-cell>
          <table:table-cell office:value-type="float" office:value="0.537443104747738" calcext:value-type="float">
            <text:p>0.5374</text:p>
          </table:table-cell>
          <table:table-cell office:value-type="float" office:value="0.0471817346351358" calcext:value-type="float">
            <text:p>0.0472</text:p>
          </table:table-cell>
          <table:table-cell office:value-type="float" office:value="1.01240282903195" calcext:value-type="float">
            <text:p>1.0124</text:p>
          </table:table-cell>
          <table:table-cell office:value-type="float" office:value="11.795433658784" calcext:value-type="float">
            <text:p>11.7954</text:p>
          </table:table-cell>
          <table:table-cell office:value-type="float" office:value="1.11442894130566" calcext:value-type="float">
            <text:p>1.1144</text:p>
          </table:table-cell>
          <table:table-cell office:value-type="float" office:value="0.757523999124828" calcext:value-type="float">
            <text:p>0.7575</text:p>
          </table:table-cell>
          <table:table-cell table:style-name="ce24" table:formula="of:=ABS([.F283])" office:value-type="float" office:value="0.0471817346351358" calcext:value-type="float">
            <text:p>0.04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6149</text:p>
          </table:table-cell>
          <table:table-cell table:style-name="ce2" office:value-type="string" calcext:value-type="string">
            <text:p>CPuORF8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39416249593608" calcext:value-type="float">
            <text:p>3.3942</text:p>
          </table:table-cell>
          <table:table-cell table:style-name="ce16" office:value-type="float" office:value="0.1577916681103" calcext:value-type="float">
            <text:p>0.1578</text:p>
          </table:table-cell>
          <table:table-cell table:style-name="ce16" office:value-type="float" office:value="0.0464891319432198" calcext:value-type="float">
            <text:p>0.0465</text:p>
          </table:table-cell>
          <table:table-cell table:style-name="ce16" office:value-type="float" office:value="0.0922157049565114" calcext:value-type="float">
            <text:p>0.0922</text:p>
          </table:table-cell>
          <table:table-cell table:style-name="ce16" office:value-type="float" office:value="11.6222829858049" calcext:value-type="float">
            <text:p>11.6223</text:p>
          </table:table-cell>
          <table:table-cell table:style-name="ce16" office:value-type="float" office:value="3.76589178998246" calcext:value-type="float">
            <text:p>3.7659</text:p>
          </table:table-cell>
          <table:table-cell table:style-name="ce16" office:value-type="float" office:value="0.879873070235406" calcext:value-type="float">
            <text:p>0.8799</text:p>
          </table:table-cell>
          <table:table-cell table:style-name="ce22" table:formula="of:=ABS([.F284])" office:value-type="float" office:value="0.0464891319432198" calcext:value-type="float">
            <text:p>0.0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10140</text:p>
          </table:table-cell>
          <table:table-cell office:value-type="string" calcext:value-type="string">
            <text:p>RECA3</text:p>
          </table:table-cell>
          <table:table-cell office:value-type="string" calcext:value-type="string">
            <text:p>L</text:p>
          </table:table-cell>
          <table:table-cell office:value-type="float" office:value="4.76907751415805" calcext:value-type="float">
            <text:p>4.7691</text:p>
          </table:table-cell>
          <table:table-cell office:value-type="float" office:value="0.21730294193925" calcext:value-type="float">
            <text:p>0.2173</text:p>
          </table:table-cell>
          <table:table-cell office:value-type="float" office:value="0.0455649842750802" calcext:value-type="float">
            <text:p>0.0456</text:p>
          </table:table-cell>
          <table:table-cell office:value-type="float" office:value="3.58310073075305" calcext:value-type="float">
            <text:p>3.5831</text:p>
          </table:table-cell>
          <table:table-cell office:value-type="float" office:value="11.39124606877" calcext:value-type="float">
            <text:p>11.3912</text:p>
          </table:table-cell>
          <table:table-cell office:value-type="float" office:value="0.398258284270414" calcext:value-type="float">
            <text:p>0.3983</text:p>
          </table:table-cell>
          <table:table-cell office:value-type="float" office:value="0.782857041894984" calcext:value-type="float">
            <text:p>0.7829</text:p>
          </table:table-cell>
          <table:table-cell table:style-name="ce24" table:formula="of:=ABS([.F285])" office:value-type="float" office:value="0.0455649842750802" calcext:value-type="float">
            <text:p>0.045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45210</text:p>
          </table:table-cell>
          <table:table-cell office:value-type="string" calcext:value-type="string">
            <text:p>L</text:p>
          </table:table-cell>
          <table:table-cell office:value-type="float" office:value="25.5658447053497" calcext:value-type="float">
            <text:p>25.5658</text:p>
          </table:table-cell>
          <table:table-cell office:value-type="float" office:value="1.16222613416631" calcext:value-type="float">
            <text:p>1.1622</text:p>
          </table:table-cell>
          <table:table-cell office:value-type="float" office:value="0.0454601108455888" calcext:value-type="float">
            <text:p>0.0455</text:p>
          </table:table-cell>
          <table:table-cell office:value-type="float" office:value="2.24456023146678" calcext:value-type="float">
            <text:p>2.2446</text:p>
          </table:table-cell>
          <table:table-cell office:value-type="float" office:value="11.3650277113972" calcext:value-type="float">
            <text:p>11.3650</text:p>
          </table:table-cell>
          <table:table-cell office:value-type="float" office:value="0.591044088955089" calcext:value-type="float">
            <text:p>0.5910</text:p>
          </table:table-cell>
          <table:table-cell office:value-type="float" office:value="0.761894040364811" calcext:value-type="float">
            <text:p>0.7619</text:p>
          </table:table-cell>
          <table:table-cell table:style-name="ce24" table:formula="of:=ABS([.F286])" office:value-type="float" office:value="0.0454601108455888" calcext:value-type="float">
            <text:p>0.04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6720</text:p>
          </table:table-cell>
          <table:table-cell table:style-name="ce2" office:value-type="string" calcext:value-type="string">
            <text:p>MYOB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8693492737217" calcext:value-type="float">
            <text:p>1.8693</text:p>
          </table:table-cell>
          <table:table-cell table:style-name="ce16" office:value-type="float" office:value="0.084959316378898" calcext:value-type="float">
            <text:p>0.0850</text:p>
          </table:table-cell>
          <table:table-cell table:style-name="ce16" office:value-type="float" office:value="0.0454486048023288" calcext:value-type="float">
            <text:p>0.0454</text:p>
          </table:table-cell>
          <table:table-cell table:style-name="ce16" office:value-type="float" office:value="0.96703351780018" calcext:value-type="float">
            <text:p>0.9670</text:p>
          </table:table-cell>
          <table:table-cell table:style-name="ce16" office:value-type="float" office:value="11.3621512005822" calcext:value-type="float">
            <text:p>11.3622</text:p>
          </table:table-cell>
          <table:table-cell table:style-name="ce16" office:value-type="float" office:value="1.12098160982169" calcext:value-type="float">
            <text:p>1.1210</text:p>
          </table:table-cell>
          <table:table-cell table:style-name="ce16" office:value-type="float" office:value="0.926935728759226" calcext:value-type="float">
            <text:p>0.9269</text:p>
          </table:table-cell>
          <table:table-cell table:style-name="ce22" table:formula="of:=ABS([.F287])" office:value-type="float" office:value="0.0454486048023288" calcext:value-type="float">
            <text:p>0.045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69523</text:p>
          </table:table-cell>
          <table:table-cell office:value-type="string" calcext:value-type="string">
            <text:p>L</text:p>
          </table:table-cell>
          <table:table-cell office:value-type="float" office:value="1.73406382303144" calcext:value-type="float">
            <text:p>1.7341</text:p>
          </table:table-cell>
          <table:table-cell office:value-type="float" office:value="0.0785986750167175" calcext:value-type="float">
            <text:p>0.0786</text:p>
          </table:table-cell>
          <table:table-cell office:value-type="float" office:value="0.0453262872870005" calcext:value-type="float">
            <text:p>0.0453</text:p>
          </table:table-cell>
          <table:table-cell office:value-type="float" office:value="1.17962053179019" calcext:value-type="float">
            <text:p>1.1796</text:p>
          </table:table-cell>
          <table:table-cell office:value-type="float" office:value="11.3315718217501" calcext:value-type="float">
            <text:p>11.3316</text:p>
          </table:table-cell>
          <table:table-cell office:value-type="float" office:value="0.971303773674135" calcext:value-type="float">
            <text:p>0.9713</text:p>
          </table:table-cell>
          <table:table-cell office:value-type="float" office:value="0.655262476122354" calcext:value-type="float">
            <text:p>0.6553</text:p>
          </table:table-cell>
          <table:table-cell table:style-name="ce24" table:formula="of:=ABS([.F288])" office:value-type="float" office:value="0.0453262872870005" calcext:value-type="float">
            <text:p>0.0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6080</text:p>
          </table:table-cell>
          <table:table-cell office:value-type="string" calcext:value-type="string">
            <text:p>ABI1</text:p>
          </table:table-cell>
          <table:table-cell office:value-type="string" calcext:value-type="string">
            <text:p>L</text:p>
          </table:table-cell>
          <table:table-cell office:value-type="float" office:value="16.7735871658147" calcext:value-type="float">
            <text:p>16.7736</text:p>
          </table:table-cell>
          <table:table-cell office:value-type="float" office:value="0.727079937097834" calcext:value-type="float">
            <text:p>0.7271</text:p>
          </table:table-cell>
          <table:table-cell office:value-type="float" office:value="0.0433467170683474" calcext:value-type="float">
            <text:p>0.0433</text:p>
          </table:table-cell>
          <table:table-cell office:value-type="float" office:value="1.93918469186464" calcext:value-type="float">
            <text:p>1.9392</text:p>
          </table:table-cell>
          <table:table-cell office:value-type="float" office:value="10.8366792670868" calcext:value-type="float">
            <text:p>10.8367</text:p>
          </table:table-cell>
          <table:table-cell office:value-type="float" office:value="0.640460425834522" calcext:value-type="float">
            <text:p>0.6405</text:p>
          </table:table-cell>
          <table:table-cell office:value-type="float" office:value="0.708835061776815" calcext:value-type="float">
            <text:p>0.7088</text:p>
          </table:table-cell>
          <table:table-cell table:style-name="ce24" table:formula="of:=ABS([.F289])" office:value-type="float" office:value="0.0433467170683474" calcext:value-type="float">
            <text:p>0.04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3280</text:p>
          </table:table-cell>
          <table:table-cell office:value-type="string" calcext:value-type="string">
            <text:p>PDV1</text:p>
          </table:table-cell>
          <table:table-cell office:value-type="string" calcext:value-type="string">
            <text:p>L</text:p>
          </table:table-cell>
          <table:table-cell office:value-type="float" office:value="5.16805141494622" calcext:value-type="float">
            <text:p>5.1681</text:p>
          </table:table-cell>
          <table:table-cell office:value-type="float" office:value="0.221628065002917" calcext:value-type="float">
            <text:p>0.2216</text:p>
          </table:table-cell>
          <table:table-cell office:value-type="float" office:value="0.0428842608573821" calcext:value-type="float">
            <text:p>0.0429</text:p>
          </table:table-cell>
          <table:table-cell office:value-type="float" office:value="2.56891558571434" calcext:value-type="float">
            <text:p>2.5689</text:p>
          </table:table-cell>
          <table:table-cell office:value-type="float" office:value="10.7210652143455" calcext:value-type="float">
            <text:p>10.7211</text:p>
          </table:table-cell>
          <table:table-cell office:value-type="float" office:value="0.503184016186574" calcext:value-type="float">
            <text:p>0.5032</text:p>
          </table:table-cell>
          <table:table-cell office:value-type="float" office:value="0.689428201450287" calcext:value-type="float">
            <text:p>0.6894</text:p>
          </table:table-cell>
          <table:table-cell table:style-name="ce24" table:formula="of:=ABS([.F290])" office:value-type="float" office:value="0.0428842608573821" calcext:value-type="float">
            <text:p>0.0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4270</text:p>
          </table:table-cell>
          <table:table-cell office:value-type="string" calcext:value-type="string">
            <text:p>ALDH11A3</text:p>
          </table:table-cell>
          <table:table-cell office:value-type="string" calcext:value-type="string">
            <text:p>L</text:p>
          </table:table-cell>
          <table:table-cell office:value-type="float" office:value="39.8060477044511" calcext:value-type="float">
            <text:p>39.8060</text:p>
          </table:table-cell>
          <table:table-cell office:value-type="float" office:value="1.68478391831977" calcext:value-type="float">
            <text:p>1.6848</text:p>
          </table:table-cell>
          <table:table-cell office:value-type="float" office:value="0.0423248228718617" calcext:value-type="float">
            <text:p>0.0423</text:p>
          </table:table-cell>
          <table:table-cell office:value-type="float" office:value="1.18886679045583" calcext:value-type="float">
            <text:p>1.1889</text:p>
          </table:table-cell>
          <table:table-cell office:value-type="float" office:value="10.5812057179654" calcext:value-type="float">
            <text:p>10.5812</text:p>
          </table:table-cell>
          <table:table-cell office:value-type="float" office:value="0.918404936604561" calcext:value-type="float">
            <text:p>0.9184</text:p>
          </table:table-cell>
          <table:table-cell office:value-type="float" office:value="0.683347335288703" calcext:value-type="float">
            <text:p>0.6833</text:p>
          </table:table-cell>
          <table:table-cell table:style-name="ce24" table:formula="of:=ABS([.F291])" office:value-type="float" office:value="0.0423248228718617" calcext:value-type="float">
            <text:p>0.0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4550</text:p>
          </table:table-cell>
          <table:table-cell office:value-type="string" calcext:value-type="string">
            <text:p>IAA12</text:p>
          </table:table-cell>
          <table:table-cell office:value-type="string" calcext:value-type="string">
            <text:p>L</text:p>
          </table:table-cell>
          <table:table-cell office:value-type="float" office:value="7.36456029506103" calcext:value-type="float">
            <text:p>7.3646</text:p>
          </table:table-cell>
          <table:table-cell office:value-type="float" office:value="0.308946128261556" calcext:value-type="float">
            <text:p>0.3089</text:p>
          </table:table-cell>
          <table:table-cell office:value-type="float" office:value="0.0419503834422739" calcext:value-type="float">
            <text:p>0.0420</text:p>
          </table:table-cell>
          <table:table-cell office:value-type="float" office:value="1.55903261159995" calcext:value-type="float">
            <text:p>1.5590</text:p>
          </table:table-cell>
          <table:table-cell office:value-type="float" office:value="10.4875958605685" calcext:value-type="float">
            <text:p>10.4876</text:p>
          </table:table-cell>
          <table:table-cell office:value-type="float" office:value="0.742177806341145" calcext:value-type="float">
            <text:p>0.7422</text:p>
          </table:table-cell>
          <table:table-cell office:value-type="float" office:value="0.727944427097706" calcext:value-type="float">
            <text:p>0.7279</text:p>
          </table:table-cell>
          <table:table-cell table:style-name="ce24" table:formula="of:=ABS([.F292])" office:value-type="float" office:value="0.0419503834422739" calcext:value-type="float">
            <text:p>0.042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478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25644908981785" calcext:value-type="float">
            <text:p>1.2564</text:p>
          </table:table-cell>
          <table:table-cell table:style-name="ce16" office:value-type="float" office:value="0.0526881912342519" calcext:value-type="float">
            <text:p>0.0527</text:p>
          </table:table-cell>
          <table:table-cell table:style-name="ce16" office:value-type="float" office:value="0.0419342030339566" calcext:value-type="float">
            <text:p>0.0419</text:p>
          </table:table-cell>
          <table:table-cell table:style-name="ce16" office:value-type="float" office:value="0.16536618225109" calcext:value-type="float">
            <text:p>0.1654</text:p>
          </table:table-cell>
          <table:table-cell table:style-name="ce16" office:value-type="float" office:value="10.4835507584892" calcext:value-type="float">
            <text:p>10.4836</text:p>
          </table:table-cell>
          <table:table-cell table:style-name="ce16" office:value-type="float" office:value="2.87570099639658" calcext:value-type="float">
            <text:p>2.8757</text:p>
          </table:table-cell>
          <table:table-cell table:style-name="ce16" office:value-type="float" office:value="0.806220682624835" calcext:value-type="float">
            <text:p>0.8062</text:p>
          </table:table-cell>
          <table:table-cell table:style-name="ce22" table:formula="of:=ABS([.F293])" office:value-type="float" office:value="0.0419342030339566" calcext:value-type="float">
            <text:p>0.041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8025</text:p>
          </table:table-cell>
          <table:table-cell office:value-type="string" calcext:value-type="string">
            <text:p>L</text:p>
          </table:table-cell>
          <table:table-cell office:value-type="float" office:value="73.9161851757897" calcext:value-type="float">
            <text:p>73.9162</text:p>
          </table:table-cell>
          <table:table-cell office:value-type="float" office:value="3.04211990972539" calcext:value-type="float">
            <text:p>3.0421</text:p>
          </table:table-cell>
          <table:table-cell office:value-type="float" office:value="0.0411563435327531" calcext:value-type="float">
            <text:p>0.0412</text:p>
          </table:table-cell>
          <table:table-cell office:value-type="float" office:value="1.68761387974059" calcext:value-type="float">
            <text:p>1.6876</text:p>
          </table:table-cell>
          <table:table-cell office:value-type="float" office:value="10.2890858831883" calcext:value-type="float">
            <text:p>10.2891</text:p>
          </table:table-cell>
          <table:table-cell office:value-type="float" office:value="0.686776121300983" calcext:value-type="float">
            <text:p>0.6868</text:p>
          </table:table-cell>
          <table:table-cell office:value-type="float" office:value="0.622227792020626" calcext:value-type="float">
            <text:p>0.6222</text:p>
          </table:table-cell>
          <table:table-cell table:style-name="ce24" table:formula="of:=ABS([.F294])" office:value-type="float" office:value="0.0411563435327531" calcext:value-type="float">
            <text:p>0.041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8780</text:p>
          </table:table-cell>
          <table:table-cell office:value-type="string" calcext:value-type="string">
            <text:p>L</text:p>
          </table:table-cell>
          <table:table-cell office:value-type="float" office:value="11.4386980798626" calcext:value-type="float">
            <text:p>11.4387</text:p>
          </table:table-cell>
          <table:table-cell office:value-type="float" office:value="0.470160980756979" calcext:value-type="float">
            <text:p>0.4702</text:p>
          </table:table-cell>
          <table:table-cell office:value-type="float" office:value="0.0411026654846917" calcext:value-type="float">
            <text:p>0.0411</text:p>
          </table:table-cell>
          <table:table-cell office:value-type="float" office:value="1.53706429738315" calcext:value-type="float">
            <text:p>1.5371</text:p>
          </table:table-cell>
          <table:table-cell office:value-type="float" office:value="10.2756663711729" calcext:value-type="float">
            <text:p>10.2757</text:p>
          </table:table-cell>
          <table:table-cell office:value-type="float" office:value="0.738573712367662" calcext:value-type="float">
            <text:p>0.7386</text:p>
          </table:table-cell>
          <table:table-cell office:value-type="float" office:value="0.66513338331455" calcext:value-type="float">
            <text:p>0.6651</text:p>
          </table:table-cell>
          <table:table-cell table:style-name="ce24" table:formula="of:=ABS([.F295])" office:value-type="float" office:value="0.0411026654846917" calcext:value-type="float">
            <text:p>0.04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3810</text:p>
          </table:table-cell>
          <table:table-cell office:value-type="string" calcext:value-type="string">
            <text:p>AGO10</text:p>
          </table:table-cell>
          <table:table-cell office:value-type="string" calcext:value-type="string">
            <text:p>L</text:p>
          </table:table-cell>
          <table:table-cell office:value-type="float" office:value="2.95782636534779" calcext:value-type="float">
            <text:p>2.9578</text:p>
          </table:table-cell>
          <table:table-cell office:value-type="float" office:value="0.121400671817235" calcext:value-type="float">
            <text:p>0.1214</text:p>
          </table:table-cell>
          <table:table-cell office:value-type="float" office:value="0.0410438804790897" calcext:value-type="float">
            <text:p>0.0410</text:p>
          </table:table-cell>
          <table:table-cell office:value-type="float" office:value="1.43957908809706" calcext:value-type="float">
            <text:p>1.4396</text:p>
          </table:table-cell>
          <table:table-cell office:value-type="float" office:value="10.2609701197724" calcext:value-type="float">
            <text:p>10.2610</text:p>
          </table:table-cell>
          <table:table-cell office:value-type="float" office:value="0.776336244307778" calcext:value-type="float">
            <text:p>0.7763</text:p>
          </table:table-cell>
          <table:table-cell office:value-type="float" office:value="0.670769245320818" calcext:value-type="float">
            <text:p>0.6708</text:p>
          </table:table-cell>
          <table:table-cell table:style-name="ce24" table:formula="of:=ABS([.F296])" office:value-type="float" office:value="0.0410438804790897" calcext:value-type="float">
            <text:p>0.041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284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2.5309960756158" calcext:value-type="float">
            <text:p>22.5310</text:p>
          </table:table-cell>
          <table:table-cell table:style-name="ce16" office:value-type="float" office:value="0.910969822830545" calcext:value-type="float">
            <text:p>0.9110</text:p>
          </table:table-cell>
          <table:table-cell table:style-name="ce16" office:value-type="float" office:value="0.0404318486308044" calcext:value-type="float">
            <text:p>0.0404</text:p>
          </table:table-cell>
          <table:table-cell table:style-name="ce16" office:value-type="float" office:value="0.130381218079829" calcext:value-type="float">
            <text:p>0.1304</text:p>
          </table:table-cell>
          <table:table-cell table:style-name="ce16" office:value-type="float" office:value="10.1079621577011" calcext:value-type="float">
            <text:p>10.1080</text:p>
          </table:table-cell>
          <table:table-cell table:style-name="ce16" office:value-type="float" office:value="3.12971515998817" calcext:value-type="float">
            <text:p>3.1297</text:p>
          </table:table-cell>
          <table:table-cell table:style-name="ce16" office:value-type="float" office:value="0.715940533108529" calcext:value-type="float">
            <text:p>0.7159</text:p>
          </table:table-cell>
          <table:table-cell table:style-name="ce22" table:formula="of:=ABS([.F297])" office:value-type="float" office:value="0.0404318486308044" calcext:value-type="float">
            <text:p>0.04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937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0.3943316446864" calcext:value-type="float">
            <text:p>10.3943</text:p>
          </table:table-cell>
          <table:table-cell table:style-name="ce16" office:value-type="float" office:value="0.41884404333936" calcext:value-type="float">
            <text:p>0.4188</text:p>
          </table:table-cell>
          <table:table-cell table:style-name="ce16" office:value-type="float" office:value="0.0402954280907013" calcext:value-type="float">
            <text:p>0.0403</text:p>
          </table:table-cell>
          <table:table-cell table:style-name="ce16" office:value-type="float" office:value="0.96687188589054" calcext:value-type="float">
            <text:p>0.9669</text:p>
          </table:table-cell>
          <table:table-cell table:style-name="ce16" office:value-type="float" office:value="10.0738570226753" calcext:value-type="float">
            <text:p>10.0739</text:p>
          </table:table-cell>
          <table:table-cell table:style-name="ce16" office:value-type="float" office:value="1.02991359040775" calcext:value-type="float">
            <text:p>1.0299</text:p>
          </table:table-cell>
          <table:table-cell table:style-name="ce16" office:value-type="float" office:value="0.888242856876345" calcext:value-type="float">
            <text:p>0.8882</text:p>
          </table:table-cell>
          <table:table-cell table:style-name="ce22" table:formula="of:=ABS([.F298])" office:value-type="float" office:value="0.0402954280907013" calcext:value-type="float">
            <text:p>0.04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9580</text:p>
          </table:table-cell>
          <table:table-cell table:style-name="ce2" office:value-type="string" calcext:value-type="string">
            <text:p>TET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30126592380064" calcext:value-type="float">
            <text:p>2.3013</text:p>
          </table:table-cell>
          <table:table-cell table:style-name="ce16" office:value-type="float" office:value="0.0919608765155637" calcext:value-type="float">
            <text:p>0.0920</text:p>
          </table:table-cell>
          <table:table-cell table:style-name="ce16" office:value-type="float" office:value="0.0399609951915884" calcext:value-type="float">
            <text:p>0.0400</text:p>
          </table:table-cell>
          <table:table-cell table:style-name="ce16" office:value-type="float" office:value="0.356317458740992" calcext:value-type="float">
            <text:p>0.3563</text:p>
          </table:table-cell>
          <table:table-cell table:style-name="ce16" office:value-type="float" office:value="9.99024879789709" calcext:value-type="float">
            <text:p>9.9902</text:p>
          </table:table-cell>
          <table:table-cell table:style-name="ce16" office:value-type="float" office:value="1.92742222100665" calcext:value-type="float">
            <text:p>1.9274</text:p>
          </table:table-cell>
          <table:table-cell table:style-name="ce16" office:value-type="float" office:value="0.77313005724398" calcext:value-type="float">
            <text:p>0.7731</text:p>
          </table:table-cell>
          <table:table-cell table:style-name="ce22" table:formula="of:=ABS([.F299])" office:value-type="float" office:value="0.0399609951915884" calcext:value-type="float">
            <text:p>0.04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792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31606676377322" calcext:value-type="float">
            <text:p>4.3161</text:p>
          </table:table-cell>
          <table:table-cell table:style-name="ce16" office:value-type="float" office:value="0.171717219176262" calcext:value-type="float">
            <text:p>0.1717</text:p>
          </table:table-cell>
          <table:table-cell table:style-name="ce16" office:value-type="float" office:value="0.0397855799214149" calcext:value-type="float">
            <text:p>0.0398</text:p>
          </table:table-cell>
          <table:table-cell table:style-name="ce16" office:value-type="float" office:value="0.637450855661184" calcext:value-type="float">
            <text:p>0.6375</text:p>
          </table:table-cell>
          <table:table-cell table:style-name="ce16" office:value-type="float" office:value="9.94639498035373" calcext:value-type="float">
            <text:p>9.9464</text:p>
          </table:table-cell>
          <table:table-cell table:style-name="ce16" office:value-type="float" office:value="1.35633490150618" calcext:value-type="float">
            <text:p>1.3563</text:p>
          </table:table-cell>
          <table:table-cell table:style-name="ce16" office:value-type="float" office:value="0.633298905849099" calcext:value-type="float">
            <text:p>0.6333</text:p>
          </table:table-cell>
          <table:table-cell table:style-name="ce22" table:formula="of:=ABS([.F300])" office:value-type="float" office:value="0.0397855799214149" calcext:value-type="float">
            <text:p>0.039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3520</text:p>
          </table:table-cell>
          <table:table-cell table:style-name="ce2" office:value-type="string" calcext:value-type="string">
            <text:p>ATTI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0.8680681653282" calcext:value-type="float">
            <text:p>20.8681</text:p>
          </table:table-cell>
          <table:table-cell table:style-name="ce16" office:value-type="float" office:value="0.809437057148258" calcext:value-type="float">
            <text:p>0.8094</text:p>
          </table:table-cell>
          <table:table-cell table:style-name="ce16" office:value-type="float" office:value="0.0387883080856098" calcext:value-type="float">
            <text:p>0.0388</text:p>
          </table:table-cell>
          <table:table-cell table:style-name="ce16" office:value-type="float" office:value="0.651454159477285" calcext:value-type="float">
            <text:p>0.6515</text:p>
          </table:table-cell>
          <table:table-cell table:style-name="ce16" office:value-type="float" office:value="9.69707702140246" calcext:value-type="float">
            <text:p>9.6971</text:p>
          </table:table-cell>
          <table:table-cell table:style-name="ce16" office:value-type="float" office:value="1.31529257087116" calcext:value-type="float">
            <text:p>1.3153</text:p>
          </table:table-cell>
          <table:table-cell table:style-name="ce16" office:value-type="float" office:value="0.663441085698036" calcext:value-type="float">
            <text:p>0.6634</text:p>
          </table:table-cell>
          <table:table-cell table:style-name="ce22" table:formula="of:=ABS([.F301])" office:value-type="float" office:value="0.0387883080856098" calcext:value-type="float">
            <text:p>0.03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8540</text:p>
          </table:table-cell>
          <table:table-cell table:style-name="ce2" office:value-type="string" calcext:value-type="string">
            <text:p>CRRSP5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.55930494410413" calcext:value-type="float">
            <text:p>7.5593</text:p>
          </table:table-cell>
          <table:table-cell table:style-name="ce16" office:value-type="float" office:value="0.29065252446701" calcext:value-type="float">
            <text:p>0.2907</text:p>
          </table:table-cell>
          <table:table-cell table:style-name="ce16" office:value-type="float" office:value="0.038449636126097" calcext:value-type="float">
            <text:p>0.0384</text:p>
          </table:table-cell>
          <table:table-cell table:style-name="ce16" office:value-type="float" office:value="0.513027598456958" calcext:value-type="float">
            <text:p>0.5130</text:p>
          </table:table-cell>
          <table:table-cell table:style-name="ce16" office:value-type="float" office:value="9.61240903152425" calcext:value-type="float">
            <text:p>9.6124</text:p>
          </table:table-cell>
          <table:table-cell table:style-name="ce16" office:value-type="float" office:value="1.52289095644735" calcext:value-type="float">
            <text:p>1.5229</text:p>
          </table:table-cell>
          <table:table-cell table:style-name="ce16" office:value-type="float" office:value="0.67118514017398" calcext:value-type="float">
            <text:p>0.6712</text:p>
          </table:table-cell>
          <table:table-cell table:style-name="ce22" table:formula="of:=ABS([.F302])" office:value-type="float" office:value="0.038449636126097" calcext:value-type="float">
            <text:p>0.03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0170</text:p>
          </table:table-cell>
          <table:table-cell office:value-type="string" calcext:value-type="string">
            <text:p>GALS3</text:p>
          </table:table-cell>
          <table:table-cell office:value-type="string" calcext:value-type="string">
            <text:p>L</text:p>
          </table:table-cell>
          <table:table-cell office:value-type="float" office:value="6.30348618201822" calcext:value-type="float">
            <text:p>6.3035</text:p>
          </table:table-cell>
          <table:table-cell office:value-type="float" office:value="0.237833384270024" calcext:value-type="float">
            <text:p>0.2378</text:p>
          </table:table-cell>
          <table:table-cell office:value-type="float" office:value="0.0377304522295114" calcext:value-type="float">
            <text:p>0.0377</text:p>
          </table:table-cell>
          <table:table-cell office:value-type="float" office:value="1.34040388162887" calcext:value-type="float">
            <text:p>1.3404</text:p>
          </table:table-cell>
          <table:table-cell office:value-type="float" office:value="9.43261305737786" calcext:value-type="float">
            <text:p>9.4326</text:p>
          </table:table-cell>
          <table:table-cell office:value-type="float" office:value="0.768683380343006" calcext:value-type="float">
            <text:p>0.7687</text:p>
          </table:table-cell>
          <table:table-cell office:value-type="float" office:value="0.784404057101906" calcext:value-type="float">
            <text:p>0.7844</text:p>
          </table:table-cell>
          <table:table-cell table:style-name="ce24" table:formula="of:=ABS([.F303])" office:value-type="float" office:value="0.0377304522295114" calcext:value-type="float">
            <text:p>0.03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2820</text:p>
          </table:table-cell>
          <table:table-cell office:value-type="string" calcext:value-type="string">
            <text:p>CML14</text:p>
          </table:table-cell>
          <table:table-cell office:value-type="string" calcext:value-type="string">
            <text:p>L</text:p>
          </table:table-cell>
          <table:table-cell office:value-type="float" office:value="45.3957114262309" calcext:value-type="float">
            <text:p>45.3957</text:p>
          </table:table-cell>
          <table:table-cell office:value-type="float" office:value="1.70092762502447" calcext:value-type="float">
            <text:p>1.7009</text:p>
          </table:table-cell>
          <table:table-cell office:value-type="float" office:value="0.0374689055768741" calcext:value-type="float">
            <text:p>0.0375</text:p>
          </table:table-cell>
          <table:table-cell office:value-type="float" office:value="3.96567313468736" calcext:value-type="float">
            <text:p>3.9657</text:p>
          </table:table-cell>
          <table:table-cell office:value-type="float" office:value="9.36722639421852" calcext:value-type="float">
            <text:p>9.3672</text:p>
          </table:table-cell>
          <table:table-cell office:value-type="float" office:value="0.305921188510564" calcext:value-type="float">
            <text:p>0.3059</text:p>
          </table:table-cell>
          <table:table-cell office:value-type="float" office:value="0.703041029534697" calcext:value-type="float">
            <text:p>0.7030</text:p>
          </table:table-cell>
          <table:table-cell table:style-name="ce24" table:formula="of:=ABS([.F304])" office:value-type="float" office:value="0.0374689055768741" calcext:value-type="float">
            <text:p>0.037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38495</text:p>
          </table:table-cell>
          <table:table-cell office:value-type="string" calcext:value-type="string">
            <text:p>L</text:p>
          </table:table-cell>
          <table:table-cell office:value-type="float" office:value="19.9213020090686" calcext:value-type="float">
            <text:p>19.9213</text:p>
          </table:table-cell>
          <table:table-cell office:value-type="float" office:value="0.744542358616193" calcext:value-type="float">
            <text:p>0.7445</text:p>
          </table:table-cell>
          <table:table-cell office:value-type="float" office:value="0.0373741815809659" calcext:value-type="float">
            <text:p>0.0374</text:p>
          </table:table-cell>
          <table:table-cell office:value-type="float" office:value="2.56839496610288" calcext:value-type="float">
            <text:p>2.5684</text:p>
          </table:table-cell>
          <table:table-cell office:value-type="float" office:value="9.34354539524149" calcext:value-type="float">
            <text:p>9.3435</text:p>
          </table:table-cell>
          <table:table-cell office:value-type="float" office:value="0.447620743229764" calcext:value-type="float">
            <text:p>0.4476</text:p>
          </table:table-cell>
          <table:table-cell office:value-type="float" office:value="0.636847755255852" calcext:value-type="float">
            <text:p>0.6368</text:p>
          </table:table-cell>
          <table:table-cell table:style-name="ce24" table:formula="of:=ABS([.F305])" office:value-type="float" office:value="0.0373741815809659" calcext:value-type="float">
            <text:p>0.037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8800</text:p>
          </table:table-cell>
          <table:table-cell office:value-type="string" calcext:value-type="string">
            <text:p>L</text:p>
          </table:table-cell>
          <table:table-cell office:value-type="float" office:value="1.9093991505787" calcext:value-type="float">
            <text:p>1.9094</text:p>
          </table:table-cell>
          <table:table-cell office:value-type="float" office:value="0.0710424625257792" calcext:value-type="float">
            <text:p>0.0710</text:p>
          </table:table-cell>
          <table:table-cell office:value-type="float" office:value="0.0372067110767529" calcext:value-type="float">
            <text:p>0.0372</text:p>
          </table:table-cell>
          <table:table-cell office:value-type="float" office:value="1.04185592839994" calcext:value-type="float">
            <text:p>1.0419</text:p>
          </table:table-cell>
          <table:table-cell office:value-type="float" office:value="9.30167776918823" calcext:value-type="float">
            <text:p>9.3017</text:p>
          </table:table-cell>
          <table:table-cell office:value-type="float" office:value="0.920521103851466" calcext:value-type="float">
            <text:p>0.9205</text:p>
          </table:table-cell>
          <table:table-cell office:value-type="float" office:value="0.720468399714982" calcext:value-type="float">
            <text:p>0.7205</text:p>
          </table:table-cell>
          <table:table-cell table:style-name="ce24" table:formula="of:=ABS([.F306])" office:value-type="float" office:value="0.0372067110767529" calcext:value-type="float">
            <text:p>0.03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0940</text:p>
          </table:table-cell>
          <table:table-cell table:style-name="ce2" office:value-type="string" calcext:value-type="string">
            <text:p>SRK2B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5.1730921269634" calcext:value-type="float">
            <text:p>35.1731</text:p>
          </table:table-cell>
          <table:table-cell table:style-name="ce16" office:value-type="float" office:value="1.30541015298394" calcext:value-type="float">
            <text:p>1.3054</text:p>
          </table:table-cell>
          <table:table-cell table:style-name="ce16" office:value-type="float" office:value="0.0371138866117269" calcext:value-type="float">
            <text:p>0.0371</text:p>
          </table:table-cell>
          <table:table-cell table:style-name="ce16" office:value-type="float" office:value="0.27338811330901" calcext:value-type="float">
            <text:p>0.2734</text:p>
          </table:table-cell>
          <table:table-cell table:style-name="ce16" office:value-type="float" office:value="9.27847165293173" calcext:value-type="float">
            <text:p>9.2785</text:p>
          </table:table-cell>
          <table:table-cell table:style-name="ce16" office:value-type="float" office:value="2.13549632834514" calcext:value-type="float">
            <text:p>2.1355</text:p>
          </table:table-cell>
          <table:table-cell table:style-name="ce16" office:value-type="float" office:value="0.853743896766585" calcext:value-type="float">
            <text:p>0.8537</text:p>
          </table:table-cell>
          <table:table-cell table:style-name="ce22" table:formula="of:=ABS([.F307])" office:value-type="float" office:value="0.0371138866117269" calcext:value-type="float">
            <text:p>0.037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5440</text:p>
          </table:table-cell>
          <table:table-cell table:style-name="ce2" office:value-type="string" calcext:value-type="string">
            <text:p>CYP74B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86886308006377" calcext:value-type="float">
            <text:p>1.8689</text:p>
          </table:table-cell>
          <table:table-cell table:style-name="ce16" office:value-type="float" office:value="0.068949783868496" calcext:value-type="float">
            <text:p>0.0689</text:p>
          </table:table-cell>
          <table:table-cell table:style-name="ce16" office:value-type="float" office:value="0.036893972920768" calcext:value-type="float">
            <text:p>0.0369</text:p>
          </table:table-cell>
          <table:table-cell table:style-name="ce16" office:value-type="float" office:value="0.50408566568954" calcext:value-type="float">
            <text:p>0.5041</text:p>
          </table:table-cell>
          <table:table-cell table:style-name="ce16" office:value-type="float" office:value="9.22349323019201" calcext:value-type="float">
            <text:p>9.2235</text:p>
          </table:table-cell>
          <table:table-cell table:style-name="ce16" office:value-type="float" office:value="1.50067316086392" calcext:value-type="float">
            <text:p>1.5007</text:p>
          </table:table-cell>
          <table:table-cell table:style-name="ce16" office:value-type="float" office:value="0.660635312052642" calcext:value-type="float">
            <text:p>0.6606</text:p>
          </table:table-cell>
          <table:table-cell table:style-name="ce22" table:formula="of:=ABS([.F308])" office:value-type="float" office:value="0.036893972920768" calcext:value-type="float">
            <text:p>0.03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542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3.9107770936151" calcext:value-type="float">
            <text:p>13.9108</text:p>
          </table:table-cell>
          <table:table-cell table:style-name="ce16" office:value-type="float" office:value="0.500831253833987" calcext:value-type="float">
            <text:p>0.5008</text:p>
          </table:table-cell>
          <table:table-cell table:style-name="ce16" office:value-type="float" office:value="0.0360031111463832" calcext:value-type="float">
            <text:p>0.0360</text:p>
          </table:table-cell>
          <table:table-cell table:style-name="ce16" office:value-type="float" office:value="0.97767000210295" calcext:value-type="float">
            <text:p>0.9777</text:p>
          </table:table-cell>
          <table:table-cell table:style-name="ce16" office:value-type="float" office:value="9.0007777865958" calcext:value-type="float">
            <text:p>9.0008</text:p>
          </table:table-cell>
          <table:table-cell table:style-name="ce16" office:value-type="float" office:value="0.941583800781537" calcext:value-type="float">
            <text:p>0.9416</text:p>
          </table:table-cell>
          <table:table-cell table:style-name="ce16" office:value-type="float" office:value="0.730636962835241" calcext:value-type="float">
            <text:p>0.7306</text:p>
          </table:table-cell>
          <table:table-cell table:style-name="ce22" table:formula="of:=ABS([.F309])" office:value-type="float" office:value="0.0360031111463832" calcext:value-type="float">
            <text:p>0.0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17880</text:p>
          </table:table-cell>
          <table:table-cell office:value-type="string" calcext:value-type="string">
            <text:p>MYC4</text:p>
          </table:table-cell>
          <table:table-cell office:value-type="string" calcext:value-type="string">
            <text:p>L</text:p>
          </table:table-cell>
          <table:table-cell office:value-type="float" office:value="5.60980187767864" calcext:value-type="float">
            <text:p>5.6098</text:p>
          </table:table-cell>
          <table:table-cell office:value-type="float" office:value="0.201268661121801" calcext:value-type="float">
            <text:p>0.2013</text:p>
          </table:table-cell>
          <table:table-cell office:value-type="float" office:value="0.0358780337542129" calcext:value-type="float">
            <text:p>0.0359</text:p>
          </table:table-cell>
          <table:table-cell office:value-type="float" office:value="1.62531170300258" calcext:value-type="float">
            <text:p>1.6253</text:p>
          </table:table-cell>
          <table:table-cell office:value-type="float" office:value="8.96950843855323" calcext:value-type="float">
            <text:p>8.9695</text:p>
          </table:table-cell>
          <table:table-cell office:value-type="float" office:value="0.634002030838331" calcext:value-type="float">
            <text:p>0.6340</text:p>
          </table:table-cell>
          <table:table-cell office:value-type="float" office:value="0.662663215351664" calcext:value-type="float">
            <text:p>0.6627</text:p>
          </table:table-cell>
          <table:table-cell table:style-name="ce24" table:formula="of:=ABS([.F310])" office:value-type="float" office:value="0.0358780337542129" calcext:value-type="float">
            <text:p>0.03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0890</text:p>
          </table:table-cell>
          <table:table-cell table:style-name="ce2" office:value-type="string" calcext:value-type="string">
            <text:p>ZPR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82542747143421" calcext:value-type="float">
            <text:p>6.8254</text:p>
          </table:table-cell>
          <table:table-cell table:style-name="ce16" office:value-type="float" office:value="0.239753877314037" calcext:value-type="float">
            <text:p>0.2398</text:p>
          </table:table-cell>
          <table:table-cell table:style-name="ce16" office:value-type="float" office:value="0.0351265731439467" calcext:value-type="float">
            <text:p>0.0351</text:p>
          </table:table-cell>
          <table:table-cell table:style-name="ce16" office:value-type="float" office:value="0.628627854867871" calcext:value-type="float">
            <text:p>0.6286</text:p>
          </table:table-cell>
          <table:table-cell table:style-name="ce16" office:value-type="float" office:value="8.78164328598667" calcext:value-type="float">
            <text:p>8.7816</text:p>
          </table:table-cell>
          <table:table-cell table:style-name="ce16" office:value-type="float" office:value="1.2612023490633" calcext:value-type="float">
            <text:p>1.2612</text:p>
          </table:table-cell>
          <table:table-cell table:style-name="ce16" office:value-type="float" office:value="0.656821060507042" calcext:value-type="float">
            <text:p>0.6568</text:p>
          </table:table-cell>
          <table:table-cell table:style-name="ce22" table:formula="of:=ABS([.F311])" office:value-type="float" office:value="0.0351265731439467" calcext:value-type="float">
            <text:p>0.035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23210</text:p>
          </table:table-cell>
          <table:table-cell table:style-name="ce2" office:value-type="string" calcext:value-type="string">
            <text:p>SCPL3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6.8245501546386" calcext:value-type="float">
            <text:p>16.8246</text:p>
          </table:table-cell>
          <table:table-cell table:style-name="ce16" office:value-type="float" office:value="0.578845206532578" calcext:value-type="float">
            <text:p>0.5788</text:p>
          </table:table-cell>
          <table:table-cell table:style-name="ce16" office:value-type="float" office:value="0.0344047954454811" calcext:value-type="float">
            <text:p>0.0344</text:p>
          </table:table-cell>
          <table:table-cell table:style-name="ce16" office:value-type="float" office:value="0.27259331379074" calcext:value-type="float">
            <text:p>0.2726</text:p>
          </table:table-cell>
          <table:table-cell table:style-name="ce16" office:value-type="float" office:value="8.60119886137028" calcext:value-type="float">
            <text:p>8.6012</text:p>
          </table:table-cell>
          <table:table-cell table:style-name="ce16" office:value-type="float" office:value="2.0549605396658" calcext:value-type="float">
            <text:p>2.0550</text:p>
          </table:table-cell>
          <table:table-cell table:style-name="ce16" office:value-type="float" office:value="0.790199865319206" calcext:value-type="float">
            <text:p>0.7902</text:p>
          </table:table-cell>
          <table:table-cell table:style-name="ce22" table:formula="of:=ABS([.F312])" office:value-type="float" office:value="0.0344047954454811" calcext:value-type="float">
            <text:p>0.034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0750</text:p>
          </table:table-cell>
          <table:table-cell office:value-type="string" calcext:value-type="string">
            <text:p>L</text:p>
          </table:table-cell>
          <table:table-cell office:value-type="float" office:value="6.79352891292654" calcext:value-type="float">
            <text:p>6.7935</text:p>
          </table:table-cell>
          <table:table-cell office:value-type="float" office:value="0.22868928447418" calcext:value-type="float">
            <text:p>0.2287</text:p>
          </table:table-cell>
          <table:table-cell office:value-type="float" office:value="0.0336628116852547" calcext:value-type="float">
            <text:p>0.0337</text:p>
          </table:table-cell>
          <table:table-cell office:value-type="float" office:value="1.40009379617917" calcext:value-type="float">
            <text:p>1.4001</text:p>
          </table:table-cell>
          <table:table-cell office:value-type="float" office:value="8.41570292131368" calcext:value-type="float">
            <text:p>8.4157</text:p>
          </table:table-cell>
          <table:table-cell office:value-type="float" office:value="0.679046627002117" calcext:value-type="float">
            <text:p>0.6790</text:p>
          </table:table-cell>
          <table:table-cell office:value-type="float" office:value="0.711564198602521" calcext:value-type="float">
            <text:p>0.7116</text:p>
          </table:table-cell>
          <table:table-cell table:style-name="ce24" table:formula="of:=ABS([.F313])" office:value-type="float" office:value="0.0336628116852547" calcext:value-type="float">
            <text:p>0.033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2860</text:p>
          </table:table-cell>
          <table:table-cell table:style-name="ce2" office:value-type="string" calcext:value-type="string">
            <text:p>BAH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74944479994465" calcext:value-type="float">
            <text:p>6.7494</text:p>
          </table:table-cell>
          <table:table-cell table:style-name="ce16" office:value-type="float" office:value="0.2269996216908" calcext:value-type="float">
            <text:p>0.2270</text:p>
          </table:table-cell>
          <table:table-cell table:style-name="ce16" office:value-type="float" office:value="0.0336323399063374" calcext:value-type="float">
            <text:p>0.0336</text:p>
          </table:table-cell>
          <table:table-cell table:style-name="ce16" office:value-type="float" office:value="0.49822769894149" calcext:value-type="float">
            <text:p>0.4982</text:p>
          </table:table-cell>
          <table:table-cell table:style-name="ce16" office:value-type="float" office:value="8.40808497658434" calcext:value-type="float">
            <text:p>8.4081</text:p>
          </table:table-cell>
          <table:table-cell table:style-name="ce16" office:value-type="float" office:value="1.42631782440523" calcext:value-type="float">
            <text:p>1.4263</text:p>
          </table:table-cell>
          <table:table-cell table:style-name="ce16" office:value-type="float" office:value="0.605797599142368" calcext:value-type="float">
            <text:p>0.6058</text:p>
          </table:table-cell>
          <table:table-cell table:style-name="ce22" table:formula="of:=ABS([.F314])" office:value-type="float" office:value="0.0336323399063374" calcext:value-type="float">
            <text:p>0.0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17950</text:p>
          </table:table-cell>
          <table:table-cell office:value-type="string" calcext:value-type="string">
            <text:p>Y-3</text:p>
          </table:table-cell>
          <table:table-cell office:value-type="string" calcext:value-type="string">
            <text:p>L</text:p>
          </table:table-cell>
          <table:table-cell office:value-type="float" office:value="9.1606065317715" calcext:value-type="float">
            <text:p>9.1606</text:p>
          </table:table-cell>
          <table:table-cell office:value-type="float" office:value="0.306654959055525" calcext:value-type="float">
            <text:p>0.3067</text:p>
          </table:table-cell>
          <table:table-cell office:value-type="float" office:value="0.0334753990352015" calcext:value-type="float">
            <text:p>0.0335</text:p>
          </table:table-cell>
          <table:table-cell office:value-type="float" office:value="2.02116193835859" calcext:value-type="float">
            <text:p>2.0212</text:p>
          </table:table-cell>
          <table:table-cell office:value-type="float" office:value="8.36884975880039" calcext:value-type="float">
            <text:p>8.3688</text:p>
          </table:table-cell>
          <table:table-cell office:value-type="float" office:value="0.499844681043988" calcext:value-type="float">
            <text:p>0.4998</text:p>
          </table:table-cell>
          <table:table-cell office:value-type="float" office:value="0.60682163826569" calcext:value-type="float">
            <text:p>0.6068</text:p>
          </table:table-cell>
          <table:table-cell table:style-name="ce24" table:formula="of:=ABS([.F315])" office:value-type="float" office:value="0.0334753990352015" calcext:value-type="float">
            <text:p>0.033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618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3.1502856351872" calcext:value-type="float">
            <text:p>23.1503</text:p>
          </table:table-cell>
          <table:table-cell table:style-name="ce16" office:value-type="float" office:value="0.76847959874733" calcext:value-type="float">
            <text:p>0.7685</text:p>
          </table:table-cell>
          <table:table-cell table:style-name="ce16" office:value-type="float" office:value="0.0331952534347689" calcext:value-type="float">
            <text:p>0.0332</text:p>
          </table:table-cell>
          <table:table-cell table:style-name="ce16" office:value-type="float" office:value="0.999786539420675" calcext:value-type="float">
            <text:p>0.9998</text:p>
          </table:table-cell>
          <table:table-cell table:style-name="ce16" office:value-type="float" office:value="8.29881335869224" calcext:value-type="float">
            <text:p>8.2988</text:p>
          </table:table-cell>
          <table:table-cell table:style-name="ce16" office:value-type="float" office:value="0.871889782984714" calcext:value-type="float">
            <text:p>0.8719</text:p>
          </table:table-cell>
          <table:table-cell table:style-name="ce16" office:value-type="float" office:value="0.765188908670717" calcext:value-type="float">
            <text:p>0.7652</text:p>
          </table:table-cell>
          <table:table-cell table:style-name="ce22" table:formula="of:=ABS([.F316])" office:value-type="float" office:value="0.0331952534347689" calcext:value-type="float">
            <text:p>0.03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0470</text:p>
          </table:table-cell>
          <table:table-cell table:style-name="ce2" office:value-type="string" calcext:value-type="string">
            <text:p>HR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83972437225648" calcext:value-type="float">
            <text:p>1.8397</text:p>
          </table:table-cell>
          <table:table-cell table:style-name="ce16" office:value-type="float" office:value="0.0607903286826116" calcext:value-type="float">
            <text:p>0.0608</text:p>
          </table:table-cell>
          <table:table-cell table:style-name="ce16" office:value-type="float" office:value="0.0330431719008269" calcext:value-type="float">
            <text:p>0.0330</text:p>
          </table:table-cell>
          <table:table-cell table:style-name="ce16" office:value-type="float" office:value="0.977351666254595" calcext:value-type="float">
            <text:p>0.9774</text:p>
          </table:table-cell>
          <table:table-cell table:style-name="ce16" office:value-type="float" office:value="8.26079297520673" calcext:value-type="float">
            <text:p>8.2608</text:p>
          </table:table-cell>
          <table:table-cell table:style-name="ce16" office:value-type="float" office:value="0.883794532384648" calcext:value-type="float">
            <text:p>0.8838</text:p>
          </table:table-cell>
          <table:table-cell table:style-name="ce16" office:value-type="float" office:value="0.647306068485407" calcext:value-type="float">
            <text:p>0.6473</text:p>
          </table:table-cell>
          <table:table-cell table:style-name="ce22" table:formula="of:=ABS([.F317])" office:value-type="float" office:value="0.0330431719008269" calcext:value-type="float">
            <text:p>0.033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2905</text:p>
          </table:table-cell>
          <table:table-cell office:value-type="string" calcext:value-type="string">
            <text:p>L</text:p>
          </table:table-cell>
          <table:table-cell office:value-type="float" office:value="7.57470971339408" calcext:value-type="float">
            <text:p>7.5747</text:p>
          </table:table-cell>
          <table:table-cell office:value-type="float" office:value="0.245941969191402" calcext:value-type="float">
            <text:p>0.2459</text:p>
          </table:table-cell>
          <table:table-cell office:value-type="float" office:value="0.0324688309515693" calcext:value-type="float">
            <text:p>0.0325</text:p>
          </table:table-cell>
          <table:table-cell office:value-type="float" office:value="1.23932829721716" calcext:value-type="float">
            <text:p>1.2393</text:p>
          </table:table-cell>
          <table:table-cell office:value-type="float" office:value="8.11720773789232" calcext:value-type="float">
            <text:p>8.1172</text:p>
          </table:table-cell>
          <table:table-cell office:value-type="float" office:value="0.726803601434636" calcext:value-type="float">
            <text:p>0.7268</text:p>
          </table:table-cell>
          <table:table-cell office:value-type="float" office:value="0.723156108057917" calcext:value-type="float">
            <text:p>0.7232</text:p>
          </table:table-cell>
          <table:table-cell table:style-name="ce24" table:formula="of:=ABS([.F318])" office:value-type="float" office:value="0.0324688309515693" calcext:value-type="float">
            <text:p>0.032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8890</text:p>
          </table:table-cell>
          <table:table-cell table:style-name="ce2" office:value-type="string" calcext:value-type="string">
            <text:p>BEH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97606587793851" calcext:value-type="float">
            <text:p>2.9761</text:p>
          </table:table-cell>
          <table:table-cell table:style-name="ce16" office:value-type="float" office:value="0.0939290584518817" calcext:value-type="float">
            <text:p>0.0939</text:p>
          </table:table-cell>
          <table:table-cell table:style-name="ce16" office:value-type="float" office:value="0.0315614849617997" calcext:value-type="float">
            <text:p>0.0316</text:p>
          </table:table-cell>
          <table:table-cell table:style-name="ce16" office:value-type="float" office:value="0.218372378051934" calcext:value-type="float">
            <text:p>0.2184</text:p>
          </table:table-cell>
          <table:table-cell table:style-name="ce16" office:value-type="float" office:value="7.89037124044994" calcext:value-type="float">
            <text:p>7.8904</text:p>
          </table:table-cell>
          <table:table-cell table:style-name="ce16" office:value-type="float" office:value="2.20578795773046" calcext:value-type="float">
            <text:p>2.2058</text:p>
          </table:table-cell>
          <table:table-cell table:style-name="ce16" office:value-type="float" office:value="0.870376369655876" calcext:value-type="float">
            <text:p>0.8704</text:p>
          </table:table-cell>
          <table:table-cell table:style-name="ce22" table:formula="of:=ABS([.F319])" office:value-type="float" office:value="0.0315614849617997" calcext:value-type="float">
            <text:p>0.03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2740</text:p>
          </table:table-cell>
          <table:table-cell table:style-name="ce2" office:value-type="string" calcext:value-type="string">
            <text:p>RABG3B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01796650030187" calcext:value-type="float">
            <text:p>3.0180</text:p>
          </table:table-cell>
          <table:table-cell table:style-name="ce16" office:value-type="float" office:value="0.09346319393699" calcext:value-type="float">
            <text:p>0.0935</text:p>
          </table:table-cell>
          <table:table-cell table:style-name="ce16" office:value-type="float" office:value="0.0309689302143153" calcext:value-type="float">
            <text:p>0.0310</text:p>
          </table:table-cell>
          <table:table-cell table:style-name="ce16" office:value-type="float" office:value="0.608573132018368" calcext:value-type="float">
            <text:p>0.6086</text:p>
          </table:table-cell>
          <table:table-cell table:style-name="ce16" office:value-type="float" office:value="7.74223255357882" calcext:value-type="float">
            <text:p>7.7422</text:p>
          </table:table-cell>
          <table:table-cell table:style-name="ce16" office:value-type="float" office:value="1.18408619298306" calcext:value-type="float">
            <text:p>1.1841</text:p>
          </table:table-cell>
          <table:table-cell table:style-name="ce16" office:value-type="float" office:value="0.620357745767335" calcext:value-type="float">
            <text:p>0.6204</text:p>
          </table:table-cell>
          <table:table-cell table:style-name="ce22" table:formula="of:=ABS([.F320])" office:value-type="float" office:value="0.0309689302143153" calcext:value-type="float">
            <text:p>0.0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0160</text:p>
          </table:table-cell>
          <table:table-cell office:value-type="string" calcext:value-type="string">
            <text:p>EMB506</text:p>
          </table:table-cell>
          <table:table-cell office:value-type="string" calcext:value-type="string">
            <text:p>L</text:p>
          </table:table-cell>
          <table:table-cell office:value-type="float" office:value="24.8294390630686" calcext:value-type="float">
            <text:p>24.8294</text:p>
          </table:table-cell>
          <table:table-cell office:value-type="float" office:value="0.768412268773666" calcext:value-type="float">
            <text:p>0.7684</text:p>
          </table:table-cell>
          <table:table-cell office:value-type="float" office:value="0.0309476290149706" calcext:value-type="float">
            <text:p>0.0309</text:p>
          </table:table-cell>
          <table:table-cell office:value-type="float" office:value="3.99515741679324" calcext:value-type="float">
            <text:p>3.9952</text:p>
          </table:table-cell>
          <table:table-cell office:value-type="float" office:value="7.73690725374266" calcext:value-type="float">
            <text:p>7.7369</text:p>
          </table:table-cell>
          <table:table-cell office:value-type="float" office:value="0.255388493497621" calcext:value-type="float">
            <text:p>0.2554</text:p>
          </table:table-cell>
          <table:table-cell office:value-type="float" office:value="0.640290009806666" calcext:value-type="float">
            <text:p>0.6403</text:p>
          </table:table-cell>
          <table:table-cell table:style-name="ce24" table:formula="of:=ABS([.F321])" office:value-type="float" office:value="0.0309476290149706" calcext:value-type="float">
            <text:p>0.030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61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8.262006747555" calcext:value-type="float">
            <text:p>18.2620</text:p>
          </table:table-cell>
          <table:table-cell table:style-name="ce16" office:value-type="float" office:value="0.555538182580175" calcext:value-type="float">
            <text:p>0.5555</text:p>
          </table:table-cell>
          <table:table-cell table:style-name="ce16" office:value-type="float" office:value="0.0304204346356707" calcext:value-type="float">
            <text:p>0.0304</text:p>
          </table:table-cell>
          <table:table-cell table:style-name="ce16" office:value-type="float" office:value="0.297171281943411" calcext:value-type="float">
            <text:p>0.2972</text:p>
          </table:table-cell>
          <table:table-cell table:style-name="ce16" office:value-type="float" office:value="7.60510865891768" calcext:value-type="float">
            <text:p>7.6051</text:p>
          </table:table-cell>
          <table:table-cell table:style-name="ce16" office:value-type="float" office:value="1.83153952877225" calcext:value-type="float">
            <text:p>1.8315</text:p>
          </table:table-cell>
          <table:table-cell table:style-name="ce16" office:value-type="float" office:value="0.858791556932287" calcext:value-type="float">
            <text:p>0.8588</text:p>
          </table:table-cell>
          <table:table-cell table:style-name="ce22" table:formula="of:=ABS([.F322])" office:value-type="float" office:value="0.0304204346356707" calcext:value-type="float">
            <text:p>0.0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04780</text:p>
          </table:table-cell>
          <table:table-cell office:value-type="string" calcext:value-type="string">
            <text:p>FLA7</text:p>
          </table:table-cell>
          <table:table-cell office:value-type="string" calcext:value-type="string">
            <text:p>L</text:p>
          </table:table-cell>
          <table:table-cell office:value-type="float" office:value="37.0798326475362" calcext:value-type="float">
            <text:p>37.0798</text:p>
          </table:table-cell>
          <table:table-cell office:value-type="float" office:value="1.12490220827242" calcext:value-type="float">
            <text:p>1.1249</text:p>
          </table:table-cell>
          <table:table-cell office:value-type="float" office:value="0.0303373054286738" calcext:value-type="float">
            <text:p>0.0303</text:p>
          </table:table-cell>
          <table:table-cell office:value-type="float" office:value="1.47009506966595" calcext:value-type="float">
            <text:p>1.4701</text:p>
          </table:table-cell>
          <table:table-cell office:value-type="float" office:value="7.58432635716844" calcext:value-type="float">
            <text:p>7.5843</text:p>
          </table:table-cell>
          <table:table-cell office:value-type="float" office:value="0.600181441047726" calcext:value-type="float">
            <text:p>0.6002</text:p>
          </table:table-cell>
          <table:table-cell office:value-type="float" office:value="0.621592215520387" calcext:value-type="float">
            <text:p>0.6216</text:p>
          </table:table-cell>
          <table:table-cell table:style-name="ce24" table:formula="of:=ABS([.F323])" office:value-type="float" office:value="0.0303373054286738" calcext:value-type="float">
            <text:p>0.030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69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9.7444028990842" calcext:value-type="float">
            <text:p>19.7444</text:p>
          </table:table-cell>
          <table:table-cell table:style-name="ce16" office:value-type="float" office:value="0.59302224915094" calcext:value-type="float">
            <text:p>0.5930</text:p>
          </table:table-cell>
          <table:table-cell table:style-name="ce16" office:value-type="float" office:value="0.0300349548265369" calcext:value-type="float">
            <text:p>0.0300</text:p>
          </table:table-cell>
          <table:table-cell table:style-name="ce16" office:value-type="float" office:value="0.950749712569699" calcext:value-type="float">
            <text:p>0.9507</text:p>
          </table:table-cell>
          <table:table-cell table:style-name="ce16" office:value-type="float" office:value="7.50873870663423" calcext:value-type="float">
            <text:p>7.5087</text:p>
          </table:table-cell>
          <table:table-cell table:style-name="ce16" office:value-type="float" office:value="0.839774430412976" calcext:value-type="float">
            <text:p>0.8398</text:p>
          </table:table-cell>
          <table:table-cell table:style-name="ce16" office:value-type="float" office:value="0.794708728622424" calcext:value-type="float">
            <text:p>0.7947</text:p>
          </table:table-cell>
          <table:table-cell table:style-name="ce22" table:formula="of:=ABS([.F324])" office:value-type="float" office:value="0.0300349548265369" calcext:value-type="float">
            <text:p>0.03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733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02067934579487" calcext:value-type="float">
            <text:p>3.0207</text:p>
          </table:table-cell>
          <table:table-cell table:style-name="ce16" office:value-type="float" office:value="0.0896621432178499" calcext:value-type="float">
            <text:p>0.0897</text:p>
          </table:table-cell>
          <table:table-cell table:style-name="ce16" office:value-type="float" office:value="0.0296827742880653" calcext:value-type="float">
            <text:p>0.0297</text:p>
          </table:table-cell>
          <table:table-cell table:style-name="ce16" office:value-type="float" office:value="0.800270035380066" calcext:value-type="float">
            <text:p>0.8003</text:p>
          </table:table-cell>
          <table:table-cell table:style-name="ce16" office:value-type="float" office:value="7.42069357201631" calcext:value-type="float">
            <text:p>7.4207</text:p>
          </table:table-cell>
          <table:table-cell table:style-name="ce16" office:value-type="float" office:value="0.946561469654648" calcext:value-type="float">
            <text:p>0.9466</text:p>
          </table:table-cell>
          <table:table-cell table:style-name="ce16" office:value-type="float" office:value="0.643638123475114" calcext:value-type="float">
            <text:p>0.6436</text:p>
          </table:table-cell>
          <table:table-cell table:style-name="ce22" table:formula="of:=ABS([.F325])" office:value-type="float" office:value="0.0296827742880653" calcext:value-type="float">
            <text:p>0.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7180</text:p>
          </table:table-cell>
          <table:table-cell office:value-type="string" calcext:value-type="string">
            <text:p>TOE3</text:p>
          </table:table-cell>
          <table:table-cell office:value-type="string" calcext:value-type="string">
            <text:p>L</text:p>
          </table:table-cell>
          <table:table-cell table:style-name="ce20" office:value-type="float" office:value="0.801436448348018" calcext:value-type="float">
            <text:p>0.8014</text:p>
          </table:table-cell>
          <table:table-cell office:value-type="float" office:value="0.0236879879183988" calcext:value-type="float">
            <text:p>0.0237</text:p>
          </table:table-cell>
          <table:table-cell office:value-type="float" office:value="0.0295569136732254" calcext:value-type="float">
            <text:p>0.0296</text:p>
          </table:table-cell>
          <table:table-cell office:value-type="float" office:value="1.01177882426421" calcext:value-type="float">
            <text:p>1.0118</text:p>
          </table:table-cell>
          <table:table-cell office:value-type="float" office:value="7.38922841830636" calcext:value-type="float">
            <text:p>7.3892</text:p>
          </table:table-cell>
          <table:table-cell office:value-type="float" office:value="0.791039307562971" calcext:value-type="float">
            <text:p>0.7910</text:p>
          </table:table-cell>
          <table:table-cell office:value-type="float" office:value="0.721768026763164" calcext:value-type="float">
            <text:p>0.7218</text:p>
          </table:table-cell>
          <table:table-cell table:style-name="ce24" table:formula="of:=ABS([.F326])" office:value-type="float" office:value="0.0295569136732254" calcext:value-type="float">
            <text:p>0.029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2420</text:p>
          </table:table-cell>
          <table:table-cell office:value-type="string" calcext:value-type="string">
            <text:p>L</text:p>
          </table:table-cell>
          <table:table-cell office:value-type="float" office:value="15.5498015337706" calcext:value-type="float">
            <text:p>15.5498</text:p>
          </table:table-cell>
          <table:table-cell office:value-type="float" office:value="0.456695993087744" calcext:value-type="float">
            <text:p>0.4567</text:p>
          </table:table-cell>
          <table:table-cell office:value-type="float" office:value="0.0293698920912853" calcext:value-type="float">
            <text:p>0.0294</text:p>
          </table:table-cell>
          <table:table-cell office:value-type="float" office:value="1.86172802517594" calcext:value-type="float">
            <text:p>1.8617</text:p>
          </table:table-cell>
          <table:table-cell office:value-type="float" office:value="7.34247302282132" calcext:value-type="float">
            <text:p>7.3425</text:p>
          </table:table-cell>
          <table:table-cell office:value-type="float" office:value="0.479634342946594" calcext:value-type="float">
            <text:p>0.4796</text:p>
          </table:table-cell>
          <table:table-cell office:value-type="float" office:value="0.671730920601416" calcext:value-type="float">
            <text:p>0.6717</text:p>
          </table:table-cell>
          <table:table-cell table:style-name="ce24" table:formula="of:=ABS([.F327])" office:value-type="float" office:value="0.0293698920912853" calcext:value-type="float">
            <text:p>0.029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07190</text:p>
          </table:table-cell>
          <table:table-cell office:value-type="string" calcext:value-type="string">
            <text:p>L</text:p>
          </table:table-cell>
          <table:table-cell office:value-type="float" office:value="3.20438761671774" calcext:value-type="float">
            <text:p>3.2044</text:p>
          </table:table-cell>
          <table:table-cell office:value-type="float" office:value="0.0937696817354958" calcext:value-type="float">
            <text:p>0.0938</text:p>
          </table:table-cell>
          <table:table-cell office:value-type="float" office:value="0.0292629022925585" calcext:value-type="float">
            <text:p>0.0293</text:p>
          </table:table-cell>
          <table:table-cell office:value-type="float" office:value="1.34300568434011" calcext:value-type="float">
            <text:p>1.3430</text:p>
          </table:table-cell>
          <table:table-cell office:value-type="float" office:value="7.31572557313963" calcext:value-type="float">
            <text:p>7.3157</text:p>
          </table:table-cell>
          <table:table-cell office:value-type="float" office:value="0.627352657680274" calcext:value-type="float">
            <text:p>0.6274</text:p>
          </table:table-cell>
          <table:table-cell office:value-type="float" office:value="0.614175334722009" calcext:value-type="float">
            <text:p>0.6142</text:p>
          </table:table-cell>
          <table:table-cell table:style-name="ce24" table:formula="of:=ABS([.F328])" office:value-type="float" office:value="0.0292629022925585" calcext:value-type="float">
            <text:p>0.02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8620</text:p>
          </table:table-cell>
          <table:table-cell table:style-name="ce2" office:value-type="string" calcext:value-type="string">
            <text:p>TTL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2533149176389" calcext:value-type="float">
            <text:p>3.2533</text:p>
          </table:table-cell>
          <table:table-cell table:style-name="ce16" office:value-type="float" office:value="0.0941501282725011" calcext:value-type="float">
            <text:p>0.0942</text:p>
          </table:table-cell>
          <table:table-cell table:style-name="ce16" office:value-type="float" office:value="0.0289397524236082" calcext:value-type="float">
            <text:p>0.0289</text:p>
          </table:table-cell>
          <table:table-cell table:style-name="ce16" office:value-type="float" office:value="0.853511222673177" calcext:value-type="float">
            <text:p>0.8535</text:p>
          </table:table-cell>
          <table:table-cell table:style-name="ce16" office:value-type="float" office:value="7.23493810590205" calcext:value-type="float">
            <text:p>7.2349</text:p>
          </table:table-cell>
          <table:table-cell table:style-name="ce16" office:value-type="float" office:value="0.885705236486505" calcext:value-type="float">
            <text:p>0.8857</text:p>
          </table:table-cell>
          <table:table-cell table:style-name="ce16" office:value-type="float" office:value="0.630752738843266" calcext:value-type="float">
            <text:p>0.6308</text:p>
          </table:table-cell>
          <table:table-cell table:style-name="ce22" table:formula="of:=ABS([.F329])" office:value-type="float" office:value="0.0289397524236082" calcext:value-type="float">
            <text:p>0.028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56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2.4115603334266" calcext:value-type="float">
            <text:p>12.4116</text:p>
          </table:table-cell>
          <table:table-cell table:style-name="ce16" office:value-type="float" office:value="0.352340979359102" calcext:value-type="float">
            <text:p>0.3523</text:p>
          </table:table-cell>
          <table:table-cell table:style-name="ce16" office:value-type="float" office:value="0.0283881292838083" calcext:value-type="float">
            <text:p>0.0284</text:p>
          </table:table-cell>
          <table:table-cell table:style-name="ce16" office:value-type="float" office:value="0.975996904932332" calcext:value-type="float">
            <text:p>0.9760</text:p>
          </table:table-cell>
          <table:table-cell table:style-name="ce16" office:value-type="float" office:value="7.09703232095208" calcext:value-type="float">
            <text:p>7.0970</text:p>
          </table:table-cell>
          <table:table-cell table:style-name="ce16" office:value-type="float" office:value="0.788399445556189" calcext:value-type="float">
            <text:p>0.7884</text:p>
          </table:table-cell>
          <table:table-cell table:style-name="ce16" office:value-type="float" office:value="0.640959002585675" calcext:value-type="float">
            <text:p>0.6410</text:p>
          </table:table-cell>
          <table:table-cell table:style-name="ce22" table:formula="of:=ABS([.F330])" office:value-type="float" office:value="0.0283881292838083" calcext:value-type="float">
            <text:p>0.028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7660</text:p>
          </table:table-cell>
          <table:table-cell table:style-name="ce2" office:value-type="string" calcext:value-type="string">
            <text:p>AGD1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5630892519026" calcext:value-type="float">
            <text:p>1.5631</text:p>
          </table:table-cell>
          <table:table-cell table:style-name="ce16" office:value-type="float" office:value="0.0440851918731838" calcext:value-type="float">
            <text:p>0.0441</text:p>
          </table:table-cell>
          <table:table-cell table:style-name="ce16" office:value-type="float" office:value="0.0282038865148124" calcext:value-type="float">
            <text:p>0.0282</text:p>
          </table:table-cell>
          <table:table-cell table:style-name="ce16" office:value-type="float" office:value="0.639197721121737" calcext:value-type="float">
            <text:p>0.6392</text:p>
          </table:table-cell>
          <table:table-cell table:style-name="ce16" office:value-type="float" office:value="7.05097162870309" calcext:value-type="float">
            <text:p>7.0510</text:p>
          </table:table-cell>
          <table:table-cell table:style-name="ce16" office:value-type="float" office:value="1.07251547197588" calcext:value-type="float">
            <text:p>1.0725</text:p>
          </table:table-cell>
          <table:table-cell table:style-name="ce16" office:value-type="float" office:value="0.737014099612204" calcext:value-type="float">
            <text:p>0.7370</text:p>
          </table:table-cell>
          <table:table-cell table:style-name="ce22" table:formula="of:=ABS([.F331])" office:value-type="float" office:value="0.0282038865148124" calcext:value-type="float">
            <text:p>0.028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8440</text:p>
          </table:table-cell>
          <table:table-cell table:style-name="ce2" office:value-type="string" calcext:value-type="string">
            <text:p>HSL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8.27723696357762" calcext:value-type="float">
            <text:p>8.2772</text:p>
          </table:table-cell>
          <table:table-cell table:style-name="ce16" office:value-type="float" office:value="0.23045009885503" calcext:value-type="float">
            <text:p>0.2305</text:p>
          </table:table-cell>
          <table:table-cell table:style-name="ce16" office:value-type="float" office:value="0.0278414282288982" calcext:value-type="float">
            <text:p>0.0278</text:p>
          </table:table-cell>
          <table:table-cell table:style-name="ce16" office:value-type="float" office:value="0.281378468268368" calcext:value-type="float">
            <text:p>0.2814</text:p>
          </table:table-cell>
          <table:table-cell table:style-name="ce16" office:value-type="float" office:value="6.96035705722456" calcext:value-type="float">
            <text:p>6.9604</text:p>
          </table:table-cell>
          <table:table-cell table:style-name="ce16" office:value-type="float" office:value="1.79645809157212" calcext:value-type="float">
            <text:p>1.7965</text:p>
          </table:table-cell>
          <table:table-cell table:style-name="ce16" office:value-type="float" office:value="0.845774992913391" calcext:value-type="float">
            <text:p>0.8458</text:p>
          </table:table-cell>
          <table:table-cell table:style-name="ce22" table:formula="of:=ABS([.F332])" office:value-type="float" office:value="0.0278414282288982" calcext:value-type="float">
            <text:p>0.027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339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57038677121562" calcext:value-type="float">
            <text:p>2.5704</text:p>
          </table:table-cell>
          <table:table-cell table:style-name="ce16" office:value-type="float" office:value="0.0699217884970448" calcext:value-type="float">
            <text:p>0.0699</text:p>
          </table:table-cell>
          <table:table-cell table:style-name="ce16" office:value-type="float" office:value="0.0272028277145141" calcext:value-type="float">
            <text:p>0.0272</text:p>
          </table:table-cell>
          <table:table-cell table:style-name="ce16" office:value-type="float" office:value="0.37795853711209" calcext:value-type="float">
            <text:p>0.3780</text:p>
          </table:table-cell>
          <table:table-cell table:style-name="ce16" office:value-type="float" office:value="6.80070692862854" calcext:value-type="float">
            <text:p>6.8007</text:p>
          </table:table-cell>
          <table:table-cell table:style-name="ce16" office:value-type="float" office:value="1.48507960366669" calcext:value-type="float">
            <text:p>1.4851</text:p>
          </table:table-cell>
          <table:table-cell table:style-name="ce16" office:value-type="float" office:value="0.74442206150391" calcext:value-type="float">
            <text:p>0.7444</text:p>
          </table:table-cell>
          <table:table-cell table:style-name="ce22" table:formula="of:=ABS([.F333])" office:value-type="float" office:value="0.0272028277145141" calcext:value-type="float">
            <text:p>0.027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274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57847984323085" calcext:value-type="float">
            <text:p>2.5785</text:p>
          </table:table-cell>
          <table:table-cell table:style-name="ce16" office:value-type="float" office:value="0.0638211880878219" calcext:value-type="float">
            <text:p>0.0638</text:p>
          </table:table-cell>
          <table:table-cell table:style-name="ce16" office:value-type="float" office:value="0.0247514783779941" calcext:value-type="float">
            <text:p>0.0248</text:p>
          </table:table-cell>
          <table:table-cell table:style-name="ce16" office:value-type="float" office:value="0.366247662650761" calcext:value-type="float">
            <text:p>0.3662</text:p>
          </table:table-cell>
          <table:table-cell table:style-name="ce16" office:value-type="float" office:value="6.18786959449852" calcext:value-type="float">
            <text:p>6.1879</text:p>
          </table:table-cell>
          <table:table-cell table:style-name="ce16" office:value-type="float" office:value="1.42735488100213" calcext:value-type="float">
            <text:p>1.4274</text:p>
          </table:table-cell>
          <table:table-cell table:style-name="ce16" office:value-type="float" office:value="0.624813201799877" calcext:value-type="float">
            <text:p>0.6248</text:p>
          </table:table-cell>
          <table:table-cell table:style-name="ce22" table:formula="of:=ABS([.F334])" office:value-type="float" office:value="0.0247514783779941" calcext:value-type="float">
            <text:p>0.024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63220</text:p>
          </table:table-cell>
          <table:table-cell office:value-type="string" calcext:value-type="string">
            <text:p>L</text:p>
          </table:table-cell>
          <table:table-cell office:value-type="float" office:value="8.49858644307691" calcext:value-type="float">
            <text:p>8.4986</text:p>
          </table:table-cell>
          <table:table-cell office:value-type="float" office:value="0.209934766279911" calcext:value-type="float">
            <text:p>0.2099</text:p>
          </table:table-cell>
          <table:table-cell office:value-type="float" office:value="0.0247023158128758" calcext:value-type="float">
            <text:p>0.0247</text:p>
          </table:table-cell>
          <table:table-cell office:value-type="float" office:value="2.56946438086536" calcext:value-type="float">
            <text:p>2.5695</text:p>
          </table:table-cell>
          <table:table-cell office:value-type="float" office:value="6.17557895321896" calcext:value-type="float">
            <text:p>6.1756</text:p>
          </table:table-cell>
          <table:table-cell office:value-type="float" office:value="0.310741450133728" calcext:value-type="float">
            <text:p>0.3107</text:p>
          </table:table-cell>
          <table:table-cell office:value-type="float" office:value="0.621933228302539" calcext:value-type="float">
            <text:p>0.6219</text:p>
          </table:table-cell>
          <table:table-cell table:style-name="ce24" table:formula="of:=ABS([.F335])" office:value-type="float" office:value="0.0247023158128758" calcext:value-type="float">
            <text:p>0.02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5610</text:p>
          </table:table-cell>
          <table:table-cell table:style-name="ce2" office:value-type="string" calcext:value-type="string">
            <text:p>ALA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0.889401796455601" calcext:value-type="float">
            <text:p>0.8894</text:p>
          </table:table-cell>
          <table:table-cell table:style-name="ce16" office:value-type="float" office:value="0.0219088883288902" calcext:value-type="float">
            <text:p>0.0219</text:p>
          </table:table-cell>
          <table:table-cell table:style-name="ce16" office:value-type="float" office:value="0.0246332854466906" calcext:value-type="float">
            <text:p>0.0246</text:p>
          </table:table-cell>
          <table:table-cell table:style-name="ce16" office:value-type="float" office:value="0.304371694634726" calcext:value-type="float">
            <text:p>0.3044</text:p>
          </table:table-cell>
          <table:table-cell table:style-name="ce16" office:value-type="float" office:value="6.15832136167264" calcext:value-type="float">
            <text:p>6.1583</text:p>
          </table:table-cell>
          <table:table-cell table:style-name="ce16" office:value-type="float" office:value="1.59611926224323" calcext:value-type="float">
            <text:p>1.5961</text:p>
          </table:table-cell>
          <table:table-cell table:style-name="ce16" office:value-type="float" office:value="0.616649271544441" calcext:value-type="float">
            <text:p>0.6166</text:p>
          </table:table-cell>
          <table:table-cell table:style-name="ce22" table:formula="of:=ABS([.F336])" office:value-type="float" office:value="0.0246332854466906" calcext:value-type="float">
            <text:p>0.02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35525</text:p>
          </table:table-cell>
          <table:table-cell table:style-name="ce2" office:value-type="string" calcext:value-type="string">
            <text:p>PCR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43574244963979" calcext:value-type="float">
            <text:p>2.4357</text:p>
          </table:table-cell>
          <table:table-cell table:style-name="ce16" office:value-type="float" office:value="0.0592381387570966" calcext:value-type="float">
            <text:p>0.0592</text:p>
          </table:table-cell>
          <table:table-cell table:style-name="ce16" office:value-type="float" office:value="0.0243203622640222" calcext:value-type="float">
            <text:p>0.0243</text:p>
          </table:table-cell>
          <table:table-cell table:style-name="ce16" office:value-type="float" office:value="0.405181187951447" calcext:value-type="float">
            <text:p>0.4052</text:p>
          </table:table-cell>
          <table:table-cell table:style-name="ce16" office:value-type="float" office:value="6.08009056600556" calcext:value-type="float">
            <text:p>6.0801</text:p>
          </table:table-cell>
          <table:table-cell table:style-name="ce16" office:value-type="float" office:value="1.32226599301199" calcext:value-type="float">
            <text:p>1.3223</text:p>
          </table:table-cell>
          <table:table-cell table:style-name="ce16" office:value-type="float" office:value="0.691635724873652" calcext:value-type="float">
            <text:p>0.6916</text:p>
          </table:table-cell>
          <table:table-cell table:style-name="ce22" table:formula="of:=ABS([.F337])" office:value-type="float" office:value="0.0243203622640222" calcext:value-type="float">
            <text:p>0.024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381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41631762982265" calcext:value-type="float">
            <text:p>3.4163</text:p>
          </table:table-cell>
          <table:table-cell table:style-name="ce16" office:value-type="float" office:value="0.0819261888152093" calcext:value-type="float">
            <text:p>0.0819</text:p>
          </table:table-cell>
          <table:table-cell table:style-name="ce16" office:value-type="float" office:value="0.0239808465407422" calcext:value-type="float">
            <text:p>0.0240</text:p>
          </table:table-cell>
          <table:table-cell table:style-name="ce16" office:value-type="float" office:value="0.0855996752878125" calcext:value-type="float">
            <text:p>0.0856</text:p>
          </table:table-cell>
          <table:table-cell table:style-name="ce16" office:value-type="float" office:value="5.99521163518556" calcext:value-type="float">
            <text:p>5.9952</text:p>
          </table:table-cell>
          <table:table-cell table:style-name="ce16" office:value-type="float" office:value="3.00068123809851" calcext:value-type="float">
            <text:p>3.0007</text:p>
          </table:table-cell>
          <table:table-cell table:style-name="ce16" office:value-type="float" office:value="0.751430277935137" calcext:value-type="float">
            <text:p>0.7514</text:p>
          </table:table-cell>
          <table:table-cell table:style-name="ce22" table:formula="of:=ABS([.F338])" office:value-type="float" office:value="0.0239808465407422" calcext:value-type="float">
            <text:p>0.024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1230</text:p>
          </table:table-cell>
          <table:table-cell office:value-type="string" calcext:value-type="string">
            <text:p>L</text:p>
          </table:table-cell>
          <table:table-cell office:value-type="float" office:value="15.2712079139867" calcext:value-type="float">
            <text:p>15.2712</text:p>
          </table:table-cell>
          <table:table-cell office:value-type="float" office:value="0.361559697227935" calcext:value-type="float">
            <text:p>0.3616</text:p>
          </table:table-cell>
          <table:table-cell office:value-type="float" office:value="0.0236759069265757" calcext:value-type="float">
            <text:p>0.0237</text:p>
          </table:table-cell>
          <table:table-cell office:value-type="float" office:value="1.13498675324197" calcext:value-type="float">
            <text:p>1.1350</text:p>
          </table:table-cell>
          <table:table-cell office:value-type="float" office:value="5.91897673164392" calcext:value-type="float">
            <text:p>5.9190</text:p>
          </table:table-cell>
          <table:table-cell office:value-type="float" office:value="0.605496072679505" calcext:value-type="float">
            <text:p>0.6055</text:p>
          </table:table-cell>
          <table:table-cell office:value-type="float" office:value="0.782446067846013" calcext:value-type="float">
            <text:p>0.7824</text:p>
          </table:table-cell>
          <table:table-cell table:style-name="ce24" table:formula="of:=ABS([.F339])" office:value-type="float" office:value="0.0236759069265757" calcext:value-type="float">
            <text:p>0.0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6975</text:p>
          </table:table-cell>
          <table:table-cell office:value-type="string" calcext:value-type="string">
            <text:p>COPT6</text:p>
          </table:table-cell>
          <table:table-cell office:value-type="string" calcext:value-type="string">
            <text:p>L</text:p>
          </table:table-cell>
          <table:table-cell office:value-type="float" office:value="33.4911052335379" calcext:value-type="float">
            <text:p>33.4911</text:p>
          </table:table-cell>
          <table:table-cell office:value-type="float" office:value="0.759988904936384" calcext:value-type="float">
            <text:p>0.7600</text:p>
          </table:table-cell>
          <table:table-cell office:value-type="float" office:value="0.0226922611134175" calcext:value-type="float">
            <text:p>0.0227</text:p>
          </table:table-cell>
          <table:table-cell office:value-type="float" office:value="1.10768319819685" calcext:value-type="float">
            <text:p>1.1077</text:p>
          </table:table-cell>
          <table:table-cell office:value-type="float" office:value="5.67306527835436" calcext:value-type="float">
            <text:p>5.6731</text:p>
          </table:table-cell>
          <table:table-cell office:value-type="float" office:value="0.596606922609925" calcext:value-type="float">
            <text:p>0.5966</text:p>
          </table:table-cell>
          <table:table-cell office:value-type="float" office:value="0.64084855400904" calcext:value-type="float">
            <text:p>0.6408</text:p>
          </table:table-cell>
          <table:table-cell table:style-name="ce24" table:formula="of:=ABS([.F340])" office:value-type="float" office:value="0.0226922611134175" calcext:value-type="float">
            <text:p>0.022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1910</text:p>
          </table:table-cell>
          <table:table-cell office:value-type="string" calcext:value-type="string">
            <text:p>L</text:p>
          </table:table-cell>
          <table:table-cell office:value-type="float" office:value="12.528749101874" calcext:value-type="float">
            <text:p>12.5287</text:p>
          </table:table-cell>
          <table:table-cell office:value-type="float" office:value="0.281194808871008" calcext:value-type="float">
            <text:p>0.2812</text:p>
          </table:table-cell>
          <table:table-cell office:value-type="float" office:value="0.0224439652023159" calcext:value-type="float">
            <text:p>0.0224</text:p>
          </table:table-cell>
          <table:table-cell office:value-type="float" office:value="1.13622279776545" calcext:value-type="float">
            <text:p>1.1362</text:p>
          </table:table-cell>
          <table:table-cell office:value-type="float" office:value="5.61099130057899" calcext:value-type="float">
            <text:p>5.6110</text:p>
          </table:table-cell>
          <table:table-cell office:value-type="float" office:value="0.579014468692712" calcext:value-type="float">
            <text:p>0.5790</text:p>
          </table:table-cell>
          <table:table-cell office:value-type="float" office:value="0.691249963290398" calcext:value-type="float">
            <text:p>0.6912</text:p>
          </table:table-cell>
          <table:table-cell table:style-name="ce24" table:formula="of:=ABS([.F341])" office:value-type="float" office:value="0.0224439652023159" calcext:value-type="float">
            <text:p>0.022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2940</text:p>
          </table:table-cell>
          <table:table-cell table:style-name="ce2" office:value-type="string" calcext:value-type="string">
            <text:p>GAMMA-VPE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1.3870385648376" calcext:value-type="float">
            <text:p>11.3870</text:p>
          </table:table-cell>
          <table:table-cell table:style-name="ce16" office:value-type="float" office:value="0.244798831968208" calcext:value-type="float">
            <text:p>0.2448</text:p>
          </table:table-cell>
          <table:table-cell table:style-name="ce16" office:value-type="float" office:value="0.0214980243172383" calcext:value-type="float">
            <text:p>0.0215</text:p>
          </table:table-cell>
          <table:table-cell table:style-name="ce16" office:value-type="float" office:value="0.0617803961875154" calcext:value-type="float">
            <text:p>0.0618</text:p>
          </table:table-cell>
          <table:table-cell table:style-name="ce16" office:value-type="float" office:value="5.37450607930958" calcext:value-type="float">
            <text:p>5.3745</text:p>
          </table:table-cell>
          <table:table-cell table:style-name="ce16" office:value-type="float" office:value="3.27789124266989" calcext:value-type="float">
            <text:p>3.2779</text:p>
          </table:table-cell>
          <table:table-cell table:style-name="ce16" office:value-type="float" office:value="0.739605165207516" calcext:value-type="float">
            <text:p>0.7396</text:p>
          </table:table-cell>
          <table:table-cell table:style-name="ce22" table:formula="of:=ABS([.F342])" office:value-type="float" office:value="0.0214980243172383" calcext:value-type="float">
            <text:p>0.021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03010</text:p>
          </table:table-cell>
          <table:table-cell office:value-type="string" calcext:value-type="string">
            <text:p>L</text:p>
          </table:table-cell>
          <table:table-cell office:value-type="float" office:value="8.72127180623535" calcext:value-type="float">
            <text:p>8.7213</text:p>
          </table:table-cell>
          <table:table-cell office:value-type="float" office:value="0.184787082110349" calcext:value-type="float">
            <text:p>0.1848</text:p>
          </table:table-cell>
          <table:table-cell office:value-type="float" office:value="0.0211880888723401" calcext:value-type="float">
            <text:p>0.0212</text:p>
          </table:table-cell>
          <table:table-cell office:value-type="float" office:value="1.14583283041194" calcext:value-type="float">
            <text:p>1.1458</text:p>
          </table:table-cell>
          <table:table-cell office:value-type="float" office:value="5.29702221808503" calcext:value-type="float">
            <text:p>5.2970</text:p>
          </table:table-cell>
          <table:table-cell office:value-type="float" office:value="0.548225288476274" calcext:value-type="float">
            <text:p>0.5482</text:p>
          </table:table-cell>
          <table:table-cell office:value-type="float" office:value="0.617050414500232" calcext:value-type="float">
            <text:p>0.6171</text:p>
          </table:table-cell>
          <table:table-cell table:style-name="ce24" table:formula="of:=ABS([.F343])" office:value-type="float" office:value="0.0211880888723401" calcext:value-type="float">
            <text:p>0.0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1950</text:p>
          </table:table-cell>
          <table:table-cell office:value-type="string" calcext:value-type="string">
            <text:p>LOG8</text:p>
          </table:table-cell>
          <table:table-cell office:value-type="string" calcext:value-type="string">
            <text:p>L</text:p>
          </table:table-cell>
          <table:table-cell office:value-type="float" office:value="24.79126933771" calcext:value-type="float">
            <text:p>24.7913</text:p>
          </table:table-cell>
          <table:table-cell office:value-type="float" office:value="0.521873232341463" calcext:value-type="float">
            <text:p>0.5219</text:p>
          </table:table-cell>
          <table:table-cell office:value-type="float" office:value="0.0210506862408873" calcext:value-type="float">
            <text:p>0.0211</text:p>
          </table:table-cell>
          <table:table-cell office:value-type="float" office:value="1.08079571819844" calcext:value-type="float">
            <text:p>1.0808</text:p>
          </table:table-cell>
          <table:table-cell office:value-type="float" office:value="5.26267156022181" calcext:value-type="float">
            <text:p>5.2627</text:p>
          </table:table-cell>
          <table:table-cell office:value-type="float" office:value="0.572332509417524" calcext:value-type="float">
            <text:p>0.5723</text:p>
          </table:table-cell>
          <table:table-cell office:value-type="float" office:value="0.91955343422565" calcext:value-type="float">
            <text:p>0.9196</text:p>
          </table:table-cell>
          <table:table-cell table:style-name="ce24" table:formula="of:=ABS([.F344])" office:value-type="float" office:value="0.0210506862408873" calcext:value-type="float">
            <text:p>0.0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9720</text:p>
          </table:table-cell>
          <table:table-cell office:value-type="string" calcext:value-type="string">
            <text:p>RABG3A</text:p>
          </table:table-cell>
          <table:table-cell office:value-type="string" calcext:value-type="string">
            <text:p>L</text:p>
          </table:table-cell>
          <table:table-cell office:value-type="float" office:value="28.6287145727407" calcext:value-type="float">
            <text:p>28.6287</text:p>
          </table:table-cell>
          <table:table-cell office:value-type="float" office:value="0.593410435605836" calcext:value-type="float">
            <text:p>0.5934</text:p>
          </table:table-cell>
          <table:table-cell office:value-type="float" office:value="0.0207278057873706" calcext:value-type="float">
            <text:p>0.0207</text:p>
          </table:table-cell>
          <table:table-cell office:value-type="float" office:value="2.23810713601488" calcext:value-type="float">
            <text:p>2.2381</text:p>
          </table:table-cell>
          <table:table-cell office:value-type="float" office:value="5.18195144684265" calcext:value-type="float">
            <text:p>5.1820</text:p>
          </table:table-cell>
          <table:table-cell office:value-type="float" office:value="0.300455017150528" calcext:value-type="float">
            <text:p>0.3005</text:p>
          </table:table-cell>
          <table:table-cell office:value-type="float" office:value="0.600396783450114" calcext:value-type="float">
            <text:p>0.6004</text:p>
          </table:table-cell>
          <table:table-cell table:style-name="ce24" table:formula="of:=ABS([.F345])" office:value-type="float" office:value="0.0207278057873706" calcext:value-type="float">
            <text:p>0.02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7180</text:p>
          </table:table-cell>
          <table:table-cell table:style-name="ce2" office:value-type="string" calcext:value-type="string">
            <text:p>PVA2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0.1332483406824" calcext:value-type="float">
            <text:p>10.1332</text:p>
          </table:table-cell>
          <table:table-cell table:style-name="ce16" office:value-type="float" office:value="0.209672729982278" calcext:value-type="float">
            <text:p>0.2097</text:p>
          </table:table-cell>
          <table:table-cell table:style-name="ce16" office:value-type="float" office:value="0.020691561376276" calcext:value-type="float">
            <text:p>0.0207</text:p>
          </table:table-cell>
          <table:table-cell table:style-name="ce16" office:value-type="float" office:value="0.349607631189602" calcext:value-type="float">
            <text:p>0.3496</text:p>
          </table:table-cell>
          <table:table-cell table:style-name="ce16" office:value-type="float" office:value="5.172890344069" calcext:value-type="float">
            <text:p>5.1729</text:p>
          </table:table-cell>
          <table:table-cell table:style-name="ce16" office:value-type="float" office:value="1.31012335777203" calcext:value-type="float">
            <text:p>1.3101</text:p>
          </table:table-cell>
          <table:table-cell table:style-name="ce16" office:value-type="float" office:value="0.677886587336987" calcext:value-type="float">
            <text:p>0.6779</text:p>
          </table:table-cell>
          <table:table-cell table:style-name="ce22" table:formula="of:=ABS([.F346])" office:value-type="float" office:value="0.020691561376276" calcext:value-type="float">
            <text:p>0.020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30490</text:p>
          </table:table-cell>
          <table:table-cell office:value-type="string" calcext:value-type="string">
            <text:p>L</text:p>
          </table:table-cell>
          <table:table-cell office:value-type="float" office:value="11.4702495835219" calcext:value-type="float">
            <text:p>11.4702</text:p>
          </table:table-cell>
          <table:table-cell office:value-type="float" office:value="0.234846546822641" calcext:value-type="float">
            <text:p>0.2348</text:p>
          </table:table-cell>
          <table:table-cell office:value-type="float" office:value="0.0204744059937474" calcext:value-type="float">
            <text:p>0.0205</text:p>
          </table:table-cell>
          <table:table-cell office:value-type="float" office:value="2.2572839499671" calcext:value-type="float">
            <text:p>2.2573</text:p>
          </table:table-cell>
          <table:table-cell office:value-type="float" office:value="5.11860149843686" calcext:value-type="float">
            <text:p>5.1186</text:p>
          </table:table-cell>
          <table:table-cell office:value-type="float" office:value="0.294852219619628" calcext:value-type="float">
            <text:p>0.2949</text:p>
          </table:table-cell>
          <table:table-cell office:value-type="float" office:value="0.693950623344823" calcext:value-type="float">
            <text:p>0.6940</text:p>
          </table:table-cell>
          <table:table-cell table:style-name="ce24" table:formula="of:=ABS([.F347])" office:value-type="float" office:value="0.0204744059937474" calcext:value-type="float">
            <text:p>0.020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9950</text:p>
          </table:table-cell>
          <table:table-cell office:value-type="string" calcext:value-type="string">
            <text:p>L</text:p>
          </table:table-cell>
          <table:table-cell office:value-type="float" office:value="3.10589873144679" calcext:value-type="float">
            <text:p>3.1059</text:p>
          </table:table-cell>
          <table:table-cell office:value-type="float" office:value="0.0634541943377309" calcext:value-type="float">
            <text:p>0.0635</text:p>
          </table:table-cell>
          <table:table-cell office:value-type="float" office:value="0.0204302199860112" calcext:value-type="float">
            <text:p>0.0204</text:p>
          </table:table-cell>
          <table:table-cell office:value-type="float" office:value="1.0342549240299" calcext:value-type="float">
            <text:p>1.0343</text:p>
          </table:table-cell>
          <table:table-cell office:value-type="float" office:value="5.10755499650279" calcext:value-type="float">
            <text:p>5.1076</text:p>
          </table:table-cell>
          <table:table-cell office:value-type="float" office:value="0.579024745374356" calcext:value-type="float">
            <text:p>0.5790</text:p>
          </table:table-cell>
          <table:table-cell office:value-type="float" office:value="0.681190688434877" calcext:value-type="float">
            <text:p>0.6812</text:p>
          </table:table-cell>
          <table:table-cell table:style-name="ce24" table:formula="of:=ABS([.F348])" office:value-type="float" office:value="0.0204302199860112" calcext:value-type="float">
            <text:p>0.0204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2G3256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13.5418207605294" calcext:value-type="float">
            <text:p>13.5418</text:p>
          </table:table-cell>
          <table:table-cell table:style-name="ce21" office:value-type="float" office:value="0.267762361254586" calcext:value-type="float">
            <text:p>0.2678</text:p>
          </table:table-cell>
          <table:table-cell table:style-name="ce21" office:value-type="float" office:value="0.0197729955217719" calcext:value-type="float">
            <text:p>0.0198</text:p>
          </table:table-cell>
          <table:table-cell table:style-name="ce21" office:value-type="float" office:value="1.258021079947" calcext:value-type="float">
            <text:p>1.2580</text:p>
          </table:table-cell>
          <table:table-cell table:style-name="ce21" office:value-type="float" office:value="4.94324888044297" calcext:value-type="float">
            <text:p>4.9432</text:p>
          </table:table-cell>
          <table:table-cell table:style-name="ce21" office:value-type="float" office:value="0.478131539414125" calcext:value-type="float">
            <text:p>0.4781</text:p>
          </table:table-cell>
          <table:table-cell table:style-name="ce21" office:value-type="float" office:value="0.711606180434062" calcext:value-type="float">
            <text:p>0.7116</text:p>
          </table:table-cell>
          <table:table-cell table:style-name="ce26" table:formula="of:=ABS([.F349])" office:value-type="float" office:value="0.0197729955217719" calcext:value-type="float">
            <text:p>0.019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05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74479450699209" calcext:value-type="float">
            <text:p>1.7448</text:p>
          </table:table-cell>
          <table:table-cell table:style-name="ce16" office:value-type="float" office:value="0.0341679053057518" calcext:value-type="float">
            <text:p>0.0342</text:p>
          </table:table-cell>
          <table:table-cell table:style-name="ce16" office:value-type="float" office:value="0.0195827675802665" calcext:value-type="float">
            <text:p>0.0196</text:p>
          </table:table-cell>
          <table:table-cell table:style-name="ce16" office:value-type="float" office:value="0.000557844679084482" calcext:value-type="float">
            <text:p>0.0006</text:p>
          </table:table-cell>
          <table:table-cell table:style-name="ce16" office:value-type="float" office:value="4.89569189506662" calcext:value-type="float">
            <text:p>4.8957</text:p>
          </table:table-cell>
          <table:table-cell table:style-name="ce16" office:value-type="float" office:value="9.77907652125518" calcext:value-type="float">
            <text:p>9.7791</text:p>
          </table:table-cell>
          <table:table-cell table:style-name="ce16" office:value-type="float" office:value="0.901757190841452" calcext:value-type="float">
            <text:p>0.9018</text:p>
          </table:table-cell>
          <table:table-cell table:style-name="ce22" table:formula="of:=ABS([.F350])" office:value-type="float" office:value="0.0195827675802665" calcext:value-type="float">
            <text:p>0.019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2857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04866566519885" calcext:value-type="float">
            <text:p>2.0487</text:p>
          </table:table-cell>
          <table:table-cell table:style-name="ce16" office:value-type="float" office:value="0.0398102561524299" calcext:value-type="float">
            <text:p>0.0398</text:p>
          </table:table-cell>
          <table:table-cell table:style-name="ce16" office:value-type="float" office:value="0.0194322855254988" calcext:value-type="float">
            <text:p>0.0194</text:p>
          </table:table-cell>
          <table:table-cell table:style-name="ce16" office:value-type="float" office:value="0.712479288076855" calcext:value-type="float">
            <text:p>0.7125</text:p>
          </table:table-cell>
          <table:table-cell table:style-name="ce16" office:value-type="float" office:value="4.85807138137469" calcext:value-type="float">
            <text:p>4.8581</text:p>
          </table:table-cell>
          <table:table-cell table:style-name="ce16" office:value-type="float" office:value="0.750052816076456" calcext:value-type="float">
            <text:p>0.7501</text:p>
          </table:table-cell>
          <table:table-cell table:style-name="ce16" office:value-type="float" office:value="0.748757761766163" calcext:value-type="float">
            <text:p>0.7488</text:p>
          </table:table-cell>
          <table:table-cell table:style-name="ce22" table:formula="of:=ABS([.F351])" office:value-type="float" office:value="0.0194322855254988" calcext:value-type="float">
            <text:p>0.019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51800</text:p>
          </table:table-cell>
          <table:table-cell table:style-name="ce2" office:value-type="string" calcext:value-type="string">
            <text:p>IOS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48998084079178" calcext:value-type="float">
            <text:p>4.4900</text:p>
          </table:table-cell>
          <table:table-cell table:style-name="ce16" office:value-type="float" office:value="0.0822637079916066" calcext:value-type="float">
            <text:p>0.0823</text:p>
          </table:table-cell>
          <table:table-cell table:style-name="ce16" office:value-type="float" office:value="0.0183216167080793" calcext:value-type="float">
            <text:p>0.0183</text:p>
          </table:table-cell>
          <table:table-cell table:style-name="ce16" office:value-type="float" office:value="0.0758851471837792" calcext:value-type="float">
            <text:p>0.0759</text:p>
          </table:table-cell>
          <table:table-cell table:style-name="ce16" office:value-type="float" office:value="4.58040417701983" calcext:value-type="float">
            <text:p>4.5804</text:p>
          </table:table-cell>
          <table:table-cell table:style-name="ce16" office:value-type="float" office:value="2.81474918515114" calcext:value-type="float">
            <text:p>2.8147</text:p>
          </table:table-cell>
          <table:table-cell table:style-name="ce16" office:value-type="float" office:value="0.882896710627683" calcext:value-type="float">
            <text:p>0.8829</text:p>
          </table:table-cell>
          <table:table-cell table:style-name="ce22" table:formula="of:=ABS([.F352])" office:value-type="float" office:value="0.0183216167080793" calcext:value-type="float">
            <text:p>0.018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2883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5.8301515432267" calcext:value-type="float">
            <text:p>15.8302</text:p>
          </table:table-cell>
          <table:table-cell table:style-name="ce16" office:value-type="float" office:value="0.287585106318035" calcext:value-type="float">
            <text:p>0.2876</text:p>
          </table:table-cell>
          <table:table-cell table:style-name="ce16" office:value-type="float" office:value="0.0181669206092398" calcext:value-type="float">
            <text:p>0.0182</text:p>
          </table:table-cell>
          <table:table-cell table:style-name="ce16" office:value-type="float" office:value="0.907306989873666" calcext:value-type="float">
            <text:p>0.9073</text:p>
          </table:table-cell>
          <table:table-cell table:style-name="ce16" office:value-type="float" office:value="4.54173015230996" calcext:value-type="float">
            <text:p>4.5417</text:p>
          </table:table-cell>
          <table:table-cell table:style-name="ce16" office:value-type="float" office:value="0.585513116511587" calcext:value-type="float">
            <text:p>0.5855</text:p>
          </table:table-cell>
          <table:table-cell table:style-name="ce16" office:value-type="float" office:value="0.791367906779419" calcext:value-type="float">
            <text:p>0.7914</text:p>
          </table:table-cell>
          <table:table-cell table:style-name="ce22" table:formula="of:=ABS([.F353])" office:value-type="float" office:value="0.0181669206092398" calcext:value-type="float">
            <text:p>0.0182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5G2743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43.4930513145257" calcext:value-type="float">
            <text:p>43.4931</text:p>
          </table:table-cell>
          <table:table-cell table:style-name="ce21" office:value-type="float" office:value="0.781864728709719" calcext:value-type="float">
            <text:p>0.7819</text:p>
          </table:table-cell>
          <table:table-cell table:style-name="ce21" office:value-type="float" office:value="0.0179767734173342" calcext:value-type="float">
            <text:p>0.0180</text:p>
          </table:table-cell>
          <table:table-cell table:style-name="ce21" office:value-type="float" office:value="2.18847058537464" calcext:value-type="float">
            <text:p>2.1885</text:p>
          </table:table-cell>
          <table:table-cell table:style-name="ce21" office:value-type="float" office:value="4.49419335433355" calcext:value-type="float">
            <text:p>4.4942</text:p>
          </table:table-cell>
          <table:table-cell table:style-name="ce21" office:value-type="float" office:value="0.269461368912681" calcext:value-type="float">
            <text:p>0.2695</text:p>
          </table:table-cell>
          <table:table-cell table:style-name="ce21" office:value-type="float" office:value="0.628751606223472" calcext:value-type="float">
            <text:p>0.6288</text:p>
          </table:table-cell>
          <table:table-cell table:style-name="ce26" table:formula="of:=ABS([.F354])" office:value-type="float" office:value="0.0179767734173342" calcext:value-type="float">
            <text:p>0.018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32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2.0321811322833" calcext:value-type="float">
            <text:p>32.0322</text:p>
          </table:table-cell>
          <table:table-cell table:style-name="ce16" office:value-type="float" office:value="0.571634201495244" calcext:value-type="float">
            <text:p>0.5716</text:p>
          </table:table-cell>
          <table:table-cell table:style-name="ce16" office:value-type="float" office:value="0.0178456221614934" calcext:value-type="float">
            <text:p>0.0178</text:p>
          </table:table-cell>
          <table:table-cell table:style-name="ce16" office:value-type="float" office:value="0.783812729594492" calcext:value-type="float">
            <text:p>0.7838</text:p>
          </table:table-cell>
          <table:table-cell table:style-name="ce16" office:value-type="float" office:value="4.46140554037334" calcext:value-type="float">
            <text:p>4.4614</text:p>
          </table:table-cell>
          <table:table-cell table:style-name="ce16" office:value-type="float" office:value="0.650022611344488" calcext:value-type="float">
            <text:p>0.6500</text:p>
          </table:table-cell>
          <table:table-cell table:style-name="ce16" office:value-type="float" office:value="0.783923947052396" calcext:value-type="float">
            <text:p>0.7839</text:p>
          </table:table-cell>
          <table:table-cell table:style-name="ce22" table:formula="of:=ABS([.F355])" office:value-type="float" office:value="0.0178456221614934" calcext:value-type="float">
            <text:p>0.01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6930</text:p>
          </table:table-cell>
          <table:table-cell table:style-name="ce2" office:value-type="string" calcext:value-type="string">
            <text:p>SPT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16910657040637" calcext:value-type="float">
            <text:p>2.1691</text:p>
          </table:table-cell>
          <table:table-cell table:style-name="ce16" office:value-type="float" office:value="0.0382526711468733" calcext:value-type="float">
            <text:p>0.0383</text:p>
          </table:table-cell>
          <table:table-cell table:style-name="ce16" office:value-type="float" office:value="0.0176352198037494" calcext:value-type="float">
            <text:p>0.0176</text:p>
          </table:table-cell>
          <table:table-cell table:style-name="ce16" office:value-type="float" office:value="0.250536682929297" calcext:value-type="float">
            <text:p>0.2505</text:p>
          </table:table-cell>
          <table:table-cell table:style-name="ce16" office:value-type="float" office:value="4.40880495093734" calcext:value-type="float">
            <text:p>4.4088</text:p>
          </table:table-cell>
          <table:table-cell table:style-name="ce16" office:value-type="float" office:value="1.46453459276913" calcext:value-type="float">
            <text:p>1.4645</text:p>
          </table:table-cell>
          <table:table-cell table:style-name="ce16" office:value-type="float" office:value="0.757956834868226" calcext:value-type="float">
            <text:p>0.7580</text:p>
          </table:table-cell>
          <table:table-cell table:style-name="ce22" table:formula="of:=ABS([.F356])" office:value-type="float" office:value="0.0176352198037494" calcext:value-type="float">
            <text:p>0.017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197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2.503109504993" calcext:value-type="float">
            <text:p>42.5031</text:p>
          </table:table-cell>
          <table:table-cell table:style-name="ce16" office:value-type="float" office:value="0.74938890463891" calcext:value-type="float">
            <text:p>0.7494</text:p>
          </table:table-cell>
          <table:table-cell table:style-name="ce16" office:value-type="float" office:value="0.0176313901116077" calcext:value-type="float">
            <text:p>0.0176</text:p>
          </table:table-cell>
          <table:table-cell table:style-name="ce16" office:value-type="float" office:value="0.693143286111031" calcext:value-type="float">
            <text:p>0.6931</text:p>
          </table:table-cell>
          <table:table-cell table:style-name="ce16" office:value-type="float" office:value="4.40784752790191" calcext:value-type="float">
            <text:p>4.4078</text:p>
          </table:table-cell>
          <table:table-cell table:style-name="ce16" office:value-type="float" office:value="0.710103565933765" calcext:value-type="float">
            <text:p>0.7101</text:p>
          </table:table-cell>
          <table:table-cell table:style-name="ce16" office:value-type="float" office:value="0.633204472477006" calcext:value-type="float">
            <text:p>0.6332</text:p>
          </table:table-cell>
          <table:table-cell table:style-name="ce22" table:formula="of:=ABS([.F357])" office:value-type="float" office:value="0.0176313901116077" calcext:value-type="float">
            <text:p>0.0176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4G2374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4.76040115183199" calcext:value-type="float">
            <text:p>4.7604</text:p>
          </table:table-cell>
          <table:table-cell table:style-name="ce21" office:value-type="float" office:value="0.0819508430011925" calcext:value-type="float">
            <text:p>0.0820</text:p>
          </table:table-cell>
          <table:table-cell table:style-name="ce21" office:value-type="float" office:value="0.0172151128418357" calcext:value-type="float">
            <text:p>0.0172</text:p>
          </table:table-cell>
          <table:table-cell table:style-name="ce21" office:value-type="float" office:value="1.02903827899354" calcext:value-type="float">
            <text:p>1.0290</text:p>
          </table:table-cell>
          <table:table-cell table:style-name="ce21" office:value-type="float" office:value="4.30377821045893" calcext:value-type="float">
            <text:p>4.3038</text:p>
          </table:table-cell>
          <table:table-cell table:style-name="ce21" office:value-type="float" office:value="0.504094624775256" calcext:value-type="float">
            <text:p>0.5041</text:p>
          </table:table-cell>
          <table:table-cell table:style-name="ce21" office:value-type="float" office:value="0.641110493370538" calcext:value-type="float">
            <text:p>0.6411</text:p>
          </table:table-cell>
          <table:table-cell table:style-name="ce26" table:formula="of:=ABS([.F358])" office:value-type="float" office:value="0.0172151128418357" calcext:value-type="float">
            <text:p>0.017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4G37000</text:p>
          </table:table-cell>
          <table:table-cell table:style-name="ce5" office:value-type="string" calcext:value-type="string">
            <text:p>RCCR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20.8402693280895" calcext:value-type="float">
            <text:p>20.8403</text:p>
          </table:table-cell>
          <table:table-cell table:style-name="ce21" office:value-type="float" office:value="0.350213162526342" calcext:value-type="float">
            <text:p>0.3502</text:p>
          </table:table-cell>
          <table:table-cell table:style-name="ce21" office:value-type="float" office:value="0.0168046370712834" calcext:value-type="float">
            <text:p>0.0168</text:p>
          </table:table-cell>
          <table:table-cell table:style-name="ce21" office:value-type="float" office:value="1.39647195029257" calcext:value-type="float">
            <text:p>1.3965</text:p>
          </table:table-cell>
          <table:table-cell table:style-name="ce21" office:value-type="float" office:value="4.20115926782084" calcext:value-type="float">
            <text:p>4.2012</text:p>
          </table:table-cell>
          <table:table-cell table:style-name="ce21" office:value-type="float" office:value="0.379444561766322" calcext:value-type="float">
            <text:p>0.3794</text:p>
          </table:table-cell>
          <table:table-cell table:style-name="ce21" office:value-type="float" office:value="0.663817598217314" calcext:value-type="float">
            <text:p>0.6638</text:p>
          </table:table-cell>
          <table:table-cell table:style-name="ce26" table:formula="of:=ABS([.F359])" office:value-type="float" office:value="0.0168046370712834" calcext:value-type="float">
            <text:p>0.01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9420</text:p>
          </table:table-cell>
          <table:table-cell table:style-name="ce2" office:value-type="string" calcext:value-type="string">
            <text:p>SAUR6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87418382912028" calcext:value-type="float">
            <text:p>2.8742</text:p>
          </table:table-cell>
          <table:table-cell table:style-name="ce16" office:value-type="float" office:value="0.0465986401165902" calcext:value-type="float">
            <text:p>0.0466</text:p>
          </table:table-cell>
          <table:table-cell table:style-name="ce16" office:value-type="float" office:value="0.0162128252356263" calcext:value-type="float">
            <text:p>0.0162</text:p>
          </table:table-cell>
          <table:table-cell table:style-name="ce16" office:value-type="float" office:value="0.00653611276931775" calcext:value-type="float">
            <text:p>0.0065</text:p>
          </table:table-cell>
          <table:table-cell table:style-name="ce16" office:value-type="float" office:value="4.05320630890656" calcext:value-type="float">
            <text:p>4.0532</text:p>
          </table:table-cell>
          <table:table-cell table:style-name="ce16" office:value-type="float" office:value="5.97756592618297" calcext:value-type="float">
            <text:p>5.9776</text:p>
          </table:table-cell>
          <table:table-cell table:style-name="ce16" office:value-type="float" office:value="0.698715849945198" calcext:value-type="float">
            <text:p>0.6987</text:p>
          </table:table-cell>
          <table:table-cell table:style-name="ce22" table:formula="of:=ABS([.F360])" office:value-type="float" office:value="0.0162128252356263" calcext:value-type="float">
            <text:p>0.016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451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60887369240306" calcext:value-type="float">
            <text:p>2.6089</text:p>
          </table:table-cell>
          <table:table-cell table:style-name="ce16" office:value-type="float" office:value="0.0409257391976278" calcext:value-type="float">
            <text:p>0.0409</text:p>
          </table:table-cell>
          <table:table-cell table:style-name="ce16" office:value-type="float" office:value="0.0156871293987141" calcext:value-type="float">
            <text:p>0.0157</text:p>
          </table:table-cell>
          <table:table-cell table:style-name="ce16" office:value-type="float" office:value="0.517209086552434" calcext:value-type="float">
            <text:p>0.5172</text:p>
          </table:table-cell>
          <table:table-cell table:style-name="ce16" office:value-type="float" office:value="3.92178234967852" calcext:value-type="float">
            <text:p>3.9218</text:p>
          </table:table-cell>
          <table:table-cell table:style-name="ce16" office:value-type="float" office:value="0.814147269223143" calcext:value-type="float">
            <text:p>0.8141</text:p>
          </table:table-cell>
          <table:table-cell table:style-name="ce16" office:value-type="float" office:value="0.603287462904297" calcext:value-type="float">
            <text:p>0.6033</text:p>
          </table:table-cell>
          <table:table-cell table:style-name="ce22" table:formula="of:=ABS([.F361])" office:value-type="float" office:value="0.0156871293987141" calcext:value-type="float">
            <text:p>0.015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2531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0.711534759045" calcext:value-type="float">
            <text:p>10.7115</text:p>
          </table:table-cell>
          <table:table-cell table:style-name="ce16" office:value-type="float" office:value="0.16114357948574" calcext:value-type="float">
            <text:p>0.1611</text:p>
          </table:table-cell>
          <table:table-cell table:style-name="ce16" office:value-type="float" office:value="0.0150439300352984" calcext:value-type="float">
            <text:p>0.0150</text:p>
          </table:table-cell>
          <table:table-cell table:style-name="ce16" office:value-type="float" office:value="0.956101406095975" calcext:value-type="float">
            <text:p>0.9561</text:p>
          </table:table-cell>
          <table:table-cell table:style-name="ce16" office:value-type="float" office:value="3.76098250882459" calcext:value-type="float">
            <text:p>3.7610</text:p>
          </table:table-cell>
          <table:table-cell table:style-name="ce16" office:value-type="float" office:value="0.478574768893757" calcext:value-type="float">
            <text:p>0.4786</text:p>
          </table:table-cell>
          <table:table-cell table:style-name="ce16" office:value-type="float" office:value="0.600686185842054" calcext:value-type="float">
            <text:p>0.6007</text:p>
          </table:table-cell>
          <table:table-cell table:style-name="ce22" table:formula="of:=ABS([.F362])" office:value-type="float" office:value="0.0150439300352984" calcext:value-type="float">
            <text:p>0.015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2350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56086461491835" calcext:value-type="float">
            <text:p>2.5609</text:p>
          </table:table-cell>
          <table:table-cell table:style-name="ce16" office:value-type="float" office:value="0.0382248508690225" calcext:value-type="float">
            <text:p>0.0382</text:p>
          </table:table-cell>
          <table:table-cell table:style-name="ce16" office:value-type="float" office:value="0.014926541077706" calcext:value-type="float">
            <text:p>0.0149</text:p>
          </table:table-cell>
          <table:table-cell table:style-name="ce16" office:value-type="float" office:value="0.152951807756667" calcext:value-type="float">
            <text:p>0.1530</text:p>
          </table:table-cell>
          <table:table-cell table:style-name="ce16" office:value-type="float" office:value="3.7316352694265" calcext:value-type="float">
            <text:p>3.7316</text:p>
          </table:table-cell>
          <table:table-cell table:style-name="ce16" office:value-type="float" office:value="1.78230194256967" calcext:value-type="float">
            <text:p>1.7823</text:p>
          </table:table-cell>
          <table:table-cell table:style-name="ce16" office:value-type="float" office:value="0.619775186446784" calcext:value-type="float">
            <text:p>0.6198</text:p>
          </table:table-cell>
          <table:table-cell table:style-name="ce22" table:formula="of:=ABS([.F363])" office:value-type="float" office:value="0.014926541077706" calcext:value-type="float">
            <text:p>0.01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27190</text:p>
          </table:table-cell>
          <table:table-cell table:style-name="ce2" office:value-type="string" calcext:value-type="string">
            <text:p>PAP1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1.718090953943" calcext:value-type="float">
            <text:p>11.7181</text:p>
          </table:table-cell>
          <table:table-cell table:style-name="ce16" office:value-type="float" office:value="0.171351937099178" calcext:value-type="float">
            <text:p>0.1714</text:p>
          </table:table-cell>
          <table:table-cell table:style-name="ce16" office:value-type="float" office:value="0.0146228543346065" calcext:value-type="float">
            <text:p>0.0146</text:p>
          </table:table-cell>
          <table:table-cell table:style-name="ce16" office:value-type="float" office:value="0.218489576882374" calcext:value-type="float">
            <text:p>0.2185</text:p>
          </table:table-cell>
          <table:table-cell table:style-name="ce16" office:value-type="float" office:value="3.65571358365163" calcext:value-type="float">
            <text:p>3.6557</text:p>
          </table:table-cell>
          <table:table-cell table:style-name="ce16" office:value-type="float" office:value="1.41855443662877" calcext:value-type="float">
            <text:p>1.4186</text:p>
          </table:table-cell>
          <table:table-cell table:style-name="ce16" office:value-type="float" office:value="0.66778046282652" calcext:value-type="float">
            <text:p>0.6678</text:p>
          </table:table-cell>
          <table:table-cell table:style-name="ce22" table:formula="of:=ABS([.F364])" office:value-type="float" office:value="0.0146228543346065" calcext:value-type="float">
            <text:p>0.014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557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4.9076792214517" calcext:value-type="float">
            <text:p>14.9077</text:p>
          </table:table-cell>
          <table:table-cell table:style-name="ce16" office:value-type="float" office:value="0.216102199128641" calcext:value-type="float">
            <text:p>0.2161</text:p>
          </table:table-cell>
          <table:table-cell table:style-name="ce16" office:value-type="float" office:value="0.0144960322742709" calcext:value-type="float">
            <text:p>0.0145</text:p>
          </table:table-cell>
          <table:table-cell table:style-name="ce16" office:value-type="float" office:value="0.384297646402685" calcext:value-type="float">
            <text:p>0.3843</text:p>
          </table:table-cell>
          <table:table-cell table:style-name="ce16" office:value-type="float" office:value="3.62400806856771" calcext:value-type="float">
            <text:p>3.6240</text:p>
          </table:table-cell>
          <table:table-cell table:style-name="ce16" office:value-type="float" office:value="0.958301601819742" calcext:value-type="float">
            <text:p>0.9583</text:p>
          </table:table-cell>
          <table:table-cell table:style-name="ce16" office:value-type="float" office:value="0.710796074936024" calcext:value-type="float">
            <text:p>0.7108</text:p>
          </table:table-cell>
          <table:table-cell table:style-name="ce22" table:formula="of:=ABS([.F365])" office:value-type="float" office:value="0.0144960322742709" calcext:value-type="float">
            <text:p>0.014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83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98116683553638" calcext:value-type="float">
            <text:p>2.9812</text:p>
          </table:table-cell>
          <table:table-cell table:style-name="ce16" office:value-type="float" office:value="0.0426633199391838" calcext:value-type="float">
            <text:p>0.0427</text:p>
          </table:table-cell>
          <table:table-cell table:style-name="ce16" office:value-type="float" office:value="0.0143109467845357" calcext:value-type="float">
            <text:p>0.0143</text:p>
          </table:table-cell>
          <table:table-cell table:style-name="ce16" office:value-type="float" office:value="0.305126136050587" calcext:value-type="float">
            <text:p>0.3051</text:p>
          </table:table-cell>
          <table:table-cell table:style-name="ce16" office:value-type="float" office:value="3.57773669613393" calcext:value-type="float">
            <text:p>3.5777</text:p>
          </table:table-cell>
          <table:table-cell table:style-name="ce16" office:value-type="float" office:value="1.11938506844076" calcext:value-type="float">
            <text:p>1.1194</text:p>
          </table:table-cell>
          <table:table-cell table:style-name="ce16" office:value-type="float" office:value="0.764723355966392" calcext:value-type="float">
            <text:p>0.7647</text:p>
          </table:table-cell>
          <table:table-cell table:style-name="ce22" table:formula="of:=ABS([.F366])" office:value-type="float" office:value="0.0143109467845357" calcext:value-type="float">
            <text:p>0.014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2G38550</text:p>
          </table:table-cell>
          <table:table-cell table:style-name="ce5" office:value-type="string" calcext:value-type="string">
            <text:p>FAX3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30.8748023067255" calcext:value-type="float">
            <text:p>30.8748</text:p>
          </table:table-cell>
          <table:table-cell table:style-name="ce21" office:value-type="float" office:value="0.440280405444767" calcext:value-type="float">
            <text:p>0.4403</text:p>
          </table:table-cell>
          <table:table-cell table:style-name="ce21" office:value-type="float" office:value="0.0142601854117414" calcext:value-type="float">
            <text:p>0.0143</text:p>
          </table:table-cell>
          <table:table-cell table:style-name="ce21" office:value-type="float" office:value="1.77198034323719" calcext:value-type="float">
            <text:p>1.7720</text:p>
          </table:table-cell>
          <table:table-cell table:style-name="ce21" office:value-type="float" office:value="3.56504635293534" calcext:value-type="float">
            <text:p>3.5650</text:p>
          </table:table-cell>
          <table:table-cell table:style-name="ce21" office:value-type="float" office:value="0.264464308532662" calcext:value-type="float">
            <text:p>0.2645</text:p>
          </table:table-cell>
          <table:table-cell table:style-name="ce21" office:value-type="float" office:value="0.604289283039897" calcext:value-type="float">
            <text:p>0.6043</text:p>
          </table:table-cell>
          <table:table-cell table:style-name="ce26" table:formula="of:=ABS([.F367])" office:value-type="float" office:value="0.0142601854117414" calcext:value-type="float">
            <text:p>0.01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5940</text:p>
          </table:table-cell>
          <table:table-cell table:style-name="ce2" office:value-type="string" calcext:value-type="string">
            <text:p>NUDT1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.53213260010611" calcext:value-type="float">
            <text:p>7.5321</text:p>
          </table:table-cell>
          <table:table-cell table:style-name="ce16" office:value-type="float" office:value="0.104898231118139" calcext:value-type="float">
            <text:p>0.1049</text:p>
          </table:table-cell>
          <table:table-cell table:style-name="ce16" office:value-type="float" office:value="0.0139267637317831" calcext:value-type="float">
            <text:p>0.0139</text:p>
          </table:table-cell>
          <table:table-cell table:style-name="ce16" office:value-type="float" office:value="0.607679075595196" calcext:value-type="float">
            <text:p>0.6077</text:p>
          </table:table-cell>
          <table:table-cell table:style-name="ce16" office:value-type="float" office:value="3.48169093294577" calcext:value-type="float">
            <text:p>3.4817</text:p>
          </table:table-cell>
          <table:table-cell table:style-name="ce16" office:value-type="float" office:value="0.653471856438839" calcext:value-type="float">
            <text:p>0.6535</text:p>
          </table:table-cell>
          <table:table-cell table:style-name="ce16" office:value-type="float" office:value="0.632226262286456" calcext:value-type="float">
            <text:p>0.6322</text:p>
          </table:table-cell>
          <table:table-cell table:style-name="ce22" table:formula="of:=ABS([.F368])" office:value-type="float" office:value="0.0139267637317831" calcext:value-type="float">
            <text:p>0.01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1670</text:p>
          </table:table-cell>
          <table:table-cell table:style-name="ce2" office:value-type="string" calcext:value-type="string">
            <text:p>PATL6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7.9459268973171" calcext:value-type="float">
            <text:p>27.9459</text:p>
          </table:table-cell>
          <table:table-cell table:style-name="ce16" office:value-type="float" office:value="0.384143882858093" calcext:value-type="float">
            <text:p>0.3841</text:p>
          </table:table-cell>
          <table:table-cell table:style-name="ce16" office:value-type="float" office:value="0.0137459703616047" calcext:value-type="float">
            <text:p>0.0137</text:p>
          </table:table-cell>
          <table:table-cell table:style-name="ce16" office:value-type="float" office:value="0.222092262219807" calcext:value-type="float">
            <text:p>0.2221</text:p>
          </table:table-cell>
          <table:table-cell table:style-name="ce16" office:value-type="float" office:value="3.43649259040119" calcext:value-type="float">
            <text:p>3.4365</text:p>
          </table:table-cell>
          <table:table-cell table:style-name="ce16" office:value-type="float" office:value="1.34898392834722" calcext:value-type="float">
            <text:p>1.3490</text:p>
          </table:table-cell>
          <table:table-cell table:style-name="ce16" office:value-type="float" office:value="0.85126211288688" calcext:value-type="float">
            <text:p>0.8513</text:p>
          </table:table-cell>
          <table:table-cell table:style-name="ce22" table:formula="of:=ABS([.F369])" office:value-type="float" office:value="0.0137459703616047" calcext:value-type="float">
            <text:p>0.013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6480</text:p>
          </table:table-cell>
          <table:table-cell table:style-name="ce2" office:value-type="string" calcext:value-type="string">
            <text:p>SCAB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56389066277368" calcext:value-type="float">
            <text:p>6.5639</text:p>
          </table:table-cell>
          <table:table-cell table:style-name="ce16" office:value-type="float" office:value="0.0859371915899305" calcext:value-type="float">
            <text:p>0.0859</text:p>
          </table:table-cell>
          <table:table-cell table:style-name="ce16" office:value-type="float" office:value="0.0130924166786191" calcext:value-type="float">
            <text:p>0.0131</text:p>
          </table:table-cell>
          <table:table-cell table:style-name="ce16" office:value-type="float" office:value="0.668220647778187" calcext:value-type="float">
            <text:p>0.6682</text:p>
          </table:table-cell>
          <table:table-cell table:style-name="ce16" office:value-type="float" office:value="3.27310416965478" calcext:value-type="float">
            <text:p>3.2731</text:p>
          </table:table-cell>
          <table:table-cell table:style-name="ce16" office:value-type="float" office:value="0.575141772662331" calcext:value-type="float">
            <text:p>0.5751</text:p>
          </table:table-cell>
          <table:table-cell table:style-name="ce16" office:value-type="float" office:value="0.612957286381184" calcext:value-type="float">
            <text:p>0.6130</text:p>
          </table:table-cell>
          <table:table-cell table:style-name="ce22" table:formula="of:=ABS([.F370])" office:value-type="float" office:value="0.0130924166786191" calcext:value-type="float">
            <text:p>0.01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78600</text:p>
          </table:table-cell>
          <table:table-cell table:style-name="ce2" office:value-type="string" calcext:value-type="string">
            <text:p>BBX2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.46631168701702" calcext:value-type="float">
            <text:p>7.4663</text:p>
          </table:table-cell>
          <table:table-cell table:style-name="ce16" office:value-type="float" office:value="0.0921284250034142" calcext:value-type="float">
            <text:p>0.0921</text:p>
          </table:table-cell>
          <table:table-cell table:style-name="ce16" office:value-type="float" office:value="0.0123392149786104" calcext:value-type="float">
            <text:p>0.0123</text:p>
          </table:table-cell>
          <table:table-cell table:style-name="ce16" office:value-type="float" office:value="0.146789840261624" calcext:value-type="float">
            <text:p>0.1468</text:p>
          </table:table-cell>
          <table:table-cell table:style-name="ce16" office:value-type="float" office:value="3.0848037446526" calcext:value-type="float">
            <text:p>3.0848</text:p>
          </table:table-cell>
          <table:table-cell table:style-name="ce16" office:value-type="float" office:value="1.6329709579469" calcext:value-type="float">
            <text:p>1.6330</text:p>
          </table:table-cell>
          <table:table-cell table:style-name="ce16" office:value-type="float" office:value="0.690471501340258" calcext:value-type="float">
            <text:p>0.6905</text:p>
          </table:table-cell>
          <table:table-cell table:style-name="ce22" table:formula="of:=ABS([.F371])" office:value-type="float" office:value="0.0123392149786104" calcext:value-type="float">
            <text:p>0.012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20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7.2540377964038" calcext:value-type="float">
            <text:p>37.2540</text:p>
          </table:table-cell>
          <table:table-cell table:style-name="ce16" office:value-type="float" office:value="0.386664850645663" calcext:value-type="float">
            <text:p>0.3867</text:p>
          </table:table-cell>
          <table:table-cell table:style-name="ce16" office:value-type="float" office:value="0.0103791393770205" calcext:value-type="float">
            <text:p>0.0104</text:p>
          </table:table-cell>
          <table:table-cell table:style-name="ce16" office:value-type="float" office:value="0.187045361071133" calcext:value-type="float">
            <text:p>0.1870</text:p>
          </table:table-cell>
          <table:table-cell table:style-name="ce16" office:value-type="float" office:value="2.59478484425512" calcext:value-type="float">
            <text:p>2.5948</text:p>
          </table:table-cell>
          <table:table-cell table:style-name="ce16" office:value-type="float" office:value="1.2553490350256" calcext:value-type="float">
            <text:p>1.2553</text:p>
          </table:table-cell>
          <table:table-cell table:style-name="ce16" office:value-type="float" office:value="0.672547815301725" calcext:value-type="float">
            <text:p>0.6725</text:p>
          </table:table-cell>
          <table:table-cell table:style-name="ce22" table:formula="of:=ABS([.F372])" office:value-type="float" office:value="0.0103791393770205" calcext:value-type="float">
            <text:p>0.01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4620</text:p>
          </table:table-cell>
          <table:table-cell table:style-name="ce2" office:value-type="string" calcext:value-type="string">
            <text:p>DECOY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3.6615212681441" calcext:value-type="float">
            <text:p>23.6615</text:p>
          </table:table-cell>
          <table:table-cell table:style-name="ce16" office:value-type="float" office:value="0.240973387835904" calcext:value-type="float">
            <text:p>0.2410</text:p>
          </table:table-cell>
          <table:table-cell table:style-name="ce16" office:value-type="float" office:value="0.0101841882905615" calcext:value-type="float">
            <text:p>0.0102</text:p>
          </table:table-cell>
          <table:table-cell table:style-name="ce16" office:value-type="float" office:value="0.366270680636535" calcext:value-type="float">
            <text:p>0.3663</text:p>
          </table:table-cell>
          <table:table-cell table:style-name="ce16" office:value-type="float" office:value="2.54604707264037" calcext:value-type="float">
            <text:p>2.5460</text:p>
          </table:table-cell>
          <table:table-cell table:style-name="ce16" office:value-type="float" office:value="0.761393522695139" calcext:value-type="float">
            <text:p>0.7614</text:p>
          </table:table-cell>
          <table:table-cell table:style-name="ce16" office:value-type="float" office:value="0.640723711082045" calcext:value-type="float">
            <text:p>0.6407</text:p>
          </table:table-cell>
          <table:table-cell table:style-name="ce22" table:formula="of:=ABS([.F373])" office:value-type="float" office:value="0.0101841882905615" calcext:value-type="float">
            <text:p>0.010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31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8.36580847640867" calcext:value-type="float">
            <text:p>8.3658</text:p>
          </table:table-cell>
          <table:table-cell table:style-name="ce16" office:value-type="float" office:value="0.0819730931614386" calcext:value-type="float">
            <text:p>0.0820</text:p>
          </table:table-cell>
          <table:table-cell table:style-name="ce16" office:value-type="float" office:value="0.00979858592180305" calcext:value-type="float">
            <text:p>0.0098</text:p>
          </table:table-cell>
          <table:table-cell table:style-name="ce16" office:value-type="float" office:value="0.373697950821474" calcext:value-type="float">
            <text:p>0.3737</text:p>
          </table:table-cell>
          <table:table-cell table:style-name="ce16" office:value-type="float" office:value="2.44964648045076" calcext:value-type="float">
            <text:p>2.4496</text:p>
          </table:table-cell>
          <table:table-cell table:style-name="ce16" office:value-type="float" office:value="0.727280166025227" calcext:value-type="float">
            <text:p>0.7273</text:p>
          </table:table-cell>
          <table:table-cell table:style-name="ce16" office:value-type="float" office:value="0.618832304189491" calcext:value-type="float">
            <text:p>0.6188</text:p>
          </table:table-cell>
          <table:table-cell table:style-name="ce22" table:formula="of:=ABS([.F374])" office:value-type="float" office:value="0.00979858592180305" calcext:value-type="float">
            <text:p>0.009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3049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1.0592070511778" calcext:value-type="float">
            <text:p>11.0592</text:p>
          </table:table-cell>
          <table:table-cell table:style-name="ce16" office:value-type="float" office:value="0.10179884095238" calcext:value-type="float">
            <text:p>0.1018</text:p>
          </table:table-cell>
          <table:table-cell table:style-name="ce16" office:value-type="float" office:value="0.00920489511420608" calcext:value-type="float">
            <text:p>0.0092</text:p>
          </table:table-cell>
          <table:table-cell table:style-name="ce16" office:value-type="float" office:value="0.361537614791692" calcext:value-type="float">
            <text:p>0.3615</text:p>
          </table:table-cell>
          <table:table-cell table:style-name="ce16" office:value-type="float" office:value="2.30122377855152" calcext:value-type="float">
            <text:p>2.3012</text:p>
          </table:table-cell>
          <table:table-cell table:style-name="ce16" office:value-type="float" office:value="0.710622590397087" calcext:value-type="float">
            <text:p>0.7106</text:p>
          </table:table-cell>
          <table:table-cell table:style-name="ce16" office:value-type="float" office:value="0.769612620222252" calcext:value-type="float">
            <text:p>0.7696</text:p>
          </table:table-cell>
          <table:table-cell table:style-name="ce22" table:formula="of:=ABS([.F375])" office:value-type="float" office:value="0.00920489511420608" calcext:value-type="float">
            <text:p>0.009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823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8.3748304506479" calcext:value-type="float">
            <text:p>8.3748</text:p>
          </table:table-cell>
          <table:table-cell table:style-name="ce16" office:value-type="float" office:value="0.072732776683825" calcext:value-type="float">
            <text:p>0.0727</text:p>
          </table:table-cell>
          <table:table-cell table:style-name="ce16" office:value-type="float" office:value="0.00868468646767628" calcext:value-type="float">
            <text:p>0.0087</text:p>
          </table:table-cell>
          <table:table-cell table:style-name="ce16" office:value-type="float" office:value="0.543442898232689" calcext:value-type="float">
            <text:p>0.5434</text:p>
          </table:table-cell>
          <table:table-cell table:style-name="ce16" office:value-type="float" office:value="2.17117161691907" calcext:value-type="float">
            <text:p>2.1712</text:p>
          </table:table-cell>
          <table:table-cell table:style-name="ce16" office:value-type="float" office:value="0.484933725874651" calcext:value-type="float">
            <text:p>0.4849</text:p>
          </table:table-cell>
          <table:table-cell table:style-name="ce16" office:value-type="float" office:value="0.698884467242864" calcext:value-type="float">
            <text:p>0.6989</text:p>
          </table:table-cell>
          <table:table-cell table:style-name="ce22" table:formula="of:=ABS([.F376])" office:value-type="float" office:value="0.00868468646767628" calcext:value-type="float">
            <text:p>0.008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097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1.7968827512189" calcext:value-type="float">
            <text:p>31.7969</text:p>
          </table:table-cell>
          <table:table-cell table:style-name="ce16" office:value-type="float" office:value="0.262967384073281" calcext:value-type="float">
            <text:p>0.2630</text:p>
          </table:table-cell>
          <table:table-cell table:style-name="ce16" office:value-type="float" office:value="0.00827022529632093" calcext:value-type="float">
            <text:p>0.0083</text:p>
          </table:table-cell>
          <table:table-cell table:style-name="ce16" office:value-type="float" office:value="0.142712760443524" calcext:value-type="float">
            <text:p>0.1427</text:p>
          </table:table-cell>
          <table:table-cell table:style-name="ce16" office:value-type="float" office:value="2.06755632408023" calcext:value-type="float">
            <text:p>2.0676</text:p>
          </table:table-cell>
          <table:table-cell table:style-name="ce16" office:value-type="float" office:value="1.29204764214129" calcext:value-type="float">
            <text:p>1.2920</text:p>
          </table:table-cell>
          <table:table-cell table:style-name="ce16" office:value-type="float" office:value="0.759183266622247" calcext:value-type="float">
            <text:p>0.7592</text:p>
          </table:table-cell>
          <table:table-cell table:style-name="ce22" table:formula="of:=ABS([.F377])" office:value-type="float" office:value="0.00827022529632093" calcext:value-type="float">
            <text:p>0.008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2652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60130735261527" calcext:value-type="float">
            <text:p>2.6013</text:p>
          </table:table-cell>
          <table:table-cell table:style-name="ce16" office:value-type="float" office:value="0.0192296912252872" calcext:value-type="float">
            <text:p>0.0192</text:p>
          </table:table-cell>
          <table:table-cell table:style-name="ce16" office:value-type="float" office:value="0.00739231802268744" calcext:value-type="float">
            <text:p>0.0074</text:p>
          </table:table-cell>
          <table:table-cell table:style-name="ce16" office:value-type="float" office:value="0.449683638070613" calcext:value-type="float">
            <text:p>0.4497</text:p>
          </table:table-cell>
          <table:table-cell table:style-name="ce16" office:value-type="float" office:value="1.84807950567186" calcext:value-type="float">
            <text:p>1.8481</text:p>
          </table:table-cell>
          <table:table-cell table:style-name="ce16" office:value-type="float" office:value="0.496690646703404" calcext:value-type="float">
            <text:p>0.4967</text:p>
          </table:table-cell>
          <table:table-cell table:style-name="ce16" office:value-type="float" office:value="0.603238524130965" calcext:value-type="float">
            <text:p>0.6032</text:p>
          </table:table-cell>
          <table:table-cell table:style-name="ce22" table:formula="of:=ABS([.F378])" office:value-type="float" office:value="0.00739231802268744" calcext:value-type="float">
            <text:p>0.007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4090</text:p>
          </table:table-cell>
          <table:table-cell table:style-name="ce2" office:value-type="string" calcext:value-type="string">
            <text:p>MEE18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11099017878068" calcext:value-type="float">
            <text:p>3.1110</text:p>
          </table:table-cell>
          <table:table-cell table:style-name="ce16" office:value-type="float" office:value="0.0213268315501438" calcext:value-type="float">
            <text:p>0.0213</text:p>
          </table:table-cell>
          <table:table-cell table:style-name="ce16" office:value-type="float" office:value="0.00685531947211179" calcext:value-type="float">
            <text:p>0.0069</text:p>
          </table:table-cell>
          <table:table-cell table:style-name="ce16" office:value-type="float" office:value="0.426297862925371" calcext:value-type="float">
            <text:p>0.4263</text:p>
          </table:table-cell>
          <table:table-cell table:style-name="ce16" office:value-type="float" office:value="1.71382986802795" calcext:value-type="float">
            <text:p>1.7138</text:p>
          </table:table-cell>
          <table:table-cell table:style-name="ce16" office:value-type="float" office:value="0.487513495218464" calcext:value-type="float">
            <text:p>0.4875</text:p>
          </table:table-cell>
          <table:table-cell table:style-name="ce16" office:value-type="float" office:value="0.617604324315542" calcext:value-type="float">
            <text:p>0.6176</text:p>
          </table:table-cell>
          <table:table-cell table:style-name="ce22" table:formula="of:=ABS([.F379])" office:value-type="float" office:value="0.00685531947211179" calcext:value-type="float">
            <text:p>0.00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2140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0.0140534794721" calcext:value-type="float">
            <text:p>10.0141</text:p>
          </table:table-cell>
          <table:table-cell table:style-name="ce16" office:value-type="float" office:value="0.0519039853594163" calcext:value-type="float">
            <text:p>0.0519</text:p>
          </table:table-cell>
          <table:table-cell table:style-name="ce16" office:value-type="float" office:value="0.00518311445667976" calcext:value-type="float">
            <text:p>0.0052</text:p>
          </table:table-cell>
          <table:table-cell table:style-name="ce16" office:value-type="float" office:value="0.0147257343836673" calcext:value-type="float">
            <text:p>0.0147</text:p>
          </table:table-cell>
          <table:table-cell table:style-name="ce16" office:value-type="float" office:value="1.29577861416994" calcext:value-type="float">
            <text:p>1.2958</text:p>
          </table:table-cell>
          <table:table-cell table:style-name="ce16" office:value-type="float" office:value="3.29269576051793" calcext:value-type="float">
            <text:p>3.2927</text:p>
          </table:table-cell>
          <table:table-cell table:style-name="ce16" office:value-type="float" office:value="0.638972047671915" calcext:value-type="float">
            <text:p>0.6390</text:p>
          </table:table-cell>
          <table:table-cell table:style-name="ce22" table:formula="of:=ABS([.F380])" office:value-type="float" office:value="0.00518311445667976" calcext:value-type="float">
            <text:p>0.005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277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5.1618562582535" calcext:value-type="float">
            <text:p>45.1619</text:p>
          </table:table-cell>
          <table:table-cell table:style-name="ce16" office:value-type="float" office:value="0.227425397159621" calcext:value-type="float">
            <text:p>0.2274</text:p>
          </table:table-cell>
          <table:table-cell table:style-name="ce16" office:value-type="float" office:value="0.00503578497436226" calcext:value-type="float">
            <text:p>0.0050</text:p>
          </table:table-cell>
          <table:table-cell table:style-name="ce16" office:value-type="float" office:value="0.102872248864736" calcext:value-type="float">
            <text:p>0.1029</text:p>
          </table:table-cell>
          <table:table-cell table:style-name="ce16" office:value-type="float" office:value="1.25894624359057" calcext:value-type="float">
            <text:p>1.2589</text:p>
          </table:table-cell>
          <table:table-cell table:style-name="ce16" office:value-type="float" office:value="1.15302430774166" calcext:value-type="float">
            <text:p>1.1530</text:p>
          </table:table-cell>
          <table:table-cell table:style-name="ce16" office:value-type="float" office:value="0.645796300365207" calcext:value-type="float">
            <text:p>0.6458</text:p>
          </table:table-cell>
          <table:table-cell table:style-name="ce22" table:formula="of:=ABS([.F381])" office:value-type="float" office:value="0.00503578497436226" calcext:value-type="float">
            <text:p>0.005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3550</text:p>
          </table:table-cell>
          <table:table-cell table:style-name="ce2" office:value-type="string" calcext:value-type="string">
            <text:p>YSL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2.2195280136251" calcext:value-type="float">
            <text:p>12.2195</text:p>
          </table:table-cell>
          <table:table-cell table:style-name="ce16" office:value-type="float" office:value="-0.0839070182056963" calcext:value-type="float">
            <text:p>-0.0839</text:p>
          </table:table-cell>
          <table:table-cell table:style-name="ce16" office:value-type="float" office:value="-0.00686663331939971" calcext:value-type="float">
            <text:p>-0.0069</text:p>
          </table:table-cell>
          <table:table-cell table:style-name="ce16" office:value-type="float" office:value="0.378296949684306" calcext:value-type="float">
            <text:p>0.3783</text:p>
          </table:table-cell>
          <table:table-cell table:style-name="ce16" office:value-type="float" office:value="-1.71665832984993" calcext:value-type="float">
            <text:p>-1.7167</text:p>
          </table:table-cell>
          <table:table-cell table:style-name="ce16" office:value-type="float" office:value="-0.872461616731337" calcext:value-type="float">
            <text:p>-0.8725</text:p>
          </table:table-cell>
          <table:table-cell table:style-name="ce16" office:value-type="float" office:value="0.723501280523995" calcext:value-type="float">
            <text:p>0.7235</text:p>
          </table:table-cell>
          <table:table-cell table:style-name="ce22" table:formula="of:=ABS([.F382])" office:value-type="float" office:value="0.00686663331939971" calcext:value-type="float">
            <text:p>0.00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2890</text:p>
          </table:table-cell>
          <table:table-cell table:style-name="ce2" office:value-type="string" calcext:value-type="string">
            <text:p>NAT6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6.3206525129023" calcext:value-type="float">
            <text:p>26.3207</text:p>
          </table:table-cell>
          <table:table-cell table:style-name="ce16" office:value-type="float" office:value="-0.190545279941483" calcext:value-type="float">
            <text:p>-0.1905</text:p>
          </table:table-cell>
          <table:table-cell table:style-name="ce16" office:value-type="float" office:value="-0.00723938283247647" calcext:value-type="float">
            <text:p>-0.0072</text:p>
          </table:table-cell>
          <table:table-cell table:style-name="ce16" office:value-type="float" office:value="0.583269008768887" calcext:value-type="float">
            <text:p>0.5833</text:p>
          </table:table-cell>
          <table:table-cell table:style-name="ce16" office:value-type="float" office:value="-1.80984570811912" calcext:value-type="float">
            <text:p>-1.8098</text:p>
          </table:table-cell>
          <table:table-cell table:style-name="ce16" office:value-type="float" office:value="-0.53594549091547" calcext:value-type="float">
            <text:p>-0.5359</text:p>
          </table:table-cell>
          <table:table-cell table:style-name="ce16" office:value-type="float" office:value="0.613087893061523" calcext:value-type="float">
            <text:p>0.6131</text:p>
          </table:table-cell>
          <table:table-cell table:style-name="ce22" table:formula="of:=ABS([.F383])" office:value-type="float" office:value="0.00723938283247647" calcext:value-type="float">
            <text:p>0.007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3588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8.5841436038197" calcext:value-type="float">
            <text:p>28.5841</text:p>
          </table:table-cell>
          <table:table-cell table:style-name="ce16" office:value-type="float" office:value="-0.214235374587464" calcext:value-type="float">
            <text:p>-0.2142</text:p>
          </table:table-cell>
          <table:table-cell table:style-name="ce16" office:value-type="float" office:value="-0.00749490268299782" calcext:value-type="float">
            <text:p>-0.0075</text:p>
          </table:table-cell>
          <table:table-cell table:style-name="ce16" office:value-type="float" office:value="0.0599780236071747" calcext:value-type="float">
            <text:p>0.0600</text:p>
          </table:table-cell>
          <table:table-cell table:style-name="ce16" office:value-type="float" office:value="-1.87372567074946" calcext:value-type="float">
            <text:p>-1.873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3016388315175" calcext:value-type="float">
            <text:p>0.6330</text:p>
          </table:table-cell>
          <table:table-cell table:style-name="ce22" table:formula="of:=ABS([.F384])" office:value-type="float" office:value="0.00749490268299782" calcext:value-type="float">
            <text:p>0.007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1970</text:p>
          </table:table-cell>
          <table:table-cell table:style-name="ce2" office:value-type="string" calcext:value-type="string">
            <text:p>ASAT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20214638495653" calcext:value-type="float">
            <text:p>3.2021</text:p>
          </table:table-cell>
          <table:table-cell table:style-name="ce16" office:value-type="float" office:value="-0.0241961101498934" calcext:value-type="float">
            <text:p>-0.0242</text:p>
          </table:table-cell>
          <table:table-cell table:style-name="ce16" office:value-type="float" office:value="-0.007556216125398" calcext:value-type="float">
            <text:p>-0.0076</text:p>
          </table:table-cell>
          <table:table-cell table:style-name="ce16" office:value-type="float" office:value="0.791778072234003" calcext:value-type="float">
            <text:p>0.7918</text:p>
          </table:table-cell>
          <table:table-cell table:style-name="ce16" office:value-type="float" office:value="-1.8890540313495" calcext:value-type="float">
            <text:p>-1.8891</text:p>
          </table:table-cell>
          <table:table-cell table:style-name="ce16" office:value-type="float" office:value="-0.393242786371857" calcext:value-type="float">
            <text:p>-0.3932</text:p>
          </table:table-cell>
          <table:table-cell table:style-name="ce16" office:value-type="float" office:value="0.636792698509787" calcext:value-type="float">
            <text:p>0.6368</text:p>
          </table:table-cell>
          <table:table-cell table:style-name="ce22" table:formula="of:=ABS([.F385])" office:value-type="float" office:value="0.007556216125398" calcext:value-type="float">
            <text:p>0.00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5010</text:p>
          </table:table-cell>
          <table:table-cell table:style-name="ce2" office:value-type="string" calcext:value-type="string">
            <text:p>UBA2C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5.6373569491355" calcext:value-type="float">
            <text:p>15.6374</text:p>
          </table:table-cell>
          <table:table-cell table:style-name="ce16" office:value-type="float" office:value="-0.127958443875793" calcext:value-type="float">
            <text:p>-0.1280</text:p>
          </table:table-cell>
          <table:table-cell table:style-name="ce16" office:value-type="float" office:value="-0.00818286902908277" calcext:value-type="float">
            <text:p>-0.0082</text:p>
          </table:table-cell>
          <table:table-cell table:style-name="ce16" office:value-type="float" office:value="0.761816273500925" calcext:value-type="float">
            <text:p>0.7618</text:p>
          </table:table-cell>
          <table:table-cell table:style-name="ce16" office:value-type="float" office:value="-2.04571725727069" calcext:value-type="float">
            <text:p>-2.0457</text:p>
          </table:table-cell>
          <table:table-cell table:style-name="ce16" office:value-type="float" office:value="-0.451132510440568" calcext:value-type="float">
            <text:p>-0.4511</text:p>
          </table:table-cell>
          <table:table-cell table:style-name="ce16" office:value-type="float" office:value="0.680149521178186" calcext:value-type="float">
            <text:p>0.6801</text:p>
          </table:table-cell>
          <table:table-cell table:style-name="ce22" table:formula="of:=ABS([.F386])" office:value-type="float" office:value="0.00818286902908277" calcext:value-type="float">
            <text:p>0.008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0947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21660217593938" calcext:value-type="float">
            <text:p>4.2166</text:p>
          </table:table-cell>
          <table:table-cell table:style-name="ce16" office:value-type="float" office:value="-0.0360665759583132" calcext:value-type="float">
            <text:p>-0.0361</text:p>
          </table:table-cell>
          <table:table-cell table:style-name="ce16" office:value-type="float" office:value="-0.00855346899077057" calcext:value-type="float">
            <text:p>-0.0086</text:p>
          </table:table-cell>
          <table:table-cell table:style-name="ce16" office:value-type="float" office:value="0.120049506379824" calcext:value-type="float">
            <text:p>0.1200</text:p>
          </table:table-cell>
          <table:table-cell table:style-name="ce16" office:value-type="float" office:value="-2.13836724769264" calcext:value-type="float">
            <text:p>-2.138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8626298094097" calcext:value-type="float">
            <text:p>0.6886</text:p>
          </table:table-cell>
          <table:table-cell table:style-name="ce22" table:formula="of:=ABS([.F387])" office:value-type="float" office:value="0.00855346899077057" calcext:value-type="float">
            <text:p>0.008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2730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5.8503370136511" calcext:value-type="float">
            <text:p>35.8503</text:p>
          </table:table-cell>
          <table:table-cell table:style-name="ce16" office:value-type="float" office:value="-0.330521568746981" calcext:value-type="float">
            <text:p>-0.3305</text:p>
          </table:table-cell>
          <table:table-cell table:style-name="ce16" office:value-type="float" office:value="-0.00921948289136375" calcext:value-type="float">
            <text:p>-0.0092</text:p>
          </table:table-cell>
          <table:table-cell table:style-name="ce16" office:value-type="float" office:value="0.278704109796439" calcext:value-type="float">
            <text:p>0.2787</text:p>
          </table:table-cell>
          <table:table-cell table:style-name="ce16" office:value-type="float" office:value="-2.30487072284094" calcext:value-type="float">
            <text:p>-2.3049</text:p>
          </table:table-cell>
          <table:table-cell table:style-name="ce16" office:value-type="float" office:value="-2.53111935810314" calcext:value-type="float">
            <text:p>-2.5311</text:p>
          </table:table-cell>
          <table:table-cell table:style-name="ce16" office:value-type="float" office:value="0.802985861089798" calcext:value-type="float">
            <text:p>0.8030</text:p>
          </table:table-cell>
          <table:table-cell table:style-name="ce22" table:formula="of:=ABS([.F388])" office:value-type="float" office:value="0.00921948289136375" calcext:value-type="float">
            <text:p>0.009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54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90115872659417" calcext:value-type="float">
            <text:p>4.9012</text:p>
          </table:table-cell>
          <table:table-cell table:style-name="ce16" office:value-type="float" office:value="-0.0456791651789812" calcext:value-type="float">
            <text:p>-0.0457</text:p>
          </table:table-cell>
          <table:table-cell table:style-name="ce16" office:value-type="float" office:value="-0.00932007464502661" calcext:value-type="float">
            <text:p>-0.0093</text:p>
          </table:table-cell>
          <table:table-cell table:style-name="ce16" office:value-type="float" office:value="0.381632011303471" calcext:value-type="float">
            <text:p>0.3816</text:p>
          </table:table-cell>
          <table:table-cell table:style-name="ce16" office:value-type="float" office:value="-2.33001866125665" calcext:value-type="float">
            <text:p>-2.3300</text:p>
          </table:table-cell>
          <table:table-cell table:style-name="ce16" office:value-type="float" office:value="-1.360455436642" calcext:value-type="float">
            <text:p>-1.3605</text:p>
          </table:table-cell>
          <table:table-cell table:style-name="ce16" office:value-type="float" office:value="0.621202735453838" calcext:value-type="float">
            <text:p>0.6212</text:p>
          </table:table-cell>
          <table:table-cell table:style-name="ce22" table:formula="of:=ABS([.F389])" office:value-type="float" office:value="0.00932007464502661" calcext:value-type="float">
            <text:p>0.00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6690</text:p>
          </table:table-cell>
          <table:table-cell table:style-name="ce2" office:value-type="string" calcext:value-type="string">
            <text:p>SWEET16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0.1497856291334" calcext:value-type="float">
            <text:p>20.1498</text:p>
          </table:table-cell>
          <table:table-cell table:style-name="ce16" office:value-type="float" office:value="-0.188284348087626" calcext:value-type="float">
            <text:p>-0.1883</text:p>
          </table:table-cell>
          <table:table-cell table:style-name="ce16" office:value-type="float" office:value="-0.00934423579253356" calcext:value-type="float">
            <text:p>-0.0093</text:p>
          </table:table-cell>
          <table:table-cell table:style-name="ce16" office:value-type="float" office:value="0.241275747062532" calcext:value-type="float">
            <text:p>0.2413</text:p>
          </table:table-cell>
          <table:table-cell table:style-name="ce16" office:value-type="float" office:value="-2.33605894813339" calcext:value-type="float">
            <text:p>-2.3361</text:p>
          </table:table-cell>
          <table:table-cell table:style-name="ce16" office:value-type="float" office:value="-4.97534030736342" calcext:value-type="float">
            <text:p>-4.9753</text:p>
          </table:table-cell>
          <table:table-cell table:style-name="ce16" office:value-type="float" office:value="0.730040558418838" calcext:value-type="float">
            <text:p>0.7300</text:p>
          </table:table-cell>
          <table:table-cell table:style-name="ce22" table:formula="of:=ABS([.F390])" office:value-type="float" office:value="0.00934423579253356" calcext:value-type="float">
            <text:p>0.00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2340</text:p>
          </table:table-cell>
          <table:table-cell table:style-name="ce2" office:value-type="string" calcext:value-type="string">
            <text:p>SPP3B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0.9819539802426" calcext:value-type="float">
            <text:p>20.9820</text:p>
          </table:table-cell>
          <table:table-cell table:style-name="ce16" office:value-type="float" office:value="-0.209608291480391" calcext:value-type="float">
            <text:p>-0.2096</text:p>
          </table:table-cell>
          <table:table-cell table:style-name="ce16" office:value-type="float" office:value="-0.0099899319042338" calcext:value-type="float">
            <text:p>-0.0100</text:p>
          </table:table-cell>
          <table:table-cell table:style-name="ce16" office:value-type="float" office:value="0.365552694179485" calcext:value-type="float">
            <text:p>0.3656</text:p>
          </table:table-cell>
          <table:table-cell table:style-name="ce16" office:value-type="float" office:value="-2.49748297605845" calcext:value-type="float">
            <text:p>-2.4975</text:p>
          </table:table-cell>
          <table:table-cell table:style-name="ce16" office:value-type="float" office:value="-1.65838935767738" calcext:value-type="float">
            <text:p>-1.6584</text:p>
          </table:table-cell>
          <table:table-cell table:style-name="ce16" office:value-type="float" office:value="0.672210588710772" calcext:value-type="float">
            <text:p>0.6722</text:p>
          </table:table-cell>
          <table:table-cell table:style-name="ce22" table:formula="of:=ABS([.F391])" office:value-type="float" office:value="0.0099899319042338" calcext:value-type="float">
            <text:p>0.01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58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8.3566362962963" calcext:value-type="float">
            <text:p>48.3566</text:p>
          </table:table-cell>
          <table:table-cell table:style-name="ce16" office:value-type="float" office:value="-0.490086277357971" calcext:value-type="float">
            <text:p>-0.4901</text:p>
          </table:table-cell>
          <table:table-cell table:style-name="ce16" office:value-type="float" office:value="-0.0101348297750708" calcext:value-type="float">
            <text:p>-0.0101</text:p>
          </table:table-cell>
          <table:table-cell table:style-name="ce16" office:value-type="float" office:value="0.551686342031161" calcext:value-type="float">
            <text:p>0.5517</text:p>
          </table:table-cell>
          <table:table-cell table:style-name="ce16" office:value-type="float" office:value="-2.53370744376769" calcext:value-type="float">
            <text:p>-2.5337</text:p>
          </table:table-cell>
          <table:table-cell table:style-name="ce16" office:value-type="float" office:value="-0.887008852416092" calcext:value-type="float">
            <text:p>-0.8870</text:p>
          </table:table-cell>
          <table:table-cell table:style-name="ce16" office:value-type="float" office:value="0.758933245709915" calcext:value-type="float">
            <text:p>0.7589</text:p>
          </table:table-cell>
          <table:table-cell table:style-name="ce22" table:formula="of:=ABS([.F392])" office:value-type="float" office:value="0.0101348297750708" calcext:value-type="float">
            <text:p>0.01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2230</text:p>
          </table:table-cell>
          <table:table-cell table:style-name="ce2" office:value-type="string" calcext:value-type="string">
            <text:p>MBD1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64832900529112" calcext:value-type="float">
            <text:p>1.6483</text:p>
          </table:table-cell>
          <table:table-cell table:style-name="ce16" office:value-type="float" office:value="-0.0167135893251317" calcext:value-type="float">
            <text:p>-0.0167</text:p>
          </table:table-cell>
          <table:table-cell table:style-name="ce16" office:value-type="float" office:value="-0.0101397168110743" calcext:value-type="float">
            <text:p>-0.0101</text:p>
          </table:table-cell>
          <table:table-cell table:style-name="ce16" office:value-type="float" office:value="0.0706633587671233" calcext:value-type="float">
            <text:p>0.0707</text:p>
          </table:table-cell>
          <table:table-cell table:style-name="ce16" office:value-type="float" office:value="-2.53492920276857" calcext:value-type="float">
            <text:p>-2.534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7924876470271" calcext:value-type="float">
            <text:p>0.6279</text:p>
          </table:table-cell>
          <table:table-cell table:style-name="ce22" table:formula="of:=ABS([.F393])" office:value-type="float" office:value="0.0101397168110743" calcext:value-type="float">
            <text:p>0.01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5050</text:p>
          </table:table-cell>
          <table:table-cell table:style-name="ce2" office:value-type="string" calcext:value-type="string">
            <text:p>LTP7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23.534095138263" calcext:value-type="float">
            <text:p>123.5341</text:p>
          </table:table-cell>
          <table:table-cell table:style-name="ce16" office:value-type="float" office:value="-1.27866222079534" calcext:value-type="float">
            <text:p>-1.2787</text:p>
          </table:table-cell>
          <table:table-cell table:style-name="ce16" office:value-type="float" office:value="-0.0103506826950424" calcext:value-type="float">
            <text:p>-0.0104</text:p>
          </table:table-cell>
          <table:table-cell table:style-name="ce16" office:value-type="float" office:value="0.0110850996017586" calcext:value-type="float">
            <text:p>0.0111</text:p>
          </table:table-cell>
          <table:table-cell table:style-name="ce16" office:value-type="float" office:value="-2.58767067376061" calcext:value-type="float">
            <text:p>-2.587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98683586431452" calcext:value-type="float">
            <text:p>0.8987</text:p>
          </table:table-cell>
          <table:table-cell table:style-name="ce22" table:formula="of:=ABS([.F394])" office:value-type="float" office:value="0.0103506826950424" calcext:value-type="float">
            <text:p>0.01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0377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34959226964345" calcext:value-type="float">
            <text:p>2.3496</text:p>
          </table:table-cell>
          <table:table-cell table:style-name="ce16" office:value-type="float" office:value="-0.0246015045848048" calcext:value-type="float">
            <text:p>-0.0246</text:p>
          </table:table-cell>
          <table:table-cell table:style-name="ce16" office:value-type="float" office:value="-0.0104705420181426" calcext:value-type="float">
            <text:p>-0.0105</text:p>
          </table:table-cell>
          <table:table-cell table:style-name="ce16" office:value-type="float" office:value="0.107084297553645" calcext:value-type="float">
            <text:p>0.1071</text:p>
          </table:table-cell>
          <table:table-cell table:style-name="ce16" office:value-type="float" office:value="-2.61763550453566" calcext:value-type="float">
            <text:p>-2.617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8451304791069" calcext:value-type="float">
            <text:p>0.6585</text:p>
          </table:table-cell>
          <table:table-cell table:style-name="ce22" table:formula="of:=ABS([.F395])" office:value-type="float" office:value="0.0104705420181426" calcext:value-type="float">
            <text:p>0.01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2200</text:p>
          </table:table-cell>
          <table:table-cell table:style-name="ce2" office:value-type="string" calcext:value-type="string">
            <text:p>NPF8.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88443482200526" calcext:value-type="float">
            <text:p>3.8844</text:p>
          </table:table-cell>
          <table:table-cell table:style-name="ce16" office:value-type="float" office:value="-0.0430532796777177" calcext:value-type="float">
            <text:p>-0.0431</text:p>
          </table:table-cell>
          <table:table-cell table:style-name="ce16" office:value-type="float" office:value="-0.0110835376703508" calcext:value-type="float">
            <text:p>-0.0111</text:p>
          </table:table-cell>
          <table:table-cell table:style-name="ce16" office:value-type="float" office:value="0.998468578022218" calcext:value-type="float">
            <text:p>0.9985</text:p>
          </table:table-cell>
          <table:table-cell table:style-name="ce16" office:value-type="float" office:value="-2.7708844175877" calcext:value-type="float">
            <text:p>-2.7709</text:p>
          </table:table-cell>
          <table:table-cell table:style-name="ce16" office:value-type="float" office:value="-0.468957328527198" calcext:value-type="float">
            <text:p>-0.4690</text:p>
          </table:table-cell>
          <table:table-cell table:style-name="ce16" office:value-type="float" office:value="0.606546182936185" calcext:value-type="float">
            <text:p>0.6065</text:p>
          </table:table-cell>
          <table:table-cell table:style-name="ce22" table:formula="of:=ABS([.F396])" office:value-type="float" office:value="0.0110835376703508" calcext:value-type="float">
            <text:p>0.011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628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4.4381840519253" calcext:value-type="float">
            <text:p>24.4382</text:p>
          </table:table-cell>
          <table:table-cell table:style-name="ce16" office:value-type="float" office:value="-0.272181564753562" calcext:value-type="float">
            <text:p>-0.2722</text:p>
          </table:table-cell>
          <table:table-cell table:style-name="ce16" office:value-type="float" office:value="-0.0111375527811412" calcext:value-type="float">
            <text:p>-0.0111</text:p>
          </table:table-cell>
          <table:table-cell table:style-name="ce16" office:value-type="float" office:value="0.172186441313347" calcext:value-type="float">
            <text:p>0.1722</text:p>
          </table:table-cell>
          <table:table-cell table:style-name="ce16" office:value-type="float" office:value="-2.78438819528531" calcext:value-type="float">
            <text:p>-2.784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532416514567" calcext:value-type="float">
            <text:p>0.6153</text:p>
          </table:table-cell>
          <table:table-cell table:style-name="ce22" table:formula="of:=ABS([.F397])" office:value-type="float" office:value="0.0111375527811412" calcext:value-type="float">
            <text:p>0.01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2630</text:p>
          </table:table-cell>
          <table:table-cell table:style-name="ce2" office:value-type="string" calcext:value-type="string">
            <text:p>HIPL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05314096787319" calcext:value-type="float">
            <text:p>3.0531</text:p>
          </table:table-cell>
          <table:table-cell table:style-name="ce16" office:value-type="float" office:value="-0.0348123848134008" calcext:value-type="float">
            <text:p>-0.0348</text:p>
          </table:table-cell>
          <table:table-cell table:style-name="ce16" office:value-type="float" office:value="-0.011402154430377" calcext:value-type="float">
            <text:p>-0.0114</text:p>
          </table:table-cell>
          <table:table-cell table:style-name="ce16" office:value-type="float" office:value="0.68288655530092" calcext:value-type="float">
            <text:p>0.6829</text:p>
          </table:table-cell>
          <table:table-cell table:style-name="ce16" office:value-type="float" office:value="-2.85053860759425" calcext:value-type="float">
            <text:p>-2.8505</text:p>
          </table:table-cell>
          <table:table-cell table:style-name="ce16" office:value-type="float" office:value="-0.779484086265861" calcext:value-type="float">
            <text:p>-0.7795</text:p>
          </table:table-cell>
          <table:table-cell table:style-name="ce16" office:value-type="float" office:value="0.615225723464223" calcext:value-type="float">
            <text:p>0.6152</text:p>
          </table:table-cell>
          <table:table-cell table:style-name="ce22" table:formula="of:=ABS([.F398])" office:value-type="float" office:value="0.011402154430377" calcext:value-type="float">
            <text:p>0.01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32450</text:p>
          </table:table-cell>
          <table:table-cell table:style-name="ce2" office:value-type="string" calcext:value-type="string">
            <text:p>NPF7.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3.828282115013" calcext:value-type="float">
            <text:p>23.8283</text:p>
          </table:table-cell>
          <table:table-cell table:style-name="ce16" office:value-type="float" office:value="-0.273582468370572" calcext:value-type="float">
            <text:p>-0.2736</text:p>
          </table:table-cell>
          <table:table-cell table:style-name="ce16" office:value-type="float" office:value="-0.0114814180497805" calcext:value-type="float">
            <text:p>-0.0115</text:p>
          </table:table-cell>
          <table:table-cell table:style-name="ce16" office:value-type="float" office:value="0.145088627991356" calcext:value-type="float">
            <text:p>0.1451</text:p>
          </table:table-cell>
          <table:table-cell table:style-name="ce16" office:value-type="float" office:value="-2.87035451244511" calcext:value-type="float">
            <text:p>-2.870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906469331268" calcext:value-type="float">
            <text:p>0.6906</text:p>
          </table:table-cell>
          <table:table-cell table:style-name="ce22" table:formula="of:=ABS([.F399])" office:value-type="float" office:value="0.0114814180497805" calcext:value-type="float">
            <text:p>0.01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3150</text:p>
          </table:table-cell>
          <table:table-cell table:style-name="ce2" office:value-type="string" calcext:value-type="string">
            <text:p>JKD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74952822088256" calcext:value-type="float">
            <text:p>5.7495</text:p>
          </table:table-cell>
          <table:table-cell table:style-name="ce16" office:value-type="float" office:value="-0.0693406550304201" calcext:value-type="float">
            <text:p>-0.0693</text:p>
          </table:table-cell>
          <table:table-cell table:style-name="ce16" office:value-type="float" office:value="-0.0120602338777243" calcext:value-type="float">
            <text:p>-0.0121</text:p>
          </table:table-cell>
          <table:table-cell table:style-name="ce16" office:value-type="float" office:value="0.159362652223127" calcext:value-type="float">
            <text:p>0.1594</text:p>
          </table:table-cell>
          <table:table-cell table:style-name="ce16" office:value-type="float" office:value="-3.01505846943109" calcext:value-type="float">
            <text:p>-3.015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70155945268271" calcext:value-type="float">
            <text:p>0.8702</text:p>
          </table:table-cell>
          <table:table-cell table:style-name="ce22" table:formula="of:=ABS([.F400])" office:value-type="float" office:value="0.0120602338777243" calcext:value-type="float">
            <text:p>0.012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2854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63736954678175" calcext:value-type="float">
            <text:p>5.6374</text:p>
          </table:table-cell>
          <table:table-cell table:style-name="ce16" office:value-type="float" office:value="-0.0692190673030396" calcext:value-type="float">
            <text:p>-0.0692</text:p>
          </table:table-cell>
          <table:table-cell table:style-name="ce16" office:value-type="float" office:value="-0.0122786109245854" calcext:value-type="float">
            <text:p>-0.0123</text:p>
          </table:table-cell>
          <table:table-cell table:style-name="ce16" office:value-type="float" office:value="0.23399202882683" calcext:value-type="float">
            <text:p>0.2340</text:p>
          </table:table-cell>
          <table:table-cell table:style-name="ce16" office:value-type="float" office:value="-3.06965273114636" calcext:value-type="float">
            <text:p>-3.069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8907945190399" calcext:value-type="float">
            <text:p>0.6589</text:p>
          </table:table-cell>
          <table:table-cell table:style-name="ce22" table:formula="of:=ABS([.F401])" office:value-type="float" office:value="0.0122786109245854" calcext:value-type="float">
            <text:p>0.0123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5G0734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20.9795567093172" calcext:value-type="float">
            <text:p>20.9796</text:p>
          </table:table-cell>
          <table:table-cell table:style-name="ce21" office:value-type="float" office:value="-0.26670883947129" calcext:value-type="float">
            <text:p>-0.2667</text:p>
          </table:table-cell>
          <table:table-cell table:style-name="ce21" office:value-type="float" office:value="-0.012712796708085" calcext:value-type="float">
            <text:p>-0.0127</text:p>
          </table:table-cell>
          <table:table-cell table:style-name="ce21" office:value-type="float" office:value="1.19184353176761" calcext:value-type="float">
            <text:p>1.1918</text:p>
          </table:table-cell>
          <table:table-cell table:style-name="ce21" office:value-type="float" office:value="-3.17819917702125" calcext:value-type="float">
            <text:p>-3.1782</text:p>
          </table:table-cell>
          <table:table-cell table:style-name="ce21" office:value-type="float" office:value="-0.447450683981675" calcext:value-type="float">
            <text:p>-0.4475</text:p>
          </table:table-cell>
          <table:table-cell table:style-name="ce21" office:value-type="float" office:value="0.611892328997826" calcext:value-type="float">
            <text:p>0.6119</text:p>
          </table:table-cell>
          <table:table-cell table:style-name="ce26" table:formula="of:=ABS([.F402])" office:value-type="float" office:value="0.012712796708085" calcext:value-type="float">
            <text:p>0.012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0168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.18108324813202" calcext:value-type="float">
            <text:p>7.1811</text:p>
          </table:table-cell>
          <table:table-cell table:style-name="ce16" office:value-type="float" office:value="-0.0935812532670736" calcext:value-type="float">
            <text:p>-0.0936</text:p>
          </table:table-cell>
          <table:table-cell table:style-name="ce16" office:value-type="float" office:value="-0.0130316346480758" calcext:value-type="float">
            <text:p>-0.0130</text:p>
          </table:table-cell>
          <table:table-cell table:style-name="ce16" office:value-type="float" office:value="0.712660042317233" calcext:value-type="float">
            <text:p>0.7127</text:p>
          </table:table-cell>
          <table:table-cell table:style-name="ce16" office:value-type="float" office:value="-3.25790866201894" calcext:value-type="float">
            <text:p>-3.2579</text:p>
          </table:table-cell>
          <table:table-cell table:style-name="ce16" office:value-type="float" office:value="-0.881368250760601" calcext:value-type="float">
            <text:p>-0.8814</text:p>
          </table:table-cell>
          <table:table-cell table:style-name="ce16" office:value-type="float" office:value="0.68354190400772" calcext:value-type="float">
            <text:p>0.6835</text:p>
          </table:table-cell>
          <table:table-cell table:style-name="ce22" table:formula="of:=ABS([.F403])" office:value-type="float" office:value="0.0130316346480758" calcext:value-type="float">
            <text:p>0.013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636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94084990778505" calcext:value-type="float">
            <text:p>3.9408</text:p>
          </table:table-cell>
          <table:table-cell table:style-name="ce16" office:value-type="float" office:value="-0.0514692058050389" calcext:value-type="float">
            <text:p>-0.0515</text:p>
          </table:table-cell>
          <table:table-cell table:style-name="ce16" office:value-type="float" office:value="-0.0130604329039182" calcext:value-type="float">
            <text:p>-0.0131</text:p>
          </table:table-cell>
          <table:table-cell table:style-name="ce16" office:value-type="float" office:value="0.567431649252308" calcext:value-type="float">
            <text:p>0.5674</text:p>
          </table:table-cell>
          <table:table-cell table:style-name="ce16" office:value-type="float" office:value="-3.26510822597955" calcext:value-type="float">
            <text:p>-3.2651</text:p>
          </table:table-cell>
          <table:table-cell table:style-name="ce16" office:value-type="float" office:value="-1.23588750682646" calcext:value-type="float">
            <text:p>-1.2359</text:p>
          </table:table-cell>
          <table:table-cell table:style-name="ce16" office:value-type="float" office:value="0.741558843197051" calcext:value-type="float">
            <text:p>0.7416</text:p>
          </table:table-cell>
          <table:table-cell table:style-name="ce22" table:formula="of:=ABS([.F404])" office:value-type="float" office:value="0.0130604329039182" calcext:value-type="float">
            <text:p>0.01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2540</text:p>
          </table:table-cell>
          <table:table-cell table:style-name="ce2" office:value-type="string" calcext:value-type="string">
            <text:p>CSLB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70384832455496" calcext:value-type="float">
            <text:p>5.7038</text:p>
          </table:table-cell>
          <table:table-cell table:style-name="ce16" office:value-type="float" office:value="-0.0754457946784065" calcext:value-type="float">
            <text:p>-0.0754</text:p>
          </table:table-cell>
          <table:table-cell table:style-name="ce16" office:value-type="float" office:value="-0.0132271740736186" calcext:value-type="float">
            <text:p>-0.0132</text:p>
          </table:table-cell>
          <table:table-cell table:style-name="ce16" office:value-type="float" office:value="0.0778188299530624" calcext:value-type="float">
            <text:p>0.0778</text:p>
          </table:table-cell>
          <table:table-cell table:style-name="ce16" office:value-type="float" office:value="-3.30679351840466" calcext:value-type="float">
            <text:p>-3.306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70414389219402" calcext:value-type="float">
            <text:p>0.8704</text:p>
          </table:table-cell>
          <table:table-cell table:style-name="ce22" table:formula="of:=ABS([.F405])" office:value-type="float" office:value="0.0132271740736186" calcext:value-type="float">
            <text:p>0.01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4230</text:p>
          </table:table-cell>
          <table:table-cell table:style-name="ce2" office:value-type="string" calcext:value-type="string">
            <text:p>CAD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76.5459693158159" calcext:value-type="float">
            <text:p>76.5460</text:p>
          </table:table-cell>
          <table:table-cell table:style-name="ce16" office:value-type="float" office:value="-1.04660471030936" calcext:value-type="float">
            <text:p>-1.0466</text:p>
          </table:table-cell>
          <table:table-cell table:style-name="ce16" office:value-type="float" office:value="-0.0136728912007273" calcext:value-type="float">
            <text:p>-0.0137</text:p>
          </table:table-cell>
          <table:table-cell table:style-name="ce16" office:value-type="float" office:value="0.310172145021177" calcext:value-type="float">
            <text:p>0.3102</text:p>
          </table:table-cell>
          <table:table-cell table:style-name="ce16" office:value-type="float" office:value="-3.41822280018183" calcext:value-type="float">
            <text:p>-3.418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7275577657844" calcext:value-type="float">
            <text:p>0.6873</text:p>
          </table:table-cell>
          <table:table-cell table:style-name="ce22" table:formula="of:=ABS([.F406])" office:value-type="float" office:value="0.0136728912007273" calcext:value-type="float">
            <text:p>0.01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232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0.0546539138603" calcext:value-type="float">
            <text:p>10.0547</text:p>
          </table:table-cell>
          <table:table-cell table:style-name="ce16" office:value-type="float" office:value="-0.13940377506818" calcext:value-type="float">
            <text:p>-0.1394</text:p>
          </table:table-cell>
          <table:table-cell table:style-name="ce16" office:value-type="float" office:value="-0.0138646020303109" calcext:value-type="float">
            <text:p>-0.0139</text:p>
          </table:table-cell>
          <table:table-cell table:style-name="ce16" office:value-type="float" office:value="0.199592874651267" calcext:value-type="float">
            <text:p>0.1996</text:p>
          </table:table-cell>
          <table:table-cell table:style-name="ce16" office:value-type="float" office:value="-3.46615050757771" calcext:value-type="float">
            <text:p>-3.466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809681173038658" calcext:value-type="float">
            <text:p>0.8097</text:p>
          </table:table-cell>
          <table:table-cell table:style-name="ce22" table:formula="of:=ABS([.F407])" office:value-type="float" office:value="0.0138646020303109" calcext:value-type="float">
            <text:p>0.013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4780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8.1361637319993" calcext:value-type="float">
            <text:p>28.1362</text:p>
          </table:table-cell>
          <table:table-cell table:style-name="ce16" office:value-type="float" office:value="-0.402919412084295" calcext:value-type="float">
            <text:p>-0.4029</text:p>
          </table:table-cell>
          <table:table-cell table:style-name="ce16" office:value-type="float" office:value="-0.0143203393299156" calcext:value-type="float">
            <text:p>-0.0143</text:p>
          </table:table-cell>
          <table:table-cell table:style-name="ce16" office:value-type="float" office:value="0.747183298945633" calcext:value-type="float">
            <text:p>0.7472</text:p>
          </table:table-cell>
          <table:table-cell table:style-name="ce16" office:value-type="float" office:value="-3.58008483247891" calcext:value-type="float">
            <text:p>-3.5801</text:p>
          </table:table-cell>
          <table:table-cell table:style-name="ce16" office:value-type="float" office:value="-0.941043854884645" calcext:value-type="float">
            <text:p>-0.9410</text:p>
          </table:table-cell>
          <table:table-cell table:style-name="ce16" office:value-type="float" office:value="0.715786883072462" calcext:value-type="float">
            <text:p>0.7158</text:p>
          </table:table-cell>
          <table:table-cell table:style-name="ce22" table:formula="of:=ABS([.F408])" office:value-type="float" office:value="0.0143203393299156" calcext:value-type="float">
            <text:p>0.01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4240</text:p>
          </table:table-cell>
          <table:table-cell table:style-name="ce2" office:value-type="string" calcext:value-type="string">
            <text:p>AMC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3.3662807238695" calcext:value-type="float">
            <text:p>13.3663</text:p>
          </table:table-cell>
          <table:table-cell table:style-name="ce16" office:value-type="float" office:value="-0.192876636192832" calcext:value-type="float">
            <text:p>-0.1929</text:p>
          </table:table-cell>
          <table:table-cell table:style-name="ce16" office:value-type="float" office:value="-0.0144300901782194" calcext:value-type="float">
            <text:p>-0.0144</text:p>
          </table:table-cell>
          <table:table-cell table:style-name="ce16" office:value-type="float" office:value="0.43960814184176" calcext:value-type="float">
            <text:p>0.4396</text:p>
          </table:table-cell>
          <table:table-cell table:style-name="ce16" office:value-type="float" office:value="-3.60752254455484" calcext:value-type="float">
            <text:p>-3.6075</text:p>
          </table:table-cell>
          <table:table-cell table:style-name="ce16" office:value-type="float" office:value="-2.47892773036192" calcext:value-type="float">
            <text:p>-2.4789</text:p>
          </table:table-cell>
          <table:table-cell table:style-name="ce16" office:value-type="float" office:value="0.774863352914523" calcext:value-type="float">
            <text:p>0.7749</text:p>
          </table:table-cell>
          <table:table-cell table:style-name="ce22" table:formula="of:=ABS([.F409])" office:value-type="float" office:value="0.0144300901782194" calcext:value-type="float">
            <text:p>0.01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4490</text:p>
          </table:table-cell>
          <table:table-cell table:style-name="ce2" office:value-type="string" calcext:value-type="string">
            <text:p>VTE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1.0269456048889" calcext:value-type="float">
            <text:p>11.0269</text:p>
          </table:table-cell>
          <table:table-cell table:style-name="ce16" office:value-type="float" office:value="-0.161627199755839" calcext:value-type="float">
            <text:p>-0.1616</text:p>
          </table:table-cell>
          <table:table-cell table:style-name="ce16" office:value-type="float" office:value="-0.0146574768342178" calcext:value-type="float">
            <text:p>-0.0147</text:p>
          </table:table-cell>
          <table:table-cell table:style-name="ce16" office:value-type="float" office:value="0.458526807202204" calcext:value-type="float">
            <text:p>0.4585</text:p>
          </table:table-cell>
          <table:table-cell table:style-name="ce16" office:value-type="float" office:value="-3.66436920855445" calcext:value-type="float">
            <text:p>-3.6644</text:p>
          </table:table-cell>
          <table:table-cell table:style-name="ce16" office:value-type="float" office:value="-2.31589145366279" calcext:value-type="float">
            <text:p>-2.3159</text:p>
          </table:table-cell>
          <table:table-cell table:style-name="ce16" office:value-type="float" office:value="0.601291152037433" calcext:value-type="float">
            <text:p>0.6013</text:p>
          </table:table-cell>
          <table:table-cell table:style-name="ce22" table:formula="of:=ABS([.F410])" office:value-type="float" office:value="0.0146574768342178" calcext:value-type="float">
            <text:p>0.014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2G40540</text:p>
          </table:table-cell>
          <table:table-cell table:style-name="ce5" office:value-type="string" calcext:value-type="string">
            <text:p>POT2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8.90257550878657" calcext:value-type="float">
            <text:p>8.9026</text:p>
          </table:table-cell>
          <table:table-cell table:style-name="ce21" office:value-type="float" office:value="-0.133834593809018" calcext:value-type="float">
            <text:p>-0.1338</text:p>
          </table:table-cell>
          <table:table-cell table:style-name="ce21" office:value-type="float" office:value="-0.0150332444444787" calcext:value-type="float">
            <text:p>-0.0150</text:p>
          </table:table-cell>
          <table:table-cell table:style-name="ce21" office:value-type="float" office:value="1.39103363338592" calcext:value-type="float">
            <text:p>1.3910</text:p>
          </table:table-cell>
          <table:table-cell table:style-name="ce21" office:value-type="float" office:value="-3.75831111111968" calcext:value-type="float">
            <text:p>-3.7583</text:p>
          </table:table-cell>
          <table:table-cell table:style-name="ce21" office:value-type="float" office:value="-0.454389744116889" calcext:value-type="float">
            <text:p>-0.4544</text:p>
          </table:table-cell>
          <table:table-cell table:style-name="ce21" office:value-type="float" office:value="0.673185320281965" calcext:value-type="float">
            <text:p>0.6732</text:p>
          </table:table-cell>
          <table:table-cell table:style-name="ce26" table:formula="of:=ABS([.F411])" office:value-type="float" office:value="0.0150332444444787" calcext:value-type="float">
            <text:p>0.015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8070</text:p>
          </table:table-cell>
          <table:table-cell table:style-name="ce2" office:value-type="string" calcext:value-type="string">
            <text:p>UMAMIT46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56461843771483" calcext:value-type="float">
            <text:p>3.5646</text:p>
          </table:table-cell>
          <table:table-cell table:style-name="ce16" office:value-type="float" office:value="-0.053757334375083" calcext:value-type="float">
            <text:p>-0.0538</text:p>
          </table:table-cell>
          <table:table-cell table:style-name="ce16" office:value-type="float" office:value="-0.0150808102786859" calcext:value-type="float">
            <text:p>-0.0151</text:p>
          </table:table-cell>
          <table:table-cell table:style-name="ce16" office:value-type="float" office:value="0.0881777999773703" calcext:value-type="float">
            <text:p>0.0882</text:p>
          </table:table-cell>
          <table:table-cell table:style-name="ce16" office:value-type="float" office:value="-3.77020256967147" calcext:value-type="float">
            <text:p>-3.770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52882065632544" calcext:value-type="float">
            <text:p>0.7529</text:p>
          </table:table-cell>
          <table:table-cell table:style-name="ce22" table:formula="of:=ABS([.F412])" office:value-type="float" office:value="0.0150808102786859" calcext:value-type="float">
            <text:p>0.015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27830</text:p>
          </table:table-cell>
          <table:table-cell table:style-name="ce2" office:value-type="string" calcext:value-type="string">
            <text:p>BGLU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35534721607276" calcext:value-type="float">
            <text:p>6.3553</text:p>
          </table:table-cell>
          <table:table-cell table:style-name="ce16" office:value-type="float" office:value="-0.0963818413228005" calcext:value-type="float">
            <text:p>-0.0964</text:p>
          </table:table-cell>
          <table:table-cell table:style-name="ce16" office:value-type="float" office:value="-0.0151654721679171" calcext:value-type="float">
            <text:p>-0.0152</text:p>
          </table:table-cell>
          <table:table-cell table:style-name="ce16" office:value-type="float" office:value="0.773918106305152" calcext:value-type="float">
            <text:p>0.7739</text:p>
          </table:table-cell>
          <table:table-cell table:style-name="ce16" office:value-type="float" office:value="-3.79136804197926" calcext:value-type="float">
            <text:p>-3.7914</text:p>
          </table:table-cell>
          <table:table-cell table:style-name="ce16" office:value-type="float" office:value="-0.971127251243232" calcext:value-type="float">
            <text:p>-0.9711</text:p>
          </table:table-cell>
          <table:table-cell table:style-name="ce16" office:value-type="float" office:value="0.822300507333918" calcext:value-type="float">
            <text:p>0.8223</text:p>
          </table:table-cell>
          <table:table-cell table:style-name="ce22" table:formula="of:=ABS([.F413])" office:value-type="float" office:value="0.0151654721679171" calcext:value-type="float">
            <text:p>0.015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0150</text:p>
          </table:table-cell>
          <table:table-cell table:style-name="ce2" office:value-type="string" calcext:value-type="string">
            <text:p>UFC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35432650023001" calcext:value-type="float">
            <text:p>4.3543</text:p>
          </table:table-cell>
          <table:table-cell table:style-name="ce16" office:value-type="float" office:value="-0.0664644565028274" calcext:value-type="float">
            <text:p>-0.0665</text:p>
          </table:table-cell>
          <table:table-cell table:style-name="ce16" office:value-type="float" office:value="-0.0152640038589933" calcext:value-type="float">
            <text:p>-0.0153</text:p>
          </table:table-cell>
          <table:table-cell table:style-name="ce16" office:value-type="float" office:value="0.579938316662877" calcext:value-type="float">
            <text:p>0.5799</text:p>
          </table:table-cell>
          <table:table-cell table:style-name="ce16" office:value-type="float" office:value="-3.81600096474831" calcext:value-type="float">
            <text:p>-3.8160</text:p>
          </table:table-cell>
          <table:table-cell table:style-name="ce16" office:value-type="float" office:value="-1.5479367459293" calcext:value-type="float">
            <text:p>-1.5479</text:p>
          </table:table-cell>
          <table:table-cell table:style-name="ce16" office:value-type="float" office:value="0.617354469763353" calcext:value-type="float">
            <text:p>0.6174</text:p>
          </table:table-cell>
          <table:table-cell table:style-name="ce22" table:formula="of:=ABS([.F414])" office:value-type="float" office:value="0.0152640038589933" calcext:value-type="float">
            <text:p>0.0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3G20770</text:p>
          </table:table-cell>
          <table:table-cell table:style-name="ce5" office:value-type="string" calcext:value-type="string">
            <text:p>EIN3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29.1016196758963" calcext:value-type="float">
            <text:p>29.1016</text:p>
          </table:table-cell>
          <table:table-cell table:style-name="ce21" office:value-type="float" office:value="-0.444449709227009" calcext:value-type="float">
            <text:p>-0.4444</text:p>
          </table:table-cell>
          <table:table-cell table:style-name="ce21" office:value-type="float" office:value="-0.0152723358416758" calcext:value-type="float">
            <text:p>-0.0153</text:p>
          </table:table-cell>
          <table:table-cell table:style-name="ce21" office:value-type="float" office:value="1.98402006140979" calcext:value-type="float">
            <text:p>1.9840</text:p>
          </table:table-cell>
          <table:table-cell table:style-name="ce21" office:value-type="float" office:value="-3.81808396041895" calcext:value-type="float">
            <text:p>-3.8181</text:p>
          </table:table-cell>
          <table:table-cell table:style-name="ce21" office:value-type="float" office:value="-0.308361861358827" calcext:value-type="float">
            <text:p>-0.3084</text:p>
          </table:table-cell>
          <table:table-cell table:style-name="ce21" office:value-type="float" office:value="0.616671181847116" calcext:value-type="float">
            <text:p>0.6167</text:p>
          </table:table-cell>
          <table:table-cell table:style-name="ce26" table:formula="of:=ABS([.F415])" office:value-type="float" office:value="0.0152723358416758" calcext:value-type="float">
            <text:p>0.015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9350</text:p>
          </table:table-cell>
          <table:table-cell table:style-name="ce2" office:value-type="string" calcext:value-type="string">
            <text:p>CESA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2.0493771243759" calcext:value-type="float">
            <text:p>12.0494</text:p>
          </table:table-cell>
          <table:table-cell table:style-name="ce16" office:value-type="float" office:value="-0.184531107365854" calcext:value-type="float">
            <text:p>-0.1845</text:p>
          </table:table-cell>
          <table:table-cell table:style-name="ce16" office:value-type="float" office:value="-0.0153145764682348" calcext:value-type="float">
            <text:p>-0.0153</text:p>
          </table:table-cell>
          <table:table-cell table:style-name="ce16" office:value-type="float" office:value="0.902688020573981" calcext:value-type="float">
            <text:p>0.9027</text:p>
          </table:table-cell>
          <table:table-cell table:style-name="ce16" office:value-type="float" office:value="-3.82864411705869" calcext:value-type="float">
            <text:p>-3.8286</text:p>
          </table:table-cell>
          <table:table-cell table:style-name="ce16" office:value-type="float" office:value="-0.796205303460275" calcext:value-type="float">
            <text:p>-0.7962</text:p>
          </table:table-cell>
          <table:table-cell table:style-name="ce16" office:value-type="float" office:value="0.80037690730921" calcext:value-type="float">
            <text:p>0.8004</text:p>
          </table:table-cell>
          <table:table-cell table:style-name="ce22" table:formula="of:=ABS([.F416])" office:value-type="float" office:value="0.0153145764682348" calcext:value-type="float">
            <text:p>0.015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27550</text:p>
          </table:table-cell>
          <table:table-cell table:style-name="ce2" office:value-type="string" calcext:value-type="string">
            <text:p>CEN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01330121873922" calcext:value-type="float">
            <text:p>6.0133</text:p>
          </table:table-cell>
          <table:table-cell table:style-name="ce16" office:value-type="float" office:value="-0.0927321775593488" calcext:value-type="float">
            <text:p>-0.0927</text:p>
          </table:table-cell>
          <table:table-cell table:style-name="ce16" office:value-type="float" office:value="-0.015421176186945" calcext:value-type="float">
            <text:p>-0.0154</text:p>
          </table:table-cell>
          <table:table-cell table:style-name="ce16" office:value-type="float" office:value="0.0443988479144073" calcext:value-type="float">
            <text:p>0.0444</text:p>
          </table:table-cell>
          <table:table-cell table:style-name="ce16" office:value-type="float" office:value="-3.85529404673626" calcext:value-type="float">
            <text:p>-3.855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90927514616039" calcext:value-type="float">
            <text:p>0.6909</text:p>
          </table:table-cell>
          <table:table-cell table:style-name="ce22" table:formula="of:=ABS([.F417])" office:value-type="float" office:value="0.015421176186945" calcext:value-type="float">
            <text:p>0.0154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2G2138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4.12067486933279" calcext:value-type="float">
            <text:p>4.1207</text:p>
          </table:table-cell>
          <table:table-cell table:style-name="ce21" office:value-type="float" office:value="-0.0637665232688573" calcext:value-type="float">
            <text:p>-0.0638</text:p>
          </table:table-cell>
          <table:table-cell table:style-name="ce21" office:value-type="float" office:value="-0.0154747766545295" calcext:value-type="float">
            <text:p>-0.0155</text:p>
          </table:table-cell>
          <table:table-cell table:style-name="ce21" office:value-type="float" office:value="1.09974243713763" calcext:value-type="float">
            <text:p>1.0997</text:p>
          </table:table-cell>
          <table:table-cell table:style-name="ce21" office:value-type="float" office:value="-3.86869416363236" calcext:value-type="float">
            <text:p>-3.8687</text:p>
          </table:table-cell>
          <table:table-cell table:style-name="ce21" office:value-type="float" office:value="-0.625448652750774" calcext:value-type="float">
            <text:p>-0.6254</text:p>
          </table:table-cell>
          <table:table-cell table:style-name="ce21" office:value-type="float" office:value="0.794377134337105" calcext:value-type="float">
            <text:p>0.7944</text:p>
          </table:table-cell>
          <table:table-cell table:style-name="ce26" table:formula="of:=ABS([.F418])" office:value-type="float" office:value="0.0154747766545295" calcext:value-type="float">
            <text:p>0.01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1G23870</text:p>
          </table:table-cell>
          <table:table-cell table:style-name="ce5" office:value-type="string" calcext:value-type="string">
            <text:p>TPS9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7.37384880110283" calcext:value-type="float">
            <text:p>7.3738</text:p>
          </table:table-cell>
          <table:table-cell table:style-name="ce21" office:value-type="float" office:value="-0.11703845732861" calcext:value-type="float">
            <text:p>-0.1170</text:p>
          </table:table-cell>
          <table:table-cell table:style-name="ce21" office:value-type="float" office:value="-0.0158720988842497" calcext:value-type="float">
            <text:p>-0.0159</text:p>
          </table:table-cell>
          <table:table-cell table:style-name="ce21" office:value-type="float" office:value="1.32666056989514" calcext:value-type="float">
            <text:p>1.3267</text:p>
          </table:table-cell>
          <table:table-cell table:style-name="ce21" office:value-type="float" office:value="-3.96802472106243" calcext:value-type="float">
            <text:p>-3.9680</text:p>
          </table:table-cell>
          <table:table-cell table:style-name="ce21" office:value-type="float" office:value="-0.512716826278739" calcext:value-type="float">
            <text:p>-0.5127</text:p>
          </table:table-cell>
          <table:table-cell table:style-name="ce21" office:value-type="float" office:value="0.730422831748372" calcext:value-type="float">
            <text:p>0.7304</text:p>
          </table:table-cell>
          <table:table-cell table:style-name="ce26" table:formula="of:=ABS([.F419])" office:value-type="float" office:value="0.0158720988842497" calcext:value-type="float">
            <text:p>0.01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22540</text:p>
          </table:table-cell>
          <table:table-cell table:style-name="ce2" office:value-type="string" calcext:value-type="string">
            <text:p>ORP2A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69283116155718" calcext:value-type="float">
            <text:p>5.6928</text:p>
          </table:table-cell>
          <table:table-cell table:style-name="ce16" office:value-type="float" office:value="-0.0903723538581831" calcext:value-type="float">
            <text:p>-0.0904</text:p>
          </table:table-cell>
          <table:table-cell table:style-name="ce16" office:value-type="float" office:value="-0.0158747644701733" calcext:value-type="float">
            <text:p>-0.0159</text:p>
          </table:table-cell>
          <table:table-cell table:style-name="ce16" office:value-type="float" office:value="0.84862397007937" calcext:value-type="float">
            <text:p>0.8486</text:p>
          </table:table-cell>
          <table:table-cell table:style-name="ce16" office:value-type="float" office:value="-3.96869111754331" calcext:value-type="float">
            <text:p>-3.9687</text:p>
          </table:table-cell>
          <table:table-cell table:style-name="ce16" office:value-type="float" office:value="-0.90958531290238" calcext:value-type="float">
            <text:p>-0.9096</text:p>
          </table:table-cell>
          <table:table-cell table:style-name="ce16" office:value-type="float" office:value="0.643102548961392" calcext:value-type="float">
            <text:p>0.6431</text:p>
          </table:table-cell>
          <table:table-cell table:style-name="ce22" table:formula="of:=ABS([.F420])" office:value-type="float" office:value="0.0158747644701733" calcext:value-type="float">
            <text:p>0.01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7980</text:p>
          </table:table-cell>
          <table:table-cell table:style-name="ce2" office:value-type="string" calcext:value-type="string">
            <text:p>DPL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4.6947962457512" calcext:value-type="float">
            <text:p>14.6948</text:p>
          </table:table-cell>
          <table:table-cell table:style-name="ce16" office:value-type="float" office:value="-0.236977741245539" calcext:value-type="float">
            <text:p>-0.2370</text:p>
          </table:table-cell>
          <table:table-cell table:style-name="ce16" office:value-type="float" office:value="-0.0161266435602371" calcext:value-type="float">
            <text:p>-0.0161</text:p>
          </table:table-cell>
          <table:table-cell table:style-name="ce16" office:value-type="float" office:value="0.646627389705226" calcext:value-type="float">
            <text:p>0.6466</text:p>
          </table:table-cell>
          <table:table-cell table:style-name="ce16" office:value-type="float" office:value="-4.03166089005927" calcext:value-type="float">
            <text:p>-4.0317</text:p>
          </table:table-cell>
          <table:table-cell table:style-name="ce16" office:value-type="float" office:value="-1.40924215065063" calcext:value-type="float">
            <text:p>-1.4092</text:p>
          </table:table-cell>
          <table:table-cell table:style-name="ce16" office:value-type="float" office:value="0.709022809052104" calcext:value-type="float">
            <text:p>0.7090</text:p>
          </table:table-cell>
          <table:table-cell table:style-name="ce22" table:formula="of:=ABS([.F421])" office:value-type="float" office:value="0.0161266435602371" calcext:value-type="float">
            <text:p>0.016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42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8.8547093419933" calcext:value-type="float">
            <text:p>18.8547</text:p>
          </table:table-cell>
          <table:table-cell table:style-name="ce16" office:value-type="float" office:value="-0.307549051645115" calcext:value-type="float">
            <text:p>-0.3075</text:p>
          </table:table-cell>
          <table:table-cell table:style-name="ce16" office:value-type="float" office:value="-0.0163115244083949" calcext:value-type="float">
            <text:p>-0.0163</text:p>
          </table:table-cell>
          <table:table-cell table:style-name="ce16" office:value-type="float" office:value="0.951620043551012" calcext:value-type="float">
            <text:p>0.9516</text:p>
          </table:table-cell>
          <table:table-cell table:style-name="ce16" office:value-type="float" office:value="-4.07788110209872" calcext:value-type="float">
            <text:p>-4.0779</text:p>
          </table:table-cell>
          <table:table-cell table:style-name="ce16" office:value-type="float" office:value="-0.807224791273056" calcext:value-type="float">
            <text:p>-0.8072</text:p>
          </table:table-cell>
          <table:table-cell table:style-name="ce16" office:value-type="float" office:value="0.766639400798764" calcext:value-type="float">
            <text:p>0.7666</text:p>
          </table:table-cell>
          <table:table-cell table:style-name="ce22" table:formula="of:=ABS([.F422])" office:value-type="float" office:value="0.0163115244083949" calcext:value-type="float">
            <text:p>0.016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3G54220</text:p>
          </table:table-cell>
          <table:table-cell table:style-name="ce5" office:value-type="string" calcext:value-type="string">
            <text:p>SCR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10.1422930801448" calcext:value-type="float">
            <text:p>10.1423</text:p>
          </table:table-cell>
          <table:table-cell table:style-name="ce21" office:value-type="float" office:value="-0.166102207011804" calcext:value-type="float">
            <text:p>-0.1661</text:p>
          </table:table-cell>
          <table:table-cell table:style-name="ce21" office:value-type="float" office:value="-0.0163771846957348" calcext:value-type="float">
            <text:p>-0.0164</text:p>
          </table:table-cell>
          <table:table-cell table:style-name="ce21" office:value-type="float" office:value="1.78426594836522" calcext:value-type="float">
            <text:p>1.7843</text:p>
          </table:table-cell>
          <table:table-cell table:style-name="ce21" office:value-type="float" office:value="-4.09429617393371" calcext:value-type="float">
            <text:p>-4.0943</text:p>
          </table:table-cell>
          <table:table-cell table:style-name="ce21" office:value-type="float" office:value="-0.376070786321813" calcext:value-type="float">
            <text:p>-0.3761</text:p>
          </table:table-cell>
          <table:table-cell table:style-name="ce21" office:value-type="float" office:value="0.672894371869274" calcext:value-type="float">
            <text:p>0.6729</text:p>
          </table:table-cell>
          <table:table-cell table:style-name="ce26" table:formula="of:=ABS([.F423])" office:value-type="float" office:value="0.0163771846957348" calcext:value-type="float">
            <text:p>0.01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3345</text:p>
          </table:table-cell>
          <table:table-cell table:style-name="ce2" office:value-type="string" calcext:value-type="string">
            <text:p>MEE5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39785072329966" calcext:value-type="float">
            <text:p>2.3979</text:p>
          </table:table-cell>
          <table:table-cell table:style-name="ce16" office:value-type="float" office:value="-0.0401204422893145" calcext:value-type="float">
            <text:p>-0.0401</text:p>
          </table:table-cell>
          <table:table-cell table:style-name="ce16" office:value-type="float" office:value="-0.0167318348467102" calcext:value-type="float">
            <text:p>-0.0167</text:p>
          </table:table-cell>
          <table:table-cell table:style-name="ce16" office:value-type="float" office:value="0.794399344286336" calcext:value-type="float">
            <text:p>0.7944</text:p>
          </table:table-cell>
          <table:table-cell table:style-name="ce16" office:value-type="float" office:value="-4.18295871167756" calcext:value-type="float">
            <text:p>-4.1830</text:p>
          </table:table-cell>
          <table:table-cell table:style-name="ce16" office:value-type="float" office:value="-1.07873480306364" calcext:value-type="float">
            <text:p>-1.0787</text:p>
          </table:table-cell>
          <table:table-cell table:style-name="ce16" office:value-type="float" office:value="0.612018762389291" calcext:value-type="float">
            <text:p>0.6120</text:p>
          </table:table-cell>
          <table:table-cell table:style-name="ce22" table:formula="of:=ABS([.F424])" office:value-type="float" office:value="0.0167318348467102" calcext:value-type="float">
            <text:p>0.01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5820</text:p>
          </table:table-cell>
          <table:table-cell table:style-name="ce2" office:value-type="string" calcext:value-type="string">
            <text:p>ROD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2.0761016693593" calcext:value-type="float">
            <text:p>12.0761</text:p>
          </table:table-cell>
          <table:table-cell table:style-name="ce16" office:value-type="float" office:value="-0.203245015419096" calcext:value-type="float">
            <text:p>-0.2032</text:p>
          </table:table-cell>
          <table:table-cell table:style-name="ce16" office:value-type="float" office:value="-0.0168303498085636" calcext:value-type="float">
            <text:p>-0.0168</text:p>
          </table:table-cell>
          <table:table-cell table:style-name="ce16" office:value-type="float" office:value="0.967444421263332" calcext:value-type="float">
            <text:p>0.9674</text:p>
          </table:table-cell>
          <table:table-cell table:style-name="ce16" office:value-type="float" office:value="-4.20758745214091" calcext:value-type="float">
            <text:p>-4.2076</text:p>
          </table:table-cell>
          <table:table-cell table:style-name="ce16" office:value-type="float" office:value="-0.823467206869041" calcext:value-type="float">
            <text:p>-0.8235</text:p>
          </table:table-cell>
          <table:table-cell table:style-name="ce16" office:value-type="float" office:value="0.710977950977793" calcext:value-type="float">
            <text:p>0.7110</text:p>
          </table:table-cell>
          <table:table-cell table:style-name="ce22" table:formula="of:=ABS([.F425])" office:value-type="float" office:value="0.0168303498085636" calcext:value-type="float">
            <text:p>0.01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02070</text:p>
          </table:table-cell>
          <table:table-cell table:style-name="ce2" office:value-type="string" calcext:value-type="string">
            <text:p>IDD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5.3558137626534" calcext:value-type="float">
            <text:p>15.3558</text:p>
          </table:table-cell>
          <table:table-cell table:style-name="ce16" office:value-type="float" office:value="-0.263812856326555" calcext:value-type="float">
            <text:p>-0.2638</text:p>
          </table:table-cell>
          <table:table-cell table:style-name="ce16" office:value-type="float" office:value="-0.017179998429531" calcext:value-type="float">
            <text:p>-0.0172</text:p>
          </table:table-cell>
          <table:table-cell table:style-name="ce16" office:value-type="float" office:value="0.895802393950059" calcext:value-type="float">
            <text:p>0.8958</text:p>
          </table:table-cell>
          <table:table-cell table:style-name="ce16" office:value-type="float" office:value="-4.29499960738276" calcext:value-type="float">
            <text:p>-4.2950</text:p>
          </table:table-cell>
          <table:table-cell table:style-name="ce16" office:value-type="float" office:value="-0.941914563847933" calcext:value-type="float">
            <text:p>-0.9419</text:p>
          </table:table-cell>
          <table:table-cell table:style-name="ce16" office:value-type="float" office:value="0.774661844999496" calcext:value-type="float">
            <text:p>0.7747</text:p>
          </table:table-cell>
          <table:table-cell table:style-name="ce22" table:formula="of:=ABS([.F426])" office:value-type="float" office:value="0.017179998429531" calcext:value-type="float">
            <text:p>0.01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30330</text:p>
          </table:table-cell>
          <table:table-cell table:style-name="ce2" office:value-type="string" calcext:value-type="string">
            <text:p>ARF6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41906663548965" calcext:value-type="float">
            <text:p>4.4191</text:p>
          </table:table-cell>
          <table:table-cell table:style-name="ce16" office:value-type="float" office:value="-0.0761698069536221" calcext:value-type="float">
            <text:p>-0.0762</text:p>
          </table:table-cell>
          <table:table-cell table:style-name="ce16" office:value-type="float" office:value="-0.0172366278303885" calcext:value-type="float">
            <text:p>-0.0172</text:p>
          </table:table-cell>
          <table:table-cell table:style-name="ce16" office:value-type="float" office:value="0.752082771348332" calcext:value-type="float">
            <text:p>0.7521</text:p>
          </table:table-cell>
          <table:table-cell table:style-name="ce16" office:value-type="float" office:value="-4.30915695759712" calcext:value-type="float">
            <text:p>-4.3092</text:p>
          </table:table-cell>
          <table:table-cell table:style-name="ce16" office:value-type="float" office:value="-1.22756744543514" calcext:value-type="float">
            <text:p>-1.2276</text:p>
          </table:table-cell>
          <table:table-cell table:style-name="ce16" office:value-type="float" office:value="0.70810079826374" calcext:value-type="float">
            <text:p>0.7081</text:p>
          </table:table-cell>
          <table:table-cell table:style-name="ce22" table:formula="of:=ABS([.F427])" office:value-type="float" office:value="0.0172366278303885" calcext:value-type="float">
            <text:p>0.017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2G30500</text:p>
          </table:table-cell>
          <table:table-cell table:style-name="ce5" office:value-type="string" calcext:value-type="string">
            <text:p>NET4B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14.7504217488221" calcext:value-type="float">
            <text:p>14.7504</text:p>
          </table:table-cell>
          <table:table-cell table:style-name="ce21" office:value-type="float" office:value="-0.257552921362269" calcext:value-type="float">
            <text:p>-0.2576</text:p>
          </table:table-cell>
          <table:table-cell table:style-name="ce21" office:value-type="float" office:value="-0.0174607157509131" calcext:value-type="float">
            <text:p>-0.0175</text:p>
          </table:table-cell>
          <table:table-cell table:style-name="ce21" office:value-type="float" office:value="1.08319858244897" calcext:value-type="float">
            <text:p>1.0832</text:p>
          </table:table-cell>
          <table:table-cell table:style-name="ce21" office:value-type="float" office:value="-4.36517893772829" calcext:value-type="float">
            <text:p>-4.3652</text:p>
          </table:table-cell>
          <table:table-cell table:style-name="ce21" office:value-type="float" office:value="-0.744172321954424" calcext:value-type="float">
            <text:p>-0.7442</text:p>
          </table:table-cell>
          <table:table-cell table:style-name="ce21" office:value-type="float" office:value="0.61758012934818" calcext:value-type="float">
            <text:p>0.6176</text:p>
          </table:table-cell>
          <table:table-cell table:style-name="ce26" table:formula="of:=ABS([.F428])" office:value-type="float" office:value="0.0174607157509131" calcext:value-type="float">
            <text:p>0.017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22753</text:p>
          </table:table-cell>
          <table:table-cell table:style-name="ce2" office:value-type="string" calcext:value-type="string">
            <text:p>SMO1-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6.5934857014027" calcext:value-type="float">
            <text:p>16.5935</text:p>
          </table:table-cell>
          <table:table-cell table:style-name="ce16" office:value-type="float" office:value="-0.290561184386858" calcext:value-type="float">
            <text:p>-0.2906</text:p>
          </table:table-cell>
          <table:table-cell table:style-name="ce16" office:value-type="float" office:value="-0.0175105574329266" calcext:value-type="float">
            <text:p>-0.0175</text:p>
          </table:table-cell>
          <table:table-cell table:style-name="ce16" office:value-type="float" office:value="0.571150388905211" calcext:value-type="float">
            <text:p>0.5712</text:p>
          </table:table-cell>
          <table:table-cell table:style-name="ce16" office:value-type="float" office:value="-4.37763935823164" calcext:value-type="float">
            <text:p>-4.3776</text:p>
          </table:table-cell>
          <table:table-cell table:style-name="ce16" office:value-type="float" office:value="-2.09825851806122" calcext:value-type="float">
            <text:p>-2.0983</text:p>
          </table:table-cell>
          <table:table-cell table:style-name="ce16" office:value-type="float" office:value="0.713092705357278" calcext:value-type="float">
            <text:p>0.7131</text:p>
          </table:table-cell>
          <table:table-cell table:style-name="ce22" table:formula="of:=ABS([.F429])" office:value-type="float" office:value="0.0175105574329266" calcext:value-type="float">
            <text:p>0.0175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5G45472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6.59901467692805" calcext:value-type="float">
            <text:p>6.5990</text:p>
          </table:table-cell>
          <table:table-cell table:style-name="ce21" office:value-type="float" office:value="-0.116138394434962" calcext:value-type="float">
            <text:p>-0.1161</text:p>
          </table:table-cell>
          <table:table-cell table:style-name="ce21" office:value-type="float" office:value="-0.0175993538612687" calcext:value-type="float">
            <text:p>-0.0176</text:p>
          </table:table-cell>
          <table:table-cell table:style-name="ce21" office:value-type="float" office:value="1.16380244508454" calcext:value-type="float">
            <text:p>1.1638</text:p>
          </table:table-cell>
          <table:table-cell table:style-name="ce21" office:value-type="float" office:value="-4.39983846531717" calcext:value-type="float">
            <text:p>-4.3998</text:p>
          </table:table-cell>
          <table:table-cell table:style-name="ce21" office:value-type="float" office:value="-0.68514609881144" calcext:value-type="float">
            <text:p>-0.6851</text:p>
          </table:table-cell>
          <table:table-cell table:style-name="ce21" office:value-type="float" office:value="0.647427817689775" calcext:value-type="float">
            <text:p>0.6474</text:p>
          </table:table-cell>
          <table:table-cell table:style-name="ce26" table:formula="of:=ABS([.F430])" office:value-type="float" office:value="0.0175993538612687" calcext:value-type="float">
            <text:p>0.01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23300</text:p>
          </table:table-cell>
          <table:table-cell table:style-name="ce2" office:value-type="string" calcext:value-type="string">
            <text:p>CRK2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23638085756707" calcext:value-type="float">
            <text:p>4.2364</text:p>
          </table:table-cell>
          <table:table-cell table:style-name="ce16" office:value-type="float" office:value="-0.0745595757465648" calcext:value-type="float">
            <text:p>-0.0746</text:p>
          </table:table-cell>
          <table:table-cell table:style-name="ce16" office:value-type="float" office:value="-0.0175998283094367" calcext:value-type="float">
            <text:p>-0.0176</text:p>
          </table:table-cell>
          <table:table-cell table:style-name="ce16" office:value-type="float" office:value="0.430190074755122" calcext:value-type="float">
            <text:p>0.4302</text:p>
          </table:table-cell>
          <table:table-cell table:style-name="ce16" office:value-type="float" office:value="-4.39995707735918" calcext:value-type="float">
            <text:p>-4.400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3312565760287" calcext:value-type="float">
            <text:p>0.6833</text:p>
          </table:table-cell>
          <table:table-cell table:style-name="ce22" table:formula="of:=ABS([.F431])" office:value-type="float" office:value="0.0175998283094367" calcext:value-type="float">
            <text:p>0.01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9780</text:p>
          </table:table-cell>
          <table:table-cell table:style-name="ce2" office:value-type="string" calcext:value-type="string">
            <text:p>MYB59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1.3878890783541" calcext:value-type="float">
            <text:p>31.3879</text:p>
          </table:table-cell>
          <table:table-cell table:style-name="ce16" office:value-type="float" office:value="-0.554814506434455" calcext:value-type="float">
            <text:p>-0.5548</text:p>
          </table:table-cell>
          <table:table-cell table:style-name="ce16" office:value-type="float" office:value="-0.0176760694244032" calcext:value-type="float">
            <text:p>-0.0177</text:p>
          </table:table-cell>
          <table:table-cell table:style-name="ce16" office:value-type="float" office:value="0.915537410663896" calcext:value-type="float">
            <text:p>0.9155</text:p>
          </table:table-cell>
          <table:table-cell table:style-name="ce16" office:value-type="float" office:value="-4.41901735610081" calcext:value-type="float">
            <text:p>-4.4190</text:p>
          </table:table-cell>
          <table:table-cell table:style-name="ce16" office:value-type="float" office:value="-0.950841087259415" calcext:value-type="float">
            <text:p>-0.9508</text:p>
          </table:table-cell>
          <table:table-cell table:style-name="ce16" office:value-type="float" office:value="0.660691757870511" calcext:value-type="float">
            <text:p>0.6607</text:p>
          </table:table-cell>
          <table:table-cell table:style-name="ce22" table:formula="of:=ABS([.F432])" office:value-type="float" office:value="0.0176760694244032" calcext:value-type="float">
            <text:p>0.017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0625</text:p>
          </table:table-cell>
          <table:table-cell table:style-name="ce2" office:value-type="string" calcext:value-type="string">
            <text:p>FLP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54687651863472" calcext:value-type="float">
            <text:p>2.5469</text:p>
          </table:table-cell>
          <table:table-cell table:style-name="ce16" office:value-type="float" office:value="-0.045254641943824" calcext:value-type="float">
            <text:p>-0.0453</text:p>
          </table:table-cell>
          <table:table-cell table:style-name="ce16" office:value-type="float" office:value="-0.0177686831743548" calcext:value-type="float">
            <text:p>-0.0178</text:p>
          </table:table-cell>
          <table:table-cell table:style-name="ce16" office:value-type="float" office:value="0.0991786112089595" calcext:value-type="float">
            <text:p>0.0992</text:p>
          </table:table-cell>
          <table:table-cell table:style-name="ce16" office:value-type="float" office:value="-4.4421707935887" calcext:value-type="float">
            <text:p>-4.442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56689944042141" calcext:value-type="float">
            <text:p>0.7567</text:p>
          </table:table-cell>
          <table:table-cell table:style-name="ce22" table:formula="of:=ABS([.F433])" office:value-type="float" office:value="0.0177686831743548" calcext:value-type="float">
            <text:p>0.01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8730</text:p>
          </table:table-cell>
          <table:table-cell table:style-name="ce2" office:value-type="string" calcext:value-type="string">
            <text:p>DGK3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4.1158949620383" calcext:value-type="float">
            <text:p>14.1159</text:p>
          </table:table-cell>
          <table:table-cell table:style-name="ce16" office:value-type="float" office:value="-0.255059248051902" calcext:value-type="float">
            <text:p>-0.2551</text:p>
          </table:table-cell>
          <table:table-cell table:style-name="ce16" office:value-type="float" office:value="-0.0180689392162402" calcext:value-type="float">
            <text:p>-0.0181</text:p>
          </table:table-cell>
          <table:table-cell table:style-name="ce16" office:value-type="float" office:value="0.925004798441818" calcext:value-type="float">
            <text:p>0.9250</text:p>
          </table:table-cell>
          <table:table-cell table:style-name="ce16" office:value-type="float" office:value="-4.51723480406005" calcext:value-type="float">
            <text:p>-4.5172</text:p>
          </table:table-cell>
          <table:table-cell table:style-name="ce16" office:value-type="float" office:value="-0.96676287429641" calcext:value-type="float">
            <text:p>-0.9668</text:p>
          </table:table-cell>
          <table:table-cell table:style-name="ce16" office:value-type="float" office:value="0.828714555626728" calcext:value-type="float">
            <text:p>0.8287</text:p>
          </table:table-cell>
          <table:table-cell table:style-name="ce22" table:formula="of:=ABS([.F434])" office:value-type="float" office:value="0.0180689392162402" calcext:value-type="float">
            <text:p>0.018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80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2.4233434440321" calcext:value-type="float">
            <text:p>42.4233</text:p>
          </table:table-cell>
          <table:table-cell table:style-name="ce16" office:value-type="float" office:value="-0.798051435116118" calcext:value-type="float">
            <text:p>-0.7981</text:p>
          </table:table-cell>
          <table:table-cell table:style-name="ce16" office:value-type="float" office:value="-0.018811611021865" calcext:value-type="float">
            <text:p>-0.0188</text:p>
          </table:table-cell>
          <table:table-cell table:style-name="ce16" office:value-type="float" office:value="0.292047915693633" calcext:value-type="float">
            <text:p>0.2920</text:p>
          </table:table-cell>
          <table:table-cell table:style-name="ce16" office:value-type="float" office:value="-4.70290275546624" calcext:value-type="float">
            <text:p>-4.702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624841686334" calcext:value-type="float">
            <text:p>0.6362</text:p>
          </table:table-cell>
          <table:table-cell table:style-name="ce22" table:formula="of:=ABS([.F435])" office:value-type="float" office:value="0.018811611021865" calcext:value-type="float">
            <text:p>0.01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2G42620</text:p>
          </table:table-cell>
          <table:table-cell table:style-name="ce5" office:value-type="string" calcext:value-type="string">
            <text:p>MAX2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4.66631568322731" calcext:value-type="float">
            <text:p>4.6663</text:p>
          </table:table-cell>
          <table:table-cell table:style-name="ce21" office:value-type="float" office:value="-0.0880956163657058" calcext:value-type="float">
            <text:p>-0.0881</text:p>
          </table:table-cell>
          <table:table-cell table:style-name="ce21" office:value-type="float" office:value="-0.0188790519857793" calcext:value-type="float">
            <text:p>-0.0189</text:p>
          </table:table-cell>
          <table:table-cell table:style-name="ce21" office:value-type="float" office:value="1.00812564806658" calcext:value-type="float">
            <text:p>1.0081</text:p>
          </table:table-cell>
          <table:table-cell table:style-name="ce21" office:value-type="float" office:value="-4.71976299644483" calcext:value-type="float">
            <text:p>-4.7198</text:p>
          </table:table-cell>
          <table:table-cell table:style-name="ce21" office:value-type="float" office:value="-0.910968625505409" calcext:value-type="float">
            <text:p>-0.9110</text:p>
          </table:table-cell>
          <table:table-cell table:style-name="ce21" office:value-type="float" office:value="0.621199490609825" calcext:value-type="float">
            <text:p>0.6212</text:p>
          </table:table-cell>
          <table:table-cell table:style-name="ce26" table:formula="of:=ABS([.F436])" office:value-type="float" office:value="0.0188790519857793" calcext:value-type="float">
            <text:p>0.0189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1G1144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6.20057820423031" calcext:value-type="float">
            <text:p>6.2006</text:p>
          </table:table-cell>
          <table:table-cell table:style-name="ce21" office:value-type="float" office:value="-0.119125496944566" calcext:value-type="float">
            <text:p>-0.1191</text:p>
          </table:table-cell>
          <table:table-cell table:style-name="ce21" office:value-type="float" office:value="-0.0192119981428979" calcext:value-type="float">
            <text:p>-0.0192</text:p>
          </table:table-cell>
          <table:table-cell table:style-name="ce21" office:value-type="float" office:value="1.27222718247385" calcext:value-type="float">
            <text:p>1.2722</text:p>
          </table:table-cell>
          <table:table-cell table:style-name="ce21" office:value-type="float" office:value="-4.80299953572447" calcext:value-type="float">
            <text:p>-4.8030</text:p>
          </table:table-cell>
          <table:table-cell table:style-name="ce21" office:value-type="float" office:value="-0.683916546051087" calcext:value-type="float">
            <text:p>-0.6839</text:p>
          </table:table-cell>
          <table:table-cell table:style-name="ce21" office:value-type="float" office:value="0.614875243138598" calcext:value-type="float">
            <text:p>0.6149</text:p>
          </table:table-cell>
          <table:table-cell table:style-name="ce26" table:formula="of:=ABS([.F437])" office:value-type="float" office:value="0.0192119981428979" calcext:value-type="float">
            <text:p>0.019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007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90598090670162" calcext:value-type="float">
            <text:p>5.9060</text:p>
          </table:table-cell>
          <table:table-cell table:style-name="ce16" office:value-type="float" office:value="-0.115635988444571" calcext:value-type="float">
            <text:p>-0.1156</text:p>
          </table:table-cell>
          <table:table-cell table:style-name="ce16" office:value-type="float" office:value="-0.0195794721099346" calcext:value-type="float">
            <text:p>-0.0196</text:p>
          </table:table-cell>
          <table:table-cell table:style-name="ce16" office:value-type="float" office:value="0.414115799487983" calcext:value-type="float">
            <text:p>0.4141</text:p>
          </table:table-cell>
          <table:table-cell table:style-name="ce16" office:value-type="float" office:value="-4.89486802748366" calcext:value-type="float">
            <text:p>-4.894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28285914732591" calcext:value-type="float">
            <text:p>0.7283</text:p>
          </table:table-cell>
          <table:table-cell table:style-name="ce22" table:formula="of:=ABS([.F438])" office:value-type="float" office:value="0.0195794721099346" calcext:value-type="float">
            <text:p>0.01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3010</text:p>
          </table:table-cell>
          <table:table-cell table:style-name="ce2" office:value-type="string" calcext:value-type="string">
            <text:p>PIF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9.64992585044775" calcext:value-type="float">
            <text:p>9.6499</text:p>
          </table:table-cell>
          <table:table-cell table:style-name="ce16" office:value-type="float" office:value="-0.18931577914159" calcext:value-type="float">
            <text:p>-0.1893</text:p>
          </table:table-cell>
          <table:table-cell table:style-name="ce16" office:value-type="float" office:value="-0.0196183662004828" calcext:value-type="float">
            <text:p>-0.0196</text:p>
          </table:table-cell>
          <table:table-cell table:style-name="ce16" office:value-type="float" office:value="0.540533794280825" calcext:value-type="float">
            <text:p>0.5405</text:p>
          </table:table-cell>
          <table:table-cell table:style-name="ce16" office:value-type="float" office:value="-4.90459155012071" calcext:value-type="float">
            <text:p>-4.9046</text:p>
          </table:table-cell>
          <table:table-cell table:style-name="ce16" office:value-type="float" office:value="-3.43223279016288" calcext:value-type="float">
            <text:p>-3.4322</text:p>
          </table:table-cell>
          <table:table-cell table:style-name="ce16" office:value-type="float" office:value="0.671438292991387" calcext:value-type="float">
            <text:p>0.6714</text:p>
          </table:table-cell>
          <table:table-cell table:style-name="ce22" table:formula="of:=ABS([.F439])" office:value-type="float" office:value="0.0196183662004828" calcext:value-type="float">
            <text:p>0.01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9200</text:p>
          </table:table-cell>
          <table:table-cell table:style-name="ce2" office:value-type="string" calcext:value-type="string">
            <text:p>MLO1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4.60045721209959" calcext:value-type="float">
            <text:p>4.6005</text:p>
          </table:table-cell>
          <table:table-cell table:style-name="ce16" office:value-type="float" office:value="-0.0906455270364264" calcext:value-type="float">
            <text:p>-0.0906</text:p>
          </table:table-cell>
          <table:table-cell table:style-name="ce16" office:value-type="float" office:value="-0.0197035909383139" calcext:value-type="float">
            <text:p>-0.0197</text:p>
          </table:table-cell>
          <table:table-cell table:style-name="ce16" office:value-type="float" office:value="0.774505291572834" calcext:value-type="float">
            <text:p>0.7745</text:p>
          </table:table-cell>
          <table:table-cell table:style-name="ce16" office:value-type="float" office:value="-4.92589773457848" calcext:value-type="float">
            <text:p>-4.9259</text:p>
          </table:table-cell>
          <table:table-cell table:style-name="ce16" office:value-type="float" office:value="-1.45801220219753" calcext:value-type="float">
            <text:p>-1.4580</text:p>
          </table:table-cell>
          <table:table-cell table:style-name="ce16" office:value-type="float" office:value="0.714260747294387" calcext:value-type="float">
            <text:p>0.7143</text:p>
          </table:table-cell>
          <table:table-cell table:style-name="ce22" table:formula="of:=ABS([.F440])" office:value-type="float" office:value="0.0197035909383139" calcext:value-type="float">
            <text:p>0.019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1120</text:p>
          </table:table-cell>
          <table:table-cell table:style-name="ce2" office:value-type="string" calcext:value-type="string">
            <text:p>GES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55043570670212" calcext:value-type="float">
            <text:p>2.5504</text:p>
          </table:table-cell>
          <table:table-cell table:style-name="ce16" office:value-type="float" office:value="-0.0504217059505402" calcext:value-type="float">
            <text:p>-0.0504</text:p>
          </table:table-cell>
          <table:table-cell table:style-name="ce16" office:value-type="float" office:value="-0.0197698400387198" calcext:value-type="float">
            <text:p>-0.0198</text:p>
          </table:table-cell>
          <table:table-cell table:style-name="ce16" office:value-type="float" office:value="0.273315182970066" calcext:value-type="float">
            <text:p>0.2733</text:p>
          </table:table-cell>
          <table:table-cell table:style-name="ce16" office:value-type="float" office:value="-4.94246000967995" calcext:value-type="float">
            <text:p>-4.942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58217163316232" calcext:value-type="float">
            <text:p>0.7582</text:p>
          </table:table-cell>
          <table:table-cell table:style-name="ce22" table:formula="of:=ABS([.F441])" office:value-type="float" office:value="0.0197698400387198" calcext:value-type="float">
            <text:p>0.01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T1G67310</text:p>
          </table:table-cell>
          <table:table-cell table:style-name="ce5" office:value-type="string" calcext:value-type="string">
            <text:p>CMTA4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2.46317488608163" calcext:value-type="float">
            <text:p>2.4632</text:p>
          </table:table-cell>
          <table:table-cell table:style-name="ce21" office:value-type="float" office:value="-0.0488943596986279" calcext:value-type="float">
            <text:p>-0.0489</text:p>
          </table:table-cell>
          <table:table-cell table:style-name="ce21" office:value-type="float" office:value="-0.019850137306494" calcext:value-type="float">
            <text:p>-0.0199</text:p>
          </table:table-cell>
          <table:table-cell table:style-name="ce21" office:value-type="float" office:value="1.18528328349409" calcext:value-type="float">
            <text:p>1.1853</text:p>
          </table:table-cell>
          <table:table-cell table:style-name="ce21" office:value-type="float" office:value="-4.96253432662349" calcext:value-type="float">
            <text:p>-4.9625</text:p>
          </table:table-cell>
          <table:table-cell table:style-name="ce21" office:value-type="float" office:value="-0.782593514154335" calcext:value-type="float">
            <text:p>-0.7826</text:p>
          </table:table-cell>
          <table:table-cell table:style-name="ce21" office:value-type="float" office:value="0.620494180351754" calcext:value-type="float">
            <text:p>0.6205</text:p>
          </table:table-cell>
          <table:table-cell table:style-name="ce26" table:formula="of:=ABS([.F442])" office:value-type="float" office:value="0.019850137306494" calcext:value-type="float">
            <text:p>0.0199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4G01860</text:p>
          </table:table-cell>
          <table:table-cell table:style-name="ce14" office:value-type="string" calcext:value-type="string">
            <text:p>L</text:p>
          </table:table-cell>
          <table:table-cell table:style-name="ce21" office:value-type="float" office:value="2.18916062395325" calcext:value-type="float">
            <text:p>2.1892</text:p>
          </table:table-cell>
          <table:table-cell table:style-name="ce21" office:value-type="float" office:value="-0.0435463628559291" calcext:value-type="float">
            <text:p>-0.0435</text:p>
          </table:table-cell>
          <table:table-cell table:style-name="ce21" office:value-type="float" office:value="-0.0198918080196837" calcext:value-type="float">
            <text:p>-0.0199</text:p>
          </table:table-cell>
          <table:table-cell table:style-name="ce21" office:value-type="float" office:value="2.1366734318233" calcext:value-type="float">
            <text:p>2.1367</text:p>
          </table:table-cell>
          <table:table-cell table:style-name="ce21" office:value-type="float" office:value="-4.97295200492093" calcext:value-type="float">
            <text:p>-4.9730</text:p>
          </table:table-cell>
          <table:table-cell table:style-name="ce21" office:value-type="float" office:value="-0.382217677857754" calcext:value-type="float">
            <text:p>-0.3822</text:p>
          </table:table-cell>
          <table:table-cell table:style-name="ce21" office:value-type="float" office:value="0.624677147463202" calcext:value-type="float">
            <text:p>0.6247</text:p>
          </table:table-cell>
          <table:table-cell table:style-name="ce26" table:formula="of:=ABS([.F443])" office:value-type="float" office:value="0.0198918080196837" calcext:value-type="float">
            <text:p>0.019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6080</text:p>
          </table:table-cell>
          <table:table-cell table:style-name="ce2" office:value-type="string" calcext:value-type="string">
            <text:p>TBL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8.43826486809568" calcext:value-type="float">
            <text:p>8.4383</text:p>
          </table:table-cell>
          <table:table-cell table:style-name="ce16" office:value-type="float" office:value="-0.168813486607256" calcext:value-type="float">
            <text:p>-0.1688</text:p>
          </table:table-cell>
          <table:table-cell table:style-name="ce16" office:value-type="float" office:value="-0.0200057108002766" calcext:value-type="float">
            <text:p>-0.0200</text:p>
          </table:table-cell>
          <table:table-cell table:style-name="ce16" office:value-type="float" office:value="0.978305065522233" calcext:value-type="float">
            <text:p>0.9783</text:p>
          </table:table-cell>
          <table:table-cell table:style-name="ce16" office:value-type="float" office:value="-5.00142770006915" calcext:value-type="float">
            <text:p>-5.0014</text:p>
          </table:table-cell>
          <table:table-cell table:style-name="ce16" office:value-type="float" office:value="-1.03278403804963" calcext:value-type="float">
            <text:p>-1.0328</text:p>
          </table:table-cell>
          <table:table-cell table:style-name="ce16" office:value-type="float" office:value="0.832092480872002" calcext:value-type="float">
            <text:p>0.8321</text:p>
          </table:table-cell>
          <table:table-cell table:style-name="ce22" table:formula="of:=ABS([.F444])" office:value-type="float" office:value="0.0200057108002766" calcext:value-type="float">
            <text:p>0.0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6690</text:p>
          </table:table-cell>
          <table:table-cell office:value-type="string" calcext:value-type="string">
            <text:p>CIP111</text:p>
          </table:table-cell>
          <table:table-cell office:value-type="string" calcext:value-type="string">
            <text:p>L</text:p>
          </table:table-cell>
          <table:table-cell office:value-type="float" office:value="1.54929619767952" calcext:value-type="float">
            <text:p>1.5493</text:p>
          </table:table-cell>
          <table:table-cell office:value-type="float" office:value="-0.0312712544942857" calcext:value-type="float">
            <text:p>-0.0313</text:p>
          </table:table-cell>
          <table:table-cell office:value-type="float" office:value="-0.0201841678441622" calcext:value-type="float">
            <text:p>-0.0202</text:p>
          </table:table-cell>
          <table:table-cell office:value-type="float" office:value="2.87300177076407" calcext:value-type="float">
            <text:p>2.8730</text:p>
          </table:table-cell>
          <table:table-cell office:value-type="float" office:value="-5.04604196104054" calcext:value-type="float">
            <text:p>-5.0460</text:p>
          </table:table-cell>
          <table:table-cell office:value-type="float" office:value="-0.278647600577725" calcext:value-type="float">
            <text:p>-0.2786</text:p>
          </table:table-cell>
          <table:table-cell office:value-type="float" office:value="0.654817877552616" calcext:value-type="float">
            <text:p>0.6548</text:p>
          </table:table-cell>
          <table:table-cell table:style-name="ce24" table:formula="of:=ABS([.F445])" office:value-type="float" office:value="0.0201841678441622" calcext:value-type="float">
            <text:p>0.020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9215</text:p>
          </table:table-cell>
          <table:table-cell office:value-type="string" calcext:value-type="string">
            <text:p>L</text:p>
          </table:table-cell>
          <table:table-cell office:value-type="float" office:value="3.20623412341704" calcext:value-type="float">
            <text:p>3.2062</text:p>
          </table:table-cell>
          <table:table-cell office:value-type="float" office:value="-0.0665015091488798" calcext:value-type="float">
            <text:p>-0.0665</text:p>
          </table:table-cell>
          <table:table-cell office:value-type="float" office:value="-0.0207413141364755" calcext:value-type="float">
            <text:p>-0.0207</text:p>
          </table:table-cell>
          <table:table-cell office:value-type="float" office:value="1.41204960127126" calcext:value-type="float">
            <text:p>1.4120</text:p>
          </table:table-cell>
          <table:table-cell office:value-type="float" office:value="-5.18532853411887" calcext:value-type="float">
            <text:p>-5.1853</text:p>
          </table:table-cell>
          <table:table-cell office:value-type="float" office:value="-0.660224091101451" calcext:value-type="float">
            <text:p>-0.6602</text:p>
          </table:table-cell>
          <table:table-cell office:value-type="float" office:value="0.619478452029804" calcext:value-type="float">
            <text:p>0.6195</text:p>
          </table:table-cell>
          <table:table-cell table:style-name="ce24" table:formula="of:=ABS([.F446])" office:value-type="float" office:value="0.0207413141364755" calcext:value-type="float">
            <text:p>0.020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0990</text:p>
          </table:table-cell>
          <table:table-cell office:value-type="string" calcext:value-type="string">
            <text:p>L</text:p>
          </table:table-cell>
          <table:table-cell office:value-type="float" office:value="8.48774821046945" calcext:value-type="float">
            <text:p>8.4877</text:p>
          </table:table-cell>
          <table:table-cell office:value-type="float" office:value="-0.176594671899957" calcext:value-type="float">
            <text:p>-0.1766</text:p>
          </table:table-cell>
          <table:table-cell office:value-type="float" office:value="-0.020805833010236" calcext:value-type="float">
            <text:p>-0.0208</text:p>
          </table:table-cell>
          <table:table-cell office:value-type="float" office:value="1.15140576795333" calcext:value-type="float">
            <text:p>1.1514</text:p>
          </table:table-cell>
          <table:table-cell office:value-type="float" office:value="-5.201458252559" calcext:value-type="float">
            <text:p>-5.2015</text:p>
          </table:table-cell>
          <table:table-cell office:value-type="float" office:value="-0.867090233250828" calcext:value-type="float">
            <text:p>-0.8671</text:p>
          </table:table-cell>
          <table:table-cell office:value-type="float" office:value="0.757656289075817" calcext:value-type="float">
            <text:p>0.7577</text:p>
          </table:table-cell>
          <table:table-cell table:style-name="ce24" table:formula="of:=ABS([.F447])" office:value-type="float" office:value="0.020805833010236" calcext:value-type="float">
            <text:p>0.020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2351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.80382350979699" calcext:value-type="float">
            <text:p>5.8038</text:p>
          </table:table-cell>
          <table:table-cell table:style-name="ce16" office:value-type="float" office:value="-0.123945576926777" calcext:value-type="float">
            <text:p>-0.1239</text:p>
          </table:table-cell>
          <table:table-cell table:style-name="ce16" office:value-type="float" office:value="-0.0213558487292996" calcext:value-type="float">
            <text:p>-0.0214</text:p>
          </table:table-cell>
          <table:table-cell table:style-name="ce16" office:value-type="float" office:value="0.878746796237167" calcext:value-type="float">
            <text:p>0.8787</text:p>
          </table:table-cell>
          <table:table-cell table:style-name="ce16" office:value-type="float" office:value="-5.3389621823249" calcext:value-type="float">
            <text:p>-5.3390</text:p>
          </table:table-cell>
          <table:table-cell table:style-name="ce16" office:value-type="float" office:value="-1.34947613948856" calcext:value-type="float">
            <text:p>-1.3495</text:p>
          </table:table-cell>
          <table:table-cell table:style-name="ce16" office:value-type="float" office:value="0.654008382004122" calcext:value-type="float">
            <text:p>0.6540</text:p>
          </table:table-cell>
          <table:table-cell table:style-name="ce22" table:formula="of:=ABS([.F448])" office:value-type="float" office:value="0.0213558487292996" calcext:value-type="float">
            <text:p>0.0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4200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L</text:p>
          </table:table-cell>
          <table:table-cell office:value-type="float" office:value="23.3823718585028" calcext:value-type="float">
            <text:p>23.3824</text:p>
          </table:table-cell>
          <table:table-cell office:value-type="float" office:value="-0.503880513535032" calcext:value-type="float">
            <text:p>-0.5039</text:p>
          </table:table-cell>
          <table:table-cell office:value-type="float" office:value="-0.0215495894336228" calcext:value-type="float">
            <text:p>-0.0215</text:p>
          </table:table-cell>
          <table:table-cell office:value-type="float" office:value="3.0403275314009" calcext:value-type="float">
            <text:p>3.0403</text:p>
          </table:table-cell>
          <table:table-cell office:value-type="float" office:value="-5.3873973584057" calcext:value-type="float">
            <text:p>-5.3874</text:p>
          </table:table-cell>
          <table:table-cell office:value-type="float" office:value="-0.281382666165226" calcext:value-type="float">
            <text:p>-0.2814</text:p>
          </table:table-cell>
          <table:table-cell office:value-type="float" office:value="0.740097641515211" calcext:value-type="float">
            <text:p>0.7401</text:p>
          </table:table-cell>
          <table:table-cell table:style-name="ce24" table:formula="of:=ABS([.F449])" office:value-type="float" office:value="0.0215495894336228" calcext:value-type="float">
            <text:p>0.021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2720</text:p>
          </table:table-cell>
          <table:table-cell office:value-type="string" calcext:value-type="string">
            <text:p>L</text:p>
          </table:table-cell>
          <table:table-cell office:value-type="float" office:value="12.3105934470462" calcext:value-type="float">
            <text:p>12.3106</text:p>
          </table:table-cell>
          <table:table-cell office:value-type="float" office:value="-0.266479199769423" calcext:value-type="float">
            <text:p>-0.2665</text:p>
          </table:table-cell>
          <table:table-cell office:value-type="float" office:value="-0.0216463325603008" calcext:value-type="float">
            <text:p>-0.0216</text:p>
          </table:table-cell>
          <table:table-cell office:value-type="float" office:value="2.66348010758234" calcext:value-type="float">
            <text:p>2.6635</text:p>
          </table:table-cell>
          <table:table-cell office:value-type="float" office:value="-5.41158314007521" calcext:value-type="float">
            <text:p>-5.4116</text:p>
          </table:table-cell>
          <table:table-cell office:value-type="float" office:value="-0.327669086937536" calcext:value-type="float">
            <text:p>-0.3277</text:p>
          </table:table-cell>
          <table:table-cell office:value-type="float" office:value="0.658901649140456" calcext:value-type="float">
            <text:p>0.6589</text:p>
          </table:table-cell>
          <table:table-cell table:style-name="ce24" table:formula="of:=ABS([.F450])" office:value-type="float" office:value="0.0216463325603008" calcext:value-type="float">
            <text:p>0.02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28030</text:p>
          </table:table-cell>
          <table:table-cell table:style-name="ce2" office:value-type="string" calcext:value-type="string">
            <text:p>DES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40427614581435" calcext:value-type="float">
            <text:p>2.4043</text:p>
          </table:table-cell>
          <table:table-cell table:style-name="ce16" office:value-type="float" office:value="-0.0527286976744962" calcext:value-type="float">
            <text:p>-0.0527</text:p>
          </table:table-cell>
          <table:table-cell table:style-name="ce16" office:value-type="float" office:value="-0.0219312152500837" calcext:value-type="float">
            <text:p>-0.0219</text:p>
          </table:table-cell>
          <table:table-cell table:style-name="ce16" office:value-type="float" office:value="0.752589024932118" calcext:value-type="float">
            <text:p>0.7526</text:p>
          </table:table-cell>
          <table:table-cell table:style-name="ce16" office:value-type="float" office:value="-5.48280381252093" calcext:value-type="float">
            <text:p>-5.4828</text:p>
          </table:table-cell>
          <table:table-cell table:style-name="ce16" office:value-type="float" office:value="-1.88111200919761" calcext:value-type="float">
            <text:p>-1.8811</text:p>
          </table:table-cell>
          <table:table-cell table:style-name="ce16" office:value-type="float" office:value="0.7298131392872" calcext:value-type="float">
            <text:p>0.7298</text:p>
          </table:table-cell>
          <table:table-cell table:style-name="ce22" table:formula="of:=ABS([.F451])" office:value-type="float" office:value="0.0219312152500837" calcext:value-type="float">
            <text:p>0.021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25840</text:p>
          </table:table-cell>
          <table:table-cell office:value-type="string" calcext:value-type="string">
            <text:p>L</text:p>
          </table:table-cell>
          <table:table-cell office:value-type="float" office:value="13.9857540891486" calcext:value-type="float">
            <text:p>13.9858</text:p>
          </table:table-cell>
          <table:table-cell office:value-type="float" office:value="-0.307914661710397" calcext:value-type="float">
            <text:p>-0.3079</text:p>
          </table:table-cell>
          <table:table-cell office:value-type="float" office:value="-0.0220163074330976" calcext:value-type="float">
            <text:p>-0.0220</text:p>
          </table:table-cell>
          <table:table-cell office:value-type="float" office:value="1.14772463236762" calcext:value-type="float">
            <text:p>1.1477</text:p>
          </table:table-cell>
          <table:table-cell office:value-type="float" office:value="-5.50407685827439" calcext:value-type="float">
            <text:p>-5.5041</text:p>
          </table:table-cell>
          <table:table-cell office:value-type="float" office:value="-0.942207986852911" calcext:value-type="float">
            <text:p>-0.9422</text:p>
          </table:table-cell>
          <table:table-cell office:value-type="float" office:value="0.818807733199352" calcext:value-type="float">
            <text:p>0.8188</text:p>
          </table:table-cell>
          <table:table-cell table:style-name="ce24" table:formula="of:=ABS([.F452])" office:value-type="float" office:value="0.0220163074330976" calcext:value-type="float">
            <text:p>0.02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0940</text:p>
          </table:table-cell>
          <table:table-cell office:value-type="string" calcext:value-type="string">
            <text:p>ERS1</text:p>
          </table:table-cell>
          <table:table-cell office:value-type="string" calcext:value-type="string">
            <text:p>L</text:p>
          </table:table-cell>
          <table:table-cell office:value-type="float" office:value="17.6446367728755" calcext:value-type="float">
            <text:p>17.6446</text:p>
          </table:table-cell>
          <table:table-cell office:value-type="float" office:value="-0.389121271030398" calcext:value-type="float">
            <text:p>-0.3891</text:p>
          </table:table-cell>
          <table:table-cell office:value-type="float" office:value="-0.022053232154293" calcext:value-type="float">
            <text:p>-0.0221</text:p>
          </table:table-cell>
          <table:table-cell office:value-type="float" office:value="2.56549014352926" calcext:value-type="float">
            <text:p>2.5655</text:p>
          </table:table-cell>
          <table:table-cell office:value-type="float" office:value="-5.51330803857324" calcext:value-type="float">
            <text:p>-5.5133</text:p>
          </table:table-cell>
          <table:table-cell office:value-type="float" office:value="-0.349056663660737" calcext:value-type="float">
            <text:p>-0.3491</text:p>
          </table:table-cell>
          <table:table-cell office:value-type="float" office:value="0.66766536454505" calcext:value-type="float">
            <text:p>0.6677</text:p>
          </table:table-cell>
          <table:table-cell table:style-name="ce24" table:formula="of:=ABS([.F453])" office:value-type="float" office:value="0.022053232154293" calcext:value-type="float">
            <text:p>0.022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07730</text:p>
          </table:table-cell>
          <table:table-cell office:value-type="string" calcext:value-type="string">
            <text:p>L</text:p>
          </table:table-cell>
          <table:table-cell office:value-type="float" office:value="2.63100619381359" calcext:value-type="float">
            <text:p>2.6310</text:p>
          </table:table-cell>
          <table:table-cell office:value-type="float" office:value="-0.0582252956579905" calcext:value-type="float">
            <text:p>-0.0582</text:p>
          </table:table-cell>
          <table:table-cell office:value-type="float" office:value="-0.0221304289571414" calcext:value-type="float">
            <text:p>-0.0221</text:p>
          </table:table-cell>
          <table:table-cell office:value-type="float" office:value="1.0203936982474" calcext:value-type="float">
            <text:p>1.0204</text:p>
          </table:table-cell>
          <table:table-cell office:value-type="float" office:value="-5.53260723928534" calcext:value-type="float">
            <text:p>-5.5326</text:p>
          </table:table-cell>
          <table:table-cell office:value-type="float" office:value="-1.12722070243522" calcext:value-type="float">
            <text:p>-1.1272</text:p>
          </table:table-cell>
          <table:table-cell office:value-type="float" office:value="0.62831989620292" calcext:value-type="float">
            <text:p>0.6283</text:p>
          </table:table-cell>
          <table:table-cell table:style-name="ce24" table:formula="of:=ABS([.F454])" office:value-type="float" office:value="0.0221304289571414" calcext:value-type="float">
            <text:p>0.02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02080</text:p>
          </table:table-cell>
          <table:table-cell table:style-name="ce2" office:value-type="string" calcext:value-type="string">
            <text:p>IDD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8.66524298270596" calcext:value-type="float">
            <text:p>8.6652</text:p>
          </table:table-cell>
          <table:table-cell table:style-name="ce16" office:value-type="float" office:value="-0.199487061543555" calcext:value-type="float">
            <text:p>-0.1995</text:p>
          </table:table-cell>
          <table:table-cell table:style-name="ce16" office:value-type="float" office:value="-0.0230215196436719" calcext:value-type="float">
            <text:p>-0.0230</text:p>
          </table:table-cell>
          <table:table-cell table:style-name="ce16" office:value-type="float" office:value="0.700171124811594" calcext:value-type="float">
            <text:p>0.7002</text:p>
          </table:table-cell>
          <table:table-cell table:style-name="ce16" office:value-type="float" office:value="-5.75537991091797" calcext:value-type="float">
            <text:p>-5.7554</text:p>
          </table:table-cell>
          <table:table-cell table:style-name="ce16" office:value-type="float" office:value="-2.49001990613581" calcext:value-type="float">
            <text:p>-2.4900</text:p>
          </table:table-cell>
          <table:table-cell table:style-name="ce16" office:value-type="float" office:value="0.839099286691289" calcext:value-type="float">
            <text:p>0.8391</text:p>
          </table:table-cell>
          <table:table-cell table:style-name="ce22" table:formula="of:=ABS([.F455])" office:value-type="float" office:value="0.0230215196436719" calcext:value-type="float">
            <text:p>0.023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4770</text:p>
          </table:table-cell>
          <table:table-cell table:style-name="ce2" office:value-type="string" calcext:value-type="string">
            <text:p>CLE4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4.2914749717354" calcext:value-type="float">
            <text:p>14.2915</text:p>
          </table:table-cell>
          <table:table-cell table:style-name="ce16" office:value-type="float" office:value="-0.329229819810483" calcext:value-type="float">
            <text:p>-0.3292</text:p>
          </table:table-cell>
          <table:table-cell table:style-name="ce16" office:value-type="float" office:value="-0.0230367978435822" calcext:value-type="float">
            <text:p>-0.0230</text:p>
          </table:table-cell>
          <table:table-cell table:style-name="ce16" office:value-type="float" office:value="0.677045852819469" calcext:value-type="float">
            <text:p>0.6770</text:p>
          </table:table-cell>
          <table:table-cell table:style-name="ce16" office:value-type="float" office:value="-5.75919946089555" calcext:value-type="float">
            <text:p>-5.7592</text:p>
          </table:table-cell>
          <table:table-cell table:style-name="ce16" office:value-type="float" office:value="-2.7431009049775" calcext:value-type="float">
            <text:p>-2.7431</text:p>
          </table:table-cell>
          <table:table-cell table:style-name="ce16" office:value-type="float" office:value="0.897201510133517" calcext:value-type="float">
            <text:p>0.8972</text:p>
          </table:table-cell>
          <table:table-cell table:style-name="ce22" table:formula="of:=ABS([.F456])" office:value-type="float" office:value="0.0230367978435822" calcext:value-type="float">
            <text:p>0.02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5150</text:p>
          </table:table-cell>
          <table:table-cell office:value-type="string" calcext:value-type="string">
            <text:p>HAT7</text:p>
          </table:table-cell>
          <table:table-cell office:value-type="string" calcext:value-type="string">
            <text:p>L</text:p>
          </table:table-cell>
          <table:table-cell office:value-type="float" office:value="4.36735992007264" calcext:value-type="float">
            <text:p>4.3674</text:p>
          </table:table-cell>
          <table:table-cell office:value-type="float" office:value="-0.101681970247536" calcext:value-type="float">
            <text:p>-0.1017</text:p>
          </table:table-cell>
          <table:table-cell office:value-type="float" office:value="-0.0232822510872528" calcext:value-type="float">
            <text:p>-0.0233</text:p>
          </table:table-cell>
          <table:table-cell office:value-type="float" office:value="1.13551189575525" calcext:value-type="float">
            <text:p>1.1355</text:p>
          </table:table-cell>
          <table:table-cell office:value-type="float" office:value="-5.8205627718132" calcext:value-type="float">
            <text:p>-5.8206</text:p>
          </table:table-cell>
          <table:table-cell office:value-type="float" office:value="-1.03680328245413" calcext:value-type="float">
            <text:p>-1.0368</text:p>
          </table:table-cell>
          <table:table-cell office:value-type="float" office:value="0.71570133619032" calcext:value-type="float">
            <text:p>0.7157</text:p>
          </table:table-cell>
          <table:table-cell table:style-name="ce24" table:formula="of:=ABS([.F457])" office:value-type="float" office:value="0.0232822510872528" calcext:value-type="float">
            <text:p>0.02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33960</text:p>
          </table:table-cell>
          <table:table-cell table:style-name="ce2" office:value-type="string" calcext:value-type="string">
            <text:p>AIG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44089314188959" calcext:value-type="float">
            <text:p>6.4409</text:p>
          </table:table-cell>
          <table:table-cell table:style-name="ce16" office:value-type="float" office:value="-0.151080574849178" calcext:value-type="float">
            <text:p>-0.1511</text:p>
          </table:table-cell>
          <table:table-cell table:style-name="ce16" office:value-type="float" office:value="-0.0234564634936413" calcext:value-type="float">
            <text:p>-0.0235</text:p>
          </table:table-cell>
          <table:table-cell table:style-name="ce16" office:value-type="float" office:value="0.651292737771123" calcext:value-type="float">
            <text:p>0.6513</text:p>
          </table:table-cell>
          <table:table-cell table:style-name="ce16" office:value-type="float" office:value="-5.86411587341033" calcext:value-type="float">
            <text:p>-5.8641</text:p>
          </table:table-cell>
          <table:table-cell table:style-name="ce16" office:value-type="float" office:value="-3.32743483419801" calcext:value-type="float">
            <text:p>-3.3274</text:p>
          </table:table-cell>
          <table:table-cell table:style-name="ce16" office:value-type="float" office:value="0.789662551222181" calcext:value-type="float">
            <text:p>0.7897</text:p>
          </table:table-cell>
          <table:table-cell table:style-name="ce22" table:formula="of:=ABS([.F458])" office:value-type="float" office:value="0.0234564634936413" calcext:value-type="float">
            <text:p>0.0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7250</text:p>
          </table:table-cell>
          <table:table-cell office:value-type="string" calcext:value-type="string">
            <text:p>UGT71C4</text:p>
          </table:table-cell>
          <table:table-cell office:value-type="string" calcext:value-type="string">
            <text:p>L</text:p>
          </table:table-cell>
          <table:table-cell office:value-type="float" office:value="11.4258992195104" calcext:value-type="float">
            <text:p>11.4259</text:p>
          </table:table-cell>
          <table:table-cell office:value-type="float" office:value="-0.269749479270441" calcext:value-type="float">
            <text:p>-0.2697</text:p>
          </table:table-cell>
          <table:table-cell office:value-type="float" office:value="-0.0236085995586087" calcext:value-type="float">
            <text:p>-0.0236</text:p>
          </table:table-cell>
          <table:table-cell office:value-type="float" office:value="1.94849603938644" calcext:value-type="float">
            <text:p>1.9485</text:p>
          </table:table-cell>
          <table:table-cell office:value-type="float" office:value="-5.90214988965218" calcext:value-type="float">
            <text:p>-5.9021</text:p>
          </table:table-cell>
          <table:table-cell office:value-type="float" office:value="-0.520578971495085" calcext:value-type="float">
            <text:p>-0.5206</text:p>
          </table:table-cell>
          <table:table-cell office:value-type="float" office:value="0.735786795821582" calcext:value-type="float">
            <text:p>0.7358</text:p>
          </table:table-cell>
          <table:table-cell table:style-name="ce24" table:formula="of:=ABS([.F459])" office:value-type="float" office:value="0.0236085995586087" calcext:value-type="float">
            <text:p>0.0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4010</text:p>
          </table:table-cell>
          <table:table-cell office:value-type="string" calcext:value-type="string">
            <text:p>PAS1</text:p>
          </table:table-cell>
          <table:table-cell office:value-type="string" calcext:value-type="string">
            <text:p>L</text:p>
          </table:table-cell>
          <table:table-cell office:value-type="float" office:value="11.4517629842016" calcext:value-type="float">
            <text:p>11.4518</text:p>
          </table:table-cell>
          <table:table-cell office:value-type="float" office:value="-0.270653282871323" calcext:value-type="float">
            <text:p>-0.2707</text:p>
          </table:table-cell>
          <table:table-cell office:value-type="float" office:value="-0.0236342022835004" calcext:value-type="float">
            <text:p>-0.0236</text:p>
          </table:table-cell>
          <table:table-cell office:value-type="float" office:value="3.41726956394754" calcext:value-type="float">
            <text:p>3.4173</text:p>
          </table:table-cell>
          <table:table-cell office:value-type="float" office:value="-5.90855057087509" calcext:value-type="float">
            <text:p>-5.9086</text:p>
          </table:table-cell>
          <table:table-cell office:value-type="float" office:value="-0.273870997006936" calcext:value-type="float">
            <text:p>-0.2739</text:p>
          </table:table-cell>
          <table:table-cell office:value-type="float" office:value="0.629422126028898" calcext:value-type="float">
            <text:p>0.6294</text:p>
          </table:table-cell>
          <table:table-cell table:style-name="ce24" table:formula="of:=ABS([.F460])" office:value-type="float" office:value="0.0236342022835004" calcext:value-type="float">
            <text:p>0.0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54510</text:p>
          </table:table-cell>
          <table:table-cell office:value-type="string" calcext:value-type="string">
            <text:p>NEK1</text:p>
          </table:table-cell>
          <table:table-cell office:value-type="string" calcext:value-type="string">
            <text:p>L</text:p>
          </table:table-cell>
          <table:table-cell office:value-type="float" office:value="2.66111451949864" calcext:value-type="float">
            <text:p>2.6611</text:p>
          </table:table-cell>
          <table:table-cell office:value-type="float" office:value="-0.0632310770011703" calcext:value-type="float">
            <text:p>-0.0632</text:p>
          </table:table-cell>
          <table:table-cell office:value-type="float" office:value="-0.0237611258507895" calcext:value-type="float">
            <text:p>-0.0238</text:p>
          </table:table-cell>
          <table:table-cell office:value-type="float" office:value="1.5032925650274" calcext:value-type="float">
            <text:p>1.5033</text:p>
          </table:table-cell>
          <table:table-cell office:value-type="float" office:value="-5.94028146269738" calcext:value-type="float">
            <text:p>-5.9403</text:p>
          </table:table-cell>
          <table:table-cell office:value-type="float" office:value="-0.725354004683421" calcext:value-type="float">
            <text:p>-0.7254</text:p>
          </table:table-cell>
          <table:table-cell office:value-type="float" office:value="0.672561550172341" calcext:value-type="float">
            <text:p>0.6726</text:p>
          </table:table-cell>
          <table:table-cell table:style-name="ce24" table:formula="of:=ABS([.F461])" office:value-type="float" office:value="0.0237611258507895" calcext:value-type="float">
            <text:p>0.023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29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8392588649355" calcext:value-type="float">
            <text:p>6.8393</text:p>
          </table:table-cell>
          <table:table-cell table:style-name="ce16" office:value-type="float" office:value="-0.165748003236779" calcext:value-type="float">
            <text:p>-0.1657</text:p>
          </table:table-cell>
          <table:table-cell table:style-name="ce16" office:value-type="float" office:value="-0.0242347901300475" calcext:value-type="float">
            <text:p>-0.0242</text:p>
          </table:table-cell>
          <table:table-cell table:style-name="ce16" office:value-type="float" office:value="0.901416553137872" calcext:value-type="float">
            <text:p>0.9014</text:p>
          </table:table-cell>
          <table:table-cell table:style-name="ce16" office:value-type="float" office:value="-6.05869753251187" calcext:value-type="float">
            <text:p>-6.0587</text:p>
          </table:table-cell>
          <table:table-cell table:style-name="ce16" office:value-type="float" office:value="-1.60880734368625" calcext:value-type="float">
            <text:p>-1.6088</text:p>
          </table:table-cell>
          <table:table-cell table:style-name="ce16" office:value-type="float" office:value="0.699061804545477" calcext:value-type="float">
            <text:p>0.6991</text:p>
          </table:table-cell>
          <table:table-cell table:style-name="ce22" table:formula="of:=ABS([.F462])" office:value-type="float" office:value="0.0242347901300475" calcext:value-type="float">
            <text:p>0.0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8310</text:p>
          </table:table-cell>
          <table:table-cell office:value-type="string" calcext:value-type="string">
            <text:p>VQ9</text:p>
          </table:table-cell>
          <table:table-cell office:value-type="string" calcext:value-type="string">
            <text:p>L</text:p>
          </table:table-cell>
          <table:table-cell office:value-type="float" office:value="5.35642528882062" calcext:value-type="float">
            <text:p>5.3564</text:p>
          </table:table-cell>
          <table:table-cell office:value-type="float" office:value="-0.130191365821665" calcext:value-type="float">
            <text:p>-0.1302</text:p>
          </table:table-cell>
          <table:table-cell office:value-type="float" office:value="-0.0243056439326032" calcext:value-type="float">
            <text:p>-0.0243</text:p>
          </table:table-cell>
          <table:table-cell office:value-type="float" office:value="2.45543583695002" calcext:value-type="float">
            <text:p>2.4554</text:p>
          </table:table-cell>
          <table:table-cell office:value-type="float" office:value="-6.07641098315079" calcext:value-type="float">
            <text:p>-6.0764</text:p>
          </table:table-cell>
          <table:table-cell office:value-type="float" office:value="-0.410174619339511" calcext:value-type="float">
            <text:p>-0.4102</text:p>
          </table:table-cell>
          <table:table-cell office:value-type="float" office:value="0.670550859183799" calcext:value-type="float">
            <text:p>0.6706</text:p>
          </table:table-cell>
          <table:table-cell table:style-name="ce24" table:formula="of:=ABS([.F463])" office:value-type="float" office:value="0.0243056439326032" calcext:value-type="float">
            <text:p>0.024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26610</text:p>
          </table:table-cell>
          <table:table-cell office:value-type="string" calcext:value-type="string">
            <text:p>L</text:p>
          </table:table-cell>
          <table:table-cell office:value-type="float" office:value="1.50789470975116" calcext:value-type="float">
            <text:p>1.5079</text:p>
          </table:table-cell>
          <table:table-cell office:value-type="float" office:value="-0.036660934421461" calcext:value-type="float">
            <text:p>-0.0367</text:p>
          </table:table-cell>
          <table:table-cell office:value-type="float" office:value="-0.0243126620077545" calcext:value-type="float">
            <text:p>-0.0243</text:p>
          </table:table-cell>
          <table:table-cell office:value-type="float" office:value="1.69952904578269" calcext:value-type="float">
            <text:p>1.6995</text:p>
          </table:table-cell>
          <table:table-cell office:value-type="float" office:value="-6.07816550193862" calcext:value-type="float">
            <text:p>-6.0782</text:p>
          </table:table-cell>
          <table:table-cell office:value-type="float" office:value="-0.638542048460281" calcext:value-type="float">
            <text:p>-0.6385</text:p>
          </table:table-cell>
          <table:table-cell office:value-type="float" office:value="0.629307359057357" calcext:value-type="float">
            <text:p>0.6293</text:p>
          </table:table-cell>
          <table:table-cell table:style-name="ce24" table:formula="of:=ABS([.F464])" office:value-type="float" office:value="0.0243126620077545" calcext:value-type="float">
            <text:p>0.02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7990</text:p>
          </table:table-cell>
          <table:table-cell table:style-name="ce2" office:value-type="string" calcext:value-type="string">
            <text:p>CAD8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6.27814600578405" calcext:value-type="float">
            <text:p>6.2781</text:p>
          </table:table-cell>
          <table:table-cell table:style-name="ce16" office:value-type="float" office:value="-0.152792472045735" calcext:value-type="float">
            <text:p>-0.1528</text:p>
          </table:table-cell>
          <table:table-cell table:style-name="ce16" office:value-type="float" office:value="-0.024337196348248" calcext:value-type="float">
            <text:p>-0.0243</text:p>
          </table:table-cell>
          <table:table-cell table:style-name="ce16" office:value-type="float" office:value="0.357489154336465" calcext:value-type="float">
            <text:p>0.3575</text:p>
          </table:table-cell>
          <table:table-cell table:style-name="ce16" office:value-type="float" office:value="-6.08429908706199" calcext:value-type="float">
            <text:p>-6.084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3112272041983" calcext:value-type="float">
            <text:p>0.6331</text:p>
          </table:table-cell>
          <table:table-cell table:style-name="ce22" table:formula="of:=ABS([.F465])" office:value-type="float" office:value="0.024337196348248" calcext:value-type="float">
            <text:p>0.02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1230</text:p>
          </table:table-cell>
          <table:table-cell table:style-name="ce2" office:value-type="string" calcext:value-type="string">
            <text:p>4CL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9.58566411759019" calcext:value-type="float">
            <text:p>9.5857</text:p>
          </table:table-cell>
          <table:table-cell table:style-name="ce16" office:value-type="float" office:value="-0.234338451747745" calcext:value-type="float">
            <text:p>-0.2343</text:p>
          </table:table-cell>
          <table:table-cell table:style-name="ce16" office:value-type="float" office:value="-0.0244467622559111" calcext:value-type="float">
            <text:p>-0.0244</text:p>
          </table:table-cell>
          <table:table-cell table:style-name="ce16" office:value-type="float" office:value="0.856654793726171" calcext:value-type="float">
            <text:p>0.8567</text:p>
          </table:table-cell>
          <table:table-cell table:style-name="ce16" office:value-type="float" office:value="-6.11169056397777" calcext:value-type="float">
            <text:p>-6.1117</text:p>
          </table:table-cell>
          <table:table-cell table:style-name="ce16" office:value-type="float" office:value="-1.80307475178213" calcext:value-type="float">
            <text:p>-1.8031</text:p>
          </table:table-cell>
          <table:table-cell table:style-name="ce16" office:value-type="float" office:value="0.609148079726755" calcext:value-type="float">
            <text:p>0.6091</text:p>
          </table:table-cell>
          <table:table-cell table:style-name="ce22" table:formula="of:=ABS([.F466])" office:value-type="float" office:value="0.0244467622559111" calcext:value-type="float">
            <text:p>0.024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8570</text:p>
          </table:table-cell>
          <table:table-cell office:value-type="string" calcext:value-type="string">
            <text:p>L</text:p>
          </table:table-cell>
          <table:table-cell office:value-type="float" office:value="7.97298758057628" calcext:value-type="float">
            <text:p>7.9730</text:p>
          </table:table-cell>
          <table:table-cell office:value-type="float" office:value="-0.196925014023817" calcext:value-type="float">
            <text:p>-0.1969</text:p>
          </table:table-cell>
          <table:table-cell office:value-type="float" office:value="-0.0246990243034574" calcext:value-type="float">
            <text:p>-0.0247</text:p>
          </table:table-cell>
          <table:table-cell office:value-type="float" office:value="1.13071911373328" calcext:value-type="float">
            <text:p>1.1307</text:p>
          </table:table-cell>
          <table:table-cell office:value-type="float" office:value="-6.17475607586434" calcext:value-type="float">
            <text:p>-6.1748</text:p>
          </table:table-cell>
          <table:table-cell office:value-type="float" office:value="-1.13952521468095" calcext:value-type="float">
            <text:p>-1.1395</text:p>
          </table:table-cell>
          <table:table-cell office:value-type="float" office:value="0.80408495717363" calcext:value-type="float">
            <text:p>0.8041</text:p>
          </table:table-cell>
          <table:table-cell table:style-name="ce24" table:formula="of:=ABS([.F467])" office:value-type="float" office:value="0.0246990243034574" calcext:value-type="float">
            <text:p>0.02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9110</text:p>
          </table:table-cell>
          <table:table-cell table:style-name="ce2" office:value-type="string" calcext:value-type="string">
            <text:p>HMA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0264882469537" calcext:value-type="float">
            <text:p>3.0265</text:p>
          </table:table-cell>
          <table:table-cell table:style-name="ce16" office:value-type="float" office:value="-0.0747862689133063" calcext:value-type="float">
            <text:p>-0.0748</text:p>
          </table:table-cell>
          <table:table-cell table:style-name="ce16" office:value-type="float" office:value="-0.0247105763548172" calcext:value-type="float">
            <text:p>-0.0247</text:p>
          </table:table-cell>
          <table:table-cell table:style-name="ce16" office:value-type="float" office:value="0.915038449195081" calcext:value-type="float">
            <text:p>0.9150</text:p>
          </table:table-cell>
          <table:table-cell table:style-name="ce16" office:value-type="float" office:value="-6.17764408870431" calcext:value-type="float">
            <text:p>-6.1776</text:p>
          </table:table-cell>
          <table:table-cell table:style-name="ce16" office:value-type="float" office:value="-1.62203888124486" calcext:value-type="float">
            <text:p>-1.6220</text:p>
          </table:table-cell>
          <table:table-cell table:style-name="ce16" office:value-type="float" office:value="0.679264924803649" calcext:value-type="float">
            <text:p>0.6793</text:p>
          </table:table-cell>
          <table:table-cell table:style-name="ce22" table:formula="of:=ABS([.F468])" office:value-type="float" office:value="0.0247105763548172" calcext:value-type="float">
            <text:p>0.0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8250</text:p>
          </table:table-cell>
          <table:table-cell office:value-type="string" calcext:value-type="string">
            <text:p>ADT6</text:p>
          </table:table-cell>
          <table:table-cell office:value-type="string" calcext:value-type="string">
            <text:p>L</text:p>
          </table:table-cell>
          <table:table-cell office:value-type="float" office:value="11.922859955631" calcext:value-type="float">
            <text:p>11.9229</text:p>
          </table:table-cell>
          <table:table-cell office:value-type="float" office:value="-0.29781207699969" calcext:value-type="float">
            <text:p>-0.2978</text:p>
          </table:table-cell>
          <table:table-cell office:value-type="float" office:value="-0.0249782416389985" calcext:value-type="float">
            <text:p>-0.0250</text:p>
          </table:table-cell>
          <table:table-cell office:value-type="float" office:value="1.46423964704889" calcext:value-type="float">
            <text:p>1.4642</text:p>
          </table:table-cell>
          <table:table-cell office:value-type="float" office:value="-6.24456040974962" calcext:value-type="float">
            <text:p>-6.2446</text:p>
          </table:table-cell>
          <table:table-cell office:value-type="float" office:value="-0.802062164030263" calcext:value-type="float">
            <text:p>-0.8021</text:p>
          </table:table-cell>
          <table:table-cell office:value-type="float" office:value="0.611722958644778" calcext:value-type="float">
            <text:p>0.6117</text:p>
          </table:table-cell>
          <table:table-cell table:style-name="ce24" table:formula="of:=ABS([.F469])" office:value-type="float" office:value="0.0249782416389985" calcext:value-type="float">
            <text:p>0.025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9950</text:p>
          </table:table-cell>
          <table:table-cell office:value-type="string" calcext:value-type="string">
            <text:p>L</text:p>
          </table:table-cell>
          <table:table-cell office:value-type="float" office:value="4.67742411812863" calcext:value-type="float">
            <text:p>4.6774</text:p>
          </table:table-cell>
          <table:table-cell office:value-type="float" office:value="-0.117505512613827" calcext:value-type="float">
            <text:p>-0.1175</text:p>
          </table:table-cell>
          <table:table-cell office:value-type="float" office:value="-0.0251218426309477" calcext:value-type="float">
            <text:p>-0.0251</text:p>
          </table:table-cell>
          <table:table-cell office:value-type="float" office:value="1.97677582798152" calcext:value-type="float">
            <text:p>1.9768</text:p>
          </table:table-cell>
          <table:table-cell office:value-type="float" office:value="-6.28046065773694" calcext:value-type="float">
            <text:p>-6.2805</text:p>
          </table:table-cell>
          <table:table-cell office:value-type="float" office:value="-0.551547962482154" calcext:value-type="float">
            <text:p>-0.5515</text:p>
          </table:table-cell>
          <table:table-cell office:value-type="float" office:value="0.61260778697609" calcext:value-type="float">
            <text:p>0.6126</text:p>
          </table:table-cell>
          <table:table-cell table:style-name="ce24" table:formula="of:=ABS([.F470])" office:value-type="float" office:value="0.0251218426309477" calcext:value-type="float">
            <text:p>0.0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1270</text:p>
          </table:table-cell>
          <table:table-cell office:value-type="string" calcext:value-type="string">
            <text:p>BHLH72</text:p>
          </table:table-cell>
          <table:table-cell office:value-type="string" calcext:value-type="string">
            <text:p>L</text:p>
          </table:table-cell>
          <table:table-cell office:value-type="float" office:value="4.14761100117726" calcext:value-type="float">
            <text:p>4.1476</text:p>
          </table:table-cell>
          <table:table-cell office:value-type="float" office:value="-0.104993171949806" calcext:value-type="float">
            <text:p>-0.1050</text:p>
          </table:table-cell>
          <table:table-cell office:value-type="float" office:value="-0.0253141318990632" calcext:value-type="float">
            <text:p>-0.0253</text:p>
          </table:table-cell>
          <table:table-cell office:value-type="float" office:value="1.23940636450943" calcext:value-type="float">
            <text:p>1.2394</text:p>
          </table:table-cell>
          <table:table-cell office:value-type="float" office:value="-6.32853297476579" calcext:value-type="float">
            <text:p>-6.3285</text:p>
          </table:table-cell>
          <table:table-cell office:value-type="float" office:value="-1.0309435051961" calcext:value-type="float">
            <text:p>-1.0309</text:p>
          </table:table-cell>
          <table:table-cell office:value-type="float" office:value="0.721791389989896" calcext:value-type="float">
            <text:p>0.7218</text:p>
          </table:table-cell>
          <table:table-cell table:style-name="ce24" table:formula="of:=ABS([.F471])" office:value-type="float" office:value="0.0253141318990632" calcext:value-type="float">
            <text:p>0.0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46550</text:p>
          </table:table-cell>
          <table:table-cell office:value-type="string" calcext:value-type="string">
            <text:p>FLA4</text:p>
          </table:table-cell>
          <table:table-cell office:value-type="string" calcext:value-type="string">
            <text:p>L</text:p>
          </table:table-cell>
          <table:table-cell office:value-type="float" office:value="22.5735074757017" calcext:value-type="float">
            <text:p>22.5735</text:p>
          </table:table-cell>
          <table:table-cell office:value-type="float" office:value="-0.572610289770054" calcext:value-type="float">
            <text:p>-0.5726</text:p>
          </table:table-cell>
          <table:table-cell office:value-type="float" office:value="-0.0253664739689397" calcext:value-type="float">
            <text:p>-0.0254</text:p>
          </table:table-cell>
          <table:table-cell office:value-type="float" office:value="3.083615128743" calcext:value-type="float">
            <text:p>3.0836</text:p>
          </table:table-cell>
          <table:table-cell office:value-type="float" office:value="-6.34161849223494" calcext:value-type="float">
            <text:p>-6.3416</text:p>
          </table:table-cell>
          <table:table-cell office:value-type="float" office:value="-0.332162937115034" calcext:value-type="float">
            <text:p>-0.3322</text:p>
          </table:table-cell>
          <table:table-cell office:value-type="float" office:value="0.632104721685568" calcext:value-type="float">
            <text:p>0.6321</text:p>
          </table:table-cell>
          <table:table-cell table:style-name="ce24" table:formula="of:=ABS([.F472])" office:value-type="float" office:value="0.0253664739689397" calcext:value-type="float">
            <text:p>0.025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06750</text:p>
          </table:table-cell>
          <table:table-cell office:value-type="string" calcext:value-type="string">
            <text:p>L</text:p>
          </table:table-cell>
          <table:table-cell office:value-type="float" office:value="34.044479562656" calcext:value-type="float">
            <text:p>34.0445</text:p>
          </table:table-cell>
          <table:table-cell office:value-type="float" office:value="-0.864269975756093" calcext:value-type="float">
            <text:p>-0.8643</text:p>
          </table:table-cell>
          <table:table-cell office:value-type="float" office:value="-0.0253864939884153" calcext:value-type="float">
            <text:p>-0.0254</text:p>
          </table:table-cell>
          <table:table-cell office:value-type="float" office:value="1.97256422407552" calcext:value-type="float">
            <text:p>1.9726</text:p>
          </table:table-cell>
          <table:table-cell office:value-type="float" office:value="-6.34662349710381" calcext:value-type="float">
            <text:p>-6.3466</text:p>
          </table:table-cell>
          <table:table-cell office:value-type="float" office:value="-0.560099964853562" calcext:value-type="float">
            <text:p>-0.5601</text:p>
          </table:table-cell>
          <table:table-cell office:value-type="float" office:value="0.620555365972447" calcext:value-type="float">
            <text:p>0.6206</text:p>
          </table:table-cell>
          <table:table-cell table:style-name="ce24" table:formula="of:=ABS([.F473])" office:value-type="float" office:value="0.0253864939884153" calcext:value-type="float">
            <text:p>0.0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9140</text:p>
          </table:table-cell>
          <table:table-cell office:value-type="string" calcext:value-type="string">
            <text:p>ADS1</text:p>
          </table:table-cell>
          <table:table-cell office:value-type="string" calcext:value-type="string">
            <text:p>L</text:p>
          </table:table-cell>
          <table:table-cell office:value-type="float" office:value="7.34201226507081" calcext:value-type="float">
            <text:p>7.3420</text:p>
          </table:table-cell>
          <table:table-cell office:value-type="float" office:value="-0.187347392033484" calcext:value-type="float">
            <text:p>-0.1873</text:p>
          </table:table-cell>
          <table:table-cell office:value-type="float" office:value="-0.0255171723050338" calcext:value-type="float">
            <text:p>-0.0255</text:p>
          </table:table-cell>
          <table:table-cell office:value-type="float" office:value="2.14846573402122" calcext:value-type="float">
            <text:p>2.1485</text:p>
          </table:table-cell>
          <table:table-cell office:value-type="float" office:value="-6.37929307625846" calcext:value-type="float">
            <text:p>-6.3793</text:p>
          </table:table-cell>
          <table:table-cell office:value-type="float" office:value="-0.508245792791532" calcext:value-type="float">
            <text:p>-0.5082</text:p>
          </table:table-cell>
          <table:table-cell office:value-type="float" office:value="0.602945173624088" calcext:value-type="float">
            <text:p>0.6029</text:p>
          </table:table-cell>
          <table:table-cell table:style-name="ce24" table:formula="of:=ABS([.F474])" office:value-type="float" office:value="0.0255171723050338" calcext:value-type="float">
            <text:p>0.02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25220</text:p>
          </table:table-cell>
          <table:table-cell office:value-type="string" calcext:value-type="string">
            <text:p>KNAT3</text:p>
          </table:table-cell>
          <table:table-cell office:value-type="string" calcext:value-type="string">
            <text:p>L</text:p>
          </table:table-cell>
          <table:table-cell office:value-type="float" office:value="9.98580007976938" calcext:value-type="float">
            <text:p>9.9858</text:p>
          </table:table-cell>
          <table:table-cell office:value-type="float" office:value="-0.255049740707638" calcext:value-type="float">
            <text:p>-0.2550</text:p>
          </table:table-cell>
          <table:table-cell office:value-type="float" office:value="-0.0255412424312753" calcext:value-type="float">
            <text:p>-0.0255</text:p>
          </table:table-cell>
          <table:table-cell office:value-type="float" office:value="1.51308169294957" calcext:value-type="float">
            <text:p>1.5131</text:p>
          </table:table-cell>
          <table:table-cell office:value-type="float" office:value="-6.38531060781882" calcext:value-type="float">
            <text:p>-6.3853</text:p>
          </table:table-cell>
          <table:table-cell office:value-type="float" office:value="-0.790876065750111" calcext:value-type="float">
            <text:p>-0.7909</text:p>
          </table:table-cell>
          <table:table-cell office:value-type="float" office:value="0.892864322225635" calcext:value-type="float">
            <text:p>0.8929</text:p>
          </table:table-cell>
          <table:table-cell table:style-name="ce24" table:formula="of:=ABS([.F475])" office:value-type="float" office:value="0.0255412424312753" calcext:value-type="float">
            <text:p>0.025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9700</text:p>
          </table:table-cell>
          <table:table-cell office:value-type="string" calcext:value-type="string">
            <text:p>L</text:p>
          </table:table-cell>
          <table:table-cell office:value-type="float" office:value="7.66584492639863" calcext:value-type="float">
            <text:p>7.6658</text:p>
          </table:table-cell>
          <table:table-cell office:value-type="float" office:value="-0.196520426247276" calcext:value-type="float">
            <text:p>-0.1965</text:p>
          </table:table-cell>
          <table:table-cell office:value-type="float" office:value="-0.0256358468158578" calcext:value-type="float">
            <text:p>-0.0256</text:p>
          </table:table-cell>
          <table:table-cell office:value-type="float" office:value="1.41563802723808" calcext:value-type="float">
            <text:p>1.4156</text:p>
          </table:table-cell>
          <table:table-cell office:value-type="float" office:value="-6.40896170396446" calcext:value-type="float">
            <text:p>-6.4090</text:p>
          </table:table-cell>
          <table:table-cell office:value-type="float" office:value="-0.869664830325245" calcext:value-type="float">
            <text:p>-0.8697</text:p>
          </table:table-cell>
          <table:table-cell office:value-type="float" office:value="0.626331672908605" calcext:value-type="float">
            <text:p>0.6263</text:p>
          </table:table-cell>
          <table:table-cell table:style-name="ce24" table:formula="of:=ABS([.F476])" office:value-type="float" office:value="0.0256358468158578" calcext:value-type="float">
            <text:p>0.0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692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L</text:p>
          </table:table-cell>
          <table:table-cell office:value-type="float" office:value="3.85438997696319" calcext:value-type="float">
            <text:p>3.8544</text:p>
          </table:table-cell>
          <table:table-cell office:value-type="float" office:value="-0.0999281799487285" calcext:value-type="float">
            <text:p>-0.0999</text:p>
          </table:table-cell>
          <table:table-cell office:value-type="float" office:value="-0.0259258094136754" calcext:value-type="float">
            <text:p>-0.0259</text:p>
          </table:table-cell>
          <table:table-cell office:value-type="float" office:value="1.86568312003847" calcext:value-type="float">
            <text:p>1.8657</text:p>
          </table:table-cell>
          <table:table-cell office:value-type="float" office:value="-6.48145235341886" calcext:value-type="float">
            <text:p>-6.4815</text:p>
          </table:table-cell>
          <table:table-cell office:value-type="float" office:value="-0.615737306474867" calcext:value-type="float">
            <text:p>-0.6157</text:p>
          </table:table-cell>
          <table:table-cell office:value-type="float" office:value="0.640351031327619" calcext:value-type="float">
            <text:p>0.6404</text:p>
          </table:table-cell>
          <table:table-cell table:style-name="ce24" table:formula="of:=ABS([.F477])" office:value-type="float" office:value="0.0259258094136754" calcext:value-type="float">
            <text:p>0.025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2990</text:p>
          </table:table-cell>
          <table:table-cell office:value-type="string" calcext:value-type="string">
            <text:p>L</text:p>
          </table:table-cell>
          <table:table-cell office:value-type="float" office:value="1.99680794702531" calcext:value-type="float">
            <text:p>1.9968</text:p>
          </table:table-cell>
          <table:table-cell office:value-type="float" office:value="-0.0520217942907155" calcext:value-type="float">
            <text:p>-0.0520</text:p>
          </table:table-cell>
          <table:table-cell office:value-type="float" office:value="-0.0260524775896518" calcext:value-type="float">
            <text:p>-0.0261</text:p>
          </table:table-cell>
          <table:table-cell office:value-type="float" office:value="2.76298442302967" calcext:value-type="float">
            <text:p>2.7630</text:p>
          </table:table-cell>
          <table:table-cell office:value-type="float" office:value="-6.51311939741295" calcext:value-type="float">
            <text:p>-6.5131</text:p>
          </table:table-cell>
          <table:table-cell office:value-type="float" office:value="-0.387841336075459" calcext:value-type="float">
            <text:p>-0.3878</text:p>
          </table:table-cell>
          <table:table-cell office:value-type="float" office:value="0.611483632611848" calcext:value-type="float">
            <text:p>0.6115</text:p>
          </table:table-cell>
          <table:table-cell table:style-name="ce24" table:formula="of:=ABS([.F478])" office:value-type="float" office:value="0.0260524775896518" calcext:value-type="float">
            <text:p>0.026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1180</text:p>
          </table:table-cell>
          <table:table-cell office:value-type="string" calcext:value-type="string">
            <text:p>L</text:p>
          </table:table-cell>
          <table:table-cell office:value-type="float" office:value="5.33431407186286" calcext:value-type="float">
            <text:p>5.3343</text:p>
          </table:table-cell>
          <table:table-cell office:value-type="float" office:value="-0.140710855151262" calcext:value-type="float">
            <text:p>-0.1407</text:p>
          </table:table-cell>
          <table:table-cell office:value-type="float" office:value="-0.0263784346507596" calcext:value-type="float">
            <text:p>-0.0264</text:p>
          </table:table-cell>
          <table:table-cell office:value-type="float" office:value="1.62105876678079" calcext:value-type="float">
            <text:p>1.6211</text:p>
          </table:table-cell>
          <table:table-cell office:value-type="float" office:value="-6.59460866268989" calcext:value-type="float">
            <text:p>-6.5946</text:p>
          </table:table-cell>
          <table:table-cell office:value-type="float" office:value="-0.75343074124323" calcext:value-type="float">
            <text:p>-0.7534</text:p>
          </table:table-cell>
          <table:table-cell office:value-type="float" office:value="0.751586404103249" calcext:value-type="float">
            <text:p>0.7516</text:p>
          </table:table-cell>
          <table:table-cell table:style-name="ce24" table:formula="of:=ABS([.F479])" office:value-type="float" office:value="0.0263784346507596" calcext:value-type="float">
            <text:p>0.0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0230</text:p>
          </table:table-cell>
          <table:table-cell office:value-type="string" calcext:value-type="string">
            <text:p>AXY4</text:p>
          </table:table-cell>
          <table:table-cell office:value-type="string" calcext:value-type="string">
            <text:p>L</text:p>
          </table:table-cell>
          <table:table-cell office:value-type="float" office:value="17.9416786831713" calcext:value-type="float">
            <text:p>17.9417</text:p>
          </table:table-cell>
          <table:table-cell office:value-type="float" office:value="-0.475372142445795" calcext:value-type="float">
            <text:p>-0.4754</text:p>
          </table:table-cell>
          <table:table-cell office:value-type="float" office:value="-0.0264954105376816" calcext:value-type="float">
            <text:p>-0.0265</text:p>
          </table:table-cell>
          <table:table-cell office:value-type="float" office:value="1.51811601494758" calcext:value-type="float">
            <text:p>1.5181</text:p>
          </table:table-cell>
          <table:table-cell office:value-type="float" office:value="-6.62385263442041" calcext:value-type="float">
            <text:p>-6.6239</text:p>
          </table:table-cell>
          <table:table-cell office:value-type="float" office:value="-0.827053204958865" calcext:value-type="float">
            <text:p>-0.8271</text:p>
          </table:table-cell>
          <table:table-cell office:value-type="float" office:value="0.786119689578466" calcext:value-type="float">
            <text:p>0.7861</text:p>
          </table:table-cell>
          <table:table-cell table:style-name="ce24" table:formula="of:=ABS([.F480])" office:value-type="float" office:value="0.0264954105376816" calcext:value-type="float">
            <text:p>0.026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43250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1.74384861147947" calcext:value-type="float">
            <text:p>1.7438</text:p>
          </table:table-cell>
          <table:table-cell table:style-name="ce16" office:value-type="float" office:value="-0.0464982233430933" calcext:value-type="float">
            <text:p>-0.0465</text:p>
          </table:table-cell>
          <table:table-cell table:style-name="ce16" office:value-type="float" office:value="-0.0266641399012524" calcext:value-type="float">
            <text:p>-0.0267</text:p>
          </table:table-cell>
          <table:table-cell table:style-name="ce16" office:value-type="float" office:value="0.837982349266064" calcext:value-type="float">
            <text:p>0.8380</text:p>
          </table:table-cell>
          <table:table-cell table:style-name="ce16" office:value-type="float" office:value="-6.6660349753131" calcext:value-type="float">
            <text:p>-6.6660</text:p>
          </table:table-cell>
          <table:table-cell table:style-name="ce16" office:value-type="float" office:value="-2.28973076532401" calcext:value-type="float">
            <text:p>-2.2897</text:p>
          </table:table-cell>
          <table:table-cell table:style-name="ce16" office:value-type="float" office:value="0.774572540968991" calcext:value-type="float">
            <text:p>0.7746</text:p>
          </table:table-cell>
          <table:table-cell table:style-name="ce22" table:formula="of:=ABS([.F481])" office:value-type="float" office:value="0.0266641399012524" calcext:value-type="float">
            <text:p>0.026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08670</text:p>
          </table:table-cell>
          <table:table-cell office:value-type="string" calcext:value-type="string">
            <text:p>L</text:p>
          </table:table-cell>
          <table:table-cell office:value-type="float" office:value="9.35621259040546" calcext:value-type="float">
            <text:p>9.3562</text:p>
          </table:table-cell>
          <table:table-cell office:value-type="float" office:value="-0.252752910263918" calcext:value-type="float">
            <text:p>-0.2528</text:p>
          </table:table-cell>
          <table:table-cell office:value-type="float" office:value="-0.027014447119672" calcext:value-type="float">
            <text:p>-0.0270</text:p>
          </table:table-cell>
          <table:table-cell office:value-type="float" office:value="2.53362677078836" calcext:value-type="float">
            <text:p>2.5336</text:p>
          </table:table-cell>
          <table:table-cell office:value-type="float" office:value="-6.75361177991801" calcext:value-type="float">
            <text:p>-6.7536</text:p>
          </table:table-cell>
          <table:table-cell office:value-type="float" office:value="-0.447247302561866" calcext:value-type="float">
            <text:p>-0.4472</text:p>
          </table:table-cell>
          <table:table-cell office:value-type="float" office:value="0.636888216718475" calcext:value-type="float">
            <text:p>0.6369</text:p>
          </table:table-cell>
          <table:table-cell table:style-name="ce24" table:formula="of:=ABS([.F482])" office:value-type="float" office:value="0.027014447119672" calcext:value-type="float">
            <text:p>0.02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02710</text:p>
          </table:table-cell>
          <table:table-cell office:value-type="string" calcext:value-type="string">
            <text:p>TLP1</text:p>
          </table:table-cell>
          <table:table-cell office:value-type="string" calcext:value-type="string">
            <text:p>L</text:p>
          </table:table-cell>
          <table:table-cell office:value-type="float" office:value="7.58507346928628" calcext:value-type="float">
            <text:p>7.5851</text:p>
          </table:table-cell>
          <table:table-cell office:value-type="float" office:value="-0.207096345238643" calcext:value-type="float">
            <text:p>-0.2071</text:p>
          </table:table-cell>
          <table:table-cell office:value-type="float" office:value="-0.0273031429526983" calcext:value-type="float">
            <text:p>-0.0273</text:p>
          </table:table-cell>
          <table:table-cell office:value-type="float" office:value="1.97207244820575" calcext:value-type="float">
            <text:p>1.9721</text:p>
          </table:table-cell>
          <table:table-cell office:value-type="float" office:value="-6.82578573817459" calcext:value-type="float">
            <text:p>-6.8258</text:p>
          </table:table-cell>
          <table:table-cell office:value-type="float" office:value="-0.612907633344072" calcext:value-type="float">
            <text:p>-0.6129</text:p>
          </table:table-cell>
          <table:table-cell office:value-type="float" office:value="0.671032041689861" calcext:value-type="float">
            <text:p>0.6710</text:p>
          </table:table-cell>
          <table:table-cell table:style-name="ce24" table:formula="of:=ABS([.F483])" office:value-type="float" office:value="0.0273031429526983" calcext:value-type="float">
            <text:p>0.02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8240</text:p>
          </table:table-cell>
          <table:table-cell table:style-name="ce2" office:value-type="string" calcext:value-type="string">
            <text:p>MYR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55532210086081" calcext:value-type="float">
            <text:p>3.5553</text:p>
          </table:table-cell>
          <table:table-cell table:style-name="ce16" office:value-type="float" office:value="-0.0971367136172267" calcext:value-type="float">
            <text:p>-0.0971</text:p>
          </table:table-cell>
          <table:table-cell table:style-name="ce16" office:value-type="float" office:value="-0.0273214946104906" calcext:value-type="float">
            <text:p>-0.0273</text:p>
          </table:table-cell>
          <table:table-cell table:style-name="ce16" office:value-type="float" office:value="0.677299122834013" calcext:value-type="float">
            <text:p>0.6773</text:p>
          </table:table-cell>
          <table:table-cell table:style-name="ce16" office:value-type="float" office:value="-6.83037365262264" calcext:value-type="float">
            <text:p>-6.830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20587651404881" calcext:value-type="float">
            <text:p>0.7206</text:p>
          </table:table-cell>
          <table:table-cell table:style-name="ce22" table:formula="of:=ABS([.F484])" office:value-type="float" office:value="0.0273214946104906" calcext:value-type="float">
            <text:p>0.027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8660</text:p>
          </table:table-cell>
          <table:table-cell office:value-type="string" calcext:value-type="string">
            <text:p>L</text:p>
          </table:table-cell>
          <table:table-cell office:value-type="float" office:value="2.71668080634406" calcext:value-type="float">
            <text:p>2.7167</text:p>
          </table:table-cell>
          <table:table-cell office:value-type="float" office:value="-0.0751240562440622" calcext:value-type="float">
            <text:p>-0.0751</text:p>
          </table:table-cell>
          <table:table-cell office:value-type="float" office:value="-0.0276528829108782" calcext:value-type="float">
            <text:p>-0.0277</text:p>
          </table:table-cell>
          <table:table-cell office:value-type="float" office:value="1.48729959115891" calcext:value-type="float">
            <text:p>1.4873</text:p>
          </table:table-cell>
          <table:table-cell office:value-type="float" office:value="-6.91322072771954" calcext:value-type="float">
            <text:p>-6.9132</text:p>
          </table:table-cell>
          <table:table-cell office:value-type="float" office:value="-0.901895694060706" calcext:value-type="float">
            <text:p>-0.9019</text:p>
          </table:table-cell>
          <table:table-cell office:value-type="float" office:value="0.671315673886878" calcext:value-type="float">
            <text:p>0.6713</text:p>
          </table:table-cell>
          <table:table-cell table:style-name="ce24" table:formula="of:=ABS([.F485])" office:value-type="float" office:value="0.0276528829108782" calcext:value-type="float">
            <text:p>0.02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06450</text:p>
          </table:table-cell>
          <table:table-cell office:value-type="string" calcext:value-type="string">
            <text:p>BOR3</text:p>
          </table:table-cell>
          <table:table-cell office:value-type="string" calcext:value-type="string">
            <text:p>L</text:p>
          </table:table-cell>
          <table:table-cell office:value-type="float" office:value="7.10950743787396" calcext:value-type="float">
            <text:p>7.1095</text:p>
          </table:table-cell>
          <table:table-cell office:value-type="float" office:value="-0.197917110126783" calcext:value-type="float">
            <text:p>-0.1979</text:p>
          </table:table-cell>
          <table:table-cell office:value-type="float" office:value="-0.0278383716250768" calcext:value-type="float">
            <text:p>-0.0278</text:p>
          </table:table-cell>
          <table:table-cell office:value-type="float" office:value="2.76811715526125" calcext:value-type="float">
            <text:p>2.7681</text:p>
          </table:table-cell>
          <table:table-cell office:value-type="float" office:value="-6.9595929062692" calcext:value-type="float">
            <text:p>-6.9596</text:p>
          </table:table-cell>
          <table:table-cell office:value-type="float" office:value="-0.417771086529045" calcext:value-type="float">
            <text:p>-0.4178</text:p>
          </table:table-cell>
          <table:table-cell office:value-type="float" office:value="0.715301904808587" calcext:value-type="float">
            <text:p>0.7153</text:p>
          </table:table-cell>
          <table:table-cell table:style-name="ce24" table:formula="of:=ABS([.F486])" office:value-type="float" office:value="0.0278383716250768" calcext:value-type="float">
            <text:p>0.02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05440</text:p>
          </table:table-cell>
          <table:table-cell office:value-type="string" calcext:value-type="string">
            <text:p>PYL5</text:p>
          </table:table-cell>
          <table:table-cell office:value-type="string" calcext:value-type="string">
            <text:p>L</text:p>
          </table:table-cell>
          <table:table-cell office:value-type="float" office:value="67.0527924817002" calcext:value-type="float">
            <text:p>67.0528</text:p>
          </table:table-cell>
          <table:table-cell office:value-type="float" office:value="-1.87288472606768" calcext:value-type="float">
            <text:p>-1.8729</text:p>
          </table:table-cell>
          <table:table-cell office:value-type="float" office:value="-0.0279314948229609" calcext:value-type="float">
            <text:p>-0.0279</text:p>
          </table:table-cell>
          <table:table-cell office:value-type="float" office:value="1.84889757118809" calcext:value-type="float">
            <text:p>1.8489</text:p>
          </table:table-cell>
          <table:table-cell office:value-type="float" office:value="-6.98287370574023" calcext:value-type="float">
            <text:p>-6.9829</text:p>
          </table:table-cell>
          <table:table-cell office:value-type="float" office:value="-0.684266136286205" calcext:value-type="float">
            <text:p>-0.6843</text:p>
          </table:table-cell>
          <table:table-cell office:value-type="float" office:value="0.661022785568756" calcext:value-type="float">
            <text:p>0.6610</text:p>
          </table:table-cell>
          <table:table-cell table:style-name="ce24" table:formula="of:=ABS([.F487])" office:value-type="float" office:value="0.0279314948229609" calcext:value-type="float">
            <text:p>0.0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0890</text:p>
          </table:table-cell>
          <table:table-cell office:value-type="string" calcext:value-type="string">
            <text:p>PIP5K8</text:p>
          </table:table-cell>
          <table:table-cell office:value-type="string" calcext:value-type="string">
            <text:p>L</text:p>
          </table:table-cell>
          <table:table-cell office:value-type="float" office:value="2.81086452426941" calcext:value-type="float">
            <text:p>2.8109</text:p>
          </table:table-cell>
          <table:table-cell office:value-type="float" office:value="-0.079242423043196" calcext:value-type="float">
            <text:p>-0.0792</text:p>
          </table:table-cell>
          <table:table-cell office:value-type="float" office:value="-0.0281914771626329" calcext:value-type="float">
            <text:p>-0.0282</text:p>
          </table:table-cell>
          <table:table-cell office:value-type="float" office:value="2.56968217861017" calcext:value-type="float">
            <text:p>2.5697</text:p>
          </table:table-cell>
          <table:table-cell office:value-type="float" office:value="-7.04786929065822" calcext:value-type="float">
            <text:p>-7.0479</text:p>
          </table:table-cell>
          <table:table-cell office:value-type="float" office:value="-0.462495339065263" calcext:value-type="float">
            <text:p>-0.4625</text:p>
          </table:table-cell>
          <table:table-cell office:value-type="float" office:value="0.636859979589143" calcext:value-type="float">
            <text:p>0.6369</text:p>
          </table:table-cell>
          <table:table-cell table:style-name="ce24" table:formula="of:=ABS([.F488])" office:value-type="float" office:value="0.0281914771626329" calcext:value-type="float">
            <text:p>0.028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24870</text:p>
          </table:table-cell>
          <table:table-cell office:value-type="string" calcext:value-type="string">
            <text:p>L</text:p>
          </table:table-cell>
          <table:table-cell office:value-type="float" office:value="1.90330289783722" calcext:value-type="float">
            <text:p>1.9033</text:p>
          </table:table-cell>
          <table:table-cell office:value-type="float" office:value="-0.0536912678135282" calcext:value-type="float">
            <text:p>-0.0537</text:p>
          </table:table-cell>
          <table:table-cell office:value-type="float" office:value="-0.0282095234944155" calcext:value-type="float">
            <text:p>-0.0282</text:p>
          </table:table-cell>
          <table:table-cell office:value-type="float" office:value="1.31476701118458" calcext:value-type="float">
            <text:p>1.3148</text:p>
          </table:table-cell>
          <table:table-cell office:value-type="float" office:value="-7.05238087360387" calcext:value-type="float">
            <text:p>-7.0524</text:p>
          </table:table-cell>
          <table:table-cell office:value-type="float" office:value="-1.10904057589684" calcext:value-type="float">
            <text:p>-1.1090</text:p>
          </table:table-cell>
          <table:table-cell office:value-type="float" office:value="0.637265276454041" calcext:value-type="float">
            <text:p>0.6373</text:p>
          </table:table-cell>
          <table:table-cell table:style-name="ce24" table:formula="of:=ABS([.F489])" office:value-type="float" office:value="0.0282095234944155" calcext:value-type="float">
            <text:p>0.0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28300</text:p>
          </table:table-cell>
          <table:table-cell office:value-type="string" calcext:value-type="string">
            <text:p>AtGT2L</text:p>
          </table:table-cell>
          <table:table-cell office:value-type="string" calcext:value-type="string">
            <text:p>L</text:p>
          </table:table-cell>
          <table:table-cell office:value-type="float" office:value="17.4649197177643" calcext:value-type="float">
            <text:p>17.4649</text:p>
          </table:table-cell>
          <table:table-cell office:value-type="float" office:value="-0.494261442854347" calcext:value-type="float">
            <text:p>-0.4943</text:p>
          </table:table-cell>
          <table:table-cell office:value-type="float" office:value="-0.0283002413318633" calcext:value-type="float">
            <text:p>-0.0283</text:p>
          </table:table-cell>
          <table:table-cell office:value-type="float" office:value="1.52012467762972" calcext:value-type="float">
            <text:p>1.5201</text:p>
          </table:table-cell>
          <table:table-cell office:value-type="float" office:value="-7.07506033296583" calcext:value-type="float">
            <text:p>-7.0751</text:p>
          </table:table-cell>
          <table:table-cell office:value-type="float" office:value="-0.903539284959438" calcext:value-type="float">
            <text:p>-0.9035</text:p>
          </table:table-cell>
          <table:table-cell office:value-type="float" office:value="0.690266344170639" calcext:value-type="float">
            <text:p>0.6903</text:p>
          </table:table-cell>
          <table:table-cell table:style-name="ce24" table:formula="of:=ABS([.F490])" office:value-type="float" office:value="0.0283002413318633" calcext:value-type="float">
            <text:p>0.0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28100</text:p>
          </table:table-cell>
          <table:table-cell office:value-type="string" calcext:value-type="string">
            <text:p>UMAMIT45</text:p>
          </table:table-cell>
          <table:table-cell office:value-type="string" calcext:value-type="string">
            <text:p>L</text:p>
          </table:table-cell>
          <table:table-cell office:value-type="float" office:value="5.77992622997031" calcext:value-type="float">
            <text:p>5.7799</text:p>
          </table:table-cell>
          <table:table-cell office:value-type="float" office:value="-0.164321526138678" calcext:value-type="float">
            <text:p>-0.1643</text:p>
          </table:table-cell>
          <table:table-cell office:value-type="float" office:value="-0.0284296926294026" calcext:value-type="float">
            <text:p>-0.0284</text:p>
          </table:table-cell>
          <table:table-cell office:value-type="float" office:value="1.08880101154255" calcext:value-type="float">
            <text:p>1.0888</text:p>
          </table:table-cell>
          <table:table-cell office:value-type="float" office:value="-7.10742315735064" calcext:value-type="float">
            <text:p>-7.1074</text:p>
          </table:table-cell>
          <table:table-cell office:value-type="float" office:value="-1.52605816855074" calcext:value-type="float">
            <text:p>-1.5261</text:p>
          </table:table-cell>
          <table:table-cell office:value-type="float" office:value="0.951339141297259" calcext:value-type="float">
            <text:p>0.9513</text:p>
          </table:table-cell>
          <table:table-cell table:style-name="ce24" table:formula="of:=ABS([.F491])" office:value-type="float" office:value="0.0284296926294026" calcext:value-type="float">
            <text:p>0.028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2805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3.03718230974061" calcext:value-type="float">
            <text:p>3.0372</text:p>
          </table:table-cell>
          <table:table-cell table:style-name="ce16" office:value-type="float" office:value="-0.0863970047132429" calcext:value-type="float">
            <text:p>-0.0864</text:p>
          </table:table-cell>
          <table:table-cell table:style-name="ce16" office:value-type="float" office:value="-0.0284464335368204" calcext:value-type="float">
            <text:p>-0.0284</text:p>
          </table:table-cell>
          <table:table-cell table:style-name="ce16" office:value-type="float" office:value="0.869869569117485" calcext:value-type="float">
            <text:p>0.8699</text:p>
          </table:table-cell>
          <table:table-cell table:style-name="ce16" office:value-type="float" office:value="-7.1116083842051" calcext:value-type="float">
            <text:p>-7.1116</text:p>
          </table:table-cell>
          <table:table-cell table:style-name="ce16" office:value-type="float" office:value="-2.45441760091664" calcext:value-type="float">
            <text:p>-2.4544</text:p>
          </table:table-cell>
          <table:table-cell table:style-name="ce16" office:value-type="float" office:value="0.644429284403031" calcext:value-type="float">
            <text:p>0.6444</text:p>
          </table:table-cell>
          <table:table-cell table:style-name="ce22" table:formula="of:=ABS([.F492])" office:value-type="float" office:value="0.0284464335368204" calcext:value-type="float">
            <text:p>0.028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01460</text:p>
          </table:table-cell>
          <table:table-cell office:value-type="string" calcext:value-type="string">
            <text:p>L</text:p>
          </table:table-cell>
          <table:table-cell office:value-type="float" office:value="1.30444623865738" calcext:value-type="float">
            <text:p>1.3044</text:p>
          </table:table-cell>
          <table:table-cell office:value-type="float" office:value="-0.0371232517078501" calcext:value-type="float">
            <text:p>-0.0371</text:p>
          </table:table-cell>
          <table:table-cell office:value-type="float" office:value="-0.0284590124205193" calcext:value-type="float">
            <text:p>-0.0285</text:p>
          </table:table-cell>
          <table:table-cell office:value-type="float" office:value="2.37840394252957" calcext:value-type="float">
            <text:p>2.3784</text:p>
          </table:table-cell>
          <table:table-cell office:value-type="float" office:value="-7.11475310512983" calcext:value-type="float">
            <text:p>-7.1148</text:p>
          </table:table-cell>
          <table:table-cell office:value-type="float" office:value="-0.512801421810676" calcext:value-type="float">
            <text:p>-0.5128</text:p>
          </table:table-cell>
          <table:table-cell office:value-type="float" office:value="0.612359807314759" calcext:value-type="float">
            <text:p>0.6124</text:p>
          </table:table-cell>
          <table:table-cell table:style-name="ce24" table:formula="of:=ABS([.F493])" office:value-type="float" office:value="0.0284590124205193" calcext:value-type="float">
            <text:p>0.02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9440</text:p>
          </table:table-cell>
          <table:table-cell table:style-name="ce2" office:value-type="string" calcext:value-type="string">
            <text:p>EXL4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59.862999964721" calcext:value-type="float">
            <text:p>59.8630</text:p>
          </table:table-cell>
          <table:table-cell table:style-name="ce16" office:value-type="float" office:value="-1.70484624174018" calcext:value-type="float">
            <text:p>-1.7048</text:p>
          </table:table-cell>
          <table:table-cell table:style-name="ce16" office:value-type="float" office:value="-0.0284791313957685" calcext:value-type="float">
            <text:p>-0.0285</text:p>
          </table:table-cell>
          <table:table-cell table:style-name="ce16" office:value-type="float" office:value="0.937316450643023" calcext:value-type="float">
            <text:p>0.9373</text:p>
          </table:table-cell>
          <table:table-cell table:style-name="ce16" office:value-type="float" office:value="-7.11978284894213" calcext:value-type="float">
            <text:p>-7.1198</text:p>
          </table:table-cell>
          <table:table-cell table:style-name="ce16" office:value-type="float" office:value="-2.05644451841816" calcext:value-type="float">
            <text:p>-2.0564</text:p>
          </table:table-cell>
          <table:table-cell table:style-name="ce16" office:value-type="float" office:value="0.669359240533063" calcext:value-type="float">
            <text:p>0.6694</text:p>
          </table:table-cell>
          <table:table-cell table:style-name="ce22" table:formula="of:=ABS([.F494])" office:value-type="float" office:value="0.0284791313957685" calcext:value-type="float">
            <text:p>0.0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2800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L</text:p>
          </table:table-cell>
          <table:table-cell office:value-type="float" office:value="4.10853898070488" calcext:value-type="float">
            <text:p>4.1085</text:p>
          </table:table-cell>
          <table:table-cell office:value-type="float" office:value="-0.117404878420704" calcext:value-type="float">
            <text:p>-0.1174</text:p>
          </table:table-cell>
          <table:table-cell office:value-type="float" office:value="-0.0285758219581407" calcext:value-type="float">
            <text:p>-0.0286</text:p>
          </table:table-cell>
          <table:table-cell office:value-type="float" office:value="1.23643292664742" calcext:value-type="float">
            <text:p>1.2364</text:p>
          </table:table-cell>
          <table:table-cell office:value-type="float" office:value="-7.14395548953519" calcext:value-type="float">
            <text:p>-7.1440</text:p>
          </table:table-cell>
          <table:table-cell office:value-type="float" office:value="-1.24395896723405" calcext:value-type="float">
            <text:p>-1.2440</text:p>
          </table:table-cell>
          <table:table-cell office:value-type="float" office:value="0.710252965719564" calcext:value-type="float">
            <text:p>0.7103</text:p>
          </table:table-cell>
          <table:table-cell table:style-name="ce24" table:formula="of:=ABS([.F495])" office:value-type="float" office:value="0.0285758219581407" calcext:value-type="float">
            <text:p>0.028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5765</text:p>
          </table:table-cell>
          <table:table-cell office:value-type="string" calcext:value-type="string">
            <text:p>L</text:p>
          </table:table-cell>
          <table:table-cell office:value-type="float" office:value="4.20046668241828" calcext:value-type="float">
            <text:p>4.2005</text:p>
          </table:table-cell>
          <table:table-cell office:value-type="float" office:value="-0.120045131353033" calcext:value-type="float">
            <text:p>-0.1200</text:p>
          </table:table-cell>
          <table:table-cell office:value-type="float" office:value="-0.0285789985802055" calcext:value-type="float">
            <text:p>-0.0286</text:p>
          </table:table-cell>
          <table:table-cell office:value-type="float" office:value="1.01658923385675" calcext:value-type="float">
            <text:p>1.0166</text:p>
          </table:table-cell>
          <table:table-cell office:value-type="float" office:value="-7.14474964505138" calcext:value-type="float">
            <text:p>-7.1447</text:p>
          </table:table-cell>
          <table:table-cell office:value-type="float" office:value="-1.75057062554522" calcext:value-type="float">
            <text:p>-1.7506</text:p>
          </table:table-cell>
          <table:table-cell office:value-type="float" office:value="0.868067339271082" calcext:value-type="float">
            <text:p>0.8681</text:p>
          </table:table-cell>
          <table:table-cell table:style-name="ce24" table:formula="of:=ABS([.F496])" office:value-type="float" office:value="0.0285789985802055" calcext:value-type="float">
            <text:p>0.02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6390</text:p>
          </table:table-cell>
          <table:table-cell office:value-type="string" calcext:value-type="string">
            <text:p>PUB43</text:p>
          </table:table-cell>
          <table:table-cell office:value-type="string" calcext:value-type="string">
            <text:p>L</text:p>
          </table:table-cell>
          <table:table-cell office:value-type="float" office:value="2.64961036621761" calcext:value-type="float">
            <text:p>2.6496</text:p>
          </table:table-cell>
          <table:table-cell office:value-type="float" office:value="-0.0759242001759127" calcext:value-type="float">
            <text:p>-0.0759</text:p>
          </table:table-cell>
          <table:table-cell office:value-type="float" office:value="-0.0286548547454154" calcext:value-type="float">
            <text:p>-0.0287</text:p>
          </table:table-cell>
          <table:table-cell office:value-type="float" office:value="1.49746636364338" calcext:value-type="float">
            <text:p>1.4975</text:p>
          </table:table-cell>
          <table:table-cell office:value-type="float" office:value="-7.16371368635386" calcext:value-type="float">
            <text:p>-7.1637</text:p>
          </table:table-cell>
          <table:table-cell office:value-type="float" office:value="-0.938953675844157" calcext:value-type="float">
            <text:p>-0.9390</text:p>
          </table:table-cell>
          <table:table-cell office:value-type="float" office:value="0.700678137802634" calcext:value-type="float">
            <text:p>0.7007</text:p>
          </table:table-cell>
          <table:table-cell table:style-name="ce24" table:formula="of:=ABS([.F497])" office:value-type="float" office:value="0.0286548547454154" calcext:value-type="float">
            <text:p>0.028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3030</text:p>
          </table:table-cell>
          <table:table-cell office:value-type="string" calcext:value-type="string">
            <text:p>L</text:p>
          </table:table-cell>
          <table:table-cell office:value-type="float" office:value="1.99752657992792" calcext:value-type="float">
            <text:p>1.9975</text:p>
          </table:table-cell>
          <table:table-cell office:value-type="float" office:value="-0.0582338745252185" calcext:value-type="float">
            <text:p>-0.0582</text:p>
          </table:table-cell>
          <table:table-cell office:value-type="float" office:value="-0.0291529910592328" calcext:value-type="float">
            <text:p>-0.0292</text:p>
          </table:table-cell>
          <table:table-cell office:value-type="float" office:value="2.05602732284137" calcext:value-type="float">
            <text:p>2.0560</text:p>
          </table:table-cell>
          <table:table-cell office:value-type="float" office:value="-7.28824776480819" calcext:value-type="float">
            <text:p>-7.2882</text:p>
          </table:table-cell>
          <table:table-cell office:value-type="float" office:value="-0.631470877487446" calcext:value-type="float">
            <text:p>-0.6315</text:p>
          </table:table-cell>
          <table:table-cell office:value-type="float" office:value="0.607623733029826" calcext:value-type="float">
            <text:p>0.6076</text:p>
          </table:table-cell>
          <table:table-cell table:style-name="ce24" table:formula="of:=ABS([.F498])" office:value-type="float" office:value="0.0291529910592328" calcext:value-type="float">
            <text:p>0.0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4880</text:p>
          </table:table-cell>
          <table:table-cell office:value-type="string" calcext:value-type="string">
            <text:p>POT8</text:p>
          </table:table-cell>
          <table:table-cell office:value-type="string" calcext:value-type="string">
            <text:p>L</text:p>
          </table:table-cell>
          <table:table-cell office:value-type="float" office:value="5.32977803700999" calcext:value-type="float">
            <text:p>5.3298</text:p>
          </table:table-cell>
          <table:table-cell office:value-type="float" office:value="-0.155471439549038" calcext:value-type="float">
            <text:p>-0.1555</text:p>
          </table:table-cell>
          <table:table-cell office:value-type="float" office:value="-0.029170340391184" calcext:value-type="float">
            <text:p>-0.0292</text:p>
          </table:table-cell>
          <table:table-cell office:value-type="float" office:value="1.32939338848614" calcext:value-type="float">
            <text:p>1.3294</text:p>
          </table:table-cell>
          <table:table-cell office:value-type="float" office:value="-7.29258509779601" calcext:value-type="float">
            <text:p>-7.2926</text:p>
          </table:table-cell>
          <table:table-cell office:value-type="float" office:value="-1.14740939990386" calcext:value-type="float">
            <text:p>-1.1474</text:p>
          </table:table-cell>
          <table:table-cell office:value-type="float" office:value="0.846381609315433" calcext:value-type="float">
            <text:p>0.8464</text:p>
          </table:table-cell>
          <table:table-cell table:style-name="ce24" table:formula="of:=ABS([.F499])" office:value-type="float" office:value="0.029170340391184" calcext:value-type="float">
            <text:p>0.0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45970</text:p>
          </table:table-cell>
          <table:table-cell office:value-type="string" calcext:value-type="string">
            <text:p>EXLA1</text:p>
          </table:table-cell>
          <table:table-cell office:value-type="string" calcext:value-type="string">
            <text:p>L</text:p>
          </table:table-cell>
          <table:table-cell office:value-type="float" office:value="12.600007485384" calcext:value-type="float">
            <text:p>12.6000</text:p>
          </table:table-cell>
          <table:table-cell office:value-type="float" office:value="-0.371555688714793" calcext:value-type="float">
            <text:p>-0.3716</text:p>
          </table:table-cell>
          <table:table-cell office:value-type="float" office:value="-0.0294885292049071" calcext:value-type="float">
            <text:p>-0.0295</text:p>
          </table:table-cell>
          <table:table-cell office:value-type="float" office:value="1.74632497955685" calcext:value-type="float">
            <text:p>1.7463</text:p>
          </table:table-cell>
          <table:table-cell office:value-type="float" office:value="-7.37213230122678" calcext:value-type="float">
            <text:p>-7.3721</text:p>
          </table:table-cell>
          <table:table-cell office:value-type="float" office:value="-0.791236112069364" calcext:value-type="float">
            <text:p>-0.7912</text:p>
          </table:table-cell>
          <table:table-cell office:value-type="float" office:value="0.63697823935357" calcext:value-type="float">
            <text:p>0.6370</text:p>
          </table:table-cell>
          <table:table-cell table:style-name="ce24" table:formula="of:=ABS([.F500])" office:value-type="float" office:value="0.0294885292049071" calcext:value-type="float">
            <text:p>0.029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9100</text:p>
          </table:table-cell>
          <table:table-cell office:value-type="string" calcext:value-type="string">
            <text:p>L</text:p>
          </table:table-cell>
          <table:table-cell office:value-type="float" office:value="1.40358302205236" calcext:value-type="float">
            <text:p>1.4036</text:p>
          </table:table-cell>
          <table:table-cell office:value-type="float" office:value="-0.0415628338104822" calcext:value-type="float">
            <text:p>-0.0416</text:p>
          </table:table-cell>
          <table:table-cell office:value-type="float" office:value="-0.0296119525225575" calcext:value-type="float">
            <text:p>-0.0296</text:p>
          </table:table-cell>
          <table:table-cell office:value-type="float" office:value="1.36128644151777" calcext:value-type="float">
            <text:p>1.3613</text:p>
          </table:table-cell>
          <table:table-cell office:value-type="float" office:value="-7.40298813063939" calcext:value-type="float">
            <text:p>-7.4030</text:p>
          </table:table-cell>
          <table:table-cell office:value-type="float" office:value="-1.13233423833964" calcext:value-type="float">
            <text:p>-1.1323</text:p>
          </table:table-cell>
          <table:table-cell office:value-type="float" office:value="0.673330892541423" calcext:value-type="float">
            <text:p>0.6733</text:p>
          </table:table-cell>
          <table:table-cell table:style-name="ce24" table:formula="of:=ABS([.F501])" office:value-type="float" office:value="0.0296119525225575" calcext:value-type="float">
            <text:p>0.02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9530</text:p>
          </table:table-cell>
          <table:table-cell office:value-type="string" calcext:value-type="string">
            <text:p>EXPA1</text:p>
          </table:table-cell>
          <table:table-cell office:value-type="string" calcext:value-type="string">
            <text:p>L</text:p>
          </table:table-cell>
          <table:table-cell office:value-type="float" office:value="58.2126018204778" calcext:value-type="float">
            <text:p>58.2126</text:p>
          </table:table-cell>
          <table:table-cell office:value-type="float" office:value="-1.72817420141376" calcext:value-type="float">
            <text:p>-1.7282</text:p>
          </table:table-cell>
          <table:table-cell office:value-type="float" office:value="-0.0296872867277654" calcext:value-type="float">
            <text:p>-0.0297</text:p>
          </table:table-cell>
          <table:table-cell office:value-type="float" office:value="1.27780677378294" calcext:value-type="float">
            <text:p>1.2778</text:p>
          </table:table-cell>
          <table:table-cell office:value-type="float" office:value="-7.42182168194135" calcext:value-type="float">
            <text:p>-7.4218</text:p>
          </table:table-cell>
          <table:table-cell office:value-type="float" office:value="-1.25437555063881" calcext:value-type="float">
            <text:p>-1.2544</text:p>
          </table:table-cell>
          <table:table-cell office:value-type="float" office:value="0.69007594020057" calcext:value-type="float">
            <text:p>0.6901</text:p>
          </table:table-cell>
          <table:table-cell table:style-name="ce24" table:formula="of:=ABS([.F502])" office:value-type="float" office:value="0.0296872867277654" calcext:value-type="float">
            <text:p>0.029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43200</text:p>
          </table:table-cell>
          <table:table-cell office:value-type="string" calcext:value-type="string">
            <text:p>L</text:p>
          </table:table-cell>
          <table:table-cell office:value-type="float" office:value="3.27851015950076" calcext:value-type="float">
            <text:p>3.2785</text:p>
          </table:table-cell>
          <table:table-cell office:value-type="float" office:value="-0.0977054664883308" calcext:value-type="float">
            <text:p>-0.0977</text:p>
          </table:table-cell>
          <table:table-cell office:value-type="float" office:value="-0.0298017885365372" calcext:value-type="float">
            <text:p>-0.0298</text:p>
          </table:table-cell>
          <table:table-cell office:value-type="float" office:value="1.32512060057471" calcext:value-type="float">
            <text:p>1.3251</text:p>
          </table:table-cell>
          <table:table-cell office:value-type="float" office:value="-7.45044713413431" calcext:value-type="float">
            <text:p>-7.4504</text:p>
          </table:table-cell>
          <table:table-cell office:value-type="float" office:value="-1.19181011166737" calcext:value-type="float">
            <text:p>-1.1918</text:p>
          </table:table-cell>
          <table:table-cell office:value-type="float" office:value="0.7659133123855" calcext:value-type="float">
            <text:p>0.7659</text:p>
          </table:table-cell>
          <table:table-cell table:style-name="ce24" table:formula="of:=ABS([.F503])" office:value-type="float" office:value="0.0298017885365372" calcext:value-type="float">
            <text:p>0.0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1780</text:p>
          </table:table-cell>
          <table:table-cell office:value-type="string" calcext:value-type="string">
            <text:p>BHLH36</text:p>
          </table:table-cell>
          <table:table-cell office:value-type="string" calcext:value-type="string">
            <text:p>L</text:p>
          </table:table-cell>
          <table:table-cell office:value-type="float" office:value="5.60787686905169" calcext:value-type="float">
            <text:p>5.6079</text:p>
          </table:table-cell>
          <table:table-cell office:value-type="float" office:value="-0.168801300808431" calcext:value-type="float">
            <text:p>-0.1688</text:p>
          </table:table-cell>
          <table:table-cell office:value-type="float" office:value="-0.0301007502036998" calcext:value-type="float">
            <text:p>-0.0301</text:p>
          </table:table-cell>
          <table:table-cell office:value-type="float" office:value="1.68234285892564" calcext:value-type="float">
            <text:p>1.6823</text:p>
          </table:table-cell>
          <table:table-cell office:value-type="float" office:value="-7.52518755092496" calcext:value-type="float">
            <text:p>-7.5252</text:p>
          </table:table-cell>
          <table:table-cell office:value-type="float" office:value="-0.855442024178564" calcext:value-type="float">
            <text:p>-0.8554</text:p>
          </table:table-cell>
          <table:table-cell office:value-type="float" office:value="0.659202482768534" calcext:value-type="float">
            <text:p>0.6592</text:p>
          </table:table-cell>
          <table:table-cell table:style-name="ce24" table:formula="of:=ABS([.F504])" office:value-type="float" office:value="0.0301007502036998" calcext:value-type="float">
            <text:p>0.030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01410</text:p>
          </table:table-cell>
          <table:table-cell office:value-type="string" calcext:value-type="string">
            <text:p>L</text:p>
          </table:table-cell>
          <table:table-cell office:value-type="float" office:value="21.9455557244085" calcext:value-type="float">
            <text:p>21.9456</text:p>
          </table:table-cell>
          <table:table-cell office:value-type="float" office:value="-0.662142788009118" calcext:value-type="float">
            <text:p>-0.6621</text:p>
          </table:table-cell>
          <table:table-cell office:value-type="float" office:value="-0.0301720674711674" calcext:value-type="float">
            <text:p>-0.0302</text:p>
          </table:table-cell>
          <table:table-cell office:value-type="float" office:value="1.30629540307905" calcext:value-type="float">
            <text:p>1.3063</text:p>
          </table:table-cell>
          <table:table-cell office:value-type="float" office:value="-7.54301686779185" calcext:value-type="float">
            <text:p>-7.5430</text:p>
          </table:table-cell>
          <table:table-cell office:value-type="float" office:value="-1.24275743292161" calcext:value-type="float">
            <text:p>-1.2428</text:p>
          </table:table-cell>
          <table:table-cell office:value-type="float" office:value="0.764411503257494" calcext:value-type="float">
            <text:p>0.7644</text:p>
          </table:table-cell>
          <table:table-cell table:style-name="ce24" table:formula="of:=ABS([.F505])" office:value-type="float" office:value="0.0301720674711674" calcext:value-type="float">
            <text:p>0.0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3360</text:p>
          </table:table-cell>
          <table:table-cell office:value-type="string" calcext:value-type="string">
            <text:p>ATRRP4</text:p>
          </table:table-cell>
          <table:table-cell office:value-type="string" calcext:value-type="string">
            <text:p>L</text:p>
          </table:table-cell>
          <table:table-cell office:value-type="float" office:value="14.7658578807109" calcext:value-type="float">
            <text:p>14.7659</text:p>
          </table:table-cell>
          <table:table-cell office:value-type="float" office:value="-0.453818545818886" calcext:value-type="float">
            <text:p>-0.4538</text:p>
          </table:table-cell>
          <table:table-cell office:value-type="float" office:value="-0.0307343162507153" calcext:value-type="float">
            <text:p>-0.0307</text:p>
          </table:table-cell>
          <table:table-cell office:value-type="float" office:value="3.20881419589402" calcext:value-type="float">
            <text:p>3.2088</text:p>
          </table:table-cell>
          <table:table-cell office:value-type="float" office:value="-7.68357906267882" calcext:value-type="float">
            <text:p>-7.6836</text:p>
          </table:table-cell>
          <table:table-cell office:value-type="float" office:value="-0.394889341577288" calcext:value-type="float">
            <text:p>-0.3949</text:p>
          </table:table-cell>
          <table:table-cell office:value-type="float" office:value="0.623804725743354" calcext:value-type="float">
            <text:p>0.6238</text:p>
          </table:table-cell>
          <table:table-cell table:style-name="ce24" table:formula="of:=ABS([.F506])" office:value-type="float" office:value="0.0307343162507153" calcext:value-type="float">
            <text:p>0.0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6490</text:p>
          </table:table-cell>
          <table:table-cell office:value-type="string" calcext:value-type="string">
            <text:p>HMG1</text:p>
          </table:table-cell>
          <table:table-cell office:value-type="string" calcext:value-type="string">
            <text:p>L</text:p>
          </table:table-cell>
          <table:table-cell office:value-type="float" office:value="69.3204201438807" calcext:value-type="float">
            <text:p>69.3204</text:p>
          </table:table-cell>
          <table:table-cell office:value-type="float" office:value="-2.13236908827827" calcext:value-type="float">
            <text:p>-2.1324</text:p>
          </table:table-cell>
          <table:table-cell office:value-type="float" office:value="-0.0307610525708347" calcext:value-type="float">
            <text:p>-0.0308</text:p>
          </table:table-cell>
          <table:table-cell office:value-type="float" office:value="2.33283219655692" calcext:value-type="float">
            <text:p>2.3328</text:p>
          </table:table-cell>
          <table:table-cell office:value-type="float" office:value="-7.69026314270868" calcext:value-type="float">
            <text:p>-7.6903</text:p>
          </table:table-cell>
          <table:table-cell office:value-type="float" office:value="-0.577021096527066" calcext:value-type="float">
            <text:p>-0.5770</text:p>
          </table:table-cell>
          <table:table-cell office:value-type="float" office:value="0.617753059022711" calcext:value-type="float">
            <text:p>0.6178</text:p>
          </table:table-cell>
          <table:table-cell table:style-name="ce24" table:formula="of:=ABS([.F507])" office:value-type="float" office:value="0.0307610525708347" calcext:value-type="float">
            <text:p>0.0308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5G16550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1.9083121468044" calcext:value-type="float">
            <text:p>11.9083</text:p>
          </table:table-cell>
          <table:table-cell table:style-name="ce19" office:value-type="float" office:value="-0.369981708851505" calcext:value-type="float">
            <text:p>-0.3700</text:p>
          </table:table-cell>
          <table:table-cell table:style-name="ce19" office:value-type="float" office:value="-0.0310691980769743" calcext:value-type="float">
            <text:p>-0.0311</text:p>
          </table:table-cell>
          <table:table-cell table:style-name="ce19" office:value-type="float" office:value="4.03117528655003" calcext:value-type="float">
            <text:p>4.0312</text:p>
          </table:table-cell>
          <table:table-cell table:style-name="ce19" office:value-type="float" office:value="-7.76729951924358" calcext:value-type="float">
            <text:p>-7.7673</text:p>
          </table:table-cell>
          <table:table-cell table:style-name="ce19" office:value-type="float" office:value="-0.308788835607844" calcext:value-type="float">
            <text:p>-0.3088</text:p>
          </table:table-cell>
          <table:table-cell table:style-name="ce19" office:value-type="float" office:value="0.682564671962214" calcext:value-type="float">
            <text:p>0.6826</text:p>
          </table:table-cell>
          <table:table-cell table:style-name="ce25" table:formula="of:=ABS([.F508])" office:value-type="float" office:value="0.0310691980769743" calcext:value-type="float">
            <text:p>0.0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3260</text:p>
          </table:table-cell>
          <table:table-cell office:value-type="string" calcext:value-type="string">
            <text:p>RAV1</text:p>
          </table:table-cell>
          <table:table-cell office:value-type="string" calcext:value-type="string">
            <text:p>L</text:p>
          </table:table-cell>
          <table:table-cell office:value-type="float" office:value="18.4501249924809" calcext:value-type="float">
            <text:p>18.4501</text:p>
          </table:table-cell>
          <table:table-cell office:value-type="float" office:value="-0.57556559496731" calcext:value-type="float">
            <text:p>-0.5756</text:p>
          </table:table-cell>
          <table:table-cell office:value-type="float" office:value="-0.0311957558662543" calcext:value-type="float">
            <text:p>-0.0312</text:p>
          </table:table-cell>
          <table:table-cell office:value-type="float" office:value="1.98839995788003" calcext:value-type="float">
            <text:p>1.9884</text:p>
          </table:table-cell>
          <table:table-cell office:value-type="float" office:value="-7.79893896656356" calcext:value-type="float">
            <text:p>-7.7989</text:p>
          </table:table-cell>
          <table:table-cell office:value-type="float" office:value="-0.718383268920087" calcext:value-type="float">
            <text:p>-0.7184</text:p>
          </table:table-cell>
          <table:table-cell office:value-type="float" office:value="0.696344141580979" calcext:value-type="float">
            <text:p>0.6963</text:p>
          </table:table-cell>
          <table:table-cell table:style-name="ce24" table:formula="of:=ABS([.F509])" office:value-type="float" office:value="0.0311957558662543" calcext:value-type="float">
            <text:p>0.0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2240</text:p>
          </table:table-cell>
          <table:table-cell office:value-type="string" calcext:value-type="string">
            <text:p>BFRUCT4</text:p>
          </table:table-cell>
          <table:table-cell office:value-type="string" calcext:value-type="string">
            <text:p>L</text:p>
          </table:table-cell>
          <table:table-cell office:value-type="float" office:value="21.8205379247595" calcext:value-type="float">
            <text:p>21.8205</text:p>
          </table:table-cell>
          <table:table-cell office:value-type="float" office:value="-0.681202633823806" calcext:value-type="float">
            <text:p>-0.6812</text:p>
          </table:table-cell>
          <table:table-cell office:value-type="float" office:value="-0.0312184161624565" calcext:value-type="float">
            <text:p>-0.0312</text:p>
          </table:table-cell>
          <table:table-cell office:value-type="float" office:value="3.63606991638813" calcext:value-type="float">
            <text:p>3.6361</text:p>
          </table:table-cell>
          <table:table-cell office:value-type="float" office:value="-7.80460404061412" calcext:value-type="float">
            <text:p>-7.8046</text:p>
          </table:table-cell>
          <table:table-cell office:value-type="float" office:value="-0.348581227887313" calcext:value-type="float">
            <text:p>-0.3486</text:p>
          </table:table-cell>
          <table:table-cell office:value-type="float" office:value="0.683528593455415" calcext:value-type="float">
            <text:p>0.6835</text:p>
          </table:table-cell>
          <table:table-cell table:style-name="ce24" table:formula="of:=ABS([.F510])" office:value-type="float" office:value="0.0312184161624565" calcext:value-type="float">
            <text:p>0.0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0290</text:p>
          </table:table-cell>
          <table:table-cell office:value-type="string" calcext:value-type="string">
            <text:p>TPS8</text:p>
          </table:table-cell>
          <table:table-cell office:value-type="string" calcext:value-type="string">
            <text:p>L</text:p>
          </table:table-cell>
          <table:table-cell office:value-type="float" office:value="5.1243643480759" calcext:value-type="float">
            <text:p>5.1244</text:p>
          </table:table-cell>
          <table:table-cell office:value-type="float" office:value="-0.160082700411284" calcext:value-type="float">
            <text:p>-0.1601</text:p>
          </table:table-cell>
          <table:table-cell office:value-type="float" office:value="-0.0312395234877067" calcext:value-type="float">
            <text:p>-0.0312</text:p>
          </table:table-cell>
          <table:table-cell office:value-type="float" office:value="2.01405123465439" calcext:value-type="float">
            <text:p>2.0141</text:p>
          </table:table-cell>
          <table:table-cell office:value-type="float" office:value="-7.80988087192668" calcext:value-type="float">
            <text:p>-7.8099</text:p>
          </table:table-cell>
          <table:table-cell office:value-type="float" office:value="-0.707853699226885" calcext:value-type="float">
            <text:p>-0.7079</text:p>
          </table:table-cell>
          <table:table-cell office:value-type="float" office:value="0.629070931726327" calcext:value-type="float">
            <text:p>0.6291</text:p>
          </table:table-cell>
          <table:table-cell table:style-name="ce24" table:formula="of:=ABS([.F511])" office:value-type="float" office:value="0.0312395234877067" calcext:value-type="float">
            <text:p>0.031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1790</text:p>
          </table:table-cell>
          <table:table-cell office:value-type="string" calcext:value-type="string">
            <text:p>L</text:p>
          </table:table-cell>
          <table:table-cell office:value-type="float" office:value="14.9959838631595" calcext:value-type="float">
            <text:p>14.9960</text:p>
          </table:table-cell>
          <table:table-cell office:value-type="float" office:value="-0.46886760388683" calcext:value-type="float">
            <text:p>-0.4689</text:p>
          </table:table-cell>
          <table:table-cell office:value-type="float" office:value="-0.0312662115513937" calcext:value-type="float">
            <text:p>-0.0313</text:p>
          </table:table-cell>
          <table:table-cell office:value-type="float" office:value="1.87865009086996" calcext:value-type="float">
            <text:p>1.8787</text:p>
          </table:table-cell>
          <table:table-cell office:value-type="float" office:value="-7.81655288784842" calcext:value-type="float">
            <text:p>-7.8166</text:p>
          </table:table-cell>
          <table:table-cell office:value-type="float" office:value="-0.776139691922324" calcext:value-type="float">
            <text:p>-0.7761</text:p>
          </table:table-cell>
          <table:table-cell office:value-type="float" office:value="0.79773948526153" calcext:value-type="float">
            <text:p>0.7977</text:p>
          </table:table-cell>
          <table:table-cell table:style-name="ce24" table:formula="of:=ABS([.F512])" office:value-type="float" office:value="0.0312662115513937" calcext:value-type="float">
            <text:p>0.03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6580</text:p>
          </table:table-cell>
          <table:table-cell office:value-type="string" calcext:value-type="string">
            <text:p>SPL16</text:p>
          </table:table-cell>
          <table:table-cell office:value-type="string" calcext:value-type="string">
            <text:p>L</text:p>
          </table:table-cell>
          <table:table-cell office:value-type="float" office:value="2.23125240666602" calcext:value-type="float">
            <text:p>2.2313</text:p>
          </table:table-cell>
          <table:table-cell office:value-type="float" office:value="-0.0698128560267694" calcext:value-type="float">
            <text:p>-0.0698</text:p>
          </table:table-cell>
          <table:table-cell office:value-type="float" office:value="-0.0312886412214946" calcext:value-type="float">
            <text:p>-0.0313</text:p>
          </table:table-cell>
          <table:table-cell office:value-type="float" office:value="3.16278158679724" calcext:value-type="float">
            <text:p>3.1628</text:p>
          </table:table-cell>
          <table:table-cell office:value-type="float" office:value="-7.82216030537366" calcext:value-type="float">
            <text:p>-7.8222</text:p>
          </table:table-cell>
          <table:table-cell office:value-type="float" office:value="-0.409889572123853" calcext:value-type="float">
            <text:p>-0.4099</text:p>
          </table:table-cell>
          <table:table-cell office:value-type="float" office:value="0.605166683447403" calcext:value-type="float">
            <text:p>0.6052</text:p>
          </table:table-cell>
          <table:table-cell table:style-name="ce24" table:formula="of:=ABS([.F513])" office:value-type="float" office:value="0.0312886412214946" calcext:value-type="float">
            <text:p>0.03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48320</text:p>
          </table:table-cell>
          <table:table-cell office:value-type="string" calcext:value-type="string">
            <text:p>DHNAT1</text:p>
          </table:table-cell>
          <table:table-cell office:value-type="string" calcext:value-type="string">
            <text:p>L</text:p>
          </table:table-cell>
          <table:table-cell office:value-type="float" office:value="22.629519286581" calcext:value-type="float">
            <text:p>22.6295</text:p>
          </table:table-cell>
          <table:table-cell office:value-type="float" office:value="-0.710734038606898" calcext:value-type="float">
            <text:p>-0.7107</text:p>
          </table:table-cell>
          <table:table-cell office:value-type="float" office:value="-0.0314073856190287" calcext:value-type="float">
            <text:p>-0.0314</text:p>
          </table:table-cell>
          <table:table-cell office:value-type="float" office:value="1.86652214595979" calcext:value-type="float">
            <text:p>1.8665</text:p>
          </table:table-cell>
          <table:table-cell office:value-type="float" office:value="-7.85184640475718" calcext:value-type="float">
            <text:p>-7.8518</text:p>
          </table:table-cell>
          <table:table-cell office:value-type="float" office:value="-0.787535740837569" calcext:value-type="float">
            <text:p>-0.7875</text:p>
          </table:table-cell>
          <table:table-cell office:value-type="float" office:value="0.906808904646889" calcext:value-type="float">
            <text:p>0.9068</text:p>
          </table:table-cell>
          <table:table-cell table:style-name="ce24" table:formula="of:=ABS([.F514])" office:value-type="float" office:value="0.0314073856190287" calcext:value-type="float">
            <text:p>0.0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9570</text:p>
          </table:table-cell>
          <table:table-cell office:value-type="string" calcext:value-type="string">
            <text:p>PHYA</text:p>
          </table:table-cell>
          <table:table-cell office:value-type="string" calcext:value-type="string">
            <text:p>L</text:p>
          </table:table-cell>
          <table:table-cell office:value-type="float" office:value="14.4801760063498" calcext:value-type="float">
            <text:p>14.4802</text:p>
          </table:table-cell>
          <table:table-cell office:value-type="float" office:value="-0.460172892378624" calcext:value-type="float">
            <text:p>-0.4602</text:p>
          </table:table-cell>
          <table:table-cell office:value-type="float" office:value="-0.0317795095982833" calcext:value-type="float">
            <text:p>-0.0318</text:p>
          </table:table-cell>
          <table:table-cell office:value-type="float" office:value="1.75878033947751" calcext:value-type="float">
            <text:p>1.7588</text:p>
          </table:table-cell>
          <table:table-cell office:value-type="float" office:value="-7.94487739957083" calcext:value-type="float">
            <text:p>-7.9449</text:p>
          </table:table-cell>
          <table:table-cell office:value-type="float" office:value="-0.867032429326878" calcext:value-type="float">
            <text:p>-0.8670</text:p>
          </table:table-cell>
          <table:table-cell office:value-type="float" office:value="0.790989069965663" calcext:value-type="float">
            <text:p>0.7910</text:p>
          </table:table-cell>
          <table:table-cell table:style-name="ce24" table:formula="of:=ABS([.F515])" office:value-type="float" office:value="0.0317795095982833" calcext:value-type="float">
            <text:p>0.031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01600</text:p>
          </table:table-cell>
          <table:table-cell office:value-type="string" calcext:value-type="string">
            <text:p>L</text:p>
          </table:table-cell>
          <table:table-cell office:value-type="float" office:value="10.8668167372703" calcext:value-type="float">
            <text:p>10.8668</text:p>
          </table:table-cell>
          <table:table-cell office:value-type="float" office:value="-0.34570191768721" calcext:value-type="float">
            <text:p>-0.3457</text:p>
          </table:table-cell>
          <table:table-cell office:value-type="float" office:value="-0.0318126205719051" calcext:value-type="float">
            <text:p>-0.0318</text:p>
          </table:table-cell>
          <table:table-cell office:value-type="float" office:value="1.29034900386427" calcext:value-type="float">
            <text:p>1.2903</text:p>
          </table:table-cell>
          <table:table-cell office:value-type="float" office:value="-7.95315514297628" calcext:value-type="float">
            <text:p>-7.9532</text:p>
          </table:table-cell>
          <table:table-cell office:value-type="float" office:value="-1.38216329416762" calcext:value-type="float">
            <text:p>-1.3822</text:p>
          </table:table-cell>
          <table:table-cell office:value-type="float" office:value="0.839363439654591" calcext:value-type="float">
            <text:p>0.8394</text:p>
          </table:table-cell>
          <table:table-cell table:style-name="ce24" table:formula="of:=ABS([.F516])" office:value-type="float" office:value="0.0318126205719051" calcext:value-type="float">
            <text:p>0.031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03420</text:p>
          </table:table-cell>
          <table:table-cell office:value-type="string" calcext:value-type="string">
            <text:p>L</text:p>
          </table:table-cell>
          <table:table-cell office:value-type="float" office:value="18.1252135628447" calcext:value-type="float">
            <text:p>18.1252</text:p>
          </table:table-cell>
          <table:table-cell office:value-type="float" office:value="-0.580567720109319" calcext:value-type="float">
            <text:p>-0.5806</text:p>
          </table:table-cell>
          <table:table-cell office:value-type="float" office:value="-0.0320309450752866" calcext:value-type="float">
            <text:p>-0.0320</text:p>
          </table:table-cell>
          <table:table-cell office:value-type="float" office:value="1.74364922216476" calcext:value-type="float">
            <text:p>1.7436</text:p>
          </table:table-cell>
          <table:table-cell office:value-type="float" office:value="-8.00773626882166" calcext:value-type="float">
            <text:p>-8.0077</text:p>
          </table:table-cell>
          <table:table-cell office:value-type="float" office:value="-0.886970499022006" calcext:value-type="float">
            <text:p>-0.8870</text:p>
          </table:table-cell>
          <table:table-cell office:value-type="float" office:value="0.788485069529431" calcext:value-type="float">
            <text:p>0.7885</text:p>
          </table:table-cell>
          <table:table-cell table:style-name="ce24" table:formula="of:=ABS([.F517])" office:value-type="float" office:value="0.0320309450752866" calcext:value-type="float">
            <text:p>0.0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07180</text:p>
          </table:table-cell>
          <table:table-cell office:value-type="string" calcext:value-type="string">
            <text:p>ERL2</text:p>
          </table:table-cell>
          <table:table-cell office:value-type="string" calcext:value-type="string">
            <text:p>L</text:p>
          </table:table-cell>
          <table:table-cell office:value-type="float" office:value="1.32779070411121" calcext:value-type="float">
            <text:p>1.3278</text:p>
          </table:table-cell>
          <table:table-cell office:value-type="float" office:value="-0.0430126244763915" calcext:value-type="float">
            <text:p>-0.0430</text:p>
          </table:table-cell>
          <table:table-cell office:value-type="float" office:value="-0.032394129845323" calcext:value-type="float">
            <text:p>-0.0324</text:p>
          </table:table-cell>
          <table:table-cell office:value-type="float" office:value="2.50931921412144" calcext:value-type="float">
            <text:p>2.5093</text:p>
          </table:table-cell>
          <table:table-cell office:value-type="float" office:value="-8.09853246133074" calcext:value-type="float">
            <text:p>-8.0985</text:p>
          </table:table-cell>
          <table:table-cell office:value-type="float" office:value="-0.562214537715206" calcext:value-type="float">
            <text:p>-0.5622</text:p>
          </table:table-cell>
          <table:table-cell office:value-type="float" office:value="0.698191559225757" calcext:value-type="float">
            <text:p>0.6982</text:p>
          </table:table-cell>
          <table:table-cell table:style-name="ce24" table:formula="of:=ABS([.F518])" office:value-type="float" office:value="0.032394129845323" calcext:value-type="float">
            <text:p>0.032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9450</text:p>
          </table:table-cell>
          <table:table-cell office:value-type="string" calcext:value-type="string">
            <text:p>L</text:p>
          </table:table-cell>
          <table:table-cell office:value-type="float" office:value="16.0283757485266" calcext:value-type="float">
            <text:p>16.0284</text:p>
          </table:table-cell>
          <table:table-cell office:value-type="float" office:value="-0.521984957654863" calcext:value-type="float">
            <text:p>-0.5220</text:p>
          </table:table-cell>
          <table:table-cell office:value-type="float" office:value="-0.0325663040250879" calcext:value-type="float">
            <text:p>-0.0326</text:p>
          </table:table-cell>
          <table:table-cell office:value-type="float" office:value="2.12334453475495" calcext:value-type="float">
            <text:p>2.1233</text:p>
          </table:table-cell>
          <table:table-cell office:value-type="float" office:value="-8.14157600627198" calcext:value-type="float">
            <text:p>-8.1416</text:p>
          </table:table-cell>
          <table:table-cell office:value-type="float" office:value="-0.69766737326128" calcext:value-type="float">
            <text:p>-0.6977</text:p>
          </table:table-cell>
          <table:table-cell office:value-type="float" office:value="0.702301955553054" calcext:value-type="float">
            <text:p>0.7023</text:p>
          </table:table-cell>
          <table:table-cell table:style-name="ce24" table:formula="of:=ABS([.F519])" office:value-type="float" office:value="0.0325663040250879" calcext:value-type="float">
            <text:p>0.032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9960</text:p>
          </table:table-cell>
          <table:table-cell office:value-type="string" calcext:value-type="string">
            <text:p>L</text:p>
          </table:table-cell>
          <table:table-cell office:value-type="float" office:value="21.69125845017" calcext:value-type="float">
            <text:p>21.6913</text:p>
          </table:table-cell>
          <table:table-cell office:value-type="float" office:value="-0.710143655981067" calcext:value-type="float">
            <text:p>-0.7101</text:p>
          </table:table-cell>
          <table:table-cell office:value-type="float" office:value="-0.0327387024414668" calcext:value-type="float">
            <text:p>-0.0327</text:p>
          </table:table-cell>
          <table:table-cell office:value-type="float" office:value="1.99755753813223" calcext:value-type="float">
            <text:p>1.9976</text:p>
          </table:table-cell>
          <table:table-cell office:value-type="float" office:value="-8.18467561036669" calcext:value-type="float">
            <text:p>-8.1847</text:p>
          </table:table-cell>
          <table:table-cell office:value-type="float" office:value="-0.760563244008114" calcext:value-type="float">
            <text:p>-0.7606</text:p>
          </table:table-cell>
          <table:table-cell office:value-type="float" office:value="0.610279484824026" calcext:value-type="float">
            <text:p>0.6103</text:p>
          </table:table-cell>
          <table:table-cell table:style-name="ce24" table:formula="of:=ABS([.F520])" office:value-type="float" office:value="0.0327387024414668" calcext:value-type="float">
            <text:p>0.032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35250</text:p>
          </table:table-cell>
          <table:table-cell table:style-name="ce2" office:value-type="string" calcext:value-type="string">
            <text:p>ALT2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27421811014708" calcext:value-type="float">
            <text:p>2.2742</text:p>
          </table:table-cell>
          <table:table-cell table:style-name="ce16" office:value-type="float" office:value="-0.0753306578199039" calcext:value-type="float">
            <text:p>-0.0753</text:p>
          </table:table-cell>
          <table:table-cell table:style-name="ce16" office:value-type="float" office:value="-0.0331237612979135" calcext:value-type="float">
            <text:p>-0.0331</text:p>
          </table:table-cell>
          <table:table-cell table:style-name="ce16" office:value-type="float" office:value="0.902143340806763" calcext:value-type="float">
            <text:p>0.9021</text:p>
          </table:table-cell>
          <table:table-cell table:style-name="ce16" office:value-type="float" office:value="-8.28094032447838" calcext:value-type="float">
            <text:p>-8.2809</text:p>
          </table:table-cell>
          <table:table-cell table:style-name="ce16" office:value-type="float" office:value="-3.60679851479343" calcext:value-type="float">
            <text:p>-3.6068</text:p>
          </table:table-cell>
          <table:table-cell table:style-name="ce16" office:value-type="float" office:value="0.700916085091549" calcext:value-type="float">
            <text:p>0.7009</text:p>
          </table:table-cell>
          <table:table-cell table:style-name="ce22" table:formula="of:=ABS([.F521])" office:value-type="float" office:value="0.0331237612979135" calcext:value-type="float">
            <text:p>0.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4810</text:p>
          </table:table-cell>
          <table:table-cell office:value-type="string" calcext:value-type="string">
            <text:p>MSRB4</text:p>
          </table:table-cell>
          <table:table-cell office:value-type="string" calcext:value-type="string">
            <text:p>L</text:p>
          </table:table-cell>
          <table:table-cell office:value-type="float" office:value="8.68948956571977" calcext:value-type="float">
            <text:p>8.6895</text:p>
          </table:table-cell>
          <table:table-cell office:value-type="float" office:value="-0.288642968877348" calcext:value-type="float">
            <text:p>-0.2886</text:p>
          </table:table-cell>
          <table:table-cell office:value-type="float" office:value="-0.0332174826489293" calcext:value-type="float">
            <text:p>-0.0332</text:p>
          </table:table-cell>
          <table:table-cell office:value-type="float" office:value="1.48521286195444" calcext:value-type="float">
            <text:p>1.4852</text:p>
          </table:table-cell>
          <table:table-cell office:value-type="float" office:value="-8.30437066223232" calcext:value-type="float">
            <text:p>-8.3044</text:p>
          </table:table-cell>
          <table:table-cell office:value-type="float" office:value="-1.18159681648191" calcext:value-type="float">
            <text:p>-1.1816</text:p>
          </table:table-cell>
          <table:table-cell office:value-type="float" office:value="0.729785869395775" calcext:value-type="float">
            <text:p>0.7298</text:p>
          </table:table-cell>
          <table:table-cell table:style-name="ce24" table:formula="of:=ABS([.F522])" office:value-type="float" office:value="0.0332174826489293" calcext:value-type="float">
            <text:p>0.033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5390</text:p>
          </table:table-cell>
          <table:table-cell office:value-type="string" calcext:value-type="string">
            <text:p>L</text:p>
          </table:table-cell>
          <table:table-cell office:value-type="float" office:value="2.21367536882937" calcext:value-type="float">
            <text:p>2.2137</text:p>
          </table:table-cell>
          <table:table-cell office:value-type="float" office:value="-0.0735555005040521" calcext:value-type="float">
            <text:p>-0.0736</text:p>
          </table:table-cell>
          <table:table-cell office:value-type="float" office:value="-0.0332277720300739" calcext:value-type="float">
            <text:p>-0.0332</text:p>
          </table:table-cell>
          <table:table-cell office:value-type="float" office:value="2.10425887758659" calcext:value-type="float">
            <text:p>2.1043</text:p>
          </table:table-cell>
          <table:table-cell office:value-type="float" office:value="-8.30694300751846" calcext:value-type="float">
            <text:p>-8.3069</text:p>
          </table:table-cell>
          <table:table-cell office:value-type="float" office:value="-0.724440089726283" calcext:value-type="float">
            <text:p>-0.7244</text:p>
          </table:table-cell>
          <table:table-cell office:value-type="float" office:value="0.601845394873792" calcext:value-type="float">
            <text:p>0.6018</text:p>
          </table:table-cell>
          <table:table-cell table:style-name="ce24" table:formula="of:=ABS([.F523])" office:value-type="float" office:value="0.0332277720300739" calcext:value-type="float">
            <text:p>0.0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02170</text:p>
          </table:table-cell>
          <table:table-cell office:value-type="string" calcext:value-type="string">
            <text:p>LNG2</text:p>
          </table:table-cell>
          <table:table-cell office:value-type="string" calcext:value-type="string">
            <text:p>L</text:p>
          </table:table-cell>
          <table:table-cell office:value-type="float" office:value="2.44365604605425" calcext:value-type="float">
            <text:p>2.4437</text:p>
          </table:table-cell>
          <table:table-cell office:value-type="float" office:value="-0.0817393734763845" calcext:value-type="float">
            <text:p>-0.0817</text:p>
          </table:table-cell>
          <table:table-cell office:value-type="float" office:value="-0.0334496229976262" calcext:value-type="float">
            <text:p>-0.0334</text:p>
          </table:table-cell>
          <table:table-cell office:value-type="float" office:value="2.45555937255201" calcext:value-type="float">
            <text:p>2.4556</text:p>
          </table:table-cell>
          <table:table-cell office:value-type="float" office:value="-8.36240574940655" calcext:value-type="float">
            <text:p>-8.3624</text:p>
          </table:table-cell>
          <table:table-cell office:value-type="float" office:value="-0.600664666590964" calcext:value-type="float">
            <text:p>-0.6007</text:p>
          </table:table-cell>
          <table:table-cell office:value-type="float" office:value="0.60801620834462" calcext:value-type="float">
            <text:p>0.6080</text:p>
          </table:table-cell>
          <table:table-cell table:style-name="ce24" table:formula="of:=ABS([.F524])" office:value-type="float" office:value="0.0334496229976262" calcext:value-type="float">
            <text:p>0.033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9110</text:p>
          </table:table-cell>
          <table:table-cell office:value-type="string" calcext:value-type="string">
            <text:p>L</text:p>
          </table:table-cell>
          <table:table-cell office:value-type="float" office:value="1.92131113221312" calcext:value-type="float">
            <text:p>1.9213</text:p>
          </table:table-cell>
          <table:table-cell office:value-type="float" office:value="-0.0650660337652657" calcext:value-type="float">
            <text:p>-0.0651</text:p>
          </table:table-cell>
          <table:table-cell office:value-type="float" office:value="-0.033865433179642" calcext:value-type="float">
            <text:p>-0.0339</text:p>
          </table:table-cell>
          <table:table-cell office:value-type="float" office:value="1.50138035224636" calcext:value-type="float">
            <text:p>1.5014</text:p>
          </table:table-cell>
          <table:table-cell office:value-type="float" office:value="-8.4663582949105" calcext:value-type="float">
            <text:p>-8.4664</text:p>
          </table:table-cell>
          <table:table-cell office:value-type="float" office:value="-1.19728551754335" calcext:value-type="float">
            <text:p>-1.1973</text:p>
          </table:table-cell>
          <table:table-cell office:value-type="float" office:value="0.609265763945001" calcext:value-type="float">
            <text:p>0.6093</text:p>
          </table:table-cell>
          <table:table-cell table:style-name="ce24" table:formula="of:=ABS([.F525])" office:value-type="float" office:value="0.033865433179642" calcext:value-type="float">
            <text:p>0.033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2470</text:p>
          </table:table-cell>
          <table:table-cell office:value-type="string" calcext:value-type="string">
            <text:p>L</text:p>
          </table:table-cell>
          <table:table-cell office:value-type="float" office:value="6.98087193230276" calcext:value-type="float">
            <text:p>6.9809</text:p>
          </table:table-cell>
          <table:table-cell office:value-type="float" office:value="-0.238007274561951" calcext:value-type="float">
            <text:p>-0.2380</text:p>
          </table:table-cell>
          <table:table-cell office:value-type="float" office:value="-0.03409420440169" calcext:value-type="float">
            <text:p>-0.0341</text:p>
          </table:table-cell>
          <table:table-cell office:value-type="float" office:value="1.32014648490375" calcext:value-type="float">
            <text:p>1.3201</text:p>
          </table:table-cell>
          <table:table-cell office:value-type="float" office:value="-8.5235511004225" calcext:value-type="float">
            <text:p>-8.5236</text:p>
          </table:table-cell>
          <table:table-cell office:value-type="float" office:value="-1.49676085485843" calcext:value-type="float">
            <text:p>-1.4968</text:p>
          </table:table-cell>
          <table:table-cell office:value-type="float" office:value="0.792612644533167" calcext:value-type="float">
            <text:p>0.7926</text:p>
          </table:table-cell>
          <table:table-cell table:style-name="ce24" table:formula="of:=ABS([.F526])" office:value-type="float" office:value="0.03409420440169" calcext:value-type="float">
            <text:p>0.034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1490</text:p>
          </table:table-cell>
          <table:table-cell office:value-type="string" calcext:value-type="string">
            <text:p>L</text:p>
          </table:table-cell>
          <table:table-cell office:value-type="float" office:value="89.288867651422" calcext:value-type="float">
            <text:p>89.2889</text:p>
          </table:table-cell>
          <table:table-cell office:value-type="float" office:value="-3.05254940257171" calcext:value-type="float">
            <text:p>-3.0525</text:p>
          </table:table-cell>
          <table:table-cell office:value-type="float" office:value="-0.0341873458905165" calcext:value-type="float">
            <text:p>-0.0342</text:p>
          </table:table-cell>
          <table:table-cell office:value-type="float" office:value="3.35179193991695" calcext:value-type="float">
            <text:p>3.3518</text:p>
          </table:table-cell>
          <table:table-cell office:value-type="float" office:value="-8.54683647262912" calcext:value-type="float">
            <text:p>-8.5468</text:p>
          </table:table-cell>
          <table:table-cell office:value-type="float" office:value="-0.424674209254267" calcext:value-type="float">
            <text:p>-0.4247</text:p>
          </table:table-cell>
          <table:table-cell office:value-type="float" office:value="0.648671979471324" calcext:value-type="float">
            <text:p>0.6487</text:p>
          </table:table-cell>
          <table:table-cell table:style-name="ce24" table:formula="of:=ABS([.F527])" office:value-type="float" office:value="0.0341873458905165" calcext:value-type="float">
            <text:p>0.0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7310</text:p>
          </table:table-cell>
          <table:table-cell office:value-type="string" calcext:value-type="string">
            <text:p>BBX28</text:p>
          </table:table-cell>
          <table:table-cell office:value-type="string" calcext:value-type="string">
            <text:p>L</text:p>
          </table:table-cell>
          <table:table-cell office:value-type="float" office:value="20.4023041628899" calcext:value-type="float">
            <text:p>20.4023</text:p>
          </table:table-cell>
          <table:table-cell office:value-type="float" office:value="-0.700282324545801" calcext:value-type="float">
            <text:p>-0.7003</text:p>
          </table:table-cell>
          <table:table-cell office:value-type="float" office:value="-0.0343236880969335" calcext:value-type="float">
            <text:p>-0.0343</text:p>
          </table:table-cell>
          <table:table-cell office:value-type="float" office:value="2.66271952681393" calcext:value-type="float">
            <text:p>2.6627</text:p>
          </table:table-cell>
          <table:table-cell office:value-type="float" office:value="-8.58092202423338" calcext:value-type="float">
            <text:p>-8.5809</text:p>
          </table:table-cell>
          <table:table-cell office:value-type="float" office:value="-0.561199537336732" calcext:value-type="float">
            <text:p>-0.5612</text:p>
          </table:table-cell>
          <table:table-cell office:value-type="float" office:value="0.600252307805408" calcext:value-type="float">
            <text:p>0.6003</text:p>
          </table:table-cell>
          <table:table-cell table:style-name="ce24" table:formula="of:=ABS([.F528])" office:value-type="float" office:value="0.0343236880969335" calcext:value-type="float">
            <text:p>0.034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8570</text:p>
          </table:table-cell>
          <table:table-cell office:value-type="string" calcext:value-type="string">
            <text:p>L</text:p>
          </table:table-cell>
          <table:table-cell office:value-type="float" office:value="29.3959102731271" calcext:value-type="float">
            <text:p>29.3959</text:p>
          </table:table-cell>
          <table:table-cell office:value-type="float" office:value="-1.01640078294119" calcext:value-type="float">
            <text:p>-1.0164</text:p>
          </table:table-cell>
          <table:table-cell office:value-type="float" office:value="-0.0345762649803144" calcext:value-type="float">
            <text:p>-0.0346</text:p>
          </table:table-cell>
          <table:table-cell office:value-type="float" office:value="1.62831989123123" calcext:value-type="float">
            <text:p>1.6283</text:p>
          </table:table-cell>
          <table:table-cell office:value-type="float" office:value="-8.64406624507861" calcext:value-type="float">
            <text:p>-8.6441</text:p>
          </table:table-cell>
          <table:table-cell office:value-type="float" office:value="-1.09190340000114" calcext:value-type="float">
            <text:p>-1.0919</text:p>
          </table:table-cell>
          <table:table-cell office:value-type="float" office:value="0.828386578869119" calcext:value-type="float">
            <text:p>0.8284</text:p>
          </table:table-cell>
          <table:table-cell table:style-name="ce24" table:formula="of:=ABS([.F529])" office:value-type="float" office:value="0.0345762649803144" calcext:value-type="float">
            <text:p>0.0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0070</text:p>
          </table:table-cell>
          <table:table-cell office:value-type="string" calcext:value-type="string">
            <text:p>POT1</text:p>
          </table:table-cell>
          <table:table-cell office:value-type="string" calcext:value-type="string">
            <text:p>L</text:p>
          </table:table-cell>
          <table:table-cell office:value-type="float" office:value="4.26362929402239" calcext:value-type="float">
            <text:p>4.2636</text:p>
          </table:table-cell>
          <table:table-cell office:value-type="float" office:value="-0.14867888774744" calcext:value-type="float">
            <text:p>-0.1487</text:p>
          </table:table-cell>
          <table:table-cell office:value-type="float" office:value="-0.0348714387425492" calcext:value-type="float">
            <text:p>-0.0349</text:p>
          </table:table-cell>
          <table:table-cell office:value-type="float" office:value="1.39320298184161" calcext:value-type="float">
            <text:p>1.3932</text:p>
          </table:table-cell>
          <table:table-cell office:value-type="float" office:value="-8.7178596856373" calcext:value-type="float">
            <text:p>-8.7179</text:p>
          </table:table-cell>
          <table:table-cell office:value-type="float" office:value="-1.41789590346307" calcext:value-type="float">
            <text:p>-1.4179</text:p>
          </table:table-cell>
          <table:table-cell office:value-type="float" office:value="0.722818664832075" calcext:value-type="float">
            <text:p>0.7228</text:p>
          </table:table-cell>
          <table:table-cell table:style-name="ce24" table:formula="of:=ABS([.F530])" office:value-type="float" office:value="0.0348714387425492" calcext:value-type="float">
            <text:p>0.034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8130</text:p>
          </table:table-cell>
          <table:table-cell office:value-type="string" calcext:value-type="string">
            <text:p>L</text:p>
          </table:table-cell>
          <table:table-cell office:value-type="float" office:value="16.1108803264996" calcext:value-type="float">
            <text:p>16.1109</text:p>
          </table:table-cell>
          <table:table-cell office:value-type="float" office:value="-0.56373874846961" calcext:value-type="float">
            <text:p>-0.5637</text:p>
          </table:table-cell>
          <table:table-cell office:value-type="float" office:value="-0.0349911821728548" calcext:value-type="float">
            <text:p>-0.0350</text:p>
          </table:table-cell>
          <table:table-cell office:value-type="float" office:value="1.41812621377558" calcext:value-type="float">
            <text:p>1.4181</text:p>
          </table:table-cell>
          <table:table-cell office:value-type="float" office:value="-8.74779554321371" calcext:value-type="float">
            <text:p>-8.7478</text:p>
          </table:table-cell>
          <table:table-cell office:value-type="float" office:value="-1.38404109099264" calcext:value-type="float">
            <text:p>-1.3840</text:p>
          </table:table-cell>
          <table:table-cell office:value-type="float" office:value="0.826059025499353" calcext:value-type="float">
            <text:p>0.8261</text:p>
          </table:table-cell>
          <table:table-cell table:style-name="ce24" table:formula="of:=ABS([.F531])" office:value-type="float" office:value="0.0349911821728548" calcext:value-type="float">
            <text:p>0.03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23810</text:p>
          </table:table-cell>
          <table:table-cell office:value-type="string" calcext:value-type="string">
            <text:p>AAP7</text:p>
          </table:table-cell>
          <table:table-cell office:value-type="string" calcext:value-type="string">
            <text:p>L</text:p>
          </table:table-cell>
          <table:table-cell office:value-type="float" office:value="1.74886333510236" calcext:value-type="float">
            <text:p>1.7489</text:p>
          </table:table-cell>
          <table:table-cell office:value-type="float" office:value="-0.0619536896810867" calcext:value-type="float">
            <text:p>-0.0620</text:p>
          </table:table-cell>
          <table:table-cell office:value-type="float" office:value="-0.0354251178108555" calcext:value-type="float">
            <text:p>-0.0354</text:p>
          </table:table-cell>
          <table:table-cell office:value-type="float" office:value="1.56207032680996" calcext:value-type="float">
            <text:p>1.5621</text:p>
          </table:table-cell>
          <table:table-cell office:value-type="float" office:value="-8.85627945271387" calcext:value-type="float">
            <text:p>-8.8563</text:p>
          </table:table-cell>
          <table:table-cell office:value-type="float" office:value="-1.20742044958786" calcext:value-type="float">
            <text:p>-1.2074</text:p>
          </table:table-cell>
          <table:table-cell office:value-type="float" office:value="0.712314662916915" calcext:value-type="float">
            <text:p>0.7123</text:p>
          </table:table-cell>
          <table:table-cell table:style-name="ce24" table:formula="of:=ABS([.F532])" office:value-type="float" office:value="0.0354251178108555" calcext:value-type="float">
            <text:p>0.03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9040</text:p>
          </table:table-cell>
          <table:table-cell office:value-type="string" calcext:value-type="string">
            <text:p>ACR4</text:p>
          </table:table-cell>
          <table:table-cell office:value-type="string" calcext:value-type="string">
            <text:p>L</text:p>
          </table:table-cell>
          <table:table-cell office:value-type="float" office:value="5.37348297844766" calcext:value-type="float">
            <text:p>5.3735</text:p>
          </table:table-cell>
          <table:table-cell office:value-type="float" office:value="-0.192613665811497" calcext:value-type="float">
            <text:p>-0.1926</text:p>
          </table:table-cell>
          <table:table-cell office:value-type="float" office:value="-0.0358452174472396" calcext:value-type="float">
            <text:p>-0.0358</text:p>
          </table:table-cell>
          <table:table-cell office:value-type="float" office:value="2.06508555679996" calcext:value-type="float">
            <text:p>2.0651</text:p>
          </table:table-cell>
          <table:table-cell office:value-type="float" office:value="-8.9613043618099" calcext:value-type="float">
            <text:p>-8.9613</text:p>
          </table:table-cell>
          <table:table-cell office:value-type="float" office:value="-0.82098201202348" calcext:value-type="float">
            <text:p>-0.8210</text:p>
          </table:table-cell>
          <table:table-cell office:value-type="float" office:value="0.68694723771079" calcext:value-type="float">
            <text:p>0.6869</text:p>
          </table:table-cell>
          <table:table-cell table:style-name="ce24" table:formula="of:=ABS([.F533])" office:value-type="float" office:value="0.0358452174472396" calcext:value-type="float">
            <text:p>0.0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9300</text:p>
          </table:table-cell>
          <table:table-cell office:value-type="string" calcext:value-type="string">
            <text:p>GATL1</text:p>
          </table:table-cell>
          <table:table-cell office:value-type="string" calcext:value-type="string">
            <text:p>L</text:p>
          </table:table-cell>
          <table:table-cell office:value-type="float" office:value="17.5164061805094" calcext:value-type="float">
            <text:p>17.5164</text:p>
          </table:table-cell>
          <table:table-cell office:value-type="float" office:value="-0.636451907824071" calcext:value-type="float">
            <text:p>-0.6365</text:p>
          </table:table-cell>
          <table:table-cell office:value-type="float" office:value="-0.0363346168880381" calcext:value-type="float">
            <text:p>-0.0363</text:p>
          </table:table-cell>
          <table:table-cell office:value-type="float" office:value="1.83631970408776" calcext:value-type="float">
            <text:p>1.8363</text:p>
          </table:table-cell>
          <table:table-cell office:value-type="float" office:value="-9.08365422200952" calcext:value-type="float">
            <text:p>-9.0837</text:p>
          </table:table-cell>
          <table:table-cell office:value-type="float" office:value="-0.984691620432427" calcext:value-type="float">
            <text:p>-0.9847</text:p>
          </table:table-cell>
          <table:table-cell office:value-type="float" office:value="0.668376687042162" calcext:value-type="float">
            <text:p>0.6684</text:p>
          </table:table-cell>
          <table:table-cell table:style-name="ce24" table:formula="of:=ABS([.F534])" office:value-type="float" office:value="0.0363346168880381" calcext:value-type="float">
            <text:p>0.03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4790</text:p>
          </table:table-cell>
          <table:table-cell office:value-type="string" calcext:value-type="string">
            <text:p>RAN1</text:p>
          </table:table-cell>
          <table:table-cell office:value-type="string" calcext:value-type="string">
            <text:p>L</text:p>
          </table:table-cell>
          <table:table-cell office:value-type="float" office:value="8.07353171359277" calcext:value-type="float">
            <text:p>8.0735</text:p>
          </table:table-cell>
          <table:table-cell office:value-type="float" office:value="-0.296328681970115" calcext:value-type="float">
            <text:p>-0.2963</text:p>
          </table:table-cell>
          <table:table-cell office:value-type="float" office:value="-0.0367037242785842" calcext:value-type="float">
            <text:p>-0.0367</text:p>
          </table:table-cell>
          <table:table-cell office:value-type="float" office:value="3.42380541015861" calcext:value-type="float">
            <text:p>3.4238</text:p>
          </table:table-cell>
          <table:table-cell office:value-type="float" office:value="-9.17593106964605" calcext:value-type="float">
            <text:p>-9.1759</text:p>
          </table:table-cell>
          <table:table-cell office:value-type="float" office:value="-0.450092077742028" calcext:value-type="float">
            <text:p>-0.4501</text:p>
          </table:table-cell>
          <table:table-cell office:value-type="float" office:value="0.633495412971933" calcext:value-type="float">
            <text:p>0.6335</text:p>
          </table:table-cell>
          <table:table-cell table:style-name="ce24" table:formula="of:=ABS([.F535])" office:value-type="float" office:value="0.0367037242785842" calcext:value-type="float">
            <text:p>0.036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2710</text:p>
          </table:table-cell>
          <table:table-cell office:value-type="string" calcext:value-type="string">
            <text:p>L</text:p>
          </table:table-cell>
          <table:table-cell office:value-type="float" office:value="7.43624574484134" calcext:value-type="float">
            <text:p>7.4362</text:p>
          </table:table-cell>
          <table:table-cell office:value-type="float" office:value="-0.274657015283995" calcext:value-type="float">
            <text:p>-0.2747</text:p>
          </table:table-cell>
          <table:table-cell office:value-type="float" office:value="-0.0369349030018984" calcext:value-type="float">
            <text:p>-0.0369</text:p>
          </table:table-cell>
          <table:table-cell office:value-type="float" office:value="3.29190326871836" calcext:value-type="float">
            <text:p>3.2919</text:p>
          </table:table-cell>
          <table:table-cell office:value-type="float" office:value="-9.2337257504746" calcext:value-type="float">
            <text:p>-9.2337</text:p>
          </table:table-cell>
          <table:table-cell office:value-type="float" office:value="-0.474929575503154" calcext:value-type="float">
            <text:p>-0.4749</text:p>
          </table:table-cell>
          <table:table-cell office:value-type="float" office:value="0.661774788669391" calcext:value-type="float">
            <text:p>0.6618</text:p>
          </table:table-cell>
          <table:table-cell table:style-name="ce24" table:formula="of:=ABS([.F536])" office:value-type="float" office:value="0.0369349030018984" calcext:value-type="float">
            <text:p>0.03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1500</text:p>
          </table:table-cell>
          <table:table-cell table:style-name="ce2" office:value-type="string" calcext:value-type="string">
            <text:p>DXPS1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float" office:value="2.18976062909553" calcext:value-type="float">
            <text:p>2.1898</text:p>
          </table:table-cell>
          <table:table-cell table:style-name="ce16" office:value-type="float" office:value="-0.0811345702285345" calcext:value-type="float">
            <text:p>-0.0811</text:p>
          </table:table-cell>
          <table:table-cell table:style-name="ce16" office:value-type="float" office:value="-0.0370517987904673" calcext:value-type="float">
            <text:p>-0.0371</text:p>
          </table:table-cell>
          <table:table-cell table:style-name="ce16" office:value-type="float" office:value="0.904668283466795" calcext:value-type="float">
            <text:p>0.9047</text:p>
          </table:table-cell>
          <table:table-cell table:style-name="ce16" office:value-type="float" office:value="-9.26294969761683" calcext:value-type="float">
            <text:p>-9.262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3092228556867" calcext:value-type="float">
            <text:p>0.6631</text:p>
          </table:table-cell>
          <table:table-cell table:style-name="ce22" table:formula="of:=ABS([.F537])" office:value-type="float" office:value="0.0370517987904673" calcext:value-type="float">
            <text:p>0.0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1430</text:p>
          </table:table-cell>
          <table:table-cell office:value-type="string" calcext:value-type="string">
            <text:p>UMAMIT29</text:p>
          </table:table-cell>
          <table:table-cell office:value-type="string" calcext:value-type="string">
            <text:p>L</text:p>
          </table:table-cell>
          <table:table-cell office:value-type="float" office:value="13.4126806052564" calcext:value-type="float">
            <text:p>13.4127</text:p>
          </table:table-cell>
          <table:table-cell office:value-type="float" office:value="-0.509877278873483" calcext:value-type="float">
            <text:p>-0.5099</text:p>
          </table:table-cell>
          <table:table-cell office:value-type="float" office:value="-0.0380145694868529" calcext:value-type="float">
            <text:p>-0.0380</text:p>
          </table:table-cell>
          <table:table-cell office:value-type="float" office:value="1.37749481036608" calcext:value-type="float">
            <text:p>1.3775</text:p>
          </table:table-cell>
          <table:table-cell office:value-type="float" office:value="-9.50364237171324" calcext:value-type="float">
            <text:p>-9.5036</text:p>
          </table:table-cell>
          <table:table-cell office:value-type="float" office:value="-1.68929781137645" calcext:value-type="float">
            <text:p>-1.6893</text:p>
          </table:table-cell>
          <table:table-cell office:value-type="float" office:value="0.817910706059425" calcext:value-type="float">
            <text:p>0.8179</text:p>
          </table:table-cell>
          <table:table-cell table:style-name="ce24" table:formula="of:=ABS([.F538])" office:value-type="float" office:value="0.0380145694868529" calcext:value-type="float">
            <text:p>0.03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21270</text:p>
          </table:table-cell>
          <table:table-cell office:value-type="string" calcext:value-type="string">
            <text:p>WAK2</text:p>
          </table:table-cell>
          <table:table-cell office:value-type="string" calcext:value-type="string">
            <text:p>L</text:p>
          </table:table-cell>
          <table:table-cell office:value-type="float" office:value="11.3652577891728" calcext:value-type="float">
            <text:p>11.3653</text:p>
          </table:table-cell>
          <table:table-cell office:value-type="float" office:value="-0.438869042345583" calcext:value-type="float">
            <text:p>-0.4389</text:p>
          </table:table-cell>
          <table:table-cell office:value-type="float" office:value="-0.0386149659327283" calcext:value-type="float">
            <text:p>-0.0386</text:p>
          </table:table-cell>
          <table:table-cell office:value-type="float" office:value="2.25740070110003" calcext:value-type="float">
            <text:p>2.2574</text:p>
          </table:table-cell>
          <table:table-cell office:value-type="float" office:value="-9.65374148318207" calcext:value-type="float">
            <text:p>-9.6537</text:p>
          </table:table-cell>
          <table:table-cell office:value-type="float" office:value="-0.805026808057101" calcext:value-type="float">
            <text:p>-0.8050</text:p>
          </table:table-cell>
          <table:table-cell office:value-type="float" office:value="0.854959345170676" calcext:value-type="float">
            <text:p>0.8550</text:p>
          </table:table-cell>
          <table:table-cell table:style-name="ce24" table:formula="of:=ABS([.F539])" office:value-type="float" office:value="0.0386149659327283" calcext:value-type="float">
            <text:p>0.0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6600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L</text:p>
          </table:table-cell>
          <table:table-cell office:value-type="float" office:value="171.57242576268" calcext:value-type="float">
            <text:p>171.5724</text:p>
          </table:table-cell>
          <table:table-cell office:value-type="float" office:value="-6.62860139451841" calcext:value-type="float">
            <text:p>-6.6286</text:p>
          </table:table-cell>
          <table:table-cell office:value-type="float" office:value="-0.0386344213824146" calcext:value-type="float">
            <text:p>-0.0386</text:p>
          </table:table-cell>
          <table:table-cell office:value-type="float" office:value="1.79914880968855" calcext:value-type="float">
            <text:p>1.7991</text:p>
          </table:table-cell>
          <table:table-cell office:value-type="float" office:value="-9.65860534560364" calcext:value-type="float">
            <text:p>-9.6586</text:p>
          </table:table-cell>
          <table:table-cell office:value-type="float" office:value="-1.11042693274936" calcext:value-type="float">
            <text:p>-1.1104</text:p>
          </table:table-cell>
          <table:table-cell office:value-type="float" office:value="0.823746722375917" calcext:value-type="float">
            <text:p>0.8237</text:p>
          </table:table-cell>
          <table:table-cell table:style-name="ce24" table:formula="of:=ABS([.F540])" office:value-type="float" office:value="0.0386344213824146" calcext:value-type="float">
            <text:p>0.0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0820</text:p>
          </table:table-cell>
          <table:table-cell office:value-type="string" calcext:value-type="string">
            <text:p>iqd17</text:p>
          </table:table-cell>
          <table:table-cell office:value-type="string" calcext:value-type="string">
            <text:p>L</text:p>
          </table:table-cell>
          <table:table-cell office:value-type="float" office:value="3.93538495145534" calcext:value-type="float">
            <text:p>3.9354</text:p>
          </table:table-cell>
          <table:table-cell office:value-type="float" office:value="-0.15329148154084" calcext:value-type="float">
            <text:p>-0.1533</text:p>
          </table:table-cell>
          <table:table-cell office:value-type="float" office:value="-0.0389520932340179" calcext:value-type="float">
            <text:p>-0.0390</text:p>
          </table:table-cell>
          <table:table-cell office:value-type="float" office:value="2.31470756720032" calcext:value-type="float">
            <text:p>2.3147</text:p>
          </table:table-cell>
          <table:table-cell office:value-type="float" office:value="-9.73802330850448" calcext:value-type="float">
            <text:p>-9.7380</text:p>
          </table:table-cell>
          <table:table-cell office:value-type="float" office:value="-0.787622655923431" calcext:value-type="float">
            <text:p>-0.7876</text:p>
          </table:table-cell>
          <table:table-cell office:value-type="float" office:value="0.703908708067829" calcext:value-type="float">
            <text:p>0.7039</text:p>
          </table:table-cell>
          <table:table-cell table:style-name="ce24" table:formula="of:=ABS([.F541])" office:value-type="float" office:value="0.0389520932340179" calcext:value-type="float">
            <text:p>0.03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3480</text:p>
          </table:table-cell>
          <table:table-cell office:value-type="string" calcext:value-type="string">
            <text:p>ANAC041</text:p>
          </table:table-cell>
          <table:table-cell office:value-type="string" calcext:value-type="string">
            <text:p>L</text:p>
          </table:table-cell>
          <table:table-cell office:value-type="float" office:value="6.78571308728382" calcext:value-type="float">
            <text:p>6.7857</text:p>
          </table:table-cell>
          <table:table-cell office:value-type="float" office:value="-0.266850891341826" calcext:value-type="float">
            <text:p>-0.2669</text:p>
          </table:table-cell>
          <table:table-cell office:value-type="float" office:value="-0.0393254014588231" calcext:value-type="float">
            <text:p>-0.0393</text:p>
          </table:table-cell>
          <table:table-cell office:value-type="float" office:value="2.82309694276302" calcext:value-type="float">
            <text:p>2.8231</text:p>
          </table:table-cell>
          <table:table-cell office:value-type="float" office:value="-9.83135036470577" calcext:value-type="float">
            <text:p>-9.8314</text:p>
          </table:table-cell>
          <table:table-cell office:value-type="float" office:value="-0.617602772855994" calcext:value-type="float">
            <text:p>-0.6176</text:p>
          </table:table-cell>
          <table:table-cell office:value-type="float" office:value="0.642342102458724" calcext:value-type="float">
            <text:p>0.6423</text:p>
          </table:table-cell>
          <table:table-cell table:style-name="ce24" table:formula="of:=ABS([.F542])" office:value-type="float" office:value="0.0393254014588231" calcext:value-type="float">
            <text:p>0.039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12900</text:p>
          </table:table-cell>
          <table:table-cell office:value-type="string" calcext:value-type="string">
            <text:p>L</text:p>
          </table:table-cell>
          <table:table-cell office:value-type="float" office:value="2.28024698645082" calcext:value-type="float">
            <text:p>2.2802</text:p>
          </table:table-cell>
          <table:table-cell office:value-type="float" office:value="-0.0901235846924557" calcext:value-type="float">
            <text:p>-0.0901</text:p>
          </table:table-cell>
          <table:table-cell office:value-type="float" office:value="-0.0395236065338396" calcext:value-type="float">
            <text:p>-0.0395</text:p>
          </table:table-cell>
          <table:table-cell office:value-type="float" office:value="2.45424585106341" calcext:value-type="float">
            <text:p>2.4542</text:p>
          </table:table-cell>
          <table:table-cell office:value-type="float" office:value="-9.8809016334599" calcext:value-type="float">
            <text:p>-9.8809</text:p>
          </table:table-cell>
          <table:table-cell office:value-type="float" office:value="-0.743241468352313" calcext:value-type="float">
            <text:p>-0.7432</text:p>
          </table:table-cell>
          <table:table-cell office:value-type="float" office:value="0.621434556220479" calcext:value-type="float">
            <text:p>0.6214</text:p>
          </table:table-cell>
          <table:table-cell table:style-name="ce24" table:formula="of:=ABS([.F543])" office:value-type="float" office:value="0.0395236065338396" calcext:value-type="float">
            <text:p>0.0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5080</text:p>
          </table:table-cell>
          <table:table-cell office:value-type="string" calcext:value-type="string">
            <text:p>AtRLP19</text:p>
          </table:table-cell>
          <table:table-cell office:value-type="string" calcext:value-type="string">
            <text:p>L</text:p>
          </table:table-cell>
          <table:table-cell office:value-type="float" office:value="2.26782949666055" calcext:value-type="float">
            <text:p>2.2678</text:p>
          </table:table-cell>
          <table:table-cell office:value-type="float" office:value="-0.0900194856398561" calcext:value-type="float">
            <text:p>-0.0900</text:p>
          </table:table-cell>
          <table:table-cell office:value-type="float" office:value="-0.0396941153523281" calcext:value-type="float">
            <text:p>-0.0397</text:p>
          </table:table-cell>
          <table:table-cell office:value-type="float" office:value="1.40471233383528" calcext:value-type="float">
            <text:p>1.4047</text:p>
          </table:table-cell>
          <table:table-cell office:value-type="float" office:value="-9.92352883808201" calcext:value-type="float">
            <text:p>-9.9235</text:p>
          </table:table-cell>
          <table:table-cell office:value-type="float" office:value="-1.76830034092685" calcext:value-type="float">
            <text:p>-1.7683</text:p>
          </table:table-cell>
          <table:table-cell office:value-type="float" office:value="0.905521249152614" calcext:value-type="float">
            <text:p>0.9055</text:p>
          </table:table-cell>
          <table:table-cell table:style-name="ce24" table:formula="of:=ABS([.F544])" office:value-type="float" office:value="0.0396941153523281" calcext:value-type="float">
            <text:p>0.039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8290</text:p>
          </table:table-cell>
          <table:table-cell office:value-type="string" calcext:value-type="string">
            <text:p>L</text:p>
          </table:table-cell>
          <table:table-cell office:value-type="float" office:value="7.6625857681606" calcext:value-type="float">
            <text:p>7.6626</text:p>
          </table:table-cell>
          <table:table-cell office:value-type="float" office:value="-0.305326039269669" calcext:value-type="float">
            <text:p>-0.3053</text:p>
          </table:table-cell>
          <table:table-cell office:value-type="float" office:value="-0.0398463454123219" calcext:value-type="float">
            <text:p>-0.0398</text:p>
          </table:table-cell>
          <table:table-cell office:value-type="float" office:value="1.87933026095219" calcext:value-type="float">
            <text:p>1.8793</text:p>
          </table:table-cell>
          <table:table-cell office:value-type="float" office:value="-9.96158635308047" calcext:value-type="float">
            <text:p>-9.9616</text:p>
          </table:table-cell>
          <table:table-cell office:value-type="float" office:value="-1.08945289126679" calcext:value-type="float">
            <text:p>-1.0895</text:p>
          </table:table-cell>
          <table:table-cell office:value-type="float" office:value="0.808666835157283" calcext:value-type="float">
            <text:p>0.8087</text:p>
          </table:table-cell>
          <table:table-cell table:style-name="ce24" table:formula="of:=ABS([.F545])" office:value-type="float" office:value="0.0398463454123219" calcext:value-type="float">
            <text:p>0.039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4746</text:p>
          </table:table-cell>
          <table:table-cell office:value-type="string" calcext:value-type="string">
            <text:p>L</text:p>
          </table:table-cell>
          <table:table-cell office:value-type="float" office:value="12.8394536872845" calcext:value-type="float">
            <text:p>12.8395</text:p>
          </table:table-cell>
          <table:table-cell office:value-type="float" office:value="-0.511667193728739" calcext:value-type="float">
            <text:p>-0.5117</text:p>
          </table:table-cell>
          <table:table-cell office:value-type="float" office:value="-0.0398511654927708" calcext:value-type="float">
            <text:p>-0.0399</text:p>
          </table:table-cell>
          <table:table-cell office:value-type="float" office:value="1.68194770596921" calcext:value-type="float">
            <text:p>1.6819</text:p>
          </table:table-cell>
          <table:table-cell office:value-type="float" office:value="-9.9627913731927" calcext:value-type="float">
            <text:p>-9.9628</text:p>
          </table:table-cell>
          <table:table-cell office:value-type="float" office:value="-1.29454955589452" calcext:value-type="float">
            <text:p>-1.2945</text:p>
          </table:table-cell>
          <table:table-cell office:value-type="float" office:value="0.885546213238191" calcext:value-type="float">
            <text:p>0.8855</text:p>
          </table:table-cell>
          <table:table-cell table:style-name="ce24" table:formula="of:=ABS([.F546])" office:value-type="float" office:value="0.0398511654927708" calcext:value-type="float">
            <text:p>0.0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5780</text:p>
          </table:table-cell>
          <table:table-cell office:value-type="string" calcext:value-type="string">
            <text:p>MED15A</text:p>
          </table:table-cell>
          <table:table-cell office:value-type="string" calcext:value-type="string">
            <text:p>L</text:p>
          </table:table-cell>
          <table:table-cell office:value-type="float" office:value="3.53176041372336" calcext:value-type="float">
            <text:p>3.5318</text:p>
          </table:table-cell>
          <table:table-cell office:value-type="float" office:value="-0.140972350160955" calcext:value-type="float">
            <text:p>-0.1410</text:p>
          </table:table-cell>
          <table:table-cell office:value-type="float" office:value="-0.0399156040180921" calcext:value-type="float">
            <text:p>-0.0399</text:p>
          </table:table-cell>
          <table:table-cell office:value-type="float" office:value="3.23227545008107" calcext:value-type="float">
            <text:p>3.2323</text:p>
          </table:table-cell>
          <table:table-cell office:value-type="float" office:value="-9.97890100452302" calcext:value-type="float">
            <text:p>-9.9789</text:p>
          </table:table-cell>
          <table:table-cell office:value-type="float" office:value="-0.532672128492665" calcext:value-type="float">
            <text:p>-0.5327</text:p>
          </table:table-cell>
          <table:table-cell office:value-type="float" office:value="0.619285878637417" calcext:value-type="float">
            <text:p>0.6193</text:p>
          </table:table-cell>
          <table:table-cell table:style-name="ce24" table:formula="of:=ABS([.F547])" office:value-type="float" office:value="0.0399156040180921" calcext:value-type="float">
            <text:p>0.0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4210</text:p>
          </table:table-cell>
          <table:table-cell office:value-type="string" calcext:value-type="string">
            <text:p>ERF9</text:p>
          </table:table-cell>
          <table:table-cell office:value-type="string" calcext:value-type="string">
            <text:p>L</text:p>
          </table:table-cell>
          <table:table-cell office:value-type="float" office:value="7.31190579440259" calcext:value-type="float">
            <text:p>7.3119</text:p>
          </table:table-cell>
          <table:table-cell office:value-type="float" office:value="-0.293759277817136" calcext:value-type="float">
            <text:p>-0.2938</text:p>
          </table:table-cell>
          <table:table-cell office:value-type="float" office:value="-0.0401754735464474" calcext:value-type="float">
            <text:p>-0.0402</text:p>
          </table:table-cell>
          <table:table-cell office:value-type="float" office:value="2.18168584435707" calcext:value-type="float">
            <text:p>2.1817</text:p>
          </table:table-cell>
          <table:table-cell office:value-type="float" office:value="-10.0438683866118" calcext:value-type="float">
            <text:p>-10.0439</text:p>
          </table:table-cell>
          <table:table-cell office:value-type="float" office:value="-0.88996259640474" calcext:value-type="float">
            <text:p>-0.8900</text:p>
          </table:table-cell>
          <table:table-cell office:value-type="float" office:value="0.781572331229825" calcext:value-type="float">
            <text:p>0.7816</text:p>
          </table:table-cell>
          <table:table-cell table:style-name="ce24" table:formula="of:=ABS([.F548])" office:value-type="float" office:value="0.0401754735464474" calcext:value-type="float">
            <text:p>0.040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5625</text:p>
          </table:table-cell>
          <table:table-cell office:value-type="string" calcext:value-type="string">
            <text:p>L</text:p>
          </table:table-cell>
          <table:table-cell office:value-type="float" office:value="11.6503047652076" calcext:value-type="float">
            <text:p>11.6503</text:p>
          </table:table-cell>
          <table:table-cell office:value-type="float" office:value="-0.474260567271227" calcext:value-type="float">
            <text:p>-0.4743</text:p>
          </table:table-cell>
          <table:table-cell office:value-type="float" office:value="-0.0407079966429339" calcext:value-type="float">
            <text:p>-0.0407</text:p>
          </table:table-cell>
          <table:table-cell office:value-type="float" office:value="2.37674343336202" calcext:value-type="float">
            <text:p>2.3767</text:p>
          </table:table-cell>
          <table:table-cell office:value-type="float" office:value="-10.1769991607335" calcext:value-type="float">
            <text:p>-10.1770</text:p>
          </table:table-cell>
          <table:table-cell office:value-type="float" office:value="-0.806394521765603" calcext:value-type="float">
            <text:p>-0.8064</text:p>
          </table:table-cell>
          <table:table-cell office:value-type="float" office:value="0.781372926311798" calcext:value-type="float">
            <text:p>0.7814</text:p>
          </table:table-cell>
          <table:table-cell table:style-name="ce24" table:formula="of:=ABS([.F549])" office:value-type="float" office:value="0.0407079966429339" calcext:value-type="float">
            <text:p>0.0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5560</text:p>
          </table:table-cell>
          <table:table-cell office:value-type="string" calcext:value-type="string">
            <text:p>WNK11</text:p>
          </table:table-cell>
          <table:table-cell office:value-type="string" calcext:value-type="string">
            <text:p>L</text:p>
          </table:table-cell>
          <table:table-cell office:value-type="float" office:value="2.30491380116678" calcext:value-type="float">
            <text:p>2.3049</text:p>
          </table:table-cell>
          <table:table-cell office:value-type="float" office:value="-0.0940229377264538" calcext:value-type="float">
            <text:p>-0.0940</text:p>
          </table:table-cell>
          <table:table-cell office:value-type="float" office:value="-0.040792387844985" calcext:value-type="float">
            <text:p>-0.0408</text:p>
          </table:table-cell>
          <table:table-cell office:value-type="float" office:value="1.51822419885564" calcext:value-type="float">
            <text:p>1.5182</text:p>
          </table:table-cell>
          <table:table-cell office:value-type="float" office:value="-10.1980969612462" calcext:value-type="float">
            <text:p>-10.1981</text:p>
          </table:table-cell>
          <table:table-cell office:value-type="float" office:value="-1.60696689857925" calcext:value-type="float">
            <text:p>-1.6070</text:p>
          </table:table-cell>
          <table:table-cell office:value-type="float" office:value="0.724027541615353" calcext:value-type="float">
            <text:p>0.7240</text:p>
          </table:table-cell>
          <table:table-cell table:style-name="ce24" table:formula="of:=ABS([.F550])" office:value-type="float" office:value="0.040792387844985" calcext:value-type="float">
            <text:p>0.0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32240</text:p>
          </table:table-cell>
          <table:table-cell office:value-type="string" calcext:value-type="string">
            <text:p>KAN2</text:p>
          </table:table-cell>
          <table:table-cell office:value-type="string" calcext:value-type="string">
            <text:p>L</text:p>
          </table:table-cell>
          <table:table-cell office:value-type="float" office:value="3.20112988968918" calcext:value-type="float">
            <text:p>3.2011</text:p>
          </table:table-cell>
          <table:table-cell office:value-type="float" office:value="-0.130820163556576" calcext:value-type="float">
            <text:p>-0.1308</text:p>
          </table:table-cell>
          <table:table-cell office:value-type="float" office:value="-0.040866871406233" calcext:value-type="float">
            <text:p>-0.0409</text:p>
          </table:table-cell>
          <table:table-cell office:value-type="float" office:value="1.73216498522883" calcext:value-type="float">
            <text:p>1.7322</text:p>
          </table:table-cell>
          <table:table-cell office:value-type="float" office:value="-10.2167178515582" calcext:value-type="float">
            <text:p>-10.2167</text:p>
          </table:table-cell>
          <table:table-cell office:value-type="float" office:value="-1.28568360338285" calcext:value-type="float">
            <text:p>-1.2857</text:p>
          </table:table-cell>
          <table:table-cell office:value-type="float" office:value="0.758531360164213" calcext:value-type="float">
            <text:p>0.7585</text:p>
          </table:table-cell>
          <table:table-cell table:style-name="ce24" table:formula="of:=ABS([.F551])" office:value-type="float" office:value="0.040866871406233" calcext:value-type="float">
            <text:p>0.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4470</text:p>
          </table:table-cell>
          <table:table-cell office:value-type="string" calcext:value-type="string">
            <text:p>BBX29</text:p>
          </table:table-cell>
          <table:table-cell office:value-type="string" calcext:value-type="string">
            <text:p>L</text:p>
          </table:table-cell>
          <table:table-cell office:value-type="float" office:value="1.63945881164776" calcext:value-type="float">
            <text:p>1.6395</text:p>
          </table:table-cell>
          <table:table-cell office:value-type="float" office:value="-0.0677201188262233" calcext:value-type="float">
            <text:p>-0.0677</text:p>
          </table:table-cell>
          <table:table-cell office:value-type="float" office:value="-0.041306386195918" calcext:value-type="float">
            <text:p>-0.0413</text:p>
          </table:table-cell>
          <table:table-cell office:value-type="float" office:value="2.00815108398119" calcext:value-type="float">
            <text:p>2.0082</text:p>
          </table:table-cell>
          <table:table-cell office:value-type="float" office:value="-10.3265965489795" calcext:value-type="float">
            <text:p>-10.3266</text:p>
          </table:table-cell>
          <table:table-cell office:value-type="float" office:value="-1.04166671294533" calcext:value-type="float">
            <text:p>-1.0417</text:p>
          </table:table-cell>
          <table:table-cell office:value-type="float" office:value="0.605548394909566" calcext:value-type="float">
            <text:p>0.6055</text:p>
          </table:table-cell>
          <table:table-cell table:style-name="ce24" table:formula="of:=ABS([.F552])" office:value-type="float" office:value="0.041306386195918" calcext:value-type="float">
            <text:p>0.041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2180</text:p>
          </table:table-cell>
          <table:table-cell office:value-type="string" calcext:value-type="string">
            <text:p>L</text:p>
          </table:table-cell>
          <table:table-cell office:value-type="float" office:value="5.59159445227171" calcext:value-type="float">
            <text:p>5.5916</text:p>
          </table:table-cell>
          <table:table-cell office:value-type="float" office:value="-0.23224346805488" calcext:value-type="float">
            <text:p>-0.2322</text:p>
          </table:table-cell>
          <table:table-cell office:value-type="float" office:value="-0.0415343905995411" calcext:value-type="float">
            <text:p>-0.0415</text:p>
          </table:table-cell>
          <table:table-cell office:value-type="float" office:value="2.16841010185826" calcext:value-type="float">
            <text:p>2.1684</text:p>
          </table:table-cell>
          <table:table-cell office:value-type="float" office:value="-10.3835976498853" calcext:value-type="float">
            <text:p>-10.3836</text:p>
          </table:table-cell>
          <table:table-cell office:value-type="float" office:value="-0.94025059569796" calcext:value-type="float">
            <text:p>-0.9403</text:p>
          </table:table-cell>
          <table:table-cell office:value-type="float" office:value="0.6928711320131" calcext:value-type="float">
            <text:p>0.6929</text:p>
          </table:table-cell>
          <table:table-cell table:style-name="ce24" table:formula="of:=ABS([.F553])" office:value-type="float" office:value="0.0415343905995411" calcext:value-type="float">
            <text:p>0.041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9710</text:p>
          </table:table-cell>
          <table:table-cell office:value-type="string" calcext:value-type="string">
            <text:p>L</text:p>
          </table:table-cell>
          <table:table-cell office:value-type="float" office:value="4.99468421892353" calcext:value-type="float">
            <text:p>4.9947</text:p>
          </table:table-cell>
          <table:table-cell office:value-type="float" office:value="-0.207966431509089" calcext:value-type="float">
            <text:p>-0.2080</text:p>
          </table:table-cell>
          <table:table-cell office:value-type="float" office:value="-0.0416375535256381" calcext:value-type="float">
            <text:p>-0.0416</text:p>
          </table:table-cell>
          <table:table-cell office:value-type="float" office:value="1.91416760370755" calcext:value-type="float">
            <text:p>1.9142</text:p>
          </table:table-cell>
          <table:table-cell office:value-type="float" office:value="-10.4093883814095" calcext:value-type="float">
            <text:p>-10.4094</text:p>
          </table:table-cell>
          <table:table-cell office:value-type="float" office:value="-1.13228559619348" calcext:value-type="float">
            <text:p>-1.1323</text:p>
          </table:table-cell>
          <table:table-cell office:value-type="float" office:value="0.610327451406794" calcext:value-type="float">
            <text:p>0.6103</text:p>
          </table:table-cell>
          <table:table-cell table:style-name="ce24" table:formula="of:=ABS([.F554])" office:value-type="float" office:value="0.0416375535256381" calcext:value-type="float">
            <text:p>0.0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9500</text:p>
          </table:table-cell>
          <table:table-cell office:value-type="string" calcext:value-type="string">
            <text:p>UGT79B7</text:p>
          </table:table-cell>
          <table:table-cell office:value-type="string" calcext:value-type="string">
            <text:p>L</text:p>
          </table:table-cell>
          <table:table-cell office:value-type="float" office:value="3.43182563736783" calcext:value-type="float">
            <text:p>3.4318</text:p>
          </table:table-cell>
          <table:table-cell office:value-type="float" office:value="-0.143274775392353" calcext:value-type="float">
            <text:p>-0.1433</text:p>
          </table:table-cell>
          <table:table-cell office:value-type="float" office:value="-0.0417488504754697" calcext:value-type="float">
            <text:p>-0.0417</text:p>
          </table:table-cell>
          <table:table-cell office:value-type="float" office:value="1.4658521121559" calcext:value-type="float">
            <text:p>1.4659</text:p>
          </table:table-cell>
          <table:table-cell office:value-type="float" office:value="-10.4372126188674" calcext:value-type="float">
            <text:p>-10.4372</text:p>
          </table:table-cell>
          <table:table-cell office:value-type="float" office:value="-1.79597738560514" calcext:value-type="float">
            <text:p>-1.7960</text:p>
          </table:table-cell>
          <table:table-cell office:value-type="float" office:value="0.914549830688977" calcext:value-type="float">
            <text:p>0.9145</text:p>
          </table:table-cell>
          <table:table-cell table:style-name="ce24" table:formula="of:=ABS([.F555])" office:value-type="float" office:value="0.0417488504754697" calcext:value-type="float">
            <text:p>0.0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3730</text:p>
          </table:table-cell>
          <table:table-cell office:value-type="string" calcext:value-type="string">
            <text:p>NHL26</text:p>
          </table:table-cell>
          <table:table-cell office:value-type="string" calcext:value-type="string">
            <text:p>L</text:p>
          </table:table-cell>
          <table:table-cell office:value-type="float" office:value="7.83986114794022" calcext:value-type="float">
            <text:p>7.8399</text:p>
          </table:table-cell>
          <table:table-cell office:value-type="float" office:value="-0.32859811701608" calcext:value-type="float">
            <text:p>-0.3286</text:p>
          </table:table-cell>
          <table:table-cell office:value-type="float" office:value="-0.0419137674526816" calcext:value-type="float">
            <text:p>-0.0419</text:p>
          </table:table-cell>
          <table:table-cell office:value-type="float" office:value="2.36172550498777" calcext:value-type="float">
            <text:p>2.3617</text:p>
          </table:table-cell>
          <table:table-cell office:value-type="float" office:value="-10.4784418631704" calcext:value-type="float">
            <text:p>-10.4784</text:p>
          </table:table-cell>
          <table:table-cell office:value-type="float" office:value="-0.846006330503954" calcext:value-type="float">
            <text:p>-0.8460</text:p>
          </table:table-cell>
          <table:table-cell office:value-type="float" office:value="0.700515211010873" calcext:value-type="float">
            <text:p>0.7005</text:p>
          </table:table-cell>
          <table:table-cell table:style-name="ce24" table:formula="of:=ABS([.F556])" office:value-type="float" office:value="0.0419137674526816" calcext:value-type="float">
            <text:p>0.0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3980</text:p>
          </table:table-cell>
          <table:table-cell office:value-type="string" calcext:value-type="string">
            <text:p>ATHB-52</text:p>
          </table:table-cell>
          <table:table-cell office:value-type="string" calcext:value-type="string">
            <text:p>L</text:p>
          </table:table-cell>
          <table:table-cell office:value-type="float" office:value="10.4463808237162" calcext:value-type="float">
            <text:p>10.4464</text:p>
          </table:table-cell>
          <table:table-cell office:value-type="float" office:value="-0.439098950684997" calcext:value-type="float">
            <text:p>-0.4391</text:p>
          </table:table-cell>
          <table:table-cell office:value-type="float" office:value="-0.0420335959501037" calcext:value-type="float">
            <text:p>-0.0420</text:p>
          </table:table-cell>
          <table:table-cell office:value-type="float" office:value="1.41899267966082" calcext:value-type="float">
            <text:p>1.4190</text:p>
          </table:table-cell>
          <table:table-cell office:value-type="float" office:value="-10.5083989875259" calcext:value-type="float">
            <text:p>-10.5084</text:p>
          </table:table-cell>
          <table:table-cell office:value-type="float" office:value="-1.94649064248138" calcext:value-type="float">
            <text:p>-1.9465</text:p>
          </table:table-cell>
          <table:table-cell office:value-type="float" office:value="0.689745834388281" calcext:value-type="float">
            <text:p>0.6897</text:p>
          </table:table-cell>
          <table:table-cell table:style-name="ce24" table:formula="of:=ABS([.F557])" office:value-type="float" office:value="0.0420335959501037" calcext:value-type="float">
            <text:p>0.042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66480</text:p>
          </table:table-cell>
          <table:table-cell office:value-type="string" calcext:value-type="string">
            <text:p>L</text:p>
          </table:table-cell>
          <table:table-cell office:value-type="float" office:value="1.87130915205667" calcext:value-type="float">
            <text:p>1.8713</text:p>
          </table:table-cell>
          <table:table-cell office:value-type="float" office:value="-0.0806495234594553" calcext:value-type="float">
            <text:p>-0.0806</text:p>
          </table:table-cell>
          <table:table-cell office:value-type="float" office:value="-0.0430979153662648" calcext:value-type="float">
            <text:p>-0.0431</text:p>
          </table:table-cell>
          <table:table-cell office:value-type="float" office:value="3.06846369713293" calcext:value-type="float">
            <text:p>3.0685</text:p>
          </table:table-cell>
          <table:table-cell office:value-type="float" office:value="-10.7744788415662" calcext:value-type="float">
            <text:p>-10.7745</text:p>
          </table:table-cell>
          <table:table-cell office:value-type="float" office:value="-0.624011835884916" calcext:value-type="float">
            <text:p>-0.6240</text:p>
          </table:table-cell>
          <table:table-cell office:value-type="float" office:value="0.602263021758462" calcext:value-type="float">
            <text:p>0.6023</text:p>
          </table:table-cell>
          <table:table-cell table:style-name="ce24" table:formula="of:=ABS([.F558])" office:value-type="float" office:value="0.0430979153662648" calcext:value-type="float">
            <text:p>0.043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8900</text:p>
          </table:table-cell>
          <table:table-cell office:value-type="string" calcext:value-type="string">
            <text:p>L</text:p>
          </table:table-cell>
          <table:table-cell office:value-type="float" office:value="12.9530463816864" calcext:value-type="float">
            <text:p>12.9530</text:p>
          </table:table-cell>
          <table:table-cell office:value-type="float" office:value="-0.562350901738308" calcext:value-type="float">
            <text:p>-0.5624</text:p>
          </table:table-cell>
          <table:table-cell office:value-type="float" office:value="-0.0434145671348315" calcext:value-type="float">
            <text:p>-0.0434</text:p>
          </table:table-cell>
          <table:table-cell office:value-type="float" office:value="2.45841234094492" calcext:value-type="float">
            <text:p>2.4584</text:p>
          </table:table-cell>
          <table:table-cell office:value-type="float" office:value="-10.8536417837079" calcext:value-type="float">
            <text:p>-10.8536</text:p>
          </table:table-cell>
          <table:table-cell office:value-type="float" office:value="-0.840344682264954" calcext:value-type="float">
            <text:p>-0.8403</text:p>
          </table:table-cell>
          <table:table-cell office:value-type="float" office:value="0.748863550939155" calcext:value-type="float">
            <text:p>0.7489</text:p>
          </table:table-cell>
          <table:table-cell table:style-name="ce24" table:formula="of:=ABS([.F559])" office:value-type="float" office:value="0.0434145671348315" calcext:value-type="float">
            <text:p>0.0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22370</text:p>
          </table:table-cell>
          <table:table-cell office:value-type="string" calcext:value-type="string">
            <text:p>UGT85A5</text:p>
          </table:table-cell>
          <table:table-cell office:value-type="string" calcext:value-type="string">
            <text:p>L</text:p>
          </table:table-cell>
          <table:table-cell office:value-type="float" office:value="3.18541681991839" calcext:value-type="float">
            <text:p>3.1854</text:p>
          </table:table-cell>
          <table:table-cell office:value-type="float" office:value="-0.138437921514076" calcext:value-type="float">
            <text:p>-0.1384</text:p>
          </table:table-cell>
          <table:table-cell office:value-type="float" office:value="-0.043459907867763" calcext:value-type="float">
            <text:p>-0.0435</text:p>
          </table:table-cell>
          <table:table-cell office:value-type="float" office:value="1.92908571993352" calcext:value-type="float">
            <text:p>1.9291</text:p>
          </table:table-cell>
          <table:table-cell office:value-type="float" office:value="-10.8649769669407" calcext:value-type="float">
            <text:p>-10.8650</text:p>
          </table:table-cell>
          <table:table-cell office:value-type="float" office:value="-1.19501793739637" calcext:value-type="float">
            <text:p>-1.1950</text:p>
          </table:table-cell>
          <table:table-cell office:value-type="float" office:value="0.886860220641345" calcext:value-type="float">
            <text:p>0.8869</text:p>
          </table:table-cell>
          <table:table-cell table:style-name="ce24" table:formula="of:=ABS([.F560])" office:value-type="float" office:value="0.043459907867763" calcext:value-type="float">
            <text:p>0.043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52342</text:p>
          </table:table-cell>
          <table:table-cell office:value-type="string" calcext:value-type="string">
            <text:p>L</text:p>
          </table:table-cell>
          <table:table-cell office:value-type="float" office:value="10.3323534328678" calcext:value-type="float">
            <text:p>10.3324</text:p>
          </table:table-cell>
          <table:table-cell office:value-type="float" office:value="-0.450555578891347" calcext:value-type="float">
            <text:p>-0.4506</text:p>
          </table:table-cell>
          <table:table-cell office:value-type="float" office:value="-0.0436062879399869" calcext:value-type="float">
            <text:p>-0.0436</text:p>
          </table:table-cell>
          <table:table-cell office:value-type="float" office:value="1.59222921100664" calcext:value-type="float">
            <text:p>1.5922</text:p>
          </table:table-cell>
          <table:table-cell office:value-type="float" office:value="-10.9015719849967" calcext:value-type="float">
            <text:p>-10.9016</text:p>
          </table:table-cell>
          <table:table-cell office:value-type="float" office:value="-1.66508182469789" calcext:value-type="float">
            <text:p>-1.6651</text:p>
          </table:table-cell>
          <table:table-cell office:value-type="float" office:value="0.747200311133339" calcext:value-type="float">
            <text:p>0.7472</text:p>
          </table:table-cell>
          <table:table-cell table:style-name="ce24" table:formula="of:=ABS([.F561])" office:value-type="float" office:value="0.0436062879399869" calcext:value-type="float">
            <text:p>0.043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47540</text:p>
          </table:table-cell>
          <table:table-cell office:value-type="string" calcext:value-type="string">
            <text:p>L</text:p>
          </table:table-cell>
          <table:table-cell office:value-type="float" office:value="18.4598066848673" calcext:value-type="float">
            <text:p>18.4598</text:p>
          </table:table-cell>
          <table:table-cell office:value-type="float" office:value="-0.805722476914137" calcext:value-type="float">
            <text:p>-0.8057</text:p>
          </table:table-cell>
          <table:table-cell office:value-type="float" office:value="-0.04364739515797" calcext:value-type="float">
            <text:p>-0.0436</text:p>
          </table:table-cell>
          <table:table-cell office:value-type="float" office:value="1.73565578917708" calcext:value-type="float">
            <text:p>1.7357</text:p>
          </table:table-cell>
          <table:table-cell office:value-type="float" office:value="-10.9118487894925" calcext:value-type="float">
            <text:p>-10.9118</text:p>
          </table:table-cell>
          <table:table-cell office:value-type="float" office:value="-1.42929371895665" calcext:value-type="float">
            <text:p>-1.4293</text:p>
          </table:table-cell>
          <table:table-cell office:value-type="float" office:value="0.930872999972229" calcext:value-type="float">
            <text:p>0.9309</text:p>
          </table:table-cell>
          <table:table-cell table:style-name="ce24" table:formula="of:=ABS([.F562])" office:value-type="float" office:value="0.04364739515797" calcext:value-type="float">
            <text:p>0.043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03730</text:p>
          </table:table-cell>
          <table:table-cell table:style-name="ce4" office:value-type="string" calcext:value-type="string">
            <text:p>CTR1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1.3638986292543" calcext:value-type="float">
            <text:p>11.3639</text:p>
          </table:table-cell>
          <table:table-cell table:style-name="ce19" office:value-type="float" office:value="-0.496070148205167" calcext:value-type="float">
            <text:p>-0.4961</text:p>
          </table:table-cell>
          <table:table-cell table:style-name="ce19" office:value-type="float" office:value="-0.0436531655543042" calcext:value-type="float">
            <text:p>-0.0437</text:p>
          </table:table-cell>
          <table:table-cell table:style-name="ce19" office:value-type="float" office:value="4.46037695267068" calcext:value-type="float">
            <text:p>4.4604</text:p>
          </table:table-cell>
          <table:table-cell table:style-name="ce19" office:value-type="float" office:value="-10.9132913885761" calcext:value-type="float">
            <text:p>-10.9133</text:p>
          </table:table-cell>
          <table:table-cell table:style-name="ce19" office:value-type="float" office:value="-0.40482473601013" calcext:value-type="float">
            <text:p>-0.4048</text:p>
          </table:table-cell>
          <table:table-cell table:style-name="ce19" office:value-type="float" office:value="0.834040036069875" calcext:value-type="float">
            <text:p>0.8340</text:p>
          </table:table-cell>
          <table:table-cell table:style-name="ce25" table:formula="of:=ABS([.F563])" office:value-type="float" office:value="0.0436531655543042" calcext:value-type="float">
            <text:p>0.043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2660</text:p>
          </table:table-cell>
          <table:table-cell office:value-type="string" calcext:value-type="string">
            <text:p>L</text:p>
          </table:table-cell>
          <table:table-cell office:value-type="float" office:value="1.98637099687449" calcext:value-type="float">
            <text:p>1.9864</text:p>
          </table:table-cell>
          <table:table-cell office:value-type="float" office:value="-0.0872300275494985" calcext:value-type="float">
            <text:p>-0.0872</text:p>
          </table:table-cell>
          <table:table-cell office:value-type="float" office:value="-0.0439142676200734" calcext:value-type="float">
            <text:p>-0.0439</text:p>
          </table:table-cell>
          <table:table-cell office:value-type="float" office:value="3.83945684468827" calcext:value-type="float">
            <text:p>3.8395</text:p>
          </table:table-cell>
          <table:table-cell office:value-type="float" office:value="-10.9785669050184" calcext:value-type="float">
            <text:p>-10.9786</text:p>
          </table:table-cell>
          <table:table-cell office:value-type="float" office:value="-0.485884053960136" calcext:value-type="float">
            <text:p>-0.4859</text:p>
          </table:table-cell>
          <table:table-cell office:value-type="float" office:value="0.618705156048128" calcext:value-type="float">
            <text:p>0.6187</text:p>
          </table:table-cell>
          <table:table-cell table:style-name="ce24" table:formula="of:=ABS([.F564])" office:value-type="float" office:value="0.0439142676200734" calcext:value-type="float">
            <text:p>0.0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60530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L</text:p>
          </table:table-cell>
          <table:table-cell office:value-type="float" office:value="48.6692872313808" calcext:value-type="float">
            <text:p>48.6693</text:p>
          </table:table-cell>
          <table:table-cell office:value-type="float" office:value="-2.1690433119611" calcext:value-type="float">
            <text:p>-2.1690</text:p>
          </table:table-cell>
          <table:table-cell office:value-type="float" office:value="-0.0445669833143262" calcext:value-type="float">
            <text:p>-0.0446</text:p>
          </table:table-cell>
          <table:table-cell office:value-type="float" office:value="2.65714631406208" calcext:value-type="float">
            <text:p>2.6571</text:p>
          </table:table-cell>
          <table:table-cell office:value-type="float" office:value="-11.1417458285816" calcext:value-type="float">
            <text:p>-11.1417</text:p>
          </table:table-cell>
          <table:table-cell office:value-type="float" office:value="-0.784166040570607" calcext:value-type="float">
            <text:p>-0.7842</text:p>
          </table:table-cell>
          <table:table-cell office:value-type="float" office:value="0.653662073995214" calcext:value-type="float">
            <text:p>0.6537</text:p>
          </table:table-cell>
          <table:table-cell table:style-name="ce24" table:formula="of:=ABS([.F565])" office:value-type="float" office:value="0.0445669833143262" calcext:value-type="float">
            <text:p>0.044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6800</text:p>
          </table:table-cell>
          <table:table-cell office:value-type="string" calcext:value-type="string">
            <text:p>L</text:p>
          </table:table-cell>
          <table:table-cell office:value-type="float" office:value="12.2366917584821" calcext:value-type="float">
            <text:p>12.2367</text:p>
          </table:table-cell>
          <table:table-cell office:value-type="float" office:value="-0.549058726261288" calcext:value-type="float">
            <text:p>-0.5491</text:p>
          </table:table-cell>
          <table:table-cell office:value-type="float" office:value="-0.0448698665536537" calcext:value-type="float">
            <text:p>-0.0449</text:p>
          </table:table-cell>
          <table:table-cell office:value-type="float" office:value="2.93313398636245" calcext:value-type="float">
            <text:p>2.9331</text:p>
          </table:table-cell>
          <table:table-cell office:value-type="float" office:value="-11.2174666384134" calcext:value-type="float">
            <text:p>-11.2175</text:p>
          </table:table-cell>
          <table:table-cell office:value-type="float" office:value="-0.695347909670695" calcext:value-type="float">
            <text:p>-0.6953</text:p>
          </table:table-cell>
          <table:table-cell office:value-type="float" office:value="0.746762745309268" calcext:value-type="float">
            <text:p>0.7468</text:p>
          </table:table-cell>
          <table:table-cell table:style-name="ce24" table:formula="of:=ABS([.F566])" office:value-type="float" office:value="0.0448698665536537" calcext:value-type="float">
            <text:p>0.0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4530</text:p>
          </table:table-cell>
          <table:table-cell office:value-type="string" calcext:value-type="string">
            <text:p>BHLH63</text:p>
          </table:table-cell>
          <table:table-cell office:value-type="string" calcext:value-type="string">
            <text:p>L</text:p>
          </table:table-cell>
          <table:table-cell office:value-type="float" office:value="3.96099856406552" calcext:value-type="float">
            <text:p>3.9610</text:p>
          </table:table-cell>
          <table:table-cell office:value-type="float" office:value="-0.178824122719735" calcext:value-type="float">
            <text:p>-0.1788</text:p>
          </table:table-cell>
          <table:table-cell office:value-type="float" office:value="-0.0451462225566152" calcext:value-type="float">
            <text:p>-0.0451</text:p>
          </table:table-cell>
          <table:table-cell office:value-type="float" office:value="1.18056267841888" calcext:value-type="float">
            <text:p>1.1806</text:p>
          </table:table-cell>
          <table:table-cell office:value-type="float" office:value="-11.2865556391538" calcext:value-type="float">
            <text:p>-11.2866</text:p>
          </table:table-cell>
          <table:table-cell office:value-type="float" office:value="-4.5073985378245" calcext:value-type="float">
            <text:p>-4.5074</text:p>
          </table:table-cell>
          <table:table-cell office:value-type="float" office:value="0.666590356527095" calcext:value-type="float">
            <text:p>0.6666</text:p>
          </table:table-cell>
          <table:table-cell table:style-name="ce24" table:formula="of:=ABS([.F567])" office:value-type="float" office:value="0.0451462225566152" calcext:value-type="float">
            <text:p>0.0451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2G28450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4.18089092941582" calcext:value-type="float">
            <text:p>4.1809</text:p>
          </table:table-cell>
          <table:table-cell table:style-name="ce19" office:value-type="float" office:value="-0.190177493244037" calcext:value-type="float">
            <text:p>-0.1902</text:p>
          </table:table-cell>
          <table:table-cell table:style-name="ce19" office:value-type="float" office:value="-0.045487312741404" calcext:value-type="float">
            <text:p>-0.0455</text:p>
          </table:table-cell>
          <table:table-cell table:style-name="ce19" office:value-type="float" office:value="4.28025425526018" calcext:value-type="float">
            <text:p>4.2803</text:p>
          </table:table-cell>
          <table:table-cell table:style-name="ce19" office:value-type="float" office:value="-11.371828185351" calcext:value-type="float">
            <text:p>-11.3718</text:p>
          </table:table-cell>
          <table:table-cell table:style-name="ce19" office:value-type="float" office:value="-0.445521435466779" calcext:value-type="float">
            <text:p>-0.4455</text:p>
          </table:table-cell>
          <table:table-cell table:style-name="ce19" office:value-type="float" office:value="0.61602303634649" calcext:value-type="float">
            <text:p>0.6160</text:p>
          </table:table-cell>
          <table:table-cell table:style-name="ce25" table:formula="of:=ABS([.F568])" office:value-type="float" office:value="0.045487312741404" calcext:value-type="float">
            <text:p>0.045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9360</text:p>
          </table:table-cell>
          <table:table-cell office:value-type="string" calcext:value-type="string">
            <text:p>L</text:p>
          </table:table-cell>
          <table:table-cell office:value-type="float" office:value="3.15878136800343" calcext:value-type="float">
            <text:p>3.1588</text:p>
          </table:table-cell>
          <table:table-cell office:value-type="float" office:value="-0.144261647681778" calcext:value-type="float">
            <text:p>-0.1443</text:p>
          </table:table-cell>
          <table:table-cell office:value-type="float" office:value="-0.0456700324824828" calcext:value-type="float">
            <text:p>-0.0457</text:p>
          </table:table-cell>
          <table:table-cell office:value-type="float" office:value="2.52947791997668" calcext:value-type="float">
            <text:p>2.5295</text:p>
          </table:table-cell>
          <table:table-cell office:value-type="float" office:value="-11.4175081206207" calcext:value-type="float">
            <text:p>-11.4175</text:p>
          </table:table-cell>
          <table:table-cell office:value-type="float" office:value="-0.866115751341176" calcext:value-type="float">
            <text:p>-0.8661</text:p>
          </table:table-cell>
          <table:table-cell office:value-type="float" office:value="0.727178176234267" calcext:value-type="float">
            <text:p>0.7272</text:p>
          </table:table-cell>
          <table:table-cell table:style-name="ce24" table:formula="of:=ABS([.F569])" office:value-type="float" office:value="0.0456700324824828" calcext:value-type="float">
            <text:p>0.0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08040</text:p>
          </table:table-cell>
          <table:table-cell office:value-type="string" calcext:value-type="string">
            <text:p>FRD3</text:p>
          </table:table-cell>
          <table:table-cell office:value-type="string" calcext:value-type="string">
            <text:p>L</text:p>
          </table:table-cell>
          <table:table-cell office:value-type="float" office:value="5.15299488521278" calcext:value-type="float">
            <text:p>5.1530</text:p>
          </table:table-cell>
          <table:table-cell office:value-type="float" office:value="-0.236101620889501" calcext:value-type="float">
            <text:p>-0.2361</text:p>
          </table:table-cell>
          <table:table-cell office:value-type="float" office:value="-0.0458183301456455" calcext:value-type="float">
            <text:p>-0.0458</text:p>
          </table:table-cell>
          <table:table-cell office:value-type="float" office:value="2.42142146966853" calcext:value-type="float">
            <text:p>2.4214</text:p>
          </table:table-cell>
          <table:table-cell office:value-type="float" office:value="-11.4545825364114" calcext:value-type="float">
            <text:p>-11.4546</text:p>
          </table:table-cell>
          <table:table-cell office:value-type="float" office:value="-0.924267475814757" calcext:value-type="float">
            <text:p>-0.9243</text:p>
          </table:table-cell>
          <table:table-cell office:value-type="float" office:value="0.78589194483757" calcext:value-type="float">
            <text:p>0.7859</text:p>
          </table:table-cell>
          <table:table-cell table:style-name="ce24" table:formula="of:=ABS([.F570])" office:value-type="float" office:value="0.0458183301456455" calcext:value-type="float">
            <text:p>0.0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5380</text:p>
          </table:table-cell>
          <table:table-cell office:value-type="string" calcext:value-type="string">
            <text:p>BBD1</text:p>
          </table:table-cell>
          <table:table-cell office:value-type="string" calcext:value-type="string">
            <text:p>L</text:p>
          </table:table-cell>
          <table:table-cell office:value-type="float" office:value="62.8773537842398" calcext:value-type="float">
            <text:p>62.8774</text:p>
          </table:table-cell>
          <table:table-cell office:value-type="float" office:value="-2.93535370213347" calcext:value-type="float">
            <text:p>-2.9354</text:p>
          </table:table-cell>
          <table:table-cell office:value-type="float" office:value="-0.0466837983068749" calcext:value-type="float">
            <text:p>-0.0467</text:p>
          </table:table-cell>
          <table:table-cell office:value-type="float" office:value="2.92893257831484" calcext:value-type="float">
            <text:p>2.9289</text:p>
          </table:table-cell>
          <table:table-cell office:value-type="float" office:value="-11.6709495767187" calcext:value-type="float">
            <text:p>-11.6709</text:p>
          </table:table-cell>
          <table:table-cell office:value-type="float" office:value="-0.733294019183265" calcext:value-type="float">
            <text:p>-0.7333</text:p>
          </table:table-cell>
          <table:table-cell office:value-type="float" office:value="0.821214779072506" calcext:value-type="float">
            <text:p>0.8212</text:p>
          </table:table-cell>
          <table:table-cell table:style-name="ce24" table:formula="of:=ABS([.F571])" office:value-type="float" office:value="0.0466837983068749" calcext:value-type="float">
            <text:p>0.046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3480</text:p>
          </table:table-cell>
          <table:table-cell office:value-type="string" calcext:value-type="string">
            <text:p>L</text:p>
          </table:table-cell>
          <table:table-cell office:value-type="float" office:value="5.40829998950621" calcext:value-type="float">
            <text:p>5.4083</text:p>
          </table:table-cell>
          <table:table-cell office:value-type="float" office:value="-0.253609058822804" calcext:value-type="float">
            <text:p>-0.2536</text:p>
          </table:table-cell>
          <table:table-cell office:value-type="float" office:value="-0.0468925650046936" calcext:value-type="float">
            <text:p>-0.0469</text:p>
          </table:table-cell>
          <table:table-cell office:value-type="float" office:value="3.10530699536813" calcext:value-type="float">
            <text:p>3.1053</text:p>
          </table:table-cell>
          <table:table-cell office:value-type="float" office:value="-11.7231412511734" calcext:value-type="float">
            <text:p>-11.7231</text:p>
          </table:table-cell>
          <table:table-cell office:value-type="float" office:value="-0.683899586271125" calcext:value-type="float">
            <text:p>-0.6839</text:p>
          </table:table-cell>
          <table:table-cell office:value-type="float" office:value="0.647068705715171" calcext:value-type="float">
            <text:p>0.6471</text:p>
          </table:table-cell>
          <table:table-cell table:style-name="ce24" table:formula="of:=ABS([.F572])" office:value-type="float" office:value="0.0468925650046936" calcext:value-type="float">
            <text:p>0.046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3170</text:p>
          </table:table-cell>
          <table:table-cell office:value-type="string" calcext:value-type="string">
            <text:p>L</text:p>
          </table:table-cell>
          <table:table-cell office:value-type="float" office:value="1.51092784954193" calcext:value-type="float">
            <text:p>1.5109</text:p>
          </table:table-cell>
          <table:table-cell office:value-type="float" office:value="-0.0714480015203314" calcext:value-type="float">
            <text:p>-0.0714</text:p>
          </table:table-cell>
          <table:table-cell office:value-type="float" office:value="-0.0472875005527184" calcext:value-type="float">
            <text:p>-0.0473</text:p>
          </table:table-cell>
          <table:table-cell office:value-type="float" office:value="2.68057707347253" calcext:value-type="float">
            <text:p>2.6806</text:p>
          </table:table-cell>
          <table:table-cell office:value-type="float" office:value="-11.8218751381796" calcext:value-type="float">
            <text:p>-11.8219</text:p>
          </table:table-cell>
          <table:table-cell office:value-type="float" office:value="-0.839130864436581" calcext:value-type="float">
            <text:p>-0.8391</text:p>
          </table:table-cell>
          <table:table-cell office:value-type="float" office:value="0.635015534691441" calcext:value-type="float">
            <text:p>0.6350</text:p>
          </table:table-cell>
          <table:table-cell table:style-name="ce24" table:formula="of:=ABS([.F573])" office:value-type="float" office:value="0.0472875005527184" calcext:value-type="float">
            <text:p>0.047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35860</text:p>
          </table:table-cell>
          <table:table-cell table:style-name="ce4" office:value-type="string" calcext:value-type="string">
            <text:p>FLA16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9.1161812666132" calcext:value-type="float">
            <text:p>19.1162</text:p>
          </table:table-cell>
          <table:table-cell table:style-name="ce19" office:value-type="float" office:value="-0.906495135919088" calcext:value-type="float">
            <text:p>-0.9065</text:p>
          </table:table-cell>
          <table:table-cell table:style-name="ce19" office:value-type="float" office:value="-0.0474203044675193" calcext:value-type="float">
            <text:p>-0.0474</text:p>
          </table:table-cell>
          <table:table-cell table:style-name="ce19" office:value-type="float" office:value="4.45377404067068" calcext:value-type="float">
            <text:p>4.4538</text:p>
          </table:table-cell>
          <table:table-cell table:style-name="ce19" office:value-type="float" office:value="-11.8550761168798" calcext:value-type="float">
            <text:p>-11.8551</text:p>
          </table:table-cell>
          <table:table-cell table:style-name="ce19" office:value-type="float" office:value="-0.446502769053097" calcext:value-type="float">
            <text:p>-0.4465</text:p>
          </table:table-cell>
          <table:table-cell table:style-name="ce19" office:value-type="float" office:value="0.649403939739438" calcext:value-type="float">
            <text:p>0.6494</text:p>
          </table:table-cell>
          <table:table-cell table:style-name="ce25" table:formula="of:=ABS([.F574])" office:value-type="float" office:value="0.0474203044675193" calcext:value-type="float">
            <text:p>0.0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4190</text:p>
          </table:table-cell>
          <table:table-cell office:value-type="string" calcext:value-type="string">
            <text:p>GLK2</text:p>
          </table:table-cell>
          <table:table-cell office:value-type="string" calcext:value-type="string">
            <text:p>L</text:p>
          </table:table-cell>
          <table:table-cell office:value-type="float" office:value="64.0805772088696" calcext:value-type="float">
            <text:p>64.0806</text:p>
          </table:table-cell>
          <table:table-cell office:value-type="float" office:value="-3.09546244788389" calcext:value-type="float">
            <text:p>-3.0955</text:p>
          </table:table-cell>
          <table:table-cell office:value-type="float" office:value="-0.0483057828551431" calcext:value-type="float">
            <text:p>-0.0483</text:p>
          </table:table-cell>
          <table:table-cell office:value-type="float" office:value="2.06293788521171" calcext:value-type="float">
            <text:p>2.0629</text:p>
          </table:table-cell>
          <table:table-cell office:value-type="float" office:value="-12.0764457137858" calcext:value-type="float">
            <text:p>-12.0764</text:p>
          </table:table-cell>
          <table:table-cell office:value-type="float" office:value="-1.27020921548577" calcext:value-type="float">
            <text:p>-1.2702</text:p>
          </table:table-cell>
          <table:table-cell office:value-type="float" office:value="0.727979069338415" calcext:value-type="float">
            <text:p>0.7280</text:p>
          </table:table-cell>
          <table:table-cell table:style-name="ce24" table:formula="of:=ABS([.F575])" office:value-type="float" office:value="0.0483057828551431" calcext:value-type="float">
            <text:p>0.0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0070</text:p>
          </table:table-cell>
          <table:table-cell office:value-type="string" calcext:value-type="string">
            <text:p>BCAT2</text:p>
          </table:table-cell>
          <table:table-cell office:value-type="string" calcext:value-type="string">
            <text:p>L</text:p>
          </table:table-cell>
          <table:table-cell office:value-type="float" office:value="2.69590344520133" calcext:value-type="float">
            <text:p>2.6959</text:p>
          </table:table-cell>
          <table:table-cell office:value-type="float" office:value="-0.132860050160209" calcext:value-type="float">
            <text:p>-0.1329</text:p>
          </table:table-cell>
          <table:table-cell office:value-type="float" office:value="-0.0492821990330171" calcext:value-type="float">
            <text:p>-0.0493</text:p>
          </table:table-cell>
          <table:table-cell office:value-type="float" office:value="1.8879274727961" calcext:value-type="float">
            <text:p>1.8879</text:p>
          </table:table-cell>
          <table:table-cell office:value-type="float" office:value="-12.3205497582543" calcext:value-type="float">
            <text:p>-12.3205</text:p>
          </table:table-cell>
          <table:table-cell office:value-type="float" office:value="-1.52531605856349" calcext:value-type="float">
            <text:p>-1.5253</text:p>
          </table:table-cell>
          <table:table-cell office:value-type="float" office:value="0.816749819136354" calcext:value-type="float">
            <text:p>0.8167</text:p>
          </table:table-cell>
          <table:table-cell table:style-name="ce24" table:formula="of:=ABS([.F576])" office:value-type="float" office:value="0.0492821990330171" calcext:value-type="float">
            <text:p>0.049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33565</text:p>
          </table:table-cell>
          <table:table-cell office:value-type="string" calcext:value-type="string">
            <text:p>L</text:p>
          </table:table-cell>
          <table:table-cell office:value-type="float" office:value="7.57359677470487" calcext:value-type="float">
            <text:p>7.5736</text:p>
          </table:table-cell>
          <table:table-cell office:value-type="float" office:value="-0.377618107867013" calcext:value-type="float">
            <text:p>-0.3776</text:p>
          </table:table-cell>
          <table:table-cell office:value-type="float" office:value="-0.0498598115400364" calcext:value-type="float">
            <text:p>-0.0499</text:p>
          </table:table-cell>
          <table:table-cell office:value-type="float" office:value="2.6851774961004" calcext:value-type="float">
            <text:p>2.6852</text:p>
          </table:table-cell>
          <table:table-cell office:value-type="float" office:value="-12.4649528850091" calcext:value-type="float">
            <text:p>-12.4650</text:p>
          </table:table-cell>
          <table:table-cell office:value-type="float" office:value="-0.900269508188479" calcext:value-type="float">
            <text:p>-0.9003</text:p>
          </table:table-cell>
          <table:table-cell office:value-type="float" office:value="0.881115345150064" calcext:value-type="float">
            <text:p>0.8811</text:p>
          </table:table-cell>
          <table:table-cell table:style-name="ce24" table:formula="of:=ABS([.F577])" office:value-type="float" office:value="0.0498598115400364" calcext:value-type="float">
            <text:p>0.049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49470</text:p>
          </table:table-cell>
          <table:table-cell office:value-type="string" calcext:value-type="string">
            <text:p>L</text:p>
          </table:table-cell>
          <table:table-cell office:value-type="float" office:value="12.4198575635866" calcext:value-type="float">
            <text:p>12.4199</text:p>
          </table:table-cell>
          <table:table-cell office:value-type="float" office:value="-0.629566189001167" calcext:value-type="float">
            <text:p>-0.6296</text:p>
          </table:table-cell>
          <table:table-cell office:value-type="float" office:value="-0.0506902905913326" calcext:value-type="float">
            <text:p>-0.0507</text:p>
          </table:table-cell>
          <table:table-cell office:value-type="float" office:value="2.03655397165449" calcext:value-type="float">
            <text:p>2.0366</text:p>
          </table:table-cell>
          <table:table-cell office:value-type="float" office:value="-12.6725726478331" calcext:value-type="float">
            <text:p>-12.6726</text:p>
          </table:table-cell>
          <table:table-cell office:value-type="float" office:value="-1.40451801064833" calcext:value-type="float">
            <text:p>-1.4045</text:p>
          </table:table-cell>
          <table:table-cell office:value-type="float" office:value="0.903378958608224" calcext:value-type="float">
            <text:p>0.9034</text:p>
          </table:table-cell>
          <table:table-cell table:style-name="ce24" table:formula="of:=ABS([.F578])" office:value-type="float" office:value="0.0506902905913326" calcext:value-type="float">
            <text:p>0.0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14810</text:p>
          </table:table-cell>
          <table:table-cell office:value-type="string" calcext:value-type="string">
            <text:p>MSL5</text:p>
          </table:table-cell>
          <table:table-cell office:value-type="string" calcext:value-type="string">
            <text:p>L</text:p>
          </table:table-cell>
          <table:table-cell office:value-type="float" office:value="2.75005042990547" calcext:value-type="float">
            <text:p>2.7501</text:p>
          </table:table-cell>
          <table:table-cell office:value-type="float" office:value="-0.13964668895317" calcext:value-type="float">
            <text:p>-0.1396</text:p>
          </table:table-cell>
          <table:table-cell office:value-type="float" office:value="-0.0507796829594759" calcext:value-type="float">
            <text:p>-0.0508</text:p>
          </table:table-cell>
          <table:table-cell office:value-type="float" office:value="3.58788760160316" calcext:value-type="float">
            <text:p>3.5879</text:p>
          </table:table-cell>
          <table:table-cell office:value-type="float" office:value="-12.694920739869" calcext:value-type="float">
            <text:p>-12.6949</text:p>
          </table:table-cell>
          <table:table-cell office:value-type="float" office:value="-0.630007978471669" calcext:value-type="float">
            <text:p>-0.6300</text:p>
          </table:table-cell>
          <table:table-cell office:value-type="float" office:value="0.674705610612128" calcext:value-type="float">
            <text:p>0.6747</text:p>
          </table:table-cell>
          <table:table-cell table:style-name="ce24" table:formula="of:=ABS([.F579])" office:value-type="float" office:value="0.0507796829594759" calcext:value-type="float">
            <text:p>0.0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9870</text:p>
          </table:table-cell>
          <table:table-cell office:value-type="string" calcext:value-type="string">
            <text:p>NPF2.13</text:p>
          </table:table-cell>
          <table:table-cell office:value-type="string" calcext:value-type="string">
            <text:p>L</text:p>
          </table:table-cell>
          <table:table-cell office:value-type="float" office:value="48.1970236292746" calcext:value-type="float">
            <text:p>48.1970</text:p>
          </table:table-cell>
          <table:table-cell office:value-type="float" office:value="-2.4646088928621" calcext:value-type="float">
            <text:p>-2.4646</text:p>
          </table:table-cell>
          <table:table-cell office:value-type="float" office:value="-0.0511361222597386" calcext:value-type="float">
            <text:p>-0.0511</text:p>
          </table:table-cell>
          <table:table-cell office:value-type="float" office:value="1.95236665193442" calcext:value-type="float">
            <text:p>1.9524</text:p>
          </table:table-cell>
          <table:table-cell office:value-type="float" office:value="-12.7840305649347" calcext:value-type="float">
            <text:p>-12.7840</text:p>
          </table:table-cell>
          <table:table-cell office:value-type="float" office:value="-1.53448144404674" calcext:value-type="float">
            <text:p>-1.5345</text:p>
          </table:table-cell>
          <table:table-cell office:value-type="float" office:value="0.606189844955707" calcext:value-type="float">
            <text:p>0.6062</text:p>
          </table:table-cell>
          <table:table-cell table:style-name="ce24" table:formula="of:=ABS([.F580])" office:value-type="float" office:value="0.0511361222597386" calcext:value-type="float">
            <text:p>0.051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4G33420</text:p>
          </table:table-cell>
          <table:table-cell table:style-name="ce4" office:value-type="string" calcext:value-type="string">
            <text:p>PER47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7.56128005809541" calcext:value-type="float">
            <text:p>7.5613</text:p>
          </table:table-cell>
          <table:table-cell table:style-name="ce19" office:value-type="float" office:value="-0.39477930049181" calcext:value-type="float">
            <text:p>-0.3948</text:p>
          </table:table-cell>
          <table:table-cell table:style-name="ce19" office:value-type="float" office:value="-0.0522106438934428" calcext:value-type="float">
            <text:p>-0.0522</text:p>
          </table:table-cell>
          <table:table-cell table:style-name="ce19" office:value-type="float" office:value="4.26172811924351" calcext:value-type="float">
            <text:p>4.2617</text:p>
          </table:table-cell>
          <table:table-cell table:style-name="ce19" office:value-type="float" office:value="-13.0526609733607" calcext:value-type="float">
            <text:p>-13.0527</text:p>
          </table:table-cell>
          <table:table-cell table:style-name="ce19" office:value-type="float" office:value="-0.527566813373084" calcext:value-type="float">
            <text:p>-0.5276</text:p>
          </table:table-cell>
          <table:table-cell table:style-name="ce19" office:value-type="float" office:value="0.842436159736676" calcext:value-type="float">
            <text:p>0.8424</text:p>
          </table:table-cell>
          <table:table-cell table:style-name="ce25" table:formula="of:=ABS([.F581])" office:value-type="float" office:value="0.0522106438934428" calcext:value-type="float">
            <text:p>0.052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8120</text:p>
          </table:table-cell>
          <table:table-cell office:value-type="string" calcext:value-type="string">
            <text:p>L</text:p>
          </table:table-cell>
          <table:table-cell office:value-type="float" office:value="3.64396969645152" calcext:value-type="float">
            <text:p>3.6440</text:p>
          </table:table-cell>
          <table:table-cell office:value-type="float" office:value="-0.194473645027664" calcext:value-type="float">
            <text:p>-0.1945</text:p>
          </table:table-cell>
          <table:table-cell office:value-type="float" office:value="-0.053368623020395" calcext:value-type="float">
            <text:p>-0.0534</text:p>
          </table:table-cell>
          <table:table-cell office:value-type="float" office:value="3.26598690307703" calcext:value-type="float">
            <text:p>3.2660</text:p>
          </table:table-cell>
          <table:table-cell office:value-type="float" office:value="-13.3421557550988" calcext:value-type="float">
            <text:p>-13.3422</text:p>
          </table:table-cell>
          <table:table-cell office:value-type="float" office:value="-0.757594679564042" calcext:value-type="float">
            <text:p>-0.7576</text:p>
          </table:table-cell>
          <table:table-cell office:value-type="float" office:value="0.62979188383435" calcext:value-type="float">
            <text:p>0.6298</text:p>
          </table:table-cell>
          <table:table-cell table:style-name="ce24" table:formula="of:=ABS([.F582])" office:value-type="float" office:value="0.053368623020395" calcext:value-type="float">
            <text:p>0.053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18670</text:p>
          </table:table-cell>
          <table:table-cell table:style-name="ce4" office:value-type="string" calcext:value-type="string">
            <text:p>ATL56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.74314211138144" calcext:value-type="float">
            <text:p>2.7431</text:p>
          </table:table-cell>
          <table:table-cell table:style-name="ce19" office:value-type="float" office:value="-0.146590309972472" calcext:value-type="float">
            <text:p>-0.1466</text:p>
          </table:table-cell>
          <table:table-cell table:style-name="ce19" office:value-type="float" office:value="-0.0534388318287489" calcext:value-type="float">
            <text:p>-0.0534</text:p>
          </table:table-cell>
          <table:table-cell table:style-name="ce19" office:value-type="float" office:value="4.46292144432263" calcext:value-type="float">
            <text:p>4.4629</text:p>
          </table:table-cell>
          <table:table-cell table:style-name="ce19" office:value-type="float" office:value="-13.3597079571872" calcext:value-type="float">
            <text:p>-13.3597</text:p>
          </table:table-cell>
          <table:table-cell table:style-name="ce19" office:value-type="float" office:value="-0.513231962739506" calcext:value-type="float">
            <text:p>-0.5132</text:p>
          </table:table-cell>
          <table:table-cell table:style-name="ce19" office:value-type="float" office:value="0.677002465646904" calcext:value-type="float">
            <text:p>0.6770</text:p>
          </table:table-cell>
          <table:table-cell table:style-name="ce25" table:formula="of:=ABS([.F583])" office:value-type="float" office:value="0.0534388318287489" calcext:value-type="float">
            <text:p>0.0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6440</text:p>
          </table:table-cell>
          <table:table-cell office:value-type="string" calcext:value-type="string">
            <text:p>PME12</text:p>
          </table:table-cell>
          <table:table-cell office:value-type="string" calcext:value-type="string">
            <text:p>L</text:p>
          </table:table-cell>
          <table:table-cell office:value-type="float" office:value="14.3967449376836" calcext:value-type="float">
            <text:p>14.3967</text:p>
          </table:table-cell>
          <table:table-cell office:value-type="float" office:value="-0.790496051564659" calcext:value-type="float">
            <text:p>-0.7905</text:p>
          </table:table-cell>
          <table:table-cell office:value-type="float" office:value="-0.0549079708632977" calcext:value-type="float">
            <text:p>-0.0549</text:p>
          </table:table-cell>
          <table:table-cell office:value-type="float" office:value="2.92017481146307" calcext:value-type="float">
            <text:p>2.9202</text:p>
          </table:table-cell>
          <table:table-cell office:value-type="float" office:value="-13.7269927158244" calcext:value-type="float">
            <text:p>-13.7270</text:p>
          </table:table-cell>
          <table:table-cell office:value-type="float" office:value="-0.916138130546871" calcext:value-type="float">
            <text:p>-0.9161</text:p>
          </table:table-cell>
          <table:table-cell office:value-type="float" office:value="0.839515690243706" calcext:value-type="float">
            <text:p>0.8395</text:p>
          </table:table-cell>
          <table:table-cell table:style-name="ce24" table:formula="of:=ABS([.F584])" office:value-type="float" office:value="0.0549079708632977" calcext:value-type="float">
            <text:p>0.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47420</text:p>
          </table:table-cell>
          <table:table-cell office:value-type="string" calcext:value-type="string">
            <text:p>ATPS3</text:p>
          </table:table-cell>
          <table:table-cell office:value-type="string" calcext:value-type="string">
            <text:p>L</text:p>
          </table:table-cell>
          <table:table-cell office:value-type="float" office:value="19.8272519370627" calcext:value-type="float">
            <text:p>19.8273</text:p>
          </table:table-cell>
          <table:table-cell office:value-type="float" office:value="-1.09218365764663" calcext:value-type="float">
            <text:p>-1.0922</text:p>
          </table:table-cell>
          <table:table-cell office:value-type="float" office:value="-0.0550849740101923" calcext:value-type="float">
            <text:p>-0.0551</text:p>
          </table:table-cell>
          <table:table-cell office:value-type="float" office:value="3.62147224354913" calcext:value-type="float">
            <text:p>3.6215</text:p>
          </table:table-cell>
          <table:table-cell office:value-type="float" office:value="-13.7712435025481" calcext:value-type="float">
            <text:p>-13.7712</text:p>
          </table:table-cell>
          <table:table-cell office:value-type="float" office:value="-0.690279994472231" calcext:value-type="float">
            <text:p>-0.6903</text:p>
          </table:table-cell>
          <table:table-cell office:value-type="float" office:value="0.853426217427606" calcext:value-type="float">
            <text:p>0.8534</text:p>
          </table:table-cell>
          <table:table-cell table:style-name="ce24" table:formula="of:=ABS([.F585])" office:value-type="float" office:value="0.0550849740101923" calcext:value-type="float">
            <text:p>0.055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4390</text:p>
          </table:table-cell>
          <table:table-cell office:value-type="string" calcext:value-type="string">
            <text:p>L</text:p>
          </table:table-cell>
          <table:table-cell office:value-type="float" office:value="5.56276819588608" calcext:value-type="float">
            <text:p>5.5628</text:p>
          </table:table-cell>
          <table:table-cell office:value-type="float" office:value="-0.307735933846817" calcext:value-type="float">
            <text:p>-0.3077</text:p>
          </table:table-cell>
          <table:table-cell office:value-type="float" office:value="-0.055320646665522" calcext:value-type="float">
            <text:p>-0.0553</text:p>
          </table:table-cell>
          <table:table-cell office:value-type="float" office:value="3.39516400114908" calcext:value-type="float">
            <text:p>3.3952</text:p>
          </table:table-cell>
          <table:table-cell office:value-type="float" office:value="-13.8301616663805" calcext:value-type="float">
            <text:p>-13.8302</text:p>
          </table:table-cell>
          <table:table-cell office:value-type="float" office:value="-0.754744959298907" calcext:value-type="float">
            <text:p>-0.7547</text:p>
          </table:table-cell>
          <table:table-cell office:value-type="float" office:value="0.620829061192363" calcext:value-type="float">
            <text:p>0.6208</text:p>
          </table:table-cell>
          <table:table-cell table:style-name="ce24" table:formula="of:=ABS([.F586])" office:value-type="float" office:value="0.055320646665522" calcext:value-type="float">
            <text:p>0.05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32640</text:p>
          </table:table-cell>
          <table:table-cell office:value-type="string" calcext:value-type="string">
            <text:p>MYC2</text:p>
          </table:table-cell>
          <table:table-cell office:value-type="string" calcext:value-type="string">
            <text:p>L</text:p>
          </table:table-cell>
          <table:table-cell office:value-type="float" office:value="15.9192162436904" calcext:value-type="float">
            <text:p>15.9192</text:p>
          </table:table-cell>
          <table:table-cell office:value-type="float" office:value="-0.886483921487701" calcext:value-type="float">
            <text:p>-0.8865</text:p>
          </table:table-cell>
          <table:table-cell office:value-type="float" office:value="-0.0556864049031974" calcext:value-type="float">
            <text:p>-0.0557</text:p>
          </table:table-cell>
          <table:table-cell office:value-type="float" office:value="3.78761651423539" calcext:value-type="float">
            <text:p>3.7876</text:p>
          </table:table-cell>
          <table:table-cell office:value-type="float" office:value="-13.9216012257993" calcext:value-type="float">
            <text:p>-13.9216</text:p>
          </table:table-cell>
          <table:table-cell office:value-type="float" office:value="-0.66098971927992" calcext:value-type="float">
            <text:p>-0.6610</text:p>
          </table:table-cell>
          <table:table-cell office:value-type="float" office:value="0.601355349004675" calcext:value-type="float">
            <text:p>0.6014</text:p>
          </table:table-cell>
          <table:table-cell table:style-name="ce24" table:formula="of:=ABS([.F587])" office:value-type="float" office:value="0.0556864049031974" calcext:value-type="float">
            <text:p>0.0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8940</text:p>
          </table:table-cell>
          <table:table-cell office:value-type="string" calcext:value-type="string">
            <text:p>PHT1-4</text:p>
          </table:table-cell>
          <table:table-cell office:value-type="string" calcext:value-type="string">
            <text:p>L</text:p>
          </table:table-cell>
          <table:table-cell office:value-type="float" office:value="5.76456059510444" calcext:value-type="float">
            <text:p>5.7646</text:p>
          </table:table-cell>
          <table:table-cell office:value-type="float" office:value="-0.321722062863945" calcext:value-type="float">
            <text:p>-0.3217</text:p>
          </table:table-cell>
          <table:table-cell office:value-type="float" office:value="-0.0558103358540748" calcext:value-type="float">
            <text:p>-0.0558</text:p>
          </table:table-cell>
          <table:table-cell office:value-type="float" office:value="2.59427868362322" calcext:value-type="float">
            <text:p>2.5943</text:p>
          </table:table-cell>
          <table:table-cell office:value-type="float" office:value="-13.9525839635187" calcext:value-type="float">
            <text:p>-13.9526</text:p>
          </table:table-cell>
          <table:table-cell office:value-type="float" office:value="-1.11347739649135" calcext:value-type="float">
            <text:p>-1.1135</text:p>
          </table:table-cell>
          <table:table-cell office:value-type="float" office:value="0.81589699761118" calcext:value-type="float">
            <text:p>0.8159</text:p>
          </table:table-cell>
          <table:table-cell table:style-name="ce24" table:formula="of:=ABS([.F588])" office:value-type="float" office:value="0.0558103358540748" calcext:value-type="float">
            <text:p>0.055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1720</text:p>
          </table:table-cell>
          <table:table-cell office:value-type="string" calcext:value-type="string">
            <text:p>L</text:p>
          </table:table-cell>
          <table:table-cell office:value-type="float" office:value="1.7328401660669" calcext:value-type="float">
            <text:p>1.7328</text:p>
          </table:table-cell>
          <table:table-cell office:value-type="float" office:value="-0.0970841603101928" calcext:value-type="float">
            <text:p>-0.0971</text:p>
          </table:table-cell>
          <table:table-cell office:value-type="float" office:value="-0.0560260329898451" calcext:value-type="float">
            <text:p>-0.0560</text:p>
          </table:table-cell>
          <table:table-cell office:value-type="float" office:value="3.51375114492824" calcext:value-type="float">
            <text:p>3.5138</text:p>
          </table:table-cell>
          <table:table-cell office:value-type="float" office:value="-14.0065082474613" calcext:value-type="float">
            <text:p>-14.0065</text:p>
          </table:table-cell>
          <table:table-cell office:value-type="float" office:value="-0.733650757342491" calcext:value-type="float">
            <text:p>-0.7337</text:p>
          </table:table-cell>
          <table:table-cell office:value-type="float" office:value="0.68600800132366" calcext:value-type="float">
            <text:p>0.6860</text:p>
          </table:table-cell>
          <table:table-cell table:style-name="ce24" table:formula="of:=ABS([.F589])" office:value-type="float" office:value="0.0560260329898451" calcext:value-type="float">
            <text:p>0.0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0770</text:p>
          </table:table-cell>
          <table:table-cell office:value-type="string" calcext:value-type="string">
            <text:p>CML41</text:p>
          </table:table-cell>
          <table:table-cell office:value-type="string" calcext:value-type="string">
            <text:p>L</text:p>
          </table:table-cell>
          <table:table-cell office:value-type="float" office:value="52.5776212850607" calcext:value-type="float">
            <text:p>52.5776</text:p>
          </table:table-cell>
          <table:table-cell office:value-type="float" office:value="-3.0728307625519" calcext:value-type="float">
            <text:p>-3.0728</text:p>
          </table:table-cell>
          <table:table-cell office:value-type="float" office:value="-0.0584437007123602" calcext:value-type="float">
            <text:p>-0.0584</text:p>
          </table:table-cell>
          <table:table-cell office:value-type="float" office:value="1.84087510787578" calcext:value-type="float">
            <text:p>1.8409</text:p>
          </table:table-cell>
          <table:table-cell office:value-type="float" office:value="-14.6109251780901" calcext:value-type="float">
            <text:p>-14.6109</text:p>
          </table:table-cell>
          <table:table-cell office:value-type="float" office:value="-2.27714607564868" calcext:value-type="float">
            <text:p>-2.2771</text:p>
          </table:table-cell>
          <table:table-cell office:value-type="float" office:value="0.778834103142856" calcext:value-type="float">
            <text:p>0.7788</text:p>
          </table:table-cell>
          <table:table-cell table:style-name="ce24" table:formula="of:=ABS([.F590])" office:value-type="float" office:value="0.0584437007123602" calcext:value-type="float">
            <text:p>0.0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1190</text:p>
          </table:table-cell>
          <table:table-cell office:value-type="string" calcext:value-type="string">
            <text:p>CYP78A8</text:p>
          </table:table-cell>
          <table:table-cell office:value-type="string" calcext:value-type="string">
            <text:p>L</text:p>
          </table:table-cell>
          <table:table-cell office:value-type="float" office:value="1.77310685321758" calcext:value-type="float">
            <text:p>1.7731</text:p>
          </table:table-cell>
          <table:table-cell office:value-type="float" office:value="-0.104237029399004" calcext:value-type="float">
            <text:p>-0.1042</text:p>
          </table:table-cell>
          <table:table-cell office:value-type="float" office:value="-0.0587877877804428" calcext:value-type="float">
            <text:p>-0.0588</text:p>
          </table:table-cell>
          <table:table-cell office:value-type="float" office:value="2.44779447354463" calcext:value-type="float">
            <text:p>2.4478</text:p>
          </table:table-cell>
          <table:table-cell office:value-type="float" office:value="-14.6969469451107" calcext:value-type="float">
            <text:p>-14.6969</text:p>
          </table:table-cell>
          <table:table-cell office:value-type="float" office:value="-1.32342887710913" calcext:value-type="float">
            <text:p>-1.3234</text:p>
          </table:table-cell>
          <table:table-cell office:value-type="float" office:value="0.629731742668132" calcext:value-type="float">
            <text:p>0.6297</text:p>
          </table:table-cell>
          <table:table-cell table:style-name="ce24" table:formula="of:=ABS([.F591])" office:value-type="float" office:value="0.0587877877804428" calcext:value-type="float">
            <text:p>0.058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17640</text:p>
          </table:table-cell>
          <table:table-cell table:style-name="ce4" office:value-type="string" calcext:value-type="string">
            <text:p>ASG1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7.78854447992535" calcext:value-type="float">
            <text:p>7.7885</text:p>
          </table:table-cell>
          <table:table-cell table:style-name="ce19" office:value-type="float" office:value="-0.459965055645215" calcext:value-type="float">
            <text:p>-0.4600</text:p>
          </table:table-cell>
          <table:table-cell table:style-name="ce19" office:value-type="float" office:value="-0.0590566128023993" calcext:value-type="float">
            <text:p>-0.0591</text:p>
          </table:table-cell>
          <table:table-cell table:style-name="ce19" office:value-type="float" office:value="4.78264571435789" calcext:value-type="float">
            <text:p>4.7826</text:p>
          </table:table-cell>
          <table:table-cell table:style-name="ce19" office:value-type="float" office:value="-14.7641532005998" calcext:value-type="float">
            <text:p>-14.7642</text:p>
          </table:table-cell>
          <table:table-cell table:style-name="ce19" office:value-type="float" office:value="-0.532621662103573" calcext:value-type="float">
            <text:p>-0.5326</text:p>
          </table:table-cell>
          <table:table-cell table:style-name="ce19" office:value-type="float" office:value="0.780959812411253" calcext:value-type="float">
            <text:p>0.7810</text:p>
          </table:table-cell>
          <table:table-cell table:style-name="ce25" table:formula="of:=ABS([.F592])" office:value-type="float" office:value="0.0590566128023993" calcext:value-type="float">
            <text:p>0.0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1980</text:p>
          </table:table-cell>
          <table:table-cell office:value-type="string" calcext:value-type="string">
            <text:p>CYS2</text:p>
          </table:table-cell>
          <table:table-cell office:value-type="string" calcext:value-type="string">
            <text:p>L</text:p>
          </table:table-cell>
          <table:table-cell office:value-type="float" office:value="11.0304108476423" calcext:value-type="float">
            <text:p>11.0304</text:p>
          </table:table-cell>
          <table:table-cell office:value-type="float" office:value="-0.655972158642649" calcext:value-type="float">
            <text:p>-0.6560</text:p>
          </table:table-cell>
          <table:table-cell office:value-type="float" office:value="-0.0594694221007062" calcext:value-type="float">
            <text:p>-0.0595</text:p>
          </table:table-cell>
          <table:table-cell office:value-type="float" office:value="2.31260813749056" calcext:value-type="float">
            <text:p>2.3126</text:p>
          </table:table-cell>
          <table:table-cell office:value-type="float" office:value="-14.8673555251765" calcext:value-type="float">
            <text:p>-14.8674</text:p>
          </table:table-cell>
          <table:table-cell office:value-type="float" office:value="-1.48552970161099" calcext:value-type="float">
            <text:p>-1.4855</text:p>
          </table:table-cell>
          <table:table-cell office:value-type="float" office:value="0.644447151687272" calcext:value-type="float">
            <text:p>0.6444</text:p>
          </table:table-cell>
          <table:table-cell table:style-name="ce24" table:formula="of:=ABS([.F593])" office:value-type="float" office:value="0.0594694221007062" calcext:value-type="float">
            <text:p>0.0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6680</text:p>
          </table:table-cell>
          <table:table-cell office:value-type="string" calcext:value-type="string">
            <text:p>ATHB-7</text:p>
          </table:table-cell>
          <table:table-cell office:value-type="string" calcext:value-type="string">
            <text:p>L</text:p>
          </table:table-cell>
          <table:table-cell office:value-type="float" office:value="14.0876199089455" calcext:value-type="float">
            <text:p>14.0876</text:p>
          </table:table-cell>
          <table:table-cell office:value-type="float" office:value="-0.842530381876397" calcext:value-type="float">
            <text:p>-0.8425</text:p>
          </table:table-cell>
          <table:table-cell office:value-type="float" office:value="-0.0598064390806994" calcext:value-type="float">
            <text:p>-0.0598</text:p>
          </table:table-cell>
          <table:table-cell office:value-type="float" office:value="2.60497655131401" calcext:value-type="float">
            <text:p>2.6050</text:p>
          </table:table-cell>
          <table:table-cell office:value-type="float" office:value="-14.9516097701749" calcext:value-type="float">
            <text:p>-14.9516</text:p>
          </table:table-cell>
          <table:table-cell office:value-type="float" office:value="-1.23095043223443" calcext:value-type="float">
            <text:p>-1.2310</text:p>
          </table:table-cell>
          <table:table-cell office:value-type="float" office:value="0.88690856007774" calcext:value-type="float">
            <text:p>0.8869</text:p>
          </table:table-cell>
          <table:table-cell table:style-name="ce24" table:formula="of:=ABS([.F594])" office:value-type="float" office:value="0.0598064390806994" calcext:value-type="float">
            <text:p>0.059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19530</text:p>
          </table:table-cell>
          <table:table-cell office:value-type="string" calcext:value-type="string">
            <text:p>L</text:p>
          </table:table-cell>
          <table:table-cell office:value-type="float" office:value="8.7969353005889" calcext:value-type="float">
            <text:p>8.7969</text:p>
          </table:table-cell>
          <table:table-cell office:value-type="float" office:value="-0.541437144253904" calcext:value-type="float">
            <text:p>-0.5414</text:p>
          </table:table-cell>
          <table:table-cell office:value-type="float" office:value="-0.0615483831303907" calcext:value-type="float">
            <text:p>-0.0615</text:p>
          </table:table-cell>
          <table:table-cell office:value-type="float" office:value="1.9015356002762" calcext:value-type="float">
            <text:p>1.9015</text:p>
          </table:table-cell>
          <table:table-cell office:value-type="float" office:value="-15.3870957825977" calcext:value-type="float">
            <text:p>-15.3871</text:p>
          </table:table-cell>
          <table:table-cell office:value-type="float" office:value="-2.38981511383914" calcext:value-type="float">
            <text:p>-2.3898</text:p>
          </table:table-cell>
          <table:table-cell office:value-type="float" office:value="0.660388309663456" calcext:value-type="float">
            <text:p>0.6604</text:p>
          </table:table-cell>
          <table:table-cell table:style-name="ce24" table:formula="of:=ABS([.F595])" office:value-type="float" office:value="0.0615483831303907" calcext:value-type="float">
            <text:p>0.06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5950</text:p>
          </table:table-cell>
          <table:table-cell office:value-type="string" calcext:value-type="string">
            <text:p>SAMDC2</text:p>
          </table:table-cell>
          <table:table-cell office:value-type="string" calcext:value-type="string">
            <text:p>L</text:p>
          </table:table-cell>
          <table:table-cell office:value-type="float" office:value="37.1274618051781" calcext:value-type="float">
            <text:p>37.1275</text:p>
          </table:table-cell>
          <table:table-cell office:value-type="float" office:value="-2.30960025052125" calcext:value-type="float">
            <text:p>-2.3096</text:p>
          </table:table-cell>
          <table:table-cell office:value-type="float" office:value="-0.0622073295136791" calcext:value-type="float">
            <text:p>-0.0622</text:p>
          </table:table-cell>
          <table:table-cell office:value-type="float" office:value="3.3754936589874" calcext:value-type="float">
            <text:p>3.3755</text:p>
          </table:table-cell>
          <table:table-cell office:value-type="float" office:value="-15.5518323784198" calcext:value-type="float">
            <text:p>-15.5518</text:p>
          </table:table-cell>
          <table:table-cell office:value-type="float" office:value="-0.890914011718525" calcext:value-type="float">
            <text:p>-0.8909</text:p>
          </table:table-cell>
          <table:table-cell office:value-type="float" office:value="0.648008957951723" calcext:value-type="float">
            <text:p>0.6480</text:p>
          </table:table-cell>
          <table:table-cell table:style-name="ce24" table:formula="of:=ABS([.F596])" office:value-type="float" office:value="0.0622073295136791" calcext:value-type="float">
            <text:p>0.06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4230</text:p>
          </table:table-cell>
          <table:table-cell office:value-type="string" calcext:value-type="string">
            <text:p>MYB49</text:p>
          </table:table-cell>
          <table:table-cell office:value-type="string" calcext:value-type="string">
            <text:p>L</text:p>
          </table:table-cell>
          <table:table-cell office:value-type="float" office:value="1.48377226048829" calcext:value-type="float">
            <text:p>1.4838</text:p>
          </table:table-cell>
          <table:table-cell office:value-type="float" office:value="-0.0936295679834305" calcext:value-type="float">
            <text:p>-0.0936</text:p>
          </table:table-cell>
          <table:table-cell office:value-type="float" office:value="-0.0631023846965697" calcext:value-type="float">
            <text:p>-0.0631</text:p>
          </table:table-cell>
          <table:table-cell office:value-type="float" office:value="3.60909637291796" calcext:value-type="float">
            <text:p>3.6091</text:p>
          </table:table-cell>
          <table:table-cell office:value-type="float" office:value="-15.7755961741424" calcext:value-type="float">
            <text:p>-15.7756</text:p>
          </table:table-cell>
          <table:table-cell office:value-type="float" office:value="-0.829066201010518" calcext:value-type="float">
            <text:p>-0.8291</text:p>
          </table:table-cell>
          <table:table-cell office:value-type="float" office:value="0.746667344632075" calcext:value-type="float">
            <text:p>0.7467</text:p>
          </table:table-cell>
          <table:table-cell table:style-name="ce24" table:formula="of:=ABS([.F597])" office:value-type="float" office:value="0.0631023846965697" calcext:value-type="float">
            <text:p>0.063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4G30560</text:p>
          </table:table-cell>
          <table:table-cell table:style-name="ce4" office:value-type="string" calcext:value-type="string">
            <text:p>CNGC9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.52482728572505" calcext:value-type="float">
            <text:p>1.5248</text:p>
          </table:table-cell>
          <table:table-cell table:style-name="ce19" office:value-type="float" office:value="-0.0971185382046515" calcext:value-type="float">
            <text:p>-0.0971</text:p>
          </table:table-cell>
          <table:table-cell table:style-name="ce19" office:value-type="float" office:value="-0.0636915007449333" calcext:value-type="float">
            <text:p>-0.0637</text:p>
          </table:table-cell>
          <table:table-cell table:style-name="ce19" office:value-type="float" office:value="4.23535668231187" calcext:value-type="float">
            <text:p>4.2354</text:p>
          </table:table-cell>
          <table:table-cell table:style-name="ce19" office:value-type="float" office:value="-15.9228751862333" calcext:value-type="float">
            <text:p>-15.9229</text:p>
          </table:table-cell>
          <table:table-cell table:style-name="ce19" office:value-type="float" office:value="-0.680269293994374" calcext:value-type="float">
            <text:p>-0.6803</text:p>
          </table:table-cell>
          <table:table-cell table:style-name="ce19" office:value-type="float" office:value="0.618690724178326" calcext:value-type="float">
            <text:p>0.6187</text:p>
          </table:table-cell>
          <table:table-cell table:style-name="ce25" table:formula="of:=ABS([.F598])" office:value-type="float" office:value="0.0636915007449333" calcext:value-type="float">
            <text:p>0.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7970</text:p>
          </table:table-cell>
          <table:table-cell office:value-type="string" calcext:value-type="string">
            <text:p>SLAH2</text:p>
          </table:table-cell>
          <table:table-cell office:value-type="string" calcext:value-type="string">
            <text:p>L</text:p>
          </table:table-cell>
          <table:table-cell office:value-type="float" office:value="5.29504852775555" calcext:value-type="float">
            <text:p>5.2950</text:p>
          </table:table-cell>
          <table:table-cell office:value-type="float" office:value="-0.33941368369933" calcext:value-type="float">
            <text:p>-0.3394</text:p>
          </table:table-cell>
          <table:table-cell office:value-type="float" office:value="-0.0641002026554041" calcext:value-type="float">
            <text:p>-0.0641</text:p>
          </table:table-cell>
          <table:table-cell office:value-type="float" office:value="2.13128739437352" calcext:value-type="float">
            <text:p>2.1313</text:p>
          </table:table-cell>
          <table:table-cell office:value-type="float" office:value="-16.025050663851" calcext:value-type="float">
            <text:p>-16.0251</text:p>
          </table:table-cell>
          <table:table-cell office:value-type="float" office:value="-2.01097927947114" calcext:value-type="float">
            <text:p>-2.0110</text:p>
          </table:table-cell>
          <table:table-cell office:value-type="float" office:value="0.740994395927415" calcext:value-type="float">
            <text:p>0.7410</text:p>
          </table:table-cell>
          <table:table-cell table:style-name="ce24" table:formula="of:=ABS([.F599])" office:value-type="float" office:value="0.0641002026554041" calcext:value-type="float">
            <text:p>0.064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62165</text:p>
          </table:table-cell>
          <table:table-cell table:style-name="ce4" office:value-type="string" calcext:value-type="string">
            <text:p>AGL42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3.08386660520929" calcext:value-type="float">
            <text:p>3.0839</text:p>
          </table:table-cell>
          <table:table-cell table:style-name="ce19" office:value-type="float" office:value="-0.198993180199996" calcext:value-type="float">
            <text:p>-0.1990</text:p>
          </table:table-cell>
          <table:table-cell table:style-name="ce19" office:value-type="float" office:value="-0.0645271685434953" calcext:value-type="float">
            <text:p>-0.0645</text:p>
          </table:table-cell>
          <table:table-cell table:style-name="ce19" office:value-type="float" office:value="4.29816143182996" calcext:value-type="float">
            <text:p>4.2982</text:p>
          </table:table-cell>
          <table:table-cell table:style-name="ce19" office:value-type="float" office:value="-16.1317921358738" calcext:value-type="float">
            <text:p>-16.1318</text:p>
          </table:table-cell>
          <table:table-cell table:style-name="ce19" office:value-type="float" office:value="-0.678807135275555" calcext:value-type="float">
            <text:p>-0.6788</text:p>
          </table:table-cell>
          <table:table-cell table:style-name="ce19" office:value-type="float" office:value="0.714505567733762" calcext:value-type="float">
            <text:p>0.7145</text:p>
          </table:table-cell>
          <table:table-cell table:style-name="ce25" table:formula="of:=ABS([.F600])" office:value-type="float" office:value="0.0645271685434953" calcext:value-type="float">
            <text:p>0.064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1G64620</text:p>
          </table:table-cell>
          <table:table-cell table:style-name="ce4" office:value-type="string" calcext:value-type="string">
            <text:p>DOF1.8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.81041292123473" calcext:value-type="float">
            <text:p>2.8104</text:p>
          </table:table-cell>
          <table:table-cell table:style-name="ce19" office:value-type="float" office:value="-0.18357362253445" calcext:value-type="float">
            <text:p>-0.1836</text:p>
          </table:table-cell>
          <table:table-cell table:style-name="ce19" office:value-type="float" office:value="-0.0653190928448333" calcext:value-type="float">
            <text:p>-0.0653</text:p>
          </table:table-cell>
          <table:table-cell table:style-name="ce19" office:value-type="float" office:value="4.66661808507402" calcext:value-type="float">
            <text:p>4.6666</text:p>
          </table:table-cell>
          <table:table-cell table:style-name="ce19" office:value-type="float" office:value="-16.3297732112083" calcext:value-type="float">
            <text:p>-16.3298</text:p>
          </table:table-cell>
          <table:table-cell table:style-name="ce19" office:value-type="float" office:value="-0.621327146899621" calcext:value-type="float">
            <text:p>-0.6213</text:p>
          </table:table-cell>
          <table:table-cell table:style-name="ce19" office:value-type="float" office:value="0.667575364934115" calcext:value-type="float">
            <text:p>0.6676</text:p>
          </table:table-cell>
          <table:table-cell table:style-name="ce25" table:formula="of:=ABS([.F601])" office:value-type="float" office:value="0.0653190928448333" calcext:value-type="float">
            <text:p>0.06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33560</text:p>
          </table:table-cell>
          <table:table-cell office:value-type="string" calcext:value-type="string">
            <text:p>ADR1</text:p>
          </table:table-cell>
          <table:table-cell office:value-type="string" calcext:value-type="string">
            <text:p>L</text:p>
          </table:table-cell>
          <table:table-cell office:value-type="float" office:value="3.84571905847011" calcext:value-type="float">
            <text:p>3.8457</text:p>
          </table:table-cell>
          <table:table-cell office:value-type="float" office:value="-0.253426044812903" calcext:value-type="float">
            <text:p>-0.2534</text:p>
          </table:table-cell>
          <table:table-cell office:value-type="float" office:value="-0.0658982211024326" calcext:value-type="float">
            <text:p>-0.0659</text:p>
          </table:table-cell>
          <table:table-cell office:value-type="float" office:value="3.52093206215574" calcext:value-type="float">
            <text:p>3.5209</text:p>
          </table:table-cell>
          <table:table-cell office:value-type="float" office:value="-16.4745552756082" calcext:value-type="float">
            <text:p>-16.4746</text:p>
          </table:table-cell>
          <table:table-cell office:value-type="float" office:value="-0.910239482131557" calcext:value-type="float">
            <text:p>-0.9102</text:p>
          </table:table-cell>
          <table:table-cell office:value-type="float" office:value="0.628797984447862" calcext:value-type="float">
            <text:p>0.6288</text:p>
          </table:table-cell>
          <table:table-cell table:style-name="ce24" table:formula="of:=ABS([.F602])" office:value-type="float" office:value="0.0658982211024326" calcext:value-type="float">
            <text:p>0.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20823</text:p>
          </table:table-cell>
          <table:table-cell office:value-type="string" calcext:value-type="string">
            <text:p>ATL80</text:p>
          </table:table-cell>
          <table:table-cell office:value-type="string" calcext:value-type="string">
            <text:p>L</text:p>
          </table:table-cell>
          <table:table-cell office:value-type="float" office:value="5.0682087288126" calcext:value-type="float">
            <text:p>5.0682</text:p>
          </table:table-cell>
          <table:table-cell office:value-type="float" office:value="-0.338790665858145" calcext:value-type="float">
            <text:p>-0.3388</text:p>
          </table:table-cell>
          <table:table-cell office:value-type="float" office:value="-0.0668462338443425" calcext:value-type="float">
            <text:p>-0.0668</text:p>
          </table:table-cell>
          <table:table-cell office:value-type="float" office:value="2.56778629076118" calcext:value-type="float">
            <text:p>2.5678</text:p>
          </table:table-cell>
          <table:table-cell office:value-type="float" office:value="-16.7115584610856" calcext:value-type="float">
            <text:p>-16.7116</text:p>
          </table:table-cell>
          <table:table-cell office:value-type="float" office:value="-1.51793974488175" calcext:value-type="float">
            <text:p>-1.5179</text:p>
          </table:table-cell>
          <table:table-cell office:value-type="float" office:value="0.733663663717675" calcext:value-type="float">
            <text:p>0.7337</text:p>
          </table:table-cell>
          <table:table-cell table:style-name="ce24" table:formula="of:=ABS([.F603])" office:value-type="float" office:value="0.0668462338443425" calcext:value-type="float">
            <text:p>0.06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3G45260</text:p>
          </table:table-cell>
          <table:table-cell table:style-name="ce4" office:value-type="string" calcext:value-type="string">
            <text:p>IDD9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4.17146400076466" calcext:value-type="float">
            <text:p>4.1715</text:p>
          </table:table-cell>
          <table:table-cell table:style-name="ce19" office:value-type="float" office:value="-0.279805501812627" calcext:value-type="float">
            <text:p>-0.2798</text:p>
          </table:table-cell>
          <table:table-cell table:style-name="ce19" office:value-type="float" office:value="-0.0670760916937882" calcext:value-type="float">
            <text:p>-0.0671</text:p>
          </table:table-cell>
          <table:table-cell table:style-name="ce19" office:value-type="float" office:value="4.3801423634518" calcext:value-type="float">
            <text:p>4.3801</text:p>
          </table:table-cell>
          <table:table-cell table:style-name="ce19" office:value-type="float" office:value="-16.769022923447" calcext:value-type="float">
            <text:p>-16.7690</text:p>
          </table:table-cell>
          <table:table-cell table:style-name="ce19" office:value-type="float" office:value="-0.696288119719804" calcext:value-type="float">
            <text:p>-0.6963</text:p>
          </table:table-cell>
          <table:table-cell table:style-name="ce19" office:value-type="float" office:value="0.648739129769205" calcext:value-type="float">
            <text:p>0.6487</text:p>
          </table:table-cell>
          <table:table-cell table:style-name="ce25" table:formula="of:=ABS([.F604])" office:value-type="float" office:value="0.0670760916937882" calcext:value-type="float">
            <text:p>0.0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5310</text:p>
          </table:table-cell>
          <table:table-cell office:value-type="string" calcext:value-type="string">
            <text:p>ATHB-5</text:p>
          </table:table-cell>
          <table:table-cell office:value-type="string" calcext:value-type="string">
            <text:p>L</text:p>
          </table:table-cell>
          <table:table-cell office:value-type="float" office:value="16.9263544150282" calcext:value-type="float">
            <text:p>16.9264</text:p>
          </table:table-cell>
          <table:table-cell office:value-type="float" office:value="-1.16159182533554" calcext:value-type="float">
            <text:p>-1.1616</text:p>
          </table:table-cell>
          <table:table-cell office:value-type="float" office:value="-0.0686262261118798" calcext:value-type="float">
            <text:p>-0.0686</text:p>
          </table:table-cell>
          <table:table-cell office:value-type="float" office:value="3.72307104454226" calcext:value-type="float">
            <text:p>3.7231</text:p>
          </table:table-cell>
          <table:table-cell office:value-type="float" office:value="-17.1565565279699" calcext:value-type="float">
            <text:p>-17.1566</text:p>
          </table:table-cell>
          <table:table-cell office:value-type="float" office:value="-0.8911539637866" calcext:value-type="float">
            <text:p>-0.8912</text:p>
          </table:table-cell>
          <table:table-cell office:value-type="float" office:value="0.642039661523213" calcext:value-type="float">
            <text:p>0.6420</text:p>
          </table:table-cell>
          <table:table-cell table:style-name="ce24" table:formula="of:=ABS([.F605])" office:value-type="float" office:value="0.0686262261118798" calcext:value-type="float">
            <text:p>0.068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38700</text:p>
          </table:table-cell>
          <table:table-cell office:value-type="string" calcext:value-type="string">
            <text:p>L</text:p>
          </table:table-cell>
          <table:table-cell office:value-type="float" office:value="2.19688404071469" calcext:value-type="float">
            <text:p>2.1969</text:p>
          </table:table-cell>
          <table:table-cell office:value-type="float" office:value="-0.151450591336694" calcext:value-type="float">
            <text:p>-0.1515</text:p>
          </table:table-cell>
          <table:table-cell office:value-type="float" office:value="-0.0689388190409105" calcext:value-type="float">
            <text:p>-0.0689</text:p>
          </table:table-cell>
          <table:table-cell office:value-type="float" office:value="2.67470245435865" calcext:value-type="float">
            <text:p>2.6747</text:p>
          </table:table-cell>
          <table:table-cell office:value-type="float" office:value="-17.2347047602276" calcext:value-type="float">
            <text:p>-17.2347</text:p>
          </table:table-cell>
          <table:table-cell office:value-type="float" office:value="-1.49150928745192" calcext:value-type="float">
            <text:p>-1.4915</text:p>
          </table:table-cell>
          <table:table-cell office:value-type="float" office:value="0.668266737607491" calcext:value-type="float">
            <text:p>0.6683</text:p>
          </table:table-cell>
          <table:table-cell table:style-name="ce24" table:formula="of:=ABS([.F606])" office:value-type="float" office:value="0.0689388190409105" calcext:value-type="float">
            <text:p>0.068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6670</text:p>
          </table:table-cell>
          <table:table-cell office:value-type="string" calcext:value-type="string">
            <text:p>L</text:p>
          </table:table-cell>
          <table:table-cell office:value-type="float" office:value="8.94278127095225" calcext:value-type="float">
            <text:p>8.9428</text:p>
          </table:table-cell>
          <table:table-cell office:value-type="float" office:value="-0.620191357629113" calcext:value-type="float">
            <text:p>-0.6202</text:p>
          </table:table-cell>
          <table:table-cell office:value-type="float" office:value="-0.0693510596802368" calcext:value-type="float">
            <text:p>-0.0694</text:p>
          </table:table-cell>
          <table:table-cell office:value-type="float" office:value="2.43552196317026" calcext:value-type="float">
            <text:p>2.4355</text:p>
          </table:table-cell>
          <table:table-cell office:value-type="float" office:value="-17.3377649200592" calcext:value-type="float">
            <text:p>-17.3378</text:p>
          </table:table-cell>
          <table:table-cell office:value-type="float" office:value="-1.79521124004489" calcext:value-type="float">
            <text:p>-1.7952</text:p>
          </table:table-cell>
          <table:table-cell office:value-type="float" office:value="0.709154153947357" calcext:value-type="float">
            <text:p>0.7092</text:p>
          </table:table-cell>
          <table:table-cell table:style-name="ce24" table:formula="of:=ABS([.F607])" office:value-type="float" office:value="0.0693510596802368" calcext:value-type="float">
            <text:p>0.069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37540</text:p>
          </table:table-cell>
          <table:table-cell office:value-type="string" calcext:value-type="string">
            <text:p>L</text:p>
          </table:table-cell>
          <table:table-cell office:value-type="float" office:value="5.85539051201389" calcext:value-type="float">
            <text:p>5.8554</text:p>
          </table:table-cell>
          <table:table-cell office:value-type="float" office:value="-0.406257200269123" calcext:value-type="float">
            <text:p>-0.4063</text:p>
          </table:table-cell>
          <table:table-cell office:value-type="float" office:value="-0.069381743102459" calcext:value-type="float">
            <text:p>-0.0694</text:p>
          </table:table-cell>
          <table:table-cell office:value-type="float" office:value="3.9218470983394" calcext:value-type="float">
            <text:p>3.9218</text:p>
          </table:table-cell>
          <table:table-cell office:value-type="float" office:value="-17.3454357756147" calcext:value-type="float">
            <text:p>-17.3454</text:p>
          </table:table-cell>
          <table:table-cell office:value-type="float" office:value="-0.842379860457291" calcext:value-type="float">
            <text:p>-0.8424</text:p>
          </table:table-cell>
          <table:table-cell office:value-type="float" office:value="0.76463333683888" calcext:value-type="float">
            <text:p>0.7646</text:p>
          </table:table-cell>
          <table:table-cell table:style-name="ce24" table:formula="of:=ABS([.F608])" office:value-type="float" office:value="0.069381743102459" calcext:value-type="float">
            <text:p>0.06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6080</text:p>
          </table:table-cell>
          <table:table-cell office:value-type="string" calcext:value-type="string">
            <text:p>ARF31</text:p>
          </table:table-cell>
          <table:table-cell office:value-type="string" calcext:value-type="string">
            <text:p>L</text:p>
          </table:table-cell>
          <table:table-cell office:value-type="float" office:value="16.9737048771398" calcext:value-type="float">
            <text:p>16.9737</text:p>
          </table:table-cell>
          <table:table-cell office:value-type="float" office:value="-1.18679414617451" calcext:value-type="float">
            <text:p>-1.1868</text:p>
          </table:table-cell>
          <table:table-cell office:value-type="float" office:value="-0.0699195699916333" calcext:value-type="float">
            <text:p>-0.0699</text:p>
          </table:table-cell>
          <table:table-cell office:value-type="float" office:value="3.22029868033162" calcext:value-type="float">
            <text:p>3.2203</text:p>
          </table:table-cell>
          <table:table-cell office:value-type="float" office:value="-17.4798924979083" calcext:value-type="float">
            <text:p>-17.4799</text:p>
          </table:table-cell>
          <table:table-cell office:value-type="float" office:value="-1.12911359360739" calcext:value-type="float">
            <text:p>-1.1291</text:p>
          </table:table-cell>
          <table:table-cell office:value-type="float" office:value="0.713878589790579" calcext:value-type="float">
            <text:p>0.7139</text:p>
          </table:table-cell>
          <table:table-cell table:style-name="ce24" table:formula="of:=ABS([.F609])" office:value-type="float" office:value="0.0699195699916333" calcext:value-type="float">
            <text:p>0.069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7280</text:p>
          </table:table-cell>
          <table:table-cell office:value-type="string" calcext:value-type="string">
            <text:p>L</text:p>
          </table:table-cell>
          <table:table-cell office:value-type="float" office:value="13.5225310975997" calcext:value-type="float">
            <text:p>13.5225</text:p>
          </table:table-cell>
          <table:table-cell office:value-type="float" office:value="-0.945510561982174" calcext:value-type="float">
            <text:p>-0.9455</text:p>
          </table:table-cell>
          <table:table-cell office:value-type="float" office:value="-0.0699211231357424" calcext:value-type="float">
            <text:p>-0.0699</text:p>
          </table:table-cell>
          <table:table-cell office:value-type="float" office:value="2.78344028323149" calcext:value-type="float">
            <text:p>2.7834</text:p>
          </table:table-cell>
          <table:table-cell office:value-type="float" office:value="-17.4802807839356" calcext:value-type="float">
            <text:p>-17.4803</text:p>
          </table:table-cell>
          <table:table-cell office:value-type="float" office:value="-1.42666390245738" calcext:value-type="float">
            <text:p>-1.4267</text:p>
          </table:table-cell>
          <table:table-cell office:value-type="float" office:value="0.843696124269341" calcext:value-type="float">
            <text:p>0.8437</text:p>
          </table:table-cell>
          <table:table-cell table:style-name="ce24" table:formula="of:=ABS([.F610])" office:value-type="float" office:value="0.0699211231357424" calcext:value-type="float">
            <text:p>0.0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3G28050</text:p>
          </table:table-cell>
          <table:table-cell table:style-name="ce4" office:value-type="string" calcext:value-type="string">
            <text:p>UMAMIT41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4.5905665655625" calcext:value-type="float">
            <text:p>14.5906</text:p>
          </table:table-cell>
          <table:table-cell table:style-name="ce19" office:value-type="float" office:value="-1.04702376711195" calcext:value-type="float">
            <text:p>-1.0470</text:p>
          </table:table-cell>
          <table:table-cell table:style-name="ce19" office:value-type="float" office:value="-0.0717603228364821" calcext:value-type="float">
            <text:p>-0.0718</text:p>
          </table:table-cell>
          <table:table-cell table:style-name="ce19" office:value-type="float" office:value="4.00177461876897" calcext:value-type="float">
            <text:p>4.0018</text:p>
          </table:table-cell>
          <table:table-cell table:style-name="ce19" office:value-type="float" office:value="-17.9400807091205" calcext:value-type="float">
            <text:p>-17.9401</text:p>
          </table:table-cell>
          <table:table-cell table:style-name="ce19" office:value-type="float" office:value="-0.85805228877692" calcext:value-type="float">
            <text:p>-0.8581</text:p>
          </table:table-cell>
          <table:table-cell table:style-name="ce19" office:value-type="float" office:value="0.80524615365425" calcext:value-type="float">
            <text:p>0.8052</text:p>
          </table:table-cell>
          <table:table-cell table:style-name="ce25" table:formula="of:=ABS([.F611])" office:value-type="float" office:value="0.0717603228364821" calcext:value-type="float">
            <text:p>0.071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3175</text:p>
          </table:table-cell>
          <table:table-cell office:value-type="string" calcext:value-type="string">
            <text:p>L</text:p>
          </table:table-cell>
          <table:table-cell office:value-type="float" office:value="2.32242476750529" calcext:value-type="float">
            <text:p>2.3224</text:p>
          </table:table-cell>
          <table:table-cell office:value-type="float" office:value="-0.167324504118181" calcext:value-type="float">
            <text:p>-0.1673</text:p>
          </table:table-cell>
          <table:table-cell office:value-type="float" office:value="-0.0720473302125168" calcext:value-type="float">
            <text:p>-0.0720</text:p>
          </table:table-cell>
          <table:table-cell office:value-type="float" office:value="2.13577172188861" calcext:value-type="float">
            <text:p>2.1358</text:p>
          </table:table-cell>
          <table:table-cell office:value-type="float" office:value="-18.0118325531292" calcext:value-type="float">
            <text:p>-18.0118</text:p>
          </table:table-cell>
          <table:table-cell office:value-type="float" office:value="-2.67429783444754" calcext:value-type="float">
            <text:p>-2.6743</text:p>
          </table:table-cell>
          <table:table-cell office:value-type="float" office:value="0.887934385517879" calcext:value-type="float">
            <text:p>0.8879</text:p>
          </table:table-cell>
          <table:table-cell table:style-name="ce24" table:formula="of:=ABS([.F612])" office:value-type="float" office:value="0.0720473302125168" calcext:value-type="float">
            <text:p>0.07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5670</text:p>
          </table:table-cell>
          <table:table-cell office:value-type="string" calcext:value-type="string">
            <text:p>KFB01</text:p>
          </table:table-cell>
          <table:table-cell office:value-type="string" calcext:value-type="string">
            <text:p>L</text:p>
          </table:table-cell>
          <table:table-cell office:value-type="float" office:value="26.4983361143982" calcext:value-type="float">
            <text:p>26.4983</text:p>
          </table:table-cell>
          <table:table-cell office:value-type="float" office:value="-1.94458784309559" calcext:value-type="float">
            <text:p>-1.9446</text:p>
          </table:table-cell>
          <table:table-cell office:value-type="float" office:value="-0.0733852810493629" calcext:value-type="float">
            <text:p>-0.0734</text:p>
          </table:table-cell>
          <table:table-cell office:value-type="float" office:value="2.97857011975206" calcext:value-type="float">
            <text:p>2.9786</text:p>
          </table:table-cell>
          <table:table-cell office:value-type="float" office:value="-18.3463202623407" calcext:value-type="float">
            <text:p>-18.3463</text:p>
          </table:table-cell>
          <table:table-cell office:value-type="float" office:value="-1.38061094264117" calcext:value-type="float">
            <text:p>-1.3806</text:p>
          </table:table-cell>
          <table:table-cell office:value-type="float" office:value="0.620139770894656" calcext:value-type="float">
            <text:p>0.6201</text:p>
          </table:table-cell>
          <table:table-cell table:style-name="ce24" table:formula="of:=ABS([.F613])" office:value-type="float" office:value="0.0733852810493629" calcext:value-type="float">
            <text:p>0.0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4570</text:p>
          </table:table-cell>
          <table:table-cell office:value-type="string" calcext:value-type="string">
            <text:p>CRK40</text:p>
          </table:table-cell>
          <table:table-cell office:value-type="string" calcext:value-type="string">
            <text:p>L</text:p>
          </table:table-cell>
          <table:table-cell office:value-type="float" office:value="10.3179740858699" calcext:value-type="float">
            <text:p>10.3180</text:p>
          </table:table-cell>
          <table:table-cell office:value-type="float" office:value="-0.762579948980051" calcext:value-type="float">
            <text:p>-0.7626</text:p>
          </table:table-cell>
          <table:table-cell office:value-type="float" office:value="-0.073907914735353" calcext:value-type="float">
            <text:p>-0.0739</text:p>
          </table:table-cell>
          <table:table-cell office:value-type="float" office:value="3.12443839675681" calcext:value-type="float">
            <text:p>3.1244</text:p>
          </table:table-cell>
          <table:table-cell office:value-type="float" office:value="-18.4769786838382" calcext:value-type="float">
            <text:p>-18.4770</text:p>
          </table:table-cell>
          <table:table-cell office:value-type="float" office:value="-1.29113153905338" calcext:value-type="float">
            <text:p>-1.2911</text:p>
          </table:table-cell>
          <table:table-cell office:value-type="float" office:value="0.679716223279937" calcext:value-type="float">
            <text:p>0.6797</text:p>
          </table:table-cell>
          <table:table-cell table:style-name="ce24" table:formula="of:=ABS([.F614])" office:value-type="float" office:value="0.073907914735353" calcext:value-type="float">
            <text:p>0.0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03670</text:p>
          </table:table-cell>
          <table:table-cell office:value-type="string" calcext:value-type="string">
            <text:p>TRM28</text:p>
          </table:table-cell>
          <table:table-cell office:value-type="string" calcext:value-type="string">
            <text:p>L</text:p>
          </table:table-cell>
          <table:table-cell office:value-type="float" office:value="4.76520282851764" calcext:value-type="float">
            <text:p>4.7652</text:p>
          </table:table-cell>
          <table:table-cell office:value-type="float" office:value="-0.370409321125989" calcext:value-type="float">
            <text:p>-0.3704</text:p>
          </table:table-cell>
          <table:table-cell office:value-type="float" office:value="-0.0777321206369752" calcext:value-type="float">
            <text:p>-0.0777</text:p>
          </table:table-cell>
          <table:table-cell office:value-type="float" office:value="3.85270400814502" calcext:value-type="float">
            <text:p>3.8527</text:p>
          </table:table-cell>
          <table:table-cell office:value-type="float" office:value="-19.4330301592438" calcext:value-type="float">
            <text:p>-19.4330</text:p>
          </table:table-cell>
          <table:table-cell office:value-type="float" office:value="-1.01275123813276" calcext:value-type="float">
            <text:p>-1.0128</text:p>
          </table:table-cell>
          <table:table-cell office:value-type="float" office:value="0.693294426395941" calcext:value-type="float">
            <text:p>0.6933</text:p>
          </table:table-cell>
          <table:table-cell table:style-name="ce24" table:formula="of:=ABS([.F615])" office:value-type="float" office:value="0.0777321206369752" calcext:value-type="float">
            <text:p>0.077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9430</text:p>
          </table:table-cell>
          <table:table-cell office:value-type="string" calcext:value-type="string">
            <text:p>L</text:p>
          </table:table-cell>
          <table:table-cell office:value-type="float" office:value="16.2983979148379" calcext:value-type="float">
            <text:p>16.2984</text:p>
          </table:table-cell>
          <table:table-cell office:value-type="float" office:value="-1.26888518981449" calcext:value-type="float">
            <text:p>-1.2689</text:p>
          </table:table-cell>
          <table:table-cell office:value-type="float" office:value="-0.0778533691743598" calcext:value-type="float">
            <text:p>-0.0779</text:p>
          </table:table-cell>
          <table:table-cell office:value-type="float" office:value="3.4377651754919" calcext:value-type="float">
            <text:p>3.4378</text:p>
          </table:table-cell>
          <table:table-cell office:value-type="float" office:value="-19.4633422935899" calcext:value-type="float">
            <text:p>-19.4633</text:p>
          </table:table-cell>
          <table:table-cell office:value-type="float" office:value="-1.20477381971237" calcext:value-type="float">
            <text:p>-1.2048</text:p>
          </table:table-cell>
          <table:table-cell office:value-type="float" office:value="0.781809085888396" calcext:value-type="float">
            <text:p>0.7818</text:p>
          </table:table-cell>
          <table:table-cell table:style-name="ce24" table:formula="of:=ABS([.F616])" office:value-type="float" office:value="0.0778533691743598" calcext:value-type="float">
            <text:p>0.077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09420</text:p>
          </table:table-cell>
          <table:table-cell office:value-type="string" calcext:value-type="string">
            <text:p>L</text:p>
          </table:table-cell>
          <table:table-cell office:value-type="float" office:value="3.29152692689307" calcext:value-type="float">
            <text:p>3.2915</text:p>
          </table:table-cell>
          <table:table-cell office:value-type="float" office:value="-0.2690045554447" calcext:value-type="float">
            <text:p>-0.2690</text:p>
          </table:table-cell>
          <table:table-cell office:value-type="float" office:value="-0.081726372416044" calcext:value-type="float">
            <text:p>-0.0817</text:p>
          </table:table-cell>
          <table:table-cell office:value-type="float" office:value="3.05955550169783" calcext:value-type="float">
            <text:p>3.0596</text:p>
          </table:table-cell>
          <table:table-cell office:value-type="float" office:value="-20.431593104011" calcext:value-type="float">
            <text:p>-20.4316</text:p>
          </table:table-cell>
          <table:table-cell office:value-type="float" office:value="-1.58985919618277" calcext:value-type="float">
            <text:p>-1.5899</text:p>
          </table:table-cell>
          <table:table-cell office:value-type="float" office:value="0.744740281872849" calcext:value-type="float">
            <text:p>0.7447</text:p>
          </table:table-cell>
          <table:table-cell table:style-name="ce24" table:formula="of:=ABS([.F617])" office:value-type="float" office:value="0.081726372416044" calcext:value-type="float">
            <text:p>0.0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3850</text:p>
          </table:table-cell>
          <table:table-cell office:value-type="string" calcext:value-type="string">
            <text:p>GRXS13</text:p>
          </table:table-cell>
          <table:table-cell office:value-type="string" calcext:value-type="string">
            <text:p>L</text:p>
          </table:table-cell>
          <table:table-cell office:value-type="float" office:value="23.7873842194217" calcext:value-type="float">
            <text:p>23.7874</text:p>
          </table:table-cell>
          <table:table-cell office:value-type="float" office:value="-1.95884538613134" calcext:value-type="float">
            <text:p>-1.9588</text:p>
          </table:table-cell>
          <table:table-cell office:value-type="float" office:value="-0.0823480786311931" calcext:value-type="float">
            <text:p>-0.0823</text:p>
          </table:table-cell>
          <table:table-cell office:value-type="float" office:value="3.20519508820826" calcext:value-type="float">
            <text:p>3.2052</text:p>
          </table:table-cell>
          <table:table-cell office:value-type="float" office:value="-20.5870196577983" calcext:value-type="float">
            <text:p>-20.5870</text:p>
          </table:table-cell>
          <table:table-cell office:value-type="float" office:value="-1.48318447043479" calcext:value-type="float">
            <text:p>-1.4832</text:p>
          </table:table-cell>
          <table:table-cell office:value-type="float" office:value="0.760768762228351" calcext:value-type="float">
            <text:p>0.7608</text:p>
          </table:table-cell>
          <table:table-cell table:style-name="ce24" table:formula="of:=ABS([.F618])" office:value-type="float" office:value="0.0823480786311931" calcext:value-type="float">
            <text:p>0.082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63560</text:p>
          </table:table-cell>
          <table:table-cell table:style-name="ce4" office:value-type="string" calcext:value-type="string">
            <text:p>FACT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3.26859226285494" calcext:value-type="float">
            <text:p>3.2686</text:p>
          </table:table-cell>
          <table:table-cell table:style-name="ce19" office:value-type="float" office:value="-0.269211815786118" calcext:value-type="float">
            <text:p>-0.2692</text:p>
          </table:table-cell>
          <table:table-cell table:style-name="ce19" office:value-type="float" office:value="-0.0823632298361302" calcext:value-type="float">
            <text:p>-0.0824</text:p>
          </table:table-cell>
          <table:table-cell table:style-name="ce19" office:value-type="float" office:value="4.83072952915606" calcext:value-type="float">
            <text:p>4.8307</text:p>
          </table:table-cell>
          <table:table-cell table:style-name="ce19" office:value-type="float" office:value="-20.5908074590326" calcext:value-type="float">
            <text:p>-20.5908</text:p>
          </table:table-cell>
          <table:table-cell table:style-name="ce19" office:value-type="float" office:value="-0.801496624874336" calcext:value-type="float">
            <text:p>-0.8015</text:p>
          </table:table-cell>
          <table:table-cell table:style-name="ce19" office:value-type="float" office:value="0.617869592320881" calcext:value-type="float">
            <text:p>0.6179</text:p>
          </table:table-cell>
          <table:table-cell table:style-name="ce25" table:formula="of:=ABS([.F619])" office:value-type="float" office:value="0.0823632298361302" calcext:value-type="float">
            <text:p>0.0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30180</text:p>
          </table:table-cell>
          <table:table-cell office:value-type="string" calcext:value-type="string">
            <text:p>CYP85A2</text:p>
          </table:table-cell>
          <table:table-cell office:value-type="string" calcext:value-type="string">
            <text:p>L</text:p>
          </table:table-cell>
          <table:table-cell office:value-type="float" office:value="12.462613192767" calcext:value-type="float">
            <text:p>12.4626</text:p>
          </table:table-cell>
          <table:table-cell office:value-type="float" office:value="-1.05694782705469" calcext:value-type="float">
            <text:p>-1.0569</text:p>
          </table:table-cell>
          <table:table-cell office:value-type="float" office:value="-0.0848094866386543" calcext:value-type="float">
            <text:p>-0.0848</text:p>
          </table:table-cell>
          <table:table-cell office:value-type="float" office:value="3.69515621682646" calcext:value-type="float">
            <text:p>3.6952</text:p>
          </table:table-cell>
          <table:table-cell office:value-type="float" office:value="-21.2023716596636" calcext:value-type="float">
            <text:p>-21.2024</text:p>
          </table:table-cell>
          <table:table-cell office:value-type="float" office:value="-1.23035767964357" calcext:value-type="float">
            <text:p>-1.2304</text:p>
          </table:table-cell>
          <table:table-cell office:value-type="float" office:value="0.759954907213431" calcext:value-type="float">
            <text:p>0.7600</text:p>
          </table:table-cell>
          <table:table-cell table:style-name="ce24" table:formula="of:=ABS([.F620])" office:value-type="float" office:value="0.0848094866386543" calcext:value-type="float">
            <text:p>0.084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3G01470</text:p>
          </table:table-cell>
          <table:table-cell table:style-name="ce4" office:value-type="string" calcext:value-type="string">
            <text:p>HAT5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73.3310921433574" calcext:value-type="float">
            <text:p>73.3311</text:p>
          </table:table-cell>
          <table:table-cell table:style-name="ce19" office:value-type="float" office:value="-6.25481132504175" calcext:value-type="float">
            <text:p>-6.2548</text:p>
          </table:table-cell>
          <table:table-cell table:style-name="ce19" office:value-type="float" office:value="-0.0852954884786663" calcext:value-type="float">
            <text:p>-0.0853</text:p>
          </table:table-cell>
          <table:table-cell table:style-name="ce19" office:value-type="float" office:value="4.50304960964834" calcext:value-type="float">
            <text:p>4.5030</text:p>
          </table:table-cell>
          <table:table-cell table:style-name="ce19" office:value-type="float" office:value="-21.3238721196666" calcext:value-type="float">
            <text:p>-21.3239</text:p>
          </table:table-cell>
          <table:table-cell table:style-name="ce19" office:value-type="float" office:value="-0.925612146287814" calcext:value-type="float">
            <text:p>-0.9256</text:p>
          </table:table-cell>
          <table:table-cell table:style-name="ce19" office:value-type="float" office:value="0.772349892283137" calcext:value-type="float">
            <text:p>0.7723</text:p>
          </table:table-cell>
          <table:table-cell table:style-name="ce25" table:formula="of:=ABS([.F621])" office:value-type="float" office:value="0.0852954884786663" calcext:value-type="float">
            <text:p>0.08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67480</text:p>
          </table:table-cell>
          <table:table-cell table:style-name="ce4" office:value-type="string" calcext:value-type="string">
            <text:p>BT4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66.5616720718921" calcext:value-type="float">
            <text:p>66.5617</text:p>
          </table:table-cell>
          <table:table-cell table:style-name="ce19" office:value-type="float" office:value="-5.74439650899512" calcext:value-type="float">
            <text:p>-5.7444</text:p>
          </table:table-cell>
          <table:table-cell table:style-name="ce19" office:value-type="float" office:value="-0.0863018660767821" calcext:value-type="float">
            <text:p>-0.0863</text:p>
          </table:table-cell>
          <table:table-cell table:style-name="ce19" office:value-type="float" office:value="4.59181884600003" calcext:value-type="float">
            <text:p>4.5918</text:p>
          </table:table-cell>
          <table:table-cell table:style-name="ce19" office:value-type="float" office:value="-21.5754665191955" calcext:value-type="float">
            <text:p>-21.5755</text:p>
          </table:table-cell>
          <table:table-cell table:style-name="ce19" office:value-type="float" office:value="-0.915575231162345" calcext:value-type="float">
            <text:p>-0.9156</text:p>
          </table:table-cell>
          <table:table-cell table:style-name="ce19" office:value-type="float" office:value="0.757454870046444" calcext:value-type="float">
            <text:p>0.7575</text:p>
          </table:table-cell>
          <table:table-cell table:style-name="ce25" table:formula="of:=ABS([.F622])" office:value-type="float" office:value="0.0863018660767821" calcext:value-type="float">
            <text:p>0.08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28130</text:p>
          </table:table-cell>
          <table:table-cell office:value-type="string" calcext:value-type="string">
            <text:p>GH3.17</text:p>
          </table:table-cell>
          <table:table-cell office:value-type="string" calcext:value-type="string">
            <text:p>L</text:p>
          </table:table-cell>
          <table:table-cell office:value-type="float" office:value="10.698428465174" calcext:value-type="float">
            <text:p>10.6984</text:p>
          </table:table-cell>
          <table:table-cell office:value-type="float" office:value="-0.929583387548233" calcext:value-type="float">
            <text:p>-0.9296</text:p>
          </table:table-cell>
          <table:table-cell office:value-type="float" office:value="-0.0868897138092993" calcext:value-type="float">
            <text:p>-0.0869</text:p>
          </table:table-cell>
          <table:table-cell office:value-type="float" office:value="3.55923502836219" calcext:value-type="float">
            <text:p>3.5592</text:p>
          </table:table-cell>
          <table:table-cell office:value-type="float" office:value="-21.7224284523248" calcext:value-type="float">
            <text:p>-21.7224</text:p>
          </table:table-cell>
          <table:table-cell office:value-type="float" office:value="-1.35960754515895" calcext:value-type="float">
            <text:p>-1.3596</text:p>
          </table:table-cell>
          <table:table-cell office:value-type="float" office:value="0.668478382095506" calcext:value-type="float">
            <text:p>0.6685</text:p>
          </table:table-cell>
          <table:table-cell table:style-name="ce24" table:formula="of:=ABS([.F623])" office:value-type="float" office:value="0.0868897138092993" calcext:value-type="float">
            <text:p>0.086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39350</text:p>
          </table:table-cell>
          <table:table-cell table:style-name="ce4" office:value-type="string" calcext:value-type="string">
            <text:p>ABCG1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.85182289006412" calcext:value-type="float">
            <text:p>2.8518</text:p>
          </table:table-cell>
          <table:table-cell table:style-name="ce19" office:value-type="float" office:value="-0.27747433788412" calcext:value-type="float">
            <text:p>-0.2775</text:p>
          </table:table-cell>
          <table:table-cell table:style-name="ce19" office:value-type="float" office:value="-0.097297184495872" calcext:value-type="float">
            <text:p>-0.0973</text:p>
          </table:table-cell>
          <table:table-cell table:style-name="ce19" office:value-type="float" office:value="4.77434643762042" calcext:value-type="float">
            <text:p>4.7743</text:p>
          </table:table-cell>
          <table:table-cell table:style-name="ce19" office:value-type="float" office:value="-24.324296123968" calcext:value-type="float">
            <text:p>-24.3243</text:p>
          </table:table-cell>
          <table:table-cell table:style-name="ce19" office:value-type="float" office:value="-1.02761341705829" calcext:value-type="float">
            <text:p>-1.0276</text:p>
          </table:table-cell>
          <table:table-cell table:style-name="ce19" office:value-type="float" office:value="0.632343684905859" calcext:value-type="float">
            <text:p>0.6323</text:p>
          </table:table-cell>
          <table:table-cell table:style-name="ce25" table:formula="of:=ABS([.F624])" office:value-type="float" office:value="0.097297184495872" calcext:value-type="float">
            <text:p>0.097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4005</text:p>
          </table:table-cell>
          <table:table-cell office:value-type="string" calcext:value-type="string">
            <text:p>L</text:p>
          </table:table-cell>
          <table:table-cell office:value-type="float" office:value="6.47054231788261" calcext:value-type="float">
            <text:p>6.4705</text:p>
          </table:table-cell>
          <table:table-cell office:value-type="float" office:value="-0.640968585300172" calcext:value-type="float">
            <text:p>-0.6410</text:p>
          </table:table-cell>
          <table:table-cell office:value-type="float" office:value="-0.0990594843230883" calcext:value-type="float">
            <text:p>-0.0991</text:p>
          </table:table-cell>
          <table:table-cell office:value-type="float" office:value="3.5093171029436" calcext:value-type="float">
            <text:p>3.5093</text:p>
          </table:table-cell>
          <table:table-cell office:value-type="float" office:value="-24.7648710807721" calcext:value-type="float">
            <text:p>-24.7649</text:p>
          </table:table-cell>
          <table:table-cell office:value-type="float" office:value="-1.76458751168373" calcext:value-type="float">
            <text:p>-1.7646</text:p>
          </table:table-cell>
          <table:table-cell office:value-type="float" office:value="0.751410166958616" calcext:value-type="float">
            <text:p>0.7514</text:p>
          </table:table-cell>
          <table:table-cell table:style-name="ce24" table:formula="of:=ABS([.F625])" office:value-type="float" office:value="0.0990594843230883" calcext:value-type="float">
            <text:p>0.099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4G40060</text:p>
          </table:table-cell>
          <table:table-cell table:style-name="ce4" office:value-type="string" calcext:value-type="string">
            <text:p>ATHB-16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3.527131812122" calcext:value-type="float">
            <text:p>23.5271</text:p>
          </table:table-cell>
          <table:table-cell table:style-name="ce19" office:value-type="float" office:value="-2.41532613812144" calcext:value-type="float">
            <text:p>-2.4153</text:p>
          </table:table-cell>
          <table:table-cell table:style-name="ce19" office:value-type="float" office:value="-0.102661308544078" calcext:value-type="float">
            <text:p>-0.1027</text:p>
          </table:table-cell>
          <table:table-cell table:style-name="ce19" office:value-type="float" office:value="4.58720875421044" calcext:value-type="float">
            <text:p>4.5872</text:p>
          </table:table-cell>
          <table:table-cell table:style-name="ce19" office:value-type="float" office:value="-25.6653271360194" calcext:value-type="float">
            <text:p>-25.6653</text:p>
          </table:table-cell>
          <table:table-cell table:style-name="ce19" office:value-type="float" office:value="-1.18277851882978" calcext:value-type="float">
            <text:p>-1.1828</text:p>
          </table:table-cell>
          <table:table-cell table:style-name="ce19" office:value-type="float" office:value="0.90692698067258" calcext:value-type="float">
            <text:p>0.9069</text:p>
          </table:table-cell>
          <table:table-cell table:style-name="ce25" table:formula="of:=ABS([.F626])" office:value-type="float" office:value="0.102661308544078" calcext:value-type="float">
            <text:p>0.102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25120</text:p>
          </table:table-cell>
          <table:table-cell table:style-name="ce4" office:value-type="string" calcext:value-type="string">
            <text:p>CYP71B11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.90047614712354" calcext:value-type="float">
            <text:p>2.9005</text:p>
          </table:table-cell>
          <table:table-cell table:style-name="ce19" office:value-type="float" office:value="-0.299998778306548" calcext:value-type="float">
            <text:p>-0.3000</text:p>
          </table:table-cell>
          <table:table-cell table:style-name="ce19" office:value-type="float" office:value="-0.103430872411781" calcext:value-type="float">
            <text:p>-0.1034</text:p>
          </table:table-cell>
          <table:table-cell table:style-name="ce19" office:value-type="float" office:value="4.77458829613154" calcext:value-type="float">
            <text:p>4.7746</text:p>
          </table:table-cell>
          <table:table-cell table:style-name="ce19" office:value-type="float" office:value="-25.8577181029452" calcext:value-type="float">
            <text:p>-25.8577</text:p>
          </table:table-cell>
          <table:table-cell table:style-name="ce19" office:value-type="float" office:value="-1.12522533606169" calcext:value-type="float">
            <text:p>-1.1252</text:p>
          </table:table-cell>
          <table:table-cell table:style-name="ce19" office:value-type="float" office:value="0.60629401432934" calcext:value-type="float">
            <text:p>0.6063</text:p>
          </table:table-cell>
          <table:table-cell table:style-name="ce25" table:formula="of:=ABS([.F627])" office:value-type="float" office:value="0.103430872411781" calcext:value-type="float">
            <text:p>0.103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5G58620</text:p>
          </table:table-cell>
          <table:table-cell table:style-name="ce4" office:value-type="string" calcext:value-type="string">
            <text:p>TZF9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12.070197316413" calcext:value-type="float">
            <text:p>12.0702</text:p>
          </table:table-cell>
          <table:table-cell table:style-name="ce19" office:value-type="float" office:value="-1.25290169062801" calcext:value-type="float">
            <text:p>-1.2529</text:p>
          </table:table-cell>
          <table:table-cell table:style-name="ce19" office:value-type="float" office:value="-0.103801260060953" calcext:value-type="float">
            <text:p>-0.1038</text:p>
          </table:table-cell>
          <table:table-cell table:style-name="ce19" office:value-type="float" office:value="4.79540536428635" calcext:value-type="float">
            <text:p>4.7954</text:p>
          </table:table-cell>
          <table:table-cell table:style-name="ce19" office:value-type="float" office:value="-25.9503150152383" calcext:value-type="float">
            <text:p>-25.9503</text:p>
          </table:table-cell>
          <table:table-cell table:style-name="ce19" office:value-type="float" office:value="-1.12390410293731" calcext:value-type="float">
            <text:p>-1.1239</text:p>
          </table:table-cell>
          <table:table-cell table:style-name="ce19" office:value-type="float" office:value="0.677733212285376" calcext:value-type="float">
            <text:p>0.6777</text:p>
          </table:table-cell>
          <table:table-cell table:style-name="ce25" table:formula="of:=ABS([.F628])" office:value-type="float" office:value="0.103801260060953" calcext:value-type="float">
            <text:p>0.103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4G36830</text:p>
          </table:table-cell>
          <table:table-cell table:style-name="ce4" office:value-type="string" calcext:value-type="string">
            <text:p>HOS3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2.0150291747055" calcext:value-type="float">
            <text:p>2.0150</text:p>
          </table:table-cell>
          <table:table-cell table:style-name="ce19" office:value-type="float" office:value="-0.220350414426811" calcext:value-type="float">
            <text:p>-0.2204</text:p>
          </table:table-cell>
          <table:table-cell table:style-name="ce19" office:value-type="float" office:value="-0.109353461077811" calcext:value-type="float">
            <text:p>-0.1094</text:p>
          </table:table-cell>
          <table:table-cell table:style-name="ce19" office:value-type="float" office:value="4.35376092691139" calcext:value-type="float">
            <text:p>4.3538</text:p>
          </table:table-cell>
          <table:table-cell table:style-name="ce19" office:value-type="float" office:value="-27.3383652694527" calcext:value-type="float">
            <text:p>-27.3384</text:p>
          </table:table-cell>
          <table:table-cell table:style-name="ce19" office:value-type="float" office:value="-1.4263357029001" calcext:value-type="float">
            <text:p>-1.4263</text:p>
          </table:table-cell>
          <table:table-cell table:style-name="ce19" office:value-type="float" office:value="0.741047160569281" calcext:value-type="float">
            <text:p>0.7410</text:p>
          </table:table-cell>
          <table:table-cell table:style-name="ce25" table:formula="of:=ABS([.F629])" office:value-type="float" office:value="0.109353461077811" calcext:value-type="float">
            <text:p>0.109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22430</text:p>
          </table:table-cell>
          <table:table-cell table:style-name="ce4" office:value-type="string" calcext:value-type="string">
            <text:p>ATHB-6</text:p>
          </table:table-cell>
          <table:table-cell table:style-name="ce13" office:value-type="string" calcext:value-type="string">
            <text:p>L</text:p>
          </table:table-cell>
          <table:table-cell table:style-name="ce19" office:value-type="float" office:value="72.6525131085607" calcext:value-type="float">
            <text:p>72.6525</text:p>
          </table:table-cell>
          <table:table-cell table:style-name="ce19" office:value-type="float" office:value="-8.32564572237262" calcext:value-type="float">
            <text:p>-8.3256</text:p>
          </table:table-cell>
          <table:table-cell table:style-name="ce19" office:value-type="float" office:value="-0.114595426450453" calcext:value-type="float">
            <text:p>-0.1146</text:p>
          </table:table-cell>
          <table:table-cell table:style-name="ce19" office:value-type="float" office:value="4.77578691914176" calcext:value-type="float">
            <text:p>4.7758</text:p>
          </table:table-cell>
          <table:table-cell table:style-name="ce19" office:value-type="float" office:value="-28.6488566126132" calcext:value-type="float">
            <text:p>-28.6489</text:p>
          </table:table-cell>
          <table:table-cell table:style-name="ce19" office:value-type="float" office:value="-1.32148523767211" calcext:value-type="float">
            <text:p>-1.3215</text:p>
          </table:table-cell>
          <table:table-cell table:style-name="ce19" office:value-type="float" office:value="0.915248106752287" calcext:value-type="float">
            <text:p>0.9152</text:p>
          </table:table-cell>
          <table:table-cell table:style-name="ce25" table:formula="of:=ABS([.F630])" office:value-type="float" office:value="0.114595426450453" calcext:value-type="float">
            <text:p>0.11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T2G34010</text:p>
          </table:table-cell>
          <table:table-cell table:style-name="ce3" office:value-type="string" calcext:value-type="string">
            <text:p>TIE4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float" office:value="1.21216091408225" calcext:value-type="float">
            <text:p>1.2122</text:p>
          </table:table-cell>
          <table:table-cell table:style-name="ce17" office:value-type="float" office:value="0.667967491588602" calcext:value-type="float">
            <text:p>0.6680</text:p>
          </table:table-cell>
          <table:table-cell table:style-name="ce17" office:value-type="float" office:value="0.551055131235882" calcext:value-type="float">
            <text:p>0.5511</text:p>
          </table:table-cell>
          <table:table-cell table:style-name="ce17" office:value-type="float" office:value="3.04191883745466" calcext:value-type="float">
            <text:p>3.0419</text:p>
          </table:table-cell>
          <table:table-cell table:style-name="ce17" office:value-type="float" office:value="137.76378280897" calcext:value-type="float">
            <text:p>137.7638</text:p>
          </table:table-cell>
          <table:table-cell table:style-name="ce17" office:value-type="float" office:value="2.46697807200534" calcext:value-type="float">
            <text:p>2.4670</text:p>
          </table:table-cell>
          <table:table-cell table:style-name="ce17" office:value-type="float" office:value="0.743536336794214" calcext:value-type="float">
            <text:p>0.7435</text:p>
          </table:table-cell>
          <table:table-cell table:style-name="ce23" table:formula="of:=ABS([.F631])" office:value-type="float" office:value="0.551055131235882" calcext:value-type="float">
            <text:p>0.551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2281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0.861353534693791" calcext:value-type="float">
            <text:p>0.8614</text:p>
          </table:table-cell>
          <table:table-cell table:style-name="ce16" office:value-type="float" office:value="0.386734742070904" calcext:value-type="float">
            <text:p>0.3867</text:p>
          </table:table-cell>
          <table:table-cell table:style-name="ce16" office:value-type="float" office:value="0.448984913271863" calcext:value-type="float">
            <text:p>0.4490</text:p>
          </table:table-cell>
          <table:table-cell table:style-name="ce16" office:value-type="float" office:value="0.649168138829207" calcext:value-type="float">
            <text:p>0.6492</text:p>
          </table:table-cell>
          <table:table-cell table:style-name="ce16" office:value-type="float" office:value="112.246228317966" calcext:value-type="float">
            <text:p>112.2462</text:p>
          </table:table-cell>
          <table:table-cell table:style-name="ce16" office:value-type="float" office:value="4.19304461647621" calcext:value-type="float">
            <text:p>4.1930</text:p>
          </table:table-cell>
          <table:table-cell table:style-name="ce16" office:value-type="float" office:value="0.821818202826403" calcext:value-type="float">
            <text:p>0.8218</text:p>
          </table:table-cell>
          <table:table-cell table:style-name="ce22" table:formula="of:=ABS([.F632])" office:value-type="float" office:value="0.448984913271863" calcext:value-type="float">
            <text:p>0.44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0330</text:p>
          </table:table-cell>
          <table:table-cell table:style-name="ce2" office:value-type="string" calcext:value-type="string">
            <text:p>PYL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0.9284385922734" calcext:value-type="float">
            <text:p>20.9284</text:p>
          </table:table-cell>
          <table:table-cell table:style-name="ce16" office:value-type="float" office:value="7.42468859631396" calcext:value-type="float">
            <text:p>7.4247</text:p>
          </table:table-cell>
          <table:table-cell table:style-name="ce16" office:value-type="float" office:value="0.354765529381398" calcext:value-type="float">
            <text:p>0.3548</text:p>
          </table:table-cell>
          <table:table-cell table:style-name="ce16" office:value-type="float" office:value="0.851842478894333" calcext:value-type="float">
            <text:p>0.8518</text:p>
          </table:table-cell>
          <table:table-cell table:style-name="ce16" office:value-type="float" office:value="88.6913823453496" calcext:value-type="float">
            <text:p>88.6914</text:p>
          </table:table-cell>
          <table:table-cell table:style-name="ce16" office:value-type="float" office:value="3.51244328950745" calcext:value-type="float">
            <text:p>3.5124</text:p>
          </table:table-cell>
          <table:table-cell table:style-name="ce16" office:value-type="float" office:value="0.720929830236038" calcext:value-type="float">
            <text:p>0.7209</text:p>
          </table:table-cell>
          <table:table-cell table:style-name="ce22" table:formula="of:=ABS([.F633])" office:value-type="float" office:value="0.354765529381398" calcext:value-type="float">
            <text:p>0.3548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5G20670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float" office:value="2.90722518279182" calcext:value-type="float">
            <text:p>2.9072</text:p>
          </table:table-cell>
          <table:table-cell table:style-name="ce17" office:value-type="float" office:value="0.866150903910504" calcext:value-type="float">
            <text:p>0.8662</text:p>
          </table:table-cell>
          <table:table-cell table:style-name="ce17" office:value-type="float" office:value="0.297930448950891" calcext:value-type="float">
            <text:p>0.2979</text:p>
          </table:table-cell>
          <table:table-cell table:style-name="ce17" office:value-type="float" office:value="2.15321791205714" calcext:value-type="float">
            <text:p>2.1532</text:p>
          </table:table-cell>
          <table:table-cell table:style-name="ce17" office:value-type="float" office:value="74.4826122377229" calcext:value-type="float">
            <text:p>74.4826</text:p>
          </table:table-cell>
          <table:table-cell table:style-name="ce17" office:value-type="float" office:value="2.15676234240538" calcext:value-type="float">
            <text:p>2.1568</text:p>
          </table:table-cell>
          <table:table-cell table:style-name="ce17" office:value-type="float" office:value="0.865392451416299" calcext:value-type="float">
            <text:p>0.8654</text:p>
          </table:table-cell>
          <table:table-cell table:style-name="ce23" table:formula="of:=ABS([.F634])" office:value-type="float" office:value="0.297930448950891" calcext:value-type="float">
            <text:p>0.2979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>AT3G05936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float" office:value="0.828059742030221" calcext:value-type="float">
            <text:p>0.8281</text:p>
          </table:table-cell>
          <table:table-cell table:style-name="ce17" office:value-type="float" office:value="0.209146112212622" calcext:value-type="float">
            <text:p>0.2091</text:p>
          </table:table-cell>
          <table:table-cell table:style-name="ce17" office:value-type="float" office:value="0.252573699211414" calcext:value-type="float">
            <text:p>0.2526</text:p>
          </table:table-cell>
          <table:table-cell table:style-name="ce17" office:value-type="float" office:value="2.66029224193463" calcext:value-type="float">
            <text:p>2.6603</text:p>
          </table:table-cell>
          <table:table-cell table:style-name="ce17" office:value-type="float" office:value="63.1434248028534" calcext:value-type="float">
            <text:p>63.1434</text:p>
          </table:table-cell>
          <table:table-cell table:style-name="ce17" office:value-type="float" office:value="1.75426848153937" calcext:value-type="float">
            <text:p>1.7543</text:p>
          </table:table-cell>
          <table:table-cell table:style-name="ce17" office:value-type="float" office:value="0.772173038557212" calcext:value-type="float">
            <text:p>0.7722</text:p>
          </table:table-cell>
          <table:table-cell table:style-name="ce23" table:formula="of:=ABS([.F635])" office:value-type="float" office:value="0.252573699211414" calcext:value-type="float">
            <text:p>0.252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8670</text:p>
          </table:table-cell>
          <table:table-cell table:style-name="ce2" office:value-type="string" calcext:value-type="string">
            <text:p>BAM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28542563249774" calcext:value-type="float">
            <text:p>9.2854</text:p>
          </table:table-cell>
          <table:table-cell table:style-name="ce16" office:value-type="float" office:value="2.28082440828207" calcext:value-type="float">
            <text:p>2.2808</text:p>
          </table:table-cell>
          <table:table-cell table:style-name="ce16" office:value-type="float" office:value="0.245634879708636" calcext:value-type="float">
            <text:p>0.2456</text:p>
          </table:table-cell>
          <table:table-cell table:style-name="ce16" office:value-type="float" office:value="0.486402261215882" calcext:value-type="float">
            <text:p>0.4864</text:p>
          </table:table-cell>
          <table:table-cell table:style-name="ce16" office:value-type="float" office:value="61.4087199271591" calcext:value-type="float">
            <text:p>61.4087</text:p>
          </table:table-cell>
          <table:table-cell table:style-name="ce16" office:value-type="float" office:value="3.76819378234498" calcext:value-type="float">
            <text:p>3.7682</text:p>
          </table:table-cell>
          <table:table-cell table:style-name="ce16" office:value-type="float" office:value="0.695439646288933" calcext:value-type="float">
            <text:p>0.6954</text:p>
          </table:table-cell>
          <table:table-cell table:style-name="ce22" table:formula="of:=ABS([.F636])" office:value-type="float" office:value="0.245634879708636" calcext:value-type="float">
            <text:p>0.245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043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1.7720740919506" calcext:value-type="float">
            <text:p>11.7721</text:p>
          </table:table-cell>
          <table:table-cell table:style-name="ce16" office:value-type="float" office:value="2.86628542511716" calcext:value-type="float">
            <text:p>2.8663</text:p>
          </table:table-cell>
          <table:table-cell table:style-name="ce16" office:value-type="float" office:value="0.243481769034824" calcext:value-type="float">
            <text:p>0.2435</text:p>
          </table:table-cell>
          <table:table-cell table:style-name="ce16" office:value-type="float" office:value="0.453126653840573" calcext:value-type="float">
            <text:p>0.4531</text:p>
          </table:table-cell>
          <table:table-cell table:style-name="ce16" office:value-type="float" office:value="60.870442258706" calcext:value-type="float">
            <text:p>60.8704</text:p>
          </table:table-cell>
          <table:table-cell table:style-name="ce16" office:value-type="float" office:value="3.85134206979278" calcext:value-type="float">
            <text:p>3.8513</text:p>
          </table:table-cell>
          <table:table-cell table:style-name="ce16" office:value-type="float" office:value="0.685024510985451" calcext:value-type="float">
            <text:p>0.6850</text:p>
          </table:table-cell>
          <table:table-cell table:style-name="ce22" table:formula="of:=ABS([.F637])" office:value-type="float" office:value="0.243481769034824" calcext:value-type="float">
            <text:p>0.243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52770</text:p>
          </table:table-cell>
          <table:table-cell office:value-type="string" calcext:value-type="string">
            <text:p>M</text:p>
          </table:table-cell>
          <table:table-cell table:style-name="ce20" office:value-type="float" office:value="0.649115931922927" calcext:value-type="float">
            <text:p>0.6491</text:p>
          </table:table-cell>
          <table:table-cell office:value-type="float" office:value="0.153051024963176" calcext:value-type="float">
            <text:p>0.1531</text:p>
          </table:table-cell>
          <table:table-cell office:value-type="float" office:value="0.235783805998693" calcext:value-type="float">
            <text:p>0.2358</text:p>
          </table:table-cell>
          <table:table-cell office:value-type="float" office:value="1.92410443733097" calcext:value-type="float">
            <text:p>1.9241</text:p>
          </table:table-cell>
          <table:table-cell office:value-type="float" office:value="58.9459514996733" calcext:value-type="float">
            <text:p>58.9460</text:p>
          </table:table-cell>
          <table:table-cell office:value-type="float" office:value="2.02274156880304" calcext:value-type="float">
            <text:p>2.0227</text:p>
          </table:table-cell>
          <table:table-cell office:value-type="float" office:value="0.930023993938168" calcext:value-type="float">
            <text:p>0.9300</text:p>
          </table:table-cell>
          <table:table-cell table:style-name="ce24" table:formula="of:=ABS([.F638])" office:value-type="float" office:value="0.235783805998693" calcext:value-type="float">
            <text:p>0.235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6510</text:p>
          </table:table-cell>
          <table:table-cell table:style-name="ce2" office:value-type="string" calcext:value-type="string">
            <text:p>SAUR4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55646820236225" calcext:value-type="float">
            <text:p>2.5565</text:p>
          </table:table-cell>
          <table:table-cell table:style-name="ce16" office:value-type="float" office:value="0.556759889460548" calcext:value-type="float">
            <text:p>0.5568</text:p>
          </table:table-cell>
          <table:table-cell table:style-name="ce16" office:value-type="float" office:value="0.21778478955697" calcext:value-type="float">
            <text:p>0.2178</text:p>
          </table:table-cell>
          <table:table-cell table:style-name="ce16" office:value-type="float" office:value="0.784170023570356" calcext:value-type="float">
            <text:p>0.7842</text:p>
          </table:table-cell>
          <table:table-cell table:style-name="ce16" office:value-type="float" office:value="54.4461973892426" calcext:value-type="float">
            <text:p>54.4462</text:p>
          </table:table-cell>
          <table:table-cell table:style-name="ce16" office:value-type="float" office:value="2.98971348042961" calcext:value-type="float">
            <text:p>2.9897</text:p>
          </table:table-cell>
          <table:table-cell table:style-name="ce16" office:value-type="float" office:value="0.854997809017718" calcext:value-type="float">
            <text:p>0.8550</text:p>
          </table:table-cell>
          <table:table-cell table:style-name="ce22" table:formula="of:=ABS([.F639])" office:value-type="float" office:value="0.21778478955697" calcext:value-type="float">
            <text:p>0.217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23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1.7229440872747" calcext:value-type="float">
            <text:p>11.7229</text:p>
          </table:table-cell>
          <table:table-cell table:style-name="ce16" office:value-type="float" office:value="1.9818972004287" calcext:value-type="float">
            <text:p>1.9819</text:p>
          </table:table-cell>
          <table:table-cell table:style-name="ce16" office:value-type="float" office:value="0.16906138813543" calcext:value-type="float">
            <text:p>0.1691</text:p>
          </table:table-cell>
          <table:table-cell table:style-name="ce16" office:value-type="float" office:value="0.516542416268872" calcext:value-type="float">
            <text:p>0.5165</text:p>
          </table:table-cell>
          <table:table-cell table:style-name="ce16" office:value-type="float" office:value="42.2653470338575" calcext:value-type="float">
            <text:p>42.2653</text:p>
          </table:table-cell>
          <table:table-cell table:style-name="ce16" office:value-type="float" office:value="3.19886459892887" calcext:value-type="float">
            <text:p>3.1989</text:p>
          </table:table-cell>
          <table:table-cell table:style-name="ce16" office:value-type="float" office:value="0.703452161471234" calcext:value-type="float">
            <text:p>0.7035</text:p>
          </table:table-cell>
          <table:table-cell table:style-name="ce22" table:formula="of:=ABS([.F640])" office:value-type="float" office:value="0.16906138813543" calcext:value-type="float">
            <text:p>0.169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78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0.495322519458442" calcext:value-type="float">
            <text:p>0.4953</text:p>
          </table:table-cell>
          <table:table-cell table:style-name="ce16" office:value-type="float" office:value="0.0825195770218912" calcext:value-type="float">
            <text:p>0.0825</text:p>
          </table:table-cell>
          <table:table-cell table:style-name="ce16" office:value-type="float" office:value="0.16659766875149" calcext:value-type="float">
            <text:p>0.1666</text:p>
          </table:table-cell>
          <table:table-cell table:style-name="ce16" office:value-type="float" office:value="0.489684677146769" calcext:value-type="float">
            <text:p>0.4897</text:p>
          </table:table-cell>
          <table:table-cell table:style-name="ce16" office:value-type="float" office:value="41.6494171878726" calcext:value-type="float">
            <text:p>41.6494</text:p>
          </table:table-cell>
          <table:table-cell table:style-name="ce16" office:value-type="float" office:value="3.2487404162533" calcext:value-type="float">
            <text:p>3.2487</text:p>
          </table:table-cell>
          <table:table-cell table:style-name="ce16" office:value-type="float" office:value="0.64301167049801" calcext:value-type="float">
            <text:p>0.6430</text:p>
          </table:table-cell>
          <table:table-cell table:style-name="ce22" table:formula="of:=ABS([.F641])" office:value-type="float" office:value="0.16659766875149" calcext:value-type="float">
            <text:p>0.1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48350</text:p>
          </table:table-cell>
          <table:table-cell office:value-type="string" calcext:value-type="string">
            <text:p>RPL18</text:p>
          </table:table-cell>
          <table:table-cell office:value-type="string" calcext:value-type="string">
            <text:p>M</text:p>
          </table:table-cell>
          <table:table-cell office:value-type="float" office:value="986.368588722784" calcext:value-type="float">
            <text:p>986.3686</text:p>
          </table:table-cell>
          <table:table-cell office:value-type="float" office:value="158.262626981898" calcext:value-type="float">
            <text:p>158.2626</text:p>
          </table:table-cell>
          <table:table-cell office:value-type="float" office:value="0.160449783976623" calcext:value-type="float">
            <text:p>0.1604</text:p>
          </table:table-cell>
          <table:table-cell office:value-type="float" office:value="3.64562579174615" calcext:value-type="float">
            <text:p>3.6456</text:p>
          </table:table-cell>
          <table:table-cell office:value-type="float" office:value="40.1124459941558" calcext:value-type="float">
            <text:p>40.1124</text:p>
          </table:table-cell>
          <table:table-cell office:value-type="float" office:value="1.07058835447078" calcext:value-type="float">
            <text:p>1.0706</text:p>
          </table:table-cell>
          <table:table-cell office:value-type="float" office:value="0.615814166586845" calcext:value-type="float">
            <text:p>0.6158</text:p>
          </table:table-cell>
          <table:table-cell table:style-name="ce24" table:formula="of:=ABS([.F642])" office:value-type="float" office:value="0.160449783976623" calcext:value-type="float">
            <text:p>0.16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098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3.8613619955083" calcext:value-type="float">
            <text:p>23.8614</text:p>
          </table:table-cell>
          <table:table-cell table:style-name="ce16" office:value-type="float" office:value="3.70187508662115" calcext:value-type="float">
            <text:p>3.7019</text:p>
          </table:table-cell>
          <table:table-cell table:style-name="ce16" office:value-type="float" office:value="0.155140980104908" calcext:value-type="float">
            <text:p>0.1551</text:p>
          </table:table-cell>
          <table:table-cell table:style-name="ce16" office:value-type="float" office:value="0.441891887166647" calcext:value-type="float">
            <text:p>0.4419</text:p>
          </table:table-cell>
          <table:table-cell table:style-name="ce16" office:value-type="float" office:value="38.7852450262269" calcext:value-type="float">
            <text:p>38.7852</text:p>
          </table:table-cell>
          <table:table-cell table:style-name="ce16" office:value-type="float" office:value="3.28940501249495" calcext:value-type="float">
            <text:p>3.2894</text:p>
          </table:table-cell>
          <table:table-cell table:style-name="ce16" office:value-type="float" office:value="0.697139762645056" calcext:value-type="float">
            <text:p>0.6971</text:p>
          </table:table-cell>
          <table:table-cell table:style-name="ce22" table:formula="of:=ABS([.F643])" office:value-type="float" office:value="0.155140980104908" calcext:value-type="float">
            <text:p>0.1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26660</text:p>
          </table:table-cell>
          <table:table-cell office:value-type="string" calcext:value-type="string">
            <text:p>MYB86</text:p>
          </table:table-cell>
          <table:table-cell office:value-type="string" calcext:value-type="string">
            <text:p>M</text:p>
          </table:table-cell>
          <table:table-cell office:value-type="float" office:value="2.16267492419801" calcext:value-type="float">
            <text:p>2.1627</text:p>
          </table:table-cell>
          <table:table-cell office:value-type="float" office:value="0.324442065519451" calcext:value-type="float">
            <text:p>0.3244</text:p>
          </table:table-cell>
          <table:table-cell office:value-type="float" office:value="0.150018877959555" calcext:value-type="float">
            <text:p>0.1500</text:p>
          </table:table-cell>
          <table:table-cell office:value-type="float" office:value="1.37417210582198" calcext:value-type="float">
            <text:p>1.3742</text:p>
          </table:table-cell>
          <table:table-cell office:value-type="float" office:value="37.5047194898888" calcext:value-type="float">
            <text:p>37.5047</text:p>
          </table:table-cell>
          <table:table-cell office:value-type="float" office:value="1.89888909871283" calcext:value-type="float">
            <text:p>1.8989</text:p>
          </table:table-cell>
          <table:table-cell office:value-type="float" office:value="0.818060855507035" calcext:value-type="float">
            <text:p>0.8181</text:p>
          </table:table-cell>
          <table:table-cell table:style-name="ce24" table:formula="of:=ABS([.F644])" office:value-type="float" office:value="0.150018877959555" calcext:value-type="float">
            <text:p>0.15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9350</text:p>
          </table:table-cell>
          <table:table-cell table:style-name="ce2" office:value-type="string" calcext:value-type="string">
            <text:p>BZR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1.555862491185" calcext:value-type="float">
            <text:p>91.5559</text:p>
          </table:table-cell>
          <table:table-cell table:style-name="ce16" office:value-type="float" office:value="13.1137211602909" calcext:value-type="float">
            <text:p>13.1137</text:p>
          </table:table-cell>
          <table:table-cell table:style-name="ce16" office:value-type="float" office:value="0.143231911135713" calcext:value-type="float">
            <text:p>0.1432</text:p>
          </table:table-cell>
          <table:table-cell table:style-name="ce16" office:value-type="float" office:value="0.823484169999655" calcext:value-type="float">
            <text:p>0.8235</text:p>
          </table:table-cell>
          <table:table-cell table:style-name="ce16" office:value-type="float" office:value="35.8079777839281" calcext:value-type="float">
            <text:p>35.8080</text:p>
          </table:table-cell>
          <table:table-cell table:style-name="ce16" office:value-type="float" office:value="2.41909400657858" calcext:value-type="float">
            <text:p>2.4191</text:p>
          </table:table-cell>
          <table:table-cell table:style-name="ce16" office:value-type="float" office:value="0.639552451471874" calcext:value-type="float">
            <text:p>0.6396</text:p>
          </table:table-cell>
          <table:table-cell table:style-name="ce22" table:formula="of:=ABS([.F645])" office:value-type="float" office:value="0.143231911135713" calcext:value-type="float">
            <text:p>0.14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T2G33990</text:p>
          </table:table-cell>
          <table:table-cell table:style-name="ce8" office:value-type="string" calcext:value-type="string">
            <text:p>iqd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1897005010562" calcext:value-type="float">
            <text:p>8.1897</text:p>
          </table:table-cell>
          <table:table-cell table:style-name="ce16" office:value-type="float" office:value="1.15089698345331" calcext:value-type="float">
            <text:p>1.1509</text:p>
          </table:table-cell>
          <table:table-cell table:style-name="ce16" office:value-type="float" office:value="0.140529801218601" calcext:value-type="float">
            <text:p>0.1405</text:p>
          </table:table-cell>
          <table:table-cell table:style-name="ce16" office:value-type="float" office:value="0.315642127392067" calcext:value-type="float">
            <text:p>0.3156</text:p>
          </table:table-cell>
          <table:table-cell table:style-name="ce16" office:value-type="float" office:value="35.1324503046503" calcext:value-type="float">
            <text:p>35.1325</text:p>
          </table:table-cell>
          <table:table-cell table:style-name="ce16" office:value-type="float" office:value="3.60056346917533" calcext:value-type="float">
            <text:p>3.6006</text:p>
          </table:table-cell>
          <table:table-cell table:style-name="ce16" office:value-type="float" office:value="0.766869031773562" calcext:value-type="float">
            <text:p>0.7669</text:p>
          </table:table-cell>
          <table:table-cell table:style-name="ce22" table:formula="of:=ABS([.F646])" office:value-type="float" office:value="0.140529801218601" calcext:value-type="float">
            <text:p>0.14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0390</text:p>
          </table:table-cell>
          <table:table-cell table:style-name="ce2" office:value-type="string" calcext:value-type="string">
            <text:p>HAT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74306027030788" calcext:value-type="float">
            <text:p>3.7431</text:p>
          </table:table-cell>
          <table:table-cell table:style-name="ce16" office:value-type="float" office:value="0.524040538873805" calcext:value-type="float">
            <text:p>0.5240</text:p>
          </table:table-cell>
          <table:table-cell table:style-name="ce16" office:value-type="float" office:value="0.140003232924353" calcext:value-type="float">
            <text:p>0.1400</text:p>
          </table:table-cell>
          <table:table-cell table:style-name="ce16" office:value-type="float" office:value="0.942541582638982" calcext:value-type="float">
            <text:p>0.9425</text:p>
          </table:table-cell>
          <table:table-cell table:style-name="ce16" office:value-type="float" office:value="35.0008082310882" calcext:value-type="float">
            <text:p>35.0008</text:p>
          </table:table-cell>
          <table:table-cell table:style-name="ce16" office:value-type="float" office:value="2.23678335369525" calcext:value-type="float">
            <text:p>2.2368</text:p>
          </table:table-cell>
          <table:table-cell table:style-name="ce16" office:value-type="float" office:value="0.845948082671561" calcext:value-type="float">
            <text:p>0.8459</text:p>
          </table:table-cell>
          <table:table-cell table:style-name="ce22" table:formula="of:=ABS([.F647])" office:value-type="float" office:value="0.140003232924353" calcext:value-type="float">
            <text:p>0.14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24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71658587523555" calcext:value-type="float">
            <text:p>1.7166</text:p>
          </table:table-cell>
          <table:table-cell table:style-name="ce16" office:value-type="float" office:value="0.229493130307912" calcext:value-type="float">
            <text:p>0.2295</text:p>
          </table:table-cell>
          <table:table-cell table:style-name="ce16" office:value-type="float" office:value="0.133691610550169" calcext:value-type="float">
            <text:p>0.1337</text:p>
          </table:table-cell>
          <table:table-cell table:style-name="ce16" office:value-type="float" office:value="0.327495745051948" calcext:value-type="float">
            <text:p>0.3275</text:p>
          </table:table-cell>
          <table:table-cell table:style-name="ce16" office:value-type="float" office:value="33.4229026375423" calcext:value-type="float">
            <text:p>33.4229</text:p>
          </table:table-cell>
          <table:table-cell table:style-name="ce16" office:value-type="float" office:value="3.48614787177848" calcext:value-type="float">
            <text:p>3.4861</text:p>
          </table:table-cell>
          <table:table-cell table:style-name="ce16" office:value-type="float" office:value="0.626166978889309" calcext:value-type="float">
            <text:p>0.6262</text:p>
          </table:table-cell>
          <table:table-cell table:style-name="ce22" table:formula="of:=ABS([.F648])" office:value-type="float" office:value="0.133691610550169" calcext:value-type="float">
            <text:p>0.13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084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14701077578278" calcext:value-type="float">
            <text:p>1.1470</text:p>
          </table:table-cell>
          <table:table-cell table:style-name="ce16" office:value-type="float" office:value="0.150301441469235" calcext:value-type="float">
            <text:p>0.1503</text:p>
          </table:table-cell>
          <table:table-cell table:style-name="ce16" office:value-type="float" office:value="0.131037514766731" calcext:value-type="float">
            <text:p>0.1310</text:p>
          </table:table-cell>
          <table:table-cell table:style-name="ce16" office:value-type="float" office:value="0.990790774151534" calcext:value-type="float">
            <text:p>0.9908</text:p>
          </table:table-cell>
          <table:table-cell table:style-name="ce16" office:value-type="float" office:value="32.7593786916828" calcext:value-type="float">
            <text:p>32.7594</text:p>
          </table:table-cell>
          <table:table-cell table:style-name="ce16" office:value-type="float" office:value="2.10647802054856" calcext:value-type="float">
            <text:p>2.1065</text:p>
          </table:table-cell>
          <table:table-cell table:style-name="ce16" office:value-type="float" office:value="0.73700896689564" calcext:value-type="float">
            <text:p>0.7370</text:p>
          </table:table-cell>
          <table:table-cell table:style-name="ce22" table:formula="of:=ABS([.F649])" office:value-type="float" office:value="0.131037514766731" calcext:value-type="float">
            <text:p>0.131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28630</text:p>
          </table:table-cell>
          <table:table-cell office:value-type="string" calcext:value-type="string">
            <text:p>M</text:p>
          </table:table-cell>
          <table:table-cell office:value-type="float" office:value="11.6384043788888" calcext:value-type="float">
            <text:p>11.6384</text:p>
          </table:table-cell>
          <table:table-cell office:value-type="float" office:value="1.43852226595201" calcext:value-type="float">
            <text:p>1.4385</text:p>
          </table:table-cell>
          <table:table-cell office:value-type="float" office:value="0.123601330484905" calcext:value-type="float">
            <text:p>0.1236</text:p>
          </table:table-cell>
          <table:table-cell office:value-type="float" office:value="1.50810373650587" calcext:value-type="float">
            <text:p>1.5081</text:p>
          </table:table-cell>
          <table:table-cell office:value-type="float" office:value="30.9003326212263" calcext:value-type="float">
            <text:p>30.9003</text:p>
          </table:table-cell>
          <table:table-cell office:value-type="float" office:value="1.60831378157722" calcext:value-type="float">
            <text:p>1.6083</text:p>
          </table:table-cell>
          <table:table-cell office:value-type="float" office:value="0.732639773734332" calcext:value-type="float">
            <text:p>0.7326</text:p>
          </table:table-cell>
          <table:table-cell table:style-name="ce24" table:formula="of:=ABS([.F650])" office:value-type="float" office:value="0.123601330484905" calcext:value-type="float">
            <text:p>0.123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25870</text:p>
          </table:table-cell>
          <table:table-cell office:value-type="string" calcext:value-type="string">
            <text:p>M</text:p>
          </table:table-cell>
          <table:table-cell office:value-type="float" office:value="6.0980666545824" calcext:value-type="float">
            <text:p>6.0981</text:p>
          </table:table-cell>
          <table:table-cell office:value-type="float" office:value="0.734719366409317" calcext:value-type="float">
            <text:p>0.7347</text:p>
          </table:table-cell>
          <table:table-cell office:value-type="float" office:value="0.120483984191483" calcext:value-type="float">
            <text:p>0.1205</text:p>
          </table:table-cell>
          <table:table-cell office:value-type="float" office:value="2.20943963171638" calcext:value-type="float">
            <text:p>2.2094</text:p>
          </table:table-cell>
          <table:table-cell office:value-type="float" office:value="30.1209960478708" calcext:value-type="float">
            <text:p>30.1210</text:p>
          </table:table-cell>
          <table:table-cell office:value-type="float" office:value="1.24079464271672" calcext:value-type="float">
            <text:p>1.2408</text:p>
          </table:table-cell>
          <table:table-cell office:value-type="float" office:value="0.737879550654557" calcext:value-type="float">
            <text:p>0.7379</text:p>
          </table:table-cell>
          <table:table-cell table:style-name="ce24" table:formula="of:=ABS([.F651])" office:value-type="float" office:value="0.120483984191483" calcext:value-type="float">
            <text:p>0.1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7610</text:p>
          </table:table-cell>
          <table:table-cell office:value-type="string" calcext:value-type="string">
            <text:p>MT1C</text:p>
          </table:table-cell>
          <table:table-cell office:value-type="string" calcext:value-type="string">
            <text:p>M</text:p>
          </table:table-cell>
          <table:table-cell office:value-type="float" office:value="519.171416997685" calcext:value-type="float">
            <text:p>519.1714</text:p>
          </table:table-cell>
          <table:table-cell office:value-type="float" office:value="62.0322867451289" calcext:value-type="float">
            <text:p>62.0323</text:p>
          </table:table-cell>
          <table:table-cell office:value-type="float" office:value="0.119483247178466" calcext:value-type="float">
            <text:p>0.1195</text:p>
          </table:table-cell>
          <table:table-cell office:value-type="float" office:value="3.5359586399175" calcext:value-type="float">
            <text:p>3.5360</text:p>
          </table:table-cell>
          <table:table-cell office:value-type="float" office:value="29.8708117946166" calcext:value-type="float">
            <text:p>29.8708</text:p>
          </table:table-cell>
          <table:table-cell office:value-type="float" office:value="0.883443035730899" calcext:value-type="float">
            <text:p>0.8834</text:p>
          </table:table-cell>
          <table:table-cell office:value-type="float" office:value="0.605174865550477" calcext:value-type="float">
            <text:p>0.6052</text:p>
          </table:table-cell>
          <table:table-cell table:style-name="ce24" table:formula="of:=ABS([.F652])" office:value-type="float" office:value="0.119483247178466" calcext:value-type="float">
            <text:p>0.1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6746</text:p>
          </table:table-cell>
          <table:table-cell office:value-type="string" calcext:value-type="string">
            <text:p>RAP2-9</text:p>
          </table:table-cell>
          <table:table-cell office:value-type="string" calcext:value-type="string">
            <text:p>M</text:p>
          </table:table-cell>
          <table:table-cell office:value-type="float" office:value="22.0202702613797" calcext:value-type="float">
            <text:p>22.0203</text:p>
          </table:table-cell>
          <table:table-cell office:value-type="float" office:value="2.62976822696464" calcext:value-type="float">
            <text:p>2.6298</text:p>
          </table:table-cell>
          <table:table-cell office:value-type="float" office:value="0.119424884242991" calcext:value-type="float">
            <text:p>0.1194</text:p>
          </table:table-cell>
          <table:table-cell office:value-type="float" office:value="1.1782781188905" calcext:value-type="float">
            <text:p>1.1783</text:p>
          </table:table-cell>
          <table:table-cell office:value-type="float" office:value="29.8562210607477" calcext:value-type="float">
            <text:p>29.8562</text:p>
          </table:table-cell>
          <table:table-cell office:value-type="float" office:value="1.82125538850802" calcext:value-type="float">
            <text:p>1.8213</text:p>
          </table:table-cell>
          <table:table-cell office:value-type="float" office:value="0.718632690613229" calcext:value-type="float">
            <text:p>0.7186</text:p>
          </table:table-cell>
          <table:table-cell table:style-name="ce24" table:formula="of:=ABS([.F653])" office:value-type="float" office:value="0.119424884242991" calcext:value-type="float">
            <text:p>0.1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9040</text:p>
          </table:table-cell>
          <table:table-cell office:value-type="string" calcext:value-type="string">
            <text:p>PSBR</text:p>
          </table:table-cell>
          <table:table-cell office:value-type="string" calcext:value-type="string">
            <text:p>M</text:p>
          </table:table-cell>
          <table:table-cell office:value-type="float" office:value="14274.3830862171" calcext:value-type="float">
            <text:p>14274.3831</text:p>
          </table:table-cell>
          <table:table-cell office:value-type="float" office:value="1607.47051228624" calcext:value-type="float">
            <text:p>1607.4705</text:p>
          </table:table-cell>
          <table:table-cell office:value-type="float" office:value="0.1126122580974" calcext:value-type="float">
            <text:p>0.1126</text:p>
          </table:table-cell>
          <table:table-cell office:value-type="float" office:value="1.69316565646787" calcext:value-type="float">
            <text:p>1.6932</text:p>
          </table:table-cell>
          <table:table-cell office:value-type="float" office:value="28.1530645243499" calcext:value-type="float">
            <text:p>28.1531</text:p>
          </table:table-cell>
          <table:table-cell office:value-type="float" office:value="1.41291546560558" calcext:value-type="float">
            <text:p>1.4129</text:p>
          </table:table-cell>
          <table:table-cell office:value-type="float" office:value="0.610410051732739" calcext:value-type="float">
            <text:p>0.6104</text:p>
          </table:table-cell>
          <table:table-cell table:style-name="ce24" table:formula="of:=ABS([.F654])" office:value-type="float" office:value="0.1126122580974" calcext:value-type="float">
            <text:p>0.1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0820</text:p>
          </table:table-cell>
          <table:table-cell office:value-type="string" calcext:value-type="string">
            <text:p>PSBO2</text:p>
          </table:table-cell>
          <table:table-cell office:value-type="string" calcext:value-type="string">
            <text:p>M</text:p>
          </table:table-cell>
          <table:table-cell office:value-type="float" office:value="313.188155871805" calcext:value-type="float">
            <text:p>313.1882</text:p>
          </table:table-cell>
          <table:table-cell office:value-type="float" office:value="34.6326622599293" calcext:value-type="float">
            <text:p>34.6327</text:p>
          </table:table-cell>
          <table:table-cell office:value-type="float" office:value="0.110581008925846" calcext:value-type="float">
            <text:p>0.1106</text:p>
          </table:table-cell>
          <table:table-cell office:value-type="float" office:value="2.23802289290441" calcext:value-type="float">
            <text:p>2.2380</text:p>
          </table:table-cell>
          <table:table-cell office:value-type="float" office:value="27.6452522314615" calcext:value-type="float">
            <text:p>27.6453</text:p>
          </table:table-cell>
          <table:table-cell office:value-type="float" office:value="1.16043834465777" calcext:value-type="float">
            <text:p>1.1604</text:p>
          </table:table-cell>
          <table:table-cell office:value-type="float" office:value="0.620871478008972" calcext:value-type="float">
            <text:p>0.6209</text:p>
          </table:table-cell>
          <table:table-cell table:style-name="ce24" table:formula="of:=ABS([.F655])" office:value-type="float" office:value="0.110581008925846" calcext:value-type="float">
            <text:p>0.1106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AT4G24660</text:p>
          </table:table-cell>
          <table:table-cell table:style-name="ce9" office:value-type="string" calcext:value-type="string">
            <text:p>ZHD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23707182741896" calcext:value-type="float">
            <text:p>6.2371</text:p>
          </table:table-cell>
          <table:table-cell table:style-name="ce16" office:value-type="float" office:value="0.682812310502971" calcext:value-type="float">
            <text:p>0.6828</text:p>
          </table:table-cell>
          <table:table-cell table:style-name="ce16" office:value-type="float" office:value="0.109476422493844" calcext:value-type="float">
            <text:p>0.1095</text:p>
          </table:table-cell>
          <table:table-cell table:style-name="ce16" office:value-type="float" office:value="0.973325072798049" calcext:value-type="float">
            <text:p>0.9733</text:p>
          </table:table-cell>
          <table:table-cell table:style-name="ce16" office:value-type="float" office:value="27.3691056234611" calcext:value-type="float">
            <text:p>27.3691</text:p>
          </table:table-cell>
          <table:table-cell table:style-name="ce16" office:value-type="float" office:value="1.93051719017692" calcext:value-type="float">
            <text:p>1.9305</text:p>
          </table:table-cell>
          <table:table-cell table:style-name="ce16" office:value-type="float" office:value="0.762723244410874" calcext:value-type="float">
            <text:p>0.7627</text:p>
          </table:table-cell>
          <table:table-cell table:style-name="ce22" table:formula="of:=ABS([.F656])" office:value-type="float" office:value="0.109476422493844" calcext:value-type="float">
            <text:p>0.109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2690</text:p>
          </table:table-cell>
          <table:table-cell office:value-type="string" calcext:value-type="string">
            <text:p>M</text:p>
          </table:table-cell>
          <table:table-cell office:value-type="float" office:value="1.8490237785909" calcext:value-type="float">
            <text:p>1.8490</text:p>
          </table:table-cell>
          <table:table-cell office:value-type="float" office:value="0.197203561629744" calcext:value-type="float">
            <text:p>0.1972</text:p>
          </table:table-cell>
          <table:table-cell office:value-type="float" office:value="0.106652799121939" calcext:value-type="float">
            <text:p>0.1067</text:p>
          </table:table-cell>
          <table:table-cell office:value-type="float" office:value="3.42596664893649" calcext:value-type="float">
            <text:p>3.4260</text:p>
          </table:table-cell>
          <table:table-cell office:value-type="float" office:value="26.6631997804847" calcext:value-type="float">
            <text:p>26.6632</text:p>
          </table:table-cell>
          <table:table-cell office:value-type="float" office:value="0.830472711489619" calcext:value-type="float">
            <text:p>0.8305</text:p>
          </table:table-cell>
          <table:table-cell office:value-type="float" office:value="0.680071997523732" calcext:value-type="float">
            <text:p>0.6801</text:p>
          </table:table-cell>
          <table:table-cell table:style-name="ce24" table:formula="of:=ABS([.F657])" office:value-type="float" office:value="0.106652799121939" calcext:value-type="float">
            <text:p>0.106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40080</text:p>
          </table:table-cell>
          <table:table-cell office:value-type="string" calcext:value-type="string">
            <text:p>M</text:p>
          </table:table-cell>
          <table:table-cell office:value-type="float" office:value="2.97016408340476" calcext:value-type="float">
            <text:p>2.9702</text:p>
          </table:table-cell>
          <table:table-cell office:value-type="float" office:value="0.297952552942496" calcext:value-type="float">
            <text:p>0.2980</text:p>
          </table:table-cell>
          <table:table-cell office:value-type="float" office:value="0.100315182789816" calcext:value-type="float">
            <text:p>0.1003</text:p>
          </table:table-cell>
          <table:table-cell office:value-type="float" office:value="1.09778986721327" calcext:value-type="float">
            <text:p>1.0978</text:p>
          </table:table-cell>
          <table:table-cell office:value-type="float" office:value="25.0787956974541" calcext:value-type="float">
            <text:p>25.0788</text:p>
          </table:table-cell>
          <table:table-cell office:value-type="float" office:value="1.71566521027851" calcext:value-type="float">
            <text:p>1.7157</text:p>
          </table:table-cell>
          <table:table-cell office:value-type="float" office:value="0.626467983829809" calcext:value-type="float">
            <text:p>0.6265</text:p>
          </table:table-cell>
          <table:table-cell table:style-name="ce24" table:formula="of:=ABS([.F658])" office:value-type="float" office:value="0.100315182789816" calcext:value-type="float">
            <text:p>0.10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03210</text:p>
          </table:table-cell>
          <table:table-cell table:style-name="ce2" office:value-type="string" calcext:value-type="string">
            <text:p>XTH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23.713180085664" calcext:value-type="float">
            <text:p>123.7132</text:p>
          </table:table-cell>
          <table:table-cell table:style-name="ce16" office:value-type="float" office:value="12.2739788892021" calcext:value-type="float">
            <text:p>12.2740</text:p>
          </table:table-cell>
          <table:table-cell table:style-name="ce16" office:value-type="float" office:value="0.0992131871535684" calcext:value-type="float">
            <text:p>0.0992</text:p>
          </table:table-cell>
          <table:table-cell table:style-name="ce16" office:value-type="float" office:value="0.452345551443028" calcext:value-type="float">
            <text:p>0.4523</text:p>
          </table:table-cell>
          <table:table-cell table:style-name="ce16" office:value-type="float" office:value="24.8032967883921" calcext:value-type="float">
            <text:p>24.8033</text:p>
          </table:table-cell>
          <table:table-cell table:style-name="ce16" office:value-type="float" office:value="2.69672012473031" calcext:value-type="float">
            <text:p>2.6967</text:p>
          </table:table-cell>
          <table:table-cell table:style-name="ce16" office:value-type="float" office:value="0.770933963206488" calcext:value-type="float">
            <text:p>0.7709</text:p>
          </table:table-cell>
          <table:table-cell table:style-name="ce22" table:formula="of:=ABS([.F659])" office:value-type="float" office:value="0.0992131871535684" calcext:value-type="float">
            <text:p>0.099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8180</text:p>
          </table:table-cell>
          <table:table-cell office:value-type="string" calcext:value-type="string">
            <text:p>M</text:p>
          </table:table-cell>
          <table:table-cell office:value-type="float" office:value="14.3583561753687" calcext:value-type="float">
            <text:p>14.3584</text:p>
          </table:table-cell>
          <table:table-cell office:value-type="float" office:value="1.41064894704627" calcext:value-type="float">
            <text:p>1.4106</text:p>
          </table:table-cell>
          <table:table-cell office:value-type="float" office:value="0.0982458527854457" calcext:value-type="float">
            <text:p>0.0982</text:p>
          </table:table-cell>
          <table:table-cell office:value-type="float" office:value="1.57518660310597" calcext:value-type="float">
            <text:p>1.5752</text:p>
          </table:table-cell>
          <table:table-cell office:value-type="float" office:value="24.5614631963614" calcext:value-type="float">
            <text:p>24.5615</text:p>
          </table:table-cell>
          <table:table-cell office:value-type="float" office:value="1.35573418498457" calcext:value-type="float">
            <text:p>1.3557</text:p>
          </table:table-cell>
          <table:table-cell office:value-type="float" office:value="0.891471746014354" calcext:value-type="float">
            <text:p>0.8915</text:p>
          </table:table-cell>
          <table:table-cell table:style-name="ce24" table:formula="of:=ABS([.F660])" office:value-type="float" office:value="0.0982458527854457" calcext:value-type="float">
            <text:p>0.0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1940</text:p>
          </table:table-cell>
          <table:table-cell office:value-type="string" calcext:value-type="string">
            <text:p>ZFP8</text:p>
          </table:table-cell>
          <table:table-cell office:value-type="string" calcext:value-type="string">
            <text:p>M</text:p>
          </table:table-cell>
          <table:table-cell office:value-type="float" office:value="26.7205355374893" calcext:value-type="float">
            <text:p>26.7205</text:p>
          </table:table-cell>
          <table:table-cell office:value-type="float" office:value="2.61878495639256" calcext:value-type="float">
            <text:p>2.6188</text:p>
          </table:table-cell>
          <table:table-cell office:value-type="float" office:value="0.0980064547253691" calcext:value-type="float">
            <text:p>0.0980</text:p>
          </table:table-cell>
          <table:table-cell office:value-type="float" office:value="1.48621877174182" calcext:value-type="float">
            <text:p>1.4862</text:p>
          </table:table-cell>
          <table:table-cell office:value-type="float" office:value="24.5016136813423" calcext:value-type="float">
            <text:p>24.5016</text:p>
          </table:table-cell>
          <table:table-cell office:value-type="float" office:value="1.40522305325432" calcext:value-type="float">
            <text:p>1.4052</text:p>
          </table:table-cell>
          <table:table-cell office:value-type="float" office:value="0.836092417301264" calcext:value-type="float">
            <text:p>0.8361</text:p>
          </table:table-cell>
          <table:table-cell table:style-name="ce24" table:formula="of:=ABS([.F661])" office:value-type="float" office:value="0.0980064547253691" calcext:value-type="float">
            <text:p>0.098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34950</text:p>
          </table:table-cell>
          <table:table-cell office:value-type="string" calcext:value-type="string">
            <text:p>M</text:p>
          </table:table-cell>
          <table:table-cell office:value-type="float" office:value="29.6990235995874" calcext:value-type="float">
            <text:p>29.6990</text:p>
          </table:table-cell>
          <table:table-cell office:value-type="float" office:value="2.75440815665182" calcext:value-type="float">
            <text:p>2.7544</text:p>
          </table:table-cell>
          <table:table-cell office:value-type="float" office:value="0.0927440643769204" calcext:value-type="float">
            <text:p>0.0927</text:p>
          </table:table-cell>
          <table:table-cell office:value-type="float" office:value="1.01465030992995" calcext:value-type="float">
            <text:p>1.0147</text:p>
          </table:table-cell>
          <table:table-cell office:value-type="float" office:value="23.1860160942301" calcext:value-type="float">
            <text:p>23.1860</text:p>
          </table:table-cell>
          <table:table-cell office:value-type="float" office:value="1.71594775582422" calcext:value-type="float">
            <text:p>1.7159</text:p>
          </table:table-cell>
          <table:table-cell office:value-type="float" office:value="0.630905320313619" calcext:value-type="float">
            <text:p>0.6309</text:p>
          </table:table-cell>
          <table:table-cell table:style-name="ce24" table:formula="of:=ABS([.F662])" office:value-type="float" office:value="0.0927440643769204" calcext:value-type="float">
            <text:p>0.0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8485</text:p>
          </table:table-cell>
          <table:table-cell office:value-type="string" calcext:value-type="string">
            <text:p>DIR1</text:p>
          </table:table-cell>
          <table:table-cell office:value-type="string" calcext:value-type="string">
            <text:p>M</text:p>
          </table:table-cell>
          <table:table-cell office:value-type="float" office:value="265.717962560971" calcext:value-type="float">
            <text:p>265.7180</text:p>
          </table:table-cell>
          <table:table-cell office:value-type="float" office:value="24.6115983041831" calcext:value-type="float">
            <text:p>24.6116</text:p>
          </table:table-cell>
          <table:table-cell office:value-type="float" office:value="0.0926230130134157" calcext:value-type="float">
            <text:p>0.0926</text:p>
          </table:table-cell>
          <table:table-cell office:value-type="float" office:value="1.54724734356404" calcext:value-type="float">
            <text:p>1.5472</text:p>
          </table:table-cell>
          <table:table-cell office:value-type="float" office:value="23.1557532533539" calcext:value-type="float">
            <text:p>23.1558</text:p>
          </table:table-cell>
          <table:table-cell office:value-type="float" office:value="1.31995160408658" calcext:value-type="float">
            <text:p>1.3200</text:p>
          </table:table-cell>
          <table:table-cell office:value-type="float" office:value="0.730499367652425" calcext:value-type="float">
            <text:p>0.7305</text:p>
          </table:table-cell>
          <table:table-cell table:style-name="ce24" table:formula="of:=ABS([.F663])" office:value-type="float" office:value="0.0926230130134157" calcext:value-type="float">
            <text:p>0.0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3810</text:p>
          </table:table-cell>
          <table:table-cell office:value-type="string" calcext:value-type="string">
            <text:p>WRKY53</text:p>
          </table:table-cell>
          <table:table-cell office:value-type="string" calcext:value-type="string">
            <text:p>M</text:p>
          </table:table-cell>
          <table:table-cell office:value-type="float" office:value="10.9477009020719" calcext:value-type="float">
            <text:p>10.9477</text:p>
          </table:table-cell>
          <table:table-cell office:value-type="float" office:value="1.00073158419879" calcext:value-type="float">
            <text:p>1.0007</text:p>
          </table:table-cell>
          <table:table-cell office:value-type="float" office:value="0.091410205042174" calcext:value-type="float">
            <text:p>0.0914</text:p>
          </table:table-cell>
          <table:table-cell office:value-type="float" office:value="1.52093481301127" calcext:value-type="float">
            <text:p>1.5209</text:p>
          </table:table-cell>
          <table:table-cell office:value-type="float" office:value="22.8525512605435" calcext:value-type="float">
            <text:p>22.8526</text:p>
          </table:table-cell>
          <table:table-cell office:value-type="float" office:value="1.32338923701132" calcext:value-type="float">
            <text:p>1.3234</text:p>
          </table:table-cell>
          <table:table-cell office:value-type="float" office:value="0.703958104852336" calcext:value-type="float">
            <text:p>0.7040</text:p>
          </table:table-cell>
          <table:table-cell table:style-name="ce24" table:formula="of:=ABS([.F664])" office:value-type="float" office:value="0.091410205042174" calcext:value-type="float">
            <text:p>0.09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8850</text:p>
          </table:table-cell>
          <table:table-cell table:style-name="ce2" office:value-type="string" calcext:value-type="string">
            <text:p>SAUR1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30855234065261" calcext:value-type="float">
            <text:p>4.3086</text:p>
          </table:table-cell>
          <table:table-cell table:style-name="ce16" office:value-type="float" office:value="0.387949916756654" calcext:value-type="float">
            <text:p>0.3879</text:p>
          </table:table-cell>
          <table:table-cell table:style-name="ce16" office:value-type="float" office:value="0.0900418252080216" calcext:value-type="float">
            <text:p>0.0900</text:p>
          </table:table-cell>
          <table:table-cell table:style-name="ce16" office:value-type="float" office:value="0.501711863435752" calcext:value-type="float">
            <text:p>0.5017</text:p>
          </table:table-cell>
          <table:table-cell table:style-name="ce16" office:value-type="float" office:value="22.5104563020054" calcext:value-type="float">
            <text:p>22.5105</text:p>
          </table:table-cell>
          <table:table-cell table:style-name="ce16" office:value-type="float" office:value="2.45594656270128" calcext:value-type="float">
            <text:p>2.4559</text:p>
          </table:table-cell>
          <table:table-cell table:style-name="ce16" office:value-type="float" office:value="0.651103606403635" calcext:value-type="float">
            <text:p>0.6511</text:p>
          </table:table-cell>
          <table:table-cell table:style-name="ce22" table:formula="of:=ABS([.F665])" office:value-type="float" office:value="0.0900418252080216" calcext:value-type="float">
            <text:p>0.09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8580</text:p>
          </table:table-cell>
          <table:table-cell office:value-type="string" calcext:value-type="string">
            <text:p>ATL63</text:p>
          </table:table-cell>
          <table:table-cell office:value-type="string" calcext:value-type="string">
            <text:p>M</text:p>
          </table:table-cell>
          <table:table-cell office:value-type="float" office:value="2.77448381144655" calcext:value-type="float">
            <text:p>2.7745</text:p>
          </table:table-cell>
          <table:table-cell office:value-type="float" office:value="0.249572475964679" calcext:value-type="float">
            <text:p>0.2496</text:p>
          </table:table-cell>
          <table:table-cell office:value-type="float" office:value="0.0899527598377146" calcext:value-type="float">
            <text:p>0.0900</text:p>
          </table:table-cell>
          <table:table-cell office:value-type="float" office:value="2.91815044643391" calcext:value-type="float">
            <text:p>2.9182</text:p>
          </table:table-cell>
          <table:table-cell office:value-type="float" office:value="22.4881899594286" calcext:value-type="float">
            <text:p>22.4882</text:p>
          </table:table-cell>
          <table:table-cell office:value-type="float" office:value="0.824264087740026" calcext:value-type="float">
            <text:p>0.8243</text:p>
          </table:table-cell>
          <table:table-cell office:value-type="float" office:value="0.645146756418132" calcext:value-type="float">
            <text:p>0.6451</text:p>
          </table:table-cell>
          <table:table-cell table:style-name="ce24" table:formula="of:=ABS([.F666])" office:value-type="float" office:value="0.0899527598377146" calcext:value-type="float">
            <text:p>0.09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2203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0.785583466227121" calcext:value-type="float">
            <text:p>0.7856</text:p>
          </table:table-cell>
          <table:table-cell table:style-name="ce16" office:value-type="float" office:value="0.0692411392328744" calcext:value-type="float">
            <text:p>0.0692</text:p>
          </table:table-cell>
          <table:table-cell table:style-name="ce16" office:value-type="float" office:value="0.0881397613488673" calcext:value-type="float">
            <text:p>0.0881</text:p>
          </table:table-cell>
          <table:table-cell table:style-name="ce16" office:value-type="float" office:value="0.146426645263027" calcext:value-type="float">
            <text:p>0.1464</text:p>
          </table:table-cell>
          <table:table-cell table:style-name="ce16" office:value-type="float" office:value="22.0349403372168" calcext:value-type="float">
            <text:p>22.0349</text:p>
          </table:table-cell>
          <table:table-cell table:style-name="ce16" office:value-type="float" office:value="4.00436204988007" calcext:value-type="float">
            <text:p>4.0044</text:p>
          </table:table-cell>
          <table:table-cell table:style-name="ce16" office:value-type="float" office:value="0.634983448994292" calcext:value-type="float">
            <text:p>0.6350</text:p>
          </table:table-cell>
          <table:table-cell table:style-name="ce22" table:formula="of:=ABS([.F667])" office:value-type="float" office:value="0.0881397613488673" calcext:value-type="float">
            <text:p>0.08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7345</text:p>
          </table:table-cell>
          <table:table-cell table:style-name="ce2" office:value-type="string" calcext:value-type="string">
            <text:p>SAUR77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05665168130324" calcext:value-type="float">
            <text:p>1.0567</text:p>
          </table:table-cell>
          <table:table-cell table:style-name="ce16" office:value-type="float" office:value="0.0924751958996863" calcext:value-type="float">
            <text:p>0.0925</text:p>
          </table:table-cell>
          <table:table-cell table:style-name="ce16" office:value-type="float" office:value="0.0875171994101508" calcext:value-type="float">
            <text:p>0.0875</text:p>
          </table:table-cell>
          <table:table-cell table:style-name="ce16" office:value-type="float" office:value="0.414444524252339" calcext:value-type="float">
            <text:p>0.4144</text:p>
          </table:table-cell>
          <table:table-cell table:style-name="ce16" office:value-type="float" office:value="21.8792998525377" calcext:value-type="float">
            <text:p>21.8793</text:p>
          </table:table-cell>
          <table:table-cell table:style-name="ce16" office:value-type="float" office:value="2.65057768938023" calcext:value-type="float">
            <text:p>2.6506</text:p>
          </table:table-cell>
          <table:table-cell table:style-name="ce16" office:value-type="float" office:value="0.66105179640126" calcext:value-type="float">
            <text:p>0.6611</text:p>
          </table:table-cell>
          <table:table-cell table:style-name="ce22" table:formula="of:=ABS([.F668])" office:value-type="float" office:value="0.0875171994101508" calcext:value-type="float">
            <text:p>0.087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6110</text:p>
          </table:table-cell>
          <table:table-cell table:style-name="ce2" office:value-type="string" calcext:value-type="string">
            <text:p>SAUR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11282602213749" calcext:value-type="float">
            <text:p>2.1128</text:p>
          </table:table-cell>
          <table:table-cell table:style-name="ce16" office:value-type="float" office:value="0.180145609149415" calcext:value-type="float">
            <text:p>0.1801</text:p>
          </table:table-cell>
          <table:table-cell table:style-name="ce16" office:value-type="float" office:value="0.0852628693805873" calcext:value-type="float">
            <text:p>0.0853</text:p>
          </table:table-cell>
          <table:table-cell table:style-name="ce16" office:value-type="float" office:value="0.896756031908588" calcext:value-type="float">
            <text:p>0.8968</text:p>
          </table:table-cell>
          <table:table-cell table:style-name="ce16" office:value-type="float" office:value="21.3157173451468" calcext:value-type="float">
            <text:p>21.3157</text:p>
          </table:table-cell>
          <table:table-cell table:style-name="ce16" office:value-type="float" office:value="1.75573391224346" calcext:value-type="float">
            <text:p>1.7557</text:p>
          </table:table-cell>
          <table:table-cell table:style-name="ce16" office:value-type="float" office:value="0.712847158514782" calcext:value-type="float">
            <text:p>0.7128</text:p>
          </table:table-cell>
          <table:table-cell table:style-name="ce22" table:formula="of:=ABS([.F669])" office:value-type="float" office:value="0.0852628693805873" calcext:value-type="float">
            <text:p>0.0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23000</text:p>
          </table:table-cell>
          <table:table-cell office:value-type="string" calcext:value-type="string">
            <text:p>CIPK7</text:p>
          </table:table-cell>
          <table:table-cell office:value-type="string" calcext:value-type="string">
            <text:p>M</text:p>
          </table:table-cell>
          <table:table-cell office:value-type="float" office:value="94.7560198307235" calcext:value-type="float">
            <text:p>94.7560</text:p>
          </table:table-cell>
          <table:table-cell office:value-type="float" office:value="8.07422112901008" calcext:value-type="float">
            <text:p>8.0742</text:p>
          </table:table-cell>
          <table:table-cell office:value-type="float" office:value="0.0852106403733952" calcext:value-type="float">
            <text:p>0.0852</text:p>
          </table:table-cell>
          <table:table-cell office:value-type="float" office:value="2.12761423265887" calcext:value-type="float">
            <text:p>2.1276</text:p>
          </table:table-cell>
          <table:table-cell office:value-type="float" office:value="21.3026600933488" calcext:value-type="float">
            <text:p>21.3027</text:p>
          </table:table-cell>
          <table:table-cell office:value-type="float" office:value="1.00089877982657" calcext:value-type="float">
            <text:p>1.0009</text:p>
          </table:table-cell>
          <table:table-cell office:value-type="float" office:value="0.678731300251523" calcext:value-type="float">
            <text:p>0.6787</text:p>
          </table:table-cell>
          <table:table-cell table:style-name="ce24" table:formula="of:=ABS([.F670])" office:value-type="float" office:value="0.0852106403733952" calcext:value-type="float">
            <text:p>0.0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01940</text:p>
          </table:table-cell>
          <table:table-cell office:value-type="string" calcext:value-type="string">
            <text:p>SGR5</text:p>
          </table:table-cell>
          <table:table-cell office:value-type="string" calcext:value-type="string">
            <text:p>M</text:p>
          </table:table-cell>
          <table:table-cell office:value-type="float" office:value="1.48024878462635" calcext:value-type="float">
            <text:p>1.4802</text:p>
          </table:table-cell>
          <table:table-cell office:value-type="float" office:value="0.124925824738789" calcext:value-type="float">
            <text:p>0.1249</text:p>
          </table:table-cell>
          <table:table-cell office:value-type="float" office:value="0.0843951544066447" calcext:value-type="float">
            <text:p>0.0844</text:p>
          </table:table-cell>
          <table:table-cell office:value-type="float" office:value="1.30582395541869" calcext:value-type="float">
            <text:p>1.3058</text:p>
          </table:table-cell>
          <table:table-cell office:value-type="float" office:value="21.0987886016612" calcext:value-type="float">
            <text:p>21.0988</text:p>
          </table:table-cell>
          <table:table-cell office:value-type="float" office:value="1.38722204508836" calcext:value-type="float">
            <text:p>1.3872</text:p>
          </table:table-cell>
          <table:table-cell office:value-type="float" office:value="0.798094269807391" calcext:value-type="float">
            <text:p>0.7981</text:p>
          </table:table-cell>
          <table:table-cell table:style-name="ce24" table:formula="of:=ABS([.F671])" office:value-type="float" office:value="0.0843951544066447" calcext:value-type="float">
            <text:p>0.084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4380</text:p>
          </table:table-cell>
          <table:table-cell office:value-type="string" calcext:value-type="string">
            <text:p>M</text:p>
          </table:table-cell>
          <table:table-cell office:value-type="float" office:value="1.13950347509707" calcext:value-type="float">
            <text:p>1.1395</text:p>
          </table:table-cell>
          <table:table-cell office:value-type="float" office:value="0.095354861338243" calcext:value-type="float">
            <text:p>0.0954</text:p>
          </table:table-cell>
          <table:table-cell office:value-type="float" office:value="0.0836810623417542" calcext:value-type="float">
            <text:p>0.0837</text:p>
          </table:table-cell>
          <table:table-cell office:value-type="float" office:value="2.40213847149286" calcext:value-type="float">
            <text:p>2.4021</text:p>
          </table:table-cell>
          <table:table-cell office:value-type="float" office:value="20.9202655854385" calcext:value-type="float">
            <text:p>20.9203</text:p>
          </table:table-cell>
          <table:table-cell office:value-type="float" office:value="0.903733784902962" calcext:value-type="float">
            <text:p>0.9037</text:p>
          </table:table-cell>
          <table:table-cell office:value-type="float" office:value="0.674749990030279" calcext:value-type="float">
            <text:p>0.6747</text:p>
          </table:table-cell>
          <table:table-cell table:style-name="ce24" table:formula="of:=ABS([.F672])" office:value-type="float" office:value="0.0836810623417542" calcext:value-type="float">
            <text:p>0.08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91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75179332130946" calcext:value-type="float">
            <text:p>6.7518</text:p>
          </table:table-cell>
          <table:table-cell table:style-name="ce16" office:value-type="float" office:value="0.561545969413621" calcext:value-type="float">
            <text:p>0.5615</text:p>
          </table:table-cell>
          <table:table-cell table:style-name="ce16" office:value-type="float" office:value="0.0831698991201811" calcext:value-type="float">
            <text:p>0.0832</text:p>
          </table:table-cell>
          <table:table-cell table:style-name="ce16" office:value-type="float" office:value="0.826220487660751" calcext:value-type="float">
            <text:p>0.8262</text:p>
          </table:table-cell>
          <table:table-cell table:style-name="ce16" office:value-type="float" office:value="20.7924747800453" calcext:value-type="float">
            <text:p>20.7925</text:p>
          </table:table-cell>
          <table:table-cell table:style-name="ce16" office:value-type="float" office:value="1.81417180823289" calcext:value-type="float">
            <text:p>1.8142</text:p>
          </table:table-cell>
          <table:table-cell table:style-name="ce16" office:value-type="float" office:value="0.834607247330128" calcext:value-type="float">
            <text:p>0.8346</text:p>
          </table:table-cell>
          <table:table-cell table:style-name="ce22" table:formula="of:=ABS([.F673])" office:value-type="float" office:value="0.0831698991201811" calcext:value-type="float">
            <text:p>0.08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9500</text:p>
          </table:table-cell>
          <table:table-cell table:style-name="ce2" office:value-type="string" calcext:value-type="string">
            <text:p>SAUR6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07012839478223" calcext:value-type="float">
            <text:p>8.0701</text:p>
          </table:table-cell>
          <table:table-cell table:style-name="ce16" office:value-type="float" office:value="0.663623588494915" calcext:value-type="float">
            <text:p>0.6636</text:p>
          </table:table-cell>
          <table:table-cell table:style-name="ce16" office:value-type="float" office:value="0.0822320979334087" calcext:value-type="float">
            <text:p>0.0822</text:p>
          </table:table-cell>
          <table:table-cell table:style-name="ce16" office:value-type="float" office:value="0.691338514119294" calcext:value-type="float">
            <text:p>0.6913</text:p>
          </table:table-cell>
          <table:table-cell table:style-name="ce16" office:value-type="float" office:value="20.5580244833522" calcext:value-type="float">
            <text:p>20.5580</text:p>
          </table:table-cell>
          <table:table-cell table:style-name="ce16" office:value-type="float" office:value="1.9904667356806" calcext:value-type="float">
            <text:p>1.9905</text:p>
          </table:table-cell>
          <table:table-cell table:style-name="ce16" office:value-type="float" office:value="0.740759687898727" calcext:value-type="float">
            <text:p>0.7408</text:p>
          </table:table-cell>
          <table:table-cell table:style-name="ce22" table:formula="of:=ABS([.F674])" office:value-type="float" office:value="0.0822320979334087" calcext:value-type="float">
            <text:p>0.082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458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2.4931920655104" calcext:value-type="float">
            <text:p>12.4932</text:p>
          </table:table-cell>
          <table:table-cell table:style-name="ce16" office:value-type="float" office:value="0.996363108518177" calcext:value-type="float">
            <text:p>0.9964</text:p>
          </table:table-cell>
          <table:table-cell table:style-name="ce16" office:value-type="float" office:value="0.0797524846567283" calcext:value-type="float">
            <text:p>0.0798</text:p>
          </table:table-cell>
          <table:table-cell table:style-name="ce16" office:value-type="float" office:value="0.341562168304266" calcext:value-type="float">
            <text:p>0.3416</text:p>
          </table:table-cell>
          <table:table-cell table:style-name="ce16" office:value-type="float" office:value="19.9381211641821" calcext:value-type="float">
            <text:p>19.9381</text:p>
          </table:table-cell>
          <table:table-cell table:style-name="ce16" office:value-type="float" office:value="2.77343369079267" calcext:value-type="float">
            <text:p>2.7734</text:p>
          </table:table-cell>
          <table:table-cell table:style-name="ce16" office:value-type="float" office:value="0.709698608378855" calcext:value-type="float">
            <text:p>0.7097</text:p>
          </table:table-cell>
          <table:table-cell table:style-name="ce22" table:formula="of:=ABS([.F675])" office:value-type="float" office:value="0.0797524846567283" calcext:value-type="float">
            <text:p>0.079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9510</text:p>
          </table:table-cell>
          <table:table-cell table:style-name="ce2" office:value-type="string" calcext:value-type="string">
            <text:p>SAUR67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58583042596021" calcext:value-type="float">
            <text:p>8.5858</text:p>
          </table:table-cell>
          <table:table-cell table:style-name="ce16" office:value-type="float" office:value="0.678335098498605" calcext:value-type="float">
            <text:p>0.6783</text:p>
          </table:table-cell>
          <table:table-cell table:style-name="ce16" office:value-type="float" office:value="0.0790063470677902" calcext:value-type="float">
            <text:p>0.0790</text:p>
          </table:table-cell>
          <table:table-cell table:style-name="ce16" office:value-type="float" office:value="0.545121913405658" calcext:value-type="float">
            <text:p>0.5451</text:p>
          </table:table-cell>
          <table:table-cell table:style-name="ce16" office:value-type="float" office:value="19.7515867669475" calcext:value-type="float">
            <text:p>19.7516</text:p>
          </table:table-cell>
          <table:table-cell table:style-name="ce16" office:value-type="float" office:value="2.20893354046163" calcext:value-type="float">
            <text:p>2.2089</text:p>
          </table:table-cell>
          <table:table-cell table:style-name="ce16" office:value-type="float" office:value="0.734294866146807" calcext:value-type="float">
            <text:p>0.7343</text:p>
          </table:table-cell>
          <table:table-cell table:style-name="ce22" table:formula="of:=ABS([.F676])" office:value-type="float" office:value="0.0790063470677902" calcext:value-type="float">
            <text:p>0.07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4190</text:p>
          </table:table-cell>
          <table:table-cell office:value-type="string" calcext:value-type="string">
            <text:p>SEP1</text:p>
          </table:table-cell>
          <table:table-cell office:value-type="string" calcext:value-type="string">
            <text:p>M</text:p>
          </table:table-cell>
          <table:table-cell office:value-type="float" office:value="265.608603253044" calcext:value-type="float">
            <text:p>265.6086</text:p>
          </table:table-cell>
          <table:table-cell office:value-type="float" office:value="20.3878881320209" calcext:value-type="float">
            <text:p>20.3879</text:p>
          </table:table-cell>
          <table:table-cell office:value-type="float" office:value="0.0767591406389701" calcext:value-type="float">
            <text:p>0.0768</text:p>
          </table:table-cell>
          <table:table-cell office:value-type="float" office:value="1.60612248979026" calcext:value-type="float">
            <text:p>1.6061</text:p>
          </table:table-cell>
          <table:table-cell office:value-type="float" office:value="19.1897851597425" calcext:value-type="float">
            <text:p>19.1898</text:p>
          </table:table-cell>
          <table:table-cell office:value-type="float" office:value="1.13408267290954" calcext:value-type="float">
            <text:p>1.1341</text:p>
          </table:table-cell>
          <table:table-cell office:value-type="float" office:value="0.615108064100724" calcext:value-type="float">
            <text:p>0.6151</text:p>
          </table:table-cell>
          <table:table-cell table:style-name="ce24" table:formula="of:=ABS([.F677])" office:value-type="float" office:value="0.0767591406389701" calcext:value-type="float">
            <text:p>0.076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0474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9631510971215" calcext:value-type="float">
            <text:p>5.9632</text:p>
          </table:table-cell>
          <table:table-cell table:style-name="ce16" office:value-type="float" office:value="0.447882220718493" calcext:value-type="float">
            <text:p>0.4479</text:p>
          </table:table-cell>
          <table:table-cell table:style-name="ce16" office:value-type="float" office:value="0.0751083132766319" calcext:value-type="float">
            <text:p>0.0751</text:p>
          </table:table-cell>
          <table:table-cell table:style-name="ce16" office:value-type="float" office:value="0.844967446647197" calcext:value-type="float">
            <text:p>0.8450</text:p>
          </table:table-cell>
          <table:table-cell table:style-name="ce16" office:value-type="float" office:value="18.777078319158" calcext:value-type="float">
            <text:p>18.7771</text:p>
          </table:table-cell>
          <table:table-cell table:style-name="ce16" office:value-type="float" office:value="1.6880572627105" calcext:value-type="float">
            <text:p>1.6881</text:p>
          </table:table-cell>
          <table:table-cell table:style-name="ce16" office:value-type="float" office:value="0.766680215998815" calcext:value-type="float">
            <text:p>0.7667</text:p>
          </table:table-cell>
          <table:table-cell table:style-name="ce22" table:formula="of:=ABS([.F678])" office:value-type="float" office:value="0.0751083132766319" calcext:value-type="float">
            <text:p>0.075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282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33810767190561" calcext:value-type="float">
            <text:p>5.3381</text:p>
          </table:table-cell>
          <table:table-cell table:style-name="ce16" office:value-type="float" office:value="0.399596945171848" calcext:value-type="float">
            <text:p>0.3996</text:p>
          </table:table-cell>
          <table:table-cell table:style-name="ce16" office:value-type="float" office:value="0.074857415723351" calcext:value-type="float">
            <text:p>0.0749</text:p>
          </table:table-cell>
          <table:table-cell table:style-name="ce16" office:value-type="float" office:value="0.215234606126937" calcext:value-type="float">
            <text:p>0.2152</text:p>
          </table:table-cell>
          <table:table-cell table:style-name="ce16" office:value-type="float" office:value="18.7143539308377" calcext:value-type="float">
            <text:p>18.7144</text:p>
          </table:table-cell>
          <table:table-cell table:style-name="ce16" office:value-type="float" office:value="3.27722049760956" calcext:value-type="float">
            <text:p>3.2772</text:p>
          </table:table-cell>
          <table:table-cell table:style-name="ce16" office:value-type="float" office:value="0.602315821214311" calcext:value-type="float">
            <text:p>0.6023</text:p>
          </table:table-cell>
          <table:table-cell table:style-name="ce22" table:formula="of:=ABS([.F679])" office:value-type="float" office:value="0.074857415723351" calcext:value-type="float">
            <text:p>0.074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6660</text:p>
          </table:table-cell>
          <table:table-cell office:value-type="string" calcext:value-type="string">
            <text:p>M</text:p>
          </table:table-cell>
          <table:table-cell office:value-type="float" office:value="273.394122341741" calcext:value-type="float">
            <text:p>273.3941</text:p>
          </table:table-cell>
          <table:table-cell office:value-type="float" office:value="20.3268014468935" calcext:value-type="float">
            <text:p>20.3268</text:p>
          </table:table-cell>
          <table:table-cell office:value-type="float" office:value="0.0743498114472449" calcext:value-type="float">
            <text:p>0.0743</text:p>
          </table:table-cell>
          <table:table-cell office:value-type="float" office:value="1.72261374879521" calcext:value-type="float">
            <text:p>1.7226</text:p>
          </table:table-cell>
          <table:table-cell office:value-type="float" office:value="18.5874528618112" calcext:value-type="float">
            <text:p>18.5875</text:p>
          </table:table-cell>
          <table:table-cell office:value-type="float" office:value="1.0559079065014" calcext:value-type="float">
            <text:p>1.0559</text:p>
          </table:table-cell>
          <table:table-cell office:value-type="float" office:value="0.733655832004577" calcext:value-type="float">
            <text:p>0.7337</text:p>
          </table:table-cell>
          <table:table-cell table:style-name="ce24" table:formula="of:=ABS([.F680])" office:value-type="float" office:value="0.0743498114472449" calcext:value-type="float">
            <text:p>0.074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24310</text:p>
          </table:table-cell>
          <table:table-cell office:value-type="string" calcext:value-type="string">
            <text:p>M</text:p>
          </table:table-cell>
          <table:table-cell office:value-type="float" office:value="3.76402339569959" calcext:value-type="float">
            <text:p>3.7640</text:p>
          </table:table-cell>
          <table:table-cell office:value-type="float" office:value="0.275761609685304" calcext:value-type="float">
            <text:p>0.2758</text:p>
          </table:table-cell>
          <table:table-cell office:value-type="float" office:value="0.0732624589954364" calcext:value-type="float">
            <text:p>0.0733</text:p>
          </table:table-cell>
          <table:table-cell office:value-type="float" office:value="2.14889651387317" calcext:value-type="float">
            <text:p>2.1489</text:p>
          </table:table-cell>
          <table:table-cell office:value-type="float" office:value="18.3156147488591" calcext:value-type="float">
            <text:p>18.3156</text:p>
          </table:table-cell>
          <table:table-cell office:value-type="float" office:value="0.889338428398198" calcext:value-type="float">
            <text:p>0.8893</text:p>
          </table:table-cell>
          <table:table-cell office:value-type="float" office:value="0.614063094206795" calcext:value-type="float">
            <text:p>0.6141</text:p>
          </table:table-cell>
          <table:table-cell table:style-name="ce24" table:formula="of:=ABS([.F681])" office:value-type="float" office:value="0.0732624589954364" calcext:value-type="float">
            <text:p>0.073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79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7.7686368240519" calcext:value-type="float">
            <text:p>67.7686</text:p>
          </table:table-cell>
          <table:table-cell table:style-name="ce16" office:value-type="float" office:value="4.93550152244402" calcext:value-type="float">
            <text:p>4.9355</text:p>
          </table:table-cell>
          <table:table-cell table:style-name="ce16" office:value-type="float" office:value="0.0728286970749919" calcext:value-type="float">
            <text:p>0.0728</text:p>
          </table:table-cell>
          <table:table-cell table:style-name="ce16" office:value-type="float" office:value="0.902300939704101" calcext:value-type="float">
            <text:p>0.9023</text:p>
          </table:table-cell>
          <table:table-cell table:style-name="ce16" office:value-type="float" office:value="18.207174268748" calcext:value-type="float">
            <text:p>18.2072</text:p>
          </table:table-cell>
          <table:table-cell table:style-name="ce16" office:value-type="float" office:value="1.59352611992742" calcext:value-type="float">
            <text:p>1.5935</text:p>
          </table:table-cell>
          <table:table-cell table:style-name="ce16" office:value-type="float" office:value="0.664295420199109" calcext:value-type="float">
            <text:p>0.6643</text:p>
          </table:table-cell>
          <table:table-cell table:style-name="ce22" table:formula="of:=ABS([.F682])" office:value-type="float" office:value="0.0728286970749919" calcext:value-type="float">
            <text:p>0.072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656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87389783639379" calcext:value-type="float">
            <text:p>4.8739</text:p>
          </table:table-cell>
          <table:table-cell table:style-name="ce16" office:value-type="float" office:value="0.354320057261867" calcext:value-type="float">
            <text:p>0.3543</text:p>
          </table:table-cell>
          <table:table-cell table:style-name="ce16" office:value-type="float" office:value="0.0726974731838099" calcext:value-type="float">
            <text:p>0.0727</text:p>
          </table:table-cell>
          <table:table-cell table:style-name="ce16" office:value-type="float" office:value="0.276888309780999" calcext:value-type="float">
            <text:p>0.2769</text:p>
          </table:table-cell>
          <table:table-cell table:style-name="ce16" office:value-type="float" office:value="18.1743682959525" calcext:value-type="float">
            <text:p>18.1744</text:p>
          </table:table-cell>
          <table:table-cell table:style-name="ce16" office:value-type="float" office:value="2.9191093853446" calcext:value-type="float">
            <text:p>2.9191</text:p>
          </table:table-cell>
          <table:table-cell table:style-name="ce16" office:value-type="float" office:value="0.673839969815211" calcext:value-type="float">
            <text:p>0.6738</text:p>
          </table:table-cell>
          <table:table-cell table:style-name="ce22" table:formula="of:=ABS([.F683])" office:value-type="float" office:value="0.0726974731838099" calcext:value-type="float">
            <text:p>0.072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9920</text:p>
          </table:table-cell>
          <table:table-cell office:value-type="string" calcext:value-type="string">
            <text:p>M</text:p>
          </table:table-cell>
          <table:table-cell office:value-type="float" office:value="2.34150689109304" calcext:value-type="float">
            <text:p>2.3415</text:p>
          </table:table-cell>
          <table:table-cell office:value-type="float" office:value="0.169934560921902" calcext:value-type="float">
            <text:p>0.1699</text:p>
          </table:table-cell>
          <table:table-cell office:value-type="float" office:value="0.072574871151703" calcext:value-type="float">
            <text:p>0.0726</text:p>
          </table:table-cell>
          <table:table-cell office:value-type="float" office:value="1.41722832829947" calcext:value-type="float">
            <text:p>1.4172</text:p>
          </table:table-cell>
          <table:table-cell office:value-type="float" office:value="18.1437177879258" calcext:value-type="float">
            <text:p>18.1437</text:p>
          </table:table-cell>
          <table:table-cell office:value-type="float" office:value="1.18917647528438" calcext:value-type="float">
            <text:p>1.1892</text:p>
          </table:table-cell>
          <table:table-cell office:value-type="float" office:value="0.729395762572461" calcext:value-type="float">
            <text:p>0.7294</text:p>
          </table:table-cell>
          <table:table-cell table:style-name="ce24" table:formula="of:=ABS([.F684])" office:value-type="float" office:value="0.072574871151703" calcext:value-type="float">
            <text:p>0.072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0190</text:p>
          </table:table-cell>
          <table:table-cell table:style-name="ce2" office:value-type="string" calcext:value-type="string">
            <text:p>EXPA1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93628829846157" calcext:value-type="float">
            <text:p>7.9363</text:p>
          </table:table-cell>
          <table:table-cell table:style-name="ce16" office:value-type="float" office:value="0.570484596438085" calcext:value-type="float">
            <text:p>0.5705</text:p>
          </table:table-cell>
          <table:table-cell table:style-name="ce16" office:value-type="float" office:value="0.0718830484709927" calcext:value-type="float">
            <text:p>0.0719</text:p>
          </table:table-cell>
          <table:table-cell table:style-name="ce16" office:value-type="float" office:value="0.622306605645521" calcext:value-type="float">
            <text:p>0.6223</text:p>
          </table:table-cell>
          <table:table-cell table:style-name="ce16" office:value-type="float" office:value="17.9707621177482" calcext:value-type="float">
            <text:p>17.9708</text:p>
          </table:table-cell>
          <table:table-cell table:style-name="ce16" office:value-type="float" office:value="1.95894159880342" calcext:value-type="float">
            <text:p>1.9589</text:p>
          </table:table-cell>
          <table:table-cell table:style-name="ce16" office:value-type="float" office:value="0.726836545651053" calcext:value-type="float">
            <text:p>0.7268</text:p>
          </table:table-cell>
          <table:table-cell table:style-name="ce22" table:formula="of:=ABS([.F685])" office:value-type="float" office:value="0.0718830484709927" calcext:value-type="float">
            <text:p>0.071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535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0.961101914822505" calcext:value-type="float">
            <text:p>0.9611</text:p>
          </table:table-cell>
          <table:table-cell table:style-name="ce16" office:value-type="float" office:value="0.0689350672490733" calcext:value-type="float">
            <text:p>0.0689</text:p>
          </table:table-cell>
          <table:table-cell table:style-name="ce16" office:value-type="float" office:value="0.0717250337200755" calcext:value-type="float">
            <text:p>0.0717</text:p>
          </table:table-cell>
          <table:table-cell table:style-name="ce16" office:value-type="float" office:value="0.337640696117686" calcext:value-type="float">
            <text:p>0.3376</text:p>
          </table:table-cell>
          <table:table-cell table:style-name="ce16" office:value-type="float" office:value="17.9312584300189" calcext:value-type="float">
            <text:p>17.9313</text:p>
          </table:table-cell>
          <table:table-cell table:style-name="ce16" office:value-type="float" office:value="2.6578118216779" calcext:value-type="float">
            <text:p>2.6578</text:p>
          </table:table-cell>
          <table:table-cell table:style-name="ce16" office:value-type="float" office:value="0.689448978754371" calcext:value-type="float">
            <text:p>0.6894</text:p>
          </table:table-cell>
          <table:table-cell table:style-name="ce22" table:formula="of:=ABS([.F686])" office:value-type="float" office:value="0.0717250337200755" calcext:value-type="float">
            <text:p>0.0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5370</text:p>
          </table:table-cell>
          <table:table-cell office:value-type="string" calcext:value-type="string">
            <text:p>GDH1</text:p>
          </table:table-cell>
          <table:table-cell office:value-type="string" calcext:value-type="string">
            <text:p>M</text:p>
          </table:table-cell>
          <table:table-cell office:value-type="float" office:value="368.340193910292" calcext:value-type="float">
            <text:p>368.3402</text:p>
          </table:table-cell>
          <table:table-cell office:value-type="float" office:value="25.890324849667" calcext:value-type="float">
            <text:p>25.8903</text:p>
          </table:table-cell>
          <table:table-cell office:value-type="float" office:value="0.0702891654989262" calcext:value-type="float">
            <text:p>0.0703</text:p>
          </table:table-cell>
          <table:table-cell office:value-type="float" office:value="1.06319405771916" calcext:value-type="float">
            <text:p>1.0632</text:p>
          </table:table-cell>
          <table:table-cell office:value-type="float" office:value="17.5722913747315" calcext:value-type="float">
            <text:p>17.5723</text:p>
          </table:table-cell>
          <table:table-cell office:value-type="float" office:value="1.40750670409017" calcext:value-type="float">
            <text:p>1.4075</text:p>
          </table:table-cell>
          <table:table-cell office:value-type="float" office:value="0.632894898964157" calcext:value-type="float">
            <text:p>0.6329</text:p>
          </table:table-cell>
          <table:table-cell table:style-name="ce24" table:formula="of:=ABS([.F687])" office:value-type="float" office:value="0.0702891654989262" calcext:value-type="float">
            <text:p>0.07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30110</text:p>
          </table:table-cell>
          <table:table-cell table:style-name="ce2" office:value-type="string" calcext:value-type="string">
            <text:p>NUDT2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0.8341292566308" calcext:value-type="float">
            <text:p>20.8341</text:p>
          </table:table-cell>
          <table:table-cell table:style-name="ce16" office:value-type="float" office:value="1.44620097101421" calcext:value-type="float">
            <text:p>1.4462</text:p>
          </table:table-cell>
          <table:table-cell table:style-name="ce16" office:value-type="float" office:value="0.0694149946561327" calcext:value-type="float">
            <text:p>0.0694</text:p>
          </table:table-cell>
          <table:table-cell table:style-name="ce16" office:value-type="float" office:value="0.86777658479196" calcext:value-type="float">
            <text:p>0.8678</text:p>
          </table:table-cell>
          <table:table-cell table:style-name="ce16" office:value-type="float" office:value="17.3537486640332" calcext:value-type="float">
            <text:p>17.3537</text:p>
          </table:table-cell>
          <table:table-cell table:style-name="ce16" office:value-type="float" office:value="1.58486368653001" calcext:value-type="float">
            <text:p>1.5849</text:p>
          </table:table-cell>
          <table:table-cell table:style-name="ce16" office:value-type="float" office:value="0.870613088950833" calcext:value-type="float">
            <text:p>0.8706</text:p>
          </table:table-cell>
          <table:table-cell table:style-name="ce22" table:formula="of:=ABS([.F688])" office:value-type="float" office:value="0.0694149946561327" calcext:value-type="float">
            <text:p>0.069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31355</text:p>
          </table:table-cell>
          <table:table-cell office:value-type="string" calcext:value-type="string">
            <text:p>M</text:p>
          </table:table-cell>
          <table:table-cell office:value-type="float" office:value="1.34429568687843" calcext:value-type="float">
            <text:p>1.3443</text:p>
          </table:table-cell>
          <table:table-cell office:value-type="float" office:value="0.0920727804621151" calcext:value-type="float">
            <text:p>0.0921</text:p>
          </table:table-cell>
          <table:table-cell office:value-type="float" office:value="0.0684914646091858" calcext:value-type="float">
            <text:p>0.0685</text:p>
          </table:table-cell>
          <table:table-cell office:value-type="float" office:value="1.14095091868526" calcext:value-type="float">
            <text:p>1.1410</text:p>
          </table:table-cell>
          <table:table-cell office:value-type="float" office:value="17.1228661522964" calcext:value-type="float">
            <text:p>17.1229</text:p>
          </table:table-cell>
          <table:table-cell office:value-type="float" office:value="1.3223631259896" calcext:value-type="float">
            <text:p>1.3224</text:p>
          </table:table-cell>
          <table:table-cell office:value-type="float" office:value="0.859114572602228" calcext:value-type="float">
            <text:p>0.8591</text:p>
          </table:table-cell>
          <table:table-cell table:style-name="ce24" table:formula="of:=ABS([.F689])" office:value-type="float" office:value="0.0684914646091858" calcext:value-type="float">
            <text:p>0.0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19040</text:p>
          </table:table-cell>
          <table:table-cell office:value-type="string" calcext:value-type="string">
            <text:p>IPT5</text:p>
          </table:table-cell>
          <table:table-cell office:value-type="string" calcext:value-type="string">
            <text:p>M</text:p>
          </table:table-cell>
          <table:table-cell office:value-type="float" office:value="1.63556622709963" calcext:value-type="float">
            <text:p>1.6356</text:p>
          </table:table-cell>
          <table:table-cell office:value-type="float" office:value="0.111954564773755" calcext:value-type="float">
            <text:p>0.1120</text:p>
          </table:table-cell>
          <table:table-cell office:value-type="float" office:value="0.0684500345622108" calcext:value-type="float">
            <text:p>0.0685</text:p>
          </table:table-cell>
          <table:table-cell office:value-type="float" office:value="1.37800627031672" calcext:value-type="float">
            <text:p>1.3780</text:p>
          </table:table-cell>
          <table:table-cell office:value-type="float" office:value="17.1125086405527" calcext:value-type="float">
            <text:p>17.1125</text:p>
          </table:table-cell>
          <table:table-cell office:value-type="float" office:value="1.16467750598452" calcext:value-type="float">
            <text:p>1.1647</text:p>
          </table:table-cell>
          <table:table-cell office:value-type="float" office:value="0.688755604596722" calcext:value-type="float">
            <text:p>0.6888</text:p>
          </table:table-cell>
          <table:table-cell table:style-name="ce24" table:formula="of:=ABS([.F690])" office:value-type="float" office:value="0.0684500345622108" calcext:value-type="float">
            <text:p>0.06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7880</text:p>
          </table:table-cell>
          <table:table-cell table:style-name="ce2" office:value-type="string" calcext:value-type="string">
            <text:p>DJC2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78136383047385" calcext:value-type="float">
            <text:p>2.7814</text:p>
          </table:table-cell>
          <table:table-cell table:style-name="ce16" office:value-type="float" office:value="0.18849722302066" calcext:value-type="float">
            <text:p>0.1885</text:p>
          </table:table-cell>
          <table:table-cell table:style-name="ce16" office:value-type="float" office:value="0.0677715086949075" calcext:value-type="float">
            <text:p>0.0678</text:p>
          </table:table-cell>
          <table:table-cell table:style-name="ce16" office:value-type="float" office:value="0.790202969242107" calcext:value-type="float">
            <text:p>0.7902</text:p>
          </table:table-cell>
          <table:table-cell table:style-name="ce16" office:value-type="float" office:value="16.9428771737269" calcext:value-type="float">
            <text:p>16.9429</text:p>
          </table:table-cell>
          <table:table-cell table:style-name="ce16" office:value-type="float" office:value="1.6526549613335" calcext:value-type="float">
            <text:p>1.6527</text:p>
          </table:table-cell>
          <table:table-cell table:style-name="ce16" office:value-type="float" office:value="0.645966041870812" calcext:value-type="float">
            <text:p>0.6460</text:p>
          </table:table-cell>
          <table:table-cell table:style-name="ce22" table:formula="of:=ABS([.F691])" office:value-type="float" office:value="0.0677715086949075" calcext:value-type="float">
            <text:p>0.067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9075</text:p>
          </table:table-cell>
          <table:table-cell office:value-type="string" calcext:value-type="string">
            <text:p>M</text:p>
          </table:table-cell>
          <table:table-cell office:value-type="float" office:value="944.878468167302" calcext:value-type="float">
            <text:p>944.8785</text:p>
          </table:table-cell>
          <table:table-cell office:value-type="float" office:value="63.5122668708326" calcext:value-type="float">
            <text:p>63.5123</text:p>
          </table:table-cell>
          <table:table-cell office:value-type="float" office:value="0.0672173925118876" calcext:value-type="float">
            <text:p>0.0672</text:p>
          </table:table-cell>
          <table:table-cell office:value-type="float" office:value="1.53721046538636" calcext:value-type="float">
            <text:p>1.5372</text:p>
          </table:table-cell>
          <table:table-cell office:value-type="float" office:value="16.8043481279719" calcext:value-type="float">
            <text:p>16.8043</text:p>
          </table:table-cell>
          <table:table-cell office:value-type="float" office:value="1.06569058480124" calcext:value-type="float">
            <text:p>1.0657</text:p>
          </table:table-cell>
          <table:table-cell office:value-type="float" office:value="0.60495128693605" calcext:value-type="float">
            <text:p>0.6050</text:p>
          </table:table-cell>
          <table:table-cell table:style-name="ce24" table:formula="of:=ABS([.F692])" office:value-type="float" office:value="0.0672173925118876" calcext:value-type="float">
            <text:p>0.067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3692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0.0723326625059" calcext:value-type="float">
            <text:p>10.0723</text:p>
          </table:table-cell>
          <table:table-cell table:style-name="ce16" office:value-type="float" office:value="0.675923479801374" calcext:value-type="float">
            <text:p>0.6759</text:p>
          </table:table-cell>
          <table:table-cell table:style-name="ce16" office:value-type="float" office:value="0.0671069455755258" calcext:value-type="float">
            <text:p>0.0671</text:p>
          </table:table-cell>
          <table:table-cell table:style-name="ce16" office:value-type="float" office:value="0.122256980750878" calcext:value-type="float">
            <text:p>0.1223</text:p>
          </table:table-cell>
          <table:table-cell table:style-name="ce16" office:value-type="float" office:value="16.7767363938814" calcext:value-type="float">
            <text:p>16.7767</text:p>
          </table:table-cell>
          <table:table-cell table:style-name="ce16" office:value-type="float" office:value="3.87995254863513" calcext:value-type="float">
            <text:p>3.8800</text:p>
          </table:table-cell>
          <table:table-cell table:style-name="ce16" office:value-type="float" office:value="0.653020060821331" calcext:value-type="float">
            <text:p>0.6530</text:p>
          </table:table-cell>
          <table:table-cell table:style-name="ce22" table:formula="of:=ABS([.F693])" office:value-type="float" office:value="0.0671069455755258" calcext:value-type="float">
            <text:p>0.067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74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81775435514951" calcext:value-type="float">
            <text:p>4.8178</text:p>
          </table:table-cell>
          <table:table-cell table:style-name="ce16" office:value-type="float" office:value="0.322159883502325" calcext:value-type="float">
            <text:p>0.3222</text:p>
          </table:table-cell>
          <table:table-cell table:style-name="ce16" office:value-type="float" office:value="0.0668693046082728" calcext:value-type="float">
            <text:p>0.0669</text:p>
          </table:table-cell>
          <table:table-cell table:style-name="ce16" office:value-type="float" office:value="0.770786282032253" calcext:value-type="float">
            <text:p>0.7708</text:p>
          </table:table-cell>
          <table:table-cell table:style-name="ce16" office:value-type="float" office:value="16.7173261520682" calcext:value-type="float">
            <text:p>16.7173</text:p>
          </table:table-cell>
          <table:table-cell table:style-name="ce16" office:value-type="float" office:value="1.66396692325653" calcext:value-type="float">
            <text:p>1.6640</text:p>
          </table:table-cell>
          <table:table-cell table:style-name="ce16" office:value-type="float" office:value="0.790328106845279" calcext:value-type="float">
            <text:p>0.7903</text:p>
          </table:table-cell>
          <table:table-cell table:style-name="ce22" table:formula="of:=ABS([.F694])" office:value-type="float" office:value="0.0668693046082728" calcext:value-type="float">
            <text:p>0.06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117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51202077914097" calcext:value-type="float">
            <text:p>3.5120</text:p>
          </table:table-cell>
          <table:table-cell table:style-name="ce16" office:value-type="float" office:value="0.232004079171238" calcext:value-type="float">
            <text:p>0.2320</text:p>
          </table:table-cell>
          <table:table-cell table:style-name="ce16" office:value-type="float" office:value="0.0660599961563968" calcext:value-type="float">
            <text:p>0.0661</text:p>
          </table:table-cell>
          <table:table-cell table:style-name="ce16" office:value-type="float" office:value="0.80592022178027" calcext:value-type="float">
            <text:p>0.8059</text:p>
          </table:table-cell>
          <table:table-cell table:style-name="ce16" office:value-type="float" office:value="16.5149990390992" calcext:value-type="float">
            <text:p>16.5150</text:p>
          </table:table-cell>
          <table:table-cell table:style-name="ce16" office:value-type="float" office:value="1.60843558671601" calcext:value-type="float">
            <text:p>1.6084</text:p>
          </table:table-cell>
          <table:table-cell table:style-name="ce16" office:value-type="float" office:value="0.687667250430392" calcext:value-type="float">
            <text:p>0.6877</text:p>
          </table:table-cell>
          <table:table-cell table:style-name="ce22" table:formula="of:=ABS([.F695])" office:value-type="float" office:value="0.0660599961563968" calcext:value-type="float">
            <text:p>0.066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01990</text:p>
          </table:table-cell>
          <table:table-cell office:value-type="string" calcext:value-type="string">
            <text:p>M</text:p>
          </table:table-cell>
          <table:table-cell office:value-type="float" office:value="2.52715906864209" calcext:value-type="float">
            <text:p>2.5272</text:p>
          </table:table-cell>
          <table:table-cell office:value-type="float" office:value="0.166529552313187" calcext:value-type="float">
            <text:p>0.1665</text:p>
          </table:table-cell>
          <table:table-cell office:value-type="float" office:value="0.0658959518534257" calcext:value-type="float">
            <text:p>0.0659</text:p>
          </table:table-cell>
          <table:table-cell office:value-type="float" office:value="1.27803637541528" calcext:value-type="float">
            <text:p>1.2780</text:p>
          </table:table-cell>
          <table:table-cell office:value-type="float" office:value="16.4739879633564" calcext:value-type="float">
            <text:p>16.4740</text:p>
          </table:table-cell>
          <table:table-cell office:value-type="float" office:value="1.19472234929835" calcext:value-type="float">
            <text:p>1.1947</text:p>
          </table:table-cell>
          <table:table-cell office:value-type="float" office:value="0.679737535536884" calcext:value-type="float">
            <text:p>0.6797</text:p>
          </table:table-cell>
          <table:table-cell table:style-name="ce24" table:formula="of:=ABS([.F696])" office:value-type="float" office:value="0.0658959518534257" calcext:value-type="float">
            <text:p>0.06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7810</text:p>
          </table:table-cell>
          <table:table-cell table:style-name="ce2" office:value-type="string" calcext:value-type="string">
            <text:p>SUFE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99236961495886" calcext:value-type="float">
            <text:p>6.9924</text:p>
          </table:table-cell>
          <table:table-cell table:style-name="ce16" office:value-type="float" office:value="0.45087070437961" calcext:value-type="float">
            <text:p>0.4509</text:p>
          </table:table-cell>
          <table:table-cell table:style-name="ce16" office:value-type="float" office:value="0.0644803877951555" calcext:value-type="float">
            <text:p>0.0645</text:p>
          </table:table-cell>
          <table:table-cell table:style-name="ce16" office:value-type="float" office:value="0.2974367826162" calcext:value-type="float">
            <text:p>0.2974</text:p>
          </table:table-cell>
          <table:table-cell table:style-name="ce16" office:value-type="float" office:value="16.1200969487889" calcext:value-type="float">
            <text:p>16.1201</text:p>
          </table:table-cell>
          <table:table-cell table:style-name="ce16" office:value-type="float" office:value="2.68249950635535" calcext:value-type="float">
            <text:p>2.6825</text:p>
          </table:table-cell>
          <table:table-cell table:style-name="ce16" office:value-type="float" office:value="0.606184603369088" calcext:value-type="float">
            <text:p>0.6062</text:p>
          </table:table-cell>
          <table:table-cell table:style-name="ce22" table:formula="of:=ABS([.F697])" office:value-type="float" office:value="0.0644803877951555" calcext:value-type="float">
            <text:p>0.064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9440</text:p>
          </table:table-cell>
          <table:table-cell table:style-name="ce2" office:value-type="string" calcext:value-type="string">
            <text:p>SAUR6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26799288441977" calcext:value-type="float">
            <text:p>8.2680</text:p>
          </table:table-cell>
          <table:table-cell table:style-name="ce16" office:value-type="float" office:value="0.52997229107339" calcext:value-type="float">
            <text:p>0.5300</text:p>
          </table:table-cell>
          <table:table-cell table:style-name="ce16" office:value-type="float" office:value="0.0640992679217312" calcext:value-type="float">
            <text:p>0.0641</text:p>
          </table:table-cell>
          <table:table-cell table:style-name="ce16" office:value-type="float" office:value="0.403672417116684" calcext:value-type="float">
            <text:p>0.4037</text:p>
          </table:table-cell>
          <table:table-cell table:style-name="ce16" office:value-type="float" office:value="16.0248169804328" calcext:value-type="float">
            <text:p>16.0248</text:p>
          </table:table-cell>
          <table:table-cell table:style-name="ce16" office:value-type="float" office:value="2.31317552363097" calcext:value-type="float">
            <text:p>2.3132</text:p>
          </table:table-cell>
          <table:table-cell table:style-name="ce16" office:value-type="float" office:value="0.680739747663682" calcext:value-type="float">
            <text:p>0.6807</text:p>
          </table:table-cell>
          <table:table-cell table:style-name="ce22" table:formula="of:=ABS([.F698])" office:value-type="float" office:value="0.0640992679217312" calcext:value-type="float">
            <text:p>0.064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15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28367424743088" calcext:value-type="float">
            <text:p>8.2837</text:p>
          </table:table-cell>
          <table:table-cell table:style-name="ce16" office:value-type="float" office:value="0.530388511382036" calcext:value-type="float">
            <text:p>0.5304</text:p>
          </table:table-cell>
          <table:table-cell table:style-name="ce16" office:value-type="float" office:value="0.0640281710192227" calcext:value-type="float">
            <text:p>0.0640</text:p>
          </table:table-cell>
          <table:table-cell table:style-name="ce16" office:value-type="float" office:value="0.712549867131766" calcext:value-type="float">
            <text:p>0.7125</text:p>
          </table:table-cell>
          <table:table-cell table:style-name="ce16" office:value-type="float" office:value="16.0070427548057" calcext:value-type="float">
            <text:p>16.0070</text:p>
          </table:table-cell>
          <table:table-cell table:style-name="ce16" office:value-type="float" office:value="1.69886088600235" calcext:value-type="float">
            <text:p>1.6989</text:p>
          </table:table-cell>
          <table:table-cell table:style-name="ce16" office:value-type="float" office:value="0.788227405773692" calcext:value-type="float">
            <text:p>0.7882</text:p>
          </table:table-cell>
          <table:table-cell table:style-name="ce22" table:formula="of:=ABS([.F699])" office:value-type="float" office:value="0.0640281710192227" calcext:value-type="float">
            <text:p>0.064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04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48630840303078" calcext:value-type="float">
            <text:p>2.4863</text:p>
          </table:table-cell>
          <table:table-cell table:style-name="ce16" office:value-type="float" office:value="0.158465933210607" calcext:value-type="float">
            <text:p>0.1585</text:p>
          </table:table-cell>
          <table:table-cell table:style-name="ce16" office:value-type="float" office:value="0.0637354292079932" calcext:value-type="float">
            <text:p>0.0637</text:p>
          </table:table-cell>
          <table:table-cell table:style-name="ce16" office:value-type="float" office:value="0.676481592411789" calcext:value-type="float">
            <text:p>0.6765</text:p>
          </table:table-cell>
          <table:table-cell table:style-name="ce16" office:value-type="float" office:value="15.9338573019983" calcext:value-type="float">
            <text:p>15.9339</text:p>
          </table:table-cell>
          <table:table-cell table:style-name="ce16" office:value-type="float" office:value="1.74648538914102" calcext:value-type="float">
            <text:p>1.7465</text:p>
          </table:table-cell>
          <table:table-cell table:style-name="ce16" office:value-type="float" office:value="0.874544415649263" calcext:value-type="float">
            <text:p>0.8745</text:p>
          </table:table-cell>
          <table:table-cell table:style-name="ce22" table:formula="of:=ABS([.F700])" office:value-type="float" office:value="0.0637354292079932" calcext:value-type="float">
            <text:p>0.063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48420</text:p>
          </table:table-cell>
          <table:table-cell office:value-type="string" calcext:value-type="string">
            <text:p>M</text:p>
          </table:table-cell>
          <table:table-cell office:value-type="float" office:value="41.8737079497229" calcext:value-type="float">
            <text:p>41.8737</text:p>
          </table:table-cell>
          <table:table-cell office:value-type="float" office:value="2.60811555332812" calcext:value-type="float">
            <text:p>2.6081</text:p>
          </table:table-cell>
          <table:table-cell office:value-type="float" office:value="0.062285278305414" calcext:value-type="float">
            <text:p>0.0623</text:p>
          </table:table-cell>
          <table:table-cell office:value-type="float" office:value="1.41079249730228" calcext:value-type="float">
            <text:p>1.4108</text:p>
          </table:table-cell>
          <table:table-cell office:value-type="float" office:value="15.5713195763535" calcext:value-type="float">
            <text:p>15.5713</text:p>
          </table:table-cell>
          <table:table-cell office:value-type="float" office:value="1.07294856176366" calcext:value-type="float">
            <text:p>1.0729</text:p>
          </table:table-cell>
          <table:table-cell office:value-type="float" office:value="0.672408806193527" calcext:value-type="float">
            <text:p>0.6724</text:p>
          </table:table-cell>
          <table:table-cell table:style-name="ce24" table:formula="of:=ABS([.F701])" office:value-type="float" office:value="0.062285278305414" calcext:value-type="float">
            <text:p>0.062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966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9482312015435" calcext:value-type="float">
            <text:p>2.9482</text:p>
          </table:table-cell>
          <table:table-cell table:style-name="ce16" office:value-type="float" office:value="0.181407134405593" calcext:value-type="float">
            <text:p>0.1814</text:p>
          </table:table-cell>
          <table:table-cell table:style-name="ce16" office:value-type="float" office:value="0.0615308373069998" calcext:value-type="float">
            <text:p>0.0615</text:p>
          </table:table-cell>
          <table:table-cell table:style-name="ce16" office:value-type="float" office:value="0.738503965501039" calcext:value-type="float">
            <text:p>0.7385</text:p>
          </table:table-cell>
          <table:table-cell table:style-name="ce16" office:value-type="float" office:value="15.3827093267499" calcext:value-type="float">
            <text:p>15.3827</text:p>
          </table:table-cell>
          <table:table-cell table:style-name="ce16" office:value-type="float" office:value="1.62431408823296" calcext:value-type="float">
            <text:p>1.6243</text:p>
          </table:table-cell>
          <table:table-cell table:style-name="ce16" office:value-type="float" office:value="0.605456054483971" calcext:value-type="float">
            <text:p>0.6055</text:p>
          </table:table-cell>
          <table:table-cell table:style-name="ce22" table:formula="of:=ABS([.F702])" office:value-type="float" office:value="0.0615308373069998" calcext:value-type="float">
            <text:p>0.06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5560</text:p>
          </table:table-cell>
          <table:table-cell office:value-type="string" calcext:value-type="string">
            <text:p>AHL15</text:p>
          </table:table-cell>
          <table:table-cell office:value-type="string" calcext:value-type="string">
            <text:p>M</text:p>
          </table:table-cell>
          <table:table-cell office:value-type="float" office:value="6.4592109431001" calcext:value-type="float">
            <text:p>6.4592</text:p>
          </table:table-cell>
          <table:table-cell office:value-type="float" office:value="0.395828779595778" calcext:value-type="float">
            <text:p>0.3958</text:p>
          </table:table-cell>
          <table:table-cell office:value-type="float" office:value="0.0612812900960625" calcext:value-type="float">
            <text:p>0.0613</text:p>
          </table:table-cell>
          <table:table-cell office:value-type="float" office:value="3.17104468889012" calcext:value-type="float">
            <text:p>3.1710</text:p>
          </table:table-cell>
          <table:table-cell office:value-type="float" office:value="15.3203225240156" calcext:value-type="float">
            <text:p>15.3203</text:p>
          </table:table-cell>
          <table:table-cell office:value-type="float" office:value="0.568646725364796" calcext:value-type="float">
            <text:p>0.5686</text:p>
          </table:table-cell>
          <table:table-cell office:value-type="float" office:value="0.622906568233195" calcext:value-type="float">
            <text:p>0.6229</text:p>
          </table:table-cell>
          <table:table-cell table:style-name="ce24" table:formula="of:=ABS([.F703])" office:value-type="float" office:value="0.0612812900960625" calcext:value-type="float">
            <text:p>0.06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8710</text:p>
          </table:table-cell>
          <table:table-cell table:style-name="ce2" office:value-type="string" calcext:value-type="string">
            <text:p>PUB2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4591353089605" calcext:value-type="float">
            <text:p>5.4591</text:p>
          </table:table-cell>
          <table:table-cell table:style-name="ce16" office:value-type="float" office:value="0.334264465186293" calcext:value-type="float">
            <text:p>0.3343</text:p>
          </table:table-cell>
          <table:table-cell table:style-name="ce16" office:value-type="float" office:value="0.0612302949585512" calcext:value-type="float">
            <text:p>0.0612</text:p>
          </table:table-cell>
          <table:table-cell table:style-name="ce16" office:value-type="float" office:value="0.38856952479631" calcext:value-type="float">
            <text:p>0.3886</text:p>
          </table:table-cell>
          <table:table-cell table:style-name="ce16" office:value-type="float" office:value="15.3075737396378" calcext:value-type="float">
            <text:p>15.3076</text:p>
          </table:table-cell>
          <table:table-cell table:style-name="ce16" office:value-type="float" office:value="2.30435579050082" calcext:value-type="float">
            <text:p>2.3044</text:p>
          </table:table-cell>
          <table:table-cell table:style-name="ce16" office:value-type="float" office:value="0.751494505250218" calcext:value-type="float">
            <text:p>0.7515</text:p>
          </table:table-cell>
          <table:table-cell table:style-name="ce22" table:formula="of:=ABS([.F704])" office:value-type="float" office:value="0.0612302949585512" calcext:value-type="float">
            <text:p>0.06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23340</text:p>
          </table:table-cell>
          <table:table-cell table:style-name="ce2" office:value-type="string" calcext:value-type="string">
            <text:p>ERF00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83643860129811" calcext:value-type="float">
            <text:p>4.8364</text:p>
          </table:table-cell>
          <table:table-cell table:style-name="ce16" office:value-type="float" office:value="0.284758585557845" calcext:value-type="float">
            <text:p>0.2848</text:p>
          </table:table-cell>
          <table:table-cell table:style-name="ce16" office:value-type="float" office:value="0.0588777422877684" calcext:value-type="float">
            <text:p>0.0589</text:p>
          </table:table-cell>
          <table:table-cell table:style-name="ce16" office:value-type="float" office:value="0.533113211134142" calcext:value-type="float">
            <text:p>0.5331</text:p>
          </table:table-cell>
          <table:table-cell table:style-name="ce16" office:value-type="float" office:value="14.7194355719421" calcext:value-type="float">
            <text:p>14.7194</text:p>
          </table:table-cell>
          <table:table-cell table:style-name="ce16" office:value-type="float" office:value="1.9111292444561" calcext:value-type="float">
            <text:p>1.9111</text:p>
          </table:table-cell>
          <table:table-cell table:style-name="ce16" office:value-type="float" office:value="0.614069683431889" calcext:value-type="float">
            <text:p>0.6141</text:p>
          </table:table-cell>
          <table:table-cell table:style-name="ce22" table:formula="of:=ABS([.F705])" office:value-type="float" office:value="0.0588777422877684" calcext:value-type="float">
            <text:p>0.058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9070</text:p>
          </table:table-cell>
          <table:table-cell office:value-type="string" calcext:value-type="string">
            <text:p>M</text:p>
          </table:table-cell>
          <table:table-cell office:value-type="float" office:value="8.20753039031029" calcext:value-type="float">
            <text:p>8.2075</text:p>
          </table:table-cell>
          <table:table-cell office:value-type="float" office:value="0.467428425845197" calcext:value-type="float">
            <text:p>0.4674</text:p>
          </table:table-cell>
          <table:table-cell office:value-type="float" office:value="0.0569511660166422" calcext:value-type="float">
            <text:p>0.0570</text:p>
          </table:table-cell>
          <table:table-cell office:value-type="float" office:value="3.77914537972112" calcext:value-type="float">
            <text:p>3.7791</text:p>
          </table:table-cell>
          <table:table-cell office:value-type="float" office:value="14.2377915041606" calcext:value-type="float">
            <text:p>14.2378</text:p>
          </table:table-cell>
          <table:table-cell office:value-type="float" office:value="0.461262762158836" calcext:value-type="float">
            <text:p>0.4613</text:p>
          </table:table-cell>
          <table:table-cell office:value-type="float" office:value="0.736137152733374" calcext:value-type="float">
            <text:p>0.7361</text:p>
          </table:table-cell>
          <table:table-cell table:style-name="ce24" table:formula="of:=ABS([.F706])" office:value-type="float" office:value="0.0569511660166422" calcext:value-type="float">
            <text:p>0.057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02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03153048996874" calcext:value-type="float">
            <text:p>1.0315</text:p>
          </table:table-cell>
          <table:table-cell table:style-name="ce16" office:value-type="float" office:value="0.0587023275588927" calcext:value-type="float">
            <text:p>0.0587</text:p>
          </table:table-cell>
          <table:table-cell table:style-name="ce16" office:value-type="float" office:value="0.0569079907280994" calcext:value-type="float">
            <text:p>0.0569</text:p>
          </table:table-cell>
          <table:table-cell table:style-name="ce16" office:value-type="float" office:value="0.648052701897354" calcext:value-type="float">
            <text:p>0.6481</text:p>
          </table:table-cell>
          <table:table-cell table:style-name="ce16" office:value-type="float" office:value="14.2269976820249" calcext:value-type="float">
            <text:p>14.2270</text:p>
          </table:table-cell>
          <table:table-cell table:style-name="ce16" office:value-type="float" office:value="1.67597206160211" calcext:value-type="float">
            <text:p>1.6760</text:p>
          </table:table-cell>
          <table:table-cell table:style-name="ce16" office:value-type="float" office:value="0.704351398376578" calcext:value-type="float">
            <text:p>0.7044</text:p>
          </table:table-cell>
          <table:table-cell table:style-name="ce22" table:formula="of:=ABS([.F707])" office:value-type="float" office:value="0.0569079907280994" calcext:value-type="float">
            <text:p>0.05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03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38.016978328778" calcext:value-type="float">
            <text:p>138.0170</text:p>
          </table:table-cell>
          <table:table-cell table:style-name="ce16" office:value-type="float" office:value="7.76069478664004" calcext:value-type="float">
            <text:p>7.7607</text:p>
          </table:table-cell>
          <table:table-cell table:style-name="ce16" office:value-type="float" office:value="0.0562300006898633" calcext:value-type="float">
            <text:p>0.0562</text:p>
          </table:table-cell>
          <table:table-cell table:style-name="ce16" office:value-type="float" office:value="0.884107379810466" calcext:value-type="float">
            <text:p>0.8841</text:p>
          </table:table-cell>
          <table:table-cell table:style-name="ce16" office:value-type="float" office:value="14.0575001724658" calcext:value-type="float">
            <text:p>14.0575</text:p>
          </table:table-cell>
          <table:table-cell table:style-name="ce16" office:value-type="float" office:value="1.37296424718699" calcext:value-type="float">
            <text:p>1.3730</text:p>
          </table:table-cell>
          <table:table-cell table:style-name="ce16" office:value-type="float" office:value="0.694686969866338" calcext:value-type="float">
            <text:p>0.6947</text:p>
          </table:table-cell>
          <table:table-cell table:style-name="ce22" table:formula="of:=ABS([.F708])" office:value-type="float" office:value="0.0562300006898633" calcext:value-type="float">
            <text:p>0.056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3000</text:p>
          </table:table-cell>
          <table:table-cell office:value-type="string" calcext:value-type="string">
            <text:p>M</text:p>
          </table:table-cell>
          <table:table-cell table:style-name="ce20" office:value-type="float" office:value="0.779501001894564" calcext:value-type="float">
            <text:p>0.7795</text:p>
          </table:table-cell>
          <table:table-cell office:value-type="float" office:value="0.0436245930780379" calcext:value-type="float">
            <text:p>0.0436</text:p>
          </table:table-cell>
          <table:table-cell office:value-type="float" office:value="0.0559647684505973" calcext:value-type="float">
            <text:p>0.0560</text:p>
          </table:table-cell>
          <table:table-cell office:value-type="float" office:value="1.56763377489506" calcext:value-type="float">
            <text:p>1.5676</text:p>
          </table:table-cell>
          <table:table-cell office:value-type="float" office:value="13.9911921126493" calcext:value-type="float">
            <text:p>13.9912</text:p>
          </table:table-cell>
          <table:table-cell office:value-type="float" office:value="0.920296250603789" calcext:value-type="float">
            <text:p>0.9203</text:p>
          </table:table-cell>
          <table:table-cell office:value-type="float" office:value="0.736138319405109" calcext:value-type="float">
            <text:p>0.7361</text:p>
          </table:table-cell>
          <table:table-cell table:style-name="ce24" table:formula="of:=ABS([.F709])" office:value-type="float" office:value="0.0559647684505973" calcext:value-type="float">
            <text:p>0.056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57887</text:p>
          </table:table-cell>
          <table:table-cell office:value-type="string" calcext:value-type="string">
            <text:p>M</text:p>
          </table:table-cell>
          <table:table-cell office:value-type="float" office:value="127.051169013642" calcext:value-type="float">
            <text:p>127.0512</text:p>
          </table:table-cell>
          <table:table-cell office:value-type="float" office:value="7.10222311066507" calcext:value-type="float">
            <text:p>7.1022</text:p>
          </table:table-cell>
          <table:table-cell office:value-type="float" office:value="0.0559004939962612" calcext:value-type="float">
            <text:p>0.0559</text:p>
          </table:table-cell>
          <table:table-cell office:value-type="float" office:value="1.88485242101605" calcext:value-type="float">
            <text:p>1.8849</text:p>
          </table:table-cell>
          <table:table-cell office:value-type="float" office:value="13.9751234990653" calcext:value-type="float">
            <text:p>13.9751</text:p>
          </table:table-cell>
          <table:table-cell office:value-type="float" office:value="0.800284006528119" calcext:value-type="float">
            <text:p>0.8003</text:p>
          </table:table-cell>
          <table:table-cell office:value-type="float" office:value="0.681211036898627" calcext:value-type="float">
            <text:p>0.6812</text:p>
          </table:table-cell>
          <table:table-cell table:style-name="ce24" table:formula="of:=ABS([.F710])" office:value-type="float" office:value="0.0559004939962612" calcext:value-type="float">
            <text:p>0.0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09660</text:p>
          </table:table-cell>
          <table:table-cell office:value-type="string" calcext:value-type="string">
            <text:p>PMDH2</text:p>
          </table:table-cell>
          <table:table-cell office:value-type="string" calcext:value-type="string">
            <text:p>M</text:p>
          </table:table-cell>
          <table:table-cell office:value-type="float" office:value="96.1411075112598" calcext:value-type="float">
            <text:p>96.1411</text:p>
          </table:table-cell>
          <table:table-cell office:value-type="float" office:value="5.30525480087843" calcext:value-type="float">
            <text:p>5.3053</text:p>
          </table:table-cell>
          <table:table-cell office:value-type="float" office:value="0.0551819605391699" calcext:value-type="float">
            <text:p>0.0552</text:p>
          </table:table-cell>
          <table:table-cell office:value-type="float" office:value="1.22712348275039" calcext:value-type="float">
            <text:p>1.2271</text:p>
          </table:table-cell>
          <table:table-cell office:value-type="float" office:value="13.7954901347925" calcext:value-type="float">
            <text:p>13.7955</text:p>
          </table:table-cell>
          <table:table-cell office:value-type="float" office:value="1.08692890170847" calcext:value-type="float">
            <text:p>1.0869</text:p>
          </table:table-cell>
          <table:table-cell office:value-type="float" office:value="0.644554892585224" calcext:value-type="float">
            <text:p>0.6446</text:p>
          </table:table-cell>
          <table:table-cell table:style-name="ce24" table:formula="of:=ABS([.F711])" office:value-type="float" office:value="0.0551819605391699" calcext:value-type="float">
            <text:p>0.055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8260</text:p>
          </table:table-cell>
          <table:table-cell table:style-name="ce2" office:value-type="string" calcext:value-type="string">
            <text:p>SMG7L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0.942191719990441" calcext:value-type="float">
            <text:p>0.9422</text:p>
          </table:table-cell>
          <table:table-cell table:style-name="ce16" office:value-type="float" office:value="0.0518963396600303" calcext:value-type="float">
            <text:p>0.0519</text:p>
          </table:table-cell>
          <table:table-cell table:style-name="ce16" office:value-type="float" office:value="0.0550804454751065" calcext:value-type="float">
            <text:p>0.0551</text:p>
          </table:table-cell>
          <table:table-cell table:style-name="ce16" office:value-type="float" office:value="0.652391194812755" calcext:value-type="float">
            <text:p>0.6524</text:p>
          </table:table-cell>
          <table:table-cell table:style-name="ce16" office:value-type="float" office:value="13.7701113687766" calcext:value-type="float">
            <text:p>13.7701</text:p>
          </table:table-cell>
          <table:table-cell table:style-name="ce16" office:value-type="float" office:value="1.63724569410442" calcext:value-type="float">
            <text:p>1.6372</text:p>
          </table:table-cell>
          <table:table-cell table:style-name="ce16" office:value-type="float" office:value="0.690414328356467" calcext:value-type="float">
            <text:p>0.6904</text:p>
          </table:table-cell>
          <table:table-cell table:style-name="ce22" table:formula="of:=ABS([.F712])" office:value-type="float" office:value="0.0550804454751065" calcext:value-type="float">
            <text:p>0.055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8130</text:p>
          </table:table-cell>
          <table:table-cell table:style-name="ce2" office:value-type="string" calcext:value-type="string">
            <text:p>UMAMIT4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40979183969178" calcext:value-type="float">
            <text:p>3.4098</text:p>
          </table:table-cell>
          <table:table-cell table:style-name="ce16" office:value-type="float" office:value="0.186399016654586" calcext:value-type="float">
            <text:p>0.1864</text:p>
          </table:table-cell>
          <table:table-cell table:style-name="ce16" office:value-type="float" office:value="0.0546658052508669" calcext:value-type="float">
            <text:p>0.0547</text:p>
          </table:table-cell>
          <table:table-cell table:style-name="ce16" office:value-type="float" office:value="0.164597668241545" calcext:value-type="float">
            <text:p>0.1646</text:p>
          </table:table-cell>
          <table:table-cell table:style-name="ce16" office:value-type="float" office:value="13.6664513127167" calcext:value-type="float">
            <text:p>13.6665</text:p>
          </table:table-cell>
          <table:table-cell table:style-name="ce16" office:value-type="float" office:value="3.2176872568257" calcext:value-type="float">
            <text:p>3.2177</text:p>
          </table:table-cell>
          <table:table-cell table:style-name="ce16" office:value-type="float" office:value="0.706057153541026" calcext:value-type="float">
            <text:p>0.7061</text:p>
          </table:table-cell>
          <table:table-cell table:style-name="ce22" table:formula="of:=ABS([.F713])" office:value-type="float" office:value="0.0546658052508669" calcext:value-type="float">
            <text:p>0.054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5630</text:p>
          </table:table-cell>
          <table:table-cell office:value-type="string" calcext:value-type="string">
            <text:p>M</text:p>
          </table:table-cell>
          <table:table-cell office:value-type="float" office:value="23.3145045742574" calcext:value-type="float">
            <text:p>23.3145</text:p>
          </table:table-cell>
          <table:table-cell office:value-type="float" office:value="1.26261264242597" calcext:value-type="float">
            <text:p>1.2626</text:p>
          </table:table-cell>
          <table:table-cell office:value-type="float" office:value="0.0541556711361596" calcext:value-type="float">
            <text:p>0.0542</text:p>
          </table:table-cell>
          <table:table-cell office:value-type="float" office:value="2.52481872437425" calcext:value-type="float">
            <text:p>2.5248</text:p>
          </table:table-cell>
          <table:table-cell office:value-type="float" office:value="13.5389177840399" calcext:value-type="float">
            <text:p>13.5389</text:p>
          </table:table-cell>
          <table:table-cell office:value-type="float" office:value="0.61939729103673" calcext:value-type="float">
            <text:p>0.6194</text:p>
          </table:table-cell>
          <table:table-cell office:value-type="float" office:value="0.62418215191875" calcext:value-type="float">
            <text:p>0.6242</text:p>
          </table:table-cell>
          <table:table-cell table:style-name="ce24" table:formula="of:=ABS([.F714])" office:value-type="float" office:value="0.0541556711361596" calcext:value-type="float">
            <text:p>0.0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54050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M</text:p>
          </table:table-cell>
          <table:table-cell office:value-type="float" office:value="127.623524109947" calcext:value-type="float">
            <text:p>127.6235</text:p>
          </table:table-cell>
          <table:table-cell office:value-type="float" office:value="6.88521913613401" calcext:value-type="float">
            <text:p>6.8852</text:p>
          </table:table-cell>
          <table:table-cell office:value-type="float" office:value="0.0539494515932849" calcext:value-type="float">
            <text:p>0.0539</text:p>
          </table:table-cell>
          <table:table-cell office:value-type="float" office:value="1.67597736865868" calcext:value-type="float">
            <text:p>1.6760</text:p>
          </table:table-cell>
          <table:table-cell office:value-type="float" office:value="13.4873628983212" calcext:value-type="float">
            <text:p>13.4874</text:p>
          </table:table-cell>
          <table:table-cell office:value-type="float" office:value="0.851795904866173" calcext:value-type="float">
            <text:p>0.8518</text:p>
          </table:table-cell>
          <table:table-cell office:value-type="float" office:value="0.628177917363653" calcext:value-type="float">
            <text:p>0.6282</text:p>
          </table:table-cell>
          <table:table-cell table:style-name="ce24" table:formula="of:=ABS([.F715])" office:value-type="float" office:value="0.0539494515932849" calcext:value-type="float">
            <text:p>0.0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06590</text:p>
          </table:table-cell>
          <table:table-cell office:value-type="string" calcext:value-type="string">
            <text:p>BHLH148</text:p>
          </table:table-cell>
          <table:table-cell office:value-type="string" calcext:value-type="string">
            <text:p>M</text:p>
          </table:table-cell>
          <table:table-cell office:value-type="float" office:value="22.4926023998343" calcext:value-type="float">
            <text:p>22.4926</text:p>
          </table:table-cell>
          <table:table-cell office:value-type="float" office:value="1.21261904990248" calcext:value-type="float">
            <text:p>1.2126</text:p>
          </table:table-cell>
          <table:table-cell office:value-type="float" office:value="0.0539119052720825" calcext:value-type="float">
            <text:p>0.0539</text:p>
          </table:table-cell>
          <table:table-cell office:value-type="float" office:value="1.64112478470408" calcext:value-type="float">
            <text:p>1.6411</text:p>
          </table:table-cell>
          <table:table-cell office:value-type="float" office:value="13.4779763180206" calcext:value-type="float">
            <text:p>13.4780</text:p>
          </table:table-cell>
          <table:table-cell office:value-type="float" office:value="0.864940509544642" calcext:value-type="float">
            <text:p>0.8649</text:p>
          </table:table-cell>
          <table:table-cell office:value-type="float" office:value="0.657808911536239" calcext:value-type="float">
            <text:p>0.6578</text:p>
          </table:table-cell>
          <table:table-cell table:style-name="ce24" table:formula="of:=ABS([.F716])" office:value-type="float" office:value="0.0539119052720825" calcext:value-type="float">
            <text:p>0.053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68110</text:p>
          </table:table-cell>
          <table:table-cell office:value-type="string" calcext:value-type="string">
            <text:p>M</text:p>
          </table:table-cell>
          <table:table-cell office:value-type="float" office:value="2.48333846563331" calcext:value-type="float">
            <text:p>2.4833</text:p>
          </table:table-cell>
          <table:table-cell office:value-type="float" office:value="0.132799909999484" calcext:value-type="float">
            <text:p>0.1328</text:p>
          </table:table-cell>
          <table:table-cell office:value-type="float" office:value="0.0534763633058036" calcext:value-type="float">
            <text:p>0.0535</text:p>
          </table:table-cell>
          <table:table-cell office:value-type="float" office:value="1.72363035434843" calcext:value-type="float">
            <text:p>1.7236</text:p>
          </table:table-cell>
          <table:table-cell office:value-type="float" office:value="13.3690908264509" calcext:value-type="float">
            <text:p>13.3691</text:p>
          </table:table-cell>
          <table:table-cell office:value-type="float" office:value="0.82833554764199" calcext:value-type="float">
            <text:p>0.8283</text:p>
          </table:table-cell>
          <table:table-cell office:value-type="float" office:value="0.635185310266722" calcext:value-type="float">
            <text:p>0.6352</text:p>
          </table:table-cell>
          <table:table-cell table:style-name="ce24" table:formula="of:=ABS([.F717])" office:value-type="float" office:value="0.0534763633058036" calcext:value-type="float">
            <text:p>0.053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20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27969672433384" calcext:value-type="float">
            <text:p>5.2797</text:p>
          </table:table-cell>
          <table:table-cell table:style-name="ce16" office:value-type="float" office:value="0.279558767137143" calcext:value-type="float">
            <text:p>0.2796</text:p>
          </table:table-cell>
          <table:table-cell table:style-name="ce16" office:value-type="float" office:value="0.0529497775598874" calcext:value-type="float">
            <text:p>0.0529</text:p>
          </table:table-cell>
          <table:table-cell table:style-name="ce16" office:value-type="float" office:value="0.144571437823113" calcext:value-type="float">
            <text:p>0.1446</text:p>
          </table:table-cell>
          <table:table-cell table:style-name="ce16" office:value-type="float" office:value="13.2374443899718" calcext:value-type="float">
            <text:p>13.2374</text:p>
          </table:table-cell>
          <table:table-cell table:style-name="ce16" office:value-type="float" office:value="3.34430790631619" calcext:value-type="float">
            <text:p>3.3443</text:p>
          </table:table-cell>
          <table:table-cell table:style-name="ce16" office:value-type="float" office:value="0.6170060194873" calcext:value-type="float">
            <text:p>0.6170</text:p>
          </table:table-cell>
          <table:table-cell table:style-name="ce22" table:formula="of:=ABS([.F718])" office:value-type="float" office:value="0.0529497775598874" calcext:value-type="float">
            <text:p>0.052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6280</text:p>
          </table:table-cell>
          <table:table-cell table:style-name="ce2" office:value-type="string" calcext:value-type="string">
            <text:p>ERF03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12968557325408" calcext:value-type="float">
            <text:p>1.1297</text:p>
          </table:table-cell>
          <table:table-cell table:style-name="ce16" office:value-type="float" office:value="0.0584586346537597" calcext:value-type="float">
            <text:p>0.0585</text:p>
          </table:table-cell>
          <table:table-cell table:style-name="ce16" office:value-type="float" office:value="0.0517477039964037" calcext:value-type="float">
            <text:p>0.0517</text:p>
          </table:table-cell>
          <table:table-cell table:style-name="ce16" office:value-type="float" office:value="0.836415152822427" calcext:value-type="float">
            <text:p>0.8364</text:p>
          </table:table-cell>
          <table:table-cell table:style-name="ce16" office:value-type="float" office:value="12.9369259991009" calcext:value-type="float">
            <text:p>12.9369</text:p>
          </table:table-cell>
          <table:table-cell table:style-name="ce16" office:value-type="float" office:value="1.34863530815828" calcext:value-type="float">
            <text:p>1.3486</text:p>
          </table:table-cell>
          <table:table-cell table:style-name="ce16" office:value-type="float" office:value="0.6505825187139" calcext:value-type="float">
            <text:p>0.6506</text:p>
          </table:table-cell>
          <table:table-cell table:style-name="ce22" table:formula="of:=ABS([.F719])" office:value-type="float" office:value="0.0517477039964037" calcext:value-type="float">
            <text:p>0.05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45474</text:p>
          </table:table-cell>
          <table:table-cell table:style-name="ce2" office:value-type="string" calcext:value-type="string">
            <text:p>LHCA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8.3130350787174" calcext:value-type="float">
            <text:p>78.3130</text:p>
          </table:table-cell>
          <table:table-cell table:style-name="ce16" office:value-type="float" office:value="4.03084296045408" calcext:value-type="float">
            <text:p>4.0308</text:p>
          </table:table-cell>
          <table:table-cell table:style-name="ce16" office:value-type="float" office:value="0.051470907191918" calcext:value-type="float">
            <text:p>0.0515</text:p>
          </table:table-cell>
          <table:table-cell table:style-name="ce16" office:value-type="float" office:value="0.995860096752459" calcext:value-type="float">
            <text:p>0.9959</text:p>
          </table:table-cell>
          <table:table-cell table:style-name="ce16" office:value-type="float" office:value="12.8677267979795" calcext:value-type="float">
            <text:p>12.8677</text:p>
          </table:table-cell>
          <table:table-cell table:style-name="ce16" office:value-type="float" office:value="1.19668379670997" calcext:value-type="float">
            <text:p>1.1967</text:p>
          </table:table-cell>
          <table:table-cell table:style-name="ce16" office:value-type="float" office:value="0.662420067850321" calcext:value-type="float">
            <text:p>0.6624</text:p>
          </table:table-cell>
          <table:table-cell table:style-name="ce22" table:formula="of:=ABS([.F720])" office:value-type="float" office:value="0.051470907191918" calcext:value-type="float">
            <text:p>0.05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9440</text:p>
          </table:table-cell>
          <table:table-cell table:style-name="ce2" office:value-type="string" calcext:value-type="string">
            <text:p>AGO7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0.930864561876606" calcext:value-type="float">
            <text:p>0.9309</text:p>
          </table:table-cell>
          <table:table-cell table:style-name="ce16" office:value-type="float" office:value="0.0475107905723671" calcext:value-type="float">
            <text:p>0.0475</text:p>
          </table:table-cell>
          <table:table-cell table:style-name="ce16" office:value-type="float" office:value="0.0510394234759418" calcext:value-type="float">
            <text:p>0.0510</text:p>
          </table:table-cell>
          <table:table-cell table:style-name="ce16" office:value-type="float" office:value="0.561701329570625" calcext:value-type="float">
            <text:p>0.5617</text:p>
          </table:table-cell>
          <table:table-cell table:style-name="ce16" office:value-type="float" office:value="12.7598558689854" calcext:value-type="float">
            <text:p>12.7599</text:p>
          </table:table-cell>
          <table:table-cell table:style-name="ce16" office:value-type="float" office:value="1.71001587515855" calcext:value-type="float">
            <text:p>1.7100</text:p>
          </table:table-cell>
          <table:table-cell table:style-name="ce16" office:value-type="float" office:value="0.600239133363614" calcext:value-type="float">
            <text:p>0.6002</text:p>
          </table:table-cell>
          <table:table-cell table:style-name="ce22" table:formula="of:=ABS([.F721])" office:value-type="float" office:value="0.0510394234759418" calcext:value-type="float">
            <text:p>0.05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8730</text:p>
          </table:table-cell>
          <table:table-cell table:style-name="ce2" office:value-type="string" calcext:value-type="string">
            <text:p>PNSB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16.727658661252" calcext:value-type="float">
            <text:p>116.7277</text:p>
          </table:table-cell>
          <table:table-cell table:style-name="ce16" office:value-type="float" office:value="5.91375259518025" calcext:value-type="float">
            <text:p>5.9138</text:p>
          </table:table-cell>
          <table:table-cell table:style-name="ce16" office:value-type="float" office:value="0.0506628220166926" calcext:value-type="float">
            <text:p>0.0507</text:p>
          </table:table-cell>
          <table:table-cell table:style-name="ce16" office:value-type="float" office:value="0.949295235380728" calcext:value-type="float">
            <text:p>0.9493</text:p>
          </table:table-cell>
          <table:table-cell table:style-name="ce16" office:value-type="float" office:value="12.6657055041731" calcext:value-type="float">
            <text:p>12.6657</text:p>
          </table:table-cell>
          <table:table-cell table:style-name="ce16" office:value-type="float" office:value="1.22294175327152" calcext:value-type="float">
            <text:p>1.2229</text:p>
          </table:table-cell>
          <table:table-cell table:style-name="ce16" office:value-type="float" office:value="0.626579473540602" calcext:value-type="float">
            <text:p>0.6266</text:p>
          </table:table-cell>
          <table:table-cell table:style-name="ce22" table:formula="of:=ABS([.F722])" office:value-type="float" office:value="0.0506628220166926" calcext:value-type="float">
            <text:p>0.050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291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22011852046578" calcext:value-type="float">
            <text:p>1.2201</text:p>
          </table:table-cell>
          <table:table-cell table:style-name="ce16" office:value-type="float" office:value="0.0614986145894386" calcext:value-type="float">
            <text:p>0.0615</text:p>
          </table:table-cell>
          <table:table-cell table:style-name="ce16" office:value-type="float" office:value="0.0504038038583016" calcext:value-type="float">
            <text:p>0.0504</text:p>
          </table:table-cell>
          <table:table-cell table:style-name="ce16" office:value-type="float" office:value="0.870124346488149" calcext:value-type="float">
            <text:p>0.8701</text:p>
          </table:table-cell>
          <table:table-cell table:style-name="ce16" office:value-type="float" office:value="12.6009509645754" calcext:value-type="float">
            <text:p>12.6010</text:p>
          </table:table-cell>
          <table:table-cell table:style-name="ce16" office:value-type="float" office:value="1.29170856483497" calcext:value-type="float">
            <text:p>1.2917</text:p>
          </table:table-cell>
          <table:table-cell table:style-name="ce16" office:value-type="float" office:value="0.767986482496195" calcext:value-type="float">
            <text:p>0.7680</text:p>
          </table:table-cell>
          <table:table-cell table:style-name="ce22" table:formula="of:=ABS([.F723])" office:value-type="float" office:value="0.0504038038583016" calcext:value-type="float">
            <text:p>0.0504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5G08565</text:p>
          </table:table-cell>
          <table:table-cell table:style-name="ce13" office:value-type="string" calcext:value-type="string">
            <text:p>M</text:p>
          </table:table-cell>
          <table:table-cell table:style-name="ce19" office:value-type="float" office:value="12.2706432794872" calcext:value-type="float">
            <text:p>12.2706</text:p>
          </table:table-cell>
          <table:table-cell table:style-name="ce19" office:value-type="float" office:value="0.617948992625404" calcext:value-type="float">
            <text:p>0.6179</text:p>
          </table:table-cell>
          <table:table-cell table:style-name="ce19" office:value-type="float" office:value="0.0503599508640615" calcext:value-type="float">
            <text:p>0.0504</text:p>
          </table:table-cell>
          <table:table-cell table:style-name="ce19" office:value-type="float" office:value="4.54161520471763" calcext:value-type="float">
            <text:p>4.5416</text:p>
          </table:table-cell>
          <table:table-cell table:style-name="ce19" office:value-type="float" office:value="12.5899877160154" calcext:value-type="float">
            <text:p>12.5900</text:p>
          </table:table-cell>
          <table:table-cell table:style-name="ce19" office:value-type="float" office:value="0.353000136266242" calcext:value-type="float">
            <text:p>0.3530</text:p>
          </table:table-cell>
          <table:table-cell table:style-name="ce19" office:value-type="float" office:value="0.60073622346412" calcext:value-type="float">
            <text:p>0.6007</text:p>
          </table:table-cell>
          <table:table-cell table:style-name="ce25" table:formula="of:=ABS([.F724])" office:value-type="float" office:value="0.0503599508640615" calcext:value-type="float">
            <text:p>0.0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9700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M</text:p>
          </table:table-cell>
          <table:table-cell office:value-type="float" office:value="82.9955702812489" calcext:value-type="float">
            <text:p>82.9956</text:p>
          </table:table-cell>
          <table:table-cell office:value-type="float" office:value="4.12915821902438" calcext:value-type="float">
            <text:p>4.1292</text:p>
          </table:table-cell>
          <table:table-cell office:value-type="float" office:value="0.0497515494505528" calcext:value-type="float">
            <text:p>0.0498</text:p>
          </table:table-cell>
          <table:table-cell office:value-type="float" office:value="3.13503837610335" calcext:value-type="float">
            <text:p>3.1350</text:p>
          </table:table-cell>
          <table:table-cell office:value-type="float" office:value="12.4378873626382" calcext:value-type="float">
            <text:p>12.4379</text:p>
          </table:table-cell>
          <table:table-cell office:value-type="float" office:value="0.48206138630247" calcext:value-type="float">
            <text:p>0.4821</text:p>
          </table:table-cell>
          <table:table-cell office:value-type="float" office:value="0.663217099808106" calcext:value-type="float">
            <text:p>0.6632</text:p>
          </table:table-cell>
          <table:table-cell table:style-name="ce24" table:formula="of:=ABS([.F725])" office:value-type="float" office:value="0.0497515494505528" calcext:value-type="float">
            <text:p>0.049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6770</text:p>
          </table:table-cell>
          <table:table-cell office:value-type="string" calcext:value-type="string">
            <text:p>M</text:p>
          </table:table-cell>
          <table:table-cell office:value-type="float" office:value="5.81020742912085" calcext:value-type="float">
            <text:p>5.8102</text:p>
          </table:table-cell>
          <table:table-cell office:value-type="float" office:value="0.285379494555346" calcext:value-type="float">
            <text:p>0.2854</text:p>
          </table:table-cell>
          <table:table-cell office:value-type="float" office:value="0.0491169201851589" calcext:value-type="float">
            <text:p>0.0491</text:p>
          </table:table-cell>
          <table:table-cell office:value-type="float" office:value="1.02597788901726" calcext:value-type="float">
            <text:p>1.0260</text:p>
          </table:table-cell>
          <table:table-cell office:value-type="float" office:value="12.2792300462897" calcext:value-type="float">
            <text:p>12.2792</text:p>
          </table:table-cell>
          <table:table-cell office:value-type="float" office:value="1.1354244405397" calcext:value-type="float">
            <text:p>1.1354</text:p>
          </table:table-cell>
          <table:table-cell office:value-type="float" office:value="0.860533953946012" calcext:value-type="float">
            <text:p>0.8605</text:p>
          </table:table-cell>
          <table:table-cell table:style-name="ce24" table:formula="of:=ABS([.F726])" office:value-type="float" office:value="0.0491169201851589" calcext:value-type="float">
            <text:p>0.0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5170</text:p>
          </table:table-cell>
          <table:table-cell office:value-type="string" calcext:value-type="string">
            <text:p>ATG8E</text:p>
          </table:table-cell>
          <table:table-cell office:value-type="string" calcext:value-type="string">
            <text:p>M</text:p>
          </table:table-cell>
          <table:table-cell office:value-type="float" office:value="59.5032917075586" calcext:value-type="float">
            <text:p>59.5033</text:p>
          </table:table-cell>
          <table:table-cell office:value-type="float" office:value="2.84400349744637" calcext:value-type="float">
            <text:p>2.8440</text:p>
          </table:table-cell>
          <table:table-cell office:value-type="float" office:value="0.0477957339137441" calcext:value-type="float">
            <text:p>0.0478</text:p>
          </table:table-cell>
          <table:table-cell office:value-type="float" office:value="1.20796805832598" calcext:value-type="float">
            <text:p>1.2080</text:p>
          </table:table-cell>
          <table:table-cell office:value-type="float" office:value="11.948933478436" calcext:value-type="float">
            <text:p>11.9489</text:p>
          </table:table-cell>
          <table:table-cell office:value-type="float" office:value="0.992171131418884" calcext:value-type="float">
            <text:p>0.9922</text:p>
          </table:table-cell>
          <table:table-cell office:value-type="float" office:value="0.63135558238631" calcext:value-type="float">
            <text:p>0.6314</text:p>
          </table:table-cell>
          <table:table-cell table:style-name="ce24" table:formula="of:=ABS([.F727])" office:value-type="float" office:value="0.0477957339137441" calcext:value-type="float">
            <text:p>0.047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211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3583899968198" calcext:value-type="float">
            <text:p>7.3584</text:p>
          </table:table-cell>
          <table:table-cell table:style-name="ce16" office:value-type="float" office:value="0.350574358348247" calcext:value-type="float">
            <text:p>0.3506</text:p>
          </table:table-cell>
          <table:table-cell table:style-name="ce16" office:value-type="float" office:value="0.0476428075298755" calcext:value-type="float">
            <text:p>0.0476</text:p>
          </table:table-cell>
          <table:table-cell table:style-name="ce16" office:value-type="float" office:value="0.667933901107003" calcext:value-type="float">
            <text:p>0.6679</text:p>
          </table:table-cell>
          <table:table-cell table:style-name="ce16" office:value-type="float" office:value="11.9107018824689" calcext:value-type="float">
            <text:p>11.9107</text:p>
          </table:table-cell>
          <table:table-cell table:style-name="ce16" office:value-type="float" office:value="1.47675269839523" calcext:value-type="float">
            <text:p>1.4768</text:p>
          </table:table-cell>
          <table:table-cell table:style-name="ce16" office:value-type="float" office:value="0.778169607433241" calcext:value-type="float">
            <text:p>0.7782</text:p>
          </table:table-cell>
          <table:table-cell table:style-name="ce22" table:formula="of:=ABS([.F728])" office:value-type="float" office:value="0.0476428075298755" calcext:value-type="float">
            <text:p>0.04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0180</text:p>
          </table:table-cell>
          <table:table-cell office:value-type="string" calcext:value-type="string">
            <text:p>PIF1</text:p>
          </table:table-cell>
          <table:table-cell office:value-type="string" calcext:value-type="string">
            <text:p>M</text:p>
          </table:table-cell>
          <table:table-cell office:value-type="float" office:value="6.27917808854056" calcext:value-type="float">
            <text:p>6.2792</text:p>
          </table:table-cell>
          <table:table-cell office:value-type="float" office:value="0.29863664537305" calcext:value-type="float">
            <text:p>0.2986</text:p>
          </table:table-cell>
          <table:table-cell office:value-type="float" office:value="0.0475598304685862" calcext:value-type="float">
            <text:p>0.0476</text:p>
          </table:table-cell>
          <table:table-cell office:value-type="float" office:value="1.17566651739299" calcext:value-type="float">
            <text:p>1.1757</text:p>
          </table:table-cell>
          <table:table-cell office:value-type="float" office:value="11.8899576171465" calcext:value-type="float">
            <text:p>11.8900</text:p>
          </table:table-cell>
          <table:table-cell office:value-type="float" office:value="1.00815526081272" calcext:value-type="float">
            <text:p>1.0082</text:p>
          </table:table-cell>
          <table:table-cell office:value-type="float" office:value="0.798526226352395" calcext:value-type="float">
            <text:p>0.7985</text:p>
          </table:table-cell>
          <table:table-cell table:style-name="ce24" table:formula="of:=ABS([.F729])" office:value-type="float" office:value="0.0475598304685862" calcext:value-type="float">
            <text:p>0.04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3090</text:p>
          </table:table-cell>
          <table:table-cell table:style-name="ce2" office:value-type="string" calcext:value-type="string">
            <text:p>SULTR3%3B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3.9296255488188" calcext:value-type="float">
            <text:p>13.9296</text:p>
          </table:table-cell>
          <table:table-cell table:style-name="ce16" office:value-type="float" office:value="0.65950071459414" calcext:value-type="float">
            <text:p>0.6595</text:p>
          </table:table-cell>
          <table:table-cell table:style-name="ce16" office:value-type="float" office:value="0.0473451861489603" calcext:value-type="float">
            <text:p>0.0473</text:p>
          </table:table-cell>
          <table:table-cell table:style-name="ce16" office:value-type="float" office:value="0.371268255719672" calcext:value-type="float">
            <text:p>0.3713</text:p>
          </table:table-cell>
          <table:table-cell table:style-name="ce16" office:value-type="float" office:value="11.8362965372401" calcext:value-type="float">
            <text:p>11.8363</text:p>
          </table:table-cell>
          <table:table-cell table:style-name="ce16" office:value-type="float" office:value="2.06628598798682" calcext:value-type="float">
            <text:p>2.0663</text:p>
          </table:table-cell>
          <table:table-cell table:style-name="ce16" office:value-type="float" office:value="0.725142475257073" calcext:value-type="float">
            <text:p>0.7251</text:p>
          </table:table-cell>
          <table:table-cell table:style-name="ce22" table:formula="of:=ABS([.F730])" office:value-type="float" office:value="0.0473451861489603" calcext:value-type="float">
            <text:p>0.047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446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11620394942444" calcext:value-type="float">
            <text:p>2.1162</text:p>
          </table:table-cell>
          <table:table-cell table:style-name="ce16" office:value-type="float" office:value="0.0973684870704631" calcext:value-type="float">
            <text:p>0.0974</text:p>
          </table:table-cell>
          <table:table-cell table:style-name="ce16" office:value-type="float" office:value="0.0460109183223786" calcext:value-type="float">
            <text:p>0.0460</text:p>
          </table:table-cell>
          <table:table-cell table:style-name="ce16" office:value-type="float" office:value="0.303378019097434" calcext:value-type="float">
            <text:p>0.3034</text:p>
          </table:table-cell>
          <table:table-cell table:style-name="ce16" office:value-type="float" office:value="11.5027295805947" calcext:value-type="float">
            <text:p>11.5027</text:p>
          </table:table-cell>
          <table:table-cell table:style-name="ce16" office:value-type="float" office:value="2.260492452834" calcext:value-type="float">
            <text:p>2.2605</text:p>
          </table:table-cell>
          <table:table-cell table:style-name="ce16" office:value-type="float" office:value="0.677273405883922" calcext:value-type="float">
            <text:p>0.6773</text:p>
          </table:table-cell>
          <table:table-cell table:style-name="ce22" table:formula="of:=ABS([.F731])" office:value-type="float" office:value="0.0460109183223786" calcext:value-type="float">
            <text:p>0.04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10525</text:p>
          </table:table-cell>
          <table:table-cell table:style-name="ce2" office:value-type="string" calcext:value-type="string">
            <text:p>SMR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2.5788619397062" calcext:value-type="float">
            <text:p>12.5789</text:p>
          </table:table-cell>
          <table:table-cell table:style-name="ce16" office:value-type="float" office:value="0.573623632233971" calcext:value-type="float">
            <text:p>0.5736</text:p>
          </table:table-cell>
          <table:table-cell table:style-name="ce16" office:value-type="float" office:value="0.0456021884160507" calcext:value-type="float">
            <text:p>0.0456</text:p>
          </table:table-cell>
          <table:table-cell table:style-name="ce16" office:value-type="float" office:value="0.680526814794147" calcext:value-type="float">
            <text:p>0.6805</text:p>
          </table:table-cell>
          <table:table-cell table:style-name="ce16" office:value-type="float" office:value="11.4005471040127" calcext:value-type="float">
            <text:p>11.4005</text:p>
          </table:table-cell>
          <table:table-cell table:style-name="ce16" office:value-type="float" office:value="1.41967543129376" calcext:value-type="float">
            <text:p>1.4197</text:p>
          </table:table-cell>
          <table:table-cell table:style-name="ce16" office:value-type="float" office:value="0.752184984369559" calcext:value-type="float">
            <text:p>0.7522</text:p>
          </table:table-cell>
          <table:table-cell table:style-name="ce22" table:formula="of:=ABS([.F732])" office:value-type="float" office:value="0.0456021884160507" calcext:value-type="float">
            <text:p>0.0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12310</text:p>
          </table:table-cell>
          <table:table-cell office:value-type="string" calcext:value-type="string">
            <text:p>CYP706A5</text:p>
          </table:table-cell>
          <table:table-cell office:value-type="string" calcext:value-type="string">
            <text:p>M</text:p>
          </table:table-cell>
          <table:table-cell office:value-type="float" office:value="4.65293908474602" calcext:value-type="float">
            <text:p>4.6529</text:p>
          </table:table-cell>
          <table:table-cell office:value-type="float" office:value="0.212112744988679" calcext:value-type="float">
            <text:p>0.2121</text:p>
          </table:table-cell>
          <table:table-cell office:value-type="float" office:value="0.0455868304152229" calcext:value-type="float">
            <text:p>0.0456</text:p>
          </table:table-cell>
          <table:table-cell office:value-type="float" office:value="1.01829470863619" calcext:value-type="float">
            <text:p>1.0183</text:p>
          </table:table-cell>
          <table:table-cell office:value-type="float" office:value="11.3967076038057" calcext:value-type="float">
            <text:p>11.3967</text:p>
          </table:table-cell>
          <table:table-cell office:value-type="float" office:value="1.08351662169188" calcext:value-type="float">
            <text:p>1.0835</text:p>
          </table:table-cell>
          <table:table-cell office:value-type="float" office:value="0.869151231265248" calcext:value-type="float">
            <text:p>0.8692</text:p>
          </table:table-cell>
          <table:table-cell table:style-name="ce24" table:formula="of:=ABS([.F733])" office:value-type="float" office:value="0.0455868304152229" calcext:value-type="float">
            <text:p>0.0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47620</text:p>
          </table:table-cell>
          <table:table-cell office:value-type="string" calcext:value-type="string">
            <text:p>TCP14</text:p>
          </table:table-cell>
          <table:table-cell office:value-type="string" calcext:value-type="string">
            <text:p>M</text:p>
          </table:table-cell>
          <table:table-cell office:value-type="float" office:value="15.3646774004375" calcext:value-type="float">
            <text:p>15.3647</text:p>
          </table:table-cell>
          <table:table-cell office:value-type="float" office:value="0.68954845865584" calcext:value-type="float">
            <text:p>0.6895</text:p>
          </table:table-cell>
          <table:table-cell office:value-type="float" office:value="0.0448788113596324" calcext:value-type="float">
            <text:p>0.0449</text:p>
          </table:table-cell>
          <table:table-cell office:value-type="float" office:value="1.28275724169927" calcext:value-type="float">
            <text:p>1.2828</text:p>
          </table:table-cell>
          <table:table-cell office:value-type="float" office:value="11.2197028399081" calcext:value-type="float">
            <text:p>11.2197</text:p>
          </table:table-cell>
          <table:table-cell office:value-type="float" office:value="0.906625264532831" calcext:value-type="float">
            <text:p>0.9066</text:p>
          </table:table-cell>
          <table:table-cell office:value-type="float" office:value="0.732948264986754" calcext:value-type="float">
            <text:p>0.7329</text:p>
          </table:table-cell>
          <table:table-cell table:style-name="ce24" table:formula="of:=ABS([.F734])" office:value-type="float" office:value="0.0448788113596324" calcext:value-type="float">
            <text:p>0.04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3210</text:p>
          </table:table-cell>
          <table:table-cell table:style-name="ce2" office:value-type="string" calcext:value-type="string">
            <text:p>MARD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0.9639403344082" calcext:value-type="float">
            <text:p>10.9639</text:p>
          </table:table-cell>
          <table:table-cell table:style-name="ce16" office:value-type="float" office:value="0.491269243573453" calcext:value-type="float">
            <text:p>0.4913</text:p>
          </table:table-cell>
          <table:table-cell table:style-name="ce16" office:value-type="float" office:value="0.044807726838106" calcext:value-type="float">
            <text:p>0.0448</text:p>
          </table:table-cell>
          <table:table-cell table:style-name="ce16" office:value-type="float" office:value="0.956666067517985" calcext:value-type="float">
            <text:p>0.9567</text:p>
          </table:table-cell>
          <table:table-cell table:style-name="ce16" office:value-type="float" office:value="11.2019317095265" calcext:value-type="float">
            <text:p>11.2019</text:p>
          </table:table-cell>
          <table:table-cell table:style-name="ce16" office:value-type="float" office:value="1.11831610653908" calcext:value-type="float">
            <text:p>1.1183</text:p>
          </table:table-cell>
          <table:table-cell table:style-name="ce16" office:value-type="float" office:value="0.842228451717974" calcext:value-type="float">
            <text:p>0.8422</text:p>
          </table:table-cell>
          <table:table-cell table:style-name="ce22" table:formula="of:=ABS([.F735])" office:value-type="float" office:value="0.044807726838106" calcext:value-type="float">
            <text:p>0.044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47690</text:p>
          </table:table-cell>
          <table:table-cell office:value-type="string" calcext:value-type="string">
            <text:p>M</text:p>
          </table:table-cell>
          <table:table-cell office:value-type="float" office:value="148.614516504836" calcext:value-type="float">
            <text:p>148.6145</text:p>
          </table:table-cell>
          <table:table-cell office:value-type="float" office:value="6.51698740904705" calcext:value-type="float">
            <text:p>6.5170</text:p>
          </table:table-cell>
          <table:table-cell office:value-type="float" office:value="0.0438516207051346" calcext:value-type="float">
            <text:p>0.0439</text:p>
          </table:table-cell>
          <table:table-cell office:value-type="float" office:value="1.50915084823785" calcext:value-type="float">
            <text:p>1.5092</text:p>
          </table:table-cell>
          <table:table-cell office:value-type="float" office:value="10.9629051762837" calcext:value-type="float">
            <text:p>10.9629</text:p>
          </table:table-cell>
          <table:table-cell office:value-type="float" office:value="0.787790769343205" calcext:value-type="float">
            <text:p>0.7878</text:p>
          </table:table-cell>
          <table:table-cell office:value-type="float" office:value="0.60100425640774" calcext:value-type="float">
            <text:p>0.6010</text:p>
          </table:table-cell>
          <table:table-cell table:style-name="ce24" table:formula="of:=ABS([.F736])" office:value-type="float" office:value="0.0438516207051346" calcext:value-type="float">
            <text:p>0.04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7880</text:p>
          </table:table-cell>
          <table:table-cell table:style-name="ce2" office:value-type="string" calcext:value-type="string">
            <text:p>MPS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15184621690645" calcext:value-type="float">
            <text:p>1.1518</text:p>
          </table:table-cell>
          <table:table-cell table:style-name="ce16" office:value-type="float" office:value="0.0493108730435904" calcext:value-type="float">
            <text:p>0.0493</text:p>
          </table:table-cell>
          <table:table-cell table:style-name="ce16" office:value-type="float" office:value="0.0428102921378047" calcext:value-type="float">
            <text:p>0.0428</text:p>
          </table:table-cell>
          <table:table-cell table:style-name="ce16" office:value-type="float" office:value="0.980121115340658" calcext:value-type="float">
            <text:p>0.9801</text:p>
          </table:table-cell>
          <table:table-cell table:style-name="ce16" office:value-type="float" office:value="10.7025730344512" calcext:value-type="float">
            <text:p>10.7026</text:p>
          </table:table-cell>
          <table:table-cell table:style-name="ce16" office:value-type="float" office:value="1.06485825697177" calcext:value-type="float">
            <text:p>1.0649</text:p>
          </table:table-cell>
          <table:table-cell table:style-name="ce16" office:value-type="float" office:value="0.600329701370479" calcext:value-type="float">
            <text:p>0.6003</text:p>
          </table:table-cell>
          <table:table-cell table:style-name="ce22" table:formula="of:=ABS([.F737])" office:value-type="float" office:value="0.0428102921378047" calcext:value-type="float">
            <text:p>0.042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80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3.1109680855989" calcext:value-type="float">
            <text:p>73.1110</text:p>
          </table:table-cell>
          <table:table-cell table:style-name="ce16" office:value-type="float" office:value="3.11076764546477" calcext:value-type="float">
            <text:p>3.1108</text:p>
          </table:table-cell>
          <table:table-cell table:style-name="ce16" office:value-type="float" office:value="0.042548576867737" calcext:value-type="float">
            <text:p>0.0425</text:p>
          </table:table-cell>
          <table:table-cell table:style-name="ce16" office:value-type="float" office:value="0.628065319945134" calcext:value-type="float">
            <text:p>0.6281</text:p>
          </table:table-cell>
          <table:table-cell table:style-name="ce16" office:value-type="float" office:value="10.6371442169342" calcext:value-type="float">
            <text:p>10.6371</text:p>
          </table:table-cell>
          <table:table-cell table:style-name="ce16" office:value-type="float" office:value="1.42955523651517" calcext:value-type="float">
            <text:p>1.4296</text:p>
          </table:table-cell>
          <table:table-cell table:style-name="ce16" office:value-type="float" office:value="0.606274189121364" calcext:value-type="float">
            <text:p>0.6063</text:p>
          </table:table-cell>
          <table:table-cell table:style-name="ce22" table:formula="of:=ABS([.F738])" office:value-type="float" office:value="0.042548576867737" calcext:value-type="float">
            <text:p>0.042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09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35607290295407" calcext:value-type="float">
            <text:p>7.3561</text:p>
          </table:table-cell>
          <table:table-cell table:style-name="ce16" office:value-type="float" office:value="0.311952244335134" calcext:value-type="float">
            <text:p>0.3120</text:p>
          </table:table-cell>
          <table:table-cell table:style-name="ce16" office:value-type="float" office:value="0.0424074432717843" calcext:value-type="float">
            <text:p>0.0424</text:p>
          </table:table-cell>
          <table:table-cell table:style-name="ce16" office:value-type="float" office:value="0.360464967597767" calcext:value-type="float">
            <text:p>0.3605</text:p>
          </table:table-cell>
          <table:table-cell table:style-name="ce16" office:value-type="float" office:value="10.6018608179461" calcext:value-type="float">
            <text:p>10.6019</text:p>
          </table:table-cell>
          <table:table-cell table:style-name="ce16" office:value-type="float" office:value="1.97862127226665" calcext:value-type="float">
            <text:p>1.9786</text:p>
          </table:table-cell>
          <table:table-cell table:style-name="ce16" office:value-type="float" office:value="0.787256937154769" calcext:value-type="float">
            <text:p>0.7873</text:p>
          </table:table-cell>
          <table:table-cell table:style-name="ce22" table:formula="of:=ABS([.F739])" office:value-type="float" office:value="0.0424074432717843" calcext:value-type="float">
            <text:p>0.042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24570</text:p>
          </table:table-cell>
          <table:table-cell office:value-type="string" calcext:value-type="string">
            <text:p>M</text:p>
          </table:table-cell>
          <table:table-cell office:value-type="float" office:value="89.4032605701649" calcext:value-type="float">
            <text:p>89.4033</text:p>
          </table:table-cell>
          <table:table-cell office:value-type="float" office:value="3.7646117644124" calcext:value-type="float">
            <text:p>3.7646</text:p>
          </table:table-cell>
          <table:table-cell office:value-type="float" office:value="0.0421082155214897" calcext:value-type="float">
            <text:p>0.0421</text:p>
          </table:table-cell>
          <table:table-cell office:value-type="float" office:value="1.82540081933214" calcext:value-type="float">
            <text:p>1.8254</text:p>
          </table:table-cell>
          <table:table-cell office:value-type="float" office:value="10.5270538803724" calcext:value-type="float">
            <text:p>10.5271</text:p>
          </table:table-cell>
          <table:table-cell office:value-type="float" office:value="0.656906547107623" calcext:value-type="float">
            <text:p>0.6569</text:p>
          </table:table-cell>
          <table:table-cell office:value-type="float" office:value="0.651305641590545" calcext:value-type="float">
            <text:p>0.6513</text:p>
          </table:table-cell>
          <table:table-cell table:style-name="ce24" table:formula="of:=ABS([.F740])" office:value-type="float" office:value="0.0421082155214897" calcext:value-type="float">
            <text:p>0.042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27210</text:p>
          </table:table-cell>
          <table:table-cell office:value-type="string" calcext:value-type="string">
            <text:p>M</text:p>
          </table:table-cell>
          <table:table-cell office:value-type="float" office:value="8.11783609825093" calcext:value-type="float">
            <text:p>8.1178</text:p>
          </table:table-cell>
          <table:table-cell office:value-type="float" office:value="0.336569559730055" calcext:value-type="float">
            <text:p>0.3366</text:p>
          </table:table-cell>
          <table:table-cell office:value-type="float" office:value="0.04146050199296" calcext:value-type="float">
            <text:p>0.0415</text:p>
          </table:table-cell>
          <table:table-cell office:value-type="float" office:value="2.61717565353513" calcext:value-type="float">
            <text:p>2.6172</text:p>
          </table:table-cell>
          <table:table-cell office:value-type="float" office:value="10.36512549824" calcext:value-type="float">
            <text:p>10.3651</text:p>
          </table:table-cell>
          <table:table-cell office:value-type="float" office:value="0.481342768120418" calcext:value-type="float">
            <text:p>0.4813</text:p>
          </table:table-cell>
          <table:table-cell office:value-type="float" office:value="0.770923346650456" calcext:value-type="float">
            <text:p>0.7709</text:p>
          </table:table-cell>
          <table:table-cell table:style-name="ce24" table:formula="of:=ABS([.F741])" office:value-type="float" office:value="0.04146050199296" calcext:value-type="float">
            <text:p>0.041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36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7408416985484" calcext:value-type="float">
            <text:p>4.7408</text:p>
          </table:table-cell>
          <table:table-cell table:style-name="ce16" office:value-type="float" office:value="0.196457109565316" calcext:value-type="float">
            <text:p>0.1965</text:p>
          </table:table-cell>
          <table:table-cell table:style-name="ce16" office:value-type="float" office:value="0.0414392890666376" calcext:value-type="float">
            <text:p>0.0414</text:p>
          </table:table-cell>
          <table:table-cell table:style-name="ce16" office:value-type="float" office:value="0.675144330157965" calcext:value-type="float">
            <text:p>0.6751</text:p>
          </table:table-cell>
          <table:table-cell table:style-name="ce16" office:value-type="float" office:value="10.3598222666594" calcext:value-type="float">
            <text:p>10.3598</text:p>
          </table:table-cell>
          <table:table-cell table:style-name="ce16" office:value-type="float" office:value="1.34167861220578" calcext:value-type="float">
            <text:p>1.3417</text:p>
          </table:table-cell>
          <table:table-cell table:style-name="ce16" office:value-type="float" office:value="0.851809890258602" calcext:value-type="float">
            <text:p>0.8518</text:p>
          </table:table-cell>
          <table:table-cell table:style-name="ce22" table:formula="of:=ABS([.F742])" office:value-type="float" office:value="0.0414392890666376" calcext:value-type="float">
            <text:p>0.041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617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27439183569191" calcext:value-type="float">
            <text:p>4.2744</text:p>
          </table:table-cell>
          <table:table-cell table:style-name="ce16" office:value-type="float" office:value="0.175983469442295" calcext:value-type="float">
            <text:p>0.1760</text:p>
          </table:table-cell>
          <table:table-cell table:style-name="ce16" office:value-type="float" office:value="0.0411715809422998" calcext:value-type="float">
            <text:p>0.0412</text:p>
          </table:table-cell>
          <table:table-cell table:style-name="ce16" office:value-type="float" office:value="0.988767379190368" calcext:value-type="float">
            <text:p>0.9888</text:p>
          </table:table-cell>
          <table:table-cell table:style-name="ce16" office:value-type="float" office:value="10.292895235575" calcext:value-type="float">
            <text:p>10.2929</text:p>
          </table:table-cell>
          <table:table-cell table:style-name="ce16" office:value-type="float" office:value="1.02926380177586" calcext:value-type="float">
            <text:p>1.0293</text:p>
          </table:table-cell>
          <table:table-cell table:style-name="ce16" office:value-type="float" office:value="0.732757965992516" calcext:value-type="float">
            <text:p>0.7328</text:p>
          </table:table-cell>
          <table:table-cell table:style-name="ce22" table:formula="of:=ABS([.F743])" office:value-type="float" office:value="0.0411715809422998" calcext:value-type="float">
            <text:p>0.04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6450</text:p>
          </table:table-cell>
          <table:table-cell table:style-name="ce2" office:value-type="string" calcext:value-type="string">
            <text:p>CNGC1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67597130411713" calcext:value-type="float">
            <text:p>5.6760</text:p>
          </table:table-cell>
          <table:table-cell table:style-name="ce16" office:value-type="float" office:value="0.231782654083573" calcext:value-type="float">
            <text:p>0.2318</text:p>
          </table:table-cell>
          <table:table-cell table:style-name="ce16" office:value-type="float" office:value="0.0408357691864029" calcext:value-type="float">
            <text:p>0.0408</text:p>
          </table:table-cell>
          <table:table-cell table:style-name="ce16" office:value-type="float" office:value="0.0764755150215715" calcext:value-type="float">
            <text:p>0.0765</text:p>
          </table:table-cell>
          <table:table-cell table:style-name="ce16" office:value-type="float" office:value="10.2089422966007" calcext:value-type="float">
            <text:p>10.2089</text:p>
          </table:table-cell>
          <table:table-cell table:style-name="ce16" office:value-type="float" office:value="3.84290797745067" calcext:value-type="float">
            <text:p>3.8429</text:p>
          </table:table-cell>
          <table:table-cell table:style-name="ce16" office:value-type="float" office:value="0.634026270972101" calcext:value-type="float">
            <text:p>0.6340</text:p>
          </table:table-cell>
          <table:table-cell table:style-name="ce22" table:formula="of:=ABS([.F744])" office:value-type="float" office:value="0.0408357691864029" calcext:value-type="float">
            <text:p>0.04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46830</text:p>
          </table:table-cell>
          <table:table-cell table:style-name="ce2" office:value-type="string" calcext:value-type="string">
            <text:p>RABA2C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6.9048111481717" calcext:value-type="float">
            <text:p>36.9048</text:p>
          </table:table-cell>
          <table:table-cell table:style-name="ce16" office:value-type="float" office:value="1.4342563593413" calcext:value-type="float">
            <text:p>1.4343</text:p>
          </table:table-cell>
          <table:table-cell table:style-name="ce16" office:value-type="float" office:value="0.038863668847479" calcext:value-type="float">
            <text:p>0.0389</text:p>
          </table:table-cell>
          <table:table-cell table:style-name="ce16" office:value-type="float" office:value="0.242476396350596" calcext:value-type="float">
            <text:p>0.2425</text:p>
          </table:table-cell>
          <table:table-cell table:style-name="ce16" office:value-type="float" office:value="9.71591721186975" calcext:value-type="float">
            <text:p>9.7159</text:p>
          </table:table-cell>
          <table:table-cell table:style-name="ce16" office:value-type="float" office:value="2.3239331475583" calcext:value-type="float">
            <text:p>2.3239</text:p>
          </table:table-cell>
          <table:table-cell table:style-name="ce16" office:value-type="float" office:value="0.652368732916725" calcext:value-type="float">
            <text:p>0.6524</text:p>
          </table:table-cell>
          <table:table-cell table:style-name="ce22" table:formula="of:=ABS([.F745])" office:value-type="float" office:value="0.038863668847479" calcext:value-type="float">
            <text:p>0.038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034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67202775767178" calcext:value-type="float">
            <text:p>2.6720</text:p>
          </table:table-cell>
          <table:table-cell table:style-name="ce16" office:value-type="float" office:value="0.102812687825168" calcext:value-type="float">
            <text:p>0.1028</text:p>
          </table:table-cell>
          <table:table-cell table:style-name="ce16" office:value-type="float" office:value="0.0384774026130448" calcext:value-type="float">
            <text:p>0.0385</text:p>
          </table:table-cell>
          <table:table-cell table:style-name="ce16" office:value-type="float" office:value="0.973298071206466" calcext:value-type="float">
            <text:p>0.9733</text:p>
          </table:table-cell>
          <table:table-cell table:style-name="ce16" office:value-type="float" office:value="9.61935065326119" calcext:value-type="float">
            <text:p>9.6194</text:p>
          </table:table-cell>
          <table:table-cell table:style-name="ce16" office:value-type="float" office:value="0.991553776388148" calcext:value-type="float">
            <text:p>0.9916</text:p>
          </table:table-cell>
          <table:table-cell table:style-name="ce16" office:value-type="float" office:value="0.751211830874267" calcext:value-type="float">
            <text:p>0.7512</text:p>
          </table:table-cell>
          <table:table-cell table:style-name="ce22" table:formula="of:=ABS([.F746])" office:value-type="float" office:value="0.0384774026130448" calcext:value-type="float">
            <text:p>0.038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7626</text:p>
          </table:table-cell>
          <table:table-cell office:value-type="string" calcext:value-type="string">
            <text:p>M</text:p>
          </table:table-cell>
          <table:table-cell office:value-type="float" office:value="17.9279733639393" calcext:value-type="float">
            <text:p>17.9280</text:p>
          </table:table-cell>
          <table:table-cell office:value-type="float" office:value="0.681120210645826" calcext:value-type="float">
            <text:p>0.6811</text:p>
          </table:table-cell>
          <table:table-cell office:value-type="float" office:value="0.0379920360667115" calcext:value-type="float">
            <text:p>0.0380</text:p>
          </table:table-cell>
          <table:table-cell office:value-type="float" office:value="1.03957748018733" calcext:value-type="float">
            <text:p>1.0396</text:p>
          </table:table-cell>
          <table:table-cell office:value-type="float" office:value="9.49800901667788" calcext:value-type="float">
            <text:p>9.4980</text:p>
          </table:table-cell>
          <table:table-cell office:value-type="float" office:value="0.936320417453141" calcext:value-type="float">
            <text:p>0.9363</text:p>
          </table:table-cell>
          <table:table-cell office:value-type="float" office:value="0.68692179227057" calcext:value-type="float">
            <text:p>0.6869</text:p>
          </table:table-cell>
          <table:table-cell table:style-name="ce24" table:formula="of:=ABS([.F747])" office:value-type="float" office:value="0.0379920360667115" calcext:value-type="float">
            <text:p>0.038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65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20270571571246" calcext:value-type="float">
            <text:p>9.2027</text:p>
          </table:table-cell>
          <table:table-cell table:style-name="ce16" office:value-type="float" office:value="0.341583140178903" calcext:value-type="float">
            <text:p>0.3416</text:p>
          </table:table-cell>
          <table:table-cell table:style-name="ce16" office:value-type="float" office:value="0.0371176858992343" calcext:value-type="float">
            <text:p>0.0371</text:p>
          </table:table-cell>
          <table:table-cell table:style-name="ce16" office:value-type="float" office:value="0.771610356003205" calcext:value-type="float">
            <text:p>0.7716</text:p>
          </table:table-cell>
          <table:table-cell table:style-name="ce16" office:value-type="float" office:value="9.27942147480857" calcext:value-type="float">
            <text:p>9.2794</text:p>
          </table:table-cell>
          <table:table-cell table:style-name="ce16" office:value-type="float" office:value="1.13921051962187" calcext:value-type="float">
            <text:p>1.1392</text:p>
          </table:table-cell>
          <table:table-cell table:style-name="ce16" office:value-type="float" office:value="0.694226321561638" calcext:value-type="float">
            <text:p>0.6942</text:p>
          </table:table-cell>
          <table:table-cell table:style-name="ce22" table:formula="of:=ABS([.F748])" office:value-type="float" office:value="0.0371176858992343" calcext:value-type="float">
            <text:p>0.037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4395</text:p>
          </table:table-cell>
          <table:table-cell office:value-type="string" calcext:value-type="string">
            <text:p>M</text:p>
          </table:table-cell>
          <table:table-cell office:value-type="float" office:value="36.6905940474522" calcext:value-type="float">
            <text:p>36.6906</text:p>
          </table:table-cell>
          <table:table-cell office:value-type="float" office:value="1.35482631887477" calcext:value-type="float">
            <text:p>1.3548</text:p>
          </table:table-cell>
          <table:table-cell office:value-type="float" office:value="0.0369257122717218" calcext:value-type="float">
            <text:p>0.0369</text:p>
          </table:table-cell>
          <table:table-cell office:value-type="float" office:value="1.29948117953117" calcext:value-type="float">
            <text:p>1.2995</text:p>
          </table:table-cell>
          <table:table-cell office:value-type="float" office:value="9.23142806793044" calcext:value-type="float">
            <text:p>9.2314</text:p>
          </table:table-cell>
          <table:table-cell office:value-type="float" office:value="0.774328160937426" calcext:value-type="float">
            <text:p>0.7743</text:p>
          </table:table-cell>
          <table:table-cell office:value-type="float" office:value="0.601120524820885" calcext:value-type="float">
            <text:p>0.6011</text:p>
          </table:table-cell>
          <table:table-cell table:style-name="ce24" table:formula="of:=ABS([.F749])" office:value-type="float" office:value="0.0369257122717218" calcext:value-type="float">
            <text:p>0.03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069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2.6362587753093" calcext:value-type="float">
            <text:p>22.6363</text:p>
          </table:table-cell>
          <table:table-cell table:style-name="ce16" office:value-type="float" office:value="0.819316081269643" calcext:value-type="float">
            <text:p>0.8193</text:p>
          </table:table-cell>
          <table:table-cell table:style-name="ce16" office:value-type="float" office:value="0.0361948539907717" calcext:value-type="float">
            <text:p>0.0362</text:p>
          </table:table-cell>
          <table:table-cell table:style-name="ce16" office:value-type="float" office:value="0.173407202021152" calcext:value-type="float">
            <text:p>0.1734</text:p>
          </table:table-cell>
          <table:table-cell table:style-name="ce16" office:value-type="float" office:value="9.04871349769293" calcext:value-type="float">
            <text:p>9.0487</text:p>
          </table:table-cell>
          <table:table-cell table:style-name="ce16" office:value-type="float" office:value="2.63649419423419" calcext:value-type="float">
            <text:p>2.6365</text:p>
          </table:table-cell>
          <table:table-cell table:style-name="ce16" office:value-type="float" office:value="0.703222419191889" calcext:value-type="float">
            <text:p>0.7032</text:p>
          </table:table-cell>
          <table:table-cell table:style-name="ce22" table:formula="of:=ABS([.F750])" office:value-type="float" office:value="0.0361948539907717" calcext:value-type="float">
            <text:p>0.03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4450</text:p>
          </table:table-cell>
          <table:table-cell table:style-name="ce2" office:value-type="string" calcext:value-type="string">
            <text:p>NFD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2.4876145286937" calcext:value-type="float">
            <text:p>22.4876</text:p>
          </table:table-cell>
          <table:table-cell table:style-name="ce16" office:value-type="float" office:value="0.797196521858237" calcext:value-type="float">
            <text:p>0.7972</text:p>
          </table:table-cell>
          <table:table-cell table:style-name="ce16" office:value-type="float" office:value="0.0354504707843081" calcext:value-type="float">
            <text:p>0.0355</text:p>
          </table:table-cell>
          <table:table-cell table:style-name="ce16" office:value-type="float" office:value="0.514980174466676" calcext:value-type="float">
            <text:p>0.5150</text:p>
          </table:table-cell>
          <table:table-cell table:style-name="ce16" office:value-type="float" office:value="8.86261769607702" calcext:value-type="float">
            <text:p>8.8626</text:p>
          </table:table-cell>
          <table:table-cell table:style-name="ce16" office:value-type="float" office:value="1.44411728071984" calcext:value-type="float">
            <text:p>1.4441</text:p>
          </table:table-cell>
          <table:table-cell table:style-name="ce16" office:value-type="float" office:value="0.655785591878643" calcext:value-type="float">
            <text:p>0.6558</text:p>
          </table:table-cell>
          <table:table-cell table:style-name="ce22" table:formula="of:=ABS([.F751])" office:value-type="float" office:value="0.0354504707843081" calcext:value-type="float">
            <text:p>0.035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22520</text:p>
          </table:table-cell>
          <table:table-cell office:value-type="string" calcext:value-type="string">
            <text:p>M</text:p>
          </table:table-cell>
          <table:table-cell office:value-type="float" office:value="68.0914586446362" calcext:value-type="float">
            <text:p>68.0915</text:p>
          </table:table-cell>
          <table:table-cell office:value-type="float" office:value="2.37927916490838" calcext:value-type="float">
            <text:p>2.3793</text:p>
          </table:table-cell>
          <table:table-cell office:value-type="float" office:value="0.0349424026488498" calcext:value-type="float">
            <text:p>0.0349</text:p>
          </table:table-cell>
          <table:table-cell office:value-type="float" office:value="1.02839407057879" calcext:value-type="float">
            <text:p>1.0284</text:p>
          </table:table-cell>
          <table:table-cell office:value-type="float" office:value="8.73560066221245" calcext:value-type="float">
            <text:p>8.7356</text:p>
          </table:table-cell>
          <table:table-cell office:value-type="float" office:value="0.887089260717681" calcext:value-type="float">
            <text:p>0.8871</text:p>
          </table:table-cell>
          <table:table-cell office:value-type="float" office:value="0.65975152971962" calcext:value-type="float">
            <text:p>0.6598</text:p>
          </table:table-cell>
          <table:table-cell table:style-name="ce24" table:formula="of:=ABS([.F752])" office:value-type="float" office:value="0.0349424026488498" calcext:value-type="float">
            <text:p>0.03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3480</text:p>
          </table:table-cell>
          <table:table-cell table:style-name="ce2" office:value-type="string" calcext:value-type="string">
            <text:p>CSLA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6727430349482" calcext:value-type="float">
            <text:p>3.6727</text:p>
          </table:table-cell>
          <table:table-cell table:style-name="ce16" office:value-type="float" office:value="0.123834349216025" calcext:value-type="float">
            <text:p>0.1238</text:p>
          </table:table-cell>
          <table:table-cell table:style-name="ce16" office:value-type="float" office:value="0.0337171285978006" calcext:value-type="float">
            <text:p>0.0337</text:p>
          </table:table-cell>
          <table:table-cell table:style-name="ce16" office:value-type="float" office:value="0.902986311974777" calcext:value-type="float">
            <text:p>0.9030</text:p>
          </table:table-cell>
          <table:table-cell table:style-name="ce16" office:value-type="float" office:value="8.42928214945014" calcext:value-type="float">
            <text:p>8.4293</text:p>
          </table:table-cell>
          <table:table-cell table:style-name="ce16" office:value-type="float" office:value="0.951206908324035" calcext:value-type="float">
            <text:p>0.9512</text:p>
          </table:table-cell>
          <table:table-cell table:style-name="ce16" office:value-type="float" office:value="0.673540770953041" calcext:value-type="float">
            <text:p>0.6735</text:p>
          </table:table-cell>
          <table:table-cell table:style-name="ce22" table:formula="of:=ABS([.F753])" office:value-type="float" office:value="0.0337171285978006" calcext:value-type="float">
            <text:p>0.03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30410</text:p>
          </table:table-cell>
          <table:table-cell office:value-type="string" calcext:value-type="string">
            <text:p>TFCA</text:p>
          </table:table-cell>
          <table:table-cell office:value-type="string" calcext:value-type="string">
            <text:p>M</text:p>
          </table:table-cell>
          <table:table-cell office:value-type="float" office:value="72.4583141841753" calcext:value-type="float">
            <text:p>72.4583</text:p>
          </table:table-cell>
          <table:table-cell office:value-type="float" office:value="2.42436515534845" calcext:value-type="float">
            <text:p>2.4244</text:p>
          </table:table-cell>
          <table:table-cell office:value-type="float" office:value="0.0334587573923701" calcext:value-type="float">
            <text:p>0.0335</text:p>
          </table:table-cell>
          <table:table-cell office:value-type="float" office:value="1.01888874755784" calcext:value-type="float">
            <text:p>1.0189</text:p>
          </table:table-cell>
          <table:table-cell office:value-type="float" office:value="8.36468934809253" calcext:value-type="float">
            <text:p>8.3647</text:p>
          </table:table-cell>
          <table:table-cell office:value-type="float" office:value="0.864700809212805" calcext:value-type="float">
            <text:p>0.8647</text:p>
          </table:table-cell>
          <table:table-cell office:value-type="float" office:value="0.736280802710538" calcext:value-type="float">
            <text:p>0.7363</text:p>
          </table:table-cell>
          <table:table-cell table:style-name="ce24" table:formula="of:=ABS([.F754])" office:value-type="float" office:value="0.0334587573923701" calcext:value-type="float">
            <text:p>0.033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5210</text:p>
          </table:table-cell>
          <table:table-cell table:style-name="ce2" office:value-type="string" calcext:value-type="string">
            <text:p>ZHD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4.1927255881257" calcext:value-type="float">
            <text:p>14.1927</text:p>
          </table:table-cell>
          <table:table-cell table:style-name="ce16" office:value-type="float" office:value="0.473500519480743" calcext:value-type="float">
            <text:p>0.4735</text:p>
          </table:table-cell>
          <table:table-cell table:style-name="ce16" office:value-type="float" office:value="0.0333621978766992" calcext:value-type="float">
            <text:p>0.0334</text:p>
          </table:table-cell>
          <table:table-cell table:style-name="ce16" office:value-type="float" office:value="0.550528616619118" calcext:value-type="float">
            <text:p>0.5505</text:p>
          </table:table-cell>
          <table:table-cell table:style-name="ce16" office:value-type="float" office:value="8.3405494691748" calcext:value-type="float">
            <text:p>8.3405</text:p>
          </table:table-cell>
          <table:table-cell table:style-name="ce16" office:value-type="float" office:value="1.33056266455039" calcext:value-type="float">
            <text:p>1.3306</text:p>
          </table:table-cell>
          <table:table-cell table:style-name="ce16" office:value-type="float" office:value="0.698185838477807" calcext:value-type="float">
            <text:p>0.6982</text:p>
          </table:table-cell>
          <table:table-cell table:style-name="ce22" table:formula="of:=ABS([.F755])" office:value-type="float" office:value="0.0333621978766992" calcext:value-type="float">
            <text:p>0.033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394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9.8869629436733" calcext:value-type="float">
            <text:p>59.8870</text:p>
          </table:table-cell>
          <table:table-cell table:style-name="ce16" office:value-type="float" office:value="1.93971592906734" calcext:value-type="float">
            <text:p>1.9397</text:p>
          </table:table-cell>
          <table:table-cell table:style-name="ce16" office:value-type="float" office:value="0.0323896192714221" calcext:value-type="float">
            <text:p>0.0324</text:p>
          </table:table-cell>
          <table:table-cell table:style-name="ce16" office:value-type="float" office:value="0.66230282655228" calcext:value-type="float">
            <text:p>0.6623</text:p>
          </table:table-cell>
          <table:table-cell table:style-name="ce16" office:value-type="float" office:value="8.09740481785553" calcext:value-type="float">
            <text:p>8.0974</text:p>
          </table:table-cell>
          <table:table-cell table:style-name="ce16" office:value-type="float" office:value="1.15225719647558" calcext:value-type="float">
            <text:p>1.1523</text:p>
          </table:table-cell>
          <table:table-cell table:style-name="ce16" office:value-type="float" office:value="0.649306069247391" calcext:value-type="float">
            <text:p>0.6493</text:p>
          </table:table-cell>
          <table:table-cell table:style-name="ce22" table:formula="of:=ABS([.F756])" office:value-type="float" office:value="0.0323896192714221" calcext:value-type="float">
            <text:p>0.032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6340</text:p>
          </table:table-cell>
          <table:table-cell table:style-name="ce2" office:value-type="string" calcext:value-type="string">
            <text:p>ATCRT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22929230341527" calcext:value-type="float">
            <text:p>5.2293</text:p>
          </table:table-cell>
          <table:table-cell table:style-name="ce16" office:value-type="float" office:value="0.168364807757953" calcext:value-type="float">
            <text:p>0.1684</text:p>
          </table:table-cell>
          <table:table-cell table:style-name="ce16" office:value-type="float" office:value="0.0321964805157275" calcext:value-type="float">
            <text:p>0.0322</text:p>
          </table:table-cell>
          <table:table-cell table:style-name="ce16" office:value-type="float" office:value="0.50116480752037" calcext:value-type="float">
            <text:p>0.5012</text:p>
          </table:table-cell>
          <table:table-cell table:style-name="ce16" office:value-type="float" office:value="8.04912012893187" calcext:value-type="float">
            <text:p>8.0491</text:p>
          </table:table-cell>
          <table:table-cell table:style-name="ce16" office:value-type="float" office:value="1.38188274005456" calcext:value-type="float">
            <text:p>1.3819</text:p>
          </table:table-cell>
          <table:table-cell table:style-name="ce16" office:value-type="float" office:value="0.707172117966149" calcext:value-type="float">
            <text:p>0.7072</text:p>
          </table:table-cell>
          <table:table-cell table:style-name="ce22" table:formula="of:=ABS([.F757])" office:value-type="float" office:value="0.0321964805157275" calcext:value-type="float">
            <text:p>0.032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197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2.5699277004102" calcext:value-type="float">
            <text:p>12.5699</text:p>
          </table:table-cell>
          <table:table-cell table:style-name="ce16" office:value-type="float" office:value="0.397531412274031" calcext:value-type="float">
            <text:p>0.3975</text:p>
          </table:table-cell>
          <table:table-cell table:style-name="ce16" office:value-type="float" office:value="0.031625592584837" calcext:value-type="float">
            <text:p>0.0316</text:p>
          </table:table-cell>
          <table:table-cell table:style-name="ce16" office:value-type="float" office:value="0.754898037623361" calcext:value-type="float">
            <text:p>0.7549</text:p>
          </table:table-cell>
          <table:table-cell table:style-name="ce16" office:value-type="float" office:value="7.90639814620925" calcext:value-type="float">
            <text:p>7.9064</text:p>
          </table:table-cell>
          <table:table-cell table:style-name="ce16" office:value-type="float" office:value="1.03375528697696" calcext:value-type="float">
            <text:p>1.0338</text:p>
          </table:table-cell>
          <table:table-cell table:style-name="ce16" office:value-type="float" office:value="0.646220944109943" calcext:value-type="float">
            <text:p>0.6462</text:p>
          </table:table-cell>
          <table:table-cell table:style-name="ce22" table:formula="of:=ABS([.F758])" office:value-type="float" office:value="0.031625592584837" calcext:value-type="float">
            <text:p>0.03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7435</text:p>
          </table:table-cell>
          <table:table-cell office:value-type="string" calcext:value-type="string">
            <text:p>PURU1</text:p>
          </table:table-cell>
          <table:table-cell office:value-type="string" calcext:value-type="string">
            <text:p>M</text:p>
          </table:table-cell>
          <table:table-cell office:value-type="float" office:value="35.3671755570817" calcext:value-type="float">
            <text:p>35.3672</text:p>
          </table:table-cell>
          <table:table-cell office:value-type="float" office:value="1.0984003958519" calcext:value-type="float">
            <text:p>1.0984</text:p>
          </table:table-cell>
          <table:table-cell office:value-type="float" office:value="0.031057057244481" calcext:value-type="float">
            <text:p>0.0311</text:p>
          </table:table-cell>
          <table:table-cell office:value-type="float" office:value="1.39217313736524" calcext:value-type="float">
            <text:p>1.3922</text:p>
          </table:table-cell>
          <table:table-cell office:value-type="float" office:value="7.76426431112025" calcext:value-type="float">
            <text:p>7.7643</text:p>
          </table:table-cell>
          <table:table-cell office:value-type="float" office:value="0.639425041363275" calcext:value-type="float">
            <text:p>0.6394</text:p>
          </table:table-cell>
          <table:table-cell office:value-type="float" office:value="0.736034586670431" calcext:value-type="float">
            <text:p>0.7360</text:p>
          </table:table-cell>
          <table:table-cell table:style-name="ce24" table:formula="of:=ABS([.F759])" office:value-type="float" office:value="0.031057057244481" calcext:value-type="float">
            <text:p>0.0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1100</text:p>
          </table:table-cell>
          <table:table-cell office:value-type="string" calcext:value-type="string">
            <text:p>FSD2</text:p>
          </table:table-cell>
          <table:table-cell office:value-type="string" calcext:value-type="string">
            <text:p>M</text:p>
          </table:table-cell>
          <table:table-cell office:value-type="float" office:value="23.0123409750592" calcext:value-type="float">
            <text:p>23.0123</text:p>
          </table:table-cell>
          <table:table-cell office:value-type="float" office:value="0.71442325172888" calcext:value-type="float">
            <text:p>0.7144</text:p>
          </table:table-cell>
          <table:table-cell office:value-type="float" office:value="0.0310452227569186" calcext:value-type="float">
            <text:p>0.0310</text:p>
          </table:table-cell>
          <table:table-cell office:value-type="float" office:value="1.07629065981688" calcext:value-type="float">
            <text:p>1.0763</text:p>
          </table:table-cell>
          <table:table-cell office:value-type="float" office:value="7.76130568922966" calcext:value-type="float">
            <text:p>7.7613</text:p>
          </table:table-cell>
          <table:table-cell office:value-type="float" office:value="0.783344455134441" calcext:value-type="float">
            <text:p>0.7833</text:p>
          </table:table-cell>
          <table:table-cell office:value-type="float" office:value="0.615363640423794" calcext:value-type="float">
            <text:p>0.6154</text:p>
          </table:table-cell>
          <table:table-cell table:style-name="ce24" table:formula="of:=ABS([.F760])" office:value-type="float" office:value="0.0310452227569186" calcext:value-type="float">
            <text:p>0.03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8810</text:p>
          </table:table-cell>
          <table:table-cell table:style-name="ce2" office:value-type="string" calcext:value-type="string">
            <text:p>MYB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65830860214024" calcext:value-type="float">
            <text:p>7.6583</text:p>
          </table:table-cell>
          <table:table-cell table:style-name="ce16" office:value-type="float" office:value="0.232910729401218" calcext:value-type="float">
            <text:p>0.2329</text:p>
          </table:table-cell>
          <table:table-cell table:style-name="ce16" office:value-type="float" office:value="0.0304128158711348" calcext:value-type="float">
            <text:p>0.0304</text:p>
          </table:table-cell>
          <table:table-cell table:style-name="ce16" office:value-type="float" office:value="0.509807119069441" calcext:value-type="float">
            <text:p>0.5098</text:p>
          </table:table-cell>
          <table:table-cell table:style-name="ce16" office:value-type="float" office:value="7.60320396778369" calcext:value-type="float">
            <text:p>7.6032</text:p>
          </table:table-cell>
          <table:table-cell table:style-name="ce16" office:value-type="float" office:value="1.31694992046823" calcext:value-type="float">
            <text:p>1.3169</text:p>
          </table:table-cell>
          <table:table-cell table:style-name="ce16" office:value-type="float" office:value="0.616839305309814" calcext:value-type="float">
            <text:p>0.6168</text:p>
          </table:table-cell>
          <table:table-cell table:style-name="ce22" table:formula="of:=ABS([.F761])" office:value-type="float" office:value="0.0304128158711348" calcext:value-type="float">
            <text:p>0.03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52280</text:p>
          </table:table-cell>
          <table:table-cell table:style-name="ce2" office:value-type="string" calcext:value-type="string">
            <text:p>RABG3D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2.2864278262233" calcext:value-type="float">
            <text:p>22.2864</text:p>
          </table:table-cell>
          <table:table-cell table:style-name="ce16" office:value-type="float" office:value="0.676251710749247" calcext:value-type="float">
            <text:p>0.6763</text:p>
          </table:table-cell>
          <table:table-cell table:style-name="ce16" office:value-type="float" office:value="0.0303436565079997" calcext:value-type="float">
            <text:p>0.0303</text:p>
          </table:table-cell>
          <table:table-cell table:style-name="ce16" office:value-type="float" office:value="0.791001765195839" calcext:value-type="float">
            <text:p>0.7910</text:p>
          </table:table-cell>
          <table:table-cell table:style-name="ce16" office:value-type="float" office:value="7.58591412699993" calcext:value-type="float">
            <text:p>7.5859</text:p>
          </table:table-cell>
          <table:table-cell table:style-name="ce16" office:value-type="float" office:value="0.970136688258258" calcext:value-type="float">
            <text:p>0.9701</text:p>
          </table:table-cell>
          <table:table-cell table:style-name="ce16" office:value-type="float" office:value="0.687272405854963" calcext:value-type="float">
            <text:p>0.6873</text:p>
          </table:table-cell>
          <table:table-cell table:style-name="ce22" table:formula="of:=ABS([.F762])" office:value-type="float" office:value="0.0303436565079997" calcext:value-type="float">
            <text:p>0.03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0640</text:p>
          </table:table-cell>
          <table:table-cell table:style-name="ce2" office:value-type="string" calcext:value-type="string">
            <text:p>ATG8G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4.1771427795639" calcext:value-type="float">
            <text:p>24.1771</text:p>
          </table:table-cell>
          <table:table-cell table:style-name="ce16" office:value-type="float" office:value="0.729291493530473" calcext:value-type="float">
            <text:p>0.7293</text:p>
          </table:table-cell>
          <table:table-cell table:style-name="ce16" office:value-type="float" office:value="0.0301645029017621" calcext:value-type="float">
            <text:p>0.0302</text:p>
          </table:table-cell>
          <table:table-cell table:style-name="ce16" office:value-type="float" office:value="0.799752824772342" calcext:value-type="float">
            <text:p>0.7998</text:p>
          </table:table-cell>
          <table:table-cell table:style-name="ce16" office:value-type="float" office:value="7.54112572544052" calcext:value-type="float">
            <text:p>7.5411</text:p>
          </table:table-cell>
          <table:table-cell table:style-name="ce16" office:value-type="float" office:value="0.958235448398515" calcext:value-type="float">
            <text:p>0.9582</text:p>
          </table:table-cell>
          <table:table-cell table:style-name="ce16" office:value-type="float" office:value="0.614929278552132" calcext:value-type="float">
            <text:p>0.6149</text:p>
          </table:table-cell>
          <table:table-cell table:style-name="ce22" table:formula="of:=ABS([.F763])" office:value-type="float" office:value="0.0301645029017621" calcext:value-type="float">
            <text:p>0.030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20250</text:p>
          </table:table-cell>
          <table:table-cell table:style-name="ce2" office:value-type="string" calcext:value-type="string">
            <text:p>RFS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0.5979015913037" calcext:value-type="float">
            <text:p>40.5979</text:p>
          </table:table-cell>
          <table:table-cell table:style-name="ce16" office:value-type="float" office:value="1.19810634399171" calcext:value-type="float">
            <text:p>1.1981</text:p>
          </table:table-cell>
          <table:table-cell table:style-name="ce16" office:value-type="float" office:value="0.0295115337746509" calcext:value-type="float">
            <text:p>0.0295</text:p>
          </table:table-cell>
          <table:table-cell table:style-name="ce16" office:value-type="float" office:value="0.730702596197011" calcext:value-type="float">
            <text:p>0.7307</text:p>
          </table:table-cell>
          <table:table-cell table:style-name="ce16" office:value-type="float" office:value="7.37788344366273" calcext:value-type="float">
            <text:p>7.3779</text:p>
          </table:table-cell>
          <table:table-cell table:style-name="ce16" office:value-type="float" office:value="1.00697812701263" calcext:value-type="float">
            <text:p>1.0070</text:p>
          </table:table-cell>
          <table:table-cell table:style-name="ce16" office:value-type="float" office:value="0.632637348662822" calcext:value-type="float">
            <text:p>0.6326</text:p>
          </table:table-cell>
          <table:table-cell table:style-name="ce22" table:formula="of:=ABS([.F764])" office:value-type="float" office:value="0.0295115337746509" calcext:value-type="float">
            <text:p>0.0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02140</text:p>
          </table:table-cell>
          <table:table-cell office:value-type="string" calcext:value-type="string">
            <text:p>AFP4</text:p>
          </table:table-cell>
          <table:table-cell office:value-type="string" calcext:value-type="string">
            <text:p>M</text:p>
          </table:table-cell>
          <table:table-cell office:value-type="float" office:value="7.16653250008592" calcext:value-type="float">
            <text:p>7.1665</text:p>
          </table:table-cell>
          <table:table-cell office:value-type="float" office:value="0.20875797594671" calcext:value-type="float">
            <text:p>0.2088</text:p>
          </table:table-cell>
          <table:table-cell office:value-type="float" office:value="0.0291295652317501" calcext:value-type="float">
            <text:p>0.0291</text:p>
          </table:table-cell>
          <table:table-cell office:value-type="float" office:value="1.4661286468762" calcext:value-type="float">
            <text:p>1.4661</text:p>
          </table:table-cell>
          <table:table-cell office:value-type="float" office:value="7.28239130793752" calcext:value-type="float">
            <text:p>7.2824</text:p>
          </table:table-cell>
          <table:table-cell office:value-type="float" office:value="0.581793643069067" calcext:value-type="float">
            <text:p>0.5818</text:p>
          </table:table-cell>
          <table:table-cell office:value-type="float" office:value="0.784685870206539" calcext:value-type="float">
            <text:p>0.7847</text:p>
          </table:table-cell>
          <table:table-cell table:style-name="ce24" table:formula="of:=ABS([.F765])" office:value-type="float" office:value="0.0291295652317501" calcext:value-type="float">
            <text:p>0.02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47250</text:p>
          </table:table-cell>
          <table:table-cell office:value-type="string" calcext:value-type="string">
            <text:p>PAF2</text:p>
          </table:table-cell>
          <table:table-cell office:value-type="string" calcext:value-type="string">
            <text:p>M</text:p>
          </table:table-cell>
          <table:table-cell office:value-type="float" office:value="34.2702435285503" calcext:value-type="float">
            <text:p>34.2702</text:p>
          </table:table-cell>
          <table:table-cell office:value-type="float" office:value="0.979253457428423" calcext:value-type="float">
            <text:p>0.9793</text:p>
          </table:table-cell>
          <table:table-cell office:value-type="float" office:value="0.028574452837273" calcext:value-type="float">
            <text:p>0.0286</text:p>
          </table:table-cell>
          <table:table-cell office:value-type="float" office:value="2.16933511718717" calcext:value-type="float">
            <text:p>2.1693</text:p>
          </table:table-cell>
          <table:table-cell office:value-type="float" office:value="7.14361320931826" calcext:value-type="float">
            <text:p>7.1436</text:p>
          </table:table-cell>
          <table:table-cell office:value-type="float" office:value="0.410666365863446" calcext:value-type="float">
            <text:p>0.4107</text:p>
          </table:table-cell>
          <table:table-cell office:value-type="float" office:value="0.705490056825031" calcext:value-type="float">
            <text:p>0.7055</text:p>
          </table:table-cell>
          <table:table-cell table:style-name="ce24" table:formula="of:=ABS([.F766])" office:value-type="float" office:value="0.028574452837273" calcext:value-type="float">
            <text:p>0.02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7730</text:p>
          </table:table-cell>
          <table:table-cell office:value-type="string" calcext:value-type="string">
            <text:p>CHMP1A</text:p>
          </table:table-cell>
          <table:table-cell office:value-type="string" calcext:value-type="string">
            <text:p>M</text:p>
          </table:table-cell>
          <table:table-cell office:value-type="float" office:value="22.9480305947488" calcext:value-type="float">
            <text:p>22.9480</text:p>
          </table:table-cell>
          <table:table-cell office:value-type="float" office:value="0.654559449689894" calcext:value-type="float">
            <text:p>0.6546</text:p>
          </table:table-cell>
          <table:table-cell office:value-type="float" office:value="0.0285235566070614" calcext:value-type="float">
            <text:p>0.0285</text:p>
          </table:table-cell>
          <table:table-cell office:value-type="float" office:value="1.25026424810462" calcext:value-type="float">
            <text:p>1.2503</text:p>
          </table:table-cell>
          <table:table-cell office:value-type="float" office:value="7.13088915176534" calcext:value-type="float">
            <text:p>7.1309</text:p>
          </table:table-cell>
          <table:table-cell office:value-type="float" office:value="0.651086658488049" calcext:value-type="float">
            <text:p>0.6511</text:p>
          </table:table-cell>
          <table:table-cell office:value-type="float" office:value="0.718009088388273" calcext:value-type="float">
            <text:p>0.7180</text:p>
          </table:table-cell>
          <table:table-cell table:style-name="ce24" table:formula="of:=ABS([.F767])" office:value-type="float" office:value="0.0285235566070614" calcext:value-type="float">
            <text:p>0.028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042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0.2073173667272" calcext:value-type="float">
            <text:p>10.2073</text:p>
          </table:table-cell>
          <table:table-cell table:style-name="ce16" office:value-type="float" office:value="0.287643321424976" calcext:value-type="float">
            <text:p>0.2876</text:p>
          </table:table-cell>
          <table:table-cell table:style-name="ce16" office:value-type="float" office:value="0.0281801095322663" calcext:value-type="float">
            <text:p>0.0282</text:p>
          </table:table-cell>
          <table:table-cell table:style-name="ce16" office:value-type="float" office:value="0.141154079373763" calcext:value-type="float">
            <text:p>0.1412</text:p>
          </table:table-cell>
          <table:table-cell table:style-name="ce16" office:value-type="float" office:value="7.04502738306657" calcext:value-type="float">
            <text:p>7.0450</text:p>
          </table:table-cell>
          <table:table-cell table:style-name="ce16" office:value-type="float" office:value="2.58280148775276" calcext:value-type="float">
            <text:p>2.5828</text:p>
          </table:table-cell>
          <table:table-cell table:style-name="ce16" office:value-type="float" office:value="0.642162105424371" calcext:value-type="float">
            <text:p>0.6422</text:p>
          </table:table-cell>
          <table:table-cell table:style-name="ce22" table:formula="of:=ABS([.F768])" office:value-type="float" office:value="0.0281801095322663" calcext:value-type="float">
            <text:p>0.0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12990</text:p>
          </table:table-cell>
          <table:table-cell office:value-type="string" calcext:value-type="string">
            <text:p>RRP45A</text:p>
          </table:table-cell>
          <table:table-cell office:value-type="string" calcext:value-type="string">
            <text:p>M</text:p>
          </table:table-cell>
          <table:table-cell office:value-type="float" office:value="5.21485768189285" calcext:value-type="float">
            <text:p>5.2149</text:p>
          </table:table-cell>
          <table:table-cell office:value-type="float" office:value="0.146336660043357" calcext:value-type="float">
            <text:p>0.1463</text:p>
          </table:table-cell>
          <table:table-cell office:value-type="float" office:value="0.0280614868074867" calcext:value-type="float">
            <text:p>0.0281</text:p>
          </table:table-cell>
          <table:table-cell office:value-type="float" office:value="2.22288615813306" calcext:value-type="float">
            <text:p>2.2229</text:p>
          </table:table-cell>
          <table:table-cell office:value-type="float" office:value="7.01537170187169" calcext:value-type="float">
            <text:p>7.0154</text:p>
          </table:table-cell>
          <table:table-cell office:value-type="float" office:value="0.395718100677583" calcext:value-type="float">
            <text:p>0.3957</text:p>
          </table:table-cell>
          <table:table-cell office:value-type="float" office:value="0.665940007874185" calcext:value-type="float">
            <text:p>0.6659</text:p>
          </table:table-cell>
          <table:table-cell table:style-name="ce24" table:formula="of:=ABS([.F769])" office:value-type="float" office:value="0.0280614868074867" calcext:value-type="float">
            <text:p>0.0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31170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M</text:p>
          </table:table-cell>
          <table:table-cell office:value-type="float" office:value="43.178500501428" calcext:value-type="float">
            <text:p>43.1785</text:p>
          </table:table-cell>
          <table:table-cell office:value-type="float" office:value="1.21054391775792" calcext:value-type="float">
            <text:p>1.2105</text:p>
          </table:table-cell>
          <table:table-cell office:value-type="float" office:value="0.0280358026263068" calcext:value-type="float">
            <text:p>0.0280</text:p>
          </table:table-cell>
          <table:table-cell office:value-type="float" office:value="1.02209672462581" calcext:value-type="float">
            <text:p>1.0221</text:p>
          </table:table-cell>
          <table:table-cell office:value-type="float" office:value="7.00895065657669" calcext:value-type="float">
            <text:p>7.0090</text:p>
          </table:table-cell>
          <table:table-cell office:value-type="float" office:value="0.7533840973544" calcext:value-type="float">
            <text:p>0.7534</text:p>
          </table:table-cell>
          <table:table-cell office:value-type="float" office:value="0.769439584666385" calcext:value-type="float">
            <text:p>0.7694</text:p>
          </table:table-cell>
          <table:table-cell table:style-name="ce24" table:formula="of:=ABS([.F770])" office:value-type="float" office:value="0.0280358026263068" calcext:value-type="float">
            <text:p>0.028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626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1.8502623311736" calcext:value-type="float">
            <text:p>51.8503</text:p>
          </table:table-cell>
          <table:table-cell table:style-name="ce16" office:value-type="float" office:value="1.37649791205609" calcext:value-type="float">
            <text:p>1.3765</text:p>
          </table:table-cell>
          <table:table-cell table:style-name="ce16" office:value-type="float" office:value="0.026547559263331" calcext:value-type="float">
            <text:p>0.0265</text:p>
          </table:table-cell>
          <table:table-cell table:style-name="ce16" office:value-type="float" office:value="0.969163925856578" calcext:value-type="float">
            <text:p>0.9692</text:p>
          </table:table-cell>
          <table:table-cell table:style-name="ce16" office:value-type="float" office:value="6.63688981583275" calcext:value-type="float">
            <text:p>6.6369</text:p>
          </table:table-cell>
          <table:table-cell table:style-name="ce16" office:value-type="float" office:value="0.752582223195624" calcext:value-type="float">
            <text:p>0.7526</text:p>
          </table:table-cell>
          <table:table-cell table:style-name="ce16" office:value-type="float" office:value="0.866192671186387" calcext:value-type="float">
            <text:p>0.8662</text:p>
          </table:table-cell>
          <table:table-cell table:style-name="ce22" table:formula="of:=ABS([.F771])" office:value-type="float" office:value="0.026547559263331" calcext:value-type="float">
            <text:p>0.026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016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48295157415905" calcext:value-type="float">
            <text:p>4.4830</text:p>
          </table:table-cell>
          <table:table-cell table:style-name="ce16" office:value-type="float" office:value="0.111908361892384" calcext:value-type="float">
            <text:p>0.1119</text:p>
          </table:table-cell>
          <table:table-cell table:style-name="ce16" office:value-type="float" office:value="0.0249630985392422" calcext:value-type="float">
            <text:p>0.0250</text:p>
          </table:table-cell>
          <table:table-cell table:style-name="ce16" office:value-type="float" office:value="0.992535841212616" calcext:value-type="float">
            <text:p>0.9925</text:p>
          </table:table-cell>
          <table:table-cell table:style-name="ce16" office:value-type="float" office:value="6.24077463481056" calcext:value-type="float">
            <text:p>6.2408</text:p>
          </table:table-cell>
          <table:table-cell table:style-name="ce16" office:value-type="float" office:value="0.703783521064418" calcext:value-type="float">
            <text:p>0.7038</text:p>
          </table:table-cell>
          <table:table-cell table:style-name="ce16" office:value-type="float" office:value="0.728198172606439" calcext:value-type="float">
            <text:p>0.7282</text:p>
          </table:table-cell>
          <table:table-cell table:style-name="ce22" table:formula="of:=ABS([.F772])" office:value-type="float" office:value="0.0249630985392422" calcext:value-type="float">
            <text:p>0.0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9990</text:p>
          </table:table-cell>
          <table:table-cell office:value-type="string" calcext:value-type="string">
            <text:p>RABA4B</text:p>
          </table:table-cell>
          <table:table-cell office:value-type="string" calcext:value-type="string">
            <text:p>M</text:p>
          </table:table-cell>
          <table:table-cell office:value-type="float" office:value="35.7807789214548" calcext:value-type="float">
            <text:p>35.7808</text:p>
          </table:table-cell>
          <table:table-cell office:value-type="float" office:value="0.881807200405012" calcext:value-type="float">
            <text:p>0.8818</text:p>
          </table:table-cell>
          <table:table-cell office:value-type="float" office:value="0.0246447178341404" calcext:value-type="float">
            <text:p>0.0246</text:p>
          </table:table-cell>
          <table:table-cell office:value-type="float" office:value="2.16244781783827" calcext:value-type="float">
            <text:p>2.1624</text:p>
          </table:table-cell>
          <table:table-cell office:value-type="float" office:value="6.1611794585351" calcext:value-type="float">
            <text:p>6.1612</text:p>
          </table:table-cell>
          <table:table-cell office:value-type="float" office:value="0.361675067302501" calcext:value-type="float">
            <text:p>0.3617</text:p>
          </table:table-cell>
          <table:table-cell office:value-type="float" office:value="0.669137575792997" calcext:value-type="float">
            <text:p>0.6691</text:p>
          </table:table-cell>
          <table:table-cell table:style-name="ce24" table:formula="of:=ABS([.F773])" office:value-type="float" office:value="0.0246447178341404" calcext:value-type="float">
            <text:p>0.0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04940</text:p>
          </table:table-cell>
          <table:table-cell office:value-type="string" calcext:value-type="string">
            <text:p>CYSD1</text:p>
          </table:table-cell>
          <table:table-cell office:value-type="string" calcext:value-type="string">
            <text:p>M</text:p>
          </table:table-cell>
          <table:table-cell office:value-type="float" office:value="20.8714631799453" calcext:value-type="float">
            <text:p>20.8715</text:p>
          </table:table-cell>
          <table:table-cell office:value-type="float" office:value="0.509350224218852" calcext:value-type="float">
            <text:p>0.5094</text:p>
          </table:table-cell>
          <table:table-cell office:value-type="float" office:value="0.0244041454989255" calcext:value-type="float">
            <text:p>0.0244</text:p>
          </table:table-cell>
          <table:table-cell office:value-type="float" office:value="1.33967880691308" calcext:value-type="float">
            <text:p>1.3397</text:p>
          </table:table-cell>
          <table:table-cell office:value-type="float" office:value="6.10103637473138" calcext:value-type="float">
            <text:p>6.1010</text:p>
          </table:table-cell>
          <table:table-cell office:value-type="float" office:value="0.541426007344443" calcext:value-type="float">
            <text:p>0.5414</text:p>
          </table:table-cell>
          <table:table-cell office:value-type="float" office:value="0.615611532245026" calcext:value-type="float">
            <text:p>0.6156</text:p>
          </table:table-cell>
          <table:table-cell table:style-name="ce24" table:formula="of:=ABS([.F774])" office:value-type="float" office:value="0.0244041454989255" calcext:value-type="float">
            <text:p>0.02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6110</text:p>
          </table:table-cell>
          <table:table-cell table:style-name="ce2" office:value-type="string" calcext:value-type="string">
            <text:p>DSPTP1B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2.0904188947069" calcext:value-type="float">
            <text:p>22.0904</text:p>
          </table:table-cell>
          <table:table-cell table:style-name="ce16" office:value-type="float" office:value="0.530075607403204" calcext:value-type="float">
            <text:p>0.5301</text:p>
          </table:table-cell>
          <table:table-cell table:style-name="ce16" office:value-type="float" office:value="0.0239957245686371" calcext:value-type="float">
            <text:p>0.0240</text:p>
          </table:table-cell>
          <table:table-cell table:style-name="ce16" office:value-type="float" office:value="0.652014647297903" calcext:value-type="float">
            <text:p>0.6520</text:p>
          </table:table-cell>
          <table:table-cell table:style-name="ce16" office:value-type="float" office:value="5.99893114215927" calcext:value-type="float">
            <text:p>5.9989</text:p>
          </table:table-cell>
          <table:table-cell table:style-name="ce16" office:value-type="float" office:value="0.94115199119997" calcext:value-type="float">
            <text:p>0.9412</text:p>
          </table:table-cell>
          <table:table-cell table:style-name="ce16" office:value-type="float" office:value="0.620764749097661" calcext:value-type="float">
            <text:p>0.6208</text:p>
          </table:table-cell>
          <table:table-cell table:style-name="ce22" table:formula="of:=ABS([.F775])" office:value-type="float" office:value="0.0239957245686371" calcext:value-type="float">
            <text:p>0.024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153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58261592315025" calcext:value-type="float">
            <text:p>8.5826</text:p>
          </table:table-cell>
          <table:table-cell table:style-name="ce16" office:value-type="float" office:value="0.203774210080803" calcext:value-type="float">
            <text:p>0.2038</text:p>
          </table:table-cell>
          <table:table-cell table:style-name="ce16" office:value-type="float" office:value="0.023742669123892" calcext:value-type="float">
            <text:p>0.0237</text:p>
          </table:table-cell>
          <table:table-cell table:style-name="ce16" office:value-type="float" office:value="0.735386293647079" calcext:value-type="float">
            <text:p>0.7354</text:p>
          </table:table-cell>
          <table:table-cell table:style-name="ce16" office:value-type="float" office:value="5.93566728097299" calcext:value-type="float">
            <text:p>5.9357</text:p>
          </table:table-cell>
          <table:table-cell table:style-name="ce16" office:value-type="float" office:value="0.853715913983054" calcext:value-type="float">
            <text:p>0.8537</text:p>
          </table:table-cell>
          <table:table-cell table:style-name="ce16" office:value-type="float" office:value="0.62576755257851" calcext:value-type="float">
            <text:p>0.6258</text:p>
          </table:table-cell>
          <table:table-cell table:style-name="ce22" table:formula="of:=ABS([.F776])" office:value-type="float" office:value="0.023742669123892" calcext:value-type="float">
            <text:p>0.02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344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41049061599011" calcext:value-type="float">
            <text:p>2.4105</text:p>
          </table:table-cell>
          <table:table-cell table:style-name="ce16" office:value-type="float" office:value="0.0561178826941938" calcext:value-type="float">
            <text:p>0.0561</text:p>
          </table:table-cell>
          <table:table-cell table:style-name="ce16" office:value-type="float" office:value="0.0232806891352046" calcext:value-type="float">
            <text:p>0.0233</text:p>
          </table:table-cell>
          <table:table-cell table:style-name="ce16" office:value-type="float" office:value="0.414510966017231" calcext:value-type="float">
            <text:p>0.4145</text:p>
          </table:table-cell>
          <table:table-cell table:style-name="ce16" office:value-type="float" office:value="5.82017228380116" calcext:value-type="float">
            <text:p>5.8202</text:p>
          </table:table-cell>
          <table:table-cell table:style-name="ce16" office:value-type="float" office:value="1.26550035409551" calcext:value-type="float">
            <text:p>1.2655</text:p>
          </table:table-cell>
          <table:table-cell table:style-name="ce16" office:value-type="float" office:value="0.682630204076947" calcext:value-type="float">
            <text:p>0.6826</text:p>
          </table:table-cell>
          <table:table-cell table:style-name="ce22" table:formula="of:=ABS([.F777])" office:value-type="float" office:value="0.0232806891352046" calcext:value-type="float">
            <text:p>0.0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6430</text:p>
          </table:table-cell>
          <table:table-cell office:value-type="string" calcext:value-type="string">
            <text:p>PAP10</text:p>
          </table:table-cell>
          <table:table-cell office:value-type="string" calcext:value-type="string">
            <text:p>M</text:p>
          </table:table-cell>
          <table:table-cell office:value-type="float" office:value="12.1120780112139" calcext:value-type="float">
            <text:p>12.1121</text:p>
          </table:table-cell>
          <table:table-cell office:value-type="float" office:value="0.279459252362059" calcext:value-type="float">
            <text:p>0.2795</text:p>
          </table:table-cell>
          <table:table-cell office:value-type="float" office:value="0.0230727751343182" calcext:value-type="float">
            <text:p>0.0231</text:p>
          </table:table-cell>
          <table:table-cell office:value-type="float" office:value="1.89935228352792" calcext:value-type="float">
            <text:p>1.8994</text:p>
          </table:table-cell>
          <table:table-cell office:value-type="float" office:value="5.76819378357954" calcext:value-type="float">
            <text:p>5.7682</text:p>
          </table:table-cell>
          <table:table-cell office:value-type="float" office:value="0.382603818549893" calcext:value-type="float">
            <text:p>0.3826</text:p>
          </table:table-cell>
          <table:table-cell office:value-type="float" office:value="0.732796342745519" calcext:value-type="float">
            <text:p>0.7328</text:p>
          </table:table-cell>
          <table:table-cell table:style-name="ce24" table:formula="of:=ABS([.F778])" office:value-type="float" office:value="0.0230727751343182" calcext:value-type="float">
            <text:p>0.02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0940</text:p>
          </table:table-cell>
          <table:table-cell table:style-name="ce2" office:value-type="string" calcext:value-type="string">
            <text:p>CSTF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70711346147935" calcext:value-type="float">
            <text:p>5.7071</text:p>
          </table:table-cell>
          <table:table-cell table:style-name="ce16" office:value-type="float" office:value="0.130941813452758" calcext:value-type="float">
            <text:p>0.1309</text:p>
          </table:table-cell>
          <table:table-cell table:style-name="ce16" office:value-type="float" office:value="0.0229436149003451" calcext:value-type="float">
            <text:p>0.0229</text:p>
          </table:table-cell>
          <table:table-cell table:style-name="ce16" office:value-type="float" office:value="0.572946294095181" calcext:value-type="float">
            <text:p>0.5729</text:p>
          </table:table-cell>
          <table:table-cell table:style-name="ce16" office:value-type="float" office:value="5.73590372508627" calcext:value-type="float">
            <text:p>5.7359</text:p>
          </table:table-cell>
          <table:table-cell table:style-name="ce16" office:value-type="float" office:value="1.00081067605949" calcext:value-type="float">
            <text:p>1.0008</text:p>
          </table:table-cell>
          <table:table-cell table:style-name="ce16" office:value-type="float" office:value="0.816614225062706" calcext:value-type="float">
            <text:p>0.8166</text:p>
          </table:table-cell>
          <table:table-cell table:style-name="ce22" table:formula="of:=ABS([.F779])" office:value-type="float" office:value="0.0229436149003451" calcext:value-type="float">
            <text:p>0.022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68220</text:p>
          </table:table-cell>
          <table:table-cell office:value-type="string" calcext:value-type="string">
            <text:p>M</text:p>
          </table:table-cell>
          <table:table-cell office:value-type="float" office:value="30.4283898447332" calcext:value-type="float">
            <text:p>30.4284</text:p>
          </table:table-cell>
          <table:table-cell office:value-type="float" office:value="0.687379498080392" calcext:value-type="float">
            <text:p>0.6874</text:p>
          </table:table-cell>
          <table:table-cell office:value-type="float" office:value="0.0225900713638769" calcext:value-type="float">
            <text:p>0.0226</text:p>
          </table:table-cell>
          <table:table-cell office:value-type="float" office:value="2.11769347216631" calcext:value-type="float">
            <text:p>2.1177</text:p>
          </table:table-cell>
          <table:table-cell office:value-type="float" office:value="5.64751784096924" calcext:value-type="float">
            <text:p>5.6475</text:p>
          </table:table-cell>
          <table:table-cell office:value-type="float" office:value="0.341054948563069" calcext:value-type="float">
            <text:p>0.3411</text:p>
          </table:table-cell>
          <table:table-cell office:value-type="float" office:value="0.691021160078969" calcext:value-type="float">
            <text:p>0.6910</text:p>
          </table:table-cell>
          <table:table-cell table:style-name="ce24" table:formula="of:=ABS([.F780])" office:value-type="float" office:value="0.0225900713638769" calcext:value-type="float">
            <text:p>0.022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389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81988565719192" calcext:value-type="float">
            <text:p>4.8199</text:p>
          </table:table-cell>
          <table:table-cell table:style-name="ce16" office:value-type="float" office:value="0.106147372865888" calcext:value-type="float">
            <text:p>0.1061</text:p>
          </table:table-cell>
          <table:table-cell table:style-name="ce16" office:value-type="float" office:value="0.0220227989656771" calcext:value-type="float">
            <text:p>0.0220</text:p>
          </table:table-cell>
          <table:table-cell table:style-name="ce16" office:value-type="float" office:value="0.125330316578171" calcext:value-type="float">
            <text:p>0.1253</text:p>
          </table:table-cell>
          <table:table-cell table:style-name="ce16" office:value-type="float" office:value="5.50569974141928" calcext:value-type="float">
            <text:p>5.5057</text:p>
          </table:table-cell>
          <table:table-cell table:style-name="ce16" office:value-type="float" office:value="2.43107499952724" calcext:value-type="float">
            <text:p>2.4311</text:p>
          </table:table-cell>
          <table:table-cell table:style-name="ce16" office:value-type="float" office:value="0.668714130052641" calcext:value-type="float">
            <text:p>0.6687</text:p>
          </table:table-cell>
          <table:table-cell table:style-name="ce22" table:formula="of:=ABS([.F781])" office:value-type="float" office:value="0.0220227989656771" calcext:value-type="float">
            <text:p>0.02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5740</text:p>
          </table:table-cell>
          <table:table-cell table:style-name="ce2" office:value-type="string" calcext:value-type="string">
            <text:p>MAP1C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61237118538847" calcext:value-type="float">
            <text:p>4.6124</text:p>
          </table:table-cell>
          <table:table-cell table:style-name="ce16" office:value-type="float" office:value="0.0968272400290767" calcext:value-type="float">
            <text:p>0.0968</text:p>
          </table:table-cell>
          <table:table-cell table:style-name="ce16" office:value-type="float" office:value="0.0209929418377722" calcext:value-type="float">
            <text:p>0.0210</text:p>
          </table:table-cell>
          <table:table-cell table:style-name="ce16" office:value-type="float" office:value="0.671181097123254" calcext:value-type="float">
            <text:p>0.6712</text:p>
          </table:table-cell>
          <table:table-cell table:style-name="ce16" office:value-type="float" office:value="5.24823545944306" calcext:value-type="float">
            <text:p>5.2482</text:p>
          </table:table-cell>
          <table:table-cell table:style-name="ce16" office:value-type="float" office:value="0.833449000328436" calcext:value-type="float">
            <text:p>0.8334</text:p>
          </table:table-cell>
          <table:table-cell table:style-name="ce16" office:value-type="float" office:value="0.635319173703427" calcext:value-type="float">
            <text:p>0.6353</text:p>
          </table:table-cell>
          <table:table-cell table:style-name="ce22" table:formula="of:=ABS([.F782])" office:value-type="float" office:value="0.0209929418377722" calcext:value-type="float">
            <text:p>0.02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5460</text:p>
          </table:table-cell>
          <table:table-cell table:style-name="ce2" office:value-type="string" calcext:value-type="string">
            <text:p>MUB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94836895475419" calcext:value-type="float">
            <text:p>9.9484</text:p>
          </table:table-cell>
          <table:table-cell table:style-name="ce16" office:value-type="float" office:value="0.208761376843205" calcext:value-type="float">
            <text:p>0.2088</text:p>
          </table:table-cell>
          <table:table-cell table:style-name="ce16" office:value-type="float" office:value="0.0209844827622161" calcext:value-type="float">
            <text:p>0.0210</text:p>
          </table:table-cell>
          <table:table-cell table:style-name="ce16" office:value-type="float" office:value="0.0218486210433446" calcext:value-type="float">
            <text:p>0.0218</text:p>
          </table:table-cell>
          <table:table-cell table:style-name="ce16" office:value-type="float" office:value="5.24612069055402" calcext:value-type="float">
            <text:p>5.2461</text:p>
          </table:table-cell>
          <table:table-cell table:style-name="ce16" office:value-type="float" office:value="4.64450358542502" calcext:value-type="float">
            <text:p>4.6445</text:p>
          </table:table-cell>
          <table:table-cell table:style-name="ce16" office:value-type="float" office:value="0.652808665989079" calcext:value-type="float">
            <text:p>0.6528</text:p>
          </table:table-cell>
          <table:table-cell table:style-name="ce22" table:formula="of:=ABS([.F783])" office:value-type="float" office:value="0.0209844827622161" calcext:value-type="float">
            <text:p>0.021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2913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0.9606566436781" calcext:value-type="float">
            <text:p>10.9607</text:p>
          </table:table-cell>
          <table:table-cell table:style-name="ce16" office:value-type="float" office:value="0.2297088894776" calcext:value-type="float">
            <text:p>0.2297</text:p>
          </table:table-cell>
          <table:table-cell table:style-name="ce16" office:value-type="float" office:value="0.0209575846543912" calcext:value-type="float">
            <text:p>0.0210</text:p>
          </table:table-cell>
          <table:table-cell table:style-name="ce16" office:value-type="float" office:value="0.62398998834536" calcext:value-type="float">
            <text:p>0.6240</text:p>
          </table:table-cell>
          <table:table-cell table:style-name="ce16" office:value-type="float" office:value="5.2393961635978" calcext:value-type="float">
            <text:p>5.2394</text:p>
          </table:table-cell>
          <table:table-cell table:style-name="ce16" office:value-type="float" office:value="0.879439386367104" calcext:value-type="float">
            <text:p>0.8794</text:p>
          </table:table-cell>
          <table:table-cell table:style-name="ce16" office:value-type="float" office:value="0.602935043369632" calcext:value-type="float">
            <text:p>0.6029</text:p>
          </table:table-cell>
          <table:table-cell table:style-name="ce22" table:formula="of:=ABS([.F784])" office:value-type="float" office:value="0.0209575846543912" calcext:value-type="float">
            <text:p>0.02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25890</text:p>
          </table:table-cell>
          <table:table-cell table:style-name="ce2" office:value-type="string" calcext:value-type="string">
            <text:p>IAA2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9.9548259258169" calcext:value-type="float">
            <text:p>19.9548</text:p>
          </table:table-cell>
          <table:table-cell table:style-name="ce16" office:value-type="float" office:value="0.393026560746289" calcext:value-type="float">
            <text:p>0.3930</text:p>
          </table:table-cell>
          <table:table-cell table:style-name="ce16" office:value-type="float" office:value="0.0196958150478178" calcext:value-type="float">
            <text:p>0.0197</text:p>
          </table:table-cell>
          <table:table-cell table:style-name="ce16" office:value-type="float" office:value="0.0394625990990223" calcext:value-type="float">
            <text:p>0.0395</text:p>
          </table:table-cell>
          <table:table-cell table:style-name="ce16" office:value-type="float" office:value="4.92395376195445" calcext:value-type="float">
            <text:p>4.9240</text:p>
          </table:table-cell>
          <table:table-cell table:style-name="ce16" office:value-type="float" office:value="3.75248316348349" calcext:value-type="float">
            <text:p>3.7525</text:p>
          </table:table-cell>
          <table:table-cell table:style-name="ce16" office:value-type="float" office:value="0.6127633381034" calcext:value-type="float">
            <text:p>0.6128</text:p>
          </table:table-cell>
          <table:table-cell table:style-name="ce22" table:formula="of:=ABS([.F785])" office:value-type="float" office:value="0.0196958150478178" calcext:value-type="float">
            <text:p>0.019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626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03673398968201" calcext:value-type="float">
            <text:p>2.0367</text:p>
          </table:table-cell>
          <table:table-cell table:style-name="ce16" office:value-type="float" office:value="0.0398115974826767" calcext:value-type="float">
            <text:p>0.0398</text:p>
          </table:table-cell>
          <table:table-cell table:style-name="ce16" office:value-type="float" office:value="0.0195467830773975" calcext:value-type="float">
            <text:p>0.0195</text:p>
          </table:table-cell>
          <table:table-cell table:style-name="ce16" office:value-type="float" office:value="0.164999231914117" calcext:value-type="float">
            <text:p>0.1650</text:p>
          </table:table-cell>
          <table:table-cell table:style-name="ce16" office:value-type="float" office:value="4.88669576934937" calcext:value-type="float">
            <text:p>4.8867</text:p>
          </table:table-cell>
          <table:table-cell table:style-name="ce16" office:value-type="float" office:value="1.9861005490429" calcext:value-type="float">
            <text:p>1.9861</text:p>
          </table:table-cell>
          <table:table-cell table:style-name="ce16" office:value-type="float" office:value="0.600628890875551" calcext:value-type="float">
            <text:p>0.6006</text:p>
          </table:table-cell>
          <table:table-cell table:style-name="ce22" table:formula="of:=ABS([.F786])" office:value-type="float" office:value="0.0195467830773975" calcext:value-type="float">
            <text:p>0.019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5520</text:p>
          </table:table-cell>
          <table:table-cell table:style-name="ce2" office:value-type="string" calcext:value-type="string">
            <text:p>AtCPA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2631508650704" calcext:value-type="float">
            <text:p>9.2632</text:p>
          </table:table-cell>
          <table:table-cell table:style-name="ce16" office:value-type="float" office:value="0.179226893071567" calcext:value-type="float">
            <text:p>0.1792</text:p>
          </table:table-cell>
          <table:table-cell table:style-name="ce16" office:value-type="float" office:value="0.0193483724579503" calcext:value-type="float">
            <text:p>0.0193</text:p>
          </table:table-cell>
          <table:table-cell table:style-name="ce16" office:value-type="float" office:value="0.470788094478152" calcext:value-type="float">
            <text:p>0.4708</text:p>
          </table:table-cell>
          <table:table-cell table:style-name="ce16" office:value-type="float" office:value="4.83709311448758" calcext:value-type="float">
            <text:p>4.8371</text:p>
          </table:table-cell>
          <table:table-cell table:style-name="ce16" office:value-type="float" office:value="1.01966343951565" calcext:value-type="float">
            <text:p>1.0197</text:p>
          </table:table-cell>
          <table:table-cell table:style-name="ce16" office:value-type="float" office:value="0.668913159377389" calcext:value-type="float">
            <text:p>0.6689</text:p>
          </table:table-cell>
          <table:table-cell table:style-name="ce22" table:formula="of:=ABS([.F787])" office:value-type="float" office:value="0.0193483724579503" calcext:value-type="float">
            <text:p>0.01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7380</text:p>
          </table:table-cell>
          <table:table-cell table:style-name="ce2" office:value-type="string" calcext:value-type="string">
            <text:p>AAP19-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3.0994507182166" calcext:value-type="float">
            <text:p>63.0995</text:p>
          </table:table-cell>
          <table:table-cell table:style-name="ce16" office:value-type="float" office:value="1.12968340282043" calcext:value-type="float">
            <text:p>1.1297</text:p>
          </table:table-cell>
          <table:table-cell table:style-name="ce16" office:value-type="float" office:value="0.0179032208674092" calcext:value-type="float">
            <text:p>0.0179</text:p>
          </table:table-cell>
          <table:table-cell table:style-name="ce16" office:value-type="float" office:value="0.531520956060031" calcext:value-type="float">
            <text:p>0.5315</text:p>
          </table:table-cell>
          <table:table-cell table:style-name="ce16" office:value-type="float" office:value="4.47580521685229" calcext:value-type="float">
            <text:p>4.4758</text:p>
          </table:table-cell>
          <table:table-cell table:style-name="ce16" office:value-type="float" office:value="0.881331820470295" calcext:value-type="float">
            <text:p>0.8813</text:p>
          </table:table-cell>
          <table:table-cell table:style-name="ce16" office:value-type="float" office:value="0.629436668598216" calcext:value-type="float">
            <text:p>0.6294</text:p>
          </table:table-cell>
          <table:table-cell table:style-name="ce22" table:formula="of:=ABS([.F788])" office:value-type="float" office:value="0.0179032208674092" calcext:value-type="float">
            <text:p>0.017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41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39656530495587" calcext:value-type="float">
            <text:p>2.3966</text:p>
          </table:table-cell>
          <table:table-cell table:style-name="ce16" office:value-type="float" office:value="0.0421333737609498" calcext:value-type="float">
            <text:p>0.0421</text:p>
          </table:table-cell>
          <table:table-cell table:style-name="ce16" office:value-type="float" office:value="0.0175807325900204" calcext:value-type="float">
            <text:p>0.0176</text:p>
          </table:table-cell>
          <table:table-cell table:style-name="ce16" office:value-type="float" office:value="0.654851456804879" calcext:value-type="float">
            <text:p>0.6549</text:p>
          </table:table-cell>
          <table:table-cell table:style-name="ce16" office:value-type="float" office:value="4.3951831475051" calcext:value-type="float">
            <text:p>4.3952</text:p>
          </table:table-cell>
          <table:table-cell table:style-name="ce16" office:value-type="float" office:value="0.740860690856015" calcext:value-type="float">
            <text:p>0.7409</text:p>
          </table:table-cell>
          <table:table-cell table:style-name="ce16" office:value-type="float" office:value="0.645001679715677" calcext:value-type="float">
            <text:p>0.6450</text:p>
          </table:table-cell>
          <table:table-cell table:style-name="ce22" table:formula="of:=ABS([.F789])" office:value-type="float" office:value="0.0175807325900204" calcext:value-type="float">
            <text:p>0.017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651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9409865140958" calcext:value-type="float">
            <text:p>4.9410</text:p>
          </table:table-cell>
          <table:table-cell table:style-name="ce16" office:value-type="float" office:value="0.08553075265639" calcext:value-type="float">
            <text:p>0.0855</text:p>
          </table:table-cell>
          <table:table-cell table:style-name="ce16" office:value-type="float" office:value="0.0173104606564671" calcext:value-type="float">
            <text:p>0.0173</text:p>
          </table:table-cell>
          <table:table-cell table:style-name="ce16" office:value-type="float" office:value="0.465743760267271" calcext:value-type="float">
            <text:p>0.4657</text:p>
          </table:table-cell>
          <table:table-cell table:style-name="ce16" office:value-type="float" office:value="4.32761516411678" calcext:value-type="float">
            <text:p>4.3276</text:p>
          </table:table-cell>
          <table:table-cell table:style-name="ce16" office:value-type="float" office:value="0.947990535314395" calcext:value-type="float">
            <text:p>0.9480</text:p>
          </table:table-cell>
          <table:table-cell table:style-name="ce16" office:value-type="float" office:value="0.6133406708618" calcext:value-type="float">
            <text:p>0.6133</text:p>
          </table:table-cell>
          <table:table-cell table:style-name="ce22" table:formula="of:=ABS([.F790])" office:value-type="float" office:value="0.0173104606564671" calcext:value-type="float">
            <text:p>0.017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359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0.9021398305565" calcext:value-type="float">
            <text:p>30.9021</text:p>
          </table:table-cell>
          <table:table-cell table:style-name="ce16" office:value-type="float" office:value="0.512226661628089" calcext:value-type="float">
            <text:p>0.5122</text:p>
          </table:table-cell>
          <table:table-cell table:style-name="ce16" office:value-type="float" office:value="0.0165757667409683" calcext:value-type="float">
            <text:p>0.0166</text:p>
          </table:table-cell>
          <table:table-cell table:style-name="ce16" office:value-type="float" office:value="0.503962023479512" calcext:value-type="float">
            <text:p>0.5040</text:p>
          </table:table-cell>
          <table:table-cell table:style-name="ce16" office:value-type="float" office:value="4.14394168524207" calcext:value-type="float">
            <text:p>4.1439</text:p>
          </table:table-cell>
          <table:table-cell table:style-name="ce16" office:value-type="float" office:value="0.865738801108767" calcext:value-type="float">
            <text:p>0.8657</text:p>
          </table:table-cell>
          <table:table-cell table:style-name="ce16" office:value-type="float" office:value="0.61597454234459" calcext:value-type="float">
            <text:p>0.6160</text:p>
          </table:table-cell>
          <table:table-cell table:style-name="ce22" table:formula="of:=ABS([.F791])" office:value-type="float" office:value="0.0165757667409683" calcext:value-type="float">
            <text:p>0.016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096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9.6871741278898" calcext:value-type="float">
            <text:p>19.6872</text:p>
          </table:table-cell>
          <table:table-cell table:style-name="ce16" office:value-type="float" office:value="0.317887435867408" calcext:value-type="float">
            <text:p>0.3179</text:p>
          </table:table-cell>
          <table:table-cell table:style-name="ce16" office:value-type="float" office:value="0.0161469306769159" calcext:value-type="float">
            <text:p>0.0161</text:p>
          </table:table-cell>
          <table:table-cell table:style-name="ce16" office:value-type="float" office:value="0.511126608597633" calcext:value-type="float">
            <text:p>0.5111</text:p>
          </table:table-cell>
          <table:table-cell table:style-name="ce16" office:value-type="float" office:value="4.03673266922898" calcext:value-type="float">
            <text:p>4.0367</text:p>
          </table:table-cell>
          <table:table-cell table:style-name="ce16" office:value-type="float" office:value="0.839775471285821" calcext:value-type="float">
            <text:p>0.8398</text:p>
          </table:table-cell>
          <table:table-cell table:style-name="ce16" office:value-type="float" office:value="0.707439383801434" calcext:value-type="float">
            <text:p>0.7074</text:p>
          </table:table-cell>
          <table:table-cell table:style-name="ce22" table:formula="of:=ABS([.F792])" office:value-type="float" office:value="0.0161469306769159" calcext:value-type="float">
            <text:p>0.016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3114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1.5043335043781" calcext:value-type="float">
            <text:p>21.5043</text:p>
          </table:table-cell>
          <table:table-cell table:style-name="ce16" office:value-type="float" office:value="0.341277262085518" calcext:value-type="float">
            <text:p>0.3413</text:p>
          </table:table-cell>
          <table:table-cell table:style-name="ce16" office:value-type="float" office:value="0.0158701622636217" calcext:value-type="float">
            <text:p>0.0159</text:p>
          </table:table-cell>
          <table:table-cell table:style-name="ce16" office:value-type="float" office:value="0.239772938149065" calcext:value-type="float">
            <text:p>0.2398</text:p>
          </table:table-cell>
          <table:table-cell table:style-name="ce16" office:value-type="float" office:value="3.96754056590543" calcext:value-type="float">
            <text:p>3.9675</text:p>
          </table:table-cell>
          <table:table-cell table:style-name="ce16" office:value-type="float" office:value="1.40855286038469" calcext:value-type="float">
            <text:p>1.4086</text:p>
          </table:table-cell>
          <table:table-cell table:style-name="ce16" office:value-type="float" office:value="0.665298450264642" calcext:value-type="float">
            <text:p>0.6653</text:p>
          </table:table-cell>
          <table:table-cell table:style-name="ce22" table:formula="of:=ABS([.F793])" office:value-type="float" office:value="0.0158701622636217" calcext:value-type="float">
            <text:p>0.01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3330</text:p>
          </table:table-cell>
          <table:table-cell table:style-name="ce2" office:value-type="string" calcext:value-type="string">
            <text:p>LSM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3.5557282806839" calcext:value-type="float">
            <text:p>33.5557</text:p>
          </table:table-cell>
          <table:table-cell table:style-name="ce16" office:value-type="float" office:value="0.531385130873777" calcext:value-type="float">
            <text:p>0.5314</text:p>
          </table:table-cell>
          <table:table-cell table:style-name="ce16" office:value-type="float" office:value="0.0158358992071009" calcext:value-type="float">
            <text:p>0.0158</text:p>
          </table:table-cell>
          <table:table-cell table:style-name="ce16" office:value-type="float" office:value="0.54471268792918" calcext:value-type="float">
            <text:p>0.5447</text:p>
          </table:table-cell>
          <table:table-cell table:style-name="ce16" office:value-type="float" office:value="3.95897480177523" calcext:value-type="float">
            <text:p>3.9590</text:p>
          </table:table-cell>
          <table:table-cell table:style-name="ce16" office:value-type="float" office:value="0.788101455886258" calcext:value-type="float">
            <text:p>0.7881</text:p>
          </table:table-cell>
          <table:table-cell table:style-name="ce16" office:value-type="float" office:value="0.621457280850097" calcext:value-type="float">
            <text:p>0.6215</text:p>
          </table:table-cell>
          <table:table-cell table:style-name="ce22" table:formula="of:=ABS([.F794])" office:value-type="float" office:value="0.0158358992071009" calcext:value-type="float">
            <text:p>0.0158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1G57770</text:p>
          </table:table-cell>
          <table:table-cell table:style-name="ce14" office:value-type="string" calcext:value-type="string">
            <text:p>M</text:p>
          </table:table-cell>
          <table:table-cell table:style-name="ce21" office:value-type="float" office:value="6.95401188404391" calcext:value-type="float">
            <text:p>6.9540</text:p>
          </table:table-cell>
          <table:table-cell table:style-name="ce21" office:value-type="float" office:value="0.10803854489928" calcext:value-type="float">
            <text:p>0.1080</text:p>
          </table:table-cell>
          <table:table-cell table:style-name="ce21" office:value-type="float" office:value="0.0155361461413628" calcext:value-type="float">
            <text:p>0.0155</text:p>
          </table:table-cell>
          <table:table-cell table:style-name="ce21" office:value-type="float" office:value="1.1758526628847" calcext:value-type="float">
            <text:p>1.1759</text:p>
          </table:table-cell>
          <table:table-cell table:style-name="ce21" office:value-type="float" office:value="3.8840365353407" calcext:value-type="float">
            <text:p>3.8840</text:p>
          </table:table-cell>
          <table:table-cell table:style-name="ce21" office:value-type="float" office:value="0.411769631203504" calcext:value-type="float">
            <text:p>0.4118</text:p>
          </table:table-cell>
          <table:table-cell table:style-name="ce21" office:value-type="float" office:value="0.659823717379286" calcext:value-type="float">
            <text:p>0.6598</text:p>
          </table:table-cell>
          <table:table-cell table:style-name="ce26" table:formula="of:=ABS([.F795])" office:value-type="float" office:value="0.0155361461413628" calcext:value-type="float">
            <text:p>0.01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20860</text:p>
          </table:table-cell>
          <table:table-cell table:style-name="ce2" office:value-type="string" calcext:value-type="string">
            <text:p>LIP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5.3662667340578" calcext:value-type="float">
            <text:p>65.3663</text:p>
          </table:table-cell>
          <table:table-cell table:style-name="ce16" office:value-type="float" office:value="0.9767221651895" calcext:value-type="float">
            <text:p>0.9767</text:p>
          </table:table-cell>
          <table:table-cell table:style-name="ce16" office:value-type="float" office:value="0.01494229690619" calcext:value-type="float">
            <text:p>0.0149</text:p>
          </table:table-cell>
          <table:table-cell table:style-name="ce16" office:value-type="float" office:value="0.935514593686906" calcext:value-type="float">
            <text:p>0.9355</text:p>
          </table:table-cell>
          <table:table-cell table:style-name="ce16" office:value-type="float" office:value="3.73557422654749" calcext:value-type="float">
            <text:p>3.7356</text:p>
          </table:table-cell>
          <table:table-cell table:style-name="ce16" office:value-type="float" office:value="0.48471240257712" calcext:value-type="float">
            <text:p>0.4847</text:p>
          </table:table-cell>
          <table:table-cell table:style-name="ce16" office:value-type="float" office:value="0.683919966977291" calcext:value-type="float">
            <text:p>0.6839</text:p>
          </table:table-cell>
          <table:table-cell table:style-name="ce22" table:formula="of:=ABS([.F796])" office:value-type="float" office:value="0.01494229690619" calcext:value-type="float">
            <text:p>0.01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9550</text:p>
          </table:table-cell>
          <table:table-cell table:style-name="ce2" office:value-type="string" calcext:value-type="string">
            <text:p>BLOS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8.6128475796763" calcext:value-type="float">
            <text:p>38.6128</text:p>
          </table:table-cell>
          <table:table-cell table:style-name="ce16" office:value-type="float" office:value="0.529703404751066" calcext:value-type="float">
            <text:p>0.5297</text:p>
          </table:table-cell>
          <table:table-cell table:style-name="ce16" office:value-type="float" office:value="0.0137183201435232" calcext:value-type="float">
            <text:p>0.0137</text:p>
          </table:table-cell>
          <table:table-cell table:style-name="ce16" office:value-type="float" office:value="0.343232030482551" calcext:value-type="float">
            <text:p>0.3432</text:p>
          </table:table-cell>
          <table:table-cell table:style-name="ce16" office:value-type="float" office:value="3.42958003588081" calcext:value-type="float">
            <text:p>3.4296</text:p>
          </table:table-cell>
          <table:table-cell table:style-name="ce16" office:value-type="float" office:value="0.999423981251499" calcext:value-type="float">
            <text:p>0.9994</text:p>
          </table:table-cell>
          <table:table-cell table:style-name="ce16" office:value-type="float" office:value="0.633843710584002" calcext:value-type="float">
            <text:p>0.6338</text:p>
          </table:table-cell>
          <table:table-cell table:style-name="ce22" table:formula="of:=ABS([.F797])" office:value-type="float" office:value="0.0137183201435232" calcext:value-type="float">
            <text:p>0.01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036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4.4781084623361" calcext:value-type="float">
            <text:p>14.4781</text:p>
          </table:table-cell>
          <table:table-cell table:style-name="ce16" office:value-type="float" office:value="0.173270570179253" calcext:value-type="float">
            <text:p>0.1733</text:p>
          </table:table-cell>
          <table:table-cell table:style-name="ce16" office:value-type="float" office:value="0.0119677629595058" calcext:value-type="float">
            <text:p>0.0120</text:p>
          </table:table-cell>
          <table:table-cell table:style-name="ce16" office:value-type="float" office:value="0.293886757174066" calcext:value-type="float">
            <text:p>0.2939</text:p>
          </table:table-cell>
          <table:table-cell table:style-name="ce16" office:value-type="float" office:value="2.99194073987645" calcext:value-type="float">
            <text:p>2.9919</text:p>
          </table:table-cell>
          <table:table-cell table:style-name="ce16" office:value-type="float" office:value="1.01296839230661" calcext:value-type="float">
            <text:p>1.0130</text:p>
          </table:table-cell>
          <table:table-cell table:style-name="ce16" office:value-type="float" office:value="0.603091522690949" calcext:value-type="float">
            <text:p>0.6031</text:p>
          </table:table-cell>
          <table:table-cell table:style-name="ce22" table:formula="of:=ABS([.F798])" office:value-type="float" office:value="0.0119677629595058" calcext:value-type="float">
            <text:p>0.012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803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5.8793690484306" calcext:value-type="float">
            <text:p>35.8794</text:p>
          </table:table-cell>
          <table:table-cell table:style-name="ce16" office:value-type="float" office:value="0.412180567751542" calcext:value-type="float">
            <text:p>0.4122</text:p>
          </table:table-cell>
          <table:table-cell table:style-name="ce16" office:value-type="float" office:value="0.0114879547406526" calcext:value-type="float">
            <text:p>0.0115</text:p>
          </table:table-cell>
          <table:table-cell table:style-name="ce16" office:value-type="float" office:value="0.492990154821849" calcext:value-type="float">
            <text:p>0.4930</text:p>
          </table:table-cell>
          <table:table-cell table:style-name="ce16" office:value-type="float" office:value="2.87198868516314" calcext:value-type="float">
            <text:p>2.8720</text:p>
          </table:table-cell>
          <table:table-cell table:style-name="ce16" office:value-type="float" office:value="0.662264865102573" calcext:value-type="float">
            <text:p>0.6623</text:p>
          </table:table-cell>
          <table:table-cell table:style-name="ce16" office:value-type="float" office:value="0.609042985136498" calcext:value-type="float">
            <text:p>0.6090</text:p>
          </table:table-cell>
          <table:table-cell table:style-name="ce22" table:formula="of:=ABS([.F799])" office:value-type="float" office:value="0.0114879547406526" calcext:value-type="float">
            <text:p>0.01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5730</text:p>
          </table:table-cell>
          <table:table-cell table:style-name="ce2" office:value-type="string" calcext:value-type="string">
            <text:p>CRLK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15075814774172" calcext:value-type="float">
            <text:p>6.1508</text:p>
          </table:table-cell>
          <table:table-cell table:style-name="ce16" office:value-type="float" office:value="0.0623958938759184" calcext:value-type="float">
            <text:p>0.0624</text:p>
          </table:table-cell>
          <table:table-cell table:style-name="ce16" office:value-type="float" office:value="0.0101444232364798" calcext:value-type="float">
            <text:p>0.0101</text:p>
          </table:table-cell>
          <table:table-cell table:style-name="ce16" office:value-type="float" office:value="0.0793284935047794" calcext:value-type="float">
            <text:p>0.0793</text:p>
          </table:table-cell>
          <table:table-cell table:style-name="ce16" office:value-type="float" office:value="2.53610580911994" calcext:value-type="float">
            <text:p>2.5361</text:p>
          </table:table-cell>
          <table:table-cell table:style-name="ce16" office:value-type="float" office:value="2.06934714135753" calcext:value-type="float">
            <text:p>2.0693</text:p>
          </table:table-cell>
          <table:table-cell table:style-name="ce16" office:value-type="float" office:value="0.68241073339082" calcext:value-type="float">
            <text:p>0.6824</text:p>
          </table:table-cell>
          <table:table-cell table:style-name="ce22" table:formula="of:=ABS([.F800])" office:value-type="float" office:value="0.0101444232364798" calcext:value-type="float">
            <text:p>0.010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1797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8976191737295" calcext:value-type="float">
            <text:p>5.8976</text:p>
          </table:table-cell>
          <table:table-cell table:style-name="ce16" office:value-type="float" office:value="0.0545091235461226" calcext:value-type="float">
            <text:p>0.0545</text:p>
          </table:table-cell>
          <table:table-cell table:style-name="ce16" office:value-type="float" office:value="0.00924256415011153" calcext:value-type="float">
            <text:p>0.0092</text:p>
          </table:table-cell>
          <table:table-cell table:style-name="ce16" office:value-type="float" office:value="0.211890622239943" calcext:value-type="float">
            <text:p>0.2119</text:p>
          </table:table-cell>
          <table:table-cell table:style-name="ce16" office:value-type="float" office:value="2.31064103752788" calcext:value-type="float">
            <text:p>2.3106</text:p>
          </table:table-cell>
          <table:table-cell table:style-name="ce16" office:value-type="float" office:value="1.06383951076939" calcext:value-type="float">
            <text:p>1.0638</text:p>
          </table:table-cell>
          <table:table-cell table:style-name="ce16" office:value-type="float" office:value="0.636690484787215" calcext:value-type="float">
            <text:p>0.6367</text:p>
          </table:table-cell>
          <table:table-cell table:style-name="ce22" table:formula="of:=ABS([.F801])" office:value-type="float" office:value="0.00924256415011153" calcext:value-type="float">
            <text:p>0.00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1820</text:p>
          </table:table-cell>
          <table:table-cell table:style-name="ce2" office:value-type="string" calcext:value-type="string">
            <text:p>HMGS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0.7567909351659" calcext:value-type="float">
            <text:p>20.7568</text:p>
          </table:table-cell>
          <table:table-cell table:style-name="ce16" office:value-type="float" office:value="-0.129412644194096" calcext:value-type="float">
            <text:p>-0.1294</text:p>
          </table:table-cell>
          <table:table-cell table:style-name="ce16" office:value-type="float" office:value="-0.00623471347754662" calcext:value-type="float">
            <text:p>-0.0062</text:p>
          </table:table-cell>
          <table:table-cell table:style-name="ce16" office:value-type="float" office:value="0.0714931527182076" calcext:value-type="float">
            <text:p>0.0715</text:p>
          </table:table-cell>
          <table:table-cell table:style-name="ce16" office:value-type="float" office:value="-1.55867836938665" calcext:value-type="float">
            <text:p>-1.558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9325362482187" calcext:value-type="float">
            <text:p>0.6193</text:p>
          </table:table-cell>
          <table:table-cell table:style-name="ce22" table:formula="of:=ABS([.F802])" office:value-type="float" office:value="0.00623471347754662" calcext:value-type="float">
            <text:p>0.006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55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2.3506962545214" calcext:value-type="float">
            <text:p>12.3507</text:p>
          </table:table-cell>
          <table:table-cell table:style-name="ce16" office:value-type="float" office:value="-0.100759731155014" calcext:value-type="float">
            <text:p>-0.1008</text:p>
          </table:table-cell>
          <table:table-cell table:style-name="ce16" office:value-type="float" office:value="-0.0081582227494363" calcext:value-type="float">
            <text:p>-0.0082</text:p>
          </table:table-cell>
          <table:table-cell table:style-name="ce16" office:value-type="float" office:value="0.73518831512652" calcext:value-type="float">
            <text:p>0.7352</text:p>
          </table:table-cell>
          <table:table-cell table:style-name="ce16" office:value-type="float" office:value="-2.03955568735907" calcext:value-type="float">
            <text:p>-2.0396</text:p>
          </table:table-cell>
          <table:table-cell table:style-name="ce16" office:value-type="float" office:value="-0.468769756607168" calcext:value-type="float">
            <text:p>-0.4688</text:p>
          </table:table-cell>
          <table:table-cell table:style-name="ce16" office:value-type="float" office:value="0.629961310625572" calcext:value-type="float">
            <text:p>0.6300</text:p>
          </table:table-cell>
          <table:table-cell table:style-name="ce22" table:formula="of:=ABS([.F803])" office:value-type="float" office:value="0.0081582227494363" calcext:value-type="float">
            <text:p>0.008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22190</text:p>
          </table:table-cell>
          <table:table-cell table:style-name="ce2" office:value-type="string" calcext:value-type="string">
            <text:p>IQD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63128045599652" calcext:value-type="float">
            <text:p>9.6313</text:p>
          </table:table-cell>
          <table:table-cell table:style-name="ce16" office:value-type="float" office:value="-0.0838433035051801" calcext:value-type="float">
            <text:p>-0.0838</text:p>
          </table:table-cell>
          <table:table-cell table:style-name="ce16" office:value-type="float" office:value="-0.00870531222595418" calcext:value-type="float">
            <text:p>-0.0087</text:p>
          </table:table-cell>
          <table:table-cell table:style-name="ce16" office:value-type="float" office:value="0.279879857825458" calcext:value-type="float">
            <text:p>0.2799</text:p>
          </table:table-cell>
          <table:table-cell table:style-name="ce16" office:value-type="float" office:value="-2.17632805648855" calcext:value-type="float">
            <text:p>-2.1763</text:p>
          </table:table-cell>
          <table:table-cell table:style-name="ce16" office:value-type="float" office:value="-2.16873024145958" calcext:value-type="float">
            <text:p>-2.1687</text:p>
          </table:table-cell>
          <table:table-cell table:style-name="ce16" office:value-type="float" office:value="0.641996583182296" calcext:value-type="float">
            <text:p>0.6420</text:p>
          </table:table-cell>
          <table:table-cell table:style-name="ce22" table:formula="of:=ABS([.F804])" office:value-type="float" office:value="0.00870531222595418" calcext:value-type="float">
            <text:p>0.008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268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96740309407018" calcext:value-type="float">
            <text:p>7.9674</text:p>
          </table:table-cell>
          <table:table-cell table:style-name="ce16" office:value-type="float" office:value="-0.0832440321578344" calcext:value-type="float">
            <text:p>-0.0832</text:p>
          </table:table-cell>
          <table:table-cell table:style-name="ce16" office:value-type="float" office:value="-0.0104480758880883" calcext:value-type="float">
            <text:p>-0.0104</text:p>
          </table:table-cell>
          <table:table-cell table:style-name="ce16" office:value-type="float" office:value="0.269111694822134" calcext:value-type="float">
            <text:p>0.2691</text:p>
          </table:table-cell>
          <table:table-cell table:style-name="ce16" office:value-type="float" office:value="-2.61201897202206" calcext:value-type="float">
            <text:p>-2.6120</text:p>
          </table:table-cell>
          <table:table-cell table:style-name="ce16" office:value-type="float" office:value="-5.08842049512582" calcext:value-type="float">
            <text:p>-5.0884</text:p>
          </table:table-cell>
          <table:table-cell table:style-name="ce16" office:value-type="float" office:value="0.602639554683262" calcext:value-type="float">
            <text:p>0.6026</text:p>
          </table:table-cell>
          <table:table-cell table:style-name="ce22" table:formula="of:=ABS([.F805])" office:value-type="float" office:value="0.0104480758880883" calcext:value-type="float">
            <text:p>0.01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3860</text:p>
          </table:table-cell>
          <table:table-cell table:style-name="ce2" office:value-type="string" calcext:value-type="string">
            <text:p>QUL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15193043727412" calcext:value-type="float">
            <text:p>3.1519</text:p>
          </table:table-cell>
          <table:table-cell table:style-name="ce16" office:value-type="float" office:value="-0.0338123717277816" calcext:value-type="float">
            <text:p>-0.0338</text:p>
          </table:table-cell>
          <table:table-cell table:style-name="ce16" office:value-type="float" office:value="-0.0107275120440233" calcext:value-type="float">
            <text:p>-0.0107</text:p>
          </table:table-cell>
          <table:table-cell table:style-name="ce16" office:value-type="float" office:value="0.0678807715171387" calcext:value-type="float">
            <text:p>0.0679</text:p>
          </table:table-cell>
          <table:table-cell table:style-name="ce16" office:value-type="float" office:value="-2.68187801100582" calcext:value-type="float">
            <text:p>-2.681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37475743102472" calcext:value-type="float">
            <text:p>0.6375</text:p>
          </table:table-cell>
          <table:table-cell table:style-name="ce22" table:formula="of:=ABS([.F806])" office:value-type="float" office:value="0.0107275120440233" calcext:value-type="float">
            <text:p>0.010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3515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48121704263194" calcext:value-type="float">
            <text:p>3.4812</text:p>
          </table:table-cell>
          <table:table-cell table:style-name="ce16" office:value-type="float" office:value="-0.0379864838548329" calcext:value-type="float">
            <text:p>-0.0380</text:p>
          </table:table-cell>
          <table:table-cell table:style-name="ce16" office:value-type="float" office:value="-0.0109118401379862" calcext:value-type="float">
            <text:p>-0.0109</text:p>
          </table:table-cell>
          <table:table-cell table:style-name="ce16" office:value-type="float" office:value="0.143997523480068" calcext:value-type="float">
            <text:p>0.1440</text:p>
          </table:table-cell>
          <table:table-cell table:style-name="ce16" office:value-type="float" office:value="-2.72796003449656" calcext:value-type="float">
            <text:p>-2.728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6192156534733" calcext:value-type="float">
            <text:p>0.6262</text:p>
          </table:table-cell>
          <table:table-cell table:style-name="ce22" table:formula="of:=ABS([.F807])" office:value-type="float" office:value="0.0109118401379862" calcext:value-type="float">
            <text:p>0.01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28760</text:p>
          </table:table-cell>
          <table:table-cell table:style-name="ce2" office:value-type="string" calcext:value-type="string">
            <text:p>TRM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49704355811089" calcext:value-type="float">
            <text:p>6.4970</text:p>
          </table:table-cell>
          <table:table-cell table:style-name="ce16" office:value-type="float" office:value="-0.0726066853705483" calcext:value-type="float">
            <text:p>-0.0726</text:p>
          </table:table-cell>
          <table:table-cell table:style-name="ce16" office:value-type="float" office:value="-0.0111753422493076" calcext:value-type="float">
            <text:p>-0.0112</text:p>
          </table:table-cell>
          <table:table-cell table:style-name="ce16" office:value-type="float" office:value="0.0292563829484119" calcext:value-type="float">
            <text:p>0.0293</text:p>
          </table:table-cell>
          <table:table-cell table:style-name="ce16" office:value-type="float" office:value="-2.7938355623269" calcext:value-type="float">
            <text:p>-2.793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7221428212309" calcext:value-type="float">
            <text:p>0.6672</text:p>
          </table:table-cell>
          <table:table-cell table:style-name="ce22" table:formula="of:=ABS([.F808])" office:value-type="float" office:value="0.0111753422493076" calcext:value-type="float">
            <text:p>0.01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2620</text:p>
          </table:table-cell>
          <table:table-cell table:style-name="ce2" office:value-type="string" calcext:value-type="string">
            <text:p>SAC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44800387884135" calcext:value-type="float">
            <text:p>3.4480</text:p>
          </table:table-cell>
          <table:table-cell table:style-name="ce16" office:value-type="float" office:value="-0.0421609740126387" calcext:value-type="float">
            <text:p>-0.0422</text:p>
          </table:table-cell>
          <table:table-cell table:style-name="ce16" office:value-type="float" office:value="-0.0122276469209792" calcext:value-type="float">
            <text:p>-0.0122</text:p>
          </table:table-cell>
          <table:table-cell table:style-name="ce16" office:value-type="float" office:value="0.509848836436593" calcext:value-type="float">
            <text:p>0.5098</text:p>
          </table:table-cell>
          <table:table-cell table:style-name="ce16" office:value-type="float" office:value="-3.0569117302448" calcext:value-type="float">
            <text:p>-3.0569</text:p>
          </table:table-cell>
          <table:table-cell table:style-name="ce16" office:value-type="float" office:value="-1.32038584748345" calcext:value-type="float">
            <text:p>-1.3204</text:p>
          </table:table-cell>
          <table:table-cell table:style-name="ce16" office:value-type="float" office:value="0.614362515271307" calcext:value-type="float">
            <text:p>0.6144</text:p>
          </table:table-cell>
          <table:table-cell table:style-name="ce22" table:formula="of:=ABS([.F809])" office:value-type="float" office:value="0.0122276469209792" calcext:value-type="float">
            <text:p>0.012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4740</text:p>
          </table:table-cell>
          <table:table-cell table:style-name="ce2" office:value-type="string" calcext:value-type="string">
            <text:p>CESA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8.6368646655899" calcext:value-type="float">
            <text:p>18.6369</text:p>
          </table:table-cell>
          <table:table-cell table:style-name="ce16" office:value-type="float" office:value="-0.230078849195494" calcext:value-type="float">
            <text:p>-0.2301</text:p>
          </table:table-cell>
          <table:table-cell table:style-name="ce16" office:value-type="float" office:value="-0.0123453624482395" calcext:value-type="float">
            <text:p>-0.0123</text:p>
          </table:table-cell>
          <table:table-cell table:style-name="ce16" office:value-type="float" office:value="0.890066932891891" calcext:value-type="float">
            <text:p>0.8901</text:p>
          </table:table-cell>
          <table:table-cell table:style-name="ce16" office:value-type="float" office:value="-3.08634061205987" calcext:value-type="float">
            <text:p>-3.0863</text:p>
          </table:table-cell>
          <table:table-cell table:style-name="ce16" office:value-type="float" office:value="-0.61430119311308" calcext:value-type="float">
            <text:p>-0.6143</text:p>
          </table:table-cell>
          <table:table-cell table:style-name="ce16" office:value-type="float" office:value="0.625433874636986" calcext:value-type="float">
            <text:p>0.6254</text:p>
          </table:table-cell>
          <table:table-cell table:style-name="ce22" table:formula="of:=ABS([.F810])" office:value-type="float" office:value="0.0123453624482395" calcext:value-type="float">
            <text:p>0.012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7110</text:p>
          </table:table-cell>
          <table:table-cell table:style-name="ce2" office:value-type="string" calcext:value-type="string">
            <text:p>UBP1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44989308793466" calcext:value-type="float">
            <text:p>5.4499</text:p>
          </table:table-cell>
          <table:table-cell table:style-name="ce16" office:value-type="float" office:value="-0.0696322958685342" calcext:value-type="float">
            <text:p>-0.0696</text:p>
          </table:table-cell>
          <table:table-cell table:style-name="ce16" office:value-type="float" office:value="-0.0127768186907539" calcext:value-type="float">
            <text:p>-0.0128</text:p>
          </table:table-cell>
          <table:table-cell table:style-name="ce16" office:value-type="float" office:value="0.493851124181268" calcext:value-type="float">
            <text:p>0.4939</text:p>
          </table:table-cell>
          <table:table-cell table:style-name="ce16" office:value-type="float" office:value="-3.19420467268848" calcext:value-type="float">
            <text:p>-3.1942</text:p>
          </table:table-cell>
          <table:table-cell table:style-name="ce16" office:value-type="float" office:value="-1.50142257203995" calcext:value-type="float">
            <text:p>-1.5014</text:p>
          </table:table-cell>
          <table:table-cell table:style-name="ce16" office:value-type="float" office:value="0.654523931301198" calcext:value-type="float">
            <text:p>0.6545</text:p>
          </table:table-cell>
          <table:table-cell table:style-name="ce22" table:formula="of:=ABS([.F811])" office:value-type="float" office:value="0.0127768186907539" calcext:value-type="float">
            <text:p>0.012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0410</text:p>
          </table:table-cell>
          <table:table-cell table:style-name="ce2" office:value-type="string" calcext:value-type="string">
            <text:p>SIZ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71621349583974" calcext:value-type="float">
            <text:p>9.7162</text:p>
          </table:table-cell>
          <table:table-cell table:style-name="ce16" office:value-type="float" office:value="-0.12521448045185" calcext:value-type="float">
            <text:p>-0.1252</text:p>
          </table:table-cell>
          <table:table-cell table:style-name="ce16" office:value-type="float" office:value="-0.01288716849475" calcext:value-type="float">
            <text:p>-0.0129</text:p>
          </table:table-cell>
          <table:table-cell table:style-name="ce16" office:value-type="float" office:value="0.290272227911174" calcext:value-type="float">
            <text:p>0.2903</text:p>
          </table:table-cell>
          <table:table-cell table:style-name="ce16" office:value-type="float" office:value="-3.2217921236875" calcext:value-type="float">
            <text:p>-3.221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4951419396967" calcext:value-type="float">
            <text:p>0.6050</text:p>
          </table:table-cell>
          <table:table-cell table:style-name="ce22" table:formula="of:=ABS([.F812])" office:value-type="float" office:value="0.01288716849475" calcext:value-type="float">
            <text:p>0.012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4810</text:p>
          </table:table-cell>
          <table:table-cell table:style-name="ce2" office:value-type="string" calcext:value-type="string">
            <text:p>NEK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87507642367064" calcext:value-type="float">
            <text:p>6.8751</text:p>
          </table:table-cell>
          <table:table-cell table:style-name="ce16" office:value-type="float" office:value="-0.0940877838997072" calcext:value-type="float">
            <text:p>-0.0941</text:p>
          </table:table-cell>
          <table:table-cell table:style-name="ce16" office:value-type="float" office:value="-0.0136853437113464" calcext:value-type="float">
            <text:p>-0.0137</text:p>
          </table:table-cell>
          <table:table-cell table:style-name="ce16" office:value-type="float" office:value="0.460251715033524" calcext:value-type="float">
            <text:p>0.4603</text:p>
          </table:table-cell>
          <table:table-cell table:style-name="ce16" office:value-type="float" office:value="-3.42133592783661" calcext:value-type="float">
            <text:p>-3.4213</text:p>
          </table:table-cell>
          <table:table-cell table:style-name="ce16" office:value-type="float" office:value="-1.96219277057015" calcext:value-type="float">
            <text:p>-1.9622</text:p>
          </table:table-cell>
          <table:table-cell table:style-name="ce16" office:value-type="float" office:value="0.708337951555429" calcext:value-type="float">
            <text:p>0.7083</text:p>
          </table:table-cell>
          <table:table-cell table:style-name="ce22" table:formula="of:=ABS([.F813])" office:value-type="float" office:value="0.0136853437113464" calcext:value-type="float">
            <text:p>0.01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371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3.8857286615423" calcext:value-type="float">
            <text:p>13.8857</text:p>
          </table:table-cell>
          <table:table-cell table:style-name="ce16" office:value-type="float" office:value="-0.194632380247956" calcext:value-type="float">
            <text:p>-0.1946</text:p>
          </table:table-cell>
          <table:table-cell table:style-name="ce16" office:value-type="float" office:value="-0.0140167206915837" calcext:value-type="float">
            <text:p>-0.0140</text:p>
          </table:table-cell>
          <table:table-cell table:style-name="ce16" office:value-type="float" office:value="0.349701892565369" calcext:value-type="float">
            <text:p>0.3497</text:p>
          </table:table-cell>
          <table:table-cell table:style-name="ce16" office:value-type="float" office:value="-3.50418017289592" calcext:value-type="float">
            <text:p>-3.504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8431919750981" calcext:value-type="float">
            <text:p>0.6284</text:p>
          </table:table-cell>
          <table:table-cell table:style-name="ce22" table:formula="of:=ABS([.F814])" office:value-type="float" office:value="0.0140167206915837" calcext:value-type="float">
            <text:p>0.01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4810</text:p>
          </table:table-cell>
          <table:table-cell table:style-name="ce2" office:value-type="string" calcext:value-type="string">
            <text:p>GATA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7.9304309482806" calcext:value-type="float">
            <text:p>27.9304</text:p>
          </table:table-cell>
          <table:table-cell table:style-name="ce16" office:value-type="float" office:value="-0.392791343392014" calcext:value-type="float">
            <text:p>-0.3928</text:p>
          </table:table-cell>
          <table:table-cell table:style-name="ce16" office:value-type="float" office:value="-0.0140632038266561" calcext:value-type="float">
            <text:p>-0.0141</text:p>
          </table:table-cell>
          <table:table-cell table:style-name="ce16" office:value-type="float" office:value="0.278633194711651" calcext:value-type="float">
            <text:p>0.2786</text:p>
          </table:table-cell>
          <table:table-cell table:style-name="ce16" office:value-type="float" office:value="-3.51580095666403" calcext:value-type="float">
            <text:p>-3.515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7668335900481" calcext:value-type="float">
            <text:p>0.6577</text:p>
          </table:table-cell>
          <table:table-cell table:style-name="ce22" table:formula="of:=ABS([.F815])" office:value-type="float" office:value="0.0140632038266561" calcext:value-type="float">
            <text:p>0.014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44340</text:p>
          </table:table-cell>
          <table:table-cell table:style-name="ce2" office:value-type="string" calcext:value-type="string">
            <text:p>CEF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30663888147404" calcext:value-type="float">
            <text:p>9.3066</text:p>
          </table:table-cell>
          <table:table-cell table:style-name="ce16" office:value-type="float" office:value="-0.136158682005416" calcext:value-type="float">
            <text:p>-0.1362</text:p>
          </table:table-cell>
          <table:table-cell table:style-name="ce16" office:value-type="float" office:value="-0.0146302745534111" calcext:value-type="float">
            <text:p>-0.0146</text:p>
          </table:table-cell>
          <table:table-cell table:style-name="ce16" office:value-type="float" office:value="0.83825181051353" calcext:value-type="float">
            <text:p>0.8383</text:p>
          </table:table-cell>
          <table:table-cell table:style-name="ce16" office:value-type="float" office:value="-3.65756863835278" calcext:value-type="float">
            <text:p>-3.6576</text:p>
          </table:table-cell>
          <table:table-cell table:style-name="ce16" office:value-type="float" office:value="-0.827084794225237" calcext:value-type="float">
            <text:p>-0.8271</text:p>
          </table:table-cell>
          <table:table-cell table:style-name="ce16" office:value-type="float" office:value="0.679486207987951" calcext:value-type="float">
            <text:p>0.6795</text:p>
          </table:table-cell>
          <table:table-cell table:style-name="ce22" table:formula="of:=ABS([.F816])" office:value-type="float" office:value="0.0146302745534111" calcext:value-type="float">
            <text:p>0.01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7290</text:p>
          </table:table-cell>
          <table:table-cell table:style-name="ce2" office:value-type="string" calcext:value-type="string">
            <text:p>ML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27645792887932" calcext:value-type="float">
            <text:p>3.2765</text:p>
          </table:table-cell>
          <table:table-cell table:style-name="ce16" office:value-type="float" office:value="-0.0491820323933076" calcext:value-type="float">
            <text:p>-0.0492</text:p>
          </table:table-cell>
          <table:table-cell table:style-name="ce16" office:value-type="float" office:value="-0.0150107321567623" calcext:value-type="float">
            <text:p>-0.0150</text:p>
          </table:table-cell>
          <table:table-cell table:style-name="ce16" office:value-type="float" office:value="0.457809464921298" calcext:value-type="float">
            <text:p>0.4578</text:p>
          </table:table-cell>
          <table:table-cell table:style-name="ce16" office:value-type="float" office:value="-3.75268303919058" calcext:value-type="float">
            <text:p>-3.7527</text:p>
          </table:table-cell>
          <table:table-cell table:style-name="ce16" office:value-type="float" office:value="-2.47156165384101" calcext:value-type="float">
            <text:p>-2.4716</text:p>
          </table:table-cell>
          <table:table-cell table:style-name="ce16" office:value-type="float" office:value="0.607032438387093" calcext:value-type="float">
            <text:p>0.6070</text:p>
          </table:table-cell>
          <table:table-cell table:style-name="ce22" table:formula="of:=ABS([.F817])" office:value-type="float" office:value="0.0150107321567623" calcext:value-type="float">
            <text:p>0.015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451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76879133805169" calcext:value-type="float">
            <text:p>9.7688</text:p>
          </table:table-cell>
          <table:table-cell table:style-name="ce16" office:value-type="float" office:value="-0.1517166494148" calcext:value-type="float">
            <text:p>-0.1517</text:p>
          </table:table-cell>
          <table:table-cell table:style-name="ce16" office:value-type="float" office:value="-0.0155307493183757" calcext:value-type="float">
            <text:p>-0.0155</text:p>
          </table:table-cell>
          <table:table-cell table:style-name="ce16" office:value-type="float" office:value="0.943106880170739" calcext:value-type="float">
            <text:p>0.9431</text:p>
          </table:table-cell>
          <table:table-cell table:style-name="ce16" office:value-type="float" office:value="-3.88268732959391" calcext:value-type="float">
            <text:p>-3.8827</text:p>
          </table:table-cell>
          <table:table-cell table:style-name="ce16" office:value-type="float" office:value="-0.765354295746361" calcext:value-type="float">
            <text:p>-0.7654</text:p>
          </table:table-cell>
          <table:table-cell table:style-name="ce16" office:value-type="float" office:value="0.751866915085762" calcext:value-type="float">
            <text:p>0.7519</text:p>
          </table:table-cell>
          <table:table-cell table:style-name="ce22" table:formula="of:=ABS([.F818])" office:value-type="float" office:value="0.0155307493183757" calcext:value-type="float">
            <text:p>0.015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467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90993195496369" calcext:value-type="float">
            <text:p>2.9099</text:p>
          </table:table-cell>
          <table:table-cell table:style-name="ce16" office:value-type="float" office:value="-0.0452466359913401" calcext:value-type="float">
            <text:p>-0.0452</text:p>
          </table:table-cell>
          <table:table-cell table:style-name="ce16" office:value-type="float" office:value="-0.0155490357477808" calcext:value-type="float">
            <text:p>-0.0155</text:p>
          </table:table-cell>
          <table:table-cell table:style-name="ce16" office:value-type="float" office:value="0.775068187632959" calcext:value-type="float">
            <text:p>0.7751</text:p>
          </table:table-cell>
          <table:table-cell table:style-name="ce16" office:value-type="float" office:value="-3.8872589369452" calcext:value-type="float">
            <text:p>-3.8873</text:p>
          </table:table-cell>
          <table:table-cell table:style-name="ce16" office:value-type="float" office:value="-1.00444361699182" calcext:value-type="float">
            <text:p>-1.0044</text:p>
          </table:table-cell>
          <table:table-cell table:style-name="ce16" office:value-type="float" office:value="0.602724226217845" calcext:value-type="float">
            <text:p>0.6027</text:p>
          </table:table-cell>
          <table:table-cell table:style-name="ce22" table:formula="of:=ABS([.F819])" office:value-type="float" office:value="0.0155490357477808" calcext:value-type="float">
            <text:p>0.015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65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2.060160487875" calcext:value-type="float">
            <text:p>22.0602</text:p>
          </table:table-cell>
          <table:table-cell table:style-name="ce16" office:value-type="float" office:value="-0.345101056121469" calcext:value-type="float">
            <text:p>-0.3451</text:p>
          </table:table-cell>
          <table:table-cell table:style-name="ce16" office:value-type="float" office:value="-0.0156436330692674" calcext:value-type="float">
            <text:p>-0.0156</text:p>
          </table:table-cell>
          <table:table-cell table:style-name="ce16" office:value-type="float" office:value="0.263742472715125" calcext:value-type="float">
            <text:p>0.2637</text:p>
          </table:table-cell>
          <table:table-cell table:style-name="ce16" office:value-type="float" office:value="-3.91090826731686" calcext:value-type="float">
            <text:p>-3.910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5707665159319" calcext:value-type="float">
            <text:p>0.6057</text:p>
          </table:table-cell>
          <table:table-cell table:style-name="ce22" table:formula="of:=ABS([.F820])" office:value-type="float" office:value="0.0156436330692674" calcext:value-type="float">
            <text:p>0.01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5920</text:p>
          </table:table-cell>
          <table:table-cell table:style-name="ce2" office:value-type="string" calcext:value-type="string">
            <text:p>PUB3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79810829058276" calcext:value-type="float">
            <text:p>3.7981</text:p>
          </table:table-cell>
          <table:table-cell table:style-name="ce16" office:value-type="float" office:value="-0.0620254063857635" calcext:value-type="float">
            <text:p>-0.0620</text:p>
          </table:table-cell>
          <table:table-cell table:style-name="ce16" office:value-type="float" office:value="-0.0163306050381851" calcext:value-type="float">
            <text:p>-0.0163</text:p>
          </table:table-cell>
          <table:table-cell table:style-name="ce16" office:value-type="float" office:value="0.412071113584127" calcext:value-type="float">
            <text:p>0.4121</text:p>
          </table:table-cell>
          <table:table-cell table:style-name="ce16" office:value-type="float" office:value="-4.08265125954628" calcext:value-type="float">
            <text:p>-4.0827</text:p>
          </table:table-cell>
          <table:table-cell table:style-name="ce16" office:value-type="float" office:value="-6.75847865074121" calcext:value-type="float">
            <text:p>-6.7585</text:p>
          </table:table-cell>
          <table:table-cell table:style-name="ce16" office:value-type="float" office:value="0.709803725542504" calcext:value-type="float">
            <text:p>0.7098</text:p>
          </table:table-cell>
          <table:table-cell table:style-name="ce22" table:formula="of:=ABS([.F821])" office:value-type="float" office:value="0.0163306050381851" calcext:value-type="float">
            <text:p>0.0163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1G05120</text:p>
          </table:table-cell>
          <table:table-cell table:style-name="ce14" office:value-type="string" calcext:value-type="string">
            <text:p>M</text:p>
          </table:table-cell>
          <table:table-cell table:style-name="ce21" office:value-type="float" office:value="3.55214113334125" calcext:value-type="float">
            <text:p>3.5521</text:p>
          </table:table-cell>
          <table:table-cell table:style-name="ce21" office:value-type="float" office:value="-0.0582732968853048" calcext:value-type="float">
            <text:p>-0.0583</text:p>
          </table:table-cell>
          <table:table-cell table:style-name="ce21" office:value-type="float" office:value="-0.0164051186869625" calcext:value-type="float">
            <text:p>-0.0164</text:p>
          </table:table-cell>
          <table:table-cell table:style-name="ce21" office:value-type="float" office:value="1.33905897993995" calcext:value-type="float">
            <text:p>1.3391</text:p>
          </table:table-cell>
          <table:table-cell table:style-name="ce21" office:value-type="float" office:value="-4.10127967174063" calcext:value-type="float">
            <text:p>-4.1013</text:p>
          </table:table-cell>
          <table:table-cell table:style-name="ce21" office:value-type="float" office:value="-0.527576143052308" calcext:value-type="float">
            <text:p>-0.5276</text:p>
          </table:table-cell>
          <table:table-cell table:style-name="ce21" office:value-type="float" office:value="0.666450971288969" calcext:value-type="float">
            <text:p>0.6665</text:p>
          </table:table-cell>
          <table:table-cell table:style-name="ce26" table:formula="of:=ABS([.F822])" office:value-type="float" office:value="0.0164051186869625" calcext:value-type="float">
            <text:p>0.016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65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06904827898224" calcext:value-type="float">
            <text:p>2.0690</text:p>
          </table:table-cell>
          <table:table-cell table:style-name="ce16" office:value-type="float" office:value="-0.0341090199234779" calcext:value-type="float">
            <text:p>-0.0341</text:p>
          </table:table-cell>
          <table:table-cell table:style-name="ce16" office:value-type="float" office:value="-0.0164853668568121" calcext:value-type="float">
            <text:p>-0.0165</text:p>
          </table:table-cell>
          <table:table-cell table:style-name="ce16" office:value-type="float" office:value="0.400460280284809" calcext:value-type="float">
            <text:p>0.4005</text:p>
          </table:table-cell>
          <table:table-cell table:style-name="ce16" office:value-type="float" office:value="-4.12134171420303" calcext:value-type="float">
            <text:p>-4.121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8616364427378" calcext:value-type="float">
            <text:p>0.6886</text:p>
          </table:table-cell>
          <table:table-cell table:style-name="ce22" table:formula="of:=ABS([.F823])" office:value-type="float" office:value="0.0164853668568121" calcext:value-type="float">
            <text:p>0.016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38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4670655338759" calcext:value-type="float">
            <text:p>3.4671</text:p>
          </table:table-cell>
          <table:table-cell table:style-name="ce16" office:value-type="float" office:value="-0.0573823457633161" calcext:value-type="float">
            <text:p>-0.0574</text:p>
          </table:table-cell>
          <table:table-cell table:style-name="ce16" office:value-type="float" office:value="-0.0165506954520029" calcext:value-type="float">
            <text:p>-0.0166</text:p>
          </table:table-cell>
          <table:table-cell table:style-name="ce16" office:value-type="float" office:value="0.116234967711284" calcext:value-type="float">
            <text:p>0.1162</text:p>
          </table:table-cell>
          <table:table-cell table:style-name="ce16" office:value-type="float" office:value="-4.13767386300074" calcext:value-type="float">
            <text:p>-4.137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1874435240017" calcext:value-type="float">
            <text:p>0.6619</text:p>
          </table:table-cell>
          <table:table-cell table:style-name="ce22" table:formula="of:=ABS([.F824])" office:value-type="float" office:value="0.0165506954520029" calcext:value-type="float">
            <text:p>0.016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3457</text:p>
          </table:table-cell>
          <table:table-cell table:style-name="ce2" office:value-type="string" calcext:value-type="string">
            <text:p>BRN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14978273024506" calcext:value-type="float">
            <text:p>3.1498</text:p>
          </table:table-cell>
          <table:table-cell table:style-name="ce16" office:value-type="float" office:value="-0.0523824028664773" calcext:value-type="float">
            <text:p>-0.0524</text:p>
          </table:table-cell>
          <table:table-cell table:style-name="ce16" office:value-type="float" office:value="-0.0166304813228822" calcext:value-type="float">
            <text:p>-0.0166</text:p>
          </table:table-cell>
          <table:table-cell table:style-name="ce16" office:value-type="float" office:value="0.235022498688763" calcext:value-type="float">
            <text:p>0.2350</text:p>
          </table:table-cell>
          <table:table-cell table:style-name="ce16" office:value-type="float" office:value="-4.15762033072054" calcext:value-type="float">
            <text:p>-4.157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458546951337" calcext:value-type="float">
            <text:p>0.6446</text:p>
          </table:table-cell>
          <table:table-cell table:style-name="ce22" table:formula="of:=ABS([.F825])" office:value-type="float" office:value="0.0166304813228822" calcext:value-type="float">
            <text:p>0.016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399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69106930561669" calcext:value-type="float">
            <text:p>2.6911</text:p>
          </table:table-cell>
          <table:table-cell table:style-name="ce16" office:value-type="float" office:value="-0.04481210241807" calcext:value-type="float">
            <text:p>-0.0448</text:p>
          </table:table-cell>
          <table:table-cell table:style-name="ce16" office:value-type="float" office:value="-0.0166521547120841" calcext:value-type="float">
            <text:p>-0.0167</text:p>
          </table:table-cell>
          <table:table-cell table:style-name="ce16" office:value-type="float" office:value="0.830987575336818" calcext:value-type="float">
            <text:p>0.8310</text:p>
          </table:table-cell>
          <table:table-cell table:style-name="ce16" office:value-type="float" office:value="-4.16303867802103" calcext:value-type="float">
            <text:p>-4.1630</text:p>
          </table:table-cell>
          <table:table-cell table:style-name="ce16" office:value-type="float" office:value="-1.00281553997618" calcext:value-type="float">
            <text:p>-1.0028</text:p>
          </table:table-cell>
          <table:table-cell table:style-name="ce16" office:value-type="float" office:value="0.712533120965789" calcext:value-type="float">
            <text:p>0.7125</text:p>
          </table:table-cell>
          <table:table-cell table:style-name="ce22" table:formula="of:=ABS([.F826])" office:value-type="float" office:value="0.0166521547120841" calcext:value-type="float">
            <text:p>0.01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21640</text:p>
          </table:table-cell>
          <table:table-cell table:style-name="ce2" office:value-type="string" calcext:value-type="string">
            <text:p>NADK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76910700540367" calcext:value-type="float">
            <text:p>4.7691</text:p>
          </table:table-cell>
          <table:table-cell table:style-name="ce16" office:value-type="float" office:value="-0.0805369959442934" calcext:value-type="float">
            <text:p>-0.0805</text:p>
          </table:table-cell>
          <table:table-cell table:style-name="ce16" office:value-type="float" office:value="-0.0168872277038532" calcext:value-type="float">
            <text:p>-0.0169</text:p>
          </table:table-cell>
          <table:table-cell table:style-name="ce16" office:value-type="float" office:value="0.557537988163098" calcext:value-type="float">
            <text:p>0.5575</text:p>
          </table:table-cell>
          <table:table-cell table:style-name="ce16" office:value-type="float" office:value="-4.22180692596331" calcext:value-type="float">
            <text:p>-4.2218</text:p>
          </table:table-cell>
          <table:table-cell table:style-name="ce16" office:value-type="float" office:value="-2.04229745834606" calcext:value-type="float">
            <text:p>-2.0423</text:p>
          </table:table-cell>
          <table:table-cell table:style-name="ce16" office:value-type="float" office:value="0.666933150423211" calcext:value-type="float">
            <text:p>0.6669</text:p>
          </table:table-cell>
          <table:table-cell table:style-name="ce22" table:formula="of:=ABS([.F827])" office:value-type="float" office:value="0.0168872277038532" calcext:value-type="float">
            <text:p>0.01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5970</text:p>
          </table:table-cell>
          <table:table-cell table:style-name="ce2" office:value-type="string" calcext:value-type="string">
            <text:p>CYP86A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06878175151995" calcext:value-type="float">
            <text:p>6.0688</text:p>
          </table:table-cell>
          <table:table-cell table:style-name="ce16" office:value-type="float" office:value="-0.104005342037742" calcext:value-type="float">
            <text:p>-0.1040</text:p>
          </table:table-cell>
          <table:table-cell table:style-name="ce16" office:value-type="float" office:value="-0.0171377627827354" calcext:value-type="float">
            <text:p>-0.0171</text:p>
          </table:table-cell>
          <table:table-cell table:style-name="ce16" office:value-type="float" office:value="0.875566736252881" calcext:value-type="float">
            <text:p>0.8756</text:p>
          </table:table-cell>
          <table:table-cell table:style-name="ce16" office:value-type="float" office:value="-4.28444069568385" calcext:value-type="float">
            <text:p>-4.2844</text:p>
          </table:table-cell>
          <table:table-cell table:style-name="ce16" office:value-type="float" office:value="-0.969546461465191" calcext:value-type="float">
            <text:p>-0.9695</text:p>
          </table:table-cell>
          <table:table-cell table:style-name="ce16" office:value-type="float" office:value="0.786242202524283" calcext:value-type="float">
            <text:p>0.7862</text:p>
          </table:table-cell>
          <table:table-cell table:style-name="ce22" table:formula="of:=ABS([.F828])" office:value-type="float" office:value="0.0171377627827354" calcext:value-type="float">
            <text:p>0.017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5440</text:p>
          </table:table-cell>
          <table:table-cell table:style-name="ce2" office:value-type="string" calcext:value-type="string">
            <text:p>PWP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44019508330708" calcext:value-type="float">
            <text:p>5.4402</text:p>
          </table:table-cell>
          <table:table-cell table:style-name="ce16" office:value-type="float" office:value="-0.0933179260092016" calcext:value-type="float">
            <text:p>-0.0933</text:p>
          </table:table-cell>
          <table:table-cell table:style-name="ce16" office:value-type="float" office:value="-0.0171534153794488" calcext:value-type="float">
            <text:p>-0.0172</text:p>
          </table:table-cell>
          <table:table-cell table:style-name="ce16" office:value-type="float" office:value="0.778569091214215" calcext:value-type="float">
            <text:p>0.7786</text:p>
          </table:table-cell>
          <table:table-cell table:style-name="ce16" office:value-type="float" office:value="-4.28835384486221" calcext:value-type="float">
            <text:p>-4.2884</text:p>
          </table:table-cell>
          <table:table-cell table:style-name="ce16" office:value-type="float" office:value="-1.15456822440137" calcext:value-type="float">
            <text:p>-1.1546</text:p>
          </table:table-cell>
          <table:table-cell table:style-name="ce16" office:value-type="float" office:value="0.607330092977054" calcext:value-type="float">
            <text:p>0.6073</text:p>
          </table:table-cell>
          <table:table-cell table:style-name="ce22" table:formula="of:=ABS([.F829])" office:value-type="float" office:value="0.0171534153794488" calcext:value-type="float">
            <text:p>0.01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00231</text:p>
          </table:table-cell>
          <table:table-cell table:style-name="ce2" office:value-type="string" calcext:value-type="string">
            <text:p>MEE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59854683936732" calcext:value-type="float">
            <text:p>3.5985</text:p>
          </table:table-cell>
          <table:table-cell table:style-name="ce16" office:value-type="float" office:value="-0.0625860819001495" calcext:value-type="float">
            <text:p>-0.0626</text:p>
          </table:table-cell>
          <table:table-cell table:style-name="ce16" office:value-type="float" office:value="-0.0173920431479372" calcext:value-type="float">
            <text:p>-0.0174</text:p>
          </table:table-cell>
          <table:table-cell table:style-name="ce16" office:value-type="float" office:value="0.485751081133244" calcext:value-type="float">
            <text:p>0.4858</text:p>
          </table:table-cell>
          <table:table-cell table:style-name="ce16" office:value-type="float" office:value="-4.3480107869843" calcext:value-type="float">
            <text:p>-4.3480</text:p>
          </table:table-cell>
          <table:table-cell table:style-name="ce16" office:value-type="float" office:value="-3.25306308636415" calcext:value-type="float">
            <text:p>-3.2531</text:p>
          </table:table-cell>
          <table:table-cell table:style-name="ce16" office:value-type="float" office:value="0.696107913809526" calcext:value-type="float">
            <text:p>0.6961</text:p>
          </table:table-cell>
          <table:table-cell table:style-name="ce22" table:formula="of:=ABS([.F830])" office:value-type="float" office:value="0.0173920431479372" calcext:value-type="float">
            <text:p>0.017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707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62017437728908" calcext:value-type="float">
            <text:p>6.6202</text:p>
          </table:table-cell>
          <table:table-cell table:style-name="ce16" office:value-type="float" office:value="-0.116132114981706" calcext:value-type="float">
            <text:p>-0.1161</text:p>
          </table:table-cell>
          <table:table-cell table:style-name="ce16" office:value-type="float" office:value="-0.0175421534786311" calcext:value-type="float">
            <text:p>-0.0175</text:p>
          </table:table-cell>
          <table:table-cell table:style-name="ce16" office:value-type="float" office:value="0.492142708912672" calcext:value-type="float">
            <text:p>0.4921</text:p>
          </table:table-cell>
          <table:table-cell table:style-name="ce16" office:value-type="float" office:value="-4.38553836965778" calcext:value-type="float">
            <text:p>-4.3855</text:p>
          </table:table-cell>
          <table:table-cell table:style-name="ce16" office:value-type="float" office:value="-3.19907136867607" calcext:value-type="float">
            <text:p>-3.1991</text:p>
          </table:table-cell>
          <table:table-cell table:style-name="ce16" office:value-type="float" office:value="0.644748133344993" calcext:value-type="float">
            <text:p>0.6447</text:p>
          </table:table-cell>
          <table:table-cell table:style-name="ce22" table:formula="of:=ABS([.F831])" office:value-type="float" office:value="0.0175421534786311" calcext:value-type="float">
            <text:p>0.017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63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36861243059307" calcext:value-type="float">
            <text:p>2.3686</text:p>
          </table:table-cell>
          <table:table-cell table:style-name="ce16" office:value-type="float" office:value="-0.0417076224815436" calcext:value-type="float">
            <text:p>-0.0417</text:p>
          </table:table-cell>
          <table:table-cell table:style-name="ce16" office:value-type="float" office:value="-0.0176084622130858" calcext:value-type="float">
            <text:p>-0.0176</text:p>
          </table:table-cell>
          <table:table-cell table:style-name="ce16" office:value-type="float" office:value="0.637900628171097" calcext:value-type="float">
            <text:p>0.6379</text:p>
          </table:table-cell>
          <table:table-cell table:style-name="ce16" office:value-type="float" office:value="-4.40211555327146" calcext:value-type="float">
            <text:p>-4.4021</text:p>
          </table:table-cell>
          <table:table-cell table:style-name="ce16" office:value-type="float" office:value="-1.69009857012174" calcext:value-type="float">
            <text:p>-1.6901</text:p>
          </table:table-cell>
          <table:table-cell table:style-name="ce16" office:value-type="float" office:value="0.731309361339009" calcext:value-type="float">
            <text:p>0.7313</text:p>
          </table:table-cell>
          <table:table-cell table:style-name="ce22" table:formula="of:=ABS([.F832])" office:value-type="float" office:value="0.0176084622130858" calcext:value-type="float">
            <text:p>0.01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6780</text:p>
          </table:table-cell>
          <table:table-cell table:style-name="ce2" office:value-type="string" calcext:value-type="string">
            <text:p>VHP2%3B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50426802744151" calcext:value-type="float">
            <text:p>3.5043</text:p>
          </table:table-cell>
          <table:table-cell table:style-name="ce16" office:value-type="float" office:value="-0.062071901346213" calcext:value-type="float">
            <text:p>-0.0621</text:p>
          </table:table-cell>
          <table:table-cell table:style-name="ce16" office:value-type="float" office:value="-0.0177132287998907" calcext:value-type="float">
            <text:p>-0.0177</text:p>
          </table:table-cell>
          <table:table-cell table:style-name="ce16" office:value-type="float" office:value="0.862840661478675" calcext:value-type="float">
            <text:p>0.8628</text:p>
          </table:table-cell>
          <table:table-cell table:style-name="ce16" office:value-type="float" office:value="-4.42830719997267" calcext:value-type="float">
            <text:p>-4.4283</text:p>
          </table:table-cell>
          <table:table-cell table:style-name="ce16" office:value-type="float" office:value="-1.03867068893378" calcext:value-type="float">
            <text:p>-1.0387</text:p>
          </table:table-cell>
          <table:table-cell table:style-name="ce16" office:value-type="float" office:value="0.760720180451224" calcext:value-type="float">
            <text:p>0.7607</text:p>
          </table:table-cell>
          <table:table-cell table:style-name="ce22" table:formula="of:=ABS([.F833])" office:value-type="float" office:value="0.0177132287998907" calcext:value-type="float">
            <text:p>0.0177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2G26600</text:p>
          </table:table-cell>
          <table:table-cell table:style-name="ce14" office:value-type="string" calcext:value-type="string">
            <text:p>M</text:p>
          </table:table-cell>
          <table:table-cell table:style-name="ce21" office:value-type="float" office:value="7.41469888039339" calcext:value-type="float">
            <text:p>7.4147</text:p>
          </table:table-cell>
          <table:table-cell table:style-name="ce21" office:value-type="float" office:value="-0.1319520708038" calcext:value-type="float">
            <text:p>-0.1320</text:p>
          </table:table-cell>
          <table:table-cell table:style-name="ce21" office:value-type="float" office:value="-0.0177960120744376" calcext:value-type="float">
            <text:p>-0.0178</text:p>
          </table:table-cell>
          <table:table-cell table:style-name="ce21" office:value-type="float" office:value="1.09617233778319" calcext:value-type="float">
            <text:p>1.0962</text:p>
          </table:table-cell>
          <table:table-cell table:style-name="ce21" office:value-type="float" office:value="-4.44900301860939" calcext:value-type="float">
            <text:p>-4.4490</text:p>
          </table:table-cell>
          <table:table-cell table:style-name="ce21" office:value-type="float" office:value="-0.75114244623325" calcext:value-type="float">
            <text:p>-0.7511</text:p>
          </table:table-cell>
          <table:table-cell table:style-name="ce21" office:value-type="float" office:value="0.706325195815912" calcext:value-type="float">
            <text:p>0.7063</text:p>
          </table:table-cell>
          <table:table-cell table:style-name="ce26" table:formula="of:=ABS([.F834])" office:value-type="float" office:value="0.0177960120744376" calcext:value-type="float">
            <text:p>0.01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23410</text:p>
          </table:table-cell>
          <table:table-cell table:style-name="ce2" office:value-type="string" calcext:value-type="string">
            <text:p>TET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30695677516922" calcext:value-type="float">
            <text:p>4.3070</text:p>
          </table:table-cell>
          <table:table-cell table:style-name="ce16" office:value-type="float" office:value="-0.0767357618780358" calcext:value-type="float">
            <text:p>-0.0767</text:p>
          </table:table-cell>
          <table:table-cell table:style-name="ce16" office:value-type="float" office:value="-0.0178167011845669" calcext:value-type="float">
            <text:p>-0.0178</text:p>
          </table:table-cell>
          <table:table-cell table:style-name="ce16" office:value-type="float" office:value="0.264201715393037" calcext:value-type="float">
            <text:p>0.2642</text:p>
          </table:table-cell>
          <table:table-cell table:style-name="ce16" office:value-type="float" office:value="-4.45417529614172" calcext:value-type="float">
            <text:p>-4.454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4877812084258" calcext:value-type="float">
            <text:p>0.6149</text:p>
          </table:table-cell>
          <table:table-cell table:style-name="ce22" table:formula="of:=ABS([.F835])" office:value-type="float" office:value="0.0178167011845669" calcext:value-type="float">
            <text:p>0.01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3380</text:p>
          </table:table-cell>
          <table:table-cell table:style-name="ce2" office:value-type="string" calcext:value-type="string">
            <text:p>DEGP7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7956320505341" calcext:value-type="float">
            <text:p>7.7956</text:p>
          </table:table-cell>
          <table:table-cell table:style-name="ce16" office:value-type="float" office:value="-0.140563639354106" calcext:value-type="float">
            <text:p>-0.1406</text:p>
          </table:table-cell>
          <table:table-cell table:style-name="ce16" office:value-type="float" office:value="-0.0180310766905008" calcext:value-type="float">
            <text:p>-0.0180</text:p>
          </table:table-cell>
          <table:table-cell table:style-name="ce16" office:value-type="float" office:value="0.654530924632172" calcext:value-type="float">
            <text:p>0.6545</text:p>
          </table:table-cell>
          <table:table-cell table:style-name="ce16" office:value-type="float" office:value="-4.5077691726252" calcext:value-type="float">
            <text:p>-4.5078</text:p>
          </table:table-cell>
          <table:table-cell table:style-name="ce16" office:value-type="float" office:value="-1.68363292272003" calcext:value-type="float">
            <text:p>-1.6836</text:p>
          </table:table-cell>
          <table:table-cell table:style-name="ce16" office:value-type="float" office:value="0.77058389134298" calcext:value-type="float">
            <text:p>0.7706</text:p>
          </table:table-cell>
          <table:table-cell table:style-name="ce22" table:formula="of:=ABS([.F836])" office:value-type="float" office:value="0.0180310766905008" calcext:value-type="float">
            <text:p>0.01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46600</text:p>
          </table:table-cell>
          <table:table-cell table:style-name="ce2" office:value-type="string" calcext:value-type="string">
            <text:p>SCL3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6.4594168354123" calcext:value-type="float">
            <text:p>16.4594</text:p>
          </table:table-cell>
          <table:table-cell table:style-name="ce16" office:value-type="float" office:value="-0.298957198807821" calcext:value-type="float">
            <text:p>-0.2990</text:p>
          </table:table-cell>
          <table:table-cell table:style-name="ce16" office:value-type="float" office:value="-0.0181632922841237" calcext:value-type="float">
            <text:p>-0.0182</text:p>
          </table:table-cell>
          <table:table-cell table:style-name="ce16" office:value-type="float" office:value="0.529950666292442" calcext:value-type="float">
            <text:p>0.5300</text:p>
          </table:table-cell>
          <table:table-cell table:style-name="ce16" office:value-type="float" office:value="-4.54082307103093" calcext:value-type="float">
            <text:p>-4.5408</text:p>
          </table:table-cell>
          <table:table-cell table:style-name="ce16" office:value-type="float" office:value="-2.80428782191248" calcext:value-type="float">
            <text:p>-2.8043</text:p>
          </table:table-cell>
          <table:table-cell table:style-name="ce16" office:value-type="float" office:value="0.635238885713534" calcext:value-type="float">
            <text:p>0.6352</text:p>
          </table:table-cell>
          <table:table-cell table:style-name="ce22" table:formula="of:=ABS([.F837])" office:value-type="float" office:value="0.0181632922841237" calcext:value-type="float">
            <text:p>0.018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55270</text:p>
          </table:table-cell>
          <table:table-cell table:style-name="ce2" office:value-type="string" calcext:value-type="string">
            <text:p>MKP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41605582067728" calcext:value-type="float">
            <text:p>4.4161</text:p>
          </table:table-cell>
          <table:table-cell table:style-name="ce16" office:value-type="float" office:value="-0.0805116299921785" calcext:value-type="float">
            <text:p>-0.0805</text:p>
          </table:table-cell>
          <table:table-cell table:style-name="ce16" office:value-type="float" office:value="-0.0182315698128632" calcext:value-type="float">
            <text:p>-0.0182</text:p>
          </table:table-cell>
          <table:table-cell table:style-name="ce16" office:value-type="float" office:value="0.653418473737092" calcext:value-type="float">
            <text:p>0.6534</text:p>
          </table:table-cell>
          <table:table-cell table:style-name="ce16" office:value-type="float" office:value="-4.55789245321579" calcext:value-type="float">
            <text:p>-4.5579</text:p>
          </table:table-cell>
          <table:table-cell table:style-name="ce16" office:value-type="float" office:value="-1.72521091348416" calcext:value-type="float">
            <text:p>-1.7252</text:p>
          </table:table-cell>
          <table:table-cell table:style-name="ce16" office:value-type="float" office:value="0.667961493245787" calcext:value-type="float">
            <text:p>0.6680</text:p>
          </table:table-cell>
          <table:table-cell table:style-name="ce22" table:formula="of:=ABS([.F838])" office:value-type="float" office:value="0.0182315698128632" calcext:value-type="float">
            <text:p>0.018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34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93265913811025" calcext:value-type="float">
            <text:p>1.9327</text:p>
          </table:table-cell>
          <table:table-cell table:style-name="ce16" office:value-type="float" office:value="-0.0352857021877028" calcext:value-type="float">
            <text:p>-0.0353</text:p>
          </table:table-cell>
          <table:table-cell table:style-name="ce16" office:value-type="float" office:value="-0.0182575920874516" calcext:value-type="float">
            <text:p>-0.0183</text:p>
          </table:table-cell>
          <table:table-cell table:style-name="ce16" office:value-type="float" office:value="0.153570718976353" calcext:value-type="float">
            <text:p>0.1536</text:p>
          </table:table-cell>
          <table:table-cell table:style-name="ce16" office:value-type="float" office:value="-4.56439802186291" calcext:value-type="float">
            <text:p>-4.564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6648666057052" calcext:value-type="float">
            <text:p>0.6066</text:p>
          </table:table-cell>
          <table:table-cell table:style-name="ce22" table:formula="of:=ABS([.F839])" office:value-type="float" office:value="0.0182575920874516" calcext:value-type="float">
            <text:p>0.01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6770</text:p>
          </table:table-cell>
          <table:table-cell table:style-name="ce2" office:value-type="string" calcext:value-type="string">
            <text:p>SCL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84452040651242" calcext:value-type="float">
            <text:p>4.8445</text:p>
          </table:table-cell>
          <table:table-cell table:style-name="ce16" office:value-type="float" office:value="-0.0903154755625191" calcext:value-type="float">
            <text:p>-0.0903</text:p>
          </table:table-cell>
          <table:table-cell table:style-name="ce16" office:value-type="float" office:value="-0.018642810429926" calcext:value-type="float">
            <text:p>-0.0186</text:p>
          </table:table-cell>
          <table:table-cell table:style-name="ce16" office:value-type="float" office:value="0.276985152743771" calcext:value-type="float">
            <text:p>0.2770</text:p>
          </table:table-cell>
          <table:table-cell table:style-name="ce16" office:value-type="float" office:value="-4.6607026074815" calcext:value-type="float">
            <text:p>-4.660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07807215496988" calcext:value-type="float">
            <text:p>0.7078</text:p>
          </table:table-cell>
          <table:table-cell table:style-name="ce22" table:formula="of:=ABS([.F840])" office:value-type="float" office:value="0.018642810429926" calcext:value-type="float">
            <text:p>0.018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553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11514870585909" calcext:value-type="float">
            <text:p>9.1151</text:p>
          </table:table-cell>
          <table:table-cell table:style-name="ce16" office:value-type="float" office:value="-0.172022098552121" calcext:value-type="float">
            <text:p>-0.1720</text:p>
          </table:table-cell>
          <table:table-cell table:style-name="ce16" office:value-type="float" office:value="-0.0188721110431854" calcext:value-type="float">
            <text:p>-0.0189</text:p>
          </table:table-cell>
          <table:table-cell table:style-name="ce16" office:value-type="float" office:value="0.28482774354237" calcext:value-type="float">
            <text:p>0.2848</text:p>
          </table:table-cell>
          <table:table-cell table:style-name="ce16" office:value-type="float" office:value="-4.71802776079636" calcext:value-type="float">
            <text:p>-4.718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72536863983851" calcext:value-type="float">
            <text:p>0.6725</text:p>
          </table:table-cell>
          <table:table-cell table:style-name="ce22" table:formula="of:=ABS([.F841])" office:value-type="float" office:value="0.0188721110431854" calcext:value-type="float">
            <text:p>0.018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43620</text:p>
          </table:table-cell>
          <table:table-cell table:style-name="ce2" office:value-type="string" calcext:value-type="string">
            <text:p>UGT80B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10866032419211" calcext:value-type="float">
            <text:p>3.1087</text:p>
          </table:table-cell>
          <table:table-cell table:style-name="ce16" office:value-type="float" office:value="-0.059570453133907" calcext:value-type="float">
            <text:p>-0.0596</text:p>
          </table:table-cell>
          <table:table-cell table:style-name="ce16" office:value-type="float" office:value="-0.0191627411558349" calcext:value-type="float">
            <text:p>-0.0192</text:p>
          </table:table-cell>
          <table:table-cell table:style-name="ce16" office:value-type="float" office:value="0.559092756510625" calcext:value-type="float">
            <text:p>0.5591</text:p>
          </table:table-cell>
          <table:table-cell table:style-name="ce16" office:value-type="float" office:value="-4.79068528895872" calcext:value-type="float">
            <text:p>-4.7907</text:p>
          </table:table-cell>
          <table:table-cell table:style-name="ce16" office:value-type="float" office:value="-2.80457890161844" calcext:value-type="float">
            <text:p>-2.8046</text:p>
          </table:table-cell>
          <table:table-cell table:style-name="ce16" office:value-type="float" office:value="0.617827002147311" calcext:value-type="float">
            <text:p>0.6178</text:p>
          </table:table-cell>
          <table:table-cell table:style-name="ce22" table:formula="of:=ABS([.F842])" office:value-type="float" office:value="0.0191627411558349" calcext:value-type="float">
            <text:p>0.019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2014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83331015032131" calcext:value-type="float">
            <text:p>7.8333</text:p>
          </table:table-cell>
          <table:table-cell table:style-name="ce16" office:value-type="float" office:value="-0.150211204499081" calcext:value-type="float">
            <text:p>-0.1502</text:p>
          </table:table-cell>
          <table:table-cell table:style-name="ce16" office:value-type="float" office:value="-0.0191759551985721" calcext:value-type="float">
            <text:p>-0.0192</text:p>
          </table:table-cell>
          <table:table-cell table:style-name="ce16" office:value-type="float" office:value="0.120247156180345" calcext:value-type="float">
            <text:p>0.1202</text:p>
          </table:table-cell>
          <table:table-cell table:style-name="ce16" office:value-type="float" office:value="-4.79398879964301" calcext:value-type="float">
            <text:p>-4.794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0026456833833" calcext:value-type="float">
            <text:p>0.6000</text:p>
          </table:table-cell>
          <table:table-cell table:style-name="ce22" table:formula="of:=ABS([.F843])" office:value-type="float" office:value="0.0191759551985721" calcext:value-type="float">
            <text:p>0.01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7520</text:p>
          </table:table-cell>
          <table:table-cell table:style-name="ce2" office:value-type="string" calcext:value-type="string">
            <text:p>SCL3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08190781333888" calcext:value-type="float">
            <text:p>2.0819</text:p>
          </table:table-cell>
          <table:table-cell table:style-name="ce16" office:value-type="float" office:value="-0.0404967901642158" calcext:value-type="float">
            <text:p>-0.0405</text:p>
          </table:table-cell>
          <table:table-cell table:style-name="ce16" office:value-type="float" office:value="-0.0194517691440278" calcext:value-type="float">
            <text:p>-0.0195</text:p>
          </table:table-cell>
          <table:table-cell table:style-name="ce16" office:value-type="float" office:value="0.369713304691861" calcext:value-type="float">
            <text:p>0.3697</text:p>
          </table:table-cell>
          <table:table-cell table:style-name="ce16" office:value-type="float" office:value="-4.86294228600696" calcext:value-type="float">
            <text:p>-4.862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8062264219582" calcext:value-type="float">
            <text:p>0.6081</text:p>
          </table:table-cell>
          <table:table-cell table:style-name="ce22" table:formula="of:=ABS([.F844])" office:value-type="float" office:value="0.0194517691440278" calcext:value-type="float">
            <text:p>0.019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7800</text:p>
          </table:table-cell>
          <table:table-cell table:style-name="ce2" office:value-type="string" calcext:value-type="string">
            <text:p>ABCC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33590293780044" calcext:value-type="float">
            <text:p>2.3359</text:p>
          </table:table-cell>
          <table:table-cell table:style-name="ce16" office:value-type="float" office:value="-0.0456243396929098" calcext:value-type="float">
            <text:p>-0.0456</text:p>
          </table:table-cell>
          <table:table-cell table:style-name="ce16" office:value-type="float" office:value="-0.0195317788914085" calcext:value-type="float">
            <text:p>-0.0195</text:p>
          </table:table-cell>
          <table:table-cell table:style-name="ce16" office:value-type="float" office:value="0.120587967948042" calcext:value-type="float">
            <text:p>0.1206</text:p>
          </table:table-cell>
          <table:table-cell table:style-name="ce16" office:value-type="float" office:value="-4.88294472285212" calcext:value-type="float">
            <text:p>-4.882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1233921629844" calcext:value-type="float">
            <text:p>0.6012</text:p>
          </table:table-cell>
          <table:table-cell table:style-name="ce22" table:formula="of:=ABS([.F845])" office:value-type="float" office:value="0.0195317788914085" calcext:value-type="float">
            <text:p>0.0195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string" calcext:value-type="string">
            <text:p>AT5G49015</text:p>
          </table:table-cell>
          <table:table-cell table:style-name="ce14" office:value-type="string" calcext:value-type="string">
            <text:p>M</text:p>
          </table:table-cell>
          <table:table-cell table:style-name="ce21" office:value-type="float" office:value="5.90853826316765" calcext:value-type="float">
            <text:p>5.9085</text:p>
          </table:table-cell>
          <table:table-cell table:style-name="ce21" office:value-type="float" office:value="-0.117022693829031" calcext:value-type="float">
            <text:p>-0.1170</text:p>
          </table:table-cell>
          <table:table-cell table:style-name="ce21" office:value-type="float" office:value="-0.0198056928155177" calcext:value-type="float">
            <text:p>-0.0198</text:p>
          </table:table-cell>
          <table:table-cell table:style-name="ce21" office:value-type="float" office:value="1.55443999211444" calcext:value-type="float">
            <text:p>1.5544</text:p>
          </table:table-cell>
          <table:table-cell table:style-name="ce21" office:value-type="float" office:value="-4.95142320387942" calcext:value-type="float">
            <text:p>-4.9514</text:p>
          </table:table-cell>
          <table:table-cell table:style-name="ce21" office:value-type="float" office:value="-0.553286867714328" calcext:value-type="float">
            <text:p>-0.5533</text:p>
          </table:table-cell>
          <table:table-cell table:style-name="ce21" office:value-type="float" office:value="0.601628799990308" calcext:value-type="float">
            <text:p>0.6016</text:p>
          </table:table-cell>
          <table:table-cell table:style-name="ce26" table:formula="of:=ABS([.F846])" office:value-type="float" office:value="0.0198056928155177" calcext:value-type="float">
            <text:p>0.019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17730</text:p>
          </table:table-cell>
          <table:table-cell table:style-name="ce2" office:value-type="string" calcext:value-type="string">
            <text:p>NIP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2961963089282" calcext:value-type="float">
            <text:p>6.2962</text:p>
          </table:table-cell>
          <table:table-cell table:style-name="ce16" office:value-type="float" office:value="-0.12535115765989" calcext:value-type="float">
            <text:p>-0.1254</text:p>
          </table:table-cell>
          <table:table-cell table:style-name="ce16" office:value-type="float" office:value="-0.0199090294376842" calcext:value-type="float">
            <text:p>-0.0199</text:p>
          </table:table-cell>
          <table:table-cell table:style-name="ce16" office:value-type="float" office:value="0.838487446040204" calcext:value-type="float">
            <text:p>0.8385</text:p>
          </table:table-cell>
          <table:table-cell table:style-name="ce16" office:value-type="float" office:value="-4.97725735942105" calcext:value-type="float">
            <text:p>-4.9773</text:p>
          </table:table-cell>
          <table:table-cell table:style-name="ce16" office:value-type="float" office:value="-1.29902594836126" calcext:value-type="float">
            <text:p>-1.2990</text:p>
          </table:table-cell>
          <table:table-cell table:style-name="ce16" office:value-type="float" office:value="0.716113442511694" calcext:value-type="float">
            <text:p>0.7161</text:p>
          </table:table-cell>
          <table:table-cell table:style-name="ce22" table:formula="of:=ABS([.F847])" office:value-type="float" office:value="0.0199090294376842" calcext:value-type="float">
            <text:p>0.019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100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34457920976096" calcext:value-type="float">
            <text:p>7.3446</text:p>
          </table:table-cell>
          <table:table-cell table:style-name="ce16" office:value-type="float" office:value="-0.146556956354154" calcext:value-type="float">
            <text:p>-0.1466</text:p>
          </table:table-cell>
          <table:table-cell table:style-name="ce16" office:value-type="float" office:value="-0.0199544388001669" calcext:value-type="float">
            <text:p>-0.0200</text:p>
          </table:table-cell>
          <table:table-cell table:style-name="ce16" office:value-type="float" office:value="0.323718537332755" calcext:value-type="float">
            <text:p>0.3237</text:p>
          </table:table-cell>
          <table:table-cell table:style-name="ce16" office:value-type="float" office:value="-4.98860970004174" calcext:value-type="float">
            <text:p>-4.988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61149420250337" calcext:value-type="float">
            <text:p>0.6611</text:p>
          </table:table-cell>
          <table:table-cell table:style-name="ce22" table:formula="of:=ABS([.F848])" office:value-type="float" office:value="0.0199544388001669" calcext:value-type="float">
            <text:p>0.0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20630</text:p>
          </table:table-cell>
          <table:table-cell office:value-type="string" calcext:value-type="string">
            <text:p>UBP14</text:p>
          </table:table-cell>
          <table:table-cell office:value-type="string" calcext:value-type="string">
            <text:p>M</text:p>
          </table:table-cell>
          <table:table-cell office:value-type="float" office:value="9.45346778530331" calcext:value-type="float">
            <text:p>9.4535</text:p>
          </table:table-cell>
          <table:table-cell office:value-type="float" office:value="-0.189323323630261" calcext:value-type="float">
            <text:p>-0.1893</text:p>
          </table:table-cell>
          <table:table-cell office:value-type="float" office:value="-0.0200268650541751" calcext:value-type="float">
            <text:p>-0.0200</text:p>
          </table:table-cell>
          <table:table-cell office:value-type="float" office:value="1.3024391953787" calcext:value-type="float">
            <text:p>1.3024</text:p>
          </table:table-cell>
          <table:table-cell office:value-type="float" office:value="-5.00671626354377" calcext:value-type="float">
            <text:p>-5.0067</text:p>
          </table:table-cell>
          <table:table-cell office:value-type="float" office:value="-0.699960053876537" calcext:value-type="float">
            <text:p>-0.7000</text:p>
          </table:table-cell>
          <table:table-cell office:value-type="float" office:value="0.687348011058358" calcext:value-type="float">
            <text:p>0.6873</text:p>
          </table:table-cell>
          <table:table-cell table:style-name="ce24" table:formula="of:=ABS([.F849])" office:value-type="float" office:value="0.0200268650541751" calcext:value-type="float">
            <text:p>0.020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7650</text:p>
          </table:table-cell>
          <table:table-cell office:value-type="string" calcext:value-type="string">
            <text:p>M</text:p>
          </table:table-cell>
          <table:table-cell office:value-type="float" office:value="4.06786727339163" calcext:value-type="float">
            <text:p>4.0679</text:p>
          </table:table-cell>
          <table:table-cell office:value-type="float" office:value="-0.081799101751627" calcext:value-type="float">
            <text:p>-0.0818</text:p>
          </table:table-cell>
          <table:table-cell office:value-type="float" office:value="-0.020108596533295" calcext:value-type="float">
            <text:p>-0.0201</text:p>
          </table:table-cell>
          <table:table-cell office:value-type="float" office:value="1.48033013881759" calcext:value-type="float">
            <text:p>1.4803</text:p>
          </table:table-cell>
          <table:table-cell office:value-type="float" office:value="-5.02714913332374" calcext:value-type="float">
            <text:p>-5.0271</text:p>
          </table:table-cell>
          <table:table-cell office:value-type="float" office:value="-0.598580298154304" calcext:value-type="float">
            <text:p>-0.5986</text:p>
          </table:table-cell>
          <table:table-cell office:value-type="float" office:value="0.665761006941717" calcext:value-type="float">
            <text:p>0.6658</text:p>
          </table:table-cell>
          <table:table-cell table:style-name="ce24" table:formula="of:=ABS([.F850])" office:value-type="float" office:value="0.020108596533295" calcext:value-type="float">
            <text:p>0.0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9100</text:p>
          </table:table-cell>
          <table:table-cell office:value-type="string" calcext:value-type="string">
            <text:p>BHLH68</text:p>
          </table:table-cell>
          <table:table-cell office:value-type="string" calcext:value-type="string">
            <text:p>M</text:p>
          </table:table-cell>
          <table:table-cell office:value-type="float" office:value="12.5571017209625" calcext:value-type="float">
            <text:p>12.5571</text:p>
          </table:table-cell>
          <table:table-cell office:value-type="float" office:value="-0.254170043411908" calcext:value-type="float">
            <text:p>-0.2542</text:p>
          </table:table-cell>
          <table:table-cell office:value-type="float" office:value="-0.0202411391625189" calcext:value-type="float">
            <text:p>-0.0202</text:p>
          </table:table-cell>
          <table:table-cell office:value-type="float" office:value="1.31377353531992" calcext:value-type="float">
            <text:p>1.3138</text:p>
          </table:table-cell>
          <table:table-cell office:value-type="float" office:value="-5.06028479062973" calcext:value-type="float">
            <text:p>-5.0603</text:p>
          </table:table-cell>
          <table:table-cell office:value-type="float" office:value="-0.70174468855262" calcext:value-type="float">
            <text:p>-0.7017</text:p>
          </table:table-cell>
          <table:table-cell office:value-type="float" office:value="0.631920500150333" calcext:value-type="float">
            <text:p>0.6319</text:p>
          </table:table-cell>
          <table:table-cell table:style-name="ce24" table:formula="of:=ABS([.F851])" office:value-type="float" office:value="0.0202411391625189" calcext:value-type="float">
            <text:p>0.020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96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2.0199065317418" calcext:value-type="float">
            <text:p>12.0199</text:p>
          </table:table-cell>
          <table:table-cell table:style-name="ce16" office:value-type="float" office:value="-0.243417860907935" calcext:value-type="float">
            <text:p>-0.2434</text:p>
          </table:table-cell>
          <table:table-cell table:style-name="ce16" office:value-type="float" office:value="-0.020251227433851" calcext:value-type="float">
            <text:p>-0.0203</text:p>
          </table:table-cell>
          <table:table-cell table:style-name="ce16" office:value-type="float" office:value="0.385181124908955" calcext:value-type="float">
            <text:p>0.3852</text:p>
          </table:table-cell>
          <table:table-cell table:style-name="ce16" office:value-type="float" office:value="-5.06280685846276" calcext:value-type="float">
            <text:p>-5.062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8172827438337" calcext:value-type="float">
            <text:p>0.6482</text:p>
          </table:table-cell>
          <table:table-cell table:style-name="ce22" table:formula="of:=ABS([.F852])" office:value-type="float" office:value="0.020251227433851" calcext:value-type="float">
            <text:p>0.020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563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2.3033754960741" calcext:value-type="float">
            <text:p>22.3034</text:p>
          </table:table-cell>
          <table:table-cell table:style-name="ce16" office:value-type="float" office:value="-0.4594501079153" calcext:value-type="float">
            <text:p>-0.4595</text:p>
          </table:table-cell>
          <table:table-cell table:style-name="ce16" office:value-type="float" office:value="-0.020600025677556" calcext:value-type="float">
            <text:p>-0.0206</text:p>
          </table:table-cell>
          <table:table-cell table:style-name="ce16" office:value-type="float" office:value="0.564014146891855" calcext:value-type="float">
            <text:p>0.5640</text:p>
          </table:table-cell>
          <table:table-cell table:style-name="ce16" office:value-type="float" office:value="-5.150006419389" calcext:value-type="float">
            <text:p>-5.1500</text:p>
          </table:table-cell>
          <table:table-cell table:style-name="ce16" office:value-type="float" office:value="-3.52448012690457" calcext:value-type="float">
            <text:p>-3.5245</text:p>
          </table:table-cell>
          <table:table-cell table:style-name="ce16" office:value-type="float" office:value="0.708192489154915" calcext:value-type="float">
            <text:p>0.7082</text:p>
          </table:table-cell>
          <table:table-cell table:style-name="ce22" table:formula="of:=ABS([.F853])" office:value-type="float" office:value="0.020600025677556" calcext:value-type="float">
            <text:p>0.02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0380</text:p>
          </table:table-cell>
          <table:table-cell table:style-name="ce2" office:value-type="string" calcext:value-type="string">
            <text:p>CRK4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53956564270602" calcext:value-type="float">
            <text:p>1.5396</text:p>
          </table:table-cell>
          <table:table-cell table:style-name="ce16" office:value-type="float" office:value="-0.0320288314955804" calcext:value-type="float">
            <text:p>-0.0320</text:p>
          </table:table-cell>
          <table:table-cell table:style-name="ce16" office:value-type="float" office:value="-0.0208038102482496" calcext:value-type="float">
            <text:p>-0.0208</text:p>
          </table:table-cell>
          <table:table-cell table:style-name="ce16" office:value-type="float" office:value="0.349851707202401" calcext:value-type="float">
            <text:p>0.3499</text:p>
          </table:table-cell>
          <table:table-cell table:style-name="ce16" office:value-type="float" office:value="-5.2009525620624" calcext:value-type="float">
            <text:p>-5.201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5261023370579" calcext:value-type="float">
            <text:p>0.6053</text:p>
          </table:table-cell>
          <table:table-cell table:style-name="ce22" table:formula="of:=ABS([.F854])" office:value-type="float" office:value="0.0208038102482496" calcext:value-type="float">
            <text:p>0.02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05020</text:p>
          </table:table-cell>
          <table:table-cell table:style-name="ce2" office:value-type="string" calcext:value-type="string">
            <text:p>AP1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22204735091591" calcext:value-type="float">
            <text:p>1.2220</text:p>
          </table:table-cell>
          <table:table-cell table:style-name="ce16" office:value-type="float" office:value="-0.025551680411217" calcext:value-type="float">
            <text:p>-0.0256</text:p>
          </table:table-cell>
          <table:table-cell table:style-name="ce16" office:value-type="float" office:value="-0.0209089119108734" calcext:value-type="float">
            <text:p>-0.0209</text:p>
          </table:table-cell>
          <table:table-cell table:style-name="ce16" office:value-type="float" office:value="0.682820588517432" calcext:value-type="float">
            <text:p>0.6828</text:p>
          </table:table-cell>
          <table:table-cell table:style-name="ce16" office:value-type="float" office:value="-5.22722797771834" calcext:value-type="float">
            <text:p>-5.2272</text:p>
          </table:table-cell>
          <table:table-cell table:style-name="ce16" office:value-type="float" office:value="-2.09255315973995" calcext:value-type="float">
            <text:p>-2.0926</text:p>
          </table:table-cell>
          <table:table-cell table:style-name="ce16" office:value-type="float" office:value="0.687852991265844" calcext:value-type="float">
            <text:p>0.6879</text:p>
          </table:table-cell>
          <table:table-cell table:style-name="ce22" table:formula="of:=ABS([.F855])" office:value-type="float" office:value="0.0209089119108734" calcext:value-type="float">
            <text:p>0.0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20270</text:p>
          </table:table-cell>
          <table:table-cell office:value-type="string" calcext:value-type="string">
            <text:p>HHP1</text:p>
          </table:table-cell>
          <table:table-cell office:value-type="string" calcext:value-type="string">
            <text:p>M</text:p>
          </table:table-cell>
          <table:table-cell office:value-type="float" office:value="10.7835994443982" calcext:value-type="float">
            <text:p>10.7836</text:p>
          </table:table-cell>
          <table:table-cell office:value-type="float" office:value="-0.225507907159417" calcext:value-type="float">
            <text:p>-0.2255</text:p>
          </table:table-cell>
          <table:table-cell office:value-type="float" office:value="-0.0209121182887188" calcext:value-type="float">
            <text:p>-0.0209</text:p>
          </table:table-cell>
          <table:table-cell office:value-type="float" office:value="1.11363537785959" calcext:value-type="float">
            <text:p>1.1136</text:p>
          </table:table-cell>
          <table:table-cell office:value-type="float" office:value="-5.22802957217969" calcext:value-type="float">
            <text:p>-5.2280</text:p>
          </table:table-cell>
          <table:table-cell office:value-type="float" office:value="-0.914456050287952" calcext:value-type="float">
            <text:p>-0.9145</text:p>
          </table:table-cell>
          <table:table-cell office:value-type="float" office:value="0.737496970745381" calcext:value-type="float">
            <text:p>0.7375</text:p>
          </table:table-cell>
          <table:table-cell table:style-name="ce24" table:formula="of:=ABS([.F856])" office:value-type="float" office:value="0.0209121182887188" calcext:value-type="float">
            <text:p>0.02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4060</text:p>
          </table:table-cell>
          <table:table-cell table:style-name="ce2" office:value-type="string" calcext:value-type="string">
            <text:p>RBOHF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87307292142718" calcext:value-type="float">
            <text:p>1.8731</text:p>
          </table:table-cell>
          <table:table-cell table:style-name="ce16" office:value-type="float" office:value="-0.0392414872027153" calcext:value-type="float">
            <text:p>-0.0392</text:p>
          </table:table-cell>
          <table:table-cell table:style-name="ce16" office:value-type="float" office:value="-0.0209503254004737" calcext:value-type="float">
            <text:p>-0.0210</text:p>
          </table:table-cell>
          <table:table-cell table:style-name="ce16" office:value-type="float" office:value="0.0623201411436933" calcext:value-type="float">
            <text:p>0.0623</text:p>
          </table:table-cell>
          <table:table-cell table:style-name="ce16" office:value-type="float" office:value="-5.23758135011843" calcext:value-type="float">
            <text:p>-5.237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3836276127581" calcext:value-type="float">
            <text:p>0.6138</text:p>
          </table:table-cell>
          <table:table-cell table:style-name="ce22" table:formula="of:=ABS([.F857])" office:value-type="float" office:value="0.0209503254004737" calcext:value-type="float">
            <text:p>0.021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668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04002337352942" calcext:value-type="float">
            <text:p>3.0400</text:p>
          </table:table-cell>
          <table:table-cell table:style-name="ce16" office:value-type="float" office:value="-0.063984450103464" calcext:value-type="float">
            <text:p>-0.0640</text:p>
          </table:table-cell>
          <table:table-cell table:style-name="ce16" office:value-type="float" office:value="-0.0210473546554278" calcext:value-type="float">
            <text:p>-0.0210</text:p>
          </table:table-cell>
          <table:table-cell table:style-name="ce16" office:value-type="float" office:value="0.571405038113187" calcext:value-type="float">
            <text:p>0.5714</text:p>
          </table:table-cell>
          <table:table-cell table:style-name="ce16" office:value-type="float" office:value="-5.26183866385696" calcext:value-type="float">
            <text:p>-5.2618</text:p>
          </table:table-cell>
          <table:table-cell table:style-name="ce16" office:value-type="float" office:value="-3.65944347724867" calcext:value-type="float">
            <text:p>-3.6594</text:p>
          </table:table-cell>
          <table:table-cell table:style-name="ce16" office:value-type="float" office:value="0.67040347813264" calcext:value-type="float">
            <text:p>0.6704</text:p>
          </table:table-cell>
          <table:table-cell table:style-name="ce22" table:formula="of:=ABS([.F858])" office:value-type="float" office:value="0.0210473546554278" calcext:value-type="float">
            <text:p>0.021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332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41522778411182" calcext:value-type="float">
            <text:p>3.4152</text:p>
          </table:table-cell>
          <table:table-cell table:style-name="ce16" office:value-type="float" office:value="-0.0719934925394736" calcext:value-type="float">
            <text:p>-0.0720</text:p>
          </table:table-cell>
          <table:table-cell table:style-name="ce16" office:value-type="float" office:value="-0.0210801437240581" calcext:value-type="float">
            <text:p>-0.0211</text:p>
          </table:table-cell>
          <table:table-cell table:style-name="ce16" office:value-type="float" office:value="0.763940616020143" calcext:value-type="float">
            <text:p>0.7639</text:p>
          </table:table-cell>
          <table:table-cell table:style-name="ce16" office:value-type="float" office:value="-5.27003593101452" calcext:value-type="float">
            <text:p>-5.2700</text:p>
          </table:table-cell>
          <table:table-cell table:style-name="ce16" office:value-type="float" office:value="-1.68895685002323" calcext:value-type="float">
            <text:p>-1.6890</text:p>
          </table:table-cell>
          <table:table-cell table:style-name="ce16" office:value-type="float" office:value="0.651720286983746" calcext:value-type="float">
            <text:p>0.6517</text:p>
          </table:table-cell>
          <table:table-cell table:style-name="ce22" table:formula="of:=ABS([.F859])" office:value-type="float" office:value="0.0210801437240581" calcext:value-type="float">
            <text:p>0.021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7995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73726489782817" calcext:value-type="float">
            <text:p>1.7373</text:p>
          </table:table-cell>
          <table:table-cell table:style-name="ce16" office:value-type="float" office:value="-0.0374268206018557" calcext:value-type="float">
            <text:p>-0.0374</text:p>
          </table:table-cell>
          <table:table-cell table:style-name="ce16" office:value-type="float" office:value="-0.021543531241922" calcext:value-type="float">
            <text:p>-0.0215</text:p>
          </table:table-cell>
          <table:table-cell table:style-name="ce16" office:value-type="float" office:value="0.223401674963758" calcext:value-type="float">
            <text:p>0.2234</text:p>
          </table:table-cell>
          <table:table-cell table:style-name="ce16" office:value-type="float" office:value="-5.38588281048051" calcext:value-type="float">
            <text:p>-5.385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0574543667235" calcext:value-type="float">
            <text:p>0.7057</text:p>
          </table:table-cell>
          <table:table-cell table:style-name="ce22" table:formula="of:=ABS([.F860])" office:value-type="float" office:value="0.021543531241922" calcext:value-type="float">
            <text:p>0.021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50140</text:p>
          </table:table-cell>
          <table:table-cell office:value-type="string" calcext:value-type="string">
            <text:p>M</text:p>
          </table:table-cell>
          <table:table-cell office:value-type="float" office:value="3.34980228023953" calcext:value-type="float">
            <text:p>3.3498</text:p>
          </table:table-cell>
          <table:table-cell office:value-type="float" office:value="-0.0724177828762449" calcext:value-type="float">
            <text:p>-0.0724</text:p>
          </table:table-cell>
          <table:table-cell office:value-type="float" office:value="-0.0216185245629084" calcext:value-type="float">
            <text:p>-0.0216</text:p>
          </table:table-cell>
          <table:table-cell office:value-type="float" office:value="2.43240299138316" calcext:value-type="float">
            <text:p>2.4324</text:p>
          </table:table-cell>
          <table:table-cell office:value-type="float" office:value="-5.4046311407271" calcext:value-type="float">
            <text:p>-5.4046</text:p>
          </table:table-cell>
          <table:table-cell office:value-type="float" office:value="-0.362516025907521" calcext:value-type="float">
            <text:p>-0.3625</text:p>
          </table:table-cell>
          <table:table-cell office:value-type="float" office:value="0.602458832948003" calcext:value-type="float">
            <text:p>0.6025</text:p>
          </table:table-cell>
          <table:table-cell table:style-name="ce24" table:formula="of:=ABS([.F861])" office:value-type="float" office:value="0.0216185245629084" calcext:value-type="float">
            <text:p>0.02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54380</text:p>
          </table:table-cell>
          <table:table-cell table:style-name="ce2" office:value-type="string" calcext:value-type="string">
            <text:p>THE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95369465189404" calcext:value-type="float">
            <text:p>6.9537</text:p>
          </table:table-cell>
          <table:table-cell table:style-name="ce16" office:value-type="float" office:value="-0.150835979566032" calcext:value-type="float">
            <text:p>-0.1508</text:p>
          </table:table-cell>
          <table:table-cell table:style-name="ce16" office:value-type="float" office:value="-0.0216914873483764" calcext:value-type="float">
            <text:p>-0.0217</text:p>
          </table:table-cell>
          <table:table-cell table:style-name="ce16" office:value-type="float" office:value="0.839347046555648" calcext:value-type="float">
            <text:p>0.8393</text:p>
          </table:table-cell>
          <table:table-cell table:style-name="ce16" office:value-type="float" office:value="-5.4228718370941" calcext:value-type="float">
            <text:p>-5.4229</text:p>
          </table:table-cell>
          <table:table-cell table:style-name="ce16" office:value-type="float" office:value="-1.49851375908038" calcext:value-type="float">
            <text:p>-1.4985</text:p>
          </table:table-cell>
          <table:table-cell table:style-name="ce16" office:value-type="float" office:value="0.784651253456794" calcext:value-type="float">
            <text:p>0.7847</text:p>
          </table:table-cell>
          <table:table-cell table:style-name="ce22" table:formula="of:=ABS([.F862])" office:value-type="float" office:value="0.0216914873483764" calcext:value-type="float">
            <text:p>0.02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0900</text:p>
          </table:table-cell>
          <table:table-cell table:style-name="ce2" office:value-type="string" calcext:value-type="string">
            <text:p>UMAMIT1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75476806590782" calcext:value-type="float">
            <text:p>8.7548</text:p>
          </table:table-cell>
          <table:table-cell table:style-name="ce16" office:value-type="float" office:value="-0.190192157414298" calcext:value-type="float">
            <text:p>-0.1902</text:p>
          </table:table-cell>
          <table:table-cell table:style-name="ce16" office:value-type="float" office:value="-0.0217244084574816" calcext:value-type="float">
            <text:p>-0.0217</text:p>
          </table:table-cell>
          <table:table-cell table:style-name="ce16" office:value-type="float" office:value="0.924712973136658" calcext:value-type="float">
            <text:p>0.9247</text:p>
          </table:table-cell>
          <table:table-cell table:style-name="ce16" office:value-type="float" office:value="-5.4311021143704" calcext:value-type="float">
            <text:p>-5.4311</text:p>
          </table:table-cell>
          <table:table-cell table:style-name="ce16" office:value-type="float" office:value="-1.27693401656287" calcext:value-type="float">
            <text:p>-1.2769</text:p>
          </table:table-cell>
          <table:table-cell table:style-name="ce16" office:value-type="float" office:value="0.602111843719134" calcext:value-type="float">
            <text:p>0.6021</text:p>
          </table:table-cell>
          <table:table-cell table:style-name="ce22" table:formula="of:=ABS([.F863])" office:value-type="float" office:value="0.0217244084574816" calcext:value-type="float">
            <text:p>0.021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18770</text:p>
          </table:table-cell>
          <table:table-cell office:value-type="string" calcext:value-type="string">
            <text:p>M</text:p>
          </table:table-cell>
          <table:table-cell office:value-type="float" office:value="3.03761021222072" calcext:value-type="float">
            <text:p>3.0376</text:p>
          </table:table-cell>
          <table:table-cell office:value-type="float" office:value="-0.0660087290294583" calcext:value-type="float">
            <text:p>-0.0660</text:p>
          </table:table-cell>
          <table:table-cell office:value-type="float" office:value="-0.0217304803506046" calcext:value-type="float">
            <text:p>-0.0217</text:p>
          </table:table-cell>
          <table:table-cell office:value-type="float" office:value="1.46583550125222" calcext:value-type="float">
            <text:p>1.4658</text:p>
          </table:table-cell>
          <table:table-cell office:value-type="float" office:value="-5.43262008765115" calcext:value-type="float">
            <text:p>-5.4326</text:p>
          </table:table-cell>
          <table:table-cell office:value-type="float" office:value="-0.66798746428018" calcext:value-type="float">
            <text:p>-0.6680</text:p>
          </table:table-cell>
          <table:table-cell office:value-type="float" office:value="0.607877909838725" calcext:value-type="float">
            <text:p>0.6079</text:p>
          </table:table-cell>
          <table:table-cell table:style-name="ce24" table:formula="of:=ABS([.F864])" office:value-type="float" office:value="0.0217304803506046" calcext:value-type="float">
            <text:p>0.021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150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28771693782233" calcext:value-type="float">
            <text:p>5.2877</text:p>
          </table:table-cell>
          <table:table-cell table:style-name="ce16" office:value-type="float" office:value="-0.116684731679553" calcext:value-type="float">
            <text:p>-0.1167</text:p>
          </table:table-cell>
          <table:table-cell table:style-name="ce16" office:value-type="float" office:value="-0.0220671289805479" calcext:value-type="float">
            <text:p>-0.0221</text:p>
          </table:table-cell>
          <table:table-cell table:style-name="ce16" office:value-type="float" office:value="0.887478043362163" calcext:value-type="float">
            <text:p>0.8875</text:p>
          </table:table-cell>
          <table:table-cell table:style-name="ce16" office:value-type="float" office:value="-5.51678224513699" calcext:value-type="float">
            <text:p>-5.5168</text:p>
          </table:table-cell>
          <table:table-cell table:style-name="ce16" office:value-type="float" office:value="-1.40210997497544" calcext:value-type="float">
            <text:p>-1.4021</text:p>
          </table:table-cell>
          <table:table-cell table:style-name="ce16" office:value-type="float" office:value="0.776537489188601" calcext:value-type="float">
            <text:p>0.7765</text:p>
          </table:table-cell>
          <table:table-cell table:style-name="ce22" table:formula="of:=ABS([.F865])" office:value-type="float" office:value="0.0220671289805479" calcext:value-type="float">
            <text:p>0.0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02350</text:p>
          </table:table-cell>
          <table:table-cell office:value-type="string" calcext:value-type="string">
            <text:p>SEC15B</text:p>
          </table:table-cell>
          <table:table-cell office:value-type="string" calcext:value-type="string">
            <text:p>M</text:p>
          </table:table-cell>
          <table:table-cell office:value-type="float" office:value="7.73531620456607" calcext:value-type="float">
            <text:p>7.7353</text:p>
          </table:table-cell>
          <table:table-cell office:value-type="float" office:value="-0.170938203017257" calcext:value-type="float">
            <text:p>-0.1709</text:p>
          </table:table-cell>
          <table:table-cell office:value-type="float" office:value="-0.0220984118162299" calcext:value-type="float">
            <text:p>-0.0221</text:p>
          </table:table-cell>
          <table:table-cell office:value-type="float" office:value="1.63971257703203" calcext:value-type="float">
            <text:p>1.6397</text:p>
          </table:table-cell>
          <table:table-cell office:value-type="float" office:value="-5.52460295405746" calcext:value-type="float">
            <text:p>-5.5246</text:p>
          </table:table-cell>
          <table:table-cell office:value-type="float" office:value="-0.592756212633585" calcext:value-type="float">
            <text:p>-0.5928</text:p>
          </table:table-cell>
          <table:table-cell office:value-type="float" office:value="0.673488024379315" calcext:value-type="float">
            <text:p>0.6735</text:p>
          </table:table-cell>
          <table:table-cell table:style-name="ce24" table:formula="of:=ABS([.F866])" office:value-type="float" office:value="0.0220984118162299" calcext:value-type="float">
            <text:p>0.022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3890</text:p>
          </table:table-cell>
          <table:table-cell office:value-type="string" calcext:value-type="string">
            <text:p>M</text:p>
          </table:table-cell>
          <table:table-cell office:value-type="float" office:value="2.75515684121981" calcext:value-type="float">
            <text:p>2.7552</text:p>
          </table:table-cell>
          <table:table-cell office:value-type="float" office:value="-0.0612486642741868" calcext:value-type="float">
            <text:p>-0.0612</text:p>
          </table:table-cell>
          <table:table-cell office:value-type="float" office:value="-0.0222305544852647" calcext:value-type="float">
            <text:p>-0.0222</text:p>
          </table:table-cell>
          <table:table-cell office:value-type="float" office:value="2.54353558286398" calcext:value-type="float">
            <text:p>2.5435</text:p>
          </table:table-cell>
          <table:table-cell office:value-type="float" office:value="-5.55763862131617" calcext:value-type="float">
            <text:p>-5.5576</text:p>
          </table:table-cell>
          <table:table-cell office:value-type="float" office:value="-0.355683192236936" calcext:value-type="float">
            <text:p>-0.3557</text:p>
          </table:table-cell>
          <table:table-cell office:value-type="float" office:value="0.60704580478924" calcext:value-type="float">
            <text:p>0.6070</text:p>
          </table:table-cell>
          <table:table-cell table:style-name="ce24" table:formula="of:=ABS([.F867])" office:value-type="float" office:value="0.0222305544852647" calcext:value-type="float">
            <text:p>0.022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4390</text:p>
          </table:table-cell>
          <table:table-cell table:style-name="ce2" office:value-type="string" calcext:value-type="string">
            <text:p>AtGH9C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1.1952785221849" calcext:value-type="float">
            <text:p>11.1953</text:p>
          </table:table-cell>
          <table:table-cell table:style-name="ce16" office:value-type="float" office:value="-0.249068571495101" calcext:value-type="float">
            <text:p>-0.2491</text:p>
          </table:table-cell>
          <table:table-cell table:style-name="ce16" office:value-type="float" office:value="-0.0222476440404354" calcext:value-type="float">
            <text:p>-0.0222</text:p>
          </table:table-cell>
          <table:table-cell table:style-name="ce16" office:value-type="float" office:value="0.337457237784123" calcext:value-type="float">
            <text:p>0.3375</text:p>
          </table:table-cell>
          <table:table-cell table:style-name="ce16" office:value-type="float" office:value="-5.56191101010885" calcext:value-type="float">
            <text:p>-5.561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1032320235318" calcext:value-type="float">
            <text:p>0.6810</text:p>
          </table:table-cell>
          <table:table-cell table:style-name="ce22" table:formula="of:=ABS([.F868])" office:value-type="float" office:value="0.0222476440404354" calcext:value-type="float">
            <text:p>0.022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6280</text:p>
          </table:table-cell>
          <table:table-cell office:value-type="string" calcext:value-type="string">
            <text:p>M</text:p>
          </table:table-cell>
          <table:table-cell office:value-type="float" office:value="2.722759289586" calcext:value-type="float">
            <text:p>2.7228</text:p>
          </table:table-cell>
          <table:table-cell office:value-type="float" office:value="-0.0609029671284416" calcext:value-type="float">
            <text:p>-0.0609</text:p>
          </table:table-cell>
          <table:table-cell office:value-type="float" office:value="-0.022368105532275" calcext:value-type="float">
            <text:p>-0.0224</text:p>
          </table:table-cell>
          <table:table-cell office:value-type="float" office:value="1.45913330680022" calcext:value-type="float">
            <text:p>1.4591</text:p>
          </table:table-cell>
          <table:table-cell office:value-type="float" office:value="-5.59202638306874" calcext:value-type="float">
            <text:p>-5.5920</text:p>
          </table:table-cell>
          <table:table-cell office:value-type="float" office:value="-0.69722593002216" calcext:value-type="float">
            <text:p>-0.6972</text:p>
          </table:table-cell>
          <table:table-cell office:value-type="float" office:value="0.732192590229473" calcext:value-type="float">
            <text:p>0.7322</text:p>
          </table:table-cell>
          <table:table-cell table:style-name="ce24" table:formula="of:=ABS([.F869])" office:value-type="float" office:value="0.022368105532275" calcext:value-type="float">
            <text:p>0.022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3760</text:p>
          </table:table-cell>
          <table:table-cell table:style-name="ce2" office:value-type="string" calcext:value-type="string">
            <text:p>KCS1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9.2915093810628" calcext:value-type="float">
            <text:p>29.2915</text:p>
          </table:table-cell>
          <table:table-cell table:style-name="ce16" office:value-type="float" office:value="-0.663792835123319" calcext:value-type="float">
            <text:p>-0.6638</text:p>
          </table:table-cell>
          <table:table-cell table:style-name="ce16" office:value-type="float" office:value="-0.0226616124996435" calcext:value-type="float">
            <text:p>-0.0227</text:p>
          </table:table-cell>
          <table:table-cell table:style-name="ce16" office:value-type="float" office:value="0.820921222915605" calcext:value-type="float">
            <text:p>0.8209</text:p>
          </table:table-cell>
          <table:table-cell table:style-name="ce16" office:value-type="float" office:value="-5.66540312491088" calcext:value-type="float">
            <text:p>-5.6654</text:p>
          </table:table-cell>
          <table:table-cell table:style-name="ce16" office:value-type="float" office:value="-1.6902533748914" calcext:value-type="float">
            <text:p>-1.6903</text:p>
          </table:table-cell>
          <table:table-cell table:style-name="ce16" office:value-type="float" office:value="0.870772728094194" calcext:value-type="float">
            <text:p>0.8708</text:p>
          </table:table-cell>
          <table:table-cell table:style-name="ce22" table:formula="of:=ABS([.F870])" office:value-type="float" office:value="0.0226616124996435" calcext:value-type="float">
            <text:p>0.022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2100</text:p>
          </table:table-cell>
          <table:table-cell office:value-type="string" calcext:value-type="string">
            <text:p>M</text:p>
          </table:table-cell>
          <table:table-cell office:value-type="float" office:value="2.38353832638894" calcext:value-type="float">
            <text:p>2.3835</text:p>
          </table:table-cell>
          <table:table-cell office:value-type="float" office:value="-0.0545275643888725" calcext:value-type="float">
            <text:p>-0.0545</text:p>
          </table:table-cell>
          <table:table-cell office:value-type="float" office:value="-0.0228767306928442" calcext:value-type="float">
            <text:p>-0.0229</text:p>
          </table:table-cell>
          <table:table-cell office:value-type="float" office:value="1.8364269932691" calcext:value-type="float">
            <text:p>1.8364</text:p>
          </table:table-cell>
          <table:table-cell office:value-type="float" office:value="-5.71918267321106" calcext:value-type="float">
            <text:p>-5.7192</text:p>
          </table:table-cell>
          <table:table-cell office:value-type="float" office:value="-0.538324550614377" calcext:value-type="float">
            <text:p>-0.5383</text:p>
          </table:table-cell>
          <table:table-cell office:value-type="float" office:value="0.656901513277875" calcext:value-type="float">
            <text:p>0.6569</text:p>
          </table:table-cell>
          <table:table-cell table:style-name="ce24" table:formula="of:=ABS([.F871])" office:value-type="float" office:value="0.0228767306928442" calcext:value-type="float">
            <text:p>0.022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12450</text:p>
          </table:table-cell>
          <table:table-cell office:value-type="string" calcext:value-type="string">
            <text:p>M</text:p>
          </table:table-cell>
          <table:table-cell office:value-type="float" office:value="4.95839082043074" calcext:value-type="float">
            <text:p>4.9584</text:p>
          </table:table-cell>
          <table:table-cell office:value-type="float" office:value="-0.113829373778387" calcext:value-type="float">
            <text:p>-0.1138</text:p>
          </table:table-cell>
          <table:table-cell office:value-type="float" office:value="-0.0229569184642245" calcext:value-type="float">
            <text:p>-0.0230</text:p>
          </table:table-cell>
          <table:table-cell office:value-type="float" office:value="1.0878912086581" calcext:value-type="float">
            <text:p>1.0879</text:p>
          </table:table-cell>
          <table:table-cell office:value-type="float" office:value="-5.73922961605611" calcext:value-type="float">
            <text:p>-5.7392</text:p>
          </table:table-cell>
          <table:table-cell office:value-type="float" office:value="-1.08178315373649" calcext:value-type="float">
            <text:p>-1.0818</text:p>
          </table:table-cell>
          <table:table-cell office:value-type="float" office:value="0.642409335375674" calcext:value-type="float">
            <text:p>0.6424</text:p>
          </table:table-cell>
          <table:table-cell table:style-name="ce24" table:formula="of:=ABS([.F872])" office:value-type="float" office:value="0.0229569184642245" calcext:value-type="float">
            <text:p>0.023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13820</text:p>
          </table:table-cell>
          <table:table-cell table:style-name="ce2" office:value-type="string" calcext:value-type="string">
            <text:p>TRP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49286696791042" calcext:value-type="float">
            <text:p>1.4929</text:p>
          </table:table-cell>
          <table:table-cell table:style-name="ce16" office:value-type="float" office:value="-0.0345017087925641" calcext:value-type="float">
            <text:p>-0.0345</text:p>
          </table:table-cell>
          <table:table-cell table:style-name="ce16" office:value-type="float" office:value="-0.023111040390194" calcext:value-type="float">
            <text:p>-0.0231</text:p>
          </table:table-cell>
          <table:table-cell table:style-name="ce16" office:value-type="float" office:value="0.416570582793302" calcext:value-type="float">
            <text:p>0.4166</text:p>
          </table:table-cell>
          <table:table-cell table:style-name="ce16" office:value-type="float" office:value="-5.7777600975485" calcext:value-type="float">
            <text:p>-5.777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0637398772474" calcext:value-type="float">
            <text:p>0.6806</text:p>
          </table:table-cell>
          <table:table-cell table:style-name="ce22" table:formula="of:=ABS([.F873])" office:value-type="float" office:value="0.023111040390194" calcext:value-type="float">
            <text:p>0.023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180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49554464384062" calcext:value-type="float">
            <text:p>5.4955</text:p>
          </table:table-cell>
          <table:table-cell table:style-name="ce16" office:value-type="float" office:value="-0.128240854273075" calcext:value-type="float">
            <text:p>-0.1282</text:p>
          </table:table-cell>
          <table:table-cell table:style-name="ce16" office:value-type="float" office:value="-0.0233354221618065" calcext:value-type="float">
            <text:p>-0.0233</text:p>
          </table:table-cell>
          <table:table-cell table:style-name="ce16" office:value-type="float" office:value="0.67318201688633" calcext:value-type="float">
            <text:p>0.6732</text:p>
          </table:table-cell>
          <table:table-cell table:style-name="ce16" office:value-type="float" office:value="-5.83385554045162" calcext:value-type="float">
            <text:p>-5.8339</text:p>
          </table:table-cell>
          <table:table-cell table:style-name="ce16" office:value-type="float" office:value="-2.90626611539047" calcext:value-type="float">
            <text:p>-2.9063</text:p>
          </table:table-cell>
          <table:table-cell table:style-name="ce16" office:value-type="float" office:value="0.69722233836798" calcext:value-type="float">
            <text:p>0.6972</text:p>
          </table:table-cell>
          <table:table-cell table:style-name="ce22" table:formula="of:=ABS([.F874])" office:value-type="float" office:value="0.0233354221618065" calcext:value-type="float">
            <text:p>0.02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1890</text:p>
          </table:table-cell>
          <table:table-cell table:style-name="ce2" office:value-type="string" calcext:value-type="string">
            <text:p>SD3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08832070496414" calcext:value-type="float">
            <text:p>2.0883</text:p>
          </table:table-cell>
          <table:table-cell table:style-name="ce16" office:value-type="float" office:value="-0.0494471504243845" calcext:value-type="float">
            <text:p>-0.0494</text:p>
          </table:table-cell>
          <table:table-cell table:style-name="ce16" office:value-type="float" office:value="-0.023677948653597" calcext:value-type="float">
            <text:p>-0.0237</text:p>
          </table:table-cell>
          <table:table-cell table:style-name="ce16" office:value-type="float" office:value="0.552089467011036" calcext:value-type="float">
            <text:p>0.5521</text:p>
          </table:table-cell>
          <table:table-cell table:style-name="ce16" office:value-type="float" office:value="-5.91948716339926" calcext:value-type="float">
            <text:p>-5.919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8081442871825" calcext:value-type="float">
            <text:p>0.6281</text:p>
          </table:table-cell>
          <table:table-cell table:style-name="ce22" table:formula="of:=ABS([.F875])" office:value-type="float" office:value="0.023677948653597" calcext:value-type="float">
            <text:p>0.023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413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98317923512698" calcext:value-type="float">
            <text:p>2.9832</text:p>
          </table:table-cell>
          <table:table-cell table:style-name="ce16" office:value-type="float" office:value="-0.0708016016160419" calcext:value-type="float">
            <text:p>-0.0708</text:p>
          </table:table-cell>
          <table:table-cell table:style-name="ce16" office:value-type="float" office:value="-0.0237336063426401" calcext:value-type="float">
            <text:p>-0.0237</text:p>
          </table:table-cell>
          <table:table-cell table:style-name="ce16" office:value-type="float" office:value="0.169461417146284" calcext:value-type="float">
            <text:p>0.1695</text:p>
          </table:table-cell>
          <table:table-cell table:style-name="ce16" office:value-type="float" office:value="-5.93340158566003" calcext:value-type="float">
            <text:p>-5.933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1371059036192" calcext:value-type="float">
            <text:p>0.6514</text:p>
          </table:table-cell>
          <table:table-cell table:style-name="ce22" table:formula="of:=ABS([.F876])" office:value-type="float" office:value="0.0237336063426401" calcext:value-type="float">
            <text:p>0.0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6920</text:p>
          </table:table-cell>
          <table:table-cell office:value-type="string" calcext:value-type="string">
            <text:p>UBC23</text:p>
          </table:table-cell>
          <table:table-cell office:value-type="string" calcext:value-type="string">
            <text:p>M</text:p>
          </table:table-cell>
          <table:table-cell office:value-type="float" office:value="2.65513019392767" calcext:value-type="float">
            <text:p>2.6551</text:p>
          </table:table-cell>
          <table:table-cell office:value-type="float" office:value="-0.063122332610942" calcext:value-type="float">
            <text:p>-0.0631</text:p>
          </table:table-cell>
          <table:table-cell office:value-type="float" office:value="-0.0237737240739847" calcext:value-type="float">
            <text:p>-0.0238</text:p>
          </table:table-cell>
          <table:table-cell office:value-type="float" office:value="1.58743131504308" calcext:value-type="float">
            <text:p>1.5874</text:p>
          </table:table-cell>
          <table:table-cell office:value-type="float" office:value="-5.94343101849617" calcext:value-type="float">
            <text:p>-5.9434</text:p>
          </table:table-cell>
          <table:table-cell office:value-type="float" office:value="-0.676700391681636" calcext:value-type="float">
            <text:p>-0.6767</text:p>
          </table:table-cell>
          <table:table-cell office:value-type="float" office:value="0.829870024185983" calcext:value-type="float">
            <text:p>0.8299</text:p>
          </table:table-cell>
          <table:table-cell table:style-name="ce24" table:formula="of:=ABS([.F877])" office:value-type="float" office:value="0.0237737240739847" calcext:value-type="float">
            <text:p>0.023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058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44657405639609" calcext:value-type="float">
            <text:p>4.4466</text:p>
          </table:table-cell>
          <table:table-cell table:style-name="ce16" office:value-type="float" office:value="-0.106200483197099" calcext:value-type="float">
            <text:p>-0.1062</text:p>
          </table:table-cell>
          <table:table-cell table:style-name="ce16" office:value-type="float" office:value="-0.0238836645584114" calcext:value-type="float">
            <text:p>-0.0239</text:p>
          </table:table-cell>
          <table:table-cell table:style-name="ce16" office:value-type="float" office:value="0.896595897394501" calcext:value-type="float">
            <text:p>0.8966</text:p>
          </table:table-cell>
          <table:table-cell table:style-name="ce16" office:value-type="float" office:value="-5.97091613960285" calcext:value-type="float">
            <text:p>-5.9709</text:p>
          </table:table-cell>
          <table:table-cell table:style-name="ce16" office:value-type="float" office:value="-1.58188126176112" calcext:value-type="float">
            <text:p>-1.5819</text:p>
          </table:table-cell>
          <table:table-cell table:style-name="ce16" office:value-type="float" office:value="0.619586702775186" calcext:value-type="float">
            <text:p>0.6196</text:p>
          </table:table-cell>
          <table:table-cell table:style-name="ce22" table:formula="of:=ABS([.F878])" office:value-type="float" office:value="0.0238836645584114" calcext:value-type="float">
            <text:p>0.023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5791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49513205242823" calcext:value-type="float">
            <text:p>5.4951</text:p>
          </table:table-cell>
          <table:table-cell table:style-name="ce16" office:value-type="float" office:value="-0.131523272067219" calcext:value-type="float">
            <text:p>-0.1315</text:p>
          </table:table-cell>
          <table:table-cell table:style-name="ce16" office:value-type="float" office:value="-0.0239345061797196" calcext:value-type="float">
            <text:p>-0.0239</text:p>
          </table:table-cell>
          <table:table-cell table:style-name="ce16" office:value-type="float" office:value="0.534448403803244" calcext:value-type="float">
            <text:p>0.5344</text:p>
          </table:table-cell>
          <table:table-cell table:style-name="ce16" office:value-type="float" office:value="-5.9836265449299" calcext:value-type="float">
            <text:p>-5.983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8120460494468" calcext:value-type="float">
            <text:p>0.6181</text:p>
          </table:table-cell>
          <table:table-cell table:style-name="ce22" table:formula="of:=ABS([.F879])" office:value-type="float" office:value="0.0239345061797196" calcext:value-type="float">
            <text:p>0.02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2260</text:p>
          </table:table-cell>
          <table:table-cell table:style-name="ce2" office:value-type="string" calcext:value-type="string">
            <text:p>AHL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42632304113519" calcext:value-type="float">
            <text:p>1.4263</text:p>
          </table:table-cell>
          <table:table-cell table:style-name="ce16" office:value-type="float" office:value="-0.034582116142411" calcext:value-type="float">
            <text:p>-0.0346</text:p>
          </table:table-cell>
          <table:table-cell table:style-name="ce16" office:value-type="float" office:value="-0.0242456408156231" calcext:value-type="float">
            <text:p>-0.0242</text:p>
          </table:table-cell>
          <table:table-cell table:style-name="ce16" office:value-type="float" office:value="0.698464115246829" calcext:value-type="float">
            <text:p>0.6985</text:p>
          </table:table-cell>
          <table:table-cell table:style-name="ce16" office:value-type="float" office:value="-6.06141020390579" calcext:value-type="float">
            <text:p>-6.0614</text:p>
          </table:table-cell>
          <table:table-cell table:style-name="ce16" office:value-type="float" office:value="-2.91942250473383" calcext:value-type="float">
            <text:p>-2.9194</text:p>
          </table:table-cell>
          <table:table-cell table:style-name="ce16" office:value-type="float" office:value="0.652747087672897" calcext:value-type="float">
            <text:p>0.6527</text:p>
          </table:table-cell>
          <table:table-cell table:style-name="ce22" table:formula="of:=ABS([.F880])" office:value-type="float" office:value="0.0242456408156231" calcext:value-type="float">
            <text:p>0.0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6430</text:p>
          </table:table-cell>
          <table:table-cell office:value-type="string" calcext:value-type="string">
            <text:p>PER49</text:p>
          </table:table-cell>
          <table:table-cell office:value-type="string" calcext:value-type="string">
            <text:p>M</text:p>
          </table:table-cell>
          <table:table-cell office:value-type="float" office:value="12.7425097621398" calcext:value-type="float">
            <text:p>12.7425</text:p>
          </table:table-cell>
          <table:table-cell office:value-type="float" office:value="-0.309189954498048" calcext:value-type="float">
            <text:p>-0.3092</text:p>
          </table:table-cell>
          <table:table-cell office:value-type="float" office:value="-0.0242644471355796" calcext:value-type="float">
            <text:p>-0.0243</text:p>
          </table:table-cell>
          <table:table-cell office:value-type="float" office:value="1.0200372018738" calcext:value-type="float">
            <text:p>1.0200</text:p>
          </table:table-cell>
          <table:table-cell office:value-type="float" office:value="-6.06611178389489" calcext:value-type="float">
            <text:p>-6.0661</text:p>
          </table:table-cell>
          <table:table-cell office:value-type="float" office:value="-1.30292066131332" calcext:value-type="float">
            <text:p>-1.3029</text:p>
          </table:table-cell>
          <table:table-cell office:value-type="float" office:value="0.632702913390776" calcext:value-type="float">
            <text:p>0.6327</text:p>
          </table:table-cell>
          <table:table-cell table:style-name="ce24" table:formula="of:=ABS([.F881])" office:value-type="float" office:value="0.0242644471355796" calcext:value-type="float">
            <text:p>0.024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1679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44864571703556" calcext:value-type="float">
            <text:p>3.4486</text:p>
          </table:table-cell>
          <table:table-cell table:style-name="ce16" office:value-type="float" office:value="-0.0837568329835948" calcext:value-type="float">
            <text:p>-0.0838</text:p>
          </table:table-cell>
          <table:table-cell table:style-name="ce16" office:value-type="float" office:value="-0.0242868766048812" calcext:value-type="float">
            <text:p>-0.0243</text:p>
          </table:table-cell>
          <table:table-cell table:style-name="ce16" office:value-type="float" office:value="0.274603989910852" calcext:value-type="float">
            <text:p>0.2746</text:p>
          </table:table-cell>
          <table:table-cell table:style-name="ce16" office:value-type="float" office:value="-6.07171915122031" calcext:value-type="float">
            <text:p>-6.071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78334742306581" calcext:value-type="float">
            <text:p>0.6783</text:p>
          </table:table-cell>
          <table:table-cell table:style-name="ce22" table:formula="of:=ABS([.F882])" office:value-type="float" office:value="0.0242868766048812" calcext:value-type="float">
            <text:p>0.0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41920</text:p>
          </table:table-cell>
          <table:table-cell office:value-type="string" calcext:value-type="string">
            <text:p>SCL23</text:p>
          </table:table-cell>
          <table:table-cell office:value-type="string" calcext:value-type="string">
            <text:p>M</text:p>
          </table:table-cell>
          <table:table-cell office:value-type="float" office:value="6.79825188687789" calcext:value-type="float">
            <text:p>6.7983</text:p>
          </table:table-cell>
          <table:table-cell office:value-type="float" office:value="-0.165294792642639" calcext:value-type="float">
            <text:p>-0.1653</text:p>
          </table:table-cell>
          <table:table-cell office:value-type="float" office:value="-0.0243143083535481" calcext:value-type="float">
            <text:p>-0.0243</text:p>
          </table:table-cell>
          <table:table-cell office:value-type="float" office:value="2.00812526033045" calcext:value-type="float">
            <text:p>2.0081</text:p>
          </table:table-cell>
          <table:table-cell office:value-type="float" office:value="-6.07857708838703" calcext:value-type="float">
            <text:p>-6.0786</text:p>
          </table:table-cell>
          <table:table-cell office:value-type="float" office:value="-0.520146751032784" calcext:value-type="float">
            <text:p>-0.5201</text:p>
          </table:table-cell>
          <table:table-cell office:value-type="float" office:value="0.655813668432039" calcext:value-type="float">
            <text:p>0.6558</text:p>
          </table:table-cell>
          <table:table-cell table:style-name="ce24" table:formula="of:=ABS([.F883])" office:value-type="float" office:value="0.0243143083535481" calcext:value-type="float">
            <text:p>0.02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60030</text:p>
          </table:table-cell>
          <table:table-cell table:style-name="ce2" office:value-type="string" calcext:value-type="string">
            <text:p>SPL1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23929606287678" calcext:value-type="float">
            <text:p>6.2393</text:p>
          </table:table-cell>
          <table:table-cell table:style-name="ce16" office:value-type="float" office:value="-0.151897641396081" calcext:value-type="float">
            <text:p>-0.1519</text:p>
          </table:table-cell>
          <table:table-cell table:style-name="ce16" office:value-type="float" office:value="-0.0243453171424029" calcext:value-type="float">
            <text:p>-0.0243</text:p>
          </table:table-cell>
          <table:table-cell table:style-name="ce16" office:value-type="float" office:value="0.819142520326532" calcext:value-type="float">
            <text:p>0.8191</text:p>
          </table:table-cell>
          <table:table-cell table:style-name="ce16" office:value-type="float" office:value="-6.08632928560074" calcext:value-type="float">
            <text:p>-6.0863</text:p>
          </table:table-cell>
          <table:table-cell table:style-name="ce16" office:value-type="float" office:value="-1.96022851371633" calcext:value-type="float">
            <text:p>-1.9602</text:p>
          </table:table-cell>
          <table:table-cell table:style-name="ce16" office:value-type="float" office:value="0.805443752528742" calcext:value-type="float">
            <text:p>0.8054</text:p>
          </table:table-cell>
          <table:table-cell table:style-name="ce22" table:formula="of:=ABS([.F884])" office:value-type="float" office:value="0.0243453171424029" calcext:value-type="float">
            <text:p>0.02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60140</text:p>
          </table:table-cell>
          <table:table-cell table:style-name="ce2" office:value-type="string" calcext:value-type="string">
            <text:p>TPS1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91158058581475" calcext:value-type="float">
            <text:p>5.9116</text:p>
          </table:table-cell>
          <table:table-cell table:style-name="ce16" office:value-type="float" office:value="-0.144338314761044" calcext:value-type="float">
            <text:p>-0.1443</text:p>
          </table:table-cell>
          <table:table-cell table:style-name="ce16" office:value-type="float" office:value="-0.0244161967625704" calcext:value-type="float">
            <text:p>-0.0244</text:p>
          </table:table-cell>
          <table:table-cell table:style-name="ce16" office:value-type="float" office:value="0.279640834250432" calcext:value-type="float">
            <text:p>0.2796</text:p>
          </table:table-cell>
          <table:table-cell table:style-name="ce16" office:value-type="float" office:value="-6.1040491906426" calcext:value-type="float">
            <text:p>-6.104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98445492171003" calcext:value-type="float">
            <text:p>0.6984</text:p>
          </table:table-cell>
          <table:table-cell table:style-name="ce22" table:formula="of:=ABS([.F885])" office:value-type="float" office:value="0.0244161967625704" calcext:value-type="float">
            <text:p>0.024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2G20000</text:p>
          </table:table-cell>
          <table:table-cell table:style-name="ce4" office:value-type="string" calcext:value-type="string">
            <text:p>CDC27B</text:p>
          </table:table-cell>
          <table:table-cell table:style-name="ce13" office:value-type="string" calcext:value-type="string">
            <text:p>M</text:p>
          </table:table-cell>
          <table:table-cell table:style-name="ce19" office:value-type="float" office:value="2.89042246949214" calcext:value-type="float">
            <text:p>2.8904</text:p>
          </table:table-cell>
          <table:table-cell table:style-name="ce19" office:value-type="float" office:value="-0.0707603874191239" calcext:value-type="float">
            <text:p>-0.0708</text:p>
          </table:table-cell>
          <table:table-cell table:style-name="ce19" office:value-type="float" office:value="-0.0244809844117897" calcext:value-type="float">
            <text:p>-0.0245</text:p>
          </table:table-cell>
          <table:table-cell table:style-name="ce19" office:value-type="float" office:value="4.19020811522988" calcext:value-type="float">
            <text:p>4.1902</text:p>
          </table:table-cell>
          <table:table-cell table:style-name="ce19" office:value-type="float" office:value="-6.12024610294743" calcext:value-type="float">
            <text:p>-6.1202</text:p>
          </table:table-cell>
          <table:table-cell table:style-name="ce19" office:value-type="float" office:value="-0.22779452308212" calcext:value-type="float">
            <text:p>-0.2278</text:p>
          </table:table-cell>
          <table:table-cell table:style-name="ce19" office:value-type="float" office:value="0.628625972882047" calcext:value-type="float">
            <text:p>0.6286</text:p>
          </table:table-cell>
          <table:table-cell table:style-name="ce25" table:formula="of:=ABS([.F886])" office:value-type="float" office:value="0.0244809844117897" calcext:value-type="float">
            <text:p>0.024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3G06500</text:p>
          </table:table-cell>
          <table:table-cell table:style-name="ce2" office:value-type="string" calcext:value-type="string">
            <text:p>INVC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7558136870418" calcext:value-type="float">
            <text:p>9.7558</text:p>
          </table:table-cell>
          <table:table-cell table:style-name="ce16" office:value-type="float" office:value="-0.242626124916419" calcext:value-type="float">
            <text:p>-0.2426</text:p>
          </table:table-cell>
          <table:table-cell table:style-name="ce16" office:value-type="float" office:value="-0.0248699014454005" calcext:value-type="float">
            <text:p>-0.0249</text:p>
          </table:table-cell>
          <table:table-cell table:style-name="ce16" office:value-type="float" office:value="0.523297606929266" calcext:value-type="float">
            <text:p>0.5233</text:p>
          </table:table-cell>
          <table:table-cell table:style-name="ce16" office:value-type="float" office:value="-6.21747536135012" calcext:value-type="float">
            <text:p>-6.217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06007585195325" calcext:value-type="float">
            <text:p>0.6060</text:p>
          </table:table-cell>
          <table:table-cell table:style-name="ce22" table:formula="of:=ABS([.F887])" office:value-type="float" office:value="0.0248699014454005" calcext:value-type="float">
            <text:p>0.024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1790</text:p>
          </table:table-cell>
          <table:table-cell office:value-type="string" calcext:value-type="string">
            <text:p>M</text:p>
          </table:table-cell>
          <table:table-cell office:value-type="float" office:value="8.49490507638591" calcext:value-type="float">
            <text:p>8.4949</text:p>
          </table:table-cell>
          <table:table-cell office:value-type="float" office:value="-0.214034822698953" calcext:value-type="float">
            <text:p>-0.2140</text:p>
          </table:table-cell>
          <table:table-cell office:value-type="float" office:value="-0.0251956697307808" calcext:value-type="float">
            <text:p>-0.0252</text:p>
          </table:table-cell>
          <table:table-cell office:value-type="float" office:value="2.61439326540648" calcext:value-type="float">
            <text:p>2.6144</text:p>
          </table:table-cell>
          <table:table-cell office:value-type="float" office:value="-6.29891743269521" calcext:value-type="float">
            <text:p>-6.2989</text:p>
          </table:table-cell>
          <table:table-cell office:value-type="float" office:value="-0.397699503361765" calcext:value-type="float">
            <text:p>-0.3977</text:p>
          </table:table-cell>
          <table:table-cell office:value-type="float" office:value="0.801932373317511" calcext:value-type="float">
            <text:p>0.8019</text:p>
          </table:table-cell>
          <table:table-cell table:style-name="ce24" table:formula="of:=ABS([.F888])" office:value-type="float" office:value="0.0251956697307808" calcext:value-type="float">
            <text:p>0.025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11800</text:p>
          </table:table-cell>
          <table:table-cell office:value-type="string" calcext:value-type="string">
            <text:p>M</text:p>
          </table:table-cell>
          <table:table-cell office:value-type="float" office:value="1.85640912580504" calcext:value-type="float">
            <text:p>1.8564</text:p>
          </table:table-cell>
          <table:table-cell office:value-type="float" office:value="-0.0469359015179904" calcext:value-type="float">
            <text:p>-0.0469</text:p>
          </table:table-cell>
          <table:table-cell office:value-type="float" office:value="-0.0252831667683364" calcext:value-type="float">
            <text:p>-0.0253</text:p>
          </table:table-cell>
          <table:table-cell office:value-type="float" office:value="1.08495908007356" calcext:value-type="float">
            <text:p>1.0850</text:p>
          </table:table-cell>
          <table:table-cell office:value-type="float" office:value="-6.32079169208411" calcext:value-type="float">
            <text:p>-6.3208</text:p>
          </table:table-cell>
          <table:table-cell office:value-type="float" office:value="-1.26044018159187" calcext:value-type="float">
            <text:p>-1.2604</text:p>
          </table:table-cell>
          <table:table-cell office:value-type="float" office:value="0.693308481158995" calcext:value-type="float">
            <text:p>0.6933</text:p>
          </table:table-cell>
          <table:table-cell table:style-name="ce24" table:formula="of:=ABS([.F889])" office:value-type="float" office:value="0.0252831667683364" calcext:value-type="float">
            <text:p>0.025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4940</text:p>
          </table:table-cell>
          <table:table-cell table:style-name="ce2" office:value-type="string" calcext:value-type="string">
            <text:p>ERF034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8.77308526399651" calcext:value-type="float">
            <text:p>8.7731</text:p>
          </table:table-cell>
          <table:table-cell table:style-name="ce16" office:value-type="float" office:value="-0.222089668033488" calcext:value-type="float">
            <text:p>-0.2221</text:p>
          </table:table-cell>
          <table:table-cell table:style-name="ce16" office:value-type="float" office:value="-0.0253148876763928" calcext:value-type="float">
            <text:p>-0.0253</text:p>
          </table:table-cell>
          <table:table-cell table:style-name="ce16" office:value-type="float" office:value="0.583520229422592" calcext:value-type="float">
            <text:p>0.5835</text:p>
          </table:table-cell>
          <table:table-cell table:style-name="ce16" office:value-type="float" office:value="-6.32872191909819" calcext:value-type="float">
            <text:p>-6.328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03292360612735" calcext:value-type="float">
            <text:p>0.7033</text:p>
          </table:table-cell>
          <table:table-cell table:style-name="ce22" table:formula="of:=ABS([.F890])" office:value-type="float" office:value="0.0253148876763928" calcext:value-type="float">
            <text:p>0.025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142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20184546454562" calcext:value-type="float">
            <text:p>7.2018</text:p>
          </table:table-cell>
          <table:table-cell table:style-name="ce16" office:value-type="float" office:value="-0.184017983472388" calcext:value-type="float">
            <text:p>-0.1840</text:p>
          </table:table-cell>
          <table:table-cell table:style-name="ce16" office:value-type="float" office:value="-0.0255515040385553" calcext:value-type="float">
            <text:p>-0.0256</text:p>
          </table:table-cell>
          <table:table-cell table:style-name="ce16" office:value-type="float" office:value="0.885549015442046" calcext:value-type="float">
            <text:p>0.8855</text:p>
          </table:table-cell>
          <table:table-cell table:style-name="ce16" office:value-type="float" office:value="-6.38787600963882" calcext:value-type="float">
            <text:p>-6.3879</text:p>
          </table:table-cell>
          <table:table-cell table:style-name="ce16" office:value-type="float" office:value="-1.84345534167632" calcext:value-type="float">
            <text:p>-1.8435</text:p>
          </table:table-cell>
          <table:table-cell table:style-name="ce16" office:value-type="float" office:value="0.687073658301752" calcext:value-type="float">
            <text:p>0.6871</text:p>
          </table:table-cell>
          <table:table-cell table:style-name="ce22" table:formula="of:=ABS([.F891])" office:value-type="float" office:value="0.0255515040385553" calcext:value-type="float">
            <text:p>0.0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15880</text:p>
          </table:table-cell>
          <table:table-cell office:value-type="string" calcext:value-type="string">
            <text:p>ESD4</text:p>
          </table:table-cell>
          <table:table-cell office:value-type="string" calcext:value-type="string">
            <text:p>M</text:p>
          </table:table-cell>
          <table:table-cell office:value-type="float" office:value="8.82965718503183" calcext:value-type="float">
            <text:p>8.8297</text:p>
          </table:table-cell>
          <table:table-cell office:value-type="float" office:value="-0.226635157651845" calcext:value-type="float">
            <text:p>-0.2266</text:p>
          </table:table-cell>
          <table:table-cell office:value-type="float" office:value="-0.0256674922822644" calcext:value-type="float">
            <text:p>-0.0257</text:p>
          </table:table-cell>
          <table:table-cell office:value-type="float" office:value="3.10764233817016" calcext:value-type="float">
            <text:p>3.1076</text:p>
          </table:table-cell>
          <table:table-cell office:value-type="float" office:value="-6.41687307056609" calcext:value-type="float">
            <text:p>-6.4169</text:p>
          </table:table-cell>
          <table:table-cell office:value-type="float" office:value="-0.333673980856507" calcext:value-type="float">
            <text:p>-0.3337</text:p>
          </table:table-cell>
          <table:table-cell office:value-type="float" office:value="0.63309397553584" calcext:value-type="float">
            <text:p>0.6331</text:p>
          </table:table-cell>
          <table:table-cell table:style-name="ce24" table:formula="of:=ABS([.F892])" office:value-type="float" office:value="0.0256674922822644" calcext:value-type="float">
            <text:p>0.025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7500</text:p>
          </table:table-cell>
          <table:table-cell office:value-type="string" calcext:value-type="string">
            <text:p>M</text:p>
          </table:table-cell>
          <table:table-cell office:value-type="float" office:value="2.24846230998476" calcext:value-type="float">
            <text:p>2.2485</text:p>
          </table:table-cell>
          <table:table-cell office:value-type="float" office:value="-0.0577735213276327" calcext:value-type="float">
            <text:p>-0.0578</text:p>
          </table:table-cell>
          <table:table-cell office:value-type="float" office:value="-0.0256946807918805" calcext:value-type="float">
            <text:p>-0.0257</text:p>
          </table:table-cell>
          <table:table-cell office:value-type="float" office:value="1.00796605490066" calcext:value-type="float">
            <text:p>1.0080</text:p>
          </table:table-cell>
          <table:table-cell office:value-type="float" office:value="-6.42367019797012" calcext:value-type="float">
            <text:p>-6.4237</text:p>
          </table:table-cell>
          <table:table-cell office:value-type="float" office:value="-1.46311288633956" calcext:value-type="float">
            <text:p>-1.4631</text:p>
          </table:table-cell>
          <table:table-cell office:value-type="float" office:value="0.689358688232159" calcext:value-type="float">
            <text:p>0.6894</text:p>
          </table:table-cell>
          <table:table-cell table:style-name="ce24" table:formula="of:=ABS([.F893])" office:value-type="float" office:value="0.0256946807918805" calcext:value-type="float">
            <text:p>0.025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2G306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82171226682172" calcext:value-type="float">
            <text:p>5.8217</text:p>
          </table:table-cell>
          <table:table-cell table:style-name="ce16" office:value-type="float" office:value="-0.149948627433806" calcext:value-type="float">
            <text:p>-0.1499</text:p>
          </table:table-cell>
          <table:table-cell table:style-name="ce16" office:value-type="float" office:value="-0.0257567912259031" calcext:value-type="float">
            <text:p>-0.0258</text:p>
          </table:table-cell>
          <table:table-cell table:style-name="ce16" office:value-type="float" office:value="0.588658932278127" calcext:value-type="float">
            <text:p>0.5887</text:p>
          </table:table-cell>
          <table:table-cell table:style-name="ce16" office:value-type="float" office:value="-6.43919780647578" calcext:value-type="float">
            <text:p>-6.439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2742852884157" calcext:value-type="float">
            <text:p>0.6827</text:p>
          </table:table-cell>
          <table:table-cell table:style-name="ce22" table:formula="of:=ABS([.F894])" office:value-type="float" office:value="0.0257567912259031" calcext:value-type="float">
            <text:p>0.025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31260</text:p>
          </table:table-cell>
          <table:table-cell table:style-name="ce2" office:value-type="string" calcext:value-type="string">
            <text:p>APG9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385444146996" calcext:value-type="float">
            <text:p>2.3854</text:p>
          </table:table-cell>
          <table:table-cell table:style-name="ce16" office:value-type="float" office:value="-0.0617425838588621" calcext:value-type="float">
            <text:p>-0.0617</text:p>
          </table:table-cell>
          <table:table-cell table:style-name="ce16" office:value-type="float" office:value="-0.0258830557557237" calcext:value-type="float">
            <text:p>-0.0259</text:p>
          </table:table-cell>
          <table:table-cell table:style-name="ce16" office:value-type="float" office:value="0.703578815095458" calcext:value-type="float">
            <text:p>0.7036</text:p>
          </table:table-cell>
          <table:table-cell table:style-name="ce16" office:value-type="float" office:value="-6.47076393893092" calcext:value-type="float">
            <text:p>-6.4708</text:p>
          </table:table-cell>
          <table:table-cell table:style-name="ce16" office:value-type="float" office:value="-3.63832744828867" calcext:value-type="float">
            <text:p>-3.6383</text:p>
          </table:table-cell>
          <table:table-cell table:style-name="ce16" office:value-type="float" office:value="0.714830715764684" calcext:value-type="float">
            <text:p>0.7148</text:p>
          </table:table-cell>
          <table:table-cell table:style-name="ce22" table:formula="of:=ABS([.F895])" office:value-type="float" office:value="0.0258830557557237" calcext:value-type="float">
            <text:p>0.02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65450</text:p>
          </table:table-cell>
          <table:table-cell table:style-name="ce2" office:value-type="string" calcext:value-type="string">
            <text:p>UBP17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46373064965369" calcext:value-type="float">
            <text:p>1.4637</text:p>
          </table:table-cell>
          <table:table-cell table:style-name="ce16" office:value-type="float" office:value="-0.0379109510329168" calcext:value-type="float">
            <text:p>-0.0379</text:p>
          </table:table-cell>
          <table:table-cell table:style-name="ce16" office:value-type="float" office:value="-0.0259002235430995" calcext:value-type="float">
            <text:p>-0.0259</text:p>
          </table:table-cell>
          <table:table-cell table:style-name="ce16" office:value-type="float" office:value="0.70127435655356" calcext:value-type="float">
            <text:p>0.7013</text:p>
          </table:table-cell>
          <table:table-cell table:style-name="ce16" office:value-type="float" office:value="-6.47505588577488" calcext:value-type="float">
            <text:p>-6.4751</text:p>
          </table:table-cell>
          <table:table-cell table:style-name="ce16" office:value-type="float" office:value="-3.70513865396214" calcext:value-type="float">
            <text:p>-3.7051</text:p>
          </table:table-cell>
          <table:table-cell table:style-name="ce16" office:value-type="float" office:value="0.73344495301502" calcext:value-type="float">
            <text:p>0.7334</text:p>
          </table:table-cell>
          <table:table-cell table:style-name="ce22" table:formula="of:=ABS([.F896])" office:value-type="float" office:value="0.0259002235430995" calcext:value-type="float">
            <text:p>0.02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14050</text:p>
          </table:table-cell>
          <table:table-cell table:style-name="ce2" office:value-type="string" calcext:value-type="string">
            <text:p>PCMP-H1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3988077003988" calcext:value-type="float">
            <text:p>1.3988</text:p>
          </table:table-cell>
          <table:table-cell table:style-name="ce16" office:value-type="float" office:value="-0.0364432339729521" calcext:value-type="float">
            <text:p>-0.0364</text:p>
          </table:table-cell>
          <table:table-cell table:style-name="ce16" office:value-type="float" office:value="-0.0260530693122164" calcext:value-type="float">
            <text:p>-0.0261</text:p>
          </table:table-cell>
          <table:table-cell table:style-name="ce16" office:value-type="float" office:value="0.696717256022719" calcext:value-type="float">
            <text:p>0.6967</text:p>
          </table:table-cell>
          <table:table-cell table:style-name="ce16" office:value-type="float" office:value="-6.51326732805411" calcext:value-type="float">
            <text:p>-6.5133</text:p>
          </table:table-cell>
          <table:table-cell table:style-name="ce16" office:value-type="float" office:value="-3.94011027239172" calcext:value-type="float">
            <text:p>-3.9401</text:p>
          </table:table-cell>
          <table:table-cell table:style-name="ce16" office:value-type="float" office:value="0.648743779939867" calcext:value-type="float">
            <text:p>0.6487</text:p>
          </table:table-cell>
          <table:table-cell table:style-name="ce22" table:formula="of:=ABS([.F897])" office:value-type="float" office:value="0.0260530693122164" calcext:value-type="float">
            <text:p>0.0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4138</text:p>
          </table:table-cell>
          <table:table-cell office:value-type="string" calcext:value-type="string">
            <text:p>UGT73B1</text:p>
          </table:table-cell>
          <table:table-cell office:value-type="string" calcext:value-type="string">
            <text:p>M</text:p>
          </table:table-cell>
          <table:table-cell office:value-type="float" office:value="6.01456944022111" calcext:value-type="float">
            <text:p>6.0146</text:p>
          </table:table-cell>
          <table:table-cell office:value-type="float" office:value="-0.160620415572167" calcext:value-type="float">
            <text:p>-0.1606</text:p>
          </table:table-cell>
          <table:table-cell office:value-type="float" office:value="-0.026705222571387" calcext:value-type="float">
            <text:p>-0.0267</text:p>
          </table:table-cell>
          <table:table-cell office:value-type="float" office:value="1.07829393108034" calcext:value-type="float">
            <text:p>1.0783</text:p>
          </table:table-cell>
          <table:table-cell office:value-type="float" office:value="-6.67630564284675" calcext:value-type="float">
            <text:p>-6.6763</text:p>
          </table:table-cell>
          <table:table-cell office:value-type="float" office:value="-1.39272233188647" calcext:value-type="float">
            <text:p>-1.3927</text:p>
          </table:table-cell>
          <table:table-cell office:value-type="float" office:value="0.653407291924482" calcext:value-type="float">
            <text:p>0.6534</text:p>
          </table:table-cell>
          <table:table-cell table:style-name="ce24" table:formula="of:=ABS([.F898])" office:value-type="float" office:value="0.026705222571387" calcext:value-type="float">
            <text:p>0.026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28350</text:p>
          </table:table-cell>
          <table:table-cell office:value-type="string" calcext:value-type="string">
            <text:p>M</text:p>
          </table:table-cell>
          <table:table-cell office:value-type="float" office:value="6.62996868421203" calcext:value-type="float">
            <text:p>6.6300</text:p>
          </table:table-cell>
          <table:table-cell office:value-type="float" office:value="-0.177552756764133" calcext:value-type="float">
            <text:p>-0.1776</text:p>
          </table:table-cell>
          <table:table-cell office:value-type="float" office:value="-0.0267803311329267" calcext:value-type="float">
            <text:p>-0.0268</text:p>
          </table:table-cell>
          <table:table-cell office:value-type="float" office:value="3.08516831681011" calcext:value-type="float">
            <text:p>3.0852</text:p>
          </table:table-cell>
          <table:table-cell office:value-type="float" office:value="-6.69508278323168" calcext:value-type="float">
            <text:p>-6.6951</text:p>
          </table:table-cell>
          <table:table-cell office:value-type="float" office:value="-0.352931765214026" calcext:value-type="float">
            <text:p>-0.3529</text:p>
          </table:table-cell>
          <table:table-cell office:value-type="float" office:value="0.679866389239656" calcext:value-type="float">
            <text:p>0.6799</text:p>
          </table:table-cell>
          <table:table-cell table:style-name="ce24" table:formula="of:=ABS([.F899])" office:value-type="float" office:value="0.0267803311329267" calcext:value-type="float">
            <text:p>0.02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4G33160</text:p>
          </table:table-cell>
          <table:table-cell table:style-name="ce2" office:value-type="string" calcext:value-type="string">
            <text:p>FBX1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07989606897752" calcext:value-type="float">
            <text:p>2.0799</text:p>
          </table:table-cell>
          <table:table-cell table:style-name="ce16" office:value-type="float" office:value="-0.0562868430479296" calcext:value-type="float">
            <text:p>-0.0563</text:p>
          </table:table-cell>
          <table:table-cell table:style-name="ce16" office:value-type="float" office:value="-0.0270623344538558" calcext:value-type="float">
            <text:p>-0.0271</text:p>
          </table:table-cell>
          <table:table-cell table:style-name="ce16" office:value-type="float" office:value="0.513125189336346" calcext:value-type="float">
            <text:p>0.5131</text:p>
          </table:table-cell>
          <table:table-cell table:style-name="ce16" office:value-type="float" office:value="-6.76558361346395" calcext:value-type="float">
            <text:p>-6.765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70738316503396" calcext:value-type="float">
            <text:p>0.6707</text:p>
          </table:table-cell>
          <table:table-cell table:style-name="ce22" table:formula="of:=ABS([.F900])" office:value-type="float" office:value="0.0270623344538558" calcext:value-type="float">
            <text:p>0.027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32850</text:p>
          </table:table-cell>
          <table:table-cell office:value-type="string" calcext:value-type="string">
            <text:p>M</text:p>
          </table:table-cell>
          <table:table-cell office:value-type="float" office:value="7.88922671712669" calcext:value-type="float">
            <text:p>7.8892</text:p>
          </table:table-cell>
          <table:table-cell office:value-type="float" office:value="-0.213843830734555" calcext:value-type="float">
            <text:p>-0.2138</text:p>
          </table:table-cell>
          <table:table-cell office:value-type="float" office:value="-0.0271058036994072" calcext:value-type="float">
            <text:p>-0.0271</text:p>
          </table:table-cell>
          <table:table-cell office:value-type="float" office:value="1.83886739499462" calcext:value-type="float">
            <text:p>1.8389</text:p>
          </table:table-cell>
          <table:table-cell office:value-type="float" office:value="-6.77645092485179" calcext:value-type="float">
            <text:p>-6.7765</text:p>
          </table:table-cell>
          <table:table-cell office:value-type="float" office:value="-0.663173261569387" calcext:value-type="float">
            <text:p>-0.6632</text:p>
          </table:table-cell>
          <table:table-cell office:value-type="float" office:value="0.606599084312776" calcext:value-type="float">
            <text:p>0.6066</text:p>
          </table:table-cell>
          <table:table-cell table:style-name="ce24" table:formula="of:=ABS([.F901])" office:value-type="float" office:value="0.0271058036994072" calcext:value-type="float">
            <text:p>0.02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30450</text:p>
          </table:table-cell>
          <table:table-cell office:value-type="string" calcext:value-type="string">
            <text:p>CCC1</text:p>
          </table:table-cell>
          <table:table-cell office:value-type="string" calcext:value-type="string">
            <text:p>M</text:p>
          </table:table-cell>
          <table:table-cell office:value-type="float" office:value="4.02048441612282" calcext:value-type="float">
            <text:p>4.0205</text:p>
          </table:table-cell>
          <table:table-cell office:value-type="float" office:value="-0.109655444384689" calcext:value-type="float">
            <text:p>-0.1097</text:p>
          </table:table-cell>
          <table:table-cell office:value-type="float" office:value="-0.0272741871464425" calcext:value-type="float">
            <text:p>-0.0273</text:p>
          </table:table-cell>
          <table:table-cell office:value-type="float" office:value="3.35040387725" calcext:value-type="float">
            <text:p>3.3504</text:p>
          </table:table-cell>
          <table:table-cell office:value-type="float" office:value="-6.81854678661063" calcext:value-type="float">
            <text:p>-6.8185</text:p>
          </table:table-cell>
          <table:table-cell office:value-type="float" office:value="-0.328279407184506" calcext:value-type="float">
            <text:p>-0.3283</text:p>
          </table:table-cell>
          <table:table-cell office:value-type="float" office:value="0.689073181973416" calcext:value-type="float">
            <text:p>0.6891</text:p>
          </table:table-cell>
          <table:table-cell table:style-name="ce24" table:formula="of:=ABS([.F902])" office:value-type="float" office:value="0.0272741871464425" calcext:value-type="float">
            <text:p>0.0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5140</text:p>
          </table:table-cell>
          <table:table-cell office:value-type="string" calcext:value-type="string">
            <text:p>CLPB4</text:p>
          </table:table-cell>
          <table:table-cell office:value-type="string" calcext:value-type="string">
            <text:p>M</text:p>
          </table:table-cell>
          <table:table-cell office:value-type="float" office:value="3.38204848559603" calcext:value-type="float">
            <text:p>3.3820</text:p>
          </table:table-cell>
          <table:table-cell office:value-type="float" office:value="-0.0922721992362053" calcext:value-type="float">
            <text:p>-0.0923</text:p>
          </table:table-cell>
          <table:table-cell office:value-type="float" office:value="-0.0272829321132408" calcext:value-type="float">
            <text:p>-0.0273</text:p>
          </table:table-cell>
          <table:table-cell office:value-type="float" office:value="1.30947159175717" calcext:value-type="float">
            <text:p>1.3095</text:p>
          </table:table-cell>
          <table:table-cell office:value-type="float" office:value="-6.8207330283102" calcext:value-type="float">
            <text:p>-6.8207</text:p>
          </table:table-cell>
          <table:table-cell office:value-type="float" office:value="-1.0615312618729" calcext:value-type="float">
            <text:p>-1.0615</text:p>
          </table:table-cell>
          <table:table-cell office:value-type="float" office:value="0.605946027670672" calcext:value-type="float">
            <text:p>0.6059</text:p>
          </table:table-cell>
          <table:table-cell table:style-name="ce24" table:formula="of:=ABS([.F903])" office:value-type="float" office:value="0.0272829321132408" calcext:value-type="float">
            <text:p>0.02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18400</text:p>
          </table:table-cell>
          <table:table-cell table:style-name="ce2" office:value-type="string" calcext:value-type="string">
            <text:p>BEE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6.4561593820912" calcext:value-type="float">
            <text:p>16.4562</text:p>
          </table:table-cell>
          <table:table-cell table:style-name="ce16" office:value-type="float" office:value="-0.450227690780278" calcext:value-type="float">
            <text:p>-0.4502</text:p>
          </table:table-cell>
          <table:table-cell table:style-name="ce16" office:value-type="float" office:value="-0.0273592203579561" calcext:value-type="float">
            <text:p>-0.0274</text:p>
          </table:table-cell>
          <table:table-cell table:style-name="ce16" office:value-type="float" office:value="0.517750030485619" calcext:value-type="float">
            <text:p>0.5178</text:p>
          </table:table-cell>
          <table:table-cell table:style-name="ce16" office:value-type="float" office:value="-6.83980508948902" calcext:value-type="float">
            <text:p>-6.839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67212816430249" calcext:value-type="float">
            <text:p>0.7672</text:p>
          </table:table-cell>
          <table:table-cell table:style-name="ce22" table:formula="of:=ABS([.F904])" office:value-type="float" office:value="0.0273592203579561" calcext:value-type="float">
            <text:p>0.027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4928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5.6989934734206" calcext:value-type="float">
            <text:p>15.6990</text:p>
          </table:table-cell>
          <table:table-cell table:style-name="ce16" office:value-type="float" office:value="-0.433787787490594" calcext:value-type="float">
            <text:p>-0.4338</text:p>
          </table:table-cell>
          <table:table-cell table:style-name="ce16" office:value-type="float" office:value="-0.0276315668405763" calcext:value-type="float">
            <text:p>-0.0276</text:p>
          </table:table-cell>
          <table:table-cell table:style-name="ce16" office:value-type="float" office:value="0.535354126622173" calcext:value-type="float">
            <text:p>0.5354</text:p>
          </table:table-cell>
          <table:table-cell table:style-name="ce16" office:value-type="float" office:value="-6.90789171014409" calcext:value-type="float">
            <text:p>-6.9079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46638489174048" calcext:value-type="float">
            <text:p>0.7466</text:p>
          </table:table-cell>
          <table:table-cell table:style-name="ce22" table:formula="of:=ABS([.F905])" office:value-type="float" office:value="0.0276315668405763" calcext:value-type="float">
            <text:p>0.027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094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32244332088541" calcext:value-type="float">
            <text:p>3.3224</text:p>
          </table:table-cell>
          <table:table-cell table:style-name="ce16" office:value-type="float" office:value="-0.0933712702687418" calcext:value-type="float">
            <text:p>-0.0934</text:p>
          </table:table-cell>
          <table:table-cell table:style-name="ce16" office:value-type="float" office:value="-0.0281031943214186" calcext:value-type="float">
            <text:p>-0.0281</text:p>
          </table:table-cell>
          <table:table-cell table:style-name="ce16" office:value-type="float" office:value="0.409048596924952" calcext:value-type="float">
            <text:p>0.4090</text:p>
          </table:table-cell>
          <table:table-cell table:style-name="ce16" office:value-type="float" office:value="-7.02579858035464" calcext:value-type="float">
            <text:p>-7.0258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4881755903794" calcext:value-type="float">
            <text:p>0.6549</text:p>
          </table:table-cell>
          <table:table-cell table:style-name="ce22" table:formula="of:=ABS([.F906])" office:value-type="float" office:value="0.0281031943214186" calcext:value-type="float">
            <text:p>0.02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8130</text:p>
          </table:table-cell>
          <table:table-cell table:style-name="ce2" office:value-type="string" calcext:value-type="string">
            <text:p>BIM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6.9512542067959" calcext:value-type="float">
            <text:p>16.9513</text:p>
          </table:table-cell>
          <table:table-cell table:style-name="ce16" office:value-type="float" office:value="-0.477749156182743" calcext:value-type="float">
            <text:p>-0.4777</text:p>
          </table:table-cell>
          <table:table-cell table:style-name="ce16" office:value-type="float" office:value="-0.0281837054860053" calcext:value-type="float">
            <text:p>-0.0282</text:p>
          </table:table-cell>
          <table:table-cell table:style-name="ce16" office:value-type="float" office:value="0.947063808801263" calcext:value-type="float">
            <text:p>0.9471</text:p>
          </table:table-cell>
          <table:table-cell table:style-name="ce16" office:value-type="float" office:value="-7.04592637150133" calcext:value-type="float">
            <text:p>-7.0459</text:p>
          </table:table-cell>
          <table:table-cell table:style-name="ce16" office:value-type="float" office:value="-1.96564840129891" calcext:value-type="float">
            <text:p>-1.9656</text:p>
          </table:table-cell>
          <table:table-cell table:style-name="ce16" office:value-type="float" office:value="0.646582194665567" calcext:value-type="float">
            <text:p>0.6466</text:p>
          </table:table-cell>
          <table:table-cell table:style-name="ce22" table:formula="of:=ABS([.F907])" office:value-type="float" office:value="0.0281837054860053" calcext:value-type="float">
            <text:p>0.028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2G25640</text:p>
          </table:table-cell>
          <table:table-cell office:value-type="string" calcext:value-type="string">
            <text:p>M</text:p>
          </table:table-cell>
          <table:table-cell office:value-type="float" office:value="3.24689226429242" calcext:value-type="float">
            <text:p>3.2469</text:p>
          </table:table-cell>
          <table:table-cell office:value-type="float" office:value="-0.0917619103782686" calcext:value-type="float">
            <text:p>-0.0918</text:p>
          </table:table-cell>
          <table:table-cell office:value-type="float" office:value="-0.0282614583142831" calcext:value-type="float">
            <text:p>-0.0283</text:p>
          </table:table-cell>
          <table:table-cell office:value-type="float" office:value="1.0298960444095" calcext:value-type="float">
            <text:p>1.0299</text:p>
          </table:table-cell>
          <table:table-cell office:value-type="float" office:value="-7.06536457857078" calcext:value-type="float">
            <text:p>-7.0654</text:p>
          </table:table-cell>
          <table:table-cell office:value-type="float" office:value="-1.67128743477026" calcext:value-type="float">
            <text:p>-1.6713</text:p>
          </table:table-cell>
          <table:table-cell office:value-type="float" office:value="0.747682561270821" calcext:value-type="float">
            <text:p>0.7477</text:p>
          </table:table-cell>
          <table:table-cell table:style-name="ce24" table:formula="of:=ABS([.F908])" office:value-type="float" office:value="0.0282614583142831" calcext:value-type="float">
            <text:p>0.02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74310</text:p>
          </table:table-cell>
          <table:table-cell table:style-name="ce2" office:value-type="string" calcext:value-type="string">
            <text:p>CLPB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38704467776323" calcext:value-type="float">
            <text:p>2.3870</text:p>
          </table:table-cell>
          <table:table-cell table:style-name="ce16" office:value-type="float" office:value="-0.067497159667905" calcext:value-type="float">
            <text:p>-0.0675</text:p>
          </table:table-cell>
          <table:table-cell table:style-name="ce16" office:value-type="float" office:value="-0.0282764542686118" calcext:value-type="float">
            <text:p>-0.0283</text:p>
          </table:table-cell>
          <table:table-cell table:style-name="ce16" office:value-type="float" office:value="0.667887191856047" calcext:value-type="float">
            <text:p>0.6679</text:p>
          </table:table-cell>
          <table:table-cell table:style-name="ce16" office:value-type="float" office:value="-7.06911356715294" calcext:value-type="float">
            <text:p>-7.069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3607012532919" calcext:value-type="float">
            <text:p>0.6136</text:p>
          </table:table-cell>
          <table:table-cell table:style-name="ce22" table:formula="of:=ABS([.F909])" office:value-type="float" office:value="0.0282764542686118" calcext:value-type="float">
            <text:p>0.02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04720</text:p>
          </table:table-cell>
          <table:table-cell table:style-name="ce2" office:value-type="string" calcext:value-type="string">
            <text:p>ADR1-L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9.1687695933785" calcext:value-type="float">
            <text:p>9.1688</text:p>
          </table:table-cell>
          <table:table-cell table:style-name="ce16" office:value-type="float" office:value="-0.260450359427337" calcext:value-type="float">
            <text:p>-0.2605</text:p>
          </table:table-cell>
          <table:table-cell table:style-name="ce16" office:value-type="float" office:value="-0.0284062497999108" calcext:value-type="float">
            <text:p>-0.0284</text:p>
          </table:table-cell>
          <table:table-cell table:style-name="ce16" office:value-type="float" office:value="0.675947620295049" calcext:value-type="float">
            <text:p>0.6759</text:p>
          </table:table-cell>
          <table:table-cell table:style-name="ce16" office:value-type="float" office:value="-7.10156244997771" calcext:value-type="float">
            <text:p>-7.101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97999342966649" calcext:value-type="float">
            <text:p>0.6980</text:p>
          </table:table-cell>
          <table:table-cell table:style-name="ce22" table:formula="of:=ABS([.F910])" office:value-type="float" office:value="0.0284062497999108" calcext:value-type="float">
            <text:p>0.028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6270</text:p>
          </table:table-cell>
          <table:table-cell table:style-name="ce2" office:value-type="string" calcext:value-type="string">
            <text:p>GBF3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22678288058698" calcext:value-type="float">
            <text:p>4.2268</text:p>
          </table:table-cell>
          <table:table-cell table:style-name="ce16" office:value-type="float" office:value="-0.120895071233952" calcext:value-type="float">
            <text:p>-0.1209</text:p>
          </table:table-cell>
          <table:table-cell table:style-name="ce16" office:value-type="float" office:value="-0.0286021484068193" calcext:value-type="float">
            <text:p>-0.0286</text:p>
          </table:table-cell>
          <table:table-cell table:style-name="ce16" office:value-type="float" office:value="0.492937746278037" calcext:value-type="float">
            <text:p>0.4929</text:p>
          </table:table-cell>
          <table:table-cell table:style-name="ce16" office:value-type="float" office:value="-7.15053710170482" calcext:value-type="float">
            <text:p>-7.1505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6035590830312" calcext:value-type="float">
            <text:p>0.6460</text:p>
          </table:table-cell>
          <table:table-cell table:style-name="ce22" table:formula="of:=ABS([.F911])" office:value-type="float" office:value="0.0286021484068193" calcext:value-type="float">
            <text:p>0.028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01920</text:p>
          </table:table-cell>
          <table:table-cell office:value-type="string" calcext:value-type="string">
            <text:p>M</text:p>
          </table:table-cell>
          <table:table-cell office:value-type="float" office:value="5.80527680745832" calcext:value-type="float">
            <text:p>5.8053</text:p>
          </table:table-cell>
          <table:table-cell office:value-type="float" office:value="-0.166243640054987" calcext:value-type="float">
            <text:p>-0.1662</text:p>
          </table:table-cell>
          <table:table-cell office:value-type="float" office:value="-0.0286366431039785" calcext:value-type="float">
            <text:p>-0.0286</text:p>
          </table:table-cell>
          <table:table-cell office:value-type="float" office:value="3.07703536165034" calcext:value-type="float">
            <text:p>3.0770</text:p>
          </table:table-cell>
          <table:table-cell office:value-type="float" office:value="-7.15916077599462" calcext:value-type="float">
            <text:p>-7.1592</text:p>
          </table:table-cell>
          <table:table-cell office:value-type="float" office:value="-0.382070094839595" calcext:value-type="float">
            <text:p>-0.3821</text:p>
          </table:table-cell>
          <table:table-cell office:value-type="float" office:value="0.824866534408601" calcext:value-type="float">
            <text:p>0.8249</text:p>
          </table:table-cell>
          <table:table-cell table:style-name="ce24" table:formula="of:=ABS([.F912])" office:value-type="float" office:value="0.0286366431039785" calcext:value-type="float">
            <text:p>0.0286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1810</text:p>
          </table:table-cell>
          <table:table-cell office:value-type="string" calcext:value-type="string">
            <text:p>M</text:p>
          </table:table-cell>
          <table:table-cell office:value-type="float" office:value="7.6451676718954" calcext:value-type="float">
            <text:p>7.6452</text:p>
          </table:table-cell>
          <table:table-cell office:value-type="float" office:value="-0.22058300906183" calcext:value-type="float">
            <text:p>-0.2206</text:p>
          </table:table-cell>
          <table:table-cell office:value-type="float" office:value="-0.0288526057934243" calcext:value-type="float">
            <text:p>-0.0289</text:p>
          </table:table-cell>
          <table:table-cell office:value-type="float" office:value="1.41472385611362" calcext:value-type="float">
            <text:p>1.4147</text:p>
          </table:table-cell>
          <table:table-cell office:value-type="float" office:value="-7.21315144835609" calcext:value-type="float">
            <text:p>-7.2132</text:p>
          </table:table-cell>
          <table:table-cell office:value-type="float" office:value="-1.02874261056479" calcext:value-type="float">
            <text:p>-1.0287</text:p>
          </table:table-cell>
          <table:table-cell office:value-type="float" office:value="0.758394065576302" calcext:value-type="float">
            <text:p>0.7584</text:p>
          </table:table-cell>
          <table:table-cell table:style-name="ce24" table:formula="of:=ABS([.F913])" office:value-type="float" office:value="0.0288526057934243" calcext:value-type="float">
            <text:p>0.028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508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6.52387943881464" calcext:value-type="float">
            <text:p>6.5239</text:p>
          </table:table-cell>
          <table:table-cell table:style-name="ce16" office:value-type="float" office:value="-0.189044224537615" calcext:value-type="float">
            <text:p>-0.1890</text:p>
          </table:table-cell>
          <table:table-cell table:style-name="ce16" office:value-type="float" office:value="-0.0289772713169517" calcext:value-type="float">
            <text:p>-0.0290</text:p>
          </table:table-cell>
          <table:table-cell table:style-name="ce16" office:value-type="float" office:value="0.338308109288423" calcext:value-type="float">
            <text:p>0.3383</text:p>
          </table:table-cell>
          <table:table-cell table:style-name="ce16" office:value-type="float" office:value="-7.24431782923794" calcext:value-type="float">
            <text:p>-7.244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713232544431832" calcext:value-type="float">
            <text:p>0.7132</text:p>
          </table:table-cell>
          <table:table-cell table:style-name="ce22" table:formula="of:=ABS([.F914])" office:value-type="float" office:value="0.0289772713169517" calcext:value-type="float">
            <text:p>0.02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39670</text:p>
          </table:table-cell>
          <table:table-cell table:style-name="ce2" office:value-type="string" calcext:value-type="string">
            <text:p>CML4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1.7659982441653" calcext:value-type="float">
            <text:p>11.7660</text:p>
          </table:table-cell>
          <table:table-cell table:style-name="ce16" office:value-type="float" office:value="-0.345112583651741" calcext:value-type="float">
            <text:p>-0.3451</text:p>
          </table:table-cell>
          <table:table-cell table:style-name="ce16" office:value-type="float" office:value="-0.0293313475397534" calcext:value-type="float">
            <text:p>-0.0293</text:p>
          </table:table-cell>
          <table:table-cell table:style-name="ce16" office:value-type="float" office:value="0.876524419188522" calcext:value-type="float">
            <text:p>0.8765</text:p>
          </table:table-cell>
          <table:table-cell table:style-name="ce16" office:value-type="float" office:value="-7.33283688493835" calcext:value-type="float">
            <text:p>-7.3328</text:p>
          </table:table-cell>
          <table:table-cell table:style-name="ce16" office:value-type="float" office:value="-2.61335250052559" calcext:value-type="float">
            <text:p>-2.6134</text:p>
          </table:table-cell>
          <table:table-cell table:style-name="ce16" office:value-type="float" office:value="0.633883416242091" calcext:value-type="float">
            <text:p>0.6339</text:p>
          </table:table-cell>
          <table:table-cell table:style-name="ce22" table:formula="of:=ABS([.F915])" office:value-type="float" office:value="0.0293313475397534" calcext:value-type="float">
            <text:p>0.029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68670</text:p>
          </table:table-cell>
          <table:table-cell office:value-type="string" calcext:value-type="string">
            <text:p>M</text:p>
          </table:table-cell>
          <table:table-cell office:value-type="float" office:value="11.0883047597799" calcext:value-type="float">
            <text:p>11.0883</text:p>
          </table:table-cell>
          <table:table-cell office:value-type="float" office:value="-0.326137534697512" calcext:value-type="float">
            <text:p>-0.3261</text:p>
          </table:table-cell>
          <table:table-cell office:value-type="float" office:value="-0.0294127498984783" calcext:value-type="float">
            <text:p>-0.0294</text:p>
          </table:table-cell>
          <table:table-cell office:value-type="float" office:value="2.1683104689923" calcext:value-type="float">
            <text:p>2.1683</text:p>
          </table:table-cell>
          <table:table-cell office:value-type="float" office:value="-7.35318747461958" calcext:value-type="float">
            <text:p>-7.3532</text:p>
          </table:table-cell>
          <table:table-cell office:value-type="float" office:value="-0.597541068312964" calcext:value-type="float">
            <text:p>-0.5975</text:p>
          </table:table-cell>
          <table:table-cell office:value-type="float" office:value="0.823516831337745" calcext:value-type="float">
            <text:p>0.8235</text:p>
          </table:table-cell>
          <table:table-cell table:style-name="ce24" table:formula="of:=ABS([.F916])" office:value-type="float" office:value="0.0294127498984783" calcext:value-type="float">
            <text:p>0.029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43860</text:p>
          </table:table-cell>
          <table:table-cell table:style-name="ce2" office:value-type="string" calcext:value-type="string">
            <text:p>CLH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92214390679405" calcext:value-type="float">
            <text:p>1.9221</text:p>
          </table:table-cell>
          <table:table-cell table:style-name="ce16" office:value-type="float" office:value="-0.0567474534124105" calcext:value-type="float">
            <text:p>-0.0567</text:p>
          </table:table-cell>
          <table:table-cell table:style-name="ce16" office:value-type="float" office:value="-0.0295229994028177" calcext:value-type="float">
            <text:p>-0.0295</text:p>
          </table:table-cell>
          <table:table-cell table:style-name="ce16" office:value-type="float" office:value="0.689751704287986" calcext:value-type="float">
            <text:p>0.6898</text:p>
          </table:table-cell>
          <table:table-cell table:style-name="ce16" office:value-type="float" office:value="-7.38074985070443" calcext:value-type="float">
            <text:p>-7.3807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23371603108607" calcext:value-type="float">
            <text:p>0.6234</text:p>
          </table:table-cell>
          <table:table-cell table:style-name="ce22" table:formula="of:=ABS([.F917])" office:value-type="float" office:value="0.0295229994028177" calcext:value-type="float">
            <text:p>0.029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1G2876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65751763187987" calcext:value-type="float">
            <text:p>1.6575</text:p>
          </table:table-cell>
          <table:table-cell table:style-name="ce16" office:value-type="float" office:value="-0.0493486095278704" calcext:value-type="float">
            <text:p>-0.0493</text:p>
          </table:table-cell>
          <table:table-cell table:style-name="ce16" office:value-type="float" office:value="-0.0297726000488463" calcext:value-type="float">
            <text:p>-0.0298</text:p>
          </table:table-cell>
          <table:table-cell table:style-name="ce16" office:value-type="float" office:value="0.6614839907039" calcext:value-type="float">
            <text:p>0.6615</text:p>
          </table:table-cell>
          <table:table-cell table:style-name="ce16" office:value-type="float" office:value="-7.44315001221158" calcext:value-type="float">
            <text:p>-7.443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75432974364279" calcext:value-type="float">
            <text:p>0.6754</text:p>
          </table:table-cell>
          <table:table-cell table:style-name="ce22" table:formula="of:=ABS([.F918])" office:value-type="float" office:value="0.0297726000488463" calcext:value-type="float">
            <text:p>0.029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24470</text:p>
          </table:table-cell>
          <table:table-cell table:style-name="ce2" office:value-type="string" calcext:value-type="string">
            <text:p>APRR5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0026396552505" calcext:value-type="float">
            <text:p>2.0026</text:p>
          </table:table-cell>
          <table:table-cell table:style-name="ce16" office:value-type="float" office:value="-0.0596985930328738" calcext:value-type="float">
            <text:p>-0.0597</text:p>
          </table:table-cell>
          <table:table-cell table:style-name="ce16" office:value-type="float" office:value="-0.0298099525175968" calcext:value-type="float">
            <text:p>-0.0298</text:p>
          </table:table-cell>
          <table:table-cell table:style-name="ce16" office:value-type="float" office:value="0.859542393353389" calcext:value-type="float">
            <text:p>0.8595</text:p>
          </table:table-cell>
          <table:table-cell table:style-name="ce16" office:value-type="float" office:value="-7.45248812939921" calcext:value-type="float">
            <text:p>-7.4525</text:p>
          </table:table-cell>
          <table:table-cell table:style-name="ce16" office:value-type="float" office:value="-2.91082442315938" calcext:value-type="float">
            <text:p>-2.9108</text:p>
          </table:table-cell>
          <table:table-cell table:style-name="ce16" office:value-type="float" office:value="0.69173190504938" calcext:value-type="float">
            <text:p>0.6917</text:p>
          </table:table-cell>
          <table:table-cell table:style-name="ce22" table:formula="of:=ABS([.F919])" office:value-type="float" office:value="0.0298099525175968" calcext:value-type="float">
            <text:p>0.029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12460</text:p>
          </table:table-cell>
          <table:table-cell office:value-type="string" calcext:value-type="string">
            <text:p>M</text:p>
          </table:table-cell>
          <table:table-cell office:value-type="float" office:value="1.59670520339443" calcext:value-type="float">
            <text:p>1.5967</text:p>
          </table:table-cell>
          <table:table-cell office:value-type="float" office:value="-0.0478813198223106" calcext:value-type="float">
            <text:p>-0.0479</text:p>
          </table:table-cell>
          <table:table-cell office:value-type="float" office:value="-0.0299875767427325" calcext:value-type="float">
            <text:p>-0.0300</text:p>
          </table:table-cell>
          <table:table-cell office:value-type="float" office:value="1.50901675695617" calcext:value-type="float">
            <text:p>1.5090</text:p>
          </table:table-cell>
          <table:table-cell office:value-type="float" office:value="-7.49689418568311" calcext:value-type="float">
            <text:p>-7.4969</text:p>
          </table:table-cell>
          <table:table-cell office:value-type="float" office:value="-0.990814970250897" calcext:value-type="float">
            <text:p>-0.9908</text:p>
          </table:table-cell>
          <table:table-cell office:value-type="float" office:value="0.625455474004887" calcext:value-type="float">
            <text:p>0.6255</text:p>
          </table:table-cell>
          <table:table-cell table:style-name="ce24" table:formula="of:=ABS([.F920])" office:value-type="float" office:value="0.0299875767427325" calcext:value-type="float">
            <text:p>0.0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6730</text:p>
          </table:table-cell>
          <table:table-cell office:value-type="string" calcext:value-type="string">
            <text:p>IDD1</text:p>
          </table:table-cell>
          <table:table-cell office:value-type="string" calcext:value-type="string">
            <text:p>M</text:p>
          </table:table-cell>
          <table:table-cell office:value-type="float" office:value="7.84976423226925" calcext:value-type="float">
            <text:p>7.8498</text:p>
          </table:table-cell>
          <table:table-cell office:value-type="float" office:value="-0.238007965250185" calcext:value-type="float">
            <text:p>-0.2380</text:p>
          </table:table-cell>
          <table:table-cell office:value-type="float" office:value="-0.030320396665134" calcext:value-type="float">
            <text:p>-0.0303</text:p>
          </table:table-cell>
          <table:table-cell office:value-type="float" office:value="1.70154113741129" calcext:value-type="float">
            <text:p>1.7015</text:p>
          </table:table-cell>
          <table:table-cell office:value-type="float" office:value="-7.5800991662835" calcext:value-type="float">
            <text:p>-7.5801</text:p>
          </table:table-cell>
          <table:table-cell office:value-type="float" office:value="-0.850699869637649" calcext:value-type="float">
            <text:p>-0.8507</text:p>
          </table:table-cell>
          <table:table-cell office:value-type="float" office:value="0.674794480214323" calcext:value-type="float">
            <text:p>0.6748</text:p>
          </table:table-cell>
          <table:table-cell table:style-name="ce24" table:formula="of:=ABS([.F921])" office:value-type="float" office:value="0.030320396665134" calcext:value-type="float">
            <text:p>0.0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51460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M</text:p>
          </table:table-cell>
          <table:table-cell office:value-type="float" office:value="12.7393026535834" calcext:value-type="float">
            <text:p>12.7393</text:p>
          </table:table-cell>
          <table:table-cell office:value-type="float" office:value="-0.386785685228589" calcext:value-type="float">
            <text:p>-0.3868</text:p>
          </table:table-cell>
          <table:table-cell office:value-type="float" office:value="-0.0303616057916476" calcext:value-type="float">
            <text:p>-0.0304</text:p>
          </table:table-cell>
          <table:table-cell office:value-type="float" office:value="1.33371965801433" calcext:value-type="float">
            <text:p>1.3337</text:p>
          </table:table-cell>
          <table:table-cell office:value-type="float" office:value="-7.5904014479119" calcext:value-type="float">
            <text:p>-7.5904</text:p>
          </table:table-cell>
          <table:table-cell office:value-type="float" office:value="-1.21462592575892" calcext:value-type="float">
            <text:p>-1.2146</text:p>
          </table:table-cell>
          <table:table-cell office:value-type="float" office:value="0.666094826032134" calcext:value-type="float">
            <text:p>0.6661</text:p>
          </table:table-cell>
          <table:table-cell table:style-name="ce24" table:formula="of:=ABS([.F922])" office:value-type="float" office:value="0.0303616057916476" calcext:value-type="float">
            <text:p>0.030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1990</text:p>
          </table:table-cell>
          <table:table-cell office:value-type="string" calcext:value-type="string">
            <text:p>M</text:p>
          </table:table-cell>
          <table:table-cell office:value-type="float" office:value="4.87380001958293" calcext:value-type="float">
            <text:p>4.8738</text:p>
          </table:table-cell>
          <table:table-cell office:value-type="float" office:value="-0.14980013439739" calcext:value-type="float">
            <text:p>-0.1498</text:p>
          </table:table-cell>
          <table:table-cell office:value-type="float" office:value="-0.0307357983084027" calcext:value-type="float">
            <text:p>-0.0307</text:p>
          </table:table-cell>
          <table:table-cell office:value-type="float" office:value="1.4355097379246" calcext:value-type="float">
            <text:p>1.4355</text:p>
          </table:table-cell>
          <table:table-cell office:value-type="float" office:value="-7.68394957710066" calcext:value-type="float">
            <text:p>-7.6839</text:p>
          </table:table-cell>
          <table:table-cell office:value-type="float" office:value="-1.10555620694455" calcext:value-type="float">
            <text:p>-1.1056</text:p>
          </table:table-cell>
          <table:table-cell office:value-type="float" office:value="0.631111244229608" calcext:value-type="float">
            <text:p>0.6311</text:p>
          </table:table-cell>
          <table:table-cell table:style-name="ce24" table:formula="of:=ABS([.F923])" office:value-type="float" office:value="0.0307357983084027" calcext:value-type="float">
            <text:p>0.03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1G76410</text:p>
          </table:table-cell>
          <table:table-cell table:style-name="ce2" office:value-type="string" calcext:value-type="string">
            <text:p>ATL8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4.51126788796521" calcext:value-type="float">
            <text:p>4.5113</text:p>
          </table:table-cell>
          <table:table-cell table:style-name="ce16" office:value-type="float" office:value="-0.139997536263002" calcext:value-type="float">
            <text:p>-0.1400</text:p>
          </table:table-cell>
          <table:table-cell table:style-name="ce16" office:value-type="float" office:value="-0.0310328581099065" calcext:value-type="float">
            <text:p>-0.0310</text:p>
          </table:table-cell>
          <table:table-cell table:style-name="ce16" office:value-type="float" office:value="0.56838858706772" calcext:value-type="float">
            <text:p>0.5684</text:p>
          </table:table-cell>
          <table:table-cell table:style-name="ce16" office:value-type="float" office:value="-7.75821452747664" calcext:value-type="float">
            <text:p>-7.758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52778101606667" calcext:value-type="float">
            <text:p>0.6528</text:p>
          </table:table-cell>
          <table:table-cell table:style-name="ce22" table:formula="of:=ABS([.F924])" office:value-type="float" office:value="0.0310328581099065" calcext:value-type="float">
            <text:p>0.031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4G03200</text:p>
          </table:table-cell>
          <table:table-cell office:value-type="string" calcext:value-type="string">
            <text:p>M</text:p>
          </table:table-cell>
          <table:table-cell office:value-type="float" office:value="4.97046271083469" calcext:value-type="float">
            <text:p>4.9705</text:p>
          </table:table-cell>
          <table:table-cell office:value-type="float" office:value="-0.155029645477658" calcext:value-type="float">
            <text:p>-0.1550</text:p>
          </table:table-cell>
          <table:table-cell office:value-type="float" office:value="-0.0311901837910829" calcext:value-type="float">
            <text:p>-0.0312</text:p>
          </table:table-cell>
          <table:table-cell office:value-type="float" office:value="2.87759037659994" calcext:value-type="float">
            <text:p>2.8776</text:p>
          </table:table-cell>
          <table:table-cell office:value-type="float" office:value="-7.79754594777072" calcext:value-type="float">
            <text:p>-7.7975</text:p>
          </table:table-cell>
          <table:table-cell office:value-type="float" office:value="-0.455959491403997" calcext:value-type="float">
            <text:p>-0.4560</text:p>
          </table:table-cell>
          <table:table-cell office:value-type="float" office:value="0.727127757138371" calcext:value-type="float">
            <text:p>0.7271</text:p>
          </table:table-cell>
          <table:table-cell table:style-name="ce24" table:formula="of:=ABS([.F925])" office:value-type="float" office:value="0.0311901837910829" calcext:value-type="float">
            <text:p>0.031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21000</text:p>
          </table:table-cell>
          <table:table-cell office:value-type="string" calcext:value-type="string">
            <text:p>M</text:p>
          </table:table-cell>
          <table:table-cell office:value-type="float" office:value="10.1863227572522" calcext:value-type="float">
            <text:p>10.1863</text:p>
          </table:table-cell>
          <table:table-cell office:value-type="float" office:value="-0.322206843688388" calcext:value-type="float">
            <text:p>-0.3222</text:p>
          </table:table-cell>
          <table:table-cell office:value-type="float" office:value="-0.0316313208767112" calcext:value-type="float">
            <text:p>-0.0316</text:p>
          </table:table-cell>
          <table:table-cell office:value-type="float" office:value="1.01544118143288" calcext:value-type="float">
            <text:p>1.0154</text:p>
          </table:table-cell>
          <table:table-cell office:value-type="float" office:value="-7.90783021917779" calcext:value-type="float">
            <text:p>-7.9078</text:p>
          </table:table-cell>
          <table:table-cell office:value-type="float" office:value="-2.17630330900585" calcext:value-type="float">
            <text:p>-2.1763</text:p>
          </table:table-cell>
          <table:table-cell office:value-type="float" office:value="0.713773972709989" calcext:value-type="float">
            <text:p>0.7138</text:p>
          </table:table-cell>
          <table:table-cell table:style-name="ce24" table:formula="of:=ABS([.F926])" office:value-type="float" office:value="0.0316313208767112" calcext:value-type="float">
            <text:p>0.03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40950</text:p>
          </table:table-cell>
          <table:table-cell office:value-type="string" calcext:value-type="string">
            <text:p>BZIP17</text:p>
          </table:table-cell>
          <table:table-cell office:value-type="string" calcext:value-type="string">
            <text:p>M</text:p>
          </table:table-cell>
          <table:table-cell office:value-type="float" office:value="6.15407641723644" calcext:value-type="float">
            <text:p>6.1541</text:p>
          </table:table-cell>
          <table:table-cell office:value-type="float" office:value="-0.196499627825591" calcext:value-type="float">
            <text:p>-0.1965</text:p>
          </table:table-cell>
          <table:table-cell office:value-type="float" office:value="-0.0319299947714707" calcext:value-type="float">
            <text:p>-0.0319</text:p>
          </table:table-cell>
          <table:table-cell office:value-type="float" office:value="1.6917800253895" calcext:value-type="float">
            <text:p>1.6918</text:p>
          </table:table-cell>
          <table:table-cell office:value-type="float" office:value="-7.98249869286768" calcext:value-type="float">
            <text:p>-7.9825</text:p>
          </table:table-cell>
          <table:table-cell office:value-type="float" office:value="-0.920953668164622" calcext:value-type="float">
            <text:p>-0.9210</text:p>
          </table:table-cell>
          <table:table-cell office:value-type="float" office:value="0.642991098648756" calcext:value-type="float">
            <text:p>0.6430</text:p>
          </table:table-cell>
          <table:table-cell table:style-name="ce24" table:formula="of:=ABS([.F927])" office:value-type="float" office:value="0.0319299947714707" calcext:value-type="float">
            <text:p>0.031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4G357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5.02603588154567" calcext:value-type="float">
            <text:p>5.0260</text:p>
          </table:table-cell>
          <table:table-cell table:style-name="ce16" office:value-type="float" office:value="-0.165163377171274" calcext:value-type="float">
            <text:p>-0.1652</text:p>
          </table:table-cell>
          <table:table-cell table:style-name="ce16" office:value-type="float" office:value="-0.0328615595001445" calcext:value-type="float">
            <text:p>-0.0329</text:p>
          </table:table-cell>
          <table:table-cell table:style-name="ce16" office:value-type="float" office:value="0.746688511943762" calcext:value-type="float">
            <text:p>0.7467</text:p>
          </table:table-cell>
          <table:table-cell table:style-name="ce16" office:value-type="float" office:value="-8.21538987503611" calcext:value-type="float">
            <text:p>-8.215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82211034033552" calcext:value-type="float">
            <text:p>0.6822</text:p>
          </table:table-cell>
          <table:table-cell table:style-name="ce22" table:formula="of:=ABS([.F928])" office:value-type="float" office:value="0.0328615595001445" calcext:value-type="float">
            <text:p>0.03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9470</text:p>
          </table:table-cell>
          <table:table-cell office:value-type="string" calcext:value-type="string">
            <text:p>IMPDH</text:p>
          </table:table-cell>
          <table:table-cell office:value-type="string" calcext:value-type="string">
            <text:p>M</text:p>
          </table:table-cell>
          <table:table-cell office:value-type="float" office:value="3.89848365673287" calcext:value-type="float">
            <text:p>3.8985</text:p>
          </table:table-cell>
          <table:table-cell office:value-type="float" office:value="-0.129158777678524" calcext:value-type="float">
            <text:p>-0.1292</text:p>
          </table:table-cell>
          <table:table-cell office:value-type="float" office:value="-0.0331305166447114" calcext:value-type="float">
            <text:p>-0.0331</text:p>
          </table:table-cell>
          <table:table-cell office:value-type="float" office:value="2.92330665079406" calcext:value-type="float">
            <text:p>2.9233</text:p>
          </table:table-cell>
          <table:table-cell office:value-type="float" office:value="-8.28262916117785" calcext:value-type="float">
            <text:p>-8.2826</text:p>
          </table:table-cell>
          <table:table-cell office:value-type="float" office:value="-0.480620812843913" calcext:value-type="float">
            <text:p>-0.4806</text:p>
          </table:table-cell>
          <table:table-cell office:value-type="float" office:value="0.641389860422295" calcext:value-type="float">
            <text:p>0.6414</text:p>
          </table:table-cell>
          <table:table-cell table:style-name="ce24" table:formula="of:=ABS([.F929])" office:value-type="float" office:value="0.0331305166447114" calcext:value-type="float">
            <text:p>0.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16860</text:p>
          </table:table-cell>
          <table:table-cell office:value-type="string" calcext:value-type="string">
            <text:p>RPP4</text:p>
          </table:table-cell>
          <table:table-cell office:value-type="string" calcext:value-type="string">
            <text:p>M</text:p>
          </table:table-cell>
          <table:table-cell office:value-type="float" office:value="4.5252167428004" calcext:value-type="float">
            <text:p>4.5252</text:p>
          </table:table-cell>
          <table:table-cell office:value-type="float" office:value="-0.153041329534939" calcext:value-type="float">
            <text:p>-0.1530</text:p>
          </table:table-cell>
          <table:table-cell office:value-type="float" office:value="-0.033819668368024" calcext:value-type="float">
            <text:p>-0.0338</text:p>
          </table:table-cell>
          <table:table-cell office:value-type="float" office:value="1.75110973393704" calcext:value-type="float">
            <text:p>1.7511</text:p>
          </table:table-cell>
          <table:table-cell office:value-type="float" office:value="-8.45491709200601" calcext:value-type="float">
            <text:p>-8.4549</text:p>
          </table:table-cell>
          <table:table-cell office:value-type="float" office:value="-0.951294915741402" calcext:value-type="float">
            <text:p>-0.9513</text:p>
          </table:table-cell>
          <table:table-cell office:value-type="float" office:value="0.642099282877442" calcext:value-type="float">
            <text:p>0.6421</text:p>
          </table:table-cell>
          <table:table-cell table:style-name="ce24" table:formula="of:=ABS([.F930])" office:value-type="float" office:value="0.033819668368024" calcext:value-type="float">
            <text:p>0.0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39780</text:p>
          </table:table-cell>
          <table:table-cell office:value-type="string" calcext:value-type="string">
            <text:p>ERF060</text:p>
          </table:table-cell>
          <table:table-cell office:value-type="string" calcext:value-type="string">
            <text:p>M</text:p>
          </table:table-cell>
          <table:table-cell office:value-type="float" office:value="8.68091390169133" calcext:value-type="float">
            <text:p>8.6809</text:p>
          </table:table-cell>
          <table:table-cell office:value-type="float" office:value="-0.297930764051482" calcext:value-type="float">
            <text:p>-0.2979</text:p>
          </table:table-cell>
          <table:table-cell office:value-type="float" office:value="-0.0343202072299595" calcext:value-type="float">
            <text:p>-0.0343</text:p>
          </table:table-cell>
          <table:table-cell office:value-type="float" office:value="1.56196097989908" calcext:value-type="float">
            <text:p>1.5620</text:p>
          </table:table-cell>
          <table:table-cell office:value-type="float" office:value="-8.58005180748986" calcext:value-type="float">
            <text:p>-8.5801</text:p>
          </table:table-cell>
          <table:table-cell office:value-type="float" office:value="-1.14980166217587" calcext:value-type="float">
            <text:p>-1.1498</text:p>
          </table:table-cell>
          <table:table-cell office:value-type="float" office:value="0.853813068240292" calcext:value-type="float">
            <text:p>0.8538</text:p>
          </table:table-cell>
          <table:table-cell table:style-name="ce24" table:formula="of:=ABS([.F931])" office:value-type="float" office:value="0.0343202072299595" calcext:value-type="float">
            <text:p>0.03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2G46400</text:p>
          </table:table-cell>
          <table:table-cell table:style-name="ce2" office:value-type="string" calcext:value-type="string">
            <text:p>WRKY46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2.65834576864212" calcext:value-type="float">
            <text:p>2.6583</text:p>
          </table:table-cell>
          <table:table-cell table:style-name="ce16" office:value-type="float" office:value="-0.0957997016373419" calcext:value-type="float">
            <text:p>-0.0958</text:p>
          </table:table-cell>
          <table:table-cell table:style-name="ce16" office:value-type="float" office:value="-0.0360373367405386" calcext:value-type="float">
            <text:p>-0.0360</text:p>
          </table:table-cell>
          <table:table-cell table:style-name="ce16" office:value-type="float" office:value="0.891458849371482" calcext:value-type="float">
            <text:p>0.8915</text:p>
          </table:table-cell>
          <table:table-cell table:style-name="ce16" office:value-type="float" office:value="-9.00933418513464" calcext:value-type="float">
            <text:p>-9.0093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91436386057967" calcext:value-type="float">
            <text:p>0.6914</text:p>
          </table:table-cell>
          <table:table-cell table:style-name="ce22" table:formula="of:=ABS([.F932])" office:value-type="float" office:value="0.0360373367405386" calcext:value-type="float">
            <text:p>0.0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3G48250</text:p>
          </table:table-cell>
          <table:table-cell office:value-type="string" calcext:value-type="string">
            <text:p>BIR6</text:p>
          </table:table-cell>
          <table:table-cell office:value-type="string" calcext:value-type="string">
            <text:p>M</text:p>
          </table:table-cell>
          <table:table-cell office:value-type="float" office:value="1.53187723081881" calcext:value-type="float">
            <text:p>1.5319</text:p>
          </table:table-cell>
          <table:table-cell office:value-type="float" office:value="-0.055722686172099" calcext:value-type="float">
            <text:p>-0.0557</text:p>
          </table:table-cell>
          <table:table-cell office:value-type="float" office:value="-0.0363754255569908" calcext:value-type="float">
            <text:p>-0.0364</text:p>
          </table:table-cell>
          <table:table-cell office:value-type="float" office:value="1.17587271749494" calcext:value-type="float">
            <text:p>1.1759</text:p>
          </table:table-cell>
          <table:table-cell office:value-type="float" office:value="-9.09385638924771" calcext:value-type="float">
            <text:p>-9.0939</text:p>
          </table:table-cell>
          <table:table-cell office:value-type="float" office:value="-2.14159441752908" calcext:value-type="float">
            <text:p>-2.1416</text:p>
          </table:table-cell>
          <table:table-cell office:value-type="float" office:value="0.734761737743039" calcext:value-type="float">
            <text:p>0.7348</text:p>
          </table:table-cell>
          <table:table-cell table:style-name="ce24" table:formula="of:=ABS([.F933])" office:value-type="float" office:value="0.0363754255569908" calcext:value-type="float">
            <text:p>0.036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3810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83804059993293" calcext:value-type="float">
            <text:p>1.8380</text:p>
          </table:table-cell>
          <table:table-cell table:style-name="ce16" office:value-type="float" office:value="-0.0677515369852901" calcext:value-type="float">
            <text:p>-0.0678</text:p>
          </table:table-cell>
          <table:table-cell table:style-name="ce16" office:value-type="float" office:value="-0.0368607401750333" calcext:value-type="float">
            <text:p>-0.0369</text:p>
          </table:table-cell>
          <table:table-cell table:style-name="ce16" office:value-type="float" office:value="0.371212705154867" calcext:value-type="float">
            <text:p>0.3712</text:p>
          </table:table-cell>
          <table:table-cell table:style-name="ce16" office:value-type="float" office:value="-9.21518504375833" calcext:value-type="float">
            <text:p>-9.2152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49139481046873" calcext:value-type="float">
            <text:p>0.6491</text:p>
          </table:table-cell>
          <table:table-cell table:style-name="ce22" table:formula="of:=ABS([.F934])" office:value-type="float" office:value="0.0368607401750333" calcext:value-type="float">
            <text:p>0.0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04930</text:p>
          </table:table-cell>
          <table:table-cell office:value-type="string" calcext:value-type="string">
            <text:p>ALA1</text:p>
          </table:table-cell>
          <table:table-cell office:value-type="string" calcext:value-type="string">
            <text:p>M</text:p>
          </table:table-cell>
          <table:table-cell office:value-type="float" office:value="3.97831562008456" calcext:value-type="float">
            <text:p>3.9783</text:p>
          </table:table-cell>
          <table:table-cell office:value-type="float" office:value="-0.146818663280266" calcext:value-type="float">
            <text:p>-0.1468</text:p>
          </table:table-cell>
          <table:table-cell office:value-type="float" office:value="-0.0369047298658384" calcext:value-type="float">
            <text:p>-0.0369</text:p>
          </table:table-cell>
          <table:table-cell office:value-type="float" office:value="3.79514014410215" calcext:value-type="float">
            <text:p>3.7951</text:p>
          </table:table-cell>
          <table:table-cell office:value-type="float" office:value="-9.2261824664596" calcext:value-type="float">
            <text:p>-9.2262</text:p>
          </table:table-cell>
          <table:table-cell office:value-type="float" office:value="-0.401835270700919" calcext:value-type="float">
            <text:p>-0.4018</text:p>
          </table:table-cell>
          <table:table-cell office:value-type="float" office:value="0.620209224178121" calcext:value-type="float">
            <text:p>0.6202</text:p>
          </table:table-cell>
          <table:table-cell table:style-name="ce24" table:formula="of:=ABS([.F935])" office:value-type="float" office:value="0.0369047298658384" calcext:value-type="float">
            <text:p>0.03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3G60520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7.81215629278929" calcext:value-type="float">
            <text:p>7.8122</text:p>
          </table:table-cell>
          <table:table-cell table:style-name="ce16" office:value-type="float" office:value="-0.291468326148072" calcext:value-type="float">
            <text:p>-0.2915</text:p>
          </table:table-cell>
          <table:table-cell table:style-name="ce16" office:value-type="float" office:value="-0.0373095871644428" calcext:value-type="float">
            <text:p>-0.0373</text:p>
          </table:table-cell>
          <table:table-cell table:style-name="ce16" office:value-type="float" office:value="0.768678625573123" calcext:value-type="float">
            <text:p>0.7687</text:p>
          </table:table-cell>
          <table:table-cell table:style-name="ce16" office:value-type="float" office:value="-9.32739679111069" calcext:value-type="float">
            <text:p>-9.3274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9574949585915" calcext:value-type="float">
            <text:p>0.6957</text:p>
          </table:table-cell>
          <table:table-cell table:style-name="ce22" table:formula="of:=ABS([.F936])" office:value-type="float" office:value="0.0373095871644428" calcext:value-type="float">
            <text:p>0.03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16720</text:p>
          </table:table-cell>
          <table:table-cell office:value-type="string" calcext:value-type="string">
            <text:p>MYB7</text:p>
          </table:table-cell>
          <table:table-cell office:value-type="string" calcext:value-type="string">
            <text:p>M</text:p>
          </table:table-cell>
          <table:table-cell office:value-type="float" office:value="9.6299743206991" calcext:value-type="float">
            <text:p>9.6300</text:p>
          </table:table-cell>
          <table:table-cell office:value-type="float" office:value="-0.3614910345575" calcext:value-type="float">
            <text:p>-0.3615</text:p>
          </table:table-cell>
          <table:table-cell office:value-type="float" office:value="-0.0375381099179564" calcext:value-type="float">
            <text:p>-0.0375</text:p>
          </table:table-cell>
          <table:table-cell office:value-type="float" office:value="2.216648256016" calcext:value-type="float">
            <text:p>2.2166</text:p>
          </table:table-cell>
          <table:table-cell office:value-type="float" office:value="-9.3845274794891" calcext:value-type="float">
            <text:p>-9.3845</text:p>
          </table:table-cell>
          <table:table-cell office:value-type="float" office:value="-0.794271334985986" calcext:value-type="float">
            <text:p>-0.7943</text:p>
          </table:table-cell>
          <table:table-cell office:value-type="float" office:value="0.612612203732868" calcext:value-type="float">
            <text:p>0.6126</text:p>
          </table:table-cell>
          <table:table-cell table:style-name="ce24" table:formula="of:=ABS([.F937])" office:value-type="float" office:value="0.0375381099179564" calcext:value-type="float">
            <text:p>0.0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5G62020</text:p>
          </table:table-cell>
          <table:table-cell office:value-type="string" calcext:value-type="string">
            <text:p>HSFB2A</text:p>
          </table:table-cell>
          <table:table-cell office:value-type="string" calcext:value-type="string">
            <text:p>M</text:p>
          </table:table-cell>
          <table:table-cell office:value-type="float" office:value="3.70270935229556" calcext:value-type="float">
            <text:p>3.7027</text:p>
          </table:table-cell>
          <table:table-cell office:value-type="float" office:value="-0.142988523469328" calcext:value-type="float">
            <text:p>-0.1430</text:p>
          </table:table-cell>
          <table:table-cell office:value-type="float" office:value="-0.0386172691034148" calcext:value-type="float">
            <text:p>-0.0386</text:p>
          </table:table-cell>
          <table:table-cell office:value-type="float" office:value="1.53890864119105" calcext:value-type="float">
            <text:p>1.5389</text:p>
          </table:table-cell>
          <table:table-cell office:value-type="float" office:value="-9.6543172758537" calcext:value-type="float">
            <text:p>-9.6543</text:p>
          </table:table-cell>
          <table:table-cell office:value-type="float" office:value="-1.42410027309935" calcext:value-type="float">
            <text:p>-1.4241</text:p>
          </table:table-cell>
          <table:table-cell office:value-type="float" office:value="0.871358776753627" calcext:value-type="float">
            <text:p>0.8714</text:p>
          </table:table-cell>
          <table:table-cell table:style-name="ce24" table:formula="of:=ABS([.F938])" office:value-type="float" office:value="0.0386172691034148" calcext:value-type="float">
            <text:p>0.038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AT5G01542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3.0829156136131" calcext:value-type="float">
            <text:p>3.0829</text:p>
          </table:table-cell>
          <table:table-cell table:style-name="ce16" office:value-type="float" office:value="-0.120258207498136" calcext:value-type="float">
            <text:p>-0.1203</text:p>
          </table:table-cell>
          <table:table-cell table:style-name="ce16" office:value-type="float" office:value="-0.0390079465578352" calcext:value-type="float">
            <text:p>-0.0390</text:p>
          </table:table-cell>
          <table:table-cell table:style-name="ce16" office:value-type="float" office:value="0.953069422929697" calcext:value-type="float">
            <text:p>0.9531</text:p>
          </table:table-cell>
          <table:table-cell table:style-name="ce16" office:value-type="float" office:value="-9.75198663945881" calcext:value-type="float">
            <text:p>-9.7520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14520262431764" calcext:value-type="float">
            <text:p>0.6145</text:p>
          </table:table-cell>
          <table:table-cell table:style-name="ce22" table:formula="of:=ABS([.F939])" office:value-type="float" office:value="0.0390079465578352" calcext:value-type="float">
            <text:p>0.039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22270</text:p>
          </table:table-cell>
          <table:table-cell office:value-type="string" calcext:value-type="string">
            <text:p>M</text:p>
          </table:table-cell>
          <table:table-cell office:value-type="float" office:value="16.4045357628094" calcext:value-type="float">
            <text:p>16.4045</text:p>
          </table:table-cell>
          <table:table-cell office:value-type="float" office:value="-0.640829309043213" calcext:value-type="float">
            <text:p>-0.6408</text:p>
          </table:table-cell>
          <table:table-cell office:value-type="float" office:value="-0.03906415386018" calcext:value-type="float">
            <text:p>-0.0391</text:p>
          </table:table-cell>
          <table:table-cell office:value-type="float" office:value="1.38135960196269" calcext:value-type="float">
            <text:p>1.3814</text:p>
          </table:table-cell>
          <table:table-cell office:value-type="float" office:value="-9.76603846504501" calcext:value-type="float">
            <text:p>-9.7660</text:p>
          </table:table-cell>
          <table:table-cell office:value-type="float" office:value="-1.77096543727042" calcext:value-type="float">
            <text:p>-1.7710</text:p>
          </table:table-cell>
          <table:table-cell office:value-type="float" office:value="0.601515571819563" calcext:value-type="float">
            <text:p>0.6015</text:p>
          </table:table-cell>
          <table:table-cell table:style-name="ce24" table:formula="of:=ABS([.F940])" office:value-type="float" office:value="0.03906415386018" calcext:value-type="float">
            <text:p>0.039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1G67490</text:p>
          </table:table-cell>
          <table:table-cell table:style-name="ce4" office:value-type="string" calcext:value-type="string">
            <text:p>GCS1</text:p>
          </table:table-cell>
          <table:table-cell table:style-name="ce13" office:value-type="string" calcext:value-type="string">
            <text:p>M</text:p>
          </table:table-cell>
          <table:table-cell table:style-name="ce19" office:value-type="float" office:value="3.47917623286422" calcext:value-type="float">
            <text:p>3.4792</text:p>
          </table:table-cell>
          <table:table-cell table:style-name="ce19" office:value-type="float" office:value="-0.137175811011685" calcext:value-type="float">
            <text:p>-0.1372</text:p>
          </table:table-cell>
          <table:table-cell table:style-name="ce19" office:value-type="float" office:value="-0.0394276696063642" calcext:value-type="float">
            <text:p>-0.0394</text:p>
          </table:table-cell>
          <table:table-cell table:style-name="ce19" office:value-type="float" office:value="4.60729027149083" calcext:value-type="float">
            <text:p>4.6073</text:p>
          </table:table-cell>
          <table:table-cell table:style-name="ce19" office:value-type="float" office:value="-9.85691740159105" calcext:value-type="float">
            <text:p>-9.8569</text:p>
          </table:table-cell>
          <table:table-cell table:style-name="ce19" office:value-type="float" office:value="-0.347291867772658" calcext:value-type="float">
            <text:p>-0.3473</text:p>
          </table:table-cell>
          <table:table-cell table:style-name="ce19" office:value-type="float" office:value="0.647001891313171" calcext:value-type="float">
            <text:p>0.6470</text:p>
          </table:table-cell>
          <table:table-cell table:style-name="ce25" table:formula="of:=ABS([.F941])" office:value-type="float" office:value="0.0394276696063642" calcext:value-type="float">
            <text:p>0.0394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80520</text:p>
          </table:table-cell>
          <table:table-cell office:value-type="string" calcext:value-type="string">
            <text:p>M</text:p>
          </table:table-cell>
          <table:table-cell office:value-type="float" office:value="2.88036406684065" calcext:value-type="float">
            <text:p>2.8804</text:p>
          </table:table-cell>
          <table:table-cell office:value-type="float" office:value="-0.11653661907719" calcext:value-type="float">
            <text:p>-0.1165</text:p>
          </table:table-cell>
          <table:table-cell office:value-type="float" office:value="-0.0404589893405432" calcext:value-type="float">
            <text:p>-0.0405</text:p>
          </table:table-cell>
          <table:table-cell office:value-type="float" office:value="2.19103603486855" calcext:value-type="float">
            <text:p>2.1910</text:p>
          </table:table-cell>
          <table:table-cell office:value-type="float" office:value="-10.1147473351358" calcext:value-type="float">
            <text:p>-10.1147</text:p>
          </table:table-cell>
          <table:table-cell office:value-type="float" office:value="-0.893362814961916" calcext:value-type="float">
            <text:p>-0.8934</text:p>
          </table:table-cell>
          <table:table-cell office:value-type="float" office:value="0.617878582242055" calcext:value-type="float">
            <text:p>0.6179</text:p>
          </table:table-cell>
          <table:table-cell table:style-name="ce24" table:formula="of:=ABS([.F942])" office:value-type="float" office:value="0.0404589893405432" calcext:value-type="float">
            <text:p>0.04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18330</text:p>
          </table:table-cell>
          <table:table-cell office:value-type="string" calcext:value-type="string">
            <text:p>RVE7</text:p>
          </table:table-cell>
          <table:table-cell office:value-type="string" calcext:value-type="string">
            <text:p>M</text:p>
          </table:table-cell>
          <table:table-cell office:value-type="float" office:value="5.25310880985006" calcext:value-type="float">
            <text:p>5.2531</text:p>
          </table:table-cell>
          <table:table-cell office:value-type="float" office:value="-0.212908485403144" calcext:value-type="float">
            <text:p>-0.2129</text:p>
          </table:table-cell>
          <table:table-cell office:value-type="float" office:value="-0.0405299972092566" calcext:value-type="float">
            <text:p>-0.0405</text:p>
          </table:table-cell>
          <table:table-cell office:value-type="float" office:value="1.34755987449938" calcext:value-type="float">
            <text:p>1.3476</text:p>
          </table:table-cell>
          <table:table-cell office:value-type="float" office:value="-10.1324993023141" calcext:value-type="float">
            <text:p>-10.1325</text:p>
          </table:table-cell>
          <table:table-cell office:value-type="float" office:value="-2.01109120131327" calcext:value-type="float">
            <text:p>-2.0111</text:p>
          </table:table-cell>
          <table:table-cell office:value-type="float" office:value="0.617361222354211" calcext:value-type="float">
            <text:p>0.6174</text:p>
          </table:table-cell>
          <table:table-cell table:style-name="ce24" table:formula="of:=ABS([.F943])" office:value-type="float" office:value="0.0405299972092566" calcext:value-type="float">
            <text:p>0.0405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string" calcext:value-type="string">
            <text:p>AT1G32700</text:p>
          </table:table-cell>
          <table:table-cell table:style-name="ce13" office:value-type="string" calcext:value-type="string">
            <text:p>M</text:p>
          </table:table-cell>
          <table:table-cell table:style-name="ce19" office:value-type="float" office:value="40.6888256251332" calcext:value-type="float">
            <text:p>40.6888</text:p>
          </table:table-cell>
          <table:table-cell table:style-name="ce19" office:value-type="float" office:value="-1.65446932010655" calcext:value-type="float">
            <text:p>-1.6545</text:p>
          </table:table-cell>
          <table:table-cell table:style-name="ce19" office:value-type="float" office:value="-0.0406615156541799" calcext:value-type="float">
            <text:p>-0.0407</text:p>
          </table:table-cell>
          <table:table-cell table:style-name="ce19" office:value-type="float" office:value="4.29107656784102" calcext:value-type="float">
            <text:p>4.2911</text:p>
          </table:table-cell>
          <table:table-cell table:style-name="ce19" office:value-type="float" office:value="-10.165378913545" calcext:value-type="float">
            <text:p>-10.1654</text:p>
          </table:table-cell>
          <table:table-cell table:style-name="ce19" office:value-type="float" office:value="-0.390047972827764" calcext:value-type="float">
            <text:p>-0.3900</text:p>
          </table:table-cell>
          <table:table-cell table:style-name="ce19" office:value-type="float" office:value="0.677286483227063" calcext:value-type="float">
            <text:p>0.6773</text:p>
          </table:table-cell>
          <table:table-cell table:style-name="ce25" table:formula="of:=ABS([.F944])" office:value-type="float" office:value="0.0406615156541799" calcext:value-type="float">
            <text:p>0.040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48745</text:p>
          </table:table-cell>
          <table:table-cell office:value-type="string" calcext:value-type="string">
            <text:p>M</text:p>
          </table:table-cell>
          <table:table-cell office:value-type="float" office:value="4.73134214431292" calcext:value-type="float">
            <text:p>4.7313</text:p>
          </table:table-cell>
          <table:table-cell office:value-type="float" office:value="-0.192610077406709" calcext:value-type="float">
            <text:p>-0.1926</text:p>
          </table:table-cell>
          <table:table-cell office:value-type="float" office:value="-0.0407093952480749" calcext:value-type="float">
            <text:p>-0.0407</text:p>
          </table:table-cell>
          <table:table-cell office:value-type="float" office:value="1.16405402141854" calcext:value-type="float">
            <text:p>1.1641</text:p>
          </table:table-cell>
          <table:table-cell office:value-type="float" office:value="-10.1773488120187" calcext:value-type="float">
            <text:p>-10.1773</text:p>
          </table:table-cell>
          <table:table-cell office:value-type="float" office:value="-2.99196760444888" calcext:value-type="float">
            <text:p>-2.9920</text:p>
          </table:table-cell>
          <table:table-cell office:value-type="float" office:value="0.765256488360442" calcext:value-type="float">
            <text:p>0.7653</text:p>
          </table:table-cell>
          <table:table-cell table:style-name="ce24" table:formula="of:=ABS([.F945])" office:value-type="float" office:value="0.0407093952480749" calcext:value-type="float">
            <text:p>0.04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5G24105</text:p>
          </table:table-cell>
          <table:table-cell table:style-name="ce2" office:value-type="string" calcext:value-type="string">
            <text:p>AGP41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float" office:value="1.51376605056717" calcext:value-type="float">
            <text:p>1.5138</text:p>
          </table:table-cell>
          <table:table-cell table:style-name="ce16" office:value-type="float" office:value="-0.0620074044770151" calcext:value-type="float">
            <text:p>-0.0620</text:p>
          </table:table-cell>
          <table:table-cell table:style-name="ce16" office:value-type="float" office:value="-0.0409623431928483" calcext:value-type="float">
            <text:p>-0.0410</text:p>
          </table:table-cell>
          <table:table-cell table:style-name="ce16" office:value-type="float" office:value="0.872789846028859" calcext:value-type="float">
            <text:p>0.8728</text:p>
          </table:table-cell>
          <table:table-cell table:style-name="ce16" office:value-type="float" office:value="-10.2405857982121" calcext:value-type="float">
            <text:p>-10.2406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float" office:value="0.678346055746679" calcext:value-type="float">
            <text:p>0.6783</text:p>
          </table:table-cell>
          <table:table-cell table:style-name="ce22" table:formula="of:=ABS([.F946])" office:value-type="float" office:value="0.0409623431928483" calcext:value-type="float">
            <text:p>0.041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20010</text:p>
          </table:table-cell>
          <table:table-cell office:value-type="string" calcext:value-type="string">
            <text:p>M</text:p>
          </table:table-cell>
          <table:table-cell office:value-type="float" office:value="1.29197124807609" calcext:value-type="float">
            <text:p>1.2920</text:p>
          </table:table-cell>
          <table:table-cell office:value-type="float" office:value="-0.0542298003229909" calcext:value-type="float">
            <text:p>-0.0542</text:p>
          </table:table-cell>
          <table:table-cell office:value-type="float" office:value="-0.0419744637535439" calcext:value-type="float">
            <text:p>-0.0420</text:p>
          </table:table-cell>
          <table:table-cell office:value-type="float" office:value="2.28558167155473" calcext:value-type="float">
            <text:p>2.2856</text:p>
          </table:table-cell>
          <table:table-cell office:value-type="float" office:value="-10.493615938386" calcext:value-type="float">
            <text:p>-10.4936</text:p>
          </table:table-cell>
          <table:table-cell office:value-type="float" office:value="-0.886625770763541" calcext:value-type="float">
            <text:p>-0.8866</text:p>
          </table:table-cell>
          <table:table-cell office:value-type="float" office:value="0.761271063670603" calcext:value-type="float">
            <text:p>0.7613</text:p>
          </table:table-cell>
          <table:table-cell table:style-name="ce24" table:formula="of:=ABS([.F947])" office:value-type="float" office:value="0.0419744637535439" calcext:value-type="float">
            <text:p>0.042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49320</text:p>
          </table:table-cell>
          <table:table-cell office:value-type="string" calcext:value-type="string">
            <text:p>M</text:p>
          </table:table-cell>
          <table:table-cell office:value-type="float" office:value="6.47859690680718" calcext:value-type="float">
            <text:p>6.4786</text:p>
          </table:table-cell>
          <table:table-cell office:value-type="float" office:value="-0.281592944131178" calcext:value-type="float">
            <text:p>-0.2816</text:p>
          </table:table-cell>
          <table:table-cell office:value-type="float" office:value="-0.0434651126133968" calcext:value-type="float">
            <text:p>-0.0435</text:p>
          </table:table-cell>
          <table:table-cell office:value-type="float" office:value="2.55644286969115" calcext:value-type="float">
            <text:p>2.5564</text:p>
          </table:table-cell>
          <table:table-cell office:value-type="float" office:value="-10.8662781533492" calcext:value-type="float">
            <text:p>-10.8663</text:p>
          </table:table-cell>
          <table:table-cell office:value-type="float" office:value="-0.798503152316346" calcext:value-type="float">
            <text:p>-0.7985</text:p>
          </table:table-cell>
          <table:table-cell office:value-type="float" office:value="0.798002390145633" calcext:value-type="float">
            <text:p>0.7980</text:p>
          </table:table-cell>
          <table:table-cell table:style-name="ce24" table:formula="of:=ABS([.F948])" office:value-type="float" office:value="0.0434651126133968" calcext:value-type="float">
            <text:p>0.0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31050</text:p>
          </table:table-cell>
          <table:table-cell office:value-type="string" calcext:value-type="string">
            <text:p>BHLH111</text:p>
          </table:table-cell>
          <table:table-cell office:value-type="string" calcext:value-type="string">
            <text:p>M</text:p>
          </table:table-cell>
          <table:table-cell office:value-type="float" office:value="1.79471515887288" calcext:value-type="float">
            <text:p>1.7947</text:p>
          </table:table-cell>
          <table:table-cell office:value-type="float" office:value="-0.0827612359680143" calcext:value-type="float">
            <text:p>-0.0828</text:p>
          </table:table-cell>
          <table:table-cell office:value-type="float" office:value="-0.0461138557608161" calcext:value-type="float">
            <text:p>-0.0461</text:p>
          </table:table-cell>
          <table:table-cell office:value-type="float" office:value="1.4085813540648" calcext:value-type="float">
            <text:p>1.4086</text:p>
          </table:table-cell>
          <table:table-cell office:value-type="float" office:value="-11.528463940204" calcext:value-type="float">
            <text:p>-11.5285</text:p>
          </table:table-cell>
          <table:table-cell office:value-type="float" office:value="-2.46152158880246" calcext:value-type="float">
            <text:p>-2.4615</text:p>
          </table:table-cell>
          <table:table-cell office:value-type="float" office:value="0.812518130468146" calcext:value-type="float">
            <text:p>0.8125</text:p>
          </table:table-cell>
          <table:table-cell table:style-name="ce24" table:formula="of:=ABS([.F949])" office:value-type="float" office:value="0.0461138557608161" calcext:value-type="float">
            <text:p>0.0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06740</text:p>
          </table:table-cell>
          <table:table-cell office:value-type="string" calcext:value-type="string">
            <text:p>MUG3</text:p>
          </table:table-cell>
          <table:table-cell office:value-type="string" calcext:value-type="string">
            <text:p>M</text:p>
          </table:table-cell>
          <table:table-cell office:value-type="float" office:value="1.24764966743563" calcext:value-type="float">
            <text:p>1.2476</text:p>
          </table:table-cell>
          <table:table-cell office:value-type="float" office:value="-0.0582994325061801" calcext:value-type="float">
            <text:p>-0.0583</text:p>
          </table:table-cell>
          <table:table-cell office:value-type="float" office:value="-0.0467274059600453" calcext:value-type="float">
            <text:p>-0.0467</text:p>
          </table:table-cell>
          <table:table-cell office:value-type="float" office:value="2.92039463090677" calcext:value-type="float">
            <text:p>2.9204</text:p>
          </table:table-cell>
          <table:table-cell office:value-type="float" office:value="-11.6818514900113" calcext:value-type="float">
            <text:p>-11.6819</text:p>
          </table:table-cell>
          <table:table-cell office:value-type="float" office:value="-0.736988068886584" calcext:value-type="float">
            <text:p>-0.7370</text:p>
          </table:table-cell>
          <table:table-cell office:value-type="float" office:value="0.64867435949923" calcext:value-type="float">
            <text:p>0.6487</text:p>
          </table:table-cell>
          <table:table-cell table:style-name="ce24" table:formula="of:=ABS([.F950])" office:value-type="float" office:value="0.0467274059600453" calcext:value-type="float">
            <text:p>0.046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32690</text:p>
          </table:table-cell>
          <table:table-cell office:value-type="string" calcext:value-type="string">
            <text:p>M</text:p>
          </table:table-cell>
          <table:table-cell office:value-type="float" office:value="4.9993550661565" calcext:value-type="float">
            <text:p>4.9994</text:p>
          </table:table-cell>
          <table:table-cell office:value-type="float" office:value="-0.240180737879268" calcext:value-type="float">
            <text:p>-0.2402</text:p>
          </table:table-cell>
          <table:table-cell office:value-type="float" office:value="-0.0480423444026189" calcext:value-type="float">
            <text:p>-0.0480</text:p>
          </table:table-cell>
          <table:table-cell office:value-type="float" office:value="1.80880619528156" calcext:value-type="float">
            <text:p>1.8088</text:p>
          </table:table-cell>
          <table:table-cell office:value-type="float" office:value="-12.0105861006547" calcext:value-type="float">
            <text:p>-12.0106</text:p>
          </table:table-cell>
          <table:table-cell office:value-type="float" office:value="-1.57349367746772" calcext:value-type="float">
            <text:p>-1.5735</text:p>
          </table:table-cell>
          <table:table-cell office:value-type="float" office:value="0.601237346447413" calcext:value-type="float">
            <text:p>0.6012</text:p>
          </table:table-cell>
          <table:table-cell table:style-name="ce24" table:formula="of:=ABS([.F951])" office:value-type="float" office:value="0.0480423444026189" calcext:value-type="float">
            <text:p>0.048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44890</text:p>
          </table:table-cell>
          <table:table-cell office:value-type="string" calcext:value-type="string">
            <text:p>M</text:p>
          </table:table-cell>
          <table:table-cell office:value-type="float" office:value="2.92656023956175" calcext:value-type="float">
            <text:p>2.9266</text:p>
          </table:table-cell>
          <table:table-cell office:value-type="float" office:value="-0.15281423707704" calcext:value-type="float">
            <text:p>-0.1528</text:p>
          </table:table-cell>
          <table:table-cell office:value-type="float" office:value="-0.0522163306298196" calcext:value-type="float">
            <text:p>-0.0522</text:p>
          </table:table-cell>
          <table:table-cell office:value-type="float" office:value="3.43101726653362" calcext:value-type="float">
            <text:p>3.4310</text:p>
          </table:table-cell>
          <table:table-cell office:value-type="float" office:value="-13.0540826574549" calcext:value-type="float">
            <text:p>-13.0541</text:p>
          </table:table-cell>
          <table:table-cell office:value-type="float" office:value="-0.690760144274966" calcext:value-type="float">
            <text:p>-0.6908</text:p>
          </table:table-cell>
          <table:table-cell office:value-type="float" office:value="0.601468737238813" calcext:value-type="float">
            <text:p>0.6015</text:p>
          </table:table-cell>
          <table:table-cell table:style-name="ce24" table:formula="of:=ABS([.F952])" office:value-type="float" office:value="0.0522163306298196" calcext:value-type="float">
            <text:p>0.0522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3G56260</text:p>
          </table:table-cell>
          <table:table-cell office:value-type="string" calcext:value-type="string">
            <text:p>M</text:p>
          </table:table-cell>
          <table:table-cell office:value-type="float" office:value="3.13900522666299" calcext:value-type="float">
            <text:p>3.1390</text:p>
          </table:table-cell>
          <table:table-cell office:value-type="float" office:value="-0.167787511331548" calcext:value-type="float">
            <text:p>-0.1678</text:p>
          </table:table-cell>
          <table:table-cell office:value-type="float" office:value="-0.0534524472614273" calcext:value-type="float">
            <text:p>-0.0535</text:p>
          </table:table-cell>
          <table:table-cell office:value-type="float" office:value="1.99346027339531" calcext:value-type="float">
            <text:p>1.9935</text:p>
          </table:table-cell>
          <table:table-cell office:value-type="float" office:value="-13.3631118153568" calcext:value-type="float">
            <text:p>-13.3631</text:p>
          </table:table-cell>
          <table:table-cell office:value-type="float" office:value="-1.6009822281445" calcext:value-type="float">
            <text:p>-1.6010</text:p>
          </table:table-cell>
          <table:table-cell office:value-type="float" office:value="0.663312739239418" calcext:value-type="float">
            <text:p>0.6633</text:p>
          </table:table-cell>
          <table:table-cell table:style-name="ce24" table:formula="of:=ABS([.F953])" office:value-type="float" office:value="0.0534524472614273" calcext:value-type="float">
            <text:p>0.0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75580</text:p>
          </table:table-cell>
          <table:table-cell office:value-type="string" calcext:value-type="string">
            <text:p>SAUR51</text:p>
          </table:table-cell>
          <table:table-cell office:value-type="string" calcext:value-type="string">
            <text:p>M</text:p>
          </table:table-cell>
          <table:table-cell office:value-type="float" office:value="5.93059864877086" calcext:value-type="float">
            <text:p>5.9306</text:p>
          </table:table-cell>
          <table:table-cell office:value-type="float" office:value="-0.333563358386707" calcext:value-type="float">
            <text:p>-0.3336</text:p>
          </table:table-cell>
          <table:table-cell office:value-type="float" office:value="-0.0562444667294826" calcext:value-type="float">
            <text:p>-0.0562</text:p>
          </table:table-cell>
          <table:table-cell office:value-type="float" office:value="1.26973248318564" calcext:value-type="float">
            <text:p>1.2697</text:p>
          </table:table-cell>
          <table:table-cell office:value-type="float" office:value="-14.0611166823706" calcext:value-type="float">
            <text:p>-14.0611</text:p>
          </table:table-cell>
          <table:table-cell office:value-type="string" calcext:value-type="string">
            <text:p>NA</text:p>
          </table:table-cell>
          <table:table-cell office:value-type="float" office:value="0.809104558756941" calcext:value-type="float">
            <text:p>0.8091</text:p>
          </table:table-cell>
          <table:table-cell table:style-name="ce24" table:formula="of:=ABS([.F954])" office:value-type="float" office:value="0.0562444667294826" calcext:value-type="float">
            <text:p>0.05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4G28320</text:p>
          </table:table-cell>
          <table:table-cell table:style-name="ce4" office:value-type="string" calcext:value-type="string">
            <text:p>MAN5</text:p>
          </table:table-cell>
          <table:table-cell table:style-name="ce13" office:value-type="string" calcext:value-type="string">
            <text:p>M</text:p>
          </table:table-cell>
          <table:table-cell table:style-name="ce19" office:value-type="float" office:value="1.93630506754389" calcext:value-type="float">
            <text:p>1.9363</text:p>
          </table:table-cell>
          <table:table-cell table:style-name="ce19" office:value-type="float" office:value="-0.110270768986942" calcext:value-type="float">
            <text:p>-0.1103</text:p>
          </table:table-cell>
          <table:table-cell table:style-name="ce19" office:value-type="float" office:value="-0.0569490680137584" calcext:value-type="float">
            <text:p>-0.0569</text:p>
          </table:table-cell>
          <table:table-cell table:style-name="ce19" office:value-type="float" office:value="4.24662416416925" calcext:value-type="float">
            <text:p>4.2466</text:p>
          </table:table-cell>
          <table:table-cell table:style-name="ce19" office:value-type="float" office:value="-14.2372670034396" calcext:value-type="float">
            <text:p>-14.2373</text:p>
          </table:table-cell>
          <table:table-cell table:style-name="ce19" office:value-type="float" office:value="-0.589139705873695" calcext:value-type="float">
            <text:p>-0.5891</text:p>
          </table:table-cell>
          <table:table-cell table:style-name="ce19" office:value-type="float" office:value="0.705473017237554" calcext:value-type="float">
            <text:p>0.7055</text:p>
          </table:table-cell>
          <table:table-cell table:style-name="ce25" table:formula="of:=ABS([.F955])" office:value-type="float" office:value="0.0569490680137584" calcext:value-type="float">
            <text:p>0.0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1G68552</text:p>
          </table:table-cell>
          <table:table-cell office:value-type="string" calcext:value-type="string">
            <text:p>CPuORF53</text:p>
          </table:table-cell>
          <table:table-cell office:value-type="string" calcext:value-type="string">
            <text:p>M</text:p>
          </table:table-cell>
          <table:table-cell office:value-type="float" office:value="8.64305593428765" calcext:value-type="float">
            <text:p>8.6431</text:p>
          </table:table-cell>
          <table:table-cell office:value-type="float" office:value="-0.500416769084827" calcext:value-type="float">
            <text:p>-0.5004</text:p>
          </table:table-cell>
          <table:table-cell office:value-type="float" office:value="-0.0578981291905837" calcext:value-type="float">
            <text:p>-0.0579</text:p>
          </table:table-cell>
          <table:table-cell office:value-type="float" office:value="2.6952592143681" calcext:value-type="float">
            <text:p>2.6953</text:p>
          </table:table-cell>
          <table:table-cell office:value-type="float" office:value="-14.4745322976459" calcext:value-type="float">
            <text:p>-14.4745</text:p>
          </table:table-cell>
          <table:table-cell office:value-type="float" office:value="-1.1110303958035" calcext:value-type="float">
            <text:p>-1.1110</text:p>
          </table:table-cell>
          <table:table-cell office:value-type="float" office:value="0.61450842178444" calcext:value-type="float">
            <text:p>0.6145</text:p>
          </table:table-cell>
          <table:table-cell table:style-name="ce24" table:formula="of:=ABS([.F956])" office:value-type="float" office:value="0.0578981291905837" calcext:value-type="float">
            <text:p>0.0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4G27940</text:p>
          </table:table-cell>
          <table:table-cell office:value-type="string" calcext:value-type="string">
            <text:p>MTM1</text:p>
          </table:table-cell>
          <table:table-cell office:value-type="string" calcext:value-type="string">
            <text:p>M</text:p>
          </table:table-cell>
          <table:table-cell office:value-type="float" office:value="2.47808286016763" calcext:value-type="float">
            <text:p>2.4781</text:p>
          </table:table-cell>
          <table:table-cell office:value-type="float" office:value="-0.14753910535725" calcext:value-type="float">
            <text:p>-0.1475</text:p>
          </table:table-cell>
          <table:table-cell office:value-type="float" office:value="-0.0595375997020816" calcext:value-type="float">
            <text:p>-0.0595</text:p>
          </table:table-cell>
          <table:table-cell office:value-type="float" office:value="3.6499270918287" calcext:value-type="float">
            <text:p>3.6499</text:p>
          </table:table-cell>
          <table:table-cell office:value-type="float" office:value="-14.8843999255204" calcext:value-type="float">
            <text:p>-14.8844</text:p>
          </table:table-cell>
          <table:table-cell office:value-type="float" office:value="-0.755843420490941" calcext:value-type="float">
            <text:p>-0.7558</text:p>
          </table:table-cell>
          <table:table-cell office:value-type="float" office:value="0.771527543407616" calcext:value-type="float">
            <text:p>0.7715</text:p>
          </table:table-cell>
          <table:table-cell table:style-name="ce24" table:formula="of:=ABS([.F957])" office:value-type="float" office:value="0.0595375997020816" calcext:value-type="float">
            <text:p>0.0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2G21210</text:p>
          </table:table-cell>
          <table:table-cell office:value-type="string" calcext:value-type="string">
            <text:p>SAUR6</text:p>
          </table:table-cell>
          <table:table-cell office:value-type="string" calcext:value-type="string">
            <text:p>M</text:p>
          </table:table-cell>
          <table:table-cell office:value-type="float" office:value="53.6717722321372" calcext:value-type="float">
            <text:p>53.6718</text:p>
          </table:table-cell>
          <table:table-cell office:value-type="float" office:value="-3.2750831042803" calcext:value-type="float">
            <text:p>-3.2751</text:p>
          </table:table-cell>
          <table:table-cell office:value-type="float" office:value="-0.0610205880684384" calcext:value-type="float">
            <text:p>-0.0610</text:p>
          </table:table-cell>
          <table:table-cell office:value-type="float" office:value="2.30195670714847" calcext:value-type="float">
            <text:p>2.3020</text:p>
          </table:table-cell>
          <table:table-cell office:value-type="float" office:value="-15.2551470171096" calcext:value-type="float">
            <text:p>-15.2551</text:p>
          </table:table-cell>
          <table:table-cell office:value-type="float" office:value="-1.56791062605198" calcext:value-type="float">
            <text:p>-1.5679</text:p>
          </table:table-cell>
          <table:table-cell office:value-type="float" office:value="0.862185745129329" calcext:value-type="float">
            <text:p>0.8622</text:p>
          </table:table-cell>
          <table:table-cell table:style-name="ce24" table:formula="of:=ABS([.F958])" office:value-type="float" office:value="0.0610205880684384" calcext:value-type="float">
            <text:p>0.0610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41400</text:p>
          </table:table-cell>
          <table:table-cell office:value-type="string" calcext:value-type="string">
            <text:p>M</text:p>
          </table:table-cell>
          <table:table-cell office:value-type="float" office:value="13.546131382069" calcext:value-type="float">
            <text:p>13.5461</text:p>
          </table:table-cell>
          <table:table-cell office:value-type="float" office:value="-0.89110069499794" calcext:value-type="float">
            <text:p>-0.8911</text:p>
          </table:table-cell>
          <table:table-cell office:value-type="float" office:value="-0.0657826703332799" calcext:value-type="float">
            <text:p>-0.0658</text:p>
          </table:table-cell>
          <table:table-cell office:value-type="float" office:value="2.71631914941059" calcext:value-type="float">
            <text:p>2.7163</text:p>
          </table:table-cell>
          <table:table-cell office:value-type="float" office:value="-16.44566758332" calcext:value-type="float">
            <text:p>-16.4457</text:p>
          </table:table-cell>
          <table:table-cell office:value-type="float" office:value="-1.34168136079122" calcext:value-type="float">
            <text:p>-1.3417</text:p>
          </table:table-cell>
          <table:table-cell office:value-type="float" office:value="0.834746341504621" calcext:value-type="float">
            <text:p>0.8347</text:p>
          </table:table-cell>
          <table:table-cell table:style-name="ce24" table:formula="of:=ABS([.F959])" office:value-type="float" office:value="0.0657826703332799" calcext:value-type="float">
            <text:p>0.0658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8170</text:p>
          </table:table-cell>
          <table:table-cell office:value-type="string" calcext:value-type="string">
            <text:p>M</text:p>
          </table:table-cell>
          <table:table-cell office:value-type="float" office:value="12.119459327022" calcext:value-type="float">
            <text:p>12.1195</text:p>
          </table:table-cell>
          <table:table-cell office:value-type="float" office:value="-0.907638069664797" calcext:value-type="float">
            <text:p>-0.9076</text:p>
          </table:table-cell>
          <table:table-cell office:value-type="float" office:value="-0.0748909703951146" calcext:value-type="float">
            <text:p>-0.0749</text:p>
          </table:table-cell>
          <table:table-cell office:value-type="float" office:value="3.71520394535671" calcext:value-type="float">
            <text:p>3.7152</text:p>
          </table:table-cell>
          <table:table-cell office:value-type="float" office:value="-18.7227425987786" calcext:value-type="float">
            <text:p>-18.7227</text:p>
          </table:table-cell>
          <table:table-cell office:value-type="float" office:value="-1.01144038146942" calcext:value-type="float">
            <text:p>-1.0114</text:p>
          </table:table-cell>
          <table:table-cell office:value-type="float" office:value="0.673844241283349" calcext:value-type="float">
            <text:p>0.6738</text:p>
          </table:table-cell>
          <table:table-cell table:style-name="ce24" table:formula="of:=ABS([.F960])" office:value-type="float" office:value="0.0748909703951146" calcext:value-type="float">
            <text:p>0.0749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1G79160</text:p>
          </table:table-cell>
          <table:table-cell office:value-type="string" calcext:value-type="string">
            <text:p>M</text:p>
          </table:table-cell>
          <table:table-cell office:value-type="float" office:value="9.23370202543169" calcext:value-type="float">
            <text:p>9.2337</text:p>
          </table:table-cell>
          <table:table-cell office:value-type="float" office:value="-0.778214160172042" calcext:value-type="float">
            <text:p>-0.7782</text:p>
          </table:table-cell>
          <table:table-cell office:value-type="float" office:value="-0.0842797567030716" calcext:value-type="float">
            <text:p>-0.0843</text:p>
          </table:table-cell>
          <table:table-cell office:value-type="float" office:value="3.18446583803814" calcext:value-type="float">
            <text:p>3.1845</text:p>
          </table:table-cell>
          <table:table-cell office:value-type="float" office:value="-21.0699391757679" calcext:value-type="float">
            <text:p>-21.0699</text:p>
          </table:table-cell>
          <table:table-cell office:value-type="float" office:value="-1.5634011229217" calcext:value-type="float">
            <text:p>-1.5634</text:p>
          </table:table-cell>
          <table:table-cell office:value-type="float" office:value="0.702767536692947" calcext:value-type="float">
            <text:p>0.7028</text:p>
          </table:table-cell>
          <table:table-cell table:style-name="ce24" table:formula="of:=ABS([.F961])" office:value-type="float" office:value="0.0842797567030716" calcext:value-type="float">
            <text:p>0.0843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T5G01740</text:p>
          </table:table-cell>
          <table:table-cell office:value-type="string" calcext:value-type="string">
            <text:p>M</text:p>
          </table:table-cell>
          <table:table-cell office:value-type="float" office:value="43.7930776518624" calcext:value-type="float">
            <text:p>43.7931</text:p>
          </table:table-cell>
          <table:table-cell office:value-type="float" office:value="-4.1603431642242" calcext:value-type="float">
            <text:p>-4.1603</text:p>
          </table:table-cell>
          <table:table-cell office:value-type="float" office:value="-0.0950000179776647" calcext:value-type="float">
            <text:p>-0.0950</text:p>
          </table:table-cell>
          <table:table-cell office:value-type="float" office:value="3.2878854339021" calcext:value-type="float">
            <text:p>3.2879</text:p>
          </table:table-cell>
          <table:table-cell office:value-type="float" office:value="-23.7500044944162" calcext:value-type="float">
            <text:p>-23.7500</text:p>
          </table:table-cell>
          <table:table-cell office:value-type="float" office:value="-1.84865501951545" calcext:value-type="float">
            <text:p>-1.8487</text:p>
          </table:table-cell>
          <table:table-cell office:value-type="float" office:value="0.714405878246884" calcext:value-type="float">
            <text:p>0.7144</text:p>
          </table:table-cell>
          <table:table-cell table:style-name="ce24" table:formula="of:=ABS([.F962])" office:value-type="float" office:value="0.0950000179776647" calcext:value-type="float">
            <text:p>0.0950</text:p>
          </table:table-cell>
          <table:table-cell table:number-columns-repeated="1013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map neg" table:style-name="ta1">
        <table:table-column table:style-name="co10" table:number-columns-repeated="2" table:default-cell-style-name="Default"/>
        <table:table-column table:style-name="co10" table:default-cell-style-name="ce12"/>
        <table:table-column table:style-name="co10" table:number-columns-repeated="7" table:default-cell-style-name="ce18"/>
        <table:table-column table:style-name="co10" table:number-columns-repeated="1014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  <table:table-cell table:style-name="ce28" office:value-type="string" calcext:value-type="string">
            <text:p>etap</text:p>
          </table:table-cell>
          <table:table-cell table:style-name="ce28" office:value-type="string" calcext:value-type="string">
            <text:p>etap.hat</text:p>
          </table:table-cell>
          <table:table-cell table:style-name="ce28" office:value-type="string" calcext:value-type="string">
            <text:p>gammap</text:p>
          </table:table-cell>
          <table:table-cell table:style-name="ce28" office:value-type="string" calcext:value-type="string">
            <text:p>kappa</text:p>
          </table:table-cell>
          <table:table-cell table:style-name="ce28" office:value-type="string" calcext:value-type="string">
            <text:p>logFCinf</text:p>
          </table:table-cell>
          <table:table-cell table:style-name="ce28" office:value-type="string" calcext:value-type="string">
            <text:p>R2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group</text:p>
          </table:table-cell>
          <table:table-cell table:style-name="ce28" office:value-type="string" calcext:value-type="string">
            <text:p>rhop0</text:p>
          </table:table-cell>
        </table:table-row>
        <table:table-row table:style-name="ro1">
          <table:table-cell office:value-type="string" calcext:value-type="string">
            <text:p>AT2G01520</text:p>
          </table:table-cell>
          <table:table-cell office:value-type="string" calcext:value-type="string">
            <text:p>MLP328</text:p>
          </table:table-cell>
          <table:table-cell office:value-type="string" calcext:value-type="string">
            <text:p>L</text:p>
          </table:table-cell>
          <table:table-cell office:value-type="float" office:value="331.450502907677" calcext:value-type="float">
            <text:p>331.4505</text:p>
          </table:table-cell>
          <table:table-cell office:value-type="float" office:value="-0.000000122189929862278" calcext:value-type="float">
            <text:p>0.0000</text:p>
          </table:table-cell>
          <table:table-cell office:value-type="float" office:value="-0.000000000368652117858795" calcext:value-type="float">
            <text:p>0.0000</text:p>
          </table:table-cell>
          <table:table-cell office:value-type="float" office:value="-10.4458867491864" calcext:value-type="float">
            <text:p>-10.4459</text:p>
          </table:table-cell>
          <table:table-cell office:value-type="float" office:value="-0.0000000921630294646986" calcext:value-type="float">
            <text:p>0.0000</text:p>
          </table:table-cell>
          <table:table-cell office:value-type="float" office:value="0.00000000127287575456163" calcext:value-type="float">
            <text:p>0.0000</text:p>
          </table:table-cell>
          <table:table-cell office:value-type="float" office:value="0.637291755296586" calcext:value-type="float">
            <text:p>0.6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160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L</text:p>
          </table:table-cell>
          <table:table-cell office:value-type="float" office:value="88.4253573534004" calcext:value-type="float">
            <text:p>88.4254</text:p>
          </table:table-cell>
          <table:table-cell office:value-type="float" office:value="-0.0000000386817052500992" calcext:value-type="float">
            <text:p>0.0000</text:p>
          </table:table-cell>
          <table:table-cell office:value-type="float" office:value="-0.000000000437450369530361" calcext:value-type="float">
            <text:p>0.0000</text:p>
          </table:table-cell>
          <table:table-cell office:value-type="float" office:value="-10.4323488601647" calcext:value-type="float">
            <text:p>-10.4323</text:p>
          </table:table-cell>
          <table:table-cell office:value-type="float" office:value="-0.00000010936259238259" calcext:value-type="float">
            <text:p>0.0000</text:p>
          </table:table-cell>
          <table:table-cell office:value-type="float" office:value="0.00000000151238121825876" calcext:value-type="float">
            <text:p>0.0000</text:p>
          </table:table-cell>
          <table:table-cell office:value-type="float" office:value="0.63167290724126" calcext:value-type="float">
            <text:p>0.6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3600</text:p>
          </table:table-cell>
          <table:table-cell office:value-type="string" calcext:value-type="string">
            <text:p>MES2</text:p>
          </table:table-cell>
          <table:table-cell office:value-type="string" calcext:value-type="string">
            <text:p>L</text:p>
          </table:table-cell>
          <table:table-cell office:value-type="float" office:value="222.242285540046" calcext:value-type="float">
            <text:p>222.2423</text:p>
          </table:table-cell>
          <table:table-cell office:value-type="float" office:value="-0.000000310934616491285" calcext:value-type="float">
            <text:p>0.0000</text:p>
          </table:table-cell>
          <table:table-cell office:value-type="float" office:value="-0.00000000139907945841953" calcext:value-type="float">
            <text:p>0.0000</text:p>
          </table:table-cell>
          <table:table-cell office:value-type="float" office:value="-9.75918977172839" calcext:value-type="float">
            <text:p>-9.7592</text:p>
          </table:table-cell>
          <table:table-cell office:value-type="float" office:value="-0.000000349769864604882" calcext:value-type="float">
            <text:p>0.0000</text:p>
          </table:table-cell>
          <table:table-cell office:value-type="float" office:value="0.00000000517062636450045" calcext:value-type="float">
            <text:p>0.0000</text:p>
          </table:table-cell>
          <table:table-cell office:value-type="float" office:value="0.767623244653603" calcext:value-type="float">
            <text:p>0.76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1970</text:p>
          </table:table-cell>
          <table:table-cell office:value-type="string" calcext:value-type="string">
            <text:p>SDH</text:p>
          </table:table-cell>
          <table:table-cell office:value-type="string" calcext:value-type="string">
            <text:p>L</text:p>
          </table:table-cell>
          <table:table-cell office:value-type="float" office:value="56.677545988562" calcext:value-type="float">
            <text:p>56.6775</text:p>
          </table:table-cell>
          <table:table-cell office:value-type="float" office:value="-0.0000000326974854308752" calcext:value-type="float">
            <text:p>0.0000</text:p>
          </table:table-cell>
          <table:table-cell office:value-type="float" office:value="-0.000000000576903690175186" calcext:value-type="float">
            <text:p>0.0000</text:p>
          </table:table-cell>
          <table:table-cell office:value-type="float" office:value="-9.71957069562927" calcext:value-type="float">
            <text:p>-9.7196</text:p>
          </table:table-cell>
          <table:table-cell office:value-type="float" office:value="-0.000000144225922543796" calcext:value-type="float">
            <text:p>0.0000</text:p>
          </table:table-cell>
          <table:table-cell office:value-type="float" office:value="0.0000000021407736893604" calcext:value-type="float">
            <text:p>0.0000</text:p>
          </table:table-cell>
          <table:table-cell office:value-type="float" office:value="0.664229570918178" calcext:value-type="float">
            <text:p>0.66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4660</text:p>
          </table:table-cell>
          <table:table-cell office:value-type="string" calcext:value-type="string">
            <text:p>LSU2</text:p>
          </table:table-cell>
          <table:table-cell office:value-type="string" calcext:value-type="string">
            <text:p>L</text:p>
          </table:table-cell>
          <table:table-cell office:value-type="float" office:value="32.5811745401252" calcext:value-type="float">
            <text:p>32.5812</text:p>
          </table:table-cell>
          <table:table-cell office:value-type="float" office:value="0.0000000579117755743118" calcext:value-type="float">
            <text:p>0.0000</text:p>
          </table:table-cell>
          <table:table-cell office:value-type="float" office:value="0.00000000177746126073481" calcext:value-type="float">
            <text:p>0.0000</text:p>
          </table:table-cell>
          <table:table-cell office:value-type="float" office:value="-9.67487165974769" calcext:value-type="float">
            <text:p>-9.6749</text:p>
          </table:table-cell>
          <table:table-cell office:value-type="float" office:value="0.000000444365315183702" calcext:value-type="float">
            <text:p>0.0000</text:p>
          </table:table-cell>
          <table:table-cell office:value-type="float" office:value="-0.00000000662627540516631" calcext:value-type="float">
            <text:p>0.0000</text:p>
          </table:table-cell>
          <table:table-cell office:value-type="float" office:value="0.60002221351507" calcext:value-type="float">
            <text:p>0.600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4350</text:p>
          </table:table-cell>
          <table:table-cell office:value-type="string" calcext:value-type="string">
            <text:p>L</text:p>
          </table:table-cell>
          <table:table-cell office:value-type="float" office:value="97.5244236844247" calcext:value-type="float">
            <text:p>97.5244</text:p>
          </table:table-cell>
          <table:table-cell office:value-type="float" office:value="-0.000000116825007540911" calcext:value-type="float">
            <text:p>0.0000</text:p>
          </table:table-cell>
          <table:table-cell office:value-type="float" office:value="-0.00000000119790513111814" calcext:value-type="float">
            <text:p>0.0000</text:p>
          </table:table-cell>
          <table:table-cell office:value-type="float" office:value="-9.56532301008198" calcext:value-type="float">
            <text:p>-9.5653</text:p>
          </table:table-cell>
          <table:table-cell office:value-type="float" office:value="-0.000000299476282779534" calcext:value-type="float">
            <text:p>0.0000</text:p>
          </table:table-cell>
          <table:table-cell office:value-type="float" office:value="0.00000000451686724168505" calcext:value-type="float">
            <text:p>0.0000</text:p>
          </table:table-cell>
          <table:table-cell office:value-type="float" office:value="0.725069015749444" calcext:value-type="float">
            <text:p>0.72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9970</text:p>
          </table:table-cell>
          <table:table-cell office:value-type="string" calcext:value-type="string">
            <text:p>L</text:p>
          </table:table-cell>
          <table:table-cell office:value-type="float" office:value="32.6061904248867" calcext:value-type="float">
            <text:p>32.6062</text:p>
          </table:table-cell>
          <table:table-cell office:value-type="float" office:value="-0.0000000459103106524409" calcext:value-type="float">
            <text:p>0.0000</text:p>
          </table:table-cell>
          <table:table-cell office:value-type="float" office:value="-0.00000000140802436758757" calcext:value-type="float">
            <text:p>0.0000</text:p>
          </table:table-cell>
          <table:table-cell office:value-type="float" office:value="-9.55541441608333" calcext:value-type="float">
            <text:p>-9.5554</text:p>
          </table:table-cell>
          <table:table-cell office:value-type="float" office:value="-0.000000352006091896892" calcext:value-type="float">
            <text:p>0.0000</text:p>
          </table:table-cell>
          <table:table-cell office:value-type="float" office:value="0.00000000531465626370038" calcext:value-type="float">
            <text:p>0.0000</text:p>
          </table:table-cell>
          <table:table-cell office:value-type="float" office:value="0.643619607140754" calcext:value-type="float">
            <text:p>0.64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0850</text:p>
          </table:table-cell>
          <table:table-cell office:value-type="string" calcext:value-type="string">
            <text:p>MLP34</text:p>
          </table:table-cell>
          <table:table-cell office:value-type="string" calcext:value-type="string">
            <text:p>L</text:p>
          </table:table-cell>
          <table:table-cell office:value-type="float" office:value="59.349528169458" calcext:value-type="float">
            <text:p>59.3495</text:p>
          </table:table-cell>
          <table:table-cell office:value-type="float" office:value="-0.0000000760448964381737" calcext:value-type="float">
            <text:p>0.0000</text:p>
          </table:table-cell>
          <table:table-cell office:value-type="float" office:value="-0.00000000128130582977924" calcext:value-type="float">
            <text:p>0.0000</text:p>
          </table:table-cell>
          <table:table-cell office:value-type="float" office:value="-9.52686063184546" calcext:value-type="float">
            <text:p>-9.5269</text:p>
          </table:table-cell>
          <table:table-cell office:value-type="float" office:value="-0.00000032032645744481" calcext:value-type="float">
            <text:p>0.0000</text:p>
          </table:table-cell>
          <table:table-cell office:value-type="float" office:value="0.00000000485084655726633" calcext:value-type="float">
            <text:p>0.0000</text:p>
          </table:table-cell>
          <table:table-cell office:value-type="float" office:value="0.619134334653987" calcext:value-type="float">
            <text:p>0.61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1010</text:p>
          </table:table-cell>
          <table:table-cell office:value-type="string" calcext:value-type="string">
            <text:p>NRPB12</text:p>
          </table:table-cell>
          <table:table-cell office:value-type="string" calcext:value-type="string">
            <text:p>L</text:p>
          </table:table-cell>
          <table:table-cell office:value-type="float" office:value="89.9943646817514" calcext:value-type="float">
            <text:p>89.9944</text:p>
          </table:table-cell>
          <table:table-cell office:value-type="float" office:value="0.000000255292859722537" calcext:value-type="float">
            <text:p>0.0000</text:p>
          </table:table-cell>
          <table:table-cell office:value-type="float" office:value="0.00000000283676495328717" calcext:value-type="float">
            <text:p>0.0000</text:p>
          </table:table-cell>
          <table:table-cell office:value-type="float" office:value="-9.48098367288983" calcext:value-type="float">
            <text:p>-9.4810</text:p>
          </table:table-cell>
          <table:table-cell office:value-type="float" office:value="0.000000709191238321793" calcext:value-type="float">
            <text:p>0.0000</text:p>
          </table:table-cell>
          <table:table-cell office:value-type="float" office:value="-0.0000000107915667804439" calcext:value-type="float">
            <text:p>0.0000</text:p>
          </table:table-cell>
          <table:table-cell office:value-type="float" office:value="0.716944681601338" calcext:value-type="float">
            <text:p>0.7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395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L</text:p>
          </table:table-cell>
          <table:table-cell office:value-type="float" office:value="7.41178316649676" calcext:value-type="float">
            <text:p>7.4118</text:p>
          </table:table-cell>
          <table:table-cell office:value-type="float" office:value="0.0000000535288440920979" calcext:value-type="float">
            <text:p>0.0000</text:p>
          </table:table-cell>
          <table:table-cell office:value-type="float" office:value="0.00000000722212764319154" calcext:value-type="float">
            <text:p>0.0000</text:p>
          </table:table-cell>
          <table:table-cell office:value-type="float" office:value="-9.24269093548224" calcext:value-type="float">
            <text:p>-9.2427</text:p>
          </table:table-cell>
          <table:table-cell office:value-type="float" office:value="0.00000180553191079788" calcext:value-type="float">
            <text:p>0.0000</text:p>
          </table:table-cell>
          <table:table-cell office:value-type="float" office:value="-0.0000000281826145649067" calcext:value-type="float">
            <text:p>0.0000</text:p>
          </table:table-cell>
          <table:table-cell office:value-type="float" office:value="0.684266166805398" calcext:value-type="float">
            <text:p>0.68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5620</text:p>
          </table:table-cell>
          <table:table-cell office:value-type="string" calcext:value-type="string">
            <text:p>L</text:p>
          </table:table-cell>
          <table:table-cell office:value-type="float" office:value="31.357062034728" calcext:value-type="float">
            <text:p>31.3571</text:p>
          </table:table-cell>
          <table:table-cell office:value-type="float" office:value="0.000000243667663956375" calcext:value-type="float">
            <text:p>0.0000</text:p>
          </table:table-cell>
          <table:table-cell office:value-type="float" office:value="0.00000000777074279747613" calcext:value-type="float">
            <text:p>0.0000</text:p>
          </table:table-cell>
          <table:table-cell office:value-type="float" office:value="-9.23157156735521" calcext:value-type="float">
            <text:p>-9.2316</text:p>
          </table:table-cell>
          <table:table-cell office:value-type="float" office:value="0.00000194268569936903" calcext:value-type="float">
            <text:p>0.0000</text:p>
          </table:table-cell>
          <table:table-cell office:value-type="float" office:value="-0.0000000303599775172165" calcext:value-type="float">
            <text:p>0.0000</text:p>
          </table:table-cell>
          <table:table-cell office:value-type="float" office:value="0.801665703838883" calcext:value-type="float">
            <text:p>0.8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7460</text:p>
          </table:table-cell>
          <table:table-cell office:value-type="string" calcext:value-type="string">
            <text:p>UMAMIT12</text:p>
          </table:table-cell>
          <table:table-cell office:value-type="string" calcext:value-type="string">
            <text:p>L</text:p>
          </table:table-cell>
          <table:table-cell office:value-type="float" office:value="12.8357922278246" calcext:value-type="float">
            <text:p>12.8358</text:p>
          </table:table-cell>
          <table:table-cell office:value-type="float" office:value="-0.0000000397474098935203" calcext:value-type="float">
            <text:p>0.0000</text:p>
          </table:table-cell>
          <table:table-cell office:value-type="float" office:value="-0.00000000309660745422153" calcext:value-type="float">
            <text:p>0.0000</text:p>
          </table:table-cell>
          <table:table-cell office:value-type="float" office:value="-9.19601417811651" calcext:value-type="float">
            <text:p>-9.1960</text:p>
          </table:table-cell>
          <table:table-cell office:value-type="float" office:value="-0.000000774151863555382" calcext:value-type="float">
            <text:p>0.0000</text:p>
          </table:table-cell>
          <table:table-cell office:value-type="float" office:value="0.000000012145099277626" calcext:value-type="float">
            <text:p>0.0000</text:p>
          </table:table-cell>
          <table:table-cell office:value-type="float" office:value="0.630468569152833" calcext:value-type="float">
            <text:p>0.630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6490</text:p>
          </table:table-cell>
          <table:table-cell office:value-type="string" calcext:value-type="string">
            <text:p>L</text:p>
          </table:table-cell>
          <table:table-cell office:value-type="float" office:value="18.5586286478606" calcext:value-type="float">
            <text:p>18.5586</text:p>
          </table:table-cell>
          <table:table-cell office:value-type="float" office:value="-0.0000000530408839503464" calcext:value-type="float">
            <text:p>0.0000</text:p>
          </table:table-cell>
          <table:table-cell office:value-type="float" office:value="-0.00000000285801741910822" calcext:value-type="float">
            <text:p>0.0000</text:p>
          </table:table-cell>
          <table:table-cell office:value-type="float" office:value="-9.08766767743282" calcext:value-type="float">
            <text:p>-9.0877</text:p>
          </table:table-cell>
          <table:table-cell office:value-type="float" office:value="-0.000000714504354777055" calcext:value-type="float">
            <text:p>0.0000</text:p>
          </table:table-cell>
          <table:table-cell office:value-type="float" office:value="0.0000000113429750623343" calcext:value-type="float">
            <text:p>0.0000</text:p>
          </table:table-cell>
          <table:table-cell office:value-type="float" office:value="0.690646757360783" calcext:value-type="float">
            <text:p>0.6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4340</text:p>
          </table:table-cell>
          <table:table-cell office:value-type="string" calcext:value-type="string">
            <text:p>SAC51</text:p>
          </table:table-cell>
          <table:table-cell office:value-type="string" calcext:value-type="string">
            <text:p>L</text:p>
          </table:table-cell>
          <table:table-cell office:value-type="float" office:value="10.2836572857228" calcext:value-type="float">
            <text:p>10.2837</text:p>
          </table:table-cell>
          <table:table-cell office:value-type="float" office:value="0.0000000448081353060053" calcext:value-type="float">
            <text:p>0.0000</text:p>
          </table:table-cell>
          <table:table-cell office:value-type="float" office:value="0.00000000435721787113755" calcext:value-type="float">
            <text:p>0.0000</text:p>
          </table:table-cell>
          <table:table-cell office:value-type="float" office:value="-8.95217484234312" calcext:value-type="float">
            <text:p>-8.9522</text:p>
          </table:table-cell>
          <table:table-cell office:value-type="float" office:value="0.00000108930446778439" calcext:value-type="float">
            <text:p>0.0000</text:p>
          </table:table-cell>
          <table:table-cell office:value-type="float" office:value="-0.0000000175547751053108" calcext:value-type="float">
            <text:p>0.0000</text:p>
          </table:table-cell>
          <table:table-cell office:value-type="float" office:value="0.822807811226676" calcext:value-type="float">
            <text:p>0.822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7710</text:p>
          </table:table-cell>
          <table:table-cell office:value-type="string" calcext:value-type="string">
            <text:p>L</text:p>
          </table:table-cell>
          <table:table-cell office:value-type="float" office:value="10.5303067084009" calcext:value-type="float">
            <text:p>10.5303</text:p>
          </table:table-cell>
          <table:table-cell office:value-type="float" office:value="-0.0000000449286913337045" calcext:value-type="float">
            <text:p>0.0000</text:p>
          </table:table-cell>
          <table:table-cell office:value-type="float" office:value="-0.00000000426660804645522" calcext:value-type="float">
            <text:p>0.0000</text:p>
          </table:table-cell>
          <table:table-cell office:value-type="float" office:value="-8.94660174732716" calcext:value-type="float">
            <text:p>-8.9466</text:p>
          </table:table-cell>
          <table:table-cell office:value-type="float" office:value="-0.00000106665201161381" calcext:value-type="float">
            <text:p>0.0000</text:p>
          </table:table-cell>
          <table:table-cell office:value-type="float" office:value="0.0000000172004253105111" calcext:value-type="float">
            <text:p>0.0000</text:p>
          </table:table-cell>
          <table:table-cell office:value-type="float" office:value="0.733025923900223" calcext:value-type="float">
            <text:p>0.73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8740</text:p>
          </table:table-cell>
          <table:table-cell office:value-type="string" calcext:value-type="string">
            <text:p>L</text:p>
          </table:table-cell>
          <table:table-cell office:value-type="float" office:value="8.32120788093226" calcext:value-type="float">
            <text:p>8.3212</text:p>
          </table:table-cell>
          <table:table-cell office:value-type="float" office:value="0.0000000422700863307726" calcext:value-type="float">
            <text:p>0.0000</text:p>
          </table:table-cell>
          <table:table-cell office:value-type="float" office:value="0.00000000507980174700754" calcext:value-type="float">
            <text:p>0.0000</text:p>
          </table:table-cell>
          <table:table-cell office:value-type="float" office:value="-8.9422446034005" calcext:value-type="float">
            <text:p>-8.9422</text:p>
          </table:table-cell>
          <table:table-cell office:value-type="float" office:value="0.00000126995043675189" calcext:value-type="float">
            <text:p>0.0000</text:p>
          </table:table-cell>
          <table:table-cell office:value-type="float" office:value="-0.0000000204887172372878" calcext:value-type="float">
            <text:p>0.0000</text:p>
          </table:table-cell>
          <table:table-cell office:value-type="float" office:value="0.696955303262032" calcext:value-type="float">
            <text:p>0.69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5248</text:p>
          </table:table-cell>
          <table:table-cell office:value-type="string" calcext:value-type="string">
            <text:p>BBX30</text:p>
          </table:table-cell>
          <table:table-cell office:value-type="string" calcext:value-type="string">
            <text:p>L</text:p>
          </table:table-cell>
          <table:table-cell office:value-type="float" office:value="2.71605608771898" calcext:value-type="float">
            <text:p>2.7161</text:p>
          </table:table-cell>
          <table:table-cell office:value-type="float" office:value="0.0000000463245392281386" calcext:value-type="float">
            <text:p>0.0000</text:p>
          </table:table-cell>
          <table:table-cell office:value-type="float" office:value="0.0000000170558109744498" calcext:value-type="float">
            <text:p>0.0000</text:p>
          </table:table-cell>
          <table:table-cell office:value-type="float" office:value="-8.88319834986699" calcext:value-type="float">
            <text:p>-8.8832</text:p>
          </table:table-cell>
          <table:table-cell office:value-type="float" office:value="0.00000426395274361245" calcext:value-type="float">
            <text:p>0.0000</text:p>
          </table:table-cell>
          <table:table-cell office:value-type="float" office:value="-0.000000069249648372835" calcext:value-type="float">
            <text:p>0.0000</text:p>
          </table:table-cell>
          <table:table-cell office:value-type="float" office:value="0.605917033265761" calcext:value-type="float">
            <text:p>0.605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5365</text:p>
          </table:table-cell>
          <table:table-cell office:value-type="string" calcext:value-type="string">
            <text:p>L</text:p>
          </table:table-cell>
          <table:table-cell office:value-type="float" office:value="19.1177062418824" calcext:value-type="float">
            <text:p>19.1177</text:p>
          </table:table-cell>
          <table:table-cell office:value-type="float" office:value="0.000000169283106400445" calcext:value-type="float">
            <text:p>0.0000</text:p>
          </table:table-cell>
          <table:table-cell office:value-type="float" office:value="0.00000000885478123047967" calcext:value-type="float">
            <text:p>0.0000</text:p>
          </table:table-cell>
          <table:table-cell office:value-type="float" office:value="-8.88215688117126" calcext:value-type="float">
            <text:p>-8.8822</text:p>
          </table:table-cell>
          <table:table-cell office:value-type="float" office:value="0.00000221369530761992" calcext:value-type="float">
            <text:p>0.0000</text:p>
          </table:table-cell>
          <table:table-cell office:value-type="float" office:value="-0.0000000359562133471276" calcext:value-type="float">
            <text:p>0.0000</text:p>
          </table:table-cell>
          <table:table-cell office:value-type="float" office:value="0.611646580611895" calcext:value-type="float">
            <text:p>0.611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6720</text:p>
          </table:table-cell>
          <table:table-cell office:value-type="string" calcext:value-type="string">
            <text:p>L</text:p>
          </table:table-cell>
          <table:table-cell office:value-type="float" office:value="8.18190553212199" calcext:value-type="float">
            <text:p>8.1819</text:p>
          </table:table-cell>
          <table:table-cell office:value-type="float" office:value="0.0000000247457907023811" calcext:value-type="float">
            <text:p>0.0000</text:p>
          </table:table-cell>
          <table:table-cell office:value-type="float" office:value="0.00000000302445324077988" calcext:value-type="float">
            <text:p>0.0000</text:p>
          </table:table-cell>
          <table:table-cell office:value-type="float" office:value="-8.8347962076177" calcext:value-type="float">
            <text:p>-8.8348</text:p>
          </table:table-cell>
          <table:table-cell office:value-type="float" office:value="0.000000756113310194969" calcext:value-type="float">
            <text:p>0.0000</text:p>
          </table:table-cell>
          <table:table-cell office:value-type="float" office:value="-0.0000000123470978466333" calcext:value-type="float">
            <text:p>0.0000</text:p>
          </table:table-cell>
          <table:table-cell office:value-type="float" office:value="0.612224055796431" calcext:value-type="float">
            <text:p>0.61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3070</text:p>
          </table:table-cell>
          <table:table-cell office:value-type="string" calcext:value-type="string">
            <text:p>L</text:p>
          </table:table-cell>
          <table:table-cell office:value-type="float" office:value="26.9328775075594" calcext:value-type="float">
            <text:p>26.9329</text:p>
          </table:table-cell>
          <table:table-cell office:value-type="float" office:value="0.0000000752117423318895" calcext:value-type="float">
            <text:p>0.0000</text:p>
          </table:table-cell>
          <table:table-cell office:value-type="float" office:value="0.00000000279256244754313" calcext:value-type="float">
            <text:p>0.0000</text:p>
          </table:table-cell>
          <table:table-cell office:value-type="float" office:value="-8.81723614625523" calcext:value-type="float">
            <text:p>-8.8172</text:p>
          </table:table-cell>
          <table:table-cell office:value-type="float" office:value="0.000000698140611885782" calcext:value-type="float">
            <text:p>0.0000</text:p>
          </table:table-cell>
          <table:table-cell office:value-type="float" office:value="-0.0000000114231261646452" calcext:value-type="float">
            <text:p>0.0000</text:p>
          </table:table-cell>
          <table:table-cell office:value-type="float" office:value="0.609665641684717" calcext:value-type="float">
            <text:p>0.6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7300</text:p>
          </table:table-cell>
          <table:table-cell office:value-type="string" calcext:value-type="string">
            <text:p>SD11</text:p>
          </table:table-cell>
          <table:table-cell office:value-type="string" calcext:value-type="string">
            <text:p>L</text:p>
          </table:table-cell>
          <table:table-cell office:value-type="float" office:value="8.63489372869284" calcext:value-type="float">
            <text:p>8.6349</text:p>
          </table:table-cell>
          <table:table-cell office:value-type="float" office:value="-0.0000000368248944509932" calcext:value-type="float">
            <text:p>0.0000</text:p>
          </table:table-cell>
          <table:table-cell office:value-type="float" office:value="-0.00000000426466099155661" calcext:value-type="float">
            <text:p>0.0000</text:p>
          </table:table-cell>
          <table:table-cell office:value-type="float" office:value="-8.81604076496881" calcext:value-type="float">
            <text:p>-8.8160</text:p>
          </table:table-cell>
          <table:table-cell office:value-type="float" office:value="-0.00000106616524788915" calcext:value-type="float">
            <text:p>0.0000</text:p>
          </table:table-cell>
          <table:table-cell office:value-type="float" office:value="0.0000000174471890952486" calcext:value-type="float">
            <text:p>0.0000</text:p>
          </table:table-cell>
          <table:table-cell office:value-type="float" office:value="0.636273969621456" calcext:value-type="float">
            <text:p>0.63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9330</text:p>
          </table:table-cell>
          <table:table-cell office:value-type="string" calcext:value-type="string">
            <text:p>ERD2A</text:p>
          </table:table-cell>
          <table:table-cell office:value-type="string" calcext:value-type="string">
            <text:p>L</text:p>
          </table:table-cell>
          <table:table-cell office:value-type="float" office:value="7.26919594027514" calcext:value-type="float">
            <text:p>7.2692</text:p>
          </table:table-cell>
          <table:table-cell office:value-type="float" office:value="0.0000000410599131528045" calcext:value-type="float">
            <text:p>0.0000</text:p>
          </table:table-cell>
          <table:table-cell office:value-type="float" office:value="0.00000000564848072471278" calcext:value-type="float">
            <text:p>0.0000</text:p>
          </table:table-cell>
          <table:table-cell office:value-type="float" office:value="-8.80220510574801" calcext:value-type="float">
            <text:p>-8.8022</text:p>
          </table:table-cell>
          <table:table-cell office:value-type="float" office:value="0.00000141212018117819" calcext:value-type="float">
            <text:p>0.0000</text:p>
          </table:table-cell>
          <table:table-cell office:value-type="float" office:value="-0.000000023144868475302" calcext:value-type="float">
            <text:p>0.0000</text:p>
          </table:table-cell>
          <table:table-cell office:value-type="float" office:value="0.703023118900899" calcext:value-type="float">
            <text:p>0.7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580</text:p>
          </table:table-cell>
          <table:table-cell office:value-type="string" calcext:value-type="string">
            <text:p>TRB2</text:p>
          </table:table-cell>
          <table:table-cell office:value-type="string" calcext:value-type="string">
            <text:p>L</text:p>
          </table:table-cell>
          <table:table-cell office:value-type="float" office:value="7.59060179363746" calcext:value-type="float">
            <text:p>7.5906</text:p>
          </table:table-cell>
          <table:table-cell office:value-type="float" office:value="0.0000000236627359522519" calcext:value-type="float">
            <text:p>0.0000</text:p>
          </table:table-cell>
          <table:table-cell office:value-type="float" office:value="0.00000000311737285073844" calcext:value-type="float">
            <text:p>0.0000</text:p>
          </table:table-cell>
          <table:table-cell office:value-type="float" office:value="-8.79603370621241" calcext:value-type="float">
            <text:p>-8.7960</text:p>
          </table:table-cell>
          <table:table-cell office:value-type="float" office:value="0.000000779343212684609" calcext:value-type="float">
            <text:p>0.0000</text:p>
          </table:table-cell>
          <table:table-cell office:value-type="float" office:value="-0.0000000127825179919601" calcext:value-type="float">
            <text:p>0.0000</text:p>
          </table:table-cell>
          <table:table-cell office:value-type="float" office:value="0.682470526294184" calcext:value-type="float">
            <text:p>0.68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2580</text:p>
          </table:table-cell>
          <table:table-cell office:value-type="string" calcext:value-type="string">
            <text:p>L</text:p>
          </table:table-cell>
          <table:table-cell office:value-type="float" office:value="5.46021095577674" calcext:value-type="float">
            <text:p>5.4602</text:p>
          </table:table-cell>
          <table:table-cell office:value-type="float" office:value="-0.0000000514926515930592" calcext:value-type="float">
            <text:p>0.0000</text:p>
          </table:table-cell>
          <table:table-cell office:value-type="float" office:value="-0.00000000943052420686814" calcext:value-type="float">
            <text:p>0.0000</text:p>
          </table:table-cell>
          <table:table-cell office:value-type="float" office:value="-8.75437333211731" calcext:value-type="float">
            <text:p>-8.7544</text:p>
          </table:table-cell>
          <table:table-cell office:value-type="float" office:value="-0.00000235763105171703" calcext:value-type="float">
            <text:p>0.0000</text:p>
          </table:table-cell>
          <table:table-cell office:value-type="float" office:value="0.0000000388530675996882" calcext:value-type="float">
            <text:p>0.0000</text:p>
          </table:table-cell>
          <table:table-cell office:value-type="float" office:value="0.6080183834096" calcext:value-type="float">
            <text:p>0.6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7710</text:p>
          </table:table-cell>
          <table:table-cell office:value-type="string" calcext:value-type="string">
            <text:p>LECRK41</text:p>
          </table:table-cell>
          <table:table-cell office:value-type="string" calcext:value-type="string">
            <text:p>L</text:p>
          </table:table-cell>
          <table:table-cell office:value-type="float" office:value="8.06417415426902" calcext:value-type="float">
            <text:p>8.0642</text:p>
          </table:table-cell>
          <table:table-cell office:value-type="float" office:value="0.0000000490612025222679" calcext:value-type="float">
            <text:p>0.0000</text:p>
          </table:table-cell>
          <table:table-cell office:value-type="float" office:value="0.00000000608384709751039" calcext:value-type="float">
            <text:p>0.0000</text:p>
          </table:table-cell>
          <table:table-cell office:value-type="float" office:value="-8.71992464696004" calcext:value-type="float">
            <text:p>-8.7199</text:p>
          </table:table-cell>
          <table:table-cell office:value-type="float" office:value="0.0000015209617743776" calcext:value-type="float">
            <text:p>0.0000</text:p>
          </table:table-cell>
          <table:table-cell office:value-type="float" office:value="-0.0000000251640250738673" calcext:value-type="float">
            <text:p>0.0000</text:p>
          </table:table-cell>
          <table:table-cell office:value-type="float" office:value="0.614980964714866" calcext:value-type="float">
            <text:p>0.6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7960</text:p>
          </table:table-cell>
          <table:table-cell office:value-type="string" calcext:value-type="string">
            <text:p>C/VIF1</text:p>
          </table:table-cell>
          <table:table-cell office:value-type="string" calcext:value-type="string">
            <text:p>L</text:p>
          </table:table-cell>
          <table:table-cell office:value-type="float" office:value="5.64960824834835" calcext:value-type="float">
            <text:p>5.6496</text:p>
          </table:table-cell>
          <table:table-cell office:value-type="float" office:value="-0.0000000344688023007171" calcext:value-type="float">
            <text:p>0.0000</text:p>
          </table:table-cell>
          <table:table-cell office:value-type="float" office:value="-0.00000000610109600268195" calcext:value-type="float">
            <text:p>0.0000</text:p>
          </table:table-cell>
          <table:table-cell office:value-type="float" office:value="-8.71254003365123" calcext:value-type="float">
            <text:p>-8.7125</text:p>
          </table:table-cell>
          <table:table-cell office:value-type="float" office:value="-0.00000152527400067049" calcext:value-type="float">
            <text:p>0.0000</text:p>
          </table:table-cell>
          <table:table-cell office:value-type="float" office:value="0.0000000252567587051295" calcext:value-type="float">
            <text:p>0.0000</text:p>
          </table:table-cell>
          <table:table-cell office:value-type="float" office:value="0.665777901177359" calcext:value-type="float">
            <text:p>0.665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5210</text:p>
          </table:table-cell>
          <table:table-cell office:value-type="string" calcext:value-type="string">
            <text:p>L</text:p>
          </table:table-cell>
          <table:table-cell office:value-type="float" office:value="3.46834621396577" calcext:value-type="float">
            <text:p>3.4683</text:p>
          </table:table-cell>
          <table:table-cell office:value-type="float" office:value="0.0000000339818883645798" calcext:value-type="float">
            <text:p>0.0000</text:p>
          </table:table-cell>
          <table:table-cell office:value-type="float" office:value="0.00000000979772095062113" calcext:value-type="float">
            <text:p>0.0000</text:p>
          </table:table-cell>
          <table:table-cell office:value-type="float" office:value="-8.64414302888221" calcext:value-type="float">
            <text:p>-8.6441</text:p>
          </table:table-cell>
          <table:table-cell office:value-type="float" office:value="0.00000244943023765528" calcext:value-type="float">
            <text:p>0.0000</text:p>
          </table:table-cell>
          <table:table-cell office:value-type="float" office:value="-0.0000000408806390665368" calcext:value-type="float">
            <text:p>0.0000</text:p>
          </table:table-cell>
          <table:table-cell office:value-type="float" office:value="0.715144896680828" calcext:value-type="float">
            <text:p>0.7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5710</text:p>
          </table:table-cell>
          <table:table-cell office:value-type="string" calcext:value-type="string">
            <text:p>BHLH32</text:p>
          </table:table-cell>
          <table:table-cell office:value-type="string" calcext:value-type="string">
            <text:p>L</text:p>
          </table:table-cell>
          <table:table-cell office:value-type="float" office:value="4.57732227577932" calcext:value-type="float">
            <text:p>4.5773</text:p>
          </table:table-cell>
          <table:table-cell office:value-type="float" office:value="0.0000000770721260832337" calcext:value-type="float">
            <text:p>0.0000</text:p>
          </table:table-cell>
          <table:table-cell office:value-type="float" office:value="0.0000000168378194585636" calcext:value-type="float">
            <text:p>0.0000</text:p>
          </table:table-cell>
          <table:table-cell office:value-type="float" office:value="-8.63055992906214" calcext:value-type="float">
            <text:p>-8.6306</text:p>
          </table:table-cell>
          <table:table-cell office:value-type="float" office:value="0.00000420945486464091" calcext:value-type="float">
            <text:p>0.0000</text:p>
          </table:table-cell>
          <table:table-cell office:value-type="float" office:value="-0.0000000703657683501115" calcext:value-type="float">
            <text:p>0.0000</text:p>
          </table:table-cell>
          <table:table-cell office:value-type="float" office:value="0.821741896768507" calcext:value-type="float">
            <text:p>0.8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7330</text:p>
          </table:table-cell>
          <table:table-cell office:value-type="string" calcext:value-type="string">
            <text:p>ECT6</text:p>
          </table:table-cell>
          <table:table-cell office:value-type="string" calcext:value-type="string">
            <text:p>L</text:p>
          </table:table-cell>
          <table:table-cell office:value-type="float" office:value="4.31469120754636" calcext:value-type="float">
            <text:p>4.3147</text:p>
          </table:table-cell>
          <table:table-cell office:value-type="float" office:value="0.0000000256249331114559" calcext:value-type="float">
            <text:p>0.0000</text:p>
          </table:table-cell>
          <table:table-cell office:value-type="float" office:value="0.00000000593899583512214" calcext:value-type="float">
            <text:p>0.0000</text:p>
          </table:table-cell>
          <table:table-cell office:value-type="float" office:value="-8.58359129855349" calcext:value-type="float">
            <text:p>-8.5836</text:p>
          </table:table-cell>
          <table:table-cell office:value-type="float" office:value="0.00000148474895878053" calcext:value-type="float">
            <text:p>0.0000</text:p>
          </table:table-cell>
          <table:table-cell office:value-type="float" office:value="-0.0000000249550556287715" calcext:value-type="float">
            <text:p>0.0000</text:p>
          </table:table-cell>
          <table:table-cell office:value-type="float" office:value="0.700385613938467" calcext:value-type="float">
            <text:p>0.7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6570</text:p>
          </table:table-cell>
          <table:table-cell office:value-type="string" calcext:value-type="string">
            <text:p>WEB1</text:p>
          </table:table-cell>
          <table:table-cell office:value-type="string" calcext:value-type="string">
            <text:p>L</text:p>
          </table:table-cell>
          <table:table-cell office:value-type="float" office:value="6.52358109670139" calcext:value-type="float">
            <text:p>6.5236</text:p>
          </table:table-cell>
          <table:table-cell office:value-type="float" office:value="-0.0000000259576744277082" calcext:value-type="float">
            <text:p>0.0000</text:p>
          </table:table-cell>
          <table:table-cell office:value-type="float" office:value="-0.00000000397905292245598" calcext:value-type="float">
            <text:p>0.0000</text:p>
          </table:table-cell>
          <table:table-cell office:value-type="float" office:value="-8.56083419889494" calcext:value-type="float">
            <text:p>-8.5608</text:p>
          </table:table-cell>
          <table:table-cell office:value-type="float" office:value="-0.000000994763230613995" calcext:value-type="float">
            <text:p>0.0000</text:p>
          </table:table-cell>
          <table:table-cell office:value-type="float" office:value="0.0000000167640202806348" calcext:value-type="float">
            <text:p>0.0000</text:p>
          </table:table-cell>
          <table:table-cell office:value-type="float" office:value="0.635824997958902" calcext:value-type="float">
            <text:p>0.635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8700</text:p>
          </table:table-cell>
          <table:table-cell office:value-type="string" calcext:value-type="string">
            <text:p>L</text:p>
          </table:table-cell>
          <table:table-cell office:value-type="float" office:value="4.94502734102463" calcext:value-type="float">
            <text:p>4.9450</text:p>
          </table:table-cell>
          <table:table-cell office:value-type="float" office:value="0.0000000334791458223301" calcext:value-type="float">
            <text:p>0.0000</text:p>
          </table:table-cell>
          <table:table-cell office:value-type="float" office:value="0.00000000677026505891737" calcext:value-type="float">
            <text:p>0.0000</text:p>
          </table:table-cell>
          <table:table-cell office:value-type="float" office:value="-8.50459491078353" calcext:value-type="float">
            <text:p>-8.5046</text:p>
          </table:table-cell>
          <table:table-cell office:value-type="float" office:value="0.00000169256626472934" calcext:value-type="float">
            <text:p>0.0000</text:p>
          </table:table-cell>
          <table:table-cell office:value-type="float" office:value="-0.0000000287122079280438" calcext:value-type="float">
            <text:p>0.0000</text:p>
          </table:table-cell>
          <table:table-cell office:value-type="float" office:value="0.63280385071583" calcext:value-type="float">
            <text:p>0.63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5120</text:p>
          </table:table-cell>
          <table:table-cell office:value-type="string" calcext:value-type="string">
            <text:p>ENT3</text:p>
          </table:table-cell>
          <table:table-cell office:value-type="string" calcext:value-type="string">
            <text:p>L</text:p>
          </table:table-cell>
          <table:table-cell office:value-type="float" office:value="2.89789810111652" calcext:value-type="float">
            <text:p>2.8979</text:p>
          </table:table-cell>
          <table:table-cell office:value-type="float" office:value="0.0000000444418677285206" calcext:value-type="float">
            <text:p>0.0000</text:p>
          </table:table-cell>
          <table:table-cell office:value-type="float" office:value="0.0000000153358973220617" calcext:value-type="float">
            <text:p>0.0000</text:p>
          </table:table-cell>
          <table:table-cell office:value-type="float" office:value="-8.42668403536867" calcext:value-type="float">
            <text:p>-8.4267</text:p>
          </table:table-cell>
          <table:table-cell office:value-type="float" office:value="0.00000383397433051544" calcext:value-type="float">
            <text:p>0.0000</text:p>
          </table:table-cell>
          <table:table-cell office:value-type="float" office:value="-0.0000000656397683827162" calcext:value-type="float">
            <text:p>0.0000</text:p>
          </table:table-cell>
          <table:table-cell office:value-type="float" office:value="0.707919618728285" calcext:value-type="float">
            <text:p>0.707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610</text:p>
          </table:table-cell>
          <table:table-cell office:value-type="string" calcext:value-type="string">
            <text:p>L</text:p>
          </table:table-cell>
          <table:table-cell office:value-type="float" office:value="3.40655452674152" calcext:value-type="float">
            <text:p>3.4066</text:p>
          </table:table-cell>
          <table:table-cell office:value-type="float" office:value="-0.0000000309277787659879" calcext:value-type="float">
            <text:p>0.0000</text:p>
          </table:table-cell>
          <table:table-cell office:value-type="float" office:value="-0.00000000907890319183333" calcext:value-type="float">
            <text:p>0.0000</text:p>
          </table:table-cell>
          <table:table-cell office:value-type="float" office:value="-8.3742690129875" calcext:value-type="float">
            <text:p>-8.3743</text:p>
          </table:table-cell>
          <table:table-cell office:value-type="float" office:value="-0.00000226972579795833" calcext:value-type="float">
            <text:p>0.0000</text:p>
          </table:table-cell>
          <table:table-cell office:value-type="float" office:value="0.0000000391021842974255" calcext:value-type="float">
            <text:p>0.0000</text:p>
          </table:table-cell>
          <table:table-cell office:value-type="float" office:value="0.63288492404769" calcext:value-type="float">
            <text:p>0.6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5490</text:p>
          </table:table-cell>
          <table:table-cell office:value-type="string" calcext:value-type="string">
            <text:p>DREB2D</text:p>
          </table:table-cell>
          <table:table-cell office:value-type="string" calcext:value-type="string">
            <text:p>L</text:p>
          </table:table-cell>
          <table:table-cell office:value-type="float" office:value="1.58384055655951" calcext:value-type="float">
            <text:p>1.5838</text:p>
          </table:table-cell>
          <table:table-cell office:value-type="float" office:value="0.0000000349189386396079" calcext:value-type="float">
            <text:p>0.0000</text:p>
          </table:table-cell>
          <table:table-cell office:value-type="float" office:value="0.0000000220470037182659" calcext:value-type="float">
            <text:p>0.0000</text:p>
          </table:table-cell>
          <table:table-cell office:value-type="float" office:value="-8.30140941141317" calcext:value-type="float">
            <text:p>-8.3014</text:p>
          </table:table-cell>
          <table:table-cell office:value-type="float" office:value="0.00000551175092956648" calcext:value-type="float">
            <text:p>0.0000</text:p>
          </table:table-cell>
          <table:table-cell office:value-type="float" office:value="-0.0000000957882644172938" calcext:value-type="float">
            <text:p>0.0000</text:p>
          </table:table-cell>
          <table:table-cell office:value-type="float" office:value="0.691256590104912" calcext:value-type="float">
            <text:p>0.69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6870</text:p>
          </table:table-cell>
          <table:table-cell office:value-type="string" calcext:value-type="string">
            <text:p>L</text:p>
          </table:table-cell>
          <table:table-cell office:value-type="float" office:value="1.4013164063913" calcext:value-type="float">
            <text:p>1.4013</text:p>
          </table:table-cell>
          <table:table-cell office:value-type="float" office:value="0.0000000188624529031371" calcext:value-type="float">
            <text:p>0.0000</text:p>
          </table:table-cell>
          <table:table-cell office:value-type="float" office:value="0.0000000134605238453691" calcext:value-type="float">
            <text:p>0.0000</text:p>
          </table:table-cell>
          <table:table-cell office:value-type="float" office:value="-8.28247334050801" calcext:value-type="float">
            <text:p>-8.2825</text:p>
          </table:table-cell>
          <table:table-cell office:value-type="float" office:value="0.00000336513096134227" calcext:value-type="float">
            <text:p>0.0000</text:p>
          </table:table-cell>
          <table:table-cell office:value-type="float" office:value="-0.0000000586160395596873" calcext:value-type="float">
            <text:p>0.0000</text:p>
          </table:table-cell>
          <table:table-cell office:value-type="float" office:value="0.605999479170002" calcext:value-type="float">
            <text:p>0.60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4450</text:p>
          </table:table-cell>
          <table:table-cell office:value-type="string" calcext:value-type="string">
            <text:p>L</text:p>
          </table:table-cell>
          <table:table-cell office:value-type="float" office:value="1.22950330407123" calcext:value-type="float">
            <text:p>1.2295</text:p>
          </table:table-cell>
          <table:table-cell office:value-type="float" office:value="0.0000000592430267716988" calcext:value-type="float">
            <text:p>0.0000</text:p>
          </table:table-cell>
          <table:table-cell office:value-type="float" office:value="0.0000000481845201843125" calcext:value-type="float">
            <text:p>0.0000</text:p>
          </table:table-cell>
          <table:table-cell office:value-type="float" office:value="-8.25150437985006" calcext:value-type="float">
            <text:p>-8.2515</text:p>
          </table:table-cell>
          <table:table-cell office:value-type="float" office:value="0.0000120461300460781" calcext:value-type="float">
            <text:p>0.0000</text:p>
          </table:table-cell>
          <table:table-cell office:value-type="float" office:value="-0.000000210614847210106" calcext:value-type="float">
            <text:p>0.0000</text:p>
          </table:table-cell>
          <table:table-cell office:value-type="float" office:value="0.620190726728212" calcext:value-type="float">
            <text:p>0.620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5690</text:p>
          </table:table-cell>
          <table:table-cell office:value-type="string" calcext:value-type="string">
            <text:p>L</text:p>
          </table:table-cell>
          <table:table-cell office:value-type="float" office:value="3.08054520285093" calcext:value-type="float">
            <text:p>3.0805</text:p>
          </table:table-cell>
          <table:table-cell office:value-type="float" office:value="0.0000000296166982989704" calcext:value-type="float">
            <text:p>0.0000</text:p>
          </table:table-cell>
          <table:table-cell office:value-type="float" office:value="0.00000000961410930492472" calcext:value-type="float">
            <text:p>0.0000</text:p>
          </table:table-cell>
          <table:table-cell office:value-type="float" office:value="-8.1834381293343" calcext:value-type="float">
            <text:p>-8.1834</text:p>
          </table:table-cell>
          <table:table-cell office:value-type="float" office:value="0.00000240352732623118" calcext:value-type="float">
            <text:p>0.0000</text:p>
          </table:table-cell>
          <table:table-cell office:value-type="float" office:value="-0.0000000423728627673688" calcext:value-type="float">
            <text:p>0.0000</text:p>
          </table:table-cell>
          <table:table-cell office:value-type="float" office:value="0.623935397617097" calcext:value-type="float">
            <text:p>0.623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330</text:p>
          </table:table-cell>
          <table:table-cell office:value-type="string" calcext:value-type="string">
            <text:p>L</text:p>
          </table:table-cell>
          <table:table-cell office:value-type="float" office:value="1.487541627538" calcext:value-type="float">
            <text:p>1.4875</text:p>
          </table:table-cell>
          <table:table-cell office:value-type="float" office:value="0.0000000322202550011379" calcext:value-type="float">
            <text:p>0.0000</text:p>
          </table:table-cell>
          <table:table-cell office:value-type="float" office:value="0.0000000216600694761496" calcext:value-type="float">
            <text:p>0.0000</text:p>
          </table:table-cell>
          <table:table-cell office:value-type="float" office:value="-8.16302077328744" calcext:value-type="float">
            <text:p>-8.1630</text:p>
          </table:table-cell>
          <table:table-cell office:value-type="float" office:value="0.00000541501736903741" calcext:value-type="float">
            <text:p>0.0000</text:p>
          </table:table-cell>
          <table:table-cell office:value-type="float" office:value="-0.000000095702549047272" calcext:value-type="float">
            <text:p>0.0000</text:p>
          </table:table-cell>
          <table:table-cell office:value-type="float" office:value="0.605201567292398" calcext:value-type="float">
            <text:p>0.60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8530</text:p>
          </table:table-cell>
          <table:table-cell office:value-type="string" calcext:value-type="string">
            <text:p>L</text:p>
          </table:table-cell>
          <table:table-cell office:value-type="float" office:value="1.44916617983948" calcext:value-type="float">
            <text:p>1.4492</text:p>
          </table:table-cell>
          <table:table-cell office:value-type="float" office:value="0.0000000336397484368224" calcext:value-type="float">
            <text:p>0.0000</text:p>
          </table:table-cell>
          <table:table-cell office:value-type="float" office:value="0.0000000232131752071032" calcext:value-type="float">
            <text:p>0.0000</text:p>
          </table:table-cell>
          <table:table-cell office:value-type="float" office:value="-8.1193602255447" calcext:value-type="float">
            <text:p>-8.1194</text:p>
          </table:table-cell>
          <table:table-cell office:value-type="float" office:value="0.0000058032938017758" calcext:value-type="float">
            <text:p>0.0000</text:p>
          </table:table-cell>
          <table:table-cell office:value-type="float" office:value="-0.000000103116295575862" calcext:value-type="float">
            <text:p>0.0000</text:p>
          </table:table-cell>
          <table:table-cell office:value-type="float" office:value="0.706174710530647" calcext:value-type="float">
            <text:p>0.70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540</text:p>
          </table:table-cell>
          <table:table-cell office:value-type="string" calcext:value-type="string">
            <text:p>L</text:p>
          </table:table-cell>
          <table:table-cell table:style-name="ce20" office:value-type="float" office:value="0.806099886337035" calcext:value-type="float">
            <text:p>0.8061</text:p>
          </table:table-cell>
          <table:table-cell office:value-type="float" office:value="0.0000000465948557861296" calcext:value-type="float">
            <text:p>0.0000</text:p>
          </table:table-cell>
          <table:table-cell office:value-type="float" office:value="0.000000057802831356123" calcext:value-type="float">
            <text:p>0.0000</text:p>
          </table:table-cell>
          <table:table-cell office:value-type="float" office:value="-8.05550381156951" calcext:value-type="float">
            <text:p>-8.0555</text:p>
          </table:table-cell>
          <table:table-cell office:value-type="float" office:value="0.0000144507078390308" calcext:value-type="float">
            <text:p>0.0000</text:p>
          </table:table-cell>
          <table:table-cell office:value-type="float" office:value="-0.000000258804003951082" calcext:value-type="float">
            <text:p>0.0000</text:p>
          </table:table-cell>
          <table:table-cell office:value-type="float" office:value="0.639427446923624" calcext:value-type="float">
            <text:p>0.63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1865</text:p>
          </table:table-cell>
          <table:table-cell office:value-type="string" calcext:value-type="string">
            <text:p>L</text:p>
          </table:table-cell>
          <table:table-cell office:value-type="float" office:value="3.60167568994857" calcext:value-type="float">
            <text:p>3.6017</text:p>
          </table:table-cell>
          <table:table-cell office:value-type="float" office:value="0.000000160365747249923" calcext:value-type="float">
            <text:p>0.0000</text:p>
          </table:table-cell>
          <table:table-cell office:value-type="float" office:value="0.0000000445253157294161" calcext:value-type="float">
            <text:p>0.0000</text:p>
          </table:table-cell>
          <table:table-cell office:value-type="float" office:value="-7.93478690910019" calcext:value-type="float">
            <text:p>-7.9348</text:p>
          </table:table-cell>
          <table:table-cell office:value-type="float" office:value="0.000011131328932354" calcext:value-type="float">
            <text:p>0.0000</text:p>
          </table:table-cell>
          <table:table-cell office:value-type="float" office:value="-0.000000202388726429988" calcext:value-type="float">
            <text:p>0.0000</text:p>
          </table:table-cell>
          <table:table-cell office:value-type="float" office:value="0.881014109124276" calcext:value-type="float">
            <text:p>0.881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1230</text:p>
          </table:table-cell>
          <table:table-cell office:value-type="string" calcext:value-type="string">
            <text:p>L</text:p>
          </table:table-cell>
          <table:table-cell office:value-type="float" office:value="4.69517662600831" calcext:value-type="float">
            <text:p>4.6952</text:p>
          </table:table-cell>
          <table:table-cell office:value-type="float" office:value="0.0000000652791372311108" calcext:value-type="float">
            <text:p>0.0000</text:p>
          </table:table-cell>
          <table:table-cell office:value-type="float" office:value="0.0000000139034465433112" calcext:value-type="float">
            <text:p>0.0000</text:p>
          </table:table-cell>
          <table:table-cell office:value-type="float" office:value="-7.90983316832374" calcext:value-type="float">
            <text:p>-7.9098</text:p>
          </table:table-cell>
          <table:table-cell office:value-type="float" office:value="0.0000034758616358278" calcext:value-type="float">
            <text:p>0.0000</text:p>
          </table:table-cell>
          <table:table-cell office:value-type="float" office:value="-0.00000006339714565007" calcext:value-type="float">
            <text:p>0.0000</text:p>
          </table:table-cell>
          <table:table-cell office:value-type="float" office:value="0.702469390064466" calcext:value-type="float">
            <text:p>0.70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657</text:p>
          </table:table-cell>
          <table:table-cell office:value-type="string" calcext:value-type="string">
            <text:p>L</text:p>
          </table:table-cell>
          <table:table-cell office:value-type="float" office:value="1.31593176950913" calcext:value-type="float">
            <text:p>1.3159</text:p>
          </table:table-cell>
          <table:table-cell office:value-type="float" office:value="0.000000183997360057074" calcext:value-type="float">
            <text:p>0.0000</text:p>
          </table:table-cell>
          <table:table-cell office:value-type="float" office:value="0.000000139822872523025" calcext:value-type="float">
            <text:p>0.0000</text:p>
          </table:table-cell>
          <table:table-cell office:value-type="float" office:value="-7.80489139761939" calcext:value-type="float">
            <text:p>-7.8049</text:p>
          </table:table-cell>
          <table:table-cell office:value-type="float" office:value="0.0000349557181307561" calcext:value-type="float">
            <text:p>0.0000</text:p>
          </table:table-cell>
          <table:table-cell office:value-type="float" office:value="-0.000000646139067492368" calcext:value-type="float">
            <text:p>0.0000</text:p>
          </table:table-cell>
          <table:table-cell office:value-type="float" office:value="0.67832591919537" calcext:value-type="float">
            <text:p>0.67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7500</text:p>
          </table:table-cell>
          <table:table-cell office:value-type="string" calcext:value-type="string">
            <text:p>KLCR3</text:p>
          </table:table-cell>
          <table:table-cell office:value-type="string" calcext:value-type="string">
            <text:p>L</text:p>
          </table:table-cell>
          <table:table-cell office:value-type="float" office:value="1.86798187736486" calcext:value-type="float">
            <text:p>1.8680</text:p>
          </table:table-cell>
          <table:table-cell office:value-type="float" office:value="0.0000000600703140229369" calcext:value-type="float">
            <text:p>0.0000</text:p>
          </table:table-cell>
          <table:table-cell office:value-type="float" office:value="0.0000000321578676703638" calcext:value-type="float">
            <text:p>0.0000</text:p>
          </table:table-cell>
          <table:table-cell office:value-type="float" office:value="-7.74431564895688" calcext:value-type="float">
            <text:p>-7.7443</text:p>
          </table:table-cell>
          <table:table-cell office:value-type="float" office:value="0.00000803946691759095" calcext:value-type="float">
            <text:p>0.0000</text:p>
          </table:table-cell>
          <table:table-cell office:value-type="float" office:value="-0.000000149767909556963" calcext:value-type="float">
            <text:p>0.0000</text:p>
          </table:table-cell>
          <table:table-cell office:value-type="float" office:value="0.611026723669699" calcext:value-type="float">
            <text:p>0.6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680</text:p>
          </table:table-cell>
          <table:table-cell office:value-type="string" calcext:value-type="string">
            <text:p>TCP9</text:p>
          </table:table-cell>
          <table:table-cell office:value-type="string" calcext:value-type="string">
            <text:p>L</text:p>
          </table:table-cell>
          <table:table-cell office:value-type="float" office:value="2.56956751976859" calcext:value-type="float">
            <text:p>2.5696</text:p>
          </table:table-cell>
          <table:table-cell office:value-type="float" office:value="0.000000274334823524496" calcext:value-type="float">
            <text:p>0.0000</text:p>
          </table:table-cell>
          <table:table-cell office:value-type="float" office:value="0.000000106763033628788" calcext:value-type="float">
            <text:p>0.0000</text:p>
          </table:table-cell>
          <table:table-cell office:value-type="float" office:value="-7.09604806646022" calcext:value-type="float">
            <text:p>-7.0960</text:p>
          </table:table-cell>
          <table:table-cell office:value-type="float" office:value="0.0000266907584071971" calcext:value-type="float">
            <text:p>0.0000</text:p>
          </table:table-cell>
          <table:table-cell office:value-type="float" office:value="-0.000000542648974137136" calcext:value-type="float">
            <text:p>0.0000</text:p>
          </table:table-cell>
          <table:table-cell office:value-type="float" office:value="0.840294475779506" calcext:value-type="float">
            <text:p>0.84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605</text:p>
          </table:table-cell>
          <table:table-cell office:value-type="string" calcext:value-type="string">
            <text:p>MDA1</text:p>
          </table:table-cell>
          <table:table-cell office:value-type="string" calcext:value-type="string">
            <text:p>L</text:p>
          </table:table-cell>
          <table:table-cell office:value-type="float" office:value="2.93569446547298" calcext:value-type="float">
            <text:p>2.9357</text:p>
          </table:table-cell>
          <table:table-cell office:value-type="float" office:value="-0.00000119623324836564" calcext:value-type="float">
            <text:p>0.0000</text:p>
          </table:table-cell>
          <table:table-cell office:value-type="float" office:value="-0.000000407478796732654" calcext:value-type="float">
            <text:p>0.0000</text:p>
          </table:table-cell>
          <table:table-cell office:value-type="float" office:value="-6.3977702868635" calcext:value-type="float">
            <text:p>-6.3978</text:p>
          </table:table-cell>
          <table:table-cell office:value-type="float" office:value="-0.000101869699183163" calcext:value-type="float">
            <text:p>-0.0001</text:p>
          </table:table-cell>
          <table:table-cell office:value-type="float" office:value="0.00000229715645046051" calcext:value-type="float">
            <text:p>0.0000</text:p>
          </table:table-cell>
          <table:table-cell office:value-type="float" office:value="0.763640169516195" calcext:value-type="float">
            <text:p>0.76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8630</text:p>
          </table:table-cell>
          <table:table-cell office:value-type="string" calcext:value-type="string">
            <text:p>L</text:p>
          </table:table-cell>
          <table:table-cell office:value-type="float" office:value="1.87854015727109" calcext:value-type="float">
            <text:p>1.8785</text:p>
          </table:table-cell>
          <table:table-cell office:value-type="float" office:value="-0.00000176201403140675" calcext:value-type="float">
            <text:p>0.0000</text:p>
          </table:table-cell>
          <table:table-cell office:value-type="float" office:value="-0.000000937969850996628" calcext:value-type="float">
            <text:p>0.0000</text:p>
          </table:table-cell>
          <table:table-cell office:value-type="float" office:value="-5.9600961699985" calcext:value-type="float">
            <text:p>-5.9601</text:p>
          </table:table-cell>
          <table:table-cell office:value-type="float" office:value="-0.000234492462749157" calcext:value-type="float">
            <text:p>-0.0002</text:p>
          </table:table-cell>
          <table:table-cell office:value-type="float" office:value="0.00000567609041855806" calcext:value-type="float">
            <text:p>0.0000</text:p>
          </table:table-cell>
          <table:table-cell office:value-type="float" office:value="0.649318451460036" calcext:value-type="float">
            <text:p>0.64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4120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L</text:p>
          </table:table-cell>
          <table:table-cell office:value-type="float" office:value="2.38886643118104" calcext:value-type="float">
            <text:p>2.3889</text:p>
          </table:table-cell>
          <table:table-cell office:value-type="float" office:value="0.000016401611782587" calcext:value-type="float">
            <text:p>0.0000</text:p>
          </table:table-cell>
          <table:table-cell office:value-type="float" office:value="0.00000686585552398514" calcext:value-type="float">
            <text:p>0.0000</text:p>
          </table:table-cell>
          <table:table-cell office:value-type="float" office:value="-5.10842972240826" calcext:value-type="float">
            <text:p>-5.1084</text:p>
          </table:table-cell>
          <table:table-cell office:value-type="float" office:value="0.00171646388099628" calcext:value-type="float">
            <text:p>0.0017</text:p>
          </table:table-cell>
          <table:table-cell office:value-type="float" office:value="-0.0000484762572384695" calcext:value-type="float">
            <text:p>0.0000</text:p>
          </table:table-cell>
          <table:table-cell office:value-type="float" office:value="0.764501411414235" calcext:value-type="float">
            <text:p>0.76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9995</text:p>
          </table:table-cell>
          <table:table-cell office:value-type="string" calcext:value-type="string">
            <text:p>PSY3</text:p>
          </table:table-cell>
          <table:table-cell office:value-type="string" calcext:value-type="string">
            <text:p>L</text:p>
          </table:table-cell>
          <table:table-cell office:value-type="float" office:value="22.1208231670916" calcext:value-type="float">
            <text:p>22.1208</text:p>
          </table:table-cell>
          <table:table-cell office:value-type="float" office:value="-0.000591520143014462" calcext:value-type="float">
            <text:p>-0.0006</text:p>
          </table:table-cell>
          <table:table-cell office:value-type="float" office:value="-0.0000267404218435436" calcext:value-type="float">
            <text:p>0.0000</text:p>
          </table:table-cell>
          <table:table-cell office:value-type="float" office:value="-4.21002740187095" calcext:value-type="float">
            <text:p>-4.2100</text:p>
          </table:table-cell>
          <table:table-cell office:value-type="float" office:value="-0.00668510546088591" calcext:value-type="float">
            <text:p>-0.0067</text:p>
          </table:table-cell>
          <table:table-cell office:value-type="float" office:value="0.000229067460277221" calcext:value-type="float">
            <text:p>0.0002</text:p>
          </table:table-cell>
          <table:table-cell office:value-type="float" office:value="0.869031050404253" calcext:value-type="float">
            <text:p>0.86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6640</text:p>
          </table:table-cell>
          <table:table-cell office:value-type="string" calcext:value-type="string">
            <text:p>TAC1</text:p>
          </table:table-cell>
          <table:table-cell office:value-type="string" calcext:value-type="string">
            <text:p>L</text:p>
          </table:table-cell>
          <table:table-cell office:value-type="float" office:value="5.42614235381907" calcext:value-type="float">
            <text:p>5.4261</text:p>
          </table:table-cell>
          <table:table-cell office:value-type="float" office:value="-0.00065320908997145" calcext:value-type="float">
            <text:p>-0.0007</text:p>
          </table:table-cell>
          <table:table-cell office:value-type="float" office:value="-0.000120381856460456" calcext:value-type="float">
            <text:p>-0.0001</text:p>
          </table:table-cell>
          <table:table-cell office:value-type="float" office:value="-3.21052763751873" calcext:value-type="float">
            <text:p>-3.2105</text:p>
          </table:table-cell>
          <table:table-cell office:value-type="float" office:value="-0.0300954641151141" calcext:value-type="float">
            <text:p>-0.0301</text:p>
          </table:table-cell>
          <table:table-cell office:value-type="float" office:value="0.00135174787974011" calcext:value-type="float">
            <text:p>0.0014</text:p>
          </table:table-cell>
          <table:table-cell office:value-type="float" office:value="0.719316068736893" calcext:value-type="float">
            <text:p>0.71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4300</text:p>
          </table:table-cell>
          <table:table-cell office:value-type="string" calcext:value-type="string">
            <text:p>L</text:p>
          </table:table-cell>
          <table:table-cell office:value-type="float" office:value="4.59636653431896" calcext:value-type="float">
            <text:p>4.5964</text:p>
          </table:table-cell>
          <table:table-cell office:value-type="float" office:value="0.00275788055134513" calcext:value-type="float">
            <text:p>0.0028</text:p>
          </table:table-cell>
          <table:table-cell office:value-type="float" office:value="0.000600013191018013" calcext:value-type="float">
            <text:p>0.0006</text:p>
          </table:table-cell>
          <table:table-cell office:value-type="float" office:value="-3.03104740701373" calcext:value-type="float">
            <text:p>-3.0310</text:p>
          </table:table-cell>
          <table:table-cell office:value-type="float" office:value="0.150003297754503" calcext:value-type="float">
            <text:p>0.1500</text:p>
          </table:table-cell>
          <table:table-cell office:value-type="float" office:value="-0.00715746903671427" calcext:value-type="float">
            <text:p>-0.0072</text:p>
          </table:table-cell>
          <table:table-cell office:value-type="float" office:value="0.837289185654545" calcext:value-type="float">
            <text:p>0.83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2880</text:p>
          </table:table-cell>
          <table:table-cell office:value-type="string" calcext:value-type="string">
            <text:p>L</text:p>
          </table:table-cell>
          <table:table-cell office:value-type="float" office:value="10.3412827955046" calcext:value-type="float">
            <text:p>10.3413</text:p>
          </table:table-cell>
          <table:table-cell office:value-type="float" office:value="-0.00228081543813385" calcext:value-type="float">
            <text:p>-0.0023</text:p>
          </table:table-cell>
          <table:table-cell office:value-type="float" office:value="-0.000220554401541492" calcext:value-type="float">
            <text:p>-0.0002</text:p>
          </table:table-cell>
          <table:table-cell office:value-type="float" office:value="-2.90188651802961" calcext:value-type="float">
            <text:p>-2.9019</text:p>
          </table:table-cell>
          <table:table-cell office:value-type="float" office:value="-0.0551386003853731" calcext:value-type="float">
            <text:p>-0.0551</text:p>
          </table:table-cell>
          <table:table-cell office:value-type="float" office:value="0.002738656590664" calcext:value-type="float">
            <text:p>0.0027</text:p>
          </table:table-cell>
          <table:table-cell office:value-type="float" office:value="0.607263170042481" calcext:value-type="float">
            <text:p>0.60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4090</text:p>
          </table:table-cell>
          <table:table-cell office:value-type="string" calcext:value-type="string">
            <text:p>AtLAZY1</text:p>
          </table:table-cell>
          <table:table-cell office:value-type="string" calcext:value-type="string">
            <text:p>L</text:p>
          </table:table-cell>
          <table:table-cell office:value-type="float" office:value="4.60311781680562" calcext:value-type="float">
            <text:p>4.6031</text:p>
          </table:table-cell>
          <table:table-cell office:value-type="float" office:value="-0.00137883364931397" calcext:value-type="float">
            <text:p>-0.0014</text:p>
          </table:table-cell>
          <table:table-cell office:value-type="float" office:value="-0.000299543419088679" calcext:value-type="float">
            <text:p>-0.0003</text:p>
          </table:table-cell>
          <table:table-cell office:value-type="float" office:value="-2.86264539882227" calcext:value-type="float">
            <text:p>-2.8626</text:p>
          </table:table-cell>
          <table:table-cell office:value-type="float" office:value="-0.0748858547721697" calcext:value-type="float">
            <text:p>-0.0749</text:p>
          </table:table-cell>
          <table:table-cell office:value-type="float" office:value="0.00376911461413398" calcext:value-type="float">
            <text:p>0.0038</text:p>
          </table:table-cell>
          <table:table-cell office:value-type="float" office:value="0.767069320396517" calcext:value-type="float">
            <text:p>0.767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5150</text:p>
          </table:table-cell>
          <table:table-cell office:value-type="string" calcext:value-type="string">
            <text:p>L</text:p>
          </table:table-cell>
          <table:table-cell office:value-type="float" office:value="1.41767097182652" calcext:value-type="float">
            <text:p>1.4177</text:p>
          </table:table-cell>
          <table:table-cell office:value-type="float" office:value="-0.000336000680591461" calcext:value-type="float">
            <text:p>-0.0003</text:p>
          </table:table-cell>
          <table:table-cell office:value-type="float" office:value="-0.00023700893032927" calcext:value-type="float">
            <text:p>-0.0002</text:p>
          </table:table-cell>
          <table:table-cell office:value-type="float" office:value="-2.73389200096909" calcext:value-type="float">
            <text:p>-2.7339</text:p>
          </table:table-cell>
          <table:table-cell office:value-type="float" office:value="-0.0592522325823176" calcext:value-type="float">
            <text:p>-0.0593</text:p>
          </table:table-cell>
          <table:table-cell office:value-type="float" office:value="0.00312340067695542" calcext:value-type="float">
            <text:p>0.0031</text:p>
          </table:table-cell>
          <table:table-cell office:value-type="float" office:value="0.780313992555048" calcext:value-type="float">
            <text:p>0.78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3018</text:p>
          </table:table-cell>
          <table:table-cell office:value-type="string" calcext:value-type="string">
            <text:p>CPuORF17</text:p>
          </table:table-cell>
          <table:table-cell office:value-type="string" calcext:value-type="string">
            <text:p>L</text:p>
          </table:table-cell>
          <table:table-cell office:value-type="float" office:value="10.1363050225004" calcext:value-type="float">
            <text:p>10.1363</text:p>
          </table:table-cell>
          <table:table-cell office:value-type="float" office:value="-0.00674889763282242" calcext:value-type="float">
            <text:p>-0.0067</text:p>
          </table:table-cell>
          <table:table-cell office:value-type="float" office:value="-0.000665814378892637" calcext:value-type="float">
            <text:p>-0.0007</text:p>
          </table:table-cell>
          <table:table-cell office:value-type="float" office:value="-2.65381972373081" calcext:value-type="float">
            <text:p>-2.6538</text:p>
          </table:table-cell>
          <table:table-cell office:value-type="float" office:value="-0.166453594723159" calcext:value-type="float">
            <text:p>-0.1665</text:p>
          </table:table-cell>
          <table:table-cell office:value-type="float" office:value="0.00902065034926821" calcext:value-type="float">
            <text:p>0.0090</text:p>
          </table:table-cell>
          <table:table-cell office:value-type="float" office:value="0.855924827901704" calcext:value-type="float">
            <text:p>0.855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1730</text:p>
          </table:table-cell>
          <table:table-cell office:value-type="string" calcext:value-type="string">
            <text:p>L</text:p>
          </table:table-cell>
          <table:table-cell office:value-type="float" office:value="1.24852334121045" calcext:value-type="float">
            <text:p>1.2485</text:p>
          </table:table-cell>
          <table:table-cell office:value-type="float" office:value="0.00120853980396219" calcext:value-type="float">
            <text:p>0.0012</text:p>
          </table:table-cell>
          <table:table-cell office:value-type="float" office:value="0.000967975338603205" calcext:value-type="float">
            <text:p>0.0010</text:p>
          </table:table-cell>
          <table:table-cell office:value-type="float" office:value="-2.47132753913986" calcext:value-type="float">
            <text:p>-2.4713</text:p>
          </table:table-cell>
          <table:table-cell office:value-type="float" office:value="0.241993834650801" calcext:value-type="float">
            <text:p>0.2420</text:p>
          </table:table-cell>
          <table:table-cell office:value-type="float" office:value="-0.0141965748609632" calcext:value-type="float">
            <text:p>-0.0142</text:p>
          </table:table-cell>
          <table:table-cell office:value-type="float" office:value="0.628129737039845" calcext:value-type="float">
            <text:p>0.628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7010</text:p>
          </table:table-cell>
          <table:table-cell office:value-type="string" calcext:value-type="string">
            <text:p>L</text:p>
          </table:table-cell>
          <table:table-cell office:value-type="float" office:value="13.8369785250516" calcext:value-type="float">
            <text:p>13.8370</text:p>
          </table:table-cell>
          <table:table-cell office:value-type="float" office:value="-0.00389464666612882" calcext:value-type="float">
            <text:p>-0.0039</text:p>
          </table:table-cell>
          <table:table-cell office:value-type="float" office:value="-0.000281466554210346" calcext:value-type="float">
            <text:p>-0.0003</text:p>
          </table:table-cell>
          <table:table-cell office:value-type="float" office:value="-2.40393666304782" calcext:value-type="float">
            <text:p>-2.4039</text:p>
          </table:table-cell>
          <table:table-cell office:value-type="float" office:value="-0.0703666385525865" calcext:value-type="float">
            <text:p>-0.0704</text:p>
          </table:table-cell>
          <table:table-cell office:value-type="float" office:value="0.00421680459111482" calcext:value-type="float">
            <text:p>0.0042</text:p>
          </table:table-cell>
          <table:table-cell office:value-type="float" office:value="0.713920941802981" calcext:value-type="float">
            <text:p>0.713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9995</text:p>
          </table:table-cell>
          <table:table-cell office:value-type="string" calcext:value-type="string">
            <text:p>L</text:p>
          </table:table-cell>
          <table:table-cell office:value-type="float" office:value="12.7432393721958" calcext:value-type="float">
            <text:p>12.7432</text:p>
          </table:table-cell>
          <table:table-cell office:value-type="float" office:value="0.00545006608774919" calcext:value-type="float">
            <text:p>0.0055</text:p>
          </table:table-cell>
          <table:table-cell office:value-type="float" office:value="0.000427682940621879" calcext:value-type="float">
            <text:p>0.0004</text:p>
          </table:table-cell>
          <table:table-cell office:value-type="float" office:value="-2.33212381721455" calcext:value-type="float">
            <text:p>-2.3321</text:p>
          </table:table-cell>
          <table:table-cell office:value-type="float" office:value="0.10692073515547" calcext:value-type="float">
            <text:p>0.1069</text:p>
          </table:table-cell>
          <table:table-cell office:value-type="float" office:value="-0.00662952376074033" calcext:value-type="float">
            <text:p>-0.0066</text:p>
          </table:table-cell>
          <table:table-cell office:value-type="float" office:value="0.698871175779139" calcext:value-type="float">
            <text:p>0.69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8580</text:p>
          </table:table-cell>
          <table:table-cell office:value-type="string" calcext:value-type="string">
            <text:p>L</text:p>
          </table:table-cell>
          <table:table-cell office:value-type="float" office:value="11.0444683836708" calcext:value-type="float">
            <text:p>11.0445</text:p>
          </table:table-cell>
          <table:table-cell office:value-type="float" office:value="0.00312084980489602" calcext:value-type="float">
            <text:p>0.0031</text:p>
          </table:table-cell>
          <table:table-cell office:value-type="float" office:value="0.000282571301440835" calcext:value-type="float">
            <text:p>0.0003</text:p>
          </table:table-cell>
          <table:table-cell office:value-type="float" office:value="-2.2187827931347" calcext:value-type="float">
            <text:p>-2.2188</text:p>
          </table:table-cell>
          <table:table-cell office:value-type="float" office:value="0.0706428253602086" calcext:value-type="float">
            <text:p>0.0706</text:p>
          </table:table-cell>
          <table:table-cell office:value-type="float" office:value="-0.00460065952823825" calcext:value-type="float">
            <text:p>-0.0046</text:p>
          </table:table-cell>
          <table:table-cell office:value-type="float" office:value="0.650086180319717" calcext:value-type="float">
            <text:p>0.65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7690</text:p>
          </table:table-cell>
          <table:table-cell office:value-type="string" calcext:value-type="string">
            <text:p>MYB29</text:p>
          </table:table-cell>
          <table:table-cell office:value-type="string" calcext:value-type="string">
            <text:p>L</text:p>
          </table:table-cell>
          <table:table-cell office:value-type="float" office:value="8.84463995711892" calcext:value-type="float">
            <text:p>8.8446</text:p>
          </table:table-cell>
          <table:table-cell office:value-type="float" office:value="-0.00475968172083768" calcext:value-type="float">
            <text:p>-0.0048</text:p>
          </table:table-cell>
          <table:table-cell office:value-type="float" office:value="-0.000538143072404737" calcext:value-type="float">
            <text:p>-0.0005</text:p>
          </table:table-cell>
          <table:table-cell office:value-type="float" office:value="-2.19576234061379" calcext:value-type="float">
            <text:p>-2.1958</text:p>
          </table:table-cell>
          <table:table-cell office:value-type="float" office:value="-0.134535768101184" calcext:value-type="float">
            <text:p>-0.1345</text:p>
          </table:table-cell>
          <table:table-cell office:value-type="float" office:value="0.00881251518612719" calcext:value-type="float">
            <text:p>0.0088</text:p>
          </table:table-cell>
          <table:table-cell office:value-type="float" office:value="0.616136582300498" calcext:value-type="float">
            <text:p>0.61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9230</text:p>
          </table:table-cell>
          <table:table-cell office:value-type="string" calcext:value-type="string">
            <text:p>DI19-7</text:p>
          </table:table-cell>
          <table:table-cell office:value-type="string" calcext:value-type="string">
            <text:p>L</text:p>
          </table:table-cell>
          <table:table-cell office:value-type="float" office:value="8.23105298003463" calcext:value-type="float">
            <text:p>8.2311</text:p>
          </table:table-cell>
          <table:table-cell office:value-type="float" office:value="0.00379846222715795" calcext:value-type="float">
            <text:p>0.0038</text:p>
          </table:table-cell>
          <table:table-cell office:value-type="float" office:value="0.000461479501635035" calcext:value-type="float">
            <text:p>0.0005</text:p>
          </table:table-cell>
          <table:table-cell office:value-type="float" office:value="-2.02864598769532" calcext:value-type="float">
            <text:p>-2.0286</text:p>
          </table:table-cell>
          <table:table-cell office:value-type="float" office:value="0.115369875408759" calcext:value-type="float">
            <text:p>0.1154</text:p>
          </table:table-cell>
          <table:table-cell office:value-type="float" office:value="-0.00822808097786952" calcext:value-type="float">
            <text:p>-0.0082</text:p>
          </table:table-cell>
          <table:table-cell office:value-type="float" office:value="0.705338547482257" calcext:value-type="float">
            <text:p>0.70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9620</text:p>
          </table:table-cell>
          <table:table-cell office:value-type="string" calcext:value-type="string">
            <text:p>NDL3</text:p>
          </table:table-cell>
          <table:table-cell office:value-type="string" calcext:value-type="string">
            <text:p>L</text:p>
          </table:table-cell>
          <table:table-cell office:value-type="float" office:value="5.67011428566212" calcext:value-type="float">
            <text:p>5.6701</text:p>
          </table:table-cell>
          <table:table-cell office:value-type="float" office:value="-0.00230109116503475" calcext:value-type="float">
            <text:p>-0.0023</text:p>
          </table:table-cell>
          <table:table-cell office:value-type="float" office:value="-0.000405828004358476" calcext:value-type="float">
            <text:p>-0.0004</text:p>
          </table:table-cell>
          <table:table-cell office:value-type="float" office:value="-1.99988741765864" calcext:value-type="float">
            <text:p>-1.9999</text:p>
          </table:table-cell>
          <table:table-cell office:value-type="float" office:value="-0.101457001089619" calcext:value-type="float">
            <text:p>-0.1015</text:p>
          </table:table-cell>
          <table:table-cell office:value-type="float" office:value="0.00730048505368954" calcext:value-type="float">
            <text:p>0.0073</text:p>
          </table:table-cell>
          <table:table-cell office:value-type="float" office:value="0.63370339406711" calcext:value-type="float">
            <text:p>0.6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0240</text:p>
          </table:table-cell>
          <table:table-cell office:value-type="string" calcext:value-type="string">
            <text:p>CYP71A27</text:p>
          </table:table-cell>
          <table:table-cell office:value-type="string" calcext:value-type="string">
            <text:p>L</text:p>
          </table:table-cell>
          <table:table-cell office:value-type="float" office:value="4.10099543471363" calcext:value-type="float">
            <text:p>4.1010</text:p>
          </table:table-cell>
          <table:table-cell office:value-type="float" office:value="-0.0036387954824742" calcext:value-type="float">
            <text:p>-0.0036</text:p>
          </table:table-cell>
          <table:table-cell office:value-type="float" office:value="-0.000887295667698858" calcext:value-type="float">
            <text:p>-0.0009</text:p>
          </table:table-cell>
          <table:table-cell office:value-type="float" office:value="-1.99317295480655" calcext:value-type="float">
            <text:p>-1.9932</text:p>
          </table:table-cell>
          <table:table-cell office:value-type="float" office:value="-0.221823916924715" calcext:value-type="float">
            <text:p>-0.2218</text:p>
          </table:table-cell>
          <table:table-cell office:value-type="float" office:value="0.0159673330258323" calcext:value-type="float">
            <text:p>0.0160</text:p>
          </table:table-cell>
          <table:table-cell office:value-type="float" office:value="0.652376205746003" calcext:value-type="float">
            <text:p>0.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9970</text:p>
          </table:table-cell>
          <table:table-cell office:value-type="string" calcext:value-type="string">
            <text:p>CLE26</text:p>
          </table:table-cell>
          <table:table-cell office:value-type="string" calcext:value-type="string">
            <text:p>L</text:p>
          </table:table-cell>
          <table:table-cell office:value-type="float" office:value="1.59116536800376" calcext:value-type="float">
            <text:p>1.5912</text:p>
          </table:table-cell>
          <table:table-cell office:value-type="float" office:value="-0.00319544927503972" calcext:value-type="float">
            <text:p>-0.0032</text:p>
          </table:table-cell>
          <table:table-cell office:value-type="float" office:value="-0.0020082446107086" calcext:value-type="float">
            <text:p>-0.0020</text:p>
          </table:table-cell>
          <table:table-cell office:value-type="float" office:value="-1.92698693059405" calcext:value-type="float">
            <text:p>-1.9270</text:p>
          </table:table-cell>
          <table:table-cell office:value-type="float" office:value="-0.50206115267715" calcext:value-type="float">
            <text:p>-0.5021</text:p>
          </table:table-cell>
          <table:table-cell office:value-type="float" office:value="0.0371069505108157" calcext:value-type="float">
            <text:p>0.0371</text:p>
          </table:table-cell>
          <table:table-cell office:value-type="float" office:value="0.618438559575951" calcext:value-type="float">
            <text:p>0.61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8510</text:p>
          </table:table-cell>
          <table:table-cell office:value-type="string" calcext:value-type="string">
            <text:p>L</text:p>
          </table:table-cell>
          <table:table-cell office:value-type="float" office:value="18.6535183733533" calcext:value-type="float">
            <text:p>18.6535</text:p>
          </table:table-cell>
          <table:table-cell office:value-type="float" office:value="0.00911576785922193" calcext:value-type="float">
            <text:p>0.0091</text:p>
          </table:table-cell>
          <table:table-cell office:value-type="float" office:value="0.000488688925958541" calcext:value-type="float">
            <text:p>0.0005</text:p>
          </table:table-cell>
          <table:table-cell office:value-type="float" office:value="-1.91054724442327" calcext:value-type="float">
            <text:p>-1.9105</text:p>
          </table:table-cell>
          <table:table-cell office:value-type="float" office:value="0.122172231489635" calcext:value-type="float">
            <text:p>0.1222</text:p>
          </table:table-cell>
          <table:table-cell office:value-type="float" office:value="-0.00925510929787351" calcext:value-type="float">
            <text:p>-0.0093</text:p>
          </table:table-cell>
          <table:table-cell office:value-type="float" office:value="0.847337968827856" calcext:value-type="float">
            <text:p>0.84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690</text:p>
          </table:table-cell>
          <table:table-cell office:value-type="string" calcext:value-type="string">
            <text:p>L</text:p>
          </table:table-cell>
          <table:table-cell office:value-type="float" office:value="8.54426057583254" calcext:value-type="float">
            <text:p>8.5443</text:p>
          </table:table-cell>
          <table:table-cell office:value-type="float" office:value="0.0107432463734626" calcext:value-type="float">
            <text:p>0.0107</text:p>
          </table:table-cell>
          <table:table-cell office:value-type="float" office:value="0.00125736408412565" calcext:value-type="float">
            <text:p>0.0013</text:p>
          </table:table-cell>
          <table:table-cell office:value-type="float" office:value="-1.87791297307064" calcext:value-type="float">
            <text:p>-1.8779</text:p>
          </table:table-cell>
          <table:table-cell office:value-type="float" office:value="0.314341021031412" calcext:value-type="float">
            <text:p>0.3143</text:p>
          </table:table-cell>
          <table:table-cell office:value-type="float" office:value="-0.0243534525853435" calcext:value-type="float">
            <text:p>-0.0244</text:p>
          </table:table-cell>
          <table:table-cell office:value-type="float" office:value="0.602475014417528" calcext:value-type="float">
            <text:p>0.60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3560</text:p>
          </table:table-cell>
          <table:table-cell office:value-type="string" calcext:value-type="string">
            <text:p>L</text:p>
          </table:table-cell>
          <table:table-cell office:value-type="float" office:value="59.9792915361735" calcext:value-type="float">
            <text:p>59.9793</text:p>
          </table:table-cell>
          <table:table-cell office:value-type="float" office:value="-0.0416255514159705" calcext:value-type="float">
            <text:p>-0.0416</text:p>
          </table:table-cell>
          <table:table-cell office:value-type="float" office:value="-0.000693998717721867" calcext:value-type="float">
            <text:p>-0.0007</text:p>
          </table:table-cell>
          <table:table-cell office:value-type="float" office:value="-1.86587612920171" calcext:value-type="float">
            <text:p>-1.8659</text:p>
          </table:table-cell>
          <table:table-cell office:value-type="float" office:value="-0.173499679430467" calcext:value-type="float">
            <text:p>-0.1735</text:p>
          </table:table-cell>
          <table:table-cell office:value-type="float" office:value="0.0133530055409784" calcext:value-type="float">
            <text:p>0.0134</text:p>
          </table:table-cell>
          <table:table-cell office:value-type="float" office:value="0.704748154484352" calcext:value-type="float">
            <text:p>0.70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4350</text:p>
          </table:table-cell>
          <table:table-cell office:value-type="string" calcext:value-type="string">
            <text:p>FLP</text:p>
          </table:table-cell>
          <table:table-cell office:value-type="string" calcext:value-type="string">
            <text:p>L</text:p>
          </table:table-cell>
          <table:table-cell office:value-type="float" office:value="3.86365010575218" calcext:value-type="float">
            <text:p>3.8637</text:p>
          </table:table-cell>
          <table:table-cell office:value-type="float" office:value="-0.00295411103792236" calcext:value-type="float">
            <text:p>-0.0030</text:p>
          </table:table-cell>
          <table:table-cell office:value-type="float" office:value="-0.000764590725626085" calcext:value-type="float">
            <text:p>-0.0008</text:p>
          </table:table-cell>
          <table:table-cell office:value-type="float" office:value="-1.84907142139926" calcext:value-type="float">
            <text:p>-1.8491</text:p>
          </table:table-cell>
          <table:table-cell office:value-type="float" office:value="-0.191147681406521" calcext:value-type="float">
            <text:p>-0.1911</text:p>
          </table:table-cell>
          <table:table-cell office:value-type="float" office:value="0.0148372952080832" calcext:value-type="float">
            <text:p>0.0148</text:p>
          </table:table-cell>
          <table:table-cell office:value-type="float" office:value="0.677041915483641" calcext:value-type="float">
            <text:p>0.67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640</text:p>
          </table:table-cell>
          <table:table-cell office:value-type="string" calcext:value-type="string">
            <text:p>ACA2</text:p>
          </table:table-cell>
          <table:table-cell office:value-type="string" calcext:value-type="string">
            <text:p>L</text:p>
          </table:table-cell>
          <table:table-cell office:value-type="float" office:value="6.15373535085877" calcext:value-type="float">
            <text:p>6.1537</text:p>
          </table:table-cell>
          <table:table-cell office:value-type="float" office:value="0.00650218811704194" calcext:value-type="float">
            <text:p>0.0065</text:p>
          </table:table-cell>
          <table:table-cell office:value-type="float" office:value="0.00105662459405807" calcext:value-type="float">
            <text:p>0.0011</text:p>
          </table:table-cell>
          <table:table-cell office:value-type="float" office:value="-1.80632856348024" calcext:value-type="float">
            <text:p>-1.8063</text:p>
          </table:table-cell>
          <table:table-cell office:value-type="float" office:value="0.264156148514517" calcext:value-type="float">
            <text:p>0.2642</text:p>
          </table:table-cell>
          <table:table-cell office:value-type="float" office:value="-0.0212536526944023" calcext:value-type="float">
            <text:p>-0.0213</text:p>
          </table:table-cell>
          <table:table-cell office:value-type="float" office:value="0.661200178177483" calcext:value-type="float">
            <text:p>0.661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7290</text:p>
          </table:table-cell>
          <table:table-cell office:value-type="string" calcext:value-type="string">
            <text:p>L</text:p>
          </table:table-cell>
          <table:table-cell table:style-name="ce20" office:value-type="float" office:value="0.987958496815306" calcext:value-type="float">
            <text:p>0.9880</text:p>
          </table:table-cell>
          <table:table-cell office:value-type="float" office:value="0.0123871863280522" calcext:value-type="float">
            <text:p>0.0124</text:p>
          </table:table-cell>
          <table:table-cell office:value-type="float" office:value="0.012538164677952" calcext:value-type="float">
            <text:p>0.0125</text:p>
          </table:table-cell>
          <table:table-cell office:value-type="float" office:value="-1.80477862197524" calcext:value-type="float">
            <text:p>-1.8048</text:p>
          </table:table-cell>
          <table:table-cell office:value-type="float" office:value="3.13454116948801" calcext:value-type="float">
            <text:p>3.1345</text:p>
          </table:table-cell>
          <table:table-cell office:value-type="float" office:value="-0.275227668620683" calcext:value-type="float">
            <text:p>-0.2752</text:p>
          </table:table-cell>
          <table:table-cell office:value-type="float" office:value="0.647268695528442" calcext:value-type="float">
            <text:p>0.64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4360</text:p>
          </table:table-cell>
          <table:table-cell office:value-type="string" calcext:value-type="string">
            <text:p>L</text:p>
          </table:table-cell>
          <table:table-cell office:value-type="float" office:value="4.64506912637869" calcext:value-type="float">
            <text:p>4.6451</text:p>
          </table:table-cell>
          <table:table-cell office:value-type="float" office:value="0.00317515490794715" calcext:value-type="float">
            <text:p>0.0032</text:p>
          </table:table-cell>
          <table:table-cell office:value-type="float" office:value="0.00068355385497191" calcext:value-type="float">
            <text:p>0.0007</text:p>
          </table:table-cell>
          <table:table-cell office:value-type="float" office:value="-1.80215666627069" calcext:value-type="float">
            <text:p>-1.8022</text:p>
          </table:table-cell>
          <table:table-cell office:value-type="float" office:value="0.170888463742977" calcext:value-type="float">
            <text:p>0.1709</text:p>
          </table:table-cell>
          <table:table-cell office:value-type="float" office:value="-0.0137455464604582" calcext:value-type="float">
            <text:p>-0.0137</text:p>
          </table:table-cell>
          <table:table-cell office:value-type="float" office:value="0.671708260175198" calcext:value-type="float">
            <text:p>0.67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9950</text:p>
          </table:table-cell>
          <table:table-cell office:value-type="string" calcext:value-type="string">
            <text:p>BHLH144</text:p>
          </table:table-cell>
          <table:table-cell office:value-type="string" calcext:value-type="string">
            <text:p>L</text:p>
          </table:table-cell>
          <table:table-cell office:value-type="float" office:value="5.93846373256876" calcext:value-type="float">
            <text:p>5.9385</text:p>
          </table:table-cell>
          <table:table-cell office:value-type="float" office:value="0.00546391100882997" calcext:value-type="float">
            <text:p>0.0055</text:p>
          </table:table-cell>
          <table:table-cell office:value-type="float" office:value="0.000920088301434568" calcext:value-type="float">
            <text:p>0.0009</text:p>
          </table:table-cell>
          <table:table-cell office:value-type="float" office:value="-1.78453523559855" calcext:value-type="float">
            <text:p>-1.7845</text:p>
          </table:table-cell>
          <table:table-cell office:value-type="float" office:value="0.230022075358642" calcext:value-type="float">
            <text:p>0.2300</text:p>
          </table:table-cell>
          <table:table-cell office:value-type="float" office:value="-0.0187168625813256" calcext:value-type="float">
            <text:p>-0.0187</text:p>
          </table:table-cell>
          <table:table-cell office:value-type="float" office:value="0.610855409914802" calcext:value-type="float">
            <text:p>0.61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9600</text:p>
          </table:table-cell>
          <table:table-cell office:value-type="string" calcext:value-type="string">
            <text:p>SULTR3%3B5</text:p>
          </table:table-cell>
          <table:table-cell office:value-type="string" calcext:value-type="string">
            <text:p>L</text:p>
          </table:table-cell>
          <table:table-cell office:value-type="float" office:value="2.70764345127662" calcext:value-type="float">
            <text:p>2.7076</text:p>
          </table:table-cell>
          <table:table-cell office:value-type="float" office:value="0.00862802200988513" calcext:value-type="float">
            <text:p>0.0086</text:p>
          </table:table-cell>
          <table:table-cell office:value-type="float" office:value="0.00318654289796433" calcext:value-type="float">
            <text:p>0.0032</text:p>
          </table:table-cell>
          <table:table-cell office:value-type="float" office:value="-1.74862019061607" calcext:value-type="float">
            <text:p>-1.7486</text:p>
          </table:table-cell>
          <table:table-cell office:value-type="float" office:value="0.796635724491082" calcext:value-type="float">
            <text:p>0.7966</text:p>
          </table:table-cell>
          <table:table-cell office:value-type="float" office:value="-0.067270507774053" calcext:value-type="float">
            <text:p>-0.0673</text:p>
          </table:table-cell>
          <table:table-cell office:value-type="float" office:value="0.951878923013788" calcext:value-type="float">
            <text:p>0.95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4380</text:p>
          </table:table-cell>
          <table:table-cell office:value-type="string" calcext:value-type="string">
            <text:p>L</text:p>
          </table:table-cell>
          <table:table-cell office:value-type="float" office:value="10.8226610139962" calcext:value-type="float">
            <text:p>10.8227</text:p>
          </table:table-cell>
          <table:table-cell office:value-type="float" office:value="-0.0178397793141988" calcext:value-type="float">
            <text:p>-0.0178</text:p>
          </table:table-cell>
          <table:table-cell office:value-type="float" office:value="-0.00164837273302081" calcext:value-type="float">
            <text:p>-0.0016</text:p>
          </table:table-cell>
          <table:table-cell office:value-type="float" office:value="-1.74503319934827" calcext:value-type="float">
            <text:p>-1.7450</text:p>
          </table:table-cell>
          <table:table-cell office:value-type="float" office:value="-0.412093183255203" calcext:value-type="float">
            <text:p>-0.4121</text:p>
          </table:table-cell>
          <table:table-cell office:value-type="float" office:value="0.0336734840360989" calcext:value-type="float">
            <text:p>0.0337</text:p>
          </table:table-cell>
          <table:table-cell office:value-type="float" office:value="0.71067420503567" calcext:value-type="float">
            <text:p>0.7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2060</text:p>
          </table:table-cell>
          <table:table-cell office:value-type="string" calcext:value-type="string">
            <text:p>CRRSP38</text:p>
          </table:table-cell>
          <table:table-cell office:value-type="string" calcext:value-type="string">
            <text:p>L</text:p>
          </table:table-cell>
          <table:table-cell office:value-type="float" office:value="9.9511017467064" calcext:value-type="float">
            <text:p>9.9511</text:p>
          </table:table-cell>
          <table:table-cell office:value-type="float" office:value="0.0561734447799598" calcext:value-type="float">
            <text:p>0.0562</text:p>
          </table:table-cell>
          <table:table-cell office:value-type="float" office:value="0.00564494728420921" calcext:value-type="float">
            <text:p>0.0056</text:p>
          </table:table-cell>
          <table:table-cell office:value-type="float" office:value="-1.60669870605417" calcext:value-type="float">
            <text:p>-1.6067</text:p>
          </table:table-cell>
          <table:table-cell office:value-type="float" office:value="1.4112368210523" calcext:value-type="float">
            <text:p>1.4112</text:p>
          </table:table-cell>
          <table:table-cell office:value-type="float" office:value="-0.132632592367799" calcext:value-type="float">
            <text:p>-0.1326</text:p>
          </table:table-cell>
          <table:table-cell office:value-type="float" office:value="0.877806549075307" calcext:value-type="float">
            <text:p>0.87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3050</text:p>
          </table:table-cell>
          <table:table-cell office:value-type="string" calcext:value-type="string">
            <text:p>PME16</text:p>
          </table:table-cell>
          <table:table-cell office:value-type="string" calcext:value-type="string">
            <text:p>L</text:p>
          </table:table-cell>
          <table:table-cell office:value-type="float" office:value="3.13649817160902" calcext:value-type="float">
            <text:p>3.1365</text:p>
          </table:table-cell>
          <table:table-cell office:value-type="float" office:value="-0.00567635980053838" calcext:value-type="float">
            <text:p>-0.0057</text:p>
          </table:table-cell>
          <table:table-cell office:value-type="float" office:value="-0.0018097762185611" calcext:value-type="float">
            <text:p>-0.0018</text:p>
          </table:table-cell>
          <table:table-cell office:value-type="float" office:value="-1.5795655853398" calcext:value-type="float">
            <text:p>-1.5796</text:p>
          </table:table-cell>
          <table:table-cell office:value-type="float" office:value="-0.452444054640276" calcext:value-type="float">
            <text:p>-0.4524</text:p>
          </table:table-cell>
          <table:table-cell office:value-type="float" office:value="0.0407431751208358" calcext:value-type="float">
            <text:p>0.0407</text:p>
          </table:table-cell>
          <table:table-cell office:value-type="float" office:value="0.721946221399213" calcext:value-type="float">
            <text:p>0.72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650</text:p>
          </table:table-cell>
          <table:table-cell office:value-type="string" calcext:value-type="string">
            <text:p>AtRLP32</text:p>
          </table:table-cell>
          <table:table-cell office:value-type="string" calcext:value-type="string">
            <text:p>L</text:p>
          </table:table-cell>
          <table:table-cell office:value-type="float" office:value="1.50401201879953" calcext:value-type="float">
            <text:p>1.5040</text:p>
          </table:table-cell>
          <table:table-cell office:value-type="float" office:value="0.00367020402706182" calcext:value-type="float">
            <text:p>0.0037</text:p>
          </table:table-cell>
          <table:table-cell office:value-type="float" office:value="0.00244027572997143" calcext:value-type="float">
            <text:p>0.0024</text:p>
          </table:table-cell>
          <table:table-cell office:value-type="float" office:value="-1.53427002755498" calcext:value-type="float">
            <text:p>-1.5343</text:p>
          </table:table-cell>
          <table:table-cell office:value-type="float" office:value="0.610068932492858" calcext:value-type="float">
            <text:p>0.6101</text:p>
          </table:table-cell>
          <table:table-cell office:value-type="float" office:value="-0.0585372877469727" calcext:value-type="float">
            <text:p>-0.0585</text:p>
          </table:table-cell>
          <table:table-cell office:value-type="float" office:value="0.665859285438101" calcext:value-type="float">
            <text:p>0.665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7950</text:p>
          </table:table-cell>
          <table:table-cell office:value-type="string" calcext:value-type="string">
            <text:p>L</text:p>
          </table:table-cell>
          <table:table-cell table:style-name="ce20" office:value-type="float" office:value="0.698666945093869" calcext:value-type="float">
            <text:p>0.6987</text:p>
          </table:table-cell>
          <table:table-cell office:value-type="float" office:value="0.00695337168600157" calcext:value-type="float">
            <text:p>0.0070</text:p>
          </table:table-cell>
          <table:table-cell office:value-type="float" office:value="0.00995234100429262" calcext:value-type="float">
            <text:p>0.0100</text:p>
          </table:table-cell>
          <table:table-cell office:value-type="float" office:value="-1.46844444825437" calcext:value-type="float">
            <text:p>-1.4684</text:p>
          </table:table-cell>
          <table:table-cell office:value-type="float" office:value="2.48808525107316" calcext:value-type="float">
            <text:p>2.4881</text:p>
          </table:table-cell>
          <table:table-cell office:value-type="float" office:value="-0.267838139843471" calcext:value-type="float">
            <text:p>-0.2678</text:p>
          </table:table-cell>
          <table:table-cell office:value-type="float" office:value="0.749583498006595" calcext:value-type="float">
            <text:p>0.7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7700</text:p>
          </table:table-cell>
          <table:table-cell office:value-type="string" calcext:value-type="string">
            <text:p>PRA1F1</text:p>
          </table:table-cell>
          <table:table-cell office:value-type="string" calcext:value-type="string">
            <text:p>L</text:p>
          </table:table-cell>
          <table:table-cell office:value-type="float" office:value="10.494907079896" calcext:value-type="float">
            <text:p>10.4949</text:p>
          </table:table-cell>
          <table:table-cell office:value-type="float" office:value="0.0101254622689177" calcext:value-type="float">
            <text:p>0.0101</text:p>
          </table:table-cell>
          <table:table-cell office:value-type="float" office:value="0.000964797705385498" calcext:value-type="float">
            <text:p>0.0010</text:p>
          </table:table-cell>
          <table:table-cell office:value-type="float" office:value="-1.44067482800582" calcext:value-type="float">
            <text:p>-1.4407</text:p>
          </table:table-cell>
          <table:table-cell office:value-type="float" office:value="0.241199426346374" calcext:value-type="float">
            <text:p>0.2412</text:p>
          </table:table-cell>
          <table:table-cell office:value-type="float" office:value="-0.0243582432949309" calcext:value-type="float">
            <text:p>-0.0244</text:p>
          </table:table-cell>
          <table:table-cell office:value-type="float" office:value="0.685660211754281" calcext:value-type="float">
            <text:p>0.6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530</text:p>
          </table:table-cell>
          <table:table-cell office:value-type="string" calcext:value-type="string">
            <text:p>MLP329</text:p>
          </table:table-cell>
          <table:table-cell office:value-type="string" calcext:value-type="string">
            <text:p>L</text:p>
          </table:table-cell>
          <table:table-cell office:value-type="float" office:value="91.8815793689368" calcext:value-type="float">
            <text:p>91.8816</text:p>
          </table:table-cell>
          <table:table-cell office:value-type="float" office:value="-0.245367108553474" calcext:value-type="float">
            <text:p>-0.2454</text:p>
          </table:table-cell>
          <table:table-cell office:value-type="float" office:value="-0.00267047116776518" calcext:value-type="float">
            <text:p>-0.0027</text:p>
          </table:table-cell>
          <table:table-cell office:value-type="float" office:value="-1.38175092836331" calcext:value-type="float">
            <text:p>-1.3818</text:p>
          </table:table-cell>
          <table:table-cell office:value-type="float" office:value="-0.667617791941295" calcext:value-type="float">
            <text:p>-0.6676</text:p>
          </table:table-cell>
          <table:table-cell office:value-type="float" office:value="0.0680747593213566" calcext:value-type="float">
            <text:p>0.0681</text:p>
          </table:table-cell>
          <table:table-cell office:value-type="float" office:value="0.769851790921946" calcext:value-type="float">
            <text:p>0.76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1600</text:p>
          </table:table-cell>
          <table:table-cell office:value-type="string" calcext:value-type="string">
            <text:p>L</text:p>
          </table:table-cell>
          <table:table-cell office:value-type="float" office:value="2.46568651866622" calcext:value-type="float">
            <text:p>2.4657</text:p>
          </table:table-cell>
          <table:table-cell office:value-type="float" office:value="-0.00511752398212957" calcext:value-type="float">
            <text:p>-0.0051</text:p>
          </table:table-cell>
          <table:table-cell office:value-type="float" office:value="-0.00207549659836637" calcext:value-type="float">
            <text:p>-0.0021</text:p>
          </table:table-cell>
          <table:table-cell office:value-type="float" office:value="-1.36538568773707" calcext:value-type="float">
            <text:p>-1.3654</text:p>
          </table:table-cell>
          <table:table-cell office:value-type="float" office:value="-0.518874149591594" calcext:value-type="float">
            <text:p>-0.5189</text:p>
          </table:table-cell>
          <table:table-cell office:value-type="float" office:value="0.0538092520093291" calcext:value-type="float">
            <text:p>0.0538</text:p>
          </table:table-cell>
          <table:table-cell office:value-type="float" office:value="0.67241371705722" calcext:value-type="float">
            <text:p>0.67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870</text:p>
          </table:table-cell>
          <table:table-cell office:value-type="string" calcext:value-type="string">
            <text:p>MAKR5</text:p>
          </table:table-cell>
          <table:table-cell office:value-type="string" calcext:value-type="string">
            <text:p>L</text:p>
          </table:table-cell>
          <table:table-cell office:value-type="float" office:value="2.60943958382565" calcext:value-type="float">
            <text:p>2.6094</text:p>
          </table:table-cell>
          <table:table-cell office:value-type="float" office:value="0.0076808913422587" calcext:value-type="float">
            <text:p>0.0077</text:p>
          </table:table-cell>
          <table:table-cell office:value-type="float" office:value="0.00294350227147159" calcext:value-type="float">
            <text:p>0.0029</text:p>
          </table:table-cell>
          <table:table-cell office:value-type="float" office:value="-1.34374675172677" calcext:value-type="float">
            <text:p>-1.3437</text:p>
          </table:table-cell>
          <table:table-cell office:value-type="float" office:value="0.735875567867898" calcext:value-type="float">
            <text:p>0.7359</text:p>
          </table:table-cell>
          <table:table-cell office:value-type="float" office:value="-0.0812519392556165" calcext:value-type="float">
            <text:p>-0.0813</text:p>
          </table:table-cell>
          <table:table-cell office:value-type="float" office:value="0.676663178283459" calcext:value-type="float">
            <text:p>0.67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2580</text:p>
          </table:table-cell>
          <table:table-cell office:value-type="string" calcext:value-type="string">
            <text:p>L</text:p>
          </table:table-cell>
          <table:table-cell office:value-type="float" office:value="5.85649113490553" calcext:value-type="float">
            <text:p>5.8565</text:p>
          </table:table-cell>
          <table:table-cell office:value-type="float" office:value="0.204134755864666" calcext:value-type="float">
            <text:p>0.2041</text:p>
          </table:table-cell>
          <table:table-cell office:value-type="float" office:value="0.0348561538235742" calcext:value-type="float">
            <text:p>0.0349</text:p>
          </table:table-cell>
          <table:table-cell office:value-type="float" office:value="-1.31458504747494" calcext:value-type="float">
            <text:p>-1.3146</text:p>
          </table:table-cell>
          <table:table-cell office:value-type="float" office:value="8.71403845589355" calcext:value-type="float">
            <text:p>8.7140</text:p>
          </table:table-cell>
          <table:table-cell office:value-type="float" office:value="-1.56863888657767" calcext:value-type="float">
            <text:p>-1.5686</text:p>
          </table:table-cell>
          <table:table-cell office:value-type="float" office:value="0.909468634735229" calcext:value-type="float">
            <text:p>0.9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5000</text:p>
          </table:table-cell>
          <table:table-cell office:value-type="string" calcext:value-type="string">
            <text:p>SCPL50</text:p>
          </table:table-cell>
          <table:table-cell office:value-type="string" calcext:value-type="string">
            <text:p>L</text:p>
          </table:table-cell>
          <table:table-cell office:value-type="float" office:value="8.32445716835258" calcext:value-type="float">
            <text:p>8.3245</text:p>
          </table:table-cell>
          <table:table-cell office:value-type="float" office:value="-0.0166907503232971" calcext:value-type="float">
            <text:p>-0.0167</text:p>
          </table:table-cell>
          <table:table-cell office:value-type="float" office:value="-0.00200502567143368" calcext:value-type="float">
            <text:p>-0.0020</text:p>
          </table:table-cell>
          <table:table-cell office:value-type="float" office:value="-1.28605666905365" calcext:value-type="float">
            <text:p>-1.2861</text:p>
          </table:table-cell>
          <table:table-cell office:value-type="float" office:value="-0.501256417858421" calcext:value-type="float">
            <text:p>-0.5013</text:p>
          </table:table-cell>
          <table:table-cell office:value-type="float" office:value="0.055162649583648" calcext:value-type="float">
            <text:p>0.0552</text:p>
          </table:table-cell>
          <table:table-cell office:value-type="float" office:value="0.718818572279031" calcext:value-type="float">
            <text:p>0.71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0270</text:p>
          </table:table-cell>
          <table:table-cell office:value-type="string" calcext:value-type="string">
            <text:p>L</text:p>
          </table:table-cell>
          <table:table-cell office:value-type="float" office:value="9.23255640772114" calcext:value-type="float">
            <text:p>9.2326</text:p>
          </table:table-cell>
          <table:table-cell office:value-type="float" office:value="-0.0228324785964073" calcext:value-type="float">
            <text:p>-0.0228</text:p>
          </table:table-cell>
          <table:table-cell office:value-type="float" office:value="-0.00247303970732447" calcext:value-type="float">
            <text:p>-0.0025</text:p>
          </table:table-cell>
          <table:table-cell office:value-type="float" office:value="-1.26164723791213" calcext:value-type="float">
            <text:p>-1.2616</text:p>
          </table:table-cell>
          <table:table-cell office:value-type="float" office:value="-0.618259926831117" calcext:value-type="float">
            <text:p>-0.6183</text:p>
          </table:table-cell>
          <table:table-cell office:value-type="float" office:value="0.0690204314099268" calcext:value-type="float">
            <text:p>0.0690</text:p>
          </table:table-cell>
          <table:table-cell office:value-type="float" office:value="0.698575603135281" calcext:value-type="float">
            <text:p>0.69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6240</text:p>
          </table:table-cell>
          <table:table-cell office:value-type="string" calcext:value-type="string">
            <text:p>S-ACP-DES1</text:p>
          </table:table-cell>
          <table:table-cell office:value-type="string" calcext:value-type="string">
            <text:p>L</text:p>
          </table:table-cell>
          <table:table-cell office:value-type="float" office:value="2.8100730204548" calcext:value-type="float">
            <text:p>2.8101</text:p>
          </table:table-cell>
          <table:table-cell office:value-type="float" office:value="0.0235789471742355" calcext:value-type="float">
            <text:p>0.0236</text:p>
          </table:table-cell>
          <table:table-cell office:value-type="float" office:value="0.00839086635920205" calcext:value-type="float">
            <text:p>0.0084</text:p>
          </table:table-cell>
          <table:table-cell office:value-type="float" office:value="-1.24968253915717" calcext:value-type="float">
            <text:p>-1.2497</text:p>
          </table:table-cell>
          <table:table-cell office:value-type="float" office:value="2.09771658980051" calcext:value-type="float">
            <text:p>2.0977</text:p>
          </table:table-cell>
          <table:table-cell office:value-type="float" office:value="-0.265101753558146" calcext:value-type="float">
            <text:p>-0.2651</text:p>
          </table:table-cell>
          <table:table-cell office:value-type="float" office:value="0.949184837864939" calcext:value-type="float">
            <text:p>0.9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080</text:p>
          </table:table-cell>
          <table:table-cell office:value-type="string" calcext:value-type="string">
            <text:p>UMAMIT47</text:p>
          </table:table-cell>
          <table:table-cell office:value-type="string" calcext:value-type="string">
            <text:p>L</text:p>
          </table:table-cell>
          <table:table-cell office:value-type="float" office:value="3.00067975373994" calcext:value-type="float">
            <text:p>3.0007</text:p>
          </table:table-cell>
          <table:table-cell office:value-type="float" office:value="-0.00954635733184338" calcext:value-type="float">
            <text:p>-0.0095</text:p>
          </table:table-cell>
          <table:table-cell office:value-type="float" office:value="-0.00318139825482714" calcext:value-type="float">
            <text:p>-0.0032</text:p>
          </table:table-cell>
          <table:table-cell office:value-type="float" office:value="-1.22339062608386" calcext:value-type="float">
            <text:p>-1.2234</text:p>
          </table:table-cell>
          <table:table-cell office:value-type="float" office:value="-0.795349563706786" calcext:value-type="float">
            <text:p>-0.7953</text:p>
          </table:table-cell>
          <table:table-cell office:value-type="float" office:value="0.0908695587282466" calcext:value-type="float">
            <text:p>0.0909</text:p>
          </table:table-cell>
          <table:table-cell office:value-type="float" office:value="0.872903411322175" calcext:value-type="float">
            <text:p>0.87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840</text:p>
          </table:table-cell>
          <table:table-cell office:value-type="string" calcext:value-type="string">
            <text:p>CER26</text:p>
          </table:table-cell>
          <table:table-cell office:value-type="string" calcext:value-type="string">
            <text:p>L</text:p>
          </table:table-cell>
          <table:table-cell office:value-type="float" office:value="28.8285756257052" calcext:value-type="float">
            <text:p>28.8286</text:p>
          </table:table-cell>
          <table:table-cell office:value-type="float" office:value="-0.0749929569686413" calcext:value-type="float">
            <text:p>-0.0750</text:p>
          </table:table-cell>
          <table:table-cell office:value-type="float" office:value="-0.00260134104238481" calcext:value-type="float">
            <text:p>-0.0026</text:p>
          </table:table-cell>
          <table:table-cell office:value-type="float" office:value="-1.22101199717731" calcext:value-type="float">
            <text:p>-1.2210</text:p>
          </table:table-cell>
          <table:table-cell office:value-type="float" office:value="-0.650335260596202" calcext:value-type="float">
            <text:p>-0.6503</text:p>
          </table:table-cell>
          <table:table-cell office:value-type="float" office:value="0.0748643361201114" calcext:value-type="float">
            <text:p>0.0749</text:p>
          </table:table-cell>
          <table:table-cell office:value-type="float" office:value="0.823057760368799" calcext:value-type="float">
            <text:p>0.82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6420</text:p>
          </table:table-cell>
          <table:table-cell office:value-type="string" calcext:value-type="string">
            <text:p>L</text:p>
          </table:table-cell>
          <table:table-cell office:value-type="float" office:value="9.62184460912821" calcext:value-type="float">
            <text:p>9.6218</text:p>
          </table:table-cell>
          <table:table-cell office:value-type="float" office:value="-0.00977039482168251" calcext:value-type="float">
            <text:p>-0.0098</text:p>
          </table:table-cell>
          <table:table-cell office:value-type="float" office:value="-0.00101543884967892" calcext:value-type="float">
            <text:p>-0.0010</text:p>
          </table:table-cell>
          <table:table-cell office:value-type="float" office:value="-1.21787028693484" calcext:value-type="float">
            <text:p>-1.2179</text:p>
          </table:table-cell>
          <table:table-cell office:value-type="float" office:value="-0.253859712419731" calcext:value-type="float">
            <text:p>-0.2539</text:p>
          </table:table-cell>
          <table:table-cell office:value-type="float" office:value="0.0297632105490744" calcext:value-type="float">
            <text:p>0.0298</text:p>
          </table:table-cell>
          <table:table-cell office:value-type="float" office:value="0.631529660294747" calcext:value-type="float">
            <text:p>0.63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2720</text:p>
          </table:table-cell>
          <table:table-cell office:value-type="string" calcext:value-type="string">
            <text:p>L</text:p>
          </table:table-cell>
          <table:table-cell office:value-type="float" office:value="6.62185299650369" calcext:value-type="float">
            <text:p>6.6219</text:p>
          </table:table-cell>
          <table:table-cell office:value-type="float" office:value="0.0283103692917867" calcext:value-type="float">
            <text:p>0.0283</text:p>
          </table:table-cell>
          <table:table-cell office:value-type="float" office:value="0.00427529413696354" calcext:value-type="float">
            <text:p>0.0043</text:p>
          </table:table-cell>
          <table:table-cell office:value-type="float" office:value="-1.17307060203733" calcext:value-type="float">
            <text:p>-1.1731</text:p>
          </table:table-cell>
          <table:table-cell office:value-type="float" office:value="1.06882353424089" calcext:value-type="float">
            <text:p>1.0688</text:p>
          </table:table-cell>
          <table:table-cell office:value-type="float" office:value="-0.137827659450786" calcext:value-type="float">
            <text:p>-0.1378</text:p>
          </table:table-cell>
          <table:table-cell office:value-type="float" office:value="0.603503784362594" calcext:value-type="float">
            <text:p>0.60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6810</text:p>
          </table:table-cell>
          <table:table-cell office:value-type="string" calcext:value-type="string">
            <text:p>L</text:p>
          </table:table-cell>
          <table:table-cell office:value-type="float" office:value="9.75733755086044" calcext:value-type="float">
            <text:p>9.7573</text:p>
          </table:table-cell>
          <table:table-cell office:value-type="float" office:value="0.0188457111596531" calcext:value-type="float">
            <text:p>0.0188</text:p>
          </table:table-cell>
          <table:table-cell office:value-type="float" office:value="0.00193143990985442" calcext:value-type="float">
            <text:p>0.0019</text:p>
          </table:table-cell>
          <table:table-cell office:value-type="float" office:value="-1.17142892024719" calcext:value-type="float">
            <text:p>-1.1714</text:p>
          </table:table-cell>
          <table:table-cell office:value-type="float" office:value="0.482859977463605" calcext:value-type="float">
            <text:p>0.4829</text:p>
          </table:table-cell>
          <table:table-cell office:value-type="float" office:value="-0.0607278916094629" calcext:value-type="float">
            <text:p>-0.0607</text:p>
          </table:table-cell>
          <table:table-cell office:value-type="float" office:value="0.76939772654655" calcext:value-type="float">
            <text:p>0.76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5658</text:p>
          </table:table-cell>
          <table:table-cell office:value-type="string" calcext:value-type="string">
            <text:p>L</text:p>
          </table:table-cell>
          <table:table-cell office:value-type="float" office:value="1.98216660780137" calcext:value-type="float">
            <text:p>1.9822</text:p>
          </table:table-cell>
          <table:table-cell office:value-type="float" office:value="0.017769612872564" calcext:value-type="float">
            <text:p>0.0178</text:p>
          </table:table-cell>
          <table:table-cell office:value-type="float" office:value="0.00896474231915054" calcext:value-type="float">
            <text:p>0.0090</text:p>
          </table:table-cell>
          <table:table-cell office:value-type="float" office:value="-1.1255141794653" calcext:value-type="float">
            <text:p>-1.1255</text:p>
          </table:table-cell>
          <table:table-cell office:value-type="float" office:value="2.24118557978763" calcext:value-type="float">
            <text:p>2.2412</text:p>
          </table:table-cell>
          <table:table-cell office:value-type="float" office:value="-0.320351884966321" calcext:value-type="float">
            <text:p>-0.3204</text:p>
          </table:table-cell>
          <table:table-cell office:value-type="float" office:value="0.65650491391604" calcext:value-type="float">
            <text:p>0.65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8000</text:p>
          </table:table-cell>
          <table:table-cell office:value-type="string" calcext:value-type="string">
            <text:p>L</text:p>
          </table:table-cell>
          <table:table-cell office:value-type="float" office:value="5.07494762421963" calcext:value-type="float">
            <text:p>5.0749</text:p>
          </table:table-cell>
          <table:table-cell office:value-type="float" office:value="-0.00960517086355762" calcext:value-type="float">
            <text:p>-0.0096</text:p>
          </table:table-cell>
          <table:table-cell office:value-type="float" office:value="-0.00189266403809135" calcext:value-type="float">
            <text:p>-0.0019</text:p>
          </table:table-cell>
          <table:table-cell office:value-type="float" office:value="-1.1133367351996" calcext:value-type="float">
            <text:p>-1.1133</text:p>
          </table:table-cell>
          <table:table-cell office:value-type="float" office:value="-0.473166009522837" calcext:value-type="float">
            <text:p>-0.4732</text:p>
          </table:table-cell>
          <table:table-cell office:value-type="float" office:value="0.060047122274361" calcext:value-type="float">
            <text:p>0.0600</text:p>
          </table:table-cell>
          <table:table-cell office:value-type="float" office:value="0.619883742513855" calcext:value-type="float">
            <text:p>0.61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5740</text:p>
          </table:table-cell>
          <table:table-cell office:value-type="string" calcext:value-type="string">
            <text:p>L</text:p>
          </table:table-cell>
          <table:table-cell office:value-type="float" office:value="5.05160176033576" calcext:value-type="float">
            <text:p>5.0516</text:p>
          </table:table-cell>
          <table:table-cell office:value-type="float" office:value="0.0127604098714814" calcext:value-type="float">
            <text:p>0.0128</text:p>
          </table:table-cell>
          <table:table-cell office:value-type="float" office:value="0.00252601263458133" calcext:value-type="float">
            <text:p>0.0025</text:p>
          </table:table-cell>
          <table:table-cell office:value-type="float" office:value="-1.1096307801266" calcext:value-type="float">
            <text:p>-1.1096</text:p>
          </table:table-cell>
          <table:table-cell office:value-type="float" office:value="0.631503158645333" calcext:value-type="float">
            <text:p>0.6315</text:p>
          </table:table-cell>
          <table:table-cell office:value-type="float" office:value="-0.0845343327908933" calcext:value-type="float">
            <text:p>-0.0845</text:p>
          </table:table-cell>
          <table:table-cell office:value-type="float" office:value="0.746673536095213" calcext:value-type="float">
            <text:p>0.74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6960</text:p>
          </table:table-cell>
          <table:table-cell office:value-type="string" calcext:value-type="string">
            <text:p>L</text:p>
          </table:table-cell>
          <table:table-cell office:value-type="float" office:value="31.5046868939897" calcext:value-type="float">
            <text:p>31.5047</text:p>
          </table:table-cell>
          <table:table-cell office:value-type="float" office:value="-0.0899871779278184" calcext:value-type="float">
            <text:p>-0.0900</text:p>
          </table:table-cell>
          <table:table-cell office:value-type="float" office:value="-0.00285631081593087" calcext:value-type="float">
            <text:p>-0.0029</text:p>
          </table:table-cell>
          <table:table-cell office:value-type="float" office:value="-1.07317026286385" calcext:value-type="float">
            <text:p>-1.0732</text:p>
          </table:table-cell>
          <table:table-cell office:value-type="float" office:value="-0.714077703982718" calcext:value-type="float">
            <text:p>-0.7141</text:p>
          </table:table-cell>
          <table:table-cell office:value-type="float" office:value="0.0929368403277104" calcext:value-type="float">
            <text:p>0.0929</text:p>
          </table:table-cell>
          <table:table-cell office:value-type="float" office:value="0.67581147821788" calcext:value-type="float">
            <text:p>0.6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420</text:p>
          </table:table-cell>
          <table:table-cell office:value-type="string" calcext:value-type="string">
            <text:p>UGT72B3</text:p>
          </table:table-cell>
          <table:table-cell office:value-type="string" calcext:value-type="string">
            <text:p>L</text:p>
          </table:table-cell>
          <table:table-cell office:value-type="float" office:value="2.19852175573026" calcext:value-type="float">
            <text:p>2.1985</text:p>
          </table:table-cell>
          <table:table-cell office:value-type="float" office:value="-0.00630349022504291" calcext:value-type="float">
            <text:p>-0.0063</text:p>
          </table:table-cell>
          <table:table-cell office:value-type="float" office:value="-0.0028671493509734" calcext:value-type="float">
            <text:p>-0.0029</text:p>
          </table:table-cell>
          <table:table-cell office:value-type="float" office:value="-1.06377569386754" calcext:value-type="float">
            <text:p>-1.0638</text:p>
          </table:table-cell>
          <table:table-cell office:value-type="float" office:value="-0.716787337743351" calcext:value-type="float">
            <text:p>-0.7168</text:p>
          </table:table-cell>
          <table:table-cell office:value-type="float" office:value="0.0940758250902689" calcext:value-type="float">
            <text:p>0.0941</text:p>
          </table:table-cell>
          <table:table-cell office:value-type="float" office:value="0.661910169704566" calcext:value-type="float">
            <text:p>0.66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7480</text:p>
          </table:table-cell>
          <table:table-cell office:value-type="string" calcext:value-type="string">
            <text:p>L</text:p>
          </table:table-cell>
          <table:table-cell office:value-type="float" office:value="17.9804317347207" calcext:value-type="float">
            <text:p>17.9804</text:p>
          </table:table-cell>
          <table:table-cell office:value-type="float" office:value="-0.0300493801359416" calcext:value-type="float">
            <text:p>-0.0300</text:p>
          </table:table-cell>
          <table:table-cell office:value-type="float" office:value="-0.00167122684145095" calcext:value-type="float">
            <text:p>-0.0017</text:p>
          </table:table-cell>
          <table:table-cell office:value-type="float" office:value="-1.0615201953497" calcext:value-type="float">
            <text:p>-1.0615</text:p>
          </table:table-cell>
          <table:table-cell office:value-type="float" office:value="-0.417806710362737" calcext:value-type="float">
            <text:p>-0.4178</text:p>
          </table:table-cell>
          <table:table-cell office:value-type="float" office:value="0.0556944439218969" calcext:value-type="float">
            <text:p>0.0557</text:p>
          </table:table-cell>
          <table:table-cell office:value-type="float" office:value="0.784429889427909" calcext:value-type="float">
            <text:p>0.78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1210</text:p>
          </table:table-cell>
          <table:table-cell office:value-type="string" calcext:value-type="string">
            <text:p>L</text:p>
          </table:table-cell>
          <table:table-cell office:value-type="float" office:value="6.1271124267898" calcext:value-type="float">
            <text:p>6.1271</text:p>
          </table:table-cell>
          <table:table-cell office:value-type="float" office:value="-0.0274363273281807" calcext:value-type="float">
            <text:p>-0.0274</text:p>
          </table:table-cell>
          <table:table-cell office:value-type="float" office:value="-0.0044778560302272" calcext:value-type="float">
            <text:p>-0.0045</text:p>
          </table:table-cell>
          <table:table-cell office:value-type="float" office:value="-0.995637813810415" calcext:value-type="float">
            <text:p>-0.9956</text:p>
          </table:table-cell>
          <table:table-cell office:value-type="float" office:value="-1.1194640075568" calcext:value-type="float">
            <text:p>-1.1195</text:p>
          </table:table-cell>
          <table:table-cell office:value-type="float" office:value="0.153723468201799" calcext:value-type="float">
            <text:p>0.1537</text:p>
          </table:table-cell>
          <table:table-cell office:value-type="float" office:value="0.68339931426842" calcext:value-type="float">
            <text:p>0.68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2760</text:p>
          </table:table-cell>
          <table:table-cell office:value-type="string" calcext:value-type="string">
            <text:p>APD7</text:p>
          </table:table-cell>
          <table:table-cell office:value-type="string" calcext:value-type="string">
            <text:p>L</text:p>
          </table:table-cell>
          <table:table-cell office:value-type="float" office:value="13.4140481007657" calcext:value-type="float">
            <text:p>13.4140</text:p>
          </table:table-cell>
          <table:table-cell office:value-type="float" office:value="0.0928888855551267" calcext:value-type="float">
            <text:p>0.0929</text:p>
          </table:table-cell>
          <table:table-cell office:value-type="float" office:value="0.00692474671757175" calcext:value-type="float">
            <text:p>0.0069</text:p>
          </table:table-cell>
          <table:table-cell office:value-type="float" office:value="-0.955546753542947" calcext:value-type="float">
            <text:p>-0.9555</text:p>
          </table:table-cell>
          <table:table-cell office:value-type="float" office:value="1.73118667939294" calcext:value-type="float">
            <text:p>1.7312</text:p>
          </table:table-cell>
          <table:table-cell office:value-type="float" office:value="-0.288368306546265" calcext:value-type="float">
            <text:p>-0.2884</text:p>
          </table:table-cell>
          <table:table-cell office:value-type="float" office:value="0.73704113442441" calcext:value-type="float">
            <text:p>0.73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3180</text:p>
          </table:table-cell>
          <table:table-cell office:value-type="string" calcext:value-type="string">
            <text:p>L</text:p>
          </table:table-cell>
          <table:table-cell office:value-type="float" office:value="15.7945369583984" calcext:value-type="float">
            <text:p>15.7945</text:p>
          </table:table-cell>
          <table:table-cell office:value-type="float" office:value="0.112831656107325" calcext:value-type="float">
            <text:p>0.1128</text:p>
          </table:table-cell>
          <table:table-cell office:value-type="float" office:value="0.00714371408319946" calcext:value-type="float">
            <text:p>0.0071</text:p>
          </table:table-cell>
          <table:table-cell office:value-type="float" office:value="-0.949239176817572" calcext:value-type="float">
            <text:p>-0.9492</text:p>
          </table:table-cell>
          <table:table-cell office:value-type="float" office:value="1.78592852079986" calcext:value-type="float">
            <text:p>1.7859</text:p>
          </table:table-cell>
          <table:table-cell office:value-type="float" office:value="-0.300702733168997" calcext:value-type="float">
            <text:p>-0.3007</text:p>
          </table:table-cell>
          <table:table-cell office:value-type="float" office:value="0.704678505941957" calcext:value-type="float">
            <text:p>0.70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740</text:p>
          </table:table-cell>
          <table:table-cell office:value-type="string" calcext:value-type="string">
            <text:p>UGT72E1</text:p>
          </table:table-cell>
          <table:table-cell office:value-type="string" calcext:value-type="string">
            <text:p>L</text:p>
          </table:table-cell>
          <table:table-cell office:value-type="float" office:value="20.1235622660014" calcext:value-type="float">
            <text:p>20.1236</text:p>
          </table:table-cell>
          <table:table-cell office:value-type="float" office:value="-0.0720362562393054" calcext:value-type="float">
            <text:p>-0.0720</text:p>
          </table:table-cell>
          <table:table-cell office:value-type="float" office:value="-0.00357969703808405" calcext:value-type="float">
            <text:p>-0.0036</text:p>
          </table:table-cell>
          <table:table-cell office:value-type="float" office:value="-0.93724816203934" calcext:value-type="float">
            <text:p>-0.9372</text:p>
          </table:table-cell>
          <table:table-cell office:value-type="float" office:value="-0.894924259521013" calcext:value-type="float">
            <text:p>-0.8949</text:p>
          </table:table-cell>
          <table:table-cell office:value-type="float" office:value="0.131568725886535" calcext:value-type="float">
            <text:p>0.1316</text:p>
          </table:table-cell>
          <table:table-cell office:value-type="float" office:value="0.708873859042787" calcext:value-type="float">
            <text:p>0.70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5540</text:p>
          </table:table-cell>
          <table:table-cell office:value-type="string" calcext:value-type="string">
            <text:p>IAA19</text:p>
          </table:table-cell>
          <table:table-cell office:value-type="string" calcext:value-type="string">
            <text:p>L</text:p>
          </table:table-cell>
          <table:table-cell office:value-type="float" office:value="5.74156909197131" calcext:value-type="float">
            <text:p>5.7416</text:p>
          </table:table-cell>
          <table:table-cell office:value-type="float" office:value="0.0441395686645644" calcext:value-type="float">
            <text:p>0.0441</text:p>
          </table:table-cell>
          <table:table-cell office:value-type="float" office:value="0.00768771880256335" calcext:value-type="float">
            <text:p>0.0077</text:p>
          </table:table-cell>
          <table:table-cell office:value-type="float" office:value="-0.922678486018288" calcext:value-type="float">
            <text:p>-0.9227</text:p>
          </table:table-cell>
          <table:table-cell office:value-type="float" office:value="1.92192970064084" calcext:value-type="float">
            <text:p>1.9219</text:p>
          </table:table-cell>
          <table:table-cell office:value-type="float" office:value="-0.336972350336248" calcext:value-type="float">
            <text:p>-0.3370</text:p>
          </table:table-cell>
          <table:table-cell office:value-type="float" office:value="0.681829510976731" calcext:value-type="float">
            <text:p>0.681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5460</text:p>
          </table:table-cell>
          <table:table-cell office:value-type="string" calcext:value-type="string">
            <text:p>L</text:p>
          </table:table-cell>
          <table:table-cell table:style-name="ce20" office:value-type="float" office:value="0.931835499889035" calcext:value-type="float">
            <text:p>0.9318</text:p>
          </table:table-cell>
          <table:table-cell office:value-type="float" office:value="0.00466022792841393" calcext:value-type="float">
            <text:p>0.0047</text:p>
          </table:table-cell>
          <table:table-cell office:value-type="float" office:value="0.00500112726867444" calcext:value-type="float">
            <text:p>0.0050</text:p>
          </table:table-cell>
          <table:table-cell office:value-type="float" office:value="-0.907100329537989" calcext:value-type="float">
            <text:p>-0.9071</text:p>
          </table:table-cell>
          <table:table-cell office:value-type="float" office:value="1.25028181716861" calcext:value-type="float">
            <text:p>1.2503</text:p>
          </table:table-cell>
          <table:table-cell office:value-type="float" office:value="-0.213960423034578" calcext:value-type="float">
            <text:p>-0.2140</text:p>
          </table:table-cell>
          <table:table-cell office:value-type="float" office:value="0.615353040217972" calcext:value-type="float">
            <text:p>0.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005</text:p>
          </table:table-cell>
          <table:table-cell office:value-type="string" calcext:value-type="string">
            <text:p>TON1B</text:p>
          </table:table-cell>
          <table:table-cell office:value-type="string" calcext:value-type="string">
            <text:p>L</text:p>
          </table:table-cell>
          <table:table-cell office:value-type="float" office:value="10.9703357318076" calcext:value-type="float">
            <text:p>10.9703</text:p>
          </table:table-cell>
          <table:table-cell office:value-type="float" office:value="0.0263329525175714" calcext:value-type="float">
            <text:p>0.0263</text:p>
          </table:table-cell>
          <table:table-cell office:value-type="float" office:value="0.00240037799765973" calcext:value-type="float">
            <text:p>0.0024</text:p>
          </table:table-cell>
          <table:table-cell office:value-type="float" office:value="-0.869696069580862" calcext:value-type="float">
            <text:p>-0.8697</text:p>
          </table:table-cell>
          <table:table-cell office:value-type="float" office:value="0.600094499414933" calcext:value-type="float">
            <text:p>0.6001</text:p>
          </table:table-cell>
          <table:table-cell office:value-type="float" office:value="-0.103147677488706" calcext:value-type="float">
            <text:p>-0.1031</text:p>
          </table:table-cell>
          <table:table-cell office:value-type="float" office:value="0.607678159445818" calcext:value-type="float">
            <text:p>0.607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4100</text:p>
          </table:table-cell>
          <table:table-cell office:value-type="string" calcext:value-type="string">
            <text:p>L</text:p>
          </table:table-cell>
          <table:table-cell office:value-type="float" office:value="6.93178042693111" calcext:value-type="float">
            <text:p>6.9318</text:p>
          </table:table-cell>
          <table:table-cell office:value-type="float" office:value="0.023913226938433" calcext:value-type="float">
            <text:p>0.0239</text:p>
          </table:table-cell>
          <table:table-cell office:value-type="float" office:value="0.00344979579063499" calcext:value-type="float">
            <text:p>0.0034</text:p>
          </table:table-cell>
          <table:table-cell office:value-type="float" office:value="-0.85256836263336" calcext:value-type="float">
            <text:p>-0.8526</text:p>
          </table:table-cell>
          <table:table-cell office:value-type="float" office:value="0.862448947658749" calcext:value-type="float">
            <text:p>0.8624</text:p>
          </table:table-cell>
          <table:table-cell office:value-type="float" office:value="-0.15386203289844" calcext:value-type="float">
            <text:p>-0.1539</text:p>
          </table:table-cell>
          <table:table-cell office:value-type="float" office:value="0.715375615075889" calcext:value-type="float">
            <text:p>0.715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305</text:p>
          </table:table-cell>
          <table:table-cell office:value-type="string" calcext:value-type="string">
            <text:p>L</text:p>
          </table:table-cell>
          <table:table-cell office:value-type="float" office:value="6.00287234422637" calcext:value-type="float">
            <text:p>6.0029</text:p>
          </table:table-cell>
          <table:table-cell office:value-type="float" office:value="0.0216358490126277" calcext:value-type="float">
            <text:p>0.0216</text:p>
          </table:table-cell>
          <table:table-cell office:value-type="float" office:value="0.00360424939461479" calcext:value-type="float">
            <text:p>0.0036</text:p>
          </table:table-cell>
          <table:table-cell office:value-type="float" office:value="-0.848760060339071" calcext:value-type="float">
            <text:p>-0.8488</text:p>
          </table:table-cell>
          <table:table-cell office:value-type="float" office:value="0.901062348653697" calcext:value-type="float">
            <text:p>0.9011</text:p>
          </table:table-cell>
          <table:table-cell office:value-type="float" office:value="-0.161915037153424" calcext:value-type="float">
            <text:p>-0.1619</text:p>
          </table:table-cell>
          <table:table-cell office:value-type="float" office:value="0.655876999894962" calcext:value-type="float">
            <text:p>0.65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6530</text:p>
          </table:table-cell>
          <table:table-cell office:value-type="string" calcext:value-type="string">
            <text:p>ABCG22</text:p>
          </table:table-cell>
          <table:table-cell office:value-type="string" calcext:value-type="string">
            <text:p>L</text:p>
          </table:table-cell>
          <table:table-cell office:value-type="float" office:value="2.59447853406724" calcext:value-type="float">
            <text:p>2.5945</text:p>
          </table:table-cell>
          <table:table-cell office:value-type="float" office:value="-0.0104178139113616" calcext:value-type="float">
            <text:p>-0.0104</text:p>
          </table:table-cell>
          <table:table-cell office:value-type="float" office:value="-0.00401537872623292" calcext:value-type="float">
            <text:p>-0.0040</text:p>
          </table:table-cell>
          <table:table-cell office:value-type="float" office:value="-0.848540796098193" calcext:value-type="float">
            <text:p>-0.8485</text:p>
          </table:table-cell>
          <table:table-cell office:value-type="float" office:value="-1.00384468155823" calcext:value-type="float">
            <text:p>-1.0038</text:p>
          </table:table-cell>
          <table:table-cell office:value-type="float" office:value="0.161310444254609" calcext:value-type="float">
            <text:p>0.1613</text:p>
          </table:table-cell>
          <table:table-cell office:value-type="float" office:value="0.664903129870601" calcext:value-type="float">
            <text:p>0.66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4090</text:p>
          </table:table-cell>
          <table:table-cell office:value-type="string" calcext:value-type="string">
            <text:p>CHIB1</text:p>
          </table:table-cell>
          <table:table-cell office:value-type="string" calcext:value-type="string">
            <text:p>L</text:p>
          </table:table-cell>
          <table:table-cell office:value-type="float" office:value="1.40405425897786" calcext:value-type="float">
            <text:p>1.4041</text:p>
          </table:table-cell>
          <table:table-cell office:value-type="float" office:value="0.0301035158198797" calcext:value-type="float">
            <text:p>0.0301</text:p>
          </table:table-cell>
          <table:table-cell office:value-type="float" office:value="0.0214404219975051" calcext:value-type="float">
            <text:p>0.0214</text:p>
          </table:table-cell>
          <table:table-cell office:value-type="float" office:value="-0.820183045393789" calcext:value-type="float">
            <text:p>-0.8202</text:p>
          </table:table-cell>
          <table:table-cell office:value-type="float" office:value="5.36010549937627" calcext:value-type="float">
            <text:p>5.3601</text:p>
          </table:table-cell>
          <table:table-cell office:value-type="float" office:value="-1.5291789954803" calcext:value-type="float">
            <text:p>-1.5292</text:p>
          </table:table-cell>
          <table:table-cell office:value-type="float" office:value="0.791565687744095" calcext:value-type="float">
            <text:p>0.79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8300</text:p>
          </table:table-cell>
          <table:table-cell office:value-type="string" calcext:value-type="string">
            <text:p>UMAMIT17</text:p>
          </table:table-cell>
          <table:table-cell office:value-type="string" calcext:value-type="string">
            <text:p>L</text:p>
          </table:table-cell>
          <table:table-cell office:value-type="float" office:value="7.04547669860087" calcext:value-type="float">
            <text:p>7.0455</text:p>
          </table:table-cell>
          <table:table-cell office:value-type="float" office:value="-0.040730663420593" calcext:value-type="float">
            <text:p>-0.0407</text:p>
          </table:table-cell>
          <table:table-cell office:value-type="float" office:value="-0.00578110824334732" calcext:value-type="float">
            <text:p>-0.0058</text:p>
          </table:table-cell>
          <table:table-cell office:value-type="float" office:value="-0.812466606669303" calcext:value-type="float">
            <text:p>-0.8125</text:p>
          </table:table-cell>
          <table:table-cell office:value-type="float" office:value="-1.44527706083683" calcext:value-type="float">
            <text:p>-1.4453</text:p>
          </table:table-cell>
          <table:table-cell office:value-type="float" office:value="0.236201833268422" calcext:value-type="float">
            <text:p>0.2362</text:p>
          </table:table-cell>
          <table:table-cell office:value-type="float" office:value="0.779419152147415" calcext:value-type="float">
            <text:p>0.77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3960</text:p>
          </table:table-cell>
          <table:table-cell office:value-type="string" calcext:value-type="string">
            <text:p>NPF5.7</text:p>
          </table:table-cell>
          <table:table-cell office:value-type="string" calcext:value-type="string">
            <text:p>L</text:p>
          </table:table-cell>
          <table:table-cell office:value-type="float" office:value="2.24166499464085" calcext:value-type="float">
            <text:p>2.2417</text:p>
          </table:table-cell>
          <table:table-cell office:value-type="float" office:value="-0.0136047579545275" calcext:value-type="float">
            <text:p>-0.0136</text:p>
          </table:table-cell>
          <table:table-cell office:value-type="float" office:value="-0.00606904153254494" calcext:value-type="float">
            <text:p>-0.0061</text:p>
          </table:table-cell>
          <table:table-cell office:value-type="float" office:value="-0.808207383067563" calcext:value-type="float">
            <text:p>-0.8082</text:p>
          </table:table-cell>
          <table:table-cell office:value-type="float" office:value="-1.51726038313624" calcext:value-type="float">
            <text:p>-1.5173</text:p>
          </table:table-cell>
          <table:table-cell office:value-type="float" office:value="0.248208816760448" calcext:value-type="float">
            <text:p>0.2482</text:p>
          </table:table-cell>
          <table:table-cell office:value-type="float" office:value="0.717349777045811" calcext:value-type="float">
            <text:p>0.71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1060</text:p>
          </table:table-cell>
          <table:table-cell office:value-type="string" calcext:value-type="string">
            <text:p>ETC3</text:p>
          </table:table-cell>
          <table:table-cell office:value-type="string" calcext:value-type="string">
            <text:p>L</text:p>
          </table:table-cell>
          <table:table-cell office:value-type="float" office:value="4.0610627573051" calcext:value-type="float">
            <text:p>4.0611</text:p>
          </table:table-cell>
          <table:table-cell office:value-type="float" office:value="0.0438673275834311" calcext:value-type="float">
            <text:p>0.0439</text:p>
          </table:table-cell>
          <table:table-cell office:value-type="float" office:value="0.0108019329434203" calcext:value-type="float">
            <text:p>0.0108</text:p>
          </table:table-cell>
          <table:table-cell office:value-type="float" office:value="-0.792653683238817" calcext:value-type="float">
            <text:p>-0.7927</text:p>
          </table:table-cell>
          <table:table-cell office:value-type="float" office:value="2.70048323585507" calcext:value-type="float">
            <text:p>2.7005</text:p>
          </table:table-cell>
          <table:table-cell office:value-type="float" office:value="-0.600968758037212" calcext:value-type="float">
            <text:p>-0.6010</text:p>
          </table:table-cell>
          <table:table-cell office:value-type="float" office:value="0.723207901494217" calcext:value-type="float">
            <text:p>0.72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720</text:p>
          </table:table-cell>
          <table:table-cell office:value-type="string" calcext:value-type="string">
            <text:p>NAC002</text:p>
          </table:table-cell>
          <table:table-cell office:value-type="string" calcext:value-type="string">
            <text:p>L</text:p>
          </table:table-cell>
          <table:table-cell office:value-type="float" office:value="15.8801427208456" calcext:value-type="float">
            <text:p>15.8801</text:p>
          </table:table-cell>
          <table:table-cell office:value-type="float" office:value="0.146942801619595" calcext:value-type="float">
            <text:p>0.1469</text:p>
          </table:table-cell>
          <table:table-cell office:value-type="float" office:value="0.00925324187588729" calcext:value-type="float">
            <text:p>0.0093</text:p>
          </table:table-cell>
          <table:table-cell office:value-type="float" office:value="-0.759430027398852" calcext:value-type="float">
            <text:p>-0.7594</text:p>
          </table:table-cell>
          <table:table-cell office:value-type="float" office:value="2.31331046897182" calcext:value-type="float">
            <text:p>2.3133</text:p>
          </table:table-cell>
          <table:table-cell office:value-type="float" office:value="-0.524108687084004" calcext:value-type="float">
            <text:p>-0.5241</text:p>
          </table:table-cell>
          <table:table-cell office:value-type="float" office:value="0.713865085356059" calcext:value-type="float">
            <text:p>0.71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6640</text:p>
          </table:table-cell>
          <table:table-cell office:value-type="string" calcext:value-type="string">
            <text:p>CML39</text:p>
          </table:table-cell>
          <table:table-cell office:value-type="string" calcext:value-type="string">
            <text:p>L</text:p>
          </table:table-cell>
          <table:table-cell office:value-type="float" office:value="1.25162923058279" calcext:value-type="float">
            <text:p>1.2516</text:p>
          </table:table-cell>
          <table:table-cell office:value-type="float" office:value="0.032374923281058" calcext:value-type="float">
            <text:p>0.0324</text:p>
          </table:table-cell>
          <table:table-cell office:value-type="float" office:value="0.0258662249889956" calcext:value-type="float">
            <text:p>0.0259</text:p>
          </table:table-cell>
          <table:table-cell office:value-type="float" office:value="-0.758126944173246" calcext:value-type="float">
            <text:p>-0.7581</text:p>
          </table:table-cell>
          <table:table-cell office:value-type="float" office:value="6.4665562472489" calcext:value-type="float">
            <text:p>6.4666</text:p>
          </table:table-cell>
          <table:table-cell office:value-type="float" office:value="-2.76576687430511" calcext:value-type="float">
            <text:p>-2.7658</text:p>
          </table:table-cell>
          <table:table-cell office:value-type="float" office:value="0.641976238639015" calcext:value-type="float">
            <text:p>0.64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0310</text:p>
          </table:table-cell>
          <table:table-cell office:value-type="string" calcext:value-type="string">
            <text:p>HKT1</text:p>
          </table:table-cell>
          <table:table-cell office:value-type="string" calcext:value-type="string">
            <text:p>L</text:p>
          </table:table-cell>
          <table:table-cell office:value-type="float" office:value="2.42954833188718" calcext:value-type="float">
            <text:p>2.4295</text:p>
          </table:table-cell>
          <table:table-cell office:value-type="float" office:value="-0.0119217140219612" calcext:value-type="float">
            <text:p>-0.0119</text:p>
          </table:table-cell>
          <table:table-cell office:value-type="float" office:value="-0.00490696721917067" calcext:value-type="float">
            <text:p>-0.0049</text:p>
          </table:table-cell>
          <table:table-cell office:value-type="float" office:value="-0.749346094545937" calcext:value-type="float">
            <text:p>-0.7493</text:p>
          </table:table-cell>
          <table:table-cell office:value-type="float" office:value="-1.22674180479267" calcext:value-type="float">
            <text:p>-1.2267</text:p>
          </table:table-cell>
          <table:table-cell office:value-type="float" office:value="0.218729480228766" calcext:value-type="float">
            <text:p>0.2187</text:p>
          </table:table-cell>
          <table:table-cell office:value-type="float" office:value="0.714781551578559" calcext:value-type="float">
            <text:p>0.7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9440</text:p>
          </table:table-cell>
          <table:table-cell office:value-type="string" calcext:value-type="string">
            <text:p>KCS4</text:p>
          </table:table-cell>
          <table:table-cell office:value-type="string" calcext:value-type="string">
            <text:p>L</text:p>
          </table:table-cell>
          <table:table-cell office:value-type="float" office:value="7.88998223071517" calcext:value-type="float">
            <text:p>7.8900</text:p>
          </table:table-cell>
          <table:table-cell office:value-type="float" office:value="0.0338116912221013" calcext:value-type="float">
            <text:p>0.0338</text:p>
          </table:table-cell>
          <table:table-cell office:value-type="float" office:value="0.00428539510399335" calcext:value-type="float">
            <text:p>0.0043</text:p>
          </table:table-cell>
          <table:table-cell office:value-type="float" office:value="-0.710079839760143" calcext:value-type="float">
            <text:p>-0.7101</text:p>
          </table:table-cell>
          <table:table-cell office:value-type="float" office:value="1.07134877599834" calcext:value-type="float">
            <text:p>1.0713</text:p>
          </table:table-cell>
          <table:table-cell office:value-type="float" office:value="-0.235954930599356" calcext:value-type="float">
            <text:p>-0.2360</text:p>
          </table:table-cell>
          <table:table-cell office:value-type="float" office:value="0.75132173839708" calcext:value-type="float">
            <text:p>0.75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0770</text:p>
          </table:table-cell>
          <table:table-cell office:value-type="string" calcext:value-type="string">
            <text:p>OPT7</text:p>
          </table:table-cell>
          <table:table-cell office:value-type="string" calcext:value-type="string">
            <text:p>L</text:p>
          </table:table-cell>
          <table:table-cell office:value-type="float" office:value="3.15606857758926" calcext:value-type="float">
            <text:p>3.1561</text:p>
          </table:table-cell>
          <table:table-cell office:value-type="float" office:value="0.0133732281743752" calcext:value-type="float">
            <text:p>0.0134</text:p>
          </table:table-cell>
          <table:table-cell office:value-type="float" office:value="0.00423730595378578" calcext:value-type="float">
            <text:p>0.0042</text:p>
          </table:table-cell>
          <table:table-cell office:value-type="float" office:value="-0.699507650302201" calcext:value-type="float">
            <text:p>-0.6995</text:p>
          </table:table-cell>
          <table:table-cell office:value-type="float" office:value="1.05932648844645" calcext:value-type="float">
            <text:p>1.0593</text:p>
          </table:table-cell>
          <table:table-cell office:value-type="float" office:value="-0.236909501975275" calcext:value-type="float">
            <text:p>-0.2369</text:p>
          </table:table-cell>
          <table:table-cell office:value-type="float" office:value="0.612139049287465" calcext:value-type="float">
            <text:p>0.6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6080</text:p>
          </table:table-cell>
          <table:table-cell office:value-type="string" calcext:value-type="string">
            <text:p>CXE17</text:p>
          </table:table-cell>
          <table:table-cell office:value-type="string" calcext:value-type="string">
            <text:p>L</text:p>
          </table:table-cell>
          <table:table-cell office:value-type="float" office:value="2.1113064437153" calcext:value-type="float">
            <text:p>2.1113</text:p>
          </table:table-cell>
          <table:table-cell office:value-type="float" office:value="-0.0150644166143589" calcext:value-type="float">
            <text:p>-0.0151</text:p>
          </table:table-cell>
          <table:table-cell office:value-type="float" office:value="-0.00713511610747031" calcext:value-type="float">
            <text:p>-0.0071</text:p>
          </table:table-cell>
          <table:table-cell office:value-type="float" office:value="-0.69505409862371" calcext:value-type="float">
            <text:p>-0.6951</text:p>
          </table:table-cell>
          <table:table-cell office:value-type="float" office:value="-1.78377902686758" calcext:value-type="float">
            <text:p>-1.7838</text:p>
          </table:table-cell>
          <table:table-cell office:value-type="float" office:value="0.3295701179061" calcext:value-type="float">
            <text:p>0.3296</text:p>
          </table:table-cell>
          <table:table-cell office:value-type="float" office:value="0.770693065560898" calcext:value-type="float">
            <text:p>0.77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8010</text:p>
          </table:table-cell>
          <table:table-cell office:value-type="string" calcext:value-type="string">
            <text:p>L</text:p>
          </table:table-cell>
          <table:table-cell office:value-type="float" office:value="4.98789987194975" calcext:value-type="float">
            <text:p>4.9879</text:p>
          </table:table-cell>
          <table:table-cell office:value-type="float" office:value="-0.0160546088427945" calcext:value-type="float">
            <text:p>-0.0161</text:p>
          </table:table-cell>
          <table:table-cell office:value-type="float" office:value="-0.00321871113192953" calcext:value-type="float">
            <text:p>-0.0032</text:p>
          </table:table-cell>
          <table:table-cell office:value-type="float" office:value="-0.692746918636168" calcext:value-type="float">
            <text:p>-0.6927</text:p>
          </table:table-cell>
          <table:table-cell office:value-type="float" office:value="-0.804677782982382" calcext:value-type="float">
            <text:p>-0.8047</text:p>
          </table:table-cell>
          <table:table-cell office:value-type="float" office:value="0.158540671380106" calcext:value-type="float">
            <text:p>0.1585</text:p>
          </table:table-cell>
          <table:table-cell office:value-type="float" office:value="0.674612168400896" calcext:value-type="float">
            <text:p>0.6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2360</text:p>
          </table:table-cell>
          <table:table-cell office:value-type="string" calcext:value-type="string">
            <text:p>UGT85A2</text:p>
          </table:table-cell>
          <table:table-cell office:value-type="string" calcext:value-type="string">
            <text:p>L</text:p>
          </table:table-cell>
          <table:table-cell office:value-type="float" office:value="26.753562749477" calcext:value-type="float">
            <text:p>26.7536</text:p>
          </table:table-cell>
          <table:table-cell office:value-type="float" office:value="-0.128394588494885" calcext:value-type="float">
            <text:p>-0.1284</text:p>
          </table:table-cell>
          <table:table-cell office:value-type="float" office:value="-0.00479915851571565" calcext:value-type="float">
            <text:p>-0.0048</text:p>
          </table:table-cell>
          <table:table-cell office:value-type="float" office:value="-0.690634080334105" calcext:value-type="float">
            <text:p>-0.6906</text:p>
          </table:table-cell>
          <table:table-cell office:value-type="float" office:value="-1.19978962892891" calcext:value-type="float">
            <text:p>-1.1998</text:p>
          </table:table-cell>
          <table:table-cell office:value-type="float" office:value="0.231091861544947" calcext:value-type="float">
            <text:p>0.2311</text:p>
          </table:table-cell>
          <table:table-cell office:value-type="float" office:value="0.60070981152135" calcext:value-type="float">
            <text:p>0.60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8050</text:p>
          </table:table-cell>
          <table:table-cell office:value-type="string" calcext:value-type="string">
            <text:p>TET7</text:p>
          </table:table-cell>
          <table:table-cell office:value-type="string" calcext:value-type="string">
            <text:p>L</text:p>
          </table:table-cell>
          <table:table-cell office:value-type="float" office:value="13.4074719818493" calcext:value-type="float">
            <text:p>13.4075</text:p>
          </table:table-cell>
          <table:table-cell office:value-type="float" office:value="0.0615139513036947" calcext:value-type="float">
            <text:p>0.0615</text:p>
          </table:table-cell>
          <table:table-cell office:value-type="float" office:value="0.00458803504396435" calcext:value-type="float">
            <text:p>0.0046</text:p>
          </table:table-cell>
          <table:table-cell office:value-type="float" office:value="-0.673524878778793" calcext:value-type="float">
            <text:p>-0.6735</text:p>
          </table:table-cell>
          <table:table-cell office:value-type="float" office:value="1.14700876099109" calcext:value-type="float">
            <text:p>1.1470</text:p>
          </table:table-cell>
          <table:table-cell office:value-type="float" office:value="-0.269337248292256" calcext:value-type="float">
            <text:p>-0.2693</text:p>
          </table:table-cell>
          <table:table-cell office:value-type="float" office:value="0.792993438631263" calcext:value-type="float">
            <text:p>0.79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6360</text:p>
          </table:table-cell>
          <table:table-cell office:value-type="string" calcext:value-type="string">
            <text:p>AHP4</text:p>
          </table:table-cell>
          <table:table-cell office:value-type="string" calcext:value-type="string">
            <text:p>L</text:p>
          </table:table-cell>
          <table:table-cell office:value-type="float" office:value="13.8119102369912" calcext:value-type="float">
            <text:p>13.8119</text:p>
          </table:table-cell>
          <table:table-cell office:value-type="float" office:value="0.58568705784674" calcext:value-type="float">
            <text:p>0.5857</text:p>
          </table:table-cell>
          <table:table-cell office:value-type="float" office:value="0.0424044934985277" calcext:value-type="float">
            <text:p>0.0424</text:p>
          </table:table-cell>
          <table:table-cell office:value-type="float" office:value="-0.660577324790769" calcext:value-type="float">
            <text:p>-0.6606</text:p>
          </table:table-cell>
          <table:table-cell office:value-type="float" office:value="10.6011233746319" calcext:value-type="float">
            <text:p>10.6011</text:p>
          </table:table-cell>
          <table:table-cell office:value-type="string" calcext:value-type="string">
            <text:p>NA</text:p>
          </table:table-cell>
          <table:table-cell office:value-type="float" office:value="0.881740106542277" calcext:value-type="float">
            <text:p>0.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8230</text:p>
          </table:table-cell>
          <table:table-cell office:value-type="string" calcext:value-type="string">
            <text:p>PPA2</text:p>
          </table:table-cell>
          <table:table-cell office:value-type="string" calcext:value-type="string">
            <text:p>L</text:p>
          </table:table-cell>
          <table:table-cell office:value-type="float" office:value="7.97214069426909" calcext:value-type="float">
            <text:p>7.9721</text:p>
          </table:table-cell>
          <table:table-cell office:value-type="float" office:value="0.112444857689762" calcext:value-type="float">
            <text:p>0.1124</text:p>
          </table:table-cell>
          <table:table-cell office:value-type="float" office:value="0.0141047256943916" calcext:value-type="float">
            <text:p>0.0141</text:p>
          </table:table-cell>
          <table:table-cell office:value-type="float" office:value="-0.648103115331447" calcext:value-type="float">
            <text:p>-0.6481</text:p>
          </table:table-cell>
          <table:table-cell office:value-type="float" office:value="3.5261814235979" calcext:value-type="float">
            <text:p>3.5262</text:p>
          </table:table-cell>
          <table:table-cell office:value-type="float" office:value="-1.13313860555672" calcext:value-type="float">
            <text:p>-1.1331</text:p>
          </table:table-cell>
          <table:table-cell office:value-type="float" office:value="0.744495118830506" calcext:value-type="float">
            <text:p>0.74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980</text:p>
          </table:table-cell>
          <table:table-cell office:value-type="string" calcext:value-type="string">
            <text:p>AMI1</text:p>
          </table:table-cell>
          <table:table-cell office:value-type="string" calcext:value-type="string">
            <text:p>L</text:p>
          </table:table-cell>
          <table:table-cell office:value-type="float" office:value="13.3958473339203" calcext:value-type="float">
            <text:p>13.3958</text:p>
          </table:table-cell>
          <table:table-cell office:value-type="float" office:value="-0.0446112186654408" calcext:value-type="float">
            <text:p>-0.0446</text:p>
          </table:table-cell>
          <table:table-cell office:value-type="float" office:value="-0.00333022746179544" calcext:value-type="float">
            <text:p>-0.0033</text:p>
          </table:table-cell>
          <table:table-cell office:value-type="float" office:value="-0.635534603545834" calcext:value-type="float">
            <text:p>-0.6355</text:p>
          </table:table-cell>
          <table:table-cell office:value-type="float" office:value="-0.83255686544886" calcext:value-type="float">
            <text:p>-0.8326</text:p>
          </table:table-cell>
          <table:table-cell office:value-type="float" office:value="0.177600240938849" calcext:value-type="float">
            <text:p>0.1776</text:p>
          </table:table-cell>
          <table:table-cell office:value-type="float" office:value="0.681631774995699" calcext:value-type="float">
            <text:p>0.681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430</text:p>
          </table:table-cell>
          <table:table-cell office:value-type="string" calcext:value-type="string">
            <text:p>L</text:p>
          </table:table-cell>
          <table:table-cell office:value-type="float" office:value="4.93370389509676" calcext:value-type="float">
            <text:p>4.9337</text:p>
          </table:table-cell>
          <table:table-cell office:value-type="float" office:value="0.0254478096880603" calcext:value-type="float">
            <text:p>0.0254</text:p>
          </table:table-cell>
          <table:table-cell office:value-type="float" office:value="0.00515795236786523" calcext:value-type="float">
            <text:p>0.0052</text:p>
          </table:table-cell>
          <table:table-cell office:value-type="float" office:value="-0.611139740985127" calcext:value-type="float">
            <text:p>-0.6111</text:p>
          </table:table-cell>
          <table:table-cell office:value-type="float" office:value="1.28948809196631" calcext:value-type="float">
            <text:p>1.2895</text:p>
          </table:table-cell>
          <table:table-cell office:value-type="float" office:value="-0.34189777966574" calcext:value-type="float">
            <text:p>-0.3419</text:p>
          </table:table-cell>
          <table:table-cell office:value-type="float" office:value="0.628509652430052" calcext:value-type="float">
            <text:p>0.628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720</text:p>
          </table:table-cell>
          <table:table-cell office:value-type="string" calcext:value-type="string">
            <text:p>L</text:p>
          </table:table-cell>
          <table:table-cell office:value-type="float" office:value="4.60180286322787" calcext:value-type="float">
            <text:p>4.6018</text:p>
          </table:table-cell>
          <table:table-cell office:value-type="float" office:value="-0.0273173276689988" calcext:value-type="float">
            <text:p>-0.0273</text:p>
          </table:table-cell>
          <table:table-cell office:value-type="float" office:value="-0.00593622292847144" calcext:value-type="float">
            <text:p>-0.0059</text:p>
          </table:table-cell>
          <table:table-cell office:value-type="float" office:value="-0.608435638053044" calcext:value-type="float">
            <text:p>-0.6084</text:p>
          </table:table-cell>
          <table:table-cell office:value-type="float" office:value="-1.48405573211786" calcext:value-type="float">
            <text:p>-1.4841</text:p>
          </table:table-cell>
          <table:table-cell office:value-type="float" office:value="0.31488598908928" calcext:value-type="float">
            <text:p>0.3149</text:p>
          </table:table-cell>
          <table:table-cell office:value-type="float" office:value="0.671981024252452" calcext:value-type="float">
            <text:p>0.67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6768</text:p>
          </table:table-cell>
          <table:table-cell office:value-type="string" calcext:value-type="string">
            <text:p>RAP2-1</text:p>
          </table:table-cell>
          <table:table-cell office:value-type="string" calcext:value-type="string">
            <text:p>L</text:p>
          </table:table-cell>
          <table:table-cell office:value-type="float" office:value="6.28189465145125" calcext:value-type="float">
            <text:p>6.2819</text:p>
          </table:table-cell>
          <table:table-cell office:value-type="float" office:value="-0.0377851990992858" calcext:value-type="float">
            <text:p>-0.0378</text:p>
          </table:table-cell>
          <table:table-cell office:value-type="float" office:value="-0.00601493676602116" calcext:value-type="float">
            <text:p>-0.0060</text:p>
          </table:table-cell>
          <table:table-cell office:value-type="float" office:value="-0.600332885407582" calcext:value-type="float">
            <text:p>-0.6003</text:p>
          </table:table-cell>
          <table:table-cell office:value-type="float" office:value="-1.50373419150529" calcext:value-type="float">
            <text:p>-1.5037</text:p>
          </table:table-cell>
          <table:table-cell office:value-type="float" office:value="0.322485900069704" calcext:value-type="float">
            <text:p>0.3225</text:p>
          </table:table-cell>
          <table:table-cell office:value-type="float" office:value="0.847579703186391" calcext:value-type="float">
            <text:p>0.84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900</text:p>
          </table:table-cell>
          <table:table-cell office:value-type="string" calcext:value-type="string">
            <text:p>L</text:p>
          </table:table-cell>
          <table:table-cell table:style-name="ce20" office:value-type="float" office:value="0.91137307819707" calcext:value-type="float">
            <text:p>0.9114</text:p>
          </table:table-cell>
          <table:table-cell office:value-type="float" office:value="0.00833944178531874" calcext:value-type="float">
            <text:p>0.0083</text:p>
          </table:table-cell>
          <table:table-cell office:value-type="float" office:value="0.00915041489026239" calcext:value-type="float">
            <text:p>0.0092</text:p>
          </table:table-cell>
          <table:table-cell office:value-type="float" office:value="-0.578325697815285" calcext:value-type="float">
            <text:p>-0.5783</text:p>
          </table:table-cell>
          <table:table-cell office:value-type="float" office:value="2.2876037225656" calcext:value-type="float">
            <text:p>2.2876</text:p>
          </table:table-cell>
          <table:table-cell office:value-type="float" office:value="-0.726320122828962" calcext:value-type="float">
            <text:p>-0.7263</text:p>
          </table:table-cell>
          <table:table-cell office:value-type="float" office:value="0.630494882279702" calcext:value-type="float">
            <text:p>0.63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8040</text:p>
          </table:table-cell>
          <table:table-cell office:value-type="string" calcext:value-type="string">
            <text:p>UMAMIT33</text:p>
          </table:table-cell>
          <table:table-cell office:value-type="string" calcext:value-type="string">
            <text:p>L</text:p>
          </table:table-cell>
          <table:table-cell office:value-type="float" office:value="1.79971550860521" calcext:value-type="float">
            <text:p>1.7997</text:p>
          </table:table-cell>
          <table:table-cell office:value-type="float" office:value="0.0893342719821781" calcext:value-type="float">
            <text:p>0.0893</text:p>
          </table:table-cell>
          <table:table-cell office:value-type="float" office:value="0.0496379964250088" calcext:value-type="float">
            <text:p>0.0496</text:p>
          </table:table-cell>
          <table:table-cell office:value-type="float" office:value="-0.575961554908311" calcext:value-type="float">
            <text:p>-0.5760</text:p>
          </table:table-cell>
          <table:table-cell office:value-type="float" office:value="12.4094991062522" calcext:value-type="float">
            <text:p>12.4095</text:p>
          </table:table-cell>
          <table:table-cell office:value-type="string" calcext:value-type="string">
            <text:p>NA</text:p>
          </table:table-cell>
          <table:table-cell office:value-type="float" office:value="0.928022967047185" calcext:value-type="float">
            <text:p>0.928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0680</text:p>
          </table:table-cell>
          <table:table-cell office:value-type="string" calcext:value-type="string">
            <text:p>L</text:p>
          </table:table-cell>
          <table:table-cell office:value-type="float" office:value="1.64696409000244" calcext:value-type="float">
            <text:p>1.6470</text:p>
          </table:table-cell>
          <table:table-cell office:value-type="float" office:value="-0.015573558908924" calcext:value-type="float">
            <text:p>-0.0156</text:p>
          </table:table-cell>
          <table:table-cell office:value-type="float" office:value="-0.00945591892589532" calcext:value-type="float">
            <text:p>-0.0095</text:p>
          </table:table-cell>
          <table:table-cell office:value-type="float" office:value="-0.575090435074352" calcext:value-type="float">
            <text:p>-0.5751</text:p>
          </table:table-cell>
          <table:table-cell office:value-type="float" office:value="-2.36397973147383" calcext:value-type="float">
            <text:p>-2.3640</text:p>
          </table:table-cell>
          <table:table-cell office:value-type="float" office:value="0.496781643646122" calcext:value-type="float">
            <text:p>0.4968</text:p>
          </table:table-cell>
          <table:table-cell office:value-type="float" office:value="0.761792752602285" calcext:value-type="float">
            <text:p>0.7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3170</text:p>
          </table:table-cell>
          <table:table-cell office:value-type="string" calcext:value-type="string">
            <text:p>SWEET15</text:p>
          </table:table-cell>
          <table:table-cell office:value-type="string" calcext:value-type="string">
            <text:p>L</text:p>
          </table:table-cell>
          <table:table-cell office:value-type="float" office:value="2.98089138249354" calcext:value-type="float">
            <text:p>2.9809</text:p>
          </table:table-cell>
          <table:table-cell office:value-type="float" office:value="0.538102424225905" calcext:value-type="float">
            <text:p>0.5381</text:p>
          </table:table-cell>
          <table:table-cell office:value-type="float" office:value="0.180517286670062" calcext:value-type="float">
            <text:p>0.1805</text:p>
          </table:table-cell>
          <table:table-cell office:value-type="float" office:value="-0.572512167421592" calcext:value-type="float">
            <text:p>-0.5725</text:p>
          </table:table-cell>
          <table:table-cell office:value-type="float" office:value="45.1293216675156" calcext:value-type="float">
            <text:p>45.1293</text:p>
          </table:table-cell>
          <table:table-cell office:value-type="string" calcext:value-type="string">
            <text:p>NA</text:p>
          </table:table-cell>
          <table:table-cell office:value-type="float" office:value="0.773424821315475" calcext:value-type="float">
            <text:p>0.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2885</text:p>
          </table:table-cell>
          <table:table-cell office:value-type="string" calcext:value-type="string">
            <text:p>GASA5</text:p>
          </table:table-cell>
          <table:table-cell office:value-type="string" calcext:value-type="string">
            <text:p>L</text:p>
          </table:table-cell>
          <table:table-cell office:value-type="float" office:value="11.9204672818329" calcext:value-type="float">
            <text:p>11.9205</text:p>
          </table:table-cell>
          <table:table-cell office:value-type="float" office:value="-0.0901693494436575" calcext:value-type="float">
            <text:p>-0.0902</text:p>
          </table:table-cell>
          <table:table-cell office:value-type="float" office:value="-0.00756424620879398" calcext:value-type="float">
            <text:p>-0.0076</text:p>
          </table:table-cell>
          <table:table-cell office:value-type="float" office:value="-0.570791783447034" calcext:value-type="float">
            <text:p>-0.5708</text:p>
          </table:table-cell>
          <table:table-cell office:value-type="float" office:value="-1.8910615521985" calcext:value-type="float">
            <text:p>-1.8911</text:p>
          </table:table-cell>
          <table:table-cell office:value-type="float" office:value="0.412841096903037" calcext:value-type="float">
            <text:p>0.4128</text:p>
          </table:table-cell>
          <table:table-cell office:value-type="float" office:value="0.614711165555321" calcext:value-type="float">
            <text:p>0.614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0060</text:p>
          </table:table-cell>
          <table:table-cell office:value-type="string" calcext:value-type="string">
            <text:p>L</text:p>
          </table:table-cell>
          <table:table-cell office:value-type="float" office:value="7.05385808717783" calcext:value-type="float">
            <text:p>7.0539</text:p>
          </table:table-cell>
          <table:table-cell office:value-type="float" office:value="-0.0363916365041614" calcext:value-type="float">
            <text:p>-0.0364</text:p>
          </table:table-cell>
          <table:table-cell office:value-type="float" office:value="-0.00515911095097197" calcext:value-type="float">
            <text:p>-0.0052</text:p>
          </table:table-cell>
          <table:table-cell office:value-type="float" office:value="-0.549803683586964" calcext:value-type="float">
            <text:p>-0.5498</text:p>
          </table:table-cell>
          <table:table-cell office:value-type="float" office:value="-1.28977773774299" calcext:value-type="float">
            <text:p>-1.2898</text:p>
          </table:table-cell>
          <table:table-cell office:value-type="float" office:value="0.304030581857634" calcext:value-type="float">
            <text:p>0.3040</text:p>
          </table:table-cell>
          <table:table-cell office:value-type="float" office:value="0.69273459762968" calcext:value-type="float">
            <text:p>0.69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8505</text:p>
          </table:table-cell>
          <table:table-cell office:value-type="string" calcext:value-type="string">
            <text:p>MKRN</text:p>
          </table:table-cell>
          <table:table-cell office:value-type="string" calcext:value-type="string">
            <text:p>L</text:p>
          </table:table-cell>
          <table:table-cell office:value-type="float" office:value="1.27380372755248" calcext:value-type="float">
            <text:p>1.2738</text:p>
          </table:table-cell>
          <table:table-cell office:value-type="float" office:value="0.0085546086689025" calcext:value-type="float">
            <text:p>0.0086</text:p>
          </table:table-cell>
          <table:table-cell office:value-type="float" office:value="0.00671579811227243" calcext:value-type="float">
            <text:p>0.0067</text:p>
          </table:table-cell>
          <table:table-cell office:value-type="float" office:value="-0.546396606676302" calcext:value-type="float">
            <text:p>-0.5464</text:p>
          </table:table-cell>
          <table:table-cell office:value-type="float" office:value="1.67894952806811" calcext:value-type="float">
            <text:p>1.6789</text:p>
          </table:table-cell>
          <table:table-cell office:value-type="float" office:value="-0.529648919883919" calcext:value-type="float">
            <text:p>-0.5296</text:p>
          </table:table-cell>
          <table:table-cell office:value-type="float" office:value="0.774602816420398" calcext:value-type="float">
            <text:p>0.7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1450</text:p>
          </table:table-cell>
          <table:table-cell office:value-type="string" calcext:value-type="string">
            <text:p>UMAMIT27</text:p>
          </table:table-cell>
          <table:table-cell office:value-type="string" calcext:value-type="string">
            <text:p>L</text:p>
          </table:table-cell>
          <table:table-cell office:value-type="float" office:value="5.48653779798122" calcext:value-type="float">
            <text:p>5.4865</text:p>
          </table:table-cell>
          <table:table-cell office:value-type="float" office:value="-0.0266224007961619" calcext:value-type="float">
            <text:p>-0.0266</text:p>
          </table:table-cell>
          <table:table-cell office:value-type="float" office:value="-0.00485231338531153" calcext:value-type="float">
            <text:p>-0.0049</text:p>
          </table:table-cell>
          <table:table-cell office:value-type="float" office:value="-0.526749795729126" calcext:value-type="float">
            <text:p>-0.5267</text:p>
          </table:table-cell>
          <table:table-cell office:value-type="float" office:value="-1.21307834632788" calcext:value-type="float">
            <text:p>-1.2131</text:p>
          </table:table-cell>
          <table:table-cell office:value-type="float" office:value="0.299004264988139" calcext:value-type="float">
            <text:p>0.2990</text:p>
          </table:table-cell>
          <table:table-cell office:value-type="float" office:value="0.687737316445738" calcext:value-type="float">
            <text:p>0.6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8360</text:p>
          </table:table-cell>
          <table:table-cell office:value-type="string" calcext:value-type="string">
            <text:p>AAP1</text:p>
          </table:table-cell>
          <table:table-cell office:value-type="string" calcext:value-type="string">
            <text:p>E</text:p>
          </table:table-cell>
          <table:table-cell office:value-type="float" office:value="18.2077747607243" calcext:value-type="float">
            <text:p>18.2078</text:p>
          </table:table-cell>
          <table:table-cell office:value-type="float" office:value="-0.29842271412673" calcext:value-type="float">
            <text:p>-0.2984</text:p>
          </table:table-cell>
          <table:table-cell office:value-type="float" office:value="-0.0163898509317269" calcext:value-type="float">
            <text:p>-0.0164</text:p>
          </table:table-cell>
          <table:table-cell office:value-type="float" office:value="-0.526534234634136" calcext:value-type="float">
            <text:p>-0.5265</text:p>
          </table:table-cell>
          <table:table-cell office:value-type="float" office:value="-4.09746273293173" calcext:value-type="float">
            <text:p>-4.0975</text:p>
          </table:table-cell>
          <table:table-cell office:value-type="float" office:value="0.830413486735604" calcext:value-type="float">
            <text:p>0.8304</text:p>
          </table:table-cell>
          <table:table-cell office:value-type="float" office:value="0.626617046317059" calcext:value-type="float">
            <text:p>0.62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7990</text:p>
          </table:table-cell>
          <table:table-cell office:value-type="string" calcext:value-type="string">
            <text:p>E</text:p>
          </table:table-cell>
          <table:table-cell office:value-type="float" office:value="4.91442639548349" calcext:value-type="float">
            <text:p>4.9144</text:p>
          </table:table-cell>
          <table:table-cell office:value-type="float" office:value="-0.102870561492001" calcext:value-type="float">
            <text:p>-0.1029</text:p>
          </table:table-cell>
          <table:table-cell office:value-type="float" office:value="-0.020932363863775" calcext:value-type="float">
            <text:p>-0.0209</text:p>
          </table:table-cell>
          <table:table-cell office:value-type="float" office:value="-0.489870195374271" calcext:value-type="float">
            <text:p>-0.4899</text:p>
          </table:table-cell>
          <table:table-cell office:value-type="float" office:value="-5.23309096594375" calcext:value-type="float">
            <text:p>-5.2331</text:p>
          </table:table-cell>
          <table:table-cell office:value-type="float" office:value="1.04841807258602" calcext:value-type="float">
            <text:p>1.0484</text:p>
          </table:table-cell>
          <table:table-cell office:value-type="float" office:value="0.605107860824135" calcext:value-type="float">
            <text:p>0.60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3390</text:p>
          </table:table-cell>
          <table:table-cell office:value-type="string" calcext:value-type="string">
            <text:p>L</text:p>
          </table:table-cell>
          <table:table-cell office:value-type="float" office:value="16.4567804959754" calcext:value-type="float">
            <text:p>16.4568</text:p>
          </table:table-cell>
          <table:table-cell office:value-type="float" office:value="-0.0995310627705145" calcext:value-type="float">
            <text:p>-0.0995</text:p>
          </table:table-cell>
          <table:table-cell office:value-type="float" office:value="-0.00604802760751748" calcext:value-type="float">
            <text:p>-0.0060</text:p>
          </table:table-cell>
          <table:table-cell office:value-type="float" office:value="-0.479074939946164" calcext:value-type="float">
            <text:p>-0.4791</text:p>
          </table:table-cell>
          <table:table-cell office:value-type="float" office:value="-1.51200690187937" calcext:value-type="float">
            <text:p>-1.5120</text:p>
          </table:table-cell>
          <table:table-cell office:value-type="float" office:value="0.395731532275363" calcext:value-type="float">
            <text:p>0.3957</text:p>
          </table:table-cell>
          <table:table-cell office:value-type="float" office:value="0.79781550076403" calcext:value-type="float">
            <text:p>0.79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305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</text:p>
          </table:table-cell>
          <table:table-cell table:style-name="ce20" office:value-type="float" office:value="0.628301895762006" calcext:value-type="float">
            <text:p>0.6283</text:p>
          </table:table-cell>
          <table:table-cell office:value-type="float" office:value="0.0158514909187229" calcext:value-type="float">
            <text:p>0.0159</text:p>
          </table:table-cell>
          <table:table-cell office:value-type="float" office:value="0.0252290993002626" calcext:value-type="float">
            <text:p>0.0252</text:p>
          </table:table-cell>
          <table:table-cell office:value-type="float" office:value="-0.469332497618039" calcext:value-type="float">
            <text:p>-0.4693</text:p>
          </table:table-cell>
          <table:table-cell office:value-type="float" office:value="6.30727482506566" calcext:value-type="float">
            <text:p>6.3073</text:p>
          </table:table-cell>
          <table:table-cell office:value-type="string" calcext:value-type="string">
            <text:p>NA</text:p>
          </table:table-cell>
          <table:table-cell office:value-type="float" office:value="0.698504469069139" calcext:value-type="float">
            <text:p>0.698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5360</text:p>
          </table:table-cell>
          <table:table-cell office:value-type="string" calcext:value-type="string">
            <text:p>E</text:p>
          </table:table-cell>
          <table:table-cell office:value-type="float" office:value="3.04933350169686" calcext:value-type="float">
            <text:p>3.0493</text:p>
          </table:table-cell>
          <table:table-cell office:value-type="float" office:value="-0.105277494061346" calcext:value-type="float">
            <text:p>-0.1053</text:p>
          </table:table-cell>
          <table:table-cell office:value-type="float" office:value="-0.0345247556565271" calcext:value-type="float">
            <text:p>-0.0345</text:p>
          </table:table-cell>
          <table:table-cell office:value-type="float" office:value="-0.445633518682593" calcext:value-type="float">
            <text:p>-0.4456</text:p>
          </table:table-cell>
          <table:table-cell office:value-type="float" office:value="-8.63118891413178" calcext:value-type="float">
            <text:p>-8.6312</text:p>
          </table:table-cell>
          <table:table-cell office:value-type="float" office:value="1.55426253857597" calcext:value-type="float">
            <text:p>1.5543</text:p>
          </table:table-cell>
          <table:table-cell office:value-type="float" office:value="0.601850615957061" calcext:value-type="float">
            <text:p>0.60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2535</text:p>
          </table:table-cell>
          <table:table-cell office:value-type="string" calcext:value-type="string">
            <text:p>E</text:p>
          </table:table-cell>
          <table:table-cell office:value-type="float" office:value="30.0459709260102" calcext:value-type="float">
            <text:p>30.0460</text:p>
          </table:table-cell>
          <table:table-cell office:value-type="float" office:value="0.510416631154366" calcext:value-type="float">
            <text:p>0.5104</text:p>
          </table:table-cell>
          <table:table-cell office:value-type="float" office:value="0.0169878561225828" calcext:value-type="float">
            <text:p>0.0170</text:p>
          </table:table-cell>
          <table:table-cell office:value-type="float" office:value="-0.433942823933515" calcext:value-type="float">
            <text:p>-0.4339</text:p>
          </table:table-cell>
          <table:table-cell office:value-type="float" office:value="4.24696403064569" calcext:value-type="float">
            <text:p>4.2470</text:p>
          </table:table-cell>
          <table:table-cell office:value-type="float" office:value="-5.55246612510834" calcext:value-type="float">
            <text:p>-5.5525</text:p>
          </table:table-cell>
          <table:table-cell office:value-type="float" office:value="0.636541158698728" calcext:value-type="float">
            <text:p>0.63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7510</text:p>
          </table:table-cell>
          <table:table-cell office:value-type="string" calcext:value-type="string">
            <text:p>L</text:p>
          </table:table-cell>
          <table:table-cell office:value-type="float" office:value="22.7908716247164" calcext:value-type="float">
            <text:p>22.7909</text:p>
          </table:table-cell>
          <table:table-cell office:value-type="float" office:value="0.106614868106733" calcext:value-type="float">
            <text:p>0.1066</text:p>
          </table:table-cell>
          <table:table-cell office:value-type="float" office:value="0.00467796361026888" calcext:value-type="float">
            <text:p>0.0047</text:p>
          </table:table-cell>
          <table:table-cell office:value-type="float" office:value="-0.417841285728954" calcext:value-type="float">
            <text:p>-0.4178</text:p>
          </table:table-cell>
          <table:table-cell office:value-type="float" office:value="1.16949090256722" calcext:value-type="float">
            <text:p>1.1695</text:p>
          </table:table-cell>
          <table:table-cell office:value-type="float" office:value="-0.473708361510716" calcext:value-type="float">
            <text:p>-0.4737</text:p>
          </table:table-cell>
          <table:table-cell office:value-type="float" office:value="0.778707305661498" calcext:value-type="float">
            <text:p>0.77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950</text:p>
          </table:table-cell>
          <table:table-cell office:value-type="string" calcext:value-type="string">
            <text:p>CCR3</text:p>
          </table:table-cell>
          <table:table-cell office:value-type="string" calcext:value-type="string">
            <text:p>M</text:p>
          </table:table-cell>
          <table:table-cell office:value-type="float" office:value="1.01921872000396" calcext:value-type="float">
            <text:p>1.0192</text:p>
          </table:table-cell>
          <table:table-cell office:value-type="float" office:value="0.0134387179324037" calcext:value-type="float">
            <text:p>0.0134</text:p>
          </table:table-cell>
          <table:table-cell office:value-type="float" office:value="0.0131853130919254" calcext:value-type="float">
            <text:p>0.0132</text:p>
          </table:table-cell>
          <table:table-cell office:value-type="float" office:value="-0.417475616427181" calcext:value-type="float">
            <text:p>-0.4175</text:p>
          </table:table-cell>
          <table:table-cell office:value-type="float" office:value="3.29632827298136" calcext:value-type="float">
            <text:p>3.2963</text:p>
          </table:table-cell>
          <table:table-cell office:value-type="float" office:value="-2.24869616857129" calcext:value-type="float">
            <text:p>-2.2487</text:p>
          </table:table-cell>
          <table:table-cell office:value-type="float" office:value="0.620054496198248" calcext:value-type="float">
            <text:p>0.6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1760</text:p>
          </table:table-cell>
          <table:table-cell office:value-type="string" calcext:value-type="string">
            <text:p>MED32</text:p>
          </table:table-cell>
          <table:table-cell office:value-type="string" calcext:value-type="string">
            <text:p>E</text:p>
          </table:table-cell>
          <table:table-cell office:value-type="float" office:value="7.82676113344743" calcext:value-type="float">
            <text:p>7.8268</text:p>
          </table:table-cell>
          <table:table-cell office:value-type="float" office:value="0.0963548792379799" calcext:value-type="float">
            <text:p>0.0964</text:p>
          </table:table-cell>
          <table:table-cell office:value-type="float" office:value="0.0123109518222308" calcext:value-type="float">
            <text:p>0.0123</text:p>
          </table:table-cell>
          <table:table-cell office:value-type="float" office:value="-0.414665271997891" calcext:value-type="float">
            <text:p>-0.4147</text:p>
          </table:table-cell>
          <table:table-cell office:value-type="float" office:value="3.0777379555577" calcext:value-type="float">
            <text:p>3.0777</text:p>
          </table:table-cell>
          <table:table-cell office:value-type="float" office:value="-1.95580041062294" calcext:value-type="float">
            <text:p>-1.9558</text:p>
          </table:table-cell>
          <table:table-cell office:value-type="float" office:value="0.628241024422174" calcext:value-type="float">
            <text:p>0.62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2880</text:p>
          </table:table-cell>
          <table:table-cell office:value-type="string" calcext:value-type="string">
            <text:p>NUDT12</text:p>
          </table:table-cell>
          <table:table-cell office:value-type="string" calcext:value-type="string">
            <text:p>L</text:p>
          </table:table-cell>
          <table:table-cell office:value-type="float" office:value="3.84817947723321" calcext:value-type="float">
            <text:p>3.8482</text:p>
          </table:table-cell>
          <table:table-cell office:value-type="float" office:value="-0.0278243937745625" calcext:value-type="float">
            <text:p>-0.0278</text:p>
          </table:table-cell>
          <table:table-cell office:value-type="float" office:value="-0.00723053431867681" calcext:value-type="float">
            <text:p>-0.0072</text:p>
          </table:table-cell>
          <table:table-cell office:value-type="float" office:value="-0.413723063354166" calcext:value-type="float">
            <text:p>-0.4137</text:p>
          </table:table-cell>
          <table:table-cell office:value-type="float" office:value="-1.8076335796692" calcext:value-type="float">
            <text:p>-1.8076</text:p>
          </table:table-cell>
          <table:table-cell office:value-type="float" office:value="0.52297847360231" calcext:value-type="float">
            <text:p>0.5230</text:p>
          </table:table-cell>
          <table:table-cell office:value-type="float" office:value="0.603095762800319" calcext:value-type="float">
            <text:p>0.6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9920</text:p>
          </table:table-cell>
          <table:table-cell office:value-type="string" calcext:value-type="string">
            <text:p>GSTU12</text:p>
          </table:table-cell>
          <table:table-cell office:value-type="string" calcext:value-type="string">
            <text:p>L</text:p>
          </table:table-cell>
          <table:table-cell office:value-type="float" office:value="1.88955609546171" calcext:value-type="float">
            <text:p>1.8896</text:p>
          </table:table-cell>
          <table:table-cell office:value-type="float" office:value="0.0660702526566714" calcext:value-type="float">
            <text:p>0.0661</text:p>
          </table:table-cell>
          <table:table-cell office:value-type="float" office:value="0.0349660181115328" calcext:value-type="float">
            <text:p>0.0350</text:p>
          </table:table-cell>
          <table:table-cell office:value-type="float" office:value="-0.404567986852532" calcext:value-type="float">
            <text:p>-0.4046</text:p>
          </table:table-cell>
          <table:table-cell office:value-type="float" office:value="8.7415045278832" calcext:value-type="float">
            <text:p>8.7415</text:p>
          </table:table-cell>
          <table:table-cell office:value-type="string" calcext:value-type="string">
            <text:p>NA</text:p>
          </table:table-cell>
          <table:table-cell office:value-type="float" office:value="0.610873926035688" calcext:value-type="float">
            <text:p>0.61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4610</text:p>
          </table:table-cell>
          <table:table-cell office:value-type="string" calcext:value-type="string">
            <text:p>BLH6</text:p>
          </table:table-cell>
          <table:table-cell office:value-type="string" calcext:value-type="string">
            <text:p>L</text:p>
          </table:table-cell>
          <table:table-cell office:value-type="float" office:value="6.74734108822489" calcext:value-type="float">
            <text:p>6.7473</text:p>
          </table:table-cell>
          <table:table-cell office:value-type="float" office:value="0.0633117889699741" calcext:value-type="float">
            <text:p>0.0633</text:p>
          </table:table-cell>
          <table:table-cell office:value-type="float" office:value="0.00938322046301506" calcext:value-type="float">
            <text:p>0.0094</text:p>
          </table:table-cell>
          <table:table-cell office:value-type="float" office:value="-0.398363873782699" calcext:value-type="float">
            <text:p>-0.3984</text:p>
          </table:table-cell>
          <table:table-cell office:value-type="float" office:value="2.34580511575376" calcext:value-type="float">
            <text:p>2.3458</text:p>
          </table:table-cell>
          <table:table-cell office:value-type="float" office:value="-1.28229801092244" calcext:value-type="float">
            <text:p>-1.2823</text:p>
          </table:table-cell>
          <table:table-cell office:value-type="float" office:value="0.708855505486871" calcext:value-type="float">
            <text:p>0.70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7670</text:p>
          </table:table-cell>
          <table:table-cell office:value-type="string" calcext:value-type="string">
            <text:p>L</text:p>
          </table:table-cell>
          <table:table-cell office:value-type="float" office:value="16.8590753209139" calcext:value-type="float">
            <text:p>16.8591</text:p>
          </table:table-cell>
          <table:table-cell office:value-type="float" office:value="0.192832844555131" calcext:value-type="float">
            <text:p>0.1928</text:p>
          </table:table-cell>
          <table:table-cell office:value-type="float" office:value="0.0114379253241676" calcext:value-type="float">
            <text:p>0.0114</text:p>
          </table:table-cell>
          <table:table-cell office:value-type="float" office:value="-0.374272314771098" calcext:value-type="float">
            <text:p>-0.3743</text:p>
          </table:table-cell>
          <table:table-cell office:value-type="float" office:value="2.85948133104191" calcext:value-type="float">
            <text:p>2.8595</text:p>
          </table:table-cell>
          <table:table-cell office:value-type="float" office:value="-2.08320795228887" calcext:value-type="float">
            <text:p>-2.0832</text:p>
          </table:table-cell>
          <table:table-cell office:value-type="float" office:value="0.745339249292955" calcext:value-type="float">
            <text:p>0.745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1350</text:p>
          </table:table-cell>
          <table:table-cell office:value-type="string" calcext:value-type="string">
            <text:p>E</text:p>
          </table:table-cell>
          <table:table-cell office:value-type="float" office:value="2.92898975395118" calcext:value-type="float">
            <text:p>2.9290</text:p>
          </table:table-cell>
          <table:table-cell office:value-type="float" office:value="-0.0628836756028351" calcext:value-type="float">
            <text:p>-0.0629</text:p>
          </table:table-cell>
          <table:table-cell office:value-type="float" office:value="-0.0214694078454886" calcext:value-type="float">
            <text:p>-0.0215</text:p>
          </table:table-cell>
          <table:table-cell office:value-type="float" office:value="-0.373695606573441" calcext:value-type="float">
            <text:p>-0.3737</text:p>
          </table:table-cell>
          <table:table-cell office:value-type="float" office:value="-5.36735196137214" calcext:value-type="float">
            <text:p>-5.3674</text:p>
          </table:table-cell>
          <table:table-cell office:value-type="float" office:value="1.28468576685061" calcext:value-type="float">
            <text:p>1.2847</text:p>
          </table:table-cell>
          <table:table-cell office:value-type="float" office:value="0.658409664728953" calcext:value-type="float">
            <text:p>0.65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290</text:p>
          </table:table-cell>
          <table:table-cell office:value-type="string" calcext:value-type="string">
            <text:p>CYP71A19</text:p>
          </table:table-cell>
          <table:table-cell office:value-type="string" calcext:value-type="string">
            <text:p>L</text:p>
          </table:table-cell>
          <table:table-cell office:value-type="float" office:value="1.87874983788817" calcext:value-type="float">
            <text:p>1.8787</text:p>
          </table:table-cell>
          <table:table-cell office:value-type="float" office:value="-0.017984283248123" calcext:value-type="float">
            <text:p>-0.0180</text:p>
          </table:table-cell>
          <table:table-cell office:value-type="float" office:value="-0.00957247361273943" calcext:value-type="float">
            <text:p>-0.0096</text:p>
          </table:table-cell>
          <table:table-cell office:value-type="float" office:value="-0.365381250283955" calcext:value-type="float">
            <text:p>-0.3654</text:p>
          </table:table-cell>
          <table:table-cell office:value-type="float" office:value="-2.39311840318486" calcext:value-type="float">
            <text:p>-2.3931</text:p>
          </table:table-cell>
          <table:table-cell office:value-type="float" office:value="0.726800491165035" calcext:value-type="float">
            <text:p>0.7268</text:p>
          </table:table-cell>
          <table:table-cell office:value-type="float" office:value="0.689417073718059" calcext:value-type="float">
            <text:p>0.68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080</text:p>
          </table:table-cell>
          <table:table-cell office:value-type="string" calcext:value-type="string">
            <text:p>E</text:p>
          </table:table-cell>
          <table:table-cell office:value-type="float" office:value="13.9184106140129" calcext:value-type="float">
            <text:p>13.9184</text:p>
          </table:table-cell>
          <table:table-cell office:value-type="float" office:value="0.430237709790608" calcext:value-type="float">
            <text:p>0.4302</text:p>
          </table:table-cell>
          <table:table-cell office:value-type="float" office:value="0.0309114109162327" calcext:value-type="float">
            <text:p>0.0309</text:p>
          </table:table-cell>
          <table:table-cell office:value-type="float" office:value="-0.363383913214984" calcext:value-type="float">
            <text:p>-0.3634</text:p>
          </table:table-cell>
          <table:table-cell office:value-type="float" office:value="7.72785272905818" calcext:value-type="float">
            <text:p>7.7279</text:p>
          </table:table-cell>
          <table:table-cell office:value-type="string" calcext:value-type="string">
            <text:p>NA</text:p>
          </table:table-cell>
          <table:table-cell office:value-type="float" office:value="0.604961506603755" calcext:value-type="float">
            <text:p>0.60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8310</text:p>
          </table:table-cell>
          <table:table-cell office:value-type="string" calcext:value-type="string">
            <text:p>CYP71A22</text:p>
          </table:table-cell>
          <table:table-cell office:value-type="string" calcext:value-type="string">
            <text:p>E</text:p>
          </table:table-cell>
          <table:table-cell office:value-type="float" office:value="12.0639782565174" calcext:value-type="float">
            <text:p>12.0640</text:p>
          </table:table-cell>
          <table:table-cell office:value-type="float" office:value="-0.204046098481482" calcext:value-type="float">
            <text:p>-0.2040</text:p>
          </table:table-cell>
          <table:table-cell office:value-type="float" office:value="-0.0169136659684585" calcext:value-type="float">
            <text:p>-0.0169</text:p>
          </table:table-cell>
          <table:table-cell office:value-type="float" office:value="-0.360105853601761" calcext:value-type="float">
            <text:p>-0.3601</text:p>
          </table:table-cell>
          <table:table-cell office:value-type="float" office:value="-4.22841649211463" calcext:value-type="float">
            <text:p>-4.2284</text:p>
          </table:table-cell>
          <table:table-cell office:value-type="float" office:value="1.12049452597924" calcext:value-type="float">
            <text:p>1.1205</text:p>
          </table:table-cell>
          <table:table-cell office:value-type="float" office:value="0.6516583933372" calcext:value-type="float">
            <text:p>0.651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6420</text:p>
          </table:table-cell>
          <table:table-cell office:value-type="string" calcext:value-type="string">
            <text:p>L</text:p>
          </table:table-cell>
          <table:table-cell office:value-type="float" office:value="8.95298141717859" calcext:value-type="float">
            <text:p>8.9530</text:p>
          </table:table-cell>
          <table:table-cell office:value-type="float" office:value="0.0626460689720269" calcext:value-type="float">
            <text:p>0.0626</text:p>
          </table:table-cell>
          <table:table-cell office:value-type="float" office:value="0.00699722986711715" calcext:value-type="float">
            <text:p>0.0070</text:p>
          </table:table-cell>
          <table:table-cell office:value-type="float" office:value="-0.358171527181613" calcext:value-type="float">
            <text:p>-0.3582</text:p>
          </table:table-cell>
          <table:table-cell office:value-type="float" office:value="1.74930746677929" calcext:value-type="float">
            <text:p>1.7493</text:p>
          </table:table-cell>
          <table:table-cell office:value-type="float" office:value="-0.966910041890165" calcext:value-type="float">
            <text:p>-0.9669</text:p>
          </table:table-cell>
          <table:table-cell office:value-type="float" office:value="0.652717265796345" calcext:value-type="float">
            <text:p>0.6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2420</text:p>
          </table:table-cell>
          <table:table-cell office:value-type="string" calcext:value-type="string">
            <text:p>PER17</text:p>
          </table:table-cell>
          <table:table-cell office:value-type="string" calcext:value-type="string">
            <text:p>M</text:p>
          </table:table-cell>
          <table:table-cell office:value-type="float" office:value="5.79944093254394" calcext:value-type="float">
            <text:p>5.7994</text:p>
          </table:table-cell>
          <table:table-cell office:value-type="float" office:value="-0.0725652178104231" calcext:value-type="float">
            <text:p>-0.0726</text:p>
          </table:table-cell>
          <table:table-cell office:value-type="float" office:value="-0.0125124505369507" calcext:value-type="float">
            <text:p>-0.0125</text:p>
          </table:table-cell>
          <table:table-cell office:value-type="float" office:value="-0.348377485765321" calcext:value-type="float">
            <text:p>-0.3484</text:p>
          </table:table-cell>
          <table:table-cell office:value-type="float" office:value="-3.12811263423767" calcext:value-type="float">
            <text:p>-3.1281</text:p>
          </table:table-cell>
          <table:table-cell office:value-type="float" office:value="0.924410784513996" calcext:value-type="float">
            <text:p>0.9244</text:p>
          </table:table-cell>
          <table:table-cell office:value-type="float" office:value="0.603957367982356" calcext:value-type="float">
            <text:p>0.60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7930</text:p>
          </table:table-cell>
          <table:table-cell office:value-type="string" calcext:value-type="string">
            <text:p>AGP26</text:p>
          </table:table-cell>
          <table:table-cell office:value-type="string" calcext:value-type="string">
            <text:p>L</text:p>
          </table:table-cell>
          <table:table-cell office:value-type="float" office:value="89.44051247282" calcext:value-type="float">
            <text:p>89.4405</text:p>
          </table:table-cell>
          <table:table-cell office:value-type="float" office:value="-0.655312981306692" calcext:value-type="float">
            <text:p>-0.6553</text:p>
          </table:table-cell>
          <table:table-cell office:value-type="float" office:value="-0.00732680262208732" calcext:value-type="float">
            <text:p>-0.0073</text:p>
          </table:table-cell>
          <table:table-cell office:value-type="float" office:value="-0.340884418383863" calcext:value-type="float">
            <text:p>-0.3409</text:p>
          </table:table-cell>
          <table:table-cell office:value-type="float" office:value="-1.83170065552183" calcext:value-type="float">
            <text:p>-1.8317</text:p>
          </table:table-cell>
          <table:table-cell office:value-type="float" office:value="0.620434154747921" calcext:value-type="float">
            <text:p>0.6204</text:p>
          </table:table-cell>
          <table:table-cell office:value-type="float" office:value="0.614017783407619" calcext:value-type="float">
            <text:p>0.614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8100</text:p>
          </table:table-cell>
          <table:table-cell office:value-type="string" calcext:value-type="string">
            <text:p>L</text:p>
          </table:table-cell>
          <table:table-cell office:value-type="float" office:value="15.5867965260565" calcext:value-type="float">
            <text:p>15.5868</text:p>
          </table:table-cell>
          <table:table-cell office:value-type="float" office:value="-0.0621476236060306" calcext:value-type="float">
            <text:p>-0.0621</text:p>
          </table:table-cell>
          <table:table-cell office:value-type="float" office:value="-0.00398719669575067" calcext:value-type="float">
            <text:p>-0.0040</text:p>
          </table:table-cell>
          <table:table-cell office:value-type="float" office:value="-0.336196962122934" calcext:value-type="float">
            <text:p>-0.3362</text:p>
          </table:table-cell>
          <table:table-cell office:value-type="float" office:value="-0.996799173937668" calcext:value-type="float">
            <text:p>-0.9968</text:p>
          </table:table-cell>
          <table:table-cell office:value-type="float" office:value="0.374613991533091" calcext:value-type="float">
            <text:p>0.3746</text:p>
          </table:table-cell>
          <table:table-cell office:value-type="float" office:value="0.604112483795401" calcext:value-type="float">
            <text:p>0.60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2750</text:p>
          </table:table-cell>
          <table:table-cell office:value-type="string" calcext:value-type="string">
            <text:p>PPC6-1</text:p>
          </table:table-cell>
          <table:table-cell office:value-type="string" calcext:value-type="string">
            <text:p>E</text:p>
          </table:table-cell>
          <table:table-cell office:value-type="float" office:value="11.2940286887982" calcext:value-type="float">
            <text:p>11.2940</text:p>
          </table:table-cell>
          <table:table-cell office:value-type="float" office:value="-0.124265046446155" calcext:value-type="float">
            <text:p>-0.1243</text:p>
          </table:table-cell>
          <table:table-cell office:value-type="float" office:value="-0.0110027209838244" calcext:value-type="float">
            <text:p>-0.0110</text:p>
          </table:table-cell>
          <table:table-cell office:value-type="float" office:value="-0.317430467830429" calcext:value-type="float">
            <text:p>-0.3174</text:p>
          </table:table-cell>
          <table:table-cell office:value-type="float" office:value="-2.7506802459561" calcext:value-type="float">
            <text:p>-2.7507</text:p>
          </table:table-cell>
          <table:table-cell office:value-type="float" office:value="0.900370874600646" calcext:value-type="float">
            <text:p>0.9004</text:p>
          </table:table-cell>
          <table:table-cell office:value-type="float" office:value="0.608060611510997" calcext:value-type="float">
            <text:p>0.608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9582</text:p>
          </table:table-cell>
          <table:table-cell office:value-type="string" calcext:value-type="string">
            <text:p>L</text:p>
          </table:table-cell>
          <table:table-cell office:value-type="float" office:value="2.82630894603048" calcext:value-type="float">
            <text:p>2.8263</text:p>
          </table:table-cell>
          <table:table-cell office:value-type="float" office:value="0.0696084002210022" calcext:value-type="float">
            <text:p>0.0696</text:p>
          </table:table-cell>
          <table:table-cell office:value-type="float" office:value="0.0246287301035389" calcext:value-type="float">
            <text:p>0.0246</text:p>
          </table:table-cell>
          <table:table-cell office:value-type="float" office:value="-0.312581002467523" calcext:value-type="float">
            <text:p>-0.3126</text:p>
          </table:table-cell>
          <table:table-cell office:value-type="float" office:value="6.15718252588473" calcext:value-type="float">
            <text:p>6.1572</text:p>
          </table:table-cell>
          <table:table-cell office:value-type="string" calcext:value-type="string">
            <text:p>NA</text:p>
          </table:table-cell>
          <table:table-cell office:value-type="float" office:value="0.791121833099863" calcext:value-type="float">
            <text:p>0.791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9730</text:p>
          </table:table-cell>
          <table:table-cell office:value-type="string" calcext:value-type="string">
            <text:p>M</text:p>
          </table:table-cell>
          <table:table-cell office:value-type="float" office:value="5.07282435849834" calcext:value-type="float">
            <text:p>5.0728</text:p>
          </table:table-cell>
          <table:table-cell office:value-type="float" office:value="-0.0472950704567904" calcext:value-type="float">
            <text:p>-0.0473</text:p>
          </table:table-cell>
          <table:table-cell office:value-type="float" office:value="-0.00932322255107423" calcext:value-type="float">
            <text:p>-0.0093</text:p>
          </table:table-cell>
          <table:table-cell office:value-type="float" office:value="-0.310112898410725" calcext:value-type="float">
            <text:p>-0.3101</text:p>
          </table:table-cell>
          <table:table-cell office:value-type="float" office:value="-2.33080563776856" calcext:value-type="float">
            <text:p>-2.3308</text:p>
          </table:table-cell>
          <table:table-cell office:value-type="float" office:value="0.808672582901824" calcext:value-type="float">
            <text:p>0.8087</text:p>
          </table:table-cell>
          <table:table-cell office:value-type="float" office:value="0.613360135026742" calcext:value-type="float">
            <text:p>0.613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3970</text:p>
          </table:table-cell>
          <table:table-cell office:value-type="string" calcext:value-type="string">
            <text:p>M</text:p>
          </table:table-cell>
          <table:table-cell office:value-type="float" office:value="10.1320510950539" calcext:value-type="float">
            <text:p>10.1321</text:p>
          </table:table-cell>
          <table:table-cell office:value-type="float" office:value="0.194509908344912" calcext:value-type="float">
            <text:p>0.1945</text:p>
          </table:table-cell>
          <table:table-cell office:value-type="float" office:value="0.01919748593055" calcext:value-type="float">
            <text:p>0.0192</text:p>
          </table:table-cell>
          <table:table-cell office:value-type="float" office:value="-0.303586836989061" calcext:value-type="float">
            <text:p>-0.3036</text:p>
          </table:table-cell>
          <table:table-cell office:value-type="float" office:value="4.7993714826375" calcext:value-type="float">
            <text:p>4.7994</text:p>
          </table:table-cell>
          <table:table-cell office:value-type="string" calcext:value-type="string">
            <text:p>NA</text:p>
          </table:table-cell>
          <table:table-cell office:value-type="float" office:value="0.614904831377281" calcext:value-type="float">
            <text:p>0.61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0180</text:p>
          </table:table-cell>
          <table:table-cell office:value-type="string" calcext:value-type="string">
            <text:p>YAB3</text:p>
          </table:table-cell>
          <table:table-cell office:value-type="string" calcext:value-type="string">
            <text:p>L</text:p>
          </table:table-cell>
          <table:table-cell office:value-type="float" office:value="11.399194955108" calcext:value-type="float">
            <text:p>11.3992</text:p>
          </table:table-cell>
          <table:table-cell office:value-type="float" office:value="-0.0999493501970955" calcext:value-type="float">
            <text:p>-0.0999</text:p>
          </table:table-cell>
          <table:table-cell office:value-type="float" office:value="-0.00876810604527014" calcext:value-type="float">
            <text:p>-0.0088</text:p>
          </table:table-cell>
          <table:table-cell office:value-type="float" office:value="-0.302295941887817" calcext:value-type="float">
            <text:p>-0.3023</text:p>
          </table:table-cell>
          <table:table-cell office:value-type="float" office:value="-2.19202651131753" calcext:value-type="float">
            <text:p>-2.1920</text:p>
          </table:table-cell>
          <table:table-cell office:value-type="float" office:value="0.786701748501174" calcext:value-type="float">
            <text:p>0.7867</text:p>
          </table:table-cell>
          <table:table-cell office:value-type="float" office:value="0.6404645269996" calcext:value-type="float">
            <text:p>0.6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4920</text:p>
          </table:table-cell>
          <table:table-cell office:value-type="string" calcext:value-type="string">
            <text:p>GDU5</text:p>
          </table:table-cell>
          <table:table-cell office:value-type="string" calcext:value-type="string">
            <text:p>E</text:p>
          </table:table-cell>
          <table:table-cell office:value-type="float" office:value="1.39179788167331" calcext:value-type="float">
            <text:p>1.3918</text:p>
          </table:table-cell>
          <table:table-cell office:value-type="float" office:value="0.132806636402404" calcext:value-type="float">
            <text:p>0.1328</text:p>
          </table:table-cell>
          <table:table-cell office:value-type="float" office:value="0.0954209214938131" calcext:value-type="float">
            <text:p>0.0954</text:p>
          </table:table-cell>
          <table:table-cell office:value-type="float" office:value="-0.298569725585821" calcext:value-type="float">
            <text:p>-0.2986</text:p>
          </table:table-cell>
          <table:table-cell office:value-type="float" office:value="23.8552303734533" calcext:value-type="float">
            <text:p>23.8552</text:p>
          </table:table-cell>
          <table:table-cell office:value-type="string" calcext:value-type="string">
            <text:p>NA</text:p>
          </table:table-cell>
          <table:table-cell office:value-type="float" office:value="0.604150168794072" calcext:value-type="float">
            <text:p>0.60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4510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L</text:p>
          </table:table-cell>
          <table:table-cell office:value-type="float" office:value="5.75816782108649" calcext:value-type="float">
            <text:p>5.7582</text:p>
          </table:table-cell>
          <table:table-cell office:value-type="float" office:value="0.0414822530508589" calcext:value-type="float">
            <text:p>0.0415</text:p>
          </table:table-cell>
          <table:table-cell office:value-type="float" office:value="0.00720407156230326" calcext:value-type="float">
            <text:p>0.0072</text:p>
          </table:table-cell>
          <table:table-cell office:value-type="float" office:value="-0.297789958093885" calcext:value-type="float">
            <text:p>-0.2978</text:p>
          </table:table-cell>
          <table:table-cell office:value-type="float" office:value="1.80101789057582" calcext:value-type="float">
            <text:p>1.8010</text:p>
          </table:table-cell>
          <table:table-cell office:value-type="float" office:value="-1.33932580865898" calcext:value-type="float">
            <text:p>-1.3393</text:p>
          </table:table-cell>
          <table:table-cell office:value-type="float" office:value="0.629996692227307" calcext:value-type="float">
            <text:p>0.6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300</text:p>
          </table:table-cell>
          <table:table-cell office:value-type="string" calcext:value-type="string">
            <text:p>UBC7</text:p>
          </table:table-cell>
          <table:table-cell office:value-type="string" calcext:value-type="string">
            <text:p>L</text:p>
          </table:table-cell>
          <table:table-cell office:value-type="float" office:value="19.2784986493509" calcext:value-type="float">
            <text:p>19.2785</text:p>
          </table:table-cell>
          <table:table-cell office:value-type="float" office:value="0.293162741101476" calcext:value-type="float">
            <text:p>0.2932</text:p>
          </table:table-cell>
          <table:table-cell office:value-type="float" office:value="0.0152067205249589" calcext:value-type="float">
            <text:p>0.0152</text:p>
          </table:table-cell>
          <table:table-cell office:value-type="float" office:value="-0.296348278361124" calcext:value-type="float">
            <text:p>-0.2963</text:p>
          </table:table-cell>
          <table:table-cell office:value-type="float" office:value="3.80168013123972" calcext:value-type="float">
            <text:p>3.8017</text:p>
          </table:table-cell>
          <table:table-cell office:value-type="string" calcext:value-type="string">
            <text:p>NA</text:p>
          </table:table-cell>
          <table:table-cell office:value-type="float" office:value="0.953696778182131" calcext:value-type="float">
            <text:p>0.953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450</text:p>
          </table:table-cell>
          <table:table-cell office:value-type="string" calcext:value-type="string">
            <text:p>L</text:p>
          </table:table-cell>
          <table:table-cell office:value-type="float" office:value="45.3170341272248" calcext:value-type="float">
            <text:p>45.3170</text:p>
          </table:table-cell>
          <table:table-cell office:value-type="float" office:value="-0.548434762627997" calcext:value-type="float">
            <text:p>-0.5484</text:p>
          </table:table-cell>
          <table:table-cell office:value-type="float" office:value="-0.0121021768787494" calcext:value-type="float">
            <text:p>-0.0121</text:p>
          </table:table-cell>
          <table:table-cell office:value-type="float" office:value="-0.290515917173695" calcext:value-type="float">
            <text:p>-0.2905</text:p>
          </table:table-cell>
          <table:table-cell office:value-type="float" office:value="-3.02554421968735" calcext:value-type="float">
            <text:p>-3.0255</text:p>
          </table:table-cell>
          <table:table-cell office:value-type="float" office:value="1.02958601088764" calcext:value-type="float">
            <text:p>1.0296</text:p>
          </table:table-cell>
          <table:table-cell office:value-type="float" office:value="0.724875946419048" calcext:value-type="float">
            <text:p>0.7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9440</text:p>
          </table:table-cell>
          <table:table-cell office:value-type="string" calcext:value-type="string">
            <text:p>GSTU6</text:p>
          </table:table-cell>
          <table:table-cell office:value-type="string" calcext:value-type="string">
            <text:p>L</text:p>
          </table:table-cell>
          <table:table-cell office:value-type="float" office:value="8.77693947925086" calcext:value-type="float">
            <text:p>8.7769</text:p>
          </table:table-cell>
          <table:table-cell office:value-type="float" office:value="0.101270684092283" calcext:value-type="float">
            <text:p>0.1013</text:p>
          </table:table-cell>
          <table:table-cell office:value-type="float" office:value="0.0115382684740726" calcext:value-type="float">
            <text:p>0.0115</text:p>
          </table:table-cell>
          <table:table-cell office:value-type="float" office:value="-0.25515574514812" calcext:value-type="float">
            <text:p>-0.2552</text:p>
          </table:table-cell>
          <table:table-cell office:value-type="float" office:value="2.88456711851815" calcext:value-type="float">
            <text:p>2.8846</text:p>
          </table:table-cell>
          <table:table-cell office:value-type="string" calcext:value-type="string">
            <text:p>NA</text:p>
          </table:table-cell>
          <table:table-cell office:value-type="float" office:value="0.625036782989463" calcext:value-type="float">
            <text:p>0.62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5920</text:p>
          </table:table-cell>
          <table:table-cell office:value-type="string" calcext:value-type="string">
            <text:p>M</text:p>
          </table:table-cell>
          <table:table-cell office:value-type="float" office:value="2.57160466740815" calcext:value-type="float">
            <text:p>2.5716</text:p>
          </table:table-cell>
          <table:table-cell office:value-type="float" office:value="-0.02332995158309" calcext:value-type="float">
            <text:p>-0.0233</text:p>
          </table:table-cell>
          <table:table-cell office:value-type="float" office:value="-0.00907213767293542" calcext:value-type="float">
            <text:p>-0.0091</text:p>
          </table:table-cell>
          <table:table-cell office:value-type="float" office:value="-0.247814970343631" calcext:value-type="float">
            <text:p>-0.2478</text:p>
          </table:table-cell>
          <table:table-cell office:value-type="float" office:value="-2.26803441823385" calcext:value-type="float">
            <text:p>-2.2680</text:p>
          </table:table-cell>
          <table:table-cell office:value-type="float" office:value="0.937504726588377" calcext:value-type="float">
            <text:p>0.9375</text:p>
          </table:table-cell>
          <table:table-cell office:value-type="float" office:value="0.616431440021763" calcext:value-type="float">
            <text:p>0.6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140</text:p>
          </table:table-cell>
          <table:table-cell office:value-type="string" calcext:value-type="string">
            <text:p>CIPK9</text:p>
          </table:table-cell>
          <table:table-cell office:value-type="string" calcext:value-type="string">
            <text:p>L</text:p>
          </table:table-cell>
          <table:table-cell office:value-type="float" office:value="15.4862517278854" calcext:value-type="float">
            <text:p>15.4863</text:p>
          </table:table-cell>
          <table:table-cell office:value-type="float" office:value="-0.125991423211044" calcext:value-type="float">
            <text:p>-0.1260</text:p>
          </table:table-cell>
          <table:table-cell office:value-type="float" office:value="-0.00813569515883412" calcext:value-type="float">
            <text:p>-0.0081</text:p>
          </table:table-cell>
          <table:table-cell office:value-type="float" office:value="-0.24623725275292" calcext:value-type="float">
            <text:p>-0.2462</text:p>
          </table:table-cell>
          <table:table-cell office:value-type="float" office:value="-2.03392378970853" calcext:value-type="float">
            <text:p>-2.0339</text:p>
          </table:table-cell>
          <table:table-cell office:value-type="float" office:value="0.868688075075603" calcext:value-type="float">
            <text:p>0.8687</text:p>
          </table:table-cell>
          <table:table-cell office:value-type="float" office:value="0.916658402264429" calcext:value-type="float">
            <text:p>0.91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030</text:p>
          </table:table-cell>
          <table:table-cell office:value-type="string" calcext:value-type="string">
            <text:p>BSK6</text:p>
          </table:table-cell>
          <table:table-cell office:value-type="string" calcext:value-type="string">
            <text:p>L</text:p>
          </table:table-cell>
          <table:table-cell office:value-type="float" office:value="8.53840726145386" calcext:value-type="float">
            <text:p>8.5384</text:p>
          </table:table-cell>
          <table:table-cell office:value-type="float" office:value="0.22278635282415" calcext:value-type="float">
            <text:p>0.2228</text:p>
          </table:table-cell>
          <table:table-cell office:value-type="float" office:value="0.0260922612382178" calcext:value-type="float">
            <text:p>0.0261</text:p>
          </table:table-cell>
          <table:table-cell office:value-type="float" office:value="-0.242208412161951" calcext:value-type="float">
            <text:p>-0.2422</text:p>
          </table:table-cell>
          <table:table-cell office:value-type="float" office:value="6.52306530955446" calcext:value-type="float">
            <text:p>6.5231</text:p>
          </table:table-cell>
          <table:table-cell office:value-type="string" calcext:value-type="string">
            <text:p>NA</text:p>
          </table:table-cell>
          <table:table-cell office:value-type="float" office:value="0.650260517461635" calcext:value-type="float">
            <text:p>0.650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3460</text:p>
          </table:table-cell>
          <table:table-cell office:value-type="string" calcext:value-type="string">
            <text:p>M</text:p>
          </table:table-cell>
          <table:table-cell office:value-type="float" office:value="16.6246922696528" calcext:value-type="float">
            <text:p>16.6247</text:p>
          </table:table-cell>
          <table:table-cell office:value-type="float" office:value="0.0944171124972887" calcext:value-type="float">
            <text:p>0.0944</text:p>
          </table:table-cell>
          <table:table-cell office:value-type="float" office:value="0.00567932993680974" calcext:value-type="float">
            <text:p>0.0057</text:p>
          </table:table-cell>
          <table:table-cell office:value-type="float" office:value="-0.231892602800547" calcext:value-type="float">
            <text:p>-0.2319</text:p>
          </table:table-cell>
          <table:table-cell office:value-type="float" office:value="1.41983248420243" calcext:value-type="float">
            <text:p>1.4198</text:p>
          </table:table-cell>
          <table:table-cell office:value-type="float" office:value="-1.3669136697919" calcext:value-type="float">
            <text:p>-1.3669</text:p>
          </table:table-cell>
          <table:table-cell office:value-type="float" office:value="0.615869805692391" calcext:value-type="float">
            <text:p>0.61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3270</text:p>
          </table:table-cell>
          <table:table-cell office:value-type="string" calcext:value-type="string">
            <text:p>PME32</text:p>
          </table:table-cell>
          <table:table-cell office:value-type="string" calcext:value-type="string">
            <text:p>E</text:p>
          </table:table-cell>
          <table:table-cell office:value-type="float" office:value="14.430344513007" calcext:value-type="float">
            <text:p>14.4303</text:p>
          </table:table-cell>
          <table:table-cell office:value-type="float" office:value="-0.580271675857875" calcext:value-type="float">
            <text:p>-0.5803</text:p>
          </table:table-cell>
          <table:table-cell office:value-type="float" office:value="-0.0402119072995685" calcext:value-type="float">
            <text:p>-0.0402</text:p>
          </table:table-cell>
          <table:table-cell office:value-type="float" office:value="-0.22640303568617" calcext:value-type="float">
            <text:p>-0.2264</text:p>
          </table:table-cell>
          <table:table-cell office:value-type="float" office:value="-10.0529768248921" calcext:value-type="float">
            <text:p>-10.0530</text:p>
          </table:table-cell>
          <table:table-cell office:value-type="float" office:value="2.44368654130358" calcext:value-type="float">
            <text:p>2.4437</text:p>
          </table:table-cell>
          <table:table-cell office:value-type="float" office:value="0.609584328114612" calcext:value-type="float">
            <text:p>0.6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1220</text:p>
          </table:table-cell>
          <table:table-cell office:value-type="string" calcext:value-type="string">
            <text:p>ATHB-20</text:p>
          </table:table-cell>
          <table:table-cell office:value-type="string" calcext:value-type="string">
            <text:p>M</text:p>
          </table:table-cell>
          <table:table-cell office:value-type="float" office:value="4.34524275222003" calcext:value-type="float">
            <text:p>4.3452</text:p>
          </table:table-cell>
          <table:table-cell office:value-type="float" office:value="-0.0256651157650711" calcext:value-type="float">
            <text:p>-0.0257</text:p>
          </table:table-cell>
          <table:table-cell office:value-type="float" office:value="-0.0059064860650095" calcext:value-type="float">
            <text:p>-0.0059</text:p>
          </table:table-cell>
          <table:table-cell office:value-type="float" office:value="-0.224246368427684" calcext:value-type="float">
            <text:p>-0.2242</text:p>
          </table:table-cell>
          <table:table-cell office:value-type="float" office:value="-1.47662151625237" calcext:value-type="float">
            <text:p>-1.4766</text:p>
          </table:table-cell>
          <table:table-cell office:value-type="float" office:value="0.729863177516066" calcext:value-type="float">
            <text:p>0.7299</text:p>
          </table:table-cell>
          <table:table-cell office:value-type="float" office:value="0.610103087681162" calcext:value-type="float">
            <text:p>0.610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630</text:p>
          </table:table-cell>
          <table:table-cell office:value-type="string" calcext:value-type="string">
            <text:p>L</text:p>
          </table:table-cell>
          <table:table-cell office:value-type="float" office:value="6.36541061893683" calcext:value-type="float">
            <text:p>6.3654</text:p>
          </table:table-cell>
          <table:table-cell office:value-type="float" office:value="0.152383906684422" calcext:value-type="float">
            <text:p>0.1524</text:p>
          </table:table-cell>
          <table:table-cell office:value-type="float" office:value="0.0239393679067751" calcext:value-type="float">
            <text:p>0.0239</text:p>
          </table:table-cell>
          <table:table-cell office:value-type="float" office:value="-0.22019677915281" calcext:value-type="float">
            <text:p>-0.2202</text:p>
          </table:table-cell>
          <table:table-cell office:value-type="float" office:value="5.98484197669377" calcext:value-type="float">
            <text:p>5.9848</text:p>
          </table:table-cell>
          <table:table-cell office:value-type="string" calcext:value-type="string">
            <text:p>NA</text:p>
          </table:table-cell>
          <table:table-cell office:value-type="float" office:value="0.613829698642938" calcext:value-type="float">
            <text:p>0.613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940</text:p>
          </table:table-cell>
          <table:table-cell office:value-type="string" calcext:value-type="string">
            <text:p>M</text:p>
          </table:table-cell>
          <table:table-cell office:value-type="float" office:value="2.55810773745455" calcext:value-type="float">
            <text:p>2.5581</text:p>
          </table:table-cell>
          <table:table-cell office:value-type="float" office:value="0.102200083050782" calcext:value-type="float">
            <text:p>0.1022</text:p>
          </table:table-cell>
          <table:table-cell office:value-type="float" office:value="0.0399514381487609" calcext:value-type="float">
            <text:p>0.0400</text:p>
          </table:table-cell>
          <table:table-cell office:value-type="float" office:value="-0.203581167395536" calcext:value-type="float">
            <text:p>-0.2036</text:p>
          </table:table-cell>
          <table:table-cell office:value-type="float" office:value="9.98785953719023" calcext:value-type="float">
            <text:p>9.9879</text:p>
          </table:table-cell>
          <table:table-cell office:value-type="string" calcext:value-type="string">
            <text:p>NA</text:p>
          </table:table-cell>
          <table:table-cell office:value-type="float" office:value="0.637758105468388" calcext:value-type="float">
            <text:p>0.63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7800</text:p>
          </table:table-cell>
          <table:table-cell office:value-type="string" calcext:value-type="string">
            <text:p>L</text:p>
          </table:table-cell>
          <table:table-cell office:value-type="float" office:value="1.90458000992588" calcext:value-type="float">
            <text:p>1.9046</text:p>
          </table:table-cell>
          <table:table-cell office:value-type="float" office:value="0.020481393700886" calcext:value-type="float">
            <text:p>0.0205</text:p>
          </table:table-cell>
          <table:table-cell office:value-type="float" office:value="0.0107537586208747" calcext:value-type="float">
            <text:p>0.0108</text:p>
          </table:table-cell>
          <table:table-cell office:value-type="float" office:value="-0.20074797574677" calcext:value-type="float">
            <text:p>-0.2007</text:p>
          </table:table-cell>
          <table:table-cell office:value-type="float" office:value="2.68843965521867" calcext:value-type="float">
            <text:p>2.6884</text:p>
          </table:table-cell>
          <table:table-cell office:value-type="string" calcext:value-type="string">
            <text:p>NA</text:p>
          </table:table-cell>
          <table:table-cell office:value-type="float" office:value="0.694078554596043" calcext:value-type="float">
            <text:p>0.69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6920</text:p>
          </table:table-cell>
          <table:table-cell office:value-type="string" calcext:value-type="string">
            <text:p>sks17</text:p>
          </table:table-cell>
          <table:table-cell office:value-type="string" calcext:value-type="string">
            <text:p>L</text:p>
          </table:table-cell>
          <table:table-cell office:value-type="float" office:value="10.9199033866189" calcext:value-type="float">
            <text:p>10.9199</text:p>
          </table:table-cell>
          <table:table-cell office:value-type="float" office:value="0.0679523019805696" calcext:value-type="float">
            <text:p>0.0680</text:p>
          </table:table-cell>
          <table:table-cell office:value-type="float" office:value="0.00622279333202136" calcext:value-type="float">
            <text:p>0.0062</text:p>
          </table:table-cell>
          <table:table-cell office:value-type="float" office:value="-0.198331692608108" calcext:value-type="float">
            <text:p>-0.1983</text:p>
          </table:table-cell>
          <table:table-cell office:value-type="float" office:value="1.55569833300534" calcext:value-type="float">
            <text:p>1.5557</text:p>
          </table:table-cell>
          <table:table-cell office:value-type="float" office:value="-2.21351874420764" calcext:value-type="float">
            <text:p>-2.2135</text:p>
          </table:table-cell>
          <table:table-cell office:value-type="float" office:value="0.78865679167462" calcext:value-type="float">
            <text:p>0.7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9980</text:p>
          </table:table-cell>
          <table:table-cell office:value-type="string" calcext:value-type="string">
            <text:p>AFB5</text:p>
          </table:table-cell>
          <table:table-cell office:value-type="string" calcext:value-type="string">
            <text:p>L</text:p>
          </table:table-cell>
          <table:table-cell office:value-type="float" office:value="15.6076369793146" calcext:value-type="float">
            <text:p>15.6076</text:p>
          </table:table-cell>
          <table:table-cell office:value-type="float" office:value="-0.0557283796771899" calcext:value-type="float">
            <text:p>-0.0557</text:p>
          </table:table-cell>
          <table:table-cell office:value-type="float" office:value="-0.00357058405132365" calcext:value-type="float">
            <text:p>-0.0036</text:p>
          </table:table-cell>
          <table:table-cell office:value-type="float" office:value="-0.198005681274479" calcext:value-type="float">
            <text:p>-0.1980</text:p>
          </table:table-cell>
          <table:table-cell office:value-type="float" office:value="-0.892646012830911" calcext:value-type="float">
            <text:p>-0.8926</text:p>
          </table:table-cell>
          <table:table-cell office:value-type="float" office:value="0.536866931743144" calcext:value-type="float">
            <text:p>0.5369</text:p>
          </table:table-cell>
          <table:table-cell office:value-type="float" office:value="0.606552670141466" calcext:value-type="float">
            <text:p>0.6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0900</text:p>
          </table:table-cell>
          <table:table-cell office:value-type="string" calcext:value-type="string">
            <text:p>PIP5K7</text:p>
          </table:table-cell>
          <table:table-cell office:value-type="string" calcext:value-type="string">
            <text:p>L</text:p>
          </table:table-cell>
          <table:table-cell office:value-type="float" office:value="4.41122686053662" calcext:value-type="float">
            <text:p>4.4112</text:p>
          </table:table-cell>
          <table:table-cell office:value-type="float" office:value="-0.0259075324912829" calcext:value-type="float">
            <text:p>-0.0259</text:p>
          </table:table-cell>
          <table:table-cell office:value-type="float" office:value="-0.00587309002922857" calcext:value-type="float">
            <text:p>-0.0059</text:p>
          </table:table-cell>
          <table:table-cell office:value-type="float" office:value="-0.189096269640444" calcext:value-type="float">
            <text:p>-0.1891</text:p>
          </table:table-cell>
          <table:table-cell office:value-type="float" office:value="-1.46827250730714" calcext:value-type="float">
            <text:p>-1.4683</text:p>
          </table:table-cell>
          <table:table-cell office:value-type="float" office:value="0.82901190926279" calcext:value-type="float">
            <text:p>0.8290</text:p>
          </table:table-cell>
          <table:table-cell office:value-type="float" office:value="0.724398931285803" calcext:value-type="float">
            <text:p>0.72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1730</text:p>
          </table:table-cell>
          <table:table-cell office:value-type="string" calcext:value-type="string">
            <text:p>L</text:p>
          </table:table-cell>
          <table:table-cell office:value-type="float" office:value="15.1606900449113" calcext:value-type="float">
            <text:p>15.1607</text:p>
          </table:table-cell>
          <table:table-cell office:value-type="float" office:value="-0.0780014098973012" calcext:value-type="float">
            <text:p>-0.0780</text:p>
          </table:table-cell>
          <table:table-cell office:value-type="float" office:value="-0.00514497754826685" calcext:value-type="float">
            <text:p>-0.0051</text:p>
          </table:table-cell>
          <table:table-cell office:value-type="float" office:value="-0.184550467566604" calcext:value-type="float">
            <text:p>-0.1846</text:p>
          </table:table-cell>
          <table:table-cell office:value-type="float" office:value="-1.28624438706671" calcext:value-type="float">
            <text:p>-1.2862</text:p>
          </table:table-cell>
          <table:table-cell office:value-type="float" office:value="0.762953225895527" calcext:value-type="float">
            <text:p>0.7630</text:p>
          </table:table-cell>
          <table:table-cell office:value-type="float" office:value="0.607212433334491" calcext:value-type="float">
            <text:p>0.6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3690</text:p>
          </table:table-cell>
          <table:table-cell office:value-type="string" calcext:value-type="string">
            <text:p>SPPL2</text:p>
          </table:table-cell>
          <table:table-cell office:value-type="string" calcext:value-type="string">
            <text:p>M</text:p>
          </table:table-cell>
          <table:table-cell office:value-type="float" office:value="11.1110795358879" calcext:value-type="float">
            <text:p>11.1111</text:p>
          </table:table-cell>
          <table:table-cell office:value-type="float" office:value="-0.114791165909088" calcext:value-type="float">
            <text:p>-0.1148</text:p>
          </table:table-cell>
          <table:table-cell office:value-type="float" office:value="-0.0103312342908104" calcext:value-type="float">
            <text:p>-0.0103</text:p>
          </table:table-cell>
          <table:table-cell office:value-type="float" office:value="-0.183655986842816" calcext:value-type="float">
            <text:p>-0.1837</text:p>
          </table:table-cell>
          <table:table-cell office:value-type="float" office:value="-2.58280857270261" calcext:value-type="float">
            <text:p>-2.5828</text:p>
          </table:table-cell>
          <table:table-cell office:value-type="float" office:value="1.26683428706178" calcext:value-type="float">
            <text:p>1.2668</text:p>
          </table:table-cell>
          <table:table-cell office:value-type="float" office:value="0.600837592290726" calcext:value-type="float">
            <text:p>0.60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4412</text:p>
          </table:table-cell>
          <table:table-cell office:value-type="string" calcext:value-type="string">
            <text:p>M</text:p>
          </table:table-cell>
          <table:table-cell office:value-type="float" office:value="8.4501858957479" calcext:value-type="float">
            <text:p>8.4502</text:p>
          </table:table-cell>
          <table:table-cell office:value-type="float" office:value="0.16222314423724" calcext:value-type="float">
            <text:p>0.1622</text:p>
          </table:table-cell>
          <table:table-cell office:value-type="float" office:value="0.0191975828980129" calcext:value-type="float">
            <text:p>0.0192</text:p>
          </table:table-cell>
          <table:table-cell office:value-type="float" office:value="-0.181313024812061" calcext:value-type="float">
            <text:p>-0.1813</text:p>
          </table:table-cell>
          <table:table-cell office:value-type="float" office:value="4.79939572450324" calcext:value-type="float">
            <text:p>4.7994</text:p>
          </table:table-cell>
          <table:table-cell office:value-type="string" calcext:value-type="string">
            <text:p>NA</text:p>
          </table:table-cell>
          <table:table-cell office:value-type="float" office:value="0.625562224069816" calcext:value-type="float">
            <text:p>0.62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4550</text:p>
          </table:table-cell>
          <table:table-cell office:value-type="string" calcext:value-type="string">
            <text:p>E</text:p>
          </table:table-cell>
          <table:table-cell office:value-type="float" office:value="23.8284750275001" calcext:value-type="float">
            <text:p>23.8285</text:p>
          </table:table-cell>
          <table:table-cell office:value-type="float" office:value="-0.527438053996115" calcext:value-type="float">
            <text:p>-0.5274</text:p>
          </table:table-cell>
          <table:table-cell office:value-type="float" office:value="-0.022134780064079" calcext:value-type="float">
            <text:p>-0.0221</text:p>
          </table:table-cell>
          <table:table-cell office:value-type="float" office:value="-0.1771747022134" calcext:value-type="float">
            <text:p>-0.1772</text:p>
          </table:table-cell>
          <table:table-cell office:value-type="float" office:value="-5.53369501601976" calcext:value-type="float">
            <text:p>-5.5337</text:p>
          </table:table-cell>
          <table:table-cell office:value-type="float" office:value="2.04379894612634" calcext:value-type="float">
            <text:p>2.0438</text:p>
          </table:table-cell>
          <table:table-cell office:value-type="float" office:value="0.608085137165838" calcext:value-type="float">
            <text:p>0.608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8970</text:p>
          </table:table-cell>
          <table:table-cell office:value-type="string" calcext:value-type="string">
            <text:p>L</text:p>
          </table:table-cell>
          <table:table-cell office:value-type="float" office:value="27.1122028579337" calcext:value-type="float">
            <text:p>27.1122</text:p>
          </table:table-cell>
          <table:table-cell office:value-type="float" office:value="0.549573374440911" calcext:value-type="float">
            <text:p>0.5496</text:p>
          </table:table-cell>
          <table:table-cell office:value-type="float" office:value="0.0202703327841209" calcext:value-type="float">
            <text:p>0.0203</text:p>
          </table:table-cell>
          <table:table-cell office:value-type="float" office:value="-0.170392290892471" calcext:value-type="float">
            <text:p>-0.1704</text:p>
          </table:table-cell>
          <table:table-cell office:value-type="float" office:value="5.06758319603022" calcext:value-type="float">
            <text:p>5.0676</text:p>
          </table:table-cell>
          <table:table-cell office:value-type="string" calcext:value-type="string">
            <text:p>NA</text:p>
          </table:table-cell>
          <table:table-cell office:value-type="float" office:value="0.787394562791048" calcext:value-type="float">
            <text:p>0.78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6600</text:p>
          </table:table-cell>
          <table:table-cell office:value-type="string" calcext:value-type="string">
            <text:p>L</text:p>
          </table:table-cell>
          <table:table-cell office:value-type="float" office:value="5.82875090928696" calcext:value-type="float">
            <text:p>5.8288</text:p>
          </table:table-cell>
          <table:table-cell office:value-type="float" office:value="0.102654134122123" calcext:value-type="float">
            <text:p>0.1027</text:p>
          </table:table-cell>
          <table:table-cell office:value-type="float" office:value="0.0176116865722576" calcext:value-type="float">
            <text:p>0.0176</text:p>
          </table:table-cell>
          <table:table-cell office:value-type="float" office:value="-0.165705722592506" calcext:value-type="float">
            <text:p>-0.1657</text:p>
          </table:table-cell>
          <table:table-cell office:value-type="float" office:value="4.40292164306439" calcext:value-type="float">
            <text:p>4.4029</text:p>
          </table:table-cell>
          <table:table-cell office:value-type="string" calcext:value-type="string">
            <text:p>NA</text:p>
          </table:table-cell>
          <table:table-cell office:value-type="float" office:value="0.811433785975043" calcext:value-type="float">
            <text:p>0.8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1670</text:p>
          </table:table-cell>
          <table:table-cell office:value-type="string" calcext:value-type="string">
            <text:p>DGD1</text:p>
          </table:table-cell>
          <table:table-cell office:value-type="string" calcext:value-type="string">
            <text:p>E</text:p>
          </table:table-cell>
          <table:table-cell office:value-type="float" office:value="6.4371623431146" calcext:value-type="float">
            <text:p>6.4372</text:p>
          </table:table-cell>
          <table:table-cell office:value-type="float" office:value="-0.158549651071812" calcext:value-type="float">
            <text:p>-0.1585</text:p>
          </table:table-cell>
          <table:table-cell office:value-type="float" office:value="-0.0246303639120429" calcext:value-type="float">
            <text:p>-0.0246</text:p>
          </table:table-cell>
          <table:table-cell office:value-type="float" office:value="-0.165073155711221" calcext:value-type="float">
            <text:p>-0.1651</text:p>
          </table:table-cell>
          <table:table-cell office:value-type="float" office:value="-6.15759097801074" calcext:value-type="float">
            <text:p>-6.1576</text:p>
          </table:table-cell>
          <table:table-cell office:value-type="float" office:value="2.24190711948195" calcext:value-type="float">
            <text:p>2.2419</text:p>
          </table:table-cell>
          <table:table-cell office:value-type="float" office:value="0.616963849575006" calcext:value-type="float">
            <text:p>0.6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3030</text:p>
          </table:table-cell>
          <table:table-cell office:value-type="string" calcext:value-type="string">
            <text:p>IAA2</text:p>
          </table:table-cell>
          <table:table-cell office:value-type="string" calcext:value-type="string">
            <text:p>L</text:p>
          </table:table-cell>
          <table:table-cell office:value-type="float" office:value="33.4802600902034" calcext:value-type="float">
            <text:p>33.4803</text:p>
          </table:table-cell>
          <table:table-cell office:value-type="float" office:value="0.404174679194171" calcext:value-type="float">
            <text:p>0.4042</text:p>
          </table:table-cell>
          <table:table-cell office:value-type="float" office:value="0.0120720292526173" calcext:value-type="float">
            <text:p>0.0121</text:p>
          </table:table-cell>
          <table:table-cell office:value-type="float" office:value="-0.158024478619532" calcext:value-type="float">
            <text:p>-0.1580</text:p>
          </table:table-cell>
          <table:table-cell office:value-type="float" office:value="3.01800731315432" calcext:value-type="float">
            <text:p>3.0180</text:p>
          </table:table-cell>
          <table:table-cell office:value-type="string" calcext:value-type="string">
            <text:p>NA</text:p>
          </table:table-cell>
          <table:table-cell office:value-type="float" office:value="0.719036659951397" calcext:value-type="float">
            <text:p>0.71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6070</text:p>
          </table:table-cell>
          <table:table-cell office:value-type="string" calcext:value-type="string">
            <text:p>MKK1</text:p>
          </table:table-cell>
          <table:table-cell office:value-type="string" calcext:value-type="string">
            <text:p>L</text:p>
          </table:table-cell>
          <table:table-cell office:value-type="float" office:value="3.80420666299499" calcext:value-type="float">
            <text:p>3.8042</text:p>
          </table:table-cell>
          <table:table-cell office:value-type="float" office:value="0.0975268825518282" calcext:value-type="float">
            <text:p>0.0975</text:p>
          </table:table-cell>
          <table:table-cell office:value-type="float" office:value="0.0256365889636098" calcext:value-type="float">
            <text:p>0.0256</text:p>
          </table:table-cell>
          <table:table-cell office:value-type="float" office:value="-0.144255707420662" calcext:value-type="float">
            <text:p>-0.1443</text:p>
          </table:table-cell>
          <table:table-cell office:value-type="float" office:value="6.40914724090245" calcext:value-type="float">
            <text:p>6.4091</text:p>
          </table:table-cell>
          <table:table-cell office:value-type="string" calcext:value-type="string">
            <text:p>NA</text:p>
          </table:table-cell>
          <table:table-cell office:value-type="float" office:value="0.857089064182212" calcext:value-type="float">
            <text:p>0.8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5515</text:p>
          </table:table-cell>
          <table:table-cell office:value-type="string" calcext:value-type="string">
            <text:p>SLK3</text:p>
          </table:table-cell>
          <table:table-cell office:value-type="string" calcext:value-type="string">
            <text:p>M</text:p>
          </table:table-cell>
          <table:table-cell office:value-type="float" office:value="1.26029455477112" calcext:value-type="float">
            <text:p>1.2603</text:p>
          </table:table-cell>
          <table:table-cell office:value-type="float" office:value="-0.0161819437612749" calcext:value-type="float">
            <text:p>-0.0162</text:p>
          </table:table-cell>
          <table:table-cell office:value-type="float" office:value="-0.0128398108997731" calcext:value-type="float">
            <text:p>-0.0128</text:p>
          </table:table-cell>
          <table:table-cell office:value-type="float" office:value="-0.137811311171812" calcext:value-type="float">
            <text:p>-0.1378</text:p>
          </table:table-cell>
          <table:table-cell office:value-type="float" office:value="-3.20995272494327" calcext:value-type="float">
            <text:p>-3.2100</text:p>
          </table:table-cell>
          <table:table-cell office:value-type="float" office:value="1.73519178819455" calcext:value-type="float">
            <text:p>1.7352</text:p>
          </table:table-cell>
          <table:table-cell office:value-type="float" office:value="0.606517241299495" calcext:value-type="float">
            <text:p>0.60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7570</text:p>
          </table:table-cell>
          <table:table-cell office:value-type="string" calcext:value-type="string">
            <text:p>L</text:p>
          </table:table-cell>
          <table:table-cell office:value-type="float" office:value="6.02545589281246" calcext:value-type="float">
            <text:p>6.0255</text:p>
          </table:table-cell>
          <table:table-cell office:value-type="float" office:value="0.104623871305039" calcext:value-type="float">
            <text:p>0.1046</text:p>
          </table:table-cell>
          <table:table-cell office:value-type="float" office:value="0.0173636440405848" calcext:value-type="float">
            <text:p>0.0174</text:p>
          </table:table-cell>
          <table:table-cell office:value-type="float" office:value="-0.130130325663555" calcext:value-type="float">
            <text:p>-0.1301</text:p>
          </table:table-cell>
          <table:table-cell office:value-type="float" office:value="4.34091101014619" calcext:value-type="float">
            <text:p>4.3409</text:p>
          </table:table-cell>
          <table:table-cell office:value-type="string" calcext:value-type="string">
            <text:p>NA</text:p>
          </table:table-cell>
          <table:table-cell office:value-type="float" office:value="0.721828407205839" calcext:value-type="float">
            <text:p>0.721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2610</text:p>
          </table:table-cell>
          <table:table-cell office:value-type="string" calcext:value-type="string">
            <text:p>L</text:p>
          </table:table-cell>
          <table:table-cell office:value-type="float" office:value="1.78071288058657" calcext:value-type="float">
            <text:p>1.7807</text:p>
          </table:table-cell>
          <table:table-cell office:value-type="float" office:value="-0.0215494236101647" calcext:value-type="float">
            <text:p>-0.0215</text:p>
          </table:table-cell>
          <table:table-cell office:value-type="float" office:value="-0.012101571143275" calcext:value-type="float">
            <text:p>-0.0121</text:p>
          </table:table-cell>
          <table:table-cell office:value-type="float" office:value="-0.125066355838828" calcext:value-type="float">
            <text:p>-0.1251</text:p>
          </table:table-cell>
          <table:table-cell office:value-type="float" office:value="-3.02539278581876" calcext:value-type="float">
            <text:p>-3.0254</text:p>
          </table:table-cell>
          <table:table-cell office:value-type="float" office:value="1.7735871215064" calcext:value-type="float">
            <text:p>1.7736</text:p>
          </table:table-cell>
          <table:table-cell office:value-type="float" office:value="0.667326564059068" calcext:value-type="float">
            <text:p>0.66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8020</text:p>
          </table:table-cell>
          <table:table-cell office:value-type="string" calcext:value-type="string">
            <text:p>L</text:p>
          </table:table-cell>
          <table:table-cell office:value-type="float" office:value="9.70131372506044" calcext:value-type="float">
            <text:p>9.7013</text:p>
          </table:table-cell>
          <table:table-cell office:value-type="float" office:value="-0.0544518085788462" calcext:value-type="float">
            <text:p>-0.0545</text:p>
          </table:table-cell>
          <table:table-cell office:value-type="float" office:value="-0.00561282833665984" calcext:value-type="float">
            <text:p>-0.0056</text:p>
          </table:table-cell>
          <table:table-cell office:value-type="float" office:value="-0.120745274671357" calcext:value-type="float">
            <text:p>-0.1207</text:p>
          </table:table-cell>
          <table:table-cell office:value-type="float" office:value="-1.40320708416496" calcext:value-type="float">
            <text:p>-1.4032</text:p>
          </table:table-cell>
          <table:table-cell office:value-type="float" office:value="1.11244775590699" calcext:value-type="float">
            <text:p>1.1124</text:p>
          </table:table-cell>
          <table:table-cell office:value-type="float" office:value="0.839947511102347" calcext:value-type="float">
            <text:p>0.83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7410</text:p>
          </table:table-cell>
          <table:table-cell office:value-type="string" calcext:value-type="string">
            <text:p>E</text:p>
          </table:table-cell>
          <table:table-cell office:value-type="float" office:value="5.50452969349178" calcext:value-type="float">
            <text:p>5.5045</text:p>
          </table:table-cell>
          <table:table-cell office:value-type="float" office:value="0.12832234852885" calcext:value-type="float">
            <text:p>0.1283</text:p>
          </table:table-cell>
          <table:table-cell office:value-type="float" office:value="0.0233121366718342" calcext:value-type="float">
            <text:p>0.0233</text:p>
          </table:table-cell>
          <table:table-cell office:value-type="float" office:value="-0.118676237970859" calcext:value-type="float">
            <text:p>-0.1187</text:p>
          </table:table-cell>
          <table:table-cell office:value-type="float" office:value="5.82803416795856" calcext:value-type="float">
            <text:p>5.8280</text:p>
          </table:table-cell>
          <table:table-cell office:value-type="string" calcext:value-type="string">
            <text:p>NA</text:p>
          </table:table-cell>
          <table:table-cell office:value-type="float" office:value="0.630274096705141" calcext:value-type="float">
            <text:p>0.63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150</text:p>
          </table:table-cell>
          <table:table-cell office:value-type="string" calcext:value-type="string">
            <text:p>CDS4</text:p>
          </table:table-cell>
          <table:table-cell office:value-type="string" calcext:value-type="string">
            <text:p>L</text:p>
          </table:table-cell>
          <table:table-cell office:value-type="float" office:value="3.69957460873631" calcext:value-type="float">
            <text:p>3.6996</text:p>
          </table:table-cell>
          <table:table-cell office:value-type="float" office:value="0.0266211381921412" calcext:value-type="float">
            <text:p>0.0266</text:p>
          </table:table-cell>
          <table:table-cell office:value-type="float" office:value="0.00719572951151655" calcext:value-type="float">
            <text:p>0.0072</text:p>
          </table:table-cell>
          <table:table-cell office:value-type="float" office:value="-0.11603985667954" calcext:value-type="float">
            <text:p>-0.1160</text:p>
          </table:table-cell>
          <table:table-cell office:value-type="float" office:value="1.79893237787914" calcext:value-type="float">
            <text:p>1.7989</text:p>
          </table:table-cell>
          <table:table-cell office:value-type="string" calcext:value-type="string">
            <text:p>NA</text:p>
          </table:table-cell>
          <table:table-cell office:value-type="float" office:value="0.670242766732909" calcext:value-type="float">
            <text:p>0.670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420</text:p>
          </table:table-cell>
          <table:table-cell office:value-type="string" calcext:value-type="string">
            <text:p>L</text:p>
          </table:table-cell>
          <table:table-cell office:value-type="float" office:value="21.9931389220804" calcext:value-type="float">
            <text:p>21.9931</text:p>
          </table:table-cell>
          <table:table-cell office:value-type="float" office:value="-0.153076012114878" calcext:value-type="float">
            <text:p>-0.1531</text:p>
          </table:table-cell>
          <table:table-cell office:value-type="float" office:value="-0.00696017119962784" calcext:value-type="float">
            <text:p>-0.0070</text:p>
          </table:table-cell>
          <table:table-cell office:value-type="float" office:value="-0.112521511441239" calcext:value-type="float">
            <text:p>-0.1125</text:p>
          </table:table-cell>
          <table:table-cell office:value-type="float" office:value="-1.74004279990696" calcext:value-type="float">
            <text:p>-1.7400</text:p>
          </table:table-cell>
          <table:table-cell office:value-type="float" office:value="1.34846417123321" calcext:value-type="float">
            <text:p>1.3485</text:p>
          </table:table-cell>
          <table:table-cell office:value-type="float" office:value="0.622712856632073" calcext:value-type="float">
            <text:p>0.6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0800</text:p>
          </table:table-cell>
          <table:table-cell office:value-type="string" calcext:value-type="string">
            <text:p>EHB1</text:p>
          </table:table-cell>
          <table:table-cell office:value-type="string" calcext:value-type="string">
            <text:p>L</text:p>
          </table:table-cell>
          <table:table-cell office:value-type="float" office:value="5.54172510467334" calcext:value-type="float">
            <text:p>5.5417</text:p>
          </table:table-cell>
          <table:table-cell office:value-type="float" office:value="0.0498734868543452" calcext:value-type="float">
            <text:p>0.0499</text:p>
          </table:table-cell>
          <table:table-cell office:value-type="float" office:value="0.00899963204820224" calcext:value-type="float">
            <text:p>0.0090</text:p>
          </table:table-cell>
          <table:table-cell office:value-type="float" office:value="-0.109444798703393" calcext:value-type="float">
            <text:p>-0.1094</text:p>
          </table:table-cell>
          <table:table-cell office:value-type="float" office:value="2.24990801205056" calcext:value-type="float">
            <text:p>2.2499</text:p>
          </table:table-cell>
          <table:table-cell office:value-type="string" calcext:value-type="string">
            <text:p>NA</text:p>
          </table:table-cell>
          <table:table-cell office:value-type="float" office:value="0.72135753250753" calcext:value-type="float">
            <text:p>0.7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9920</text:p>
          </table:table-cell>
          <table:table-cell office:value-type="string" calcext:value-type="string">
            <text:p>NRPB4</text:p>
          </table:table-cell>
          <table:table-cell office:value-type="string" calcext:value-type="string">
            <text:p>M</text:p>
          </table:table-cell>
          <table:table-cell office:value-type="float" office:value="48.2267616451864" calcext:value-type="float">
            <text:p>48.2268</text:p>
          </table:table-cell>
          <table:table-cell office:value-type="float" office:value="0.415210536269245" calcext:value-type="float">
            <text:p>0.4152</text:p>
          </table:table-cell>
          <table:table-cell office:value-type="float" office:value="0.00860954627897326" calcext:value-type="float">
            <text:p>0.0086</text:p>
          </table:table-cell>
          <table:table-cell office:value-type="float" office:value="-0.104926094183969" calcext:value-type="float">
            <text:p>-0.1049</text:p>
          </table:table-cell>
          <table:table-cell office:value-type="float" office:value="2.15238656974331" calcext:value-type="float">
            <text:p>2.1524</text:p>
          </table:table-cell>
          <table:table-cell office:value-type="string" calcext:value-type="string">
            <text:p>NA</text:p>
          </table:table-cell>
          <table:table-cell office:value-type="float" office:value="0.611073366739232" calcext:value-type="float">
            <text:p>0.61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6220</text:p>
          </table:table-cell>
          <table:table-cell office:value-type="string" calcext:value-type="string">
            <text:p>CYP71B3</text:p>
          </table:table-cell>
          <table:table-cell office:value-type="string" calcext:value-type="string">
            <text:p>E</text:p>
          </table:table-cell>
          <table:table-cell office:value-type="float" office:value="3.2554889784573" calcext:value-type="float">
            <text:p>3.2555</text:p>
          </table:table-cell>
          <table:table-cell office:value-type="float" office:value="-0.147005403443912" calcext:value-type="float">
            <text:p>-0.1470</text:p>
          </table:table-cell>
          <table:table-cell office:value-type="float" office:value="-0.04515616683598" calcext:value-type="float">
            <text:p>-0.0452</text:p>
          </table:table-cell>
          <table:table-cell office:value-type="float" office:value="-0.101180045403142" calcext:value-type="float">
            <text:p>-0.1012</text:p>
          </table:table-cell>
          <table:table-cell office:value-type="float" office:value="-11.289041708995" calcext:value-type="float">
            <text:p>-11.2890</text:p>
          </table:table-cell>
          <table:table-cell office:value-type="float" office:value="3.60376039464433" calcext:value-type="float">
            <text:p>3.6038</text:p>
          </table:table-cell>
          <table:table-cell office:value-type="float" office:value="0.634904844258172" calcext:value-type="float">
            <text:p>0.634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9032</text:p>
          </table:table-cell>
          <table:table-cell office:value-type="string" calcext:value-type="string">
            <text:p>M</text:p>
          </table:table-cell>
          <table:table-cell office:value-type="float" office:value="12.2372621253957" calcext:value-type="float">
            <text:p>12.2373</text:p>
          </table:table-cell>
          <table:table-cell office:value-type="float" office:value="0.19535072828436" calcext:value-type="float">
            <text:p>0.1954</text:p>
          </table:table-cell>
          <table:table-cell office:value-type="float" office:value="0.0159635975990866" calcext:value-type="float">
            <text:p>0.0160</text:p>
          </table:table-cell>
          <table:table-cell office:value-type="float" office:value="-0.100865860013608" calcext:value-type="float">
            <text:p>-0.1009</text:p>
          </table:table-cell>
          <table:table-cell office:value-type="float" office:value="3.99089939977166" calcext:value-type="float">
            <text:p>3.9909</text:p>
          </table:table-cell>
          <table:table-cell office:value-type="string" calcext:value-type="string">
            <text:p>NA</text:p>
          </table:table-cell>
          <table:table-cell office:value-type="float" office:value="0.601863787542155" calcext:value-type="float">
            <text:p>0.60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9310</text:p>
          </table:table-cell>
          <table:table-cell office:value-type="string" calcext:value-type="string">
            <text:p>HSP18.5</text:p>
          </table:table-cell>
          <table:table-cell office:value-type="string" calcext:value-type="string">
            <text:p>E</text:p>
          </table:table-cell>
          <table:table-cell office:value-type="float" office:value="140.575537332567" calcext:value-type="float">
            <text:p>140.5755</text:p>
          </table:table-cell>
          <table:table-cell office:value-type="float" office:value="-4.059440268739" calcext:value-type="float">
            <text:p>-4.0594</text:p>
          </table:table-cell>
          <table:table-cell office:value-type="float" office:value="-0.0288772879390485" calcext:value-type="float">
            <text:p>-0.0289</text:p>
          </table:table-cell>
          <table:table-cell office:value-type="float" office:value="-0.0976790877968666" calcext:value-type="float">
            <text:p>-0.0977</text:p>
          </table:table-cell>
          <table:table-cell office:value-type="float" office:value="-7.21932198476213" calcext:value-type="float">
            <text:p>-7.2193</text:p>
          </table:table-cell>
          <table:table-cell office:value-type="float" office:value="3.06881821829902" calcext:value-type="float">
            <text:p>3.0688</text:p>
          </table:table-cell>
          <table:table-cell office:value-type="float" office:value="0.628776515897802" calcext:value-type="float">
            <text:p>0.62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1667</text:p>
          </table:table-cell>
          <table:table-cell office:value-type="string" calcext:value-type="string">
            <text:p>L</text:p>
          </table:table-cell>
          <table:table-cell office:value-type="float" office:value="13.3576345467738" calcext:value-type="float">
            <text:p>13.3576</text:p>
          </table:table-cell>
          <table:table-cell office:value-type="float" office:value="0.196094140096827" calcext:value-type="float">
            <text:p>0.1961</text:p>
          </table:table-cell>
          <table:table-cell office:value-type="float" office:value="0.0146803043166193" calcext:value-type="float">
            <text:p>0.0147</text:p>
          </table:table-cell>
          <table:table-cell office:value-type="float" office:value="-0.0961057084739208" calcext:value-type="float">
            <text:p>-0.0961</text:p>
          </table:table-cell>
          <table:table-cell office:value-type="float" office:value="3.67007607915484" calcext:value-type="float">
            <text:p>3.6701</text:p>
          </table:table-cell>
          <table:table-cell office:value-type="string" calcext:value-type="string">
            <text:p>NA</text:p>
          </table:table-cell>
          <table:table-cell office:value-type="float" office:value="0.839548881615339" calcext:value-type="float">
            <text:p>0.83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7510</text:p>
          </table:table-cell>
          <table:table-cell office:value-type="string" calcext:value-type="string">
            <text:p>E</text:p>
          </table:table-cell>
          <table:table-cell office:value-type="float" office:value="1.29293181589788" calcext:value-type="float">
            <text:p>1.2929</text:p>
          </table:table-cell>
          <table:table-cell office:value-type="float" office:value="0.0559230748186812" calcext:value-type="float">
            <text:p>0.0559</text:p>
          </table:table-cell>
          <table:table-cell office:value-type="float" office:value="0.0432529187781222" calcext:value-type="float">
            <text:p>0.0433</text:p>
          </table:table-cell>
          <table:table-cell office:value-type="float" office:value="-0.0935969034536731" calcext:value-type="float">
            <text:p>-0.0936</text:p>
          </table:table-cell>
          <table:table-cell office:value-type="float" office:value="10.8132296945305" calcext:value-type="float">
            <text:p>10.8132</text:p>
          </table:table-cell>
          <table:table-cell office:value-type="string" calcext:value-type="string">
            <text:p>NA</text:p>
          </table:table-cell>
          <table:table-cell office:value-type="float" office:value="0.600378652727825" calcext:value-type="float">
            <text:p>0.600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9790</text:p>
          </table:table-cell>
          <table:table-cell office:value-type="string" calcext:value-type="string">
            <text:p>M</text:p>
          </table:table-cell>
          <table:table-cell office:value-type="float" office:value="18.8140163397296" calcext:value-type="float">
            <text:p>18.8140</text:p>
          </table:table-cell>
          <table:table-cell office:value-type="float" office:value="0.209713144592906" calcext:value-type="float">
            <text:p>0.2097</text:p>
          </table:table-cell>
          <table:table-cell office:value-type="float" office:value="0.0111466441192599" calcext:value-type="float">
            <text:p>0.0111</text:p>
          </table:table-cell>
          <table:table-cell office:value-type="float" office:value="-0.0932633916551084" calcext:value-type="float">
            <text:p>-0.0933</text:p>
          </table:table-cell>
          <table:table-cell office:value-type="float" office:value="2.78666102981497" calcext:value-type="float">
            <text:p>2.7867</text:p>
          </table:table-cell>
          <table:table-cell office:value-type="string" calcext:value-type="string">
            <text:p>NA</text:p>
          </table:table-cell>
          <table:table-cell office:value-type="float" office:value="0.605299191901574" calcext:value-type="float">
            <text:p>0.605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2950</text:p>
          </table:table-cell>
          <table:table-cell office:value-type="string" calcext:value-type="string">
            <text:p>L</text:p>
          </table:table-cell>
          <table:table-cell office:value-type="float" office:value="10.7401195868396" calcext:value-type="float">
            <text:p>10.7401</text:p>
          </table:table-cell>
          <table:table-cell office:value-type="float" office:value="0.0667206453254286" calcext:value-type="float">
            <text:p>0.0667</text:p>
          </table:table-cell>
          <table:table-cell office:value-type="float" office:value="0.00621228141697649" calcext:value-type="float">
            <text:p>0.0062</text:p>
          </table:table-cell>
          <table:table-cell office:value-type="float" office:value="-0.0893411918400031" calcext:value-type="float">
            <text:p>-0.0893</text:p>
          </table:table-cell>
          <table:table-cell office:value-type="float" office:value="1.55307035424412" calcext:value-type="float">
            <text:p>1.5531</text:p>
          </table:table-cell>
          <table:table-cell office:value-type="string" calcext:value-type="string">
            <text:p>NA</text:p>
          </table:table-cell>
          <table:table-cell office:value-type="float" office:value="0.690930441450588" calcext:value-type="float">
            <text:p>0.6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7185</text:p>
          </table:table-cell>
          <table:table-cell office:value-type="string" calcext:value-type="string">
            <text:p>ATTAS3</text:p>
          </table:table-cell>
          <table:table-cell office:value-type="string" calcext:value-type="string">
            <text:p>L</text:p>
          </table:table-cell>
          <table:table-cell office:value-type="float" office:value="63.5831958259235" calcext:value-type="float">
            <text:p>63.5832</text:p>
          </table:table-cell>
          <table:table-cell office:value-type="float" office:value="1.79105306906466" calcext:value-type="float">
            <text:p>1.7911</text:p>
          </table:table-cell>
          <table:table-cell office:value-type="float" office:value="0.0281686544030935" calcext:value-type="float">
            <text:p>0.0282</text:p>
          </table:table-cell>
          <table:table-cell office:value-type="float" office:value="-0.0774853107688367" calcext:value-type="float">
            <text:p>-0.0775</text:p>
          </table:table-cell>
          <table:table-cell office:value-type="float" office:value="7.04216360077338" calcext:value-type="float">
            <text:p>7.0422</text:p>
          </table:table-cell>
          <table:table-cell office:value-type="string" calcext:value-type="string">
            <text:p>NA</text:p>
          </table:table-cell>
          <table:table-cell office:value-type="float" office:value="0.815015595269012" calcext:value-type="float">
            <text:p>0.8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080</text:p>
          </table:table-cell>
          <table:table-cell office:value-type="string" calcext:value-type="string">
            <text:p>CYP71B2</text:p>
          </table:table-cell>
          <table:table-cell office:value-type="string" calcext:value-type="string">
            <text:p>L</text:p>
          </table:table-cell>
          <table:table-cell office:value-type="float" office:value="16.1013022874623" calcext:value-type="float">
            <text:p>16.1013</text:p>
          </table:table-cell>
          <table:table-cell office:value-type="float" office:value="-0.197517586577624" calcext:value-type="float">
            <text:p>-0.1975</text:p>
          </table:table-cell>
          <table:table-cell office:value-type="float" office:value="-0.0122671808187482" calcext:value-type="float">
            <text:p>-0.0123</text:p>
          </table:table-cell>
          <table:table-cell office:value-type="float" office:value="-0.072824378251232" calcext:value-type="float">
            <text:p>-0.0728</text:p>
          </table:table-cell>
          <table:table-cell office:value-type="float" office:value="-3.06679520468705" calcext:value-type="float">
            <text:p>-3.0668</text:p>
          </table:table-cell>
          <table:table-cell office:value-type="float" office:value="2.38162132250224" calcext:value-type="float">
            <text:p>2.3816</text:p>
          </table:table-cell>
          <table:table-cell office:value-type="float" office:value="0.756720398027821" calcext:value-type="float">
            <text:p>0.75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5160</text:p>
          </table:table-cell>
          <table:table-cell office:value-type="string" calcext:value-type="string">
            <text:p>RL2</text:p>
          </table:table-cell>
          <table:table-cell office:value-type="string" calcext:value-type="string">
            <text:p>M</text:p>
          </table:table-cell>
          <table:table-cell office:value-type="float" office:value="1.94705508637658" calcext:value-type="float">
            <text:p>1.9471</text:p>
          </table:table-cell>
          <table:table-cell office:value-type="float" office:value="-0.0184024518321063" calcext:value-type="float">
            <text:p>-0.0184</text:p>
          </table:table-cell>
          <table:table-cell office:value-type="float" office:value="-0.00945142844743689" calcext:value-type="float">
            <text:p>-0.0095</text:p>
          </table:table-cell>
          <table:table-cell office:value-type="float" office:value="-0.0681691283584994" calcext:value-type="float">
            <text:p>-0.0682</text:p>
          </table:table-cell>
          <table:table-cell office:value-type="float" office:value="-2.36285711185922" calcext:value-type="float">
            <text:p>-2.3629</text:p>
          </table:table-cell>
          <table:table-cell office:value-type="float" office:value="2.15903780455646" calcext:value-type="float">
            <text:p>2.1590</text:p>
          </table:table-cell>
          <table:table-cell office:value-type="float" office:value="0.630849689500284" calcext:value-type="float">
            <text:p>0.63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4184</text:p>
          </table:table-cell>
          <table:table-cell office:value-type="string" calcext:value-type="string">
            <text:p>M</text:p>
          </table:table-cell>
          <table:table-cell office:value-type="float" office:value="8.09709148342136" calcext:value-type="float">
            <text:p>8.0971</text:p>
          </table:table-cell>
          <table:table-cell office:value-type="float" office:value="-0.334382751862286" calcext:value-type="float">
            <text:p>-0.3344</text:p>
          </table:table-cell>
          <table:table-cell office:value-type="float" office:value="-0.0412966498584002" calcext:value-type="float">
            <text:p>-0.0413</text:p>
          </table:table-cell>
          <table:table-cell office:value-type="float" office:value="-0.0563424947948886" calcext:value-type="float">
            <text:p>-0.0563</text:p>
          </table:table-cell>
          <table:table-cell office:value-type="float" office:value="-10.3241624646001" calcext:value-type="float">
            <text:p>-10.3242</text:p>
          </table:table-cell>
          <table:table-cell office:value-type="float" office:value="4.27231704516503" calcext:value-type="float">
            <text:p>4.2723</text:p>
          </table:table-cell>
          <table:table-cell office:value-type="float" office:value="0.638949876017175" calcext:value-type="float">
            <text:p>0.63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3205</text:p>
          </table:table-cell>
          <table:table-cell office:value-type="string" calcext:value-type="string">
            <text:p>L</text:p>
          </table:table-cell>
          <table:table-cell office:value-type="float" office:value="31.2444260022641" calcext:value-type="float">
            <text:p>31.2444</text:p>
          </table:table-cell>
          <table:table-cell office:value-type="float" office:value="0.239068647231461" calcext:value-type="float">
            <text:p>0.2391</text:p>
          </table:table-cell>
          <table:table-cell office:value-type="float" office:value="0.00765156150457483" calcext:value-type="float">
            <text:p>0.0077</text:p>
          </table:table-cell>
          <table:table-cell office:value-type="float" office:value="-0.0494854903086295" calcext:value-type="float">
            <text:p>-0.0495</text:p>
          </table:table-cell>
          <table:table-cell office:value-type="float" office:value="1.91289037614371" calcext:value-type="float">
            <text:p>1.9129</text:p>
          </table:table-cell>
          <table:table-cell office:value-type="string" calcext:value-type="string">
            <text:p>NA</text:p>
          </table:table-cell>
          <table:table-cell office:value-type="float" office:value="0.631528951946316" calcext:value-type="float">
            <text:p>0.63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6490</text:p>
          </table:table-cell>
          <table:table-cell office:value-type="string" calcext:value-type="string">
            <text:p>M</text:p>
          </table:table-cell>
          <table:table-cell office:value-type="float" office:value="8.22584806835075" calcext:value-type="float">
            <text:p>8.2258</text:p>
          </table:table-cell>
          <table:table-cell office:value-type="float" office:value="0.356959870131633" calcext:value-type="float">
            <text:p>0.3570</text:p>
          </table:table-cell>
          <table:table-cell office:value-type="float" office:value="0.0433949019196025" calcext:value-type="float">
            <text:p>0.0434</text:p>
          </table:table-cell>
          <table:table-cell office:value-type="float" office:value="-0.044146378197903" calcext:value-type="float">
            <text:p>-0.0441</text:p>
          </table:table-cell>
          <table:table-cell office:value-type="float" office:value="10.8487254799006" calcext:value-type="float">
            <text:p>10.8487</text:p>
          </table:table-cell>
          <table:table-cell office:value-type="string" calcext:value-type="string">
            <text:p>NA</text:p>
          </table:table-cell>
          <table:table-cell office:value-type="float" office:value="0.636023378014361" calcext:value-type="float">
            <text:p>0.63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3400</text:p>
          </table:table-cell>
          <table:table-cell office:value-type="string" calcext:value-type="string">
            <text:p>L</text:p>
          </table:table-cell>
          <table:table-cell office:value-type="float" office:value="2.29882927153181" calcext:value-type="float">
            <text:p>2.2988</text:p>
          </table:table-cell>
          <table:table-cell office:value-type="float" office:value="0.0406450522757939" calcext:value-type="float">
            <text:p>0.0406</text:p>
          </table:table-cell>
          <table:table-cell office:value-type="float" office:value="0.017680761585531" calcext:value-type="float">
            <text:p>0.0177</text:p>
          </table:table-cell>
          <table:table-cell office:value-type="float" office:value="-0.0416085251877324" calcext:value-type="float">
            <text:p>-0.0416</text:p>
          </table:table-cell>
          <table:table-cell office:value-type="float" office:value="4.42019039638276" calcext:value-type="float">
            <text:p>4.4202</text:p>
          </table:table-cell>
          <table:table-cell office:value-type="string" calcext:value-type="string">
            <text:p>NA</text:p>
          </table:table-cell>
          <table:table-cell office:value-type="float" office:value="0.872928366065107" calcext:value-type="float">
            <text:p>0.87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7380</text:p>
          </table:table-cell>
          <table:table-cell office:value-type="string" calcext:value-type="string">
            <text:p>AAP3</text:p>
          </table:table-cell>
          <table:table-cell office:value-type="string" calcext:value-type="string">
            <text:p>L</text:p>
          </table:table-cell>
          <table:table-cell office:value-type="float" office:value="7.40782903770807" calcext:value-type="float">
            <text:p>7.4078</text:p>
          </table:table-cell>
          <table:table-cell office:value-type="float" office:value="0.707389313997713" calcext:value-type="float">
            <text:p>0.7074</text:p>
          </table:table-cell>
          <table:table-cell office:value-type="float" office:value="0.0954921219694582" calcext:value-type="float">
            <text:p>0.0955</text:p>
          </table:table-cell>
          <table:table-cell office:value-type="float" office:value="-0.0337729542381315" calcext:value-type="float">
            <text:p>-0.0338</text:p>
          </table:table-cell>
          <table:table-cell office:value-type="float" office:value="23.8730304923645" calcext:value-type="float">
            <text:p>23.8730</text:p>
          </table:table-cell>
          <table:table-cell office:value-type="string" calcext:value-type="string">
            <text:p>NA</text:p>
          </table:table-cell>
          <table:table-cell office:value-type="float" office:value="0.639219106701652" calcext:value-type="float">
            <text:p>0.63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1400</text:p>
          </table:table-cell>
          <table:table-cell office:value-type="string" calcext:value-type="string">
            <text:p>PYM</text:p>
          </table:table-cell>
          <table:table-cell office:value-type="string" calcext:value-type="string">
            <text:p>E</text:p>
          </table:table-cell>
          <table:table-cell office:value-type="float" office:value="12.2232268191165" calcext:value-type="float">
            <text:p>12.2232</text:p>
          </table:table-cell>
          <table:table-cell office:value-type="float" office:value="0.332601612344443" calcext:value-type="float">
            <text:p>0.3326</text:p>
          </table:table-cell>
          <table:table-cell office:value-type="float" office:value="0.0272106226339734" calcext:value-type="float">
            <text:p>0.0272</text:p>
          </table:table-cell>
          <table:table-cell office:value-type="float" office:value="-0.0234216094280551" calcext:value-type="float">
            <text:p>-0.0234</text:p>
          </table:table-cell>
          <table:table-cell office:value-type="float" office:value="6.80265565849336" calcext:value-type="float">
            <text:p>6.8027</text:p>
          </table:table-cell>
          <table:table-cell office:value-type="string" calcext:value-type="string">
            <text:p>NA</text:p>
          </table:table-cell>
          <table:table-cell office:value-type="float" office:value="0.619963551108343" calcext:value-type="float">
            <text:p>0.620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8420</text:p>
          </table:table-cell>
          <table:table-cell office:value-type="string" calcext:value-type="string">
            <text:p>L</text:p>
          </table:table-cell>
          <table:table-cell office:value-type="float" office:value="2.17863158310769" calcext:value-type="float">
            <text:p>2.1786</text:p>
          </table:table-cell>
          <table:table-cell office:value-type="float" office:value="0.0626706958400077" calcext:value-type="float">
            <text:p>0.0627</text:p>
          </table:table-cell>
          <table:table-cell office:value-type="float" office:value="0.0287660824923008" calcext:value-type="float">
            <text:p>0.0288</text:p>
          </table:table-cell>
          <table:table-cell office:value-type="float" office:value="-0.0211565120528191" calcext:value-type="float">
            <text:p>-0.0212</text:p>
          </table:table-cell>
          <table:table-cell office:value-type="float" office:value="7.19152062307521" calcext:value-type="float">
            <text:p>7.1915</text:p>
          </table:table-cell>
          <table:table-cell office:value-type="string" calcext:value-type="string">
            <text:p>NA</text:p>
          </table:table-cell>
          <table:table-cell office:value-type="float" office:value="0.661465977179202" calcext:value-type="float">
            <text:p>0.66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3000</text:p>
          </table:table-cell>
          <table:table-cell office:value-type="string" calcext:value-type="string">
            <text:p>M</text:p>
          </table:table-cell>
          <table:table-cell office:value-type="float" office:value="2.05771649602592" calcext:value-type="float">
            <text:p>2.0577</text:p>
          </table:table-cell>
          <table:table-cell office:value-type="float" office:value="-0.0430660414778811" calcext:value-type="float">
            <text:p>-0.0431</text:p>
          </table:table-cell>
          <table:table-cell office:value-type="float" office:value="-0.0209290451629536" calcext:value-type="float">
            <text:p>-0.0209</text:p>
          </table:table-cell>
          <table:table-cell office:value-type="float" office:value="-0.0188173049167837" calcext:value-type="float">
            <text:p>-0.0188</text:p>
          </table:table-cell>
          <table:table-cell office:value-type="float" office:value="-5.23226129073839" calcext:value-type="float">
            <text:p>-5.2323</text:p>
          </table:table-cell>
          <table:table-cell office:value-type="float" office:value="4.84827653958276" calcext:value-type="float">
            <text:p>4.8483</text:p>
          </table:table-cell>
          <table:table-cell office:value-type="float" office:value="0.601624714129196" calcext:value-type="float">
            <text:p>0.60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9430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L</text:p>
          </table:table-cell>
          <table:table-cell office:value-type="float" office:value="13.4475261571317" calcext:value-type="float">
            <text:p>13.4475</text:p>
          </table:table-cell>
          <table:table-cell office:value-type="float" office:value="-0.135057460426326" calcext:value-type="float">
            <text:p>-0.1351</text:p>
          </table:table-cell>
          <table:table-cell office:value-type="float" office:value="-0.0100432941232615" calcext:value-type="float">
            <text:p>-0.0100</text:p>
          </table:table-cell>
          <table:table-cell office:value-type="float" office:value="-0.0180056965409375" calcext:value-type="float">
            <text:p>-0.0180</text:p>
          </table:table-cell>
          <table:table-cell office:value-type="float" office:value="-2.51082353081538" calcext:value-type="float">
            <text:p>-2.5108</text:p>
          </table:table-cell>
          <table:table-cell office:value-type="float" office:value="3.9015530057418" calcext:value-type="float">
            <text:p>3.9016</text:p>
          </table:table-cell>
          <table:table-cell office:value-type="float" office:value="0.784626196359631" calcext:value-type="float">
            <text:p>0.784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8010</text:p>
          </table:table-cell>
          <table:table-cell office:value-type="string" calcext:value-type="string">
            <text:p>L</text:p>
          </table:table-cell>
          <table:table-cell office:value-type="float" office:value="1.88670969841289" calcext:value-type="float">
            <text:p>1.8867</text:p>
          </table:table-cell>
          <table:table-cell office:value-type="float" office:value="-0.0156586768666288" calcext:value-type="float">
            <text:p>-0.0157</text:p>
          </table:table-cell>
          <table:table-cell office:value-type="float" office:value="-0.00829946275243134" calcext:value-type="float">
            <text:p>-0.0083</text:p>
          </table:table-cell>
          <table:table-cell office:value-type="float" office:value="-0.0156943378233708" calcext:value-type="float">
            <text:p>-0.0157</text:p>
          </table:table-cell>
          <table:table-cell office:value-type="float" office:value="-2.07486568810784" calcext:value-type="float">
            <text:p>-2.0749</text:p>
          </table:table-cell>
          <table:table-cell office:value-type="float" office:value="3.82989754331488" calcext:value-type="float">
            <text:p>3.8299</text:p>
          </table:table-cell>
          <table:table-cell office:value-type="float" office:value="0.67313734710993" calcext:value-type="float">
            <text:p>0.67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7400</text:p>
          </table:table-cell>
          <table:table-cell office:value-type="string" calcext:value-type="string">
            <text:p>L</text:p>
          </table:table-cell>
          <table:table-cell office:value-type="float" office:value="2.3790765555453" calcext:value-type="float">
            <text:p>2.3791</text:p>
          </table:table-cell>
          <table:table-cell office:value-type="float" office:value="0.0298006124625794" calcext:value-type="float">
            <text:p>0.0298</text:p>
          </table:table-cell>
          <table:table-cell office:value-type="float" office:value="0.0125261259008745" calcext:value-type="float">
            <text:p>0.0125</text:p>
          </table:table-cell>
          <table:table-cell office:value-type="float" office:value="-0.00884002873867665" calcext:value-type="float">
            <text:p>-0.0088</text:p>
          </table:table-cell>
          <table:table-cell office:value-type="float" office:value="3.13153147521863" calcext:value-type="float">
            <text:p>3.1315</text:p>
          </table:table-cell>
          <table:table-cell office:value-type="string" calcext:value-type="string">
            <text:p>NA</text:p>
          </table:table-cell>
          <table:table-cell office:value-type="float" office:value="0.622250467625803" calcext:value-type="float">
            <text:p>0.62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0380</text:p>
          </table:table-cell>
          <table:table-cell office:value-type="string" calcext:value-type="string">
            <text:p>FDM2</text:p>
          </table:table-cell>
          <table:table-cell office:value-type="string" calcext:value-type="string">
            <text:p>L</text:p>
          </table:table-cell>
          <table:table-cell office:value-type="float" office:value="1.48785001324092" calcext:value-type="float">
            <text:p>1.4879</text:p>
          </table:table-cell>
          <table:table-cell office:value-type="float" office:value="-0.0100062567572865" calcext:value-type="float">
            <text:p>-0.0100</text:p>
          </table:table-cell>
          <table:table-cell office:value-type="float" office:value="-0.00672531281260688" calcext:value-type="float">
            <text:p>-0.0067</text:p>
          </table:table-cell>
          <table:table-cell office:value-type="float" office:value="-0.00771156068150307" calcext:value-type="float">
            <text:p>-0.0077</text:p>
          </table:table-cell>
          <table:table-cell office:value-type="float" office:value="-1.68132820315172" calcext:value-type="float">
            <text:p>-1.6813</text:p>
          </table:table-cell>
          <table:table-cell office:value-type="float" office:value="4.51113255972897" calcext:value-type="float">
            <text:p>4.5111</text:p>
          </table:table-cell>
          <table:table-cell office:value-type="float" office:value="0.773737061593735" calcext:value-type="float">
            <text:p>0.77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0550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M</text:p>
          </table:table-cell>
          <table:table-cell office:value-type="float" office:value="14.2002669001602" calcext:value-type="float">
            <text:p>14.2003</text:p>
          </table:table-cell>
          <table:table-cell office:value-type="float" office:value="-0.135167738689984" calcext:value-type="float">
            <text:p>-0.1352</text:p>
          </table:table-cell>
          <table:table-cell office:value-type="float" office:value="-0.00951867592632777" calcext:value-type="float">
            <text:p>-0.0095</text:p>
          </table:table-cell>
          <table:table-cell office:value-type="float" office:value="-0.00435181823558763" calcext:value-type="float">
            <text:p>-0.0044</text:p>
          </table:table-cell>
          <table:table-cell office:value-type="float" office:value="-2.37966898158194" calcext:value-type="float">
            <text:p>-2.3797</text:p>
          </table:table-cell>
          <table:table-cell office:value-type="float" office:value="5.79914373069028" calcext:value-type="float">
            <text:p>5.7991</text:p>
          </table:table-cell>
          <table:table-cell office:value-type="float" office:value="0.6062797373045" calcext:value-type="float">
            <text:p>0.6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690</text:p>
          </table:table-cell>
          <table:table-cell office:value-type="string" calcext:value-type="string">
            <text:p>ELIP2</text:p>
          </table:table-cell>
          <table:table-cell office:value-type="string" calcext:value-type="string">
            <text:p>L</text:p>
          </table:table-cell>
          <table:table-cell office:value-type="float" office:value="5.5601430081809" calcext:value-type="float">
            <text:p>5.5601</text:p>
          </table:table-cell>
          <table:table-cell office:value-type="float" office:value="0.196891654897245" calcext:value-type="float">
            <text:p>0.1969</text:p>
          </table:table-cell>
          <table:table-cell office:value-type="float" office:value="0.0354112573377248" calcext:value-type="float">
            <text:p>0.0354</text:p>
          </table:table-cell>
          <table:table-cell office:value-type="float" office:value="-0.00416150775495765" calcext:value-type="float">
            <text:p>-0.0042</text:p>
          </table:table-cell>
          <table:table-cell office:value-type="float" office:value="8.85281433443119" calcext:value-type="float">
            <text:p>8.8528</text:p>
          </table:table-cell>
          <table:table-cell office:value-type="string" calcext:value-type="string">
            <text:p>NA</text:p>
          </table:table-cell>
          <table:table-cell office:value-type="float" office:value="0.652082103295599" calcext:value-type="float">
            <text:p>0.6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8020</text:p>
          </table:table-cell>
          <table:table-cell office:value-type="string" calcext:value-type="string">
            <text:p>TPS6</text:p>
          </table:table-cell>
          <table:table-cell office:value-type="string" calcext:value-type="string">
            <text:p>M</text:p>
          </table:table-cell>
          <table:table-cell office:value-type="float" office:value="3.08772295988757" calcext:value-type="float">
            <text:p>3.0877</text:p>
          </table:table-cell>
          <table:table-cell office:value-type="float" office:value="-0.0369915572697134" calcext:value-type="float">
            <text:p>-0.0370</text:p>
          </table:table-cell>
          <table:table-cell office:value-type="float" office:value="-0.0119802060451241" calcext:value-type="float">
            <text:p>-0.0120</text:p>
          </table:table-cell>
          <table:table-cell office:value-type="float" office:value="-0.00325171387740186" calcext:value-type="float">
            <text:p>-0.0033</text:p>
          </table:table-cell>
          <table:table-cell office:value-type="float" office:value="-2.99505151128102" calcext:value-type="float">
            <text:p>-2.9951</text:p>
          </table:table-cell>
          <table:table-cell office:value-type="float" office:value="6.5408155447889" calcext:value-type="float">
            <text:p>6.5408</text:p>
          </table:table-cell>
          <table:table-cell office:value-type="float" office:value="0.625793345323926" calcext:value-type="float">
            <text:p>0.625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500</text:p>
          </table:table-cell>
          <table:table-cell office:value-type="string" calcext:value-type="string">
            <text:p>E</text:p>
          </table:table-cell>
          <table:table-cell office:value-type="float" office:value="6.1048111785752" calcext:value-type="float">
            <text:p>6.1048</text:p>
          </table:table-cell>
          <table:table-cell office:value-type="float" office:value="0.991547443770253" calcext:value-type="float">
            <text:p>0.9915</text:p>
          </table:table-cell>
          <table:table-cell office:value-type="float" office:value="0.16242065721051" calcext:value-type="float">
            <text:p>0.1624</text:p>
          </table:table-cell>
          <table:table-cell office:value-type="float" office:value="-0.000903658324161737" calcext:value-type="float">
            <text:p>-0.0009</text:p>
          </table:table-cell>
          <table:table-cell office:value-type="float" office:value="40.6051643026275" calcext:value-type="float">
            <text:p>40.6052</text:p>
          </table:table-cell>
          <table:table-cell office:value-type="string" calcext:value-type="string">
            <text:p>NA</text:p>
          </table:table-cell>
          <table:table-cell office:value-type="float" office:value="0.62558611349791" calcext:value-type="float">
            <text:p>0.6256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'fits.GR-REV'.A1:'fits.GR-REV'.K1048576">
          <table:sort>
            <table:sort-by table:field-number="2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04:56.19403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7T16:21:13.697709151</dc:date>
    <meta:editing-duration>PT3H9M6S</meta:editing-duration>
    <meta:editing-cycles>12</meta:editing-cycles>
    <meta:document-statistic meta:table-count="2" meta:cell-count="13816" meta:object-count="0"/>
  </office:meta>
</office:document-meta>
</file>